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master-page-name="Standard">
      <style:paragraph-properties style:page-number="1"/>
    </style:style>
    <style:style style:name="P6" style:family="paragraph" style:parent-style-name="Title" style:master-page-name="First_20_Page">
      <style:paragraph-properties style:page-number="auto"/>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ext_20_body" style:master-page-name="Index">
      <style:paragraph-properties style:page-number="auto"/>
    </style:style>
    <style:style style:name="P9" style:family="paragraph" style:parent-style-name="Text_20_body" style:list-style-name="L1">
      <style:paragraph-properties fo:margin-left="0cm" fo:margin-right="0cm" fo:text-indent="0cm" style:auto-text-indent="false"/>
    </style:style>
    <style:style style:name="P10" style:family="paragraph" style:parent-style-name="Text_20_body" style:list-style-name="L1">
      <style:paragraph-properties fo:margin-left="0cm" fo:margin-right="0cm" fo:text-indent="0cm" style:auto-text-indent="false"/>
    </style:style>
    <style:style style:name="P11" style:family="paragraph" style:parent-style-name="Text_20_body" style:list-style-name="L1">
      <style:paragraph-properties fo:margin-left="0cm" fo:margin-right="0cm" fo:text-indent="0cm" style:auto-text-indent="fals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18cm solid #000000"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18cm solid #000000" style:shadow="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0.018cm solid #000000"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16cm" text:min-label-width="0.635cm"/>
        <style:text-properties style:font-name="StarSymbol1"/>
      </text:list-level-style-bullet>
      <text:list-level-style-bullet text:level="3" text:style-name="Bullet_20_Symbols" style:num-suffix="." text:bullet-char="–">
        <style:list-level-properties text:space-before="2.632cm" text:min-label-width="0.635cm"/>
        <style:text-properties style:font-name="StarSymbol1"/>
      </text:list-level-style-bullet>
      <text:list-level-style-bullet text:level="4" text:style-name="Bullet_20_Symbols" style:num-suffix="." text:bullet-char="–">
        <style:list-level-properties text:space-before="3.948cm" text:min-label-width="0.635cm"/>
        <style:text-properties style:font-name="StarSymbol1"/>
      </text:list-level-style-bullet>
      <text:list-level-style-bullet text:level="5" text:style-name="Bullet_20_Symbols" style:num-suffix="." text:bullet-char="–">
        <style:list-level-properties text:space-before="5.263cm" text:min-label-width="0.635cm"/>
        <style:text-properties style:font-name="StarSymbol1"/>
      </text:list-level-style-bullet>
      <text:list-level-style-bullet text:level="6" text:style-name="Bullet_20_Symbols" style:num-suffix="." text:bullet-char="–">
        <style:list-level-properties text:space-before="6.579cm" text:min-label-width="0.635cm"/>
        <style:text-properties style:font-name="StarSymbol1"/>
      </text:list-level-style-bullet>
      <text:list-level-style-bullet text:level="7" text:style-name="Bullet_20_Symbols" style:num-suffix="." text:bullet-char="–">
        <style:list-level-properties text:space-before="7.895cm" text:min-label-width="0.635cm"/>
        <style:text-properties style:font-name="StarSymbol1"/>
      </text:list-level-style-bullet>
      <text:list-level-style-bullet text:level="8" text:style-name="Bullet_20_Symbols" style:num-suffix="." text:bullet-char="–">
        <style:list-level-properties text:space-before="9.211cm" text:min-label-width="0.635cm"/>
        <style:text-properties style:font-name="StarSymbol1"/>
      </text:list-level-style-bullet>
      <text:list-level-style-bullet text:level="9" text:style-name="Bullet_20_Symbols" style:num-suffix="." text:bullet-char="–">
        <style:list-level-properties text:space-before="10.527cm" text:min-label-width="0.635cm"/>
        <style:text-properties style:font-name="StarSymbol1"/>
      </text:list-level-style-bullet>
      <text:list-level-style-bullet text:level="10" text:style-name="Bullet_20_Symbols" style:num-suffix="." text:bullet-char="–">
        <style:list-level-properties text:space-before="11.843cm" text:min-label-width="0.635cm"/>
        <style:text-properties style:font-name="StarSymbol1"/>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ubject>Optimisation de la gestion de portefeuille</text:subject></text:p>
      <text:p text:style-name="Title"><text:title>Analyse de performances</text:title></text:p>
      <text:p text:style-name="Subtitle">Projet optimisation – IFIPS INFO3 2008</text:p>
      <text:p text:style-name="Subtitle">Date de dernière mise à jour : <text:date style:data-style-name="N76" text:date-value="2008-01-08T07:13:10.99">8 janvier 2008</text:date><text:line-break/>Numéro de révision : <text:editing-cycles>193</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8"/>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7"><text:a xlink:type="simple" xlink:href="#1.1. Analyse des résultats|outline" text:style-name="Index_20_Link" text:visited-style-name="Index_20_Link">1. Analyse des résultats</text:a><text:tab/>1</text:p>
          <text:p text:style-name="P12"><text:a xlink:type="simple" xlink:href="#1.1.Méthodologie|outline" text:style-name="Index_20_Link" text:visited-style-name="Index_20_Link">1.1. Méthodologie</text:a><text:tab/>1</text:p>
          <text:p text:style-name="P4"><text:a xlink:type="simple" xlink:href="#1.1.1.Instance FTSE|outline" text:style-name="Index_20_Link" text:visited-style-name="Index_20_Link">1.1.1. Instance FTSE</text:a><text:tab/>1</text:p>
          <text:p text:style-name="P4"><text:a xlink:type="simple" xlink:href="#1.1.2.Instance DAX|outline" text:style-name="Index_20_Link" text:visited-style-name="Index_20_Link">1.1.2. Instance DAX</text:a><text:tab/>2</text:p>
          <text:p text:style-name="P4"><text:a xlink:type="simple" xlink:href="#1.1.3.Instance SetP|outline" text:style-name="Index_20_Link" text:visited-style-name="Index_20_Link">1.1.3. Instance SetP</text:a><text:tab/>2</text:p>
          <text:p text:style-name="P4"><text:a xlink:type="simple" xlink:href="#1.1.4.Instance NKI|outline" text:style-name="Index_20_Link" text:visited-style-name="Index_20_Link">1.1.4. Instance NKI</text:a><text:tab/>3</text:p>
          <text:p text:style-name="P7"><text:a xlink:type="simple" xlink:href="#2.Conclusion|outline" text:style-name="Index_20_Link" text:visited-style-name="Index_20_Link">2. Conclusion</text:a><text:tab/>4</text:p>
        </text:index-body>
      </text:table-of-content>
      <text:p text:style-name="Standard"/>
      <text:h text:style-name="P5" text:outline-level="1" text:is-list-header="true">1. Analyse des résultats</text:h>
      <text:h text:style-name="P3" text:outline-level="2">Méthodologie</text:h>
      <text:p text:style-name="P2">Pour examiner les performances de nos algorithmes, nous les avons lancé avec chacun des points fournis par les fichiers de frontière optimale. Ainsi nous obtenons des courbes représentant le risque optimal calculé en fonction du rendement minimal espéré. L'exécution étant relativement longue, il y a cependant des séries sur lesquelles nous avons réduit le nombre de points par manque de temps. Toutes les mesures de points sont disponibles dans le document annexe joint.</text:p>
      <text:p text:style-name="P2">Nous allons vous présenter chacune des courbes obtenues pour les <text:s/>différentes instances.</text:p>
      <text:h text:style-name="Heading_20_3" text:outline-level="3">Instance FTSE</text:h>
      <text:p text:style-name="P2"><draw:frame draw:style-name="fr1" draw:name="Cadre1" text:anchor-type="paragraph" svg:x="0.093cm" svg:y="0.212cm" svg:width="16.955cm" draw:z-index="0"><draw:text-box fo:min-height="6.569cm"><text:p text:style-name="Illustration"><draw:frame draw:style-name="fr4" draw:name="Objet1" text:anchor-type="paragraph" svg:x="0.289cm" svg:y="0.213cm" svg:width="16.999cm" style:rel-width="100%" svg:height="5.727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Instance FTSE, Risque = fct(Rhô)</text:p></draw:text-box></draw:frame></text:p>
      <text:p text:style-name="P2">La première chose que l'on voit sur ce graphique, et qui s'applique à toutes les instances, <text:s/>est que nos algorithmes ne convergent pas vers les mêmes solutions que celles fournies, pour lesquelles le risque semble beaucoup plus bas. A cela peuvent correspondent trois explications :</text:p>
      <text:list text:style-name="L1">
        <text:list-item>
          <text:list>
            <text:list-item>
              <text:p text:style-name="P9">nos algorithmes sont faussés</text:p>
            </text:list-item>
            <text:list-item>
              <text:p text:style-name="P9">nos algorithmes n'utilisent pas les jeux de données de la même façon (moyenne, écart type) que l'algorithme utilisé pour calculer la frontière optimale.</text:p>
            </text:list-item>
            <text:list-item>
              <text:p text:style-name="P9">les paramètres de nos algorithmes font que ceux-ci s'arrêtent trop tôt, en se faisant piéger dans des optimums locaux par exemple.</text:p>
            </text:list-item>
          </text:list>
        </text:list-item>
      </text:list>
      <text:p text:style-name="P2">Nous pensons que la dernière hypothèse est la plus vraisemblable.</text:p>
      <text:p text:style-name="P2">Une autre remarque que l'on peut faire par rapport à ce graphique est que nos deux algorithmes BNS et le recuit simulé, réagissent de manière tout à fait semblable sur toute la première partie du problème et divergent par la suite, VNS donnant des résultats meilleurs et plus bruités, tandis que les résultats du recuit simulé sont homogènes mais globalement moins bons. Les deux algorithmes convergent à nouveau sur la fin du problème. Ce phénomène est également présent avec l'instance DAX.</text:p>
      <text:p text:style-name="P2"/>
      <text:h text:style-name="Heading_20_3" text:outline-level="3"><text:soft-page-break/>Instance DAX</text:h>
      <text:p text:style-name="Text_20_body">Sur cette instance nous observons les même phénomènes que sur l'instance précédente : les solutions obtenues sont globalement meilleures lorsque le rendement attendu est dans la fourchette centrale des valeurs possibles, et les solutions ont tendance à diverger lorsque le rendement attendu diminue.</text:p>
      <text:p text:style-name="Text_20_body">Nous pensons que l'allure de « cuvette » des courbes est dû au fait que les problèmes sont difficiles avec un fort rendement et vastes (beaucoup de solutions possibles) avec un faible taux de rendement attendu, et que ceci expliquerai pourquoi les solutions de risque obtenu ne sont pas forcément meilleures avec un rendement espéré faible qu'avec un rendement espéré moyen.</text:p>
      <text:p text:style-name="Text_20_body">La séparation des courbes cependant, montre bien les degrés de résistance aux optimums locaux par les algorithmes. En l'occurrence, VNS semble plus résistant aux optimums locaux que le recuit simulé, mais reste très irrégulier, il dépend donc fortement de la solution initiale.</text:p>
      <text:p text:style-name="Text_20_body"><draw:frame draw:style-name="fr1" draw:name="Cadre2" text:anchor-type="paragraph" svg:x="0.102cm" svg:y="0.513cm" svg:width="16.813cm" draw:z-index="2"><draw:text-box fo:min-height="7.408cm"><text:p text:style-name="Illustration"><draw:frame draw:style-name="fr4" draw:name="Objet2" text:anchor-type="paragraph" svg:x="-0.296cm" svg:y="0.206cm" svg:width="16.813cm" style:rel-width="100%" svg:height="6.817cm" style:rel-height="scale" draw:z-index="3"><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Instance DAX, Risque = fct(Rhô)</text:p></draw:text-box></draw:frame></text:p>
      <text:p text:style-name="Text_20_body">Les instances suivantes nous donnent sensiblement les mêmes résultats, mais plus nuancées.</text:p>
      <text:h text:style-name="Heading_20_3" text:outline-level="3">Instance SetP</text:h>
      <text:p text:style-name="Text_20_body"><draw:frame draw:style-name="fr2" draw:name="Cadre3" text:anchor-type="paragraph" svg:x="0.191cm" svg:y="0.326cm" svg:width="7.763cm" draw:z-index="4"><draw:text-box fo:min-height="5.713cm"><text:p text:style-name="Illustration"><draw:frame draw:style-name="fr5" draw:name="Objet3" text:anchor-type="paragraph" svg:x="0.004cm" svg:y="0.002cm" svg:width="7.02cm" style:rel-width="100%" svg:height="3.799cm" style:rel-height="scale" draw:z-index="5"><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Risque optimal en fonction du rendement désiré</text:p></draw:text-box></draw:frame></text:p>
      <text:p text:style-name="P2"><draw:frame draw:style-name="fr3" draw:name="Cadre4" text:anchor-type="paragraph" svg:x="9.186cm" svg:y="0.194cm" svg:width="7.498cm" draw:z-index="6"><draw:text-box fo:min-height="4.771cm"><text:p text:style-name="Illustration"><draw:frame draw:style-name="fr5" draw:name="Objet5" text:anchor-type="paragraph" svg:x="0.004cm" svg:y="0.002cm" svg:width="7.362cm" style:rel-width="100%" svg:height="3.993cm" style:rel-height="scale" draw:z-index="7"><draw:object xlink:href="./Object 5" xlink:type="simple" xlink:show="embed" xlink:actuate="onLoad"/><draw:image xlink:href="./ObjectReplacements/Object 5" xlink:type="simple" xlink:show="embed" xlink:actuate="onLoad"/></draw:frame>Illustration <text:sequence text:ref-name="refIllustration3" text:name="Illustration" text:formula="ooow:Illustration+1" style:num-format="1">5</text:sequence>: Risque obtenu par le recuit simulé, en fonction du rendement</text:p></draw:text-box></draw:frame><draw:frame draw:style-name="fr3" draw:name="Cadre5" text:anchor-type="paragraph" svg:x="0.914cm" svg:y="0.176cm" svg:width="7.93cm" draw:z-index="8"><draw:text-box fo:min-height="5.761cm"><text:p text:style-name="Illustration"><draw:frame draw:style-name="fr5" draw:name="Objet4" text:anchor-type="paragraph" svg:x="0.004cm" svg:y="0.002cm" svg:width="12.792cm" style:rel-width="100%" svg:height="7.001cm" style:rel-height="scale" draw:z-index="9"><draw:object xlink:href="./Object 4" xlink:type="simple" xlink:show="embed" xlink:actuate="onLoad"/><draw:image xlink:href="./ObjectReplacements/Object 4" xlink:type="simple" xlink:show="embed" xlink:actuate="onLoad"/></draw:frame>Illustration <text:sequence text:ref-name="refIllustration4" text:name="Illustration" text:formula="ooow:Illustration+1" style:num-format="1">4</text:sequence>: Risque obtenu par VNS, en fonction du rendement</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Instance NKI</text:h>
      <text:p text:style-name="Text_20_body">Nous ne présenterons pas ici la courbe du rendement optimal pour cette instance, car il s'agit du même type de courbe que pour l'instance SetP.</text:p>
      <text:p text:style-name="Text_20_body"><draw:frame draw:style-name="fr1" draw:name="Cadre6" text:anchor-type="paragraph" svg:x="0.314cm" svg:y="0.517cm" svg:width="8.724cm" draw:z-index="10"><draw:text-box fo:min-height="6.092cm"><text:p text:style-name="Illustration"><draw:frame draw:style-name="fr5" draw:name="Objet7" text:anchor-type="paragraph" svg:x="0.004cm" svg:y="0.002cm" svg:width="6.893cm" style:rel-width="97%" svg:height="4.263cm" style:rel-height="scale" draw:z-index="11"><draw:object xlink:href="./Object 7" xlink:type="simple" xlink:show="embed" xlink:actuate="onLoad"/><draw:image xlink:href="./ObjectReplacements/Object 7" xlink:type="simple" xlink:show="embed" xlink:actuate="onLoad"/></draw:frame>Illustration <text:sequence text:ref-name="refIllustration5" text:name="Illustration" text:formula="ooow:Illustration+1" style:num-format="1">6</text:sequence>: Risque obtenu par recuit simulé, en fonction du rendement</text:p></draw:text-box></draw:frame></text:p>
      <text:p text:style-name="Text_20_body"/>
      <text:p text:style-name="Text_20_body"><draw:frame draw:style-name="fr1" draw:name="Cadre7" text:anchor-type="paragraph" svg:x="6.391cm" svg:y="0.538cm" svg:width="9.553cm" draw:z-index="12"><draw:text-box fo:min-height="6.946cm"><text:p text:style-name="Illustration"><draw:frame draw:style-name="fr5" draw:name="Objet8" text:anchor-type="paragraph" svg:x="0.004cm" svg:y="0.002cm" svg:width="9.417cm" style:rel-width="100%" svg:height="5.75cm" style:rel-height="scale" draw:z-index="13"><draw:object xlink:href="./Object 8" xlink:type="simple" xlink:show="embed" xlink:actuate="onLoad"/><draw:image xlink:href="./ObjectReplacements/Object 8" xlink:type="simple" xlink:show="embed" xlink:actuate="onLoad"/></draw:frame>Illustration <text:sequence text:ref-name="refIllustration6" text:name="Illustration" text:formula="ooow:Illustration+1" style:num-format="1">7</text:sequence>: Risque obtenu par VNS, en fonction du rendement</text:p></draw:text-box></draw:frame></text:p>
      <text:h text:style-name="Heading_20_1" text:outline-level="1">Conclusion</text:h>
      <text:p text:style-name="Text_20_body">En conclusion à ce document, nous pouvons dire que nos algorithmes se comportent de façon rationnelle, bien qu'il faille probablement affiner leurs réglages, afin d'échapper aux optimums locaux. Bien que notre implémentation soit légèrement lente, nos algorithmes retournent des solutions plus rapidement qu'en donnant directement le problème à LPSolve, ils présenterons donc probablement de bonnes bases si nous avons à traiter d'autres problèmes d'optimisation dans le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Analyse de performances</text:title></text:p>
      </style:header>
      <style:footer>
        <text:p text:style-name="Footer"><text:page-number text:select-page="current">3</text:page-number>/4</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Analyse de performances</text:title></text:p>
      </style:header>
      <style:footer>
        <text:p text:style-name="Footer"><text:page-number text:select-page="current">3</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Analyse de performances</text:title></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nalyse de performances</dc:title>
    <dc:subject>Optimisation de la gestion de portefeuille</dc:subject>
    <meta:initial-creator>Mathieu Fortin</meta:initial-creator>
    <meta:creation-date>2007-11-07T09:26:48</meta:creation-date>
    <dc:creator>Pierre Ruyssen</dc:creator>
    <dc:date>2008-01-08T07:13:11</dc:date>
    <meta:keyword>optimisation</meta:keyword>
    <meta:keyword>programme quadratique</meta:keyword>
    <meta:keyword>linéarisation</meta:keyword>
    <meta:keyword>lagrange</meta:keyword>
    <meta:keyword>stochastique</meta:keyword>
    <meta:editing-cycles>193</meta:editing-cycles>
    <meta:editing-duration>P1DT3H32M18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7" meta:page-count="6" meta:paragraph-count="47" meta:word-count="634" meta:character-count="41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family="'DejaVu Sans'" style:font-family-generic="swiss" style:font-pitch="variable" fo:font-size="2.88100028038025pt" style:font-family-asian="'DejaVu Sans'" style:font-family-generic-asian="system" style:font-pitch-asian="variable" style:font-size-asian="2.88100028038025pt" style:font-family-complex="'DejaVu Sans'" style:font-family-generic-complex="system" style:font-pitch-complex="variable" style:font-size-complex="2.88100028038025pt"/>
    </style:style>
    <style:style style:name="ch3" style:family="chart">
      <style:chart-properties chart:interpolation="b-spline" chart:connect-bars="false" chart:spline-order="3"/>
    </style:style>
    <style:style style:name="ch4"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5"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6" style:family="chart">
      <style:chart-properties chart:symbol-type="none"/>
      <style:graphic-properties draw:stroke="solid" svg:stroke-width="0cm" svg:stroke-color="#ff420e" draw:fill-color="#ff420e"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7" style:family="chart">
      <style:chart-properties chart:symbol-type="none"/>
      <style:graphic-properties draw:stroke="solid" svg:stroke-width="0cm" svg:stroke-color="#ffd320" draw:fill-color="#ffd320"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6.82cm" svg:height="5.665cm" chart:class="chart:line" chart:style-name="ch1">
        <chart:legend chart:legend-position="end" svg:x="15.608cm" svg:y="2.45cm" chart:style-name="ch2"/>
        <chart:plot-area chart:style-name="ch3" chart:data-source-has-labels="both" svg:x="0.395cm" svg:y="0.337cm" svg:width="14.935cm" svg:height="5.325cm">
          <chart:axis chart:dimension="x" chart:name="primary-x" chart:style-name="ch4">
            <chart:categories table:cell-range-address="local-table.$A$2:.$A$2001"/>
          </chart:axis>
          <chart:series chart:style-name="ch5" chart:values-cell-range-address="local-table.$B$2:.$B$2001" chart:label-cell-address="local-table.$B$1" chart:class="chart:line">
            <chart:data-point chart:repeated="2000"/>
          </chart:series>
          <chart:series chart:style-name="ch6" chart:values-cell-range-address="local-table.$C$2:.$C$2001" chart:label-cell-address="local-table.$C$1" chart:class="chart:line">
            <chart:data-point chart:repeated="2000"/>
          </chart:series>
          <chart:series chart:style-name="ch7" chart:values-cell-range-address="local-table.$D$2:.$D$2001" chart:label-cell-address="local-table.$D$1" chart:class="chart:line">
            <chart:data-point chart:repeated="2000"/>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isque optimal</text:p>
              </table:table-cell>
              <table:table-cell office:value-type="string">
                <text:p>vns</text:p>
              </table:table-cell>
              <table:table-cell office:value-type="string">
                <text:p>recuit</text:p>
              </table:table-cell>
            </table:table-row>
          </table:table-header-rows>
          <table:table-rows>
            <table:table-row>
              <table:table-cell office:value-type="string">
                <text:p>0.008209</text:p>
              </table:table-cell>
              <table:table-cell office:value-type="float" office:value="0.0015166351">
                <text:p>0.0015166351</text:p>
              </table:table-cell>
              <table:table-cell office:value-type="float" office:value="0.038944">
                <text:p>0.038944</text:p>
              </table:table-cell>
              <table:table-cell office:value-type="float" office:value="0.038944">
                <text:p>0.038944</text:p>
              </table:table-cell>
            </table:table-row>
            <table:table-row>
              <table:table-cell office:value-type="string">
                <text:p>0.008206</text:p>
              </table:table-cell>
              <table:table-cell office:value-type="float" office:value="0.0015127015">
                <text:p>0.0015127015</text:p>
              </table:table-cell>
              <table:table-cell office:value-type="float" office:value="0.0388767">
                <text:p>0.0388767</text:p>
              </table:table-cell>
              <table:table-cell office:value-type="float" office:value="0.0388767">
                <text:p>0.0388767</text:p>
              </table:table-cell>
            </table:table-row>
            <table:table-row>
              <table:table-cell office:value-type="string">
                <text:p>0.008203</text:p>
              </table:table-cell>
              <table:table-cell office:value-type="float" office:value="0.0015087908">
                <text:p>0.0015087908</text:p>
              </table:table-cell>
              <table:table-cell office:value-type="float" office:value="0.0388094">
                <text:p>0.0388094</text:p>
              </table:table-cell>
              <table:table-cell office:value-type="float" office:value="0.0388665">
                <text:p>0.0388665</text:p>
              </table:table-cell>
            </table:table-row>
            <table:table-row>
              <table:table-cell office:value-type="string">
                <text:p>0.0082</text:p>
              </table:table-cell>
              <table:table-cell office:value-type="float" office:value="0.001504903">
                <text:p>0.001504903</text:p>
              </table:table-cell>
              <table:table-cell office:value-type="float" office:value="0.0387423">
                <text:p>0.0387423</text:p>
              </table:table-cell>
              <table:table-cell office:value-type="float" office:value="0.0387423">
                <text:p>0.0387423</text:p>
              </table:table-cell>
            </table:table-row>
            <table:table-row>
              <table:table-cell office:value-type="string">
                <text:p>0.008197</text:p>
              </table:table-cell>
              <table:table-cell office:value-type="float" office:value="0.0015010381">
                <text:p>0.0015010381</text:p>
              </table:table-cell>
              <table:table-cell office:value-type="float" office:value="0.0386754">
                <text:p>0.0386754</text:p>
              </table:table-cell>
              <table:table-cell office:value-type="float" office:value="0.0386754">
                <text:p>0.0386754</text:p>
              </table:table-cell>
            </table:table-row>
            <table:table-row>
              <table:table-cell office:value-type="string">
                <text:p>0.008194</text:p>
              </table:table-cell>
              <table:table-cell office:value-type="float" office:value="0.0014971961">
                <text:p>0.0014971961</text:p>
              </table:table-cell>
              <table:table-cell office:value-type="float" office:value="0.0386085">
                <text:p>0.0386085</text:p>
              </table:table-cell>
              <table:table-cell office:value-type="float" office:value="0.0386085">
                <text:p>0.0386085</text:p>
              </table:table-cell>
            </table:table-row>
            <table:table-row>
              <table:table-cell office:value-type="string">
                <text:p>0.008191</text:p>
              </table:table-cell>
              <table:table-cell office:value-type="float" office:value="0.0014933769">
                <text:p>0.0014933769</text:p>
              </table:table-cell>
              <table:table-cell office:value-type="float" office:value="0.0385417">
                <text:p>0.0385417</text:p>
              </table:table-cell>
              <table:table-cell office:value-type="float" office:value="0.0385417">
                <text:p>0.0385417</text:p>
              </table:table-cell>
            </table:table-row>
            <table:table-row>
              <table:table-cell office:value-type="string">
                <text:p>0.008189</text:p>
              </table:table-cell>
              <table:table-cell office:value-type="float" office:value="0.0014895807">
                <text:p>0.0014895807</text:p>
              </table:table-cell>
              <table:table-cell office:value-type="float" office:value="0.0384751">
                <text:p>0.0384751</text:p>
              </table:table-cell>
              <table:table-cell office:value-type="float" office:value="0.0384751">
                <text:p>0.0384751</text:p>
              </table:table-cell>
            </table:table-row>
            <table:table-row>
              <table:table-cell office:value-type="string">
                <text:p>0.008186</text:p>
              </table:table-cell>
              <table:table-cell office:value-type="float" office:value="0.0014858074">
                <text:p>0.0014858074</text:p>
              </table:table-cell>
              <table:table-cell office:value-type="float" office:value="0.0384086">
                <text:p>0.0384086</text:p>
              </table:table-cell>
              <table:table-cell office:value-type="float" office:value="0.0384086">
                <text:p>0.0384086</text:p>
              </table:table-cell>
            </table:table-row>
            <table:table-row>
              <table:table-cell office:value-type="string">
                <text:p>0.008183</text:p>
              </table:table-cell>
              <table:table-cell office:value-type="float" office:value="0.0014820581">
                <text:p>0.0014820581</text:p>
              </table:table-cell>
              <table:table-cell office:value-type="float" office:value="0.0383422">
                <text:p>0.0383422</text:p>
              </table:table-cell>
              <table:table-cell office:value-type="float" office:value="0.0383422">
                <text:p>0.0383422</text:p>
              </table:table-cell>
            </table:table-row>
            <table:table-row>
              <table:table-cell office:value-type="string">
                <text:p>0.00818</text:p>
              </table:table-cell>
              <table:table-cell office:value-type="float" office:value="0.0014783305">
                <text:p>0.0014783305</text:p>
              </table:table-cell>
              <table:table-cell office:value-type="float" office:value="0.0382759">
                <text:p>0.0382759</text:p>
              </table:table-cell>
              <table:table-cell office:value-type="float" office:value="0.0382759">
                <text:p>0.0382759</text:p>
              </table:table-cell>
            </table:table-row>
            <table:table-row>
              <table:table-cell office:value-type="string">
                <text:p>0.008177</text:p>
              </table:table-cell>
              <table:table-cell office:value-type="float" office:value="0.0014746259">
                <text:p>0.0014746259</text:p>
              </table:table-cell>
              <table:table-cell office:value-type="float" office:value="0.0382098">
                <text:p>0.0382098</text:p>
              </table:table-cell>
              <table:table-cell office:value-type="float" office:value="0.0382098">
                <text:p>0.0382098</text:p>
              </table:table-cell>
            </table:table-row>
            <table:table-row>
              <table:table-cell office:value-type="string">
                <text:p>0.008174</text:p>
              </table:table-cell>
              <table:table-cell office:value-type="float" office:value="0.0014709441">
                <text:p>0.0014709441</text:p>
              </table:table-cell>
              <table:table-cell office:value-type="float" office:value="0.0381437">
                <text:p>0.0381437</text:p>
              </table:table-cell>
              <table:table-cell office:value-type="float" office:value="0.0381437">
                <text:p>0.0381437</text:p>
              </table:table-cell>
            </table:table-row>
            <table:table-row>
              <table:table-cell office:value-type="string">
                <text:p>0.008171</text:p>
              </table:table-cell>
              <table:table-cell office:value-type="float" office:value="0.0014672852">
                <text:p>0.0014672852</text:p>
              </table:table-cell>
              <table:table-cell office:value-type="float" office:value="0.0380778">
                <text:p>0.0380778</text:p>
              </table:table-cell>
              <table:table-cell office:value-type="float" office:value="0.0380778">
                <text:p>0.0380778</text:p>
              </table:table-cell>
            </table:table-row>
            <table:table-row>
              <table:table-cell office:value-type="string">
                <text:p>0.008168</text:p>
              </table:table-cell>
              <table:table-cell office:value-type="float" office:value="0.0014636492">
                <text:p>0.0014636492</text:p>
              </table:table-cell>
              <table:table-cell office:value-type="float" office:value="0.038012">
                <text:p>0.038012</text:p>
              </table:table-cell>
              <table:table-cell office:value-type="float" office:value="0.038012">
                <text:p>0.038012</text:p>
              </table:table-cell>
            </table:table-row>
            <table:table-row>
              <table:table-cell office:value-type="string">
                <text:p>0.008165</text:p>
              </table:table-cell>
              <table:table-cell office:value-type="float" office:value="0.0014600317">
                <text:p>0.0014600317</text:p>
              </table:table-cell>
              <table:table-cell office:value-type="float" office:value="0.0379463">
                <text:p>0.0379463</text:p>
              </table:table-cell>
              <table:table-cell office:value-type="float" office:value="0.0379463">
                <text:p>0.0379463</text:p>
              </table:table-cell>
            </table:table-row>
            <table:table-row>
              <table:table-cell office:value-type="string">
                <text:p>0.008162</text:p>
              </table:table-cell>
              <table:table-cell office:value-type="float" office:value="0.001456426">
                <text:p>0.001456426</text:p>
              </table:table-cell>
              <table:table-cell office:value-type="float" office:value="0.0378807">
                <text:p>0.0378807</text:p>
              </table:table-cell>
              <table:table-cell office:value-type="float" office:value="0.0378807">
                <text:p>0.0378807</text:p>
              </table:table-cell>
            </table:table-row>
            <table:table-row>
              <table:table-cell office:value-type="string">
                <text:p>0.008159</text:p>
              </table:table-cell>
              <table:table-cell office:value-type="float" office:value="0.001452832">
                <text:p>0.001452832</text:p>
              </table:table-cell>
              <table:table-cell office:value-type="float" office:value="0.0378152">
                <text:p>0.0378152</text:p>
              </table:table-cell>
              <table:table-cell office:value-type="float" office:value="0.0382913">
                <text:p>0.0382913</text:p>
              </table:table-cell>
            </table:table-row>
            <table:table-row>
              <table:table-cell office:value-type="string">
                <text:p>0.008156</text:p>
              </table:table-cell>
              <table:table-cell office:value-type="float" office:value="0.0014492498">
                <text:p>0.0014492498</text:p>
              </table:table-cell>
              <table:table-cell office:value-type="float" office:value="0.0377498">
                <text:p>0.0377498</text:p>
              </table:table-cell>
              <table:table-cell office:value-type="float" office:value="0.0377498">
                <text:p>0.0377498</text:p>
              </table:table-cell>
            </table:table-row>
            <table:table-row>
              <table:table-cell office:value-type="string">
                <text:p>0.008153</text:p>
              </table:table-cell>
              <table:table-cell office:value-type="float" office:value="0.0014456793">
                <text:p>0.0014456793</text:p>
              </table:table-cell>
              <table:table-cell office:value-type="float" office:value="0.0376846">
                <text:p>0.0376846</text:p>
              </table:table-cell>
              <table:table-cell office:value-type="float" office:value="0.0376846">
                <text:p>0.0376846</text:p>
              </table:table-cell>
            </table:table-row>
            <table:table-row>
              <table:table-cell office:value-type="string">
                <text:p>0.008151</text:p>
              </table:table-cell>
              <table:table-cell office:value-type="float" office:value="0.0014421206">
                <text:p>0.0014421206</text:p>
              </table:table-cell>
              <table:table-cell office:value-type="float" office:value="0.0376195">
                <text:p>0.0376195</text:p>
              </table:table-cell>
              <table:table-cell office:value-type="float" office:value="0.0376195">
                <text:p>0.0376195</text:p>
              </table:table-cell>
            </table:table-row>
            <table:table-row>
              <table:table-cell office:value-type="string">
                <text:p>0.008148</text:p>
              </table:table-cell>
              <table:table-cell office:value-type="float" office:value="0.0014385736">
                <text:p>0.0014385736</text:p>
              </table:table-cell>
              <table:table-cell office:value-type="float" office:value="0.0375545">
                <text:p>0.0375545</text:p>
              </table:table-cell>
              <table:table-cell office:value-type="float" office:value="0.0375545">
                <text:p>0.0375545</text:p>
              </table:table-cell>
            </table:table-row>
            <table:table-row>
              <table:table-cell office:value-type="string">
                <text:p>0.008145</text:p>
              </table:table-cell>
              <table:table-cell office:value-type="float" office:value="0.0014350383">
                <text:p>0.0014350383</text:p>
              </table:table-cell>
              <table:table-cell office:value-type="float" office:value="0.0374896">
                <text:p>0.0374896</text:p>
              </table:table-cell>
              <table:table-cell office:value-type="float" office:value="0.0374896">
                <text:p>0.0374896</text:p>
              </table:table-cell>
            </table:table-row>
            <table:table-row>
              <table:table-cell office:value-type="string">
                <text:p>0.008142</text:p>
              </table:table-cell>
              <table:table-cell office:value-type="float" office:value="0.0014315148">
                <text:p>0.0014315148</text:p>
              </table:table-cell>
              <table:table-cell office:value-type="float" office:value="0.0374248">
                <text:p>0.0374248</text:p>
              </table:table-cell>
              <table:table-cell office:value-type="float" office:value="0.0374248">
                <text:p>0.0374248</text:p>
              </table:table-cell>
            </table:table-row>
            <table:table-row>
              <table:table-cell office:value-type="string">
                <text:p>0.008139</text:p>
              </table:table-cell>
              <table:table-cell office:value-type="float" office:value="0.001428003">
                <text:p>0.001428003</text:p>
              </table:table-cell>
              <table:table-cell office:value-type="float" office:value="0.0373601">
                <text:p>0.0373601</text:p>
              </table:table-cell>
              <table:table-cell office:value-type="float" office:value="0.0373601">
                <text:p>0.0373601</text:p>
              </table:table-cell>
            </table:table-row>
            <table:table-row>
              <table:table-cell office:value-type="string">
                <text:p>0.008136</text:p>
              </table:table-cell>
              <table:table-cell office:value-type="float" office:value="0.001424503">
                <text:p>0.001424503</text:p>
              </table:table-cell>
              <table:table-cell office:value-type="float" office:value="0.0372956">
                <text:p>0.0372956</text:p>
              </table:table-cell>
              <table:table-cell office:value-type="float" office:value="0.0372956">
                <text:p>0.0372956</text:p>
              </table:table-cell>
            </table:table-row>
            <table:table-row>
              <table:table-cell office:value-type="string">
                <text:p>0.008133</text:p>
              </table:table-cell>
              <table:table-cell office:value-type="float" office:value="0.0014210158">
                <text:p>0.0014210158</text:p>
              </table:table-cell>
              <table:table-cell office:value-type="float" office:value="0.0372312">
                <text:p>0.0372312</text:p>
              </table:table-cell>
              <table:table-cell office:value-type="float" office:value="0.0372312">
                <text:p>0.0372312</text:p>
              </table:table-cell>
            </table:table-row>
            <table:table-row>
              <table:table-cell office:value-type="string">
                <text:p>0.00813</text:p>
              </table:table-cell>
              <table:table-cell office:value-type="float" office:value="0.0014175393">
                <text:p>0.0014175393</text:p>
              </table:table-cell>
              <table:table-cell office:value-type="float" office:value="0.0371669">
                <text:p>0.0371669</text:p>
              </table:table-cell>
              <table:table-cell office:value-type="float" office:value="0.0371669">
                <text:p>0.0371669</text:p>
              </table:table-cell>
            </table:table-row>
            <table:table-row>
              <table:table-cell office:value-type="string">
                <text:p>0.008127</text:p>
              </table:table-cell>
              <table:table-cell office:value-type="float" office:value="0.0014140745">
                <text:p>0.0014140745</text:p>
              </table:table-cell>
              <table:table-cell office:value-type="float" office:value="0.0371027">
                <text:p>0.0371027</text:p>
              </table:table-cell>
              <table:table-cell office:value-type="float" office:value="0.0371027">
                <text:p>0.0371027</text:p>
              </table:table-cell>
            </table:table-row>
            <table:table-row>
              <table:table-cell office:value-type="string">
                <text:p>0.008124</text:p>
              </table:table-cell>
              <table:table-cell office:value-type="float" office:value="0.0014106214">
                <text:p>0.0014106214</text:p>
              </table:table-cell>
              <table:table-cell office:value-type="float" office:value="0.0370386">
                <text:p>0.0370386</text:p>
              </table:table-cell>
              <table:table-cell office:value-type="float" office:value="0.0370386">
                <text:p>0.0370386</text:p>
              </table:table-cell>
            </table:table-row>
            <table:table-row>
              <table:table-cell office:value-type="string">
                <text:p>0.008121</text:p>
              </table:table-cell>
              <table:table-cell office:value-type="float" office:value="0.0014071801">
                <text:p>0.0014071801</text:p>
              </table:table-cell>
              <table:table-cell office:value-type="float" office:value="0.0369747">
                <text:p>0.0369747</text:p>
              </table:table-cell>
              <table:table-cell office:value-type="float" office:value="0.0369747">
                <text:p>0.0369747</text:p>
              </table:table-cell>
            </table:table-row>
            <table:table-row>
              <table:table-cell office:value-type="string">
                <text:p>0.008118</text:p>
              </table:table-cell>
              <table:table-cell office:value-type="float" office:value="0.0014037505">
                <text:p>0.0014037505</text:p>
              </table:table-cell>
              <table:table-cell office:value-type="float" office:value="0.0369108">
                <text:p>0.0369108</text:p>
              </table:table-cell>
              <table:table-cell office:value-type="float" office:value="0.0369108">
                <text:p>0.0369108</text:p>
              </table:table-cell>
            </table:table-row>
            <table:table-row>
              <table:table-cell office:value-type="string">
                <text:p>0.008115</text:p>
              </table:table-cell>
              <table:table-cell office:value-type="float" office:value="0.0014003326">
                <text:p>0.0014003326</text:p>
              </table:table-cell>
              <table:table-cell office:value-type="float" office:value="0.0368471">
                <text:p>0.0368471</text:p>
              </table:table-cell>
              <table:table-cell office:value-type="float" office:value="0.0368471">
                <text:p>0.0368471</text:p>
              </table:table-cell>
            </table:table-row>
            <table:table-row>
              <table:table-cell office:value-type="string">
                <text:p>0.008113</text:p>
              </table:table-cell>
              <table:table-cell office:value-type="float" office:value="0.0013969265">
                <text:p>0.0013969265</text:p>
              </table:table-cell>
              <table:table-cell office:value-type="float" office:value="0.0367835">
                <text:p>0.0367835</text:p>
              </table:table-cell>
              <table:table-cell office:value-type="float" office:value="0.0367835">
                <text:p>0.0367835</text:p>
              </table:table-cell>
            </table:table-row>
            <table:table-row>
              <table:table-cell office:value-type="string">
                <text:p>0.00811</text:p>
              </table:table-cell>
              <table:table-cell office:value-type="float" office:value="0.0013935322">
                <text:p>0.0013935322</text:p>
              </table:table-cell>
              <table:table-cell office:value-type="float" office:value="0.03672">
                <text:p>0.03672</text:p>
              </table:table-cell>
              <table:table-cell office:value-type="float" office:value="0.03672">
                <text:p>0.03672</text:p>
              </table:table-cell>
            </table:table-row>
            <table:table-row>
              <table:table-cell office:value-type="string">
                <text:p>0.008107</text:p>
              </table:table-cell>
              <table:table-cell office:value-type="float" office:value="0.0013901496">
                <text:p>0.0013901496</text:p>
              </table:table-cell>
              <table:table-cell office:value-type="float" office:value="0.0366566">
                <text:p>0.0366566</text:p>
              </table:table-cell>
              <table:table-cell office:value-type="float" office:value="0.0366566">
                <text:p>0.0366566</text:p>
              </table:table-cell>
            </table:table-row>
            <table:table-row>
              <table:table-cell office:value-type="string">
                <text:p>0.008104</text:p>
              </table:table-cell>
              <table:table-cell office:value-type="float" office:value="0.0013867787">
                <text:p>0.0013867787</text:p>
              </table:table-cell>
              <table:table-cell office:value-type="float" office:value="0.0365934">
                <text:p>0.0365934</text:p>
              </table:table-cell>
              <table:table-cell office:value-type="float" office:value="0.0365934">
                <text:p>0.0365934</text:p>
              </table:table-cell>
            </table:table-row>
            <table:table-row>
              <table:table-cell office:value-type="string">
                <text:p>0.008101</text:p>
              </table:table-cell>
              <table:table-cell office:value-type="float" office:value="0.0013834196">
                <text:p>0.0013834196</text:p>
              </table:table-cell>
              <table:table-cell office:value-type="float" office:value="0.0365302">
                <text:p>0.0365302</text:p>
              </table:table-cell>
              <table:table-cell office:value-type="float" office:value="0.0365302">
                <text:p>0.0365302</text:p>
              </table:table-cell>
            </table:table-row>
            <table:table-row>
              <table:table-cell office:value-type="string">
                <text:p>0.008098</text:p>
              </table:table-cell>
              <table:table-cell office:value-type="float" office:value="0.0013800722">
                <text:p>0.0013800722</text:p>
              </table:table-cell>
              <table:table-cell office:value-type="float" office:value="0.0364672">
                <text:p>0.0364672</text:p>
              </table:table-cell>
              <table:table-cell office:value-type="float" office:value="0.0375036">
                <text:p>0.0375036</text:p>
              </table:table-cell>
            </table:table-row>
            <table:table-row>
              <table:table-cell office:value-type="string">
                <text:p>0.008095</text:p>
              </table:table-cell>
              <table:table-cell office:value-type="float" office:value="0.0013767365">
                <text:p>0.0013767365</text:p>
              </table:table-cell>
              <table:table-cell office:value-type="float" office:value="0.0364043">
                <text:p>0.0364043</text:p>
              </table:table-cell>
              <table:table-cell office:value-type="float" office:value="0.0364043">
                <text:p>0.0364043</text:p>
              </table:table-cell>
            </table:table-row>
            <table:table-row>
              <table:table-cell office:value-type="string">
                <text:p>0.008092</text:p>
              </table:table-cell>
              <table:table-cell office:value-type="float" office:value="0.0013734126">
                <text:p>0.0013734126</text:p>
              </table:table-cell>
              <table:table-cell office:value-type="float" office:value="0.0363415">
                <text:p>0.0363415</text:p>
              </table:table-cell>
              <table:table-cell office:value-type="float" office:value="0.0363415">
                <text:p>0.0363415</text:p>
              </table:table-cell>
            </table:table-row>
            <table:table-row>
              <table:table-cell office:value-type="string">
                <text:p>0.008089</text:p>
              </table:table-cell>
              <table:table-cell office:value-type="float" office:value="0.0013701004">
                <text:p>0.0013701004</text:p>
              </table:table-cell>
              <table:table-cell office:value-type="float" office:value="0.0362789">
                <text:p>0.0362789</text:p>
              </table:table-cell>
              <table:table-cell office:value-type="float" office:value="0.0362789">
                <text:p>0.0362789</text:p>
              </table:table-cell>
            </table:table-row>
            <table:table-row>
              <table:table-cell office:value-type="string">
                <text:p>0.008086</text:p>
              </table:table-cell>
              <table:table-cell office:value-type="float" office:value="0.0013668">
                <text:p>0.0013668</text:p>
              </table:table-cell>
              <table:table-cell office:value-type="float" office:value="0.0362163">
                <text:p>0.0362163</text:p>
              </table:table-cell>
              <table:table-cell office:value-type="float" office:value="0.0362163">
                <text:p>0.0362163</text:p>
              </table:table-cell>
            </table:table-row>
            <table:table-row>
              <table:table-cell office:value-type="string">
                <text:p>0.008083</text:p>
              </table:table-cell>
              <table:table-cell office:value-type="float" office:value="0.0013635124">
                <text:p>0.0013635124</text:p>
              </table:table-cell>
              <table:table-cell office:value-type="float" office:value="0.0361539">
                <text:p>0.0361539</text:p>
              </table:table-cell>
              <table:table-cell office:value-type="float" office:value="0.0361539">
                <text:p>0.0361539</text:p>
              </table:table-cell>
            </table:table-row>
            <table:table-row>
              <table:table-cell office:value-type="string">
                <text:p>0.00808</text:p>
              </table:table-cell>
              <table:table-cell office:value-type="float" office:value="0.0013602354">
                <text:p>0.0013602354</text:p>
              </table:table-cell>
              <table:table-cell office:value-type="float" office:value="0.0360916">
                <text:p>0.0360916</text:p>
              </table:table-cell>
              <table:table-cell office:value-type="float" office:value="0.0360916">
                <text:p>0.0360916</text:p>
              </table:table-cell>
            </table:table-row>
            <table:table-row>
              <table:table-cell office:value-type="string">
                <text:p>0.008077</text:p>
              </table:table-cell>
              <table:table-cell office:value-type="float" office:value="0.0013569702">
                <text:p>0.0013569702</text:p>
              </table:table-cell>
              <table:table-cell office:value-type="float" office:value="0.0360294">
                <text:p>0.0360294</text:p>
              </table:table-cell>
              <table:table-cell office:value-type="float" office:value="0.0360294">
                <text:p>0.0360294</text:p>
              </table:table-cell>
            </table:table-row>
            <table:table-row>
              <table:table-cell office:value-type="string">
                <text:p>0.008075</text:p>
              </table:table-cell>
              <table:table-cell office:value-type="float" office:value="0.0013537168">
                <text:p>0.0013537168</text:p>
              </table:table-cell>
              <table:table-cell office:value-type="float" office:value="0.0359673">
                <text:p>0.0359673</text:p>
              </table:table-cell>
              <table:table-cell office:value-type="float" office:value="0.0359673">
                <text:p>0.0359673</text:p>
              </table:table-cell>
            </table:table-row>
            <table:table-row>
              <table:table-cell office:value-type="string">
                <text:p>0.008072</text:p>
              </table:table-cell>
              <table:table-cell office:value-type="float" office:value="0.001350475">
                <text:p>0.001350475</text:p>
              </table:table-cell>
              <table:table-cell office:value-type="float" office:value="0.0359053">
                <text:p>0.0359053</text:p>
              </table:table-cell>
              <table:table-cell office:value-type="float" office:value="0.0359053">
                <text:p>0.0359053</text:p>
              </table:table-cell>
            </table:table-row>
            <table:table-row>
              <table:table-cell office:value-type="string">
                <text:p>0.008069</text:p>
              </table:table-cell>
              <table:table-cell office:value-type="float" office:value="0.0013472451">
                <text:p>0.0013472451</text:p>
              </table:table-cell>
              <table:table-cell office:value-type="float" office:value="0.0358435">
                <text:p>0.0358435</text:p>
              </table:table-cell>
              <table:table-cell office:value-type="float" office:value="0.0358435">
                <text:p>0.0358435</text:p>
              </table:table-cell>
            </table:table-row>
            <table:table-row>
              <table:table-cell office:value-type="string">
                <text:p>0.008066</text:p>
              </table:table-cell>
              <table:table-cell office:value-type="float" office:value="0.0013440268">
                <text:p>0.0013440268</text:p>
              </table:table-cell>
              <table:table-cell office:value-type="float" office:value="0.0357817">
                <text:p>0.0357817</text:p>
              </table:table-cell>
              <table:table-cell office:value-type="float" office:value="0.0357817">
                <text:p>0.0357817</text:p>
              </table:table-cell>
            </table:table-row>
            <table:table-row>
              <table:table-cell office:value-type="string">
                <text:p>0.008063</text:p>
              </table:table-cell>
              <table:table-cell office:value-type="float" office:value="0.0013408203">
                <text:p>0.0013408203</text:p>
              </table:table-cell>
              <table:table-cell office:value-type="float" office:value="0.0357201">
                <text:p>0.0357201</text:p>
              </table:table-cell>
              <table:table-cell office:value-type="float" office:value="0.0357201">
                <text:p>0.0357201</text:p>
              </table:table-cell>
            </table:table-row>
            <table:table-row>
              <table:table-cell office:value-type="string">
                <text:p>0.00806</text:p>
              </table:table-cell>
              <table:table-cell office:value-type="float" office:value="0.0013376256">
                <text:p>0.0013376256</text:p>
              </table:table-cell>
              <table:table-cell office:value-type="float" office:value="0.0356586">
                <text:p>0.0356586</text:p>
              </table:table-cell>
              <table:table-cell office:value-type="float" office:value="0.0356586">
                <text:p>0.0356586</text:p>
              </table:table-cell>
            </table:table-row>
            <table:table-row>
              <table:table-cell office:value-type="string">
                <text:p>0.008057</text:p>
              </table:table-cell>
              <table:table-cell office:value-type="float" office:value="0.0013344426">
                <text:p>0.0013344426</text:p>
              </table:table-cell>
              <table:table-cell office:value-type="float" office:value="0.0355972">
                <text:p>0.0355972</text:p>
              </table:table-cell>
              <table:table-cell office:value-type="float" office:value="0.0355972">
                <text:p>0.0355972</text:p>
              </table:table-cell>
            </table:table-row>
            <table:table-row>
              <table:table-cell office:value-type="string">
                <text:p>0.008054</text:p>
              </table:table-cell>
              <table:table-cell office:value-type="float" office:value="0.0013312713">
                <text:p>0.0013312713</text:p>
              </table:table-cell>
              <table:table-cell office:value-type="float" office:value="0.0355359">
                <text:p>0.0355359</text:p>
              </table:table-cell>
              <table:table-cell office:value-type="float" office:value="0.0355359">
                <text:p>0.0355359</text:p>
              </table:table-cell>
            </table:table-row>
            <table:table-row>
              <table:table-cell office:value-type="string">
                <text:p>0.008051</text:p>
              </table:table-cell>
              <table:table-cell office:value-type="float" office:value="0.0013281118">
                <text:p>0.0013281118</text:p>
              </table:table-cell>
              <table:table-cell office:value-type="float" office:value="0.0354748">
                <text:p>0.0354748</text:p>
              </table:table-cell>
              <table:table-cell office:value-type="float" office:value="0.0354748">
                <text:p>0.0354748</text:p>
              </table:table-cell>
            </table:table-row>
            <table:table-row>
              <table:table-cell office:value-type="string">
                <text:p>0.008048</text:p>
              </table:table-cell>
              <table:table-cell office:value-type="float" office:value="0.0013249639">
                <text:p>0.0013249639</text:p>
              </table:table-cell>
              <table:table-cell office:value-type="float" office:value="0.0354137">
                <text:p>0.0354137</text:p>
              </table:table-cell>
              <table:table-cell office:value-type="float" office:value="0.0354137">
                <text:p>0.0354137</text:p>
              </table:table-cell>
            </table:table-row>
            <table:table-row>
              <table:table-cell office:value-type="string">
                <text:p>0.008045</text:p>
              </table:table-cell>
              <table:table-cell office:value-type="float" office:value="0.0013218279">
                <text:p>0.0013218279</text:p>
              </table:table-cell>
              <table:table-cell office:value-type="float" office:value="0.0353528">
                <text:p>0.0353528</text:p>
              </table:table-cell>
              <table:table-cell office:value-type="float" office:value="0.0353528">
                <text:p>0.0353528</text:p>
              </table:table-cell>
            </table:table-row>
            <table:table-row>
              <table:table-cell office:value-type="string">
                <text:p>0.008042</text:p>
              </table:table-cell>
              <table:table-cell office:value-type="float" office:value="0.0013187036">
                <text:p>0.0013187036</text:p>
              </table:table-cell>
              <table:table-cell office:value-type="float" office:value="0.035292">
                <text:p>0.035292</text:p>
              </table:table-cell>
              <table:table-cell office:value-type="float" office:value="0.0368087">
                <text:p>0.0368087</text:p>
              </table:table-cell>
            </table:table-row>
            <table:table-row>
              <table:table-cell office:value-type="string">
                <text:p>0.008039</text:p>
              </table:table-cell>
              <table:table-cell office:value-type="float" office:value="0.0013155911">
                <text:p>0.0013155911</text:p>
              </table:table-cell>
              <table:table-cell office:value-type="float" office:value="0.0352313">
                <text:p>0.0352313</text:p>
              </table:table-cell>
              <table:table-cell office:value-type="float" office:value="0.0352313">
                <text:p>0.0352313</text:p>
              </table:table-cell>
            </table:table-row>
            <table:table-row>
              <table:table-cell office:value-type="string">
                <text:p>0.008037</text:p>
              </table:table-cell>
              <table:table-cell office:value-type="float" office:value="0.0013124902">
                <text:p>0.0013124902</text:p>
              </table:table-cell>
              <table:table-cell office:value-type="float" office:value="0.0351708">
                <text:p>0.0351708</text:p>
              </table:table-cell>
              <table:table-cell office:value-type="float" office:value="0.0351708">
                <text:p>0.0351708</text:p>
              </table:table-cell>
            </table:table-row>
            <table:table-row>
              <table:table-cell office:value-type="string">
                <text:p>0.008034</text:p>
              </table:table-cell>
              <table:table-cell office:value-type="float" office:value="0.0013094021">
                <text:p>0.0013094021</text:p>
              </table:table-cell>
              <table:table-cell office:value-type="float" office:value="0.0351103">
                <text:p>0.0351103</text:p>
              </table:table-cell>
              <table:table-cell office:value-type="float" office:value="0.0351103">
                <text:p>0.0351103</text:p>
              </table:table-cell>
            </table:table-row>
            <table:table-row>
              <table:table-cell office:value-type="string">
                <text:p>0.008031</text:p>
              </table:table-cell>
              <table:table-cell office:value-type="float" office:value="0.0013063248">
                <text:p>0.0013063248</text:p>
              </table:table-cell>
              <table:table-cell office:value-type="float" office:value="0.03505">
                <text:p>0.03505</text:p>
              </table:table-cell>
              <table:table-cell office:value-type="float" office:value="0.03505">
                <text:p>0.03505</text:p>
              </table:table-cell>
            </table:table-row>
            <table:table-row>
              <table:table-cell office:value-type="string">
                <text:p>0.008028</text:p>
              </table:table-cell>
              <table:table-cell office:value-type="float" office:value="0.0013032592">
                <text:p>0.0013032592</text:p>
              </table:table-cell>
              <table:table-cell office:value-type="float" office:value="0.0349898">
                <text:p>0.0349898</text:p>
              </table:table-cell>
              <table:table-cell office:value-type="float" office:value="0.0349898">
                <text:p>0.0349898</text:p>
              </table:table-cell>
            </table:table-row>
            <table:table-row>
              <table:table-cell office:value-type="string">
                <text:p>0.008025</text:p>
              </table:table-cell>
              <table:table-cell office:value-type="float" office:value="0.0013002053">
                <text:p>0.0013002053</text:p>
              </table:table-cell>
              <table:table-cell office:value-type="float" office:value="0.0349297">
                <text:p>0.0349297</text:p>
              </table:table-cell>
              <table:table-cell office:value-type="float" office:value="0.0349297">
                <text:p>0.0349297</text:p>
              </table:table-cell>
            </table:table-row>
            <table:table-row>
              <table:table-cell office:value-type="string">
                <text:p>0.008022</text:p>
              </table:table-cell>
              <table:table-cell office:value-type="float" office:value="0.0012971632">
                <text:p>0.0012971632</text:p>
              </table:table-cell>
              <table:table-cell office:value-type="float" office:value="0.0348697">
                <text:p>0.0348697</text:p>
              </table:table-cell>
              <table:table-cell office:value-type="float" office:value="0.0348697">
                <text:p>0.0348697</text:p>
              </table:table-cell>
            </table:table-row>
            <table:table-row>
              <table:table-cell office:value-type="string">
                <text:p>0.008019</text:p>
              </table:table-cell>
              <table:table-cell office:value-type="float" office:value="0.0012941328">
                <text:p>0.0012941328</text:p>
              </table:table-cell>
              <table:table-cell office:value-type="float" office:value="0.0348098">
                <text:p>0.0348098</text:p>
              </table:table-cell>
              <table:table-cell office:value-type="float" office:value="0.0348098">
                <text:p>0.0348098</text:p>
              </table:table-cell>
            </table:table-row>
            <table:table-row>
              <table:table-cell office:value-type="string">
                <text:p>0.008016</text:p>
              </table:table-cell>
              <table:table-cell office:value-type="float" office:value="0.0012911142">
                <text:p>0.0012911142</text:p>
              </table:table-cell>
              <table:table-cell office:value-type="float" office:value="0.0347501">
                <text:p>0.0347501</text:p>
              </table:table-cell>
              <table:table-cell office:value-type="float" office:value="0.0347501">
                <text:p>0.0347501</text:p>
              </table:table-cell>
            </table:table-row>
            <table:table-row>
              <table:table-cell office:value-type="string">
                <text:p>0.008013</text:p>
              </table:table-cell>
              <table:table-cell office:value-type="float" office:value="0.0012881073">
                <text:p>0.0012881073</text:p>
              </table:table-cell>
              <table:table-cell office:value-type="float" office:value="0.0346904">
                <text:p>0.0346904</text:p>
              </table:table-cell>
              <table:table-cell office:value-type="float" office:value="0.0346904">
                <text:p>0.0346904</text:p>
              </table:table-cell>
            </table:table-row>
            <table:table-row>
              <table:table-cell office:value-type="string">
                <text:p>0.00801</text:p>
              </table:table-cell>
              <table:table-cell office:value-type="float" office:value="0.0012851121">
                <text:p>0.0012851121</text:p>
              </table:table-cell>
              <table:table-cell office:value-type="float" office:value="0.0346309">
                <text:p>0.0346309</text:p>
              </table:table-cell>
              <table:table-cell office:value-type="float" office:value="0.0346309">
                <text:p>0.0346309</text:p>
              </table:table-cell>
            </table:table-row>
            <table:table-row>
              <table:table-cell office:value-type="string">
                <text:p>0.008007</text:p>
              </table:table-cell>
              <table:table-cell office:value-type="float" office:value="0.0012821288">
                <text:p>0.0012821288</text:p>
              </table:table-cell>
              <table:table-cell office:value-type="float" office:value="0.0345715">
                <text:p>0.0345715</text:p>
              </table:table-cell>
              <table:table-cell office:value-type="float" office:value="0.0345715">
                <text:p>0.0345715</text:p>
              </table:table-cell>
            </table:table-row>
            <table:table-row>
              <table:table-cell office:value-type="string">
                <text:p>0.008004</text:p>
              </table:table-cell>
              <table:table-cell office:value-type="float" office:value="0.0012791571">
                <text:p>0.0012791571</text:p>
              </table:table-cell>
              <table:table-cell office:value-type="float" office:value="0.0345122">
                <text:p>0.0345122</text:p>
              </table:table-cell>
              <table:table-cell office:value-type="float" office:value="0.0345122">
                <text:p>0.0345122</text:p>
              </table:table-cell>
            </table:table-row>
            <table:table-row>
              <table:table-cell office:value-type="string">
                <text:p>0.008001</text:p>
              </table:table-cell>
              <table:table-cell office:value-type="float" office:value="0.0012761972">
                <text:p>0.0012761972</text:p>
              </table:table-cell>
              <table:table-cell office:value-type="float" office:value="0.034453">
                <text:p>0.034453</text:p>
              </table:table-cell>
              <table:table-cell office:value-type="float" office:value="0.034453">
                <text:p>0.034453</text:p>
              </table:table-cell>
            </table:table-row>
            <table:table-row>
              <table:table-cell office:value-type="string">
                <text:p>0.007999</text:p>
              </table:table-cell>
              <table:table-cell office:value-type="float" office:value="0.001273249">
                <text:p>0.001273249</text:p>
              </table:table-cell>
              <table:table-cell office:value-type="float" office:value="0.034394">
                <text:p>0.034394</text:p>
              </table:table-cell>
              <table:table-cell office:value-type="float" office:value="0.034394">
                <text:p>0.034394</text:p>
              </table:table-cell>
            </table:table-row>
            <table:table-row>
              <table:table-cell office:value-type="string">
                <text:p>0.007996</text:p>
              </table:table-cell>
              <table:table-cell office:value-type="float" office:value="0.0012703125">
                <text:p>0.0012703125</text:p>
              </table:table-cell>
              <table:table-cell office:value-type="float" office:value="0.0343351">
                <text:p>0.0343351</text:p>
              </table:table-cell>
              <table:table-cell office:value-type="float" office:value="0.0343351">
                <text:p>0.0343351</text:p>
              </table:table-cell>
            </table:table-row>
            <table:table-row>
              <table:table-cell office:value-type="string">
                <text:p>0.007993</text:p>
              </table:table-cell>
              <table:table-cell office:value-type="float" office:value="0.0012673878">
                <text:p>0.0012673878</text:p>
              </table:table-cell>
              <table:table-cell office:value-type="float" office:value="0.0342762">
                <text:p>0.0342762</text:p>
              </table:table-cell>
              <table:table-cell office:value-type="float" office:value="0.0342762">
                <text:p>0.0342762</text:p>
              </table:table-cell>
            </table:table-row>
            <table:table-row>
              <table:table-cell office:value-type="string">
                <text:p>0.00799</text:p>
              </table:table-cell>
              <table:table-cell office:value-type="float" office:value="0.0012644749">
                <text:p>0.0012644749</text:p>
              </table:table-cell>
              <table:table-cell office:value-type="float" office:value="0.0342175">
                <text:p>0.0342175</text:p>
              </table:table-cell>
              <table:table-cell office:value-type="float" office:value="0.0342175">
                <text:p>0.0342175</text:p>
              </table:table-cell>
            </table:table-row>
            <table:table-row>
              <table:table-cell office:value-type="string">
                <text:p>0.007987</text:p>
              </table:table-cell>
              <table:table-cell office:value-type="float" office:value="0.0012615736">
                <text:p>0.0012615736</text:p>
              </table:table-cell>
              <table:table-cell office:value-type="float" office:value="0.0341589">
                <text:p>0.0341589</text:p>
              </table:table-cell>
              <table:table-cell office:value-type="float" office:value="0.0341589">
                <text:p>0.0341589</text:p>
              </table:table-cell>
            </table:table-row>
            <table:table-row>
              <table:table-cell office:value-type="string">
                <text:p>0.007984</text:p>
              </table:table-cell>
              <table:table-cell office:value-type="float" office:value="0.0012586851">
                <text:p>0.0012586851</text:p>
              </table:table-cell>
              <table:table-cell office:value-type="float" office:value="0.0341005">
                <text:p>0.0341005</text:p>
              </table:table-cell>
              <table:table-cell office:value-type="float" office:value="0.0341005">
                <text:p>0.0341005</text:p>
              </table:table-cell>
            </table:table-row>
            <table:table-row>
              <table:table-cell office:value-type="string">
                <text:p>0.007981</text:p>
              </table:table-cell>
              <table:table-cell office:value-type="float" office:value="0.0012558073">
                <text:p>0.0012558073</text:p>
              </table:table-cell>
              <table:table-cell office:value-type="float" office:value="0.0340421">
                <text:p>0.0340421</text:p>
              </table:table-cell>
              <table:table-cell office:value-type="float" office:value="0.0340421">
                <text:p>0.0340421</text:p>
              </table:table-cell>
            </table:table-row>
            <table:table-row>
              <table:table-cell office:value-type="string">
                <text:p>0.007978</text:p>
              </table:table-cell>
              <table:table-cell office:value-type="float" office:value="0.0012529413">
                <text:p>0.0012529413</text:p>
              </table:table-cell>
              <table:table-cell office:value-type="float" office:value="0.0339839">
                <text:p>0.0339839</text:p>
              </table:table-cell>
              <table:table-cell office:value-type="float" office:value="0.0339839">
                <text:p>0.0339839</text:p>
              </table:table-cell>
            </table:table-row>
            <table:table-row>
              <table:table-cell office:value-type="string">
                <text:p>0.007975</text:p>
              </table:table-cell>
              <table:table-cell office:value-type="float" office:value="0.0012500871">
                <text:p>0.0012500871</text:p>
              </table:table-cell>
              <table:table-cell office:value-type="float" office:value="0.0339258">
                <text:p>0.0339258</text:p>
              </table:table-cell>
              <table:table-cell office:value-type="float" office:value="0.0339258">
                <text:p>0.0339258</text:p>
              </table:table-cell>
            </table:table-row>
            <table:table-row>
              <table:table-cell office:value-type="string">
                <text:p>0.007972</text:p>
              </table:table-cell>
              <table:table-cell office:value-type="float" office:value="0.0012472446">
                <text:p>0.0012472446</text:p>
              </table:table-cell>
              <table:table-cell office:value-type="float" office:value="0.0338678">
                <text:p>0.0338678</text:p>
              </table:table-cell>
              <table:table-cell office:value-type="float" office:value="0.0338678">
                <text:p>0.0338678</text:p>
              </table:table-cell>
            </table:table-row>
            <table:table-row>
              <table:table-cell office:value-type="string">
                <text:p>0.007969</text:p>
              </table:table-cell>
              <table:table-cell office:value-type="float" office:value="0.0012444138">
                <text:p>0.0012444138</text:p>
              </table:table-cell>
              <table:table-cell office:value-type="float" office:value="0.0338099">
                <text:p>0.0338099</text:p>
              </table:table-cell>
              <table:table-cell office:value-type="float" office:value="0.0338099">
                <text:p>0.0338099</text:p>
              </table:table-cell>
            </table:table-row>
            <table:table-row>
              <table:table-cell office:value-type="string">
                <text:p>0.007966</text:p>
              </table:table-cell>
              <table:table-cell office:value-type="float" office:value="0.0012415948">
                <text:p>0.0012415948</text:p>
              </table:table-cell>
              <table:table-cell office:value-type="float" office:value="0.0337521">
                <text:p>0.0337521</text:p>
              </table:table-cell>
              <table:table-cell office:value-type="float" office:value="0.0337521">
                <text:p>0.0337521</text:p>
              </table:table-cell>
            </table:table-row>
            <table:table-row>
              <table:table-cell office:value-type="string">
                <text:p>0.007964</text:p>
              </table:table-cell>
              <table:table-cell office:value-type="float" office:value="0.0012387875">
                <text:p>0.0012387875</text:p>
              </table:table-cell>
              <table:table-cell office:value-type="float" office:value="0.0336945">
                <text:p>0.0336945</text:p>
              </table:table-cell>
              <table:table-cell office:value-type="float" office:value="0.0336945">
                <text:p>0.0336945</text:p>
              </table:table-cell>
            </table:table-row>
            <table:table-row>
              <table:table-cell office:value-type="string">
                <text:p>0.007961</text:p>
              </table:table-cell>
              <table:table-cell office:value-type="float" office:value="0.0012359919">
                <text:p>0.0012359919</text:p>
              </table:table-cell>
              <table:table-cell office:value-type="float" office:value="0.0336369">
                <text:p>0.0336369</text:p>
              </table:table-cell>
              <table:table-cell office:value-type="float" office:value="0.0336369">
                <text:p>0.0336369</text:p>
              </table:table-cell>
            </table:table-row>
            <table:table-row>
              <table:table-cell office:value-type="string">
                <text:p>0.007958</text:p>
              </table:table-cell>
              <table:table-cell office:value-type="float" office:value="0.0012332081">
                <text:p>0.0012332081</text:p>
              </table:table-cell>
              <table:table-cell office:value-type="float" office:value="0.0335795">
                <text:p>0.0335795</text:p>
              </table:table-cell>
              <table:table-cell office:value-type="float" office:value="0.0335795">
                <text:p>0.0335795</text:p>
              </table:table-cell>
            </table:table-row>
            <table:table-row>
              <table:table-cell office:value-type="string">
                <text:p>0.007955</text:p>
              </table:table-cell>
              <table:table-cell office:value-type="float" office:value="0.001230436">
                <text:p>0.001230436</text:p>
              </table:table-cell>
              <table:table-cell office:value-type="float" office:value="0.0335222">
                <text:p>0.0335222</text:p>
              </table:table-cell>
              <table:table-cell office:value-type="float" office:value="0.0335222">
                <text:p>0.0335222</text:p>
              </table:table-cell>
            </table:table-row>
            <table:table-row>
              <table:table-cell office:value-type="string">
                <text:p>0.007952</text:p>
              </table:table-cell>
              <table:table-cell office:value-type="float" office:value="0.0012276757">
                <text:p>0.0012276757</text:p>
              </table:table-cell>
              <table:table-cell office:value-type="float" office:value="0.033465">
                <text:p>0.033465</text:p>
              </table:table-cell>
              <table:table-cell office:value-type="float" office:value="0.033465">
                <text:p>0.033465</text:p>
              </table:table-cell>
            </table:table-row>
            <table:table-row>
              <table:table-cell office:value-type="string">
                <text:p>0.007949</text:p>
              </table:table-cell>
              <table:table-cell office:value-type="float" office:value="0.0012249272">
                <text:p>0.0012249272</text:p>
              </table:table-cell>
              <table:table-cell office:value-type="float" office:value="0.033408">
                <text:p>0.033408</text:p>
              </table:table-cell>
              <table:table-cell office:value-type="float" office:value="0.033408">
                <text:p>0.033408</text:p>
              </table:table-cell>
            </table:table-row>
            <table:table-row>
              <table:table-cell office:value-type="string">
                <text:p>0.007946</text:p>
              </table:table-cell>
              <table:table-cell office:value-type="float" office:value="0.0012221904">
                <text:p>0.0012221904</text:p>
              </table:table-cell>
              <table:table-cell office:value-type="float" office:value="0.033351">
                <text:p>0.033351</text:p>
              </table:table-cell>
              <table:table-cell office:value-type="float" office:value="0.033351">
                <text:p>0.033351</text:p>
              </table:table-cell>
            </table:table-row>
            <table:table-row>
              <table:table-cell office:value-type="string">
                <text:p>0.007943</text:p>
              </table:table-cell>
              <table:table-cell office:value-type="float" office:value="0.0012194653">
                <text:p>0.0012194653</text:p>
              </table:table-cell>
              <table:table-cell office:value-type="float" office:value="0.0332942">
                <text:p>0.0332942</text:p>
              </table:table-cell>
              <table:table-cell office:value-type="float" office:value="0.0332942">
                <text:p>0.0332942</text:p>
              </table:table-cell>
            </table:table-row>
            <table:table-row>
              <table:table-cell office:value-type="string">
                <text:p>0.00794</text:p>
              </table:table-cell>
              <table:table-cell office:value-type="float" office:value="0.0012167518">
                <text:p>0.0012167518</text:p>
              </table:table-cell>
              <table:table-cell office:value-type="float" office:value="0.0332375">
                <text:p>0.0332375</text:p>
              </table:table-cell>
              <table:table-cell office:value-type="float" office:value="0.0332375">
                <text:p>0.0332375</text:p>
              </table:table-cell>
            </table:table-row>
            <table:table-row>
              <table:table-cell office:value-type="string">
                <text:p>0.007937</text:p>
              </table:table-cell>
              <table:table-cell office:value-type="float" office:value="0.0012140512">
                <text:p>0.0012140512</text:p>
              </table:table-cell>
              <table:table-cell office:value-type="float" office:value="0.0331809">
                <text:p>0.0331809</text:p>
              </table:table-cell>
              <table:table-cell office:value-type="float" office:value="0.0331809">
                <text:p>0.0331809</text:p>
              </table:table-cell>
            </table:table-row>
            <table:table-row>
              <table:table-cell office:value-type="string">
                <text:p>0.007934</text:p>
              </table:table-cell>
              <table:table-cell office:value-type="float" office:value="0.0012113612">
                <text:p>0.0012113612</text:p>
              </table:table-cell>
              <table:table-cell office:value-type="float" office:value="0.0331244">
                <text:p>0.0331244</text:p>
              </table:table-cell>
              <table:table-cell office:value-type="float" office:value="0.0331244">
                <text:p>0.0331244</text:p>
              </table:table-cell>
            </table:table-row>
            <table:table-row>
              <table:table-cell office:value-type="string">
                <text:p>0.007931</text:p>
              </table:table-cell>
              <table:table-cell office:value-type="float" office:value="0.0012086831">
                <text:p>0.0012086831</text:p>
              </table:table-cell>
              <table:table-cell office:value-type="float" office:value="0.0330681">
                <text:p>0.0330681</text:p>
              </table:table-cell>
              <table:table-cell office:value-type="float" office:value="0.0330681">
                <text:p>0.0330681</text:p>
              </table:table-cell>
            </table:table-row>
            <table:table-row>
              <table:table-cell office:value-type="string">
                <text:p>0.007928</text:p>
              </table:table-cell>
              <table:table-cell office:value-type="float" office:value="0.0012060167">
                <text:p>0.0012060167</text:p>
              </table:table-cell>
              <table:table-cell office:value-type="float" office:value="0.0330118">
                <text:p>0.0330118</text:p>
              </table:table-cell>
              <table:table-cell office:value-type="float" office:value="0.0330118">
                <text:p>0.0330118</text:p>
              </table:table-cell>
            </table:table-row>
            <table:table-row>
              <table:table-cell office:value-type="string">
                <text:p>0.007926</text:p>
              </table:table-cell>
              <table:table-cell office:value-type="float" office:value="0.0012033621">
                <text:p>0.0012033621</text:p>
              </table:table-cell>
              <table:table-cell office:value-type="float" office:value="0.0329557">
                <text:p>0.0329557</text:p>
              </table:table-cell>
              <table:table-cell office:value-type="float" office:value="0.0329557">
                <text:p>0.0329557</text:p>
              </table:table-cell>
            </table:table-row>
            <table:table-row>
              <table:table-cell office:value-type="string">
                <text:p>0.007923</text:p>
              </table:table-cell>
              <table:table-cell office:value-type="float" office:value="0.0012007192">
                <text:p>0.0012007192</text:p>
              </table:table-cell>
              <table:table-cell office:value-type="float" office:value="0.0328997">
                <text:p>0.0328997</text:p>
              </table:table-cell>
              <table:table-cell office:value-type="float" office:value="0.0328997">
                <text:p>0.0328997</text:p>
              </table:table-cell>
            </table:table-row>
            <table:table-row>
              <table:table-cell office:value-type="string">
                <text:p>0.00792</text:p>
              </table:table-cell>
              <table:table-cell office:value-type="float" office:value="0.0011980879">
                <text:p>0.0011980879</text:p>
              </table:table-cell>
              <table:table-cell office:value-type="float" office:value="0.000312615">
                <text:p>0.000312615</text:p>
              </table:table-cell>
              <table:table-cell office:value-type="float" office:value="0.0328437">
                <text:p>0.0328437</text:p>
              </table:table-cell>
            </table:table-row>
            <table:table-row>
              <table:table-cell office:value-type="string">
                <text:p>0.007917</text:p>
              </table:table-cell>
              <table:table-cell office:value-type="float" office:value="0.0011954685">
                <text:p>0.0011954685</text:p>
              </table:table-cell>
              <table:table-cell office:value-type="float" office:value="0.032788">
                <text:p>0.032788</text:p>
              </table:table-cell>
              <table:table-cell office:value-type="float" office:value="0.032788">
                <text:p>0.032788</text:p>
              </table:table-cell>
            </table:table-row>
            <table:table-row>
              <table:table-cell office:value-type="string">
                <text:p>0.007914</text:p>
              </table:table-cell>
              <table:table-cell office:value-type="float" office:value="0.0011928609">
                <text:p>0.0011928609</text:p>
              </table:table-cell>
              <table:table-cell office:value-type="float" office:value="0.0327323">
                <text:p>0.0327323</text:p>
              </table:table-cell>
              <table:table-cell office:value-type="float" office:value="0.0327323">
                <text:p>0.0327323</text:p>
              </table:table-cell>
            </table:table-row>
            <table:table-row>
              <table:table-cell office:value-type="string">
                <text:p>0.007911</text:p>
              </table:table-cell>
              <table:table-cell office:value-type="float" office:value="0.001190265">
                <text:p>0.001190265</text:p>
              </table:table-cell>
              <table:table-cell office:value-type="float" office:value="0.0326768">
                <text:p>0.0326768</text:p>
              </table:table-cell>
              <table:table-cell office:value-type="float" office:value="0.0326768">
                <text:p>0.0326768</text:p>
              </table:table-cell>
            </table:table-row>
            <table:table-row>
              <table:table-cell office:value-type="string">
                <text:p>0.007908</text:p>
              </table:table-cell>
              <table:table-cell office:value-type="float" office:value="0.0011876808">
                <text:p>0.0011876808</text:p>
              </table:table-cell>
              <table:table-cell office:value-type="float" office:value="0.0326213">
                <text:p>0.0326213</text:p>
              </table:table-cell>
              <table:table-cell office:value-type="float" office:value="0.0326213">
                <text:p>0.0326213</text:p>
              </table:table-cell>
            </table:table-row>
            <table:table-row>
              <table:table-cell office:value-type="string">
                <text:p>0.007905</text:p>
              </table:table-cell>
              <table:table-cell office:value-type="float" office:value="0.0011851084">
                <text:p>0.0011851084</text:p>
              </table:table-cell>
              <table:table-cell office:value-type="float" office:value="0.032566">
                <text:p>0.032566</text:p>
              </table:table-cell>
              <table:table-cell office:value-type="float" office:value="0.032566">
                <text:p>0.032566</text:p>
              </table:table-cell>
            </table:table-row>
            <table:table-row>
              <table:table-cell office:value-type="string">
                <text:p>0.007902</text:p>
              </table:table-cell>
              <table:table-cell office:value-type="float" office:value="0.0011825475">
                <text:p>0.0011825475</text:p>
              </table:table-cell>
              <table:table-cell office:value-type="float" office:value="0.0325108">
                <text:p>0.0325108</text:p>
              </table:table-cell>
              <table:table-cell office:value-type="float" office:value="0.0325108">
                <text:p>0.0325108</text:p>
              </table:table-cell>
            </table:table-row>
            <table:table-row>
              <table:table-cell office:value-type="string">
                <text:p>0.007899</text:p>
              </table:table-cell>
              <table:table-cell office:value-type="float" office:value="0.0011799986">
                <text:p>0.0011799986</text:p>
              </table:table-cell>
              <table:table-cell office:value-type="float" office:value="0.0324557">
                <text:p>0.0324557</text:p>
              </table:table-cell>
              <table:table-cell office:value-type="float" office:value="0.0324557">
                <text:p>0.0324557</text:p>
              </table:table-cell>
            </table:table-row>
            <table:table-row>
              <table:table-cell office:value-type="string">
                <text:p>0.007896</text:p>
              </table:table-cell>
              <table:table-cell office:value-type="float" office:value="0.0011774613">
                <text:p>0.0011774613</text:p>
              </table:table-cell>
              <table:table-cell office:value-type="float" office:value="0.0324008">
                <text:p>0.0324008</text:p>
              </table:table-cell>
              <table:table-cell office:value-type="float" office:value="0.0324008">
                <text:p>0.0324008</text:p>
              </table:table-cell>
            </table:table-row>
            <table:table-row>
              <table:table-cell office:value-type="string">
                <text:p>0.007893</text:p>
              </table:table-cell>
              <table:table-cell office:value-type="float" office:value="0.0011749359">
                <text:p>0.0011749359</text:p>
              </table:table-cell>
              <table:table-cell office:value-type="float" office:value="0.0323459">
                <text:p>0.0323459</text:p>
              </table:table-cell>
              <table:table-cell office:value-type="float" office:value="0.0323459">
                <text:p>0.0323459</text:p>
              </table:table-cell>
            </table:table-row>
            <table:table-row>
              <table:table-cell office:value-type="string">
                <text:p>0.00789</text:p>
              </table:table-cell>
              <table:table-cell office:value-type="float" office:value="0.0011724222">
                <text:p>0.0011724222</text:p>
              </table:table-cell>
              <table:table-cell office:value-type="float" office:value="0.0322912">
                <text:p>0.0322912</text:p>
              </table:table-cell>
              <table:table-cell office:value-type="float" office:value="0.0322912">
                <text:p>0.0322912</text:p>
              </table:table-cell>
            </table:table-row>
            <table:table-row>
              <table:table-cell office:value-type="string">
                <text:p>0.007888</text:p>
              </table:table-cell>
              <table:table-cell office:value-type="float" office:value="0.0011699209">
                <text:p>0.0011699209</text:p>
              </table:table-cell>
              <table:table-cell office:value-type="float" office:value="0.0322366">
                <text:p>0.0322366</text:p>
              </table:table-cell>
              <table:table-cell office:value-type="float" office:value="0.0349596">
                <text:p>0.0349596</text:p>
              </table:table-cell>
            </table:table-row>
            <table:table-row>
              <table:table-cell office:value-type="string">
                <text:p>0.007885</text:p>
              </table:table-cell>
              <table:table-cell office:value-type="float" office:value="0.0011674307">
                <text:p>0.0011674307</text:p>
              </table:table-cell>
              <table:table-cell office:value-type="float" office:value="0.0321821">
                <text:p>0.0321821</text:p>
              </table:table-cell>
              <table:table-cell office:value-type="float" office:value="0.0321821">
                <text:p>0.0321821</text:p>
              </table:table-cell>
            </table:table-row>
            <table:table-row>
              <table:table-cell office:value-type="string">
                <text:p>0.007882</text:p>
              </table:table-cell>
              <table:table-cell office:value-type="float" office:value="0.0011649522">
                <text:p>0.0011649522</text:p>
              </table:table-cell>
              <table:table-cell office:value-type="float" office:value="0.0321277">
                <text:p>0.0321277</text:p>
              </table:table-cell>
              <table:table-cell office:value-type="float" office:value="0.0321277">
                <text:p>0.0321277</text:p>
              </table:table-cell>
            </table:table-row>
            <table:table-row>
              <table:table-cell office:value-type="string">
                <text:p>0.007879</text:p>
              </table:table-cell>
              <table:table-cell office:value-type="float" office:value="0.0011624853">
                <text:p>0.0011624853</text:p>
              </table:table-cell>
              <table:table-cell office:value-type="float" office:value="0.0320734">
                <text:p>0.0320734</text:p>
              </table:table-cell>
              <table:table-cell office:value-type="float" office:value="0.0320734">
                <text:p>0.0320734</text:p>
              </table:table-cell>
            </table:table-row>
            <table:table-row>
              <table:table-cell office:value-type="string">
                <text:p>0.007876</text:p>
              </table:table-cell>
              <table:table-cell office:value-type="float" office:value="0.0011600302">
                <text:p>0.0011600302</text:p>
              </table:table-cell>
              <table:table-cell office:value-type="float" office:value="0.0320193">
                <text:p>0.0320193</text:p>
              </table:table-cell>
              <table:table-cell office:value-type="float" office:value="0.0320193">
                <text:p>0.0320193</text:p>
              </table:table-cell>
            </table:table-row>
            <table:table-row>
              <table:table-cell office:value-type="string">
                <text:p>0.007873</text:p>
              </table:table-cell>
              <table:table-cell office:value-type="float" office:value="0.001157587">
                <text:p>0.001157587</text:p>
              </table:table-cell>
              <table:table-cell office:value-type="float" office:value="0.0319653">
                <text:p>0.0319653</text:p>
              </table:table-cell>
              <table:table-cell office:value-type="float" office:value="0.0319653">
                <text:p>0.0319653</text:p>
              </table:table-cell>
            </table:table-row>
            <table:table-row>
              <table:table-cell office:value-type="string">
                <text:p>0.00787</text:p>
              </table:table-cell>
              <table:table-cell office:value-type="float" office:value="0.0011551554">
                <text:p>0.0011551554</text:p>
              </table:table-cell>
              <table:table-cell office:value-type="float" office:value="0.0319113">
                <text:p>0.0319113</text:p>
              </table:table-cell>
              <table:table-cell office:value-type="float" office:value="0.0347585">
                <text:p>0.0347585</text:p>
              </table:table-cell>
            </table:table-row>
            <table:table-row>
              <table:table-cell office:value-type="string">
                <text:p>0.007867</text:p>
              </table:table-cell>
              <table:table-cell office:value-type="float" office:value="0.0011527356">
                <text:p>0.0011527356</text:p>
              </table:table-cell>
              <table:table-cell office:value-type="float" office:value="0.0318575">
                <text:p>0.0318575</text:p>
              </table:table-cell>
              <table:table-cell office:value-type="float" office:value="0.0318575">
                <text:p>0.0318575</text:p>
              </table:table-cell>
            </table:table-row>
            <table:table-row>
              <table:table-cell office:value-type="string">
                <text:p>0.007864</text:p>
              </table:table-cell>
              <table:table-cell office:value-type="float" office:value="0.0011503275">
                <text:p>0.0011503275</text:p>
              </table:table-cell>
              <table:table-cell office:value-type="float" office:value="0.0318039">
                <text:p>0.0318039</text:p>
              </table:table-cell>
              <table:table-cell office:value-type="float" office:value="0.0318039">
                <text:p>0.0318039</text:p>
              </table:table-cell>
            </table:table-row>
            <table:table-row>
              <table:table-cell office:value-type="string">
                <text:p>0.007861</text:p>
              </table:table-cell>
              <table:table-cell office:value-type="float" office:value="0.0011479311">
                <text:p>0.0011479311</text:p>
              </table:table-cell>
              <table:table-cell office:value-type="float" office:value="0.0317503">
                <text:p>0.0317503</text:p>
              </table:table-cell>
              <table:table-cell office:value-type="float" office:value="0.0317503">
                <text:p>0.0317503</text:p>
              </table:table-cell>
            </table:table-row>
            <table:table-row>
              <table:table-cell office:value-type="string">
                <text:p>0.007858</text:p>
              </table:table-cell>
              <table:table-cell office:value-type="float" office:value="0.0011455465">
                <text:p>0.0011455465</text:p>
              </table:table-cell>
              <table:table-cell office:value-type="float" office:value="0.0316968">
                <text:p>0.0316968</text:p>
              </table:table-cell>
              <table:table-cell office:value-type="float" office:value="0.0316968">
                <text:p>0.0316968</text:p>
              </table:table-cell>
            </table:table-row>
            <table:table-row>
              <table:table-cell office:value-type="string">
                <text:p>0.007855</text:p>
              </table:table-cell>
              <table:table-cell office:value-type="float" office:value="0.0011431737">
                <text:p>0.0011431737</text:p>
              </table:table-cell>
              <table:table-cell office:value-type="float" office:value="0.0316435">
                <text:p>0.0316435</text:p>
              </table:table-cell>
              <table:table-cell office:value-type="float" office:value="0.0316435">
                <text:p>0.0316435</text:p>
              </table:table-cell>
            </table:table-row>
            <table:table-row>
              <table:table-cell office:value-type="string">
                <text:p>0.007852</text:p>
              </table:table-cell>
              <table:table-cell office:value-type="float" office:value="0.0011408126">
                <text:p>0.0011408126</text:p>
              </table:table-cell>
              <table:table-cell office:value-type="float" office:value="0.0315903">
                <text:p>0.0315903</text:p>
              </table:table-cell>
              <table:table-cell office:value-type="float" office:value="0.0315903">
                <text:p>0.0315903</text:p>
              </table:table-cell>
            </table:table-row>
            <table:table-row>
              <table:table-cell office:value-type="string">
                <text:p>0.00785</text:p>
              </table:table-cell>
              <table:table-cell office:value-type="float" office:value="0.0011384633">
                <text:p>0.0011384633</text:p>
              </table:table-cell>
              <table:table-cell office:value-type="float" office:value="0.0315372">
                <text:p>0.0315372</text:p>
              </table:table-cell>
              <table:table-cell office:value-type="float" office:value="0.0315372">
                <text:p>0.0315372</text:p>
              </table:table-cell>
            </table:table-row>
            <table:table-row>
              <table:table-cell office:value-type="string">
                <text:p>0.007847</text:p>
              </table:table-cell>
              <table:table-cell office:value-type="float" office:value="0.0011361255">
                <text:p>0.0011361255</text:p>
              </table:table-cell>
              <table:table-cell office:value-type="float" office:value="0.0314842">
                <text:p>0.0314842</text:p>
              </table:table-cell>
              <table:table-cell office:value-type="float" office:value="0.0314842">
                <text:p>0.0314842</text:p>
              </table:table-cell>
            </table:table-row>
            <table:table-row>
              <table:table-cell office:value-type="string">
                <text:p>0.007844</text:p>
              </table:table-cell>
              <table:table-cell office:value-type="float" office:value="0.0011337997">
                <text:p>0.0011337997</text:p>
              </table:table-cell>
              <table:table-cell office:value-type="float" office:value="0.0314314">
                <text:p>0.0314314</text:p>
              </table:table-cell>
              <table:table-cell office:value-type="float" office:value="0.0314314">
                <text:p>0.0314314</text:p>
              </table:table-cell>
            </table:table-row>
            <table:table-row>
              <table:table-cell office:value-type="string">
                <text:p>0.007841</text:p>
              </table:table-cell>
              <table:table-cell office:value-type="float" office:value="0.0011314856">
                <text:p>0.0011314856</text:p>
              </table:table-cell>
              <table:table-cell office:value-type="float" office:value="0.0313786">
                <text:p>0.0313786</text:p>
              </table:table-cell>
              <table:table-cell office:value-type="float" office:value="0.0313786">
                <text:p>0.0313786</text:p>
              </table:table-cell>
            </table:table-row>
            <table:table-row>
              <table:table-cell office:value-type="string">
                <text:p>0.007838</text:p>
              </table:table-cell>
              <table:table-cell office:value-type="float" office:value="0.0011291839">
                <text:p>0.0011291839</text:p>
              </table:table-cell>
              <table:table-cell office:value-type="float" office:value="0.031326">
                <text:p>0.031326</text:p>
              </table:table-cell>
              <table:table-cell office:value-type="float" office:value="0.0343943">
                <text:p>0.0343943</text:p>
              </table:table-cell>
            </table:table-row>
            <table:table-row>
              <table:table-cell office:value-type="string">
                <text:p>0.007835</text:p>
              </table:table-cell>
              <table:table-cell office:value-type="float" office:value="0.0011268932">
                <text:p>0.0011268932</text:p>
              </table:table-cell>
              <table:table-cell office:value-type="float" office:value="0.0312735">
                <text:p>0.0312735</text:p>
              </table:table-cell>
              <table:table-cell office:value-type="float" office:value="0.0312735">
                <text:p>0.0312735</text:p>
              </table:table-cell>
            </table:table-row>
            <table:table-row>
              <table:table-cell office:value-type="string">
                <text:p>0.007832</text:p>
              </table:table-cell>
              <table:table-cell office:value-type="float" office:value="0.0011246143">
                <text:p>0.0011246143</text:p>
              </table:table-cell>
              <table:table-cell office:value-type="float" office:value="0.0312211">
                <text:p>0.0312211</text:p>
              </table:table-cell>
              <table:table-cell office:value-type="float" office:value="0.0312211">
                <text:p>0.0312211</text:p>
              </table:table-cell>
            </table:table-row>
            <table:table-row>
              <table:table-cell office:value-type="string">
                <text:p>0.007829</text:p>
              </table:table-cell>
              <table:table-cell office:value-type="float" office:value="0.0011223471">
                <text:p>0.0011223471</text:p>
              </table:table-cell>
              <table:table-cell office:value-type="float" office:value="0.0311688">
                <text:p>0.0311688</text:p>
              </table:table-cell>
              <table:table-cell office:value-type="float" office:value="0.0311688">
                <text:p>0.0311688</text:p>
              </table:table-cell>
            </table:table-row>
            <table:table-row>
              <table:table-cell office:value-type="string">
                <text:p>0.007826</text:p>
              </table:table-cell>
              <table:table-cell office:value-type="float" office:value="0.0011200917">
                <text:p>0.0011200917</text:p>
              </table:table-cell>
              <table:table-cell office:value-type="float" office:value="0.0311166">
                <text:p>0.0311166</text:p>
              </table:table-cell>
              <table:table-cell office:value-type="float" office:value="0.0311166">
                <text:p>0.0311166</text:p>
              </table:table-cell>
            </table:table-row>
            <table:table-row>
              <table:table-cell office:value-type="string">
                <text:p>0.007823</text:p>
              </table:table-cell>
              <table:table-cell office:value-type="float" office:value="0.0011178479">
                <text:p>0.0011178479</text:p>
              </table:table-cell>
              <table:table-cell office:value-type="float" office:value="0.0310646">
                <text:p>0.0310646</text:p>
              </table:table-cell>
              <table:table-cell office:value-type="float" office:value="0.0310646">
                <text:p>0.0310646</text:p>
              </table:table-cell>
            </table:table-row>
            <table:table-row>
              <table:table-cell office:value-type="string">
                <text:p>0.00782</text:p>
              </table:table-cell>
              <table:table-cell office:value-type="float" office:value="0.001115616">
                <text:p>0.001115616</text:p>
              </table:table-cell>
              <table:table-cell office:value-type="float" office:value="0.0310127">
                <text:p>0.0310127</text:p>
              </table:table-cell>
              <table:table-cell office:value-type="float" office:value="0.0310127">
                <text:p>0.0310127</text:p>
              </table:table-cell>
            </table:table-row>
            <table:table-row>
              <table:table-cell office:value-type="string">
                <text:p>0.007817</text:p>
              </table:table-cell>
              <table:table-cell office:value-type="float" office:value="0.0011133958">
                <text:p>0.0011133958</text:p>
              </table:table-cell>
              <table:table-cell office:value-type="float" office:value="0.0309609">
                <text:p>0.0309609</text:p>
              </table:table-cell>
              <table:table-cell office:value-type="float" office:value="0.0309609">
                <text:p>0.0309609</text:p>
              </table:table-cell>
            </table:table-row>
            <table:table-row>
              <table:table-cell office:value-type="string">
                <text:p>0.007814</text:p>
              </table:table-cell>
              <table:table-cell office:value-type="float" office:value="0.0011111861">
                <text:p>0.0011111861</text:p>
              </table:table-cell>
              <table:table-cell office:value-type="float" office:value="0.0309091">
                <text:p>0.0309091</text:p>
              </table:table-cell>
              <table:table-cell office:value-type="float" office:value="0.0309091">
                <text:p>0.0309091</text:p>
              </table:table-cell>
            </table:table-row>
            <table:table-row>
              <table:table-cell office:value-type="string">
                <text:p>0.007812</text:p>
              </table:table-cell>
              <table:table-cell office:value-type="float" office:value="0.0011089842">
                <text:p>0.0011089842</text:p>
              </table:table-cell>
              <table:table-cell office:value-type="float" office:value="0.0308576">
                <text:p>0.0308576</text:p>
              </table:table-cell>
              <table:table-cell office:value-type="float" office:value="0.0308576">
                <text:p>0.0308576</text:p>
              </table:table-cell>
            </table:table-row>
            <table:table-row>
              <table:table-cell office:value-type="string">
                <text:p>0.007809</text:p>
              </table:table-cell>
              <table:table-cell office:value-type="float" office:value="0.00110679">
                <text:p>0.00110679</text:p>
              </table:table-cell>
              <table:table-cell office:value-type="float" office:value="0.0308061">
                <text:p>0.0308061</text:p>
              </table:table-cell>
              <table:table-cell office:value-type="float" office:value="0.0308061">
                <text:p>0.0308061</text:p>
              </table:table-cell>
            </table:table-row>
            <table:table-row>
              <table:table-cell office:value-type="string">
                <text:p>0.007806</text:p>
              </table:table-cell>
              <table:table-cell office:value-type="float" office:value="0.0011046034">
                <text:p>0.0011046034</text:p>
              </table:table-cell>
              <table:table-cell office:value-type="float" office:value="0.0307548">
                <text:p>0.0307548</text:p>
              </table:table-cell>
              <table:table-cell office:value-type="float" office:value="0.0307548">
                <text:p>0.0307548</text:p>
              </table:table-cell>
            </table:table-row>
            <table:table-row>
              <table:table-cell office:value-type="string">
                <text:p>0.007803</text:p>
              </table:table-cell>
              <table:table-cell office:value-type="float" office:value="0.0011024245">
                <text:p>0.0011024245</text:p>
              </table:table-cell>
              <table:table-cell office:value-type="float" office:value="0.0307035">
                <text:p>0.0307035</text:p>
              </table:table-cell>
              <table:table-cell office:value-type="float" office:value="0.0307035">
                <text:p>0.0307035</text:p>
              </table:table-cell>
            </table:table-row>
            <table:table-row>
              <table:table-cell office:value-type="string">
                <text:p>0.0078</text:p>
              </table:table-cell>
              <table:table-cell office:value-type="float" office:value="0.0011002537">
                <text:p>0.0011002537</text:p>
              </table:table-cell>
              <table:table-cell office:value-type="float" office:value="0.0306524">
                <text:p>0.0306524</text:p>
              </table:table-cell>
              <table:table-cell office:value-type="float" office:value="0.0306524">
                <text:p>0.0306524</text:p>
              </table:table-cell>
            </table:table-row>
            <table:table-row>
              <table:table-cell office:value-type="string">
                <text:p>0.007797</text:p>
              </table:table-cell>
              <table:table-cell office:value-type="float" office:value="0.0010980902">
                <text:p>0.0010980902</text:p>
              </table:table-cell>
              <table:table-cell office:value-type="float" office:value="0.0306014">
                <text:p>0.0306014</text:p>
              </table:table-cell>
              <table:table-cell office:value-type="float" office:value="0.0339389">
                <text:p>0.0339389</text:p>
              </table:table-cell>
            </table:table-row>
            <table:table-row>
              <table:table-cell office:value-type="string">
                <text:p>0.007794</text:p>
              </table:table-cell>
              <table:table-cell office:value-type="float" office:value="0.0010959338">
                <text:p>0.0010959338</text:p>
              </table:table-cell>
              <table:table-cell office:value-type="float" office:value="0.0305505">
                <text:p>0.0305505</text:p>
              </table:table-cell>
              <table:table-cell office:value-type="float" office:value="0.0305505">
                <text:p>0.0305505</text:p>
              </table:table-cell>
            </table:table-row>
            <table:table-row>
              <table:table-cell office:value-type="string">
                <text:p>0.007791</text:p>
              </table:table-cell>
              <table:table-cell office:value-type="float" office:value="0.0010937819">
                <text:p>0.0010937819</text:p>
              </table:table-cell>
              <table:table-cell office:value-type="float" office:value="0.0304997">
                <text:p>0.0304997</text:p>
              </table:table-cell>
              <table:table-cell office:value-type="float" office:value="0.0304997">
                <text:p>0.0304997</text:p>
              </table:table-cell>
            </table:table-row>
            <table:table-row>
              <table:table-cell office:value-type="string">
                <text:p>0.007788</text:p>
              </table:table-cell>
              <table:table-cell office:value-type="float" office:value="0.0010916341">
                <text:p>0.0010916341</text:p>
              </table:table-cell>
              <table:table-cell office:value-type="float" office:value="0.0304491">
                <text:p>0.0304491</text:p>
              </table:table-cell>
              <table:table-cell office:value-type="float" office:value="0.0304491">
                <text:p>0.0304491</text:p>
              </table:table-cell>
            </table:table-row>
            <table:table-row>
              <table:table-cell office:value-type="string">
                <text:p>0.007785</text:p>
              </table:table-cell>
              <table:table-cell office:value-type="float" office:value="0.0010894905">
                <text:p>0.0010894905</text:p>
              </table:table-cell>
              <table:table-cell office:value-type="float" office:value="0.0303985">
                <text:p>0.0303985</text:p>
              </table:table-cell>
              <table:table-cell office:value-type="float" office:value="0.0303985">
                <text:p>0.0303985</text:p>
              </table:table-cell>
            </table:table-row>
            <table:table-row>
              <table:table-cell office:value-type="string">
                <text:p>0.007782</text:p>
              </table:table-cell>
              <table:table-cell office:value-type="float" office:value="0.0010873511">
                <text:p>0.0010873511</text:p>
              </table:table-cell>
              <table:table-cell office:value-type="float" office:value="0.0303481">
                <text:p>0.0303481</text:p>
              </table:table-cell>
              <table:table-cell office:value-type="float" office:value="0.0303481">
                <text:p>0.0303481</text:p>
              </table:table-cell>
            </table:table-row>
            <table:table-row>
              <table:table-cell office:value-type="string">
                <text:p>0.007779</text:p>
              </table:table-cell>
              <table:table-cell office:value-type="float" office:value="0.0010852158">
                <text:p>0.0010852158</text:p>
              </table:table-cell>
              <table:table-cell office:value-type="float" office:value="0.0302978">
                <text:p>0.0302978</text:p>
              </table:table-cell>
              <table:table-cell office:value-type="float" office:value="0.0302978">
                <text:p>0.0302978</text:p>
              </table:table-cell>
            </table:table-row>
            <table:table-row>
              <table:table-cell office:value-type="string">
                <text:p>0.007776</text:p>
              </table:table-cell>
              <table:table-cell office:value-type="float" office:value="0.001083085">
                <text:p>0.001083085</text:p>
              </table:table-cell>
              <table:table-cell office:value-type="float" office:value="0.0302476">
                <text:p>0.0302476</text:p>
              </table:table-cell>
              <table:table-cell office:value-type="float" office:value="0.0302476">
                <text:p>0.0302476</text:p>
              </table:table-cell>
            </table:table-row>
            <table:table-row>
              <table:table-cell office:value-type="string">
                <text:p>0.007774</text:p>
              </table:table-cell>
              <table:table-cell office:value-type="float" office:value="0.0010809579">
                <text:p>0.0010809579</text:p>
              </table:table-cell>
              <table:table-cell office:value-type="float" office:value="0.0301975">
                <text:p>0.0301975</text:p>
              </table:table-cell>
              <table:table-cell office:value-type="float" office:value="0.0336827">
                <text:p>0.0336827</text:p>
              </table:table-cell>
            </table:table-row>
            <table:table-row>
              <table:table-cell office:value-type="string">
                <text:p>0.007771</text:p>
              </table:table-cell>
              <table:table-cell office:value-type="float" office:value="0.001078835">
                <text:p>0.001078835</text:p>
              </table:table-cell>
              <table:table-cell office:value-type="float" office:value="0.0301476">
                <text:p>0.0301476</text:p>
              </table:table-cell>
              <table:table-cell office:value-type="float" office:value="0.0301476">
                <text:p>0.0301476</text:p>
              </table:table-cell>
            </table:table-row>
            <table:table-row>
              <table:table-cell office:value-type="string">
                <text:p>0.007768</text:p>
              </table:table-cell>
              <table:table-cell office:value-type="float" office:value="0.0010767163">
                <text:p>0.0010767163</text:p>
              </table:table-cell>
              <table:table-cell office:value-type="float" office:value="0.0300977">
                <text:p>0.0300977</text:p>
              </table:table-cell>
              <table:table-cell office:value-type="float" office:value="0.0336192">
                <text:p>0.0336192</text:p>
              </table:table-cell>
            </table:table-row>
            <table:table-row>
              <table:table-cell office:value-type="string">
                <text:p>0.007765</text:p>
              </table:table-cell>
              <table:table-cell office:value-type="float" office:value="0.0010746017">
                <text:p>0.0010746017</text:p>
              </table:table-cell>
              <table:table-cell office:value-type="float" office:value="0.030048">
                <text:p>0.030048</text:p>
              </table:table-cell>
              <table:table-cell office:value-type="float" office:value="0.030048">
                <text:p>0.030048</text:p>
              </table:table-cell>
            </table:table-row>
            <table:table-row>
              <table:table-cell office:value-type="string">
                <text:p>0.007762</text:p>
              </table:table-cell>
              <table:table-cell office:value-type="float" office:value="0.0010724913">
                <text:p>0.0010724913</text:p>
              </table:table-cell>
              <table:table-cell office:value-type="float" office:value="0.0299984">
                <text:p>0.0299984</text:p>
              </table:table-cell>
              <table:table-cell office:value-type="float" office:value="0.0299984">
                <text:p>0.0299984</text:p>
              </table:table-cell>
            </table:table-row>
            <table:table-row>
              <table:table-cell office:value-type="string">
                <text:p>0.007759</text:p>
              </table:table-cell>
              <table:table-cell office:value-type="float" office:value="0.001070385">
                <text:p>0.001070385</text:p>
              </table:table-cell>
              <table:table-cell office:value-type="float" office:value="0.0299489">
                <text:p>0.0299489</text:p>
              </table:table-cell>
              <table:table-cell office:value-type="float" office:value="0.0299489">
                <text:p>0.0299489</text:p>
              </table:table-cell>
            </table:table-row>
            <table:table-row>
              <table:table-cell office:value-type="string">
                <text:p>0.007756</text:p>
              </table:table-cell>
              <table:table-cell office:value-type="float" office:value="0.0010682829">
                <text:p>0.0010682829</text:p>
              </table:table-cell>
              <table:table-cell office:value-type="float" office:value="0.0298995">
                <text:p>0.0298995</text:p>
              </table:table-cell>
              <table:table-cell office:value-type="float" office:value="0.0298995">
                <text:p>0.0298995</text:p>
              </table:table-cell>
            </table:table-row>
            <table:table-row>
              <table:table-cell office:value-type="string">
                <text:p>0.007753</text:p>
              </table:table-cell>
              <table:table-cell office:value-type="float" office:value="0.0010661849">
                <text:p>0.0010661849</text:p>
              </table:table-cell>
              <table:table-cell office:value-type="float" office:value="0.0298503">
                <text:p>0.0298503</text:p>
              </table:table-cell>
              <table:table-cell office:value-type="float" office:value="0.0298503">
                <text:p>0.0298503</text:p>
              </table:table-cell>
            </table:table-row>
            <table:table-row>
              <table:table-cell office:value-type="string">
                <text:p>0.00775</text:p>
              </table:table-cell>
              <table:table-cell office:value-type="float" office:value="0.0010640913">
                <text:p>0.0010640913</text:p>
              </table:table-cell>
              <table:table-cell office:value-type="float" office:value="0.0298011">
                <text:p>0.0298011</text:p>
              </table:table-cell>
              <table:table-cell office:value-type="float" office:value="0.0298011">
                <text:p>0.0298011</text:p>
              </table:table-cell>
            </table:table-row>
            <table:table-row>
              <table:table-cell office:value-type="string">
                <text:p>0.007747</text:p>
              </table:table-cell>
              <table:table-cell office:value-type="float" office:value="0.0010620016">
                <text:p>0.0010620016</text:p>
              </table:table-cell>
              <table:table-cell office:value-type="float" office:value="0.0297521">
                <text:p>0.0297521</text:p>
              </table:table-cell>
              <table:table-cell office:value-type="float" office:value="0.0297521">
                <text:p>0.0297521</text:p>
              </table:table-cell>
            </table:table-row>
            <table:table-row>
              <table:table-cell office:value-type="string">
                <text:p>0.007744</text:p>
              </table:table-cell>
              <table:table-cell office:value-type="float" office:value="0.0010599161">
                <text:p>0.0010599161</text:p>
              </table:table-cell>
              <table:table-cell office:value-type="float" office:value="0.0297032">
                <text:p>0.0297032</text:p>
              </table:table-cell>
              <table:table-cell office:value-type="float" office:value="0.0297032">
                <text:p>0.0297032</text:p>
              </table:table-cell>
            </table:table-row>
            <table:table-row>
              <table:table-cell office:value-type="string">
                <text:p>0.007741</text:p>
              </table:table-cell>
              <table:table-cell office:value-type="float" office:value="0.0010578347">
                <text:p>0.0010578347</text:p>
              </table:table-cell>
              <table:table-cell office:value-type="float" office:value="0.0296544">
                <text:p>0.0296544</text:p>
              </table:table-cell>
              <table:table-cell office:value-type="float" office:value="0.0296544">
                <text:p>0.0296544</text:p>
              </table:table-cell>
            </table:table-row>
            <table:table-row>
              <table:table-cell office:value-type="string">
                <text:p>0.007738</text:p>
              </table:table-cell>
              <table:table-cell office:value-type="float" office:value="0.0010557574">
                <text:p>0.0010557574</text:p>
              </table:table-cell>
              <table:table-cell office:value-type="float" office:value="0.0296057">
                <text:p>0.0296057</text:p>
              </table:table-cell>
              <table:table-cell office:value-type="float" office:value="0.0296057">
                <text:p>0.0296057</text:p>
              </table:table-cell>
            </table:table-row>
            <table:table-row>
              <table:table-cell office:value-type="string">
                <text:p>0.007736</text:p>
              </table:table-cell>
              <table:table-cell office:value-type="float" office:value="0.0010536843">
                <text:p>0.0010536843</text:p>
              </table:table-cell>
              <table:table-cell office:value-type="float" office:value="0.0295572">
                <text:p>0.0295572</text:p>
              </table:table-cell>
              <table:table-cell office:value-type="float" office:value="0.0295572">
                <text:p>0.0295572</text:p>
              </table:table-cell>
            </table:table-row>
            <table:table-row>
              <table:table-cell office:value-type="string">
                <text:p>0.007733</text:p>
              </table:table-cell>
              <table:table-cell office:value-type="float" office:value="0.0010516153">
                <text:p>0.0010516153</text:p>
              </table:table-cell>
              <table:table-cell office:value-type="float" office:value="0.0295087">
                <text:p>0.0295087</text:p>
              </table:table-cell>
              <table:table-cell office:value-type="float" office:value="0.0332416">
                <text:p>0.0332416</text:p>
              </table:table-cell>
            </table:table-row>
            <table:table-row>
              <table:table-cell office:value-type="string">
                <text:p>0.00773</text:p>
              </table:table-cell>
              <table:table-cell office:value-type="float" office:value="0.0010495504">
                <text:p>0.0010495504</text:p>
              </table:table-cell>
              <table:table-cell office:value-type="float" office:value="0.0294604">
                <text:p>0.0294604</text:p>
              </table:table-cell>
              <table:table-cell office:value-type="float" office:value="0.0332105">
                <text:p>0.0332105</text:p>
              </table:table-cell>
            </table:table-row>
            <table:table-row>
              <table:table-cell office:value-type="string">
                <text:p>0.007727</text:p>
              </table:table-cell>
              <table:table-cell office:value-type="float" office:value="0.0010474901">
                <text:p>0.0010474901</text:p>
              </table:table-cell>
              <table:table-cell office:value-type="float" office:value="0.0294122">
                <text:p>0.0294122</text:p>
              </table:table-cell>
              <table:table-cell office:value-type="float" office:value="0.0294122">
                <text:p>0.0294122</text:p>
              </table:table-cell>
            </table:table-row>
            <table:table-row>
              <table:table-cell office:value-type="string">
                <text:p>0.007724</text:p>
              </table:table-cell>
              <table:table-cell office:value-type="float" office:value="0.0010454336">
                <text:p>0.0010454336</text:p>
              </table:table-cell>
              <table:table-cell office:value-type="float" office:value="0.0293641">
                <text:p>0.0293641</text:p>
              </table:table-cell>
              <table:table-cell office:value-type="float" office:value="0.0331483">
                <text:p>0.0331483</text:p>
              </table:table-cell>
            </table:table-row>
            <table:table-row>
              <table:table-cell office:value-type="string">
                <text:p>0.007721</text:p>
              </table:table-cell>
              <table:table-cell office:value-type="float" office:value="0.0010433812">
                <text:p>0.0010433812</text:p>
              </table:table-cell>
              <table:table-cell office:value-type="float" office:value="0.0293161">
                <text:p>0.0293161</text:p>
              </table:table-cell>
              <table:table-cell office:value-type="float" office:value="0.0293161">
                <text:p>0.0293161</text:p>
              </table:table-cell>
            </table:table-row>
            <table:table-row>
              <table:table-cell office:value-type="string">
                <text:p>0.007718</text:p>
              </table:table-cell>
              <table:table-cell office:value-type="float" office:value="0.0010413329">
                <text:p>0.0010413329</text:p>
              </table:table-cell>
              <table:table-cell office:value-type="float" office:value="0.0292683">
                <text:p>0.0292683</text:p>
              </table:table-cell>
              <table:table-cell office:value-type="float" office:value="0.0292683">
                <text:p>0.0292683</text:p>
              </table:table-cell>
            </table:table-row>
            <table:table-row>
              <table:table-cell office:value-type="string">
                <text:p>0.007715</text:p>
              </table:table-cell>
              <table:table-cell office:value-type="float" office:value="0.0010392888">
                <text:p>0.0010392888</text:p>
              </table:table-cell>
              <table:table-cell office:value-type="float" office:value="0.0292205">
                <text:p>0.0292205</text:p>
              </table:table-cell>
              <table:table-cell office:value-type="float" office:value="0.0292205">
                <text:p>0.0292205</text:p>
              </table:table-cell>
            </table:table-row>
            <table:table-row>
              <table:table-cell office:value-type="string">
                <text:p>0.007712</text:p>
              </table:table-cell>
              <table:table-cell office:value-type="float" office:value="0.0010372488">
                <text:p>0.0010372488</text:p>
              </table:table-cell>
              <table:table-cell office:value-type="float" office:value="0.0291729">
                <text:p>0.0291729</text:p>
              </table:table-cell>
              <table:table-cell office:value-type="float" office:value="0.0291729">
                <text:p>0.0291729</text:p>
              </table:table-cell>
            </table:table-row>
            <table:table-row>
              <table:table-cell office:value-type="string">
                <text:p>0.007709</text:p>
              </table:table-cell>
              <table:table-cell office:value-type="float" office:value="0.001035213">
                <text:p>0.001035213</text:p>
              </table:table-cell>
              <table:table-cell office:value-type="float" office:value="0.0291254">
                <text:p>0.0291254</text:p>
              </table:table-cell>
              <table:table-cell office:value-type="float" office:value="0.0291254">
                <text:p>0.0291254</text:p>
              </table:table-cell>
            </table:table-row>
            <table:table-row>
              <table:table-cell office:value-type="string">
                <text:p>0.007706</text:p>
              </table:table-cell>
              <table:table-cell office:value-type="float" office:value="0.0010331814">
                <text:p>0.0010331814</text:p>
              </table:table-cell>
              <table:table-cell office:value-type="float" office:value="0.029078">
                <text:p>0.029078</text:p>
              </table:table-cell>
              <table:table-cell office:value-type="float" office:value="0.029078">
                <text:p>0.029078</text:p>
              </table:table-cell>
            </table:table-row>
            <table:table-row>
              <table:table-cell office:value-type="string">
                <text:p>0.007703</text:p>
              </table:table-cell>
              <table:table-cell office:value-type="float" office:value="0.0010311538">
                <text:p>0.0010311538</text:p>
              </table:table-cell>
              <table:table-cell office:value-type="float" office:value="0.0290308">
                <text:p>0.0290308</text:p>
              </table:table-cell>
              <table:table-cell office:value-type="float" office:value="0.0290308">
                <text:p>0.0290308</text:p>
              </table:table-cell>
            </table:table-row>
            <table:table-row>
              <table:table-cell office:value-type="string">
                <text:p>0.0077</text:p>
              </table:table-cell>
              <table:table-cell office:value-type="float" office:value="0.0010291308">
                <text:p>0.0010291308</text:p>
              </table:table-cell>
              <table:table-cell office:value-type="float" office:value="0.0289836">
                <text:p>0.0289836</text:p>
              </table:table-cell>
              <table:table-cell office:value-type="float" office:value="0.0289836">
                <text:p>0.0289836</text:p>
              </table:table-cell>
            </table:table-row>
            <table:table-row>
              <table:table-cell office:value-type="string">
                <text:p>0.007698</text:p>
              </table:table-cell>
              <table:table-cell office:value-type="float" office:value="0.0010271115">
                <text:p>0.0010271115</text:p>
              </table:table-cell>
              <table:table-cell office:value-type="float" office:value="0.0289366">
                <text:p>0.0289366</text:p>
              </table:table-cell>
              <table:table-cell office:value-type="float" office:value="0.0289366">
                <text:p>0.0289366</text:p>
              </table:table-cell>
            </table:table-row>
            <table:table-row>
              <table:table-cell office:value-type="string">
                <text:p>0.007695</text:p>
              </table:table-cell>
              <table:table-cell office:value-type="float" office:value="0.0010250964">
                <text:p>0.0010250964</text:p>
              </table:table-cell>
              <table:table-cell office:value-type="float" office:value="0.0288896">
                <text:p>0.0288896</text:p>
              </table:table-cell>
              <table:table-cell office:value-type="float" office:value="0.0288896">
                <text:p>0.0288896</text:p>
              </table:table-cell>
            </table:table-row>
            <table:table-row>
              <table:table-cell office:value-type="string">
                <text:p>0.007692</text:p>
              </table:table-cell>
              <table:table-cell office:value-type="float" office:value="0.0010230855">
                <text:p>0.0010230855</text:p>
              </table:table-cell>
              <table:table-cell office:value-type="float" office:value="0.0288428">
                <text:p>0.0288428</text:p>
              </table:table-cell>
              <table:table-cell office:value-type="float" office:value="0.0288428">
                <text:p>0.0288428</text:p>
              </table:table-cell>
            </table:table-row>
            <table:table-row>
              <table:table-cell office:value-type="string">
                <text:p>0.007689</text:p>
              </table:table-cell>
              <table:table-cell office:value-type="float" office:value="0.0010210787">
                <text:p>0.0010210787</text:p>
              </table:table-cell>
              <table:table-cell office:value-type="float" office:value="0.0287962">
                <text:p>0.0287962</text:p>
              </table:table-cell>
              <table:table-cell office:value-type="float" office:value="0.0287962">
                <text:p>0.0287962</text:p>
              </table:table-cell>
            </table:table-row>
            <table:table-row>
              <table:table-cell office:value-type="string">
                <text:p>0.007686</text:p>
              </table:table-cell>
              <table:table-cell office:value-type="float" office:value="0.0010190761">
                <text:p>0.0010190761</text:p>
              </table:table-cell>
              <table:table-cell office:value-type="float" office:value="0.0287496">
                <text:p>0.0287496</text:p>
              </table:table-cell>
              <table:table-cell office:value-type="float" office:value="0.0287496">
                <text:p>0.0287496</text:p>
              </table:table-cell>
            </table:table-row>
            <table:table-row>
              <table:table-cell office:value-type="string">
                <text:p>0.007683</text:p>
              </table:table-cell>
              <table:table-cell office:value-type="float" office:value="0.0010170776">
                <text:p>0.0010170776</text:p>
              </table:table-cell>
              <table:table-cell office:value-type="float" office:value="0.0287031">
                <text:p>0.0287031</text:p>
              </table:table-cell>
              <table:table-cell office:value-type="float" office:value="0.0287031">
                <text:p>0.0287031</text:p>
              </table:table-cell>
            </table:table-row>
            <table:table-row>
              <table:table-cell office:value-type="string">
                <text:p>0.00768</text:p>
              </table:table-cell>
              <table:table-cell office:value-type="float" office:value="0.0010150832">
                <text:p>0.0010150832</text:p>
              </table:table-cell>
              <table:table-cell office:value-type="float" office:value="0.0286568">
                <text:p>0.0286568</text:p>
              </table:table-cell>
              <table:table-cell office:value-type="float" office:value="0.0286568">
                <text:p>0.0286568</text:p>
              </table:table-cell>
            </table:table-row>
            <table:table-row>
              <table:table-cell office:value-type="string">
                <text:p>0.007677</text:p>
              </table:table-cell>
              <table:table-cell office:value-type="float" office:value="0.0010130933">
                <text:p>0.0010130933</text:p>
              </table:table-cell>
              <table:table-cell office:value-type="float" office:value="0.0286106">
                <text:p>0.0286106</text:p>
              </table:table-cell>
              <table:table-cell office:value-type="float" office:value="0.0286106">
                <text:p>0.0286106</text:p>
              </table:table-cell>
            </table:table-row>
            <table:table-row>
              <table:table-cell office:value-type="string">
                <text:p>0.007674</text:p>
              </table:table-cell>
              <table:table-cell office:value-type="float" office:value="0.0010111072">
                <text:p>0.0010111072</text:p>
              </table:table-cell>
              <table:table-cell office:value-type="float" office:value="0.0285645">
                <text:p>0.0285645</text:p>
              </table:table-cell>
              <table:table-cell office:value-type="float" office:value="0.0285645">
                <text:p>0.0285645</text:p>
              </table:table-cell>
            </table:table-row>
            <table:table-row>
              <table:table-cell office:value-type="string">
                <text:p>0.007671</text:p>
              </table:table-cell>
              <table:table-cell office:value-type="float" office:value="0.0010091253">
                <text:p>0.0010091253</text:p>
              </table:table-cell>
              <table:table-cell office:value-type="float" office:value="0.0285185">
                <text:p>0.0285185</text:p>
              </table:table-cell>
              <table:table-cell office:value-type="float" office:value="0.0285185">
                <text:p>0.0285185</text:p>
              </table:table-cell>
            </table:table-row>
            <table:table-row>
              <table:table-cell office:value-type="string">
                <text:p>0.007668</text:p>
              </table:table-cell>
              <table:table-cell office:value-type="float" office:value="0.0010071476">
                <text:p>0.0010071476</text:p>
              </table:table-cell>
              <table:table-cell office:value-type="float" office:value="0.0284726">
                <text:p>0.0284726</text:p>
              </table:table-cell>
              <table:table-cell office:value-type="float" office:value="0.0284726">
                <text:p>0.0284726</text:p>
              </table:table-cell>
            </table:table-row>
            <table:table-row>
              <table:table-cell office:value-type="string">
                <text:p>0.007665</text:p>
              </table:table-cell>
              <table:table-cell office:value-type="float" office:value="0.001005174">
                <text:p>0.001005174</text:p>
              </table:table-cell>
              <table:table-cell office:value-type="float" office:value="0.0284269">
                <text:p>0.0284269</text:p>
              </table:table-cell>
              <table:table-cell office:value-type="float" office:value="0.0284269">
                <text:p>0.0284269</text:p>
              </table:table-cell>
            </table:table-row>
            <table:table-row>
              <table:table-cell office:value-type="string">
                <text:p>0.007662</text:p>
              </table:table-cell>
              <table:table-cell office:value-type="float" office:value="0.0010032045">
                <text:p>0.0010032045</text:p>
              </table:table-cell>
              <table:table-cell office:value-type="float" office:value="0.0283812">
                <text:p>0.0283812</text:p>
              </table:table-cell>
              <table:table-cell office:value-type="float" office:value="0.0283812">
                <text:p>0.0283812</text:p>
              </table:table-cell>
            </table:table-row>
            <table:table-row>
              <table:table-cell office:value-type="string">
                <text:p>0.007659</text:p>
              </table:table-cell>
              <table:table-cell office:value-type="float" office:value="0.0010012391">
                <text:p>0.0010012391</text:p>
              </table:table-cell>
              <table:table-cell office:value-type="float" office:value="0.0283357">
                <text:p>0.0283357</text:p>
              </table:table-cell>
              <table:table-cell office:value-type="float" office:value="0.0283357">
                <text:p>0.0283357</text:p>
              </table:table-cell>
            </table:table-row>
            <table:table-row>
              <table:table-cell office:value-type="string">
                <text:p>0.007657</text:p>
              </table:table-cell>
              <table:table-cell office:value-type="float" office:value="0.0009992779">
                <text:p>0.0009992779</text:p>
              </table:table-cell>
              <table:table-cell office:value-type="float" office:value="0.0282903">
                <text:p>0.0282903</text:p>
              </table:table-cell>
              <table:table-cell office:value-type="float" office:value="0.0282903">
                <text:p>0.0282903</text:p>
              </table:table-cell>
            </table:table-row>
            <table:table-row>
              <table:table-cell office:value-type="string">
                <text:p>0.007654</text:p>
              </table:table-cell>
              <table:table-cell office:value-type="float" office:value="0.0009973209">
                <text:p>0.0009973209</text:p>
              </table:table-cell>
              <table:table-cell office:value-type="float" office:value="0.028245">
                <text:p>0.028245</text:p>
              </table:table-cell>
              <table:table-cell office:value-type="float" office:value="0.028245">
                <text:p>0.028245</text:p>
              </table:table-cell>
            </table:table-row>
            <table:table-row>
              <table:table-cell office:value-type="string">
                <text:p>0.007651</text:p>
              </table:table-cell>
              <table:table-cell office:value-type="float" office:value="0.0009953683">
                <text:p>0.0009953683</text:p>
              </table:table-cell>
              <table:table-cell office:value-type="float" office:value="0.0281998">
                <text:p>0.0281998</text:p>
              </table:table-cell>
              <table:table-cell office:value-type="float" office:value="0.0281998">
                <text:p>0.0281998</text:p>
              </table:table-cell>
            </table:table-row>
            <table:table-row>
              <table:table-cell office:value-type="string">
                <text:p>0.007648</text:p>
              </table:table-cell>
              <table:table-cell office:value-type="float" office:value="0.0009934195">
                <text:p>0.0009934195</text:p>
              </table:table-cell>
              <table:table-cell office:value-type="float" office:value="0.0281548">
                <text:p>0.0281548</text:p>
              </table:table-cell>
              <table:table-cell office:value-type="float" office:value="0.0281548">
                <text:p>0.0281548</text:p>
              </table:table-cell>
            </table:table-row>
            <table:table-row>
              <table:table-cell office:value-type="string">
                <text:p>0.007645</text:p>
              </table:table-cell>
              <table:table-cell office:value-type="float" office:value="0.0009914749">
                <text:p>0.0009914749</text:p>
              </table:table-cell>
              <table:table-cell office:value-type="float" office:value="0.0281099">
                <text:p>0.0281099</text:p>
              </table:table-cell>
              <table:table-cell office:value-type="float" office:value="0.0281099">
                <text:p>0.0281099</text:p>
              </table:table-cell>
            </table:table-row>
            <table:table-row>
              <table:table-cell office:value-type="string">
                <text:p>0.007642</text:p>
              </table:table-cell>
              <table:table-cell office:value-type="float" office:value="0.0009895345">
                <text:p>0.0009895345</text:p>
              </table:table-cell>
              <table:table-cell office:value-type="float" office:value="0.028065">
                <text:p>0.028065</text:p>
              </table:table-cell>
              <table:table-cell office:value-type="float" office:value="0.028065">
                <text:p>0.028065</text:p>
              </table:table-cell>
            </table:table-row>
            <table:table-row>
              <table:table-cell office:value-type="string">
                <text:p>0.007639</text:p>
              </table:table-cell>
              <table:table-cell office:value-type="float" office:value="0.000987598099999999">
                <text:p>0.000987598099999999</text:p>
              </table:table-cell>
              <table:table-cell office:value-type="float" office:value="0.0280203">
                <text:p>0.0280203</text:p>
              </table:table-cell>
              <table:table-cell office:value-type="float" office:value="0.0280203">
                <text:p>0.0280203</text:p>
              </table:table-cell>
            </table:table-row>
            <table:table-row>
              <table:table-cell office:value-type="string">
                <text:p>0.007636</text:p>
              </table:table-cell>
              <table:table-cell office:value-type="float" office:value="0.000985666">
                <text:p>0.000985666</text:p>
              </table:table-cell>
              <table:table-cell office:value-type="float" office:value="0.0279757">
                <text:p>0.0279757</text:p>
              </table:table-cell>
              <table:table-cell office:value-type="float" office:value="0.0279757">
                <text:p>0.0279757</text:p>
              </table:table-cell>
            </table:table-row>
            <table:table-row>
              <table:table-cell office:value-type="string">
                <text:p>0.007633</text:p>
              </table:table-cell>
              <table:table-cell office:value-type="float" office:value="0.0009837379">
                <text:p>0.0009837379</text:p>
              </table:table-cell>
              <table:table-cell office:value-type="float" office:value="0.0279313">
                <text:p>0.0279313</text:p>
              </table:table-cell>
              <table:table-cell office:value-type="float" office:value="0.0279313">
                <text:p>0.0279313</text:p>
              </table:table-cell>
            </table:table-row>
            <table:table-row>
              <table:table-cell office:value-type="string">
                <text:p>0.00763</text:p>
              </table:table-cell>
              <table:table-cell office:value-type="float" office:value="0.0009818141">
                <text:p>0.0009818141</text:p>
              </table:table-cell>
              <table:table-cell office:value-type="float" office:value="0.0278869">
                <text:p>0.0278869</text:p>
              </table:table-cell>
              <table:table-cell office:value-type="float" office:value="0.0278869">
                <text:p>0.0278869</text:p>
              </table:table-cell>
            </table:table-row>
            <table:table-row>
              <table:table-cell office:value-type="string">
                <text:p>0.007627</text:p>
              </table:table-cell>
              <table:table-cell office:value-type="float" office:value="0.0009798947">
                <text:p>0.0009798947</text:p>
              </table:table-cell>
              <table:table-cell office:value-type="float" office:value="0.0278427">
                <text:p>0.0278427</text:p>
              </table:table-cell>
              <table:table-cell office:value-type="float" office:value="0.0278427">
                <text:p>0.0278427</text:p>
              </table:table-cell>
            </table:table-row>
            <table:table-row>
              <table:table-cell office:value-type="string">
                <text:p>0.007624</text:p>
              </table:table-cell>
              <table:table-cell office:value-type="float" office:value="0.0009779791">
                <text:p>0.0009779791</text:p>
              </table:table-cell>
              <table:table-cell office:value-type="float" office:value="0.0277986">
                <text:p>0.0277986</text:p>
              </table:table-cell>
              <table:table-cell office:value-type="float" office:value="0.0277986">
                <text:p>0.0277986</text:p>
              </table:table-cell>
            </table:table-row>
            <table:table-row>
              <table:table-cell office:value-type="string">
                <text:p>0.007621</text:p>
              </table:table-cell>
              <table:table-cell office:value-type="float" office:value="0.0009760676">
                <text:p>0.0009760676</text:p>
              </table:table-cell>
              <table:table-cell office:value-type="float" office:value="0.0277546">
                <text:p>0.0277546</text:p>
              </table:table-cell>
              <table:table-cell office:value-type="float" office:value="0.0277546">
                <text:p>0.0277546</text:p>
              </table:table-cell>
            </table:table-row>
            <table:table-row>
              <table:table-cell office:value-type="string">
                <text:p>0.007619</text:p>
              </table:table-cell>
              <table:table-cell office:value-type="float" office:value="0.0009741603">
                <text:p>0.0009741603</text:p>
              </table:table-cell>
              <table:table-cell office:value-type="float" office:value="0.0277107">
                <text:p>0.0277107</text:p>
              </table:table-cell>
              <table:table-cell office:value-type="float" office:value="0.0277107">
                <text:p>0.0277107</text:p>
              </table:table-cell>
            </table:table-row>
            <table:table-row>
              <table:table-cell office:value-type="string">
                <text:p>0.007616</text:p>
              </table:table-cell>
              <table:table-cell office:value-type="float" office:value="0.0009722572">
                <text:p>0.0009722572</text:p>
              </table:table-cell>
              <table:table-cell office:value-type="float" office:value="0.0276669">
                <text:p>0.0276669</text:p>
              </table:table-cell>
              <table:table-cell office:value-type="float" office:value="0.0320319">
                <text:p>0.0320319</text:p>
              </table:table-cell>
            </table:table-row>
            <table:table-row>
              <table:table-cell office:value-type="string">
                <text:p>0.007613</text:p>
              </table:table-cell>
              <table:table-cell office:value-type="float" office:value="0.0009703582">
                <text:p>0.0009703582</text:p>
              </table:table-cell>
              <table:table-cell office:value-type="float" office:value="0.0276233">
                <text:p>0.0276233</text:p>
              </table:table-cell>
              <table:table-cell office:value-type="float" office:value="0.0276233">
                <text:p>0.0276233</text:p>
              </table:table-cell>
            </table:table-row>
            <table:table-row>
              <table:table-cell office:value-type="string">
                <text:p>0.00761</text:p>
              </table:table-cell>
              <table:table-cell office:value-type="float" office:value="0.0009684634">
                <text:p>0.0009684634</text:p>
              </table:table-cell>
              <table:table-cell office:value-type="float" office:value="0.0275797">
                <text:p>0.0275797</text:p>
              </table:table-cell>
              <table:table-cell office:value-type="float" office:value="0.0275797">
                <text:p>0.0275797</text:p>
              </table:table-cell>
            </table:table-row>
            <table:table-row>
              <table:table-cell office:value-type="string">
                <text:p>0.007607</text:p>
              </table:table-cell>
              <table:table-cell office:value-type="float" office:value="0.0009665726">
                <text:p>0.0009665726</text:p>
              </table:table-cell>
              <table:table-cell office:value-type="float" office:value="0.0275363">
                <text:p>0.0275363</text:p>
              </table:table-cell>
              <table:table-cell office:value-type="float" office:value="0.0275363">
                <text:p>0.0275363</text:p>
              </table:table-cell>
            </table:table-row>
            <table:table-row>
              <table:table-cell office:value-type="string">
                <text:p>0.007604</text:p>
              </table:table-cell>
              <table:table-cell office:value-type="float" office:value="0.0009646861">
                <text:p>0.0009646861</text:p>
              </table:table-cell>
              <table:table-cell office:value-type="float" office:value="0.027493">
                <text:p>0.027493</text:p>
              </table:table-cell>
              <table:table-cell office:value-type="float" office:value="0.0319151">
                <text:p>0.0319151</text:p>
              </table:table-cell>
            </table:table-row>
            <table:table-row>
              <table:table-cell office:value-type="string">
                <text:p>0.007601</text:p>
              </table:table-cell>
              <table:table-cell office:value-type="float" office:value="0.0009628039">
                <text:p>0.0009628039</text:p>
              </table:table-cell>
              <table:table-cell office:value-type="float" office:value="0.0274498">
                <text:p>0.0274498</text:p>
              </table:table-cell>
              <table:table-cell office:value-type="float" office:value="0.0274498">
                <text:p>0.0274498</text:p>
              </table:table-cell>
            </table:table-row>
            <table:table-row>
              <table:table-cell office:value-type="string">
                <text:p>0.007598</text:p>
              </table:table-cell>
              <table:table-cell office:value-type="float" office:value="0.0009609256">
                <text:p>0.0009609256</text:p>
              </table:table-cell>
              <table:table-cell office:value-type="float" office:value="0.0274068">
                <text:p>0.0274068</text:p>
              </table:table-cell>
              <table:table-cell office:value-type="float" office:value="0.0274068">
                <text:p>0.0274068</text:p>
              </table:table-cell>
            </table:table-row>
            <table:table-row>
              <table:table-cell office:value-type="string">
                <text:p>0.007595</text:p>
              </table:table-cell>
              <table:table-cell office:value-type="float" office:value="0.0009590515">
                <text:p>0.0009590515</text:p>
              </table:table-cell>
              <table:table-cell office:value-type="float" office:value="0.0273638">
                <text:p>0.0273638</text:p>
              </table:table-cell>
              <table:table-cell office:value-type="float" office:value="0.0273638">
                <text:p>0.0273638</text:p>
              </table:table-cell>
            </table:table-row>
            <table:table-row>
              <table:table-cell office:value-type="string">
                <text:p>0.007592</text:p>
              </table:table-cell>
              <table:table-cell office:value-type="float" office:value="0.0009571816">
                <text:p>0.0009571816</text:p>
              </table:table-cell>
              <table:table-cell office:value-type="float" office:value="0.027321">
                <text:p>0.027321</text:p>
              </table:table-cell>
              <table:table-cell office:value-type="float" office:value="0.027321">
                <text:p>0.027321</text:p>
              </table:table-cell>
            </table:table-row>
            <table:table-row>
              <table:table-cell office:value-type="string">
                <text:p>0.007589</text:p>
              </table:table-cell>
              <table:table-cell office:value-type="float" office:value="0.0009553157">
                <text:p>0.0009553157</text:p>
              </table:table-cell>
              <table:table-cell office:value-type="float" office:value="0.0272783">
                <text:p>0.0272783</text:p>
              </table:table-cell>
              <table:table-cell office:value-type="float" office:value="0.0272783">
                <text:p>0.0272783</text:p>
              </table:table-cell>
            </table:table-row>
            <table:table-row>
              <table:table-cell office:value-type="string">
                <text:p>0.007586</text:p>
              </table:table-cell>
              <table:table-cell office:value-type="float" office:value="0.000953454">
                <text:p>0.000953454</text:p>
              </table:table-cell>
              <table:table-cell office:value-type="float" office:value="0.0272357">
                <text:p>0.0272357</text:p>
              </table:table-cell>
              <table:table-cell office:value-type="float" office:value="0.0272357">
                <text:p>0.0272357</text:p>
              </table:table-cell>
            </table:table-row>
            <table:table-row>
              <table:table-cell office:value-type="string">
                <text:p>0.007583</text:p>
              </table:table-cell>
              <table:table-cell office:value-type="float" office:value="0.0009515965">
                <text:p>0.0009515965</text:p>
              </table:table-cell>
              <table:table-cell office:value-type="float" office:value="0.0271932">
                <text:p>0.0271932</text:p>
              </table:table-cell>
              <table:table-cell office:value-type="float" office:value="0.0271932">
                <text:p>0.0271932</text:p>
              </table:table-cell>
            </table:table-row>
            <table:table-row>
              <table:table-cell office:value-type="string">
                <text:p>0.007581</text:p>
              </table:table-cell>
              <table:table-cell office:value-type="float" office:value="0.0009497431">
                <text:p>0.0009497431</text:p>
              </table:table-cell>
              <table:table-cell office:value-type="float" office:value="0.0271508">
                <text:p>0.0271508</text:p>
              </table:table-cell>
              <table:table-cell office:value-type="float" office:value="0.0271508">
                <text:p>0.0271508</text:p>
              </table:table-cell>
            </table:table-row>
            <table:table-row>
              <table:table-cell office:value-type="string">
                <text:p>0.007578</text:p>
              </table:table-cell>
              <table:table-cell office:value-type="float" office:value="0.0009478941">
                <text:p>0.0009478941</text:p>
              </table:table-cell>
              <table:table-cell office:value-type="float" office:value="0.0271086">
                <text:p>0.0271086</text:p>
              </table:table-cell>
              <table:table-cell office:value-type="float" office:value="0.0271086">
                <text:p>0.0271086</text:p>
              </table:table-cell>
            </table:table-row>
            <table:table-row>
              <table:table-cell office:value-type="string">
                <text:p>0.007575</text:p>
              </table:table-cell>
              <table:table-cell office:value-type="float" office:value="0.000946049">
                <text:p>0.000946049</text:p>
              </table:table-cell>
              <table:table-cell office:value-type="float" office:value="0.0270664">
                <text:p>0.0270664</text:p>
              </table:table-cell>
              <table:table-cell office:value-type="float" office:value="0.0270664">
                <text:p>0.0270664</text:p>
              </table:table-cell>
            </table:table-row>
            <table:table-row>
              <table:table-cell office:value-type="string">
                <text:p>0.007572</text:p>
              </table:table-cell>
              <table:table-cell office:value-type="float" office:value="0.000944208">
                <text:p>0.000944208</text:p>
              </table:table-cell>
              <table:table-cell office:value-type="float" office:value="0.0270244">
                <text:p>0.0270244</text:p>
              </table:table-cell>
              <table:table-cell office:value-type="float" office:value="0.0270244">
                <text:p>0.0270244</text:p>
              </table:table-cell>
            </table:table-row>
            <table:table-row>
              <table:table-cell office:value-type="string">
                <text:p>0.007569</text:p>
              </table:table-cell>
              <table:table-cell office:value-type="float" office:value="0.0009423712">
                <text:p>0.0009423712</text:p>
              </table:table-cell>
              <table:table-cell office:value-type="float" office:value="0.0269825">
                <text:p>0.0269825</text:p>
              </table:table-cell>
              <table:table-cell office:value-type="float" office:value="0.0269825">
                <text:p>0.0269825</text:p>
              </table:table-cell>
            </table:table-row>
            <table:table-row>
              <table:table-cell office:value-type="string">
                <text:p>0.007566</text:p>
              </table:table-cell>
              <table:table-cell office:value-type="float" office:value="0.0009405386">
                <text:p>0.0009405386</text:p>
              </table:table-cell>
              <table:table-cell office:value-type="float" office:value="0.0269407">
                <text:p>0.0269407</text:p>
              </table:table-cell>
              <table:table-cell office:value-type="float" office:value="0.0315405">
                <text:p>0.0315405</text:p>
              </table:table-cell>
            </table:table-row>
            <table:table-row>
              <table:table-cell office:value-type="string">
                <text:p>0.007563</text:p>
              </table:table-cell>
              <table:table-cell office:value-type="float" office:value="0.00093871">
                <text:p>0.00093871</text:p>
              </table:table-cell>
              <table:table-cell office:value-type="float" office:value="0.0268991">
                <text:p>0.0268991</text:p>
              </table:table-cell>
              <table:table-cell office:value-type="float" office:value="0.0268991">
                <text:p>0.0268991</text:p>
              </table:table-cell>
            </table:table-row>
            <table:table-row>
              <table:table-cell office:value-type="string">
                <text:p>0.00756</text:p>
              </table:table-cell>
              <table:table-cell office:value-type="float" office:value="0.0009368856">
                <text:p>0.0009368856</text:p>
              </table:table-cell>
              <table:table-cell office:value-type="float" office:value="0.0268575">
                <text:p>0.0268575</text:p>
              </table:table-cell>
              <table:table-cell office:value-type="float" office:value="0.0268575">
                <text:p>0.0268575</text:p>
              </table:table-cell>
            </table:table-row>
            <table:table-row>
              <table:table-cell office:value-type="string">
                <text:p>0.007557</text:p>
              </table:table-cell>
              <table:table-cell office:value-type="float" office:value="0.0009350654">
                <text:p>0.0009350654</text:p>
              </table:table-cell>
              <table:table-cell office:value-type="float" office:value="0.0268161">
                <text:p>0.0268161</text:p>
              </table:table-cell>
              <table:table-cell office:value-type="float" office:value="0.0268161">
                <text:p>0.0268161</text:p>
              </table:table-cell>
            </table:table-row>
            <table:table-row>
              <table:table-cell office:value-type="string">
                <text:p>0.007554</text:p>
              </table:table-cell>
              <table:table-cell office:value-type="float" office:value="0.0009332496">
                <text:p>0.0009332496</text:p>
              </table:table-cell>
              <table:table-cell office:value-type="float" office:value="0.0267748">
                <text:p>0.0267748</text:p>
              </table:table-cell>
              <table:table-cell office:value-type="float" office:value="0.0267748">
                <text:p>0.0267748</text:p>
              </table:table-cell>
            </table:table-row>
            <table:table-row>
              <table:table-cell office:value-type="string">
                <text:p>0.007551</text:p>
              </table:table-cell>
              <table:table-cell office:value-type="float" office:value="0.0009314377">
                <text:p>0.0009314377</text:p>
              </table:table-cell>
              <table:table-cell office:value-type="float" office:value="0.0267336">
                <text:p>0.0267336</text:p>
              </table:table-cell>
              <table:table-cell office:value-type="float" office:value="0.0267336">
                <text:p>0.0267336</text:p>
              </table:table-cell>
            </table:table-row>
            <table:table-row>
              <table:table-cell office:value-type="string">
                <text:p>0.007548</text:p>
              </table:table-cell>
              <table:table-cell office:value-type="float" office:value="0.0009296299">
                <text:p>0.0009296299</text:p>
              </table:table-cell>
              <table:table-cell office:value-type="float" office:value="0.0266925">
                <text:p>0.0266925</text:p>
              </table:table-cell>
              <table:table-cell office:value-type="float" office:value="0.0266925">
                <text:p>0.0266925</text:p>
              </table:table-cell>
            </table:table-row>
            <table:table-row>
              <table:table-cell office:value-type="string">
                <text:p>0.007545</text:p>
              </table:table-cell>
              <table:table-cell office:value-type="float" office:value="0.0009278262">
                <text:p>0.0009278262</text:p>
              </table:table-cell>
              <table:table-cell office:value-type="float" office:value="0.0266515">
                <text:p>0.0266515</text:p>
              </table:table-cell>
              <table:table-cell office:value-type="float" office:value="0.0266515">
                <text:p>0.0266515</text:p>
              </table:table-cell>
            </table:table-row>
            <table:table-row>
              <table:table-cell office:value-type="string">
                <text:p>0.007543</text:p>
              </table:table-cell>
              <table:table-cell office:value-type="float" office:value="0.0009260267">
                <text:p>0.0009260267</text:p>
              </table:table-cell>
              <table:table-cell office:value-type="float" office:value="0.0266107">
                <text:p>0.0266107</text:p>
              </table:table-cell>
              <table:table-cell office:value-type="float" office:value="0.0266107">
                <text:p>0.0266107</text:p>
              </table:table-cell>
            </table:table-row>
            <table:table-row>
              <table:table-cell office:value-type="string">
                <text:p>0.00754</text:p>
              </table:table-cell>
              <table:table-cell office:value-type="float" office:value="0.0009242314">
                <text:p>0.0009242314</text:p>
              </table:table-cell>
              <table:table-cell office:value-type="float" office:value="0.02657">
                <text:p>0.02657</text:p>
              </table:table-cell>
              <table:table-cell office:value-type="float" office:value="0.02657">
                <text:p>0.02657</text:p>
              </table:table-cell>
            </table:table-row>
            <table:table-row>
              <table:table-cell office:value-type="string">
                <text:p>0.007537</text:p>
              </table:table-cell>
              <table:table-cell office:value-type="float" office:value="0.0009224401">
                <text:p>0.0009224401</text:p>
              </table:table-cell>
              <table:table-cell office:value-type="float" office:value="0.0265294">
                <text:p>0.0265294</text:p>
              </table:table-cell>
              <table:table-cell office:value-type="float" office:value="0.0265294">
                <text:p>0.0265294</text:p>
              </table:table-cell>
            </table:table-row>
            <table:table-row>
              <table:table-cell office:value-type="string">
                <text:p>0.007534</text:p>
              </table:table-cell>
              <table:table-cell office:value-type="float" office:value="0.0009206531">
                <text:p>0.0009206531</text:p>
              </table:table-cell>
              <table:table-cell office:value-type="float" office:value="0.0264889">
                <text:p>0.0264889</text:p>
              </table:table-cell>
              <table:table-cell office:value-type="float" office:value="0.0264889">
                <text:p>0.0264889</text:p>
              </table:table-cell>
            </table:table-row>
            <table:table-row>
              <table:table-cell office:value-type="string">
                <text:p>0.007531</text:p>
              </table:table-cell>
              <table:table-cell office:value-type="float" office:value="0.0009188702">
                <text:p>0.0009188702</text:p>
              </table:table-cell>
              <table:table-cell office:value-type="float" office:value="0.0264485">
                <text:p>0.0264485</text:p>
              </table:table-cell>
              <table:table-cell office:value-type="float" office:value="0.0264485">
                <text:p>0.0264485</text:p>
              </table:table-cell>
            </table:table-row>
            <table:table-row>
              <table:table-cell office:value-type="string">
                <text:p>0.007528</text:p>
              </table:table-cell>
              <table:table-cell office:value-type="float" office:value="0.0009170917">
                <text:p>0.0009170917</text:p>
              </table:table-cell>
              <table:table-cell office:value-type="float" office:value="0.0264082">
                <text:p>0.0264082</text:p>
              </table:table-cell>
              <table:table-cell office:value-type="float" office:value="0.0264082">
                <text:p>0.0264082</text:p>
              </table:table-cell>
            </table:table-row>
            <table:table-row>
              <table:table-cell office:value-type="string">
                <text:p>0.007525</text:p>
              </table:table-cell>
              <table:table-cell office:value-type="float" office:value="0.0009153171">
                <text:p>0.0009153171</text:p>
              </table:table-cell>
              <table:table-cell office:value-type="float" office:value="0.0263681">
                <text:p>0.0263681</text:p>
              </table:table-cell>
              <table:table-cell office:value-type="float" office:value="0.0263681">
                <text:p>0.0263681</text:p>
              </table:table-cell>
            </table:table-row>
            <table:table-row>
              <table:table-cell office:value-type="string">
                <text:p>0.007522</text:p>
              </table:table-cell>
              <table:table-cell office:value-type="float" office:value="0.0009135466">
                <text:p>0.0009135466</text:p>
              </table:table-cell>
              <table:table-cell office:value-type="float" office:value="0.026328">
                <text:p>0.026328</text:p>
              </table:table-cell>
              <table:table-cell office:value-type="float" office:value="0.026328">
                <text:p>0.026328</text:p>
              </table:table-cell>
            </table:table-row>
            <table:table-row>
              <table:table-cell office:value-type="string">
                <text:p>0.007519</text:p>
              </table:table-cell>
              <table:table-cell office:value-type="float" office:value="0.0009117802">
                <text:p>0.0009117802</text:p>
              </table:table-cell>
              <table:table-cell office:value-type="float" office:value="0.0262881">
                <text:p>0.0262881</text:p>
              </table:table-cell>
              <table:table-cell office:value-type="float" office:value="0.0262881">
                <text:p>0.0262881</text:p>
              </table:table-cell>
            </table:table-row>
            <table:table-row>
              <table:table-cell office:value-type="string">
                <text:p>0.007516</text:p>
              </table:table-cell>
              <table:table-cell office:value-type="float" office:value="0.0009100181">
                <text:p>0.0009100181</text:p>
              </table:table-cell>
              <table:table-cell office:value-type="float" office:value="0.0262483">
                <text:p>0.0262483</text:p>
              </table:table-cell>
              <table:table-cell office:value-type="float" office:value="0.0262483">
                <text:p>0.0262483</text:p>
              </table:table-cell>
            </table:table-row>
            <table:table-row>
              <table:table-cell office:value-type="string">
                <text:p>0.007513</text:p>
              </table:table-cell>
              <table:table-cell office:value-type="float" office:value="0.00090826">
                <text:p>0.00090826</text:p>
              </table:table-cell>
              <table:table-cell office:value-type="float" office:value="0.0262087">
                <text:p>0.0262087</text:p>
              </table:table-cell>
              <table:table-cell office:value-type="float" office:value="0.0262087">
                <text:p>0.0262087</text:p>
              </table:table-cell>
            </table:table-row>
            <table:table-row>
              <table:table-cell office:value-type="string">
                <text:p>0.00751</text:p>
              </table:table-cell>
              <table:table-cell office:value-type="float" office:value="0.0009065061">
                <text:p>0.0009065061</text:p>
              </table:table-cell>
              <table:table-cell office:value-type="float" office:value="0.0261691">
                <text:p>0.0261691</text:p>
              </table:table-cell>
              <table:table-cell office:value-type="float" office:value="0.0310072">
                <text:p>0.0310072</text:p>
              </table:table-cell>
            </table:table-row>
            <table:table-row>
              <table:table-cell office:value-type="string">
                <text:p>0.007507</text:p>
              </table:table-cell>
              <table:table-cell office:value-type="float" office:value="0.0009047563">
                <text:p>0.0009047563</text:p>
              </table:table-cell>
              <table:table-cell office:value-type="float" office:value="0.0261297">
                <text:p>0.0261297</text:p>
              </table:table-cell>
              <table:table-cell office:value-type="float" office:value="0.0261297">
                <text:p>0.0261297</text:p>
              </table:table-cell>
            </table:table-row>
            <table:table-row>
              <table:table-cell office:value-type="string">
                <text:p>0.007505</text:p>
              </table:table-cell>
              <table:table-cell office:value-type="float" office:value="0.000903011">
                <text:p>0.000903011</text:p>
              </table:table-cell>
              <table:table-cell office:value-type="float" office:value="0.0260903">
                <text:p>0.0260903</text:p>
              </table:table-cell>
              <table:table-cell office:value-type="float" office:value="0.0260903">
                <text:p>0.0260903</text:p>
              </table:table-cell>
            </table:table-row>
            <table:table-row>
              <table:table-cell office:value-type="string">
                <text:p>0.007502</text:p>
              </table:table-cell>
              <table:table-cell office:value-type="float" office:value="0.0009012695">
                <text:p>0.0009012695</text:p>
              </table:table-cell>
              <table:table-cell office:value-type="float" office:value="0.0260511">
                <text:p>0.0260511</text:p>
              </table:table-cell>
              <table:table-cell office:value-type="float" office:value="0.0260511">
                <text:p>0.0260511</text:p>
              </table:table-cell>
            </table:table-row>
            <table:table-row>
              <table:table-cell office:value-type="string">
                <text:p>0.007499</text:p>
              </table:table-cell>
              <table:table-cell office:value-type="float" office:value="0.0008995323">
                <text:p>0.0008995323</text:p>
              </table:table-cell>
              <table:table-cell office:value-type="float" office:value="0.026012">
                <text:p>0.026012</text:p>
              </table:table-cell>
              <table:table-cell office:value-type="float" office:value="0.026012">
                <text:p>0.026012</text:p>
              </table:table-cell>
            </table:table-row>
            <table:table-row>
              <table:table-cell office:value-type="string">
                <text:p>0.007496</text:p>
              </table:table-cell>
              <table:table-cell office:value-type="float" office:value="0.0008977991">
                <text:p>0.0008977991</text:p>
              </table:table-cell>
              <table:table-cell office:value-type="float" office:value="0.025973">
                <text:p>0.025973</text:p>
              </table:table-cell>
              <table:table-cell office:value-type="float" office:value="0.025973">
                <text:p>0.025973</text:p>
              </table:table-cell>
            </table:table-row>
            <table:table-row>
              <table:table-cell office:value-type="string">
                <text:p>0.007493</text:p>
              </table:table-cell>
              <table:table-cell office:value-type="float" office:value="0.00089607">
                <text:p>0.00089607</text:p>
              </table:table-cell>
              <table:table-cell office:value-type="float" office:value="0.0259342">
                <text:p>0.0259342</text:p>
              </table:table-cell>
              <table:table-cell office:value-type="float" office:value="0.0259342">
                <text:p>0.0259342</text:p>
              </table:table-cell>
            </table:table-row>
            <table:table-row>
              <table:table-cell office:value-type="string">
                <text:p>0.00749</text:p>
              </table:table-cell>
              <table:table-cell office:value-type="float" office:value="0.0008943451">
                <text:p>0.0008943451</text:p>
              </table:table-cell>
              <table:table-cell office:value-type="float" office:value="0.0258954">
                <text:p>0.0258954</text:p>
              </table:table-cell>
              <table:table-cell office:value-type="float" office:value="0.0258954">
                <text:p>0.0258954</text:p>
              </table:table-cell>
            </table:table-row>
            <table:table-row>
              <table:table-cell office:value-type="string">
                <text:p>0.007487</text:p>
              </table:table-cell>
              <table:table-cell office:value-type="float" office:value="0.0008926244">
                <text:p>0.0008926244</text:p>
              </table:table-cell>
              <table:table-cell office:value-type="float" office:value="0.0258568">
                <text:p>0.0258568</text:p>
              </table:table-cell>
              <table:table-cell office:value-type="float" office:value="0.0258568">
                <text:p>0.0258568</text:p>
              </table:table-cell>
            </table:table-row>
            <table:table-row>
              <table:table-cell office:value-type="string">
                <text:p>0.007484</text:p>
              </table:table-cell>
              <table:table-cell office:value-type="float" office:value="0.0008909078">
                <text:p>0.0008909078</text:p>
              </table:table-cell>
              <table:table-cell office:value-type="float" office:value="0.0258183">
                <text:p>0.0258183</text:p>
              </table:table-cell>
              <table:table-cell office:value-type="float" office:value="0.0258183">
                <text:p>0.0258183</text:p>
              </table:table-cell>
            </table:table-row>
            <table:table-row>
              <table:table-cell office:value-type="string">
                <text:p>0.007481</text:p>
              </table:table-cell>
              <table:table-cell office:value-type="float" office:value="0.0008891954">
                <text:p>0.0008891954</text:p>
              </table:table-cell>
              <table:table-cell office:value-type="float" office:value="0.0257799">
                <text:p>0.0257799</text:p>
              </table:table-cell>
              <table:table-cell office:value-type="float" office:value="0.0257799">
                <text:p>0.0257799</text:p>
              </table:table-cell>
            </table:table-row>
            <table:table-row>
              <table:table-cell office:value-type="string">
                <text:p>0.007478</text:p>
              </table:table-cell>
              <table:table-cell office:value-type="float" office:value="0.0008874874">
                <text:p>0.0008874874</text:p>
              </table:table-cell>
              <table:table-cell office:value-type="float" office:value="0.0257416">
                <text:p>0.0257416</text:p>
              </table:table-cell>
              <table:table-cell office:value-type="float" office:value="0.0257416">
                <text:p>0.0257416</text:p>
              </table:table-cell>
            </table:table-row>
            <table:table-row>
              <table:table-cell office:value-type="string">
                <text:p>0.007475</text:p>
              </table:table-cell>
              <table:table-cell office:value-type="float" office:value="0.0008857832">
                <text:p>0.0008857832</text:p>
              </table:table-cell>
              <table:table-cell office:value-type="float" office:value="0.0257035">
                <text:p>0.0257035</text:p>
              </table:table-cell>
              <table:table-cell office:value-type="float" office:value="0.0257035">
                <text:p>0.0257035</text:p>
              </table:table-cell>
            </table:table-row>
            <table:table-row>
              <table:table-cell office:value-type="string">
                <text:p>0.007472</text:p>
              </table:table-cell>
              <table:table-cell office:value-type="float" office:value="0.0008840832">
                <text:p>0.0008840832</text:p>
              </table:table-cell>
              <table:table-cell office:value-type="float" office:value="0.0256654">
                <text:p>0.0256654</text:p>
              </table:table-cell>
              <table:table-cell office:value-type="float" office:value="0.0256654">
                <text:p>0.0256654</text:p>
              </table:table-cell>
            </table:table-row>
            <table:table-row>
              <table:table-cell office:value-type="string">
                <text:p>0.007469</text:p>
              </table:table-cell>
              <table:table-cell office:value-type="float" office:value="0.0008823874">
                <text:p>0.0008823874</text:p>
              </table:table-cell>
              <table:table-cell office:value-type="float" office:value="0.0256275">
                <text:p>0.0256275</text:p>
              </table:table-cell>
              <table:table-cell office:value-type="float" office:value="0.0256275">
                <text:p>0.0256275</text:p>
              </table:table-cell>
            </table:table-row>
            <table:table-row>
              <table:table-cell office:value-type="string">
                <text:p>0.007467</text:p>
              </table:table-cell>
              <table:table-cell office:value-type="float" office:value="0.0008806956">
                <text:p>0.0008806956</text:p>
              </table:table-cell>
              <table:table-cell office:value-type="float" office:value="0.0255897">
                <text:p>0.0255897</text:p>
              </table:table-cell>
              <table:table-cell office:value-type="float" office:value="0.0255897">
                <text:p>0.0255897</text:p>
              </table:table-cell>
            </table:table-row>
            <table:table-row>
              <table:table-cell office:value-type="string">
                <text:p>0.007464</text:p>
              </table:table-cell>
              <table:table-cell office:value-type="float" office:value="0.000879008">
                <text:p>0.000879008</text:p>
              </table:table-cell>
              <table:table-cell office:value-type="float" office:value="0.025552">
                <text:p>0.025552</text:p>
              </table:table-cell>
              <table:table-cell office:value-type="float" office:value="0.025552">
                <text:p>0.025552</text:p>
              </table:table-cell>
            </table:table-row>
            <table:table-row>
              <table:table-cell office:value-type="string">
                <text:p>0.007461</text:p>
              </table:table-cell>
              <table:table-cell office:value-type="float" office:value="0.0008773247">
                <text:p>0.0008773247</text:p>
              </table:table-cell>
              <table:table-cell office:value-type="float" office:value="0.0255144">
                <text:p>0.0255144</text:p>
              </table:table-cell>
              <table:table-cell office:value-type="float" office:value="0.0255144">
                <text:p>0.0255144</text:p>
              </table:table-cell>
            </table:table-row>
            <table:table-row>
              <table:table-cell office:value-type="string">
                <text:p>0.007458</text:p>
              </table:table-cell>
              <table:table-cell office:value-type="float" office:value="0.0008756454">
                <text:p>0.0008756454</text:p>
              </table:table-cell>
              <table:table-cell office:value-type="float" office:value="0.025477">
                <text:p>0.025477</text:p>
              </table:table-cell>
              <table:table-cell office:value-type="float" office:value="0.025477">
                <text:p>0.025477</text:p>
              </table:table-cell>
            </table:table-row>
            <table:table-row>
              <table:table-cell office:value-type="string">
                <text:p>0.007455</text:p>
              </table:table-cell>
              <table:table-cell office:value-type="float" office:value="0.0008739705">
                <text:p>0.0008739705</text:p>
              </table:table-cell>
              <table:table-cell office:value-type="float" office:value="0.0254396">
                <text:p>0.0254396</text:p>
              </table:table-cell>
              <table:table-cell office:value-type="float" office:value="0.0254396">
                <text:p>0.0254396</text:p>
              </table:table-cell>
            </table:table-row>
            <table:table-row>
              <table:table-cell office:value-type="string">
                <text:p>0.007452</text:p>
              </table:table-cell>
              <table:table-cell office:value-type="float" office:value="0.0008722995">
                <text:p>0.0008722995</text:p>
              </table:table-cell>
              <table:table-cell office:value-type="float" office:value="0.0254024">
                <text:p>0.0254024</text:p>
              </table:table-cell>
              <table:table-cell office:value-type="float" office:value="0.0254024">
                <text:p>0.0254024</text:p>
              </table:table-cell>
            </table:table-row>
            <table:table-row>
              <table:table-cell office:value-type="string">
                <text:p>0.007449</text:p>
              </table:table-cell>
              <table:table-cell office:value-type="float" office:value="0.0008706327">
                <text:p>0.0008706327</text:p>
              </table:table-cell>
              <table:table-cell office:value-type="float" office:value="0.0253653">
                <text:p>0.0253653</text:p>
              </table:table-cell>
              <table:table-cell office:value-type="float" office:value="0.0253653">
                <text:p>0.0253653</text:p>
              </table:table-cell>
            </table:table-row>
            <table:table-row>
              <table:table-cell office:value-type="string">
                <text:p>0.007446</text:p>
              </table:table-cell>
              <table:table-cell office:value-type="float" office:value="0.0008689699">
                <text:p>0.0008689699</text:p>
              </table:table-cell>
              <table:table-cell office:value-type="float" office:value="0.0253283">
                <text:p>0.0253283</text:p>
              </table:table-cell>
              <table:table-cell office:value-type="float" office:value="0.0253283">
                <text:p>0.0253283</text:p>
              </table:table-cell>
            </table:table-row>
            <table:table-row>
              <table:table-cell office:value-type="string">
                <text:p>0.007443</text:p>
              </table:table-cell>
              <table:table-cell office:value-type="float" office:value="0.0008673115">
                <text:p>0.0008673115</text:p>
              </table:table-cell>
              <table:table-cell office:value-type="float" office:value="0.0252914">
                <text:p>0.0252914</text:p>
              </table:table-cell>
              <table:table-cell office:value-type="float" office:value="0.0252914">
                <text:p>0.0252914</text:p>
              </table:table-cell>
            </table:table-row>
            <table:table-row>
              <table:table-cell office:value-type="string">
                <text:p>0.00744</text:p>
              </table:table-cell>
              <table:table-cell office:value-type="float" office:value="0.000865657">
                <text:p>0.000865657</text:p>
              </table:table-cell>
              <table:table-cell office:value-type="float" office:value="0.0252547">
                <text:p>0.0252547</text:p>
              </table:table-cell>
              <table:table-cell office:value-type="float" office:value="0.0252547">
                <text:p>0.0252547</text:p>
              </table:table-cell>
            </table:table-row>
            <table:table-row>
              <table:table-cell office:value-type="string">
                <text:p>0.007437</text:p>
              </table:table-cell>
              <table:table-cell office:value-type="float" office:value="0.0008640068">
                <text:p>0.0008640068</text:p>
              </table:table-cell>
              <table:table-cell office:value-type="float" office:value="0.025218">
                <text:p>0.025218</text:p>
              </table:table-cell>
              <table:table-cell office:value-type="float" office:value="0.025218">
                <text:p>0.025218</text:p>
              </table:table-cell>
            </table:table-row>
            <table:table-row>
              <table:table-cell office:value-type="string">
                <text:p>0.007434</text:p>
              </table:table-cell>
              <table:table-cell office:value-type="float" office:value="0.0008623607">
                <text:p>0.0008623607</text:p>
              </table:table-cell>
              <table:table-cell office:value-type="float" office:value="0.0251815">
                <text:p>0.0251815</text:p>
              </table:table-cell>
              <table:table-cell office:value-type="float" office:value="0.0251815">
                <text:p>0.0251815</text:p>
              </table:table-cell>
            </table:table-row>
            <table:table-row>
              <table:table-cell office:value-type="string">
                <text:p>0.007431</text:p>
              </table:table-cell>
              <table:table-cell office:value-type="float" office:value="0.0008607186">
                <text:p>0.0008607186</text:p>
              </table:table-cell>
              <table:table-cell office:value-type="float" office:value="0.0251451">
                <text:p>0.0251451</text:p>
              </table:table-cell>
              <table:table-cell office:value-type="float" office:value="0.0251451">
                <text:p>0.0251451</text:p>
              </table:table-cell>
            </table:table-row>
            <table:table-row>
              <table:table-cell office:value-type="string">
                <text:p>0.007429</text:p>
              </table:table-cell>
              <table:table-cell office:value-type="float" office:value="0.0008590811">
                <text:p>0.0008590811</text:p>
              </table:table-cell>
              <table:table-cell office:value-type="float" office:value="0.0251088">
                <text:p>0.0251088</text:p>
              </table:table-cell>
              <table:table-cell office:value-type="float" office:value="0.0251088">
                <text:p>0.0251088</text:p>
              </table:table-cell>
            </table:table-row>
            <table:table-row>
              <table:table-cell office:value-type="string">
                <text:p>0.007426</text:p>
              </table:table-cell>
              <table:table-cell office:value-type="float" office:value="0.0008574474">
                <text:p>0.0008574474</text:p>
              </table:table-cell>
              <table:table-cell office:value-type="float" office:value="0.0250726">
                <text:p>0.0250726</text:p>
              </table:table-cell>
              <table:table-cell office:value-type="float" office:value="0.0250726">
                <text:p>0.0250726</text:p>
              </table:table-cell>
            </table:table-row>
            <table:table-row>
              <table:table-cell office:value-type="string">
                <text:p>0.007423</text:p>
              </table:table-cell>
              <table:table-cell office:value-type="float" office:value="0.000855818">
                <text:p>0.000855818</text:p>
              </table:table-cell>
              <table:table-cell office:value-type="float" office:value="0.0250366">
                <text:p>0.0250366</text:p>
              </table:table-cell>
              <table:table-cell office:value-type="float" office:value="0.0250366">
                <text:p>0.0250366</text:p>
              </table:table-cell>
            </table:table-row>
            <table:table-row>
              <table:table-cell office:value-type="string">
                <text:p>0.00742</text:p>
              </table:table-cell>
              <table:table-cell office:value-type="float" office:value="0.0008541926">
                <text:p>0.0008541926</text:p>
              </table:table-cell>
              <table:table-cell office:value-type="float" office:value="0.0250006">
                <text:p>0.0250006</text:p>
              </table:table-cell>
              <table:table-cell office:value-type="float" office:value="0.0250006">
                <text:p>0.0250006</text:p>
              </table:table-cell>
            </table:table-row>
            <table:table-row>
              <table:table-cell office:value-type="string">
                <text:p>0.007417</text:p>
              </table:table-cell>
              <table:table-cell office:value-type="float" office:value="0.0008525713">
                <text:p>0.0008525713</text:p>
              </table:table-cell>
              <table:table-cell office:value-type="float" office:value="0.0249648">
                <text:p>0.0249648</text:p>
              </table:table-cell>
              <table:table-cell office:value-type="float" office:value="0.0249648">
                <text:p>0.0249648</text:p>
              </table:table-cell>
            </table:table-row>
            <table:table-row>
              <table:table-cell office:value-type="string">
                <text:p>0.007414</text:p>
              </table:table-cell>
              <table:table-cell office:value-type="float" office:value="0.0008509543">
                <text:p>0.0008509543</text:p>
              </table:table-cell>
              <table:table-cell office:value-type="float" office:value="0.0249291">
                <text:p>0.0249291</text:p>
              </table:table-cell>
              <table:table-cell office:value-type="float" office:value="0.0249291">
                <text:p>0.0249291</text:p>
              </table:table-cell>
            </table:table-row>
            <table:table-row>
              <table:table-cell office:value-type="string">
                <text:p>0.007411</text:p>
              </table:table-cell>
              <table:table-cell office:value-type="float" office:value="0.0008493413">
                <text:p>0.0008493413</text:p>
              </table:table-cell>
              <table:table-cell office:value-type="float" office:value="0.0248935">
                <text:p>0.0248935</text:p>
              </table:table-cell>
              <table:table-cell office:value-type="float" office:value="0.0248935">
                <text:p>0.0248935</text:p>
              </table:table-cell>
            </table:table-row>
            <table:table-row>
              <table:table-cell office:value-type="string">
                <text:p>0.007408</text:p>
              </table:table-cell>
              <table:table-cell office:value-type="float" office:value="0.0008477325">
                <text:p>0.0008477325</text:p>
              </table:table-cell>
              <table:table-cell office:value-type="float" office:value="0.024858">
                <text:p>0.024858</text:p>
              </table:table-cell>
              <table:table-cell office:value-type="float" office:value="0.0300691">
                <text:p>0.0300691</text:p>
              </table:table-cell>
            </table:table-row>
            <table:table-row>
              <table:table-cell office:value-type="string">
                <text:p>0.007405</text:p>
              </table:table-cell>
              <table:table-cell office:value-type="float" office:value="0.0008461281">
                <text:p>0.0008461281</text:p>
              </table:table-cell>
              <table:table-cell office:value-type="float" office:value="0.0248227">
                <text:p>0.0248227</text:p>
              </table:table-cell>
              <table:table-cell office:value-type="float" office:value="0.0248227">
                <text:p>0.0248227</text:p>
              </table:table-cell>
            </table:table-row>
            <table:table-row>
              <table:table-cell office:value-type="string">
                <text:p>0.007402</text:p>
              </table:table-cell>
              <table:table-cell office:value-type="float" office:value="0.0008445276">
                <text:p>0.0008445276</text:p>
              </table:table-cell>
              <table:table-cell office:value-type="float" office:value="0.0247875">
                <text:p>0.0247875</text:p>
              </table:table-cell>
              <table:table-cell office:value-type="float" office:value="0.0300173">
                <text:p>0.0300173</text:p>
              </table:table-cell>
            </table:table-row>
            <table:table-row>
              <table:table-cell office:value-type="string">
                <text:p>0.007399</text:p>
              </table:table-cell>
              <table:table-cell office:value-type="float" office:value="0.0008429313">
                <text:p>0.0008429313</text:p>
              </table:table-cell>
              <table:table-cell office:value-type="float" office:value="0.0247523">
                <text:p>0.0247523</text:p>
              </table:table-cell>
              <table:table-cell office:value-type="float" office:value="0.0299914">
                <text:p>0.0299914</text:p>
              </table:table-cell>
            </table:table-row>
            <table:table-row>
              <table:table-cell office:value-type="string">
                <text:p>0.007396</text:p>
              </table:table-cell>
              <table:table-cell office:value-type="float" office:value="0.0008413391">
                <text:p>0.0008413391</text:p>
              </table:table-cell>
              <table:table-cell office:value-type="float" office:value="0.0247173">
                <text:p>0.0247173</text:p>
              </table:table-cell>
              <table:table-cell office:value-type="float" office:value="0.0247173">
                <text:p>0.0247173</text:p>
              </table:table-cell>
            </table:table-row>
            <table:table-row>
              <table:table-cell office:value-type="string">
                <text:p>0.007393</text:p>
              </table:table-cell>
              <table:table-cell office:value-type="float" office:value="0.0008397509">
                <text:p>0.0008397509</text:p>
              </table:table-cell>
              <table:table-cell office:value-type="float" office:value="0.0246824">
                <text:p>0.0246824</text:p>
              </table:table-cell>
              <table:table-cell office:value-type="float" office:value="0.0246824">
                <text:p>0.0246824</text:p>
              </table:table-cell>
            </table:table-row>
            <table:table-row>
              <table:table-cell office:value-type="string">
                <text:p>0.007391</text:p>
              </table:table-cell>
              <table:table-cell office:value-type="float" office:value="0.000838167">
                <text:p>0.000838167</text:p>
              </table:table-cell>
              <table:table-cell office:value-type="float" office:value="0.0246477">
                <text:p>0.0246477</text:p>
              </table:table-cell>
              <table:table-cell office:value-type="float" office:value="0.0246477">
                <text:p>0.0246477</text:p>
              </table:table-cell>
            </table:table-row>
            <table:table-row>
              <table:table-cell office:value-type="string">
                <text:p>0.007388</text:p>
              </table:table-cell>
              <table:table-cell office:value-type="float" office:value="0.0008365873">
                <text:p>0.0008365873</text:p>
              </table:table-cell>
              <table:table-cell office:value-type="float" office:value="0.024613">
                <text:p>0.024613</text:p>
              </table:table-cell>
              <table:table-cell office:value-type="float" office:value="0.024613">
                <text:p>0.024613</text:p>
              </table:table-cell>
            </table:table-row>
            <table:table-row>
              <table:table-cell office:value-type="string">
                <text:p>0.007385</text:p>
              </table:table-cell>
              <table:table-cell office:value-type="float" office:value="0.0008350116">
                <text:p>0.0008350116</text:p>
              </table:table-cell>
              <table:table-cell office:value-type="float" office:value="0.0245785">
                <text:p>0.0245785</text:p>
              </table:table-cell>
              <table:table-cell office:value-type="float" office:value="0.0245785">
                <text:p>0.0245785</text:p>
              </table:table-cell>
            </table:table-row>
            <table:table-row>
              <table:table-cell office:value-type="string">
                <text:p>0.007382</text:p>
              </table:table-cell>
              <table:table-cell office:value-type="float" office:value="0.0008334402">
                <text:p>0.0008334402</text:p>
              </table:table-cell>
              <table:table-cell office:value-type="float" office:value="0.0245441">
                <text:p>0.0245441</text:p>
              </table:table-cell>
              <table:table-cell office:value-type="float" office:value="0.0245441">
                <text:p>0.0245441</text:p>
              </table:table-cell>
            </table:table-row>
            <table:table-row>
              <table:table-cell office:value-type="string">
                <text:p>0.007379</text:p>
              </table:table-cell>
              <table:table-cell office:value-type="float" office:value="0.0008318731">
                <text:p>0.0008318731</text:p>
              </table:table-cell>
              <table:table-cell office:value-type="float" office:value="0.0245097">
                <text:p>0.0245097</text:p>
              </table:table-cell>
              <table:table-cell office:value-type="float" office:value="0.0298116">
                <text:p>0.0298116</text:p>
              </table:table-cell>
            </table:table-row>
            <table:table-row>
              <table:table-cell office:value-type="string">
                <text:p>0.007376</text:p>
              </table:table-cell>
              <table:table-cell office:value-type="float" office:value="0.0008303098">
                <text:p>0.0008303098</text:p>
              </table:table-cell>
              <table:table-cell office:value-type="float" office:value="0.0244756">
                <text:p>0.0244756</text:p>
              </table:table-cell>
              <table:table-cell office:value-type="float" office:value="0.0244756">
                <text:p>0.0244756</text:p>
              </table:table-cell>
            </table:table-row>
            <table:table-row>
              <table:table-cell office:value-type="string">
                <text:p>0.007373</text:p>
              </table:table-cell>
              <table:table-cell office:value-type="float" office:value="0.0008287508">
                <text:p>0.0008287508</text:p>
              </table:table-cell>
              <table:table-cell office:value-type="float" office:value="0.0244415">
                <text:p>0.0244415</text:p>
              </table:table-cell>
              <table:table-cell office:value-type="float" office:value="0.0244415">
                <text:p>0.0244415</text:p>
              </table:table-cell>
            </table:table-row>
            <table:table-row>
              <table:table-cell office:value-type="string">
                <text:p>0.00737</text:p>
              </table:table-cell>
              <table:table-cell office:value-type="float" office:value="0.0008271959">
                <text:p>0.0008271959</text:p>
              </table:table-cell>
              <table:table-cell office:value-type="float" office:value="0.0244075">
                <text:p>0.0244075</text:p>
              </table:table-cell>
              <table:table-cell office:value-type="float" office:value="0.0244075">
                <text:p>0.0244075</text:p>
              </table:table-cell>
            </table:table-row>
            <table:table-row>
              <table:table-cell office:value-type="string">
                <text:p>0.007367</text:p>
              </table:table-cell>
              <table:table-cell office:value-type="float" office:value="0.0008256451">
                <text:p>0.0008256451</text:p>
              </table:table-cell>
              <table:table-cell office:value-type="float" office:value="0.0243737">
                <text:p>0.0243737</text:p>
              </table:table-cell>
              <table:table-cell office:value-type="float" office:value="0.0243737">
                <text:p>0.0243737</text:p>
              </table:table-cell>
            </table:table-row>
            <table:table-row>
              <table:table-cell office:value-type="string">
                <text:p>0.007364</text:p>
              </table:table-cell>
              <table:table-cell office:value-type="float" office:value="0.0008240985">
                <text:p>0.0008240985</text:p>
              </table:table-cell>
              <table:table-cell office:value-type="float" office:value="0.02434">
                <text:p>0.02434</text:p>
              </table:table-cell>
              <table:table-cell office:value-type="float" office:value="0.02434">
                <text:p>0.02434</text:p>
              </table:table-cell>
            </table:table-row>
            <table:table-row>
              <table:table-cell office:value-type="string">
                <text:p>0.007361</text:p>
              </table:table-cell>
              <table:table-cell office:value-type="float" office:value="0.0008225561">
                <text:p>0.0008225561</text:p>
              </table:table-cell>
              <table:table-cell office:value-type="float" office:value="0.0243064">
                <text:p>0.0243064</text:p>
              </table:table-cell>
              <table:table-cell office:value-type="float" office:value="0.0243064">
                <text:p>0.0243064</text:p>
              </table:table-cell>
            </table:table-row>
            <table:table-row>
              <table:table-cell office:value-type="string">
                <text:p>0.007358</text:p>
              </table:table-cell>
              <table:table-cell office:value-type="float" office:value="0.0008210177">
                <text:p>0.0008210177</text:p>
              </table:table-cell>
              <table:table-cell office:value-type="float" office:value="0.0242729">
                <text:p>0.0242729</text:p>
              </table:table-cell>
              <table:table-cell office:value-type="float" office:value="0.0242729">
                <text:p>0.0242729</text:p>
              </table:table-cell>
            </table:table-row>
            <table:table-row>
              <table:table-cell office:value-type="string">
                <text:p>0.007355</text:p>
              </table:table-cell>
              <table:table-cell office:value-type="float" office:value="0.0008194838">
                <text:p>0.0008194838</text:p>
              </table:table-cell>
              <table:table-cell office:value-type="float" office:value="0.0242395">
                <text:p>0.0242395</text:p>
              </table:table-cell>
              <table:table-cell office:value-type="float" office:value="0.0242395">
                <text:p>0.0242395</text:p>
              </table:table-cell>
            </table:table-row>
            <table:table-row>
              <table:table-cell office:value-type="string">
                <text:p>0.007353</text:p>
              </table:table-cell>
              <table:table-cell office:value-type="float" office:value="0.0008179538">
                <text:p>0.0008179538</text:p>
              </table:table-cell>
              <table:table-cell office:value-type="float" office:value="0.0242063">
                <text:p>0.0242063</text:p>
              </table:table-cell>
              <table:table-cell office:value-type="float" office:value="0.0242063">
                <text:p>0.0242063</text:p>
              </table:table-cell>
            </table:table-row>
            <table:table-row>
              <table:table-cell office:value-type="string">
                <text:p>0.00735</text:p>
              </table:table-cell>
              <table:table-cell office:value-type="float" office:value="0.0008164279">
                <text:p>0.0008164279</text:p>
              </table:table-cell>
              <table:table-cell office:value-type="float" office:value="0.0241731">
                <text:p>0.0241731</text:p>
              </table:table-cell>
              <table:table-cell office:value-type="float" office:value="0.0241731">
                <text:p>0.0241731</text:p>
              </table:table-cell>
            </table:table-row>
            <table:table-row>
              <table:table-cell office:value-type="string">
                <text:p>0.007347</text:p>
              </table:table-cell>
              <table:table-cell office:value-type="float" office:value="0.0008149062">
                <text:p>0.0008149062</text:p>
              </table:table-cell>
              <table:table-cell office:value-type="float" office:value="0.0241401">
                <text:p>0.0241401</text:p>
              </table:table-cell>
              <table:table-cell office:value-type="float" office:value="0.0241401">
                <text:p>0.0241401</text:p>
              </table:table-cell>
            </table:table-row>
            <table:table-row>
              <table:table-cell office:value-type="string">
                <text:p>0.007344</text:p>
              </table:table-cell>
              <table:table-cell office:value-type="float" office:value="0.0008133886">
                <text:p>0.0008133886</text:p>
              </table:table-cell>
              <table:table-cell office:value-type="float" office:value="0.0241072">
                <text:p>0.0241072</text:p>
              </table:table-cell>
              <table:table-cell office:value-type="float" office:value="0.0241072">
                <text:p>0.0241072</text:p>
              </table:table-cell>
            </table:table-row>
            <table:table-row>
              <table:table-cell office:value-type="string">
                <text:p>0.007341</text:p>
              </table:table-cell>
              <table:table-cell office:value-type="float" office:value="0.0008118751">
                <text:p>0.0008118751</text:p>
              </table:table-cell>
              <table:table-cell office:value-type="float" office:value="0.0240744">
                <text:p>0.0240744</text:p>
              </table:table-cell>
              <table:table-cell office:value-type="float" office:value="0.0240744">
                <text:p>0.0240744</text:p>
              </table:table-cell>
            </table:table-row>
            <table:table-row>
              <table:table-cell office:value-type="string">
                <text:p>0.007338</text:p>
              </table:table-cell>
              <table:table-cell office:value-type="float" office:value="0.0008103658">
                <text:p>0.0008103658</text:p>
              </table:table-cell>
              <table:table-cell office:value-type="float" office:value="0.0240418">
                <text:p>0.0240418</text:p>
              </table:table-cell>
              <table:table-cell office:value-type="float" office:value="0.0240418">
                <text:p>0.0240418</text:p>
              </table:table-cell>
            </table:table-row>
            <table:table-row>
              <table:table-cell office:value-type="string">
                <text:p>0.007335</text:p>
              </table:table-cell>
              <table:table-cell office:value-type="float" office:value="0.0008088607">
                <text:p>0.0008088607</text:p>
              </table:table-cell>
              <table:table-cell office:value-type="float" office:value="0.0240092">
                <text:p>0.0240092</text:p>
              </table:table-cell>
              <table:table-cell office:value-type="float" office:value="0.0240092">
                <text:p>0.0240092</text:p>
              </table:table-cell>
            </table:table-row>
            <table:table-row>
              <table:table-cell office:value-type="string">
                <text:p>0.007332</text:p>
              </table:table-cell>
              <table:table-cell office:value-type="float" office:value="0.0008073596">
                <text:p>0.0008073596</text:p>
              </table:table-cell>
              <table:table-cell office:value-type="float" office:value="0.0239768">
                <text:p>0.0239768</text:p>
              </table:table-cell>
              <table:table-cell office:value-type="float" office:value="0.0239768">
                <text:p>0.0239768</text:p>
              </table:table-cell>
            </table:table-row>
            <table:table-row>
              <table:table-cell office:value-type="string">
                <text:p>0.007329</text:p>
              </table:table-cell>
              <table:table-cell office:value-type="float" office:value="0.000805863">
                <text:p>0.000805863</text:p>
              </table:table-cell>
              <table:table-cell office:value-type="float" office:value="0.0239444">
                <text:p>0.0239444</text:p>
              </table:table-cell>
              <table:table-cell office:value-type="float" office:value="0.0239444">
                <text:p>0.0239444</text:p>
              </table:table-cell>
            </table:table-row>
            <table:table-row>
              <table:table-cell office:value-type="string">
                <text:p>0.007326</text:p>
              </table:table-cell>
              <table:table-cell office:value-type="float" office:value="0.0008043704">
                <text:p>0.0008043704</text:p>
              </table:table-cell>
              <table:table-cell office:value-type="float" office:value="0.0239123">
                <text:p>0.0239123</text:p>
              </table:table-cell>
              <table:table-cell office:value-type="float" office:value="0.0239123">
                <text:p>0.0239123</text:p>
              </table:table-cell>
            </table:table-row>
            <table:table-row>
              <table:table-cell office:value-type="string">
                <text:p>0.007323</text:p>
              </table:table-cell>
              <table:table-cell office:value-type="float" office:value="0.0008028818">
                <text:p>0.0008028818</text:p>
              </table:table-cell>
              <table:table-cell office:value-type="float" office:value="0.0238802">
                <text:p>0.0238802</text:p>
              </table:table-cell>
              <table:table-cell office:value-type="float" office:value="0.0238802">
                <text:p>0.0238802</text:p>
              </table:table-cell>
            </table:table-row>
            <table:table-row>
              <table:table-cell office:value-type="string">
                <text:p>0.00732</text:p>
              </table:table-cell>
              <table:table-cell office:value-type="float" office:value="0.0008013973">
                <text:p>0.0008013973</text:p>
              </table:table-cell>
              <table:table-cell office:value-type="float" office:value="0.0238482">
                <text:p>0.0238482</text:p>
              </table:table-cell>
              <table:table-cell office:value-type="float" office:value="0.0238482">
                <text:p>0.0238482</text:p>
              </table:table-cell>
            </table:table-row>
            <table:table-row>
              <table:table-cell office:value-type="string">
                <text:p>0.007317</text:p>
              </table:table-cell>
              <table:table-cell office:value-type="float" office:value="0.0007999171">
                <text:p>0.0007999171</text:p>
              </table:table-cell>
              <table:table-cell office:value-type="float" office:value="0.0238163">
                <text:p>0.0238163</text:p>
              </table:table-cell>
              <table:table-cell office:value-type="float" office:value="0.0238163">
                <text:p>0.0238163</text:p>
              </table:table-cell>
            </table:table-row>
            <table:table-row>
              <table:table-cell office:value-type="string">
                <text:p>0.007315</text:p>
              </table:table-cell>
              <table:table-cell office:value-type="float" office:value="0.0007984409">
                <text:p>0.0007984409</text:p>
              </table:table-cell>
              <table:table-cell office:value-type="float" office:value="0.0237846">
                <text:p>0.0237846</text:p>
              </table:table-cell>
              <table:table-cell office:value-type="float" office:value="0.0237846">
                <text:p>0.0237846</text:p>
              </table:table-cell>
            </table:table-row>
            <table:table-row>
              <table:table-cell office:value-type="string">
                <text:p>0.007312</text:p>
              </table:table-cell>
              <table:table-cell office:value-type="float" office:value="0.000796969">
                <text:p>0.000796969</text:p>
              </table:table-cell>
              <table:table-cell office:value-type="float" office:value="0.023753">
                <text:p>0.023753</text:p>
              </table:table-cell>
              <table:table-cell office:value-type="float" office:value="0.0292372">
                <text:p>0.0292372</text:p>
              </table:table-cell>
            </table:table-row>
            <table:table-row>
              <table:table-cell office:value-type="string">
                <text:p>0.007309</text:p>
              </table:table-cell>
              <table:table-cell office:value-type="float" office:value="0.0007955012">
                <text:p>0.0007955012</text:p>
              </table:table-cell>
              <table:table-cell office:value-type="float" office:value="0.0237215">
                <text:p>0.0237215</text:p>
              </table:table-cell>
              <table:table-cell office:value-type="float" office:value="0.0292128">
                <text:p>0.0292128</text:p>
              </table:table-cell>
            </table:table-row>
            <table:table-row>
              <table:table-cell office:value-type="string">
                <text:p>0.007306</text:p>
              </table:table-cell>
              <table:table-cell office:value-type="float" office:value="0.0007940377">
                <text:p>0.0007940377</text:p>
              </table:table-cell>
              <table:table-cell office:value-type="float" office:value="0.0236901">
                <text:p>0.0236901</text:p>
              </table:table-cell>
              <table:table-cell office:value-type="float" office:value="0.0236901">
                <text:p>0.0236901</text:p>
              </table:table-cell>
            </table:table-row>
            <table:table-row>
              <table:table-cell office:value-type="string">
                <text:p>0.007303</text:p>
              </table:table-cell>
              <table:table-cell office:value-type="float" office:value="0.0007925781">
                <text:p>0.0007925781</text:p>
              </table:table-cell>
              <table:table-cell office:value-type="float" office:value="0.0236588">
                <text:p>0.0236588</text:p>
              </table:table-cell>
              <table:table-cell office:value-type="float" office:value="0.0236588">
                <text:p>0.0236588</text:p>
              </table:table-cell>
            </table:table-row>
            <table:table-row>
              <table:table-cell office:value-type="string">
                <text:p>0.0073</text:p>
              </table:table-cell>
              <table:table-cell office:value-type="float" office:value="0.0007911227">
                <text:p>0.0007911227</text:p>
              </table:table-cell>
              <table:table-cell office:value-type="float" office:value="0.0236277">
                <text:p>0.0236277</text:p>
              </table:table-cell>
              <table:table-cell office:value-type="float" office:value="0.0236277">
                <text:p>0.0236277</text:p>
              </table:table-cell>
            </table:table-row>
            <table:table-row>
              <table:table-cell office:value-type="string">
                <text:p>0.007297</text:p>
              </table:table-cell>
              <table:table-cell office:value-type="float" office:value="0.0007896715">
                <text:p>0.0007896715</text:p>
              </table:table-cell>
              <table:table-cell office:value-type="float" office:value="0.0235967">
                <text:p>0.0235967</text:p>
              </table:table-cell>
              <table:table-cell office:value-type="float" office:value="0.0235967">
                <text:p>0.0235967</text:p>
              </table:table-cell>
            </table:table-row>
            <table:table-row>
              <table:table-cell office:value-type="string">
                <text:p>0.007294</text:p>
              </table:table-cell>
              <table:table-cell office:value-type="float" office:value="0.0007882243">
                <text:p>0.0007882243</text:p>
              </table:table-cell>
              <table:table-cell office:value-type="float" office:value="0.0235657">
                <text:p>0.0235657</text:p>
              </table:table-cell>
              <table:table-cell office:value-type="float" office:value="0.0235657">
                <text:p>0.0235657</text:p>
              </table:table-cell>
            </table:table-row>
            <table:table-row>
              <table:table-cell office:value-type="string">
                <text:p>0.007291</text:p>
              </table:table-cell>
              <table:table-cell office:value-type="float" office:value="0.0007867814">
                <text:p>0.0007867814</text:p>
              </table:table-cell>
              <table:table-cell office:value-type="float" office:value="0.0235349">
                <text:p>0.0235349</text:p>
              </table:table-cell>
              <table:table-cell office:value-type="float" office:value="0.0235349">
                <text:p>0.0235349</text:p>
              </table:table-cell>
            </table:table-row>
            <table:table-row>
              <table:table-cell office:value-type="string">
                <text:p>0.007288</text:p>
              </table:table-cell>
              <table:table-cell office:value-type="float" office:value="0.0007853426">
                <text:p>0.0007853426</text:p>
              </table:table-cell>
              <table:table-cell office:value-type="float" office:value="0.0235043">
                <text:p>0.0235043</text:p>
              </table:table-cell>
              <table:table-cell office:value-type="float" office:value="0.0235043">
                <text:p>0.0235043</text:p>
              </table:table-cell>
            </table:table-row>
            <table:table-row>
              <table:table-cell office:value-type="string">
                <text:p>0.007285</text:p>
              </table:table-cell>
              <table:table-cell office:value-type="float" office:value="0.0007839079">
                <text:p>0.0007839079</text:p>
              </table:table-cell>
              <table:table-cell office:value-type="float" office:value="0.0234737">
                <text:p>0.0234737</text:p>
              </table:table-cell>
              <table:table-cell office:value-type="float" office:value="0.0234737">
                <text:p>0.0234737</text:p>
              </table:table-cell>
            </table:table-row>
            <table:table-row>
              <table:table-cell office:value-type="string">
                <text:p>0.007282</text:p>
              </table:table-cell>
              <table:table-cell office:value-type="float" office:value="0.0007824776">
                <text:p>0.0007824776</text:p>
              </table:table-cell>
              <table:table-cell office:value-type="float" office:value="0.0234432">
                <text:p>0.0234432</text:p>
              </table:table-cell>
              <table:table-cell office:value-type="float" office:value="0.0234432">
                <text:p>0.0234432</text:p>
              </table:table-cell>
            </table:table-row>
            <table:table-row>
              <table:table-cell office:value-type="string">
                <text:p>0.007279</text:p>
              </table:table-cell>
              <table:table-cell office:value-type="float" office:value="0.0007810512">
                <text:p>0.0007810512</text:p>
              </table:table-cell>
              <table:table-cell office:value-type="float" office:value="0.0234129">
                <text:p>0.0234129</text:p>
              </table:table-cell>
              <table:table-cell office:value-type="float" office:value="0.0234129">
                <text:p>0.0234129</text:p>
              </table:table-cell>
            </table:table-row>
            <table:table-row>
              <table:table-cell office:value-type="string">
                <text:p>0.007277</text:p>
              </table:table-cell>
              <table:table-cell office:value-type="float" office:value="0.0007796289">
                <text:p>0.0007796289</text:p>
              </table:table-cell>
              <table:table-cell office:value-type="float" office:value="0.0233827">
                <text:p>0.0233827</text:p>
              </table:table-cell>
              <table:table-cell office:value-type="float" office:value="0.0233827">
                <text:p>0.0233827</text:p>
              </table:table-cell>
            </table:table-row>
            <table:table-row>
              <table:table-cell office:value-type="string">
                <text:p>0.007274</text:p>
              </table:table-cell>
              <table:table-cell office:value-type="float" office:value="0.0007782109">
                <text:p>0.0007782109</text:p>
              </table:table-cell>
              <table:table-cell office:value-type="float" office:value="0.0233526">
                <text:p>0.0233526</text:p>
              </table:table-cell>
              <table:table-cell office:value-type="float" office:value="0.0289234">
                <text:p>0.0289234</text:p>
              </table:table-cell>
            </table:table-row>
            <table:table-row>
              <table:table-cell office:value-type="string">
                <text:p>0.007271</text:p>
              </table:table-cell>
              <table:table-cell office:value-type="float" office:value="0.000776797">
                <text:p>0.000776797</text:p>
              </table:table-cell>
              <table:table-cell office:value-type="float" office:value="0.0233226">
                <text:p>0.0233226</text:p>
              </table:table-cell>
              <table:table-cell office:value-type="float" office:value="0.0233226">
                <text:p>0.0233226</text:p>
              </table:table-cell>
            </table:table-row>
            <table:table-row>
              <table:table-cell office:value-type="string">
                <text:p>0.007268</text:p>
              </table:table-cell>
              <table:table-cell office:value-type="float" office:value="0.0007753871">
                <text:p>0.0007753871</text:p>
              </table:table-cell>
              <table:table-cell office:value-type="float" office:value="0.0232928">
                <text:p>0.0232928</text:p>
              </table:table-cell>
              <table:table-cell office:value-type="float" office:value="0.0232928">
                <text:p>0.0232928</text:p>
              </table:table-cell>
            </table:table-row>
            <table:table-row>
              <table:table-cell office:value-type="string">
                <text:p>0.007265</text:p>
              </table:table-cell>
              <table:table-cell office:value-type="float" office:value="0.0007739815">
                <text:p>0.0007739815</text:p>
              </table:table-cell>
              <table:table-cell office:value-type="float" office:value="0.023263">
                <text:p>0.023263</text:p>
              </table:table-cell>
              <table:table-cell office:value-type="float" office:value="0.023263">
                <text:p>0.023263</text:p>
              </table:table-cell>
            </table:table-row>
            <table:table-row>
              <table:table-cell office:value-type="string">
                <text:p>0.007262</text:p>
              </table:table-cell>
              <table:table-cell office:value-type="float" office:value="0.00077258">
                <text:p>0.00077258</text:p>
              </table:table-cell>
              <table:table-cell office:value-type="float" office:value="0.0232334">
                <text:p>0.0232334</text:p>
              </table:table-cell>
              <table:table-cell office:value-type="float" office:value="0.0232334">
                <text:p>0.0232334</text:p>
              </table:table-cell>
            </table:table-row>
            <table:table-row>
              <table:table-cell office:value-type="string">
                <text:p>0.007259</text:p>
              </table:table-cell>
              <table:table-cell office:value-type="float" office:value="0.0007711826">
                <text:p>0.0007711826</text:p>
              </table:table-cell>
              <table:table-cell office:value-type="float" office:value="0.0232039">
                <text:p>0.0232039</text:p>
              </table:table-cell>
              <table:table-cell office:value-type="float" office:value="0.0232039">
                <text:p>0.0232039</text:p>
              </table:table-cell>
            </table:table-row>
            <table:table-row>
              <table:table-cell office:value-type="string">
                <text:p>0.007256</text:p>
              </table:table-cell>
              <table:table-cell office:value-type="float" office:value="0.0007697896">
                <text:p>0.0007697896</text:p>
              </table:table-cell>
              <table:table-cell office:value-type="float" office:value="0.0231745">
                <text:p>0.0231745</text:p>
              </table:table-cell>
              <table:table-cell office:value-type="float" office:value="0.0231745">
                <text:p>0.0231745</text:p>
              </table:table-cell>
            </table:table-row>
            <table:table-row>
              <table:table-cell office:value-type="string">
                <text:p>0.007253</text:p>
              </table:table-cell>
              <table:table-cell office:value-type="float" office:value="0.0007684006">
                <text:p>0.0007684006</text:p>
              </table:table-cell>
              <table:table-cell office:value-type="float" office:value="0.0231452">
                <text:p>0.0231452</text:p>
              </table:table-cell>
              <table:table-cell office:value-type="float" office:value="0.0231452">
                <text:p>0.0231452</text:p>
              </table:table-cell>
            </table:table-row>
            <table:table-row>
              <table:table-cell office:value-type="string">
                <text:p>0.00725</text:p>
              </table:table-cell>
              <table:table-cell office:value-type="float" office:value="0.0007670156">
                <text:p>0.0007670156</text:p>
              </table:table-cell>
              <table:table-cell office:value-type="float" office:value="0.023116">
                <text:p>0.023116</text:p>
              </table:table-cell>
              <table:table-cell office:value-type="float" office:value="0.023116">
                <text:p>0.023116</text:p>
              </table:table-cell>
            </table:table-row>
            <table:table-row>
              <table:table-cell office:value-type="string">
                <text:p>0.007247</text:p>
              </table:table-cell>
              <table:table-cell office:value-type="float" office:value="0.0007656348">
                <text:p>0.0007656348</text:p>
              </table:table-cell>
              <table:table-cell office:value-type="float" office:value="0.023087">
                <text:p>0.023087</text:p>
              </table:table-cell>
              <table:table-cell office:value-type="float" office:value="0.023087">
                <text:p>0.023087</text:p>
              </table:table-cell>
            </table:table-row>
            <table:table-row>
              <table:table-cell office:value-type="string">
                <text:p>0.007244</text:p>
              </table:table-cell>
              <table:table-cell office:value-type="float" office:value="0.0007642582">
                <text:p>0.0007642582</text:p>
              </table:table-cell>
              <table:table-cell office:value-type="float" office:value="0.023058">
                <text:p>0.023058</text:p>
              </table:table-cell>
              <table:table-cell office:value-type="float" office:value="0.023058">
                <text:p>0.023058</text:p>
              </table:table-cell>
            </table:table-row>
            <table:table-row>
              <table:table-cell office:value-type="string">
                <text:p>0.007241</text:p>
              </table:table-cell>
              <table:table-cell office:value-type="float" office:value="0.0007628857">
                <text:p>0.0007628857</text:p>
              </table:table-cell>
              <table:table-cell office:value-type="float" office:value="0.0230292">
                <text:p>0.0230292</text:p>
              </table:table-cell>
              <table:table-cell office:value-type="float" office:value="0.0230292">
                <text:p>0.0230292</text:p>
              </table:table-cell>
            </table:table-row>
            <table:table-row>
              <table:table-cell office:value-type="string">
                <text:p>0.007239</text:p>
              </table:table-cell>
              <table:table-cell office:value-type="float" office:value="0.0007615174">
                <text:p>0.0007615174</text:p>
              </table:table-cell>
              <table:table-cell office:value-type="float" office:value="0.0230005">
                <text:p>0.0230005</text:p>
              </table:table-cell>
              <table:table-cell office:value-type="float" office:value="0.0230005">
                <text:p>0.0230005</text:p>
              </table:table-cell>
            </table:table-row>
            <table:table-row>
              <table:table-cell office:value-type="string">
                <text:p>0.007236</text:p>
              </table:table-cell>
              <table:table-cell office:value-type="float" office:value="0.0007601532">
                <text:p>0.0007601532</text:p>
              </table:table-cell>
              <table:table-cell office:value-type="float" office:value="0.0229719">
                <text:p>0.0229719</text:p>
              </table:table-cell>
              <table:table-cell office:value-type="float" office:value="0.0229719">
                <text:p>0.0229719</text:p>
              </table:table-cell>
            </table:table-row>
            <table:table-row>
              <table:table-cell office:value-type="string">
                <text:p>0.007233</text:p>
              </table:table-cell>
              <table:table-cell office:value-type="float" office:value="0.0007587934">
                <text:p>0.0007587934</text:p>
              </table:table-cell>
              <table:table-cell office:value-type="float" office:value="0.0229435">
                <text:p>0.0229435</text:p>
              </table:table-cell>
              <table:table-cell office:value-type="float" office:value="0.0229435">
                <text:p>0.0229435</text:p>
              </table:table-cell>
            </table:table-row>
            <table:table-row>
              <table:table-cell office:value-type="string">
                <text:p>0.00723</text:p>
              </table:table-cell>
              <table:table-cell office:value-type="float" office:value="0.0007574374">
                <text:p>0.0007574374</text:p>
              </table:table-cell>
              <table:table-cell office:value-type="float" office:value="0.0229151">
                <text:p>0.0229151</text:p>
              </table:table-cell>
              <table:table-cell office:value-type="float" office:value="0.0229151">
                <text:p>0.0229151</text:p>
              </table:table-cell>
            </table:table-row>
            <table:table-row>
              <table:table-cell office:value-type="string">
                <text:p>0.007227</text:p>
              </table:table-cell>
              <table:table-cell office:value-type="float" office:value="0.0007560857">
                <text:p>0.0007560857</text:p>
              </table:table-cell>
              <table:table-cell office:value-type="float" office:value="0.0228869">
                <text:p>0.0228869</text:p>
              </table:table-cell>
              <table:table-cell office:value-type="float" office:value="0.0228869">
                <text:p>0.0228869</text:p>
              </table:table-cell>
            </table:table-row>
            <table:table-row>
              <table:table-cell office:value-type="string">
                <text:p>0.007224</text:p>
              </table:table-cell>
              <table:table-cell office:value-type="float" office:value="0.000754738">
                <text:p>0.000754738</text:p>
              </table:table-cell>
              <table:table-cell office:value-type="float" office:value="0.0228588">
                <text:p>0.0228588</text:p>
              </table:table-cell>
              <table:table-cell office:value-type="float" office:value="0.0285251">
                <text:p>0.0285251</text:p>
              </table:table-cell>
            </table:table-row>
            <table:table-row>
              <table:table-cell office:value-type="string">
                <text:p>0.007221</text:p>
              </table:table-cell>
              <table:table-cell office:value-type="float" office:value="0.0007533946">
                <text:p>0.0007533946</text:p>
              </table:table-cell>
              <table:table-cell office:value-type="float" office:value="0.0228308">
                <text:p>0.0228308</text:p>
              </table:table-cell>
              <table:table-cell office:value-type="float" office:value="0.0228308">
                <text:p>0.0228308</text:p>
              </table:table-cell>
            </table:table-row>
            <table:table-row>
              <table:table-cell office:value-type="string">
                <text:p>0.007218</text:p>
              </table:table-cell>
              <table:table-cell office:value-type="float" office:value="0.0007520553">
                <text:p>0.0007520553</text:p>
              </table:table-cell>
              <table:table-cell office:value-type="float" office:value="0.0228029">
                <text:p>0.0228029</text:p>
              </table:table-cell>
              <table:table-cell office:value-type="float" office:value="0.0228029">
                <text:p>0.0228029</text:p>
              </table:table-cell>
            </table:table-row>
            <table:table-row>
              <table:table-cell office:value-type="string">
                <text:p>0.007215</text:p>
              </table:table-cell>
              <table:table-cell office:value-type="float" office:value="0.0007507201">
                <text:p>0.0007507201</text:p>
              </table:table-cell>
              <table:table-cell office:value-type="float" office:value="0.0227752">
                <text:p>0.0227752</text:p>
              </table:table-cell>
              <table:table-cell office:value-type="float" office:value="0.0227752">
                <text:p>0.0227752</text:p>
              </table:table-cell>
            </table:table-row>
            <table:table-row>
              <table:table-cell office:value-type="string">
                <text:p>0.007212</text:p>
              </table:table-cell>
              <table:table-cell office:value-type="float" office:value="0.0007493891">
                <text:p>0.0007493891</text:p>
              </table:table-cell>
              <table:table-cell office:value-type="float" office:value="0.0227475">
                <text:p>0.0227475</text:p>
              </table:table-cell>
              <table:table-cell office:value-type="float" office:value="0.0227475">
                <text:p>0.0227475</text:p>
              </table:table-cell>
            </table:table-row>
            <table:table-row>
              <table:table-cell office:value-type="string">
                <text:p>0.007209</text:p>
              </table:table-cell>
              <table:table-cell office:value-type="float" office:value="0.0007480622">
                <text:p>0.0007480622</text:p>
              </table:table-cell>
              <table:table-cell office:value-type="float" office:value="0.02272">
                <text:p>0.02272</text:p>
              </table:table-cell>
              <table:table-cell office:value-type="float" office:value="0.02272">
                <text:p>0.02272</text:p>
              </table:table-cell>
            </table:table-row>
            <table:table-row>
              <table:table-cell office:value-type="string">
                <text:p>0.007206</text:p>
              </table:table-cell>
              <table:table-cell office:value-type="float" office:value="0.0007467397">
                <text:p>0.0007467397</text:p>
              </table:table-cell>
              <table:table-cell office:value-type="float" office:value="0.0226926">
                <text:p>0.0226926</text:p>
              </table:table-cell>
              <table:table-cell office:value-type="float" office:value="0.0226926">
                <text:p>0.0226926</text:p>
              </table:table-cell>
            </table:table-row>
            <table:table-row>
              <table:table-cell office:value-type="string">
                <text:p>0.007203</text:p>
              </table:table-cell>
              <table:table-cell office:value-type="float" office:value="0.0007454211">
                <text:p>0.0007454211</text:p>
              </table:table-cell>
              <table:table-cell office:value-type="float" office:value="0.0226653">
                <text:p>0.0226653</text:p>
              </table:table-cell>
              <table:table-cell office:value-type="float" office:value="0.0226653">
                <text:p>0.0226653</text:p>
              </table:table-cell>
            </table:table-row>
            <table:table-row>
              <table:table-cell office:value-type="string">
                <text:p>0.0072</text:p>
              </table:table-cell>
              <table:table-cell office:value-type="float" office:value="0.0007441064">
                <text:p>0.0007441064</text:p>
              </table:table-cell>
              <table:table-cell office:value-type="float" office:value="0.0226381">
                <text:p>0.0226381</text:p>
              </table:table-cell>
              <table:table-cell office:value-type="float" office:value="0.0226381">
                <text:p>0.0226381</text:p>
              </table:table-cell>
            </table:table-row>
            <table:table-row>
              <table:table-cell office:value-type="string">
                <text:p>0.007198</text:p>
              </table:table-cell>
              <table:table-cell office:value-type="float" office:value="0.0007427955">
                <text:p>0.0007427955</text:p>
              </table:table-cell>
              <table:table-cell office:value-type="float" office:value="0.022611">
                <text:p>0.022611</text:p>
              </table:table-cell>
              <table:table-cell office:value-type="float" office:value="0.022611">
                <text:p>0.022611</text:p>
              </table:table-cell>
            </table:table-row>
            <table:table-row>
              <table:table-cell office:value-type="string">
                <text:p>0.007195</text:p>
              </table:table-cell>
              <table:table-cell office:value-type="float" office:value="0.0007414885">
                <text:p>0.0007414885</text:p>
              </table:table-cell>
              <table:table-cell office:value-type="float" office:value="0.0225841">
                <text:p>0.0225841</text:p>
              </table:table-cell>
              <table:table-cell office:value-type="float" office:value="0.0225841">
                <text:p>0.0225841</text:p>
              </table:table-cell>
            </table:table-row>
            <table:table-row>
              <table:table-cell office:value-type="string">
                <text:p>0.007192</text:p>
              </table:table-cell>
              <table:table-cell office:value-type="float" office:value="0.0007401854">
                <text:p>0.0007401854</text:p>
              </table:table-cell>
              <table:table-cell office:value-type="float" office:value="0.0225573">
                <text:p>0.0225573</text:p>
              </table:table-cell>
              <table:table-cell office:value-type="float" office:value="0.0282746">
                <text:p>0.0282746</text:p>
              </table:table-cell>
            </table:table-row>
            <table:table-row>
              <table:table-cell office:value-type="string">
                <text:p>0.007189</text:p>
              </table:table-cell>
              <table:table-cell office:value-type="float" office:value="0.000738886">
                <text:p>0.000738886</text:p>
              </table:table-cell>
              <table:table-cell office:value-type="float" office:value="0.0225306">
                <text:p>0.0225306</text:p>
              </table:table-cell>
              <table:table-cell office:value-type="float" office:value="0.0225306">
                <text:p>0.0225306</text:p>
              </table:table-cell>
            </table:table-row>
            <table:table-row>
              <table:table-cell office:value-type="string">
                <text:p>0.007186</text:p>
              </table:table-cell>
              <table:table-cell office:value-type="float" office:value="0.0007375904">
                <text:p>0.0007375904</text:p>
              </table:table-cell>
              <table:table-cell office:value-type="float" office:value="0.022504">
                <text:p>0.022504</text:p>
              </table:table-cell>
              <table:table-cell office:value-type="float" office:value="0.022504">
                <text:p>0.022504</text:p>
              </table:table-cell>
            </table:table-row>
            <table:table-row>
              <table:table-cell office:value-type="string">
                <text:p>0.007183</text:p>
              </table:table-cell>
              <table:table-cell office:value-type="float" office:value="0.0007362989">
                <text:p>0.0007362989</text:p>
              </table:table-cell>
              <table:table-cell office:value-type="float" office:value="0.0224775">
                <text:p>0.0224775</text:p>
              </table:table-cell>
              <table:table-cell office:value-type="float" office:value="0.0224775">
                <text:p>0.0224775</text:p>
              </table:table-cell>
            </table:table-row>
            <table:table-row>
              <table:table-cell office:value-type="string">
                <text:p>0.00718</text:p>
              </table:table-cell>
              <table:table-cell office:value-type="float" office:value="0.0007350111">
                <text:p>0.0007350111</text:p>
              </table:table-cell>
              <table:table-cell office:value-type="float" office:value="0.0224511">
                <text:p>0.0224511</text:p>
              </table:table-cell>
              <table:table-cell office:value-type="float" office:value="0.0224511">
                <text:p>0.0224511</text:p>
              </table:table-cell>
            </table:table-row>
            <table:table-row>
              <table:table-cell office:value-type="string">
                <text:p>0.007177</text:p>
              </table:table-cell>
              <table:table-cell office:value-type="float" office:value="0.000733727">
                <text:p>0.000733727</text:p>
              </table:table-cell>
              <table:table-cell office:value-type="float" office:value="0.0224249">
                <text:p>0.0224249</text:p>
              </table:table-cell>
              <table:table-cell office:value-type="float" office:value="0.0224249">
                <text:p>0.0224249</text:p>
              </table:table-cell>
            </table:table-row>
            <table:table-row>
              <table:table-cell office:value-type="string">
                <text:p>0.007174</text:p>
              </table:table-cell>
              <table:table-cell office:value-type="float" office:value="0.0007324468">
                <text:p>0.0007324468</text:p>
              </table:table-cell>
              <table:table-cell office:value-type="float" office:value="0.0223988">
                <text:p>0.0223988</text:p>
              </table:table-cell>
              <table:table-cell office:value-type="float" office:value="0.0281403">
                <text:p>0.0281403</text:p>
              </table:table-cell>
            </table:table-row>
            <table:table-row>
              <table:table-cell office:value-type="string">
                <text:p>0.007171</text:p>
              </table:table-cell>
              <table:table-cell office:value-type="float" office:value="0.0007311704">
                <text:p>0.0007311704</text:p>
              </table:table-cell>
              <table:table-cell office:value-type="float" office:value="0.0223728">
                <text:p>0.0223728</text:p>
              </table:table-cell>
              <table:table-cell office:value-type="float" office:value="0.0281181">
                <text:p>0.0281181</text:p>
              </table:table-cell>
            </table:table-row>
            <table:table-row>
              <table:table-cell office:value-type="string">
                <text:p>0.007168</text:p>
              </table:table-cell>
              <table:table-cell office:value-type="float" office:value="0.0007298979">
                <text:p>0.0007298979</text:p>
              </table:table-cell>
              <table:table-cell office:value-type="float" office:value="0.0223469">
                <text:p>0.0223469</text:p>
              </table:table-cell>
              <table:table-cell office:value-type="float" office:value="0.0223469">
                <text:p>0.0223469</text:p>
              </table:table-cell>
            </table:table-row>
            <table:table-row>
              <table:table-cell office:value-type="string">
                <text:p>0.007165</text:p>
              </table:table-cell>
              <table:table-cell office:value-type="float" office:value="0.0007286291">
                <text:p>0.0007286291</text:p>
              </table:table-cell>
              <table:table-cell office:value-type="float" office:value="0.0223211">
                <text:p>0.0223211</text:p>
              </table:table-cell>
              <table:table-cell office:value-type="float" office:value="0.0223211">
                <text:p>0.0223211</text:p>
              </table:table-cell>
            </table:table-row>
            <table:table-row>
              <table:table-cell office:value-type="string">
                <text:p>0.007162</text:p>
              </table:table-cell>
              <table:table-cell office:value-type="float" office:value="0.0007273642">
                <text:p>0.0007273642</text:p>
              </table:table-cell>
              <table:table-cell office:value-type="float" office:value="0.0222955">
                <text:p>0.0222955</text:p>
              </table:table-cell>
              <table:table-cell office:value-type="float" office:value="0.0222955">
                <text:p>0.0222955</text:p>
              </table:table-cell>
            </table:table-row>
            <table:table-row>
              <table:table-cell office:value-type="string">
                <text:p>0.00716</text:p>
              </table:table-cell>
              <table:table-cell office:value-type="float" office:value="0.0007261031">
                <text:p>0.0007261031</text:p>
              </table:table-cell>
              <table:table-cell office:value-type="float" office:value="0.0222699">
                <text:p>0.0222699</text:p>
              </table:table-cell>
              <table:table-cell office:value-type="float" office:value="0.0222699">
                <text:p>0.0222699</text:p>
              </table:table-cell>
            </table:table-row>
            <table:table-row>
              <table:table-cell office:value-type="string">
                <text:p>0.007157</text:p>
              </table:table-cell>
              <table:table-cell office:value-type="float" office:value="0.000724846">
                <text:p>0.000724846</text:p>
              </table:table-cell>
              <table:table-cell office:value-type="float" office:value="0.0222445">
                <text:p>0.0222445</text:p>
              </table:table-cell>
              <table:table-cell office:value-type="float" office:value="0.0222445">
                <text:p>0.0222445</text:p>
              </table:table-cell>
            </table:table-row>
            <table:table-row>
              <table:table-cell office:value-type="string">
                <text:p>0.007154</text:p>
              </table:table-cell>
              <table:table-cell office:value-type="float" office:value="0.0007235926">
                <text:p>0.0007235926</text:p>
              </table:table-cell>
              <table:table-cell office:value-type="float" office:value="0.0222192">
                <text:p>0.0222192</text:p>
              </table:table-cell>
              <table:table-cell office:value-type="float" office:value="0.0222192">
                <text:p>0.0222192</text:p>
              </table:table-cell>
            </table:table-row>
            <table:table-row>
              <table:table-cell office:value-type="string">
                <text:p>0.007151</text:p>
              </table:table-cell>
              <table:table-cell office:value-type="float" office:value="0.0007223429">
                <text:p>0.0007223429</text:p>
              </table:table-cell>
              <table:table-cell office:value-type="float" office:value="0.022194">
                <text:p>0.022194</text:p>
              </table:table-cell>
              <table:table-cell office:value-type="float" office:value="0.022194">
                <text:p>0.022194</text:p>
              </table:table-cell>
            </table:table-row>
            <table:table-row>
              <table:table-cell office:value-type="string">
                <text:p>0.007148</text:p>
              </table:table-cell>
              <table:table-cell office:value-type="float" office:value="0.0007210972">
                <text:p>0.0007210972</text:p>
              </table:table-cell>
              <table:table-cell office:value-type="float" office:value="0.0221689">
                <text:p>0.0221689</text:p>
              </table:table-cell>
              <table:table-cell office:value-type="float" office:value="0.0221689">
                <text:p>0.0221689</text:p>
              </table:table-cell>
            </table:table-row>
            <table:table-row>
              <table:table-cell office:value-type="string">
                <text:p>0.007145</text:p>
              </table:table-cell>
              <table:table-cell office:value-type="float" office:value="0.0007198553">
                <text:p>0.0007198553</text:p>
              </table:table-cell>
              <table:table-cell office:value-type="float" office:value="0.022144">
                <text:p>0.022144</text:p>
              </table:table-cell>
              <table:table-cell office:value-type="float" office:value="0.022144">
                <text:p>0.022144</text:p>
              </table:table-cell>
            </table:table-row>
            <table:table-row>
              <table:table-cell office:value-type="string">
                <text:p>0.007142</text:p>
              </table:table-cell>
              <table:table-cell office:value-type="float" office:value="0.0007186172">
                <text:p>0.0007186172</text:p>
              </table:table-cell>
              <table:table-cell office:value-type="float" office:value="0.0221191">
                <text:p>0.0221191</text:p>
              </table:table-cell>
              <table:table-cell office:value-type="float" office:value="0.0221191">
                <text:p>0.0221191</text:p>
              </table:table-cell>
            </table:table-row>
            <table:table-row>
              <table:table-cell office:value-type="string">
                <text:p>0.007139</text:p>
              </table:table-cell>
              <table:table-cell office:value-type="float" office:value="0.0007173829">
                <text:p>0.0007173829</text:p>
              </table:table-cell>
              <table:table-cell office:value-type="float" office:value="0.0220944">
                <text:p>0.0220944</text:p>
              </table:table-cell>
              <table:table-cell office:value-type="float" office:value="0.0220944">
                <text:p>0.0220944</text:p>
              </table:table-cell>
            </table:table-row>
            <table:table-row>
              <table:table-cell office:value-type="string">
                <text:p>0.007136</text:p>
              </table:table-cell>
              <table:table-cell office:value-type="float" office:value="0.0007161524">
                <text:p>0.0007161524</text:p>
              </table:table-cell>
              <table:table-cell office:value-type="float" office:value="0.0220698">
                <text:p>0.0220698</text:p>
              </table:table-cell>
              <table:table-cell office:value-type="float" office:value="0.0220698">
                <text:p>0.0220698</text:p>
              </table:table-cell>
            </table:table-row>
            <table:table-row>
              <table:table-cell office:value-type="string">
                <text:p>0.007133</text:p>
              </table:table-cell>
              <table:table-cell office:value-type="float" office:value="0.0007149259">
                <text:p>0.0007149259</text:p>
              </table:table-cell>
              <table:table-cell office:value-type="float" office:value="0.0220453">
                <text:p>0.0220453</text:p>
              </table:table-cell>
              <table:table-cell office:value-type="float" office:value="0.0278336">
                <text:p>0.0278336</text:p>
              </table:table-cell>
            </table:table-row>
            <table:table-row>
              <table:table-cell office:value-type="string">
                <text:p>0.00713</text:p>
              </table:table-cell>
              <table:table-cell office:value-type="float" office:value="0.0007137031">
                <text:p>0.0007137031</text:p>
              </table:table-cell>
              <table:table-cell office:value-type="float" office:value="0.0220209">
                <text:p>0.0220209</text:p>
              </table:table-cell>
              <table:table-cell office:value-type="float" office:value="0.0220209">
                <text:p>0.0220209</text:p>
              </table:table-cell>
            </table:table-row>
            <table:table-row>
              <table:table-cell office:value-type="string">
                <text:p>0.007127</text:p>
              </table:table-cell>
              <table:table-cell office:value-type="float" office:value="0.0007124841">
                <text:p>0.0007124841</text:p>
              </table:table-cell>
              <table:table-cell office:value-type="float" office:value="0.0219967">
                <text:p>0.0219967</text:p>
              </table:table-cell>
              <table:table-cell office:value-type="float" office:value="0.0219967">
                <text:p>0.0219967</text:p>
              </table:table-cell>
            </table:table-row>
            <table:table-row>
              <table:table-cell office:value-type="string">
                <text:p>0.007124</text:p>
              </table:table-cell>
              <table:table-cell office:value-type="float" office:value="0.0007112689">
                <text:p>0.0007112689</text:p>
              </table:table-cell>
              <table:table-cell office:value-type="float" office:value="0.0219725">
                <text:p>0.0219725</text:p>
              </table:table-cell>
              <table:table-cell office:value-type="float" office:value="0.0219725">
                <text:p>0.0219725</text:p>
              </table:table-cell>
            </table:table-row>
            <table:table-row>
              <table:table-cell office:value-type="string">
                <text:p>0.007122</text:p>
              </table:table-cell>
              <table:table-cell office:value-type="float" office:value="0.0007100576">
                <text:p>0.0007100576</text:p>
              </table:table-cell>
              <table:table-cell office:value-type="float" office:value="0.0219485">
                <text:p>0.0219485</text:p>
              </table:table-cell>
              <table:table-cell office:value-type="float" office:value="0.0219485">
                <text:p>0.0219485</text:p>
              </table:table-cell>
            </table:table-row>
            <table:table-row>
              <table:table-cell office:value-type="string">
                <text:p>0.007119</text:p>
              </table:table-cell>
              <table:table-cell office:value-type="float" office:value="0.0007088501">
                <text:p>0.0007088501</text:p>
              </table:table-cell>
              <table:table-cell office:value-type="float" office:value="0.0219246">
                <text:p>0.0219246</text:p>
              </table:table-cell>
              <table:table-cell office:value-type="float" office:value="0.0219246">
                <text:p>0.0219246</text:p>
              </table:table-cell>
            </table:table-row>
            <table:table-row>
              <table:table-cell office:value-type="string">
                <text:p>0.007116</text:p>
              </table:table-cell>
              <table:table-cell office:value-type="float" office:value="0.0007076464">
                <text:p>0.0007076464</text:p>
              </table:table-cell>
              <table:table-cell office:value-type="float" office:value="0.0219008">
                <text:p>0.0219008</text:p>
              </table:table-cell>
              <table:table-cell office:value-type="float" office:value="0.0219008">
                <text:p>0.0219008</text:p>
              </table:table-cell>
            </table:table-row>
            <table:table-row>
              <table:table-cell office:value-type="string">
                <text:p>0.007113</text:p>
              </table:table-cell>
              <table:table-cell office:value-type="float" office:value="0.0007064465">
                <text:p>0.0007064465</text:p>
              </table:table-cell>
              <table:table-cell office:value-type="float" office:value="0.0218771">
                <text:p>0.0218771</text:p>
              </table:table-cell>
              <table:table-cell office:value-type="float" office:value="0.0218771">
                <text:p>0.0218771</text:p>
              </table:table-cell>
            </table:table-row>
            <table:table-row>
              <table:table-cell office:value-type="string">
                <text:p>0.00711</text:p>
              </table:table-cell>
              <table:table-cell office:value-type="float" office:value="0.0007052505">
                <text:p>0.0007052505</text:p>
              </table:table-cell>
              <table:table-cell office:value-type="float" office:value="0.0218536">
                <text:p>0.0218536</text:p>
              </table:table-cell>
              <table:table-cell office:value-type="float" office:value="0.0218536">
                <text:p>0.0218536</text:p>
              </table:table-cell>
            </table:table-row>
            <table:table-row>
              <table:table-cell office:value-type="string">
                <text:p>0.007107</text:p>
              </table:table-cell>
              <table:table-cell office:value-type="float" office:value="0.0007040585">
                <text:p>0.0007040585</text:p>
              </table:table-cell>
              <table:table-cell office:value-type="float" office:value="0.0218302">
                <text:p>0.0218302</text:p>
              </table:table-cell>
              <table:table-cell office:value-type="float" office:value="0.0218302">
                <text:p>0.0218302</text:p>
              </table:table-cell>
            </table:table-row>
            <table:table-row>
              <table:table-cell office:value-type="string">
                <text:p>0.007104</text:p>
              </table:table-cell>
              <table:table-cell office:value-type="float" office:value="0.0007028702">
                <text:p>0.0007028702</text:p>
              </table:table-cell>
              <table:table-cell office:value-type="float" office:value="0.0218068">
                <text:p>0.0218068</text:p>
              </table:table-cell>
              <table:table-cell office:value-type="float" office:value="0.0218068">
                <text:p>0.0218068</text:p>
              </table:table-cell>
            </table:table-row>
            <table:table-row>
              <table:table-cell office:value-type="string">
                <text:p>0.007101</text:p>
              </table:table-cell>
              <table:table-cell office:value-type="float" office:value="0.0007016857">
                <text:p>0.0007016857</text:p>
              </table:table-cell>
              <table:table-cell office:value-type="float" office:value="0.0217836">
                <text:p>0.0217836</text:p>
              </table:table-cell>
              <table:table-cell office:value-type="float" office:value="0.0217836">
                <text:p>0.0217836</text:p>
              </table:table-cell>
            </table:table-row>
            <table:table-row>
              <table:table-cell office:value-type="string">
                <text:p>0.007098</text:p>
              </table:table-cell>
              <table:table-cell office:value-type="float" office:value="0.0007005049">
                <text:p>0.0007005049</text:p>
              </table:table-cell>
              <table:table-cell office:value-type="float" office:value="0.0217605">
                <text:p>0.0217605</text:p>
              </table:table-cell>
              <table:table-cell office:value-type="float" office:value="0.0217605">
                <text:p>0.0217605</text:p>
              </table:table-cell>
            </table:table-row>
            <table:table-row>
              <table:table-cell office:value-type="string">
                <text:p>0.007095</text:p>
              </table:table-cell>
              <table:table-cell office:value-type="float" office:value="0.000699328">
                <text:p>0.000699328</text:p>
              </table:table-cell>
              <table:table-cell office:value-type="float" office:value="0.0217376">
                <text:p>0.0217376</text:p>
              </table:table-cell>
              <table:table-cell office:value-type="float" office:value="0.0217376">
                <text:p>0.0217376</text:p>
              </table:table-cell>
            </table:table-row>
            <table:table-row>
              <table:table-cell office:value-type="string">
                <text:p>0.007092</text:p>
              </table:table-cell>
              <table:table-cell office:value-type="float" office:value="0.000698155">
                <text:p>0.000698155</text:p>
              </table:table-cell>
              <table:table-cell office:value-type="float" office:value="0.0217147">
                <text:p>0.0217147</text:p>
              </table:table-cell>
              <table:table-cell office:value-type="float" office:value="0.0217147">
                <text:p>0.0217147</text:p>
              </table:table-cell>
            </table:table-row>
            <table:table-row>
              <table:table-cell office:value-type="string">
                <text:p>0.007089</text:p>
              </table:table-cell>
              <table:table-cell office:value-type="float" office:value="0.0006969857">
                <text:p>0.0006969857</text:p>
              </table:table-cell>
              <table:table-cell office:value-type="float" office:value="0.021692">
                <text:p>0.021692</text:p>
              </table:table-cell>
              <table:table-cell office:value-type="float" office:value="0.0275151">
                <text:p>0.0275151</text:p>
              </table:table-cell>
            </table:table-row>
            <table:table-row>
              <table:table-cell office:value-type="string">
                <text:p>0.007086</text:p>
              </table:table-cell>
              <table:table-cell office:value-type="float" office:value="0.0006958203">
                <text:p>0.0006958203</text:p>
              </table:table-cell>
              <table:table-cell office:value-type="float" office:value="0.0216694">
                <text:p>0.0216694</text:p>
              </table:table-cell>
              <table:table-cell office:value-type="float" office:value="0.0216694">
                <text:p>0.0216694</text:p>
              </table:table-cell>
            </table:table-row>
            <table:table-row>
              <table:table-cell office:value-type="string">
                <text:p>0.007084</text:p>
              </table:table-cell>
              <table:table-cell office:value-type="float" office:value="0.0006946589">
                <text:p>0.0006946589</text:p>
              </table:table-cell>
              <table:table-cell office:value-type="float" office:value="0.0216469">
                <text:p>0.0216469</text:p>
              </table:table-cell>
              <table:table-cell office:value-type="float" office:value="0.0216469">
                <text:p>0.0216469</text:p>
              </table:table-cell>
            </table:table-row>
            <table:table-row>
              <table:table-cell office:value-type="string">
                <text:p>0.007081</text:p>
              </table:table-cell>
              <table:table-cell office:value-type="float" office:value="0.0006935012">
                <text:p>0.0006935012</text:p>
              </table:table-cell>
              <table:table-cell office:value-type="float" office:value="0.0216245">
                <text:p>0.0216245</text:p>
              </table:table-cell>
              <table:table-cell office:value-type="float" office:value="0.0216245">
                <text:p>0.0216245</text:p>
              </table:table-cell>
            </table:table-row>
            <table:table-row>
              <table:table-cell office:value-type="string">
                <text:p>0.007078</text:p>
              </table:table-cell>
              <table:table-cell office:value-type="float" office:value="0.0006923472">
                <text:p>0.0006923472</text:p>
              </table:table-cell>
              <table:table-cell office:value-type="float" office:value="0.0216022">
                <text:p>0.0216022</text:p>
              </table:table-cell>
              <table:table-cell office:value-type="float" office:value="0.0216022">
                <text:p>0.0216022</text:p>
              </table:table-cell>
            </table:table-row>
            <table:table-row>
              <table:table-cell office:value-type="string">
                <text:p>0.007075</text:p>
              </table:table-cell>
              <table:table-cell office:value-type="float" office:value="0.0006911971">
                <text:p>0.0006911971</text:p>
              </table:table-cell>
              <table:table-cell office:value-type="float" office:value="0.02158">
                <text:p>0.02158</text:p>
              </table:table-cell>
              <table:table-cell office:value-type="float" office:value="0.02158">
                <text:p>0.02158</text:p>
              </table:table-cell>
            </table:table-row>
            <table:table-row>
              <table:table-cell office:value-type="string">
                <text:p>0.007072</text:p>
              </table:table-cell>
              <table:table-cell office:value-type="float" office:value="0.0006900508">
                <text:p>0.0006900508</text:p>
              </table:table-cell>
              <table:table-cell office:value-type="float" office:value="0.021558">
                <text:p>0.021558</text:p>
              </table:table-cell>
              <table:table-cell office:value-type="float" office:value="0.021558">
                <text:p>0.021558</text:p>
              </table:table-cell>
            </table:table-row>
            <table:table-row>
              <table:table-cell office:value-type="string">
                <text:p>0.007069</text:p>
              </table:table-cell>
              <table:table-cell office:value-type="float" office:value="0.0006889084">
                <text:p>0.0006889084</text:p>
              </table:table-cell>
              <table:table-cell office:value-type="float" office:value="0.0215361">
                <text:p>0.0215361</text:p>
              </table:table-cell>
              <table:table-cell office:value-type="float" office:value="0.0215361">
                <text:p>0.0215361</text:p>
              </table:table-cell>
            </table:table-row>
            <table:table-row>
              <table:table-cell office:value-type="string">
                <text:p>0.007066</text:p>
              </table:table-cell>
              <table:table-cell office:value-type="float" office:value="0.0006877698">
                <text:p>0.0006877698</text:p>
              </table:table-cell>
              <table:table-cell office:value-type="float" office:value="0.0215143">
                <text:p>0.0215143</text:p>
              </table:table-cell>
              <table:table-cell office:value-type="float" office:value="0.0215143">
                <text:p>0.0215143</text:p>
              </table:table-cell>
            </table:table-row>
            <table:table-row>
              <table:table-cell office:value-type="string">
                <text:p>0.007063</text:p>
              </table:table-cell>
              <table:table-cell office:value-type="float" office:value="0.000686635">
                <text:p>0.000686635</text:p>
              </table:table-cell>
              <table:table-cell office:value-type="float" office:value="0.0214926">
                <text:p>0.0214926</text:p>
              </table:table-cell>
              <table:table-cell office:value-type="float" office:value="0.0214926">
                <text:p>0.0214926</text:p>
              </table:table-cell>
            </table:table-row>
            <table:table-row>
              <table:table-cell office:value-type="string">
                <text:p>0.00706</text:p>
              </table:table-cell>
              <table:table-cell office:value-type="float" office:value="0.0006855041">
                <text:p>0.0006855041</text:p>
              </table:table-cell>
              <table:table-cell office:value-type="float" office:value="0.021471">
                <text:p>0.021471</text:p>
              </table:table-cell>
              <table:table-cell office:value-type="float" office:value="0.021471">
                <text:p>0.021471</text:p>
              </table:table-cell>
            </table:table-row>
            <table:table-row>
              <table:table-cell office:value-type="string">
                <text:p>0.007057</text:p>
              </table:table-cell>
              <table:table-cell office:value-type="float" office:value="0.0006843771">
                <text:p>0.0006843771</text:p>
              </table:table-cell>
              <table:table-cell office:value-type="float" office:value="0.0214496">
                <text:p>0.0214496</text:p>
              </table:table-cell>
              <table:table-cell office:value-type="float" office:value="0.0214496">
                <text:p>0.0214496</text:p>
              </table:table-cell>
            </table:table-row>
            <table:table-row>
              <table:table-cell office:value-type="string">
                <text:p>0.007054</text:p>
              </table:table-cell>
              <table:table-cell office:value-type="float" office:value="0.0006832538">
                <text:p>0.0006832538</text:p>
              </table:table-cell>
              <table:table-cell office:value-type="float" office:value="0.0214282">
                <text:p>0.0214282</text:p>
              </table:table-cell>
              <table:table-cell office:value-type="float" office:value="0.0214282">
                <text:p>0.0214282</text:p>
              </table:table-cell>
            </table:table-row>
            <table:table-row>
              <table:table-cell office:value-type="string">
                <text:p>0.007051</text:p>
              </table:table-cell>
              <table:table-cell office:value-type="float" office:value="0.0006821343">
                <text:p>0.0006821343</text:p>
              </table:table-cell>
              <table:table-cell office:value-type="float" office:value="0.021407">
                <text:p>0.021407</text:p>
              </table:table-cell>
              <table:table-cell office:value-type="float" office:value="0.021407">
                <text:p>0.021407</text:p>
              </table:table-cell>
            </table:table-row>
            <table:table-row>
              <table:table-cell office:value-type="string">
                <text:p>0.007048</text:p>
              </table:table-cell>
              <table:table-cell office:value-type="float" office:value="0.0006810186">
                <text:p>0.0006810186</text:p>
              </table:table-cell>
              <table:table-cell office:value-type="float" office:value="0.0213859">
                <text:p>0.0213859</text:p>
              </table:table-cell>
              <table:table-cell office:value-type="float" office:value="0.0213859">
                <text:p>0.0213859</text:p>
              </table:table-cell>
            </table:table-row>
            <table:table-row>
              <table:table-cell office:value-type="string">
                <text:p>0.007046</text:p>
              </table:table-cell>
              <table:table-cell office:value-type="float" office:value="0.0006799068">
                <text:p>0.0006799068</text:p>
              </table:table-cell>
              <table:table-cell office:value-type="float" office:value="0.0213649">
                <text:p>0.0213649</text:p>
              </table:table-cell>
              <table:table-cell office:value-type="float" office:value="0.0213649">
                <text:p>0.0213649</text:p>
              </table:table-cell>
            </table:table-row>
            <table:table-row>
              <table:table-cell office:value-type="string">
                <text:p>0.007043</text:p>
              </table:table-cell>
              <table:table-cell office:value-type="float" office:value="0.0006787988">
                <text:p>0.0006787988</text:p>
              </table:table-cell>
              <table:table-cell office:value-type="float" office:value="0.0213441">
                <text:p>0.0213441</text:p>
              </table:table-cell>
              <table:table-cell office:value-type="float" office:value="0.0213441">
                <text:p>0.0213441</text:p>
              </table:table-cell>
            </table:table-row>
            <table:table-row>
              <table:table-cell office:value-type="string">
                <text:p>0.00704</text:p>
              </table:table-cell>
              <table:table-cell office:value-type="float" office:value="0.0006776946">
                <text:p>0.0006776946</text:p>
              </table:table-cell>
              <table:table-cell office:value-type="float" office:value="0.0213233">
                <text:p>0.0213233</text:p>
              </table:table-cell>
              <table:table-cell office:value-type="float" office:value="0.0213233">
                <text:p>0.0213233</text:p>
              </table:table-cell>
            </table:table-row>
            <table:table-row>
              <table:table-cell office:value-type="string">
                <text:p>0.007037</text:p>
              </table:table-cell>
              <table:table-cell office:value-type="float" office:value="0.0006765943">
                <text:p>0.0006765943</text:p>
              </table:table-cell>
              <table:table-cell office:value-type="float" office:value="0.0213027">
                <text:p>0.0213027</text:p>
              </table:table-cell>
              <table:table-cell office:value-type="float" office:value="0.0213027">
                <text:p>0.0213027</text:p>
              </table:table-cell>
            </table:table-row>
            <table:table-row>
              <table:table-cell office:value-type="string">
                <text:p>0.007034</text:p>
              </table:table-cell>
              <table:table-cell office:value-type="float" office:value="0.0006754979">
                <text:p>0.0006754979</text:p>
              </table:table-cell>
              <table:table-cell office:value-type="float" office:value="0.0212822">
                <text:p>0.0212822</text:p>
              </table:table-cell>
              <table:table-cell office:value-type="float" office:value="0.0212822">
                <text:p>0.0212822</text:p>
              </table:table-cell>
            </table:table-row>
            <table:table-row>
              <table:table-cell office:value-type="string">
                <text:p>0.007031</text:p>
              </table:table-cell>
              <table:table-cell office:value-type="float" office:value="0.0006744053">
                <text:p>0.0006744053</text:p>
              </table:table-cell>
              <table:table-cell office:value-type="float" office:value="0.0212618">
                <text:p>0.0212618</text:p>
              </table:table-cell>
              <table:table-cell office:value-type="float" office:value="0.0212618">
                <text:p>0.0212618</text:p>
              </table:table-cell>
            </table:table-row>
            <table:table-row>
              <table:table-cell office:value-type="string">
                <text:p>0.007028</text:p>
              </table:table-cell>
              <table:table-cell office:value-type="float" office:value="0.0006733164">
                <text:p>0.0006733164</text:p>
              </table:table-cell>
              <table:table-cell office:value-type="float" office:value="0.0212415">
                <text:p>0.0212415</text:p>
              </table:table-cell>
              <table:table-cell office:value-type="float" office:value="0.0212415">
                <text:p>0.0212415</text:p>
              </table:table-cell>
            </table:table-row>
            <table:table-row>
              <table:table-cell office:value-type="string">
                <text:p>0.007025</text:p>
              </table:table-cell>
              <table:table-cell office:value-type="float" office:value="0.0006722314">
                <text:p>0.0006722314</text:p>
              </table:table-cell>
              <table:table-cell office:value-type="float" office:value="0.0212213">
                <text:p>0.0212213</text:p>
              </table:table-cell>
              <table:table-cell office:value-type="float" office:value="0.0212213">
                <text:p>0.0212213</text:p>
              </table:table-cell>
            </table:table-row>
            <table:table-row>
              <table:table-cell office:value-type="string">
                <text:p>0.007022</text:p>
              </table:table-cell>
              <table:table-cell office:value-type="float" office:value="0.0006711502">
                <text:p>0.0006711502</text:p>
              </table:table-cell>
              <table:table-cell office:value-type="float" office:value="0.0212013">
                <text:p>0.0212013</text:p>
              </table:table-cell>
              <table:table-cell office:value-type="float" office:value="0.0212013">
                <text:p>0.0212013</text:p>
              </table:table-cell>
            </table:table-row>
            <table:table-row>
              <table:table-cell office:value-type="string">
                <text:p>0.007019</text:p>
              </table:table-cell>
              <table:table-cell office:value-type="float" office:value="0.0006700728">
                <text:p>0.0006700728</text:p>
              </table:table-cell>
              <table:table-cell office:value-type="float" office:value="0.0211813">
                <text:p>0.0211813</text:p>
              </table:table-cell>
              <table:table-cell office:value-type="float" office:value="0.0211813">
                <text:p>0.0211813</text:p>
              </table:table-cell>
            </table:table-row>
            <table:table-row>
              <table:table-cell office:value-type="string">
                <text:p>0.007016</text:p>
              </table:table-cell>
              <table:table-cell office:value-type="float" office:value="0.0006689992">
                <text:p>0.0006689992</text:p>
              </table:table-cell>
              <table:table-cell office:value-type="float" office:value="0.0211615">
                <text:p>0.0211615</text:p>
              </table:table-cell>
              <table:table-cell office:value-type="float" office:value="0.0211615">
                <text:p>0.0211615</text:p>
              </table:table-cell>
            </table:table-row>
            <table:table-row>
              <table:table-cell office:value-type="string">
                <text:p>0.007013</text:p>
              </table:table-cell>
              <table:table-cell office:value-type="float" office:value="0.0006679295">
                <text:p>0.0006679295</text:p>
              </table:table-cell>
              <table:table-cell office:value-type="float" office:value="0.0211418">
                <text:p>0.0211418</text:p>
              </table:table-cell>
              <table:table-cell office:value-type="float" office:value="0.0211418">
                <text:p>0.0211418</text:p>
              </table:table-cell>
            </table:table-row>
            <table:table-row>
              <table:table-cell office:value-type="string">
                <text:p>0.00701</text:p>
              </table:table-cell>
              <table:table-cell office:value-type="float" office:value="0.0006668638">
                <text:p>0.0006668638</text:p>
              </table:table-cell>
              <table:table-cell office:value-type="float" office:value="0.0211222">
                <text:p>0.0211222</text:p>
              </table:table-cell>
              <table:table-cell office:value-type="float" office:value="0.0211222">
                <text:p>0.0211222</text:p>
              </table:table-cell>
            </table:table-row>
            <table:table-row>
              <table:table-cell office:value-type="string">
                <text:p>0.007008</text:p>
              </table:table-cell>
              <table:table-cell office:value-type="float" office:value="0.0006658017">
                <text:p>0.0006658017</text:p>
              </table:table-cell>
              <table:table-cell office:value-type="float" office:value="0.0211028">
                <text:p>0.0211028</text:p>
              </table:table-cell>
              <table:table-cell office:value-type="float" office:value="0.0211028">
                <text:p>0.0211028</text:p>
              </table:table-cell>
            </table:table-row>
            <table:table-row>
              <table:table-cell office:value-type="string">
                <text:p>0.007005</text:p>
              </table:table-cell>
              <table:table-cell office:value-type="float" office:value="0.0006647435">
                <text:p>0.0006647435</text:p>
              </table:table-cell>
              <table:table-cell office:value-type="float" office:value="0.0210834">
                <text:p>0.0210834</text:p>
              </table:table-cell>
              <table:table-cell office:value-type="float" office:value="0.0210834">
                <text:p>0.0210834</text:p>
              </table:table-cell>
            </table:table-row>
            <table:table-row>
              <table:table-cell office:value-type="string">
                <text:p>0.007002</text:p>
              </table:table-cell>
              <table:table-cell office:value-type="float" office:value="0.000663689">
                <text:p>0.000663689</text:p>
              </table:table-cell>
              <table:table-cell office:value-type="float" office:value="0.0210642">
                <text:p>0.0210642</text:p>
              </table:table-cell>
              <table:table-cell office:value-type="float" office:value="0.0210642">
                <text:p>0.0210642</text:p>
              </table:table-cell>
            </table:table-row>
            <table:table-row>
              <table:table-cell office:value-type="string">
                <text:p>0.006999</text:p>
              </table:table-cell>
              <table:table-cell office:value-type="float" office:value="0.0006626384">
                <text:p>0.0006626384</text:p>
              </table:table-cell>
              <table:table-cell office:value-type="float" office:value="0.0210451">
                <text:p>0.0210451</text:p>
              </table:table-cell>
              <table:table-cell office:value-type="float" office:value="0.0210451">
                <text:p>0.0210451</text:p>
              </table:table-cell>
            </table:table-row>
            <table:table-row>
              <table:table-cell office:value-type="string">
                <text:p>0.006996</text:p>
              </table:table-cell>
              <table:table-cell office:value-type="float" office:value="0.0006615916">
                <text:p>0.0006615916</text:p>
              </table:table-cell>
              <table:table-cell office:value-type="float" office:value="0.0210261">
                <text:p>0.0210261</text:p>
              </table:table-cell>
              <table:table-cell office:value-type="float" office:value="0.0210261">
                <text:p>0.0210261</text:p>
              </table:table-cell>
            </table:table-row>
            <table:table-row>
              <table:table-cell office:value-type="string">
                <text:p>0.006993</text:p>
              </table:table-cell>
              <table:table-cell office:value-type="float" office:value="0.0006605488">
                <text:p>0.0006605488</text:p>
              </table:table-cell>
              <table:table-cell office:value-type="float" office:value="0.0210072">
                <text:p>0.0210072</text:p>
              </table:table-cell>
              <table:table-cell office:value-type="float" office:value="0.0210072">
                <text:p>0.0210072</text:p>
              </table:table-cell>
            </table:table-row>
            <table:table-row>
              <table:table-cell office:value-type="string">
                <text:p>0.00699</text:p>
              </table:table-cell>
              <table:table-cell office:value-type="float" office:value="0.0006595096">
                <text:p>0.0006595096</text:p>
              </table:table-cell>
              <table:table-cell office:value-type="float" office:value="0.0209884">
                <text:p>0.0209884</text:p>
              </table:table-cell>
              <table:table-cell office:value-type="float" office:value="0.0209884">
                <text:p>0.0209884</text:p>
              </table:table-cell>
            </table:table-row>
            <table:table-row>
              <table:table-cell office:value-type="string">
                <text:p>0.006987</text:p>
              </table:table-cell>
              <table:table-cell office:value-type="float" office:value="0.0006584743">
                <text:p>0.0006584743</text:p>
              </table:table-cell>
              <table:table-cell office:value-type="float" office:value="0.0209698">
                <text:p>0.0209698</text:p>
              </table:table-cell>
              <table:table-cell office:value-type="float" office:value="0.0209698">
                <text:p>0.0209698</text:p>
              </table:table-cell>
            </table:table-row>
            <table:table-row>
              <table:table-cell office:value-type="string">
                <text:p>0.006984</text:p>
              </table:table-cell>
              <table:table-cell office:value-type="float" office:value="0.0006574431">
                <text:p>0.0006574431</text:p>
              </table:table-cell>
              <table:table-cell office:value-type="float" office:value="0.0209512">
                <text:p>0.0209512</text:p>
              </table:table-cell>
              <table:table-cell office:value-type="float" office:value="0.0209512">
                <text:p>0.0209512</text:p>
              </table:table-cell>
            </table:table-row>
            <table:table-row>
              <table:table-cell office:value-type="string">
                <text:p>0.006981</text:p>
              </table:table-cell>
              <table:table-cell office:value-type="float" office:value="0.0006564154">
                <text:p>0.0006564154</text:p>
              </table:table-cell>
              <table:table-cell office:value-type="float" office:value="0.0209328">
                <text:p>0.0209328</text:p>
              </table:table-cell>
              <table:table-cell office:value-type="float" office:value="0.0209328">
                <text:p>0.0209328</text:p>
              </table:table-cell>
            </table:table-row>
            <table:table-row>
              <table:table-cell office:value-type="string">
                <text:p>0.006978</text:p>
              </table:table-cell>
              <table:table-cell office:value-type="float" office:value="0.0006553916">
                <text:p>0.0006553916</text:p>
              </table:table-cell>
              <table:table-cell office:value-type="float" office:value="0.0209145">
                <text:p>0.0209145</text:p>
              </table:table-cell>
              <table:table-cell office:value-type="float" office:value="0.0209145">
                <text:p>0.0209145</text:p>
              </table:table-cell>
            </table:table-row>
            <table:table-row>
              <table:table-cell office:value-type="string">
                <text:p>0.006975</text:p>
              </table:table-cell>
              <table:table-cell office:value-type="float" office:value="0.0006543716">
                <text:p>0.0006543716</text:p>
              </table:table-cell>
              <table:table-cell office:value-type="float" office:value="0.0208963">
                <text:p>0.0208963</text:p>
              </table:table-cell>
              <table:table-cell office:value-type="float" office:value="0.0208963">
                <text:p>0.0208963</text:p>
              </table:table-cell>
            </table:table-row>
            <table:table-row>
              <table:table-cell office:value-type="string">
                <text:p>0.006972</text:p>
              </table:table-cell>
              <table:table-cell office:value-type="float" office:value="0.0006533555">
                <text:p>0.0006533555</text:p>
              </table:table-cell>
              <table:table-cell office:value-type="float" office:value="0.0208783">
                <text:p>0.0208783</text:p>
              </table:table-cell>
              <table:table-cell office:value-type="float" office:value="0.0267174">
                <text:p>0.0267174</text:p>
              </table:table-cell>
            </table:table-row>
            <table:table-row>
              <table:table-cell office:value-type="string">
                <text:p>0.00697</text:p>
              </table:table-cell>
              <table:table-cell office:value-type="float" office:value="0.0006523432">
                <text:p>0.0006523432</text:p>
              </table:table-cell>
              <table:table-cell office:value-type="float" office:value="0.0208603">
                <text:p>0.0208603</text:p>
              </table:table-cell>
              <table:table-cell office:value-type="float" office:value="0.0208603">
                <text:p>0.0208603</text:p>
              </table:table-cell>
            </table:table-row>
            <table:table-row>
              <table:table-cell office:value-type="string">
                <text:p>0.006967</text:p>
              </table:table-cell>
              <table:table-cell office:value-type="float" office:value="0.0006513347">
                <text:p>0.0006513347</text:p>
              </table:table-cell>
              <table:table-cell office:value-type="float" office:value="0.0208425">
                <text:p>0.0208425</text:p>
              </table:table-cell>
              <table:table-cell office:value-type="float" office:value="0.0208425">
                <text:p>0.0208425</text:p>
              </table:table-cell>
            </table:table-row>
            <table:table-row>
              <table:table-cell office:value-type="string">
                <text:p>0.006964</text:p>
              </table:table-cell>
              <table:table-cell office:value-type="float" office:value="0.00065033">
                <text:p>0.00065033</text:p>
              </table:table-cell>
              <table:table-cell office:value-type="float" office:value="0.0208248">
                <text:p>0.0208248</text:p>
              </table:table-cell>
              <table:table-cell office:value-type="float" office:value="0.0208248">
                <text:p>0.0208248</text:p>
              </table:table-cell>
            </table:table-row>
            <table:table-row>
              <table:table-cell office:value-type="string">
                <text:p>0.006961</text:p>
              </table:table-cell>
              <table:table-cell office:value-type="float" office:value="0.0006493293">
                <text:p>0.0006493293</text:p>
              </table:table-cell>
              <table:table-cell office:value-type="float" office:value="0.0208072">
                <text:p>0.0208072</text:p>
              </table:table-cell>
              <table:table-cell office:value-type="float" office:value="0.0208072">
                <text:p>0.0208072</text:p>
              </table:table-cell>
            </table:table-row>
            <table:table-row>
              <table:table-cell office:value-type="string">
                <text:p>0.006958</text:p>
              </table:table-cell>
              <table:table-cell office:value-type="float" office:value="0.0006483323">
                <text:p>0.0006483323</text:p>
              </table:table-cell>
              <table:table-cell office:value-type="float" office:value="0.0207897">
                <text:p>0.0207897</text:p>
              </table:table-cell>
              <table:table-cell office:value-type="float" office:value="0.0207897">
                <text:p>0.0207897</text:p>
              </table:table-cell>
            </table:table-row>
            <table:table-row>
              <table:table-cell office:value-type="string">
                <text:p>0.006955</text:p>
              </table:table-cell>
              <table:table-cell office:value-type="float" office:value="0.0006473392">
                <text:p>0.0006473392</text:p>
              </table:table-cell>
              <table:table-cell office:value-type="float" office:value="0.0207723">
                <text:p>0.0207723</text:p>
              </table:table-cell>
              <table:table-cell office:value-type="float" office:value="0.0207723">
                <text:p>0.0207723</text:p>
              </table:table-cell>
            </table:table-row>
            <table:table-row>
              <table:table-cell office:value-type="string">
                <text:p>0.006952</text:p>
              </table:table-cell>
              <table:table-cell office:value-type="float" office:value="0.0006463498">
                <text:p>0.0006463498</text:p>
              </table:table-cell>
              <table:table-cell office:value-type="float" office:value="0.0207551">
                <text:p>0.0207551</text:p>
              </table:table-cell>
              <table:table-cell office:value-type="float" office:value="0.0207551">
                <text:p>0.0207551</text:p>
              </table:table-cell>
            </table:table-row>
            <table:table-row>
              <table:table-cell office:value-type="string">
                <text:p>0.006949</text:p>
              </table:table-cell>
              <table:table-cell office:value-type="float" office:value="0.0006453643">
                <text:p>0.0006453643</text:p>
              </table:table-cell>
              <table:table-cell office:value-type="float" office:value="0.020738">
                <text:p>0.020738</text:p>
              </table:table-cell>
              <table:table-cell office:value-type="float" office:value="0.020738">
                <text:p>0.020738</text:p>
              </table:table-cell>
            </table:table-row>
            <table:table-row>
              <table:table-cell office:value-type="string">
                <text:p>0.006946</text:p>
              </table:table-cell>
              <table:table-cell office:value-type="float" office:value="0.0006443826">
                <text:p>0.0006443826</text:p>
              </table:table-cell>
              <table:table-cell office:value-type="float" office:value="0.020721">
                <text:p>0.020721</text:p>
              </table:table-cell>
              <table:table-cell office:value-type="float" office:value="0.020721">
                <text:p>0.020721</text:p>
              </table:table-cell>
            </table:table-row>
            <table:table-row>
              <table:table-cell office:value-type="string">
                <text:p>0.006943</text:p>
              </table:table-cell>
              <table:table-cell office:value-type="float" office:value="0.0006434047">
                <text:p>0.0006434047</text:p>
              </table:table-cell>
              <table:table-cell office:value-type="float" office:value="0.0207041">
                <text:p>0.0207041</text:p>
              </table:table-cell>
              <table:table-cell office:value-type="float" office:value="0.0207041">
                <text:p>0.0207041</text:p>
              </table:table-cell>
            </table:table-row>
            <table:table-row>
              <table:table-cell office:value-type="string">
                <text:p>0.00694</text:p>
              </table:table-cell>
              <table:table-cell office:value-type="float" office:value="0.0006424306">
                <text:p>0.0006424306</text:p>
              </table:table-cell>
              <table:table-cell office:value-type="float" office:value="0.0206873">
                <text:p>0.0206873</text:p>
              </table:table-cell>
              <table:table-cell office:value-type="float" office:value="0.0265112">
                <text:p>0.0265112</text:p>
              </table:table-cell>
            </table:table-row>
            <table:table-row>
              <table:table-cell office:value-type="string">
                <text:p>0.006937</text:p>
              </table:table-cell>
              <table:table-cell office:value-type="float" office:value="0.0006414604">
                <text:p>0.0006414604</text:p>
              </table:table-cell>
              <table:table-cell office:value-type="float" office:value="0.0206706">
                <text:p>0.0206706</text:p>
              </table:table-cell>
              <table:table-cell office:value-type="float" office:value="0.0206706">
                <text:p>0.0206706</text:p>
              </table:table-cell>
            </table:table-row>
            <table:table-row>
              <table:table-cell office:value-type="string">
                <text:p>0.006934</text:p>
              </table:table-cell>
              <table:table-cell office:value-type="float" office:value="0.0006404942">
                <text:p>0.0006404942</text:p>
              </table:table-cell>
              <table:table-cell office:value-type="float" office:value="0.0206541">
                <text:p>0.0206541</text:p>
              </table:table-cell>
              <table:table-cell office:value-type="float" office:value="0.0206541">
                <text:p>0.0206541</text:p>
              </table:table-cell>
            </table:table-row>
            <table:table-row>
              <table:table-cell office:value-type="string">
                <text:p>0.006932</text:p>
              </table:table-cell>
              <table:table-cell office:value-type="float" office:value="0.0006395316">
                <text:p>0.0006395316</text:p>
              </table:table-cell>
              <table:table-cell office:value-type="float" office:value="0.0206376">
                <text:p>0.0206376</text:p>
              </table:table-cell>
              <table:table-cell office:value-type="float" office:value="0.0206376">
                <text:p>0.0206376</text:p>
              </table:table-cell>
            </table:table-row>
            <table:table-row>
              <table:table-cell office:value-type="string">
                <text:p>0.006929</text:p>
              </table:table-cell>
              <table:table-cell office:value-type="float" office:value="0.0006385728">
                <text:p>0.0006385728</text:p>
              </table:table-cell>
              <table:table-cell office:value-type="float" office:value="0.0206213">
                <text:p>0.0206213</text:p>
              </table:table-cell>
              <table:table-cell office:value-type="float" office:value="0.0206213">
                <text:p>0.0206213</text:p>
              </table:table-cell>
            </table:table-row>
            <table:table-row>
              <table:table-cell office:value-type="string">
                <text:p>0.006926</text:p>
              </table:table-cell>
              <table:table-cell office:value-type="float" office:value="0.000637618">
                <text:p>0.000637618</text:p>
              </table:table-cell>
              <table:table-cell office:value-type="float" office:value="0.0206051">
                <text:p>0.0206051</text:p>
              </table:table-cell>
              <table:table-cell office:value-type="float" office:value="0.0264193">
                <text:p>0.0264193</text:p>
              </table:table-cell>
            </table:table-row>
            <table:table-row>
              <table:table-cell office:value-type="string">
                <text:p>0.006923</text:p>
              </table:table-cell>
              <table:table-cell office:value-type="float" office:value="0.0006366669">
                <text:p>0.0006366669</text:p>
              </table:table-cell>
              <table:table-cell office:value-type="float" office:value="0.0205891">
                <text:p>0.0205891</text:p>
              </table:table-cell>
              <table:table-cell office:value-type="float" office:value="0.0205891">
                <text:p>0.0205891</text:p>
              </table:table-cell>
            </table:table-row>
            <table:table-row>
              <table:table-cell office:value-type="string">
                <text:p>0.00692</text:p>
              </table:table-cell>
              <table:table-cell office:value-type="float" office:value="0.0006357196">
                <text:p>0.0006357196</text:p>
              </table:table-cell>
              <table:table-cell office:value-type="float" office:value="0.0205731">
                <text:p>0.0205731</text:p>
              </table:table-cell>
              <table:table-cell office:value-type="float" office:value="0.0205731">
                <text:p>0.0205731</text:p>
              </table:table-cell>
            </table:table-row>
            <table:table-row>
              <table:table-cell office:value-type="string">
                <text:p>0.006917</text:p>
              </table:table-cell>
              <table:table-cell office:value-type="float" office:value="0.0006347762">
                <text:p>0.0006347762</text:p>
              </table:table-cell>
              <table:table-cell office:value-type="float" office:value="0.0205572">
                <text:p>0.0205572</text:p>
              </table:table-cell>
              <table:table-cell office:value-type="float" office:value="0.0205572">
                <text:p>0.0205572</text:p>
              </table:table-cell>
            </table:table-row>
            <table:table-row>
              <table:table-cell office:value-type="string">
                <text:p>0.006914</text:p>
              </table:table-cell>
              <table:table-cell office:value-type="float" office:value="0.0006338366">
                <text:p>0.0006338366</text:p>
              </table:table-cell>
              <table:table-cell office:value-type="float" office:value="0.0205415">
                <text:p>0.0205415</text:p>
              </table:table-cell>
              <table:table-cell office:value-type="float" office:value="0.0205415">
                <text:p>0.0205415</text:p>
              </table:table-cell>
            </table:table-row>
            <table:table-row>
              <table:table-cell office:value-type="string">
                <text:p>0.006911</text:p>
              </table:table-cell>
              <table:table-cell office:value-type="float" office:value="0.000632901">
                <text:p>0.000632901</text:p>
              </table:table-cell>
              <table:table-cell office:value-type="float" office:value="0.0205259">
                <text:p>0.0205259</text:p>
              </table:table-cell>
              <table:table-cell office:value-type="float" office:value="0.0205259">
                <text:p>0.0205259</text:p>
              </table:table-cell>
            </table:table-row>
            <table:table-row>
              <table:table-cell office:value-type="string">
                <text:p>0.006908</text:p>
              </table:table-cell>
              <table:table-cell office:value-type="float" office:value="0.0006319686">
                <text:p>0.0006319686</text:p>
              </table:table-cell>
              <table:table-cell office:value-type="float" office:value="0.0205104">
                <text:p>0.0205104</text:p>
              </table:table-cell>
              <table:table-cell office:value-type="float" office:value="0.0205104">
                <text:p>0.0205104</text:p>
              </table:table-cell>
            </table:table-row>
            <table:table-row>
              <table:table-cell office:value-type="string">
                <text:p>0.006905</text:p>
              </table:table-cell>
              <table:table-cell office:value-type="float" office:value="0.0006310385">
                <text:p>0.0006310385</text:p>
              </table:table-cell>
              <table:table-cell office:value-type="float" office:value="0.020495">
                <text:p>0.020495</text:p>
              </table:table-cell>
              <table:table-cell office:value-type="float" office:value="0.020495">
                <text:p>0.020495</text:p>
              </table:table-cell>
            </table:table-row>
            <table:table-row>
              <table:table-cell office:value-type="string">
                <text:p>0.006902</text:p>
              </table:table-cell>
              <table:table-cell office:value-type="float" office:value="0.0006301108">
                <text:p>0.0006301108</text:p>
              </table:table-cell>
              <table:table-cell office:value-type="float" office:value="0.0204798">
                <text:p>0.0204798</text:p>
              </table:table-cell>
              <table:table-cell office:value-type="float" office:value="0.0204798">
                <text:p>0.0204798</text:p>
              </table:table-cell>
            </table:table-row>
            <table:table-row>
              <table:table-cell office:value-type="string">
                <text:p>0.006899</text:p>
              </table:table-cell>
              <table:table-cell office:value-type="float" office:value="0.0006291852">
                <text:p>0.0006291852</text:p>
              </table:table-cell>
              <table:table-cell office:value-type="float" office:value="0.0204646">
                <text:p>0.0204646</text:p>
              </table:table-cell>
              <table:table-cell office:value-type="float" office:value="0.0204646">
                <text:p>0.0204646</text:p>
              </table:table-cell>
            </table:table-row>
            <table:table-row>
              <table:table-cell office:value-type="string">
                <text:p>0.006896</text:p>
              </table:table-cell>
              <table:table-cell office:value-type="float" office:value="0.000628262">
                <text:p>0.000628262</text:p>
              </table:table-cell>
              <table:table-cell office:value-type="float" office:value="0.0204496">
                <text:p>0.0204496</text:p>
              </table:table-cell>
              <table:table-cell office:value-type="float" office:value="0.0204496">
                <text:p>0.0204496</text:p>
              </table:table-cell>
            </table:table-row>
            <table:table-row>
              <table:table-cell office:value-type="string">
                <text:p>0.006894</text:p>
              </table:table-cell>
              <table:table-cell office:value-type="float" office:value="0.0006273409">
                <text:p>0.0006273409</text:p>
              </table:table-cell>
              <table:table-cell office:value-type="float" office:value="0.0204347">
                <text:p>0.0204347</text:p>
              </table:table-cell>
              <table:table-cell office:value-type="float" office:value="0.0204347">
                <text:p>0.0204347</text:p>
              </table:table-cell>
            </table:table-row>
            <table:table-row>
              <table:table-cell office:value-type="string">
                <text:p>0.006891</text:p>
              </table:table-cell>
              <table:table-cell office:value-type="float" office:value="0.0006264222">
                <text:p>0.0006264222</text:p>
              </table:table-cell>
              <table:table-cell office:value-type="float" office:value="0.0204199">
                <text:p>0.0204199</text:p>
              </table:table-cell>
              <table:table-cell office:value-type="float" office:value="0.0204199">
                <text:p>0.0204199</text:p>
              </table:table-cell>
            </table:table-row>
            <table:table-row>
              <table:table-cell office:value-type="string">
                <text:p>0.006888</text:p>
              </table:table-cell>
              <table:table-cell office:value-type="float" office:value="0.0006255057">
                <text:p>0.0006255057</text:p>
              </table:table-cell>
              <table:table-cell office:value-type="float" office:value="0.0204052">
                <text:p>0.0204052</text:p>
              </table:table-cell>
              <table:table-cell office:value-type="float" office:value="0.0204052">
                <text:p>0.0204052</text:p>
              </table:table-cell>
            </table:table-row>
            <table:table-row>
              <table:table-cell office:value-type="string">
                <text:p>0.006885</text:p>
              </table:table-cell>
              <table:table-cell office:value-type="float" office:value="0.0006245916">
                <text:p>0.0006245916</text:p>
              </table:table-cell>
              <table:table-cell office:value-type="float" office:value="0.0203907">
                <text:p>0.0203907</text:p>
              </table:table-cell>
              <table:table-cell office:value-type="float" office:value="0.0203907">
                <text:p>0.0203907</text:p>
              </table:table-cell>
            </table:table-row>
            <table:table-row>
              <table:table-cell office:value-type="string">
                <text:p>0.006882</text:p>
              </table:table-cell>
              <table:table-cell office:value-type="float" office:value="0.0006236796">
                <text:p>0.0006236796</text:p>
              </table:table-cell>
              <table:table-cell office:value-type="float" office:value="0.0203762">
                <text:p>0.0203762</text:p>
              </table:table-cell>
              <table:table-cell office:value-type="float" office:value="0.0203762">
                <text:p>0.0203762</text:p>
              </table:table-cell>
            </table:table-row>
            <table:table-row>
              <table:table-cell office:value-type="string">
                <text:p>0.006879</text:p>
              </table:table-cell>
              <table:table-cell office:value-type="float" office:value="0.0006227699">
                <text:p>0.0006227699</text:p>
              </table:table-cell>
              <table:table-cell office:value-type="float" office:value="0.0203619">
                <text:p>0.0203619</text:p>
              </table:table-cell>
              <table:table-cell office:value-type="float" office:value="0.0203619">
                <text:p>0.0203619</text:p>
              </table:table-cell>
            </table:table-row>
            <table:table-row>
              <table:table-cell office:value-type="string">
                <text:p>0.006876</text:p>
              </table:table-cell>
              <table:table-cell office:value-type="float" office:value="0.0006218624">
                <text:p>0.0006218624</text:p>
              </table:table-cell>
              <table:table-cell office:value-type="float" office:value="0.0203477">
                <text:p>0.0203477</text:p>
              </table:table-cell>
              <table:table-cell office:value-type="float" office:value="0.0261156">
                <text:p>0.0261156</text:p>
              </table:table-cell>
            </table:table-row>
            <table:table-row>
              <table:table-cell office:value-type="string">
                <text:p>0.006873</text:p>
              </table:table-cell>
              <table:table-cell office:value-type="float" office:value="0.0006209573">
                <text:p>0.0006209573</text:p>
              </table:table-cell>
              <table:table-cell office:value-type="float" office:value="0.0203336">
                <text:p>0.0203336</text:p>
              </table:table-cell>
              <table:table-cell office:value-type="float" office:value="0.0203336">
                <text:p>0.0203336</text:p>
              </table:table-cell>
            </table:table-row>
            <table:table-row>
              <table:table-cell office:value-type="string">
                <text:p>0.00687</text:p>
              </table:table-cell>
              <table:table-cell office:value-type="float" office:value="0.0006200542">
                <text:p>0.0006200542</text:p>
              </table:table-cell>
              <table:table-cell office:value-type="float" office:value="0.0203196">
                <text:p>0.0203196</text:p>
              </table:table-cell>
              <table:table-cell office:value-type="float" office:value="0.0203196">
                <text:p>0.0203196</text:p>
              </table:table-cell>
            </table:table-row>
            <table:table-row>
              <table:table-cell office:value-type="string">
                <text:p>0.006867</text:p>
              </table:table-cell>
              <table:table-cell office:value-type="float" office:value="0.0006191536">
                <text:p>0.0006191536</text:p>
              </table:table-cell>
              <table:table-cell office:value-type="float" office:value="0.0203057">
                <text:p>0.0203057</text:p>
              </table:table-cell>
              <table:table-cell office:value-type="float" office:value="0.0203057">
                <text:p>0.0203057</text:p>
              </table:table-cell>
            </table:table-row>
            <table:table-row>
              <table:table-cell office:value-type="string">
                <text:p>0.006864</text:p>
              </table:table-cell>
              <table:table-cell office:value-type="float" office:value="0.0006182552">
                <text:p>0.0006182552</text:p>
              </table:table-cell>
              <table:table-cell office:value-type="float" office:value="0.020292">
                <text:p>0.020292</text:p>
              </table:table-cell>
              <table:table-cell office:value-type="float" office:value="0.020292">
                <text:p>0.020292</text:p>
              </table:table-cell>
            </table:table-row>
            <table:table-row>
              <table:table-cell office:value-type="string">
                <text:p>0.006861</text:p>
              </table:table-cell>
              <table:table-cell office:value-type="float" office:value="0.0006173591">
                <text:p>0.0006173591</text:p>
              </table:table-cell>
              <table:table-cell office:value-type="float" office:value="0.0202784">
                <text:p>0.0202784</text:p>
              </table:table-cell>
              <table:table-cell office:value-type="float" office:value="0.0202784">
                <text:p>0.0202784</text:p>
              </table:table-cell>
            </table:table-row>
            <table:table-row>
              <table:table-cell office:value-type="string">
                <text:p>0.006858</text:p>
              </table:table-cell>
              <table:table-cell office:value-type="float" office:value="0.0006164652">
                <text:p>0.0006164652</text:p>
              </table:table-cell>
              <table:table-cell office:value-type="float" office:value="0.0202649">
                <text:p>0.0202649</text:p>
              </table:table-cell>
              <table:table-cell office:value-type="float" office:value="0.0202649">
                <text:p>0.0202649</text:p>
              </table:table-cell>
            </table:table-row>
            <table:table-row>
              <table:table-cell office:value-type="string">
                <text:p>0.006856</text:p>
              </table:table-cell>
              <table:table-cell office:value-type="float" office:value="0.0006155735">
                <text:p>0.0006155735</text:p>
              </table:table-cell>
              <table:table-cell office:value-type="float" office:value="0.0202515">
                <text:p>0.0202515</text:p>
              </table:table-cell>
              <table:table-cell office:value-type="float" office:value="0.0202515">
                <text:p>0.0202515</text:p>
              </table:table-cell>
            </table:table-row>
            <table:table-row>
              <table:table-cell office:value-type="string">
                <text:p>0.006853</text:p>
              </table:table-cell>
              <table:table-cell office:value-type="float" office:value="0.0006146841">
                <text:p>0.0006146841</text:p>
              </table:table-cell>
              <table:table-cell office:value-type="float" office:value="0.0202382">
                <text:p>0.0202382</text:p>
              </table:table-cell>
              <table:table-cell office:value-type="float" office:value="0.0202382">
                <text:p>0.0202382</text:p>
              </table:table-cell>
            </table:table-row>
            <table:table-row>
              <table:table-cell office:value-type="string">
                <text:p>0.00685</text:p>
              </table:table-cell>
              <table:table-cell office:value-type="float" office:value="0.000613797">
                <text:p>0.000613797</text:p>
              </table:table-cell>
              <table:table-cell office:value-type="float" office:value="0.020225">
                <text:p>0.020225</text:p>
              </table:table-cell>
              <table:table-cell office:value-type="float" office:value="0.020225">
                <text:p>0.020225</text:p>
              </table:table-cell>
            </table:table-row>
            <table:table-row>
              <table:table-cell office:value-type="string">
                <text:p>0.006847</text:p>
              </table:table-cell>
              <table:table-cell office:value-type="float" office:value="0.0006129121">
                <text:p>0.0006129121</text:p>
              </table:table-cell>
              <table:table-cell office:value-type="float" office:value="0.020212">
                <text:p>0.020212</text:p>
              </table:table-cell>
              <table:table-cell office:value-type="float" office:value="0.020212">
                <text:p>0.020212</text:p>
              </table:table-cell>
            </table:table-row>
            <table:table-row>
              <table:table-cell office:value-type="string">
                <text:p>0.006844</text:p>
              </table:table-cell>
              <table:table-cell office:value-type="float" office:value="0.0006120294">
                <text:p>0.0006120294</text:p>
              </table:table-cell>
              <table:table-cell office:value-type="float" office:value="0.0201991">
                <text:p>0.0201991</text:p>
              </table:table-cell>
              <table:table-cell office:value-type="float" office:value="0.0201991">
                <text:p>0.0201991</text:p>
              </table:table-cell>
            </table:table-row>
            <table:table-row>
              <table:table-cell office:value-type="string">
                <text:p>0.006841</text:p>
              </table:table-cell>
              <table:table-cell office:value-type="float" office:value="0.0006111491">
                <text:p>0.0006111491</text:p>
              </table:table-cell>
              <table:table-cell office:value-type="float" office:value="0.0201862">
                <text:p>0.0201862</text:p>
              </table:table-cell>
              <table:table-cell office:value-type="float" office:value="0.0201862">
                <text:p>0.0201862</text:p>
              </table:table-cell>
            </table:table-row>
            <table:table-row>
              <table:table-cell office:value-type="string">
                <text:p>0.006838</text:p>
              </table:table-cell>
              <table:table-cell office:value-type="float" office:value="0.000610271">
                <text:p>0.000610271</text:p>
              </table:table-cell>
              <table:table-cell office:value-type="float" office:value="0.0201736">
                <text:p>0.0201736</text:p>
              </table:table-cell>
              <table:table-cell office:value-type="float" office:value="0.0201736">
                <text:p>0.0201736</text:p>
              </table:table-cell>
            </table:table-row>
            <table:table-row>
              <table:table-cell office:value-type="string">
                <text:p>0.006835</text:p>
              </table:table-cell>
              <table:table-cell office:value-type="float" office:value="0.0006093953">
                <text:p>0.0006093953</text:p>
              </table:table-cell>
              <table:table-cell office:value-type="float" office:value="0.020161">
                <text:p>0.020161</text:p>
              </table:table-cell>
              <table:table-cell office:value-type="float" office:value="0.020161">
                <text:p>0.020161</text:p>
              </table:table-cell>
            </table:table-row>
            <table:table-row>
              <table:table-cell office:value-type="string">
                <text:p>0.006832</text:p>
              </table:table-cell>
              <table:table-cell office:value-type="float" office:value="0.0006085216">
                <text:p>0.0006085216</text:p>
              </table:table-cell>
              <table:table-cell office:value-type="float" office:value="0.0201485">
                <text:p>0.0201485</text:p>
              </table:table-cell>
              <table:table-cell office:value-type="float" office:value="0.025859">
                <text:p>0.025859</text:p>
              </table:table-cell>
            </table:table-row>
            <table:table-row>
              <table:table-cell office:value-type="string">
                <text:p>0.006829</text:p>
              </table:table-cell>
              <table:table-cell office:value-type="float" office:value="0.0006076503">
                <text:p>0.0006076503</text:p>
              </table:table-cell>
              <table:table-cell office:value-type="float" office:value="0.0201362">
                <text:p>0.0201362</text:p>
              </table:table-cell>
              <table:table-cell office:value-type="float" office:value="0.0201362">
                <text:p>0.0201362</text:p>
              </table:table-cell>
            </table:table-row>
            <table:table-row>
              <table:table-cell office:value-type="string">
                <text:p>0.006826</text:p>
              </table:table-cell>
              <table:table-cell office:value-type="float" office:value="0.0006067812">
                <text:p>0.0006067812</text:p>
              </table:table-cell>
              <table:table-cell office:value-type="float" office:value="0.020124">
                <text:p>0.020124</text:p>
              </table:table-cell>
              <table:table-cell office:value-type="float" office:value="0.020124">
                <text:p>0.020124</text:p>
              </table:table-cell>
            </table:table-row>
            <table:table-row>
              <table:table-cell office:value-type="string">
                <text:p>0.006823</text:p>
              </table:table-cell>
              <table:table-cell office:value-type="float" office:value="0.0006059144">
                <text:p>0.0006059144</text:p>
              </table:table-cell>
              <table:table-cell office:value-type="float" office:value="0.0201118">
                <text:p>0.0201118</text:p>
              </table:table-cell>
              <table:table-cell office:value-type="float" office:value="0.0201118">
                <text:p>0.0201118</text:p>
              </table:table-cell>
            </table:table-row>
            <table:table-row>
              <table:table-cell office:value-type="string">
                <text:p>0.00682</text:p>
              </table:table-cell>
              <table:table-cell office:value-type="float" office:value="0.0006050498">
                <text:p>0.0006050498</text:p>
              </table:table-cell>
              <table:table-cell office:value-type="float" office:value="0.0200999">
                <text:p>0.0200999</text:p>
              </table:table-cell>
              <table:table-cell office:value-type="float" office:value="0.0200999">
                <text:p>0.0200999</text:p>
              </table:table-cell>
            </table:table-row>
            <table:table-row>
              <table:table-cell office:value-type="string">
                <text:p>0.006818</text:p>
              </table:table-cell>
              <table:table-cell office:value-type="float" office:value="0.0006041875">
                <text:p>0.0006041875</text:p>
              </table:table-cell>
              <table:table-cell office:value-type="float" office:value="0.020088">
                <text:p>0.020088</text:p>
              </table:table-cell>
              <table:table-cell office:value-type="float" office:value="0.020088">
                <text:p>0.020088</text:p>
              </table:table-cell>
            </table:table-row>
            <table:table-row>
              <table:table-cell office:value-type="string">
                <text:p>0.006815</text:p>
              </table:table-cell>
              <table:table-cell office:value-type="float" office:value="0.0006033274">
                <text:p>0.0006033274</text:p>
              </table:table-cell>
              <table:table-cell office:value-type="float" office:value="0.0200762">
                <text:p>0.0200762</text:p>
              </table:table-cell>
              <table:table-cell office:value-type="float" office:value="0.0200762">
                <text:p>0.0200762</text:p>
              </table:table-cell>
            </table:table-row>
            <table:table-row>
              <table:table-cell office:value-type="string">
                <text:p>0.006812</text:p>
              </table:table-cell>
              <table:table-cell office:value-type="float" office:value="0.0006024698">
                <text:p>0.0006024698</text:p>
              </table:table-cell>
              <table:table-cell office:value-type="float" office:value="0.0200646">
                <text:p>0.0200646</text:p>
              </table:table-cell>
              <table:table-cell office:value-type="float" office:value="0.0200646">
                <text:p>0.0200646</text:p>
              </table:table-cell>
            </table:table-row>
            <table:table-row>
              <table:table-cell office:value-type="string">
                <text:p>0.006809</text:p>
              </table:table-cell>
              <table:table-cell office:value-type="float" office:value="0.0006016143">
                <text:p>0.0006016143</text:p>
              </table:table-cell>
              <table:table-cell office:value-type="float" office:value="0.0200531">
                <text:p>0.0200531</text:p>
              </table:table-cell>
              <table:table-cell office:value-type="float" office:value="0.0200531">
                <text:p>0.0200531</text:p>
              </table:table-cell>
            </table:table-row>
            <table:table-row>
              <table:table-cell office:value-type="string">
                <text:p>0.006806</text:p>
              </table:table-cell>
              <table:table-cell office:value-type="float" office:value="0.000600761">
                <text:p>0.000600761</text:p>
              </table:table-cell>
              <table:table-cell office:value-type="float" office:value="0.0200417">
                <text:p>0.0200417</text:p>
              </table:table-cell>
              <table:table-cell office:value-type="float" office:value="0.0200417">
                <text:p>0.0200417</text:p>
              </table:table-cell>
            </table:table-row>
            <table:table-row>
              <table:table-cell office:value-type="string">
                <text:p>0.006803</text:p>
              </table:table-cell>
              <table:table-cell office:value-type="float" office:value="0.0005999099">
                <text:p>0.0005999099</text:p>
              </table:table-cell>
              <table:table-cell office:value-type="float" office:value="0.0200304">
                <text:p>0.0200304</text:p>
              </table:table-cell>
              <table:table-cell office:value-type="float" office:value="0.0200304">
                <text:p>0.0200304</text:p>
              </table:table-cell>
            </table:table-row>
            <table:table-row>
              <table:table-cell office:value-type="string">
                <text:p>0.0068</text:p>
              </table:table-cell>
              <table:table-cell office:value-type="float" office:value="0.0005990612">
                <text:p>0.0005990612</text:p>
              </table:table-cell>
              <table:table-cell office:value-type="float" office:value="0.0200192">
                <text:p>0.0200192</text:p>
              </table:table-cell>
              <table:table-cell office:value-type="float" office:value="0.0200192">
                <text:p>0.0200192</text:p>
              </table:table-cell>
            </table:table-row>
            <table:table-row>
              <table:table-cell office:value-type="string">
                <text:p>0.006797</text:p>
              </table:table-cell>
              <table:table-cell office:value-type="float" office:value="0.0005982147">
                <text:p>0.0005982147</text:p>
              </table:table-cell>
              <table:table-cell office:value-type="float" office:value="0.0200081">
                <text:p>0.0200081</text:p>
              </table:table-cell>
              <table:table-cell office:value-type="float" office:value="0.0200081">
                <text:p>0.0200081</text:p>
              </table:table-cell>
            </table:table-row>
            <table:table-row>
              <table:table-cell office:value-type="string">
                <text:p>0.006794</text:p>
              </table:table-cell>
              <table:table-cell office:value-type="float" office:value="0.0005973704">
                <text:p>0.0005973704</text:p>
              </table:table-cell>
              <table:table-cell office:value-type="float" office:value="0.0199972">
                <text:p>0.0199972</text:p>
              </table:table-cell>
              <table:table-cell office:value-type="float" office:value="0.0199972">
                <text:p>0.0199972</text:p>
              </table:table-cell>
            </table:table-row>
            <table:table-row>
              <table:table-cell office:value-type="string">
                <text:p>0.006791</text:p>
              </table:table-cell>
              <table:table-cell office:value-type="float" office:value="0.0005965284">
                <text:p>0.0005965284</text:p>
              </table:table-cell>
              <table:table-cell office:value-type="float" office:value="0.0199864">
                <text:p>0.0199864</text:p>
              </table:table-cell>
              <table:table-cell office:value-type="float" office:value="0.0199864">
                <text:p>0.0199864</text:p>
              </table:table-cell>
            </table:table-row>
            <table:table-row>
              <table:table-cell office:value-type="string">
                <text:p>0.006788</text:p>
              </table:table-cell>
              <table:table-cell office:value-type="float" office:value="0.0005956887">
                <text:p>0.0005956887</text:p>
              </table:table-cell>
              <table:table-cell office:value-type="float" office:value="0.0199757">
                <text:p>0.0199757</text:p>
              </table:table-cell>
              <table:table-cell office:value-type="float" office:value="0.0199757">
                <text:p>0.0199757</text:p>
              </table:table-cell>
            </table:table-row>
            <table:table-row>
              <table:table-cell office:value-type="string">
                <text:p>0.006785</text:p>
              </table:table-cell>
              <table:table-cell office:value-type="float" office:value="0.0005948513">
                <text:p>0.0005948513</text:p>
              </table:table-cell>
              <table:table-cell office:value-type="float" office:value="0.0199651">
                <text:p>0.0199651</text:p>
              </table:table-cell>
              <table:table-cell office:value-type="float" office:value="0.0199651">
                <text:p>0.0199651</text:p>
              </table:table-cell>
            </table:table-row>
            <table:table-row>
              <table:table-cell office:value-type="string">
                <text:p>0.006782</text:p>
              </table:table-cell>
              <table:table-cell office:value-type="float" office:value="0.0005940161">
                <text:p>0.0005940161</text:p>
              </table:table-cell>
              <table:table-cell office:value-type="float" office:value="0.0199546">
                <text:p>0.0199546</text:p>
              </table:table-cell>
              <table:table-cell office:value-type="float" office:value="0.0199546">
                <text:p>0.0199546</text:p>
              </table:table-cell>
            </table:table-row>
            <table:table-row>
              <table:table-cell office:value-type="string">
                <text:p>0.00678</text:p>
              </table:table-cell>
              <table:table-cell office:value-type="float" office:value="0.0005931831">
                <text:p>0.0005931831</text:p>
              </table:table-cell>
              <table:table-cell office:value-type="float" office:value="0.0199443">
                <text:p>0.0199443</text:p>
              </table:table-cell>
              <table:table-cell office:value-type="float" office:value="0.0199443">
                <text:p>0.0199443</text:p>
              </table:table-cell>
            </table:table-row>
            <table:table-row>
              <table:table-cell office:value-type="string">
                <text:p>0.006777</text:p>
              </table:table-cell>
              <table:table-cell office:value-type="float" office:value="0.0005923525">
                <text:p>0.0005923525</text:p>
              </table:table-cell>
              <table:table-cell office:value-type="float" office:value="0.019934">
                <text:p>0.019934</text:p>
              </table:table-cell>
              <table:table-cell office:value-type="float" office:value="0.019934">
                <text:p>0.019934</text:p>
              </table:table-cell>
            </table:table-row>
            <table:table-row>
              <table:table-cell office:value-type="string">
                <text:p>0.006774</text:p>
              </table:table-cell>
              <table:table-cell office:value-type="float" office:value="0.000591524">
                <text:p>0.000591524</text:p>
              </table:table-cell>
              <table:table-cell office:value-type="float" office:value="0.0199239">
                <text:p>0.0199239</text:p>
              </table:table-cell>
              <table:table-cell office:value-type="float" office:value="0.0199239">
                <text:p>0.0199239</text:p>
              </table:table-cell>
            </table:table-row>
            <table:table-row>
              <table:table-cell office:value-type="string">
                <text:p>0.006771</text:p>
              </table:table-cell>
              <table:table-cell office:value-type="float" office:value="0.0005906978">
                <text:p>0.0005906978</text:p>
              </table:table-cell>
              <table:table-cell office:value-type="float" office:value="0.0199139">
                <text:p>0.0199139</text:p>
              </table:table-cell>
              <table:table-cell office:value-type="float" office:value="0.0199139">
                <text:p>0.0199139</text:p>
              </table:table-cell>
            </table:table-row>
            <table:table-row>
              <table:table-cell office:value-type="string">
                <text:p>0.006768</text:p>
              </table:table-cell>
              <table:table-cell office:value-type="float" office:value="0.0005898739">
                <text:p>0.0005898739</text:p>
              </table:table-cell>
              <table:table-cell office:value-type="float" office:value="0.019904">
                <text:p>0.019904</text:p>
              </table:table-cell>
              <table:table-cell office:value-type="float" office:value="0.019904">
                <text:p>0.019904</text:p>
              </table:table-cell>
            </table:table-row>
            <table:table-row>
              <table:table-cell office:value-type="string">
                <text:p>0.006765</text:p>
              </table:table-cell>
              <table:table-cell office:value-type="float" office:value="0.0005890523">
                <text:p>0.0005890523</text:p>
              </table:table-cell>
              <table:table-cell office:value-type="float" office:value="0.0198942">
                <text:p>0.0198942</text:p>
              </table:table-cell>
              <table:table-cell office:value-type="float" office:value="0.0198942">
                <text:p>0.0198942</text:p>
              </table:table-cell>
            </table:table-row>
            <table:table-row>
              <table:table-cell office:value-type="string">
                <text:p>0.006762</text:p>
              </table:table-cell>
              <table:table-cell office:value-type="float" office:value="0.0005882329">
                <text:p>0.0005882329</text:p>
              </table:table-cell>
              <table:table-cell office:value-type="float" office:value="0.0198846">
                <text:p>0.0198846</text:p>
              </table:table-cell>
              <table:table-cell office:value-type="float" office:value="0.0198846">
                <text:p>0.0198846</text:p>
              </table:table-cell>
            </table:table-row>
            <table:table-row>
              <table:table-cell office:value-type="string">
                <text:p>0.006759</text:p>
              </table:table-cell>
              <table:table-cell office:value-type="float" office:value="0.0005874158">
                <text:p>0.0005874158</text:p>
              </table:table-cell>
              <table:table-cell office:value-type="float" office:value="0.019875">
                <text:p>0.019875</text:p>
              </table:table-cell>
              <table:table-cell office:value-type="float" office:value="0.019875">
                <text:p>0.019875</text:p>
              </table:table-cell>
            </table:table-row>
            <table:table-row>
              <table:table-cell office:value-type="string">
                <text:p>0.006756</text:p>
              </table:table-cell>
              <table:table-cell office:value-type="float" office:value="0.0005866008">
                <text:p>0.0005866008</text:p>
              </table:table-cell>
              <table:table-cell office:value-type="float" office:value="0.0198656">
                <text:p>0.0198656</text:p>
              </table:table-cell>
              <table:table-cell office:value-type="float" office:value="0.0198656">
                <text:p>0.0198656</text:p>
              </table:table-cell>
            </table:table-row>
            <table:table-row>
              <table:table-cell office:value-type="string">
                <text:p>0.006753</text:p>
              </table:table-cell>
              <table:table-cell office:value-type="float" office:value="0.0005857875">
                <text:p>0.0005857875</text:p>
              </table:table-cell>
              <table:table-cell office:value-type="float" office:value="0.0198563">
                <text:p>0.0198563</text:p>
              </table:table-cell>
              <table:table-cell office:value-type="float" office:value="0.0198563">
                <text:p>0.0198563</text:p>
              </table:table-cell>
            </table:table-row>
            <table:table-row>
              <table:table-cell office:value-type="string">
                <text:p>0.00675</text:p>
              </table:table-cell>
              <table:table-cell office:value-type="float" office:value="0.0005849758">
                <text:p>0.0005849758</text:p>
              </table:table-cell>
              <table:table-cell office:value-type="float" office:value="0.0198471">
                <text:p>0.0198471</text:p>
              </table:table-cell>
              <table:table-cell office:value-type="float" office:value="0.0198471">
                <text:p>0.0198471</text:p>
              </table:table-cell>
            </table:table-row>
            <table:table-row>
              <table:table-cell office:value-type="string">
                <text:p>0.006747</text:p>
              </table:table-cell>
              <table:table-cell office:value-type="float" office:value="0.0005841656">
                <text:p>0.0005841656</text:p>
              </table:table-cell>
              <table:table-cell office:value-type="float" office:value="0.0198381">
                <text:p>0.0198381</text:p>
              </table:table-cell>
              <table:table-cell office:value-type="float" office:value="0.0198381">
                <text:p>0.0198381</text:p>
              </table:table-cell>
            </table:table-row>
            <table:table-row>
              <table:table-cell office:value-type="string">
                <text:p>0.006744</text:p>
              </table:table-cell>
              <table:table-cell office:value-type="float" office:value="0.000583357">
                <text:p>0.000583357</text:p>
              </table:table-cell>
              <table:table-cell office:value-type="float" office:value="0.0198291">
                <text:p>0.0198291</text:p>
              </table:table-cell>
              <table:table-cell office:value-type="float" office:value="0.0198291">
                <text:p>0.0198291</text:p>
              </table:table-cell>
            </table:table-row>
            <table:table-row>
              <table:table-cell office:value-type="string">
                <text:p>0.006742</text:p>
              </table:table-cell>
              <table:table-cell office:value-type="float" office:value="0.0005825498">
                <text:p>0.0005825498</text:p>
              </table:table-cell>
              <table:table-cell office:value-type="float" office:value="0.0198203">
                <text:p>0.0198203</text:p>
              </table:table-cell>
              <table:table-cell office:value-type="float" office:value="0.0198203">
                <text:p>0.0198203</text:p>
              </table:table-cell>
            </table:table-row>
            <table:table-row>
              <table:table-cell office:value-type="string">
                <text:p>0.006739</text:p>
              </table:table-cell>
              <table:table-cell office:value-type="float" office:value="0.0005817444">
                <text:p>0.0005817444</text:p>
              </table:table-cell>
              <table:table-cell office:value-type="float" office:value="0.0198115">
                <text:p>0.0198115</text:p>
              </table:table-cell>
              <table:table-cell office:value-type="float" office:value="0.0198115">
                <text:p>0.0198115</text:p>
              </table:table-cell>
            </table:table-row>
            <table:table-row>
              <table:table-cell office:value-type="string">
                <text:p>0.006736</text:p>
              </table:table-cell>
              <table:table-cell office:value-type="float" office:value="0.0005809404">
                <text:p>0.0005809404</text:p>
              </table:table-cell>
              <table:table-cell office:value-type="float" office:value="0.0198029">
                <text:p>0.0198029</text:p>
              </table:table-cell>
              <table:table-cell office:value-type="float" office:value="0.0198029">
                <text:p>0.0198029</text:p>
              </table:table-cell>
            </table:table-row>
            <table:table-row>
              <table:table-cell office:value-type="string">
                <text:p>0.006733</text:p>
              </table:table-cell>
              <table:table-cell office:value-type="float" office:value="0.0005801379">
                <text:p>0.0005801379</text:p>
              </table:table-cell>
              <table:table-cell office:value-type="float" office:value="0.0197945">
                <text:p>0.0197945</text:p>
              </table:table-cell>
              <table:table-cell office:value-type="float" office:value="0.0197945">
                <text:p>0.0197945</text:p>
              </table:table-cell>
            </table:table-row>
            <table:table-row>
              <table:table-cell office:value-type="string">
                <text:p>0.00673</text:p>
              </table:table-cell>
              <table:table-cell office:value-type="float" office:value="0.000579337">
                <text:p>0.000579337</text:p>
              </table:table-cell>
              <table:table-cell office:value-type="float" office:value="0.0197861">
                <text:p>0.0197861</text:p>
              </table:table-cell>
              <table:table-cell office:value-type="float" office:value="0.0197861">
                <text:p>0.0197861</text:p>
              </table:table-cell>
            </table:table-row>
            <table:table-row>
              <table:table-cell office:value-type="string">
                <text:p>0.006727</text:p>
              </table:table-cell>
              <table:table-cell office:value-type="float" office:value="0.0005785376">
                <text:p>0.0005785376</text:p>
              </table:table-cell>
              <table:table-cell office:value-type="float" office:value="0.0197778">
                <text:p>0.0197778</text:p>
              </table:table-cell>
              <table:table-cell office:value-type="float" office:value="0.0252859">
                <text:p>0.0252859</text:p>
              </table:table-cell>
            </table:table-row>
            <table:table-row>
              <table:table-cell office:value-type="string">
                <text:p>0.006724</text:p>
              </table:table-cell>
              <table:table-cell office:value-type="float" office:value="0.0005777398">
                <text:p>0.0005777398</text:p>
              </table:table-cell>
              <table:table-cell office:value-type="float" office:value="0.0197697">
                <text:p>0.0197697</text:p>
              </table:table-cell>
              <table:table-cell office:value-type="float" office:value="0.0197697">
                <text:p>0.0197697</text:p>
              </table:table-cell>
            </table:table-row>
            <table:table-row>
              <table:table-cell office:value-type="string">
                <text:p>0.006721</text:p>
              </table:table-cell>
              <table:table-cell office:value-type="float" office:value="0.0005769435">
                <text:p>0.0005769435</text:p>
              </table:table-cell>
              <table:table-cell office:value-type="float" office:value="0.0197617">
                <text:p>0.0197617</text:p>
              </table:table-cell>
              <table:table-cell office:value-type="float" office:value="0.0197617">
                <text:p>0.0197617</text:p>
              </table:table-cell>
            </table:table-row>
            <table:table-row>
              <table:table-cell office:value-type="string">
                <text:p>0.006718</text:p>
              </table:table-cell>
              <table:table-cell office:value-type="float" office:value="0.0005761487">
                <text:p>0.0005761487</text:p>
              </table:table-cell>
              <table:table-cell office:value-type="float" office:value="0.0197538">
                <text:p>0.0197538</text:p>
              </table:table-cell>
              <table:table-cell office:value-type="float" office:value="0.0197538">
                <text:p>0.0197538</text:p>
              </table:table-cell>
            </table:table-row>
            <table:table-row>
              <table:table-cell office:value-type="string">
                <text:p>0.006715</text:p>
              </table:table-cell>
              <table:table-cell office:value-type="float" office:value="0.0005753555">
                <text:p>0.0005753555</text:p>
              </table:table-cell>
              <table:table-cell office:value-type="float" office:value="0.019746">
                <text:p>0.019746</text:p>
              </table:table-cell>
              <table:table-cell office:value-type="float" office:value="0.019746">
                <text:p>0.019746</text:p>
              </table:table-cell>
            </table:table-row>
            <table:table-row>
              <table:table-cell office:value-type="string">
                <text:p>0.006712</text:p>
              </table:table-cell>
              <table:table-cell office:value-type="float" office:value="0.000574564">
                <text:p>0.000574564</text:p>
              </table:table-cell>
              <table:table-cell office:value-type="float" office:value="0.0197383">
                <text:p>0.0197383</text:p>
              </table:table-cell>
              <table:table-cell office:value-type="float" office:value="0.0197383">
                <text:p>0.0197383</text:p>
              </table:table-cell>
            </table:table-row>
            <table:table-row>
              <table:table-cell office:value-type="string">
                <text:p>0.006709</text:p>
              </table:table-cell>
              <table:table-cell office:value-type="float" office:value="0.0005737739">
                <text:p>0.0005737739</text:p>
              </table:table-cell>
              <table:table-cell office:value-type="float" office:value="0.0197308">
                <text:p>0.0197308</text:p>
              </table:table-cell>
              <table:table-cell office:value-type="float" office:value="0.0197308">
                <text:p>0.0197308</text:p>
              </table:table-cell>
            </table:table-row>
            <table:table-row>
              <table:table-cell office:value-type="string">
                <text:p>0.006706</text:p>
              </table:table-cell>
              <table:table-cell office:value-type="float" office:value="0.0005729853">
                <text:p>0.0005729853</text:p>
              </table:table-cell>
              <table:table-cell office:value-type="float" office:value="0.0197233">
                <text:p>0.0197233</text:p>
              </table:table-cell>
              <table:table-cell office:value-type="float" office:value="0.0197233">
                <text:p>0.0197233</text:p>
              </table:table-cell>
            </table:table-row>
            <table:table-row>
              <table:table-cell office:value-type="string">
                <text:p>0.006704</text:p>
              </table:table-cell>
              <table:table-cell office:value-type="float" office:value="0.0005721983">
                <text:p>0.0005721983</text:p>
              </table:table-cell>
              <table:table-cell office:value-type="float" office:value="0.019716">
                <text:p>0.019716</text:p>
              </table:table-cell>
              <table:table-cell office:value-type="float" office:value="0.019716">
                <text:p>0.019716</text:p>
              </table:table-cell>
            </table:table-row>
            <table:table-row>
              <table:table-cell office:value-type="string">
                <text:p>0.006701</text:p>
              </table:table-cell>
              <table:table-cell office:value-type="float" office:value="0.0005714129">
                <text:p>0.0005714129</text:p>
              </table:table-cell>
              <table:table-cell office:value-type="float" office:value="0.0197088">
                <text:p>0.0197088</text:p>
              </table:table-cell>
              <table:table-cell office:value-type="float" office:value="0.0197088">
                <text:p>0.0197088</text:p>
              </table:table-cell>
            </table:table-row>
            <table:table-row>
              <table:table-cell office:value-type="string">
                <text:p>0.006698</text:p>
              </table:table-cell>
              <table:table-cell office:value-type="float" office:value="0.0005706289">
                <text:p>0.0005706289</text:p>
              </table:table-cell>
              <table:table-cell office:value-type="float" office:value="0.0197017">
                <text:p>0.0197017</text:p>
              </table:table-cell>
              <table:table-cell office:value-type="float" office:value="0.0197017">
                <text:p>0.0197017</text:p>
              </table:table-cell>
            </table:table-row>
            <table:table-row>
              <table:table-cell office:value-type="string">
                <text:p>0.006695</text:p>
              </table:table-cell>
              <table:table-cell office:value-type="float" office:value="0.0005698466">
                <text:p>0.0005698466</text:p>
              </table:table-cell>
              <table:table-cell office:value-type="float" office:value="0.0196948">
                <text:p>0.0196948</text:p>
              </table:table-cell>
              <table:table-cell office:value-type="float" office:value="0.0196948">
                <text:p>0.0196948</text:p>
              </table:table-cell>
            </table:table-row>
            <table:table-row>
              <table:table-cell office:value-type="string">
                <text:p>0.006692</text:p>
              </table:table-cell>
              <table:table-cell office:value-type="float" office:value="0.0005690657">
                <text:p>0.0005690657</text:p>
              </table:table-cell>
              <table:table-cell office:value-type="float" office:value="0.0196879">
                <text:p>0.0196879</text:p>
              </table:table-cell>
              <table:table-cell office:value-type="float" office:value="0.0196879">
                <text:p>0.0196879</text:p>
              </table:table-cell>
            </table:table-row>
            <table:table-row>
              <table:table-cell office:value-type="string">
                <text:p>0.006689</text:p>
              </table:table-cell>
              <table:table-cell office:value-type="float" office:value="0.0005682865">
                <text:p>0.0005682865</text:p>
              </table:table-cell>
              <table:table-cell office:value-type="float" office:value="0.0196812">
                <text:p>0.0196812</text:p>
              </table:table-cell>
              <table:table-cell office:value-type="float" office:value="0.0250939">
                <text:p>0.0250939</text:p>
              </table:table-cell>
            </table:table-row>
            <table:table-row>
              <table:table-cell office:value-type="string">
                <text:p>0.006686</text:p>
              </table:table-cell>
              <table:table-cell office:value-type="float" office:value="0.0005675088">
                <text:p>0.0005675088</text:p>
              </table:table-cell>
              <table:table-cell office:value-type="float" office:value="0.0196746">
                <text:p>0.0196746</text:p>
              </table:table-cell>
              <table:table-cell office:value-type="float" office:value="0.0250794">
                <text:p>0.0250794</text:p>
              </table:table-cell>
            </table:table-row>
            <table:table-row>
              <table:table-cell office:value-type="string">
                <text:p>0.006683</text:p>
              </table:table-cell>
              <table:table-cell office:value-type="float" office:value="0.0005667326">
                <text:p>0.0005667326</text:p>
              </table:table-cell>
              <table:table-cell office:value-type="float" office:value="0.0196681">
                <text:p>0.0196681</text:p>
              </table:table-cell>
              <table:table-cell office:value-type="float" office:value="0.0196681">
                <text:p>0.0196681</text:p>
              </table:table-cell>
            </table:table-row>
            <table:table-row>
              <table:table-cell office:value-type="string">
                <text:p>0.00668</text:p>
              </table:table-cell>
              <table:table-cell office:value-type="float" office:value="0.000565958">
                <text:p>0.000565958</text:p>
              </table:table-cell>
              <table:table-cell office:value-type="float" office:value="0.0196617">
                <text:p>0.0196617</text:p>
              </table:table-cell>
              <table:table-cell office:value-type="float" office:value="0.0196617">
                <text:p>0.0196617</text:p>
              </table:table-cell>
            </table:table-row>
            <table:table-row>
              <table:table-cell office:value-type="string">
                <text:p>0.006677</text:p>
              </table:table-cell>
              <table:table-cell office:value-type="float" office:value="0.0005651848">
                <text:p>0.0005651848</text:p>
              </table:table-cell>
              <table:table-cell office:value-type="float" office:value="0.0196554">
                <text:p>0.0196554</text:p>
              </table:table-cell>
              <table:table-cell office:value-type="float" office:value="0.0196554">
                <text:p>0.0196554</text:p>
              </table:table-cell>
            </table:table-row>
            <table:table-row>
              <table:table-cell office:value-type="string">
                <text:p>0.006674</text:p>
              </table:table-cell>
              <table:table-cell office:value-type="float" office:value="0.0005644133">
                <text:p>0.0005644133</text:p>
              </table:table-cell>
              <table:table-cell office:value-type="float" office:value="0.0196493">
                <text:p>0.0196493</text:p>
              </table:table-cell>
              <table:table-cell office:value-type="float" office:value="0.0196493">
                <text:p>0.0196493</text:p>
              </table:table-cell>
            </table:table-row>
            <table:table-row>
              <table:table-cell office:value-type="string">
                <text:p>0.006671</text:p>
              </table:table-cell>
              <table:table-cell office:value-type="float" office:value="0.0005636433">
                <text:p>0.0005636433</text:p>
              </table:table-cell>
              <table:table-cell office:value-type="float" office:value="0.0196432">
                <text:p>0.0196432</text:p>
              </table:table-cell>
              <table:table-cell office:value-type="float" office:value="0.0196432">
                <text:p>0.0196432</text:p>
              </table:table-cell>
            </table:table-row>
            <table:table-row>
              <table:table-cell office:value-type="string">
                <text:p>0.006668</text:p>
              </table:table-cell>
              <table:table-cell office:value-type="float" office:value="0.0005628748">
                <text:p>0.0005628748</text:p>
              </table:table-cell>
              <table:table-cell office:value-type="float" office:value="0.0196373">
                <text:p>0.0196373</text:p>
              </table:table-cell>
              <table:table-cell office:value-type="float" office:value="0.0196373">
                <text:p>0.0196373</text:p>
              </table:table-cell>
            </table:table-row>
            <table:table-row>
              <table:table-cell office:value-type="string">
                <text:p>0.006666</text:p>
              </table:table-cell>
              <table:table-cell office:value-type="float" office:value="0.0005621079">
                <text:p>0.0005621079</text:p>
              </table:table-cell>
              <table:table-cell office:value-type="float" office:value="0.0196315">
                <text:p>0.0196315</text:p>
              </table:table-cell>
              <table:table-cell office:value-type="float" office:value="0.0196315">
                <text:p>0.0196315</text:p>
              </table:table-cell>
            </table:table-row>
            <table:table-row>
              <table:table-cell office:value-type="string">
                <text:p>0.006663</text:p>
              </table:table-cell>
              <table:table-cell office:value-type="float" office:value="0.0005613426">
                <text:p>0.0005613426</text:p>
              </table:table-cell>
              <table:table-cell office:value-type="float" office:value="0.0196258">
                <text:p>0.0196258</text:p>
              </table:table-cell>
              <table:table-cell office:value-type="float" office:value="0.0249656">
                <text:p>0.0249656</text:p>
              </table:table-cell>
            </table:table-row>
            <table:table-row>
              <table:table-cell office:value-type="string">
                <text:p>0.00666</text:p>
              </table:table-cell>
              <table:table-cell office:value-type="float" office:value="0.0005605788">
                <text:p>0.0005605788</text:p>
              </table:table-cell>
              <table:table-cell office:value-type="float" office:value="0.0196203">
                <text:p>0.0196203</text:p>
              </table:table-cell>
              <table:table-cell office:value-type="float" office:value="0.0196203">
                <text:p>0.0196203</text:p>
              </table:table-cell>
            </table:table-row>
            <table:table-row>
              <table:table-cell office:value-type="string">
                <text:p>0.006657</text:p>
              </table:table-cell>
              <table:table-cell office:value-type="float" office:value="0.0005598165">
                <text:p>0.0005598165</text:p>
              </table:table-cell>
              <table:table-cell office:value-type="float" office:value="0.0196148">
                <text:p>0.0196148</text:p>
              </table:table-cell>
              <table:table-cell office:value-type="float" office:value="0.0196148">
                <text:p>0.0196148</text:p>
              </table:table-cell>
            </table:table-row>
            <table:table-row>
              <table:table-cell office:value-type="string">
                <text:p>0.006654</text:p>
              </table:table-cell>
              <table:table-cell office:value-type="float" office:value="0.0005590558">
                <text:p>0.0005590558</text:p>
              </table:table-cell>
              <table:table-cell office:value-type="float" office:value="0.0196095">
                <text:p>0.0196095</text:p>
              </table:table-cell>
              <table:table-cell office:value-type="float" office:value="0.0196095">
                <text:p>0.0196095</text:p>
              </table:table-cell>
            </table:table-row>
            <table:table-row>
              <table:table-cell office:value-type="string">
                <text:p>0.006651</text:p>
              </table:table-cell>
              <table:table-cell office:value-type="float" office:value="0.0005582966">
                <text:p>0.0005582966</text:p>
              </table:table-cell>
              <table:table-cell office:value-type="float" office:value="0.0196043">
                <text:p>0.0196043</text:p>
              </table:table-cell>
              <table:table-cell office:value-type="float" office:value="0.0196043">
                <text:p>0.0196043</text:p>
              </table:table-cell>
            </table:table-row>
            <table:table-row>
              <table:table-cell office:value-type="string">
                <text:p>0.006648</text:p>
              </table:table-cell>
              <table:table-cell office:value-type="float" office:value="0.0005575389">
                <text:p>0.0005575389</text:p>
              </table:table-cell>
              <table:table-cell office:value-type="float" office:value="0.0195992">
                <text:p>0.0195992</text:p>
              </table:table-cell>
              <table:table-cell office:value-type="float" office:value="0.0195992">
                <text:p>0.0195992</text:p>
              </table:table-cell>
            </table:table-row>
            <table:table-row>
              <table:table-cell office:value-type="string">
                <text:p>0.006645</text:p>
              </table:table-cell>
              <table:table-cell office:value-type="float" office:value="0.0005567828">
                <text:p>0.0005567828</text:p>
              </table:table-cell>
              <table:table-cell office:value-type="float" office:value="0.0195942">
                <text:p>0.0195942</text:p>
              </table:table-cell>
              <table:table-cell office:value-type="float" office:value="0.0195942">
                <text:p>0.0195942</text:p>
              </table:table-cell>
            </table:table-row>
            <table:table-row>
              <table:table-cell office:value-type="string">
                <text:p>0.006642</text:p>
              </table:table-cell>
              <table:table-cell office:value-type="float" office:value="0.0005560283">
                <text:p>0.0005560283</text:p>
              </table:table-cell>
              <table:table-cell office:value-type="float" office:value="0.0195893">
                <text:p>0.0195893</text:p>
              </table:table-cell>
              <table:table-cell office:value-type="float" office:value="0.0195893">
                <text:p>0.0195893</text:p>
              </table:table-cell>
            </table:table-row>
            <table:table-row>
              <table:table-cell office:value-type="string">
                <text:p>0.006639</text:p>
              </table:table-cell>
              <table:table-cell office:value-type="float" office:value="0.0005552754">
                <text:p>0.0005552754</text:p>
              </table:table-cell>
              <table:table-cell office:value-type="float" office:value="0.0195846">
                <text:p>0.0195846</text:p>
              </table:table-cell>
              <table:table-cell office:value-type="float" office:value="0.0195846">
                <text:p>0.0195846</text:p>
              </table:table-cell>
            </table:table-row>
            <table:table-row>
              <table:table-cell office:value-type="string">
                <text:p>0.006636</text:p>
              </table:table-cell>
              <table:table-cell office:value-type="float" office:value="0.0005545239">
                <text:p>0.0005545239</text:p>
              </table:table-cell>
              <table:table-cell office:value-type="float" office:value="0.01958">
                <text:p>0.01958</text:p>
              </table:table-cell>
              <table:table-cell office:value-type="float" office:value="0.01958">
                <text:p>0.01958</text:p>
              </table:table-cell>
            </table:table-row>
            <table:table-row>
              <table:table-cell office:value-type="string">
                <text:p>0.006633</text:p>
              </table:table-cell>
              <table:table-cell office:value-type="float" office:value="0.000553774">
                <text:p>0.000553774</text:p>
              </table:table-cell>
              <table:table-cell office:value-type="float" office:value="0.0195754">
                <text:p>0.0195754</text:p>
              </table:table-cell>
              <table:table-cell office:value-type="float" office:value="0.0195754">
                <text:p>0.0195754</text:p>
              </table:table-cell>
            </table:table-row>
            <table:table-row>
              <table:table-cell office:value-type="string">
                <text:p>0.00663</text:p>
              </table:table-cell>
              <table:table-cell office:value-type="float" office:value="0.0005530256">
                <text:p>0.0005530256</text:p>
              </table:table-cell>
              <table:table-cell office:value-type="float" office:value="0.0195711">
                <text:p>0.0195711</text:p>
              </table:table-cell>
              <table:table-cell office:value-type="float" office:value="0.0195711">
                <text:p>0.0195711</text:p>
              </table:table-cell>
            </table:table-row>
            <table:table-row>
              <table:table-cell office:value-type="string">
                <text:p>0.006628</text:p>
              </table:table-cell>
              <table:table-cell office:value-type="float" office:value="0.0005522788">
                <text:p>0.0005522788</text:p>
              </table:table-cell>
              <table:table-cell office:value-type="float" office:value="0.0195668">
                <text:p>0.0195668</text:p>
              </table:table-cell>
              <table:table-cell office:value-type="float" office:value="0.0195668">
                <text:p>0.0195668</text:p>
              </table:table-cell>
            </table:table-row>
            <table:table-row>
              <table:table-cell office:value-type="string">
                <text:p>0.006625</text:p>
              </table:table-cell>
              <table:table-cell office:value-type="float" office:value="0.0005515335">
                <text:p>0.0005515335</text:p>
              </table:table-cell>
              <table:table-cell office:value-type="float" office:value="0.0195626">
                <text:p>0.0195626</text:p>
              </table:table-cell>
              <table:table-cell office:value-type="float" office:value="0.0195626">
                <text:p>0.0195626</text:p>
              </table:table-cell>
            </table:table-row>
            <table:table-row>
              <table:table-cell office:value-type="string">
                <text:p>0.006622</text:p>
              </table:table-cell>
              <table:table-cell office:value-type="float" office:value="0.0005507898">
                <text:p>0.0005507898</text:p>
              </table:table-cell>
              <table:table-cell office:value-type="float" office:value="0.0195586">
                <text:p>0.0195586</text:p>
              </table:table-cell>
              <table:table-cell office:value-type="float" office:value="0.0195586">
                <text:p>0.0195586</text:p>
              </table:table-cell>
            </table:table-row>
            <table:table-row>
              <table:table-cell office:value-type="string">
                <text:p>0.006619</text:p>
              </table:table-cell>
              <table:table-cell office:value-type="float" office:value="0.0005500476">
                <text:p>0.0005500476</text:p>
              </table:table-cell>
              <table:table-cell office:value-type="float" office:value="0.0195546">
                <text:p>0.0195546</text:p>
              </table:table-cell>
              <table:table-cell office:value-type="float" office:value="0.0195546">
                <text:p>0.0195546</text:p>
              </table:table-cell>
            </table:table-row>
            <table:table-row>
              <table:table-cell office:value-type="string">
                <text:p>0.006616</text:p>
              </table:table-cell>
              <table:table-cell office:value-type="float" office:value="0.0005493069">
                <text:p>0.0005493069</text:p>
              </table:table-cell>
              <table:table-cell office:value-type="float" office:value="0.0195508">
                <text:p>0.0195508</text:p>
              </table:table-cell>
              <table:table-cell office:value-type="float" office:value="0.0195508">
                <text:p>0.0195508</text:p>
              </table:table-cell>
            </table:table-row>
            <table:table-row>
              <table:table-cell office:value-type="string">
                <text:p>0.006613</text:p>
              </table:table-cell>
              <table:table-cell office:value-type="float" office:value="0.0005485679">
                <text:p>0.0005485679</text:p>
              </table:table-cell>
              <table:table-cell office:value-type="float" office:value="0.0195471">
                <text:p>0.0195471</text:p>
              </table:table-cell>
              <table:table-cell office:value-type="float" office:value="0.0195471">
                <text:p>0.0195471</text:p>
              </table:table-cell>
            </table:table-row>
            <table:table-row>
              <table:table-cell office:value-type="string">
                <text:p>0.00661</text:p>
              </table:table-cell>
              <table:table-cell office:value-type="float" office:value="0.0005478303">
                <text:p>0.0005478303</text:p>
              </table:table-cell>
              <table:table-cell office:value-type="float" office:value="0.0195435">
                <text:p>0.0195435</text:p>
              </table:table-cell>
              <table:table-cell office:value-type="float" office:value="0.0195435">
                <text:p>0.0195435</text:p>
              </table:table-cell>
            </table:table-row>
            <table:table-row>
              <table:table-cell office:value-type="string">
                <text:p>0.006607</text:p>
              </table:table-cell>
              <table:table-cell office:value-type="float" office:value="0.0005470944">
                <text:p>0.0005470944</text:p>
              </table:table-cell>
              <table:table-cell office:value-type="float" office:value="0.0195401">
                <text:p>0.0195401</text:p>
              </table:table-cell>
              <table:table-cell office:value-type="float" office:value="0.0195401">
                <text:p>0.0195401</text:p>
              </table:table-cell>
            </table:table-row>
            <table:table-row>
              <table:table-cell office:value-type="string">
                <text:p>0.006604</text:p>
              </table:table-cell>
              <table:table-cell office:value-type="float" office:value="0.0005463599">
                <text:p>0.0005463599</text:p>
              </table:table-cell>
              <table:table-cell office:value-type="float" office:value="0.0195367">
                <text:p>0.0195367</text:p>
              </table:table-cell>
              <table:table-cell office:value-type="float" office:value="0.0195367">
                <text:p>0.0195367</text:p>
              </table:table-cell>
            </table:table-row>
            <table:table-row>
              <table:table-cell office:value-type="string">
                <text:p>0.006601</text:p>
              </table:table-cell>
              <table:table-cell office:value-type="float" office:value="0.000545627">
                <text:p>0.000545627</text:p>
              </table:table-cell>
              <table:table-cell office:value-type="float" office:value="0.0195335">
                <text:p>0.0195335</text:p>
              </table:table-cell>
              <table:table-cell office:value-type="float" office:value="0.0195335">
                <text:p>0.0195335</text:p>
              </table:table-cell>
            </table:table-row>
            <table:table-row>
              <table:table-cell office:value-type="string">
                <text:p>0.006598</text:p>
              </table:table-cell>
              <table:table-cell office:value-type="float" office:value="0.0005448956">
                <text:p>0.0005448956</text:p>
              </table:table-cell>
              <table:table-cell office:value-type="float" office:value="0.0195304">
                <text:p>0.0195304</text:p>
              </table:table-cell>
              <table:table-cell office:value-type="float" office:value="0.0195304">
                <text:p>0.0195304</text:p>
              </table:table-cell>
            </table:table-row>
            <table:table-row>
              <table:table-cell office:value-type="string">
                <text:p>0.006595</text:p>
              </table:table-cell>
              <table:table-cell office:value-type="float" office:value="0.0005441658">
                <text:p>0.0005441658</text:p>
              </table:table-cell>
              <table:table-cell office:value-type="float" office:value="0.0195274">
                <text:p>0.0195274</text:p>
              </table:table-cell>
              <table:table-cell office:value-type="float" office:value="0.0195274">
                <text:p>0.0195274</text:p>
              </table:table-cell>
            </table:table-row>
            <table:table-row>
              <table:table-cell office:value-type="string">
                <text:p>0.006592</text:p>
              </table:table-cell>
              <table:table-cell office:value-type="float" office:value="0.0005434375">
                <text:p>0.0005434375</text:p>
              </table:table-cell>
              <table:table-cell office:value-type="float" office:value="0.0195245">
                <text:p>0.0195245</text:p>
              </table:table-cell>
              <table:table-cell office:value-type="float" office:value="0.0195245">
                <text:p>0.0195245</text:p>
              </table:table-cell>
            </table:table-row>
            <table:table-row>
              <table:table-cell office:value-type="string">
                <text:p>0.006589</text:p>
              </table:table-cell>
              <table:table-cell office:value-type="float" office:value="0.0005427109">
                <text:p>0.0005427109</text:p>
              </table:table-cell>
              <table:table-cell office:value-type="float" office:value="0.0195218">
                <text:p>0.0195218</text:p>
              </table:table-cell>
              <table:table-cell office:value-type="float" office:value="0.0195218">
                <text:p>0.0195218</text:p>
              </table:table-cell>
            </table:table-row>
            <table:table-row>
              <table:table-cell office:value-type="string">
                <text:p>0.006587</text:p>
              </table:table-cell>
              <table:table-cell office:value-type="float" office:value="0.0005419856">
                <text:p>0.0005419856</text:p>
              </table:table-cell>
              <table:table-cell office:value-type="float" office:value="0.0195191">
                <text:p>0.0195191</text:p>
              </table:table-cell>
              <table:table-cell office:value-type="float" office:value="0.0195191">
                <text:p>0.0195191</text:p>
              </table:table-cell>
            </table:table-row>
            <table:table-row>
              <table:table-cell office:value-type="string">
                <text:p>0.006584</text:p>
              </table:table-cell>
              <table:table-cell office:value-type="float" office:value="0.0005412618">
                <text:p>0.0005412618</text:p>
              </table:table-cell>
              <table:table-cell office:value-type="float" office:value="0.0195166">
                <text:p>0.0195166</text:p>
              </table:table-cell>
              <table:table-cell office:value-type="float" office:value="0.0195166">
                <text:p>0.0195166</text:p>
              </table:table-cell>
            </table:table-row>
            <table:table-row>
              <table:table-cell office:value-type="string">
                <text:p>0.006581</text:p>
              </table:table-cell>
              <table:table-cell office:value-type="float" office:value="0.0005405396">
                <text:p>0.0005405396</text:p>
              </table:table-cell>
              <table:table-cell office:value-type="float" office:value="0.0195142">
                <text:p>0.0195142</text:p>
              </table:table-cell>
              <table:table-cell office:value-type="float" office:value="0.0195142">
                <text:p>0.0195142</text:p>
              </table:table-cell>
            </table:table-row>
            <table:table-row>
              <table:table-cell office:value-type="string">
                <text:p>0.006578</text:p>
              </table:table-cell>
              <table:table-cell office:value-type="float" office:value="0.0005398187">
                <text:p>0.0005398187</text:p>
              </table:table-cell>
              <table:table-cell office:value-type="float" office:value="0.0195119">
                <text:p>0.0195119</text:p>
              </table:table-cell>
              <table:table-cell office:value-type="float" office:value="0.0195119">
                <text:p>0.0195119</text:p>
              </table:table-cell>
            </table:table-row>
            <table:table-row>
              <table:table-cell office:value-type="string">
                <text:p>0.006575</text:p>
              </table:table-cell>
              <table:table-cell office:value-type="float" office:value="0.0005390993">
                <text:p>0.0005390993</text:p>
              </table:table-cell>
              <table:table-cell office:value-type="float" office:value="0.0195097">
                <text:p>0.0195097</text:p>
              </table:table-cell>
              <table:table-cell office:value-type="float" office:value="0.0195097">
                <text:p>0.0195097</text:p>
              </table:table-cell>
            </table:table-row>
            <table:table-row>
              <table:table-cell office:value-type="string">
                <text:p>0.006572</text:p>
              </table:table-cell>
              <table:table-cell office:value-type="float" office:value="0.0005383814">
                <text:p>0.0005383814</text:p>
              </table:table-cell>
              <table:table-cell office:value-type="float" office:value="0.0195076">
                <text:p>0.0195076</text:p>
              </table:table-cell>
              <table:table-cell office:value-type="float" office:value="0.0195076">
                <text:p>0.0195076</text:p>
              </table:table-cell>
            </table:table-row>
            <table:table-row>
              <table:table-cell office:value-type="string">
                <text:p>0.006569</text:p>
              </table:table-cell>
              <table:table-cell office:value-type="float" office:value="0.000537665">
                <text:p>0.000537665</text:p>
              </table:table-cell>
              <table:table-cell office:value-type="float" office:value="0.0195057">
                <text:p>0.0195057</text:p>
              </table:table-cell>
              <table:table-cell office:value-type="float" office:value="0.0195057">
                <text:p>0.0195057</text:p>
              </table:table-cell>
            </table:table-row>
            <table:table-row>
              <table:table-cell office:value-type="string">
                <text:p>0.006566</text:p>
              </table:table-cell>
              <table:table-cell office:value-type="float" office:value="0.0005369501">
                <text:p>0.0005369501</text:p>
              </table:table-cell>
              <table:table-cell office:value-type="float" office:value="0.0195039">
                <text:p>0.0195039</text:p>
              </table:table-cell>
              <table:table-cell office:value-type="float" office:value="0.0195039">
                <text:p>0.0195039</text:p>
              </table:table-cell>
            </table:table-row>
            <table:table-row>
              <table:table-cell office:value-type="string">
                <text:p>0.006563</text:p>
              </table:table-cell>
              <table:table-cell office:value-type="float" office:value="0.0005362366">
                <text:p>0.0005362366</text:p>
              </table:table-cell>
              <table:table-cell office:value-type="float" office:value="0.0195022">
                <text:p>0.0195022</text:p>
              </table:table-cell>
              <table:table-cell office:value-type="float" office:value="0.0195022">
                <text:p>0.0195022</text:p>
              </table:table-cell>
            </table:table-row>
            <table:table-row>
              <table:table-cell office:value-type="string">
                <text:p>0.00656</text:p>
              </table:table-cell>
              <table:table-cell office:value-type="float" office:value="0.0005355245">
                <text:p>0.0005355245</text:p>
              </table:table-cell>
              <table:table-cell office:value-type="float" office:value="0.0195006">
                <text:p>0.0195006</text:p>
              </table:table-cell>
              <table:table-cell office:value-type="float" office:value="0.0195006">
                <text:p>0.0195006</text:p>
              </table:table-cell>
            </table:table-row>
            <table:table-row>
              <table:table-cell office:value-type="string">
                <text:p>0.006557</text:p>
              </table:table-cell>
              <table:table-cell office:value-type="float" office:value="0.0005348137">
                <text:p>0.0005348137</text:p>
              </table:table-cell>
              <table:table-cell office:value-type="float" office:value="0.0194991">
                <text:p>0.0194991</text:p>
              </table:table-cell>
              <table:table-cell office:value-type="float" office:value="0.0194991">
                <text:p>0.0194991</text:p>
              </table:table-cell>
            </table:table-row>
            <table:table-row>
              <table:table-cell office:value-type="string">
                <text:p>0.006554</text:p>
              </table:table-cell>
              <table:table-cell office:value-type="float" office:value="0.0005341043">
                <text:p>0.0005341043</text:p>
              </table:table-cell>
              <table:table-cell office:value-type="float" office:value="0.0194977">
                <text:p>0.0194977</text:p>
              </table:table-cell>
              <table:table-cell office:value-type="float" office:value="0.0194977">
                <text:p>0.0194977</text:p>
              </table:table-cell>
            </table:table-row>
            <table:table-row>
              <table:table-cell office:value-type="string">
                <text:p>0.006551</text:p>
              </table:table-cell>
              <table:table-cell office:value-type="float" office:value="0.0005333963">
                <text:p>0.0005333963</text:p>
              </table:table-cell>
              <table:table-cell office:value-type="float" office:value="0.0194965">
                <text:p>0.0194965</text:p>
              </table:table-cell>
              <table:table-cell office:value-type="float" office:value="0.0194965">
                <text:p>0.0194965</text:p>
              </table:table-cell>
            </table:table-row>
            <table:table-row>
              <table:table-cell office:value-type="string">
                <text:p>0.006549</text:p>
              </table:table-cell>
              <table:table-cell office:value-type="float" office:value="0.0005326897">
                <text:p>0.0005326897</text:p>
              </table:table-cell>
              <table:table-cell office:value-type="float" office:value="0.0194954">
                <text:p>0.0194954</text:p>
              </table:table-cell>
              <table:table-cell office:value-type="float" office:value="0.0194954">
                <text:p>0.0194954</text:p>
              </table:table-cell>
            </table:table-row>
            <table:table-row>
              <table:table-cell office:value-type="string">
                <text:p>0.006546</text:p>
              </table:table-cell>
              <table:table-cell office:value-type="float" office:value="0.0005319845">
                <text:p>0.0005319845</text:p>
              </table:table-cell>
              <table:table-cell office:value-type="float" office:value="0.0194943">
                <text:p>0.0194943</text:p>
              </table:table-cell>
              <table:table-cell office:value-type="float" office:value="0.0194943">
                <text:p>0.0194943</text:p>
              </table:table-cell>
            </table:table-row>
            <table:table-row>
              <table:table-cell office:value-type="string">
                <text:p>0.006543</text:p>
              </table:table-cell>
              <table:table-cell office:value-type="float" office:value="0.0005312806">
                <text:p>0.0005312806</text:p>
              </table:table-cell>
              <table:table-cell office:value-type="float" office:value="0.0194935">
                <text:p>0.0194935</text:p>
              </table:table-cell>
              <table:table-cell office:value-type="float" office:value="0.0194935">
                <text:p>0.0194935</text:p>
              </table:table-cell>
            </table:table-row>
            <table:table-row>
              <table:table-cell office:value-type="string">
                <text:p>0.00654</text:p>
              </table:table-cell>
              <table:table-cell office:value-type="float" office:value="0.0005305783">
                <text:p>0.0005305783</text:p>
              </table:table-cell>
              <table:table-cell office:value-type="float" office:value="0.0194927">
                <text:p>0.0194927</text:p>
              </table:table-cell>
              <table:table-cell office:value-type="float" office:value="0.0194927">
                <text:p>0.0194927</text:p>
              </table:table-cell>
            </table:table-row>
            <table:table-row>
              <table:table-cell office:value-type="string">
                <text:p>0.006537</text:p>
              </table:table-cell>
              <table:table-cell office:value-type="float" office:value="0.0005298772">
                <text:p>0.0005298772</text:p>
              </table:table-cell>
              <table:table-cell office:value-type="float" office:value="0.019492">
                <text:p>0.019492</text:p>
              </table:table-cell>
              <table:table-cell office:value-type="float" office:value="0.019492">
                <text:p>0.019492</text:p>
              </table:table-cell>
            </table:table-row>
            <table:table-row>
              <table:table-cell office:value-type="string">
                <text:p>0.006534</text:p>
              </table:table-cell>
              <table:table-cell office:value-type="float" office:value="0.0005291775">
                <text:p>0.0005291775</text:p>
              </table:table-cell>
              <table:table-cell office:value-type="float" office:value="0.0194915">
                <text:p>0.0194915</text:p>
              </table:table-cell>
              <table:table-cell office:value-type="float" office:value="0.0194915">
                <text:p>0.0194915</text:p>
              </table:table-cell>
            </table:table-row>
            <table:table-row>
              <table:table-cell office:value-type="string">
                <text:p>0.006531</text:p>
              </table:table-cell>
              <table:table-cell office:value-type="float" office:value="0.0005284792">
                <text:p>0.0005284792</text:p>
              </table:table-cell>
              <table:table-cell office:value-type="float" office:value="0.0194911">
                <text:p>0.0194911</text:p>
              </table:table-cell>
              <table:table-cell office:value-type="float" office:value="0.0194911">
                <text:p>0.0194911</text:p>
              </table:table-cell>
            </table:table-row>
            <table:table-row>
              <table:table-cell office:value-type="string">
                <text:p>0.006528</text:p>
              </table:table-cell>
              <table:table-cell office:value-type="float" office:value="0.0005277823">
                <text:p>0.0005277823</text:p>
              </table:table-cell>
              <table:table-cell office:value-type="float" office:value="0.0194907">
                <text:p>0.0194907</text:p>
              </table:table-cell>
              <table:table-cell office:value-type="float" office:value="0.0194907">
                <text:p>0.0194907</text:p>
              </table:table-cell>
            </table:table-row>
            <table:table-row>
              <table:table-cell office:value-type="string">
                <text:p>0.006525</text:p>
              </table:table-cell>
              <table:table-cell office:value-type="float" office:value="0.0005270868">
                <text:p>0.0005270868</text:p>
              </table:table-cell>
              <table:table-cell office:value-type="float" office:value="0.0194906">
                <text:p>0.0194906</text:p>
              </table:table-cell>
              <table:table-cell office:value-type="float" office:value="0.0243571">
                <text:p>0.0243571</text:p>
              </table:table-cell>
            </table:table-row>
            <table:table-row>
              <table:table-cell office:value-type="string">
                <text:p>0.006522</text:p>
              </table:table-cell>
              <table:table-cell office:value-type="float" office:value="0.0005263926">
                <text:p>0.0005263926</text:p>
              </table:table-cell>
              <table:table-cell office:value-type="float" office:value="0.0194905">
                <text:p>0.0194905</text:p>
              </table:table-cell>
              <table:table-cell office:value-type="float" office:value="0.0194905">
                <text:p>0.0194905</text:p>
              </table:table-cell>
            </table:table-row>
            <table:table-row>
              <table:table-cell office:value-type="string">
                <text:p>0.006519</text:p>
              </table:table-cell>
              <table:table-cell office:value-type="float" office:value="0.0005256999">
                <text:p>0.0005256999</text:p>
              </table:table-cell>
              <table:table-cell office:value-type="float" office:value="0.0194905">
                <text:p>0.0194905</text:p>
              </table:table-cell>
              <table:table-cell office:value-type="float" office:value="0.0194905">
                <text:p>0.0194905</text:p>
              </table:table-cell>
            </table:table-row>
            <table:table-row>
              <table:table-cell office:value-type="string">
                <text:p>0.006516</text:p>
              </table:table-cell>
              <table:table-cell office:value-type="float" office:value="0.0005250087">
                <text:p>0.0005250087</text:p>
              </table:table-cell>
              <table:table-cell office:value-type="float" office:value="0.0194907">
                <text:p>0.0194907</text:p>
              </table:table-cell>
              <table:table-cell office:value-type="float" office:value="0.0194907">
                <text:p>0.0194907</text:p>
              </table:table-cell>
            </table:table-row>
            <table:table-row>
              <table:table-cell office:value-type="string">
                <text:p>0.006513</text:p>
              </table:table-cell>
              <table:table-cell office:value-type="float" office:value="0.0005243187">
                <text:p>0.0005243187</text:p>
              </table:table-cell>
              <table:table-cell office:value-type="float" office:value="0.019491">
                <text:p>0.019491</text:p>
              </table:table-cell>
              <table:table-cell office:value-type="float" office:value="0.019491">
                <text:p>0.019491</text:p>
              </table:table-cell>
            </table:table-row>
            <table:table-row>
              <table:table-cell office:value-type="string">
                <text:p>0.006511</text:p>
              </table:table-cell>
              <table:table-cell office:value-type="float" office:value="0.0005236301">
                <text:p>0.0005236301</text:p>
              </table:table-cell>
              <table:table-cell office:value-type="float" office:value="0.0194913">
                <text:p>0.0194913</text:p>
              </table:table-cell>
              <table:table-cell office:value-type="float" office:value="0.0194913">
                <text:p>0.0194913</text:p>
              </table:table-cell>
            </table:table-row>
            <table:table-row>
              <table:table-cell office:value-type="string">
                <text:p>0.006508</text:p>
              </table:table-cell>
              <table:table-cell office:value-type="float" office:value="0.0005229429">
                <text:p>0.0005229429</text:p>
              </table:table-cell>
              <table:table-cell office:value-type="float" office:value="0.0194919">
                <text:p>0.0194919</text:p>
              </table:table-cell>
              <table:table-cell office:value-type="float" office:value="0.0194919">
                <text:p>0.0194919</text:p>
              </table:table-cell>
            </table:table-row>
            <table:table-row>
              <table:table-cell office:value-type="string">
                <text:p>0.006505</text:p>
              </table:table-cell>
              <table:table-cell office:value-type="float" office:value="0.0005222571">
                <text:p>0.0005222571</text:p>
              </table:table-cell>
              <table:table-cell office:value-type="float" office:value="0.0194925">
                <text:p>0.0194925</text:p>
              </table:table-cell>
              <table:table-cell office:value-type="float" office:value="0.0194925">
                <text:p>0.0194925</text:p>
              </table:table-cell>
            </table:table-row>
            <table:table-row>
              <table:table-cell office:value-type="string">
                <text:p>0.006502</text:p>
              </table:table-cell>
              <table:table-cell office:value-type="float" office:value="0.0005215727">
                <text:p>0.0005215727</text:p>
              </table:table-cell>
              <table:table-cell office:value-type="float" office:value="0.0194932">
                <text:p>0.0194932</text:p>
              </table:table-cell>
              <table:table-cell office:value-type="float" office:value="0.0194932">
                <text:p>0.0194932</text:p>
              </table:table-cell>
            </table:table-row>
            <table:table-row>
              <table:table-cell office:value-type="string">
                <text:p>0.006499</text:p>
              </table:table-cell>
              <table:table-cell office:value-type="float" office:value="0.0005208896">
                <text:p>0.0005208896</text:p>
              </table:table-cell>
              <table:table-cell office:value-type="float" office:value="0.0194941">
                <text:p>0.0194941</text:p>
              </table:table-cell>
              <table:table-cell office:value-type="float" office:value="0.0194941">
                <text:p>0.0194941</text:p>
              </table:table-cell>
            </table:table-row>
            <table:table-row>
              <table:table-cell office:value-type="string">
                <text:p>0.006496</text:p>
              </table:table-cell>
              <table:table-cell office:value-type="float" office:value="0.0005202079">
                <text:p>0.0005202079</text:p>
              </table:table-cell>
              <table:table-cell office:value-type="float" office:value="0.0194951">
                <text:p>0.0194951</text:p>
              </table:table-cell>
              <table:table-cell office:value-type="float" office:value="0.0194951">
                <text:p>0.0194951</text:p>
              </table:table-cell>
            </table:table-row>
            <table:table-row>
              <table:table-cell office:value-type="string">
                <text:p>0.006493</text:p>
              </table:table-cell>
              <table:table-cell office:value-type="float" office:value="0.0005195276">
                <text:p>0.0005195276</text:p>
              </table:table-cell>
              <table:table-cell office:value-type="float" office:value="0.0194962">
                <text:p>0.0194962</text:p>
              </table:table-cell>
              <table:table-cell office:value-type="float" office:value="0.0194962">
                <text:p>0.0194962</text:p>
              </table:table-cell>
            </table:table-row>
            <table:table-row>
              <table:table-cell office:value-type="string">
                <text:p>0.00649</text:p>
              </table:table-cell>
              <table:table-cell office:value-type="float" office:value="0.0005188488">
                <text:p>0.0005188488</text:p>
              </table:table-cell>
              <table:table-cell office:value-type="float" office:value="0.0194974">
                <text:p>0.0194974</text:p>
              </table:table-cell>
              <table:table-cell office:value-type="float" office:value="0.0194974">
                <text:p>0.0194974</text:p>
              </table:table-cell>
            </table:table-row>
            <table:table-row>
              <table:table-cell office:value-type="string">
                <text:p>0.006487</text:p>
              </table:table-cell>
              <table:table-cell office:value-type="float" office:value="0.0005181714">
                <text:p>0.0005181714</text:p>
              </table:table-cell>
              <table:table-cell office:value-type="float" office:value="0.0194987">
                <text:p>0.0194987</text:p>
              </table:table-cell>
              <table:table-cell office:value-type="float" office:value="0.0194987">
                <text:p>0.0194987</text:p>
              </table:table-cell>
            </table:table-row>
            <table:table-row>
              <table:table-cell office:value-type="string">
                <text:p>0.006484</text:p>
              </table:table-cell>
              <table:table-cell office:value-type="float" office:value="0.0005174951">
                <text:p>0.0005174951</text:p>
              </table:table-cell>
              <table:table-cell office:value-type="float" office:value="0.0195001">
                <text:p>0.0195001</text:p>
              </table:table-cell>
              <table:table-cell office:value-type="float" office:value="0.0195001">
                <text:p>0.0195001</text:p>
              </table:table-cell>
            </table:table-row>
            <table:table-row>
              <table:table-cell office:value-type="string">
                <text:p>0.006481</text:p>
              </table:table-cell>
              <table:table-cell office:value-type="float" office:value="0.0005168201">
                <text:p>0.0005168201</text:p>
              </table:table-cell>
              <table:table-cell office:value-type="float" office:value="0.0195017">
                <text:p>0.0195017</text:p>
              </table:table-cell>
              <table:table-cell office:value-type="float" office:value="0.0195017">
                <text:p>0.0195017</text:p>
              </table:table-cell>
            </table:table-row>
            <table:table-row>
              <table:table-cell office:value-type="string">
                <text:p>0.006478</text:p>
              </table:table-cell>
              <table:table-cell office:value-type="float" office:value="0.0005161463">
                <text:p>0.0005161463</text:p>
              </table:table-cell>
              <table:table-cell office:value-type="float" office:value="0.0195034">
                <text:p>0.0195034</text:p>
              </table:table-cell>
              <table:table-cell office:value-type="float" office:value="0.0195034">
                <text:p>0.0195034</text:p>
              </table:table-cell>
            </table:table-row>
            <table:table-row>
              <table:table-cell office:value-type="string">
                <text:p>0.006475</text:p>
              </table:table-cell>
              <table:table-cell office:value-type="float" office:value="0.0005154737">
                <text:p>0.0005154737</text:p>
              </table:table-cell>
              <table:table-cell office:value-type="float" office:value="0.0195052">
                <text:p>0.0195052</text:p>
              </table:table-cell>
              <table:table-cell office:value-type="float" office:value="0.0195052">
                <text:p>0.0195052</text:p>
              </table:table-cell>
            </table:table-row>
            <table:table-row>
              <table:table-cell office:value-type="string">
                <text:p>0.006473</text:p>
              </table:table-cell>
              <table:table-cell office:value-type="float" office:value="0.0005148024">
                <text:p>0.0005148024</text:p>
              </table:table-cell>
              <table:table-cell office:value-type="float" office:value="0.0195071">
                <text:p>0.0195071</text:p>
              </table:table-cell>
              <table:table-cell office:value-type="float" office:value="0.0195071">
                <text:p>0.0195071</text:p>
              </table:table-cell>
            </table:table-row>
            <table:table-row>
              <table:table-cell office:value-type="string">
                <text:p>0.00647</text:p>
              </table:table-cell>
              <table:table-cell office:value-type="float" office:value="0.0005141323">
                <text:p>0.0005141323</text:p>
              </table:table-cell>
              <table:table-cell office:value-type="float" office:value="0.0195091">
                <text:p>0.0195091</text:p>
              </table:table-cell>
              <table:table-cell office:value-type="float" office:value="0.0195091">
                <text:p>0.0195091</text:p>
              </table:table-cell>
            </table:table-row>
            <table:table-row>
              <table:table-cell office:value-type="string">
                <text:p>0.006467</text:p>
              </table:table-cell>
              <table:table-cell office:value-type="float" office:value="0.0005134635">
                <text:p>0.0005134635</text:p>
              </table:table-cell>
              <table:table-cell office:value-type="float" office:value="0.0195113">
                <text:p>0.0195113</text:p>
              </table:table-cell>
              <table:table-cell office:value-type="float" office:value="0.0195113">
                <text:p>0.0195113</text:p>
              </table:table-cell>
            </table:table-row>
            <table:table-row>
              <table:table-cell office:value-type="string">
                <text:p>0.006464</text:p>
              </table:table-cell>
              <table:table-cell office:value-type="float" office:value="0.0005127958">
                <text:p>0.0005127958</text:p>
              </table:table-cell>
              <table:table-cell office:value-type="float" office:value="0.0195135">
                <text:p>0.0195135</text:p>
              </table:table-cell>
              <table:table-cell office:value-type="float" office:value="0.0195135">
                <text:p>0.0195135</text:p>
              </table:table-cell>
            </table:table-row>
            <table:table-row>
              <table:table-cell office:value-type="string">
                <text:p>0.006461</text:p>
              </table:table-cell>
              <table:table-cell office:value-type="float" office:value="0.0005121293">
                <text:p>0.0005121293</text:p>
              </table:table-cell>
              <table:table-cell office:value-type="float" office:value="0.0195159">
                <text:p>0.0195159</text:p>
              </table:table-cell>
              <table:table-cell office:value-type="float" office:value="0.0195159">
                <text:p>0.0195159</text:p>
              </table:table-cell>
            </table:table-row>
            <table:table-row>
              <table:table-cell office:value-type="string">
                <text:p>0.006458</text:p>
              </table:table-cell>
              <table:table-cell office:value-type="float" office:value="0.0005114641">
                <text:p>0.0005114641</text:p>
              </table:table-cell>
              <table:table-cell office:value-type="float" office:value="0.0195184">
                <text:p>0.0195184</text:p>
              </table:table-cell>
              <table:table-cell office:value-type="float" office:value="0.0195184">
                <text:p>0.0195184</text:p>
              </table:table-cell>
            </table:table-row>
            <table:table-row>
              <table:table-cell office:value-type="string">
                <text:p>0.006455</text:p>
              </table:table-cell>
              <table:table-cell office:value-type="float" office:value="0.0005108001">
                <text:p>0.0005108001</text:p>
              </table:table-cell>
              <table:table-cell office:value-type="float" office:value="0.019521">
                <text:p>0.019521</text:p>
              </table:table-cell>
              <table:table-cell office:value-type="float" office:value="0.019521">
                <text:p>0.019521</text:p>
              </table:table-cell>
            </table:table-row>
            <table:table-row>
              <table:table-cell office:value-type="string">
                <text:p>0.006452</text:p>
              </table:table-cell>
              <table:table-cell office:value-type="float" office:value="0.0005101373">
                <text:p>0.0005101373</text:p>
              </table:table-cell>
              <table:table-cell office:value-type="float" office:value="0.0195237">
                <text:p>0.0195237</text:p>
              </table:table-cell>
              <table:table-cell office:value-type="float" office:value="0.0195237">
                <text:p>0.0195237</text:p>
              </table:table-cell>
            </table:table-row>
            <table:table-row>
              <table:table-cell office:value-type="string">
                <text:p>0.006449</text:p>
              </table:table-cell>
              <table:table-cell office:value-type="float" office:value="0.0005094757">
                <text:p>0.0005094757</text:p>
              </table:table-cell>
              <table:table-cell office:value-type="float" office:value="0.0195266">
                <text:p>0.0195266</text:p>
              </table:table-cell>
              <table:table-cell office:value-type="float" office:value="0.0240649">
                <text:p>0.0240649</text:p>
              </table:table-cell>
            </table:table-row>
            <table:table-row>
              <table:table-cell office:value-type="string">
                <text:p>0.006446</text:p>
              </table:table-cell>
              <table:table-cell office:value-type="float" office:value="0.0005088154">
                <text:p>0.0005088154</text:p>
              </table:table-cell>
              <table:table-cell office:value-type="float" office:value="0.0195295">
                <text:p>0.0195295</text:p>
              </table:table-cell>
              <table:table-cell office:value-type="float" office:value="0.0195295">
                <text:p>0.0195295</text:p>
              </table:table-cell>
            </table:table-row>
            <table:table-row>
              <table:table-cell office:value-type="string">
                <text:p>0.006443</text:p>
              </table:table-cell>
              <table:table-cell office:value-type="float" office:value="0.0005081563">
                <text:p>0.0005081563</text:p>
              </table:table-cell>
              <table:table-cell office:value-type="float" office:value="0.0195326">
                <text:p>0.0195326</text:p>
              </table:table-cell>
              <table:table-cell office:value-type="float" office:value="0.0195326">
                <text:p>0.0195326</text:p>
              </table:table-cell>
            </table:table-row>
            <table:table-row>
              <table:table-cell office:value-type="string">
                <text:p>0.00644</text:p>
              </table:table-cell>
              <table:table-cell office:value-type="float" office:value="0.0005074985">
                <text:p>0.0005074985</text:p>
              </table:table-cell>
              <table:table-cell office:value-type="float" office:value="0.0195358">
                <text:p>0.0195358</text:p>
              </table:table-cell>
              <table:table-cell office:value-type="float" office:value="0.0240333">
                <text:p>0.0240333</text:p>
              </table:table-cell>
            </table:table-row>
            <table:table-row>
              <table:table-cell office:value-type="string">
                <text:p>0.006437</text:p>
              </table:table-cell>
              <table:table-cell office:value-type="float" office:value="0.0005068418">
                <text:p>0.0005068418</text:p>
              </table:table-cell>
              <table:table-cell office:value-type="float" office:value="0.0195391">
                <text:p>0.0195391</text:p>
              </table:table-cell>
              <table:table-cell office:value-type="float" office:value="0.0195391">
                <text:p>0.0195391</text:p>
              </table:table-cell>
            </table:table-row>
            <table:table-row>
              <table:table-cell office:value-type="string">
                <text:p>0.006435</text:p>
              </table:table-cell>
              <table:table-cell office:value-type="float" office:value="0.0005061863">
                <text:p>0.0005061863</text:p>
              </table:table-cell>
              <table:table-cell office:value-type="float" office:value="0.0195426">
                <text:p>0.0195426</text:p>
              </table:table-cell>
              <table:table-cell office:value-type="float" office:value="0.0195426">
                <text:p>0.0195426</text:p>
              </table:table-cell>
            </table:table-row>
            <table:table-row>
              <table:table-cell office:value-type="string">
                <text:p>0.006432</text:p>
              </table:table-cell>
              <table:table-cell office:value-type="float" office:value="0.0005055321">
                <text:p>0.0005055321</text:p>
              </table:table-cell>
              <table:table-cell office:value-type="float" office:value="0.0195461">
                <text:p>0.0195461</text:p>
              </table:table-cell>
              <table:table-cell office:value-type="float" office:value="0.024002">
                <text:p>0.024002</text:p>
              </table:table-cell>
            </table:table-row>
            <table:table-row>
              <table:table-cell office:value-type="string">
                <text:p>0.006429</text:p>
              </table:table-cell>
              <table:table-cell office:value-type="float" office:value="0.0005048791">
                <text:p>0.0005048791</text:p>
              </table:table-cell>
              <table:table-cell office:value-type="float" office:value="0.0195498">
                <text:p>0.0195498</text:p>
              </table:table-cell>
              <table:table-cell office:value-type="float" office:value="0.0195498">
                <text:p>0.0195498</text:p>
              </table:table-cell>
            </table:table-row>
            <table:table-row>
              <table:table-cell office:value-type="string">
                <text:p>0.006426</text:p>
              </table:table-cell>
              <table:table-cell office:value-type="float" office:value="0.0005042273">
                <text:p>0.0005042273</text:p>
              </table:table-cell>
              <table:table-cell office:value-type="float" office:value="0.0195536">
                <text:p>0.0195536</text:p>
              </table:table-cell>
              <table:table-cell office:value-type="float" office:value="0.0195536">
                <text:p>0.0195536</text:p>
              </table:table-cell>
            </table:table-row>
            <table:table-row>
              <table:table-cell office:value-type="string">
                <text:p>0.006423</text:p>
              </table:table-cell>
              <table:table-cell office:value-type="float" office:value="0.0005035767">
                <text:p>0.0005035767</text:p>
              </table:table-cell>
              <table:table-cell office:value-type="float" office:value="0.0195575">
                <text:p>0.0195575</text:p>
              </table:table-cell>
              <table:table-cell office:value-type="float" office:value="0.0195575">
                <text:p>0.0195575</text:p>
              </table:table-cell>
            </table:table-row>
            <table:table-row>
              <table:table-cell office:value-type="string">
                <text:p>0.00642</text:p>
              </table:table-cell>
              <table:table-cell office:value-type="float" office:value="0.0005029273">
                <text:p>0.0005029273</text:p>
              </table:table-cell>
              <table:table-cell office:value-type="float" office:value="0.0195615">
                <text:p>0.0195615</text:p>
              </table:table-cell>
              <table:table-cell office:value-type="float" office:value="0.0195615">
                <text:p>0.0195615</text:p>
              </table:table-cell>
            </table:table-row>
            <table:table-row>
              <table:table-cell office:value-type="string">
                <text:p>0.006417</text:p>
              </table:table-cell>
              <table:table-cell office:value-type="float" office:value="0.0005022793">
                <text:p>0.0005022793</text:p>
              </table:table-cell>
              <table:table-cell office:value-type="float" office:value="0.0195656">
                <text:p>0.0195656</text:p>
              </table:table-cell>
              <table:table-cell office:value-type="float" office:value="0.0239508">
                <text:p>0.0239508</text:p>
              </table:table-cell>
            </table:table-row>
            <table:table-row>
              <table:table-cell office:value-type="string">
                <text:p>0.006414</text:p>
              </table:table-cell>
              <table:table-cell office:value-type="float" office:value="0.0005016324">
                <text:p>0.0005016324</text:p>
              </table:table-cell>
              <table:table-cell office:value-type="float" office:value="0.0195698">
                <text:p>0.0195698</text:p>
              </table:table-cell>
              <table:table-cell office:value-type="float" office:value="0.0195698">
                <text:p>0.0195698</text:p>
              </table:table-cell>
            </table:table-row>
            <table:table-row>
              <table:table-cell office:value-type="string">
                <text:p>0.006411</text:p>
              </table:table-cell>
              <table:table-cell office:value-type="float" office:value="0.0005009867">
                <text:p>0.0005009867</text:p>
              </table:table-cell>
              <table:table-cell office:value-type="float" office:value="0.0195742">
                <text:p>0.0195742</text:p>
              </table:table-cell>
              <table:table-cell office:value-type="float" office:value="0.0195742">
                <text:p>0.0195742</text:p>
              </table:table-cell>
            </table:table-row>
            <table:table-row>
              <table:table-cell office:value-type="string">
                <text:p>0.006408</text:p>
              </table:table-cell>
              <table:table-cell office:value-type="float" office:value="0.0005003423">
                <text:p>0.0005003423</text:p>
              </table:table-cell>
              <table:table-cell office:value-type="float" office:value="0.0195787">
                <text:p>0.0195787</text:p>
              </table:table-cell>
              <table:table-cell office:value-type="float" office:value="0.0195787">
                <text:p>0.0195787</text:p>
              </table:table-cell>
            </table:table-row>
            <table:table-row>
              <table:table-cell office:value-type="string">
                <text:p>0.006405</text:p>
              </table:table-cell>
              <table:table-cell office:value-type="float" office:value="0.000499699">
                <text:p>0.000499699</text:p>
              </table:table-cell>
              <table:table-cell office:value-type="float" office:value="0.0195833">
                <text:p>0.0195833</text:p>
              </table:table-cell>
              <table:table-cell office:value-type="float" office:value="0.0195833">
                <text:p>0.0195833</text:p>
              </table:table-cell>
            </table:table-row>
            <table:table-row>
              <table:table-cell office:value-type="string">
                <text:p>0.006402</text:p>
              </table:table-cell>
              <table:table-cell office:value-type="float" office:value="0.000499057">
                <text:p>0.000499057</text:p>
              </table:table-cell>
              <table:table-cell office:value-type="float" office:value="0.019588">
                <text:p>0.019588</text:p>
              </table:table-cell>
              <table:table-cell office:value-type="float" office:value="0.019588">
                <text:p>0.019588</text:p>
              </table:table-cell>
            </table:table-row>
            <table:table-row>
              <table:table-cell office:value-type="string">
                <text:p>0.006399</text:p>
              </table:table-cell>
              <table:table-cell office:value-type="float" office:value="0.0004984161">
                <text:p>0.0004984161</text:p>
              </table:table-cell>
              <table:table-cell office:value-type="float" office:value="0.0195928">
                <text:p>0.0195928</text:p>
              </table:table-cell>
              <table:table-cell office:value-type="float" office:value="0.023891">
                <text:p>0.023891</text:p>
              </table:table-cell>
            </table:table-row>
            <table:table-row>
              <table:table-cell office:value-type="string">
                <text:p>0.006397</text:p>
              </table:table-cell>
              <table:table-cell office:value-type="float" office:value="0.0004977762">
                <text:p>0.0004977762</text:p>
              </table:table-cell>
              <table:table-cell office:value-type="float" office:value="0.0195978">
                <text:p>0.0195978</text:p>
              </table:table-cell>
              <table:table-cell office:value-type="float" office:value="0.0195978">
                <text:p>0.0195978</text:p>
              </table:table-cell>
            </table:table-row>
            <table:table-row>
              <table:table-cell office:value-type="string">
                <text:p>0.006394</text:p>
              </table:table-cell>
              <table:table-cell office:value-type="float" office:value="0.0004971373">
                <text:p>0.0004971373</text:p>
              </table:table-cell>
              <table:table-cell office:value-type="float" office:value="0.0196029">
                <text:p>0.0196029</text:p>
              </table:table-cell>
              <table:table-cell office:value-type="float" office:value="0.0196029">
                <text:p>0.0196029</text:p>
              </table:table-cell>
            </table:table-row>
            <table:table-row>
              <table:table-cell office:value-type="string">
                <text:p>0.006391</text:p>
              </table:table-cell>
              <table:table-cell office:value-type="float" office:value="0.0004964995">
                <text:p>0.0004964995</text:p>
              </table:table-cell>
              <table:table-cell office:value-type="float" office:value="0.019608">
                <text:p>0.019608</text:p>
              </table:table-cell>
              <table:table-cell office:value-type="float" office:value="0.019608">
                <text:p>0.019608</text:p>
              </table:table-cell>
            </table:table-row>
            <table:table-row>
              <table:table-cell office:value-type="string">
                <text:p>0.006388</text:p>
              </table:table-cell>
              <table:table-cell office:value-type="float" office:value="0.0004958625">
                <text:p>0.0004958625</text:p>
              </table:table-cell>
              <table:table-cell office:value-type="float" office:value="0.0196133">
                <text:p>0.0196133</text:p>
              </table:table-cell>
              <table:table-cell office:value-type="float" office:value="0.0196133">
                <text:p>0.0196133</text:p>
              </table:table-cell>
            </table:table-row>
            <table:table-row>
              <table:table-cell office:value-type="string">
                <text:p>0.006385</text:p>
              </table:table-cell>
              <table:table-cell office:value-type="float" office:value="0.0004952265">
                <text:p>0.0004952265</text:p>
              </table:table-cell>
              <table:table-cell office:value-type="float" office:value="0.0196187">
                <text:p>0.0196187</text:p>
              </table:table-cell>
              <table:table-cell office:value-type="float" office:value="0.0196187">
                <text:p>0.0196187</text:p>
              </table:table-cell>
            </table:table-row>
            <table:table-row>
              <table:table-cell office:value-type="string">
                <text:p>0.006382</text:p>
              </table:table-cell>
              <table:table-cell office:value-type="float" office:value="0.0004945915">
                <text:p>0.0004945915</text:p>
              </table:table-cell>
              <table:table-cell office:value-type="float" office:value="0.0196243">
                <text:p>0.0196243</text:p>
              </table:table-cell>
              <table:table-cell office:value-type="float" office:value="0.0196243">
                <text:p>0.0196243</text:p>
              </table:table-cell>
            </table:table-row>
            <table:table-row>
              <table:table-cell office:value-type="string">
                <text:p>0.006379</text:p>
              </table:table-cell>
              <table:table-cell office:value-type="float" office:value="0.0004939575">
                <text:p>0.0004939575</text:p>
              </table:table-cell>
              <table:table-cell office:value-type="float" office:value="0.0196299">
                <text:p>0.0196299</text:p>
              </table:table-cell>
              <table:table-cell office:value-type="float" office:value="0.0196299">
                <text:p>0.0196299</text:p>
              </table:table-cell>
            </table:table-row>
            <table:table-row>
              <table:table-cell office:value-type="string">
                <text:p>0.006376</text:p>
              </table:table-cell>
              <table:table-cell office:value-type="float" office:value="0.0004933245">
                <text:p>0.0004933245</text:p>
              </table:table-cell>
              <table:table-cell office:value-type="float" office:value="0.0196357">
                <text:p>0.0196357</text:p>
              </table:table-cell>
              <table:table-cell office:value-type="float" office:value="0.0196357">
                <text:p>0.0196357</text:p>
              </table:table-cell>
            </table:table-row>
            <table:table-row>
              <table:table-cell office:value-type="string">
                <text:p>0.006373</text:p>
              </table:table-cell>
              <table:table-cell office:value-type="float" office:value="0.0004926924">
                <text:p>0.0004926924</text:p>
              </table:table-cell>
              <table:table-cell office:value-type="float" office:value="0.0196416">
                <text:p>0.0196416</text:p>
              </table:table-cell>
              <table:table-cell office:value-type="float" office:value="0.0238044">
                <text:p>0.0238044</text:p>
              </table:table-cell>
            </table:table-row>
            <table:table-row>
              <table:table-cell office:value-type="string">
                <text:p>0.00637</text:p>
              </table:table-cell>
              <table:table-cell office:value-type="float" office:value="0.0004920614">
                <text:p>0.0004920614</text:p>
              </table:table-cell>
              <table:table-cell office:value-type="float" office:value="0.0196476">
                <text:p>0.0196476</text:p>
              </table:table-cell>
              <table:table-cell office:value-type="float" office:value="0.0196476">
                <text:p>0.0196476</text:p>
              </table:table-cell>
            </table:table-row>
            <table:table-row>
              <table:table-cell office:value-type="string">
                <text:p>0.006367</text:p>
              </table:table-cell>
              <table:table-cell office:value-type="float" office:value="0.0004914314">
                <text:p>0.0004914314</text:p>
              </table:table-cell>
              <table:table-cell office:value-type="float" office:value="0.0196537">
                <text:p>0.0196537</text:p>
              </table:table-cell>
              <table:table-cell office:value-type="float" office:value="0.0196537">
                <text:p>0.0196537</text:p>
              </table:table-cell>
            </table:table-row>
            <table:table-row>
              <table:table-cell office:value-type="string">
                <text:p>0.006364</text:p>
              </table:table-cell>
              <table:table-cell office:value-type="float" office:value="0.0004908023">
                <text:p>0.0004908023</text:p>
              </table:table-cell>
              <table:table-cell office:value-type="float" office:value="0.0196599">
                <text:p>0.0196599</text:p>
              </table:table-cell>
              <table:table-cell office:value-type="float" office:value="0.0196599">
                <text:p>0.0196599</text:p>
              </table:table-cell>
            </table:table-row>
            <table:table-row>
              <table:table-cell office:value-type="string">
                <text:p>0.006361</text:p>
              </table:table-cell>
              <table:table-cell office:value-type="float" office:value="0.0004901742">
                <text:p>0.0004901742</text:p>
              </table:table-cell>
              <table:table-cell office:value-type="float" office:value="0.0196663">
                <text:p>0.0196663</text:p>
              </table:table-cell>
              <table:table-cell office:value-type="float" office:value="0.0196663">
                <text:p>0.0196663</text:p>
              </table:table-cell>
            </table:table-row>
            <table:table-row>
              <table:table-cell office:value-type="string">
                <text:p>0.006359</text:p>
              </table:table-cell>
              <table:table-cell office:value-type="float" office:value="0.0004895471">
                <text:p>0.0004895471</text:p>
              </table:table-cell>
              <table:table-cell office:value-type="float" office:value="0.0196727">
                <text:p>0.0196727</text:p>
              </table:table-cell>
              <table:table-cell office:value-type="float" office:value="0.0196727">
                <text:p>0.0196727</text:p>
              </table:table-cell>
            </table:table-row>
            <table:table-row>
              <table:table-cell office:value-type="string">
                <text:p>0.006356</text:p>
              </table:table-cell>
              <table:table-cell office:value-type="float" office:value="0.000488921">
                <text:p>0.000488921</text:p>
              </table:table-cell>
              <table:table-cell office:value-type="float" office:value="0.0196793">
                <text:p>0.0196793</text:p>
              </table:table-cell>
              <table:table-cell office:value-type="float" office:value="0.0196793">
                <text:p>0.0196793</text:p>
              </table:table-cell>
            </table:table-row>
            <table:table-row>
              <table:table-cell office:value-type="string">
                <text:p>0.006353</text:p>
              </table:table-cell>
              <table:table-cell office:value-type="float" office:value="0.0004882959">
                <text:p>0.0004882959</text:p>
              </table:table-cell>
              <table:table-cell office:value-type="float" office:value="0.019686">
                <text:p>0.019686</text:p>
              </table:table-cell>
              <table:table-cell office:value-type="float" office:value="0.019686">
                <text:p>0.019686</text:p>
              </table:table-cell>
            </table:table-row>
            <table:table-row>
              <table:table-cell office:value-type="string">
                <text:p>0.00635</text:p>
              </table:table-cell>
              <table:table-cell office:value-type="float" office:value="0.0004876717">
                <text:p>0.0004876717</text:p>
              </table:table-cell>
              <table:table-cell office:value-type="float" office:value="0.0196928">
                <text:p>0.0196928</text:p>
              </table:table-cell>
              <table:table-cell office:value-type="float" office:value="0.0237306">
                <text:p>0.0237306</text:p>
              </table:table-cell>
            </table:table-row>
            <table:table-row>
              <table:table-cell office:value-type="string">
                <text:p>0.006347</text:p>
              </table:table-cell>
              <table:table-cell office:value-type="float" office:value="0.0004870486">
                <text:p>0.0004870486</text:p>
              </table:table-cell>
              <table:table-cell office:value-type="float" office:value="0.0196998">
                <text:p>0.0196998</text:p>
              </table:table-cell>
              <table:table-cell office:value-type="float" office:value="0.0196998">
                <text:p>0.0196998</text:p>
              </table:table-cell>
            </table:table-row>
            <table:table-row>
              <table:table-cell office:value-type="string">
                <text:p>0.006344</text:p>
              </table:table-cell>
              <table:table-cell office:value-type="float" office:value="0.0004864264">
                <text:p>0.0004864264</text:p>
              </table:table-cell>
              <table:table-cell office:value-type="float" office:value="0.0197068">
                <text:p>0.0197068</text:p>
              </table:table-cell>
              <table:table-cell office:value-type="float" office:value="0.0197068">
                <text:p>0.0197068</text:p>
              </table:table-cell>
            </table:table-row>
            <table:table-row>
              <table:table-cell office:value-type="string">
                <text:p>0.006341</text:p>
              </table:table-cell>
              <table:table-cell office:value-type="float" office:value="0.0004858054">
                <text:p>0.0004858054</text:p>
              </table:table-cell>
              <table:table-cell office:value-type="float" office:value="0.019714">
                <text:p>0.019714</text:p>
              </table:table-cell>
              <table:table-cell office:value-type="float" office:value="0.019714">
                <text:p>0.019714</text:p>
              </table:table-cell>
            </table:table-row>
            <table:table-row>
              <table:table-cell office:value-type="string">
                <text:p>0.006338</text:p>
              </table:table-cell>
              <table:table-cell office:value-type="float" office:value="0.0004851852">
                <text:p>0.0004851852</text:p>
              </table:table-cell>
              <table:table-cell office:value-type="float" office:value="0.0197213">
                <text:p>0.0197213</text:p>
              </table:table-cell>
              <table:table-cell office:value-type="float" office:value="0.0236948">
                <text:p>0.0236948</text:p>
              </table:table-cell>
            </table:table-row>
            <table:table-row>
              <table:table-cell office:value-type="string">
                <text:p>0.006335</text:p>
              </table:table-cell>
              <table:table-cell office:value-type="float" office:value="0.000484566">
                <text:p>0.000484566</text:p>
              </table:table-cell>
              <table:table-cell office:value-type="float" office:value="0.0197287">
                <text:p>0.0197287</text:p>
              </table:table-cell>
              <table:table-cell office:value-type="float" office:value="0.0197287">
                <text:p>0.0197287</text:p>
              </table:table-cell>
            </table:table-row>
            <table:table-row>
              <table:table-cell office:value-type="string">
                <text:p>0.006332</text:p>
              </table:table-cell>
              <table:table-cell office:value-type="float" office:value="0.0004839478">
                <text:p>0.0004839478</text:p>
              </table:table-cell>
              <table:table-cell office:value-type="float" office:value="0.0197362">
                <text:p>0.0197362</text:p>
              </table:table-cell>
              <table:table-cell office:value-type="float" office:value="0.0197362">
                <text:p>0.0197362</text:p>
              </table:table-cell>
            </table:table-row>
            <table:table-row>
              <table:table-cell office:value-type="string">
                <text:p>0.006329</text:p>
              </table:table-cell>
              <table:table-cell office:value-type="float" office:value="0.0004833306">
                <text:p>0.0004833306</text:p>
              </table:table-cell>
              <table:table-cell office:value-type="float" office:value="0.0197438">
                <text:p>0.0197438</text:p>
              </table:table-cell>
              <table:table-cell office:value-type="float" office:value="0.0197438">
                <text:p>0.0197438</text:p>
              </table:table-cell>
            </table:table-row>
            <table:table-row>
              <table:table-cell office:value-type="string">
                <text:p>0.006326</text:p>
              </table:table-cell>
              <table:table-cell office:value-type="float" office:value="0.0004827144">
                <text:p>0.0004827144</text:p>
              </table:table-cell>
              <table:table-cell office:value-type="float" office:value="0.0197516">
                <text:p>0.0197516</text:p>
              </table:table-cell>
              <table:table-cell office:value-type="float" office:value="0.0197516">
                <text:p>0.0197516</text:p>
              </table:table-cell>
            </table:table-row>
            <table:table-row>
              <table:table-cell office:value-type="string">
                <text:p>0.006323</text:p>
              </table:table-cell>
              <table:table-cell office:value-type="float" office:value="0.0004820992">
                <text:p>0.0004820992</text:p>
              </table:table-cell>
              <table:table-cell office:value-type="float" office:value="0.0197595">
                <text:p>0.0197595</text:p>
              </table:table-cell>
              <table:table-cell office:value-type="float" office:value="0.0197595">
                <text:p>0.0197595</text:p>
              </table:table-cell>
            </table:table-row>
            <table:table-row>
              <table:table-cell office:value-type="string">
                <text:p>0.006321</text:p>
              </table:table-cell>
              <table:table-cell office:value-type="float" office:value="0.0004814849">
                <text:p>0.0004814849</text:p>
              </table:table-cell>
              <table:table-cell office:value-type="float" office:value="0.0197674">
                <text:p>0.0197674</text:p>
              </table:table-cell>
              <table:table-cell office:value-type="float" office:value="0.0197674">
                <text:p>0.0197674</text:p>
              </table:table-cell>
            </table:table-row>
            <table:table-row>
              <table:table-cell office:value-type="string">
                <text:p>0.006318</text:p>
              </table:table-cell>
              <table:table-cell office:value-type="float" office:value="0.0004808718">
                <text:p>0.0004808718</text:p>
              </table:table-cell>
              <table:table-cell office:value-type="float" office:value="0.0197755">
                <text:p>0.0197755</text:p>
              </table:table-cell>
              <table:table-cell office:value-type="float" office:value="0.0197755">
                <text:p>0.0197755</text:p>
              </table:table-cell>
            </table:table-row>
            <table:table-row>
              <table:table-cell office:value-type="string">
                <text:p>0.006315</text:p>
              </table:table-cell>
              <table:table-cell office:value-type="float" office:value="0.0004802595">
                <text:p>0.0004802595</text:p>
              </table:table-cell>
              <table:table-cell office:value-type="float" office:value="0.0197838">
                <text:p>0.0197838</text:p>
              </table:table-cell>
              <table:table-cell office:value-type="float" office:value="0.0197838">
                <text:p>0.0197838</text:p>
              </table:table-cell>
            </table:table-row>
            <table:table-row>
              <table:table-cell office:value-type="string">
                <text:p>0.006312</text:p>
              </table:table-cell>
              <table:table-cell office:value-type="float" office:value="0.0004796483">
                <text:p>0.0004796483</text:p>
              </table:table-cell>
              <table:table-cell office:value-type="float" office:value="0.0197921">
                <text:p>0.0197921</text:p>
              </table:table-cell>
              <table:table-cell office:value-type="float" office:value="0.0197921">
                <text:p>0.0197921</text:p>
              </table:table-cell>
            </table:table-row>
            <table:table-row>
              <table:table-cell office:value-type="string">
                <text:p>0.006309</text:p>
              </table:table-cell>
              <table:table-cell office:value-type="float" office:value="0.000479038">
                <text:p>0.000479038</text:p>
              </table:table-cell>
              <table:table-cell office:value-type="float" office:value="0.0198005">
                <text:p>0.0198005</text:p>
              </table:table-cell>
              <table:table-cell office:value-type="float" office:value="0.0198005">
                <text:p>0.0198005</text:p>
              </table:table-cell>
            </table:table-row>
            <table:table-row>
              <table:table-cell office:value-type="string">
                <text:p>0.006306</text:p>
              </table:table-cell>
              <table:table-cell office:value-type="float" office:value="0.0004784287">
                <text:p>0.0004784287</text:p>
              </table:table-cell>
              <table:table-cell office:value-type="float" office:value="0.0198091">
                <text:p>0.0198091</text:p>
              </table:table-cell>
              <table:table-cell office:value-type="float" office:value="0.0198091">
                <text:p>0.0198091</text:p>
              </table:table-cell>
            </table:table-row>
            <table:table-row>
              <table:table-cell office:value-type="string">
                <text:p>0.006303</text:p>
              </table:table-cell>
              <table:table-cell office:value-type="float" office:value="0.0004778204">
                <text:p>0.0004778204</text:p>
              </table:table-cell>
              <table:table-cell office:value-type="float" office:value="0.0198178">
                <text:p>0.0198178</text:p>
              </table:table-cell>
              <table:table-cell office:value-type="float" office:value="0.0198178">
                <text:p>0.0198178</text:p>
              </table:table-cell>
            </table:table-row>
            <table:table-row>
              <table:table-cell office:value-type="string">
                <text:p>0.0063</text:p>
              </table:table-cell>
              <table:table-cell office:value-type="float" office:value="0.0004772131">
                <text:p>0.0004772131</text:p>
              </table:table-cell>
              <table:table-cell office:value-type="float" office:value="0.0198266">
                <text:p>0.0198266</text:p>
              </table:table-cell>
              <table:table-cell office:value-type="float" office:value="0.0198266">
                <text:p>0.0198266</text:p>
              </table:table-cell>
            </table:table-row>
            <table:table-row>
              <table:table-cell office:value-type="string">
                <text:p>0.006297</text:p>
              </table:table-cell>
              <table:table-cell office:value-type="float" office:value="0.0004766068">
                <text:p>0.0004766068</text:p>
              </table:table-cell>
              <table:table-cell office:value-type="float" office:value="0.0198355">
                <text:p>0.0198355</text:p>
              </table:table-cell>
              <table:table-cell office:value-type="float" office:value="0.0198355">
                <text:p>0.0198355</text:p>
              </table:table-cell>
            </table:table-row>
            <table:table-row>
              <table:table-cell office:value-type="string">
                <text:p>0.006294</text:p>
              </table:table-cell>
              <table:table-cell office:value-type="float" office:value="0.0004760015">
                <text:p>0.0004760015</text:p>
              </table:table-cell>
              <table:table-cell office:value-type="float" office:value="0.0198446">
                <text:p>0.0198446</text:p>
              </table:table-cell>
              <table:table-cell office:value-type="float" office:value="0.0198446">
                <text:p>0.0198446</text:p>
              </table:table-cell>
            </table:table-row>
            <table:table-row>
              <table:table-cell office:value-type="string">
                <text:p>0.006291</text:p>
              </table:table-cell>
              <table:table-cell office:value-type="float" office:value="0.0004753972">
                <text:p>0.0004753972</text:p>
              </table:table-cell>
              <table:table-cell office:value-type="float" office:value="0.0198537">
                <text:p>0.0198537</text:p>
              </table:table-cell>
              <table:table-cell office:value-type="float" office:value="0.0198537">
                <text:p>0.0198537</text:p>
              </table:table-cell>
            </table:table-row>
            <table:table-row>
              <table:table-cell office:value-type="string">
                <text:p>0.006288</text:p>
              </table:table-cell>
              <table:table-cell office:value-type="float" office:value="0.0004747939">
                <text:p>0.0004747939</text:p>
              </table:table-cell>
              <table:table-cell office:value-type="float" office:value="0.019863">
                <text:p>0.019863</text:p>
              </table:table-cell>
              <table:table-cell office:value-type="float" office:value="0.019863">
                <text:p>0.019863</text:p>
              </table:table-cell>
            </table:table-row>
            <table:table-row>
              <table:table-cell office:value-type="string">
                <text:p>0.006285</text:p>
              </table:table-cell>
              <table:table-cell office:value-type="float" office:value="0.0004741915">
                <text:p>0.0004741915</text:p>
              </table:table-cell>
              <table:table-cell office:value-type="float" office:value="0.0198724">
                <text:p>0.0198724</text:p>
              </table:table-cell>
              <table:table-cell office:value-type="float" office:value="0.0198724">
                <text:p>0.0198724</text:p>
              </table:table-cell>
            </table:table-row>
            <table:table-row>
              <table:table-cell office:value-type="string">
                <text:p>0.006283</text:p>
              </table:table-cell>
              <table:table-cell office:value-type="float" office:value="0.0004735901">
                <text:p>0.0004735901</text:p>
              </table:table-cell>
              <table:table-cell office:value-type="float" office:value="0.0198819">
                <text:p>0.0198819</text:p>
              </table:table-cell>
              <table:table-cell office:value-type="float" office:value="0.0235352">
                <text:p>0.0235352</text:p>
              </table:table-cell>
            </table:table-row>
            <table:table-row>
              <table:table-cell office:value-type="string">
                <text:p>0.00628</text:p>
              </table:table-cell>
              <table:table-cell office:value-type="float" office:value="0.0004729898">
                <text:p>0.0004729898</text:p>
              </table:table-cell>
              <table:table-cell office:value-type="float" office:value="0.0198915">
                <text:p>0.0198915</text:p>
              </table:table-cell>
              <table:table-cell office:value-type="float" office:value="0.0198915">
                <text:p>0.0198915</text:p>
              </table:table-cell>
            </table:table-row>
            <table:table-row>
              <table:table-cell office:value-type="string">
                <text:p>0.006277</text:p>
              </table:table-cell>
              <table:table-cell office:value-type="float" office:value="0.0004723904">
                <text:p>0.0004723904</text:p>
              </table:table-cell>
              <table:table-cell office:value-type="float" office:value="0.0199012">
                <text:p>0.0199012</text:p>
              </table:table-cell>
              <table:table-cell office:value-type="float" office:value="0.0199012">
                <text:p>0.0199012</text:p>
              </table:table-cell>
            </table:table-row>
            <table:table-row>
              <table:table-cell office:value-type="string">
                <text:p>0.006274</text:p>
              </table:table-cell>
              <table:table-cell office:value-type="float" office:value="0.000471792">
                <text:p>0.000471792</text:p>
              </table:table-cell>
              <table:table-cell office:value-type="float" office:value="0.0199111">
                <text:p>0.0199111</text:p>
              </table:table-cell>
              <table:table-cell office:value-type="float" office:value="0.0199111">
                <text:p>0.0199111</text:p>
              </table:table-cell>
            </table:table-row>
            <table:table-row>
              <table:table-cell office:value-type="string">
                <text:p>0.006271</text:p>
              </table:table-cell>
              <table:table-cell office:value-type="float" office:value="0.0004711946">
                <text:p>0.0004711946</text:p>
              </table:table-cell>
              <table:table-cell office:value-type="float" office:value="0.0199211">
                <text:p>0.0199211</text:p>
              </table:table-cell>
              <table:table-cell office:value-type="float" office:value="0.0199211">
                <text:p>0.0199211</text:p>
              </table:table-cell>
            </table:table-row>
            <table:table-row>
              <table:table-cell office:value-type="string">
                <text:p>0.006268</text:p>
              </table:table-cell>
              <table:table-cell office:value-type="float" office:value="0.0004705983">
                <text:p>0.0004705983</text:p>
              </table:table-cell>
              <table:table-cell office:value-type="float" office:value="0.0199311">
                <text:p>0.0199311</text:p>
              </table:table-cell>
              <table:table-cell office:value-type="float" office:value="0.0199311">
                <text:p>0.0199311</text:p>
              </table:table-cell>
            </table:table-row>
            <table:table-row>
              <table:table-cell office:value-type="string">
                <text:p>0.006265</text:p>
              </table:table-cell>
              <table:table-cell office:value-type="float" office:value="0.0004700028">
                <text:p>0.0004700028</text:p>
              </table:table-cell>
              <table:table-cell office:value-type="float" office:value="0.0199413">
                <text:p>0.0199413</text:p>
              </table:table-cell>
              <table:table-cell office:value-type="float" office:value="0.0199413">
                <text:p>0.0199413</text:p>
              </table:table-cell>
            </table:table-row>
            <table:table-row>
              <table:table-cell office:value-type="string">
                <text:p>0.006262</text:p>
              </table:table-cell>
              <table:table-cell office:value-type="float" office:value="0.0004694084">
                <text:p>0.0004694084</text:p>
              </table:table-cell>
              <table:table-cell office:value-type="float" office:value="0.0199517">
                <text:p>0.0199517</text:p>
              </table:table-cell>
              <table:table-cell office:value-type="float" office:value="0.0199517">
                <text:p>0.0199517</text:p>
              </table:table-cell>
            </table:table-row>
            <table:table-row>
              <table:table-cell office:value-type="string">
                <text:p>0.006259</text:p>
              </table:table-cell>
              <table:table-cell office:value-type="float" office:value="0.0004688149">
                <text:p>0.0004688149</text:p>
              </table:table-cell>
              <table:table-cell office:value-type="float" office:value="0.0199621">
                <text:p>0.0199621</text:p>
              </table:table-cell>
              <table:table-cell office:value-type="float" office:value="0.0199621">
                <text:p>0.0199621</text:p>
              </table:table-cell>
            </table:table-row>
            <table:table-row>
              <table:table-cell office:value-type="string">
                <text:p>0.006256</text:p>
              </table:table-cell>
              <table:table-cell office:value-type="float" office:value="0.0004682225">
                <text:p>0.0004682225</text:p>
              </table:table-cell>
              <table:table-cell office:value-type="float" office:value="0.0199727">
                <text:p>0.0199727</text:p>
              </table:table-cell>
              <table:table-cell office:value-type="float" office:value="0.0199727">
                <text:p>0.0199727</text:p>
              </table:table-cell>
            </table:table-row>
            <table:table-row>
              <table:table-cell office:value-type="string">
                <text:p>0.006253</text:p>
              </table:table-cell>
              <table:table-cell office:value-type="float" office:value="0.000467631">
                <text:p>0.000467631</text:p>
              </table:table-cell>
              <table:table-cell office:value-type="float" office:value="0.0199833">
                <text:p>0.0199833</text:p>
              </table:table-cell>
              <table:table-cell office:value-type="float" office:value="0.0199833">
                <text:p>0.0199833</text:p>
              </table:table-cell>
            </table:table-row>
            <table:table-row>
              <table:table-cell office:value-type="string">
                <text:p>0.00625</text:p>
              </table:table-cell>
              <table:table-cell office:value-type="float" office:value="0.0004670406">
                <text:p>0.0004670406</text:p>
              </table:table-cell>
              <table:table-cell office:value-type="float" office:value="0.0199941">
                <text:p>0.0199941</text:p>
              </table:table-cell>
              <table:table-cell office:value-type="float" office:value="0.0199941">
                <text:p>0.0199941</text:p>
              </table:table-cell>
            </table:table-row>
            <table:table-row>
              <table:table-cell office:value-type="string">
                <text:p>0.006247</text:p>
              </table:table-cell>
              <table:table-cell office:value-type="float" office:value="0.000466451">
                <text:p>0.000466451</text:p>
              </table:table-cell>
              <table:table-cell office:value-type="float" office:value="0.020005">
                <text:p>0.020005</text:p>
              </table:table-cell>
              <table:table-cell office:value-type="float" office:value="0.020005">
                <text:p>0.020005</text:p>
              </table:table-cell>
            </table:table-row>
            <table:table-row>
              <table:table-cell office:value-type="string">
                <text:p>0.006245</text:p>
              </table:table-cell>
              <table:table-cell office:value-type="float" office:value="0.0004658627">
                <text:p>0.0004658627</text:p>
              </table:table-cell>
              <table:table-cell office:value-type="float" office:value="0.020016">
                <text:p>0.020016</text:p>
              </table:table-cell>
              <table:table-cell office:value-type="float" office:value="0.020016">
                <text:p>0.020016</text:p>
              </table:table-cell>
            </table:table-row>
            <table:table-row>
              <table:table-cell office:value-type="string">
                <text:p>0.006242</text:p>
              </table:table-cell>
              <table:table-cell office:value-type="float" office:value="0.0004652752">
                <text:p>0.0004652752</text:p>
              </table:table-cell>
              <table:table-cell office:value-type="float" office:value="0.0200272">
                <text:p>0.0200272</text:p>
              </table:table-cell>
              <table:table-cell office:value-type="float" office:value="0.0200272">
                <text:p>0.0200272</text:p>
              </table:table-cell>
            </table:table-row>
            <table:table-row>
              <table:table-cell office:value-type="string">
                <text:p>0.006239</text:p>
              </table:table-cell>
              <table:table-cell office:value-type="float" office:value="0.0004646886">
                <text:p>0.0004646886</text:p>
              </table:table-cell>
              <table:table-cell office:value-type="float" office:value="0.0200384">
                <text:p>0.0200384</text:p>
              </table:table-cell>
              <table:table-cell office:value-type="float" office:value="0.0200384">
                <text:p>0.0200384</text:p>
              </table:table-cell>
            </table:table-row>
            <table:table-row>
              <table:table-cell office:value-type="string">
                <text:p>0.006236</text:p>
              </table:table-cell>
              <table:table-cell office:value-type="float" office:value="0.0004641031">
                <text:p>0.0004641031</text:p>
              </table:table-cell>
              <table:table-cell office:value-type="float" office:value="0.0200498">
                <text:p>0.0200498</text:p>
              </table:table-cell>
              <table:table-cell office:value-type="float" office:value="0.0200498">
                <text:p>0.0200498</text:p>
              </table:table-cell>
            </table:table-row>
            <table:table-row>
              <table:table-cell office:value-type="string">
                <text:p>0.006233</text:p>
              </table:table-cell>
              <table:table-cell office:value-type="float" office:value="0.0004635186">
                <text:p>0.0004635186</text:p>
              </table:table-cell>
              <table:table-cell office:value-type="float" office:value="0.0200613">
                <text:p>0.0200613</text:p>
              </table:table-cell>
              <table:table-cell office:value-type="float" office:value="0.0200613">
                <text:p>0.0200613</text:p>
              </table:table-cell>
            </table:table-row>
            <table:table-row>
              <table:table-cell office:value-type="string">
                <text:p>0.00623</text:p>
              </table:table-cell>
              <table:table-cell office:value-type="float" office:value="0.000462935">
                <text:p>0.000462935</text:p>
              </table:table-cell>
              <table:table-cell office:value-type="float" office:value="0.0200729">
                <text:p>0.0200729</text:p>
              </table:table-cell>
              <table:table-cell office:value-type="float" office:value="0.0233995">
                <text:p>0.0233995</text:p>
              </table:table-cell>
            </table:table-row>
            <table:table-row>
              <table:table-cell office:value-type="string">
                <text:p>0.006227</text:p>
              </table:table-cell>
              <table:table-cell office:value-type="float" office:value="0.0004623525">
                <text:p>0.0004623525</text:p>
              </table:table-cell>
              <table:table-cell office:value-type="float" office:value="0.0200846">
                <text:p>0.0200846</text:p>
              </table:table-cell>
              <table:table-cell office:value-type="float" office:value="0.0200846">
                <text:p>0.0200846</text:p>
              </table:table-cell>
            </table:table-row>
            <table:table-row>
              <table:table-cell office:value-type="string">
                <text:p>0.006224</text:p>
              </table:table-cell>
              <table:table-cell office:value-type="float" office:value="0.0004617709">
                <text:p>0.0004617709</text:p>
              </table:table-cell>
              <table:table-cell office:value-type="float" office:value="0.0200965">
                <text:p>0.0200965</text:p>
              </table:table-cell>
              <table:table-cell office:value-type="float" office:value="0.0200965">
                <text:p>0.0200965</text:p>
              </table:table-cell>
            </table:table-row>
            <table:table-row>
              <table:table-cell office:value-type="string">
                <text:p>0.006221</text:p>
              </table:table-cell>
              <table:table-cell office:value-type="float" office:value="0.0004611903">
                <text:p>0.0004611903</text:p>
              </table:table-cell>
              <table:table-cell office:value-type="float" office:value="0.0201084">
                <text:p>0.0201084</text:p>
              </table:table-cell>
              <table:table-cell office:value-type="float" office:value="0.0201084">
                <text:p>0.0201084</text:p>
              </table:table-cell>
            </table:table-row>
            <table:table-row>
              <table:table-cell office:value-type="string">
                <text:p>0.006218</text:p>
              </table:table-cell>
              <table:table-cell office:value-type="float" office:value="0.0004606108">
                <text:p>0.0004606108</text:p>
              </table:table-cell>
              <table:table-cell office:value-type="float" office:value="0.0201205">
                <text:p>0.0201205</text:p>
              </table:table-cell>
              <table:table-cell office:value-type="float" office:value="0.0201205">
                <text:p>0.0201205</text:p>
              </table:table-cell>
            </table:table-row>
            <table:table-row>
              <table:table-cell office:value-type="string">
                <text:p>0.006215</text:p>
              </table:table-cell>
              <table:table-cell office:value-type="float" office:value="0.0004600322">
                <text:p>0.0004600322</text:p>
              </table:table-cell>
              <table:table-cell office:value-type="float" office:value="0.0201327">
                <text:p>0.0201327</text:p>
              </table:table-cell>
              <table:table-cell office:value-type="float" office:value="0.0201327">
                <text:p>0.0201327</text:p>
              </table:table-cell>
            </table:table-row>
            <table:table-row>
              <table:table-cell office:value-type="string">
                <text:p>0.006212</text:p>
              </table:table-cell>
              <table:table-cell office:value-type="float" office:value="0.0004594546">
                <text:p>0.0004594546</text:p>
              </table:table-cell>
              <table:table-cell office:value-type="float" office:value="0.020145">
                <text:p>0.020145</text:p>
              </table:table-cell>
              <table:table-cell office:value-type="float" office:value="0.020145">
                <text:p>0.020145</text:p>
              </table:table-cell>
            </table:table-row>
            <table:table-row>
              <table:table-cell office:value-type="string">
                <text:p>0.006209</text:p>
              </table:table-cell>
              <table:table-cell office:value-type="float" office:value="0.000458878">
                <text:p>0.000458878</text:p>
              </table:table-cell>
              <table:table-cell office:value-type="float" office:value="0.0201574">
                <text:p>0.0201574</text:p>
              </table:table-cell>
              <table:table-cell office:value-type="float" office:value="0.0201574">
                <text:p>0.0201574</text:p>
              </table:table-cell>
            </table:table-row>
            <table:table-row>
              <table:table-cell office:value-type="string">
                <text:p>0.006207</text:p>
              </table:table-cell>
              <table:table-cell office:value-type="float" office:value="0.0004583024">
                <text:p>0.0004583024</text:p>
              </table:table-cell>
              <table:table-cell office:value-type="float" office:value="0.02017">
                <text:p>0.02017</text:p>
              </table:table-cell>
              <table:table-cell office:value-type="float" office:value="0.02017">
                <text:p>0.02017</text:p>
              </table:table-cell>
            </table:table-row>
            <table:table-row>
              <table:table-cell office:value-type="string">
                <text:p>0.006204</text:p>
              </table:table-cell>
              <table:table-cell office:value-type="float" office:value="0.0004577277">
                <text:p>0.0004577277</text:p>
              </table:table-cell>
              <table:table-cell office:value-type="float" office:value="0.0201826">
                <text:p>0.0201826</text:p>
              </table:table-cell>
              <table:table-cell office:value-type="float" office:value="0.0201826">
                <text:p>0.0201826</text:p>
              </table:table-cell>
            </table:table-row>
            <table:table-row>
              <table:table-cell office:value-type="string">
                <text:p>0.006201</text:p>
              </table:table-cell>
              <table:table-cell office:value-type="float" office:value="0.0004571541">
                <text:p>0.0004571541</text:p>
              </table:table-cell>
              <table:table-cell office:value-type="float" office:value="0.0201954">
                <text:p>0.0201954</text:p>
              </table:table-cell>
              <table:table-cell office:value-type="float" office:value="0.0201954">
                <text:p>0.0201954</text:p>
              </table:table-cell>
            </table:table-row>
            <table:table-row>
              <table:table-cell office:value-type="string">
                <text:p>0.006198</text:p>
              </table:table-cell>
              <table:table-cell office:value-type="float" office:value="0.0004565814">
                <text:p>0.0004565814</text:p>
              </table:table-cell>
              <table:table-cell office:value-type="float" office:value="0.0202083">
                <text:p>0.0202083</text:p>
              </table:table-cell>
              <table:table-cell office:value-type="float" office:value="0.0202083">
                <text:p>0.0202083</text:p>
              </table:table-cell>
            </table:table-row>
            <table:table-row>
              <table:table-cell office:value-type="string">
                <text:p>0.006195</text:p>
              </table:table-cell>
              <table:table-cell office:value-type="float" office:value="0.0004560099">
                <text:p>0.0004560099</text:p>
              </table:table-cell>
              <table:table-cell office:value-type="float" office:value="0.0202213">
                <text:p>0.0202213</text:p>
              </table:table-cell>
              <table:table-cell office:value-type="float" office:value="0.0233174">
                <text:p>0.0233174</text:p>
              </table:table-cell>
            </table:table-row>
            <table:table-row>
              <table:table-cell office:value-type="string">
                <text:p>0.006192</text:p>
              </table:table-cell>
              <table:table-cell office:value-type="float" office:value="0.0004554392">
                <text:p>0.0004554392</text:p>
              </table:table-cell>
              <table:table-cell office:value-type="float" office:value="0.0202344">
                <text:p>0.0202344</text:p>
              </table:table-cell>
              <table:table-cell office:value-type="float" office:value="0.0202344">
                <text:p>0.0202344</text:p>
              </table:table-cell>
            </table:table-row>
            <table:table-row>
              <table:table-cell office:value-type="string">
                <text:p>0.006189</text:p>
              </table:table-cell>
              <table:table-cell office:value-type="float" office:value="0.0004548695">
                <text:p>0.0004548695</text:p>
              </table:table-cell>
              <table:table-cell office:value-type="float" office:value="0.0202477">
                <text:p>0.0202477</text:p>
              </table:table-cell>
              <table:table-cell office:value-type="float" office:value="0.0202477">
                <text:p>0.0202477</text:p>
              </table:table-cell>
            </table:table-row>
            <table:table-row>
              <table:table-cell office:value-type="string">
                <text:p>0.006186</text:p>
              </table:table-cell>
              <table:table-cell office:value-type="float" office:value="0.0004543008">
                <text:p>0.0004543008</text:p>
              </table:table-cell>
              <table:table-cell office:value-type="float" office:value="0.020261">
                <text:p>0.020261</text:p>
              </table:table-cell>
              <table:table-cell office:value-type="float" office:value="0.020261">
                <text:p>0.020261</text:p>
              </table:table-cell>
            </table:table-row>
            <table:table-row>
              <table:table-cell office:value-type="string">
                <text:p>0.006183</text:p>
              </table:table-cell>
              <table:table-cell office:value-type="float" office:value="0.0004537331">
                <text:p>0.0004537331</text:p>
              </table:table-cell>
              <table:table-cell office:value-type="float" office:value="0.0202745">
                <text:p>0.0202745</text:p>
              </table:table-cell>
              <table:table-cell office:value-type="float" office:value="0.0202745">
                <text:p>0.0202745</text:p>
              </table:table-cell>
            </table:table-row>
            <table:table-row>
              <table:table-cell office:value-type="string">
                <text:p>0.00618</text:p>
              </table:table-cell>
              <table:table-cell office:value-type="float" office:value="0.0004531664">
                <text:p>0.0004531664</text:p>
              </table:table-cell>
              <table:table-cell office:value-type="float" office:value="0.0202881">
                <text:p>0.0202881</text:p>
              </table:table-cell>
              <table:table-cell office:value-type="float" office:value="0.0202881">
                <text:p>0.0202881</text:p>
              </table:table-cell>
            </table:table-row>
            <table:table-row>
              <table:table-cell office:value-type="string">
                <text:p>0.006177</text:p>
              </table:table-cell>
              <table:table-cell office:value-type="float" office:value="0.0004526006">
                <text:p>0.0004526006</text:p>
              </table:table-cell>
              <table:table-cell office:value-type="float" office:value="0.0203018">
                <text:p>0.0203018</text:p>
              </table:table-cell>
              <table:table-cell office:value-type="float" office:value="0.0203018">
                <text:p>0.0203018</text:p>
              </table:table-cell>
            </table:table-row>
            <table:table-row>
              <table:table-cell office:value-type="string">
                <text:p>0.006174</text:p>
              </table:table-cell>
              <table:table-cell office:value-type="float" office:value="0.0004520359">
                <text:p>0.0004520359</text:p>
              </table:table-cell>
              <table:table-cell office:value-type="float" office:value="0.0203156">
                <text:p>0.0203156</text:p>
              </table:table-cell>
              <table:table-cell office:value-type="float" office:value="0.0203156">
                <text:p>0.0203156</text:p>
              </table:table-cell>
            </table:table-row>
            <table:table-row>
              <table:table-cell office:value-type="string">
                <text:p>0.006171</text:p>
              </table:table-cell>
              <table:table-cell office:value-type="float" office:value="0.0004514722">
                <text:p>0.0004514722</text:p>
              </table:table-cell>
              <table:table-cell office:value-type="float" office:value="0.0203296">
                <text:p>0.0203296</text:p>
              </table:table-cell>
              <table:table-cell office:value-type="float" office:value="0.0203296">
                <text:p>0.0203296</text:p>
              </table:table-cell>
            </table:table-row>
            <table:table-row>
              <table:table-cell office:value-type="string">
                <text:p>0.006169</text:p>
              </table:table-cell>
              <table:table-cell office:value-type="float" office:value="0.0004509095">
                <text:p>0.0004509095</text:p>
              </table:table-cell>
              <table:table-cell office:value-type="float" office:value="0.0203436">
                <text:p>0.0203436</text:p>
              </table:table-cell>
              <table:table-cell office:value-type="float" office:value="0.0203436">
                <text:p>0.0203436</text:p>
              </table:table-cell>
            </table:table-row>
            <table:table-row>
              <table:table-cell office:value-type="string">
                <text:p>0.006166</text:p>
              </table:table-cell>
              <table:table-cell office:value-type="float" office:value="0.0004503478">
                <text:p>0.0004503478</text:p>
              </table:table-cell>
              <table:table-cell office:value-type="float" office:value="0.0203578">
                <text:p>0.0203578</text:p>
              </table:table-cell>
              <table:table-cell office:value-type="float" office:value="0.0203578">
                <text:p>0.0203578</text:p>
              </table:table-cell>
            </table:table-row>
            <table:table-row>
              <table:table-cell office:value-type="string">
                <text:p>0.006163</text:p>
              </table:table-cell>
              <table:table-cell office:value-type="float" office:value="0.000449787">
                <text:p>0.000449787</text:p>
              </table:table-cell>
              <table:table-cell office:value-type="float" office:value="0.0203721">
                <text:p>0.0203721</text:p>
              </table:table-cell>
              <table:table-cell office:value-type="float" office:value="0.0203721">
                <text:p>0.0203721</text:p>
              </table:table-cell>
            </table:table-row>
            <table:table-row>
              <table:table-cell office:value-type="string">
                <text:p>0.00616</text:p>
              </table:table-cell>
              <table:table-cell office:value-type="float" office:value="0.0004492272">
                <text:p>0.0004492272</text:p>
              </table:table-cell>
              <table:table-cell office:value-type="float" office:value="0.0203865">
                <text:p>0.0203865</text:p>
              </table:table-cell>
              <table:table-cell office:value-type="float" office:value="0.0203865">
                <text:p>0.0203865</text:p>
              </table:table-cell>
            </table:table-row>
            <table:table-row>
              <table:table-cell office:value-type="string">
                <text:p>0.006157</text:p>
              </table:table-cell>
              <table:table-cell office:value-type="float" office:value="0.0004486684">
                <text:p>0.0004486684</text:p>
              </table:table-cell>
              <table:table-cell office:value-type="float" office:value="0.020401">
                <text:p>0.020401</text:p>
              </table:table-cell>
              <table:table-cell office:value-type="float" office:value="0.0232361">
                <text:p>0.0232361</text:p>
              </table:table-cell>
            </table:table-row>
            <table:table-row>
              <table:table-cell office:value-type="string">
                <text:p>0.006154</text:p>
              </table:table-cell>
              <table:table-cell office:value-type="float" office:value="0.0004481106">
                <text:p>0.0004481106</text:p>
              </table:table-cell>
              <table:table-cell office:value-type="float" office:value="0.0204157">
                <text:p>0.0204157</text:p>
              </table:table-cell>
              <table:table-cell office:value-type="float" office:value="0.0204157">
                <text:p>0.0204157</text:p>
              </table:table-cell>
            </table:table-row>
            <table:table-row>
              <table:table-cell office:value-type="string">
                <text:p>0.006151</text:p>
              </table:table-cell>
              <table:table-cell office:value-type="float" office:value="0.0004475538">
                <text:p>0.0004475538</text:p>
              </table:table-cell>
              <table:table-cell office:value-type="float" office:value="0.0204304">
                <text:p>0.0204304</text:p>
              </table:table-cell>
              <table:table-cell office:value-type="float" office:value="0.0204304">
                <text:p>0.0204304</text:p>
              </table:table-cell>
            </table:table-row>
            <table:table-row>
              <table:table-cell office:value-type="string">
                <text:p>0.006148</text:p>
              </table:table-cell>
              <table:table-cell office:value-type="float" office:value="0.0004469979">
                <text:p>0.0004469979</text:p>
              </table:table-cell>
              <table:table-cell office:value-type="float" office:value="0.0204453">
                <text:p>0.0204453</text:p>
              </table:table-cell>
              <table:table-cell office:value-type="float" office:value="0.0204453">
                <text:p>0.0204453</text:p>
              </table:table-cell>
            </table:table-row>
            <table:table-row>
              <table:table-cell office:value-type="string">
                <text:p>0.006145</text:p>
              </table:table-cell>
              <table:table-cell office:value-type="float" office:value="0.0004464432">
                <text:p>0.0004464432</text:p>
              </table:table-cell>
              <table:table-cell office:value-type="float" office:value="0.0204603">
                <text:p>0.0204603</text:p>
              </table:table-cell>
              <table:table-cell office:value-type="float" office:value="0.0204603">
                <text:p>0.0204603</text:p>
              </table:table-cell>
            </table:table-row>
            <table:table-row>
              <table:table-cell office:value-type="string">
                <text:p>0.006142</text:p>
              </table:table-cell>
              <table:table-cell office:value-type="float" office:value="0.0004458893">
                <text:p>0.0004458893</text:p>
              </table:table-cell>
              <table:table-cell office:value-type="float" office:value="0.0204754">
                <text:p>0.0204754</text:p>
              </table:table-cell>
              <table:table-cell office:value-type="float" office:value="0.0204754">
                <text:p>0.0204754</text:p>
              </table:table-cell>
            </table:table-row>
            <table:table-row>
              <table:table-cell office:value-type="string">
                <text:p>0.006139</text:p>
              </table:table-cell>
              <table:table-cell office:value-type="float" office:value="0.0004453365">
                <text:p>0.0004453365</text:p>
              </table:table-cell>
              <table:table-cell office:value-type="float" office:value="0.0204906">
                <text:p>0.0204906</text:p>
              </table:table-cell>
              <table:table-cell office:value-type="float" office:value="0.0204906">
                <text:p>0.0204906</text:p>
              </table:table-cell>
            </table:table-row>
            <table:table-row>
              <table:table-cell office:value-type="string">
                <text:p>0.006136</text:p>
              </table:table-cell>
              <table:table-cell office:value-type="float" office:value="0.0004447846">
                <text:p>0.0004447846</text:p>
              </table:table-cell>
              <table:table-cell office:value-type="float" office:value="0.020506">
                <text:p>0.020506</text:p>
              </table:table-cell>
              <table:table-cell office:value-type="float" office:value="0.020506">
                <text:p>0.020506</text:p>
              </table:table-cell>
            </table:table-row>
            <table:table-row>
              <table:table-cell office:value-type="string">
                <text:p>0.006133</text:p>
              </table:table-cell>
              <table:table-cell office:value-type="float" office:value="0.0004442338">
                <text:p>0.0004442338</text:p>
              </table:table-cell>
              <table:table-cell office:value-type="float" office:value="0.0205214">
                <text:p>0.0205214</text:p>
              </table:table-cell>
              <table:table-cell office:value-type="float" office:value="0.0205214">
                <text:p>0.0205214</text:p>
              </table:table-cell>
            </table:table-row>
            <table:table-row>
              <table:table-cell office:value-type="string">
                <text:p>0.006131</text:p>
              </table:table-cell>
              <table:table-cell office:value-type="float" office:value="0.0004436839">
                <text:p>0.0004436839</text:p>
              </table:table-cell>
              <table:table-cell office:value-type="float" office:value="0.020537">
                <text:p>0.020537</text:p>
              </table:table-cell>
              <table:table-cell office:value-type="float" office:value="0.0231845">
                <text:p>0.0231845</text:p>
              </table:table-cell>
            </table:table-row>
            <table:table-row>
              <table:table-cell office:value-type="string">
                <text:p>0.006128</text:p>
              </table:table-cell>
              <table:table-cell office:value-type="float" office:value="0.000443135">
                <text:p>0.000443135</text:p>
              </table:table-cell>
              <table:table-cell office:value-type="float" office:value="0.0205527">
                <text:p>0.0205527</text:p>
              </table:table-cell>
              <table:table-cell office:value-type="float" office:value="0.0205527">
                <text:p>0.0205527</text:p>
              </table:table-cell>
            </table:table-row>
            <table:table-row>
              <table:table-cell office:value-type="string">
                <text:p>0.006125</text:p>
              </table:table-cell>
              <table:table-cell office:value-type="float" office:value="0.000442587">
                <text:p>0.000442587</text:p>
              </table:table-cell>
              <table:table-cell office:value-type="float" office:value="0.0205685">
                <text:p>0.0205685</text:p>
              </table:table-cell>
              <table:table-cell office:value-type="float" office:value="0.0205685">
                <text:p>0.0205685</text:p>
              </table:table-cell>
            </table:table-row>
            <table:table-row>
              <table:table-cell office:value-type="string">
                <text:p>0.006122</text:p>
              </table:table-cell>
              <table:table-cell office:value-type="float" office:value="0.0004420401">
                <text:p>0.0004420401</text:p>
              </table:table-cell>
              <table:table-cell office:value-type="float" office:value="0.0205844">
                <text:p>0.0205844</text:p>
              </table:table-cell>
              <table:table-cell office:value-type="float" office:value="0.0205844">
                <text:p>0.0205844</text:p>
              </table:table-cell>
            </table:table-row>
            <table:table-row>
              <table:table-cell office:value-type="string">
                <text:p>0.006119</text:p>
              </table:table-cell>
              <table:table-cell office:value-type="float" office:value="0.0004414943">
                <text:p>0.0004414943</text:p>
              </table:table-cell>
              <table:table-cell office:value-type="float" office:value="0.0206005">
                <text:p>0.0206005</text:p>
              </table:table-cell>
              <table:table-cell office:value-type="float" office:value="0.0206005">
                <text:p>0.0206005</text:p>
              </table:table-cell>
            </table:table-row>
            <table:table-row>
              <table:table-cell office:value-type="string">
                <text:p>0.006116</text:p>
              </table:table-cell>
              <table:table-cell office:value-type="float" office:value="0.0004409494">
                <text:p>0.0004409494</text:p>
              </table:table-cell>
              <table:table-cell office:value-type="float" office:value="0.0206167">
                <text:p>0.0206167</text:p>
              </table:table-cell>
              <table:table-cell office:value-type="float" office:value="0.0206167">
                <text:p>0.0206167</text:p>
              </table:table-cell>
            </table:table-row>
            <table:table-row>
              <table:table-cell office:value-type="string">
                <text:p>0.006113</text:p>
              </table:table-cell>
              <table:table-cell office:value-type="float" office:value="0.0004404054">
                <text:p>0.0004404054</text:p>
              </table:table-cell>
              <table:table-cell office:value-type="float" office:value="0.0206329">
                <text:p>0.0206329</text:p>
              </table:table-cell>
              <table:table-cell office:value-type="float" office:value="0.0206329">
                <text:p>0.0206329</text:p>
              </table:table-cell>
            </table:table-row>
            <table:table-row>
              <table:table-cell office:value-type="string">
                <text:p>0.00611</text:p>
              </table:table-cell>
              <table:table-cell office:value-type="float" office:value="0.0004398625">
                <text:p>0.0004398625</text:p>
              </table:table-cell>
              <table:table-cell office:value-type="float" office:value="0.0206493">
                <text:p>0.0206493</text:p>
              </table:table-cell>
              <table:table-cell office:value-type="float" office:value="0.023147">
                <text:p>0.023147</text:p>
              </table:table-cell>
            </table:table-row>
            <table:table-row>
              <table:table-cell office:value-type="string">
                <text:p>0.006107</text:p>
              </table:table-cell>
              <table:table-cell office:value-type="float" office:value="0.0004393205">
                <text:p>0.0004393205</text:p>
              </table:table-cell>
              <table:table-cell office:value-type="float" office:value="0.0206658">
                <text:p>0.0206658</text:p>
              </table:table-cell>
              <table:table-cell office:value-type="float" office:value="0.0206658">
                <text:p>0.0206658</text:p>
              </table:table-cell>
            </table:table-row>
            <table:table-row>
              <table:table-cell office:value-type="string">
                <text:p>0.006104</text:p>
              </table:table-cell>
              <table:table-cell office:value-type="float" office:value="0.0004387795">
                <text:p>0.0004387795</text:p>
              </table:table-cell>
              <table:table-cell office:value-type="float" office:value="0.0206825">
                <text:p>0.0206825</text:p>
              </table:table-cell>
              <table:table-cell office:value-type="float" office:value="0.0206825">
                <text:p>0.0206825</text:p>
              </table:table-cell>
            </table:table-row>
            <table:table-row>
              <table:table-cell office:value-type="string">
                <text:p>0.006101</text:p>
              </table:table-cell>
              <table:table-cell office:value-type="float" office:value="0.0004382395">
                <text:p>0.0004382395</text:p>
              </table:table-cell>
              <table:table-cell office:value-type="float" office:value="0.0206992">
                <text:p>0.0206992</text:p>
              </table:table-cell>
              <table:table-cell office:value-type="float" office:value="0.0206992">
                <text:p>0.0206992</text:p>
              </table:table-cell>
            </table:table-row>
            <table:table-row>
              <table:table-cell office:value-type="string">
                <text:p>0.006098</text:p>
              </table:table-cell>
              <table:table-cell office:value-type="float" office:value="0.0004377005">
                <text:p>0.0004377005</text:p>
              </table:table-cell>
              <table:table-cell office:value-type="float" office:value="0.0207161">
                <text:p>0.0207161</text:p>
              </table:table-cell>
              <table:table-cell office:value-type="float" office:value="0.0207161">
                <text:p>0.0207161</text:p>
              </table:table-cell>
            </table:table-row>
            <table:table-row>
              <table:table-cell office:value-type="string">
                <text:p>0.006095</text:p>
              </table:table-cell>
              <table:table-cell office:value-type="float" office:value="0.0004371626">
                <text:p>0.0004371626</text:p>
              </table:table-cell>
              <table:table-cell office:value-type="float" office:value="0.020733">
                <text:p>0.020733</text:p>
              </table:table-cell>
              <table:table-cell office:value-type="float" office:value="0.020733">
                <text:p>0.020733</text:p>
              </table:table-cell>
            </table:table-row>
            <table:table-row>
              <table:table-cell office:value-type="string">
                <text:p>0.006093</text:p>
              </table:table-cell>
              <table:table-cell office:value-type="float" office:value="0.0004366256">
                <text:p>0.0004366256</text:p>
              </table:table-cell>
              <table:table-cell office:value-type="float" office:value="0.0207501">
                <text:p>0.0207501</text:p>
              </table:table-cell>
              <table:table-cell office:value-type="float" office:value="0.0207501">
                <text:p>0.0207501</text:p>
              </table:table-cell>
            </table:table-row>
            <table:table-row>
              <table:table-cell office:value-type="string">
                <text:p>0.00609</text:p>
              </table:table-cell>
              <table:table-cell office:value-type="float" office:value="0.0004360896">
                <text:p>0.0004360896</text:p>
              </table:table-cell>
              <table:table-cell office:value-type="float" office:value="0.0207674">
                <text:p>0.0207674</text:p>
              </table:table-cell>
              <table:table-cell office:value-type="float" office:value="0.0207674">
                <text:p>0.0207674</text:p>
              </table:table-cell>
            </table:table-row>
            <table:table-row>
              <table:table-cell office:value-type="string">
                <text:p>0.006087</text:p>
              </table:table-cell>
              <table:table-cell office:value-type="float" office:value="0.0004355546">
                <text:p>0.0004355546</text:p>
              </table:table-cell>
              <table:table-cell office:value-type="float" office:value="0.0207847">
                <text:p>0.0207847</text:p>
              </table:table-cell>
              <table:table-cell office:value-type="float" office:value="0.0207847">
                <text:p>0.0207847</text:p>
              </table:table-cell>
            </table:table-row>
            <table:table-row>
              <table:table-cell office:value-type="string">
                <text:p>0.006084</text:p>
              </table:table-cell>
              <table:table-cell office:value-type="float" office:value="0.0004350205">
                <text:p>0.0004350205</text:p>
              </table:table-cell>
              <table:table-cell office:value-type="float" office:value="0.0208021">
                <text:p>0.0208021</text:p>
              </table:table-cell>
              <table:table-cell office:value-type="float" office:value="0.0208021">
                <text:p>0.0208021</text:p>
              </table:table-cell>
            </table:table-row>
            <table:table-row>
              <table:table-cell office:value-type="string">
                <text:p>0.006081</text:p>
              </table:table-cell>
              <table:table-cell office:value-type="float" office:value="0.0004344874">
                <text:p>0.0004344874</text:p>
              </table:table-cell>
              <table:table-cell office:value-type="float" office:value="0.0208197">
                <text:p>0.0208197</text:p>
              </table:table-cell>
              <table:table-cell office:value-type="float" office:value="0.0208197">
                <text:p>0.0208197</text:p>
              </table:table-cell>
            </table:table-row>
            <table:table-row>
              <table:table-cell office:value-type="string">
                <text:p>0.006078</text:p>
              </table:table-cell>
              <table:table-cell office:value-type="float" office:value="0.0004339554">
                <text:p>0.0004339554</text:p>
              </table:table-cell>
              <table:table-cell office:value-type="float" office:value="0.0208374">
                <text:p>0.0208374</text:p>
              </table:table-cell>
              <table:table-cell office:value-type="float" office:value="0.0208374">
                <text:p>0.0208374</text:p>
              </table:table-cell>
            </table:table-row>
            <table:table-row>
              <table:table-cell office:value-type="string">
                <text:p>0.006075</text:p>
              </table:table-cell>
              <table:table-cell office:value-type="float" office:value="0.0004334243">
                <text:p>0.0004334243</text:p>
              </table:table-cell>
              <table:table-cell office:value-type="float" office:value="0.0208552">
                <text:p>0.0208552</text:p>
              </table:table-cell>
              <table:table-cell office:value-type="float" office:value="0.0208552">
                <text:p>0.0208552</text:p>
              </table:table-cell>
            </table:table-row>
            <table:table-row>
              <table:table-cell office:value-type="string">
                <text:p>0.006072</text:p>
              </table:table-cell>
              <table:table-cell office:value-type="float" office:value="0.0004328942">
                <text:p>0.0004328942</text:p>
              </table:table-cell>
              <table:table-cell office:value-type="float" office:value="0.0208731">
                <text:p>0.0208731</text:p>
              </table:table-cell>
              <table:table-cell office:value-type="float" office:value="0.0208731">
                <text:p>0.0208731</text:p>
              </table:table-cell>
            </table:table-row>
            <table:table-row>
              <table:table-cell office:value-type="string">
                <text:p>0.006069</text:p>
              </table:table-cell>
              <table:table-cell office:value-type="float" office:value="0.0004323652">
                <text:p>0.0004323652</text:p>
              </table:table-cell>
              <table:table-cell office:value-type="float" office:value="0.0208911">
                <text:p>0.0208911</text:p>
              </table:table-cell>
              <table:table-cell office:value-type="float" office:value="0.0208911">
                <text:p>0.0208911</text:p>
              </table:table-cell>
            </table:table-row>
            <table:table-row>
              <table:table-cell office:value-type="string">
                <text:p>0.006066</text:p>
              </table:table-cell>
              <table:table-cell office:value-type="float" office:value="0.0004318371">
                <text:p>0.0004318371</text:p>
              </table:table-cell>
              <table:table-cell office:value-type="float" office:value="0.0209093">
                <text:p>0.0209093</text:p>
              </table:table-cell>
              <table:table-cell office:value-type="float" office:value="0.0209093">
                <text:p>0.0209093</text:p>
              </table:table-cell>
            </table:table-row>
            <table:table-row>
              <table:table-cell office:value-type="string">
                <text:p>0.006063</text:p>
              </table:table-cell>
              <table:table-cell office:value-type="float" office:value="0.00043131">
                <text:p>0.00043131</text:p>
              </table:table-cell>
              <table:table-cell office:value-type="float" office:value="0.0209275">
                <text:p>0.0209275</text:p>
              </table:table-cell>
              <table:table-cell office:value-type="float" office:value="0.0209275">
                <text:p>0.0209275</text:p>
              </table:table-cell>
            </table:table-row>
            <table:table-row>
              <table:table-cell office:value-type="string">
                <text:p>0.00606</text:p>
              </table:table-cell>
              <table:table-cell office:value-type="float" office:value="0.0004307839">
                <text:p>0.0004307839</text:p>
              </table:table-cell>
              <table:table-cell office:value-type="float" office:value="0.0209459">
                <text:p>0.0209459</text:p>
              </table:table-cell>
              <table:table-cell office:value-type="float" office:value="0.0209459">
                <text:p>0.0209459</text:p>
              </table:table-cell>
            </table:table-row>
            <table:table-row>
              <table:table-cell office:value-type="string">
                <text:p>0.006057</text:p>
              </table:table-cell>
              <table:table-cell office:value-type="float" office:value="0.0004302587">
                <text:p>0.0004302587</text:p>
              </table:table-cell>
              <table:table-cell office:value-type="float" office:value="0.0209644">
                <text:p>0.0209644</text:p>
              </table:table-cell>
              <table:table-cell office:value-type="float" office:value="0.0209644">
                <text:p>0.0209644</text:p>
              </table:table-cell>
            </table:table-row>
            <table:table-row>
              <table:table-cell office:value-type="string">
                <text:p>0.006055</text:p>
              </table:table-cell>
              <table:table-cell office:value-type="float" office:value="0.0004297346">
                <text:p>0.0004297346</text:p>
              </table:table-cell>
              <table:table-cell office:value-type="float" office:value="0.020983">
                <text:p>0.020983</text:p>
              </table:table-cell>
              <table:table-cell office:value-type="float" office:value="0.020983">
                <text:p>0.020983</text:p>
              </table:table-cell>
            </table:table-row>
            <table:table-row>
              <table:table-cell office:value-type="string">
                <text:p>0.006052</text:p>
              </table:table-cell>
              <table:table-cell office:value-type="float" office:value="0.0004292114">
                <text:p>0.0004292114</text:p>
              </table:table-cell>
              <table:table-cell office:value-type="float" office:value="0.0210018">
                <text:p>0.0210018</text:p>
              </table:table-cell>
              <table:table-cell office:value-type="float" office:value="0.0210018">
                <text:p>0.0210018</text:p>
              </table:table-cell>
            </table:table-row>
            <table:table-row>
              <table:table-cell office:value-type="string">
                <text:p>0.006049</text:p>
              </table:table-cell>
              <table:table-cell office:value-type="float" office:value="0.0004286892">
                <text:p>0.0004286892</text:p>
              </table:table-cell>
              <table:table-cell office:value-type="float" office:value="0.0210206">
                <text:p>0.0210206</text:p>
              </table:table-cell>
              <table:table-cell office:value-type="float" office:value="0.0210206">
                <text:p>0.0210206</text:p>
              </table:table-cell>
            </table:table-row>
            <table:table-row>
              <table:table-cell office:value-type="string">
                <text:p>0.006046</text:p>
              </table:table-cell>
              <table:table-cell office:value-type="float" office:value="0.0004281682">
                <text:p>0.0004281682</text:p>
              </table:table-cell>
              <table:table-cell office:value-type="float" office:value="0.0210396">
                <text:p>0.0210396</text:p>
              </table:table-cell>
              <table:table-cell office:value-type="float" office:value="0.0210396">
                <text:p>0.0210396</text:p>
              </table:table-cell>
            </table:table-row>
            <table:table-row>
              <table:table-cell office:value-type="string">
                <text:p>0.006043</text:p>
              </table:table-cell>
              <table:table-cell office:value-type="float" office:value="0.000427648">
                <text:p>0.000427648</text:p>
              </table:table-cell>
              <table:table-cell office:value-type="float" office:value="0.0210586">
                <text:p>0.0210586</text:p>
              </table:table-cell>
              <table:table-cell office:value-type="float" office:value="0.0210586">
                <text:p>0.0210586</text:p>
              </table:table-cell>
            </table:table-row>
            <table:table-row>
              <table:table-cell office:value-type="string">
                <text:p>0.00604</text:p>
              </table:table-cell>
              <table:table-cell office:value-type="float" office:value="0.0004271288">
                <text:p>0.0004271288</text:p>
              </table:table-cell>
              <table:table-cell office:value-type="float" office:value="0.0210778">
                <text:p>0.0210778</text:p>
              </table:table-cell>
              <table:table-cell office:value-type="float" office:value="0.0210778">
                <text:p>0.0210778</text:p>
              </table:table-cell>
            </table:table-row>
            <table:table-row>
              <table:table-cell office:value-type="string">
                <text:p>0.006037</text:p>
              </table:table-cell>
              <table:table-cell office:value-type="float" office:value="0.0004266106">
                <text:p>0.0004266106</text:p>
              </table:table-cell>
              <table:table-cell office:value-type="float" office:value="0.0210972">
                <text:p>0.0210972</text:p>
              </table:table-cell>
              <table:table-cell office:value-type="float" office:value="0.0210972">
                <text:p>0.0210972</text:p>
              </table:table-cell>
            </table:table-row>
            <table:table-row>
              <table:table-cell office:value-type="string">
                <text:p>0.006034</text:p>
              </table:table-cell>
              <table:table-cell office:value-type="float" office:value="0.0004260934">
                <text:p>0.0004260934</text:p>
              </table:table-cell>
              <table:table-cell office:value-type="float" office:value="0.0211166">
                <text:p>0.0211166</text:p>
              </table:table-cell>
              <table:table-cell office:value-type="float" office:value="0.0211166">
                <text:p>0.0211166</text:p>
              </table:table-cell>
            </table:table-row>
            <table:table-row>
              <table:table-cell office:value-type="string">
                <text:p>0.006031</text:p>
              </table:table-cell>
              <table:table-cell office:value-type="float" office:value="0.0004255771">
                <text:p>0.0004255771</text:p>
              </table:table-cell>
              <table:table-cell office:value-type="float" office:value="0.0211361">
                <text:p>0.0211361</text:p>
              </table:table-cell>
              <table:table-cell office:value-type="float" office:value="0.0211361">
                <text:p>0.0211361</text:p>
              </table:table-cell>
            </table:table-row>
            <table:table-row>
              <table:table-cell office:value-type="string">
                <text:p>0.006028</text:p>
              </table:table-cell>
              <table:table-cell office:value-type="float" office:value="0.0004250619">
                <text:p>0.0004250619</text:p>
              </table:table-cell>
              <table:table-cell office:value-type="float" office:value="0.0211558">
                <text:p>0.0211558</text:p>
              </table:table-cell>
              <table:table-cell office:value-type="float" office:value="0.0211558">
                <text:p>0.0211558</text:p>
              </table:table-cell>
            </table:table-row>
            <table:table-row>
              <table:table-cell office:value-type="string">
                <text:p>0.006025</text:p>
              </table:table-cell>
              <table:table-cell office:value-type="float" office:value="0.0004245477">
                <text:p>0.0004245477</text:p>
              </table:table-cell>
              <table:table-cell office:value-type="float" office:value="0.0211756">
                <text:p>0.0211756</text:p>
              </table:table-cell>
              <table:table-cell office:value-type="float" office:value="0.0211756">
                <text:p>0.0211756</text:p>
              </table:table-cell>
            </table:table-row>
            <table:table-row>
              <table:table-cell office:value-type="string">
                <text:p>0.006022</text:p>
              </table:table-cell>
              <table:table-cell office:value-type="float" office:value="0.0004240344">
                <text:p>0.0004240344</text:p>
              </table:table-cell>
              <table:table-cell office:value-type="float" office:value="0.0211955">
                <text:p>0.0211955</text:p>
              </table:table-cell>
              <table:table-cell office:value-type="float" office:value="0.0211955">
                <text:p>0.0211955</text:p>
              </table:table-cell>
            </table:table-row>
            <table:table-row>
              <table:table-cell office:value-type="string">
                <text:p>0.006019</text:p>
              </table:table-cell>
              <table:table-cell office:value-type="float" office:value="0.0004235222">
                <text:p>0.0004235222</text:p>
              </table:table-cell>
              <table:table-cell office:value-type="float" office:value="0.0212155">
                <text:p>0.0212155</text:p>
              </table:table-cell>
              <table:table-cell office:value-type="float" office:value="0.0212155">
                <text:p>0.0212155</text:p>
              </table:table-cell>
            </table:table-row>
            <table:table-row>
              <table:table-cell office:value-type="string">
                <text:p>0.006017</text:p>
              </table:table-cell>
              <table:table-cell office:value-type="float" office:value="0.0004230109">
                <text:p>0.0004230109</text:p>
              </table:table-cell>
              <table:table-cell office:value-type="float" office:value="0.0212356">
                <text:p>0.0212356</text:p>
              </table:table-cell>
              <table:table-cell office:value-type="float" office:value="0.0212356">
                <text:p>0.0212356</text:p>
              </table:table-cell>
            </table:table-row>
            <table:table-row>
              <table:table-cell office:value-type="string">
                <text:p>0.006014</text:p>
              </table:table-cell>
              <table:table-cell office:value-type="float" office:value="0.0004225007">
                <text:p>0.0004225007</text:p>
              </table:table-cell>
              <table:table-cell office:value-type="float" office:value="0.0212559">
                <text:p>0.0212559</text:p>
              </table:table-cell>
              <table:table-cell office:value-type="float" office:value="0.0212559">
                <text:p>0.0212559</text:p>
              </table:table-cell>
            </table:table-row>
            <table:table-row>
              <table:table-cell office:value-type="string">
                <text:p>0.006011</text:p>
              </table:table-cell>
              <table:table-cell office:value-type="float" office:value="0.0004219914">
                <text:p>0.0004219914</text:p>
              </table:table-cell>
              <table:table-cell office:value-type="float" office:value="0.0212762">
                <text:p>0.0212762</text:p>
              </table:table-cell>
              <table:table-cell office:value-type="float" office:value="0.0212762">
                <text:p>0.0212762</text:p>
              </table:table-cell>
            </table:table-row>
            <table:table-row>
              <table:table-cell office:value-type="string">
                <text:p>0.006008</text:p>
              </table:table-cell>
              <table:table-cell office:value-type="float" office:value="0.0004214831">
                <text:p>0.0004214831</text:p>
              </table:table-cell>
              <table:table-cell office:value-type="float" office:value="0.0212967">
                <text:p>0.0212967</text:p>
              </table:table-cell>
              <table:table-cell office:value-type="float" office:value="0.0212967">
                <text:p>0.0212967</text:p>
              </table:table-cell>
            </table:table-row>
            <table:table-row>
              <table:table-cell office:value-type="string">
                <text:p>0.006005</text:p>
              </table:table-cell>
              <table:table-cell office:value-type="float" office:value="0.0004209757">
                <text:p>0.0004209757</text:p>
              </table:table-cell>
              <table:table-cell office:value-type="float" office:value="0.0213173">
                <text:p>0.0213173</text:p>
              </table:table-cell>
              <table:table-cell office:value-type="float" office:value="0.0213173">
                <text:p>0.0213173</text:p>
              </table:table-cell>
            </table:table-row>
            <table:table-row>
              <table:table-cell office:value-type="string">
                <text:p>0.006002</text:p>
              </table:table-cell>
              <table:table-cell office:value-type="float" office:value="0.0004204694">
                <text:p>0.0004204694</text:p>
              </table:table-cell>
              <table:table-cell office:value-type="float" office:value="0.0213381">
                <text:p>0.0213381</text:p>
              </table:table-cell>
              <table:table-cell office:value-type="float" office:value="0.0213381">
                <text:p>0.0213381</text:p>
              </table:table-cell>
            </table:table-row>
            <table:table-row>
              <table:table-cell office:value-type="string">
                <text:p>0.005999</text:p>
              </table:table-cell>
              <table:table-cell office:value-type="float" office:value="0.0004199641">
                <text:p>0.0004199641</text:p>
              </table:table-cell>
              <table:table-cell office:value-type="float" office:value="0.0213589">
                <text:p>0.0213589</text:p>
              </table:table-cell>
              <table:table-cell office:value-type="float" office:value="0.0213589">
                <text:p>0.0213589</text:p>
              </table:table-cell>
            </table:table-row>
            <table:table-row>
              <table:table-cell office:value-type="string">
                <text:p>0.005996</text:p>
              </table:table-cell>
              <table:table-cell office:value-type="float" office:value="0.0004194598">
                <text:p>0.0004194598</text:p>
              </table:table-cell>
              <table:table-cell office:value-type="float" office:value="0.0213798">
                <text:p>0.0213798</text:p>
              </table:table-cell>
              <table:table-cell office:value-type="float" office:value="0.0213798">
                <text:p>0.0213798</text:p>
              </table:table-cell>
            </table:table-row>
            <table:table-row>
              <table:table-cell office:value-type="string">
                <text:p>0.005993</text:p>
              </table:table-cell>
              <table:table-cell office:value-type="float" office:value="0.0004189565">
                <text:p>0.0004189565</text:p>
              </table:table-cell>
              <table:table-cell office:value-type="float" office:value="0.0214009">
                <text:p>0.0214009</text:p>
              </table:table-cell>
              <table:table-cell office:value-type="float" office:value="0.0214009">
                <text:p>0.0214009</text:p>
              </table:table-cell>
            </table:table-row>
            <table:table-row>
              <table:table-cell office:value-type="string">
                <text:p>0.00599</text:p>
              </table:table-cell>
              <table:table-cell office:value-type="float" office:value="0.0004184541">
                <text:p>0.0004184541</text:p>
              </table:table-cell>
              <table:table-cell office:value-type="float" office:value="0.0214221">
                <text:p>0.0214221</text:p>
              </table:table-cell>
              <table:table-cell office:value-type="float" office:value="0.0214221">
                <text:p>0.0214221</text:p>
              </table:table-cell>
            </table:table-row>
            <table:table-row>
              <table:table-cell office:value-type="string">
                <text:p>0.005987</text:p>
              </table:table-cell>
              <table:table-cell office:value-type="float" office:value="0.0004179527">
                <text:p>0.0004179527</text:p>
              </table:table-cell>
              <table:table-cell office:value-type="float" office:value="0.0214434">
                <text:p>0.0214434</text:p>
              </table:table-cell>
              <table:table-cell office:value-type="float" office:value="0.0214434">
                <text:p>0.0214434</text:p>
              </table:table-cell>
            </table:table-row>
            <table:table-row>
              <table:table-cell office:value-type="string">
                <text:p>0.005984</text:p>
              </table:table-cell>
              <table:table-cell office:value-type="float" office:value="0.0004174522">
                <text:p>0.0004174522</text:p>
              </table:table-cell>
              <table:table-cell office:value-type="float" office:value="0.0214648">
                <text:p>0.0214648</text:p>
              </table:table-cell>
              <table:table-cell office:value-type="float" office:value="0.0214648">
                <text:p>0.0214648</text:p>
              </table:table-cell>
            </table:table-row>
            <table:table-row>
              <table:table-cell office:value-type="string">
                <text:p>0.005981</text:p>
              </table:table-cell>
              <table:table-cell office:value-type="float" office:value="0.0004169525">
                <text:p>0.0004169525</text:p>
              </table:table-cell>
              <table:table-cell office:value-type="float" office:value="0.0214863">
                <text:p>0.0214863</text:p>
              </table:table-cell>
              <table:table-cell office:value-type="float" office:value="0.0214863">
                <text:p>0.0214863</text:p>
              </table:table-cell>
            </table:table-row>
            <table:table-row>
              <table:table-cell office:value-type="string">
                <text:p>0.005979</text:p>
              </table:table-cell>
              <table:table-cell office:value-type="float" office:value="0.0004164538">
                <text:p>0.0004164538</text:p>
              </table:table-cell>
              <table:table-cell office:value-type="float" office:value="0.021508">
                <text:p>0.021508</text:p>
              </table:table-cell>
              <table:table-cell office:value-type="float" office:value="0.021508">
                <text:p>0.021508</text:p>
              </table:table-cell>
            </table:table-row>
            <table:table-row>
              <table:table-cell office:value-type="string">
                <text:p>0.005976</text:p>
              </table:table-cell>
              <table:table-cell office:value-type="float" office:value="0.0004159559">
                <text:p>0.0004159559</text:p>
              </table:table-cell>
              <table:table-cell office:value-type="float" office:value="0.0215298">
                <text:p>0.0215298</text:p>
              </table:table-cell>
              <table:table-cell office:value-type="float" office:value="0.0215298">
                <text:p>0.0215298</text:p>
              </table:table-cell>
            </table:table-row>
            <table:table-row>
              <table:table-cell office:value-type="string">
                <text:p>0.005973</text:p>
              </table:table-cell>
              <table:table-cell office:value-type="float" office:value="0.0004154589">
                <text:p>0.0004154589</text:p>
              </table:table-cell>
              <table:table-cell office:value-type="float" office:value="0.0215516">
                <text:p>0.0215516</text:p>
              </table:table-cell>
              <table:table-cell office:value-type="float" office:value="0.0215516">
                <text:p>0.0215516</text:p>
              </table:table-cell>
            </table:table-row>
            <table:table-row>
              <table:table-cell office:value-type="string">
                <text:p>0.00597</text:p>
              </table:table-cell>
              <table:table-cell office:value-type="float" office:value="0.0004149628">
                <text:p>0.0004149628</text:p>
              </table:table-cell>
              <table:table-cell office:value-type="float" office:value="0.0215736">
                <text:p>0.0215736</text:p>
              </table:table-cell>
              <table:table-cell office:value-type="float" office:value="0.0215736">
                <text:p>0.0215736</text:p>
              </table:table-cell>
            </table:table-row>
            <table:table-row>
              <table:table-cell office:value-type="string">
                <text:p>0.005967</text:p>
              </table:table-cell>
              <table:table-cell office:value-type="float" office:value="0.0004144675">
                <text:p>0.0004144675</text:p>
              </table:table-cell>
              <table:table-cell office:value-type="float" office:value="0.0215958">
                <text:p>0.0215958</text:p>
              </table:table-cell>
              <table:table-cell office:value-type="float" office:value="0.0215958">
                <text:p>0.0215958</text:p>
              </table:table-cell>
            </table:table-row>
            <table:table-row>
              <table:table-cell office:value-type="string">
                <text:p>0.005964</text:p>
              </table:table-cell>
              <table:table-cell office:value-type="float" office:value="0.0004139731">
                <text:p>0.0004139731</text:p>
              </table:table-cell>
              <table:table-cell office:value-type="float" office:value="0.021618">
                <text:p>0.021618</text:p>
              </table:table-cell>
              <table:table-cell office:value-type="float" office:value="0.021618">
                <text:p>0.021618</text:p>
              </table:table-cell>
            </table:table-row>
            <table:table-row>
              <table:table-cell office:value-type="string">
                <text:p>0.005961</text:p>
              </table:table-cell>
              <table:table-cell office:value-type="float" office:value="0.0004134796">
                <text:p>0.0004134796</text:p>
              </table:table-cell>
              <table:table-cell office:value-type="float" office:value="0.0216141">
                <text:p>0.0216141</text:p>
              </table:table-cell>
              <table:table-cell office:value-type="float" office:value="0.0216403">
                <text:p>0.0216403</text:p>
              </table:table-cell>
            </table:table-row>
            <table:table-row>
              <table:table-cell office:value-type="string">
                <text:p>0.005958</text:p>
              </table:table-cell>
              <table:table-cell office:value-type="float" office:value="0.0004129869">
                <text:p>0.0004129869</text:p>
              </table:table-cell>
              <table:table-cell office:value-type="float" office:value="0.0216628">
                <text:p>0.0216628</text:p>
              </table:table-cell>
              <table:table-cell office:value-type="float" office:value="0.0216628">
                <text:p>0.0216628</text:p>
              </table:table-cell>
            </table:table-row>
            <table:table-row>
              <table:table-cell office:value-type="string">
                <text:p>0.005955</text:p>
              </table:table-cell>
              <table:table-cell office:value-type="float" office:value="0.0004124951">
                <text:p>0.0004124951</text:p>
              </table:table-cell>
              <table:table-cell office:value-type="float" office:value="0.0216014">
                <text:p>0.0216014</text:p>
              </table:table-cell>
              <table:table-cell office:value-type="float" office:value="0.0216854">
                <text:p>0.0216854</text:p>
              </table:table-cell>
            </table:table-row>
            <table:table-row>
              <table:table-cell office:value-type="string">
                <text:p>0.005952</text:p>
              </table:table-cell>
              <table:table-cell office:value-type="float" office:value="0.0004120042">
                <text:p>0.0004120042</text:p>
              </table:table-cell>
              <table:table-cell office:value-type="float" office:value="0.0215951">
                <text:p>0.0215951</text:p>
              </table:table-cell>
              <table:table-cell office:value-type="float" office:value="0.0229345">
                <text:p>0.0229345</text:p>
              </table:table-cell>
            </table:table-row>
            <table:table-row>
              <table:table-cell office:value-type="string">
                <text:p>0.005949</text:p>
              </table:table-cell>
              <table:table-cell office:value-type="float" office:value="0.0004115141">
                <text:p>0.0004115141</text:p>
              </table:table-cell>
              <table:table-cell office:value-type="float" office:value="0.0215888">
                <text:p>0.0215888</text:p>
              </table:table-cell>
              <table:table-cell office:value-type="float" office:value="0.0217309">
                <text:p>0.0217309</text:p>
              </table:table-cell>
            </table:table-row>
            <table:table-row>
              <table:table-cell office:value-type="string">
                <text:p>0.005946</text:p>
              </table:table-cell>
              <table:table-cell office:value-type="float" office:value="0.0004110251">
                <text:p>0.0004110251</text:p>
              </table:table-cell>
              <table:table-cell office:value-type="float" office:value="0.0215826">
                <text:p>0.0215826</text:p>
              </table:table-cell>
              <table:table-cell office:value-type="float" office:value="0.0217539">
                <text:p>0.0217539</text:p>
              </table:table-cell>
            </table:table-row>
            <table:table-row>
              <table:table-cell office:value-type="string">
                <text:p>0.005943</text:p>
              </table:table-cell>
              <table:table-cell office:value-type="float" office:value="0.0004105368">
                <text:p>0.0004105368</text:p>
              </table:table-cell>
              <table:table-cell office:value-type="float" office:value="0.0215765">
                <text:p>0.0215765</text:p>
              </table:table-cell>
              <table:table-cell office:value-type="float" office:value="0.0217769">
                <text:p>0.0217769</text:p>
              </table:table-cell>
            </table:table-row>
            <table:table-row>
              <table:table-cell office:value-type="string">
                <text:p>0.005941</text:p>
              </table:table-cell>
              <table:table-cell office:value-type="float" office:value="0.0004100493">
                <text:p>0.0004100493</text:p>
              </table:table-cell>
              <table:table-cell office:value-type="float" office:value="0.0215704">
                <text:p>0.0215704</text:p>
              </table:table-cell>
              <table:table-cell office:value-type="float" office:value="0.0229242">
                <text:p>0.0229242</text:p>
              </table:table-cell>
            </table:table-row>
            <table:table-row>
              <table:table-cell office:value-type="string">
                <text:p>0.005938</text:p>
              </table:table-cell>
              <table:table-cell office:value-type="float" office:value="0.0004095628">
                <text:p>0.0004095628</text:p>
              </table:table-cell>
              <table:table-cell office:value-type="float" office:value="0.0215643">
                <text:p>0.0215643</text:p>
              </table:table-cell>
              <table:table-cell office:value-type="float" office:value="0.0218234">
                <text:p>0.0218234</text:p>
              </table:table-cell>
            </table:table-row>
            <table:table-row>
              <table:table-cell office:value-type="string">
                <text:p>0.005935</text:p>
              </table:table-cell>
              <table:table-cell office:value-type="float" office:value="0.0004090771">
                <text:p>0.0004090771</text:p>
              </table:table-cell>
              <table:table-cell office:value-type="float" office:value="0.0215582">
                <text:p>0.0215582</text:p>
              </table:table-cell>
              <table:table-cell office:value-type="float" office:value="0.0218468">
                <text:p>0.0218468</text:p>
              </table:table-cell>
            </table:table-row>
            <table:table-row>
              <table:table-cell office:value-type="string">
                <text:p>0.005932</text:p>
              </table:table-cell>
              <table:table-cell office:value-type="float" office:value="0.0004085923">
                <text:p>0.0004085923</text:p>
              </table:table-cell>
              <table:table-cell office:value-type="float" office:value="0.0215522">
                <text:p>0.0215522</text:p>
              </table:table-cell>
              <table:table-cell office:value-type="float" office:value="0.0218703">
                <text:p>0.0218703</text:p>
              </table:table-cell>
            </table:table-row>
            <table:table-row>
              <table:table-cell office:value-type="string">
                <text:p>0.005929</text:p>
              </table:table-cell>
              <table:table-cell office:value-type="float" office:value="0.0004081084">
                <text:p>0.0004081084</text:p>
              </table:table-cell>
              <table:table-cell office:value-type="float" office:value="0.0215463">
                <text:p>0.0215463</text:p>
              </table:table-cell>
              <table:table-cell office:value-type="float" office:value="0.0218939">
                <text:p>0.0218939</text:p>
              </table:table-cell>
            </table:table-row>
            <table:table-row>
              <table:table-cell office:value-type="string">
                <text:p>0.005926</text:p>
              </table:table-cell>
              <table:table-cell office:value-type="float" office:value="0.0004076253">
                <text:p>0.0004076253</text:p>
              </table:table-cell>
              <table:table-cell office:value-type="float" office:value="0.0215404">
                <text:p>0.0215404</text:p>
              </table:table-cell>
              <table:table-cell office:value-type="float" office:value="0.0229123">
                <text:p>0.0229123</text:p>
              </table:table-cell>
            </table:table-row>
            <table:table-row>
              <table:table-cell office:value-type="string">
                <text:p>0.005923</text:p>
              </table:table-cell>
              <table:table-cell office:value-type="float" office:value="0.0004071432">
                <text:p>0.0004071432</text:p>
              </table:table-cell>
              <table:table-cell office:value-type="float" office:value="0.0215345">
                <text:p>0.0215345</text:p>
              </table:table-cell>
              <table:table-cell office:value-type="float" office:value="0.0219416">
                <text:p>0.0219416</text:p>
              </table:table-cell>
            </table:table-row>
            <table:table-row>
              <table:table-cell office:value-type="string">
                <text:p>0.00592</text:p>
              </table:table-cell>
              <table:table-cell office:value-type="float" office:value="0.0004066619">
                <text:p>0.0004066619</text:p>
              </table:table-cell>
              <table:table-cell office:value-type="float" office:value="0.0215287">
                <text:p>0.0215287</text:p>
              </table:table-cell>
              <table:table-cell office:value-type="float" office:value="0.0219655">
                <text:p>0.0219655</text:p>
              </table:table-cell>
            </table:table-row>
            <table:table-row>
              <table:table-cell office:value-type="string">
                <text:p>0.005917</text:p>
              </table:table-cell>
              <table:table-cell office:value-type="float" office:value="0.0004061814">
                <text:p>0.0004061814</text:p>
              </table:table-cell>
              <table:table-cell office:value-type="float" office:value="0.0215229">
                <text:p>0.0215229</text:p>
              </table:table-cell>
              <table:table-cell office:value-type="float" office:value="0.0219896">
                <text:p>0.0219896</text:p>
              </table:table-cell>
            </table:table-row>
            <table:table-row>
              <table:table-cell office:value-type="string">
                <text:p>0.005914</text:p>
              </table:table-cell>
              <table:table-cell office:value-type="float" office:value="0.0004057019">
                <text:p>0.0004057019</text:p>
              </table:table-cell>
              <table:table-cell office:value-type="float" office:value="0.0215172">
                <text:p>0.0215172</text:p>
              </table:table-cell>
              <table:table-cell office:value-type="float" office:value="0.0220139">
                <text:p>0.0220139</text:p>
              </table:table-cell>
            </table:table-row>
            <table:table-row>
              <table:table-cell office:value-type="string">
                <text:p>0.005911</text:p>
              </table:table-cell>
              <table:table-cell office:value-type="float" office:value="0.0004052232">
                <text:p>0.0004052232</text:p>
              </table:table-cell>
              <table:table-cell office:value-type="float" office:value="0.0215115">
                <text:p>0.0215115</text:p>
              </table:table-cell>
              <table:table-cell office:value-type="float" office:value="0.0220382">
                <text:p>0.0220382</text:p>
              </table:table-cell>
            </table:table-row>
            <table:table-row>
              <table:table-cell office:value-type="string">
                <text:p>0.005908</text:p>
              </table:table-cell>
              <table:table-cell office:value-type="float" office:value="0.0004047453">
                <text:p>0.0004047453</text:p>
              </table:table-cell>
              <table:table-cell office:value-type="float" office:value="0.0215058">
                <text:p>0.0215058</text:p>
              </table:table-cell>
              <table:table-cell office:value-type="float" office:value="0.0220627">
                <text:p>0.0220627</text:p>
              </table:table-cell>
            </table:table-row>
            <table:table-row>
              <table:table-cell office:value-type="string">
                <text:p>0.005905</text:p>
              </table:table-cell>
              <table:table-cell office:value-type="float" office:value="0.0004042684">
                <text:p>0.0004042684</text:p>
              </table:table-cell>
              <table:table-cell office:value-type="float" office:value="0.0215002">
                <text:p>0.0215002</text:p>
              </table:table-cell>
              <table:table-cell office:value-type="float" office:value="0.0220872">
                <text:p>0.0220872</text:p>
              </table:table-cell>
            </table:table-row>
            <table:table-row>
              <table:table-cell office:value-type="string">
                <text:p>0.005903</text:p>
              </table:table-cell>
              <table:table-cell office:value-type="float" office:value="0.0004037923">
                <text:p>0.0004037923</text:p>
              </table:table-cell>
              <table:table-cell office:value-type="float" office:value="0.0214946">
                <text:p>0.0214946</text:p>
              </table:table-cell>
              <table:table-cell office:value-type="float" office:value="0.0221119">
                <text:p>0.0221119</text:p>
              </table:table-cell>
            </table:table-row>
            <table:table-row>
              <table:table-cell office:value-type="string">
                <text:p>0.0059</text:p>
              </table:table-cell>
              <table:table-cell office:value-type="float" office:value="0.0004033171">
                <text:p>0.0004033171</text:p>
              </table:table-cell>
              <table:table-cell office:value-type="float" office:value="0.0221367">
                <text:p>0.0221367</text:p>
              </table:table-cell>
              <table:table-cell office:value-type="float" office:value="0.0221367">
                <text:p>0.0221367</text:p>
              </table:table-cell>
            </table:table-row>
            <table:table-row>
              <table:table-cell office:value-type="string">
                <text:p>0.005897</text:p>
              </table:table-cell>
              <table:table-cell office:value-type="float" office:value="0.0004028428">
                <text:p>0.0004028428</text:p>
              </table:table-cell>
              <table:table-cell office:value-type="float" office:value="0.0214836">
                <text:p>0.0214836</text:p>
              </table:table-cell>
              <table:table-cell office:value-type="float" office:value="0.0221616">
                <text:p>0.0221616</text:p>
              </table:table-cell>
            </table:table-row>
            <table:table-row>
              <table:table-cell office:value-type="string">
                <text:p>0.005894</text:p>
              </table:table-cell>
              <table:table-cell office:value-type="float" office:value="0.0004023694">
                <text:p>0.0004023694</text:p>
              </table:table-cell>
              <table:table-cell office:value-type="float" office:value="0.0214781">
                <text:p>0.0214781</text:p>
              </table:table-cell>
              <table:table-cell office:value-type="float" office:value="0.0228904">
                <text:p>0.0228904</text:p>
              </table:table-cell>
            </table:table-row>
            <table:table-row>
              <table:table-cell office:value-type="string">
                <text:p>0.005891</text:p>
              </table:table-cell>
              <table:table-cell office:value-type="float" office:value="0.0004018968">
                <text:p>0.0004018968</text:p>
              </table:table-cell>
              <table:table-cell office:value-type="float" office:value="0.0214727">
                <text:p>0.0214727</text:p>
              </table:table-cell>
              <table:table-cell office:value-type="float" office:value="0.0222118">
                <text:p>0.0222118</text:p>
              </table:table-cell>
            </table:table-row>
            <table:table-row>
              <table:table-cell office:value-type="string">
                <text:p>0.005888</text:p>
              </table:table-cell>
              <table:table-cell office:value-type="float" office:value="0.0004014251">
                <text:p>0.0004014251</text:p>
              </table:table-cell>
              <table:table-cell office:value-type="float" office:value="0.0214674">
                <text:p>0.0214674</text:p>
              </table:table-cell>
              <table:table-cell office:value-type="float" office:value="0.0222371">
                <text:p>0.0222371</text:p>
              </table:table-cell>
            </table:table-row>
            <table:table-row>
              <table:table-cell office:value-type="string">
                <text:p>0.005885</text:p>
              </table:table-cell>
              <table:table-cell office:value-type="float" office:value="0.0004009542">
                <text:p>0.0004009542</text:p>
              </table:table-cell>
              <table:table-cell office:value-type="float" office:value="0.021462">
                <text:p>0.021462</text:p>
              </table:table-cell>
              <table:table-cell office:value-type="float" office:value="0.0222625">
                <text:p>0.0222625</text:p>
              </table:table-cell>
            </table:table-row>
            <table:table-row>
              <table:table-cell office:value-type="string">
                <text:p>0.005882</text:p>
              </table:table-cell>
              <table:table-cell office:value-type="float" office:value="0.0004004843">
                <text:p>0.0004004843</text:p>
              </table:table-cell>
              <table:table-cell office:value-type="float" office:value="0.0214568">
                <text:p>0.0214568</text:p>
              </table:table-cell>
              <table:table-cell office:value-type="float" office:value="0.022288">
                <text:p>0.022288</text:p>
              </table:table-cell>
            </table:table-row>
            <table:table-row>
              <table:table-cell office:value-type="string">
                <text:p>0.005879</text:p>
              </table:table-cell>
              <table:table-cell office:value-type="float" office:value="0.0004000152">
                <text:p>0.0004000152</text:p>
              </table:table-cell>
              <table:table-cell office:value-type="float" office:value="0.0223136">
                <text:p>0.0223136</text:p>
              </table:table-cell>
              <table:table-cell office:value-type="float" office:value="0.0223136">
                <text:p>0.0223136</text:p>
              </table:table-cell>
            </table:table-row>
            <table:table-row>
              <table:table-cell office:value-type="string">
                <text:p>0.005876</text:p>
              </table:table-cell>
              <table:table-cell office:value-type="float" office:value="0.0003995469">
                <text:p>0.0003995469</text:p>
              </table:table-cell>
              <table:table-cell office:value-type="float" office:value="0.0214463">
                <text:p>0.0214463</text:p>
              </table:table-cell>
              <table:table-cell office:value-type="float" office:value="0.0223394">
                <text:p>0.0223394</text:p>
              </table:table-cell>
            </table:table-row>
            <table:table-row>
              <table:table-cell office:value-type="string">
                <text:p>0.005873</text:p>
              </table:table-cell>
              <table:table-cell office:value-type="float" office:value="0.0003990797">
                <text:p>0.0003990797</text:p>
              </table:table-cell>
              <table:table-cell office:value-type="float" office:value="0.0214412">
                <text:p>0.0214412</text:p>
              </table:table-cell>
              <table:table-cell office:value-type="float" office:value="0.0223652">
                <text:p>0.0223652</text:p>
              </table:table-cell>
            </table:table-row>
            <table:table-row>
              <table:table-cell office:value-type="string">
                <text:p>0.00587</text:p>
              </table:table-cell>
              <table:table-cell office:value-type="float" office:value="0.0003986132">
                <text:p>0.0003986132</text:p>
              </table:table-cell>
              <table:table-cell office:value-type="float" office:value="0.0214361">
                <text:p>0.0214361</text:p>
              </table:table-cell>
              <table:table-cell office:value-type="float" office:value="0.0223912">
                <text:p>0.0223912</text:p>
              </table:table-cell>
            </table:table-row>
            <table:table-row>
              <table:table-cell office:value-type="string">
                <text:p>0.005867</text:p>
              </table:table-cell>
              <table:table-cell office:value-type="float" office:value="0.0003981476">
                <text:p>0.0003981476</text:p>
              </table:table-cell>
              <table:table-cell office:value-type="float" office:value="0.021431">
                <text:p>0.021431</text:p>
              </table:table-cell>
              <table:table-cell office:value-type="float" office:value="0.0224173">
                <text:p>0.0224173</text:p>
              </table:table-cell>
            </table:table-row>
            <table:table-row>
              <table:table-cell office:value-type="string">
                <text:p>0.005865</text:p>
              </table:table-cell>
              <table:table-cell office:value-type="float" office:value="0.0003976829">
                <text:p>0.0003976829</text:p>
              </table:table-cell>
              <table:table-cell office:value-type="float" office:value="0.021426">
                <text:p>0.021426</text:p>
              </table:table-cell>
              <table:table-cell office:value-type="float" office:value="0.0224435">
                <text:p>0.0224435</text:p>
              </table:table-cell>
            </table:table-row>
            <table:table-row>
              <table:table-cell office:value-type="string">
                <text:p>0.005862</text:p>
              </table:table-cell>
              <table:table-cell office:value-type="float" office:value="0.000397219">
                <text:p>0.000397219</text:p>
              </table:table-cell>
              <table:table-cell office:value-type="float" office:value="0.021421">
                <text:p>0.021421</text:p>
              </table:table-cell>
              <table:table-cell office:value-type="float" office:value="0.0224698">
                <text:p>0.0224698</text:p>
              </table:table-cell>
            </table:table-row>
            <table:table-row>
              <table:table-cell office:value-type="string">
                <text:p>0.005859</text:p>
              </table:table-cell>
              <table:table-cell office:value-type="float" office:value="0.000396756">
                <text:p>0.000396756</text:p>
              </table:table-cell>
              <table:table-cell office:value-type="float" office:value="0.021416">
                <text:p>0.021416</text:p>
              </table:table-cell>
              <table:table-cell office:value-type="float" office:value="0.0224963">
                <text:p>0.0224963</text:p>
              </table:table-cell>
            </table:table-row>
            <table:table-row>
              <table:table-cell office:value-type="string">
                <text:p>0.005856</text:p>
              </table:table-cell>
              <table:table-cell office:value-type="float" office:value="0.0003962939">
                <text:p>0.0003962939</text:p>
              </table:table-cell>
              <table:table-cell office:value-type="float" office:value="0.0214111">
                <text:p>0.0214111</text:p>
              </table:table-cell>
              <table:table-cell office:value-type="float" office:value="0.0225228">
                <text:p>0.0225228</text:p>
              </table:table-cell>
            </table:table-row>
            <table:table-row>
              <table:table-cell office:value-type="string">
                <text:p>0.005853</text:p>
              </table:table-cell>
              <table:table-cell office:value-type="float" office:value="0.0003958326">
                <text:p>0.0003958326</text:p>
              </table:table-cell>
              <table:table-cell office:value-type="float" office:value="0.0214062">
                <text:p>0.0214062</text:p>
              </table:table-cell>
              <table:table-cell office:value-type="float" office:value="0.0225495">
                <text:p>0.0225495</text:p>
              </table:table-cell>
            </table:table-row>
            <table:table-row>
              <table:table-cell office:value-type="string">
                <text:p>0.00585</text:p>
              </table:table-cell>
              <table:table-cell office:value-type="float" office:value="0.0003953723">
                <text:p>0.0003953723</text:p>
              </table:table-cell>
              <table:table-cell office:value-type="float" office:value="0.0214014">
                <text:p>0.0214014</text:p>
              </table:table-cell>
              <table:table-cell office:value-type="float" office:value="0.0225763">
                <text:p>0.0225763</text:p>
              </table:table-cell>
            </table:table-row>
            <table:table-row>
              <table:table-cell office:value-type="string">
                <text:p>0.005847</text:p>
              </table:table-cell>
              <table:table-cell office:value-type="float" office:value="0.0003949129">
                <text:p>0.0003949129</text:p>
              </table:table-cell>
              <table:table-cell office:value-type="float" office:value="0.0213967">
                <text:p>0.0213967</text:p>
              </table:table-cell>
              <table:table-cell office:value-type="float" office:value="0.0228686">
                <text:p>0.0228686</text:p>
              </table:table-cell>
            </table:table-row>
            <table:table-row>
              <table:table-cell office:value-type="string">
                <text:p>0.005844</text:p>
              </table:table-cell>
              <table:table-cell office:value-type="float" office:value="0.0003944542">
                <text:p>0.0003944542</text:p>
              </table:table-cell>
              <table:table-cell office:value-type="float" office:value="0.0213919">
                <text:p>0.0213919</text:p>
              </table:table-cell>
              <table:table-cell office:value-type="float" office:value="0.0226302">
                <text:p>0.0226302</text:p>
              </table:table-cell>
            </table:table-row>
            <table:table-row>
              <table:table-cell office:value-type="string">
                <text:p>0.005841</text:p>
              </table:table-cell>
              <table:table-cell office:value-type="float" office:value="0.0003939965">
                <text:p>0.0003939965</text:p>
              </table:table-cell>
              <table:table-cell office:value-type="float" office:value="0.0213872">
                <text:p>0.0213872</text:p>
              </table:table-cell>
              <table:table-cell office:value-type="float" office:value="0.0226574">
                <text:p>0.0226574</text:p>
              </table:table-cell>
            </table:table-row>
            <table:table-row>
              <table:table-cell office:value-type="string">
                <text:p>0.005838</text:p>
              </table:table-cell>
              <table:table-cell office:value-type="float" office:value="0.0003935396">
                <text:p>0.0003935396</text:p>
              </table:table-cell>
              <table:table-cell office:value-type="float" office:value="0.0226846">
                <text:p>0.0226846</text:p>
              </table:table-cell>
              <table:table-cell office:value-type="float" office:value="0.0226846">
                <text:p>0.0226846</text:p>
              </table:table-cell>
            </table:table-row>
            <table:table-row>
              <table:table-cell office:value-type="string">
                <text:p>0.005835</text:p>
              </table:table-cell>
              <table:table-cell office:value-type="float" office:value="0.0003930835">
                <text:p>0.0003930835</text:p>
              </table:table-cell>
              <table:table-cell office:value-type="float" office:value="0.021378">
                <text:p>0.021378</text:p>
              </table:table-cell>
              <table:table-cell office:value-type="float" office:value="0.022712">
                <text:p>0.022712</text:p>
              </table:table-cell>
            </table:table-row>
            <table:table-row>
              <table:table-cell office:value-type="string">
                <text:p>0.005832</text:p>
              </table:table-cell>
              <table:table-cell office:value-type="float" office:value="0.0003926282">
                <text:p>0.0003926282</text:p>
              </table:table-cell>
              <table:table-cell office:value-type="float" office:value="0.0213734">
                <text:p>0.0213734</text:p>
              </table:table-cell>
              <table:table-cell office:value-type="float" office:value="0.0227395">
                <text:p>0.0227395</text:p>
              </table:table-cell>
            </table:table-row>
            <table:table-row>
              <table:table-cell office:value-type="string">
                <text:p>0.005829</text:p>
              </table:table-cell>
              <table:table-cell office:value-type="float" office:value="0.0003921738">
                <text:p>0.0003921738</text:p>
              </table:table-cell>
              <table:table-cell office:value-type="float" office:value="0.0213689">
                <text:p>0.0213689</text:p>
              </table:table-cell>
              <table:table-cell office:value-type="float" office:value="0.0227671">
                <text:p>0.0227671</text:p>
              </table:table-cell>
            </table:table-row>
            <table:table-row>
              <table:table-cell office:value-type="string">
                <text:p>0.005827</text:p>
              </table:table-cell>
              <table:table-cell office:value-type="float" office:value="0.0003917202">
                <text:p>0.0003917202</text:p>
              </table:table-cell>
              <table:table-cell office:value-type="float" office:value="0.0213644">
                <text:p>0.0213644</text:p>
              </table:table-cell>
              <table:table-cell office:value-type="float" office:value="0.0227948">
                <text:p>0.0227948</text:p>
              </table:table-cell>
            </table:table-row>
            <table:table-row>
              <table:table-cell office:value-type="string">
                <text:p>0.005824</text:p>
              </table:table-cell>
              <table:table-cell office:value-type="float" office:value="0.0003912675">
                <text:p>0.0003912675</text:p>
              </table:table-cell>
              <table:table-cell office:value-type="float" office:value="0.0213599">
                <text:p>0.0213599</text:p>
              </table:table-cell>
              <table:table-cell office:value-type="float" office:value="0.0228227">
                <text:p>0.0228227</text:p>
              </table:table-cell>
            </table:table-row>
            <table:table-row>
              <table:table-cell office:value-type="string">
                <text:p>0.005821</text:p>
              </table:table-cell>
              <table:table-cell office:value-type="float" office:value="0.0003908156">
                <text:p>0.0003908156</text:p>
              </table:table-cell>
              <table:table-cell office:value-type="float" office:value="0.0213555">
                <text:p>0.0213555</text:p>
              </table:table-cell>
              <table:table-cell office:value-type="float" office:value="0.0228506">
                <text:p>0.0228506</text:p>
              </table:table-cell>
            </table:table-row>
            <table:table-row>
              <table:table-cell office:value-type="string">
                <text:p>0.005818</text:p>
              </table:table-cell>
              <table:table-cell office:value-type="float" office:value="0.0003903645">
                <text:p>0.0003903645</text:p>
              </table:table-cell>
              <table:table-cell office:value-type="float" office:value="0.0213512">
                <text:p>0.0213512</text:p>
              </table:table-cell>
              <table:table-cell office:value-type="float" office:value="0.0228611">
                <text:p>0.0228611</text:p>
              </table:table-cell>
            </table:table-row>
            <table:table-row>
              <table:table-cell office:value-type="string">
                <text:p>0.005815</text:p>
              </table:table-cell>
              <table:table-cell office:value-type="float" office:value="0.0003899143">
                <text:p>0.0003899143</text:p>
              </table:table-cell>
              <table:table-cell office:value-type="float" office:value="0.0213334">
                <text:p>0.0213334</text:p>
              </table:table-cell>
              <table:table-cell office:value-type="float" office:value="0.0228606">
                <text:p>0.0228606</text:p>
              </table:table-cell>
            </table:table-row>
            <table:table-row>
              <table:table-cell office:value-type="string">
                <text:p>0.005812</text:p>
              </table:table-cell>
              <table:table-cell office:value-type="float" office:value="0.0003894648">
                <text:p>0.0003894648</text:p>
              </table:table-cell>
              <table:table-cell office:value-type="float" office:value="0.0213426">
                <text:p>0.0213426</text:p>
              </table:table-cell>
              <table:table-cell office:value-type="float" office:value="0.0228602">
                <text:p>0.0228602</text:p>
              </table:table-cell>
            </table:table-row>
            <table:table-row>
              <table:table-cell office:value-type="string">
                <text:p>0.005809</text:p>
              </table:table-cell>
              <table:table-cell office:value-type="float" office:value="0.0003890162">
                <text:p>0.0003890162</text:p>
              </table:table-cell>
              <table:table-cell office:value-type="float" office:value="0.0213384">
                <text:p>0.0213384</text:p>
              </table:table-cell>
              <table:table-cell office:value-type="float" office:value="0.0228598">
                <text:p>0.0228598</text:p>
              </table:table-cell>
            </table:table-row>
            <table:table-row>
              <table:table-cell office:value-type="string">
                <text:p>0.005806</text:p>
              </table:table-cell>
              <table:table-cell office:value-type="float" office:value="0.0003885685">
                <text:p>0.0003885685</text:p>
              </table:table-cell>
              <table:table-cell office:value-type="float" office:value="0.0212545">
                <text:p>0.0212545</text:p>
              </table:table-cell>
              <table:table-cell office:value-type="float" office:value="0.0228594">
                <text:p>0.0228594</text:p>
              </table:table-cell>
            </table:table-row>
            <table:table-row>
              <table:table-cell office:value-type="string">
                <text:p>0.005803</text:p>
              </table:table-cell>
              <table:table-cell office:value-type="float" office:value="0.0003881215">
                <text:p>0.0003881215</text:p>
              </table:table-cell>
              <table:table-cell office:value-type="float" office:value="0.02133">
                <text:p>0.02133</text:p>
              </table:table-cell>
              <table:table-cell office:value-type="float" office:value="0.0228591">
                <text:p>0.0228591</text:p>
              </table:table-cell>
            </table:table-row>
            <table:table-row>
              <table:table-cell office:value-type="string">
                <text:p>0.0058</text:p>
              </table:table-cell>
              <table:table-cell office:value-type="float" office:value="0.0003876755">
                <text:p>0.0003876755</text:p>
              </table:table-cell>
              <table:table-cell office:value-type="float" office:value="0.0212058">
                <text:p>0.0212058</text:p>
              </table:table-cell>
              <table:table-cell office:value-type="float" office:value="0.0228589">
                <text:p>0.0228589</text:p>
              </table:table-cell>
            </table:table-row>
            <table:table-row>
              <table:table-cell office:value-type="string">
                <text:p>0.005797</text:p>
              </table:table-cell>
              <table:table-cell office:value-type="float" office:value="0.0003872303">
                <text:p>0.0003872303</text:p>
              </table:table-cell>
              <table:table-cell office:value-type="float" office:value="0.0213219">
                <text:p>0.0213219</text:p>
              </table:table-cell>
              <table:table-cell office:value-type="float" office:value="0.0228586">
                <text:p>0.0228586</text:p>
              </table:table-cell>
            </table:table-row>
            <table:table-row>
              <table:table-cell office:value-type="string">
                <text:p>0.005794</text:p>
              </table:table-cell>
              <table:table-cell office:value-type="float" office:value="0.0003867858">
                <text:p>0.0003867858</text:p>
              </table:table-cell>
              <table:table-cell office:value-type="float" office:value="0.0213178">
                <text:p>0.0213178</text:p>
              </table:table-cell>
              <table:table-cell office:value-type="float" office:value="0.0228585">
                <text:p>0.0228585</text:p>
              </table:table-cell>
            </table:table-row>
            <table:table-row>
              <table:table-cell office:value-type="string">
                <text:p>0.005791</text:p>
              </table:table-cell>
              <table:table-cell office:value-type="float" office:value="0.0003863422">
                <text:p>0.0003863422</text:p>
              </table:table-cell>
              <table:table-cell office:value-type="float" office:value="0.0211387">
                <text:p>0.0211387</text:p>
              </table:table-cell>
              <table:table-cell office:value-type="float" office:value="0.0228583">
                <text:p>0.0228583</text:p>
              </table:table-cell>
            </table:table-row>
            <table:table-row>
              <table:table-cell office:value-type="string">
                <text:p>0.005789</text:p>
              </table:table-cell>
              <table:table-cell office:value-type="float" office:value="0.0003858995">
                <text:p>0.0003858995</text:p>
              </table:table-cell>
              <table:table-cell office:value-type="float" office:value="0.0213099">
                <text:p>0.0213099</text:p>
              </table:table-cell>
              <table:table-cell office:value-type="float" office:value="0.0228583">
                <text:p>0.0228583</text:p>
              </table:table-cell>
            </table:table-row>
            <table:table-row>
              <table:table-cell office:value-type="string">
                <text:p>0.005786</text:p>
              </table:table-cell>
              <table:table-cell office:value-type="float" office:value="0.0003854575">
                <text:p>0.0003854575</text:p>
              </table:table-cell>
              <table:table-cell office:value-type="float" office:value="0.0210979">
                <text:p>0.0210979</text:p>
              </table:table-cell>
              <table:table-cell office:value-type="float" office:value="0.0228582">
                <text:p>0.0228582</text:p>
              </table:table-cell>
            </table:table-row>
            <table:table-row>
              <table:table-cell office:value-type="string">
                <text:p>0.005783</text:p>
              </table:table-cell>
              <table:table-cell office:value-type="float" office:value="0.0003850164">
                <text:p>0.0003850164</text:p>
              </table:table-cell>
              <table:table-cell office:value-type="float" office:value="0.0213022">
                <text:p>0.0213022</text:p>
              </table:table-cell>
              <table:table-cell office:value-type="float" office:value="0.0228583">
                <text:p>0.0228583</text:p>
              </table:table-cell>
            </table:table-row>
            <table:table-row>
              <table:table-cell office:value-type="string">
                <text:p>0.00578</text:p>
              </table:table-cell>
              <table:table-cell office:value-type="float" office:value="0.0003845761">
                <text:p>0.0003845761</text:p>
              </table:table-cell>
              <table:table-cell office:value-type="float" office:value="0.0212984">
                <text:p>0.0212984</text:p>
              </table:table-cell>
              <table:table-cell office:value-type="float" office:value="0.0228583">
                <text:p>0.0228583</text:p>
              </table:table-cell>
            </table:table-row>
            <table:table-row>
              <table:table-cell office:value-type="string">
                <text:p>0.005777</text:p>
              </table:table-cell>
              <table:table-cell office:value-type="float" office:value="0.0003841367">
                <text:p>0.0003841367</text:p>
              </table:table-cell>
              <table:table-cell office:value-type="float" office:value="0.0212946">
                <text:p>0.0212946</text:p>
              </table:table-cell>
              <table:table-cell office:value-type="float" office:value="0.0228584">
                <text:p>0.0228584</text:p>
              </table:table-cell>
            </table:table-row>
            <table:table-row>
              <table:table-cell office:value-type="string">
                <text:p>0.005774</text:p>
              </table:table-cell>
              <table:table-cell office:value-type="float" office:value="0.0003836982">
                <text:p>0.0003836982</text:p>
              </table:table-cell>
              <table:table-cell office:value-type="float" office:value="0.0210256">
                <text:p>0.0210256</text:p>
              </table:table-cell>
              <table:table-cell office:value-type="float" office:value="0.0228586">
                <text:p>0.0228586</text:p>
              </table:table-cell>
            </table:table-row>
            <table:table-row>
              <table:table-cell office:value-type="string">
                <text:p>0.005771</text:p>
              </table:table-cell>
              <table:table-cell office:value-type="float" office:value="0.0003832604">
                <text:p>0.0003832604</text:p>
              </table:table-cell>
              <table:table-cell office:value-type="float" office:value="0.0212872">
                <text:p>0.0212872</text:p>
              </table:table-cell>
              <table:table-cell office:value-type="float" office:value="0.0228588">
                <text:p>0.0228588</text:p>
              </table:table-cell>
            </table:table-row>
            <table:table-row>
              <table:table-cell office:value-type="string">
                <text:p>0.005768</text:p>
              </table:table-cell>
              <table:table-cell office:value-type="float" office:value="0.0003828235">
                <text:p>0.0003828235</text:p>
              </table:table-cell>
              <table:table-cell office:value-type="float" office:value="0.0209941">
                <text:p>0.0209941</text:p>
              </table:table-cell>
              <table:table-cell office:value-type="float" office:value="0.0228591">
                <text:p>0.0228591</text:p>
              </table:table-cell>
            </table:table-row>
            <table:table-row>
              <table:table-cell office:value-type="string">
                <text:p>0.005765</text:p>
              </table:table-cell>
              <table:table-cell office:value-type="float" office:value="0.0003823873">
                <text:p>0.0003823873</text:p>
              </table:table-cell>
              <table:table-cell office:value-type="float" office:value="0.0209796">
                <text:p>0.0209796</text:p>
              </table:table-cell>
              <table:table-cell office:value-type="float" office:value="0.0228594">
                <text:p>0.0228594</text:p>
              </table:table-cell>
            </table:table-row>
            <table:table-row>
              <table:table-cell office:value-type="string">
                <text:p>0.005762</text:p>
              </table:table-cell>
              <table:table-cell office:value-type="float" office:value="0.000381952">
                <text:p>0.000381952</text:p>
              </table:table-cell>
              <table:table-cell office:value-type="float" office:value="0.0209658">
                <text:p>0.0209658</text:p>
              </table:table-cell>
              <table:table-cell office:value-type="float" office:value="0.0228597">
                <text:p>0.0228597</text:p>
              </table:table-cell>
            </table:table-row>
            <table:table-row>
              <table:table-cell office:value-type="string">
                <text:p>0.005759</text:p>
              </table:table-cell>
              <table:table-cell office:value-type="float" office:value="0.0003815176">
                <text:p>0.0003815176</text:p>
              </table:table-cell>
              <table:table-cell office:value-type="float" office:value="0.0212728">
                <text:p>0.0212728</text:p>
              </table:table-cell>
              <table:table-cell office:value-type="float" office:value="0.0228601">
                <text:p>0.0228601</text:p>
              </table:table-cell>
            </table:table-row>
            <table:table-row>
              <table:table-cell office:value-type="string">
                <text:p>0.005756</text:p>
              </table:table-cell>
              <table:table-cell office:value-type="float" office:value="0.000381084">
                <text:p>0.000381084</text:p>
              </table:table-cell>
              <table:table-cell office:value-type="float" office:value="0.0212694">
                <text:p>0.0212694</text:p>
              </table:table-cell>
              <table:table-cell office:value-type="float" office:value="0.0228606">
                <text:p>0.0228606</text:p>
              </table:table-cell>
            </table:table-row>
            <table:table-row>
              <table:table-cell office:value-type="string">
                <text:p>0.005753</text:p>
              </table:table-cell>
              <table:table-cell office:value-type="float" office:value="0.0003806512">
                <text:p>0.0003806512</text:p>
              </table:table-cell>
              <table:table-cell office:value-type="float" office:value="0.0209292">
                <text:p>0.0209292</text:p>
              </table:table-cell>
              <table:table-cell office:value-type="float" office:value="0.022861">
                <text:p>0.022861</text:p>
              </table:table-cell>
            </table:table-row>
            <table:table-row>
              <table:table-cell office:value-type="string">
                <text:p>0.00575</text:p>
              </table:table-cell>
              <table:table-cell office:value-type="float" office:value="0.0003802193">
                <text:p>0.0003802193</text:p>
              </table:table-cell>
              <table:table-cell office:value-type="float" office:value="0.0209186">
                <text:p>0.0209186</text:p>
              </table:table-cell>
              <table:table-cell office:value-type="float" office:value="0.0228616">
                <text:p>0.0228616</text:p>
              </table:table-cell>
            </table:table-row>
            <table:table-row>
              <table:table-cell office:value-type="string">
                <text:p>0.005748</text:p>
              </table:table-cell>
              <table:table-cell office:value-type="float" office:value="0.0003797882">
                <text:p>0.0003797882</text:p>
              </table:table-cell>
              <table:table-cell office:value-type="float" office:value="0.0209087">
                <text:p>0.0209087</text:p>
              </table:table-cell>
              <table:table-cell office:value-type="float" office:value="0.0228622">
                <text:p>0.0228622</text:p>
              </table:table-cell>
            </table:table-row>
            <table:table-row>
              <table:table-cell office:value-type="string">
                <text:p>0.005745</text:p>
              </table:table-cell>
              <table:table-cell office:value-type="float" office:value="0.0003793578">
                <text:p>0.0003793578</text:p>
              </table:table-cell>
              <table:table-cell office:value-type="float" office:value="0.0208997">
                <text:p>0.0208997</text:p>
              </table:table-cell>
              <table:table-cell office:value-type="float" office:value="0.0228628">
                <text:p>0.0228628</text:p>
              </table:table-cell>
            </table:table-row>
            <table:table-row>
              <table:table-cell office:value-type="string">
                <text:p>0.005742</text:p>
              </table:table-cell>
              <table:table-cell office:value-type="float" office:value="0.0003789282">
                <text:p>0.0003789282</text:p>
              </table:table-cell>
              <table:table-cell office:value-type="float" office:value="0.0208914">
                <text:p>0.0208914</text:p>
              </table:table-cell>
              <table:table-cell office:value-type="float" office:value="0.0228635">
                <text:p>0.0228635</text:p>
              </table:table-cell>
            </table:table-row>
            <table:table-row>
              <table:table-cell office:value-type="string">
                <text:p>0.005739</text:p>
              </table:table-cell>
              <table:table-cell office:value-type="float" office:value="0.0003784994">
                <text:p>0.0003784994</text:p>
              </table:table-cell>
              <table:table-cell office:value-type="float" office:value="0.0208839">
                <text:p>0.0208839</text:p>
              </table:table-cell>
              <table:table-cell office:value-type="float" office:value="0.0228642">
                <text:p>0.0228642</text:p>
              </table:table-cell>
            </table:table-row>
            <table:table-row>
              <table:table-cell office:value-type="string">
                <text:p>0.005736</text:p>
              </table:table-cell>
              <table:table-cell office:value-type="float" office:value="0.0003780713">
                <text:p>0.0003780713</text:p>
              </table:table-cell>
              <table:table-cell office:value-type="float" office:value="0.0212462">
                <text:p>0.0212462</text:p>
              </table:table-cell>
              <table:table-cell office:value-type="float" office:value="0.0228649">
                <text:p>0.0228649</text:p>
              </table:table-cell>
            </table:table-row>
            <table:table-row>
              <table:table-cell office:value-type="string">
                <text:p>0.005733</text:p>
              </table:table-cell>
              <table:table-cell office:value-type="float" office:value="0.000377644">
                <text:p>0.000377644</text:p>
              </table:table-cell>
              <table:table-cell office:value-type="float" office:value="0.0208712">
                <text:p>0.0208712</text:p>
              </table:table-cell>
              <table:table-cell office:value-type="float" office:value="0.0228658">
                <text:p>0.0228658</text:p>
              </table:table-cell>
            </table:table-row>
            <table:table-row>
              <table:table-cell office:value-type="string">
                <text:p>0.00573</text:p>
              </table:table-cell>
              <table:table-cell office:value-type="float" office:value="0.0003772176">
                <text:p>0.0003772176</text:p>
              </table:table-cell>
              <table:table-cell office:value-type="float" office:value="0.02124">
                <text:p>0.02124</text:p>
              </table:table-cell>
              <table:table-cell office:value-type="float" office:value="0.0228666">
                <text:p>0.0228666</text:p>
              </table:table-cell>
            </table:table-row>
            <table:table-row>
              <table:table-cell office:value-type="string">
                <text:p>0.005727</text:p>
              </table:table-cell>
              <table:table-cell office:value-type="float" office:value="0.0003767919">
                <text:p>0.0003767919</text:p>
              </table:table-cell>
              <table:table-cell office:value-type="float" office:value="0.0208617">
                <text:p>0.0208617</text:p>
              </table:table-cell>
              <table:table-cell office:value-type="float" office:value="0.0228675">
                <text:p>0.0228675</text:p>
              </table:table-cell>
            </table:table-row>
            <table:table-row>
              <table:table-cell office:value-type="string">
                <text:p>0.005724</text:p>
              </table:table-cell>
              <table:table-cell office:value-type="float" office:value="0.0003763671">
                <text:p>0.0003763671</text:p>
              </table:table-cell>
              <table:table-cell office:value-type="float" office:value="0.0228685">
                <text:p>0.0228685</text:p>
              </table:table-cell>
              <table:table-cell office:value-type="float" office:value="0.0228685">
                <text:p>0.0228685</text:p>
              </table:table-cell>
            </table:table-row>
            <table:table-row>
              <table:table-cell office:value-type="string">
                <text:p>0.005721</text:p>
              </table:table-cell>
              <table:table-cell office:value-type="float" office:value="0.0003759429">
                <text:p>0.0003759429</text:p>
              </table:table-cell>
              <table:table-cell office:value-type="float" office:value="0.0212309">
                <text:p>0.0212309</text:p>
              </table:table-cell>
              <table:table-cell office:value-type="float" office:value="0.0228695">
                <text:p>0.0228695</text:p>
              </table:table-cell>
            </table:table-row>
            <table:table-row>
              <table:table-cell office:value-type="string">
                <text:p>0.005718</text:p>
              </table:table-cell>
              <table:table-cell office:value-type="float" office:value="0.0003755196">
                <text:p>0.0003755196</text:p>
              </table:table-cell>
              <table:table-cell office:value-type="float" office:value="0.0208533">
                <text:p>0.0208533</text:p>
              </table:table-cell>
              <table:table-cell office:value-type="float" office:value="0.0228705">
                <text:p>0.0228705</text:p>
              </table:table-cell>
            </table:table-row>
            <table:table-row>
              <table:table-cell office:value-type="string">
                <text:p>0.005715</text:p>
              </table:table-cell>
              <table:table-cell office:value-type="float" office:value="0.0003750971">
                <text:p>0.0003750971</text:p>
              </table:table-cell>
              <table:table-cell office:value-type="float" office:value="0.0208521">
                <text:p>0.0208521</text:p>
              </table:table-cell>
              <table:table-cell office:value-type="float" office:value="0.0228716">
                <text:p>0.0228716</text:p>
              </table:table-cell>
            </table:table-row>
            <table:table-row>
              <table:table-cell office:value-type="string">
                <text:p>0.005712</text:p>
              </table:table-cell>
              <table:table-cell office:value-type="float" office:value="0.0003746753">
                <text:p>0.0003746753</text:p>
              </table:table-cell>
              <table:table-cell office:value-type="float" office:value="0.0212223">
                <text:p>0.0212223</text:p>
              </table:table-cell>
              <table:table-cell office:value-type="float" office:value="0.0228728">
                <text:p>0.0228728</text:p>
              </table:table-cell>
            </table:table-row>
            <table:table-row>
              <table:table-cell office:value-type="string">
                <text:p>0.00571</text:p>
              </table:table-cell>
              <table:table-cell office:value-type="float" office:value="0.0003742543">
                <text:p>0.0003742543</text:p>
              </table:table-cell>
              <table:table-cell office:value-type="float" office:value="0.020852">
                <text:p>0.020852</text:p>
              </table:table-cell>
              <table:table-cell office:value-type="float" office:value="0.022874">
                <text:p>0.022874</text:p>
              </table:table-cell>
            </table:table-row>
            <table:table-row>
              <table:table-cell office:value-type="string">
                <text:p>0.005707</text:p>
              </table:table-cell>
              <table:table-cell office:value-type="float" office:value="0.0003738342">
                <text:p>0.0003738342</text:p>
              </table:table-cell>
              <table:table-cell office:value-type="float" office:value="0.0208531">
                <text:p>0.0208531</text:p>
              </table:table-cell>
              <table:table-cell office:value-type="float" office:value="0.0228752">
                <text:p>0.0228752</text:p>
              </table:table-cell>
            </table:table-row>
            <table:table-row>
              <table:table-cell office:value-type="string">
                <text:p>0.005704</text:p>
              </table:table-cell>
              <table:table-cell office:value-type="float" office:value="0.0003734148">
                <text:p>0.0003734148</text:p>
              </table:table-cell>
              <table:table-cell office:value-type="float" office:value="0.021214">
                <text:p>0.021214</text:p>
              </table:table-cell>
              <table:table-cell office:value-type="float" office:value="0.0228765">
                <text:p>0.0228765</text:p>
              </table:table-cell>
            </table:table-row>
            <table:table-row>
              <table:table-cell office:value-type="string">
                <text:p>0.005701</text:p>
              </table:table-cell>
              <table:table-cell office:value-type="float" office:value="0.0003729962">
                <text:p>0.0003729962</text:p>
              </table:table-cell>
              <table:table-cell office:value-type="float" office:value="0.0212113">
                <text:p>0.0212113</text:p>
              </table:table-cell>
              <table:table-cell office:value-type="float" office:value="0.0228778">
                <text:p>0.0228778</text:p>
              </table:table-cell>
            </table:table-row>
            <table:table-row>
              <table:table-cell office:value-type="string">
                <text:p>0.005698</text:p>
              </table:table-cell>
              <table:table-cell office:value-type="float" office:value="0.0003725784">
                <text:p>0.0003725784</text:p>
              </table:table-cell>
              <table:table-cell office:value-type="float" office:value="0.0208611">
                <text:p>0.0208611</text:p>
              </table:table-cell>
              <table:table-cell office:value-type="float" office:value="0.0228792">
                <text:p>0.0228792</text:p>
              </table:table-cell>
            </table:table-row>
            <table:table-row>
              <table:table-cell office:value-type="string">
                <text:p>0.005695</text:p>
              </table:table-cell>
              <table:table-cell office:value-type="float" office:value="0.0003721613">
                <text:p>0.0003721613</text:p>
              </table:table-cell>
              <table:table-cell office:value-type="float" office:value="0.0208654">
                <text:p>0.0208654</text:p>
              </table:table-cell>
              <table:table-cell office:value-type="float" office:value="0.0228806">
                <text:p>0.0228806</text:p>
              </table:table-cell>
            </table:table-row>
            <table:table-row>
              <table:table-cell office:value-type="string">
                <text:p>0.005692</text:p>
              </table:table-cell>
              <table:table-cell office:value-type="float" office:value="0.000371745">
                <text:p>0.000371745</text:p>
              </table:table-cell>
              <table:table-cell office:value-type="float" office:value="0.0208704">
                <text:p>0.0208704</text:p>
              </table:table-cell>
              <table:table-cell office:value-type="float" office:value="0.0228821">
                <text:p>0.0228821</text:p>
              </table:table-cell>
            </table:table-row>
            <table:table-row>
              <table:table-cell office:value-type="string">
                <text:p>0.005689</text:p>
              </table:table-cell>
              <table:table-cell office:value-type="float" office:value="0.0003713296">
                <text:p>0.0003713296</text:p>
              </table:table-cell>
              <table:table-cell office:value-type="float" office:value="0.0208762">
                <text:p>0.0208762</text:p>
              </table:table-cell>
              <table:table-cell office:value-type="float" office:value="0.0228836">
                <text:p>0.0228836</text:p>
              </table:table-cell>
            </table:table-row>
            <table:table-row>
              <table:table-cell office:value-type="string">
                <text:p>0.005686</text:p>
              </table:table-cell>
              <table:table-cell office:value-type="float" office:value="0.0003709149">
                <text:p>0.0003709149</text:p>
              </table:table-cell>
              <table:table-cell office:value-type="float" office:value="0.0211985">
                <text:p>0.0211985</text:p>
              </table:table-cell>
              <table:table-cell office:value-type="float" office:value="0.0228852">
                <text:p>0.0228852</text:p>
              </table:table-cell>
            </table:table-row>
            <table:table-row>
              <table:table-cell office:value-type="string">
                <text:p>0.005683</text:p>
              </table:table-cell>
              <table:table-cell office:value-type="float" office:value="0.000370501">
                <text:p>0.000370501</text:p>
              </table:table-cell>
              <table:table-cell office:value-type="float" office:value="0.0208902">
                <text:p>0.0208902</text:p>
              </table:table-cell>
              <table:table-cell office:value-type="float" office:value="0.0228868">
                <text:p>0.0228868</text:p>
              </table:table-cell>
            </table:table-row>
            <table:table-row>
              <table:table-cell office:value-type="string">
                <text:p>0.00568</text:p>
              </table:table-cell>
              <table:table-cell office:value-type="float" office:value="0.0003700878">
                <text:p>0.0003700878</text:p>
              </table:table-cell>
              <table:table-cell office:value-type="float" office:value="0.0208984">
                <text:p>0.0208984</text:p>
              </table:table-cell>
              <table:table-cell office:value-type="float" office:value="0.0228884">
                <text:p>0.0228884</text:p>
              </table:table-cell>
            </table:table-row>
            <table:table-row>
              <table:table-cell office:value-type="string">
                <text:p>0.005677</text:p>
              </table:table-cell>
              <table:table-cell office:value-type="float" office:value="0.0003696755">
                <text:p>0.0003696755</text:p>
              </table:table-cell>
              <table:table-cell office:value-type="float" office:value="0.0209073">
                <text:p>0.0209073</text:p>
              </table:table-cell>
              <table:table-cell office:value-type="float" office:value="0.0228902">
                <text:p>0.0228902</text:p>
              </table:table-cell>
            </table:table-row>
            <table:table-row>
              <table:table-cell office:value-type="string">
                <text:p>0.005674</text:p>
              </table:table-cell>
              <table:table-cell office:value-type="float" office:value="0.000369264">
                <text:p>0.000369264</text:p>
              </table:table-cell>
              <table:table-cell office:value-type="float" office:value="0.0211891">
                <text:p>0.0211891</text:p>
              </table:table-cell>
              <table:table-cell office:value-type="float" office:value="0.0228919">
                <text:p>0.0228919</text:p>
              </table:table-cell>
            </table:table-row>
            <table:table-row>
              <table:table-cell office:value-type="string">
                <text:p>0.005672</text:p>
              </table:table-cell>
              <table:table-cell office:value-type="float" office:value="0.0003688532">
                <text:p>0.0003688532</text:p>
              </table:table-cell>
              <table:table-cell office:value-type="float" office:value="0.0209276">
                <text:p>0.0209276</text:p>
              </table:table-cell>
              <table:table-cell office:value-type="float" office:value="0.0228937">
                <text:p>0.0228937</text:p>
              </table:table-cell>
            </table:table-row>
            <table:table-row>
              <table:table-cell office:value-type="string">
                <text:p>0.005669</text:p>
              </table:table-cell>
              <table:table-cell office:value-type="float" office:value="0.0003684432">
                <text:p>0.0003684432</text:p>
              </table:table-cell>
              <table:table-cell office:value-type="float" office:value="0.0211846">
                <text:p>0.0211846</text:p>
              </table:table-cell>
              <table:table-cell office:value-type="float" office:value="0.0228955">
                <text:p>0.0228955</text:p>
              </table:table-cell>
            </table:table-row>
            <table:table-row>
              <table:table-cell office:value-type="string">
                <text:p>0.005666</text:p>
              </table:table-cell>
              <table:table-cell office:value-type="float" office:value="0.000368034">
                <text:p>0.000368034</text:p>
              </table:table-cell>
              <table:table-cell office:value-type="float" office:value="0.0228974">
                <text:p>0.0228974</text:p>
              </table:table-cell>
              <table:table-cell office:value-type="float" office:value="0.0228974">
                <text:p>0.0228974</text:p>
              </table:table-cell>
            </table:table-row>
            <table:table-row>
              <table:table-cell office:value-type="string">
                <text:p>0.005663</text:p>
              </table:table-cell>
              <table:table-cell office:value-type="float" office:value="0.0003676256">
                <text:p>0.0003676256</text:p>
              </table:table-cell>
              <table:table-cell office:value-type="float" office:value="0.0209638">
                <text:p>0.0209638</text:p>
              </table:table-cell>
              <table:table-cell office:value-type="float" office:value="0.0228994">
                <text:p>0.0228994</text:p>
              </table:table-cell>
            </table:table-row>
            <table:table-row>
              <table:table-cell office:value-type="string">
                <text:p>0.00566</text:p>
              </table:table-cell>
              <table:table-cell office:value-type="float" office:value="0.000367218">
                <text:p>0.000367218</text:p>
              </table:table-cell>
              <table:table-cell office:value-type="float" office:value="0.0229014">
                <text:p>0.0229014</text:p>
              </table:table-cell>
              <table:table-cell office:value-type="float" office:value="0.0229014">
                <text:p>0.0229014</text:p>
              </table:table-cell>
            </table:table-row>
            <table:table-row>
              <table:table-cell office:value-type="string">
                <text:p>0.005657</text:p>
              </table:table-cell>
              <table:table-cell office:value-type="float" office:value="0.0003668111">
                <text:p>0.0003668111</text:p>
              </table:table-cell>
              <table:table-cell office:value-type="float" office:value="0.0211762">
                <text:p>0.0211762</text:p>
              </table:table-cell>
              <table:table-cell office:value-type="float" office:value="0.0229034">
                <text:p>0.0229034</text:p>
              </table:table-cell>
            </table:table-row>
            <table:table-row>
              <table:table-cell office:value-type="string">
                <text:p>0.005654</text:p>
              </table:table-cell>
              <table:table-cell office:value-type="float" office:value="0.0003664051">
                <text:p>0.0003664051</text:p>
              </table:table-cell>
              <table:table-cell office:value-type="float" office:value="0.0211741">
                <text:p>0.0211741</text:p>
              </table:table-cell>
              <table:table-cell office:value-type="float" office:value="0.0229055">
                <text:p>0.0229055</text:p>
              </table:table-cell>
            </table:table-row>
            <table:table-row>
              <table:table-cell office:value-type="string">
                <text:p>0.005651</text:p>
              </table:table-cell>
              <table:table-cell office:value-type="float" office:value="0.0003659999">
                <text:p>0.0003659999</text:p>
              </table:table-cell>
              <table:table-cell office:value-type="float" office:value="0.0211722">
                <text:p>0.0211722</text:p>
              </table:table-cell>
              <table:table-cell office:value-type="float" office:value="0.0229076">
                <text:p>0.0229076</text:p>
              </table:table-cell>
            </table:table-row>
            <table:table-row>
              <table:table-cell office:value-type="string">
                <text:p>0.005648</text:p>
              </table:table-cell>
              <table:table-cell office:value-type="float" office:value="0.0003655954">
                <text:p>0.0003655954</text:p>
              </table:table-cell>
              <table:table-cell office:value-type="float" office:value="0.0210399">
                <text:p>0.0210399</text:p>
              </table:table-cell>
              <table:table-cell office:value-type="float" office:value="0.0229098">
                <text:p>0.0229098</text:p>
              </table:table-cell>
            </table:table-row>
            <table:table-row>
              <table:table-cell office:value-type="string">
                <text:p>0.005645</text:p>
              </table:table-cell>
              <table:table-cell office:value-type="float" office:value="0.0003651916">
                <text:p>0.0003651916</text:p>
              </table:table-cell>
              <table:table-cell office:value-type="float" office:value="0.0211684">
                <text:p>0.0211684</text:p>
              </table:table-cell>
              <table:table-cell office:value-type="float" office:value="0.022912">
                <text:p>0.022912</text:p>
              </table:table-cell>
            </table:table-row>
            <table:table-row>
              <table:table-cell office:value-type="string">
                <text:p>0.005642</text:p>
              </table:table-cell>
              <table:table-cell office:value-type="float" office:value="0.0003647887">
                <text:p>0.0003647887</text:p>
              </table:table-cell>
              <table:table-cell office:value-type="float" office:value="0.0210758">
                <text:p>0.0210758</text:p>
              </table:table-cell>
              <table:table-cell office:value-type="float" office:value="0.0229143">
                <text:p>0.0229143</text:p>
              </table:table-cell>
            </table:table-row>
            <table:table-row>
              <table:table-cell office:value-type="string">
                <text:p>0.005639</text:p>
              </table:table-cell>
              <table:table-cell office:value-type="float" office:value="0.0003643866">
                <text:p>0.0003643866</text:p>
              </table:table-cell>
              <table:table-cell office:value-type="float" office:value="0.021095">
                <text:p>0.021095</text:p>
              </table:table-cell>
              <table:table-cell office:value-type="float" office:value="0.0229166">
                <text:p>0.0229166</text:p>
              </table:table-cell>
            </table:table-row>
            <table:table-row>
              <table:table-cell office:value-type="string">
                <text:p>0.005636</text:p>
              </table:table-cell>
              <table:table-cell office:value-type="float" office:value="0.0003639852">
                <text:p>0.0003639852</text:p>
              </table:table-cell>
              <table:table-cell office:value-type="float" office:value="0.0229189">
                <text:p>0.0229189</text:p>
              </table:table-cell>
              <table:table-cell office:value-type="float" office:value="0.0229189">
                <text:p>0.0229189</text:p>
              </table:table-cell>
            </table:table-row>
            <table:table-row>
              <table:table-cell office:value-type="string">
                <text:p>0.005634</text:p>
              </table:table-cell>
              <table:table-cell office:value-type="float" office:value="0.0003635846">
                <text:p>0.0003635846</text:p>
              </table:table-cell>
              <table:table-cell office:value-type="float" office:value="0.0211356">
                <text:p>0.0211356</text:p>
              </table:table-cell>
              <table:table-cell office:value-type="float" office:value="0.0229213">
                <text:p>0.0229213</text:p>
              </table:table-cell>
            </table:table-row>
            <table:table-row>
              <table:table-cell office:value-type="string">
                <text:p>0.005631</text:p>
              </table:table-cell>
              <table:table-cell office:value-type="float" office:value="0.0003631849">
                <text:p>0.0003631849</text:p>
              </table:table-cell>
              <table:table-cell office:value-type="float" office:value="0.0211596">
                <text:p>0.0211596</text:p>
              </table:table-cell>
              <table:table-cell office:value-type="float" office:value="0.0229238">
                <text:p>0.0229238</text:p>
              </table:table-cell>
            </table:table-row>
            <table:table-row>
              <table:table-cell office:value-type="string">
                <text:p>0.005628</text:p>
              </table:table-cell>
              <table:table-cell office:value-type="float" office:value="0.0003627859">
                <text:p>0.0003627859</text:p>
              </table:table-cell>
              <table:table-cell office:value-type="float" office:value="0.021158">
                <text:p>0.021158</text:p>
              </table:table-cell>
              <table:table-cell office:value-type="float" office:value="0.0229263">
                <text:p>0.0229263</text:p>
              </table:table-cell>
            </table:table-row>
            <table:table-row>
              <table:table-cell office:value-type="string">
                <text:p>0.005625</text:p>
              </table:table-cell>
              <table:table-cell office:value-type="float" office:value="0.0003623877">
                <text:p>0.0003623877</text:p>
              </table:table-cell>
              <table:table-cell office:value-type="float" office:value="0.0211564">
                <text:p>0.0211564</text:p>
              </table:table-cell>
              <table:table-cell office:value-type="float" office:value="0.0229288">
                <text:p>0.0229288</text:p>
              </table:table-cell>
            </table:table-row>
            <table:table-row>
              <table:table-cell office:value-type="string">
                <text:p>0.005622</text:p>
              </table:table-cell>
              <table:table-cell office:value-type="float" office:value="0.0003619903">
                <text:p>0.0003619903</text:p>
              </table:table-cell>
              <table:table-cell office:value-type="float" office:value="0.0211548">
                <text:p>0.0211548</text:p>
              </table:table-cell>
              <table:table-cell office:value-type="float" office:value="0.0229314">
                <text:p>0.0229314</text:p>
              </table:table-cell>
            </table:table-row>
            <table:table-row>
              <table:table-cell office:value-type="string">
                <text:p>0.005619</text:p>
              </table:table-cell>
              <table:table-cell office:value-type="float" office:value="0.0003615936">
                <text:p>0.0003615936</text:p>
              </table:table-cell>
              <table:table-cell office:value-type="float" office:value="0.0211533">
                <text:p>0.0211533</text:p>
              </table:table-cell>
              <table:table-cell office:value-type="float" office:value="0.0229341">
                <text:p>0.0229341</text:p>
              </table:table-cell>
            </table:table-row>
            <table:table-row>
              <table:table-cell office:value-type="string">
                <text:p>0.005616</text:p>
              </table:table-cell>
              <table:table-cell office:value-type="float" office:value="0.0003611978">
                <text:p>0.0003611978</text:p>
              </table:table-cell>
              <table:table-cell office:value-type="float" office:value="0.0211519">
                <text:p>0.0211519</text:p>
              </table:table-cell>
              <table:table-cell office:value-type="float" office:value="0.0229368">
                <text:p>0.0229368</text:p>
              </table:table-cell>
            </table:table-row>
            <table:table-row>
              <table:table-cell office:value-type="string">
                <text:p>0.005613</text:p>
              </table:table-cell>
              <table:table-cell office:value-type="float" office:value="0.0003608027">
                <text:p>0.0003608027</text:p>
              </table:table-cell>
              <table:table-cell office:value-type="float" office:value="0.0211505">
                <text:p>0.0211505</text:p>
              </table:table-cell>
              <table:table-cell office:value-type="float" office:value="0.0229395">
                <text:p>0.0229395</text:p>
              </table:table-cell>
            </table:table-row>
            <table:table-row>
              <table:table-cell office:value-type="string">
                <text:p>0.00561</text:p>
              </table:table-cell>
              <table:table-cell office:value-type="float" office:value="0.0003604084">
                <text:p>0.0003604084</text:p>
              </table:table-cell>
              <table:table-cell office:value-type="float" office:value="0.0211491">
                <text:p>0.0211491</text:p>
              </table:table-cell>
              <table:table-cell office:value-type="float" office:value="0.0229423">
                <text:p>0.0229423</text:p>
              </table:table-cell>
            </table:table-row>
            <table:table-row>
              <table:table-cell office:value-type="string">
                <text:p>0.005607</text:p>
              </table:table-cell>
              <table:table-cell office:value-type="float" office:value="0.0003600149">
                <text:p>0.0003600149</text:p>
              </table:table-cell>
              <table:table-cell office:value-type="float" office:value="0.0211478">
                <text:p>0.0211478</text:p>
              </table:table-cell>
              <table:table-cell office:value-type="float" office:value="0.0229451">
                <text:p>0.0229451</text:p>
              </table:table-cell>
            </table:table-row>
            <table:table-row>
              <table:table-cell office:value-type="string">
                <text:p>0.005604</text:p>
              </table:table-cell>
              <table:table-cell office:value-type="float" office:value="0.0003596222">
                <text:p>0.0003596222</text:p>
              </table:table-cell>
              <table:table-cell office:value-type="float" office:value="0.0211465">
                <text:p>0.0211465</text:p>
              </table:table-cell>
              <table:table-cell office:value-type="float" office:value="0.022948">
                <text:p>0.022948</text:p>
              </table:table-cell>
            </table:table-row>
            <table:table-row>
              <table:table-cell office:value-type="string">
                <text:p>0.005601</text:p>
              </table:table-cell>
              <table:table-cell office:value-type="float" office:value="0.0003592303">
                <text:p>0.0003592303</text:p>
              </table:table-cell>
              <table:table-cell office:value-type="float" office:value="0.0211452">
                <text:p>0.0211452</text:p>
              </table:table-cell>
              <table:table-cell office:value-type="float" office:value="0.0229509">
                <text:p>0.0229509</text:p>
              </table:table-cell>
            </table:table-row>
            <table:table-row>
              <table:table-cell office:value-type="string">
                <text:p>0.005598</text:p>
              </table:table-cell>
              <table:table-cell office:value-type="float" office:value="0.0003588391">
                <text:p>0.0003588391</text:p>
              </table:table-cell>
              <table:table-cell office:value-type="float" office:value="0.021144">
                <text:p>0.021144</text:p>
              </table:table-cell>
              <table:table-cell office:value-type="float" office:value="0.0229539">
                <text:p>0.0229539</text:p>
              </table:table-cell>
            </table:table-row>
            <table:table-row>
              <table:table-cell office:value-type="string">
                <text:p>0.005596</text:p>
              </table:table-cell>
              <table:table-cell office:value-type="float" office:value="0.0003584488">
                <text:p>0.0003584488</text:p>
              </table:table-cell>
              <table:table-cell office:value-type="float" office:value="0.0211428">
                <text:p>0.0211428</text:p>
              </table:table-cell>
              <table:table-cell office:value-type="float" office:value="0.0229569">
                <text:p>0.0229569</text:p>
              </table:table-cell>
            </table:table-row>
            <table:table-row>
              <table:table-cell office:value-type="string">
                <text:p>0.005593</text:p>
              </table:table-cell>
              <table:table-cell office:value-type="float" office:value="0.0003580592">
                <text:p>0.0003580592</text:p>
              </table:table-cell>
              <table:table-cell office:value-type="float" office:value="0.0211417">
                <text:p>0.0211417</text:p>
              </table:table-cell>
              <table:table-cell office:value-type="float" office:value="0.02296">
                <text:p>0.02296</text:p>
              </table:table-cell>
            </table:table-row>
            <table:table-row>
              <table:table-cell office:value-type="string">
                <text:p>0.00559</text:p>
              </table:table-cell>
              <table:table-cell office:value-type="float" office:value="0.0003576704">
                <text:p>0.0003576704</text:p>
              </table:table-cell>
              <table:table-cell office:value-type="float" office:value="0.0211406">
                <text:p>0.0211406</text:p>
              </table:table-cell>
              <table:table-cell office:value-type="float" office:value="0.0229631">
                <text:p>0.0229631</text:p>
              </table:table-cell>
            </table:table-row>
            <table:table-row>
              <table:table-cell office:value-type="string">
                <text:p>0.005587</text:p>
              </table:table-cell>
              <table:table-cell office:value-type="float" office:value="0.0003572824">
                <text:p>0.0003572824</text:p>
              </table:table-cell>
              <table:table-cell office:value-type="float" office:value="0.0211396">
                <text:p>0.0211396</text:p>
              </table:table-cell>
              <table:table-cell office:value-type="float" office:value="0.0229662">
                <text:p>0.0229662</text:p>
              </table:table-cell>
            </table:table-row>
            <table:table-row>
              <table:table-cell office:value-type="string">
                <text:p>0.005584</text:p>
              </table:table-cell>
              <table:table-cell office:value-type="float" office:value="0.0003568951">
                <text:p>0.0003568951</text:p>
              </table:table-cell>
              <table:table-cell office:value-type="float" office:value="0.0211386">
                <text:p>0.0211386</text:p>
              </table:table-cell>
              <table:table-cell office:value-type="float" office:value="0.0229694">
                <text:p>0.0229694</text:p>
              </table:table-cell>
            </table:table-row>
            <table:table-row>
              <table:table-cell office:value-type="string">
                <text:p>0.005581</text:p>
              </table:table-cell>
              <table:table-cell office:value-type="float" office:value="0.0003565087">
                <text:p>0.0003565087</text:p>
              </table:table-cell>
              <table:table-cell office:value-type="float" office:value="0.0211376">
                <text:p>0.0211376</text:p>
              </table:table-cell>
              <table:table-cell office:value-type="float" office:value="0.0229727">
                <text:p>0.0229727</text:p>
              </table:table-cell>
            </table:table-row>
            <table:table-row>
              <table:table-cell office:value-type="string">
                <text:p>0.005578</text:p>
              </table:table-cell>
              <table:table-cell office:value-type="float" office:value="0.000356123">
                <text:p>0.000356123</text:p>
              </table:table-cell>
              <table:table-cell office:value-type="float" office:value="0.0211367">
                <text:p>0.0211367</text:p>
              </table:table-cell>
              <table:table-cell office:value-type="float" office:value="0.022976">
                <text:p>0.022976</text:p>
              </table:table-cell>
            </table:table-row>
            <table:table-row>
              <table:table-cell office:value-type="string">
                <text:p>0.005575</text:p>
              </table:table-cell>
              <table:table-cell office:value-type="float" office:value="0.0003557382">
                <text:p>0.0003557382</text:p>
              </table:table-cell>
              <table:table-cell office:value-type="float" office:value="0.0211358">
                <text:p>0.0211358</text:p>
              </table:table-cell>
              <table:table-cell office:value-type="float" office:value="0.0229793">
                <text:p>0.0229793</text:p>
              </table:table-cell>
            </table:table-row>
            <table:table-row>
              <table:table-cell office:value-type="string">
                <text:p>0.005572</text:p>
              </table:table-cell>
              <table:table-cell office:value-type="float" office:value="0.0003553541">
                <text:p>0.0003553541</text:p>
              </table:table-cell>
              <table:table-cell office:value-type="float" office:value="0.021135">
                <text:p>0.021135</text:p>
              </table:table-cell>
              <table:table-cell office:value-type="float" office:value="0.0229827">
                <text:p>0.0229827</text:p>
              </table:table-cell>
            </table:table-row>
            <table:table-row>
              <table:table-cell office:value-type="string">
                <text:p>0.005569</text:p>
              </table:table-cell>
              <table:table-cell office:value-type="float" office:value="0.0003549708">
                <text:p>0.0003549708</text:p>
              </table:table-cell>
              <table:table-cell office:value-type="float" office:value="0.0211342">
                <text:p>0.0211342</text:p>
              </table:table-cell>
              <table:table-cell office:value-type="float" office:value="0.0229861">
                <text:p>0.0229861</text:p>
              </table:table-cell>
            </table:table-row>
            <table:table-row>
              <table:table-cell office:value-type="string">
                <text:p>0.005566</text:p>
              </table:table-cell>
              <table:table-cell office:value-type="float" office:value="0.0003545883">
                <text:p>0.0003545883</text:p>
              </table:table-cell>
              <table:table-cell office:value-type="float" office:value="0.0211335">
                <text:p>0.0211335</text:p>
              </table:table-cell>
              <table:table-cell office:value-type="float" office:value="0.0229896">
                <text:p>0.0229896</text:p>
              </table:table-cell>
            </table:table-row>
            <table:table-row>
              <table:table-cell office:value-type="string">
                <text:p>0.005563</text:p>
              </table:table-cell>
              <table:table-cell office:value-type="float" office:value="0.0003542065">
                <text:p>0.0003542065</text:p>
              </table:table-cell>
              <table:table-cell office:value-type="float" office:value="0.0211328">
                <text:p>0.0211328</text:p>
              </table:table-cell>
              <table:table-cell office:value-type="float" office:value="0.0229932">
                <text:p>0.0229932</text:p>
              </table:table-cell>
            </table:table-row>
            <table:table-row>
              <table:table-cell office:value-type="string">
                <text:p>0.00556</text:p>
              </table:table-cell>
              <table:table-cell office:value-type="float" office:value="0.0003538256">
                <text:p>0.0003538256</text:p>
              </table:table-cell>
              <table:table-cell office:value-type="float" office:value="0.0211321">
                <text:p>0.0211321</text:p>
              </table:table-cell>
              <table:table-cell office:value-type="float" office:value="0.0229967">
                <text:p>0.0229967</text:p>
              </table:table-cell>
            </table:table-row>
            <table:table-row>
              <table:table-cell office:value-type="string">
                <text:p>0.005558</text:p>
              </table:table-cell>
              <table:table-cell office:value-type="float" office:value="0.0003534454">
                <text:p>0.0003534454</text:p>
              </table:table-cell>
              <table:table-cell office:value-type="float" office:value="0.0219487">
                <text:p>0.0219487</text:p>
              </table:table-cell>
              <table:table-cell office:value-type="float" office:value="0.0230004">
                <text:p>0.0230004</text:p>
              </table:table-cell>
            </table:table-row>
            <table:table-row>
              <table:table-cell office:value-type="string">
                <text:p>0.005555</text:p>
              </table:table-cell>
              <table:table-cell office:value-type="float" office:value="0.000353066">
                <text:p>0.000353066</text:p>
              </table:table-cell>
              <table:table-cell office:value-type="float" office:value="0.0211309">
                <text:p>0.0211309</text:p>
              </table:table-cell>
              <table:table-cell office:value-type="float" office:value="0.023004">
                <text:p>0.023004</text:p>
              </table:table-cell>
            </table:table-row>
            <table:table-row>
              <table:table-cell office:value-type="string">
                <text:p>0.005552</text:p>
              </table:table-cell>
              <table:table-cell office:value-type="float" office:value="0.0003526875">
                <text:p>0.0003526875</text:p>
              </table:table-cell>
              <table:table-cell office:value-type="float" office:value="0.0230077">
                <text:p>0.0230077</text:p>
              </table:table-cell>
              <table:table-cell office:value-type="float" office:value="0.0230077">
                <text:p>0.0230077</text:p>
              </table:table-cell>
            </table:table-row>
            <table:table-row>
              <table:table-cell office:value-type="string">
                <text:p>0.005549</text:p>
              </table:table-cell>
              <table:table-cell office:value-type="float" office:value="0.0003523096">
                <text:p>0.0003523096</text:p>
              </table:table-cell>
              <table:table-cell office:value-type="float" office:value="0.0211299">
                <text:p>0.0211299</text:p>
              </table:table-cell>
              <table:table-cell office:value-type="float" office:value="0.0230115">
                <text:p>0.0230115</text:p>
              </table:table-cell>
            </table:table-row>
            <table:table-row>
              <table:table-cell office:value-type="string">
                <text:p>0.005546</text:p>
              </table:table-cell>
              <table:table-cell office:value-type="float" office:value="0.0003519325">
                <text:p>0.0003519325</text:p>
              </table:table-cell>
              <table:table-cell office:value-type="float" office:value="0.0211294">
                <text:p>0.0211294</text:p>
              </table:table-cell>
              <table:table-cell office:value-type="float" office:value="0.0230153">
                <text:p>0.0230153</text:p>
              </table:table-cell>
            </table:table-row>
            <table:table-row>
              <table:table-cell office:value-type="string">
                <text:p>0.005543</text:p>
              </table:table-cell>
              <table:table-cell office:value-type="float" office:value="0.0003515561">
                <text:p>0.0003515561</text:p>
              </table:table-cell>
              <table:table-cell office:value-type="float" office:value="0.021129">
                <text:p>0.021129</text:p>
              </table:table-cell>
              <table:table-cell office:value-type="float" office:value="0.0230192">
                <text:p>0.0230192</text:p>
              </table:table-cell>
            </table:table-row>
            <table:table-row>
              <table:table-cell office:value-type="string">
                <text:p>0.00554</text:p>
              </table:table-cell>
              <table:table-cell office:value-type="float" office:value="0.0003511805">
                <text:p>0.0003511805</text:p>
              </table:table-cell>
              <table:table-cell office:value-type="float" office:value="0.0230231">
                <text:p>0.0230231</text:p>
              </table:table-cell>
              <table:table-cell office:value-type="float" office:value="0.0230231">
                <text:p>0.0230231</text:p>
              </table:table-cell>
            </table:table-row>
            <table:table-row>
              <table:table-cell office:value-type="string">
                <text:p>0.005537</text:p>
              </table:table-cell>
              <table:table-cell office:value-type="float" office:value="0.0003508057">
                <text:p>0.0003508057</text:p>
              </table:table-cell>
              <table:table-cell office:value-type="float" office:value="0.0211283">
                <text:p>0.0211283</text:p>
              </table:table-cell>
              <table:table-cell office:value-type="float" office:value="0.023027">
                <text:p>0.023027</text:p>
              </table:table-cell>
            </table:table-row>
            <table:table-row>
              <table:table-cell office:value-type="string">
                <text:p>0.005534</text:p>
              </table:table-cell>
              <table:table-cell office:value-type="float" office:value="0.0003504316">
                <text:p>0.0003504316</text:p>
              </table:table-cell>
              <table:table-cell office:value-type="float" office:value="0.021128">
                <text:p>0.021128</text:p>
              </table:table-cell>
              <table:table-cell office:value-type="float" office:value="0.023031">
                <text:p>0.023031</text:p>
              </table:table-cell>
            </table:table-row>
            <table:table-row>
              <table:table-cell office:value-type="string">
                <text:p>0.005531</text:p>
              </table:table-cell>
              <table:table-cell office:value-type="float" office:value="0.0003500582">
                <text:p>0.0003500582</text:p>
              </table:table-cell>
              <table:table-cell office:value-type="float" office:value="0.0211278">
                <text:p>0.0211278</text:p>
              </table:table-cell>
              <table:table-cell office:value-type="float" office:value="0.0230351">
                <text:p>0.0230351</text:p>
              </table:table-cell>
            </table:table-row>
            <table:table-row>
              <table:table-cell office:value-type="string">
                <text:p>0.005528</text:p>
              </table:table-cell>
              <table:table-cell office:value-type="float" office:value="0.0003496856">
                <text:p>0.0003496856</text:p>
              </table:table-cell>
              <table:table-cell office:value-type="float" office:value="0.0211276">
                <text:p>0.0211276</text:p>
              </table:table-cell>
              <table:table-cell office:value-type="float" office:value="0.0230392">
                <text:p>0.0230392</text:p>
              </table:table-cell>
            </table:table-row>
            <table:table-row>
              <table:table-cell office:value-type="string">
                <text:p>0.005525</text:p>
              </table:table-cell>
              <table:table-cell office:value-type="float" office:value="0.0003493138">
                <text:p>0.0003493138</text:p>
              </table:table-cell>
              <table:table-cell office:value-type="float" office:value="0.0211274">
                <text:p>0.0211274</text:p>
              </table:table-cell>
              <table:table-cell office:value-type="float" office:value="0.0230433">
                <text:p>0.0230433</text:p>
              </table:table-cell>
            </table:table-row>
            <table:table-row>
              <table:table-cell office:value-type="string">
                <text:p>0.005522</text:p>
              </table:table-cell>
              <table:table-cell office:value-type="float" office:value="0.0003489427">
                <text:p>0.0003489427</text:p>
              </table:table-cell>
              <table:table-cell office:value-type="float" office:value="0.0211273">
                <text:p>0.0211273</text:p>
              </table:table-cell>
              <table:table-cell office:value-type="float" office:value="0.0230475">
                <text:p>0.0230475</text:p>
              </table:table-cell>
            </table:table-row>
            <table:table-row>
              <table:table-cell office:value-type="string">
                <text:p>0.00552</text:p>
              </table:table-cell>
              <table:table-cell office:value-type="float" office:value="0.0003485724">
                <text:p>0.0003485724</text:p>
              </table:table-cell>
              <table:table-cell office:value-type="float" office:value="0.0211272">
                <text:p>0.0211272</text:p>
              </table:table-cell>
              <table:table-cell office:value-type="float" office:value="0.0230517">
                <text:p>0.0230517</text:p>
              </table:table-cell>
            </table:table-row>
            <table:table-row>
              <table:table-cell office:value-type="string">
                <text:p>0.005517</text:p>
              </table:table-cell>
              <table:table-cell office:value-type="float" office:value="0.0003482028">
                <text:p>0.0003482028</text:p>
              </table:table-cell>
              <table:table-cell office:value-type="float" office:value="0.0211272">
                <text:p>0.0211272</text:p>
              </table:table-cell>
              <table:table-cell office:value-type="float" office:value="0.023056">
                <text:p>0.023056</text:p>
              </table:table-cell>
            </table:table-row>
            <table:table-row>
              <table:table-cell office:value-type="string">
                <text:p>0.005514</text:p>
              </table:table-cell>
              <table:table-cell office:value-type="float" office:value="0.0003478339">
                <text:p>0.0003478339</text:p>
              </table:table-cell>
              <table:table-cell office:value-type="float" office:value="0.0211272">
                <text:p>0.0211272</text:p>
              </table:table-cell>
              <table:table-cell office:value-type="float" office:value="0.0230603">
                <text:p>0.0230603</text:p>
              </table:table-cell>
            </table:table-row>
            <table:table-row>
              <table:table-cell office:value-type="string">
                <text:p>0.005511</text:p>
              </table:table-cell>
              <table:table-cell office:value-type="float" office:value="0.0003474658">
                <text:p>0.0003474658</text:p>
              </table:table-cell>
              <table:table-cell office:value-type="float" office:value="0.0211272">
                <text:p>0.0211272</text:p>
              </table:table-cell>
              <table:table-cell office:value-type="float" office:value="0.0230647">
                <text:p>0.0230647</text:p>
              </table:table-cell>
            </table:table-row>
            <table:table-row>
              <table:table-cell office:value-type="string">
                <text:p>0.005508</text:p>
              </table:table-cell>
              <table:table-cell office:value-type="float" office:value="0.0003470985">
                <text:p>0.0003470985</text:p>
              </table:table-cell>
              <table:table-cell office:value-type="float" office:value="0.0227666">
                <text:p>0.0227666</text:p>
              </table:table-cell>
              <table:table-cell office:value-type="float" office:value="0.0230691">
                <text:p>0.0230691</text:p>
              </table:table-cell>
            </table:table-row>
            <table:table-row>
              <table:table-cell office:value-type="string">
                <text:p>0.005505</text:p>
              </table:table-cell>
              <table:table-cell office:value-type="float" office:value="0.0003467319">
                <text:p>0.0003467319</text:p>
              </table:table-cell>
              <table:table-cell office:value-type="float" office:value="0.0211275">
                <text:p>0.0211275</text:p>
              </table:table-cell>
              <table:table-cell office:value-type="float" office:value="0.0230736">
                <text:p>0.0230736</text:p>
              </table:table-cell>
            </table:table-row>
            <table:table-row>
              <table:table-cell office:value-type="string">
                <text:p>0.005502</text:p>
              </table:table-cell>
              <table:table-cell office:value-type="float" office:value="0.0003463661">
                <text:p>0.0003463661</text:p>
              </table:table-cell>
              <table:table-cell office:value-type="float" office:value="0.0211276">
                <text:p>0.0211276</text:p>
              </table:table-cell>
              <table:table-cell office:value-type="float" office:value="0.0230781">
                <text:p>0.0230781</text:p>
              </table:table-cell>
            </table:table-row>
            <table:table-row>
              <table:table-cell office:value-type="string">
                <text:p>0.005499</text:p>
              </table:table-cell>
              <table:table-cell office:value-type="float" office:value="0.000346001">
                <text:p>0.000346001</text:p>
              </table:table-cell>
              <table:table-cell office:value-type="float" office:value="0.0211279">
                <text:p>0.0211279</text:p>
              </table:table-cell>
              <table:table-cell office:value-type="float" office:value="0.0230827">
                <text:p>0.0230827</text:p>
              </table:table-cell>
            </table:table-row>
            <table:table-row>
              <table:table-cell office:value-type="string">
                <text:p>0.005496</text:p>
              </table:table-cell>
              <table:table-cell office:value-type="float" office:value="0.0003456367">
                <text:p>0.0003456367</text:p>
              </table:table-cell>
              <table:table-cell office:value-type="float" office:value="0.0211281">
                <text:p>0.0211281</text:p>
              </table:table-cell>
              <table:table-cell office:value-type="float" office:value="0.0230873">
                <text:p>0.0230873</text:p>
              </table:table-cell>
            </table:table-row>
            <table:table-row>
              <table:table-cell office:value-type="string">
                <text:p>0.005493</text:p>
              </table:table-cell>
              <table:table-cell office:value-type="float" office:value="0.000345273">
                <text:p>0.000345273</text:p>
              </table:table-cell>
              <table:table-cell office:value-type="float" office:value="0.0211284">
                <text:p>0.0211284</text:p>
              </table:table-cell>
              <table:table-cell office:value-type="float" office:value="0.0230919">
                <text:p>0.0230919</text:p>
              </table:table-cell>
            </table:table-row>
            <table:table-row>
              <table:table-cell office:value-type="string">
                <text:p>0.00549</text:p>
              </table:table-cell>
              <table:table-cell office:value-type="float" office:value="0.0003449102">
                <text:p>0.0003449102</text:p>
              </table:table-cell>
              <table:table-cell office:value-type="float" office:value="0.0211288">
                <text:p>0.0211288</text:p>
              </table:table-cell>
              <table:table-cell office:value-type="float" office:value="0.0230966">
                <text:p>0.0230966</text:p>
              </table:table-cell>
            </table:table-row>
            <table:table-row>
              <table:table-cell office:value-type="string">
                <text:p>0.005487</text:p>
              </table:table-cell>
              <table:table-cell office:value-type="float" office:value="0.0003445481">
                <text:p>0.0003445481</text:p>
              </table:table-cell>
              <table:table-cell office:value-type="float" office:value="0.0231014">
                <text:p>0.0231014</text:p>
              </table:table-cell>
              <table:table-cell office:value-type="float" office:value="0.0231014">
                <text:p>0.0231014</text:p>
              </table:table-cell>
            </table:table-row>
            <table:table-row>
              <table:table-cell office:value-type="string">
                <text:p>0.005484</text:p>
              </table:table-cell>
              <table:table-cell office:value-type="float" office:value="0.0003441868">
                <text:p>0.0003441868</text:p>
              </table:table-cell>
              <table:table-cell office:value-type="float" office:value="0.0211296">
                <text:p>0.0211296</text:p>
              </table:table-cell>
              <table:table-cell office:value-type="float" office:value="0.0231062">
                <text:p>0.0231062</text:p>
              </table:table-cell>
            </table:table-row>
            <table:table-row>
              <table:table-cell office:value-type="string">
                <text:p>0.005482</text:p>
              </table:table-cell>
              <table:table-cell office:value-type="float" office:value="0.0003438262">
                <text:p>0.0003438262</text:p>
              </table:table-cell>
              <table:table-cell office:value-type="float" office:value="0.0211301">
                <text:p>0.0211301</text:p>
              </table:table-cell>
              <table:table-cell office:value-type="float" office:value="0.023111">
                <text:p>0.023111</text:p>
              </table:table-cell>
            </table:table-row>
            <table:table-row>
              <table:table-cell office:value-type="string">
                <text:p>0.005479</text:p>
              </table:table-cell>
              <table:table-cell office:value-type="float" office:value="0.0003434664">
                <text:p>0.0003434664</text:p>
              </table:table-cell>
              <table:table-cell office:value-type="float" office:value="0.0231159">
                <text:p>0.0231159</text:p>
              </table:table-cell>
              <table:table-cell office:value-type="float" office:value="0.0231159">
                <text:p>0.0231159</text:p>
              </table:table-cell>
            </table:table-row>
            <table:table-row>
              <table:table-cell office:value-type="string">
                <text:p>0.005476</text:p>
              </table:table-cell>
              <table:table-cell office:value-type="float" office:value="0.0003431073">
                <text:p>0.0003431073</text:p>
              </table:table-cell>
              <table:table-cell office:value-type="float" office:value="0.0231208">
                <text:p>0.0231208</text:p>
              </table:table-cell>
              <table:table-cell office:value-type="float" office:value="0.0231208">
                <text:p>0.0231208</text:p>
              </table:table-cell>
            </table:table-row>
            <table:table-row>
              <table:table-cell office:value-type="string">
                <text:p>0.005473</text:p>
              </table:table-cell>
              <table:table-cell office:value-type="float" office:value="0.000342749">
                <text:p>0.000342749</text:p>
              </table:table-cell>
              <table:table-cell office:value-type="float" office:value="0.0211317">
                <text:p>0.0211317</text:p>
              </table:table-cell>
              <table:table-cell office:value-type="float" office:value="0.0231258">
                <text:p>0.0231258</text:p>
              </table:table-cell>
            </table:table-row>
            <table:table-row>
              <table:table-cell office:value-type="string">
                <text:p>0.00547</text:p>
              </table:table-cell>
              <table:table-cell office:value-type="float" office:value="0.0003423914">
                <text:p>0.0003423914</text:p>
              </table:table-cell>
              <table:table-cell office:value-type="float" office:value="0.0211324">
                <text:p>0.0211324</text:p>
              </table:table-cell>
              <table:table-cell office:value-type="float" office:value="0.0231308">
                <text:p>0.0231308</text:p>
              </table:table-cell>
            </table:table-row>
            <table:table-row>
              <table:table-cell office:value-type="string">
                <text:p>0.005467</text:p>
              </table:table-cell>
              <table:table-cell office:value-type="float" office:value="0.0003420345">
                <text:p>0.0003420345</text:p>
              </table:table-cell>
              <table:table-cell office:value-type="float" office:value="0.021133">
                <text:p>0.021133</text:p>
              </table:table-cell>
              <table:table-cell office:value-type="float" office:value="0.0231359">
                <text:p>0.0231359</text:p>
              </table:table-cell>
            </table:table-row>
            <table:table-row>
              <table:table-cell office:value-type="string">
                <text:p>0.005464</text:p>
              </table:table-cell>
              <table:table-cell office:value-type="float" office:value="0.0003416785">
                <text:p>0.0003416785</text:p>
              </table:table-cell>
              <table:table-cell office:value-type="float" office:value="0.0211338">
                <text:p>0.0211338</text:p>
              </table:table-cell>
              <table:table-cell office:value-type="float" office:value="0.023141">
                <text:p>0.023141</text:p>
              </table:table-cell>
            </table:table-row>
            <table:table-row>
              <table:table-cell office:value-type="string">
                <text:p>0.005461</text:p>
              </table:table-cell>
              <table:table-cell office:value-type="float" office:value="0.0003413231">
                <text:p>0.0003413231</text:p>
              </table:table-cell>
              <table:table-cell office:value-type="float" office:value="0.0211345">
                <text:p>0.0211345</text:p>
              </table:table-cell>
              <table:table-cell office:value-type="float" office:value="0.0231462">
                <text:p>0.0231462</text:p>
              </table:table-cell>
            </table:table-row>
            <table:table-row>
              <table:table-cell office:value-type="string">
                <text:p>0.005458</text:p>
              </table:table-cell>
              <table:table-cell office:value-type="float" office:value="0.0003409685">
                <text:p>0.0003409685</text:p>
              </table:table-cell>
              <table:table-cell office:value-type="float" office:value="0.0231514">
                <text:p>0.0231514</text:p>
              </table:table-cell>
              <table:table-cell office:value-type="float" office:value="0.0231514">
                <text:p>0.0231514</text:p>
              </table:table-cell>
            </table:table-row>
            <table:table-row>
              <table:table-cell office:value-type="string">
                <text:p>0.005455</text:p>
              </table:table-cell>
              <table:table-cell office:value-type="float" office:value="0.0003406147">
                <text:p>0.0003406147</text:p>
              </table:table-cell>
              <table:table-cell office:value-type="float" office:value="0.0211362">
                <text:p>0.0211362</text:p>
              </table:table-cell>
              <table:table-cell office:value-type="float" office:value="0.0231567">
                <text:p>0.0231567</text:p>
              </table:table-cell>
            </table:table-row>
            <table:table-row>
              <table:table-cell office:value-type="string">
                <text:p>0.005452</text:p>
              </table:table-cell>
              <table:table-cell office:value-type="float" office:value="0.0003402616">
                <text:p>0.0003402616</text:p>
              </table:table-cell>
              <table:table-cell office:value-type="float" office:value="0.0211371">
                <text:p>0.0211371</text:p>
              </table:table-cell>
              <table:table-cell office:value-type="float" office:value="0.023162">
                <text:p>0.023162</text:p>
              </table:table-cell>
            </table:table-row>
            <table:table-row>
              <table:table-cell office:value-type="string">
                <text:p>0.005449</text:p>
              </table:table-cell>
              <table:table-cell office:value-type="float" office:value="0.0003399093">
                <text:p>0.0003399093</text:p>
              </table:table-cell>
              <table:table-cell office:value-type="float" office:value="0.021138">
                <text:p>0.021138</text:p>
              </table:table-cell>
              <table:table-cell office:value-type="float" office:value="0.0231673">
                <text:p>0.0231673</text:p>
              </table:table-cell>
            </table:table-row>
            <table:table-row>
              <table:table-cell office:value-type="string">
                <text:p>0.005446</text:p>
              </table:table-cell>
              <table:table-cell office:value-type="float" office:value="0.0003395577">
                <text:p>0.0003395577</text:p>
              </table:table-cell>
              <table:table-cell office:value-type="float" office:value="0.021139">
                <text:p>0.021139</text:p>
              </table:table-cell>
              <table:table-cell office:value-type="float" office:value="0.0231727">
                <text:p>0.0231727</text:p>
              </table:table-cell>
            </table:table-row>
            <table:table-row>
              <table:table-cell office:value-type="string">
                <text:p>0.005444</text:p>
              </table:table-cell>
              <table:table-cell office:value-type="float" office:value="0.0003392068">
                <text:p>0.0003392068</text:p>
              </table:table-cell>
              <table:table-cell office:value-type="float" office:value="0.02114">
                <text:p>0.02114</text:p>
              </table:table-cell>
              <table:table-cell office:value-type="float" office:value="0.0231782">
                <text:p>0.0231782</text:p>
              </table:table-cell>
            </table:table-row>
            <table:table-row>
              <table:table-cell office:value-type="string">
                <text:p>0.005441</text:p>
              </table:table-cell>
              <table:table-cell office:value-type="float" office:value="0.0003388565">
                <text:p>0.0003388565</text:p>
              </table:table-cell>
              <table:table-cell office:value-type="float" office:value="0.021141">
                <text:p>0.021141</text:p>
              </table:table-cell>
              <table:table-cell office:value-type="float" office:value="0.0231837">
                <text:p>0.0231837</text:p>
              </table:table-cell>
            </table:table-row>
            <table:table-row>
              <table:table-cell office:value-type="string">
                <text:p>0.005438</text:p>
              </table:table-cell>
              <table:table-cell office:value-type="float" office:value="0.0003385069">
                <text:p>0.0003385069</text:p>
              </table:table-cell>
              <table:table-cell office:value-type="float" office:value="0.0211421">
                <text:p>0.0211421</text:p>
              </table:table-cell>
              <table:table-cell office:value-type="float" office:value="0.0231892">
                <text:p>0.0231892</text:p>
              </table:table-cell>
            </table:table-row>
            <table:table-row>
              <table:table-cell office:value-type="string">
                <text:p>0.005435</text:p>
              </table:table-cell>
              <table:table-cell office:value-type="float" office:value="0.0003381581">
                <text:p>0.0003381581</text:p>
              </table:table-cell>
              <table:table-cell office:value-type="float" office:value="0.0211433">
                <text:p>0.0211433</text:p>
              </table:table-cell>
              <table:table-cell office:value-type="float" office:value="0.0231948">
                <text:p>0.0231948</text:p>
              </table:table-cell>
            </table:table-row>
            <table:table-row>
              <table:table-cell office:value-type="string">
                <text:p>0.005432</text:p>
              </table:table-cell>
              <table:table-cell office:value-type="float" office:value="0.0003378099">
                <text:p>0.0003378099</text:p>
              </table:table-cell>
              <table:table-cell office:value-type="float" office:value="0.0211445">
                <text:p>0.0211445</text:p>
              </table:table-cell>
              <table:table-cell office:value-type="float" office:value="0.0232005">
                <text:p>0.0232005</text:p>
              </table:table-cell>
            </table:table-row>
            <table:table-row>
              <table:table-cell office:value-type="string">
                <text:p>0.005429</text:p>
              </table:table-cell>
              <table:table-cell office:value-type="float" office:value="0.0003374625">
                <text:p>0.0003374625</text:p>
              </table:table-cell>
              <table:table-cell office:value-type="float" office:value="0.0211457">
                <text:p>0.0211457</text:p>
              </table:table-cell>
              <table:table-cell office:value-type="float" office:value="0.0232061">
                <text:p>0.0232061</text:p>
              </table:table-cell>
            </table:table-row>
            <table:table-row>
              <table:table-cell office:value-type="string">
                <text:p>0.005426</text:p>
              </table:table-cell>
              <table:table-cell office:value-type="float" office:value="0.0003371157">
                <text:p>0.0003371157</text:p>
              </table:table-cell>
              <table:table-cell office:value-type="float" office:value="0.021147">
                <text:p>0.021147</text:p>
              </table:table-cell>
              <table:table-cell office:value-type="float" office:value="0.0232119">
                <text:p>0.0232119</text:p>
              </table:table-cell>
            </table:table-row>
            <table:table-row>
              <table:table-cell office:value-type="string">
                <text:p>0.005423</text:p>
              </table:table-cell>
              <table:table-cell office:value-type="float" office:value="0.0003367696">
                <text:p>0.0003367696</text:p>
              </table:table-cell>
              <table:table-cell office:value-type="float" office:value="0.0211483">
                <text:p>0.0211483</text:p>
              </table:table-cell>
              <table:table-cell office:value-type="float" office:value="0.0232177">
                <text:p>0.0232177</text:p>
              </table:table-cell>
            </table:table-row>
            <table:table-row>
              <table:table-cell office:value-type="string">
                <text:p>0.00542</text:p>
              </table:table-cell>
              <table:table-cell office:value-type="float" office:value="0.0003364241">
                <text:p>0.0003364241</text:p>
              </table:table-cell>
              <table:table-cell office:value-type="float" office:value="0.0211496">
                <text:p>0.0211496</text:p>
              </table:table-cell>
              <table:table-cell office:value-type="float" office:value="0.0232235">
                <text:p>0.0232235</text:p>
              </table:table-cell>
            </table:table-row>
            <table:table-row>
              <table:table-cell office:value-type="string">
                <text:p>0.005417</text:p>
              </table:table-cell>
              <table:table-cell office:value-type="float" office:value="0.0003360794">
                <text:p>0.0003360794</text:p>
              </table:table-cell>
              <table:table-cell office:value-type="float" office:value="0.0232293">
                <text:p>0.0232293</text:p>
              </table:table-cell>
              <table:table-cell office:value-type="float" office:value="0.0232293">
                <text:p>0.0232293</text:p>
              </table:table-cell>
            </table:table-row>
            <table:table-row>
              <table:table-cell office:value-type="string">
                <text:p>0.005414</text:p>
              </table:table-cell>
              <table:table-cell office:value-type="float" office:value="0.0003357354">
                <text:p>0.0003357354</text:p>
              </table:table-cell>
              <table:table-cell office:value-type="float" office:value="0.0211525">
                <text:p>0.0211525</text:p>
              </table:table-cell>
              <table:table-cell office:value-type="float" office:value="0.0232353">
                <text:p>0.0232353</text:p>
              </table:table-cell>
            </table:table-row>
            <table:table-row>
              <table:table-cell office:value-type="string">
                <text:p>0.005411</text:p>
              </table:table-cell>
              <table:table-cell office:value-type="float" office:value="0.000335392">
                <text:p>0.000335392</text:p>
              </table:table-cell>
              <table:table-cell office:value-type="float" office:value="0.0211539">
                <text:p>0.0211539</text:p>
              </table:table-cell>
              <table:table-cell office:value-type="float" office:value="0.0232412">
                <text:p>0.0232412</text:p>
              </table:table-cell>
            </table:table-row>
            <table:table-row>
              <table:table-cell office:value-type="string">
                <text:p>0.005408</text:p>
              </table:table-cell>
              <table:table-cell office:value-type="float" office:value="0.0003350493">
                <text:p>0.0003350493</text:p>
              </table:table-cell>
              <table:table-cell office:value-type="float" office:value="0.0211555">
                <text:p>0.0211555</text:p>
              </table:table-cell>
              <table:table-cell office:value-type="float" office:value="0.0232472">
                <text:p>0.0232472</text:p>
              </table:table-cell>
            </table:table-row>
            <table:table-row>
              <table:table-cell office:value-type="string">
                <text:p>0.005406</text:p>
              </table:table-cell>
              <table:table-cell office:value-type="float" office:value="0.0003347074">
                <text:p>0.0003347074</text:p>
              </table:table-cell>
              <table:table-cell office:value-type="float" office:value="0.021157">
                <text:p>0.021157</text:p>
              </table:table-cell>
              <table:table-cell office:value-type="float" office:value="0.0232533">
                <text:p>0.0232533</text:p>
              </table:table-cell>
            </table:table-row>
            <table:table-row>
              <table:table-cell office:value-type="string">
                <text:p>0.005403</text:p>
              </table:table-cell>
              <table:table-cell office:value-type="float" office:value="0.0003343661">
                <text:p>0.0003343661</text:p>
              </table:table-cell>
              <table:table-cell office:value-type="float" office:value="0.0211586">
                <text:p>0.0211586</text:p>
              </table:table-cell>
              <table:table-cell office:value-type="float" office:value="0.0232594">
                <text:p>0.0232594</text:p>
              </table:table-cell>
            </table:table-row>
            <table:table-row>
              <table:table-cell office:value-type="string">
                <text:p>0.0054</text:p>
              </table:table-cell>
              <table:table-cell office:value-type="float" office:value="0.0003340255">
                <text:p>0.0003340255</text:p>
              </table:table-cell>
              <table:table-cell office:value-type="float" office:value="0.0211603">
                <text:p>0.0211603</text:p>
              </table:table-cell>
              <table:table-cell office:value-type="float" office:value="0.0232656">
                <text:p>0.0232656</text:p>
              </table:table-cell>
            </table:table-row>
            <table:table-row>
              <table:table-cell office:value-type="string">
                <text:p>0.005397</text:p>
              </table:table-cell>
              <table:table-cell office:value-type="float" office:value="0.0003336856">
                <text:p>0.0003336856</text:p>
              </table:table-cell>
              <table:table-cell office:value-type="float" office:value="0.021162">
                <text:p>0.021162</text:p>
              </table:table-cell>
              <table:table-cell office:value-type="float" office:value="0.0232718">
                <text:p>0.0232718</text:p>
              </table:table-cell>
            </table:table-row>
            <table:table-row>
              <table:table-cell office:value-type="string">
                <text:p>0.005394</text:p>
              </table:table-cell>
              <table:table-cell office:value-type="float" office:value="0.0003333464">
                <text:p>0.0003333464</text:p>
              </table:table-cell>
              <table:table-cell office:value-type="float" office:value="0.023278">
                <text:p>0.023278</text:p>
              </table:table-cell>
              <table:table-cell office:value-type="float" office:value="0.023278">
                <text:p>0.023278</text:p>
              </table:table-cell>
            </table:table-row>
            <table:table-row>
              <table:table-cell office:value-type="string">
                <text:p>0.005391</text:p>
              </table:table-cell>
              <table:table-cell office:value-type="float" office:value="0.0003330079">
                <text:p>0.0003330079</text:p>
              </table:table-cell>
              <table:table-cell office:value-type="float" office:value="0.0211655">
                <text:p>0.0211655</text:p>
              </table:table-cell>
              <table:table-cell office:value-type="float" office:value="0.0232843">
                <text:p>0.0232843</text:p>
              </table:table-cell>
            </table:table-row>
            <table:table-row>
              <table:table-cell office:value-type="string">
                <text:p>0.005388</text:p>
              </table:table-cell>
              <table:table-cell office:value-type="float" office:value="0.00033267">
                <text:p>0.00033267</text:p>
              </table:table-cell>
              <table:table-cell office:value-type="float" office:value="0.0211673">
                <text:p>0.0211673</text:p>
              </table:table-cell>
              <table:table-cell office:value-type="float" office:value="0.0232906">
                <text:p>0.0232906</text:p>
              </table:table-cell>
            </table:table-row>
            <table:table-row>
              <table:table-cell office:value-type="string">
                <text:p>0.005385</text:p>
              </table:table-cell>
              <table:table-cell office:value-type="float" office:value="0.0003323329">
                <text:p>0.0003323329</text:p>
              </table:table-cell>
              <table:table-cell office:value-type="float" office:value="0.023297">
                <text:p>0.023297</text:p>
              </table:table-cell>
              <table:table-cell office:value-type="float" office:value="0.023297">
                <text:p>0.023297</text:p>
              </table:table-cell>
            </table:table-row>
            <table:table-row>
              <table:table-cell office:value-type="string">
                <text:p>0.005382</text:p>
              </table:table-cell>
              <table:table-cell office:value-type="float" office:value="0.0003319964">
                <text:p>0.0003319964</text:p>
              </table:table-cell>
              <table:table-cell office:value-type="float" office:value="0.0233034">
                <text:p>0.0233034</text:p>
              </table:table-cell>
              <table:table-cell office:value-type="float" office:value="0.0233034">
                <text:p>0.0233034</text:p>
              </table:table-cell>
            </table:table-row>
            <table:table-row>
              <table:table-cell office:value-type="string">
                <text:p>0.005379</text:p>
              </table:table-cell>
              <table:table-cell office:value-type="float" office:value="0.0003316607">
                <text:p>0.0003316607</text:p>
              </table:table-cell>
              <table:table-cell office:value-type="float" office:value="0.021173">
                <text:p>0.021173</text:p>
              </table:table-cell>
              <table:table-cell office:value-type="float" office:value="0.0233099">
                <text:p>0.0233099</text:p>
              </table:table-cell>
            </table:table-row>
            <table:table-row>
              <table:table-cell office:value-type="string">
                <text:p>0.005376</text:p>
              </table:table-cell>
              <table:table-cell office:value-type="float" office:value="0.0003313256">
                <text:p>0.0003313256</text:p>
              </table:table-cell>
              <table:table-cell office:value-type="float" office:value="0.0233165">
                <text:p>0.0233165</text:p>
              </table:table-cell>
              <table:table-cell office:value-type="float" office:value="0.0233165">
                <text:p>0.0233165</text:p>
              </table:table-cell>
            </table:table-row>
            <table:table-row>
              <table:table-cell office:value-type="string">
                <text:p>0.005373</text:p>
              </table:table-cell>
              <table:table-cell office:value-type="float" office:value="0.0003309913">
                <text:p>0.0003309913</text:p>
              </table:table-cell>
              <table:table-cell office:value-type="float" office:value="0.021177">
                <text:p>0.021177</text:p>
              </table:table-cell>
              <table:table-cell office:value-type="float" office:value="0.023323">
                <text:p>0.023323</text:p>
              </table:table-cell>
            </table:table-row>
            <table:table-row>
              <table:table-cell office:value-type="string">
                <text:p>0.00537</text:p>
              </table:table-cell>
              <table:table-cell office:value-type="float" office:value="0.0003306576">
                <text:p>0.0003306576</text:p>
              </table:table-cell>
              <table:table-cell office:value-type="float" office:value="0.0233296">
                <text:p>0.0233296</text:p>
              </table:table-cell>
              <table:table-cell office:value-type="float" office:value="0.0233296">
                <text:p>0.0233296</text:p>
              </table:table-cell>
            </table:table-row>
            <table:table-row>
              <table:table-cell office:value-type="string">
                <text:p>0.005368</text:p>
              </table:table-cell>
              <table:table-cell office:value-type="float" office:value="0.0003303245">
                <text:p>0.0003303245</text:p>
              </table:table-cell>
              <table:table-cell office:value-type="float" office:value="0.0211811">
                <text:p>0.0211811</text:p>
              </table:table-cell>
              <table:table-cell office:value-type="float" office:value="0.0233363">
                <text:p>0.0233363</text:p>
              </table:table-cell>
            </table:table-row>
            <table:table-row>
              <table:table-cell office:value-type="string">
                <text:p>0.005365</text:p>
              </table:table-cell>
              <table:table-cell office:value-type="float" office:value="0.0003299922">
                <text:p>0.0003299922</text:p>
              </table:table-cell>
              <table:table-cell office:value-type="float" office:value="0.0211833">
                <text:p>0.0211833</text:p>
              </table:table-cell>
              <table:table-cell office:value-type="float" office:value="0.023343">
                <text:p>0.023343</text:p>
              </table:table-cell>
            </table:table-row>
            <table:table-row>
              <table:table-cell office:value-type="string">
                <text:p>0.005362</text:p>
              </table:table-cell>
              <table:table-cell office:value-type="float" office:value="0.0003296606">
                <text:p>0.0003296606</text:p>
              </table:table-cell>
              <table:table-cell office:value-type="float" office:value="0.0211855">
                <text:p>0.0211855</text:p>
              </table:table-cell>
              <table:table-cell office:value-type="float" office:value="0.0233498">
                <text:p>0.0233498</text:p>
              </table:table-cell>
            </table:table-row>
            <table:table-row>
              <table:table-cell office:value-type="string">
                <text:p>0.005359</text:p>
              </table:table-cell>
              <table:table-cell office:value-type="float" office:value="0.0003293297">
                <text:p>0.0003293297</text:p>
              </table:table-cell>
              <table:table-cell office:value-type="float" office:value="0.0233566">
                <text:p>0.0233566</text:p>
              </table:table-cell>
              <table:table-cell office:value-type="float" office:value="0.0233566">
                <text:p>0.0233566</text:p>
              </table:table-cell>
            </table:table-row>
            <table:table-row>
              <table:table-cell office:value-type="string">
                <text:p>0.005356</text:p>
              </table:table-cell>
              <table:table-cell office:value-type="float" office:value="0.0003289994">
                <text:p>0.0003289994</text:p>
              </table:table-cell>
              <table:table-cell office:value-type="float" office:value="0.02119">
                <text:p>0.02119</text:p>
              </table:table-cell>
              <table:table-cell office:value-type="float" office:value="0.0233634">
                <text:p>0.0233634</text:p>
              </table:table-cell>
            </table:table-row>
            <table:table-row>
              <table:table-cell office:value-type="string">
                <text:p>0.005353</text:p>
              </table:table-cell>
              <table:table-cell office:value-type="float" office:value="0.0003286699">
                <text:p>0.0003286699</text:p>
              </table:table-cell>
              <table:table-cell office:value-type="float" office:value="0.0233703">
                <text:p>0.0233703</text:p>
              </table:table-cell>
              <table:table-cell office:value-type="float" office:value="0.0233703">
                <text:p>0.0233703</text:p>
              </table:table-cell>
            </table:table-row>
            <table:table-row>
              <table:table-cell office:value-type="string">
                <text:p>0.00535</text:p>
              </table:table-cell>
              <table:table-cell office:value-type="float" office:value="0.000328341">
                <text:p>0.000328341</text:p>
              </table:table-cell>
              <table:table-cell office:value-type="float" office:value="0.0211947">
                <text:p>0.0211947</text:p>
              </table:table-cell>
              <table:table-cell office:value-type="float" office:value="0.0233773">
                <text:p>0.0233773</text:p>
              </table:table-cell>
            </table:table-row>
            <table:table-row>
              <table:table-cell office:value-type="string">
                <text:p>0.005347</text:p>
              </table:table-cell>
              <table:table-cell office:value-type="float" office:value="0.0003280128">
                <text:p>0.0003280128</text:p>
              </table:table-cell>
              <table:table-cell office:value-type="float" office:value="0.0211971">
                <text:p>0.0211971</text:p>
              </table:table-cell>
              <table:table-cell office:value-type="float" office:value="0.0233843">
                <text:p>0.0233843</text:p>
              </table:table-cell>
            </table:table-row>
            <table:table-row>
              <table:table-cell office:value-type="string">
                <text:p>0.005344</text:p>
              </table:table-cell>
              <table:table-cell office:value-type="float" office:value="0.0003276854">
                <text:p>0.0003276854</text:p>
              </table:table-cell>
              <table:table-cell office:value-type="float" office:value="0.0211995">
                <text:p>0.0211995</text:p>
              </table:table-cell>
              <table:table-cell office:value-type="float" office:value="0.0233913">
                <text:p>0.0233913</text:p>
              </table:table-cell>
            </table:table-row>
            <table:table-row>
              <table:table-cell office:value-type="string">
                <text:p>0.005341</text:p>
              </table:table-cell>
              <table:table-cell office:value-type="float" office:value="0.0003273586">
                <text:p>0.0003273586</text:p>
              </table:table-cell>
              <table:table-cell office:value-type="float" office:value="0.021202">
                <text:p>0.021202</text:p>
              </table:table-cell>
              <table:table-cell office:value-type="float" office:value="0.0233984">
                <text:p>0.0233984</text:p>
              </table:table-cell>
            </table:table-row>
            <table:table-row>
              <table:table-cell office:value-type="string">
                <text:p>0.005338</text:p>
              </table:table-cell>
              <table:table-cell office:value-type="float" office:value="0.0003270325">
                <text:p>0.0003270325</text:p>
              </table:table-cell>
              <table:table-cell office:value-type="float" office:value="0.0212045">
                <text:p>0.0212045</text:p>
              </table:table-cell>
              <table:table-cell office:value-type="float" office:value="0.0234055">
                <text:p>0.0234055</text:p>
              </table:table-cell>
            </table:table-row>
            <table:table-row>
              <table:table-cell office:value-type="string">
                <text:p>0.005335</text:p>
              </table:table-cell>
              <table:table-cell office:value-type="float" office:value="0.000326707">
                <text:p>0.000326707</text:p>
              </table:table-cell>
              <table:table-cell office:value-type="float" office:value="0.0212071">
                <text:p>0.0212071</text:p>
              </table:table-cell>
              <table:table-cell office:value-type="float" office:value="0.0234127">
                <text:p>0.0234127</text:p>
              </table:table-cell>
            </table:table-row>
            <table:table-row>
              <table:table-cell office:value-type="string">
                <text:p>0.005332</text:p>
              </table:table-cell>
              <table:table-cell office:value-type="float" office:value="0.0003263823">
                <text:p>0.0003263823</text:p>
              </table:table-cell>
              <table:table-cell office:value-type="float" office:value="0.02342">
                <text:p>0.02342</text:p>
              </table:table-cell>
              <table:table-cell office:value-type="float" office:value="0.02342">
                <text:p>0.02342</text:p>
              </table:table-cell>
            </table:table-row>
            <table:table-row>
              <table:table-cell office:value-type="string">
                <text:p>0.00533</text:p>
              </table:table-cell>
              <table:table-cell office:value-type="float" office:value="0.0003260583">
                <text:p>0.0003260583</text:p>
              </table:table-cell>
              <table:table-cell office:value-type="float" office:value="0.0212124">
                <text:p>0.0212124</text:p>
              </table:table-cell>
              <table:table-cell office:value-type="float" office:value="0.0234272">
                <text:p>0.0234272</text:p>
              </table:table-cell>
            </table:table-row>
            <table:table-row>
              <table:table-cell office:value-type="string">
                <text:p>0.005327</text:p>
              </table:table-cell>
              <table:table-cell office:value-type="float" office:value="0.0003257349">
                <text:p>0.0003257349</text:p>
              </table:table-cell>
              <table:table-cell office:value-type="float" office:value="0.0234346">
                <text:p>0.0234346</text:p>
              </table:table-cell>
              <table:table-cell office:value-type="float" office:value="0.0234346">
                <text:p>0.0234346</text:p>
              </table:table-cell>
            </table:table-row>
            <table:table-row>
              <table:table-cell office:value-type="string">
                <text:p>0.005324</text:p>
              </table:table-cell>
              <table:table-cell office:value-type="float" office:value="0.0003254123">
                <text:p>0.0003254123</text:p>
              </table:table-cell>
              <table:table-cell office:value-type="float" office:value="0.0212178">
                <text:p>0.0212178</text:p>
              </table:table-cell>
              <table:table-cell office:value-type="float" office:value="0.0234419">
                <text:p>0.0234419</text:p>
              </table:table-cell>
            </table:table-row>
            <table:table-row>
              <table:table-cell office:value-type="string">
                <text:p>0.005321</text:p>
              </table:table-cell>
              <table:table-cell office:value-type="float" office:value="0.0003250903">
                <text:p>0.0003250903</text:p>
              </table:table-cell>
              <table:table-cell office:value-type="float" office:value="0.0212206">
                <text:p>0.0212206</text:p>
              </table:table-cell>
              <table:table-cell office:value-type="float" office:value="0.0234493">
                <text:p>0.0234493</text:p>
              </table:table-cell>
            </table:table-row>
            <table:table-row>
              <table:table-cell office:value-type="string">
                <text:p>0.005318</text:p>
              </table:table-cell>
              <table:table-cell office:value-type="float" office:value="0.000324769">
                <text:p>0.000324769</text:p>
              </table:table-cell>
              <table:table-cell office:value-type="float" office:value="0.0212234">
                <text:p>0.0212234</text:p>
              </table:table-cell>
              <table:table-cell office:value-type="float" office:value="0.0234568">
                <text:p>0.0234568</text:p>
              </table:table-cell>
            </table:table-row>
            <table:table-row>
              <table:table-cell office:value-type="string">
                <text:p>0.005315</text:p>
              </table:table-cell>
              <table:table-cell office:value-type="float" office:value="0.0003244484">
                <text:p>0.0003244484</text:p>
              </table:table-cell>
              <table:table-cell office:value-type="float" office:value="0.0212263">
                <text:p>0.0212263</text:p>
              </table:table-cell>
              <table:table-cell office:value-type="float" office:value="0.0234643">
                <text:p>0.0234643</text:p>
              </table:table-cell>
            </table:table-row>
            <table:table-row>
              <table:table-cell office:value-type="string">
                <text:p>0.005312</text:p>
              </table:table-cell>
              <table:table-cell office:value-type="float" office:value="0.0003241285">
                <text:p>0.0003241285</text:p>
              </table:table-cell>
              <table:table-cell office:value-type="float" office:value="0.0234719">
                <text:p>0.0234719</text:p>
              </table:table-cell>
              <table:table-cell office:value-type="float" office:value="0.0234719">
                <text:p>0.0234719</text:p>
              </table:table-cell>
            </table:table-row>
            <table:table-row>
              <table:table-cell office:value-type="string">
                <text:p>0.005309</text:p>
              </table:table-cell>
              <table:table-cell office:value-type="float" office:value="0.0003238093">
                <text:p>0.0003238093</text:p>
              </table:table-cell>
              <table:table-cell office:value-type="float" office:value="0.0212321">
                <text:p>0.0212321</text:p>
              </table:table-cell>
              <table:table-cell office:value-type="float" office:value="0.0234795">
                <text:p>0.0234795</text:p>
              </table:table-cell>
            </table:table-row>
            <table:table-row>
              <table:table-cell office:value-type="string">
                <text:p>0.005306</text:p>
              </table:table-cell>
              <table:table-cell office:value-type="float" office:value="0.0003234908">
                <text:p>0.0003234908</text:p>
              </table:table-cell>
              <table:table-cell office:value-type="float" office:value="0.0212351">
                <text:p>0.0212351</text:p>
              </table:table-cell>
              <table:table-cell office:value-type="float" office:value="0.0234871">
                <text:p>0.0234871</text:p>
              </table:table-cell>
            </table:table-row>
            <table:table-row>
              <table:table-cell office:value-type="string">
                <text:p>0.005303</text:p>
              </table:table-cell>
              <table:table-cell office:value-type="float" office:value="0.000323173">
                <text:p>0.000323173</text:p>
              </table:table-cell>
              <table:table-cell office:value-type="float" office:value="0.0234948">
                <text:p>0.0234948</text:p>
              </table:table-cell>
              <table:table-cell office:value-type="float" office:value="0.0234948">
                <text:p>0.0234948</text:p>
              </table:table-cell>
            </table:table-row>
            <table:table-row>
              <table:table-cell office:value-type="string">
                <text:p>0.0053</text:p>
              </table:table-cell>
              <table:table-cell office:value-type="float" office:value="0.0003228558">
                <text:p>0.0003228558</text:p>
              </table:table-cell>
              <table:table-cell office:value-type="float" office:value="0.0212412">
                <text:p>0.0212412</text:p>
              </table:table-cell>
              <table:table-cell office:value-type="float" office:value="0.0235026">
                <text:p>0.0235026</text:p>
              </table:table-cell>
            </table:table-row>
            <table:table-row>
              <table:table-cell office:value-type="string">
                <text:p>0.005297</text:p>
              </table:table-cell>
              <table:table-cell office:value-type="float" office:value="0.0003225394">
                <text:p>0.0003225394</text:p>
              </table:table-cell>
              <table:table-cell office:value-type="float" office:value="0.0235103">
                <text:p>0.0235103</text:p>
              </table:table-cell>
              <table:table-cell office:value-type="float" office:value="0.0235103">
                <text:p>0.0235103</text:p>
              </table:table-cell>
            </table:table-row>
            <table:table-row>
              <table:table-cell office:value-type="string">
                <text:p>0.005294</text:p>
              </table:table-cell>
              <table:table-cell office:value-type="float" office:value="0.0003222236">
                <text:p>0.0003222236</text:p>
              </table:table-cell>
              <table:table-cell office:value-type="float" office:value="0.0212475">
                <text:p>0.0212475</text:p>
              </table:table-cell>
              <table:table-cell office:value-type="float" office:value="0.0235182">
                <text:p>0.0235182</text:p>
              </table:table-cell>
            </table:table-row>
            <table:table-row>
              <table:table-cell office:value-type="string">
                <text:p>0.005292</text:p>
              </table:table-cell>
              <table:table-cell office:value-type="float" office:value="0.0003219085">
                <text:p>0.0003219085</text:p>
              </table:table-cell>
              <table:table-cell office:value-type="float" office:value="0.0212507">
                <text:p>0.0212507</text:p>
              </table:table-cell>
              <table:table-cell office:value-type="float" office:value="0.0235261">
                <text:p>0.0235261</text:p>
              </table:table-cell>
            </table:table-row>
            <table:table-row>
              <table:table-cell office:value-type="string">
                <text:p>0.005289</text:p>
              </table:table-cell>
              <table:table-cell office:value-type="float" office:value="0.0003215941">
                <text:p>0.0003215941</text:p>
              </table:table-cell>
              <table:table-cell office:value-type="float" office:value="0.0212539">
                <text:p>0.0212539</text:p>
              </table:table-cell>
              <table:table-cell office:value-type="float" office:value="0.023534">
                <text:p>0.023534</text:p>
              </table:table-cell>
            </table:table-row>
            <table:table-row>
              <table:table-cell office:value-type="string">
                <text:p>0.005286</text:p>
              </table:table-cell>
              <table:table-cell office:value-type="float" office:value="0.0003212804">
                <text:p>0.0003212804</text:p>
              </table:table-cell>
              <table:table-cell office:value-type="float" office:value="0.0212572">
                <text:p>0.0212572</text:p>
              </table:table-cell>
              <table:table-cell office:value-type="float" office:value="0.023542">
                <text:p>0.023542</text:p>
              </table:table-cell>
            </table:table-row>
            <table:table-row>
              <table:table-cell office:value-type="string">
                <text:p>0.005283</text:p>
              </table:table-cell>
              <table:table-cell office:value-type="float" office:value="0.0003209674">
                <text:p>0.0003209674</text:p>
              </table:table-cell>
              <table:table-cell office:value-type="float" office:value="0.0212605">
                <text:p>0.0212605</text:p>
              </table:table-cell>
              <table:table-cell office:value-type="float" office:value="0.02355">
                <text:p>0.02355</text:p>
              </table:table-cell>
            </table:table-row>
            <table:table-row>
              <table:table-cell office:value-type="string">
                <text:p>0.00528</text:p>
              </table:table-cell>
              <table:table-cell office:value-type="float" office:value="0.0003206551">
                <text:p>0.0003206551</text:p>
              </table:table-cell>
              <table:table-cell office:value-type="float" office:value="0.0212639">
                <text:p>0.0212639</text:p>
              </table:table-cell>
              <table:table-cell office:value-type="float" office:value="0.0235581">
                <text:p>0.0235581</text:p>
              </table:table-cell>
            </table:table-row>
            <table:table-row>
              <table:table-cell office:value-type="string">
                <text:p>0.005277</text:p>
              </table:table-cell>
              <table:table-cell office:value-type="float" office:value="0.0003203435">
                <text:p>0.0003203435</text:p>
              </table:table-cell>
              <table:table-cell office:value-type="float" office:value="0.0235662">
                <text:p>0.0235662</text:p>
              </table:table-cell>
              <table:table-cell office:value-type="float" office:value="0.0235662">
                <text:p>0.0235662</text:p>
              </table:table-cell>
            </table:table-row>
            <table:table-row>
              <table:table-cell office:value-type="string">
                <text:p>0.005274</text:p>
              </table:table-cell>
              <table:table-cell office:value-type="float" office:value="0.0003200326">
                <text:p>0.0003200326</text:p>
              </table:table-cell>
              <table:table-cell office:value-type="float" office:value="0.0212707">
                <text:p>0.0212707</text:p>
              </table:table-cell>
              <table:table-cell office:value-type="float" office:value="0.0235743">
                <text:p>0.0235743</text:p>
              </table:table-cell>
            </table:table-row>
            <table:table-row>
              <table:table-cell office:value-type="string">
                <text:p>0.005271</text:p>
              </table:table-cell>
              <table:table-cell office:value-type="float" office:value="0.0003197223">
                <text:p>0.0003197223</text:p>
              </table:table-cell>
              <table:table-cell office:value-type="float" office:value="0.0212742">
                <text:p>0.0212742</text:p>
              </table:table-cell>
              <table:table-cell office:value-type="float" office:value="0.0235826">
                <text:p>0.0235826</text:p>
              </table:table-cell>
            </table:table-row>
            <table:table-row>
              <table:table-cell office:value-type="string">
                <text:p>0.005268</text:p>
              </table:table-cell>
              <table:table-cell office:value-type="float" office:value="0.0003194127">
                <text:p>0.0003194127</text:p>
              </table:table-cell>
              <table:table-cell office:value-type="float" office:value="0.0212778">
                <text:p>0.0212778</text:p>
              </table:table-cell>
              <table:table-cell office:value-type="float" office:value="0.0235908">
                <text:p>0.0235908</text:p>
              </table:table-cell>
            </table:table-row>
            <table:table-row>
              <table:table-cell office:value-type="string">
                <text:p>0.005265</text:p>
              </table:table-cell>
              <table:table-cell office:value-type="float" office:value="0.0003191039">
                <text:p>0.0003191039</text:p>
              </table:table-cell>
              <table:table-cell office:value-type="float" office:value="0.0212814">
                <text:p>0.0212814</text:p>
              </table:table-cell>
              <table:table-cell office:value-type="float" office:value="0.0235991">
                <text:p>0.0235991</text:p>
              </table:table-cell>
            </table:table-row>
            <table:table-row>
              <table:table-cell office:value-type="string">
                <text:p>0.005262</text:p>
              </table:table-cell>
              <table:table-cell office:value-type="float" office:value="0.0003187957">
                <text:p>0.0003187957</text:p>
              </table:table-cell>
              <table:table-cell office:value-type="float" office:value="0.021285">
                <text:p>0.021285</text:p>
              </table:table-cell>
              <table:table-cell office:value-type="float" office:value="0.0236075">
                <text:p>0.0236075</text:p>
              </table:table-cell>
            </table:table-row>
            <table:table-row>
              <table:table-cell office:value-type="string">
                <text:p>0.005259</text:p>
              </table:table-cell>
              <table:table-cell office:value-type="float" office:value="0.0003184882">
                <text:p>0.0003184882</text:p>
              </table:table-cell>
              <table:table-cell office:value-type="float" office:value="0.0212886">
                <text:p>0.0212886</text:p>
              </table:table-cell>
              <table:table-cell office:value-type="float" office:value="0.0236159">
                <text:p>0.0236159</text:p>
              </table:table-cell>
            </table:table-row>
            <table:table-row>
              <table:table-cell office:value-type="string">
                <text:p>0.005256</text:p>
              </table:table-cell>
              <table:table-cell office:value-type="float" office:value="0.0003181814">
                <text:p>0.0003181814</text:p>
              </table:table-cell>
              <table:table-cell office:value-type="float" office:value="0.0236243">
                <text:p>0.0236243</text:p>
              </table:table-cell>
              <table:table-cell office:value-type="float" office:value="0.0236243">
                <text:p>0.0236243</text:p>
              </table:table-cell>
            </table:table-row>
            <table:table-row>
              <table:table-cell office:value-type="string">
                <text:p>0.005254</text:p>
              </table:table-cell>
              <table:table-cell office:value-type="float" office:value="0.0003178753">
                <text:p>0.0003178753</text:p>
              </table:table-cell>
              <table:table-cell office:value-type="float" office:value="0.0212961">
                <text:p>0.0212961</text:p>
              </table:table-cell>
              <table:table-cell office:value-type="float" office:value="0.0236328">
                <text:p>0.0236328</text:p>
              </table:table-cell>
            </table:table-row>
            <table:table-row>
              <table:table-cell office:value-type="string">
                <text:p>0.005251</text:p>
              </table:table-cell>
              <table:table-cell office:value-type="float" office:value="0.0003175699">
                <text:p>0.0003175699</text:p>
              </table:table-cell>
              <table:table-cell office:value-type="float" office:value="0.0212999">
                <text:p>0.0212999</text:p>
              </table:table-cell>
              <table:table-cell office:value-type="float" office:value="0.0236414">
                <text:p>0.0236414</text:p>
              </table:table-cell>
            </table:table-row>
            <table:table-row>
              <table:table-cell office:value-type="string">
                <text:p>0.005248</text:p>
              </table:table-cell>
              <table:table-cell office:value-type="float" office:value="0.0003172651">
                <text:p>0.0003172651</text:p>
              </table:table-cell>
              <table:table-cell office:value-type="float" office:value="0.0213037">
                <text:p>0.0213037</text:p>
              </table:table-cell>
              <table:table-cell office:value-type="float" office:value="0.0236499">
                <text:p>0.0236499</text:p>
              </table:table-cell>
            </table:table-row>
            <table:table-row>
              <table:table-cell office:value-type="string">
                <text:p>0.005245</text:p>
              </table:table-cell>
              <table:table-cell office:value-type="float" office:value="0.0003169611">
                <text:p>0.0003169611</text:p>
              </table:table-cell>
              <table:table-cell office:value-type="float" office:value="0.0213076">
                <text:p>0.0213076</text:p>
              </table:table-cell>
              <table:table-cell office:value-type="float" office:value="0.0236586">
                <text:p>0.0236586</text:p>
              </table:table-cell>
            </table:table-row>
            <table:table-row>
              <table:table-cell office:value-type="string">
                <text:p>0.005242</text:p>
              </table:table-cell>
              <table:table-cell office:value-type="float" office:value="0.0003166577">
                <text:p>0.0003166577</text:p>
              </table:table-cell>
              <table:table-cell office:value-type="float" office:value="0.0213115">
                <text:p>0.0213115</text:p>
              </table:table-cell>
              <table:table-cell office:value-type="float" office:value="0.0236672">
                <text:p>0.0236672</text:p>
              </table:table-cell>
            </table:table-row>
            <table:table-row>
              <table:table-cell office:value-type="string">
                <text:p>0.005239</text:p>
              </table:table-cell>
              <table:table-cell office:value-type="float" office:value="0.0003163551">
                <text:p>0.0003163551</text:p>
              </table:table-cell>
              <table:table-cell office:value-type="float" office:value="0.0213154">
                <text:p>0.0213154</text:p>
              </table:table-cell>
              <table:table-cell office:value-type="float" office:value="0.023676">
                <text:p>0.023676</text:p>
              </table:table-cell>
            </table:table-row>
            <table:table-row>
              <table:table-cell office:value-type="string">
                <text:p>0.005236</text:p>
              </table:table-cell>
              <table:table-cell office:value-type="float" office:value="0.0003160531">
                <text:p>0.0003160531</text:p>
              </table:table-cell>
              <table:table-cell office:value-type="float" office:value="0.0236847">
                <text:p>0.0236847</text:p>
              </table:table-cell>
              <table:table-cell office:value-type="float" office:value="0.0236847">
                <text:p>0.0236847</text:p>
              </table:table-cell>
            </table:table-row>
            <table:table-row>
              <table:table-cell office:value-type="string">
                <text:p>0.005233</text:p>
              </table:table-cell>
              <table:table-cell office:value-type="float" office:value="0.0003157518">
                <text:p>0.0003157518</text:p>
              </table:table-cell>
              <table:table-cell office:value-type="float" office:value="0.0213235">
                <text:p>0.0213235</text:p>
              </table:table-cell>
              <table:table-cell office:value-type="float" office:value="0.0236936">
                <text:p>0.0236936</text:p>
              </table:table-cell>
            </table:table-row>
            <table:table-row>
              <table:table-cell office:value-type="string">
                <text:p>0.00523</text:p>
              </table:table-cell>
              <table:table-cell office:value-type="float" office:value="0.0003154513">
                <text:p>0.0003154513</text:p>
              </table:table-cell>
              <table:table-cell office:value-type="float" office:value="0.0213275">
                <text:p>0.0213275</text:p>
              </table:table-cell>
              <table:table-cell office:value-type="float" office:value="0.0237024">
                <text:p>0.0237024</text:p>
              </table:table-cell>
            </table:table-row>
            <table:table-row>
              <table:table-cell office:value-type="string">
                <text:p>0.005227</text:p>
              </table:table-cell>
              <table:table-cell office:value-type="float" office:value="0.0003151513">
                <text:p>0.0003151513</text:p>
              </table:table-cell>
              <table:table-cell office:value-type="float" office:value="0.0213317">
                <text:p>0.0213317</text:p>
              </table:table-cell>
              <table:table-cell office:value-type="float" office:value="0.0237113">
                <text:p>0.0237113</text:p>
              </table:table-cell>
            </table:table-row>
            <table:table-row>
              <table:table-cell office:value-type="string">
                <text:p>0.005224</text:p>
              </table:table-cell>
              <table:table-cell office:value-type="float" office:value="0.0003148521">
                <text:p>0.0003148521</text:p>
              </table:table-cell>
              <table:table-cell office:value-type="float" office:value="0.0213358">
                <text:p>0.0213358</text:p>
              </table:table-cell>
              <table:table-cell office:value-type="float" office:value="0.0237203">
                <text:p>0.0237203</text:p>
              </table:table-cell>
            </table:table-row>
            <table:table-row>
              <table:table-cell office:value-type="string">
                <text:p>0.005221</text:p>
              </table:table-cell>
              <table:table-cell office:value-type="float" office:value="0.0003145536">
                <text:p>0.0003145536</text:p>
              </table:table-cell>
              <table:table-cell office:value-type="float" office:value="0.02134">
                <text:p>0.02134</text:p>
              </table:table-cell>
              <table:table-cell office:value-type="float" office:value="0.0237293">
                <text:p>0.0237293</text:p>
              </table:table-cell>
            </table:table-row>
            <table:table-row>
              <table:table-cell office:value-type="string">
                <text:p>0.005218</text:p>
              </table:table-cell>
              <table:table-cell office:value-type="float" office:value="0.0003142557">
                <text:p>0.0003142557</text:p>
              </table:table-cell>
              <table:table-cell office:value-type="float" office:value="0.0213443">
                <text:p>0.0213443</text:p>
              </table:table-cell>
              <table:table-cell office:value-type="float" office:value="0.0237384">
                <text:p>0.0237384</text:p>
              </table:table-cell>
            </table:table-row>
            <table:table-row>
              <table:table-cell office:value-type="string">
                <text:p>0.005216</text:p>
              </table:table-cell>
              <table:table-cell office:value-type="float" office:value="0.0003139586">
                <text:p>0.0003139586</text:p>
              </table:table-cell>
              <table:table-cell office:value-type="float" office:value="0.0213486">
                <text:p>0.0213486</text:p>
              </table:table-cell>
              <table:table-cell office:value-type="float" office:value="0.0237475">
                <text:p>0.0237475</text:p>
              </table:table-cell>
            </table:table-row>
            <table:table-row>
              <table:table-cell office:value-type="string">
                <text:p>0.005213</text:p>
              </table:table-cell>
              <table:table-cell office:value-type="float" office:value="0.0003136622">
                <text:p>0.0003136622</text:p>
              </table:table-cell>
              <table:table-cell office:value-type="float" office:value="0.0213529">
                <text:p>0.0213529</text:p>
              </table:table-cell>
              <table:table-cell office:value-type="float" office:value="0.0237566">
                <text:p>0.0237566</text:p>
              </table:table-cell>
            </table:table-row>
            <table:table-row>
              <table:table-cell office:value-type="string">
                <text:p>0.00521</text:p>
              </table:table-cell>
              <table:table-cell office:value-type="float" office:value="0.0003133664">
                <text:p>0.0003133664</text:p>
              </table:table-cell>
              <table:table-cell office:value-type="float" office:value="0.0213573">
                <text:p>0.0213573</text:p>
              </table:table-cell>
              <table:table-cell office:value-type="float" office:value="0.0237658">
                <text:p>0.0237658</text:p>
              </table:table-cell>
            </table:table-row>
            <table:table-row>
              <table:table-cell office:value-type="string">
                <text:p>0.005207</text:p>
              </table:table-cell>
              <table:table-cell office:value-type="float" office:value="0.0003130713">
                <text:p>0.0003130713</text:p>
              </table:table-cell>
              <table:table-cell office:value-type="float" office:value="0.0213617">
                <text:p>0.0213617</text:p>
              </table:table-cell>
              <table:table-cell office:value-type="float" office:value="0.023775">
                <text:p>0.023775</text:p>
              </table:table-cell>
            </table:table-row>
            <table:table-row>
              <table:table-cell office:value-type="string">
                <text:p>0.005204</text:p>
              </table:table-cell>
              <table:table-cell office:value-type="float" office:value="0.0003127769">
                <text:p>0.0003127769</text:p>
              </table:table-cell>
              <table:table-cell office:value-type="float" office:value="0.0237843">
                <text:p>0.0237843</text:p>
              </table:table-cell>
              <table:table-cell office:value-type="float" office:value="0.0237843">
                <text:p>0.0237843</text:p>
              </table:table-cell>
            </table:table-row>
            <table:table-row>
              <table:table-cell office:value-type="string">
                <text:p>0.005201</text:p>
              </table:table-cell>
              <table:table-cell office:value-type="float" office:value="0.0003124832">
                <text:p>0.0003124832</text:p>
              </table:table-cell>
              <table:table-cell office:value-type="float" office:value="0.0213707">
                <text:p>0.0213707</text:p>
              </table:table-cell>
              <table:table-cell office:value-type="float" office:value="0.0237937">
                <text:p>0.0237937</text:p>
              </table:table-cell>
            </table:table-row>
            <table:table-row>
              <table:table-cell office:value-type="string">
                <text:p>0.005198</text:p>
              </table:table-cell>
              <table:table-cell office:value-type="float" office:value="0.0003121902">
                <text:p>0.0003121902</text:p>
              </table:table-cell>
              <table:table-cell office:value-type="float" office:value="0.0213752">
                <text:p>0.0213752</text:p>
              </table:table-cell>
              <table:table-cell office:value-type="float" office:value="0.023803">
                <text:p>0.023803</text:p>
              </table:table-cell>
            </table:table-row>
            <table:table-row>
              <table:table-cell office:value-type="string">
                <text:p>0.005195</text:p>
              </table:table-cell>
              <table:table-cell office:value-type="float" office:value="0.0003118979">
                <text:p>0.0003118979</text:p>
              </table:table-cell>
              <table:table-cell office:value-type="float" office:value="0.0238125">
                <text:p>0.0238125</text:p>
              </table:table-cell>
              <table:table-cell office:value-type="float" office:value="0.0238125">
                <text:p>0.0238125</text:p>
              </table:table-cell>
            </table:table-row>
            <table:table-row>
              <table:table-cell office:value-type="string">
                <text:p>0.005192</text:p>
              </table:table-cell>
              <table:table-cell office:value-type="float" office:value="0.0003116063">
                <text:p>0.0003116063</text:p>
              </table:table-cell>
              <table:table-cell office:value-type="float" office:value="0.023822">
                <text:p>0.023822</text:p>
              </table:table-cell>
              <table:table-cell office:value-type="float" office:value="0.023822">
                <text:p>0.023822</text:p>
              </table:table-cell>
            </table:table-row>
            <table:table-row>
              <table:table-cell office:value-type="string">
                <text:p>0.005189</text:p>
              </table:table-cell>
              <table:table-cell office:value-type="float" office:value="0.0003113153">
                <text:p>0.0003113153</text:p>
              </table:table-cell>
              <table:table-cell office:value-type="float" office:value="0.0213891">
                <text:p>0.0213891</text:p>
              </table:table-cell>
              <table:table-cell office:value-type="float" office:value="0.0238315">
                <text:p>0.0238315</text:p>
              </table:table-cell>
            </table:table-row>
            <table:table-row>
              <table:table-cell office:value-type="string">
                <text:p>0.005186</text:p>
              </table:table-cell>
              <table:table-cell office:value-type="float" office:value="0.0003110251">
                <text:p>0.0003110251</text:p>
              </table:table-cell>
              <table:table-cell office:value-type="float" office:value="0.023841">
                <text:p>0.023841</text:p>
              </table:table-cell>
              <table:table-cell office:value-type="float" office:value="0.023841">
                <text:p>0.023841</text:p>
              </table:table-cell>
            </table:table-row>
            <table:table-row>
              <table:table-cell office:value-type="string">
                <text:p>0.005183</text:p>
              </table:table-cell>
              <table:table-cell office:value-type="float" office:value="0.0003107355">
                <text:p>0.0003107355</text:p>
              </table:table-cell>
              <table:table-cell office:value-type="float" office:value="0.0213986">
                <text:p>0.0213986</text:p>
              </table:table-cell>
              <table:table-cell office:value-type="float" office:value="0.0238507">
                <text:p>0.0238507</text:p>
              </table:table-cell>
            </table:table-row>
            <table:table-row>
              <table:table-cell office:value-type="string">
                <text:p>0.00518</text:p>
              </table:table-cell>
              <table:table-cell office:value-type="float" office:value="0.0003104467">
                <text:p>0.0003104467</text:p>
              </table:table-cell>
              <table:table-cell office:value-type="float" office:value="0.0214033">
                <text:p>0.0214033</text:p>
              </table:table-cell>
              <table:table-cell office:value-type="float" office:value="0.0238603">
                <text:p>0.0238603</text:p>
              </table:table-cell>
            </table:table-row>
            <table:table-row>
              <table:table-cell office:value-type="string">
                <text:p>0.005178</text:p>
              </table:table-cell>
              <table:table-cell office:value-type="float" office:value="0.0003101585">
                <text:p>0.0003101585</text:p>
              </table:table-cell>
              <table:table-cell office:value-type="float" office:value="0.0214082">
                <text:p>0.0214082</text:p>
              </table:table-cell>
              <table:table-cell office:value-type="float" office:value="0.02387">
                <text:p>0.02387</text:p>
              </table:table-cell>
            </table:table-row>
            <table:table-row>
              <table:table-cell office:value-type="string">
                <text:p>0.005175</text:p>
              </table:table-cell>
              <table:table-cell office:value-type="float" office:value="0.000309871">
                <text:p>0.000309871</text:p>
              </table:table-cell>
              <table:table-cell office:value-type="float" office:value="0.0214131">
                <text:p>0.0214131</text:p>
              </table:table-cell>
              <table:table-cell office:value-type="float" office:value="0.0238798">
                <text:p>0.0238798</text:p>
              </table:table-cell>
            </table:table-row>
            <table:table-row>
              <table:table-cell office:value-type="string">
                <text:p>0.005172</text:p>
              </table:table-cell>
              <table:table-cell office:value-type="float" office:value="0.0003095842">
                <text:p>0.0003095842</text:p>
              </table:table-cell>
              <table:table-cell office:value-type="float" office:value="0.021418">
                <text:p>0.021418</text:p>
              </table:table-cell>
              <table:table-cell office:value-type="float" office:value="0.0238896">
                <text:p>0.0238896</text:p>
              </table:table-cell>
            </table:table-row>
            <table:table-row>
              <table:table-cell office:value-type="string">
                <text:p>0.005169</text:p>
              </table:table-cell>
              <table:table-cell office:value-type="float" office:value="0.0003092981">
                <text:p>0.0003092981</text:p>
              </table:table-cell>
              <table:table-cell office:value-type="float" office:value="0.0214229">
                <text:p>0.0214229</text:p>
              </table:table-cell>
              <table:table-cell office:value-type="float" office:value="0.0238994">
                <text:p>0.0238994</text:p>
              </table:table-cell>
            </table:table-row>
            <table:table-row>
              <table:table-cell office:value-type="string">
                <text:p>0.005166</text:p>
              </table:table-cell>
              <table:table-cell office:value-type="float" office:value="0.0003090126">
                <text:p>0.0003090126</text:p>
              </table:table-cell>
              <table:table-cell office:value-type="float" office:value="0.0214279">
                <text:p>0.0214279</text:p>
              </table:table-cell>
              <table:table-cell office:value-type="float" office:value="0.0239093">
                <text:p>0.0239093</text:p>
              </table:table-cell>
            </table:table-row>
            <table:table-row>
              <table:table-cell office:value-type="string">
                <text:p>0.005163</text:p>
              </table:table-cell>
              <table:table-cell office:value-type="float" office:value="0.0003087279">
                <text:p>0.0003087279</text:p>
              </table:table-cell>
              <table:table-cell office:value-type="float" office:value="0.021433">
                <text:p>0.021433</text:p>
              </table:table-cell>
              <table:table-cell office:value-type="float" office:value="0.0239193">
                <text:p>0.0239193</text:p>
              </table:table-cell>
            </table:table-row>
            <table:table-row>
              <table:table-cell office:value-type="string">
                <text:p>0.00516</text:p>
              </table:table-cell>
              <table:table-cell office:value-type="float" office:value="0.0003084439">
                <text:p>0.0003084439</text:p>
              </table:table-cell>
              <table:table-cell office:value-type="float" office:value="0.0214381">
                <text:p>0.0214381</text:p>
              </table:table-cell>
              <table:table-cell office:value-type="float" office:value="0.0239293">
                <text:p>0.0239293</text:p>
              </table:table-cell>
            </table:table-row>
            <table:table-row>
              <table:table-cell office:value-type="string">
                <text:p>0.005157</text:p>
              </table:table-cell>
              <table:table-cell office:value-type="float" office:value="0.0003081605">
                <text:p>0.0003081605</text:p>
              </table:table-cell>
              <table:table-cell office:value-type="float" office:value="0.0214432">
                <text:p>0.0214432</text:p>
              </table:table-cell>
              <table:table-cell office:value-type="float" office:value="0.0239393">
                <text:p>0.0239393</text:p>
              </table:table-cell>
            </table:table-row>
            <table:table-row>
              <table:table-cell office:value-type="string">
                <text:p>0.005154</text:p>
              </table:table-cell>
              <table:table-cell office:value-type="float" office:value="0.0003078776">
                <text:p>0.0003078776</text:p>
              </table:table-cell>
              <table:table-cell office:value-type="float" office:value="0.0214484">
                <text:p>0.0214484</text:p>
              </table:table-cell>
              <table:table-cell office:value-type="float" office:value="0.0239494">
                <text:p>0.0239494</text:p>
              </table:table-cell>
            </table:table-row>
            <table:table-row>
              <table:table-cell office:value-type="string">
                <text:p>0.005151</text:p>
              </table:table-cell>
              <table:table-cell office:value-type="float" office:value="0.0003075953">
                <text:p>0.0003075953</text:p>
              </table:table-cell>
              <table:table-cell office:value-type="float" office:value="0.0214536">
                <text:p>0.0214536</text:p>
              </table:table-cell>
              <table:table-cell office:value-type="float" office:value="0.0239595">
                <text:p>0.0239595</text:p>
              </table:table-cell>
            </table:table-row>
            <table:table-row>
              <table:table-cell office:value-type="string">
                <text:p>0.005148</text:p>
              </table:table-cell>
              <table:table-cell office:value-type="float" office:value="0.0003073136">
                <text:p>0.0003073136</text:p>
              </table:table-cell>
              <table:table-cell office:value-type="float" office:value="0.0214589">
                <text:p>0.0214589</text:p>
              </table:table-cell>
              <table:table-cell office:value-type="float" office:value="0.0239697">
                <text:p>0.0239697</text:p>
              </table:table-cell>
            </table:table-row>
            <table:table-row>
              <table:table-cell office:value-type="string">
                <text:p>0.005145</text:p>
              </table:table-cell>
              <table:table-cell office:value-type="float" office:value="0.0003070325">
                <text:p>0.0003070325</text:p>
              </table:table-cell>
              <table:table-cell office:value-type="float" office:value="0.0214642">
                <text:p>0.0214642</text:p>
              </table:table-cell>
              <table:table-cell office:value-type="float" office:value="0.0239799">
                <text:p>0.0239799</text:p>
              </table:table-cell>
            </table:table-row>
            <table:table-row>
              <table:table-cell office:value-type="string">
                <text:p>0.005142</text:p>
              </table:table-cell>
              <table:table-cell office:value-type="float" office:value="0.0003067519">
                <text:p>0.0003067519</text:p>
              </table:table-cell>
              <table:table-cell office:value-type="float" office:value="0.0214695">
                <text:p>0.0214695</text:p>
              </table:table-cell>
              <table:table-cell office:value-type="float" office:value="0.0239902">
                <text:p>0.0239902</text:p>
              </table:table-cell>
            </table:table-row>
            <table:table-row>
              <table:table-cell office:value-type="string">
                <text:p>0.00514</text:p>
              </table:table-cell>
              <table:table-cell office:value-type="float" office:value="0.0003064719">
                <text:p>0.0003064719</text:p>
              </table:table-cell>
              <table:table-cell office:value-type="float" office:value="0.0214749">
                <text:p>0.0214749</text:p>
              </table:table-cell>
              <table:table-cell office:value-type="float" office:value="0.0240005">
                <text:p>0.0240005</text:p>
              </table:table-cell>
            </table:table-row>
            <table:table-row>
              <table:table-cell office:value-type="string">
                <text:p>0.005137</text:p>
              </table:table-cell>
              <table:table-cell office:value-type="float" office:value="0.0003061925">
                <text:p>0.0003061925</text:p>
              </table:table-cell>
              <table:table-cell office:value-type="float" office:value="0.0214803">
                <text:p>0.0214803</text:p>
              </table:table-cell>
              <table:table-cell office:value-type="float" office:value="0.0240109">
                <text:p>0.0240109</text:p>
              </table:table-cell>
            </table:table-row>
            <table:table-row>
              <table:table-cell office:value-type="string">
                <text:p>0.005134</text:p>
              </table:table-cell>
              <table:table-cell office:value-type="float" office:value="0.0003059136">
                <text:p>0.0003059136</text:p>
              </table:table-cell>
              <table:table-cell office:value-type="float" office:value="0.0214858">
                <text:p>0.0214858</text:p>
              </table:table-cell>
              <table:table-cell office:value-type="float" office:value="0.0240213">
                <text:p>0.0240213</text:p>
              </table:table-cell>
            </table:table-row>
            <table:table-row>
              <table:table-cell office:value-type="string">
                <text:p>0.005131</text:p>
              </table:table-cell>
              <table:table-cell office:value-type="float" office:value="0.0003056354">
                <text:p>0.0003056354</text:p>
              </table:table-cell>
              <table:table-cell office:value-type="float" office:value="0.0214913">
                <text:p>0.0214913</text:p>
              </table:table-cell>
              <table:table-cell office:value-type="float" office:value="0.0240317">
                <text:p>0.0240317</text:p>
              </table:table-cell>
            </table:table-row>
            <table:table-row>
              <table:table-cell office:value-type="string">
                <text:p>0.005128</text:p>
              </table:table-cell>
              <table:table-cell office:value-type="float" office:value="0.0003053577">
                <text:p>0.0003053577</text:p>
              </table:table-cell>
              <table:table-cell office:value-type="float" office:value="0.0214968">
                <text:p>0.0214968</text:p>
              </table:table-cell>
              <table:table-cell office:value-type="float" office:value="0.0240422">
                <text:p>0.0240422</text:p>
              </table:table-cell>
            </table:table-row>
            <table:table-row>
              <table:table-cell office:value-type="string">
                <text:p>0.005125</text:p>
              </table:table-cell>
              <table:table-cell office:value-type="float" office:value="0.0003050806">
                <text:p>0.0003050806</text:p>
              </table:table-cell>
              <table:table-cell office:value-type="float" office:value="0.0215024">
                <text:p>0.0215024</text:p>
              </table:table-cell>
              <table:table-cell office:value-type="float" office:value="0.0240528">
                <text:p>0.0240528</text:p>
              </table:table-cell>
            </table:table-row>
            <table:table-row>
              <table:table-cell office:value-type="string">
                <text:p>0.005122</text:p>
              </table:table-cell>
              <table:table-cell office:value-type="float" office:value="0.000304804">
                <text:p>0.000304804</text:p>
              </table:table-cell>
              <table:table-cell office:value-type="float" office:value="0.0215081">
                <text:p>0.0215081</text:p>
              </table:table-cell>
              <table:table-cell office:value-type="float" office:value="0.0240634">
                <text:p>0.0240634</text:p>
              </table:table-cell>
            </table:table-row>
            <table:table-row>
              <table:table-cell office:value-type="string">
                <text:p>0.005119</text:p>
              </table:table-cell>
              <table:table-cell office:value-type="float" office:value="0.000304528">
                <text:p>0.000304528</text:p>
              </table:table-cell>
              <table:table-cell office:value-type="float" office:value="0.0215137">
                <text:p>0.0215137</text:p>
              </table:table-cell>
              <table:table-cell office:value-type="float" office:value="0.024074">
                <text:p>0.024074</text:p>
              </table:table-cell>
            </table:table-row>
            <table:table-row>
              <table:table-cell office:value-type="string">
                <text:p>0.005116</text:p>
              </table:table-cell>
              <table:table-cell office:value-type="float" office:value="0.0003042526">
                <text:p>0.0003042526</text:p>
              </table:table-cell>
              <table:table-cell office:value-type="float" office:value="0.0215194">
                <text:p>0.0215194</text:p>
              </table:table-cell>
              <table:table-cell office:value-type="float" office:value="0.0240847">
                <text:p>0.0240847</text:p>
              </table:table-cell>
            </table:table-row>
            <table:table-row>
              <table:table-cell office:value-type="string">
                <text:p>0.005113</text:p>
              </table:table-cell>
              <table:table-cell office:value-type="float" office:value="0.0003039777">
                <text:p>0.0003039777</text:p>
              </table:table-cell>
              <table:table-cell office:value-type="float" office:value="0.0215252">
                <text:p>0.0215252</text:p>
              </table:table-cell>
              <table:table-cell office:value-type="float" office:value="0.0240955">
                <text:p>0.0240955</text:p>
              </table:table-cell>
            </table:table-row>
            <table:table-row>
              <table:table-cell office:value-type="string">
                <text:p>0.00511</text:p>
              </table:table-cell>
              <table:table-cell office:value-type="float" office:value="0.0003037034">
                <text:p>0.0003037034</text:p>
              </table:table-cell>
              <table:table-cell office:value-type="float" office:value="0.021531">
                <text:p>0.021531</text:p>
              </table:table-cell>
              <table:table-cell office:value-type="float" office:value="0.0241063">
                <text:p>0.0241063</text:p>
              </table:table-cell>
            </table:table-row>
            <table:table-row>
              <table:table-cell office:value-type="string">
                <text:p>0.005107</text:p>
              </table:table-cell>
              <table:table-cell office:value-type="float" office:value="0.0003034297">
                <text:p>0.0003034297</text:p>
              </table:table-cell>
              <table:table-cell office:value-type="float" office:value="0.0215369">
                <text:p>0.0215369</text:p>
              </table:table-cell>
              <table:table-cell office:value-type="float" office:value="0.0241171">
                <text:p>0.0241171</text:p>
              </table:table-cell>
            </table:table-row>
            <table:table-row>
              <table:table-cell office:value-type="string">
                <text:p>0.005104</text:p>
              </table:table-cell>
              <table:table-cell office:value-type="float" office:value="0.0003031566">
                <text:p>0.0003031566</text:p>
              </table:table-cell>
              <table:table-cell office:value-type="float" office:value="0.0215427">
                <text:p>0.0215427</text:p>
              </table:table-cell>
              <table:table-cell office:value-type="float" office:value="0.024128">
                <text:p>0.024128</text:p>
              </table:table-cell>
            </table:table-row>
            <table:table-row>
              <table:table-cell office:value-type="string">
                <text:p>0.005102</text:p>
              </table:table-cell>
              <table:table-cell office:value-type="float" office:value="0.000302884">
                <text:p>0.000302884</text:p>
              </table:table-cell>
              <table:table-cell office:value-type="float" office:value="0.0215487">
                <text:p>0.0215487</text:p>
              </table:table-cell>
              <table:table-cell office:value-type="float" office:value="0.0241389">
                <text:p>0.0241389</text:p>
              </table:table-cell>
            </table:table-row>
            <table:table-row>
              <table:table-cell office:value-type="string">
                <text:p>0.005099</text:p>
              </table:table-cell>
              <table:table-cell office:value-type="float" office:value="0.000302612">
                <text:p>0.000302612</text:p>
              </table:table-cell>
              <table:table-cell office:value-type="float" office:value="0.0215546">
                <text:p>0.0215546</text:p>
              </table:table-cell>
              <table:table-cell office:value-type="float" office:value="0.0241499">
                <text:p>0.0241499</text:p>
              </table:table-cell>
            </table:table-row>
            <table:table-row>
              <table:table-cell office:value-type="string">
                <text:p>0.005096</text:p>
              </table:table-cell>
              <table:table-cell office:value-type="float" office:value="0.0003023406">
                <text:p>0.0003023406</text:p>
              </table:table-cell>
              <table:table-cell office:value-type="float" office:value="0.0215607">
                <text:p>0.0215607</text:p>
              </table:table-cell>
              <table:table-cell office:value-type="float" office:value="0.0241609">
                <text:p>0.0241609</text:p>
              </table:table-cell>
            </table:table-row>
            <table:table-row>
              <table:table-cell office:value-type="string">
                <text:p>0.005093</text:p>
              </table:table-cell>
              <table:table-cell office:value-type="float" office:value="0.0003020697">
                <text:p>0.0003020697</text:p>
              </table:table-cell>
              <table:table-cell office:value-type="float" office:value="0.0215667">
                <text:p>0.0215667</text:p>
              </table:table-cell>
              <table:table-cell office:value-type="float" office:value="0.024172">
                <text:p>0.024172</text:p>
              </table:table-cell>
            </table:table-row>
            <table:table-row>
              <table:table-cell office:value-type="string">
                <text:p>0.00509</text:p>
              </table:table-cell>
              <table:table-cell office:value-type="float" office:value="0.0003017995">
                <text:p>0.0003017995</text:p>
              </table:table-cell>
              <table:table-cell office:value-type="float" office:value="0.0215728">
                <text:p>0.0215728</text:p>
              </table:table-cell>
              <table:table-cell office:value-type="float" office:value="0.0241831">
                <text:p>0.0241831</text:p>
              </table:table-cell>
            </table:table-row>
            <table:table-row>
              <table:table-cell office:value-type="string">
                <text:p>0.005087</text:p>
              </table:table-cell>
              <table:table-cell office:value-type="float" office:value="0.0003015297">
                <text:p>0.0003015297</text:p>
              </table:table-cell>
              <table:table-cell office:value-type="float" office:value="0.0215789">
                <text:p>0.0215789</text:p>
              </table:table-cell>
              <table:table-cell office:value-type="float" office:value="0.0241942">
                <text:p>0.0241942</text:p>
              </table:table-cell>
            </table:table-row>
            <table:table-row>
              <table:table-cell office:value-type="string">
                <text:p>0.005084</text:p>
              </table:table-cell>
              <table:table-cell office:value-type="float" office:value="0.0003012606">
                <text:p>0.0003012606</text:p>
              </table:table-cell>
              <table:table-cell office:value-type="float" office:value="0.0242054">
                <text:p>0.0242054</text:p>
              </table:table-cell>
              <table:table-cell office:value-type="float" office:value="0.0242054">
                <text:p>0.0242054</text:p>
              </table:table-cell>
            </table:table-row>
            <table:table-row>
              <table:table-cell office:value-type="string">
                <text:p>0.005081</text:p>
              </table:table-cell>
              <table:table-cell office:value-type="float" office:value="0.000300992">
                <text:p>0.000300992</text:p>
              </table:table-cell>
              <table:table-cell office:value-type="float" office:value="0.0215913">
                <text:p>0.0215913</text:p>
              </table:table-cell>
              <table:table-cell office:value-type="float" office:value="0.0242167">
                <text:p>0.0242167</text:p>
              </table:table-cell>
            </table:table-row>
            <table:table-row>
              <table:table-cell office:value-type="string">
                <text:p>0.005078</text:p>
              </table:table-cell>
              <table:table-cell office:value-type="float" office:value="0.000300724">
                <text:p>0.000300724</text:p>
              </table:table-cell>
              <table:table-cell office:value-type="float" office:value="0.0215976">
                <text:p>0.0215976</text:p>
              </table:table-cell>
              <table:table-cell office:value-type="float" office:value="0.024228">
                <text:p>0.024228</text:p>
              </table:table-cell>
            </table:table-row>
            <table:table-row>
              <table:table-cell office:value-type="string">
                <text:p>0.005075</text:p>
              </table:table-cell>
              <table:table-cell office:value-type="float" office:value="0.0003004566">
                <text:p>0.0003004566</text:p>
              </table:table-cell>
              <table:table-cell office:value-type="float" office:value="0.0216039">
                <text:p>0.0216039</text:p>
              </table:table-cell>
              <table:table-cell office:value-type="float" office:value="0.0242393">
                <text:p>0.0242393</text:p>
              </table:table-cell>
            </table:table-row>
            <table:table-row>
              <table:table-cell office:value-type="string">
                <text:p>0.005072</text:p>
              </table:table-cell>
              <table:table-cell office:value-type="float" office:value="0.0003001898">
                <text:p>0.0003001898</text:p>
              </table:table-cell>
              <table:table-cell office:value-type="float" office:value="0.0216103">
                <text:p>0.0216103</text:p>
              </table:table-cell>
              <table:table-cell office:value-type="float" office:value="0.0242507">
                <text:p>0.0242507</text:p>
              </table:table-cell>
            </table:table-row>
            <table:table-row>
              <table:table-cell office:value-type="string">
                <text:p>0.005069</text:p>
              </table:table-cell>
              <table:table-cell office:value-type="float" office:value="0.0002999234">
                <text:p>0.0002999234</text:p>
              </table:table-cell>
              <table:table-cell office:value-type="float" office:value="0.0216167">
                <text:p>0.0216167</text:p>
              </table:table-cell>
              <table:table-cell office:value-type="float" office:value="0.0242622">
                <text:p>0.0242622</text:p>
              </table:table-cell>
            </table:table-row>
            <table:table-row>
              <table:table-cell office:value-type="string">
                <text:p>0.005066</text:p>
              </table:table-cell>
              <table:table-cell office:value-type="float" office:value="0.0002996577">
                <text:p>0.0002996577</text:p>
              </table:table-cell>
              <table:table-cell office:value-type="float" office:value="0.0216231">
                <text:p>0.0216231</text:p>
              </table:table-cell>
              <table:table-cell office:value-type="float" office:value="0.0242737">
                <text:p>0.0242737</text:p>
              </table:table-cell>
            </table:table-row>
            <table:table-row>
              <table:table-cell office:value-type="string">
                <text:p>0.005063</text:p>
              </table:table-cell>
              <table:table-cell office:value-type="float" office:value="0.0002993926">
                <text:p>0.0002993926</text:p>
              </table:table-cell>
              <table:table-cell office:value-type="float" office:value="0.0242852">
                <text:p>0.0242852</text:p>
              </table:table-cell>
              <table:table-cell office:value-type="float" office:value="0.0242852">
                <text:p>0.0242852</text:p>
              </table:table-cell>
            </table:table-row>
            <table:table-row>
              <table:table-cell office:value-type="string">
                <text:p>0.005061</text:p>
              </table:table-cell>
              <table:table-cell office:value-type="float" office:value="0.000299128">
                <text:p>0.000299128</text:p>
              </table:table-cell>
              <table:table-cell office:value-type="float" office:value="0.0216361">
                <text:p>0.0216361</text:p>
              </table:table-cell>
              <table:table-cell office:value-type="float" office:value="0.0242968">
                <text:p>0.0242968</text:p>
              </table:table-cell>
            </table:table-row>
            <table:table-row>
              <table:table-cell office:value-type="string">
                <text:p>0.005058</text:p>
              </table:table-cell>
              <table:table-cell office:value-type="float" office:value="0.000298864">
                <text:p>0.000298864</text:p>
              </table:table-cell>
              <table:table-cell office:value-type="float" office:value="0.0216426">
                <text:p>0.0216426</text:p>
              </table:table-cell>
              <table:table-cell office:value-type="float" office:value="0.0243084">
                <text:p>0.0243084</text:p>
              </table:table-cell>
            </table:table-row>
            <table:table-row>
              <table:table-cell office:value-type="string">
                <text:p>0.005055</text:p>
              </table:table-cell>
              <table:table-cell office:value-type="float" office:value="0.0002986006">
                <text:p>0.0002986006</text:p>
              </table:table-cell>
              <table:table-cell office:value-type="float" office:value="0.0219167">
                <text:p>0.0219167</text:p>
              </table:table-cell>
              <table:table-cell office:value-type="float" office:value="0.0243201">
                <text:p>0.0243201</text:p>
              </table:table-cell>
            </table:table-row>
            <table:table-row>
              <table:table-cell office:value-type="string">
                <text:p>0.005052</text:p>
              </table:table-cell>
              <table:table-cell office:value-type="float" office:value="0.0002983377">
                <text:p>0.0002983377</text:p>
              </table:table-cell>
              <table:table-cell office:value-type="float" office:value="0.0216559">
                <text:p>0.0216559</text:p>
              </table:table-cell>
              <table:table-cell office:value-type="float" office:value="0.0243318">
                <text:p>0.0243318</text:p>
              </table:table-cell>
            </table:table-row>
            <table:table-row>
              <table:table-cell office:value-type="string">
                <text:p>0.005049</text:p>
              </table:table-cell>
              <table:table-cell office:value-type="float" office:value="0.0002980754">
                <text:p>0.0002980754</text:p>
              </table:table-cell>
              <table:table-cell office:value-type="float" office:value="0.0216626">
                <text:p>0.0216626</text:p>
              </table:table-cell>
              <table:table-cell office:value-type="float" office:value="0.0243436">
                <text:p>0.0243436</text:p>
              </table:table-cell>
            </table:table-row>
            <table:table-row>
              <table:table-cell office:value-type="string">
                <text:p>0.005046</text:p>
              </table:table-cell>
              <table:table-cell office:value-type="float" office:value="0.0002978137">
                <text:p>0.0002978137</text:p>
              </table:table-cell>
              <table:table-cell office:value-type="float" office:value="0.0216693">
                <text:p>0.0216693</text:p>
              </table:table-cell>
              <table:table-cell office:value-type="float" office:value="0.0243554">
                <text:p>0.0243554</text:p>
              </table:table-cell>
            </table:table-row>
            <table:table-row>
              <table:table-cell office:value-type="string">
                <text:p>0.005043</text:p>
              </table:table-cell>
              <table:table-cell office:value-type="float" office:value="0.0002975525">
                <text:p>0.0002975525</text:p>
              </table:table-cell>
              <table:table-cell office:value-type="float" office:value="0.0216761">
                <text:p>0.0216761</text:p>
              </table:table-cell>
              <table:table-cell office:value-type="float" office:value="0.0243672">
                <text:p>0.0243672</text:p>
              </table:table-cell>
            </table:table-row>
            <table:table-row>
              <table:table-cell office:value-type="string">
                <text:p>0.00504</text:p>
              </table:table-cell>
              <table:table-cell office:value-type="float" office:value="0.0002972919">
                <text:p>0.0002972919</text:p>
              </table:table-cell>
              <table:table-cell office:value-type="float" office:value="0.0216829">
                <text:p>0.0216829</text:p>
              </table:table-cell>
              <table:table-cell office:value-type="float" office:value="0.0243792">
                <text:p>0.0243792</text:p>
              </table:table-cell>
            </table:table-row>
            <table:table-row>
              <table:table-cell office:value-type="string">
                <text:p>0.005037</text:p>
              </table:table-cell>
              <table:table-cell office:value-type="float" office:value="0.0002970318">
                <text:p>0.0002970318</text:p>
              </table:table-cell>
              <table:table-cell office:value-type="float" office:value="0.0216892">
                <text:p>0.0216892</text:p>
              </table:table-cell>
              <table:table-cell office:value-type="float" office:value="0.0243911">
                <text:p>0.0243911</text:p>
              </table:table-cell>
            </table:table-row>
            <table:table-row>
              <table:table-cell office:value-type="string">
                <text:p>0.005034</text:p>
              </table:table-cell>
              <table:table-cell office:value-type="float" office:value="0.0002967724">
                <text:p>0.0002967724</text:p>
              </table:table-cell>
              <table:table-cell office:value-type="float" office:value="0.0216523">
                <text:p>0.0216523</text:p>
              </table:table-cell>
              <table:table-cell office:value-type="float" office:value="0.0244031">
                <text:p>0.0244031</text:p>
              </table:table-cell>
            </table:table-row>
            <table:table-row>
              <table:table-cell office:value-type="string">
                <text:p>0.005031</text:p>
              </table:table-cell>
              <table:table-cell office:value-type="float" office:value="0.0002965135">
                <text:p>0.0002965135</text:p>
              </table:table-cell>
              <table:table-cell office:value-type="float" office:value="0.0216158">
                <text:p>0.0216158</text:p>
              </table:table-cell>
              <table:table-cell office:value-type="float" office:value="0.0244152">
                <text:p>0.0244152</text:p>
              </table:table-cell>
            </table:table-row>
            <table:table-row>
              <table:table-cell office:value-type="string">
                <text:p>0.005028</text:p>
              </table:table-cell>
              <table:table-cell office:value-type="float" office:value="0.0002962551">
                <text:p>0.0002962551</text:p>
              </table:table-cell>
              <table:table-cell office:value-type="float" office:value="0.0215795">
                <text:p>0.0215795</text:p>
              </table:table-cell>
              <table:table-cell office:value-type="float" office:value="0.0244273">
                <text:p>0.0244273</text:p>
              </table:table-cell>
            </table:table-row>
            <table:table-row>
              <table:table-cell office:value-type="string">
                <text:p>0.005025</text:p>
              </table:table-cell>
              <table:table-cell office:value-type="float" office:value="0.0002959974">
                <text:p>0.0002959974</text:p>
              </table:table-cell>
              <table:table-cell office:value-type="float" office:value="0.0215435">
                <text:p>0.0215435</text:p>
              </table:table-cell>
              <table:table-cell office:value-type="float" office:value="0.0244394">
                <text:p>0.0244394</text:p>
              </table:table-cell>
            </table:table-row>
            <table:table-row>
              <table:table-cell office:value-type="string">
                <text:p>0.005023</text:p>
              </table:table-cell>
              <table:table-cell office:value-type="float" office:value="0.0002957401">
                <text:p>0.0002957401</text:p>
              </table:table-cell>
              <table:table-cell office:value-type="float" office:value="0.0217246">
                <text:p>0.0217246</text:p>
              </table:table-cell>
              <table:table-cell office:value-type="float" office:value="0.0244516">
                <text:p>0.0244516</text:p>
              </table:table-cell>
            </table:table-row>
            <table:table-row>
              <table:table-cell office:value-type="string">
                <text:p>0.00502</text:p>
              </table:table-cell>
              <table:table-cell office:value-type="float" office:value="0.0002954835">
                <text:p>0.0002954835</text:p>
              </table:table-cell>
              <table:table-cell office:value-type="float" office:value="0.0214724">
                <text:p>0.0214724</text:p>
              </table:table-cell>
              <table:table-cell office:value-type="float" office:value="0.0244638">
                <text:p>0.0244638</text:p>
              </table:table-cell>
            </table:table-row>
            <table:table-row>
              <table:table-cell office:value-type="string">
                <text:p>0.005017</text:p>
              </table:table-cell>
              <table:table-cell office:value-type="float" office:value="0.0002952274">
                <text:p>0.0002952274</text:p>
              </table:table-cell>
              <table:table-cell office:value-type="float" office:value="0.0214373">
                <text:p>0.0214373</text:p>
              </table:table-cell>
              <table:table-cell office:value-type="float" office:value="0.0244761">
                <text:p>0.0244761</text:p>
              </table:table-cell>
            </table:table-row>
            <table:table-row>
              <table:table-cell office:value-type="string">
                <text:p>0.005014</text:p>
              </table:table-cell>
              <table:table-cell office:value-type="float" office:value="0.0002949719">
                <text:p>0.0002949719</text:p>
              </table:table-cell>
              <table:table-cell office:value-type="float" office:value="0.021746">
                <text:p>0.021746</text:p>
              </table:table-cell>
              <table:table-cell office:value-type="float" office:value="0.0244884">
                <text:p>0.0244884</text:p>
              </table:table-cell>
            </table:table-row>
            <table:table-row>
              <table:table-cell office:value-type="string">
                <text:p>0.005011</text:p>
              </table:table-cell>
              <table:table-cell office:value-type="float" office:value="0.0002947169">
                <text:p>0.0002947169</text:p>
              </table:table-cell>
              <table:table-cell office:value-type="float" office:value="0.021368">
                <text:p>0.021368</text:p>
              </table:table-cell>
              <table:table-cell office:value-type="float" office:value="0.0245008">
                <text:p>0.0245008</text:p>
              </table:table-cell>
            </table:table-row>
            <table:table-row>
              <table:table-cell office:value-type="string">
                <text:p>0.005008</text:p>
              </table:table-cell>
              <table:table-cell office:value-type="float" office:value="0.0002944625">
                <text:p>0.0002944625</text:p>
              </table:table-cell>
              <table:table-cell office:value-type="float" office:value="0.0213338">
                <text:p>0.0213338</text:p>
              </table:table-cell>
              <table:table-cell office:value-type="float" office:value="0.0245132">
                <text:p>0.0245132</text:p>
              </table:table-cell>
            </table:table-row>
            <table:table-row>
              <table:table-cell office:value-type="string">
                <text:p>0.005005</text:p>
              </table:table-cell>
              <table:table-cell office:value-type="float" office:value="0.0002942087">
                <text:p>0.0002942087</text:p>
              </table:table-cell>
              <table:table-cell office:value-type="float" office:value="0.0212999">
                <text:p>0.0212999</text:p>
              </table:table-cell>
              <table:table-cell office:value-type="float" office:value="0.0245257">
                <text:p>0.0245257</text:p>
              </table:table-cell>
            </table:table-row>
            <table:table-row>
              <table:table-cell office:value-type="string">
                <text:p>0.005002</text:p>
              </table:table-cell>
              <table:table-cell office:value-type="float" office:value="0.0002939554">
                <text:p>0.0002939554</text:p>
              </table:table-cell>
              <table:table-cell office:value-type="float" office:value="0.0217752">
                <text:p>0.0217752</text:p>
              </table:table-cell>
              <table:table-cell office:value-type="float" office:value="0.0245382">
                <text:p>0.0245382</text:p>
              </table:table-cell>
            </table:table-row>
            <table:table-row>
              <table:table-cell office:value-type="string">
                <text:p>0.004999</text:p>
              </table:table-cell>
              <table:table-cell office:value-type="float" office:value="0.0002937027">
                <text:p>0.0002937027</text:p>
              </table:table-cell>
              <table:table-cell office:value-type="float" office:value="0.021233">
                <text:p>0.021233</text:p>
              </table:table-cell>
              <table:table-cell office:value-type="float" office:value="0.0245508">
                <text:p>0.0245508</text:p>
              </table:table-cell>
            </table:table-row>
            <table:table-row>
              <table:table-cell office:value-type="string">
                <text:p>0.004996</text:p>
              </table:table-cell>
              <table:table-cell office:value-type="float" office:value="0.0002934506">
                <text:p>0.0002934506</text:p>
              </table:table-cell>
              <table:table-cell office:value-type="float" office:value="0.0212">
                <text:p>0.0212</text:p>
              </table:table-cell>
              <table:table-cell office:value-type="float" office:value="0.0245634">
                <text:p>0.0245634</text:p>
              </table:table-cell>
            </table:table-row>
            <table:table-row>
              <table:table-cell office:value-type="string">
                <text:p>0.004993</text:p>
              </table:table-cell>
              <table:table-cell office:value-type="float" office:value="0.000293199">
                <text:p>0.000293199</text:p>
              </table:table-cell>
              <table:table-cell office:value-type="float" office:value="0.0217975">
                <text:p>0.0217975</text:p>
              </table:table-cell>
              <table:table-cell office:value-type="float" office:value="0.0245761">
                <text:p>0.0245761</text:p>
              </table:table-cell>
            </table:table-row>
            <table:table-row>
              <table:table-cell office:value-type="string">
                <text:p>0.00499</text:p>
              </table:table-cell>
              <table:table-cell office:value-type="float" office:value="0.000292948">
                <text:p>0.000292948</text:p>
              </table:table-cell>
              <table:table-cell office:value-type="float" office:value="0.0218051">
                <text:p>0.0218051</text:p>
              </table:table-cell>
              <table:table-cell office:value-type="float" office:value="0.0245888">
                <text:p>0.0245888</text:p>
              </table:table-cell>
            </table:table-row>
            <table:table-row>
              <table:table-cell office:value-type="string">
                <text:p>0.004987</text:p>
              </table:table-cell>
              <table:table-cell office:value-type="float" office:value="0.0002926976">
                <text:p>0.0002926976</text:p>
              </table:table-cell>
              <table:table-cell office:value-type="float" office:value="0.0218126">
                <text:p>0.0218126</text:p>
              </table:table-cell>
              <table:table-cell office:value-type="float" office:value="0.0246015">
                <text:p>0.0246015</text:p>
              </table:table-cell>
            </table:table-row>
            <table:table-row>
              <table:table-cell office:value-type="string">
                <text:p>0.004985</text:p>
              </table:table-cell>
              <table:table-cell office:value-type="float" office:value="0.0002924477">
                <text:p>0.0002924477</text:p>
              </table:table-cell>
              <table:table-cell office:value-type="float" office:value="0.0210709">
                <text:p>0.0210709</text:p>
              </table:table-cell>
              <table:table-cell office:value-type="float" office:value="0.0246143">
                <text:p>0.0246143</text:p>
              </table:table-cell>
            </table:table-row>
            <table:table-row>
              <table:table-cell office:value-type="string">
                <text:p>0.004982</text:p>
              </table:table-cell>
              <table:table-cell office:value-type="float" office:value="0.0002921984">
                <text:p>0.0002921984</text:p>
              </table:table-cell>
              <table:table-cell office:value-type="float" office:value="0.0218279">
                <text:p>0.0218279</text:p>
              </table:table-cell>
              <table:table-cell office:value-type="float" office:value="0.0246272">
                <text:p>0.0246272</text:p>
              </table:table-cell>
            </table:table-row>
            <table:table-row>
              <table:table-cell office:value-type="string">
                <text:p>0.004979</text:p>
              </table:table-cell>
              <table:table-cell office:value-type="float" office:value="0.0002919497">
                <text:p>0.0002919497</text:p>
              </table:table-cell>
              <table:table-cell office:value-type="float" office:value="0.0210081">
                <text:p>0.0210081</text:p>
              </table:table-cell>
              <table:table-cell office:value-type="float" office:value="0.0246401">
                <text:p>0.0246401</text:p>
              </table:table-cell>
            </table:table-row>
            <table:table-row>
              <table:table-cell office:value-type="string">
                <text:p>0.004976</text:p>
              </table:table-cell>
              <table:table-cell office:value-type="float" office:value="0.0002917015">
                <text:p>0.0002917015</text:p>
              </table:table-cell>
              <table:table-cell office:value-type="float" office:value="0.0209772">
                <text:p>0.0209772</text:p>
              </table:table-cell>
              <table:table-cell office:value-type="float" office:value="0.024653">
                <text:p>0.024653</text:p>
              </table:table-cell>
            </table:table-row>
            <table:table-row>
              <table:table-cell office:value-type="string">
                <text:p>0.004973</text:p>
              </table:table-cell>
              <table:table-cell office:value-type="float" office:value="0.0002914539">
                <text:p>0.0002914539</text:p>
              </table:table-cell>
              <table:table-cell office:value-type="float" office:value="0.0209466">
                <text:p>0.0209466</text:p>
              </table:table-cell>
              <table:table-cell office:value-type="float" office:value="0.024666">
                <text:p>0.024666</text:p>
              </table:table-cell>
            </table:table-row>
            <table:table-row>
              <table:table-cell office:value-type="string">
                <text:p>0.00497</text:p>
              </table:table-cell>
              <table:table-cell office:value-type="float" office:value="0.0002912068">
                <text:p>0.0002912068</text:p>
              </table:table-cell>
              <table:table-cell office:value-type="float" office:value="0.0209162">
                <text:p>0.0209162</text:p>
              </table:table-cell>
              <table:table-cell office:value-type="float" office:value="0.024679">
                <text:p>0.024679</text:p>
              </table:table-cell>
            </table:table-row>
            <table:table-row>
              <table:table-cell office:value-type="string">
                <text:p>0.004967</text:p>
              </table:table-cell>
              <table:table-cell office:value-type="float" office:value="0.0002909603">
                <text:p>0.0002909603</text:p>
              </table:table-cell>
              <table:table-cell office:value-type="float" office:value="0.0208862">
                <text:p>0.0208862</text:p>
              </table:table-cell>
              <table:table-cell office:value-type="float" office:value="0.0246921">
                <text:p>0.0246921</text:p>
              </table:table-cell>
            </table:table-row>
            <table:table-row>
              <table:table-cell office:value-type="string">
                <text:p>0.004964</text:p>
              </table:table-cell>
              <table:table-cell office:value-type="float" office:value="0.0002907144">
                <text:p>0.0002907144</text:p>
              </table:table-cell>
              <table:table-cell office:value-type="float" office:value="0.0218747">
                <text:p>0.0218747</text:p>
              </table:table-cell>
              <table:table-cell office:value-type="float" office:value="0.0247052">
                <text:p>0.0247052</text:p>
              </table:table-cell>
            </table:table-row>
            <table:table-row>
              <table:table-cell office:value-type="string">
                <text:p>0.004961</text:p>
              </table:table-cell>
              <table:table-cell office:value-type="float" office:value="0.000290469">
                <text:p>0.000290469</text:p>
              </table:table-cell>
              <table:table-cell office:value-type="float" office:value="0.0218826">
                <text:p>0.0218826</text:p>
              </table:table-cell>
              <table:table-cell office:value-type="float" office:value="0.0247184">
                <text:p>0.0247184</text:p>
              </table:table-cell>
            </table:table-row>
            <table:table-row>
              <table:table-cell office:value-type="string">
                <text:p>0.004958</text:p>
              </table:table-cell>
              <table:table-cell office:value-type="float" office:value="0.0002902243">
                <text:p>0.0002902243</text:p>
              </table:table-cell>
              <table:table-cell office:value-type="float" office:value="0.0207978">
                <text:p>0.0207978</text:p>
              </table:table-cell>
              <table:table-cell office:value-type="float" office:value="0.0247316">
                <text:p>0.0247316</text:p>
              </table:table-cell>
            </table:table-row>
            <table:table-row>
              <table:table-cell office:value-type="string">
                <text:p>0.004955</text:p>
              </table:table-cell>
              <table:table-cell office:value-type="float" office:value="0.00028998">
                <text:p>0.00028998</text:p>
              </table:table-cell>
              <table:table-cell office:value-type="float" office:value="0.020769">
                <text:p>0.020769</text:p>
              </table:table-cell>
              <table:table-cell office:value-type="float" office:value="0.0247449">
                <text:p>0.0247449</text:p>
              </table:table-cell>
            </table:table-row>
            <table:table-row>
              <table:table-cell office:value-type="string">
                <text:p>0.004952</text:p>
              </table:table-cell>
              <table:table-cell office:value-type="float" office:value="0.0002897364">
                <text:p>0.0002897364</text:p>
              </table:table-cell>
              <table:table-cell office:value-type="float" office:value="0.0219067">
                <text:p>0.0219067</text:p>
              </table:table-cell>
              <table:table-cell office:value-type="float" office:value="0.0247582">
                <text:p>0.0247582</text:p>
              </table:table-cell>
            </table:table-row>
            <table:table-row>
              <table:table-cell office:value-type="string">
                <text:p>0.004949</text:p>
              </table:table-cell>
              <table:table-cell office:value-type="float" office:value="0.0002894933">
                <text:p>0.0002894933</text:p>
              </table:table-cell>
              <table:table-cell office:value-type="float" office:value="0.0219148">
                <text:p>0.0219148</text:p>
              </table:table-cell>
              <table:table-cell office:value-type="float" office:value="0.0247716">
                <text:p>0.0247716</text:p>
              </table:table-cell>
            </table:table-row>
            <table:table-row>
              <table:table-cell office:value-type="string">
                <text:p>0.004947</text:p>
              </table:table-cell>
              <table:table-cell office:value-type="float" office:value="0.0002892507">
                <text:p>0.0002892507</text:p>
              </table:table-cell>
              <table:table-cell office:value-type="float" office:value="0.0206842">
                <text:p>0.0206842</text:p>
              </table:table-cell>
              <table:table-cell office:value-type="float" office:value="0.024785">
                <text:p>0.024785</text:p>
              </table:table-cell>
            </table:table-row>
            <table:table-row>
              <table:table-cell office:value-type="string">
                <text:p>0.004944</text:p>
              </table:table-cell>
              <table:table-cell office:value-type="float" office:value="0.0002890088">
                <text:p>0.0002890088</text:p>
              </table:table-cell>
              <table:table-cell office:value-type="float" office:value="0.0206565">
                <text:p>0.0206565</text:p>
              </table:table-cell>
              <table:table-cell office:value-type="float" office:value="0.0247984">
                <text:p>0.0247984</text:p>
              </table:table-cell>
            </table:table-row>
            <table:table-row>
              <table:table-cell office:value-type="string">
                <text:p>0.004941</text:p>
              </table:table-cell>
              <table:table-cell office:value-type="float" office:value="0.0002887674">
                <text:p>0.0002887674</text:p>
              </table:table-cell>
              <table:table-cell office:value-type="float" office:value="0.0206291">
                <text:p>0.0206291</text:p>
              </table:table-cell>
              <table:table-cell office:value-type="float" office:value="0.0248119">
                <text:p>0.0248119</text:p>
              </table:table-cell>
            </table:table-row>
            <table:table-row>
              <table:table-cell office:value-type="string">
                <text:p>0.004938</text:p>
              </table:table-cell>
              <table:table-cell office:value-type="float" office:value="0.0002885265">
                <text:p>0.0002885265</text:p>
              </table:table-cell>
              <table:table-cell office:value-type="float" office:value="0.020602">
                <text:p>0.020602</text:p>
              </table:table-cell>
              <table:table-cell office:value-type="float" office:value="0.0248255">
                <text:p>0.0248255</text:p>
              </table:table-cell>
            </table:table-row>
            <table:table-row>
              <table:table-cell office:value-type="string">
                <text:p>0.004935</text:p>
              </table:table-cell>
              <table:table-cell office:value-type="float" office:value="0.0002882863">
                <text:p>0.0002882863</text:p>
              </table:table-cell>
              <table:table-cell office:value-type="float" office:value="0.0205753">
                <text:p>0.0205753</text:p>
              </table:table-cell>
              <table:table-cell office:value-type="float" office:value="0.0248391">
                <text:p>0.0248391</text:p>
              </table:table-cell>
            </table:table-row>
            <table:table-row>
              <table:table-cell office:value-type="string">
                <text:p>0.004932</text:p>
              </table:table-cell>
              <table:table-cell office:value-type="float" office:value="0.0002880466">
                <text:p>0.0002880466</text:p>
              </table:table-cell>
              <table:table-cell office:value-type="float" office:value="0.0205488">
                <text:p>0.0205488</text:p>
              </table:table-cell>
              <table:table-cell office:value-type="float" office:value="0.0248527">
                <text:p>0.0248527</text:p>
              </table:table-cell>
            </table:table-row>
            <table:table-row>
              <table:table-cell office:value-type="string">
                <text:p>0.004929</text:p>
              </table:table-cell>
              <table:table-cell office:value-type="float" office:value="0.0002878074">
                <text:p>0.0002878074</text:p>
              </table:table-cell>
              <table:table-cell office:value-type="float" office:value="0.0205226">
                <text:p>0.0205226</text:p>
              </table:table-cell>
              <table:table-cell office:value-type="float" office:value="0.0248664">
                <text:p>0.0248664</text:p>
              </table:table-cell>
            </table:table-row>
            <table:table-row>
              <table:table-cell office:value-type="string">
                <text:p>0.004926</text:p>
              </table:table-cell>
              <table:table-cell office:value-type="float" office:value="0.0002875688">
                <text:p>0.0002875688</text:p>
              </table:table-cell>
              <table:table-cell office:value-type="float" office:value="0.0204967">
                <text:p>0.0204967</text:p>
              </table:table-cell>
              <table:table-cell office:value-type="float" office:value="0.0248801">
                <text:p>0.0248801</text:p>
              </table:table-cell>
            </table:table-row>
            <table:table-row>
              <table:table-cell office:value-type="string">
                <text:p>0.004923</text:p>
              </table:table-cell>
              <table:table-cell office:value-type="float" office:value="0.0002873308">
                <text:p>0.0002873308</text:p>
              </table:table-cell>
              <table:table-cell office:value-type="float" office:value="0.0219897">
                <text:p>0.0219897</text:p>
              </table:table-cell>
              <table:table-cell office:value-type="float" office:value="0.0248939">
                <text:p>0.0248939</text:p>
              </table:table-cell>
            </table:table-row>
            <table:table-row>
              <table:table-cell office:value-type="string">
                <text:p>0.00492</text:p>
              </table:table-cell>
              <table:table-cell office:value-type="float" office:value="0.0002870934">
                <text:p>0.0002870934</text:p>
              </table:table-cell>
              <table:table-cell office:value-type="float" office:value="0.0204458">
                <text:p>0.0204458</text:p>
              </table:table-cell>
              <table:table-cell office:value-type="float" office:value="0.0249077">
                <text:p>0.0249077</text:p>
              </table:table-cell>
            </table:table-row>
            <table:table-row>
              <table:table-cell office:value-type="string">
                <text:p>0.004917</text:p>
              </table:table-cell>
              <table:table-cell office:value-type="float" office:value="0.0002868565">
                <text:p>0.0002868565</text:p>
              </table:table-cell>
              <table:table-cell office:value-type="float" office:value="0.0204208">
                <text:p>0.0204208</text:p>
              </table:table-cell>
              <table:table-cell office:value-type="float" office:value="0.0249216">
                <text:p>0.0249216</text:p>
              </table:table-cell>
            </table:table-row>
            <table:table-row>
              <table:table-cell office:value-type="string">
                <text:p>0.004914</text:p>
              </table:table-cell>
              <table:table-cell office:value-type="float" office:value="0.0002866202">
                <text:p>0.0002866202</text:p>
              </table:table-cell>
              <table:table-cell office:value-type="float" office:value="0.0203961">
                <text:p>0.0203961</text:p>
              </table:table-cell>
              <table:table-cell office:value-type="float" office:value="0.0249355">
                <text:p>0.0249355</text:p>
              </table:table-cell>
            </table:table-row>
            <table:table-row>
              <table:table-cell office:value-type="string">
                <text:p>0.004911</text:p>
              </table:table-cell>
              <table:table-cell office:value-type="float" office:value="0.0002863844">
                <text:p>0.0002863844</text:p>
              </table:table-cell>
              <table:table-cell office:value-type="float" office:value="0.0220241">
                <text:p>0.0220241</text:p>
              </table:table-cell>
              <table:table-cell office:value-type="float" office:value="0.0249495">
                <text:p>0.0249495</text:p>
              </table:table-cell>
            </table:table-row>
            <table:table-row>
              <table:table-cell office:value-type="string">
                <text:p>0.004909</text:p>
              </table:table-cell>
              <table:table-cell office:value-type="float" office:value="0.0002861493">
                <text:p>0.0002861493</text:p>
              </table:table-cell>
              <table:table-cell office:value-type="float" office:value="0.0220328">
                <text:p>0.0220328</text:p>
              </table:table-cell>
              <table:table-cell office:value-type="float" office:value="0.0249635">
                <text:p>0.0249635</text:p>
              </table:table-cell>
            </table:table-row>
            <table:table-row>
              <table:table-cell office:value-type="string">
                <text:p>0.004906</text:p>
              </table:table-cell>
              <table:table-cell office:value-type="float" office:value="0.0002859146">
                <text:p>0.0002859146</text:p>
              </table:table-cell>
              <table:table-cell office:value-type="float" office:value="0.0203238">
                <text:p>0.0203238</text:p>
              </table:table-cell>
              <table:table-cell office:value-type="float" office:value="0.0249776">
                <text:p>0.0249776</text:p>
              </table:table-cell>
            </table:table-row>
            <table:table-row>
              <table:table-cell office:value-type="string">
                <text:p>0.004903</text:p>
              </table:table-cell>
              <table:table-cell office:value-type="float" office:value="0.0002856806">
                <text:p>0.0002856806</text:p>
              </table:table-cell>
              <table:table-cell office:value-type="float" office:value="0.0203003">
                <text:p>0.0203003</text:p>
              </table:table-cell>
              <table:table-cell office:value-type="float" office:value="0.0249917">
                <text:p>0.0249917</text:p>
              </table:table-cell>
            </table:table-row>
            <table:table-row>
              <table:table-cell office:value-type="string">
                <text:p>0.0049</text:p>
              </table:table-cell>
              <table:table-cell office:value-type="float" office:value="0.0002854471">
                <text:p>0.0002854471</text:p>
              </table:table-cell>
              <table:table-cell office:value-type="float" office:value="0.020277">
                <text:p>0.020277</text:p>
              </table:table-cell>
              <table:table-cell office:value-type="float" office:value="0.0250058">
                <text:p>0.0250058</text:p>
              </table:table-cell>
            </table:table-row>
            <table:table-row>
              <table:table-cell office:value-type="string">
                <text:p>0.004897</text:p>
              </table:table-cell>
              <table:table-cell office:value-type="float" office:value="0.0002852141">
                <text:p>0.0002852141</text:p>
              </table:table-cell>
              <table:table-cell office:value-type="float" office:value="0.0202541">
                <text:p>0.0202541</text:p>
              </table:table-cell>
              <table:table-cell office:value-type="float" office:value="0.02502">
                <text:p>0.02502</text:p>
              </table:table-cell>
            </table:table-row>
            <table:table-row>
              <table:table-cell office:value-type="string">
                <text:p>0.004894</text:p>
              </table:table-cell>
              <table:table-cell office:value-type="float" office:value="0.0002849818">
                <text:p>0.0002849818</text:p>
              </table:table-cell>
              <table:table-cell office:value-type="float" office:value="0.0202315">
                <text:p>0.0202315</text:p>
              </table:table-cell>
              <table:table-cell office:value-type="float" office:value="0.0250343">
                <text:p>0.0250343</text:p>
              </table:table-cell>
            </table:table-row>
            <table:table-row>
              <table:table-cell office:value-type="string">
                <text:p>0.004891</text:p>
              </table:table-cell>
              <table:table-cell office:value-type="float" office:value="0.00028475">
                <text:p>0.00028475</text:p>
              </table:table-cell>
              <table:table-cell office:value-type="float" office:value="0.0202092">
                <text:p>0.0202092</text:p>
              </table:table-cell>
              <table:table-cell office:value-type="float" office:value="0.0250486">
                <text:p>0.0250486</text:p>
              </table:table-cell>
            </table:table-row>
            <table:table-row>
              <table:table-cell office:value-type="string">
                <text:p>0.004888</text:p>
              </table:table-cell>
              <table:table-cell office:value-type="float" office:value="0.0002845187">
                <text:p>0.0002845187</text:p>
              </table:table-cell>
              <table:table-cell office:value-type="float" office:value="0.0201871">
                <text:p>0.0201871</text:p>
              </table:table-cell>
              <table:table-cell office:value-type="float" office:value="0.0250629">
                <text:p>0.0250629</text:p>
              </table:table-cell>
            </table:table-row>
            <table:table-row>
              <table:table-cell office:value-type="string">
                <text:p>0.004885</text:p>
              </table:table-cell>
              <table:table-cell office:value-type="float" office:value="0.0002842881">
                <text:p>0.0002842881</text:p>
              </table:table-cell>
              <table:table-cell office:value-type="float" office:value="0.0221039">
                <text:p>0.0221039</text:p>
              </table:table-cell>
              <table:table-cell office:value-type="float" office:value="0.0250773">
                <text:p>0.0250773</text:p>
              </table:table-cell>
            </table:table-row>
            <table:table-row>
              <table:table-cell office:value-type="string">
                <text:p>0.004882</text:p>
              </table:table-cell>
              <table:table-cell office:value-type="float" office:value="0.000284058">
                <text:p>0.000284058</text:p>
              </table:table-cell>
              <table:table-cell office:value-type="float" office:value="0.0208684">
                <text:p>0.0208684</text:p>
              </table:table-cell>
              <table:table-cell office:value-type="float" office:value="0.0250918">
                <text:p>0.0250918</text:p>
              </table:table-cell>
            </table:table-row>
            <table:table-row>
              <table:table-cell office:value-type="string">
                <text:p>0.004879</text:p>
              </table:table-cell>
              <table:table-cell office:value-type="float" office:value="0.0002838284">
                <text:p>0.0002838284</text:p>
              </table:table-cell>
              <table:table-cell office:value-type="float" office:value="0.0201228">
                <text:p>0.0201228</text:p>
              </table:table-cell>
              <table:table-cell office:value-type="float" office:value="0.0251062">
                <text:p>0.0251062</text:p>
              </table:table-cell>
            </table:table-row>
            <table:table-row>
              <table:table-cell office:value-type="string">
                <text:p>0.004876</text:p>
              </table:table-cell>
              <table:table-cell office:value-type="float" office:value="0.0002835995">
                <text:p>0.0002835995</text:p>
              </table:table-cell>
              <table:table-cell office:value-type="float" office:value="0.0213189">
                <text:p>0.0213189</text:p>
              </table:table-cell>
              <table:table-cell office:value-type="float" office:value="0.0251208">
                <text:p>0.0251208</text:p>
              </table:table-cell>
            </table:table-row>
            <table:table-row>
              <table:table-cell office:value-type="string">
                <text:p>0.004873</text:p>
              </table:table-cell>
              <table:table-cell office:value-type="float" office:value="0.0002833711">
                <text:p>0.0002833711</text:p>
              </table:table-cell>
              <table:table-cell office:value-type="float" office:value="0.0221404">
                <text:p>0.0221404</text:p>
              </table:table-cell>
              <table:table-cell office:value-type="float" office:value="0.0251354">
                <text:p>0.0251354</text:p>
              </table:table-cell>
            </table:table-row>
            <table:table-row>
              <table:table-cell office:value-type="string">
                <text:p>0.004871</text:p>
              </table:table-cell>
              <table:table-cell office:value-type="float" office:value="0.0002831432">
                <text:p>0.0002831432</text:p>
              </table:table-cell>
              <table:table-cell office:value-type="float" office:value="0.0200612">
                <text:p>0.0200612</text:p>
              </table:table-cell>
              <table:table-cell office:value-type="float" office:value="0.02515">
                <text:p>0.02515</text:p>
              </table:table-cell>
            </table:table-row>
            <table:table-row>
              <table:table-cell office:value-type="string">
                <text:p>0.004868</text:p>
              </table:table-cell>
              <table:table-cell office:value-type="float" office:value="0.0002829159">
                <text:p>0.0002829159</text:p>
              </table:table-cell>
              <table:table-cell office:value-type="float" office:value="0.024507">
                <text:p>0.024507</text:p>
              </table:table-cell>
              <table:table-cell office:value-type="float" office:value="0.0251646">
                <text:p>0.0251646</text:p>
              </table:table-cell>
            </table:table-row>
            <table:table-row>
              <table:table-cell office:value-type="string">
                <text:p>0.004865</text:p>
              </table:table-cell>
              <table:table-cell office:value-type="float" office:value="0.0002826892">
                <text:p>0.0002826892</text:p>
              </table:table-cell>
              <table:table-cell office:value-type="float" office:value="0.0200216">
                <text:p>0.0200216</text:p>
              </table:table-cell>
              <table:table-cell office:value-type="float" office:value="0.0251794">
                <text:p>0.0251794</text:p>
              </table:table-cell>
            </table:table-row>
            <table:table-row>
              <table:table-cell office:value-type="string">
                <text:p>0.004862</text:p>
              </table:table-cell>
              <table:table-cell office:value-type="float" office:value="0.0002824631">
                <text:p>0.0002824631</text:p>
              </table:table-cell>
              <table:table-cell office:value-type="float" office:value="0.0200022">
                <text:p>0.0200022</text:p>
              </table:table-cell>
              <table:table-cell office:value-type="float" office:value="0.0251941">
                <text:p>0.0251941</text:p>
              </table:table-cell>
            </table:table-row>
            <table:table-row>
              <table:table-cell office:value-type="string">
                <text:p>0.004859</text:p>
              </table:table-cell>
              <table:table-cell office:value-type="float" office:value="0.0002822375">
                <text:p>0.0002822375</text:p>
              </table:table-cell>
              <table:table-cell office:value-type="float" office:value="0.0210577">
                <text:p>0.0210577</text:p>
              </table:table-cell>
              <table:table-cell office:value-type="float" office:value="0.0252089">
                <text:p>0.0252089</text:p>
              </table:table-cell>
            </table:table-row>
            <table:table-row>
              <table:table-cell office:value-type="string">
                <text:p>0.004856</text:p>
              </table:table-cell>
              <table:table-cell office:value-type="float" office:value="0.0002820125">
                <text:p>0.0002820125</text:p>
              </table:table-cell>
              <table:table-cell office:value-type="float" office:value="0.0199644">
                <text:p>0.0199644</text:p>
              </table:table-cell>
              <table:table-cell office:value-type="float" office:value="0.0252238">
                <text:p>0.0252238</text:p>
              </table:table-cell>
            </table:table-row>
            <table:table-row>
              <table:table-cell office:value-type="string">
                <text:p>0.004853</text:p>
              </table:table-cell>
              <table:table-cell office:value-type="float" office:value="0.000281788">
                <text:p>0.000281788</text:p>
              </table:table-cell>
              <table:table-cell office:value-type="float" office:value="0.0199459">
                <text:p>0.0199459</text:p>
              </table:table-cell>
              <table:table-cell office:value-type="float" office:value="0.0252387">
                <text:p>0.0252387</text:p>
              </table:table-cell>
            </table:table-row>
            <table:table-row>
              <table:table-cell office:value-type="string">
                <text:p>0.00485</text:p>
              </table:table-cell>
              <table:table-cell office:value-type="float" office:value="0.0002815641">
                <text:p>0.0002815641</text:p>
              </table:table-cell>
              <table:table-cell office:value-type="float" office:value="0.0222156">
                <text:p>0.0222156</text:p>
              </table:table-cell>
              <table:table-cell office:value-type="float" office:value="0.0252537">
                <text:p>0.0252537</text:p>
              </table:table-cell>
            </table:table-row>
            <table:table-row>
              <table:table-cell office:value-type="string">
                <text:p>0.004847</text:p>
              </table:table-cell>
              <table:table-cell office:value-type="float" office:value="0.0002813408">
                <text:p>0.0002813408</text:p>
              </table:table-cell>
              <table:table-cell office:value-type="float" office:value="0.0222251">
                <text:p>0.0222251</text:p>
              </table:table-cell>
              <table:table-cell office:value-type="float" office:value="0.0252687">
                <text:p>0.0252687</text:p>
              </table:table-cell>
            </table:table-row>
            <table:table-row>
              <table:table-cell office:value-type="string">
                <text:p>0.004844</text:p>
              </table:table-cell>
              <table:table-cell office:value-type="float" office:value="0.000281118">
                <text:p>0.000281118</text:p>
              </table:table-cell>
              <table:table-cell office:value-type="float" office:value="0.0198923">
                <text:p>0.0198923</text:p>
              </table:table-cell>
              <table:table-cell office:value-type="float" office:value="0.0252837">
                <text:p>0.0252837</text:p>
              </table:table-cell>
            </table:table-row>
            <table:table-row>
              <table:table-cell office:value-type="string">
                <text:p>0.004841</text:p>
              </table:table-cell>
              <table:table-cell office:value-type="float" office:value="0.0002808958">
                <text:p>0.0002808958</text:p>
              </table:table-cell>
              <table:table-cell office:value-type="float" office:value="0.0222444">
                <text:p>0.0222444</text:p>
              </table:table-cell>
              <table:table-cell office:value-type="float" office:value="0.0252988">
                <text:p>0.0252988</text:p>
              </table:table-cell>
            </table:table-row>
            <table:table-row>
              <table:table-cell office:value-type="string">
                <text:p>0.004838</text:p>
              </table:table-cell>
              <table:table-cell office:value-type="float" office:value="0.0002806742">
                <text:p>0.0002806742</text:p>
              </table:table-cell>
              <table:table-cell office:value-type="float" office:value="0.0207715">
                <text:p>0.0207715</text:p>
              </table:table-cell>
              <table:table-cell office:value-type="float" office:value="0.0253139">
                <text:p>0.0253139</text:p>
              </table:table-cell>
            </table:table-row>
            <table:table-row>
              <table:table-cell office:value-type="string">
                <text:p>0.004835</text:p>
              </table:table-cell>
              <table:table-cell office:value-type="float" office:value="0.0002804532">
                <text:p>0.0002804532</text:p>
              </table:table-cell>
              <table:table-cell office:value-type="float" office:value="0.0222639">
                <text:p>0.0222639</text:p>
              </table:table-cell>
              <table:table-cell office:value-type="float" office:value="0.0253291">
                <text:p>0.0253291</text:p>
              </table:table-cell>
            </table:table-row>
            <table:table-row>
              <table:table-cell office:value-type="string">
                <text:p>0.004833</text:p>
              </table:table-cell>
              <table:table-cell office:value-type="float" office:value="0.0002802326">
                <text:p>0.0002802326</text:p>
              </table:table-cell>
              <table:table-cell office:value-type="float" office:value="0.0198249">
                <text:p>0.0198249</text:p>
              </table:table-cell>
              <table:table-cell office:value-type="float" office:value="0.0253443">
                <text:p>0.0253443</text:p>
              </table:table-cell>
            </table:table-row>
            <table:table-row>
              <table:table-cell office:value-type="string">
                <text:p>0.00483</text:p>
              </table:table-cell>
              <table:table-cell office:value-type="float" office:value="0.0002800125">
                <text:p>0.0002800125</text:p>
              </table:table-cell>
              <table:table-cell office:value-type="float" office:value="0.0198088">
                <text:p>0.0198088</text:p>
              </table:table-cell>
              <table:table-cell office:value-type="float" office:value="0.0253596">
                <text:p>0.0253596</text:p>
              </table:table-cell>
            </table:table-row>
            <table:table-row>
              <table:table-cell office:value-type="string">
                <text:p>0.004827</text:p>
              </table:table-cell>
              <table:table-cell office:value-type="float" office:value="0.000279793">
                <text:p>0.000279793</text:p>
              </table:table-cell>
              <table:table-cell office:value-type="float" office:value="0.019793">
                <text:p>0.019793</text:p>
              </table:table-cell>
              <table:table-cell office:value-type="float" office:value="0.025375">
                <text:p>0.025375</text:p>
              </table:table-cell>
            </table:table-row>
            <table:table-row>
              <table:table-cell office:value-type="string">
                <text:p>0.004824</text:p>
              </table:table-cell>
              <table:table-cell office:value-type="float" office:value="0.0002795739">
                <text:p>0.0002795739</text:p>
              </table:table-cell>
              <table:table-cell office:value-type="float" office:value="0.0223033">
                <text:p>0.0223033</text:p>
              </table:table-cell>
              <table:table-cell office:value-type="float" office:value="0.0253903">
                <text:p>0.0253903</text:p>
              </table:table-cell>
            </table:table-row>
            <table:table-row>
              <table:table-cell office:value-type="string">
                <text:p>0.004821</text:p>
              </table:table-cell>
              <table:table-cell office:value-type="float" office:value="0.0002793553">
                <text:p>0.0002793553</text:p>
              </table:table-cell>
              <table:table-cell office:value-type="float" office:value="0.0223133">
                <text:p>0.0223133</text:p>
              </table:table-cell>
              <table:table-cell office:value-type="float" office:value="0.0254057">
                <text:p>0.0254057</text:p>
              </table:table-cell>
            </table:table-row>
            <table:table-row>
              <table:table-cell office:value-type="string">
                <text:p>0.004818</text:p>
              </table:table-cell>
              <table:table-cell office:value-type="float" office:value="0.0002791372">
                <text:p>0.0002791372</text:p>
              </table:table-cell>
              <table:table-cell office:value-type="float" office:value="0.0197474">
                <text:p>0.0197474</text:p>
              </table:table-cell>
              <table:table-cell office:value-type="float" office:value="0.0254212">
                <text:p>0.0254212</text:p>
              </table:table-cell>
            </table:table-row>
            <table:table-row>
              <table:table-cell office:value-type="string">
                <text:p>0.004815</text:p>
              </table:table-cell>
              <table:table-cell office:value-type="float" office:value="0.0002789195">
                <text:p>0.0002789195</text:p>
              </table:table-cell>
              <table:table-cell office:value-type="float" office:value="0.0223333">
                <text:p>0.0223333</text:p>
              </table:table-cell>
              <table:table-cell office:value-type="float" office:value="0.0254367">
                <text:p>0.0254367</text:p>
              </table:table-cell>
            </table:table-row>
            <table:table-row>
              <table:table-cell office:value-type="string">
                <text:p>0.004812</text:p>
              </table:table-cell>
              <table:table-cell office:value-type="float" office:value="0.0002787024">
                <text:p>0.0002787024</text:p>
              </table:table-cell>
              <table:table-cell office:value-type="float" office:value="0.0223434">
                <text:p>0.0223434</text:p>
              </table:table-cell>
              <table:table-cell office:value-type="float" office:value="0.0254523">
                <text:p>0.0254523</text:p>
              </table:table-cell>
            </table:table-row>
            <table:table-row>
              <table:table-cell office:value-type="string">
                <text:p>0.004809</text:p>
              </table:table-cell>
              <table:table-cell office:value-type="float" office:value="0.0002784858">
                <text:p>0.0002784858</text:p>
              </table:table-cell>
              <table:table-cell office:value-type="float" office:value="0.0197045">
                <text:p>0.0197045</text:p>
              </table:table-cell>
              <table:table-cell office:value-type="float" office:value="0.0254679">
                <text:p>0.0254679</text:p>
              </table:table-cell>
            </table:table-row>
            <table:table-row>
              <table:table-cell office:value-type="string">
                <text:p>0.004806</text:p>
              </table:table-cell>
              <table:table-cell office:value-type="float" office:value="0.0002782696">
                <text:p>0.0002782696</text:p>
              </table:table-cell>
              <table:table-cell office:value-type="float" office:value="0.0196908">
                <text:p>0.0196908</text:p>
              </table:table-cell>
              <table:table-cell office:value-type="float" office:value="0.0254835">
                <text:p>0.0254835</text:p>
              </table:table-cell>
            </table:table-row>
            <table:table-row>
              <table:table-cell office:value-type="string">
                <text:p>0.004803</text:p>
              </table:table-cell>
              <table:table-cell office:value-type="float" office:value="0.0002780539">
                <text:p>0.0002780539</text:p>
              </table:table-cell>
              <table:table-cell office:value-type="float" office:value="0.0196774">
                <text:p>0.0196774</text:p>
              </table:table-cell>
              <table:table-cell office:value-type="float" office:value="0.0254992">
                <text:p>0.0254992</text:p>
              </table:table-cell>
            </table:table-row>
            <table:table-row>
              <table:table-cell office:value-type="string">
                <text:p>0.0048</text:p>
              </table:table-cell>
              <table:table-cell office:value-type="float" office:value="0.0002778385">
                <text:p>0.0002778385</text:p>
              </table:table-cell>
              <table:table-cell office:value-type="float" office:value="0.0223842">
                <text:p>0.0223842</text:p>
              </table:table-cell>
              <table:table-cell office:value-type="float" office:value="0.025515">
                <text:p>0.025515</text:p>
              </table:table-cell>
            </table:table-row>
            <table:table-row>
              <table:table-cell office:value-type="string">
                <text:p>0.004797</text:p>
              </table:table-cell>
              <table:table-cell office:value-type="float" office:value="0.0002776236">
                <text:p>0.0002776236</text:p>
              </table:table-cell>
              <table:table-cell office:value-type="float" office:value="0.0196514">
                <text:p>0.0196514</text:p>
              </table:table-cell>
              <table:table-cell office:value-type="float" office:value="0.0255308">
                <text:p>0.0255308</text:p>
              </table:table-cell>
            </table:table-row>
            <table:table-row>
              <table:table-cell office:value-type="string">
                <text:p>0.004795</text:p>
              </table:table-cell>
              <table:table-cell office:value-type="float" office:value="0.0002774091">
                <text:p>0.0002774091</text:p>
              </table:table-cell>
              <table:table-cell office:value-type="float" office:value="0.0245921">
                <text:p>0.0245921</text:p>
              </table:table-cell>
              <table:table-cell office:value-type="float" office:value="0.0255466">
                <text:p>0.0255466</text:p>
              </table:table-cell>
            </table:table-row>
            <table:table-row>
              <table:table-cell office:value-type="string">
                <text:p>0.004792</text:p>
              </table:table-cell>
              <table:table-cell office:value-type="float" office:value="0.000277195">
                <text:p>0.000277195</text:p>
              </table:table-cell>
              <table:table-cell office:value-type="float" office:value="0.0196266">
                <text:p>0.0196266</text:p>
              </table:table-cell>
              <table:table-cell office:value-type="float" office:value="0.0255625">
                <text:p>0.0255625</text:p>
              </table:table-cell>
            </table:table-row>
            <table:table-row>
              <table:table-cell office:value-type="string">
                <text:p>0.004789</text:p>
              </table:table-cell>
              <table:table-cell office:value-type="float" office:value="0.0002769814">
                <text:p>0.0002769814</text:p>
              </table:table-cell>
              <table:table-cell office:value-type="float" office:value="0.0224256">
                <text:p>0.0224256</text:p>
              </table:table-cell>
              <table:table-cell office:value-type="float" office:value="0.0255784">
                <text:p>0.0255784</text:p>
              </table:table-cell>
            </table:table-row>
            <table:table-row>
              <table:table-cell office:value-type="string">
                <text:p>0.004786</text:p>
              </table:table-cell>
              <table:table-cell office:value-type="float" office:value="0.0002767681">
                <text:p>0.0002767681</text:p>
              </table:table-cell>
              <table:table-cell office:value-type="float" office:value="0.022436">
                <text:p>0.022436</text:p>
              </table:table-cell>
              <table:table-cell office:value-type="float" office:value="0.0255944">
                <text:p>0.0255944</text:p>
              </table:table-cell>
            </table:table-row>
            <table:table-row>
              <table:table-cell office:value-type="string">
                <text:p>0.004783</text:p>
              </table:table-cell>
              <table:table-cell office:value-type="float" office:value="0.0002765553">
                <text:p>0.0002765553</text:p>
              </table:table-cell>
              <table:table-cell office:value-type="float" office:value="0.0195917">
                <text:p>0.0195917</text:p>
              </table:table-cell>
              <table:table-cell office:value-type="float" office:value="0.0256105">
                <text:p>0.0256105</text:p>
              </table:table-cell>
            </table:table-row>
            <table:table-row>
              <table:table-cell office:value-type="string">
                <text:p>0.00478</text:p>
              </table:table-cell>
              <table:table-cell office:value-type="float" office:value="0.0002763428">
                <text:p>0.0002763428</text:p>
              </table:table-cell>
              <table:table-cell office:value-type="float" office:value="0.0195807">
                <text:p>0.0195807</text:p>
              </table:table-cell>
              <table:table-cell office:value-type="float" office:value="0.0256265">
                <text:p>0.0256265</text:p>
              </table:table-cell>
            </table:table-row>
            <table:table-row>
              <table:table-cell office:value-type="string">
                <text:p>0.004777</text:p>
              </table:table-cell>
              <table:table-cell office:value-type="float" office:value="0.0002761306">
                <text:p>0.0002761306</text:p>
              </table:table-cell>
              <table:table-cell office:value-type="float" office:value="0.0224677">
                <text:p>0.0224677</text:p>
              </table:table-cell>
              <table:table-cell office:value-type="float" office:value="0.0256427">
                <text:p>0.0256427</text:p>
              </table:table-cell>
            </table:table-row>
            <table:table-row>
              <table:table-cell office:value-type="string">
                <text:p>0.004774</text:p>
              </table:table-cell>
              <table:table-cell office:value-type="float" office:value="0.0002759188">
                <text:p>0.0002759188</text:p>
              </table:table-cell>
              <table:table-cell office:value-type="float" office:value="0.0195595">
                <text:p>0.0195595</text:p>
              </table:table-cell>
              <table:table-cell office:value-type="float" office:value="0.0256588">
                <text:p>0.0256588</text:p>
              </table:table-cell>
            </table:table-row>
            <table:table-row>
              <table:table-cell office:value-type="string">
                <text:p>0.004771</text:p>
              </table:table-cell>
              <table:table-cell office:value-type="float" office:value="0.0002757074">
                <text:p>0.0002757074</text:p>
              </table:table-cell>
              <table:table-cell office:value-type="float" office:value="0.0195493">
                <text:p>0.0195493</text:p>
              </table:table-cell>
              <table:table-cell office:value-type="float" office:value="0.025675">
                <text:p>0.025675</text:p>
              </table:table-cell>
            </table:table-row>
            <table:table-row>
              <table:table-cell office:value-type="string">
                <text:p>0.004768</text:p>
              </table:table-cell>
              <table:table-cell office:value-type="float" office:value="0.0002754963">
                <text:p>0.0002754963</text:p>
              </table:table-cell>
              <table:table-cell office:value-type="float" office:value="0.0195394">
                <text:p>0.0195394</text:p>
              </table:table-cell>
              <table:table-cell office:value-type="float" office:value="0.0256913">
                <text:p>0.0256913</text:p>
              </table:table-cell>
            </table:table-row>
            <table:table-row>
              <table:table-cell office:value-type="string">
                <text:p>0.004765</text:p>
              </table:table-cell>
              <table:table-cell office:value-type="float" office:value="0.0002752856">
                <text:p>0.0002752856</text:p>
              </table:table-cell>
              <table:table-cell office:value-type="float" office:value="0.0195299">
                <text:p>0.0195299</text:p>
              </table:table-cell>
              <table:table-cell office:value-type="float" office:value="0.0257076">
                <text:p>0.0257076</text:p>
              </table:table-cell>
            </table:table-row>
            <table:table-row>
              <table:table-cell office:value-type="string">
                <text:p>0.004762</text:p>
              </table:table-cell>
              <table:table-cell office:value-type="float" office:value="0.0002750752">
                <text:p>0.0002750752</text:p>
              </table:table-cell>
              <table:table-cell office:value-type="float" office:value="0.0195206">
                <text:p>0.0195206</text:p>
              </table:table-cell>
              <table:table-cell office:value-type="float" office:value="0.025724">
                <text:p>0.025724</text:p>
              </table:table-cell>
            </table:table-row>
            <table:table-row>
              <table:table-cell office:value-type="string">
                <text:p>0.004759</text:p>
              </table:table-cell>
              <table:table-cell office:value-type="float" office:value="0.0002748652">
                <text:p>0.0002748652</text:p>
              </table:table-cell>
              <table:table-cell office:value-type="float" office:value="0.0198535">
                <text:p>0.0198535</text:p>
              </table:table-cell>
              <table:table-cell office:value-type="float" office:value="0.0257404">
                <text:p>0.0257404</text:p>
              </table:table-cell>
            </table:table-row>
            <table:table-row>
              <table:table-cell office:value-type="string">
                <text:p>0.004757</text:p>
              </table:table-cell>
              <table:table-cell office:value-type="float" office:value="0.0002746556">
                <text:p>0.0002746556</text:p>
              </table:table-cell>
              <table:table-cell office:value-type="float" office:value="0.019503">
                <text:p>0.019503</text:p>
              </table:table-cell>
              <table:table-cell office:value-type="float" office:value="0.0257568">
                <text:p>0.0257568</text:p>
              </table:table-cell>
            </table:table-row>
            <table:table-row>
              <table:table-cell office:value-type="string">
                <text:p>0.004754</text:p>
              </table:table-cell>
              <table:table-cell office:value-type="float" office:value="0.0002744463">
                <text:p>0.0002744463</text:p>
              </table:table-cell>
              <table:table-cell office:value-type="float" office:value="0.0194946">
                <text:p>0.0194946</text:p>
              </table:table-cell>
              <table:table-cell office:value-type="float" office:value="0.0257733">
                <text:p>0.0257733</text:p>
              </table:table-cell>
            </table:table-row>
            <table:table-row>
              <table:table-cell office:value-type="string">
                <text:p>0.004751</text:p>
              </table:table-cell>
              <table:table-cell office:value-type="float" office:value="0.0002742373">
                <text:p>0.0002742373</text:p>
              </table:table-cell>
              <table:table-cell office:value-type="float" office:value="0.0194865">
                <text:p>0.0194865</text:p>
              </table:table-cell>
              <table:table-cell office:value-type="float" office:value="0.0257898">
                <text:p>0.0257898</text:p>
              </table:table-cell>
            </table:table-row>
            <table:table-row>
              <table:table-cell office:value-type="string">
                <text:p>0.004748</text:p>
              </table:table-cell>
              <table:table-cell office:value-type="float" office:value="0.0002740287">
                <text:p>0.0002740287</text:p>
              </table:table-cell>
              <table:table-cell office:value-type="float" office:value="0.0194787">
                <text:p>0.0194787</text:p>
              </table:table-cell>
              <table:table-cell office:value-type="float" office:value="0.0258064">
                <text:p>0.0258064</text:p>
              </table:table-cell>
            </table:table-row>
            <table:table-row>
              <table:table-cell office:value-type="string">
                <text:p>0.004745</text:p>
              </table:table-cell>
              <table:table-cell office:value-type="float" office:value="0.0002738205">
                <text:p>0.0002738205</text:p>
              </table:table-cell>
              <table:table-cell office:value-type="float" office:value="0.0225869">
                <text:p>0.0225869</text:p>
              </table:table-cell>
              <table:table-cell office:value-type="float" office:value="0.0258231">
                <text:p>0.0258231</text:p>
              </table:table-cell>
            </table:table-row>
            <table:table-row>
              <table:table-cell office:value-type="string">
                <text:p>0.004742</text:p>
              </table:table-cell>
              <table:table-cell office:value-type="float" office:value="0.0002736126">
                <text:p>0.0002736126</text:p>
              </table:table-cell>
              <table:table-cell office:value-type="float" office:value="0.019464">
                <text:p>0.019464</text:p>
              </table:table-cell>
              <table:table-cell office:value-type="float" office:value="0.0258398">
                <text:p>0.0258398</text:p>
              </table:table-cell>
            </table:table-row>
            <table:table-row>
              <table:table-cell office:value-type="string">
                <text:p>0.004739</text:p>
              </table:table-cell>
              <table:table-cell office:value-type="float" office:value="0.0002734051">
                <text:p>0.0002734051</text:p>
              </table:table-cell>
              <table:table-cell office:value-type="float" office:value="0.0226092">
                <text:p>0.0226092</text:p>
              </table:table-cell>
              <table:table-cell office:value-type="float" office:value="0.0258565">
                <text:p>0.0258565</text:p>
              </table:table-cell>
            </table:table-row>
            <table:table-row>
              <table:table-cell office:value-type="string">
                <text:p>0.004736</text:p>
              </table:table-cell>
              <table:table-cell office:value-type="float" office:value="0.000273198">
                <text:p>0.000273198</text:p>
              </table:table-cell>
              <table:table-cell office:value-type="float" office:value="0.0194506">
                <text:p>0.0194506</text:p>
              </table:table-cell>
              <table:table-cell office:value-type="float" office:value="0.0258733">
                <text:p>0.0258733</text:p>
              </table:table-cell>
            </table:table-row>
            <table:table-row>
              <table:table-cell office:value-type="string">
                <text:p>0.004733</text:p>
              </table:table-cell>
              <table:table-cell office:value-type="float" office:value="0.0002729911">
                <text:p>0.0002729911</text:p>
              </table:table-cell>
              <table:table-cell office:value-type="float" office:value="0.0226315">
                <text:p>0.0226315</text:p>
              </table:table-cell>
              <table:table-cell office:value-type="float" office:value="0.0258901">
                <text:p>0.0258901</text:p>
              </table:table-cell>
            </table:table-row>
            <table:table-row>
              <table:table-cell office:value-type="string">
                <text:p>0.00473</text:p>
              </table:table-cell>
              <table:table-cell office:value-type="float" office:value="0.0002727847">
                <text:p>0.0002727847</text:p>
              </table:table-cell>
              <table:table-cell office:value-type="float" office:value="0.0194382">
                <text:p>0.0194382</text:p>
              </table:table-cell>
              <table:table-cell office:value-type="float" office:value="0.025907">
                <text:p>0.025907</text:p>
              </table:table-cell>
            </table:table-row>
            <table:table-row>
              <table:table-cell office:value-type="string">
                <text:p>0.004727</text:p>
              </table:table-cell>
              <table:table-cell office:value-type="float" office:value="0.0002725786">
                <text:p>0.0002725786</text:p>
              </table:table-cell>
              <table:table-cell office:value-type="float" office:value="0.0194325">
                <text:p>0.0194325</text:p>
              </table:table-cell>
              <table:table-cell office:value-type="float" office:value="0.0259239">
                <text:p>0.0259239</text:p>
              </table:table-cell>
            </table:table-row>
            <table:table-row>
              <table:table-cell office:value-type="string">
                <text:p>0.004724</text:p>
              </table:table-cell>
              <table:table-cell office:value-type="float" office:value="0.0002723728">
                <text:p>0.0002723728</text:p>
              </table:table-cell>
              <table:table-cell office:value-type="float" office:value="0.0194271">
                <text:p>0.0194271</text:p>
              </table:table-cell>
              <table:table-cell office:value-type="float" office:value="0.0259408">
                <text:p>0.0259408</text:p>
              </table:table-cell>
            </table:table-row>
            <table:table-row>
              <table:table-cell office:value-type="string">
                <text:p>0.004721</text:p>
              </table:table-cell>
              <table:table-cell office:value-type="float" office:value="0.0002721674">
                <text:p>0.0002721674</text:p>
              </table:table-cell>
              <table:table-cell office:value-type="float" office:value="0.019422">
                <text:p>0.019422</text:p>
              </table:table-cell>
              <table:table-cell office:value-type="float" office:value="0.0259578">
                <text:p>0.0259578</text:p>
              </table:table-cell>
            </table:table-row>
            <table:table-row>
              <table:table-cell office:value-type="string">
                <text:p>0.004719</text:p>
              </table:table-cell>
              <table:table-cell office:value-type="float" office:value="0.0002719624">
                <text:p>0.0002719624</text:p>
              </table:table-cell>
              <table:table-cell office:value-type="float" office:value="0.0194172">
                <text:p>0.0194172</text:p>
              </table:table-cell>
              <table:table-cell office:value-type="float" office:value="0.0259749">
                <text:p>0.0259749</text:p>
              </table:table-cell>
            </table:table-row>
            <table:table-row>
              <table:table-cell office:value-type="string">
                <text:p>0.004716</text:p>
              </table:table-cell>
              <table:table-cell office:value-type="float" office:value="0.0002717577">
                <text:p>0.0002717577</text:p>
              </table:table-cell>
              <table:table-cell office:value-type="float" office:value="0.0194127">
                <text:p>0.0194127</text:p>
              </table:table-cell>
              <table:table-cell office:value-type="float" office:value="0.025992">
                <text:p>0.025992</text:p>
              </table:table-cell>
            </table:table-row>
            <table:table-row>
              <table:table-cell office:value-type="string">
                <text:p>0.004713</text:p>
              </table:table-cell>
              <table:table-cell office:value-type="float" office:value="0.0002715534">
                <text:p>0.0002715534</text:p>
              </table:table-cell>
              <table:table-cell office:value-type="float" office:value="0.0194489">
                <text:p>0.0194489</text:p>
              </table:table-cell>
              <table:table-cell office:value-type="float" office:value="0.0260092">
                <text:p>0.0260092</text:p>
              </table:table-cell>
            </table:table-row>
            <table:table-row>
              <table:table-cell office:value-type="string">
                <text:p>0.00471</text:p>
              </table:table-cell>
              <table:table-cell office:value-type="float" office:value="0.0002713495">
                <text:p>0.0002713495</text:p>
              </table:table-cell>
              <table:table-cell office:value-type="float" office:value="0.0194045">
                <text:p>0.0194045</text:p>
              </table:table-cell>
              <table:table-cell office:value-type="float" office:value="0.0260264">
                <text:p>0.0260264</text:p>
              </table:table-cell>
            </table:table-row>
            <table:table-row>
              <table:table-cell office:value-type="string">
                <text:p>0.004707</text:p>
              </table:table-cell>
              <table:table-cell office:value-type="float" office:value="0.0002711459">
                <text:p>0.0002711459</text:p>
              </table:table-cell>
              <table:table-cell office:value-type="float" office:value="0.0194009">
                <text:p>0.0194009</text:p>
              </table:table-cell>
              <table:table-cell office:value-type="float" office:value="0.0260436">
                <text:p>0.0260436</text:p>
              </table:table-cell>
            </table:table-row>
            <table:table-row>
              <table:table-cell office:value-type="string">
                <text:p>0.004704</text:p>
              </table:table-cell>
              <table:table-cell office:value-type="float" office:value="0.0002709426">
                <text:p>0.0002709426</text:p>
              </table:table-cell>
              <table:table-cell office:value-type="float" office:value="0.0193845">
                <text:p>0.0193845</text:p>
              </table:table-cell>
              <table:table-cell office:value-type="float" office:value="0.0260609">
                <text:p>0.0260609</text:p>
              </table:table-cell>
            </table:table-row>
            <table:table-row>
              <table:table-cell office:value-type="string">
                <text:p>0.004701</text:p>
              </table:table-cell>
              <table:table-cell office:value-type="float" office:value="0.0002707397">
                <text:p>0.0002707397</text:p>
              </table:table-cell>
              <table:table-cell office:value-type="float" office:value="0.0193639">
                <text:p>0.0193639</text:p>
              </table:table-cell>
              <table:table-cell office:value-type="float" office:value="0.0260782">
                <text:p>0.0260782</text:p>
              </table:table-cell>
            </table:table-row>
            <table:table-row>
              <table:table-cell office:value-type="string">
                <text:p>0.004698</text:p>
              </table:table-cell>
              <table:table-cell office:value-type="float" office:value="0.0002705372">
                <text:p>0.0002705372</text:p>
              </table:table-cell>
              <table:table-cell office:value-type="float" office:value="0.0193918">
                <text:p>0.0193918</text:p>
              </table:table-cell>
              <table:table-cell office:value-type="float" office:value="0.0260956">
                <text:p>0.0260956</text:p>
              </table:table-cell>
            </table:table-row>
            <table:table-row>
              <table:table-cell office:value-type="string">
                <text:p>0.004695</text:p>
              </table:table-cell>
              <table:table-cell office:value-type="float" office:value="0.000270335">
                <text:p>0.000270335</text:p>
              </table:table-cell>
              <table:table-cell office:value-type="float" office:value="0.0193894">
                <text:p>0.0193894</text:p>
              </table:table-cell>
              <table:table-cell office:value-type="float" office:value="0.0261131">
                <text:p>0.0261131</text:p>
              </table:table-cell>
            </table:table-row>
            <table:table-row>
              <table:table-cell office:value-type="string">
                <text:p>0.004692</text:p>
              </table:table-cell>
              <table:table-cell office:value-type="float" office:value="0.0002701331">
                <text:p>0.0002701331</text:p>
              </table:table-cell>
              <table:table-cell office:value-type="float" office:value="0.0227089">
                <text:p>0.0227089</text:p>
              </table:table-cell>
              <table:table-cell office:value-type="float" office:value="0.0261305">
                <text:p>0.0261305</text:p>
              </table:table-cell>
            </table:table-row>
            <table:table-row>
              <table:table-cell office:value-type="string">
                <text:p>0.004689</text:p>
              </table:table-cell>
              <table:table-cell office:value-type="float" office:value="0.0002699317">
                <text:p>0.0002699317</text:p>
              </table:table-cell>
              <table:table-cell office:value-type="float" office:value="0.0228049">
                <text:p>0.0228049</text:p>
              </table:table-cell>
              <table:table-cell office:value-type="float" office:value="0.0261481">
                <text:p>0.0261481</text:p>
              </table:table-cell>
            </table:table-row>
            <table:table-row>
              <table:table-cell office:value-type="string">
                <text:p>0.004686</text:p>
              </table:table-cell>
              <table:table-cell office:value-type="float" office:value="0.0002697306">
                <text:p>0.0002697306</text:p>
              </table:table-cell>
              <table:table-cell office:value-type="float" office:value="0.0228167">
                <text:p>0.0228167</text:p>
              </table:table-cell>
              <table:table-cell office:value-type="float" office:value="0.0261656">
                <text:p>0.0261656</text:p>
              </table:table-cell>
            </table:table-row>
            <table:table-row>
              <table:table-cell office:value-type="string">
                <text:p>0.004683</text:p>
              </table:table-cell>
              <table:table-cell office:value-type="float" office:value="0.0002695298">
                <text:p>0.0002695298</text:p>
              </table:table-cell>
              <table:table-cell office:value-type="float" office:value="0.0227013">
                <text:p>0.0227013</text:p>
              </table:table-cell>
              <table:table-cell office:value-type="float" office:value="0.0261832">
                <text:p>0.0261832</text:p>
              </table:table-cell>
            </table:table-row>
            <table:table-row>
              <table:table-cell office:value-type="string">
                <text:p>0.004681</text:p>
              </table:table-cell>
              <table:table-cell office:value-type="float" office:value="0.0002693294">
                <text:p>0.0002693294</text:p>
              </table:table-cell>
              <table:table-cell office:value-type="float" office:value="0.0228406">
                <text:p>0.0228406</text:p>
              </table:table-cell>
              <table:table-cell office:value-type="float" office:value="0.0262009">
                <text:p>0.0262009</text:p>
              </table:table-cell>
            </table:table-row>
            <table:table-row>
              <table:table-cell office:value-type="string">
                <text:p>0.004678</text:p>
              </table:table-cell>
              <table:table-cell office:value-type="float" office:value="0.0002691293">
                <text:p>0.0002691293</text:p>
              </table:table-cell>
              <table:table-cell office:value-type="float" office:value="0.0191892">
                <text:p>0.0191892</text:p>
              </table:table-cell>
              <table:table-cell office:value-type="float" office:value="0.0262186">
                <text:p>0.0262186</text:p>
              </table:table-cell>
            </table:table-row>
            <table:table-row>
              <table:table-cell office:value-type="string">
                <text:p>0.004675</text:p>
              </table:table-cell>
              <table:table-cell office:value-type="float" office:value="0.0002689297">
                <text:p>0.0002689297</text:p>
              </table:table-cell>
              <table:table-cell office:value-type="float" office:value="0.0193806">
                <text:p>0.0193806</text:p>
              </table:table-cell>
              <table:table-cell office:value-type="float" office:value="0.0262364">
                <text:p>0.0262364</text:p>
              </table:table-cell>
            </table:table-row>
            <table:table-row>
              <table:table-cell office:value-type="string">
                <text:p>0.004672</text:p>
              </table:table-cell>
              <table:table-cell office:value-type="float" office:value="0.0002687303">
                <text:p>0.0002687303</text:p>
              </table:table-cell>
              <table:table-cell office:value-type="float" office:value="0.0191537">
                <text:p>0.0191537</text:p>
              </table:table-cell>
              <table:table-cell office:value-type="float" office:value="0.0262542">
                <text:p>0.0262542</text:p>
              </table:table-cell>
            </table:table-row>
            <table:table-row>
              <table:table-cell office:value-type="string">
                <text:p>0.004669</text:p>
              </table:table-cell>
              <table:table-cell office:value-type="float" office:value="0.0002685313">
                <text:p>0.0002685313</text:p>
              </table:table-cell>
              <table:table-cell office:value-type="float" office:value="0.022889">
                <text:p>0.022889</text:p>
              </table:table-cell>
              <table:table-cell office:value-type="float" office:value="0.026272">
                <text:p>0.026272</text:p>
              </table:table-cell>
            </table:table-row>
            <table:table-row>
              <table:table-cell office:value-type="string">
                <text:p>0.004666</text:p>
              </table:table-cell>
              <table:table-cell office:value-type="float" office:value="0.0002683327">
                <text:p>0.0002683327</text:p>
              </table:table-cell>
              <table:table-cell office:value-type="float" office:value="0.0193813">
                <text:p>0.0193813</text:p>
              </table:table-cell>
              <table:table-cell office:value-type="float" office:value="0.0262899">
                <text:p>0.0262899</text:p>
              </table:table-cell>
            </table:table-row>
            <table:table-row>
              <table:table-cell office:value-type="string">
                <text:p>0.004663</text:p>
              </table:table-cell>
              <table:table-cell office:value-type="float" office:value="0.0002681344">
                <text:p>0.0002681344</text:p>
              </table:table-cell>
              <table:table-cell office:value-type="float" office:value="0.0229134">
                <text:p>0.0229134</text:p>
              </table:table-cell>
              <table:table-cell office:value-type="float" office:value="0.0263079">
                <text:p>0.0263079</text:p>
              </table:table-cell>
            </table:table-row>
            <table:table-row>
              <table:table-cell office:value-type="string">
                <text:p>0.00466</text:p>
              </table:table-cell>
              <table:table-cell office:value-type="float" office:value="0.0002679365">
                <text:p>0.0002679365</text:p>
              </table:table-cell>
              <table:table-cell office:value-type="float" office:value="0.0229256">
                <text:p>0.0229256</text:p>
              </table:table-cell>
              <table:table-cell office:value-type="float" office:value="0.0263259">
                <text:p>0.0263259</text:p>
              </table:table-cell>
            </table:table-row>
            <table:table-row>
              <table:table-cell office:value-type="string">
                <text:p>0.004657</text:p>
              </table:table-cell>
              <table:table-cell office:value-type="float" office:value="0.000267739">
                <text:p>0.000267739</text:p>
              </table:table-cell>
              <table:table-cell office:value-type="float" office:value="0.0193847">
                <text:p>0.0193847</text:p>
              </table:table-cell>
              <table:table-cell office:value-type="float" office:value="0.0263439">
                <text:p>0.0263439</text:p>
              </table:table-cell>
            </table:table-row>
            <table:table-row>
              <table:table-cell office:value-type="string">
                <text:p>0.004654</text:p>
              </table:table-cell>
              <table:table-cell office:value-type="float" office:value="0.0002675418">
                <text:p>0.0002675418</text:p>
              </table:table-cell>
              <table:table-cell office:value-type="float" office:value="0.0226824">
                <text:p>0.0226824</text:p>
              </table:table-cell>
              <table:table-cell office:value-type="float" office:value="0.026362">
                <text:p>0.026362</text:p>
              </table:table-cell>
            </table:table-row>
            <table:table-row>
              <table:table-cell office:value-type="string">
                <text:p>0.004651</text:p>
              </table:table-cell>
              <table:table-cell office:value-type="float" office:value="0.0002673449">
                <text:p>0.0002673449</text:p>
              </table:table-cell>
              <table:table-cell office:value-type="float" office:value="0.0190349">
                <text:p>0.0190349</text:p>
              </table:table-cell>
              <table:table-cell office:value-type="float" office:value="0.0263801">
                <text:p>0.0263801</text:p>
              </table:table-cell>
            </table:table-row>
            <table:table-row>
              <table:table-cell office:value-type="string">
                <text:p>0.004648</text:p>
              </table:table-cell>
              <table:table-cell office:value-type="float" office:value="0.0002671484">
                <text:p>0.0002671484</text:p>
              </table:table-cell>
              <table:table-cell office:value-type="float" office:value="0.0229751">
                <text:p>0.0229751</text:p>
              </table:table-cell>
              <table:table-cell office:value-type="float" office:value="0.0263983">
                <text:p>0.0263983</text:p>
              </table:table-cell>
            </table:table-row>
            <table:table-row>
              <table:table-cell office:value-type="string">
                <text:p>0.004645</text:p>
              </table:table-cell>
              <table:table-cell office:value-type="float" office:value="0.0002669523">
                <text:p>0.0002669523</text:p>
              </table:table-cell>
              <table:table-cell office:value-type="float" office:value="0.0229876">
                <text:p>0.0229876</text:p>
              </table:table-cell>
              <table:table-cell office:value-type="float" office:value="0.0264165">
                <text:p>0.0264165</text:p>
              </table:table-cell>
            </table:table-row>
            <table:table-row>
              <table:table-cell office:value-type="string">
                <text:p>0.004643</text:p>
              </table:table-cell>
              <table:table-cell office:value-type="float" office:value="0.0002667565">
                <text:p>0.0002667565</text:p>
              </table:table-cell>
              <table:table-cell office:value-type="float" office:value="0.0193962">
                <text:p>0.0193962</text:p>
              </table:table-cell>
              <table:table-cell office:value-type="float" office:value="0.0264348">
                <text:p>0.0264348</text:p>
              </table:table-cell>
            </table:table-row>
            <table:table-row>
              <table:table-cell office:value-type="string">
                <text:p>0.00464</text:p>
              </table:table-cell>
              <table:table-cell office:value-type="float" office:value="0.0002665611">
                <text:p>0.0002665611</text:p>
              </table:table-cell>
              <table:table-cell office:value-type="float" office:value="0.0193994">
                <text:p>0.0193994</text:p>
              </table:table-cell>
              <table:table-cell office:value-type="float" office:value="0.0264531">
                <text:p>0.0264531</text:p>
              </table:table-cell>
            </table:table-row>
            <table:table-row>
              <table:table-cell office:value-type="string">
                <text:p>0.004637</text:p>
              </table:table-cell>
              <table:table-cell office:value-type="float" office:value="0.000266366">
                <text:p>0.000266366</text:p>
              </table:table-cell>
              <table:table-cell office:value-type="float" office:value="0.0226755">
                <text:p>0.0226755</text:p>
              </table:table-cell>
              <table:table-cell office:value-type="float" office:value="0.0264715">
                <text:p>0.0264715</text:p>
              </table:table-cell>
            </table:table-row>
            <table:table-row>
              <table:table-cell office:value-type="string">
                <text:p>0.004634</text:p>
              </table:table-cell>
              <table:table-cell office:value-type="float" office:value="0.0002661713">
                <text:p>0.0002661713</text:p>
              </table:table-cell>
              <table:table-cell office:value-type="float" office:value="0.0230379">
                <text:p>0.0230379</text:p>
              </table:table-cell>
              <table:table-cell office:value-type="float" office:value="0.0264899">
                <text:p>0.0264899</text:p>
              </table:table-cell>
            </table:table-row>
            <table:table-row>
              <table:table-cell office:value-type="string">
                <text:p>0.004631</text:p>
              </table:table-cell>
              <table:table-cell office:value-type="float" office:value="0.0002659769">
                <text:p>0.0002659769</text:p>
              </table:table-cell>
              <table:table-cell office:value-type="float" office:value="0.0194108">
                <text:p>0.0194108</text:p>
              </table:table-cell>
              <table:table-cell office:value-type="float" office:value="0.0265084">
                <text:p>0.0265084</text:p>
              </table:table-cell>
            </table:table-row>
            <table:table-row>
              <table:table-cell office:value-type="string">
                <text:p>0.004628</text:p>
              </table:table-cell>
              <table:table-cell office:value-type="float" office:value="0.0002657829">
                <text:p>0.0002657829</text:p>
              </table:table-cell>
              <table:table-cell office:value-type="float" office:value="0.0194152">
                <text:p>0.0194152</text:p>
              </table:table-cell>
              <table:table-cell office:value-type="float" office:value="0.0265269">
                <text:p>0.0265269</text:p>
              </table:table-cell>
            </table:table-row>
            <table:table-row>
              <table:table-cell office:value-type="string">
                <text:p>0.004625</text:p>
              </table:table-cell>
              <table:table-cell office:value-type="float" office:value="0.0002655893">
                <text:p>0.0002655893</text:p>
              </table:table-cell>
              <table:table-cell office:value-type="float" office:value="0.0194198">
                <text:p>0.0194198</text:p>
              </table:table-cell>
              <table:table-cell office:value-type="float" office:value="0.0265455">
                <text:p>0.0265455</text:p>
              </table:table-cell>
            </table:table-row>
            <table:table-row>
              <table:table-cell office:value-type="string">
                <text:p>0.004622</text:p>
              </table:table-cell>
              <table:table-cell office:value-type="float" office:value="0.000265396">
                <text:p>0.000265396</text:p>
              </table:table-cell>
              <table:table-cell office:value-type="float" office:value="0.0194248">
                <text:p>0.0194248</text:p>
              </table:table-cell>
              <table:table-cell office:value-type="float" office:value="0.0265641">
                <text:p>0.0265641</text:p>
              </table:table-cell>
            </table:table-row>
            <table:table-row>
              <table:table-cell office:value-type="string">
                <text:p>0.004619</text:p>
              </table:table-cell>
              <table:table-cell office:value-type="float" office:value="0.000265203">
                <text:p>0.000265203</text:p>
              </table:table-cell>
              <table:table-cell office:value-type="float" office:value="0.0231018">
                <text:p>0.0231018</text:p>
              </table:table-cell>
              <table:table-cell office:value-type="float" office:value="0.0265827">
                <text:p>0.0265827</text:p>
              </table:table-cell>
            </table:table-row>
            <table:table-row>
              <table:table-cell office:value-type="string">
                <text:p>0.004616</text:p>
              </table:table-cell>
              <table:table-cell office:value-type="float" office:value="0.0002650104">
                <text:p>0.0002650104</text:p>
              </table:table-cell>
              <table:table-cell office:value-type="float" office:value="0.0188509">
                <text:p>0.0188509</text:p>
              </table:table-cell>
              <table:table-cell office:value-type="float" office:value="0.0266014">
                <text:p>0.0266014</text:p>
              </table:table-cell>
            </table:table-row>
            <table:table-row>
              <table:table-cell office:value-type="string">
                <text:p>0.004613</text:p>
              </table:table-cell>
              <table:table-cell office:value-type="float" office:value="0.0002648182">
                <text:p>0.0002648182</text:p>
              </table:table-cell>
              <table:table-cell office:value-type="float" office:value="0.0194415">
                <text:p>0.0194415</text:p>
              </table:table-cell>
              <table:table-cell office:value-type="float" office:value="0.0266201">
                <text:p>0.0266201</text:p>
              </table:table-cell>
            </table:table-row>
            <table:table-row>
              <table:table-cell office:value-type="string">
                <text:p>0.00461</text:p>
              </table:table-cell>
              <table:table-cell office:value-type="float" office:value="0.0002646263">
                <text:p>0.0002646263</text:p>
              </table:table-cell>
              <table:table-cell office:value-type="float" office:value="0.0194477">
                <text:p>0.0194477</text:p>
              </table:table-cell>
              <table:table-cell office:value-type="float" office:value="0.0266389">
                <text:p>0.0266389</text:p>
              </table:table-cell>
            </table:table-row>
            <table:table-row>
              <table:table-cell office:value-type="string">
                <text:p>0.004607</text:p>
              </table:table-cell>
              <table:table-cell office:value-type="float" office:value="0.0002644347">
                <text:p>0.0002644347</text:p>
              </table:table-cell>
              <table:table-cell office:value-type="float" office:value="0.0188089">
                <text:p>0.0188089</text:p>
              </table:table-cell>
              <table:table-cell office:value-type="float" office:value="0.0266578">
                <text:p>0.0266578</text:p>
              </table:table-cell>
            </table:table-row>
            <table:table-row>
              <table:table-cell office:value-type="string">
                <text:p>0.004605</text:p>
              </table:table-cell>
              <table:table-cell office:value-type="float" office:value="0.0002642435">
                <text:p>0.0002642435</text:p>
              </table:table-cell>
              <table:table-cell office:value-type="float" office:value="0.0194609">
                <text:p>0.0194609</text:p>
              </table:table-cell>
              <table:table-cell office:value-type="float" office:value="0.0266766">
                <text:p>0.0266766</text:p>
              </table:table-cell>
            </table:table-row>
            <table:table-row>
              <table:table-cell office:value-type="string">
                <text:p>0.004602</text:p>
              </table:table-cell>
              <table:table-cell office:value-type="float" office:value="0.0002640527">
                <text:p>0.0002640527</text:p>
              </table:table-cell>
              <table:table-cell office:value-type="float" office:value="0.0231798">
                <text:p>0.0231798</text:p>
              </table:table-cell>
              <table:table-cell office:value-type="float" office:value="0.0266956">
                <text:p>0.0266956</text:p>
              </table:table-cell>
            </table:table-row>
            <table:table-row>
              <table:table-cell office:value-type="string">
                <text:p>0.004599</text:p>
              </table:table-cell>
              <table:table-cell office:value-type="float" office:value="0.0002638622">
                <text:p>0.0002638622</text:p>
              </table:table-cell>
              <table:table-cell office:value-type="float" office:value="0.0194753">
                <text:p>0.0194753</text:p>
              </table:table-cell>
              <table:table-cell office:value-type="float" office:value="0.0267146">
                <text:p>0.0267146</text:p>
              </table:table-cell>
            </table:table-row>
            <table:table-row>
              <table:table-cell office:value-type="string">
                <text:p>0.004596</text:p>
              </table:table-cell>
              <table:table-cell office:value-type="float" office:value="0.000263672">
                <text:p>0.000263672</text:p>
              </table:table-cell>
              <table:table-cell office:value-type="float" office:value="0.019483">
                <text:p>0.019483</text:p>
              </table:table-cell>
              <table:table-cell office:value-type="float" office:value="0.0267336">
                <text:p>0.0267336</text:p>
              </table:table-cell>
            </table:table-row>
            <table:table-row>
              <table:table-cell office:value-type="string">
                <text:p>0.004593</text:p>
              </table:table-cell>
              <table:table-cell office:value-type="float" office:value="0.0002634822">
                <text:p>0.0002634822</text:p>
              </table:table-cell>
              <table:table-cell office:value-type="float" office:value="0.0188852">
                <text:p>0.0188852</text:p>
              </table:table-cell>
              <table:table-cell office:value-type="float" office:value="0.0267526">
                <text:p>0.0267526</text:p>
              </table:table-cell>
            </table:table-row>
            <table:table-row>
              <table:table-cell office:value-type="string">
                <text:p>0.00459</text:p>
              </table:table-cell>
              <table:table-cell office:value-type="float" office:value="0.0002632928">
                <text:p>0.0002632928</text:p>
              </table:table-cell>
              <table:table-cell office:value-type="float" office:value="0.0194992">
                <text:p>0.0194992</text:p>
              </table:table-cell>
              <table:table-cell office:value-type="float" office:value="0.0267718">
                <text:p>0.0267718</text:p>
              </table:table-cell>
            </table:table-row>
            <table:table-row>
              <table:table-cell office:value-type="string">
                <text:p>0.004587</text:p>
              </table:table-cell>
              <table:table-cell office:value-type="float" office:value="0.0002631037">
                <text:p>0.0002631037</text:p>
              </table:table-cell>
              <table:table-cell office:value-type="float" office:value="0.0252521">
                <text:p>0.0252521</text:p>
              </table:table-cell>
              <table:table-cell office:value-type="float" office:value="0.0267909">
                <text:p>0.0267909</text:p>
              </table:table-cell>
            </table:table-row>
            <table:table-row>
              <table:table-cell office:value-type="string">
                <text:p>0.004584</text:p>
              </table:table-cell>
              <table:table-cell office:value-type="float" office:value="0.000262915">
                <text:p>0.000262915</text:p>
              </table:table-cell>
              <table:table-cell office:value-type="float" office:value="0.0195166">
                <text:p>0.0195166</text:p>
              </table:table-cell>
              <table:table-cell office:value-type="float" office:value="0.0268101">
                <text:p>0.0268101</text:p>
              </table:table-cell>
            </table:table-row>
            <table:table-row>
              <table:table-cell office:value-type="string">
                <text:p>0.004581</text:p>
              </table:table-cell>
              <table:table-cell office:value-type="float" office:value="0.0002627266">
                <text:p>0.0002627266</text:p>
              </table:table-cell>
              <table:table-cell office:value-type="float" office:value="0.0232727">
                <text:p>0.0232727</text:p>
              </table:table-cell>
              <table:table-cell office:value-type="float" office:value="0.0268294">
                <text:p>0.0268294</text:p>
              </table:table-cell>
            </table:table-row>
            <table:table-row>
              <table:table-cell office:value-type="string">
                <text:p>0.004578</text:p>
              </table:table-cell>
              <table:table-cell office:value-type="float" office:value="0.0002625386">
                <text:p>0.0002625386</text:p>
              </table:table-cell>
              <table:table-cell office:value-type="float" office:value="0.0195351">
                <text:p>0.0195351</text:p>
              </table:table-cell>
              <table:table-cell office:value-type="float" office:value="0.0268487">
                <text:p>0.0268487</text:p>
              </table:table-cell>
            </table:table-row>
            <table:table-row>
              <table:table-cell office:value-type="string">
                <text:p>0.004575</text:p>
              </table:table-cell>
              <table:table-cell office:value-type="float" office:value="0.0002623509">
                <text:p>0.0002623509</text:p>
              </table:table-cell>
              <table:table-cell office:value-type="float" office:value="0.0232996">
                <text:p>0.0232996</text:p>
              </table:table-cell>
              <table:table-cell office:value-type="float" office:value="0.026868">
                <text:p>0.026868</text:p>
              </table:table-cell>
            </table:table-row>
            <table:table-row>
              <table:table-cell office:value-type="string">
                <text:p>0.004572</text:p>
              </table:table-cell>
              <table:table-cell office:value-type="float" office:value="0.0002621635">
                <text:p>0.0002621635</text:p>
              </table:table-cell>
              <table:table-cell office:value-type="float" office:value="0.0233132">
                <text:p>0.0233132</text:p>
              </table:table-cell>
              <table:table-cell office:value-type="float" office:value="0.0268874">
                <text:p>0.0268874</text:p>
              </table:table-cell>
            </table:table-row>
            <table:table-row>
              <table:table-cell office:value-type="string">
                <text:p>0.004569</text:p>
              </table:table-cell>
              <table:table-cell office:value-type="float" office:value="0.0002619765">
                <text:p>0.0002619765</text:p>
              </table:table-cell>
              <table:table-cell office:value-type="float" office:value="0.0188546">
                <text:p>0.0188546</text:p>
              </table:table-cell>
              <table:table-cell office:value-type="float" office:value="0.0269069">
                <text:p>0.0269069</text:p>
              </table:table-cell>
            </table:table-row>
            <table:table-row>
              <table:table-cell office:value-type="string">
                <text:p>0.004567</text:p>
              </table:table-cell>
              <table:table-cell office:value-type="float" office:value="0.0002617899">
                <text:p>0.0002617899</text:p>
              </table:table-cell>
              <table:table-cell office:value-type="float" office:value="0.0195758">
                <text:p>0.0195758</text:p>
              </table:table-cell>
              <table:table-cell office:value-type="float" office:value="0.0269264">
                <text:p>0.0269264</text:p>
              </table:table-cell>
            </table:table-row>
            <table:table-row>
              <table:table-cell office:value-type="string">
                <text:p>0.004564</text:p>
              </table:table-cell>
              <table:table-cell office:value-type="float" office:value="0.0002616037">
                <text:p>0.0002616037</text:p>
              </table:table-cell>
              <table:table-cell office:value-type="float" office:value="0.0195867">
                <text:p>0.0195867</text:p>
              </table:table-cell>
              <table:table-cell office:value-type="float" office:value="0.0269459">
                <text:p>0.0269459</text:p>
              </table:table-cell>
            </table:table-row>
            <table:table-row>
              <table:table-cell office:value-type="string">
                <text:p>0.004561</text:p>
              </table:table-cell>
              <table:table-cell office:value-type="float" office:value="0.0002614177">
                <text:p>0.0002614177</text:p>
              </table:table-cell>
              <table:table-cell office:value-type="float" office:value="0.0195979">
                <text:p>0.0195979</text:p>
              </table:table-cell>
              <table:table-cell office:value-type="float" office:value="0.0269655">
                <text:p>0.0269655</text:p>
              </table:table-cell>
            </table:table-row>
            <table:table-row>
              <table:table-cell office:value-type="string">
                <text:p>0.004558</text:p>
              </table:table-cell>
              <table:table-cell office:value-type="float" office:value="0.0002612322">
                <text:p>0.0002612322</text:p>
              </table:table-cell>
              <table:table-cell office:value-type="float" office:value="0.0196095">
                <text:p>0.0196095</text:p>
              </table:table-cell>
              <table:table-cell office:value-type="float" office:value="0.0269851">
                <text:p>0.0269851</text:p>
              </table:table-cell>
            </table:table-row>
            <table:table-row>
              <table:table-cell office:value-type="string">
                <text:p>0.004555</text:p>
              </table:table-cell>
              <table:table-cell office:value-type="float" office:value="0.0002610469">
                <text:p>0.0002610469</text:p>
              </table:table-cell>
              <table:table-cell office:value-type="float" office:value="0.0196213">
                <text:p>0.0196213</text:p>
              </table:table-cell>
              <table:table-cell office:value-type="float" office:value="0.0270048">
                <text:p>0.0270048</text:p>
              </table:table-cell>
            </table:table-row>
            <table:table-row>
              <table:table-cell office:value-type="string">
                <text:p>0.004552</text:p>
              </table:table-cell>
              <table:table-cell office:value-type="float" office:value="0.000260862">
                <text:p>0.000260862</text:p>
              </table:table-cell>
              <table:table-cell office:value-type="float" office:value="0.0196334">
                <text:p>0.0196334</text:p>
              </table:table-cell>
              <table:table-cell office:value-type="float" office:value="0.0270245">
                <text:p>0.0270245</text:p>
              </table:table-cell>
            </table:table-row>
            <table:table-row>
              <table:table-cell office:value-type="string">
                <text:p>0.004549</text:p>
              </table:table-cell>
              <table:table-cell office:value-type="float" office:value="0.0002606775">
                <text:p>0.0002606775</text:p>
              </table:table-cell>
              <table:table-cell office:value-type="float" office:value="0.0196458">
                <text:p>0.0196458</text:p>
              </table:table-cell>
              <table:table-cell office:value-type="float" office:value="0.0270443">
                <text:p>0.0270443</text:p>
              </table:table-cell>
            </table:table-row>
            <table:table-row>
              <table:table-cell office:value-type="string">
                <text:p>0.004546</text:p>
              </table:table-cell>
              <table:table-cell office:value-type="float" office:value="0.0002604933">
                <text:p>0.0002604933</text:p>
              </table:table-cell>
              <table:table-cell office:value-type="float" office:value="0.0188499">
                <text:p>0.0188499</text:p>
              </table:table-cell>
              <table:table-cell office:value-type="float" office:value="0.0270641">
                <text:p>0.0270641</text:p>
              </table:table-cell>
            </table:table-row>
            <table:table-row>
              <table:table-cell office:value-type="string">
                <text:p>0.004543</text:p>
              </table:table-cell>
              <table:table-cell office:value-type="float" office:value="0.0002603095">
                <text:p>0.0002603095</text:p>
              </table:table-cell>
              <table:table-cell office:value-type="float" office:value="0.0196715">
                <text:p>0.0196715</text:p>
              </table:table-cell>
              <table:table-cell office:value-type="float" office:value="0.027084">
                <text:p>0.027084</text:p>
              </table:table-cell>
            </table:table-row>
            <table:table-row>
              <table:table-cell office:value-type="string">
                <text:p>0.00454</text:p>
              </table:table-cell>
              <table:table-cell office:value-type="float" office:value="0.000260126">
                <text:p>0.000260126</text:p>
              </table:table-cell>
              <table:table-cell office:value-type="float" office:value="0.0188528">
                <text:p>0.0188528</text:p>
              </table:table-cell>
              <table:table-cell office:value-type="float" office:value="0.0271039">
                <text:p>0.0271039</text:p>
              </table:table-cell>
            </table:table-row>
            <table:table-row>
              <table:table-cell office:value-type="string">
                <text:p>0.004537</text:p>
              </table:table-cell>
              <table:table-cell office:value-type="float" office:value="0.0002599429">
                <text:p>0.0002599429</text:p>
              </table:table-cell>
              <table:table-cell office:value-type="float" office:value="0.0188548">
                <text:p>0.0188548</text:p>
              </table:table-cell>
              <table:table-cell office:value-type="float" office:value="0.0271239">
                <text:p>0.0271239</text:p>
              </table:table-cell>
            </table:table-row>
            <table:table-row>
              <table:table-cell office:value-type="string">
                <text:p>0.004534</text:p>
              </table:table-cell>
              <table:table-cell office:value-type="float" office:value="0.0002597602">
                <text:p>0.0002597602</text:p>
              </table:table-cell>
              <table:table-cell office:value-type="float" office:value="0.0188573">
                <text:p>0.0188573</text:p>
              </table:table-cell>
              <table:table-cell office:value-type="float" office:value="0.0271439">
                <text:p>0.0271439</text:p>
              </table:table-cell>
            </table:table-row>
            <table:table-row>
              <table:table-cell office:value-type="string">
                <text:p>0.004531</text:p>
              </table:table-cell>
              <table:table-cell office:value-type="float" office:value="0.0002595778">
                <text:p>0.0002595778</text:p>
              </table:table-cell>
              <table:table-cell office:value-type="float" office:value="0.0185095">
                <text:p>0.0185095</text:p>
              </table:table-cell>
              <table:table-cell office:value-type="float" office:value="0.0271639">
                <text:p>0.0271639</text:p>
              </table:table-cell>
            </table:table-row>
            <table:table-row>
              <table:table-cell office:value-type="string">
                <text:p>0.004529</text:p>
              </table:table-cell>
              <table:table-cell office:value-type="float" office:value="0.0002593957">
                <text:p>0.0002593957</text:p>
              </table:table-cell>
              <table:table-cell office:value-type="float" office:value="0.0197409">
                <text:p>0.0197409</text:p>
              </table:table-cell>
              <table:table-cell office:value-type="float" office:value="0.027184">
                <text:p>0.027184</text:p>
              </table:table-cell>
            </table:table-row>
            <table:table-row>
              <table:table-cell office:value-type="string">
                <text:p>0.004526</text:p>
              </table:table-cell>
              <table:table-cell office:value-type="float" office:value="0.000259214">
                <text:p>0.000259214</text:p>
              </table:table-cell>
              <table:table-cell office:value-type="float" office:value="0.0188671">
                <text:p>0.0188671</text:p>
              </table:table-cell>
              <table:table-cell office:value-type="float" office:value="0.0272042">
                <text:p>0.0272042</text:p>
              </table:table-cell>
            </table:table-row>
            <table:table-row>
              <table:table-cell office:value-type="string">
                <text:p>0.004523</text:p>
              </table:table-cell>
              <table:table-cell office:value-type="float" office:value="0.0002590326">
                <text:p>0.0002590326</text:p>
              </table:table-cell>
              <table:table-cell office:value-type="float" office:value="0.0197707">
                <text:p>0.0197707</text:p>
              </table:table-cell>
              <table:table-cell office:value-type="float" office:value="0.0272244">
                <text:p>0.0272244</text:p>
              </table:table-cell>
            </table:table-row>
            <table:table-row>
              <table:table-cell office:value-type="string">
                <text:p>0.00452</text:p>
              </table:table-cell>
              <table:table-cell office:value-type="float" office:value="0.0002588516">
                <text:p>0.0002588516</text:p>
              </table:table-cell>
              <table:table-cell office:value-type="float" office:value="0.0184738">
                <text:p>0.0184738</text:p>
              </table:table-cell>
              <table:table-cell office:value-type="float" office:value="0.0272446">
                <text:p>0.0272446</text:p>
              </table:table-cell>
            </table:table-row>
            <table:table-row>
              <table:table-cell office:value-type="string">
                <text:p>0.004517</text:p>
              </table:table-cell>
              <table:table-cell office:value-type="float" office:value="0.0002586709">
                <text:p>0.0002586709</text:p>
              </table:table-cell>
              <table:table-cell office:value-type="float" office:value="0.0235782">
                <text:p>0.0235782</text:p>
              </table:table-cell>
              <table:table-cell office:value-type="float" office:value="0.0272649">
                <text:p>0.0272649</text:p>
              </table:table-cell>
            </table:table-row>
            <table:table-row>
              <table:table-cell office:value-type="string">
                <text:p>0.004514</text:p>
              </table:table-cell>
              <table:table-cell office:value-type="float" office:value="0.0002584906">
                <text:p>0.0002584906</text:p>
              </table:table-cell>
              <table:table-cell office:value-type="float" office:value="0.0235925">
                <text:p>0.0235925</text:p>
              </table:table-cell>
              <table:table-cell office:value-type="float" office:value="0.0272852">
                <text:p>0.0272852</text:p>
              </table:table-cell>
            </table:table-row>
            <table:table-row>
              <table:table-cell office:value-type="string">
                <text:p>0.004511</text:p>
              </table:table-cell>
              <table:table-cell office:value-type="float" office:value="0.0002583107">
                <text:p>0.0002583107</text:p>
              </table:table-cell>
              <table:table-cell office:value-type="float" office:value="0.0236069">
                <text:p>0.0236069</text:p>
              </table:table-cell>
              <table:table-cell office:value-type="float" office:value="0.0273056">
                <text:p>0.0273056</text:p>
              </table:table-cell>
            </table:table-row>
            <table:table-row>
              <table:table-cell office:value-type="string">
                <text:p>0.004508</text:p>
              </table:table-cell>
              <table:table-cell office:value-type="float" office:value="0.0002581311">
                <text:p>0.0002581311</text:p>
              </table:table-cell>
              <table:table-cell office:value-type="float" office:value="0.0188976">
                <text:p>0.0188976</text:p>
              </table:table-cell>
              <table:table-cell office:value-type="float" office:value="0.027326">
                <text:p>0.027326</text:p>
              </table:table-cell>
            </table:table-row>
            <table:table-row>
              <table:table-cell office:value-type="string">
                <text:p>0.004505</text:p>
              </table:table-cell>
              <table:table-cell office:value-type="float" office:value="0.0002579518">
                <text:p>0.0002579518</text:p>
              </table:table-cell>
              <table:table-cell office:value-type="float" office:value="0.0184331">
                <text:p>0.0184331</text:p>
              </table:table-cell>
              <table:table-cell office:value-type="float" office:value="0.0273465">
                <text:p>0.0273465</text:p>
              </table:table-cell>
            </table:table-row>
            <table:table-row>
              <table:table-cell office:value-type="string">
                <text:p>0.004502</text:p>
              </table:table-cell>
              <table:table-cell office:value-type="float" office:value="0.0002577729">
                <text:p>0.0002577729</text:p>
              </table:table-cell>
              <table:table-cell office:value-type="float" office:value="0.0227354">
                <text:p>0.0227354</text:p>
              </table:table-cell>
              <table:table-cell office:value-type="float" office:value="0.027367">
                <text:p>0.027367</text:p>
              </table:table-cell>
            </table:table-row>
            <table:table-row>
              <table:table-cell office:value-type="string">
                <text:p>0.004499</text:p>
              </table:table-cell>
              <table:table-cell office:value-type="float" office:value="0.0002575944">
                <text:p>0.0002575944</text:p>
              </table:table-cell>
              <table:table-cell office:value-type="float" office:value="0.0257169">
                <text:p>0.0257169</text:p>
              </table:table-cell>
              <table:table-cell office:value-type="float" office:value="0.0273876">
                <text:p>0.0273876</text:p>
              </table:table-cell>
            </table:table-row>
            <table:table-row>
              <table:table-cell office:value-type="string">
                <text:p>0.004496</text:p>
              </table:table-cell>
              <table:table-cell office:value-type="float" office:value="0.0002574162">
                <text:p>0.0002574162</text:p>
              </table:table-cell>
              <table:table-cell office:value-type="float" office:value="0.0199197">
                <text:p>0.0199197</text:p>
              </table:table-cell>
              <table:table-cell office:value-type="float" office:value="0.0274082">
                <text:p>0.0274082</text:p>
              </table:table-cell>
            </table:table-row>
            <table:table-row>
              <table:table-cell office:value-type="string">
                <text:p>0.004493</text:p>
              </table:table-cell>
              <table:table-cell office:value-type="float" office:value="0.0002572383">
                <text:p>0.0002572383</text:p>
              </table:table-cell>
              <table:table-cell office:value-type="float" office:value="0.0199378">
                <text:p>0.0199378</text:p>
              </table:table-cell>
              <table:table-cell office:value-type="float" office:value="0.0274289">
                <text:p>0.0274289</text:p>
              </table:table-cell>
            </table:table-row>
            <table:table-row>
              <table:table-cell office:value-type="string">
                <text:p>0.004491</text:p>
              </table:table-cell>
              <table:table-cell office:value-type="float" office:value="0.0002570608">
                <text:p>0.0002570608</text:p>
              </table:table-cell>
              <table:table-cell office:value-type="float" office:value="0.0183968">
                <text:p>0.0183968</text:p>
              </table:table-cell>
              <table:table-cell office:value-type="float" office:value="0.0274496">
                <text:p>0.0274496</text:p>
              </table:table-cell>
            </table:table-row>
            <table:table-row>
              <table:table-cell office:value-type="string">
                <text:p>0.004488</text:p>
              </table:table-cell>
              <table:table-cell office:value-type="float" office:value="0.0002568836">
                <text:p>0.0002568836</text:p>
              </table:table-cell>
              <table:table-cell office:value-type="float" office:value="0.0189516">
                <text:p>0.0189516</text:p>
              </table:table-cell>
              <table:table-cell office:value-type="float" office:value="0.0274703">
                <text:p>0.0274703</text:p>
              </table:table-cell>
            </table:table-row>
            <table:table-row>
              <table:table-cell office:value-type="string">
                <text:p>0.004485</text:p>
              </table:table-cell>
              <table:table-cell office:value-type="float" office:value="0.0002567067">
                <text:p>0.0002567067</text:p>
              </table:table-cell>
              <table:table-cell office:value-type="float" office:value="0.0189609">
                <text:p>0.0189609</text:p>
              </table:table-cell>
              <table:table-cell office:value-type="float" office:value="0.0274911">
                <text:p>0.0274911</text:p>
              </table:table-cell>
            </table:table-row>
            <table:table-row>
              <table:table-cell office:value-type="string">
                <text:p>0.004482</text:p>
              </table:table-cell>
              <table:table-cell office:value-type="float" office:value="0.0002565301">
                <text:p>0.0002565301</text:p>
              </table:table-cell>
              <table:table-cell office:value-type="float" office:value="0.0189707">
                <text:p>0.0189707</text:p>
              </table:table-cell>
              <table:table-cell office:value-type="float" office:value="0.027512">
                <text:p>0.027512</text:p>
              </table:table-cell>
            </table:table-row>
            <table:table-row>
              <table:table-cell office:value-type="string">
                <text:p>0.004479</text:p>
              </table:table-cell>
              <table:table-cell office:value-type="float" office:value="0.0002563539">
                <text:p>0.0002563539</text:p>
              </table:table-cell>
              <table:table-cell office:value-type="float" office:value="0.0237682">
                <text:p>0.0237682</text:p>
              </table:table-cell>
              <table:table-cell office:value-type="float" office:value="0.0275329">
                <text:p>0.0275329</text:p>
              </table:table-cell>
            </table:table-row>
            <table:table-row>
              <table:table-cell office:value-type="string">
                <text:p>0.004476</text:p>
              </table:table-cell>
              <table:table-cell office:value-type="float" office:value="0.000256178">
                <text:p>0.000256178</text:p>
              </table:table-cell>
              <table:table-cell office:value-type="float" office:value="0.0189914">
                <text:p>0.0189914</text:p>
              </table:table-cell>
              <table:table-cell office:value-type="float" office:value="0.0275538">
                <text:p>0.0275538</text:p>
              </table:table-cell>
            </table:table-row>
            <table:table-row>
              <table:table-cell office:value-type="string">
                <text:p>0.004473</text:p>
              </table:table-cell>
              <table:table-cell office:value-type="float" office:value="0.0002560024">
                <text:p>0.0002560024</text:p>
              </table:table-cell>
              <table:table-cell office:value-type="float" office:value="0.0237981">
                <text:p>0.0237981</text:p>
              </table:table-cell>
              <table:table-cell office:value-type="float" office:value="0.0275748">
                <text:p>0.0275748</text:p>
              </table:table-cell>
            </table:table-row>
            <table:table-row>
              <table:table-cell office:value-type="string">
                <text:p>0.00447</text:p>
              </table:table-cell>
              <table:table-cell office:value-type="float" office:value="0.0002558271">
                <text:p>0.0002558271</text:p>
              </table:table-cell>
              <table:table-cell office:value-type="float" office:value="0.0238131">
                <text:p>0.0238131</text:p>
              </table:table-cell>
              <table:table-cell office:value-type="float" office:value="0.0275958">
                <text:p>0.0275958</text:p>
              </table:table-cell>
            </table:table-row>
            <table:table-row>
              <table:table-cell office:value-type="string">
                <text:p>0.004467</text:p>
              </table:table-cell>
              <table:table-cell office:value-type="float" office:value="0.0002556522">
                <text:p>0.0002556522</text:p>
              </table:table-cell>
              <table:table-cell office:value-type="float" office:value="0.0201135">
                <text:p>0.0201135</text:p>
              </table:table-cell>
              <table:table-cell office:value-type="float" office:value="0.0276169">
                <text:p>0.0276169</text:p>
              </table:table-cell>
            </table:table-row>
            <table:table-row>
              <table:table-cell office:value-type="string">
                <text:p>0.004464</text:p>
              </table:table-cell>
              <table:table-cell office:value-type="float" office:value="0.0002554776">
                <text:p>0.0002554776</text:p>
              </table:table-cell>
              <table:table-cell office:value-type="float" office:value="0.0238432">
                <text:p>0.0238432</text:p>
              </table:table-cell>
              <table:table-cell office:value-type="float" office:value="0.027638">
                <text:p>0.027638</text:p>
              </table:table-cell>
            </table:table-row>
            <table:table-row>
              <table:table-cell office:value-type="string">
                <text:p>0.004461</text:p>
              </table:table-cell>
              <table:table-cell office:value-type="float" office:value="0.0002553032">
                <text:p>0.0002553032</text:p>
              </table:table-cell>
              <table:table-cell office:value-type="float" office:value="0.0201558">
                <text:p>0.0201558</text:p>
              </table:table-cell>
              <table:table-cell office:value-type="float" office:value="0.0276592">
                <text:p>0.0276592</text:p>
              </table:table-cell>
            </table:table-row>
            <table:table-row>
              <table:table-cell office:value-type="string">
                <text:p>0.004458</text:p>
              </table:table-cell>
              <table:table-cell office:value-type="float" office:value="0.0002551293">
                <text:p>0.0002551293</text:p>
              </table:table-cell>
              <table:table-cell office:value-type="float" office:value="0.0201774">
                <text:p>0.0201774</text:p>
              </table:table-cell>
              <table:table-cell office:value-type="float" office:value="0.0276804">
                <text:p>0.0276804</text:p>
              </table:table-cell>
            </table:table-row>
            <table:table-row>
              <table:table-cell office:value-type="string">
                <text:p>0.004455</text:p>
              </table:table-cell>
              <table:table-cell office:value-type="float" office:value="0.0002549556">
                <text:p>0.0002549556</text:p>
              </table:table-cell>
              <table:table-cell office:value-type="float" office:value="0.0228029">
                <text:p>0.0228029</text:p>
              </table:table-cell>
              <table:table-cell office:value-type="float" office:value="0.0277017">
                <text:p>0.0277017</text:p>
              </table:table-cell>
            </table:table-row>
            <table:table-row>
              <table:table-cell office:value-type="string">
                <text:p>0.004453</text:p>
              </table:table-cell>
              <table:table-cell office:value-type="float" office:value="0.0002547822">
                <text:p>0.0002547822</text:p>
              </table:table-cell>
              <table:table-cell office:value-type="float" office:value="0.0202215">
                <text:p>0.0202215</text:p>
              </table:table-cell>
              <table:table-cell office:value-type="float" office:value="0.027723">
                <text:p>0.027723</text:p>
              </table:table-cell>
            </table:table-row>
            <table:table-row>
              <table:table-cell office:value-type="string">
                <text:p>0.00445</text:p>
              </table:table-cell>
              <table:table-cell office:value-type="float" office:value="0.0002546092">
                <text:p>0.0002546092</text:p>
              </table:table-cell>
              <table:table-cell office:value-type="float" office:value="0.0202439">
                <text:p>0.0202439</text:p>
              </table:table-cell>
              <table:table-cell office:value-type="float" office:value="0.0277444">
                <text:p>0.0277444</text:p>
              </table:table-cell>
            </table:table-row>
            <table:table-row>
              <table:table-cell office:value-type="string">
                <text:p>0.004447</text:p>
              </table:table-cell>
              <table:table-cell office:value-type="float" office:value="0.0002544365">
                <text:p>0.0002544365</text:p>
              </table:table-cell>
              <table:table-cell office:value-type="float" office:value="0.0202667">
                <text:p>0.0202667</text:p>
              </table:table-cell>
              <table:table-cell office:value-type="float" office:value="0.0277658">
                <text:p>0.0277658</text:p>
              </table:table-cell>
            </table:table-row>
            <table:table-row>
              <table:table-cell office:value-type="string">
                <text:p>0.004444</text:p>
              </table:table-cell>
              <table:table-cell office:value-type="float" office:value="0.0002542641">
                <text:p>0.0002542641</text:p>
              </table:table-cell>
              <table:table-cell office:value-type="float" office:value="0.0228235">
                <text:p>0.0228235</text:p>
              </table:table-cell>
              <table:table-cell office:value-type="float" office:value="0.0277873">
                <text:p>0.0277873</text:p>
              </table:table-cell>
            </table:table-row>
            <table:table-row>
              <table:table-cell office:value-type="string">
                <text:p>0.004441</text:p>
              </table:table-cell>
              <table:table-cell office:value-type="float" office:value="0.0002540921">
                <text:p>0.0002540921</text:p>
              </table:table-cell>
              <table:table-cell office:value-type="float" office:value="0.0239653">
                <text:p>0.0239653</text:p>
              </table:table-cell>
              <table:table-cell office:value-type="float" office:value="0.0278088">
                <text:p>0.0278088</text:p>
              </table:table-cell>
            </table:table-row>
            <table:table-row>
              <table:table-cell office:value-type="string">
                <text:p>0.004438</text:p>
              </table:table-cell>
              <table:table-cell office:value-type="float" office:value="0.0002539204">
                <text:p>0.0002539204</text:p>
              </table:table-cell>
              <table:table-cell office:value-type="float" office:value="0.0203369">
                <text:p>0.0203369</text:p>
              </table:table-cell>
              <table:table-cell office:value-type="float" office:value="0.0278303">
                <text:p>0.0278303</text:p>
              </table:table-cell>
            </table:table-row>
            <table:table-row>
              <table:table-cell office:value-type="string">
                <text:p>0.004435</text:p>
              </table:table-cell>
              <table:table-cell office:value-type="float" office:value="0.000253749">
                <text:p>0.000253749</text:p>
              </table:table-cell>
              <table:table-cell office:value-type="float" office:value="0.0203608">
                <text:p>0.0203608</text:p>
              </table:table-cell>
              <table:table-cell office:value-type="float" office:value="0.0278519">
                <text:p>0.0278519</text:p>
              </table:table-cell>
            </table:table-row>
            <table:table-row>
              <table:table-cell office:value-type="string">
                <text:p>0.004432</text:p>
              </table:table-cell>
              <table:table-cell office:value-type="float" office:value="0.0002535779">
                <text:p>0.0002535779</text:p>
              </table:table-cell>
              <table:table-cell office:value-type="float" office:value="0.0191983">
                <text:p>0.0191983</text:p>
              </table:table-cell>
              <table:table-cell office:value-type="float" office:value="0.0278735">
                <text:p>0.0278735</text:p>
              </table:table-cell>
            </table:table-row>
            <table:table-row>
              <table:table-cell office:value-type="string">
                <text:p>0.004429</text:p>
              </table:table-cell>
              <table:table-cell office:value-type="float" office:value="0.0002534071">
                <text:p>0.0002534071</text:p>
              </table:table-cell>
              <table:table-cell office:value-type="float" office:value="0.0219445">
                <text:p>0.0219445</text:p>
              </table:table-cell>
              <table:table-cell office:value-type="float" office:value="0.0278952">
                <text:p>0.0278952</text:p>
              </table:table-cell>
            </table:table-row>
            <table:table-row>
              <table:table-cell office:value-type="string">
                <text:p>0.004426</text:p>
              </table:table-cell>
              <table:table-cell office:value-type="float" office:value="0.0002532366">
                <text:p>0.0002532366</text:p>
              </table:table-cell>
              <table:table-cell office:value-type="float" office:value="0.0204346">
                <text:p>0.0204346</text:p>
              </table:table-cell>
              <table:table-cell office:value-type="float" office:value="0.027917">
                <text:p>0.027917</text:p>
              </table:table-cell>
            </table:table-row>
            <table:table-row>
              <table:table-cell office:value-type="string">
                <text:p>0.004423</text:p>
              </table:table-cell>
              <table:table-cell office:value-type="float" office:value="0.0002530665">
                <text:p>0.0002530665</text:p>
              </table:table-cell>
              <table:table-cell office:value-type="float" office:value="0.0204597">
                <text:p>0.0204597</text:p>
              </table:table-cell>
              <table:table-cell office:value-type="float" office:value="0.0279388">
                <text:p>0.0279388</text:p>
              </table:table-cell>
            </table:table-row>
            <table:table-row>
              <table:table-cell office:value-type="string">
                <text:p>0.00442</text:p>
              </table:table-cell>
              <table:table-cell office:value-type="float" office:value="0.0002528966">
                <text:p>0.0002528966</text:p>
              </table:table-cell>
              <table:table-cell office:value-type="float" office:value="0.0204852">
                <text:p>0.0204852</text:p>
              </table:table-cell>
              <table:table-cell office:value-type="float" office:value="0.0279606">
                <text:p>0.0279606</text:p>
              </table:table-cell>
            </table:table-row>
            <table:table-row>
              <table:table-cell office:value-type="string">
                <text:p>0.004417</text:p>
              </table:table-cell>
              <table:table-cell office:value-type="float" office:value="0.000252727">
                <text:p>0.000252727</text:p>
              </table:table-cell>
              <table:table-cell office:value-type="float" office:value="0.0192875">
                <text:p>0.0192875</text:p>
              </table:table-cell>
              <table:table-cell office:value-type="float" office:value="0.0279825">
                <text:p>0.0279825</text:p>
              </table:table-cell>
            </table:table-row>
            <table:table-row>
              <table:table-cell office:value-type="string">
                <text:p>0.004415</text:p>
              </table:table-cell>
              <table:table-cell office:value-type="float" office:value="0.0002525577">
                <text:p>0.0002525577</text:p>
              </table:table-cell>
              <table:table-cell office:value-type="float" office:value="0.0193065">
                <text:p>0.0193065</text:p>
              </table:table-cell>
              <table:table-cell office:value-type="float" office:value="0.0280044">
                <text:p>0.0280044</text:p>
              </table:table-cell>
            </table:table-row>
            <table:table-row>
              <table:table-cell office:value-type="string">
                <text:p>0.004412</text:p>
              </table:table-cell>
              <table:table-cell office:value-type="float" office:value="0.0002523886">
                <text:p>0.0002523886</text:p>
              </table:table-cell>
              <table:table-cell office:value-type="float" office:value="0.019326">
                <text:p>0.019326</text:p>
              </table:table-cell>
              <table:table-cell office:value-type="float" office:value="0.0280264">
                <text:p>0.0280264</text:p>
              </table:table-cell>
            </table:table-row>
            <table:table-row>
              <table:table-cell office:value-type="string">
                <text:p>0.004409</text:p>
              </table:table-cell>
              <table:table-cell office:value-type="float" office:value="0.0002522198">
                <text:p>0.0002522198</text:p>
              </table:table-cell>
              <table:table-cell office:value-type="float" office:value="0.02059">
                <text:p>0.02059</text:p>
              </table:table-cell>
              <table:table-cell office:value-type="float" office:value="0.0280484">
                <text:p>0.0280484</text:p>
              </table:table-cell>
            </table:table-row>
            <table:table-row>
              <table:table-cell office:value-type="string">
                <text:p>0.004406</text:p>
              </table:table-cell>
              <table:table-cell office:value-type="float" office:value="0.0002520513">
                <text:p>0.0002520513</text:p>
              </table:table-cell>
              <table:table-cell office:value-type="float" office:value="0.0193661">
                <text:p>0.0193661</text:p>
              </table:table-cell>
              <table:table-cell office:value-type="float" office:value="0.0280704">
                <text:p>0.0280704</text:p>
              </table:table-cell>
            </table:table-row>
            <table:table-row>
              <table:table-cell office:value-type="string">
                <text:p>0.004403</text:p>
              </table:table-cell>
              <table:table-cell office:value-type="float" office:value="0.0002518831">
                <text:p>0.0002518831</text:p>
              </table:table-cell>
              <table:table-cell office:value-type="float" office:value="0.0206441">
                <text:p>0.0206441</text:p>
              </table:table-cell>
              <table:table-cell office:value-type="float" office:value="0.0280926">
                <text:p>0.0280926</text:p>
              </table:table-cell>
            </table:table-row>
            <table:table-row>
              <table:table-cell office:value-type="string">
                <text:p>0.0044</text:p>
              </table:table-cell>
              <table:table-cell office:value-type="float" office:value="0.0002517151">
                <text:p>0.0002517151</text:p>
              </table:table-cell>
              <table:table-cell office:value-type="float" office:value="0.0194079">
                <text:p>0.0194079</text:p>
              </table:table-cell>
              <table:table-cell office:value-type="float" office:value="0.0281147">
                <text:p>0.0281147</text:p>
              </table:table-cell>
            </table:table-row>
            <table:table-row>
              <table:table-cell office:value-type="string">
                <text:p>0.004397</text:p>
              </table:table-cell>
              <table:table-cell office:value-type="float" office:value="0.0002515474">
                <text:p>0.0002515474</text:p>
              </table:table-cell>
              <table:table-cell office:value-type="float" office:value="0.0206995">
                <text:p>0.0206995</text:p>
              </table:table-cell>
              <table:table-cell office:value-type="float" office:value="0.0281369">
                <text:p>0.0281369</text:p>
              </table:table-cell>
            </table:table-row>
            <table:table-row>
              <table:table-cell office:value-type="string">
                <text:p>0.004394</text:p>
              </table:table-cell>
              <table:table-cell office:value-type="float" office:value="0.00025138">
                <text:p>0.00025138</text:p>
              </table:table-cell>
              <table:table-cell office:value-type="float" office:value="0.0242177">
                <text:p>0.0242177</text:p>
              </table:table-cell>
              <table:table-cell office:value-type="float" office:value="0.0281592">
                <text:p>0.0281592</text:p>
              </table:table-cell>
            </table:table-row>
            <table:table-row>
              <table:table-cell office:value-type="string">
                <text:p>0.004391</text:p>
              </table:table-cell>
              <table:table-cell office:value-type="float" office:value="0.0002512129">
                <text:p>0.0002512129</text:p>
              </table:table-cell>
              <table:table-cell office:value-type="float" office:value="0.0242338">
                <text:p>0.0242338</text:p>
              </table:table-cell>
              <table:table-cell office:value-type="float" office:value="0.0281815">
                <text:p>0.0281815</text:p>
              </table:table-cell>
            </table:table-row>
            <table:table-row>
              <table:table-cell office:value-type="string">
                <text:p>0.004388</text:p>
              </table:table-cell>
              <table:table-cell office:value-type="float" office:value="0.000251046">
                <text:p>0.000251046</text:p>
              </table:table-cell>
              <table:table-cell office:value-type="float" office:value="0.0194963">
                <text:p>0.0194963</text:p>
              </table:table-cell>
              <table:table-cell office:value-type="float" office:value="0.0282038">
                <text:p>0.0282038</text:p>
              </table:table-cell>
            </table:table-row>
            <table:table-row>
              <table:table-cell office:value-type="string">
                <text:p>0.004385</text:p>
              </table:table-cell>
              <table:table-cell office:value-type="float" office:value="0.0002508794">
                <text:p>0.0002508794</text:p>
              </table:table-cell>
              <table:table-cell office:value-type="float" office:value="0.0195194">
                <text:p>0.0195194</text:p>
              </table:table-cell>
              <table:table-cell office:value-type="float" office:value="0.0282262">
                <text:p>0.0282262</text:p>
              </table:table-cell>
            </table:table-row>
            <table:table-row>
              <table:table-cell office:value-type="string">
                <text:p>0.004382</text:p>
              </table:table-cell>
              <table:table-cell office:value-type="float" office:value="0.0002507131">
                <text:p>0.0002507131</text:p>
              </table:table-cell>
              <table:table-cell office:value-type="float" office:value="0.0208431">
                <text:p>0.0208431</text:p>
              </table:table-cell>
              <table:table-cell office:value-type="float" office:value="0.0282486">
                <text:p>0.0282486</text:p>
              </table:table-cell>
            </table:table-row>
            <table:table-row>
              <table:table-cell office:value-type="string">
                <text:p>0.004379</text:p>
              </table:table-cell>
              <table:table-cell office:value-type="float" office:value="0.0002505471">
                <text:p>0.0002505471</text:p>
              </table:table-cell>
              <table:table-cell office:value-type="float" office:value="0.0241863">
                <text:p>0.0241863</text:p>
              </table:table-cell>
              <table:table-cell office:value-type="float" office:value="0.0282711">
                <text:p>0.0282711</text:p>
              </table:table-cell>
            </table:table-row>
            <table:table-row>
              <table:table-cell office:value-type="string">
                <text:p>0.004377</text:p>
              </table:table-cell>
              <table:table-cell office:value-type="float" office:value="0.0002503814">
                <text:p>0.0002503814</text:p>
              </table:table-cell>
              <table:table-cell office:value-type="float" office:value="0.0195911">
                <text:p>0.0195911</text:p>
              </table:table-cell>
              <table:table-cell office:value-type="float" office:value="0.0282937">
                <text:p>0.0282937</text:p>
              </table:table-cell>
            </table:table-row>
            <table:table-row>
              <table:table-cell office:value-type="string">
                <text:p>0.004374</text:p>
              </table:table-cell>
              <table:table-cell office:value-type="float" office:value="0.0002502159">
                <text:p>0.0002502159</text:p>
              </table:table-cell>
              <table:table-cell office:value-type="float" office:value="0.0209329">
                <text:p>0.0209329</text:p>
              </table:table-cell>
              <table:table-cell office:value-type="float" office:value="0.0283162">
                <text:p>0.0283162</text:p>
              </table:table-cell>
            </table:table-row>
            <table:table-row>
              <table:table-cell office:value-type="string">
                <text:p>0.004371</text:p>
              </table:table-cell>
              <table:table-cell office:value-type="float" office:value="0.0002500507">
                <text:p>0.0002500507</text:p>
              </table:table-cell>
              <table:table-cell office:value-type="float" office:value="0.0218368">
                <text:p>0.0218368</text:p>
              </table:table-cell>
              <table:table-cell office:value-type="float" office:value="0.0283389">
                <text:p>0.0283389</text:p>
              </table:table-cell>
            </table:table-row>
            <table:table-row>
              <table:table-cell office:value-type="string">
                <text:p>0.004368</text:p>
              </table:table-cell>
              <table:table-cell office:value-type="float" office:value="0.0002498857">
                <text:p>0.0002498857</text:p>
              </table:table-cell>
              <table:table-cell office:value-type="float" office:value="0.0196665">
                <text:p>0.0196665</text:p>
              </table:table-cell>
              <table:table-cell office:value-type="float" office:value="0.0283615">
                <text:p>0.0283615</text:p>
              </table:table-cell>
            </table:table-row>
            <table:table-row>
              <table:table-cell office:value-type="string">
                <text:p>0.004365</text:p>
              </table:table-cell>
              <table:table-cell office:value-type="float" office:value="0.0002497211">
                <text:p>0.0002497211</text:p>
              </table:table-cell>
              <table:table-cell office:value-type="float" office:value="0.0196925">
                <text:p>0.0196925</text:p>
              </table:table-cell>
              <table:table-cell office:value-type="float" office:value="0.0283843">
                <text:p>0.0283843</text:p>
              </table:table-cell>
            </table:table-row>
            <table:table-row>
              <table:table-cell office:value-type="string">
                <text:p>0.004362</text:p>
              </table:table-cell>
              <table:table-cell office:value-type="float" office:value="0.0002495568">
                <text:p>0.0002495568</text:p>
              </table:table-cell>
              <table:table-cell office:value-type="float" office:value="0.021824">
                <text:p>0.021824</text:p>
              </table:table-cell>
              <table:table-cell office:value-type="float" office:value="0.028407">
                <text:p>0.028407</text:p>
              </table:table-cell>
            </table:table-row>
            <table:table-row>
              <table:table-cell office:value-type="string">
                <text:p>0.004359</text:p>
              </table:table-cell>
              <table:table-cell office:value-type="float" office:value="0.0002493927">
                <text:p>0.0002493927</text:p>
              </table:table-cell>
              <table:table-cell office:value-type="float" office:value="0.0197456">
                <text:p>0.0197456</text:p>
              </table:table-cell>
              <table:table-cell office:value-type="float" office:value="0.0284298">
                <text:p>0.0284298</text:p>
              </table:table-cell>
            </table:table-row>
            <table:table-row>
              <table:table-cell office:value-type="string">
                <text:p>0.004356</text:p>
              </table:table-cell>
              <table:table-cell office:value-type="float" office:value="0.0002492288">
                <text:p>0.0002492288</text:p>
              </table:table-cell>
              <table:table-cell office:value-type="float" office:value="0.0211203">
                <text:p>0.0211203</text:p>
              </table:table-cell>
              <table:table-cell office:value-type="float" office:value="0.0284527">
                <text:p>0.0284527</text:p>
              </table:table-cell>
            </table:table-row>
            <table:table-row>
              <table:table-cell office:value-type="string">
                <text:p>0.004353</text:p>
              </table:table-cell>
              <table:table-cell office:value-type="float" office:value="0.0002490653">
                <text:p>0.0002490653</text:p>
              </table:table-cell>
              <table:table-cell office:value-type="float" office:value="0.0211526">
                <text:p>0.0211526</text:p>
              </table:table-cell>
              <table:table-cell office:value-type="float" office:value="0.0284756">
                <text:p>0.0284756</text:p>
              </table:table-cell>
            </table:table-row>
            <table:table-row>
              <table:table-cell office:value-type="string">
                <text:p>0.00435</text:p>
              </table:table-cell>
              <table:table-cell office:value-type="float" office:value="0.000248902">
                <text:p>0.000248902</text:p>
              </table:table-cell>
              <table:table-cell office:value-type="float" office:value="0.0198283">
                <text:p>0.0198283</text:p>
              </table:table-cell>
              <table:table-cell office:value-type="float" office:value="0.0284986">
                <text:p>0.0284986</text:p>
              </table:table-cell>
            </table:table-row>
            <table:table-row>
              <table:table-cell office:value-type="string">
                <text:p>0.004347</text:p>
              </table:table-cell>
              <table:table-cell office:value-type="float" office:value="0.000248739">
                <text:p>0.000248739</text:p>
              </table:table-cell>
              <table:table-cell office:value-type="float" office:value="0.0242794">
                <text:p>0.0242794</text:p>
              </table:table-cell>
              <table:table-cell office:value-type="float" office:value="0.0285216">
                <text:p>0.0285216</text:p>
              </table:table-cell>
            </table:table-row>
            <table:table-row>
              <table:table-cell office:value-type="string">
                <text:p>0.004344</text:p>
              </table:table-cell>
              <table:table-cell office:value-type="float" office:value="0.0002485763">
                <text:p>0.0002485763</text:p>
              </table:table-cell>
              <table:table-cell office:value-type="float" office:value="0.0198854">
                <text:p>0.0198854</text:p>
              </table:table-cell>
              <table:table-cell office:value-type="float" office:value="0.0285446">
                <text:p>0.0285446</text:p>
              </table:table-cell>
            </table:table-row>
            <table:table-row>
              <table:table-cell office:value-type="string">
                <text:p>0.004341</text:p>
              </table:table-cell>
              <table:table-cell office:value-type="float" office:value="0.0002484139">
                <text:p>0.0002484139</text:p>
              </table:table-cell>
              <table:table-cell office:value-type="float" office:value="0.0212847">
                <text:p>0.0212847</text:p>
              </table:table-cell>
              <table:table-cell office:value-type="float" office:value="0.028565">
                <text:p>0.028565</text:p>
              </table:table-cell>
            </table:table-row>
            <table:table-row>
              <table:table-cell office:value-type="string">
                <text:p>0.004339</text:p>
              </table:table-cell>
              <table:table-cell office:value-type="float" office:value="0.0002482517">
                <text:p>0.0002482517</text:p>
              </table:table-cell>
              <table:table-cell office:value-type="float" office:value="0.0213185">
                <text:p>0.0213185</text:p>
              </table:table-cell>
              <table:table-cell office:value-type="float" office:value="0.0285908">
                <text:p>0.0285908</text:p>
              </table:table-cell>
            </table:table-row>
            <table:table-row>
              <table:table-cell office:value-type="string">
                <text:p>0.004336</text:p>
              </table:table-cell>
              <table:table-cell office:value-type="float" office:value="0.0002480898">
                <text:p>0.0002480898</text:p>
              </table:table-cell>
              <table:table-cell office:value-type="float" office:value="0.0182777">
                <text:p>0.0182777</text:p>
              </table:table-cell>
              <table:table-cell office:value-type="float" office:value="0.0286026">
                <text:p>0.0286026</text:p>
              </table:table-cell>
            </table:table-row>
            <table:table-row>
              <table:table-cell office:value-type="string">
                <text:p>0.004333</text:p>
              </table:table-cell>
              <table:table-cell office:value-type="float" office:value="0.0002479282">
                <text:p>0.0002479282</text:p>
              </table:table-cell>
              <table:table-cell office:value-type="float" office:value="0.0213869">
                <text:p>0.0213869</text:p>
              </table:table-cell>
              <table:table-cell office:value-type="float" office:value="0.0286215">
                <text:p>0.0286215</text:p>
              </table:table-cell>
            </table:table-row>
            <table:table-row>
              <table:table-cell office:value-type="string">
                <text:p>0.00433</text:p>
              </table:table-cell>
              <table:table-cell office:value-type="float" office:value="0.0002477669">
                <text:p>0.0002477669</text:p>
              </table:table-cell>
              <table:table-cell office:value-type="float" office:value="0.0214216">
                <text:p>0.0214216</text:p>
              </table:table-cell>
              <table:table-cell office:value-type="float" office:value="0.0286405">
                <text:p>0.0286405</text:p>
              </table:table-cell>
            </table:table-row>
            <table:table-row>
              <table:table-cell office:value-type="string">
                <text:p>0.004327</text:p>
              </table:table-cell>
              <table:table-cell office:value-type="float" office:value="0.0002476058">
                <text:p>0.0002476058</text:p>
              </table:table-cell>
              <table:table-cell office:value-type="float" office:value="0.0231126">
                <text:p>0.0231126</text:p>
              </table:table-cell>
              <table:table-cell office:value-type="float" office:value="0.0286839">
                <text:p>0.0286839</text:p>
              </table:table-cell>
            </table:table-row>
            <table:table-row>
              <table:table-cell office:value-type="string">
                <text:p>0.004324</text:p>
              </table:table-cell>
              <table:table-cell office:value-type="float" office:value="0.000247445">
                <text:p>0.000247445</text:p>
              </table:table-cell>
              <table:table-cell office:value-type="float" office:value="0.0243531">
                <text:p>0.0243531</text:p>
              </table:table-cell>
              <table:table-cell office:value-type="float" office:value="0.0287072">
                <text:p>0.0287072</text:p>
              </table:table-cell>
            </table:table-row>
            <table:table-row>
              <table:table-cell office:value-type="string">
                <text:p>0.004321</text:p>
              </table:table-cell>
              <table:table-cell office:value-type="float" office:value="0.0002472845">
                <text:p>0.0002472845</text:p>
              </table:table-cell>
              <table:table-cell office:value-type="float" office:value="0.023131">
                <text:p>0.023131</text:p>
              </table:table-cell>
              <table:table-cell office:value-type="float" office:value="0.0286981">
                <text:p>0.0286981</text:p>
              </table:table-cell>
            </table:table-row>
            <table:table-row>
              <table:table-cell office:value-type="string">
                <text:p>0.004318</text:p>
              </table:table-cell>
              <table:table-cell office:value-type="float" office:value="0.0002471242">
                <text:p>0.0002471242</text:p>
              </table:table-cell>
              <table:table-cell office:value-type="float" office:value="0.0210679">
                <text:p>0.0210679</text:p>
              </table:table-cell>
              <table:table-cell office:value-type="float" office:value="0.0287175">
                <text:p>0.0287175</text:p>
              </table:table-cell>
            </table:table-row>
            <table:table-row>
              <table:table-cell office:value-type="string">
                <text:p>0.004315</text:p>
              </table:table-cell>
              <table:table-cell office:value-type="float" office:value="0.0002469643">
                <text:p>0.0002469643</text:p>
              </table:table-cell>
              <table:table-cell office:value-type="float" office:value="0.0201955">
                <text:p>0.0201955</text:p>
              </table:table-cell>
              <table:table-cell office:value-type="float" office:value="0.028737">
                <text:p>0.028737</text:p>
              </table:table-cell>
            </table:table-row>
            <table:table-row>
              <table:table-cell office:value-type="string">
                <text:p>0.004312</text:p>
              </table:table-cell>
              <table:table-cell office:value-type="float" office:value="0.0002468046">
                <text:p>0.0002468046</text:p>
              </table:table-cell>
              <table:table-cell office:value-type="float" office:value="0.0246852">
                <text:p>0.0246852</text:p>
              </table:table-cell>
              <table:table-cell office:value-type="float" office:value="0.0287565">
                <text:p>0.0287565</text:p>
              </table:table-cell>
            </table:table-row>
            <table:table-row>
              <table:table-cell office:value-type="string">
                <text:p>0.004309</text:p>
              </table:table-cell>
              <table:table-cell office:value-type="float" office:value="0.0002466452">
                <text:p>0.0002466452</text:p>
              </table:table-cell>
              <table:table-cell office:value-type="float" office:value="0.0231689">
                <text:p>0.0231689</text:p>
              </table:table-cell>
              <table:table-cell office:value-type="float" office:value="0.0287762">
                <text:p>0.0287762</text:p>
              </table:table-cell>
            </table:table-row>
            <table:table-row>
              <table:table-cell office:value-type="string">
                <text:p>0.004306</text:p>
              </table:table-cell>
              <table:table-cell office:value-type="float" office:value="0.0002464861">
                <text:p>0.0002464861</text:p>
              </table:table-cell>
              <table:table-cell office:value-type="float" office:value="0.0202964">
                <text:p>0.0202964</text:p>
              </table:table-cell>
              <table:table-cell office:value-type="float" office:value="0.0287959">
                <text:p>0.0287959</text:p>
              </table:table-cell>
            </table:table-row>
            <table:table-row>
              <table:table-cell office:value-type="string">
                <text:p>0.004303</text:p>
              </table:table-cell>
              <table:table-cell office:value-type="float" office:value="0.0002463272">
                <text:p>0.0002463272</text:p>
              </table:table-cell>
              <table:table-cell office:value-type="float" office:value="0.0217468">
                <text:p>0.0217468</text:p>
              </table:table-cell>
              <table:table-cell office:value-type="float" office:value="0.0288158">
                <text:p>0.0288158</text:p>
              </table:table-cell>
            </table:table-row>
            <table:table-row>
              <table:table-cell office:value-type="string">
                <text:p>0.004301</text:p>
              </table:table-cell>
              <table:table-cell office:value-type="float" office:value="0.0002461686">
                <text:p>0.0002461686</text:p>
              </table:table-cell>
              <table:table-cell office:value-type="float" office:value="0.0230539">
                <text:p>0.0230539</text:p>
              </table:table-cell>
              <table:table-cell office:value-type="float" office:value="0.0288959">
                <text:p>0.0288959</text:p>
              </table:table-cell>
            </table:table-row>
            <table:table-row>
              <table:table-cell office:value-type="string">
                <text:p>0.004298</text:p>
              </table:table-cell>
              <table:table-cell office:value-type="float" office:value="0.0002460103">
                <text:p>0.0002460103</text:p>
              </table:table-cell>
              <table:table-cell office:value-type="float" office:value="0.0247721">
                <text:p>0.0247721</text:p>
              </table:table-cell>
              <table:table-cell office:value-type="float" office:value="0.0289197">
                <text:p>0.0289197</text:p>
              </table:table-cell>
            </table:table-row>
            <table:table-row>
              <table:table-cell office:value-type="string">
                <text:p>0.004295</text:p>
              </table:table-cell>
              <table:table-cell office:value-type="float" office:value="0.0002458523">
                <text:p>0.0002458523</text:p>
              </table:table-cell>
              <table:table-cell office:value-type="float" office:value="0.0218606">
                <text:p>0.0218606</text:p>
              </table:table-cell>
              <table:table-cell office:value-type="float" office:value="0.0288758">
                <text:p>0.0288758</text:p>
              </table:table-cell>
            </table:table-row>
            <table:table-row>
              <table:table-cell office:value-type="string">
                <text:p>0.004292</text:p>
              </table:table-cell>
              <table:table-cell office:value-type="float" office:value="0.0002456946">
                <text:p>0.0002456946</text:p>
              </table:table-cell>
              <table:table-cell office:value-type="float" office:value="0.0208589">
                <text:p>0.0208589</text:p>
              </table:table-cell>
              <table:table-cell office:value-type="float" office:value="0.028896">
                <text:p>0.028896</text:p>
              </table:table-cell>
            </table:table-row>
            <table:table-row>
              <table:table-cell office:value-type="string">
                <text:p>0.004289</text:p>
              </table:table-cell>
              <table:table-cell office:value-type="float" office:value="0.0002455371">
                <text:p>0.0002455371</text:p>
              </table:table-cell>
              <table:table-cell office:value-type="float" office:value="0.0205091">
                <text:p>0.0205091</text:p>
              </table:table-cell>
              <table:table-cell office:value-type="float" office:value="0.0289163">
                <text:p>0.0289163</text:p>
              </table:table-cell>
            </table:table-row>
            <table:table-row>
              <table:table-cell office:value-type="string">
                <text:p>0.004286</text:p>
              </table:table-cell>
              <table:table-cell office:value-type="float" office:value="0.0002453799">
                <text:p>0.0002453799</text:p>
              </table:table-cell>
              <table:table-cell office:value-type="float" office:value="0.021977">
                <text:p>0.021977</text:p>
              </table:table-cell>
              <table:table-cell office:value-type="float" office:value="0.0289366">
                <text:p>0.0289366</text:p>
              </table:table-cell>
            </table:table-row>
            <table:table-row>
              <table:table-cell office:value-type="string">
                <text:p>0.004283</text:p>
              </table:table-cell>
              <table:table-cell office:value-type="float" office:value="0.0002452229">
                <text:p>0.0002452229</text:p>
              </table:table-cell>
              <table:table-cell office:value-type="float" office:value="0.0205833">
                <text:p>0.0205833</text:p>
              </table:table-cell>
              <table:table-cell office:value-type="float" office:value="0.0289571">
                <text:p>0.0289571</text:p>
              </table:table-cell>
            </table:table-row>
            <table:table-row>
              <table:table-cell office:value-type="string">
                <text:p>0.00428</text:p>
              </table:table-cell>
              <table:table-cell office:value-type="float" office:value="0.0002450663">
                <text:p>0.0002450663</text:p>
              </table:table-cell>
              <table:table-cell office:value-type="float" office:value="0.0248778">
                <text:p>0.0248778</text:p>
              </table:table-cell>
              <table:table-cell office:value-type="float" office:value="0.0290635">
                <text:p>0.0290635</text:p>
              </table:table-cell>
            </table:table-row>
            <table:table-row>
              <table:table-cell office:value-type="string">
                <text:p>0.004277</text:p>
              </table:table-cell>
              <table:table-cell office:value-type="float" office:value="0.0002449099">
                <text:p>0.0002449099</text:p>
              </table:table-cell>
              <table:table-cell office:value-type="float" office:value="0.0220962">
                <text:p>0.0220962</text:p>
              </table:table-cell>
              <table:table-cell office:value-type="float" office:value="0.0289983">
                <text:p>0.0289983</text:p>
              </table:table-cell>
            </table:table-row>
            <table:table-row>
              <table:table-cell office:value-type="string">
                <text:p>0.004274</text:p>
              </table:table-cell>
              <table:table-cell office:value-type="float" office:value="0.0002447538">
                <text:p>0.0002447538</text:p>
              </table:table-cell>
              <table:table-cell office:value-type="float" office:value="0.0221365">
                <text:p>0.0221365</text:p>
              </table:table-cell>
              <table:table-cell office:value-type="float" office:value="0.0290191">
                <text:p>0.0290191</text:p>
              </table:table-cell>
            </table:table-row>
            <table:table-row>
              <table:table-cell office:value-type="string">
                <text:p>0.004271</text:p>
              </table:table-cell>
              <table:table-cell office:value-type="float" office:value="0.000244598">
                <text:p>0.000244598</text:p>
              </table:table-cell>
              <table:table-cell office:value-type="float" office:value="0.022177">
                <text:p>0.022177</text:p>
              </table:table-cell>
              <table:table-cell office:value-type="float" office:value="0.0290399">
                <text:p>0.0290399</text:p>
              </table:table-cell>
            </table:table-row>
            <table:table-row>
              <table:table-cell office:value-type="string">
                <text:p>0.004268</text:p>
              </table:table-cell>
              <table:table-cell office:value-type="float" office:value="0.0002444424">
                <text:p>0.0002444424</text:p>
              </table:table-cell>
              <table:table-cell office:value-type="float" office:value="0.0207758">
                <text:p>0.0207758</text:p>
              </table:table-cell>
              <table:table-cell office:value-type="float" office:value="0.0290608">
                <text:p>0.0290608</text:p>
              </table:table-cell>
            </table:table-row>
            <table:table-row>
              <table:table-cell office:value-type="string">
                <text:p>0.004265</text:p>
              </table:table-cell>
              <table:table-cell office:value-type="float" office:value="0.0002442872">
                <text:p>0.0002442872</text:p>
              </table:table-cell>
              <table:table-cell office:value-type="float" office:value="0.0245596">
                <text:p>0.0245596</text:p>
              </table:table-cell>
              <table:table-cell office:value-type="float" office:value="0.0290818">
                <text:p>0.0290818</text:p>
              </table:table-cell>
            </table:table-row>
            <table:table-row>
              <table:table-cell office:value-type="string">
                <text:p>0.004263</text:p>
              </table:table-cell>
              <table:table-cell office:value-type="float" office:value="0.0002441322">
                <text:p>0.0002441322</text:p>
              </table:table-cell>
              <table:table-cell office:value-type="float" office:value="0.0245708">
                <text:p>0.0245708</text:p>
              </table:table-cell>
              <table:table-cell office:value-type="float" office:value="0.0291029">
                <text:p>0.0291029</text:p>
              </table:table-cell>
            </table:table-row>
            <table:table-row>
              <table:table-cell office:value-type="string">
                <text:p>0.00426</text:p>
              </table:table-cell>
              <table:table-cell office:value-type="float" office:value="0.0002439774">
                <text:p>0.0002439774</text:p>
              </table:table-cell>
              <table:table-cell office:value-type="float" office:value="0.0208961">
                <text:p>0.0208961</text:p>
              </table:table-cell>
              <table:table-cell office:value-type="float" office:value="0.0291241">
                <text:p>0.0291241</text:p>
              </table:table-cell>
            </table:table-row>
            <table:table-row>
              <table:table-cell office:value-type="string">
                <text:p>0.004257</text:p>
              </table:table-cell>
              <table:table-cell office:value-type="float" office:value="0.0002438229">
                <text:p>0.0002438229</text:p>
              </table:table-cell>
              <table:table-cell office:value-type="float" office:value="0.0250211">
                <text:p>0.0250211</text:p>
              </table:table-cell>
              <table:table-cell office:value-type="float" office:value="0.0291454">
                <text:p>0.0291454</text:p>
              </table:table-cell>
            </table:table-row>
            <table:table-row>
              <table:table-cell office:value-type="string">
                <text:p>0.004254</text:p>
              </table:table-cell>
              <table:table-cell office:value-type="float" office:value="0.0002436687">
                <text:p>0.0002436687</text:p>
              </table:table-cell>
              <table:table-cell office:value-type="float" office:value="0.0224268">
                <text:p>0.0224268</text:p>
              </table:table-cell>
              <table:table-cell office:value-type="float" office:value="0.0291667">
                <text:p>0.0291667</text:p>
              </table:table-cell>
            </table:table-row>
            <table:table-row>
              <table:table-cell office:value-type="string">
                <text:p>0.004251</text:p>
              </table:table-cell>
              <table:table-cell office:value-type="float" office:value="0.0002435147">
                <text:p>0.0002435147</text:p>
              </table:table-cell>
              <table:table-cell office:value-type="float" office:value="0.0224695">
                <text:p>0.0224695</text:p>
              </table:table-cell>
              <table:table-cell office:value-type="float" office:value="0.0291882">
                <text:p>0.0291882</text:p>
              </table:table-cell>
            </table:table-row>
            <table:table-row>
              <table:table-cell office:value-type="string">
                <text:p>0.004248</text:p>
              </table:table-cell>
              <table:table-cell office:value-type="float" office:value="0.000243361">
                <text:p>0.000243361</text:p>
              </table:table-cell>
              <table:table-cell office:value-type="float" office:value="0.0246278">
                <text:p>0.0246278</text:p>
              </table:table-cell>
              <table:table-cell office:value-type="float" office:value="0.0292097">
                <text:p>0.0292097</text:p>
              </table:table-cell>
            </table:table-row>
            <table:table-row>
              <table:table-cell office:value-type="string">
                <text:p>0.004245</text:p>
              </table:table-cell>
              <table:table-cell office:value-type="float" office:value="0.0002432076">
                <text:p>0.0002432076</text:p>
              </table:table-cell>
              <table:table-cell office:value-type="float" office:value="0.0250938">
                <text:p>0.0250938</text:p>
              </table:table-cell>
              <table:table-cell office:value-type="float" office:value="0.0293561">
                <text:p>0.0293561</text:p>
              </table:table-cell>
            </table:table-row>
            <table:table-row>
              <table:table-cell office:value-type="string">
                <text:p>0.004242</text:p>
              </table:table-cell>
              <table:table-cell office:value-type="float" office:value="0.0002430544">
                <text:p>0.0002430544</text:p>
              </table:table-cell>
              <table:table-cell office:value-type="float" office:value="0.0234163">
                <text:p>0.0234163</text:p>
              </table:table-cell>
              <table:table-cell office:value-type="float" office:value="0.0292531">
                <text:p>0.0292531</text:p>
              </table:table-cell>
            </table:table-row>
            <table:table-row>
              <table:table-cell office:value-type="string">
                <text:p>0.004239</text:p>
              </table:table-cell>
              <table:table-cell office:value-type="float" office:value="0.0002429015">
                <text:p>0.0002429015</text:p>
              </table:table-cell>
              <table:table-cell office:value-type="float" office:value="0.0251304">
                <text:p>0.0251304</text:p>
              </table:table-cell>
              <table:table-cell office:value-type="float" office:value="0.0292749">
                <text:p>0.0292749</text:p>
              </table:table-cell>
            </table:table-row>
            <table:table-row>
              <table:table-cell office:value-type="string">
                <text:p>0.004236</text:p>
              </table:table-cell>
              <table:table-cell office:value-type="float" office:value="0.0002427488">
                <text:p>0.0002427488</text:p>
              </table:table-cell>
              <table:table-cell office:value-type="float" office:value="0.0226873">
                <text:p>0.0226873</text:p>
              </table:table-cell>
              <table:table-cell office:value-type="float" office:value="0.0292968">
                <text:p>0.0292968</text:p>
              </table:table-cell>
            </table:table-row>
            <table:table-row>
              <table:table-cell office:value-type="string">
                <text:p>0.004233</text:p>
              </table:table-cell>
              <table:table-cell office:value-type="float" office:value="0.0002425964">
                <text:p>0.0002425964</text:p>
              </table:table-cell>
              <table:table-cell office:value-type="float" office:value="0.0246868">
                <text:p>0.0246868</text:p>
              </table:table-cell>
              <table:table-cell office:value-type="float" office:value="0.0293188">
                <text:p>0.0293188</text:p>
              </table:table-cell>
            </table:table-row>
            <table:table-row>
              <table:table-cell office:value-type="string">
                <text:p>0.00423</text:p>
              </table:table-cell>
              <table:table-cell office:value-type="float" office:value="0.0002424443">
                <text:p>0.0002424443</text:p>
              </table:table-cell>
              <table:table-cell office:value-type="float" office:value="0.0247165">
                <text:p>0.0247165</text:p>
              </table:table-cell>
              <table:table-cell office:value-type="float" office:value="0.0293409">
                <text:p>0.0293409</text:p>
              </table:table-cell>
            </table:table-row>
            <table:table-row>
              <table:table-cell office:value-type="string">
                <text:p>0.004227</text:p>
              </table:table-cell>
              <table:table-cell office:value-type="float" office:value="0.0002422924">
                <text:p>0.0002422924</text:p>
              </table:table-cell>
              <table:table-cell office:value-type="float" office:value="0.0228216">
                <text:p>0.0228216</text:p>
              </table:table-cell>
              <table:table-cell office:value-type="float" office:value="0.0295049">
                <text:p>0.0295049</text:p>
              </table:table-cell>
            </table:table-row>
            <table:table-row>
              <table:table-cell office:value-type="string">
                <text:p>0.004224</text:p>
              </table:table-cell>
              <table:table-cell office:value-type="float" office:value="0.0002421408">
                <text:p>0.0002421408</text:p>
              </table:table-cell>
              <table:table-cell office:value-type="float" office:value="0.0228669">
                <text:p>0.0228669</text:p>
              </table:table-cell>
              <table:table-cell office:value-type="float" office:value="0.0293854">
                <text:p>0.0293854</text:p>
              </table:table-cell>
            </table:table-row>
            <table:table-row>
              <table:table-cell office:value-type="string">
                <text:p>0.004222</text:p>
              </table:table-cell>
              <table:table-cell office:value-type="float" office:value="0.0002419894">
                <text:p>0.0002419894</text:p>
              </table:table-cell>
              <table:table-cell office:value-type="float" office:value="0.0229126">
                <text:p>0.0229126</text:p>
              </table:table-cell>
              <table:table-cell office:value-type="float" office:value="0.0294078">
                <text:p>0.0294078</text:p>
              </table:table-cell>
            </table:table-row>
            <table:table-row>
              <table:table-cell office:value-type="string">
                <text:p>0.004219</text:p>
              </table:table-cell>
              <table:table-cell office:value-type="float" office:value="0.0002418383">
                <text:p>0.0002418383</text:p>
              </table:table-cell>
              <table:table-cell office:value-type="float" office:value="0.0252597">
                <text:p>0.0252597</text:p>
              </table:table-cell>
              <table:table-cell office:value-type="float" office:value="0.0294302">
                <text:p>0.0294302</text:p>
              </table:table-cell>
            </table:table-row>
            <table:table-row>
              <table:table-cell office:value-type="string">
                <text:p>0.004216</text:p>
              </table:table-cell>
              <table:table-cell office:value-type="float" office:value="0.0002416875">
                <text:p>0.0002416875</text:p>
              </table:table-cell>
              <table:table-cell office:value-type="float" office:value="0.0206986">
                <text:p>0.0206986</text:p>
              </table:table-cell>
              <table:table-cell office:value-type="float" office:value="0.0294528">
                <text:p>0.0294528</text:p>
              </table:table-cell>
            </table:table-row>
            <table:table-row>
              <table:table-cell office:value-type="string">
                <text:p>0.004213</text:p>
              </table:table-cell>
              <table:table-cell office:value-type="float" office:value="0.000241537">
                <text:p>0.000241537</text:p>
              </table:table-cell>
              <table:table-cell office:value-type="float" office:value="0.0247727">
                <text:p>0.0247727</text:p>
              </table:table-cell>
              <table:table-cell office:value-type="float" office:value="0.0296302">
                <text:p>0.0296302</text:p>
              </table:table-cell>
            </table:table-row>
            <table:table-row>
              <table:table-cell office:value-type="string">
                <text:p>0.00421</text:p>
              </table:table-cell>
              <table:table-cell office:value-type="float" office:value="0.0002413866">
                <text:p>0.0002413866</text:p>
              </table:table-cell>
              <table:table-cell office:value-type="float" office:value="0.021647">
                <text:p>0.021647</text:p>
              </table:table-cell>
              <table:table-cell office:value-type="float" office:value="0.0294981">
                <text:p>0.0294981</text:p>
              </table:table-cell>
            </table:table-row>
            <table:table-row>
              <table:table-cell office:value-type="string">
                <text:p>0.004207</text:p>
              </table:table-cell>
              <table:table-cell office:value-type="float" office:value="0.0002412366">
                <text:p>0.0002412366</text:p>
              </table:table-cell>
              <table:table-cell office:value-type="float" office:value="0.0216948">
                <text:p>0.0216948</text:p>
              </table:table-cell>
              <table:table-cell office:value-type="float" office:value="0.0295209">
                <text:p>0.0295209</text:p>
              </table:table-cell>
            </table:table-row>
            <table:table-row>
              <table:table-cell office:value-type="string">
                <text:p>0.004204</text:p>
              </table:table-cell>
              <table:table-cell office:value-type="float" office:value="0.0002410868">
                <text:p>0.0002410868</text:p>
              </table:table-cell>
              <table:table-cell office:value-type="float" office:value="0.0231926">
                <text:p>0.0231926</text:p>
              </table:table-cell>
              <table:table-cell office:value-type="float" office:value="0.0295438">
                <text:p>0.0295438</text:p>
              </table:table-cell>
            </table:table-row>
            <table:table-row>
              <table:table-cell office:value-type="string">
                <text:p>0.004201</text:p>
              </table:table-cell>
              <table:table-cell office:value-type="float" office:value="0.0002409372">
                <text:p>0.0002409372</text:p>
              </table:table-cell>
              <table:table-cell office:value-type="float" office:value="0.0217916">
                <text:p>0.0217916</text:p>
              </table:table-cell>
              <table:table-cell office:value-type="float" office:value="0.0295668">
                <text:p>0.0295668</text:p>
              </table:table-cell>
            </table:table-row>
            <table:table-row>
              <table:table-cell office:value-type="string">
                <text:p>0.004198</text:p>
              </table:table-cell>
              <table:table-cell office:value-type="float" office:value="0.000240788">
                <text:p>0.000240788</text:p>
              </table:table-cell>
              <table:table-cell office:value-type="float" office:value="0.0232884">
                <text:p>0.0232884</text:p>
              </table:table-cell>
              <table:table-cell office:value-type="float" office:value="0.0295899">
                <text:p>0.0295899</text:p>
              </table:table-cell>
            </table:table-row>
            <table:table-row>
              <table:table-cell office:value-type="string">
                <text:p>0.004195</text:p>
              </table:table-cell>
              <table:table-cell office:value-type="float" office:value="0.000240639">
                <text:p>0.000240639</text:p>
              </table:table-cell>
              <table:table-cell office:value-type="float" office:value="0.0236177">
                <text:p>0.0236177</text:p>
              </table:table-cell>
              <table:table-cell office:value-type="float" office:value="0.0296131">
                <text:p>0.0296131</text:p>
              </table:table-cell>
            </table:table-row>
            <table:table-row>
              <table:table-cell office:value-type="string">
                <text:p>0.004192</text:p>
              </table:table-cell>
              <table:table-cell office:value-type="float" office:value="0.0002404902">
                <text:p>0.0002404902</text:p>
              </table:table-cell>
              <table:table-cell office:value-type="float" office:value="0.0233853">
                <text:p>0.0233853</text:p>
              </table:table-cell>
              <table:table-cell office:value-type="float" office:value="0.0296364">
                <text:p>0.0296364</text:p>
              </table:table-cell>
            </table:table-row>
            <table:table-row>
              <table:table-cell office:value-type="string">
                <text:p>0.004189</text:p>
              </table:table-cell>
              <table:table-cell office:value-type="float" office:value="0.0002403417">
                <text:p>0.0002403417</text:p>
              </table:table-cell>
              <table:table-cell office:value-type="float" office:value="0.0219902">
                <text:p>0.0219902</text:p>
              </table:table-cell>
              <table:table-cell office:value-type="float" office:value="0.0296597">
                <text:p>0.0296597</text:p>
              </table:table-cell>
            </table:table-row>
            <table:table-row>
              <table:table-cell office:value-type="string">
                <text:p>0.004186</text:p>
              </table:table-cell>
              <table:table-cell office:value-type="float" office:value="0.0002401935">
                <text:p>0.0002401935</text:p>
              </table:table-cell>
              <table:table-cell office:value-type="float" office:value="0.0234834">
                <text:p>0.0234834</text:p>
              </table:table-cell>
              <table:table-cell office:value-type="float" office:value="0.0296832">
                <text:p>0.0296832</text:p>
              </table:table-cell>
            </table:table-row>
            <table:table-row>
              <table:table-cell office:value-type="string">
                <text:p>0.004184</text:p>
              </table:table-cell>
              <table:table-cell office:value-type="float" office:value="0.0002400455">
                <text:p>0.0002400455</text:p>
              </table:table-cell>
              <table:table-cell office:value-type="float" office:value="0.0186338">
                <text:p>0.0186338</text:p>
              </table:table-cell>
              <table:table-cell office:value-type="float" office:value="0.0297067">
                <text:p>0.0297067</text:p>
              </table:table-cell>
            </table:table-row>
            <table:table-row>
              <table:table-cell office:value-type="string">
                <text:p>0.004181</text:p>
              </table:table-cell>
              <table:table-cell office:value-type="float" office:value="0.0002398978">
                <text:p>0.0002398978</text:p>
              </table:table-cell>
              <table:table-cell office:value-type="float" office:value="0.0255054">
                <text:p>0.0255054</text:p>
              </table:table-cell>
              <table:table-cell office:value-type="float" office:value="0.0297303">
                <text:p>0.0297303</text:p>
              </table:table-cell>
            </table:table-row>
            <table:table-row>
              <table:table-cell office:value-type="string">
                <text:p>0.004178</text:p>
              </table:table-cell>
              <table:table-cell office:value-type="float" office:value="0.0002397504">
                <text:p>0.0002397504</text:p>
              </table:table-cell>
              <table:table-cell office:value-type="float" office:value="0.0221952">
                <text:p>0.0221952</text:p>
              </table:table-cell>
              <table:table-cell office:value-type="float" office:value="0.0297541">
                <text:p>0.0297541</text:p>
              </table:table-cell>
            </table:table-row>
            <table:table-row>
              <table:table-cell office:value-type="string">
                <text:p>0.004175</text:p>
              </table:table-cell>
              <table:table-cell office:value-type="float" office:value="0.0002396032">
                <text:p>0.0002396032</text:p>
              </table:table-cell>
              <table:table-cell office:value-type="float" office:value="0.0222475">
                <text:p>0.0222475</text:p>
              </table:table-cell>
              <table:table-cell office:value-type="float" office:value="0.0297779">
                <text:p>0.0297779</text:p>
              </table:table-cell>
            </table:table-row>
            <table:table-row>
              <table:table-cell office:value-type="string">
                <text:p>0.004172</text:p>
              </table:table-cell>
              <table:table-cell office:value-type="float" office:value="0.0002394563">
                <text:p>0.0002394563</text:p>
              </table:table-cell>
              <table:table-cell office:value-type="float" office:value="0.0237338">
                <text:p>0.0237338</text:p>
              </table:table-cell>
              <table:table-cell office:value-type="float" office:value="0.0298018">
                <text:p>0.0298018</text:p>
              </table:table-cell>
            </table:table-row>
            <table:table-row>
              <table:table-cell office:value-type="string">
                <text:p>0.004169</text:p>
              </table:table-cell>
              <table:table-cell office:value-type="float" office:value="0.0002393096">
                <text:p>0.0002393096</text:p>
              </table:table-cell>
              <table:table-cell office:value-type="float" office:value="0.0223532">
                <text:p>0.0223532</text:p>
              </table:table-cell>
              <table:table-cell office:value-type="float" office:value="0.0298258">
                <text:p>0.0298258</text:p>
              </table:table-cell>
            </table:table-row>
            <table:table-row>
              <table:table-cell office:value-type="string">
                <text:p>0.004166</text:p>
              </table:table-cell>
              <table:table-cell office:value-type="float" office:value="0.0002391632">
                <text:p>0.0002391632</text:p>
              </table:table-cell>
              <table:table-cell office:value-type="float" office:value="0.0237557">
                <text:p>0.0237557</text:p>
              </table:table-cell>
              <table:table-cell office:value-type="float" office:value="0.0298499">
                <text:p>0.0298499</text:p>
              </table:table-cell>
            </table:table-row>
            <table:table-row>
              <table:table-cell office:value-type="string">
                <text:p>0.004163</text:p>
              </table:table-cell>
              <table:table-cell office:value-type="float" office:value="0.0002390171">
                <text:p>0.0002390171</text:p>
              </table:table-cell>
              <table:table-cell office:value-type="float" office:value="0.0238877">
                <text:p>0.0238877</text:p>
              </table:table-cell>
              <table:table-cell office:value-type="float" office:value="0.029874">
                <text:p>0.029874</text:p>
              </table:table-cell>
            </table:table-row>
            <table:table-row>
              <table:table-cell office:value-type="string">
                <text:p>0.00416</text:p>
              </table:table-cell>
              <table:table-cell office:value-type="float" office:value="0.0002388712">
                <text:p>0.0002388712</text:p>
              </table:table-cell>
              <table:table-cell office:value-type="float" office:value="0.0225149">
                <text:p>0.0225149</text:p>
              </table:table-cell>
              <table:table-cell office:value-type="float" office:value="0.0298983">
                <text:p>0.0298983</text:p>
              </table:table-cell>
            </table:table-row>
            <table:table-row>
              <table:table-cell office:value-type="string">
                <text:p>0.004157</text:p>
              </table:table-cell>
              <table:table-cell office:value-type="float" office:value="0.0002387256">
                <text:p>0.0002387256</text:p>
              </table:table-cell>
              <table:table-cell office:value-type="float" office:value="0.0225696">
                <text:p>0.0225696</text:p>
              </table:table-cell>
              <table:table-cell office:value-type="float" office:value="0.0299226">
                <text:p>0.0299226</text:p>
              </table:table-cell>
            </table:table-row>
            <table:table-row>
              <table:table-cell office:value-type="string">
                <text:p>0.004154</text:p>
              </table:table-cell>
              <table:table-cell office:value-type="float" office:value="0.0002385802">
                <text:p>0.0002385802</text:p>
              </table:table-cell>
              <table:table-cell office:value-type="float" office:value="0.0256797">
                <text:p>0.0256797</text:p>
              </table:table-cell>
              <table:table-cell office:value-type="float" office:value="0.0299471">
                <text:p>0.0299471</text:p>
              </table:table-cell>
            </table:table-row>
            <table:table-row>
              <table:table-cell office:value-type="string">
                <text:p>0.004151</text:p>
              </table:table-cell>
              <table:table-cell office:value-type="float" office:value="0.0002384351">
                <text:p>0.0002384351</text:p>
              </table:table-cell>
              <table:table-cell office:value-type="float" office:value="0.0240969">
                <text:p>0.0240969</text:p>
              </table:table-cell>
              <table:table-cell office:value-type="float" office:value="0.0299716">
                <text:p>0.0299716</text:p>
              </table:table-cell>
            </table:table-row>
            <table:table-row>
              <table:table-cell office:value-type="string">
                <text:p>0.004148</text:p>
              </table:table-cell>
              <table:table-cell office:value-type="float" office:value="0.0002382903">
                <text:p>0.0002382903</text:p>
              </table:table-cell>
              <table:table-cell office:value-type="float" office:value="0.0250682">
                <text:p>0.0250682</text:p>
              </table:table-cell>
              <table:table-cell office:value-type="float" office:value="0.0299962">
                <text:p>0.0299962</text:p>
              </table:table-cell>
            </table:table-row>
            <table:table-row>
              <table:table-cell office:value-type="string">
                <text:p>0.004146</text:p>
              </table:table-cell>
              <table:table-cell office:value-type="float" office:value="0.0002381457">
                <text:p>0.0002381457</text:p>
              </table:table-cell>
              <table:table-cell office:value-type="float" office:value="0.0250826">
                <text:p>0.0250826</text:p>
              </table:table-cell>
              <table:table-cell office:value-type="float" office:value="0.030021">
                <text:p>0.030021</text:p>
              </table:table-cell>
            </table:table-row>
            <table:table-row>
              <table:table-cell office:value-type="string">
                <text:p>0.004143</text:p>
              </table:table-cell>
              <table:table-cell office:value-type="float" office:value="0.0002380014">
                <text:p>0.0002380014</text:p>
              </table:table-cell>
              <table:table-cell office:value-type="float" office:value="0.0217898">
                <text:p>0.0217898</text:p>
              </table:table-cell>
              <table:table-cell office:value-type="float" office:value="0.0300458">
                <text:p>0.0300458</text:p>
              </table:table-cell>
            </table:table-row>
            <table:table-row>
              <table:table-cell office:value-type="string">
                <text:p>0.00414</text:p>
              </table:table-cell>
              <table:table-cell office:value-type="float" office:value="0.0002378573">
                <text:p>0.0002378573</text:p>
              </table:table-cell>
              <table:table-cell office:value-type="float" office:value="0.0251115">
                <text:p>0.0251115</text:p>
              </table:table-cell>
              <table:table-cell office:value-type="float" office:value="0.0300707">
                <text:p>0.0300707</text:p>
              </table:table-cell>
            </table:table-row>
            <table:table-row>
              <table:table-cell office:value-type="string">
                <text:p>0.004137</text:p>
              </table:table-cell>
              <table:table-cell office:value-type="float" office:value="0.0002377135">
                <text:p>0.0002377135</text:p>
              </table:table-cell>
              <table:table-cell office:value-type="float" office:value="0.0188377">
                <text:p>0.0188377</text:p>
              </table:table-cell>
              <table:table-cell office:value-type="float" office:value="0.0300956">
                <text:p>0.0300956</text:p>
              </table:table-cell>
            </table:table-row>
            <table:table-row>
              <table:table-cell office:value-type="string">
                <text:p>0.004134</text:p>
              </table:table-cell>
              <table:table-cell office:value-type="float" office:value="0.00023757">
                <text:p>0.00023757</text:p>
              </table:table-cell>
              <table:table-cell office:value-type="float" office:value="0.0227585">
                <text:p>0.0227585</text:p>
              </table:table-cell>
              <table:table-cell office:value-type="float" office:value="0.030327">
                <text:p>0.030327</text:p>
              </table:table-cell>
            </table:table-row>
            <table:table-row>
              <table:table-cell office:value-type="string">
                <text:p>0.004131</text:p>
              </table:table-cell>
              <table:table-cell office:value-type="float" office:value="0.0002374267">
                <text:p>0.0002374267</text:p>
              </table:table-cell>
              <table:table-cell office:value-type="float" office:value="0.0230801">
                <text:p>0.0230801</text:p>
              </table:table-cell>
              <table:table-cell office:value-type="float" office:value="0.0301459">
                <text:p>0.0301459</text:p>
              </table:table-cell>
            </table:table-row>
            <table:table-row>
              <table:table-cell office:value-type="string">
                <text:p>0.004128</text:p>
              </table:table-cell>
              <table:table-cell office:value-type="float" office:value="0.0002372837">
                <text:p>0.0002372837</text:p>
              </table:table-cell>
              <table:table-cell office:value-type="float" office:value="0.0231388">
                <text:p>0.0231388</text:p>
              </table:table-cell>
              <table:table-cell office:value-type="float" office:value="0.03038">
                <text:p>0.03038</text:p>
              </table:table-cell>
            </table:table-row>
            <table:table-row>
              <table:table-cell office:value-type="string">
                <text:p>0.004125</text:p>
              </table:table-cell>
              <table:table-cell office:value-type="float" office:value="0.0002371409">
                <text:p>0.0002371409</text:p>
              </table:table-cell>
              <table:table-cell office:value-type="float" office:value="0.0213691">
                <text:p>0.0213691</text:p>
              </table:table-cell>
              <table:table-cell office:value-type="float" office:value="0.0301965">
                <text:p>0.0301965</text:p>
              </table:table-cell>
            </table:table-row>
            <table:table-row>
              <table:table-cell office:value-type="string">
                <text:p>0.004122</text:p>
              </table:table-cell>
              <table:table-cell office:value-type="float" office:value="0.0002369984">
                <text:p>0.0002369984</text:p>
              </table:table-cell>
              <table:table-cell office:value-type="float" office:value="0.0249604">
                <text:p>0.0249604</text:p>
              </table:table-cell>
              <table:table-cell office:value-type="float" office:value="0.0302219">
                <text:p>0.0302219</text:p>
              </table:table-cell>
            </table:table-row>
            <table:table-row>
              <table:table-cell office:value-type="string">
                <text:p>0.004119</text:p>
              </table:table-cell>
              <table:table-cell office:value-type="float" office:value="0.0002368562">
                <text:p>0.0002368562</text:p>
              </table:table-cell>
              <table:table-cell office:value-type="float" office:value="0.0189255">
                <text:p>0.0189255</text:p>
              </table:table-cell>
              <table:table-cell office:value-type="float" office:value="0.0302475">
                <text:p>0.0302475</text:p>
              </table:table-cell>
            </table:table-row>
            <table:table-row>
              <table:table-cell office:value-type="string">
                <text:p>0.004116</text:p>
              </table:table-cell>
              <table:table-cell office:value-type="float" office:value="0.0002367143">
                <text:p>0.0002367143</text:p>
              </table:table-cell>
              <table:table-cell office:value-type="float" office:value="0.0233779">
                <text:p>0.0233779</text:p>
              </table:table-cell>
              <table:table-cell office:value-type="float" office:value="0.0302731">
                <text:p>0.0302731</text:p>
              </table:table-cell>
            </table:table-row>
            <table:table-row>
              <table:table-cell office:value-type="string">
                <text:p>0.004113</text:p>
              </table:table-cell>
              <table:table-cell office:value-type="float" office:value="0.0002365725">
                <text:p>0.0002365725</text:p>
              </table:table-cell>
              <table:table-cell office:value-type="float" office:value="0.0248099">
                <text:p>0.0248099</text:p>
              </table:table-cell>
              <table:table-cell office:value-type="float" office:value="0.0302988">
                <text:p>0.0302988</text:p>
              </table:table-cell>
            </table:table-row>
            <table:table-row>
              <table:table-cell office:value-type="string">
                <text:p>0.00411</text:p>
              </table:table-cell>
              <table:table-cell office:value-type="float" office:value="0.0002364311">
                <text:p>0.0002364311</text:p>
              </table:table-cell>
              <table:table-cell office:value-type="float" office:value="0.0234998">
                <text:p>0.0234998</text:p>
              </table:table-cell>
              <table:table-cell office:value-type="float" office:value="0.0303246">
                <text:p>0.0303246</text:p>
              </table:table-cell>
            </table:table-row>
            <table:table-row>
              <table:table-cell office:value-type="string">
                <text:p>0.004108</text:p>
              </table:table-cell>
              <table:table-cell office:value-type="float" office:value="0.0002362899">
                <text:p>0.0002362899</text:p>
              </table:table-cell>
              <table:table-cell office:value-type="float" office:value="0.0235614">
                <text:p>0.0235614</text:p>
              </table:table-cell>
              <table:table-cell office:value-type="float" office:value="0.030476">
                <text:p>0.030476</text:p>
              </table:table-cell>
            </table:table-row>
            <table:table-row>
              <table:table-cell office:value-type="string">
                <text:p>0.004105</text:p>
              </table:table-cell>
              <table:table-cell office:value-type="float" office:value="0.000236149">
                <text:p>0.000236149</text:p>
              </table:table-cell>
              <table:table-cell office:value-type="float" office:value="0.0249815">
                <text:p>0.0249815</text:p>
              </table:table-cell>
              <table:table-cell office:value-type="float" office:value="0.0303765">
                <text:p>0.0303765</text:p>
              </table:table-cell>
            </table:table-row>
            <table:table-row>
              <table:table-cell office:value-type="string">
                <text:p>0.004102</text:p>
              </table:table-cell>
              <table:table-cell office:value-type="float" office:value="0.0002360083">
                <text:p>0.0002360083</text:p>
              </table:table-cell>
              <table:table-cell office:value-type="float" office:value="0.0236858">
                <text:p>0.0236858</text:p>
              </table:table-cell>
              <table:table-cell office:value-type="float" office:value="0.0304025">
                <text:p>0.0304025</text:p>
              </table:table-cell>
            </table:table-row>
            <table:table-row>
              <table:table-cell office:value-type="string">
                <text:p>0.004099</text:p>
              </table:table-cell>
              <table:table-cell office:value-type="float" office:value="0.0002358679">
                <text:p>0.0002358679</text:p>
              </table:table-cell>
              <table:table-cell office:value-type="float" office:value="0.0250974">
                <text:p>0.0250974</text:p>
              </table:table-cell>
              <table:table-cell office:value-type="float" office:value="0.0304287">
                <text:p>0.0304287</text:p>
              </table:table-cell>
            </table:table-row>
            <table:table-row>
              <table:table-cell office:value-type="string">
                <text:p>0.004096</text:p>
              </table:table-cell>
              <table:table-cell office:value-type="float" office:value="0.0002357277">
                <text:p>0.0002357277</text:p>
              </table:table-cell>
              <table:table-cell office:value-type="float" office:value="0.0190524">
                <text:p>0.0190524</text:p>
              </table:table-cell>
              <table:table-cell office:value-type="float" office:value="0.030455">
                <text:p>0.030455</text:p>
              </table:table-cell>
            </table:table-row>
            <table:table-row>
              <table:table-cell office:value-type="string">
                <text:p>0.004093</text:p>
              </table:table-cell>
              <table:table-cell office:value-type="float" office:value="0.0002355879">
                <text:p>0.0002355879</text:p>
              </table:table-cell>
              <table:table-cell office:value-type="float" office:value="0.0238754">
                <text:p>0.0238754</text:p>
              </table:table-cell>
              <table:table-cell office:value-type="float" office:value="0.0304813">
                <text:p>0.0304813</text:p>
              </table:table-cell>
            </table:table-row>
            <table:table-row>
              <table:table-cell office:value-type="string">
                <text:p>0.00409</text:p>
              </table:table-cell>
              <table:table-cell office:value-type="float" office:value="0.0002354482">
                <text:p>0.0002354482</text:p>
              </table:table-cell>
              <table:table-cell office:value-type="float" office:value="0.0253702">
                <text:p>0.0253702</text:p>
              </table:table-cell>
              <table:table-cell office:value-type="float" office:value="0.030476">
                <text:p>0.030476</text:p>
              </table:table-cell>
            </table:table-row>
            <table:table-row>
              <table:table-cell office:value-type="string">
                <text:p>0.004087</text:p>
              </table:table-cell>
              <table:table-cell office:value-type="float" office:value="0.0002353089">
                <text:p>0.0002353089</text:p>
              </table:table-cell>
              <table:table-cell office:value-type="float" office:value="0.0253328">
                <text:p>0.0253328</text:p>
              </table:table-cell>
              <table:table-cell office:value-type="float" office:value="0.030476">
                <text:p>0.030476</text:p>
              </table:table-cell>
            </table:table-row>
            <table:table-row>
              <table:table-cell office:value-type="string">
                <text:p>0.004084</text:p>
              </table:table-cell>
              <table:table-cell office:value-type="float" office:value="0.0002351698">
                <text:p>0.0002351698</text:p>
              </table:table-cell>
              <table:table-cell office:value-type="float" office:value="0.0218734">
                <text:p>0.0218734</text:p>
              </table:table-cell>
              <table:table-cell office:value-type="float" office:value="0.030476">
                <text:p>0.030476</text:p>
              </table:table-cell>
            </table:table-row>
            <table:table-row>
              <table:table-cell office:value-type="string">
                <text:p>0.004081</text:p>
              </table:table-cell>
              <table:table-cell office:value-type="float" office:value="0.0002350309">
                <text:p>0.0002350309</text:p>
              </table:table-cell>
              <table:table-cell office:value-type="float" office:value="0.0241339">
                <text:p>0.0241339</text:p>
              </table:table-cell>
              <table:table-cell office:value-type="float" office:value="0.030476">
                <text:p>0.030476</text:p>
              </table:table-cell>
            </table:table-row>
            <table:table-row>
              <table:table-cell office:value-type="string">
                <text:p>0.004078</text:p>
              </table:table-cell>
              <table:table-cell office:value-type="float" office:value="0.0002348923">
                <text:p>0.0002348923</text:p>
              </table:table-cell>
              <table:table-cell office:value-type="float" office:value="0.0262022">
                <text:p>0.0262022</text:p>
              </table:table-cell>
              <table:table-cell office:value-type="float" office:value="0.030476">
                <text:p>0.030476</text:p>
              </table:table-cell>
            </table:table-row>
            <table:table-row>
              <table:table-cell office:value-type="string">
                <text:p>0.004075</text:p>
              </table:table-cell>
              <table:table-cell office:value-type="float" office:value="0.000234754">
                <text:p>0.000234754</text:p>
              </table:table-cell>
              <table:table-cell office:value-type="float" office:value="0.0242655">
                <text:p>0.0242655</text:p>
              </table:table-cell>
              <table:table-cell office:value-type="float" office:value="0.030476">
                <text:p>0.030476</text:p>
              </table:table-cell>
            </table:table-row>
            <table:table-row>
              <table:table-cell office:value-type="string">
                <text:p>0.004072</text:p>
              </table:table-cell>
              <table:table-cell office:value-type="float" office:value="0.0002346159">
                <text:p>0.0002346159</text:p>
              </table:table-cell>
              <table:table-cell office:value-type="float" office:value="0.0242609">
                <text:p>0.0242609</text:p>
              </table:table-cell>
              <table:table-cell office:value-type="float" office:value="0.030476">
                <text:p>0.030476</text:p>
              </table:table-cell>
            </table:table-row>
            <table:table-row>
              <table:table-cell office:value-type="string">
                <text:p>0.00407</text:p>
              </table:table-cell>
              <table:table-cell office:value-type="float" office:value="0.0002344782">
                <text:p>0.0002344782</text:p>
              </table:table-cell>
              <table:table-cell office:value-type="float" office:value="0.0254835">
                <text:p>0.0254835</text:p>
              </table:table-cell>
              <table:table-cell office:value-type="float" office:value="0.030476">
                <text:p>0.030476</text:p>
              </table:table-cell>
            </table:table-row>
            <table:table-row>
              <table:table-cell office:value-type="string">
                <text:p>0.004067</text:p>
              </table:table-cell>
              <table:table-cell office:value-type="float" office:value="0.0002343406">
                <text:p>0.0002343406</text:p>
              </table:table-cell>
              <table:table-cell office:value-type="float" office:value="0.0242956">
                <text:p>0.0242956</text:p>
              </table:table-cell>
              <table:table-cell office:value-type="float" office:value="0.030476">
                <text:p>0.030476</text:p>
              </table:table-cell>
            </table:table-row>
            <table:table-row>
              <table:table-cell office:value-type="string">
                <text:p>0.004064</text:p>
              </table:table-cell>
              <table:table-cell office:value-type="float" office:value="0.0002342033">
                <text:p>0.0002342033</text:p>
              </table:table-cell>
              <table:table-cell office:value-type="float" office:value="0.0192449">
                <text:p>0.0192449</text:p>
              </table:table-cell>
              <table:table-cell office:value-type="float" office:value="0.030476">
                <text:p>0.030476</text:p>
              </table:table-cell>
            </table:table-row>
            <table:table-row>
              <table:table-cell office:value-type="string">
                <text:p>0.004061</text:p>
              </table:table-cell>
              <table:table-cell office:value-type="float" office:value="0.0002340663">
                <text:p>0.0002340663</text:p>
              </table:table-cell>
              <table:table-cell office:value-type="float" office:value="0.0258798">
                <text:p>0.0258798</text:p>
              </table:table-cell>
              <table:table-cell office:value-type="float" office:value="0.030476">
                <text:p>0.030476</text:p>
              </table:table-cell>
            </table:table-row>
            <table:table-row>
              <table:table-cell office:value-type="string">
                <text:p>0.004058</text:p>
              </table:table-cell>
              <table:table-cell office:value-type="float" office:value="0.0002339296">
                <text:p>0.0002339296</text:p>
              </table:table-cell>
              <table:table-cell office:value-type="float" office:value="0.0192822">
                <text:p>0.0192822</text:p>
              </table:table-cell>
              <table:table-cell office:value-type="float" office:value="0.030476">
                <text:p>0.030476</text:p>
              </table:table-cell>
            </table:table-row>
            <table:table-row>
              <table:table-cell office:value-type="string">
                <text:p>0.004055</text:p>
              </table:table-cell>
              <table:table-cell office:value-type="float" office:value="0.0002337931">
                <text:p>0.0002337931</text:p>
              </table:table-cell>
              <table:table-cell office:value-type="float" office:value="0.0243663">
                <text:p>0.0243663</text:p>
              </table:table-cell>
              <table:table-cell office:value-type="float" office:value="0.030476">
                <text:p>0.030476</text:p>
              </table:table-cell>
            </table:table-row>
            <table:table-row>
              <table:table-cell office:value-type="string">
                <text:p>0.004052</text:p>
              </table:table-cell>
              <table:table-cell office:value-type="float" office:value="0.0002336568">
                <text:p>0.0002336568</text:p>
              </table:table-cell>
              <table:table-cell office:value-type="float" office:value="0.0248084">
                <text:p>0.0248084</text:p>
              </table:table-cell>
              <table:table-cell office:value-type="float" office:value="0.030476">
                <text:p>0.030476</text:p>
              </table:table-cell>
            </table:table-row>
            <table:table-row>
              <table:table-cell office:value-type="string">
                <text:p>0.004049</text:p>
              </table:table-cell>
              <table:table-cell office:value-type="float" office:value="0.0002335208">
                <text:p>0.0002335208</text:p>
              </table:table-cell>
              <table:table-cell office:value-type="float" office:value="0.0256006">
                <text:p>0.0256006</text:p>
              </table:table-cell>
              <table:table-cell office:value-type="float" office:value="0.030476">
                <text:p>0.030476</text:p>
              </table:table-cell>
            </table:table-row>
            <table:table-row>
              <table:table-cell office:value-type="string">
                <text:p>0.004046</text:p>
              </table:table-cell>
              <table:table-cell office:value-type="float" office:value="0.0002333851">
                <text:p>0.0002333851</text:p>
              </table:table-cell>
              <table:table-cell office:value-type="float" office:value="0.0219486">
                <text:p>0.0219486</text:p>
              </table:table-cell>
              <table:table-cell office:value-type="float" office:value="0.030476">
                <text:p>0.030476</text:p>
              </table:table-cell>
            </table:table-row>
            <table:table-row>
              <table:table-cell office:value-type="string">
                <text:p>0.004043</text:p>
              </table:table-cell>
              <table:table-cell office:value-type="float" office:value="0.0002332497">
                <text:p>0.0002332497</text:p>
              </table:table-cell>
              <table:table-cell office:value-type="float" office:value="0.0256348">
                <text:p>0.0256348</text:p>
              </table:table-cell>
              <table:table-cell office:value-type="float" office:value="0.030943">
                <text:p>0.030943</text:p>
              </table:table-cell>
            </table:table-row>
            <table:table-row>
              <table:table-cell office:value-type="string">
                <text:p>0.00404</text:p>
              </table:table-cell>
              <table:table-cell office:value-type="float" office:value="0.0002331145">
                <text:p>0.0002331145</text:p>
              </table:table-cell>
              <table:table-cell office:value-type="float" office:value="0.0244567">
                <text:p>0.0244567</text:p>
              </table:table-cell>
              <table:table-cell office:value-type="float" office:value="0.030476">
                <text:p>0.030476</text:p>
              </table:table-cell>
            </table:table-row>
            <table:table-row>
              <table:table-cell office:value-type="string">
                <text:p>0.004037</text:p>
              </table:table-cell>
              <table:table-cell office:value-type="float" office:value="0.0002329796">
                <text:p>0.0002329796</text:p>
              </table:table-cell>
              <table:table-cell office:value-type="float" office:value="0.0244751">
                <text:p>0.0244751</text:p>
              </table:table-cell>
              <table:table-cell office:value-type="float" office:value="0.030476">
                <text:p>0.030476</text:p>
              </table:table-cell>
            </table:table-row>
            <table:table-row>
              <table:table-cell office:value-type="string">
                <text:p>0.004034</text:p>
              </table:table-cell>
              <table:table-cell office:value-type="float" office:value="0.0002328449">
                <text:p>0.0002328449</text:p>
              </table:table-cell>
              <table:table-cell office:value-type="float" office:value="0.0194381">
                <text:p>0.0194381</text:p>
              </table:table-cell>
              <table:table-cell office:value-type="float" office:value="0.030476">
                <text:p>0.030476</text:p>
              </table:table-cell>
            </table:table-row>
            <table:table-row>
              <table:table-cell office:value-type="string">
                <text:p>0.004032</text:p>
              </table:table-cell>
              <table:table-cell office:value-type="float" office:value="0.0002327104">
                <text:p>0.0002327104</text:p>
              </table:table-cell>
              <table:table-cell office:value-type="float" office:value="0.0230444">
                <text:p>0.0230444</text:p>
              </table:table-cell>
              <table:table-cell office:value-type="float" office:value="0.030476">
                <text:p>0.030476</text:p>
              </table:table-cell>
            </table:table-row>
            <table:table-row>
              <table:table-cell office:value-type="string">
                <text:p>0.004029</text:p>
              </table:table-cell>
              <table:table-cell office:value-type="float" office:value="0.0002325762">
                <text:p>0.0002325762</text:p>
              </table:table-cell>
              <table:table-cell office:value-type="float" office:value="0.0292797">
                <text:p>0.0292797</text:p>
              </table:table-cell>
              <table:table-cell office:value-type="float" office:value="0.030476">
                <text:p>0.030476</text:p>
              </table:table-cell>
            </table:table-row>
            <table:table-row>
              <table:table-cell office:value-type="string">
                <text:p>0.004026</text:p>
              </table:table-cell>
              <table:table-cell office:value-type="float" office:value="0.0002324423">
                <text:p>0.0002324423</text:p>
              </table:table-cell>
              <table:table-cell office:value-type="float" office:value="0.0200849">
                <text:p>0.0200849</text:p>
              </table:table-cell>
              <table:table-cell office:value-type="float" office:value="0.030476">
                <text:p>0.030476</text:p>
              </table:table-cell>
            </table:table-row>
            <table:table-row>
              <table:table-cell office:value-type="string">
                <text:p>0.004023</text:p>
              </table:table-cell>
              <table:table-cell office:value-type="float" office:value="0.0002323086">
                <text:p>0.0002323086</text:p>
              </table:table-cell>
              <table:table-cell office:value-type="float" office:value="0.0257569">
                <text:p>0.0257569</text:p>
              </table:table-cell>
              <table:table-cell office:value-type="float" office:value="0.030476">
                <text:p>0.030476</text:p>
              </table:table-cell>
            </table:table-row>
            <table:table-row>
              <table:table-cell office:value-type="string">
                <text:p>0.00402</text:p>
              </table:table-cell>
              <table:table-cell office:value-type="float" office:value="0.0002321752">
                <text:p>0.0002321752</text:p>
              </table:table-cell>
              <table:table-cell office:value-type="float" office:value="0.0257747">
                <text:p>0.0257747</text:p>
              </table:table-cell>
              <table:table-cell office:value-type="float" office:value="0.030476">
                <text:p>0.030476</text:p>
              </table:table-cell>
            </table:table-row>
            <table:table-row>
              <table:table-cell office:value-type="string">
                <text:p>0.004017</text:p>
              </table:table-cell>
              <table:table-cell office:value-type="float" office:value="0.000232042">
                <text:p>0.000232042</text:p>
              </table:table-cell>
              <table:table-cell office:value-type="float" office:value="0.0246063">
                <text:p>0.0246063</text:p>
              </table:table-cell>
              <table:table-cell office:value-type="float" office:value="0.030476">
                <text:p>0.030476</text:p>
              </table:table-cell>
            </table:table-row>
            <table:table-row>
              <table:table-cell office:value-type="string">
                <text:p>0.004014</text:p>
              </table:table-cell>
              <table:table-cell office:value-type="float" office:value="0.000231909">
                <text:p>0.000231909</text:p>
              </table:table-cell>
              <table:table-cell office:value-type="float" office:value="0.0258104">
                <text:p>0.0258104</text:p>
              </table:table-cell>
              <table:table-cell office:value-type="float" office:value="0.030476">
                <text:p>0.030476</text:p>
              </table:table-cell>
            </table:table-row>
            <table:table-row>
              <table:table-cell office:value-type="string">
                <text:p>0.004011</text:p>
              </table:table-cell>
              <table:table-cell office:value-type="float" office:value="0.0002317763">
                <text:p>0.0002317763</text:p>
              </table:table-cell>
              <table:table-cell office:value-type="float" office:value="0.0246447">
                <text:p>0.0246447</text:p>
              </table:table-cell>
              <table:table-cell office:value-type="float" office:value="0.030476">
                <text:p>0.030476</text:p>
              </table:table-cell>
            </table:table-row>
            <table:table-row>
              <table:table-cell office:value-type="string">
                <text:p>0.004008</text:p>
              </table:table-cell>
              <table:table-cell office:value-type="float" office:value="0.0002316438">
                <text:p>0.0002316438</text:p>
              </table:table-cell>
              <table:table-cell office:value-type="float" office:value="0.0267097">
                <text:p>0.0267097</text:p>
              </table:table-cell>
              <table:table-cell office:value-type="float" office:value="0.030476">
                <text:p>0.030476</text:p>
              </table:table-cell>
            </table:table-row>
            <table:table-row>
              <table:table-cell office:value-type="string">
                <text:p>0.004005</text:p>
              </table:table-cell>
              <table:table-cell office:value-type="float" office:value="0.0002315116">
                <text:p>0.0002315116</text:p>
              </table:table-cell>
              <table:table-cell office:value-type="float" office:value="0.0258647">
                <text:p>0.0258647</text:p>
              </table:table-cell>
              <table:table-cell office:value-type="float" office:value="0.030476">
                <text:p>0.030476</text:p>
              </table:table-cell>
            </table:table-row>
            <table:table-row>
              <table:table-cell office:value-type="string">
                <text:p>0.004002</text:p>
              </table:table-cell>
              <table:table-cell office:value-type="float" office:value="0.0002313796">
                <text:p>0.0002313796</text:p>
              </table:table-cell>
              <table:table-cell office:value-type="float" office:value="0.0258829">
                <text:p>0.0258829</text:p>
              </table:table-cell>
              <table:table-cell office:value-type="float" office:value="0.030476">
                <text:p>0.030476</text:p>
              </table:table-cell>
            </table:table-row>
            <table:table-row>
              <table:table-cell office:value-type="string">
                <text:p>0.003999</text:p>
              </table:table-cell>
              <table:table-cell office:value-type="float" office:value="0.0002312479">
                <text:p>0.0002312479</text:p>
              </table:table-cell>
              <table:table-cell office:value-type="float" office:value="0.0238509">
                <text:p>0.0238509</text:p>
              </table:table-cell>
              <table:table-cell office:value-type="float" office:value="0.030476">
                <text:p>0.030476</text:p>
              </table:table-cell>
            </table:table-row>
            <table:table-row>
              <table:table-cell office:value-type="string">
                <text:p>0.003996</text:p>
              </table:table-cell>
              <table:table-cell office:value-type="float" office:value="0.0002311164">
                <text:p>0.0002311164</text:p>
              </table:table-cell>
              <table:table-cell office:value-type="float" office:value="0.0259197">
                <text:p>0.0259197</text:p>
              </table:table-cell>
              <table:table-cell office:value-type="float" office:value="0.030476">
                <text:p>0.030476</text:p>
              </table:table-cell>
            </table:table-row>
            <table:table-row>
              <table:table-cell office:value-type="string">
                <text:p>0.003994</text:p>
              </table:table-cell>
              <table:table-cell office:value-type="float" office:value="0.0002309852">
                <text:p>0.0002309852</text:p>
              </table:table-cell>
              <table:table-cell office:value-type="float" office:value="0.0259382">
                <text:p>0.0259382</text:p>
              </table:table-cell>
              <table:table-cell office:value-type="float" office:value="0.0314308">
                <text:p>0.0314308</text:p>
              </table:table-cell>
            </table:table-row>
            <table:table-row>
              <table:table-cell office:value-type="string">
                <text:p>0.003991</text:p>
              </table:table-cell>
              <table:table-cell office:value-type="float" office:value="0.0002308542">
                <text:p>0.0002308542</text:p>
              </table:table-cell>
              <table:table-cell office:value-type="float" office:value="0.0259567">
                <text:p>0.0259567</text:p>
              </table:table-cell>
              <table:table-cell office:value-type="float" office:value="0.030476">
                <text:p>0.030476</text:p>
              </table:table-cell>
            </table:table-row>
            <table:table-row>
              <table:table-cell office:value-type="string">
                <text:p>0.003988</text:p>
              </table:table-cell>
              <table:table-cell office:value-type="float" office:value="0.0002307234">
                <text:p>0.0002307234</text:p>
              </table:table-cell>
              <table:table-cell office:value-type="float" office:value="0.0259754">
                <text:p>0.0259754</text:p>
              </table:table-cell>
              <table:table-cell office:value-type="float" office:value="0.030476">
                <text:p>0.030476</text:p>
              </table:table-cell>
            </table:table-row>
            <table:table-row>
              <table:table-cell office:value-type="string">
                <text:p>0.003985</text:p>
              </table:table-cell>
              <table:table-cell office:value-type="float" office:value="0.0002305929">
                <text:p>0.0002305929</text:p>
              </table:table-cell>
              <table:table-cell office:value-type="float" office:value="0.0248219">
                <text:p>0.0248219</text:p>
              </table:table-cell>
              <table:table-cell office:value-type="float" office:value="0.030476">
                <text:p>0.030476</text:p>
              </table:table-cell>
            </table:table-row>
            <table:table-row>
              <table:table-cell office:value-type="string">
                <text:p>0.003982</text:p>
              </table:table-cell>
              <table:table-cell office:value-type="float" office:value="0.0002304627">
                <text:p>0.0002304627</text:p>
              </table:table-cell>
              <table:table-cell office:value-type="float" office:value="0.024842">
                <text:p>0.024842</text:p>
              </table:table-cell>
              <table:table-cell office:value-type="float" office:value="0.030476">
                <text:p>0.030476</text:p>
              </table:table-cell>
            </table:table-row>
            <table:table-row>
              <table:table-cell office:value-type="string">
                <text:p>0.003979</text:p>
              </table:table-cell>
              <table:table-cell office:value-type="float" office:value="0.0002303327">
                <text:p>0.0002303327</text:p>
              </table:table-cell>
              <table:table-cell office:value-type="float" office:value="0.0260318">
                <text:p>0.0260318</text:p>
              </table:table-cell>
              <table:table-cell office:value-type="float" office:value="0.030476">
                <text:p>0.030476</text:p>
              </table:table-cell>
            </table:table-row>
            <table:table-row>
              <table:table-cell office:value-type="string">
                <text:p>0.003976</text:p>
              </table:table-cell>
              <table:table-cell office:value-type="float" office:value="0.0002302029">
                <text:p>0.0002302029</text:p>
              </table:table-cell>
              <table:table-cell office:value-type="float" office:value="0.0267518">
                <text:p>0.0267518</text:p>
              </table:table-cell>
              <table:table-cell office:value-type="float" office:value="0.030476">
                <text:p>0.030476</text:p>
              </table:table-cell>
            </table:table-row>
            <table:table-row>
              <table:table-cell office:value-type="string">
                <text:p>0.003973</text:p>
              </table:table-cell>
              <table:table-cell office:value-type="float" office:value="0.0002300734">
                <text:p>0.0002300734</text:p>
              </table:table-cell>
              <table:table-cell office:value-type="float" office:value="0.0199003">
                <text:p>0.0199003</text:p>
              </table:table-cell>
              <table:table-cell office:value-type="float" office:value="0.030476">
                <text:p>0.030476</text:p>
              </table:table-cell>
            </table:table-row>
            <table:table-row>
              <table:table-cell office:value-type="string">
                <text:p>0.00397</text:p>
              </table:table-cell>
              <table:table-cell office:value-type="float" office:value="0.0002299441">
                <text:p>0.0002299441</text:p>
              </table:table-cell>
              <table:table-cell office:value-type="float" office:value="0.0260889">
                <text:p>0.0260889</text:p>
              </table:table-cell>
              <table:table-cell office:value-type="float" office:value="0.030476">
                <text:p>0.030476</text:p>
              </table:table-cell>
            </table:table-row>
            <table:table-row>
              <table:table-cell office:value-type="string">
                <text:p>0.003967</text:p>
              </table:table-cell>
              <table:table-cell office:value-type="float" office:value="0.0002298151">
                <text:p>0.0002298151</text:p>
              </table:table-cell>
              <table:table-cell office:value-type="float" office:value="0.0199483">
                <text:p>0.0199483</text:p>
              </table:table-cell>
              <table:table-cell office:value-type="float" office:value="0.030476">
                <text:p>0.030476</text:p>
              </table:table-cell>
            </table:table-row>
            <table:table-row>
              <table:table-cell office:value-type="string">
                <text:p>0.003964</text:p>
              </table:table-cell>
              <table:table-cell office:value-type="float" office:value="0.0002296863">
                <text:p>0.0002296863</text:p>
              </table:table-cell>
              <table:table-cell office:value-type="float" office:value="0.0249649">
                <text:p>0.0249649</text:p>
              </table:table-cell>
              <table:table-cell office:value-type="float" office:value="0.030476">
                <text:p>0.030476</text:p>
              </table:table-cell>
            </table:table-row>
            <table:table-row>
              <table:table-cell office:value-type="string">
                <text:p>0.003961</text:p>
              </table:table-cell>
              <table:table-cell office:value-type="float" office:value="0.0002295578">
                <text:p>0.0002295578</text:p>
              </table:table-cell>
              <table:table-cell office:value-type="float" office:value="0.0249857">
                <text:p>0.0249857</text:p>
              </table:table-cell>
              <table:table-cell office:value-type="float" office:value="0.030476">
                <text:p>0.030476</text:p>
              </table:table-cell>
            </table:table-row>
            <table:table-row>
              <table:table-cell office:value-type="string">
                <text:p>0.003958</text:p>
              </table:table-cell>
              <table:table-cell office:value-type="float" office:value="0.0002294295">
                <text:p>0.0002294295</text:p>
              </table:table-cell>
              <table:table-cell office:value-type="float" office:value="0.0261662">
                <text:p>0.0261662</text:p>
              </table:table-cell>
              <table:table-cell office:value-type="float" office:value="0.030476">
                <text:p>0.030476</text:p>
              </table:table-cell>
            </table:table-row>
            <table:table-row>
              <table:table-cell office:value-type="string">
                <text:p>0.003956</text:p>
              </table:table-cell>
              <table:table-cell office:value-type="float" office:value="0.0002293015">
                <text:p>0.0002293015</text:p>
              </table:table-cell>
              <table:table-cell office:value-type="float" office:value="0.0261857">
                <text:p>0.0261857</text:p>
              </table:table-cell>
              <table:table-cell office:value-type="float" office:value="0.030476">
                <text:p>0.030476</text:p>
              </table:table-cell>
            </table:table-row>
            <table:table-row>
              <table:table-cell office:value-type="string">
                <text:p>0.003953</text:p>
              </table:table-cell>
              <table:table-cell office:value-type="float" office:value="0.0002291737">
                <text:p>0.0002291737</text:p>
              </table:table-cell>
              <table:table-cell office:value-type="float" office:value="0.0271286">
                <text:p>0.0271286</text:p>
              </table:table-cell>
              <table:table-cell office:value-type="float" office:value="0.030476">
                <text:p>0.030476</text:p>
              </table:table-cell>
            </table:table-row>
            <table:table-row>
              <table:table-cell office:value-type="string">
                <text:p>0.00395</text:p>
              </table:table-cell>
              <table:table-cell office:value-type="float" office:value="0.0002290461">
                <text:p>0.0002290461</text:p>
              </table:table-cell>
              <table:table-cell office:value-type="float" office:value="0.0253296">
                <text:p>0.0253296</text:p>
              </table:table-cell>
              <table:table-cell office:value-type="float" office:value="0.030476">
                <text:p>0.030476</text:p>
              </table:table-cell>
            </table:table-row>
            <table:table-row>
              <table:table-cell office:value-type="string">
                <text:p>0.003947</text:p>
              </table:table-cell>
              <table:table-cell office:value-type="float" office:value="0.0002289188">
                <text:p>0.0002289188</text:p>
              </table:table-cell>
              <table:table-cell office:value-type="float" office:value="0.0271736">
                <text:p>0.0271736</text:p>
              </table:table-cell>
              <table:table-cell office:value-type="float" office:value="0.030476">
                <text:p>0.030476</text:p>
              </table:table-cell>
            </table:table-row>
            <table:table-row>
              <table:table-cell office:value-type="string">
                <text:p>0.003944</text:p>
              </table:table-cell>
              <table:table-cell office:value-type="float" office:value="0.0002287918">
                <text:p>0.0002287918</text:p>
              </table:table-cell>
              <table:table-cell office:value-type="float" office:value="0.0251126">
                <text:p>0.0251126</text:p>
              </table:table-cell>
              <table:table-cell office:value-type="float" office:value="0.030476">
                <text:p>0.030476</text:p>
              </table:table-cell>
            </table:table-row>
            <table:table-row>
              <table:table-cell office:value-type="string">
                <text:p>0.003941</text:p>
              </table:table-cell>
              <table:table-cell office:value-type="float" office:value="0.000228665">
                <text:p>0.000228665</text:p>
              </table:table-cell>
              <table:table-cell office:value-type="float" office:value="0.0222431">
                <text:p>0.0222431</text:p>
              </table:table-cell>
              <table:table-cell office:value-type="float" office:value="0.030476">
                <text:p>0.030476</text:p>
              </table:table-cell>
            </table:table-row>
            <table:table-row>
              <table:table-cell office:value-type="string">
                <text:p>0.003938</text:p>
              </table:table-cell>
              <table:table-cell office:value-type="float" office:value="0.0002285384">
                <text:p>0.0002285384</text:p>
              </table:table-cell>
              <table:table-cell office:value-type="float" office:value="0.0263044">
                <text:p>0.0263044</text:p>
              </table:table-cell>
              <table:table-cell office:value-type="float" office:value="0.030476">
                <text:p>0.030476</text:p>
              </table:table-cell>
            </table:table-row>
            <table:table-row>
              <table:table-cell office:value-type="string">
                <text:p>0.003935</text:p>
              </table:table-cell>
              <table:table-cell office:value-type="float" office:value="0.0002284121">
                <text:p>0.0002284121</text:p>
              </table:table-cell>
              <table:table-cell office:value-type="float" office:value="0.0263245">
                <text:p>0.0263245</text:p>
              </table:table-cell>
              <table:table-cell office:value-type="float" office:value="0.030476">
                <text:p>0.030476</text:p>
              </table:table-cell>
            </table:table-row>
            <table:table-row>
              <table:table-cell office:value-type="string">
                <text:p>0.003932</text:p>
              </table:table-cell>
              <table:table-cell office:value-type="float" office:value="0.000228286">
                <text:p>0.000228286</text:p>
              </table:table-cell>
              <table:table-cell office:value-type="float" office:value="0.0263447">
                <text:p>0.0263447</text:p>
              </table:table-cell>
              <table:table-cell office:value-type="float" office:value="0.030476">
                <text:p>0.030476</text:p>
              </table:table-cell>
            </table:table-row>
            <table:table-row>
              <table:table-cell office:value-type="string">
                <text:p>0.003929</text:p>
              </table:table-cell>
              <table:table-cell office:value-type="float" office:value="0.0002281602">
                <text:p>0.0002281602</text:p>
              </table:table-cell>
              <table:table-cell office:value-type="float" office:value="0.0263649">
                <text:p>0.0263649</text:p>
              </table:table-cell>
              <table:table-cell office:value-type="float" office:value="0.0321009">
                <text:p>0.0321009</text:p>
              </table:table-cell>
            </table:table-row>
            <table:table-row>
              <table:table-cell office:value-type="string">
                <text:p>0.003926</text:p>
              </table:table-cell>
              <table:table-cell office:value-type="float" office:value="0.0002280347">
                <text:p>0.0002280347</text:p>
              </table:table-cell>
              <table:table-cell office:value-type="float" office:value="0.0224343">
                <text:p>0.0224343</text:p>
              </table:table-cell>
              <table:table-cell office:value-type="float" office:value="0.030476">
                <text:p>0.030476</text:p>
              </table:table-cell>
            </table:table-row>
            <table:table-row>
              <table:table-cell office:value-type="string">
                <text:p>0.003923</text:p>
              </table:table-cell>
              <table:table-cell office:value-type="float" office:value="0.0002279093">
                <text:p>0.0002279093</text:p>
              </table:table-cell>
              <table:table-cell office:value-type="float" office:value="0.0264056">
                <text:p>0.0264056</text:p>
              </table:table-cell>
              <table:table-cell office:value-type="float" office:value="0.030476">
                <text:p>0.030476</text:p>
              </table:table-cell>
            </table:table-row>
            <table:table-row>
              <table:table-cell office:value-type="string">
                <text:p>0.00392</text:p>
              </table:table-cell>
              <table:table-cell office:value-type="float" office:value="0.0002277843">
                <text:p>0.0002277843</text:p>
              </table:table-cell>
              <table:table-cell office:value-type="float" office:value="0.025672">
                <text:p>0.025672</text:p>
              </table:table-cell>
              <table:table-cell office:value-type="float" office:value="0.030476">
                <text:p>0.030476</text:p>
              </table:table-cell>
            </table:table-row>
            <table:table-row>
              <table:table-cell office:value-type="string">
                <text:p>0.003918</text:p>
              </table:table-cell>
              <table:table-cell office:value-type="float" office:value="0.0002276594">
                <text:p>0.0002276594</text:p>
              </table:table-cell>
              <table:table-cell office:value-type="float" office:value="0.0264466">
                <text:p>0.0264466</text:p>
              </table:table-cell>
              <table:table-cell office:value-type="float" office:value="0.030476">
                <text:p>0.030476</text:p>
              </table:table-cell>
            </table:table-row>
            <table:table-row>
              <table:table-cell office:value-type="string">
                <text:p>0.003915</text:p>
              </table:table-cell>
              <table:table-cell office:value-type="float" office:value="0.0002275348">
                <text:p>0.0002275348</text:p>
              </table:table-cell>
              <table:table-cell office:value-type="float" office:value="0.027424">
                <text:p>0.027424</text:p>
              </table:table-cell>
              <table:table-cell office:value-type="float" office:value="0.030476">
                <text:p>0.030476</text:p>
              </table:table-cell>
            </table:table-row>
            <table:table-row>
              <table:table-cell office:value-type="string">
                <text:p>0.003912</text:p>
              </table:table-cell>
              <table:table-cell office:value-type="float" office:value="0.0002274105">
                <text:p>0.0002274105</text:p>
              </table:table-cell>
              <table:table-cell office:value-type="float" office:value="0.027447">
                <text:p>0.027447</text:p>
              </table:table-cell>
              <table:table-cell office:value-type="float" office:value="0.030476">
                <text:p>0.030476</text:p>
              </table:table-cell>
            </table:table-row>
            <table:table-row>
              <table:table-cell office:value-type="string">
                <text:p>0.003909</text:p>
              </table:table-cell>
              <table:table-cell office:value-type="float" office:value="0.0002272864">
                <text:p>0.0002272864</text:p>
              </table:table-cell>
              <table:table-cell office:value-type="float" office:value="0.02747">
                <text:p>0.02747</text:p>
              </table:table-cell>
              <table:table-cell office:value-type="float" office:value="0.030476">
                <text:p>0.030476</text:p>
              </table:table-cell>
            </table:table-row>
            <table:table-row>
              <table:table-cell office:value-type="string">
                <text:p>0.003906</text:p>
              </table:table-cell>
              <table:table-cell office:value-type="float" office:value="0.0002271625">
                <text:p>0.0002271625</text:p>
              </table:table-cell>
              <table:table-cell office:value-type="float" office:value="0.0274931">
                <text:p>0.0274931</text:p>
              </table:table-cell>
              <table:table-cell office:value-type="float" office:value="0.030476">
                <text:p>0.030476</text:p>
              </table:table-cell>
            </table:table-row>
            <table:table-row>
              <table:table-cell office:value-type="string">
                <text:p>0.003903</text:p>
              </table:table-cell>
              <table:table-cell office:value-type="float" office:value="0.0002270389">
                <text:p>0.0002270389</text:p>
              </table:table-cell>
              <table:table-cell office:value-type="float" office:value="0.0275163">
                <text:p>0.0275163</text:p>
              </table:table-cell>
              <table:table-cell office:value-type="float" office:value="0.030476">
                <text:p>0.030476</text:p>
              </table:table-cell>
            </table:table-row>
            <table:table-row>
              <table:table-cell office:value-type="string">
                <text:p>0.0039</text:p>
              </table:table-cell>
              <table:table-cell office:value-type="float" office:value="0.0002269156">
                <text:p>0.0002269156</text:p>
              </table:table-cell>
              <table:table-cell office:value-type="float" office:value="0.0275394">
                <text:p>0.0275394</text:p>
              </table:table-cell>
              <table:table-cell office:value-type="float" office:value="0.030476">
                <text:p>0.030476</text:p>
              </table:table-cell>
            </table:table-row>
            <table:table-row>
              <table:table-cell office:value-type="string">
                <text:p>0.003897</text:p>
              </table:table-cell>
              <table:table-cell office:value-type="float" office:value="0.0002267925">
                <text:p>0.0002267925</text:p>
              </table:table-cell>
              <table:table-cell office:value-type="float" office:value="0.0265927">
                <text:p>0.0265927</text:p>
              </table:table-cell>
              <table:table-cell office:value-type="float" office:value="0.030476">
                <text:p>0.030476</text:p>
              </table:table-cell>
            </table:table-row>
            <table:table-row>
              <table:table-cell office:value-type="string">
                <text:p>0.003894</text:p>
              </table:table-cell>
              <table:table-cell office:value-type="float" office:value="0.0002266696">
                <text:p>0.0002266696</text:p>
              </table:table-cell>
              <table:table-cell office:value-type="float" office:value="0.0266139">
                <text:p>0.0266139</text:p>
              </table:table-cell>
              <table:table-cell office:value-type="float" office:value="0.030476">
                <text:p>0.030476</text:p>
              </table:table-cell>
            </table:table-row>
            <table:table-row>
              <table:table-cell office:value-type="string">
                <text:p>0.003891</text:p>
              </table:table-cell>
              <table:table-cell office:value-type="float" office:value="0.000226547">
                <text:p>0.000226547</text:p>
              </table:table-cell>
              <table:table-cell office:value-type="float" office:value="0.0276092">
                <text:p>0.0276092</text:p>
              </table:table-cell>
              <table:table-cell office:value-type="float" office:value="0.030476">
                <text:p>0.030476</text:p>
              </table:table-cell>
            </table:table-row>
            <table:table-row>
              <table:table-cell office:value-type="string">
                <text:p>0.003888</text:p>
              </table:table-cell>
              <table:table-cell office:value-type="float" office:value="0.0002264246">
                <text:p>0.0002264246</text:p>
              </table:table-cell>
              <table:table-cell office:value-type="float" office:value="0.0266565">
                <text:p>0.0266565</text:p>
              </table:table-cell>
              <table:table-cell office:value-type="float" office:value="0.030476">
                <text:p>0.030476</text:p>
              </table:table-cell>
            </table:table-row>
            <table:table-row>
              <table:table-cell office:value-type="string">
                <text:p>0.003885</text:p>
              </table:table-cell>
              <table:table-cell office:value-type="float" office:value="0.0002263025">
                <text:p>0.0002263025</text:p>
              </table:table-cell>
              <table:table-cell office:value-type="float" office:value="0.0266779">
                <text:p>0.0266779</text:p>
              </table:table-cell>
              <table:table-cell office:value-type="float" office:value="0.030476">
                <text:p>0.030476</text:p>
              </table:table-cell>
            </table:table-row>
            <table:table-row>
              <table:table-cell office:value-type="string">
                <text:p>0.003882</text:p>
              </table:table-cell>
              <table:table-cell office:value-type="float" office:value="0.0002261806">
                <text:p>0.0002261806</text:p>
              </table:table-cell>
              <table:table-cell office:value-type="float" office:value="0.0258435">
                <text:p>0.0258435</text:p>
              </table:table-cell>
              <table:table-cell office:value-type="float" office:value="0.030476">
                <text:p>0.030476</text:p>
              </table:table-cell>
            </table:table-row>
            <table:table-row>
              <table:table-cell office:value-type="string">
                <text:p>0.00388</text:p>
              </table:table-cell>
              <table:table-cell office:value-type="float" office:value="0.000226059">
                <text:p>0.000226059</text:p>
              </table:table-cell>
              <table:table-cell office:value-type="float" office:value="0.0207514">
                <text:p>0.0207514</text:p>
              </table:table-cell>
              <table:table-cell office:value-type="float" office:value="0.030476">
                <text:p>0.030476</text:p>
              </table:table-cell>
            </table:table-row>
            <table:table-row>
              <table:table-cell office:value-type="string">
                <text:p>0.003877</text:p>
              </table:table-cell>
              <table:table-cell office:value-type="float" office:value="0.0002259376">
                <text:p>0.0002259376</text:p>
              </table:table-cell>
              <table:table-cell office:value-type="float" office:value="0.0267427">
                <text:p>0.0267427</text:p>
              </table:table-cell>
              <table:table-cell office:value-type="float" office:value="0.030476">
                <text:p>0.030476</text:p>
              </table:table-cell>
            </table:table-row>
            <table:table-row>
              <table:table-cell office:value-type="string">
                <text:p>0.003874</text:p>
              </table:table-cell>
              <table:table-cell office:value-type="float" office:value="0.0002258164">
                <text:p>0.0002258164</text:p>
              </table:table-cell>
              <table:table-cell office:value-type="float" office:value="0.0242247">
                <text:p>0.0242247</text:p>
              </table:table-cell>
              <table:table-cell office:value-type="float" office:value="0.030476">
                <text:p>0.030476</text:p>
              </table:table-cell>
            </table:table-row>
            <table:table-row>
              <table:table-cell office:value-type="string">
                <text:p>0.003871</text:p>
              </table:table-cell>
              <table:table-cell office:value-type="float" office:value="0.0002256955">
                <text:p>0.0002256955</text:p>
              </table:table-cell>
              <table:table-cell office:value-type="float" office:value="0.0256777">
                <text:p>0.0256777</text:p>
              </table:table-cell>
              <table:table-cell office:value-type="float" office:value="0.030476">
                <text:p>0.030476</text:p>
              </table:table-cell>
            </table:table-row>
            <table:table-row>
              <table:table-cell office:value-type="string">
                <text:p>0.003868</text:p>
              </table:table-cell>
              <table:table-cell office:value-type="float" office:value="0.0002255749">
                <text:p>0.0002255749</text:p>
              </table:table-cell>
              <table:table-cell office:value-type="float" office:value="0.0268082">
                <text:p>0.0268082</text:p>
              </table:table-cell>
              <table:table-cell office:value-type="float" office:value="0.030476">
                <text:p>0.030476</text:p>
              </table:table-cell>
            </table:table-row>
            <table:table-row>
              <table:table-cell office:value-type="string">
                <text:p>0.003865</text:p>
              </table:table-cell>
              <table:table-cell office:value-type="float" office:value="0.0002254545">
                <text:p>0.0002254545</text:p>
              </table:table-cell>
              <table:table-cell office:value-type="float" office:value="0.0259266">
                <text:p>0.0259266</text:p>
              </table:table-cell>
              <table:table-cell office:value-type="float" office:value="0.030476">
                <text:p>0.030476</text:p>
              </table:table-cell>
            </table:table-row>
            <table:table-row>
              <table:table-cell office:value-type="string">
                <text:p>0.003862</text:p>
              </table:table-cell>
              <table:table-cell office:value-type="float" office:value="0.0002253343">
                <text:p>0.0002253343</text:p>
              </table:table-cell>
              <table:table-cell office:value-type="float" office:value="0.0278446">
                <text:p>0.0278446</text:p>
              </table:table-cell>
              <table:table-cell office:value-type="float" office:value="0.030476">
                <text:p>0.030476</text:p>
              </table:table-cell>
            </table:table-row>
            <table:table-row>
              <table:table-cell office:value-type="string">
                <text:p>0.003859</text:p>
              </table:table-cell>
              <table:table-cell office:value-type="float" office:value="0.0002252144">
                <text:p>0.0002252144</text:p>
              </table:table-cell>
              <table:table-cell office:value-type="float" office:value="0.030234">
                <text:p>0.030234</text:p>
              </table:table-cell>
              <table:table-cell office:value-type="float" office:value="0.030476">
                <text:p>0.030476</text:p>
              </table:table-cell>
            </table:table-row>
            <table:table-row>
              <table:table-cell office:value-type="string">
                <text:p>0.003856</text:p>
              </table:table-cell>
              <table:table-cell office:value-type="float" office:value="0.0002250948">
                <text:p>0.0002250948</text:p>
              </table:table-cell>
              <table:table-cell office:value-type="float" office:value="0.0278922">
                <text:p>0.0278922</text:p>
              </table:table-cell>
              <table:table-cell office:value-type="float" office:value="0.030476">
                <text:p>0.030476</text:p>
              </table:table-cell>
            </table:table-row>
            <table:table-row>
              <table:table-cell office:value-type="string">
                <text:p>0.003853</text:p>
              </table:table-cell>
              <table:table-cell office:value-type="float" office:value="0.0002249753">
                <text:p>0.0002249753</text:p>
              </table:table-cell>
              <table:table-cell office:value-type="float" office:value="0.0258221">
                <text:p>0.0258221</text:p>
              </table:table-cell>
              <table:table-cell office:value-type="float" office:value="0.030476">
                <text:p>0.030476</text:p>
              </table:table-cell>
            </table:table-row>
            <table:table-row>
              <table:table-cell office:value-type="string">
                <text:p>0.00385</text:p>
              </table:table-cell>
              <table:table-cell office:value-type="float" office:value="0.0002248562">
                <text:p>0.0002248562</text:p>
              </table:table-cell>
              <table:table-cell office:value-type="float" office:value="0.0269413">
                <text:p>0.0269413</text:p>
              </table:table-cell>
              <table:table-cell office:value-type="float" office:value="0.0329832">
                <text:p>0.0329832</text:p>
              </table:table-cell>
            </table:table-row>
            <table:table-row>
              <table:table-cell office:value-type="string">
                <text:p>0.003847</text:p>
              </table:table-cell>
              <table:table-cell office:value-type="float" office:value="0.0002247372">
                <text:p>0.0002247372</text:p>
              </table:table-cell>
              <table:table-cell office:value-type="float" office:value="0.0269637">
                <text:p>0.0269637</text:p>
              </table:table-cell>
              <table:table-cell office:value-type="float" office:value="0.030476">
                <text:p>0.030476</text:p>
              </table:table-cell>
            </table:table-row>
            <table:table-row>
              <table:table-cell office:value-type="string">
                <text:p>0.003844</text:p>
              </table:table-cell>
              <table:table-cell office:value-type="float" office:value="0.0002246186">
                <text:p>0.0002246186</text:p>
              </table:table-cell>
              <table:table-cell office:value-type="float" office:value="0.0279879">
                <text:p>0.0279879</text:p>
              </table:table-cell>
              <table:table-cell office:value-type="float" office:value="0.030476">
                <text:p>0.030476</text:p>
              </table:table-cell>
            </table:table-row>
            <table:table-row>
              <table:table-cell office:value-type="string">
                <text:p>0.003842</text:p>
              </table:table-cell>
              <table:table-cell office:value-type="float" office:value="0.0002245001">
                <text:p>0.0002245001</text:p>
              </table:table-cell>
              <table:table-cell office:value-type="float" office:value="0.0280119">
                <text:p>0.0280119</text:p>
              </table:table-cell>
              <table:table-cell office:value-type="float" office:value="0.030476">
                <text:p>0.030476</text:p>
              </table:table-cell>
            </table:table-row>
            <table:table-row>
              <table:table-cell office:value-type="string">
                <text:p>0.003839</text:p>
              </table:table-cell>
              <table:table-cell office:value-type="float" office:value="0.0002243819">
                <text:p>0.0002243819</text:p>
              </table:table-cell>
              <table:table-cell office:value-type="float" office:value="0.0259449">
                <text:p>0.0259449</text:p>
              </table:table-cell>
              <table:table-cell office:value-type="float" office:value="0.0331195">
                <text:p>0.0331195</text:p>
              </table:table-cell>
            </table:table-row>
            <table:table-row>
              <table:table-cell office:value-type="string">
                <text:p>0.003836</text:p>
              </table:table-cell>
              <table:table-cell office:value-type="float" office:value="0.000224264">
                <text:p>0.000224264</text:p>
              </table:table-cell>
              <table:table-cell office:value-type="float" office:value="0.0280601">
                <text:p>0.0280601</text:p>
              </table:table-cell>
              <table:table-cell office:value-type="float" office:value="0.030476">
                <text:p>0.030476</text:p>
              </table:table-cell>
            </table:table-row>
            <table:table-row>
              <table:table-cell office:value-type="string">
                <text:p>0.003833</text:p>
              </table:table-cell>
              <table:table-cell office:value-type="float" office:value="0.0002241463">
                <text:p>0.0002241463</text:p>
              </table:table-cell>
              <table:table-cell office:value-type="float" office:value="0.0212435">
                <text:p>0.0212435</text:p>
              </table:table-cell>
              <table:table-cell office:value-type="float" office:value="0.030476">
                <text:p>0.030476</text:p>
              </table:table-cell>
            </table:table-row>
            <table:table-row>
              <table:table-cell office:value-type="string">
                <text:p>0.00383</text:p>
              </table:table-cell>
              <table:table-cell office:value-type="float" office:value="0.0002240289">
                <text:p>0.0002240289</text:p>
              </table:table-cell>
              <table:table-cell office:value-type="float" office:value="0.0260198">
                <text:p>0.0260198</text:p>
              </table:table-cell>
              <table:table-cell office:value-type="float" office:value="0.030476">
                <text:p>0.030476</text:p>
              </table:table-cell>
            </table:table-row>
            <table:table-row>
              <table:table-cell office:value-type="string">
                <text:p>0.003827</text:p>
              </table:table-cell>
              <table:table-cell office:value-type="float" office:value="0.0002239117">
                <text:p>0.0002239117</text:p>
              </table:table-cell>
              <table:table-cell office:value-type="float" office:value="0.0271232">
                <text:p>0.0271232</text:p>
              </table:table-cell>
              <table:table-cell office:value-type="float" office:value="0.030476">
                <text:p>0.030476</text:p>
              </table:table-cell>
            </table:table-row>
            <table:table-row>
              <table:table-cell office:value-type="string">
                <text:p>0.003824</text:p>
              </table:table-cell>
              <table:table-cell office:value-type="float" office:value="0.0002237947">
                <text:p>0.0002237947</text:p>
              </table:table-cell>
              <table:table-cell office:value-type="float" office:value="0.0222923">
                <text:p>0.0222923</text:p>
              </table:table-cell>
              <table:table-cell office:value-type="float" office:value="0.030476">
                <text:p>0.030476</text:p>
              </table:table-cell>
            </table:table-row>
            <table:table-row>
              <table:table-cell office:value-type="string">
                <text:p>0.003821</text:p>
              </table:table-cell>
              <table:table-cell office:value-type="float" office:value="0.000223678">
                <text:p>0.000223678</text:p>
              </table:table-cell>
              <table:table-cell office:value-type="float" office:value="0.0271695">
                <text:p>0.0271695</text:p>
              </table:table-cell>
              <table:table-cell office:value-type="float" office:value="0.030476">
                <text:p>0.030476</text:p>
              </table:table-cell>
            </table:table-row>
            <table:table-row>
              <table:table-cell office:value-type="string">
                <text:p>0.003818</text:p>
              </table:table-cell>
              <table:table-cell office:value-type="float" office:value="0.0002235615">
                <text:p>0.0002235615</text:p>
              </table:table-cell>
              <table:table-cell office:value-type="float" office:value="0.0261209">
                <text:p>0.0261209</text:p>
              </table:table-cell>
              <table:table-cell office:value-type="float" office:value="0.030476">
                <text:p>0.030476</text:p>
              </table:table-cell>
            </table:table-row>
            <table:table-row>
              <table:table-cell office:value-type="string">
                <text:p>0.003815</text:p>
              </table:table-cell>
              <table:table-cell office:value-type="float" office:value="0.0002234453">
                <text:p>0.0002234453</text:p>
              </table:table-cell>
              <table:table-cell office:value-type="float" office:value="0.027216">
                <text:p>0.027216</text:p>
              </table:table-cell>
              <table:table-cell office:value-type="float" office:value="0.030476">
                <text:p>0.030476</text:p>
              </table:table-cell>
            </table:table-row>
            <table:table-row>
              <table:table-cell office:value-type="string">
                <text:p>0.003812</text:p>
              </table:table-cell>
              <table:table-cell office:value-type="float" office:value="0.0002233294">
                <text:p>0.0002233294</text:p>
              </table:table-cell>
              <table:table-cell office:value-type="float" office:value="0.0222768">
                <text:p>0.0222768</text:p>
              </table:table-cell>
              <table:table-cell office:value-type="float" office:value="0.030476">
                <text:p>0.030476</text:p>
              </table:table-cell>
            </table:table-row>
            <table:table-row>
              <table:table-cell office:value-type="string">
                <text:p>0.003809</text:p>
              </table:table-cell>
              <table:table-cell office:value-type="float" office:value="0.0002232136">
                <text:p>0.0002232136</text:p>
              </table:table-cell>
              <table:table-cell office:value-type="float" office:value="0.027263">
                <text:p>0.027263</text:p>
              </table:table-cell>
              <table:table-cell office:value-type="float" office:value="0.030476">
                <text:p>0.030476</text:p>
              </table:table-cell>
            </table:table-row>
            <table:table-row>
              <table:table-cell office:value-type="string">
                <text:p>0.003806</text:p>
              </table:table-cell>
              <table:table-cell office:value-type="float" office:value="0.0002230981">
                <text:p>0.0002230981</text:p>
              </table:table-cell>
              <table:table-cell office:value-type="float" office:value="0.0262236">
                <text:p>0.0262236</text:p>
              </table:table-cell>
              <table:table-cell office:value-type="float" office:value="0.030476">
                <text:p>0.030476</text:p>
              </table:table-cell>
            </table:table-row>
            <table:table-row>
              <table:table-cell office:value-type="string">
                <text:p>0.003804</text:p>
              </table:table-cell>
              <table:table-cell office:value-type="float" office:value="0.0002229829">
                <text:p>0.0002229829</text:p>
              </table:table-cell>
              <table:table-cell office:value-type="float" office:value="0.0222653">
                <text:p>0.0222653</text:p>
              </table:table-cell>
              <table:table-cell office:value-type="float" office:value="0.030476">
                <text:p>0.030476</text:p>
              </table:table-cell>
            </table:table-row>
            <table:table-row>
              <table:table-cell office:value-type="string">
                <text:p>0.003801</text:p>
              </table:table-cell>
              <table:table-cell office:value-type="float" office:value="0.0002228679">
                <text:p>0.0002228679</text:p>
              </table:table-cell>
              <table:table-cell office:value-type="float" office:value="0.0216075">
                <text:p>0.0216075</text:p>
              </table:table-cell>
              <table:table-cell office:value-type="float" office:value="0.030476">
                <text:p>0.030476</text:p>
              </table:table-cell>
            </table:table-row>
            <table:table-row>
              <table:table-cell office:value-type="string">
                <text:p>0.003798</text:p>
              </table:table-cell>
              <table:table-cell office:value-type="float" office:value="0.0002227532">
                <text:p>0.0002227532</text:p>
              </table:table-cell>
              <table:table-cell office:value-type="float" office:value="0.0201382">
                <text:p>0.0201382</text:p>
              </table:table-cell>
              <table:table-cell office:value-type="float" office:value="0.030476">
                <text:p>0.030476</text:p>
              </table:table-cell>
            </table:table-row>
            <table:table-row>
              <table:table-cell office:value-type="string">
                <text:p>0.003795</text:p>
              </table:table-cell>
              <table:table-cell office:value-type="float" office:value="0.0002226387">
                <text:p>0.0002226387</text:p>
              </table:table-cell>
              <table:table-cell office:value-type="float" office:value="0.0262844">
                <text:p>0.0262844</text:p>
              </table:table-cell>
              <table:table-cell office:value-type="float" office:value="0.030476">
                <text:p>0.030476</text:p>
              </table:table-cell>
            </table:table-row>
            <table:table-row>
              <table:table-cell office:value-type="string">
                <text:p>0.003792</text:p>
              </table:table-cell>
              <table:table-cell office:value-type="float" office:value="0.0002225245">
                <text:p>0.0002225245</text:p>
              </table:table-cell>
              <table:table-cell office:value-type="float" office:value="0.0240718">
                <text:p>0.0240718</text:p>
              </table:table-cell>
              <table:table-cell office:value-type="float" office:value="0.0336792">
                <text:p>0.0336792</text:p>
              </table:table-cell>
            </table:table-row>
            <table:table-row>
              <table:table-cell office:value-type="string">
                <text:p>0.003789</text:p>
              </table:table-cell>
              <table:table-cell office:value-type="float" office:value="0.0002224105">
                <text:p>0.0002224105</text:p>
              </table:table-cell>
              <table:table-cell office:value-type="float" office:value="0.0217451">
                <text:p>0.0217451</text:p>
              </table:table-cell>
              <table:table-cell office:value-type="float" office:value="0.030476">
                <text:p>0.030476</text:p>
              </table:table-cell>
            </table:table-row>
            <table:table-row>
              <table:table-cell office:value-type="string">
                <text:p>0.003786</text:p>
              </table:table-cell>
              <table:table-cell office:value-type="float" office:value="0.0002222967">
                <text:p>0.0002222967</text:p>
              </table:table-cell>
              <table:table-cell office:value-type="float" office:value="0.0239073">
                <text:p>0.0239073</text:p>
              </table:table-cell>
              <table:table-cell office:value-type="float" office:value="0.030476">
                <text:p>0.030476</text:p>
              </table:table-cell>
            </table:table-row>
            <table:table-row>
              <table:table-cell office:value-type="string">
                <text:p>0.003783</text:p>
              </table:table-cell>
              <table:table-cell office:value-type="float" office:value="0.0002221832">
                <text:p>0.0002221832</text:p>
              </table:table-cell>
              <table:table-cell office:value-type="float" office:value="0.0285012">
                <text:p>0.0285012</text:p>
              </table:table-cell>
              <table:table-cell office:value-type="float" office:value="0.030476">
                <text:p>0.030476</text:p>
              </table:table-cell>
            </table:table-row>
            <table:table-row>
              <table:table-cell office:value-type="string">
                <text:p>0.00378</text:p>
              </table:table-cell>
              <table:table-cell office:value-type="float" office:value="0.0002220699">
                <text:p>0.0002220699</text:p>
              </table:table-cell>
              <table:table-cell office:value-type="float" office:value="0.0275023">
                <text:p>0.0275023</text:p>
              </table:table-cell>
              <table:table-cell office:value-type="float" office:value="0.030476">
                <text:p>0.030476</text:p>
              </table:table-cell>
            </table:table-row>
            <table:table-row>
              <table:table-cell office:value-type="string">
                <text:p>0.003777</text:p>
              </table:table-cell>
              <table:table-cell office:value-type="float" office:value="0.0002219569">
                <text:p>0.0002219569</text:p>
              </table:table-cell>
              <table:table-cell office:value-type="float" office:value="0.0218854">
                <text:p>0.0218854</text:p>
              </table:table-cell>
              <table:table-cell office:value-type="float" office:value="0.030476">
                <text:p>0.030476</text:p>
              </table:table-cell>
            </table:table-row>
            <table:table-row>
              <table:table-cell office:value-type="string">
                <text:p>0.003774</text:p>
              </table:table-cell>
              <table:table-cell office:value-type="float" office:value="0.0002218441">
                <text:p>0.0002218441</text:p>
              </table:table-cell>
              <table:table-cell office:value-type="float" office:value="0.0229298">
                <text:p>0.0229298</text:p>
              </table:table-cell>
              <table:table-cell office:value-type="float" office:value="0.030476">
                <text:p>0.030476</text:p>
              </table:table-cell>
            </table:table-row>
            <table:table-row>
              <table:table-cell office:value-type="string">
                <text:p>0.003771</text:p>
              </table:table-cell>
              <table:table-cell office:value-type="float" office:value="0.0002217316">
                <text:p>0.0002217316</text:p>
              </table:table-cell>
              <table:table-cell office:value-type="float" office:value="0.0275756">
                <text:p>0.0275756</text:p>
              </table:table-cell>
              <table:table-cell office:value-type="float" office:value="0.030476">
                <text:p>0.030476</text:p>
              </table:table-cell>
            </table:table-row>
            <table:table-row>
              <table:table-cell office:value-type="string">
                <text:p>0.003768</text:p>
              </table:table-cell>
              <table:table-cell office:value-type="float" office:value="0.0002216193">
                <text:p>0.0002216193</text:p>
              </table:table-cell>
              <table:table-cell office:value-type="float" office:value="0.0238456">
                <text:p>0.0238456</text:p>
              </table:table-cell>
              <table:table-cell office:value-type="float" office:value="0.0339677">
                <text:p>0.0339677</text:p>
              </table:table-cell>
            </table:table-row>
            <table:table-row>
              <table:table-cell office:value-type="string">
                <text:p>0.003766</text:p>
              </table:table-cell>
              <table:table-cell office:value-type="float" office:value="0.0002215073">
                <text:p>0.0002215073</text:p>
              </table:table-cell>
              <table:table-cell office:value-type="float" office:value="0.0265947">
                <text:p>0.0265947</text:p>
              </table:table-cell>
              <table:table-cell office:value-type="float" office:value="0.0340042">
                <text:p>0.0340042</text:p>
              </table:table-cell>
            </table:table-row>
            <table:table-row>
              <table:table-cell office:value-type="string">
                <text:p>0.003763</text:p>
              </table:table-cell>
              <table:table-cell office:value-type="float" office:value="0.0002213956">
                <text:p>0.0002213956</text:p>
              </table:table-cell>
              <table:table-cell office:value-type="float" office:value="0.0261013">
                <text:p>0.0261013</text:p>
              </table:table-cell>
              <table:table-cell office:value-type="float" office:value="0.030476">
                <text:p>0.030476</text:p>
              </table:table-cell>
            </table:table-row>
            <table:table-row>
              <table:table-cell office:value-type="string">
                <text:p>0.00376</text:p>
              </table:table-cell>
              <table:table-cell office:value-type="float" office:value="0.0002212842">
                <text:p>0.0002212842</text:p>
              </table:table-cell>
              <table:table-cell office:value-type="float" office:value="0.0276745">
                <text:p>0.0276745</text:p>
              </table:table-cell>
              <table:table-cell office:value-type="float" office:value="0.030476">
                <text:p>0.030476</text:p>
              </table:table-cell>
            </table:table-row>
            <table:table-row>
              <table:table-cell office:value-type="string">
                <text:p>0.003757</text:p>
              </table:table-cell>
              <table:table-cell office:value-type="float" office:value="0.0002211732">
                <text:p>0.0002211732</text:p>
              </table:table-cell>
              <table:table-cell office:value-type="float" office:value="0.0287268">
                <text:p>0.0287268</text:p>
              </table:table-cell>
              <table:table-cell office:value-type="float" office:value="0.030476">
                <text:p>0.030476</text:p>
              </table:table-cell>
            </table:table-row>
            <table:table-row>
              <table:table-cell office:value-type="string">
                <text:p>0.003754</text:p>
              </table:table-cell>
              <table:table-cell office:value-type="float" office:value="0.0002210625">
                <text:p>0.0002210625</text:p>
              </table:table-cell>
              <table:table-cell office:value-type="float" office:value="0.0277245">
                <text:p>0.0277245</text:p>
              </table:table-cell>
              <table:table-cell office:value-type="float" office:value="0.030476">
                <text:p>0.030476</text:p>
              </table:table-cell>
            </table:table-row>
            <table:table-row>
              <table:table-cell office:value-type="string">
                <text:p>0.003751</text:p>
              </table:table-cell>
              <table:table-cell office:value-type="float" office:value="0.0002209522">
                <text:p>0.0002209522</text:p>
              </table:table-cell>
              <table:table-cell office:value-type="float" office:value="0.0231052">
                <text:p>0.0231052</text:p>
              </table:table-cell>
              <table:table-cell office:value-type="float" office:value="0.030476">
                <text:p>0.030476</text:p>
              </table:table-cell>
            </table:table-row>
            <table:table-row>
              <table:table-cell office:value-type="string">
                <text:p>0.003748</text:p>
              </table:table-cell>
              <table:table-cell office:value-type="float" office:value="0.0002208422">
                <text:p>0.0002208422</text:p>
              </table:table-cell>
              <table:table-cell office:value-type="float" office:value="0.0265454">
                <text:p>0.0265454</text:p>
              </table:table-cell>
              <table:table-cell office:value-type="float" office:value="0.030476">
                <text:p>0.030476</text:p>
              </table:table-cell>
            </table:table-row>
            <table:table-row>
              <table:table-cell office:value-type="string">
                <text:p>0.003745</text:p>
              </table:table-cell>
              <table:table-cell office:value-type="float" office:value="0.0002207326">
                <text:p>0.0002207326</text:p>
              </table:table-cell>
              <table:table-cell office:value-type="float" office:value="0.0278">
                <text:p>0.0278</text:p>
              </table:table-cell>
              <table:table-cell office:value-type="float" office:value="0.030476">
                <text:p>0.030476</text:p>
              </table:table-cell>
            </table:table-row>
            <table:table-row>
              <table:table-cell office:value-type="string">
                <text:p>0.003742</text:p>
              </table:table-cell>
              <table:table-cell office:value-type="float" office:value="0.0002206233">
                <text:p>0.0002206233</text:p>
              </table:table-cell>
              <table:table-cell office:value-type="float" office:value="0.0278253">
                <text:p>0.0278253</text:p>
              </table:table-cell>
              <table:table-cell office:value-type="float" office:value="0.030476">
                <text:p>0.030476</text:p>
              </table:table-cell>
            </table:table-row>
            <table:table-row>
              <table:table-cell office:value-type="string">
                <text:p>0.003739</text:p>
              </table:table-cell>
              <table:table-cell office:value-type="float" office:value="0.0002205144">
                <text:p>0.0002205144</text:p>
              </table:table-cell>
              <table:table-cell office:value-type="float" office:value="0.0288791">
                <text:p>0.0288791</text:p>
              </table:table-cell>
              <table:table-cell office:value-type="float" office:value="0.030476">
                <text:p>0.030476</text:p>
              </table:table-cell>
            </table:table-row>
            <table:table-row>
              <table:table-cell office:value-type="string">
                <text:p>0.003736</text:p>
              </table:table-cell>
              <table:table-cell office:value-type="float" office:value="0.0002204058">
                <text:p>0.0002204058</text:p>
              </table:table-cell>
              <table:table-cell office:value-type="float" office:value="0.0278762">
                <text:p>0.0278762</text:p>
              </table:table-cell>
              <table:table-cell office:value-type="float" office:value="0.030476">
                <text:p>0.030476</text:p>
              </table:table-cell>
            </table:table-row>
            <table:table-row>
              <table:table-cell office:value-type="string">
                <text:p>0.003733</text:p>
              </table:table-cell>
              <table:table-cell office:value-type="float" office:value="0.0002202975">
                <text:p>0.0002202975</text:p>
              </table:table-cell>
              <table:table-cell office:value-type="float" office:value="0.0268991">
                <text:p>0.0268991</text:p>
              </table:table-cell>
              <table:table-cell office:value-type="float" office:value="0.030476">
                <text:p>0.030476</text:p>
              </table:table-cell>
            </table:table-row>
            <table:table-row>
              <table:table-cell office:value-type="string">
                <text:p>0.00373</text:p>
              </table:table-cell>
              <table:table-cell office:value-type="float" office:value="0.0002201897">
                <text:p>0.0002201897</text:p>
              </table:table-cell>
              <table:table-cell office:value-type="float" office:value="0.0266479">
                <text:p>0.0266479</text:p>
              </table:table-cell>
              <table:table-cell office:value-type="float" office:value="0.030476">
                <text:p>0.030476</text:p>
              </table:table-cell>
            </table:table-row>
            <table:table-row>
              <table:table-cell office:value-type="string">
                <text:p>0.003728</text:p>
              </table:table-cell>
              <table:table-cell office:value-type="float" office:value="0.0002200822">
                <text:p>0.0002200822</text:p>
              </table:table-cell>
              <table:table-cell office:value-type="float" office:value="0.0232972">
                <text:p>0.0232972</text:p>
              </table:table-cell>
              <table:table-cell office:value-type="float" office:value="0.030476">
                <text:p>0.030476</text:p>
              </table:table-cell>
            </table:table-row>
            <table:table-row>
              <table:table-cell office:value-type="string">
                <text:p>0.003725</text:p>
              </table:table-cell>
              <table:table-cell office:value-type="float" office:value="0.000219975">
                <text:p>0.000219975</text:p>
              </table:table-cell>
              <table:table-cell office:value-type="float" office:value="0.0269842">
                <text:p>0.0269842</text:p>
              </table:table-cell>
              <table:table-cell office:value-type="float" office:value="0.030476">
                <text:p>0.030476</text:p>
              </table:table-cell>
            </table:table-row>
            <table:table-row>
              <table:table-cell office:value-type="string">
                <text:p>0.003722</text:p>
              </table:table-cell>
              <table:table-cell office:value-type="float" office:value="0.0002198682">
                <text:p>0.0002198682</text:p>
              </table:table-cell>
              <table:table-cell office:value-type="float" office:value="0.0280048">
                <text:p>0.0280048</text:p>
              </table:table-cell>
              <table:table-cell office:value-type="float" office:value="0.030476">
                <text:p>0.030476</text:p>
              </table:table-cell>
            </table:table-row>
            <table:table-row>
              <table:table-cell office:value-type="string">
                <text:p>0.003719</text:p>
              </table:table-cell>
              <table:table-cell office:value-type="float" office:value="0.0002197617">
                <text:p>0.0002197617</text:p>
              </table:table-cell>
              <table:table-cell office:value-type="float" office:value="0.0270413">
                <text:p>0.0270413</text:p>
              </table:table-cell>
              <table:table-cell office:value-type="float" office:value="0.030476">
                <text:p>0.030476</text:p>
              </table:table-cell>
            </table:table-row>
            <table:table-row>
              <table:table-cell office:value-type="string">
                <text:p>0.003716</text:p>
              </table:table-cell>
              <table:table-cell office:value-type="float" office:value="0.0002196556">
                <text:p>0.0002196556</text:p>
              </table:table-cell>
              <table:table-cell office:value-type="float" office:value="0.0280568">
                <text:p>0.0280568</text:p>
              </table:table-cell>
              <table:table-cell office:value-type="float" office:value="0.030476">
                <text:p>0.030476</text:p>
              </table:table-cell>
            </table:table-row>
            <table:table-row>
              <table:table-cell office:value-type="string">
                <text:p>0.003713</text:p>
              </table:table-cell>
              <table:table-cell office:value-type="float" office:value="0.0002195498">
                <text:p>0.0002195498</text:p>
              </table:table-cell>
              <table:table-cell office:value-type="float" office:value="0.0270988">
                <text:p>0.0270988</text:p>
              </table:table-cell>
              <table:table-cell office:value-type="float" office:value="0.030476">
                <text:p>0.030476</text:p>
              </table:table-cell>
            </table:table-row>
            <table:table-row>
              <table:table-cell office:value-type="string">
                <text:p>0.00371</text:p>
              </table:table-cell>
              <table:table-cell office:value-type="float" office:value="0.0002194444">
                <text:p>0.0002194444</text:p>
              </table:table-cell>
              <table:table-cell office:value-type="float" office:value="0.0291363">
                <text:p>0.0291363</text:p>
              </table:table-cell>
              <table:table-cell office:value-type="float" office:value="0.030476">
                <text:p>0.030476</text:p>
              </table:table-cell>
            </table:table-row>
            <table:table-row>
              <table:table-cell office:value-type="string">
                <text:p>0.003707</text:p>
              </table:table-cell>
              <table:table-cell office:value-type="float" office:value="0.0002193393">
                <text:p>0.0002193393</text:p>
              </table:table-cell>
              <table:table-cell office:value-type="float" office:value="0.0227857">
                <text:p>0.0227857</text:p>
              </table:table-cell>
              <table:table-cell office:value-type="float" office:value="0.030476">
                <text:p>0.030476</text:p>
              </table:table-cell>
            </table:table-row>
            <table:table-row>
              <table:table-cell office:value-type="string">
                <text:p>0.003704</text:p>
              </table:table-cell>
              <table:table-cell office:value-type="float" office:value="0.0002192346">
                <text:p>0.0002192346</text:p>
              </table:table-cell>
              <table:table-cell office:value-type="float" office:value="0.0281617">
                <text:p>0.0281617</text:p>
              </table:table-cell>
              <table:table-cell office:value-type="float" office:value="0.030476">
                <text:p>0.030476</text:p>
              </table:table-cell>
            </table:table-row>
            <table:table-row>
              <table:table-cell office:value-type="string">
                <text:p>0.003701</text:p>
              </table:table-cell>
              <table:table-cell office:value-type="float" office:value="0.0002191302">
                <text:p>0.0002191302</text:p>
              </table:table-cell>
              <table:table-cell office:value-type="float" office:value="0.027215">
                <text:p>0.027215</text:p>
              </table:table-cell>
              <table:table-cell office:value-type="float" office:value="0.030476">
                <text:p>0.030476</text:p>
              </table:table-cell>
            </table:table-row>
            <table:table-row>
              <table:table-cell office:value-type="string">
                <text:p>0.003698</text:p>
              </table:table-cell>
              <table:table-cell office:value-type="float" office:value="0.0002190262">
                <text:p>0.0002190262</text:p>
              </table:table-cell>
              <table:table-cell office:value-type="float" office:value="0.0272443">
                <text:p>0.0272443</text:p>
              </table:table-cell>
              <table:table-cell office:value-type="float" office:value="0.030476">
                <text:p>0.030476</text:p>
              </table:table-cell>
            </table:table-row>
            <table:table-row>
              <table:table-cell office:value-type="string">
                <text:p>0.003695</text:p>
              </table:table-cell>
              <table:table-cell office:value-type="float" office:value="0.0002189225">
                <text:p>0.0002189225</text:p>
              </table:table-cell>
              <table:table-cell office:value-type="float" office:value="0.0282413">
                <text:p>0.0282413</text:p>
              </table:table-cell>
              <table:table-cell office:value-type="float" office:value="0.030476">
                <text:p>0.030476</text:p>
              </table:table-cell>
            </table:table-row>
            <table:table-row>
              <table:table-cell office:value-type="string">
                <text:p>0.003692</text:p>
              </table:table-cell>
              <table:table-cell office:value-type="float" office:value="0.0002188192">
                <text:p>0.0002188192</text:p>
              </table:table-cell>
              <table:table-cell office:value-type="float" office:value="0.028268">
                <text:p>0.028268</text:p>
              </table:table-cell>
              <table:table-cell office:value-type="float" office:value="0.030476">
                <text:p>0.030476</text:p>
              </table:table-cell>
            </table:table-row>
            <table:table-row>
              <table:table-cell office:value-type="string">
                <text:p>0.00369</text:p>
              </table:table-cell>
              <table:table-cell office:value-type="float" office:value="0.0002187162">
                <text:p>0.0002187162</text:p>
              </table:table-cell>
              <table:table-cell office:value-type="float" office:value="0.0282947">
                <text:p>0.0282947</text:p>
              </table:table-cell>
              <table:table-cell office:value-type="float" office:value="0.030476">
                <text:p>0.030476</text:p>
              </table:table-cell>
            </table:table-row>
            <table:table-row>
              <table:table-cell office:value-type="string">
                <text:p>0.003687</text:p>
              </table:table-cell>
              <table:table-cell office:value-type="float" office:value="0.0002186136">
                <text:p>0.0002186136</text:p>
              </table:table-cell>
              <table:table-cell office:value-type="float" office:value="0.0269151">
                <text:p>0.0269151</text:p>
              </table:table-cell>
              <table:table-cell office:value-type="float" office:value="0.030476">
                <text:p>0.030476</text:p>
              </table:table-cell>
            </table:table-row>
            <table:table-row>
              <table:table-cell office:value-type="string">
                <text:p>0.003684</text:p>
              </table:table-cell>
              <table:table-cell office:value-type="float" office:value="0.0002185113">
                <text:p>0.0002185113</text:p>
              </table:table-cell>
              <table:table-cell office:value-type="float" office:value="0.0273921">
                <text:p>0.0273921</text:p>
              </table:table-cell>
              <table:table-cell office:value-type="float" office:value="0.030476">
                <text:p>0.030476</text:p>
              </table:table-cell>
            </table:table-row>
            <table:table-row>
              <table:table-cell office:value-type="string">
                <text:p>0.003681</text:p>
              </table:table-cell>
              <table:table-cell office:value-type="float" office:value="0.0002184094">
                <text:p>0.0002184094</text:p>
              </table:table-cell>
              <table:table-cell office:value-type="float" office:value="0.0293977">
                <text:p>0.0293977</text:p>
              </table:table-cell>
              <table:table-cell office:value-type="float" office:value="0.030476">
                <text:p>0.030476</text:p>
              </table:table-cell>
            </table:table-row>
            <table:table-row>
              <table:table-cell office:value-type="string">
                <text:p>0.003678</text:p>
              </table:table-cell>
              <table:table-cell office:value-type="float" office:value="0.0002183079">
                <text:p>0.0002183079</text:p>
              </table:table-cell>
              <table:table-cell office:value-type="float" office:value="0.0269705">
                <text:p>0.0269705</text:p>
              </table:table-cell>
              <table:table-cell office:value-type="float" office:value="0.030476">
                <text:p>0.030476</text:p>
              </table:table-cell>
            </table:table-row>
            <table:table-row>
              <table:table-cell office:value-type="string">
                <text:p>0.003675</text:p>
              </table:table-cell>
              <table:table-cell office:value-type="float" office:value="0.0002182067">
                <text:p>0.0002182067</text:p>
              </table:table-cell>
              <table:table-cell office:value-type="float" office:value="0.0232317">
                <text:p>0.0232317</text:p>
              </table:table-cell>
              <table:table-cell office:value-type="float" office:value="0.030476">
                <text:p>0.030476</text:p>
              </table:table-cell>
            </table:table-row>
            <table:table-row>
              <table:table-cell office:value-type="string">
                <text:p>0.003672</text:p>
              </table:table-cell>
              <table:table-cell office:value-type="float" office:value="0.0002181058">
                <text:p>0.0002181058</text:p>
              </table:table-cell>
              <table:table-cell office:value-type="float" office:value="0.0275121">
                <text:p>0.0275121</text:p>
              </table:table-cell>
              <table:table-cell office:value-type="float" office:value="0.030476">
                <text:p>0.030476</text:p>
              </table:table-cell>
            </table:table-row>
            <table:table-row>
              <table:table-cell office:value-type="string">
                <text:p>0.003669</text:p>
              </table:table-cell>
              <table:table-cell office:value-type="float" office:value="0.0002180053">
                <text:p>0.0002180053</text:p>
              </table:table-cell>
              <table:table-cell office:value-type="float" office:value="0.0276936">
                <text:p>0.0276936</text:p>
              </table:table-cell>
              <table:table-cell office:value-type="float" office:value="0.030476">
                <text:p>0.030476</text:p>
              </table:table-cell>
            </table:table-row>
            <table:table-row>
              <table:table-cell office:value-type="string">
                <text:p>0.003666</text:p>
              </table:table-cell>
              <table:table-cell office:value-type="float" office:value="0.0002179051">
                <text:p>0.0002179051</text:p>
              </table:table-cell>
              <table:table-cell office:value-type="float" office:value="0.0236084">
                <text:p>0.0236084</text:p>
              </table:table-cell>
              <table:table-cell office:value-type="float" office:value="0.030476">
                <text:p>0.030476</text:p>
              </table:table-cell>
            </table:table-row>
            <table:table-row>
              <table:table-cell office:value-type="string">
                <text:p>0.003663</text:p>
              </table:table-cell>
              <table:table-cell office:value-type="float" office:value="0.0002178052">
                <text:p>0.0002178052</text:p>
              </table:table-cell>
              <table:table-cell office:value-type="float" office:value="0.0285391">
                <text:p>0.0285391</text:p>
              </table:table-cell>
              <table:table-cell office:value-type="float" office:value="0.030476">
                <text:p>0.030476</text:p>
              </table:table-cell>
            </table:table-row>
            <table:table-row>
              <table:table-cell office:value-type="string">
                <text:p>0.00366</text:p>
              </table:table-cell>
              <table:table-cell office:value-type="float" office:value="0.0002177057">
                <text:p>0.0002177057</text:p>
              </table:table-cell>
              <table:table-cell office:value-type="float" office:value="0.0285667">
                <text:p>0.0285667</text:p>
              </table:table-cell>
              <table:table-cell office:value-type="float" office:value="0.030476">
                <text:p>0.030476</text:p>
              </table:table-cell>
            </table:table-row>
            <table:table-row>
              <table:table-cell office:value-type="string">
                <text:p>0.003657</text:p>
              </table:table-cell>
              <table:table-cell office:value-type="float" office:value="0.0002176064">
                <text:p>0.0002176064</text:p>
              </table:table-cell>
              <table:table-cell office:value-type="float" office:value="0.0271021">
                <text:p>0.0271021</text:p>
              </table:table-cell>
              <table:table-cell office:value-type="float" office:value="0.030476">
                <text:p>0.030476</text:p>
              </table:table-cell>
            </table:table-row>
            <table:table-row>
              <table:table-cell office:value-type="string">
                <text:p>0.003654</text:p>
              </table:table-cell>
              <table:table-cell office:value-type="float" office:value="0.0002175075">
                <text:p>0.0002175075</text:p>
              </table:table-cell>
              <table:table-cell office:value-type="float" office:value="0.0235264">
                <text:p>0.0235264</text:p>
              </table:table-cell>
              <table:table-cell office:value-type="float" office:value="0.030476">
                <text:p>0.030476</text:p>
              </table:table-cell>
            </table:table-row>
            <table:table-row>
              <table:table-cell office:value-type="string">
                <text:p>0.003652</text:p>
              </table:table-cell>
              <table:table-cell office:value-type="float" office:value="0.0002174088">
                <text:p>0.0002174088</text:p>
              </table:table-cell>
              <table:table-cell office:value-type="float" office:value="0.0296634">
                <text:p>0.0296634</text:p>
              </table:table-cell>
              <table:table-cell office:value-type="float" office:value="0.030476">
                <text:p>0.030476</text:p>
              </table:table-cell>
            </table:table-row>
            <table:table-row>
              <table:table-cell office:value-type="string">
                <text:p>0.003649</text:p>
              </table:table-cell>
              <table:table-cell office:value-type="float" office:value="0.0002173105">
                <text:p>0.0002173105</text:p>
              </table:table-cell>
              <table:table-cell office:value-type="float" office:value="0.0277565">
                <text:p>0.0277565</text:p>
              </table:table-cell>
              <table:table-cell office:value-type="float" office:value="0.030476">
                <text:p>0.030476</text:p>
              </table:table-cell>
            </table:table-row>
            <table:table-row>
              <table:table-cell office:value-type="string">
                <text:p>0.003646</text:p>
              </table:table-cell>
              <table:table-cell office:value-type="float" office:value="0.0002172125">
                <text:p>0.0002172125</text:p>
              </table:table-cell>
              <table:table-cell office:value-type="float" office:value="0.0271789">
                <text:p>0.0271789</text:p>
              </table:table-cell>
              <table:table-cell office:value-type="float" office:value="0.030476">
                <text:p>0.030476</text:p>
              </table:table-cell>
            </table:table-row>
            <table:table-row>
              <table:table-cell office:value-type="string">
                <text:p>0.003643</text:p>
              </table:table-cell>
              <table:table-cell office:value-type="float" office:value="0.0002171148">
                <text:p>0.0002171148</text:p>
              </table:table-cell>
              <table:table-cell office:value-type="float" office:value="0.0220696">
                <text:p>0.0220696</text:p>
              </table:table-cell>
              <table:table-cell office:value-type="float" office:value="0.030476">
                <text:p>0.030476</text:p>
              </table:table-cell>
            </table:table-row>
            <table:table-row>
              <table:table-cell office:value-type="string">
                <text:p>0.00364</text:p>
              </table:table-cell>
              <table:table-cell office:value-type="float" office:value="0.0002170174">
                <text:p>0.0002170174</text:p>
              </table:table-cell>
              <table:table-cell office:value-type="float" office:value="0.030476">
                <text:p>0.030476</text:p>
              </table:table-cell>
              <table:table-cell office:value-type="float" office:value="0.030476">
                <text:p>0.030476</text:p>
              </table:table-cell>
            </table:table-row>
            <table:table-row>
              <table:table-cell office:value-type="string">
                <text:p>0.003637</text:p>
              </table:table-cell>
              <table:table-cell office:value-type="float" office:value="0.0002169203">
                <text:p>0.0002169203</text:p>
              </table:table-cell>
              <table:table-cell office:value-type="float" office:value="0.0272372">
                <text:p>0.0272372</text:p>
              </table:table-cell>
              <table:table-cell office:value-type="float" office:value="0.030476">
                <text:p>0.030476</text:p>
              </table:table-cell>
            </table:table-row>
            <table:table-row>
              <table:table-cell office:value-type="string">
                <text:p>0.003634</text:p>
              </table:table-cell>
              <table:table-cell office:value-type="float" office:value="0.0002168236">
                <text:p>0.0002168236</text:p>
              </table:table-cell>
              <table:table-cell office:value-type="float" office:value="0.0279123">
                <text:p>0.0279123</text:p>
              </table:table-cell>
              <table:table-cell office:value-type="float" office:value="0.030476">
                <text:p>0.030476</text:p>
              </table:table-cell>
            </table:table-row>
            <table:table-row>
              <table:table-cell office:value-type="string">
                <text:p>0.003631</text:p>
              </table:table-cell>
              <table:table-cell office:value-type="float" office:value="0.0002167271">
                <text:p>0.0002167271</text:p>
              </table:table-cell>
              <table:table-cell office:value-type="float" office:value="0.0279437">
                <text:p>0.0279437</text:p>
              </table:table-cell>
              <table:table-cell office:value-type="float" office:value="0.030476">
                <text:p>0.030476</text:p>
              </table:table-cell>
            </table:table-row>
            <table:table-row>
              <table:table-cell office:value-type="string">
                <text:p>0.003628</text:p>
              </table:table-cell>
              <table:table-cell office:value-type="float" office:value="0.000216631">
                <text:p>0.000216631</text:p>
              </table:table-cell>
              <table:table-cell office:value-type="float" office:value="0.0298789">
                <text:p>0.0298789</text:p>
              </table:table-cell>
              <table:table-cell office:value-type="float" office:value="0.030476">
                <text:p>0.030476</text:p>
              </table:table-cell>
            </table:table-row>
            <table:table-row>
              <table:table-cell office:value-type="string">
                <text:p>0.003625</text:p>
              </table:table-cell>
              <table:table-cell office:value-type="float" office:value="0.0002165351">
                <text:p>0.0002165351</text:p>
              </table:table-cell>
              <table:table-cell office:value-type="float" office:value="0.030476">
                <text:p>0.030476</text:p>
              </table:table-cell>
              <table:table-cell office:value-type="float" office:value="0.030476">
                <text:p>0.030476</text:p>
              </table:table-cell>
            </table:table-row>
            <table:table-row>
              <table:table-cell office:value-type="string">
                <text:p>0.003622</text:p>
              </table:table-cell>
              <table:table-cell office:value-type="float" office:value="0.0002164396">
                <text:p>0.0002164396</text:p>
              </table:table-cell>
              <table:table-cell office:value-type="float" office:value="0.0299332">
                <text:p>0.0299332</text:p>
              </table:table-cell>
              <table:table-cell office:value-type="float" office:value="0.030476">
                <text:p>0.030476</text:p>
              </table:table-cell>
            </table:table-row>
            <table:table-row>
              <table:table-cell office:value-type="string">
                <text:p>0.003619</text:p>
              </table:table-cell>
              <table:table-cell office:value-type="float" office:value="0.0002163443">
                <text:p>0.0002163443</text:p>
              </table:table-cell>
              <table:table-cell office:value-type="float" office:value="0.0299604">
                <text:p>0.0299604</text:p>
              </table:table-cell>
              <table:table-cell office:value-type="float" office:value="0.030476">
                <text:p>0.030476</text:p>
              </table:table-cell>
            </table:table-row>
            <table:table-row>
              <table:table-cell office:value-type="string">
                <text:p>0.003616</text:p>
              </table:table-cell>
              <table:table-cell office:value-type="float" office:value="0.0002162493">
                <text:p>0.0002162493</text:p>
              </table:table-cell>
              <table:table-cell office:value-type="float" office:value="0.0266903">
                <text:p>0.0266903</text:p>
              </table:table-cell>
              <table:table-cell office:value-type="float" office:value="0.030476">
                <text:p>0.030476</text:p>
              </table:table-cell>
            </table:table-row>
            <table:table-row>
              <table:table-cell office:value-type="string">
                <text:p>0.003614</text:p>
              </table:table-cell>
              <table:table-cell office:value-type="float" office:value="0.0002161547">
                <text:p>0.0002161547</text:p>
              </table:table-cell>
              <table:table-cell office:value-type="float" office:value="0.0300149">
                <text:p>0.0300149</text:p>
              </table:table-cell>
              <table:table-cell office:value-type="float" office:value="0.030476">
                <text:p>0.030476</text:p>
              </table:table-cell>
            </table:table-row>
            <table:table-row>
              <table:table-cell office:value-type="string">
                <text:p>0.003611</text:p>
              </table:table-cell>
              <table:table-cell office:value-type="float" office:value="0.0002160603">
                <text:p>0.0002160603</text:p>
              </table:table-cell>
              <table:table-cell office:value-type="float" office:value="0.0290473">
                <text:p>0.0290473</text:p>
              </table:table-cell>
              <table:table-cell office:value-type="float" office:value="0.030476">
                <text:p>0.030476</text:p>
              </table:table-cell>
            </table:table-row>
            <table:table-row>
              <table:table-cell office:value-type="string">
                <text:p>0.003608</text:p>
              </table:table-cell>
              <table:table-cell office:value-type="float" office:value="0.0002159662">
                <text:p>0.0002159662</text:p>
              </table:table-cell>
              <table:table-cell office:value-type="float" office:value="0.0281986">
                <text:p>0.0281986</text:p>
              </table:table-cell>
              <table:table-cell office:value-type="float" office:value="0.030476">
                <text:p>0.030476</text:p>
              </table:table-cell>
            </table:table-row>
            <table:table-row>
              <table:table-cell office:value-type="string">
                <text:p>0.003605</text:p>
              </table:table-cell>
              <table:table-cell office:value-type="float" office:value="0.0002158724">
                <text:p>0.0002158724</text:p>
              </table:table-cell>
              <table:table-cell office:value-type="float" office:value="0.0282309">
                <text:p>0.0282309</text:p>
              </table:table-cell>
              <table:table-cell office:value-type="float" office:value="0.030476">
                <text:p>0.030476</text:p>
              </table:table-cell>
            </table:table-row>
            <table:table-row>
              <table:table-cell office:value-type="string">
                <text:p>0.003602</text:p>
              </table:table-cell>
              <table:table-cell office:value-type="float" office:value="0.0002157789">
                <text:p>0.0002157789</text:p>
              </table:table-cell>
              <table:table-cell office:value-type="float" office:value="0.0291344">
                <text:p>0.0291344</text:p>
              </table:table-cell>
              <table:table-cell office:value-type="float" office:value="0.030476">
                <text:p>0.030476</text:p>
              </table:table-cell>
            </table:table-row>
            <table:table-row>
              <table:table-cell office:value-type="string">
                <text:p>0.003599</text:p>
              </table:table-cell>
              <table:table-cell office:value-type="float" office:value="0.0002156857">
                <text:p>0.0002156857</text:p>
              </table:table-cell>
              <table:table-cell office:value-type="float" office:value="0.0291637">
                <text:p>0.0291637</text:p>
              </table:table-cell>
              <table:table-cell office:value-type="float" office:value="0.030476">
                <text:p>0.030476</text:p>
              </table:table-cell>
            </table:table-row>
            <table:table-row>
              <table:table-cell office:value-type="string">
                <text:p>0.003596</text:p>
              </table:table-cell>
              <table:table-cell office:value-type="float" office:value="0.0002155928">
                <text:p>0.0002155928</text:p>
              </table:table-cell>
              <table:table-cell office:value-type="float" office:value="0.0244153">
                <text:p>0.0244153</text:p>
              </table:table-cell>
              <table:table-cell office:value-type="float" office:value="0.030476">
                <text:p>0.030476</text:p>
              </table:table-cell>
            </table:table-row>
            <table:table-row>
              <table:table-cell office:value-type="string">
                <text:p>0.003593</text:p>
              </table:table-cell>
              <table:table-cell office:value-type="float" office:value="0.0002155001">
                <text:p>0.0002155001</text:p>
              </table:table-cell>
              <table:table-cell office:value-type="float" office:value="0.0302072">
                <text:p>0.0302072</text:p>
              </table:table-cell>
              <table:table-cell office:value-type="float" office:value="0.030476">
                <text:p>0.030476</text:p>
              </table:table-cell>
            </table:table-row>
            <table:table-row>
              <table:table-cell office:value-type="string">
                <text:p>0.00359</text:p>
              </table:table-cell>
              <table:table-cell office:value-type="float" office:value="0.0002154078">
                <text:p>0.0002154078</text:p>
              </table:table-cell>
              <table:table-cell office:value-type="float" office:value="0.0292518">
                <text:p>0.0292518</text:p>
              </table:table-cell>
              <table:table-cell office:value-type="float" office:value="0.030476">
                <text:p>0.030476</text:p>
              </table:table-cell>
            </table:table-row>
            <table:table-row>
              <table:table-cell office:value-type="string">
                <text:p>0.003587</text:p>
              </table:table-cell>
              <table:table-cell office:value-type="float" office:value="0.0002153158">
                <text:p>0.0002153158</text:p>
              </table:table-cell>
              <table:table-cell office:value-type="float" office:value="0.0302625">
                <text:p>0.0302625</text:p>
              </table:table-cell>
              <table:table-cell office:value-type="float" office:value="0.030476">
                <text:p>0.030476</text:p>
              </table:table-cell>
            </table:table-row>
            <table:table-row>
              <table:table-cell office:value-type="string">
                <text:p>0.003584</text:p>
              </table:table-cell>
              <table:table-cell office:value-type="float" office:value="0.000215224">
                <text:p>0.000215224</text:p>
              </table:table-cell>
              <table:table-cell office:value-type="float" office:value="0.0302902">
                <text:p>0.0302902</text:p>
              </table:table-cell>
              <table:table-cell office:value-type="float" office:value="0.030476">
                <text:p>0.030476</text:p>
              </table:table-cell>
            </table:table-row>
            <table:table-row>
              <table:table-cell office:value-type="string">
                <text:p>0.003581</text:p>
              </table:table-cell>
              <table:table-cell office:value-type="float" office:value="0.0002151326">
                <text:p>0.0002151326</text:p>
              </table:table-cell>
              <table:table-cell office:value-type="float" office:value="0.030318">
                <text:p>0.030318</text:p>
              </table:table-cell>
              <table:table-cell office:value-type="float" office:value="0.030476">
                <text:p>0.030476</text:p>
              </table:table-cell>
            </table:table-row>
            <table:table-row>
              <table:table-cell office:value-type="string">
                <text:p>0.003578</text:p>
              </table:table-cell>
              <table:table-cell office:value-type="float" office:value="0.0002150414">
                <text:p>0.0002150414</text:p>
              </table:table-cell>
              <table:table-cell office:value-type="float" office:value="0.027642">
                <text:p>0.027642</text:p>
              </table:table-cell>
              <table:table-cell office:value-type="float" office:value="0.030476">
                <text:p>0.030476</text:p>
              </table:table-cell>
            </table:table-row>
            <table:table-row>
              <table:table-cell office:value-type="string">
                <text:p>0.003576</text:p>
              </table:table-cell>
              <table:table-cell office:value-type="float" office:value="0.0002149505">
                <text:p>0.0002149505</text:p>
              </table:table-cell>
              <table:table-cell office:value-type="float" office:value="0.0303736">
                <text:p>0.0303736</text:p>
              </table:table-cell>
              <table:table-cell office:value-type="float" office:value="0.030476">
                <text:p>0.030476</text:p>
              </table:table-cell>
            </table:table-row>
            <table:table-row>
              <table:table-cell office:value-type="string">
                <text:p>0.003573</text:p>
              </table:table-cell>
              <table:table-cell office:value-type="float" office:value="0.00021486">
                <text:p>0.00021486</text:p>
              </table:table-cell>
              <table:table-cell office:value-type="float" office:value="0.0285923">
                <text:p>0.0285923</text:p>
              </table:table-cell>
              <table:table-cell office:value-type="float" office:value="0.030476">
                <text:p>0.030476</text:p>
              </table:table-cell>
            </table:table-row>
            <table:table-row>
              <table:table-cell office:value-type="string">
                <text:p>0.00357</text:p>
              </table:table-cell>
              <table:table-cell office:value-type="float" office:value="0.0002147699">
                <text:p>0.0002147699</text:p>
              </table:table-cell>
              <table:table-cell office:value-type="float" office:value="0.0250269">
                <text:p>0.0250269</text:p>
              </table:table-cell>
              <table:table-cell office:value-type="float" office:value="0.030476">
                <text:p>0.030476</text:p>
              </table:table-cell>
            </table:table-row>
            <table:table-row>
              <table:table-cell office:value-type="string">
                <text:p>0.003567</text:p>
              </table:table-cell>
              <table:table-cell office:value-type="float" office:value="0.0002146801">
                <text:p>0.0002146801</text:p>
              </table:table-cell>
              <table:table-cell office:value-type="float" office:value="0.0286592">
                <text:p>0.0286592</text:p>
              </table:table-cell>
              <table:table-cell office:value-type="float" office:value="0.030476">
                <text:p>0.030476</text:p>
              </table:table-cell>
            </table:table-row>
            <table:table-row>
              <table:table-cell office:value-type="string">
                <text:p>0.003564</text:p>
              </table:table-cell>
              <table:table-cell office:value-type="float" office:value="0.0002145906">
                <text:p>0.0002145906</text:p>
              </table:table-cell>
              <table:table-cell office:value-type="float" office:value="0.030476">
                <text:p>0.030476</text:p>
              </table:table-cell>
              <table:table-cell office:value-type="float" office:value="0.030476">
                <text:p>0.030476</text:p>
              </table:table-cell>
            </table:table-row>
            <table:table-row>
              <table:table-cell office:value-type="string">
                <text:p>0.003561</text:p>
              </table:table-cell>
              <table:table-cell office:value-type="float" office:value="0.0002145016">
                <text:p>0.0002145016</text:p>
              </table:table-cell>
              <table:table-cell office:value-type="float" office:value="0.0287266">
                <text:p>0.0287266</text:p>
              </table:table-cell>
              <table:table-cell office:value-type="float" office:value="0.030476">
                <text:p>0.030476</text:p>
              </table:table-cell>
            </table:table-row>
            <table:table-row>
              <table:table-cell office:value-type="string">
                <text:p>0.003558</text:p>
              </table:table-cell>
              <table:table-cell office:value-type="float" office:value="0.0002144129">
                <text:p>0.0002144129</text:p>
              </table:table-cell>
              <table:table-cell office:value-type="float" office:value="0.030476">
                <text:p>0.030476</text:p>
              </table:table-cell>
              <table:table-cell office:value-type="float" office:value="0.030476">
                <text:p>0.030476</text:p>
              </table:table-cell>
            </table:table-row>
            <table:table-row>
              <table:table-cell office:value-type="string">
                <text:p>0.003555</text:p>
              </table:table-cell>
              <table:table-cell office:value-type="float" office:value="0.0002143247">
                <text:p>0.0002143247</text:p>
              </table:table-cell>
              <table:table-cell office:value-type="float" office:value="0.0244051">
                <text:p>0.0244051</text:p>
              </table:table-cell>
              <table:table-cell office:value-type="float" office:value="0.030476">
                <text:p>0.030476</text:p>
              </table:table-cell>
            </table:table-row>
            <table:table-row>
              <table:table-cell office:value-type="string">
                <text:p>0.003552</text:p>
              </table:table-cell>
              <table:table-cell office:value-type="float" office:value="0.0002142367">
                <text:p>0.0002142367</text:p>
              </table:table-cell>
              <table:table-cell office:value-type="float" office:value="0.0278333">
                <text:p>0.0278333</text:p>
              </table:table-cell>
              <table:table-cell office:value-type="float" office:value="0.030476">
                <text:p>0.030476</text:p>
              </table:table-cell>
            </table:table-row>
            <table:table-row>
              <table:table-cell office:value-type="string">
                <text:p>0.003549</text:p>
              </table:table-cell>
              <table:table-cell office:value-type="float" office:value="0.0002141489">
                <text:p>0.0002141489</text:p>
              </table:table-cell>
              <table:table-cell office:value-type="float" office:value="0.030476">
                <text:p>0.030476</text:p>
              </table:table-cell>
              <table:table-cell office:value-type="float" office:value="0.030476">
                <text:p>0.030476</text:p>
              </table:table-cell>
            </table:table-row>
            <table:table-row>
              <table:table-cell office:value-type="string">
                <text:p>0.003546</text:p>
              </table:table-cell>
              <table:table-cell office:value-type="float" office:value="0.0002140615">
                <text:p>0.0002140615</text:p>
              </table:table-cell>
              <table:table-cell office:value-type="float" office:value="0.0288965">
                <text:p>0.0288965</text:p>
              </table:table-cell>
              <table:table-cell office:value-type="float" office:value="0.030476">
                <text:p>0.030476</text:p>
              </table:table-cell>
            </table:table-row>
            <table:table-row>
              <table:table-cell office:value-type="string">
                <text:p>0.003543</text:p>
              </table:table-cell>
              <table:table-cell office:value-type="float" office:value="0.0002139743">
                <text:p>0.0002139743</text:p>
              </table:table-cell>
              <table:table-cell office:value-type="float" office:value="0.0289307">
                <text:p>0.0289307</text:p>
              </table:table-cell>
              <table:table-cell office:value-type="float" office:value="0.030476">
                <text:p>0.030476</text:p>
              </table:table-cell>
            </table:table-row>
            <table:table-row>
              <table:table-cell office:value-type="string">
                <text:p>0.00354</text:p>
              </table:table-cell>
              <table:table-cell office:value-type="float" office:value="0.0002138875">
                <text:p>0.0002138875</text:p>
              </table:table-cell>
              <table:table-cell office:value-type="float" office:value="0.0289651">
                <text:p>0.0289651</text:p>
              </table:table-cell>
              <table:table-cell office:value-type="float" office:value="0.030476">
                <text:p>0.030476</text:p>
              </table:table-cell>
            </table:table-row>
            <table:table-row>
              <table:table-cell office:value-type="string">
                <text:p>0.003538</text:p>
              </table:table-cell>
              <table:table-cell office:value-type="float" office:value="0.0002138009">
                <text:p>0.0002138009</text:p>
              </table:table-cell>
              <table:table-cell office:value-type="float" office:value="0.0289995">
                <text:p>0.0289995</text:p>
              </table:table-cell>
              <table:table-cell office:value-type="float" office:value="0.030476">
                <text:p>0.030476</text:p>
              </table:table-cell>
            </table:table-row>
            <table:table-row>
              <table:table-cell office:value-type="string">
                <text:p>0.003535</text:p>
              </table:table-cell>
              <table:table-cell office:value-type="float" office:value="0.0002137145">
                <text:p>0.0002137145</text:p>
              </table:table-cell>
              <table:table-cell office:value-type="float" office:value="0.0298267">
                <text:p>0.0298267</text:p>
              </table:table-cell>
              <table:table-cell office:value-type="float" office:value="0.030476">
                <text:p>0.030476</text:p>
              </table:table-cell>
            </table:table-row>
            <table:table-row>
              <table:table-cell office:value-type="string">
                <text:p>0.003532</text:p>
              </table:table-cell>
              <table:table-cell office:value-type="float" office:value="0.0002136285">
                <text:p>0.0002136285</text:p>
              </table:table-cell>
              <table:table-cell office:value-type="float" office:value="0.030476">
                <text:p>0.030476</text:p>
              </table:table-cell>
              <table:table-cell office:value-type="float" office:value="0.030476">
                <text:p>0.030476</text:p>
              </table:table-cell>
            </table:table-row>
            <table:table-row>
              <table:table-cell office:value-type="string">
                <text:p>0.003529</text:p>
              </table:table-cell>
              <table:table-cell office:value-type="float" office:value="0.0002135427">
                <text:p>0.0002135427</text:p>
              </table:table-cell>
              <table:table-cell office:value-type="float" office:value="0.0233112">
                <text:p>0.0233112</text:p>
              </table:table-cell>
              <table:table-cell office:value-type="float" office:value="0.030476">
                <text:p>0.030476</text:p>
              </table:table-cell>
            </table:table-row>
            <table:table-row>
              <table:table-cell office:value-type="string">
                <text:p>0.003526</text:p>
              </table:table-cell>
              <table:table-cell office:value-type="float" office:value="0.0002134572">
                <text:p>0.0002134572</text:p>
              </table:table-cell>
              <table:table-cell office:value-type="float" office:value="0.0291383">
                <text:p>0.0291383</text:p>
              </table:table-cell>
              <table:table-cell office:value-type="float" office:value="0.030476">
                <text:p>0.030476</text:p>
              </table:table-cell>
            </table:table-row>
            <table:table-row>
              <table:table-cell office:value-type="string">
                <text:p>0.003523</text:p>
              </table:table-cell>
              <table:table-cell office:value-type="float" office:value="0.000213372">
                <text:p>0.000213372</text:p>
              </table:table-cell>
              <table:table-cell office:value-type="float" office:value="0.0299514">
                <text:p>0.0299514</text:p>
              </table:table-cell>
              <table:table-cell office:value-type="float" office:value="0.030476">
                <text:p>0.030476</text:p>
              </table:table-cell>
            </table:table-row>
            <table:table-row>
              <table:table-cell office:value-type="string">
                <text:p>0.00352</text:p>
              </table:table-cell>
              <table:table-cell office:value-type="float" office:value="0.0002132871">
                <text:p>0.0002132871</text:p>
              </table:table-cell>
              <table:table-cell office:value-type="float" office:value="0.030476">
                <text:p>0.030476</text:p>
              </table:table-cell>
              <table:table-cell office:value-type="float" office:value="0.030476">
                <text:p>0.030476</text:p>
              </table:table-cell>
            </table:table-row>
            <table:table-row>
              <table:table-cell office:value-type="string">
                <text:p>0.003517</text:p>
              </table:table-cell>
              <table:table-cell office:value-type="float" office:value="0.0002132024">
                <text:p>0.0002132024</text:p>
              </table:table-cell>
              <table:table-cell office:value-type="float" office:value="0.030476">
                <text:p>0.030476</text:p>
              </table:table-cell>
              <table:table-cell office:value-type="float" office:value="0.030476">
                <text:p>0.030476</text:p>
              </table:table-cell>
            </table:table-row>
            <table:table-row>
              <table:table-cell office:value-type="string">
                <text:p>0.003514</text:p>
              </table:table-cell>
              <table:table-cell office:value-type="float" office:value="0.000213118">
                <text:p>0.000213118</text:p>
              </table:table-cell>
              <table:table-cell office:value-type="float" office:value="0.0300457">
                <text:p>0.0300457</text:p>
              </table:table-cell>
              <table:table-cell office:value-type="float" office:value="0.030476">
                <text:p>0.030476</text:p>
              </table:table-cell>
            </table:table-row>
            <table:table-row>
              <table:table-cell office:value-type="string">
                <text:p>0.003511</text:p>
              </table:table-cell>
              <table:table-cell office:value-type="float" office:value="0.0002130339">
                <text:p>0.0002130339</text:p>
              </table:table-cell>
              <table:table-cell office:value-type="float" office:value="0.030476">
                <text:p>0.030476</text:p>
              </table:table-cell>
              <table:table-cell office:value-type="float" office:value="0.030476">
                <text:p>0.030476</text:p>
              </table:table-cell>
            </table:table-row>
            <table:table-row>
              <table:table-cell office:value-type="string">
                <text:p>0.003508</text:p>
              </table:table-cell>
              <table:table-cell office:value-type="float" office:value="0.0002129501">
                <text:p>0.0002129501</text:p>
              </table:table-cell>
              <table:table-cell office:value-type="float" office:value="0.0293492">
                <text:p>0.0293492</text:p>
              </table:table-cell>
              <table:table-cell office:value-type="float" office:value="0.030476">
                <text:p>0.030476</text:p>
              </table:table-cell>
            </table:table-row>
            <table:table-row>
              <table:table-cell office:value-type="string">
                <text:p>0.003505</text:p>
              </table:table-cell>
              <table:table-cell office:value-type="float" office:value="0.0002128666">
                <text:p>0.0002128666</text:p>
              </table:table-cell>
              <table:table-cell office:value-type="float" office:value="0.0301408">
                <text:p>0.0301408</text:p>
              </table:table-cell>
              <table:table-cell office:value-type="float" office:value="0.030476">
                <text:p>0.030476</text:p>
              </table:table-cell>
            </table:table-row>
            <table:table-row>
              <table:table-cell office:value-type="string">
                <text:p>0.003502</text:p>
              </table:table-cell>
              <table:table-cell office:value-type="float" office:value="0.0002127833">
                <text:p>0.0002127833</text:p>
              </table:table-cell>
              <table:table-cell office:value-type="float" office:value="0.0282101">
                <text:p>0.0282101</text:p>
              </table:table-cell>
              <table:table-cell office:value-type="float" office:value="0.030476">
                <text:p>0.030476</text:p>
              </table:table-cell>
            </table:table-row>
            <table:table-row>
              <table:table-cell office:value-type="string">
                <text:p>0.0035</text:p>
              </table:table-cell>
              <table:table-cell office:value-type="float" office:value="0.0002127003">
                <text:p>0.0002127003</text:p>
              </table:table-cell>
              <table:table-cell office:value-type="float" office:value="0.0302046">
                <text:p>0.0302046</text:p>
              </table:table-cell>
              <table:table-cell office:value-type="float" office:value="0.030476">
                <text:p>0.030476</text:p>
              </table:table-cell>
            </table:table-row>
            <table:table-row>
              <table:table-cell office:value-type="string">
                <text:p>0.003497</text:p>
              </table:table-cell>
              <table:table-cell office:value-type="float" office:value="0.0002126176">
                <text:p>0.0002126176</text:p>
              </table:table-cell>
              <table:table-cell office:value-type="float" office:value="0.0302366">
                <text:p>0.0302366</text:p>
              </table:table-cell>
              <table:table-cell office:value-type="float" office:value="0.030476">
                <text:p>0.030476</text:p>
              </table:table-cell>
            </table:table-row>
            <table:table-row>
              <table:table-cell office:value-type="string">
                <text:p>0.003494</text:p>
              </table:table-cell>
              <table:table-cell office:value-type="float" office:value="0.0002125352">
                <text:p>0.0002125352</text:p>
              </table:table-cell>
              <table:table-cell office:value-type="float" office:value="0.0295276">
                <text:p>0.0295276</text:p>
              </table:table-cell>
              <table:table-cell office:value-type="float" office:value="0.030476">
                <text:p>0.030476</text:p>
              </table:table-cell>
            </table:table-row>
            <table:table-row>
              <table:table-cell office:value-type="string">
                <text:p>0.003491</text:p>
              </table:table-cell>
              <table:table-cell office:value-type="float" office:value="0.000212453">
                <text:p>0.000212453</text:p>
              </table:table-cell>
              <table:table-cell office:value-type="float" office:value="0.0283018">
                <text:p>0.0283018</text:p>
              </table:table-cell>
              <table:table-cell office:value-type="float" office:value="0.030476">
                <text:p>0.030476</text:p>
              </table:table-cell>
            </table:table-row>
            <table:table-row>
              <table:table-cell office:value-type="string">
                <text:p>0.003488</text:p>
              </table:table-cell>
              <table:table-cell office:value-type="float" office:value="0.0002123711">
                <text:p>0.0002123711</text:p>
              </table:table-cell>
              <table:table-cell office:value-type="float" office:value="0.030476">
                <text:p>0.030476</text:p>
              </table:table-cell>
              <table:table-cell office:value-type="float" office:value="0.030476">
                <text:p>0.030476</text:p>
              </table:table-cell>
            </table:table-row>
            <table:table-row>
              <table:table-cell office:value-type="string">
                <text:p>0.003485</text:p>
              </table:table-cell>
              <table:table-cell office:value-type="float" office:value="0.0002122895">
                <text:p>0.0002122895</text:p>
              </table:table-cell>
              <table:table-cell office:value-type="float" office:value="0.030476">
                <text:p>0.030476</text:p>
              </table:table-cell>
              <table:table-cell office:value-type="float" office:value="0.030476">
                <text:p>0.030476</text:p>
              </table:table-cell>
            </table:table-row>
            <table:table-row>
              <table:table-cell office:value-type="string">
                <text:p>0.003482</text:p>
              </table:table-cell>
              <table:table-cell office:value-type="float" office:value="0.0002122082">
                <text:p>0.0002122082</text:p>
              </table:table-cell>
              <table:table-cell office:value-type="float" office:value="0.0229217">
                <text:p>0.0229217</text:p>
              </table:table-cell>
              <table:table-cell office:value-type="float" office:value="0.030476">
                <text:p>0.030476</text:p>
              </table:table-cell>
            </table:table-row>
            <table:table-row>
              <table:table-cell office:value-type="string">
                <text:p>0.003479</text:p>
              </table:table-cell>
              <table:table-cell office:value-type="float" office:value="0.0002121272">
                <text:p>0.0002121272</text:p>
              </table:table-cell>
              <table:table-cell office:value-type="float" office:value="0.0304303">
                <text:p>0.0304303</text:p>
              </table:table-cell>
              <table:table-cell office:value-type="float" office:value="0.030476">
                <text:p>0.030476</text:p>
              </table:table-cell>
            </table:table-row>
            <table:table-row>
              <table:table-cell office:value-type="string">
                <text:p>0.003476</text:p>
              </table:table-cell>
              <table:table-cell office:value-type="float" office:value="0.0002120464">
                <text:p>0.0002120464</text:p>
              </table:table-cell>
              <table:table-cell office:value-type="float" office:value="0.026454">
                <text:p>0.026454</text:p>
              </table:table-cell>
              <table:table-cell office:value-type="float" office:value="0.030476">
                <text:p>0.030476</text:p>
              </table:table-cell>
            </table:table-row>
            <table:table-row>
              <table:table-cell office:value-type="string">
                <text:p>0.003473</text:p>
              </table:table-cell>
              <table:table-cell office:value-type="float" office:value="0.0002119659">
                <text:p>0.0002119659</text:p>
              </table:table-cell>
              <table:table-cell office:value-type="float" office:value="0.0250823">
                <text:p>0.0250823</text:p>
              </table:table-cell>
              <table:table-cell office:value-type="float" office:value="0.030476">
                <text:p>0.030476</text:p>
              </table:table-cell>
            </table:table-row>
            <table:table-row>
              <table:table-cell office:value-type="string">
                <text:p>0.00347</text:p>
              </table:table-cell>
              <table:table-cell office:value-type="float" office:value="0.0002118857">
                <text:p>0.0002118857</text:p>
              </table:table-cell>
              <table:table-cell office:value-type="float" office:value="0.030476">
                <text:p>0.030476</text:p>
              </table:table-cell>
              <table:table-cell office:value-type="float" office:value="0.030476">
                <text:p>0.030476</text:p>
              </table:table-cell>
            </table:table-row>
            <table:table-row>
              <table:table-cell office:value-type="string">
                <text:p>0.003467</text:p>
              </table:table-cell>
              <table:table-cell office:value-type="float" office:value="0.0002118058">
                <text:p>0.0002118058</text:p>
              </table:table-cell>
              <table:table-cell office:value-type="float" office:value="0.030476">
                <text:p>0.030476</text:p>
              </table:table-cell>
              <table:table-cell office:value-type="float" office:value="0.030476">
                <text:p>0.030476</text:p>
              </table:table-cell>
            </table:table-row>
            <table:table-row>
              <table:table-cell office:value-type="string">
                <text:p>0.003464</text:p>
              </table:table-cell>
              <table:table-cell office:value-type="float" office:value="0.0002117261">
                <text:p>0.0002117261</text:p>
              </table:table-cell>
              <table:table-cell office:value-type="float" office:value="0.0266684">
                <text:p>0.0266684</text:p>
              </table:table-cell>
              <table:table-cell office:value-type="float" office:value="0.030476">
                <text:p>0.030476</text:p>
              </table:table-cell>
            </table:table-row>
            <table:table-row>
              <table:table-cell office:value-type="string">
                <text:p>0.003462</text:p>
              </table:table-cell>
              <table:table-cell office:value-type="float" office:value="0.0002116468">
                <text:p>0.0002116468</text:p>
              </table:table-cell>
              <table:table-cell office:value-type="float" office:value="0.030476">
                <text:p>0.030476</text:p>
              </table:table-cell>
              <table:table-cell office:value-type="float" office:value="0.030476">
                <text:p>0.030476</text:p>
              </table:table-cell>
            </table:table-row>
            <table:table-row>
              <table:table-cell office:value-type="string">
                <text:p>0.003459</text:p>
              </table:table-cell>
              <table:table-cell office:value-type="float" office:value="0.0002115677">
                <text:p>0.0002115677</text:p>
              </table:table-cell>
              <table:table-cell office:value-type="float" office:value="0.0285595">
                <text:p>0.0285595</text:p>
              </table:table-cell>
              <table:table-cell office:value-type="float" office:value="0.030476">
                <text:p>0.030476</text:p>
              </table:table-cell>
            </table:table-row>
            <table:table-row>
              <table:table-cell office:value-type="string">
                <text:p>0.003456</text:p>
              </table:table-cell>
              <table:table-cell office:value-type="float" office:value="0.0002114889">
                <text:p>0.0002114889</text:p>
              </table:table-cell>
              <table:table-cell office:value-type="float" office:value="0.030476">
                <text:p>0.030476</text:p>
              </table:table-cell>
              <table:table-cell office:value-type="float" office:value="0.030476">
                <text:p>0.030476</text:p>
              </table:table-cell>
            </table:table-row>
            <table:table-row>
              <table:table-cell office:value-type="string">
                <text:p>0.003453</text:p>
              </table:table-cell>
              <table:table-cell office:value-type="float" office:value="0.0002114103">
                <text:p>0.0002114103</text:p>
              </table:table-cell>
              <table:table-cell office:value-type="float" office:value="0.030476">
                <text:p>0.030476</text:p>
              </table:table-cell>
              <table:table-cell office:value-type="float" office:value="0.030476">
                <text:p>0.030476</text:p>
              </table:table-cell>
            </table:table-row>
            <table:table-row>
              <table:table-cell office:value-type="string">
                <text:p>0.00345</text:p>
              </table:table-cell>
              <table:table-cell office:value-type="float" office:value="0.0002113321">
                <text:p>0.0002113321</text:p>
              </table:table-cell>
              <table:table-cell office:value-type="float" office:value="0.030476">
                <text:p>0.030476</text:p>
              </table:table-cell>
              <table:table-cell office:value-type="float" office:value="0.030476">
                <text:p>0.030476</text:p>
              </table:table-cell>
            </table:table-row>
            <table:table-row>
              <table:table-cell office:value-type="string">
                <text:p>0.003447</text:p>
              </table:table-cell>
              <table:table-cell office:value-type="float" office:value="0.0002112541">
                <text:p>0.0002112541</text:p>
              </table:table-cell>
              <table:table-cell office:value-type="float" office:value="0.030476">
                <text:p>0.030476</text:p>
              </table:table-cell>
              <table:table-cell office:value-type="float" office:value="0.030476">
                <text:p>0.030476</text:p>
              </table:table-cell>
            </table:table-row>
            <table:table-row>
              <table:table-cell office:value-type="string">
                <text:p>0.003444</text:p>
              </table:table-cell>
              <table:table-cell office:value-type="float" office:value="0.0002111764">
                <text:p>0.0002111764</text:p>
              </table:table-cell>
              <table:table-cell office:value-type="float" office:value="0.0301517">
                <text:p>0.0301517</text:p>
              </table:table-cell>
              <table:table-cell office:value-type="float" office:value="0.030476">
                <text:p>0.030476</text:p>
              </table:table-cell>
            </table:table-row>
            <table:table-row>
              <table:table-cell office:value-type="string">
                <text:p>0.003441</text:p>
              </table:table-cell>
              <table:table-cell office:value-type="float" office:value="0.000211099">
                <text:p>0.000211099</text:p>
              </table:table-cell>
              <table:table-cell office:value-type="float" office:value="0.030476">
                <text:p>0.030476</text:p>
              </table:table-cell>
              <table:table-cell office:value-type="float" office:value="0.030476">
                <text:p>0.030476</text:p>
              </table:table-cell>
            </table:table-row>
            <table:table-row>
              <table:table-cell office:value-type="string">
                <text:p>0.003438</text:p>
              </table:table-cell>
              <table:table-cell office:value-type="float" office:value="0.0002110218">
                <text:p>0.0002110218</text:p>
              </table:table-cell>
              <table:table-cell office:value-type="float" office:value="0.030476">
                <text:p>0.030476</text:p>
              </table:table-cell>
              <table:table-cell office:value-type="float" office:value="0.030476">
                <text:p>0.030476</text:p>
              </table:table-cell>
            </table:table-row>
            <table:table-row>
              <table:table-cell office:value-type="string">
                <text:p>0.003435</text:p>
              </table:table-cell>
              <table:table-cell office:value-type="float" office:value="0.000210945">
                <text:p>0.000210945</text:p>
              </table:table-cell>
              <table:table-cell office:value-type="float" office:value="0.030476">
                <text:p>0.030476</text:p>
              </table:table-cell>
              <table:table-cell office:value-type="float" office:value="0.030476">
                <text:p>0.030476</text:p>
              </table:table-cell>
            </table:table-row>
            <table:table-row>
              <table:table-cell office:value-type="string">
                <text:p>0.003432</text:p>
              </table:table-cell>
              <table:table-cell office:value-type="float" office:value="0.0002108684">
                <text:p>0.0002108684</text:p>
              </table:table-cell>
              <table:table-cell office:value-type="float" office:value="0.0218575">
                <text:p>0.0218575</text:p>
              </table:table-cell>
              <table:table-cell office:value-type="float" office:value="0.030476">
                <text:p>0.030476</text:p>
              </table:table-cell>
            </table:table-row>
            <table:table-row>
              <table:table-cell office:value-type="string">
                <text:p>0.003429</text:p>
              </table:table-cell>
              <table:table-cell office:value-type="float" office:value="0.0002107921">
                <text:p>0.0002107921</text:p>
              </table:table-cell>
              <table:table-cell office:value-type="float" office:value="0.0288012">
                <text:p>0.0288012</text:p>
              </table:table-cell>
              <table:table-cell office:value-type="float" office:value="0.030476">
                <text:p>0.030476</text:p>
              </table:table-cell>
            </table:table-row>
            <table:table-row>
              <table:table-cell office:value-type="string">
                <text:p>0.003426</text:p>
              </table:table-cell>
              <table:table-cell office:value-type="float" office:value="0.0002107161">
                <text:p>0.0002107161</text:p>
              </table:table-cell>
              <table:table-cell office:value-type="float" office:value="0.030476">
                <text:p>0.030476</text:p>
              </table:table-cell>
              <table:table-cell office:value-type="float" office:value="0.030476">
                <text:p>0.030476</text:p>
              </table:table-cell>
            </table:table-row>
            <table:table-row>
              <table:table-cell office:value-type="string">
                <text:p>0.003424</text:p>
              </table:table-cell>
              <table:table-cell office:value-type="float" office:value="0.0002106404">
                <text:p>0.0002106404</text:p>
              </table:table-cell>
              <table:table-cell office:value-type="float" office:value="0.030476">
                <text:p>0.030476</text:p>
              </table:table-cell>
              <table:table-cell office:value-type="float" office:value="0.030476">
                <text:p>0.030476</text:p>
              </table:table-cell>
            </table:table-row>
            <table:table-row>
              <table:table-cell office:value-type="string">
                <text:p>0.003421</text:p>
              </table:table-cell>
              <table:table-cell office:value-type="float" office:value="0.0002105649">
                <text:p>0.0002105649</text:p>
              </table:table-cell>
              <table:table-cell office:value-type="float" office:value="0.025558">
                <text:p>0.025558</text:p>
              </table:table-cell>
              <table:table-cell office:value-type="float" office:value="0.030476">
                <text:p>0.030476</text:p>
              </table:table-cell>
            </table:table-row>
            <table:table-row>
              <table:table-cell office:value-type="string">
                <text:p>0.003418</text:p>
              </table:table-cell>
              <table:table-cell office:value-type="float" office:value="0.0002104898">
                <text:p>0.0002104898</text:p>
              </table:table-cell>
              <table:table-cell office:value-type="float" office:value="0.0265811">
                <text:p>0.0265811</text:p>
              </table:table-cell>
              <table:table-cell office:value-type="float" office:value="0.030476">
                <text:p>0.030476</text:p>
              </table:table-cell>
            </table:table-row>
            <table:table-row>
              <table:table-cell office:value-type="string">
                <text:p>0.003415</text:p>
              </table:table-cell>
              <table:table-cell office:value-type="float" office:value="0.0002104149">
                <text:p>0.0002104149</text:p>
              </table:table-cell>
              <table:table-cell office:value-type="float" office:value="0.030476">
                <text:p>0.030476</text:p>
              </table:table-cell>
              <table:table-cell office:value-type="float" office:value="0.030476">
                <text:p>0.030476</text:p>
              </table:table-cell>
            </table:table-row>
            <table:table-row>
              <table:table-cell office:value-type="string">
                <text:p>0.003412</text:p>
              </table:table-cell>
              <table:table-cell office:value-type="float" office:value="0.0002103403">
                <text:p>0.0002103403</text:p>
              </table:table-cell>
              <table:table-cell office:value-type="float" office:value="0.030476">
                <text:p>0.030476</text:p>
              </table:table-cell>
              <table:table-cell office:value-type="float" office:value="0.030476">
                <text:p>0.030476</text:p>
              </table:table-cell>
            </table:table-row>
            <table:table-row>
              <table:table-cell office:value-type="string">
                <text:p>0.003409</text:p>
              </table:table-cell>
              <table:table-cell office:value-type="float" office:value="0.000210266">
                <text:p>0.000210266</text:p>
              </table:table-cell>
              <table:table-cell office:value-type="float" office:value="0.030476">
                <text:p>0.030476</text:p>
              </table:table-cell>
              <table:table-cell office:value-type="float" office:value="0.030476">
                <text:p>0.030476</text:p>
              </table:table-cell>
            </table:table-row>
            <table:table-row>
              <table:table-cell office:value-type="string">
                <text:p>0.003406</text:p>
              </table:table-cell>
              <table:table-cell office:value-type="float" office:value="0.000210192">
                <text:p>0.000210192</text:p>
              </table:table-cell>
              <table:table-cell office:value-type="float" office:value="0.0256958">
                <text:p>0.0256958</text:p>
              </table:table-cell>
              <table:table-cell office:value-type="float" office:value="0.030476">
                <text:p>0.030476</text:p>
              </table:table-cell>
            </table:table-row>
            <table:table-row>
              <table:table-cell office:value-type="string">
                <text:p>0.003403</text:p>
              </table:table-cell>
              <table:table-cell office:value-type="float" office:value="0.0002101183">
                <text:p>0.0002101183</text:p>
              </table:table-cell>
              <table:table-cell office:value-type="float" office:value="0.030476">
                <text:p>0.030476</text:p>
              </table:table-cell>
              <table:table-cell office:value-type="float" office:value="0.030476">
                <text:p>0.030476</text:p>
              </table:table-cell>
            </table:table-row>
            <table:table-row>
              <table:table-cell office:value-type="string">
                <text:p>0.0034</text:p>
              </table:table-cell>
              <table:table-cell office:value-type="float" office:value="0.0002100448">
                <text:p>0.0002100448</text:p>
              </table:table-cell>
              <table:table-cell office:value-type="float" office:value="0.030476">
                <text:p>0.030476</text:p>
              </table:table-cell>
              <table:table-cell office:value-type="float" office:value="0.030476">
                <text:p>0.030476</text:p>
              </table:table-cell>
            </table:table-row>
            <table:table-row>
              <table:table-cell office:value-type="string">
                <text:p>0.003397</text:p>
              </table:table-cell>
              <table:table-cell office:value-type="float" office:value="0.0002099717">
                <text:p>0.0002099717</text:p>
              </table:table-cell>
              <table:table-cell office:value-type="float" office:value="0.030476">
                <text:p>0.030476</text:p>
              </table:table-cell>
              <table:table-cell office:value-type="float" office:value="0.030476">
                <text:p>0.030476</text:p>
              </table:table-cell>
            </table:table-row>
            <table:table-row>
              <table:table-cell office:value-type="string">
                <text:p>0.003394</text:p>
              </table:table-cell>
              <table:table-cell office:value-type="float" office:value="0.0002098988">
                <text:p>0.0002098988</text:p>
              </table:table-cell>
              <table:table-cell office:value-type="float" office:value="0.030476">
                <text:p>0.030476</text:p>
              </table:table-cell>
              <table:table-cell office:value-type="float" office:value="0.030476">
                <text:p>0.030476</text:p>
              </table:table-cell>
            </table:table-row>
            <table:table-row>
              <table:table-cell office:value-type="string">
                <text:p>0.003391</text:p>
              </table:table-cell>
              <table:table-cell office:value-type="float" office:value="0.0002098262">
                <text:p>0.0002098262</text:p>
              </table:table-cell>
              <table:table-cell office:value-type="float" office:value="0.030476">
                <text:p>0.030476</text:p>
              </table:table-cell>
              <table:table-cell office:value-type="float" office:value="0.030476">
                <text:p>0.030476</text:p>
              </table:table-cell>
            </table:table-row>
            <table:table-row>
              <table:table-cell office:value-type="string">
                <text:p>0.003388</text:p>
              </table:table-cell>
              <table:table-cell office:value-type="float" office:value="0.0002097539">
                <text:p>0.0002097539</text:p>
              </table:table-cell>
              <table:table-cell office:value-type="float" office:value="0.030476">
                <text:p>0.030476</text:p>
              </table:table-cell>
              <table:table-cell office:value-type="float" office:value="0.030476">
                <text:p>0.030476</text:p>
              </table:table-cell>
            </table:table-row>
            <table:table-row>
              <table:table-cell office:value-type="string">
                <text:p>0.003386</text:p>
              </table:table-cell>
              <table:table-cell office:value-type="float" office:value="0.0002096819">
                <text:p>0.0002096819</text:p>
              </table:table-cell>
              <table:table-cell office:value-type="float" office:value="0.030476">
                <text:p>0.030476</text:p>
              </table:table-cell>
              <table:table-cell office:value-type="float" office:value="0.030476">
                <text:p>0.030476</text:p>
              </table:table-cell>
            </table:table-row>
            <table:table-row>
              <table:table-cell office:value-type="string">
                <text:p>0.003383</text:p>
              </table:table-cell>
              <table:table-cell office:value-type="float" office:value="0.0002096102">
                <text:p>0.0002096102</text:p>
              </table:table-cell>
              <table:table-cell office:value-type="float" office:value="0.030476">
                <text:p>0.030476</text:p>
              </table:table-cell>
              <table:table-cell office:value-type="float" office:value="0.030476">
                <text:p>0.030476</text:p>
              </table:table-cell>
            </table:table-row>
            <table:table-row>
              <table:table-cell office:value-type="string">
                <text:p>0.00338</text:p>
              </table:table-cell>
              <table:table-cell office:value-type="float" office:value="0.0002095387">
                <text:p>0.0002095387</text:p>
              </table:table-cell>
              <table:table-cell office:value-type="float" office:value="0.0259499">
                <text:p>0.0259499</text:p>
              </table:table-cell>
              <table:table-cell office:value-type="float" office:value="0.030476">
                <text:p>0.030476</text:p>
              </table:table-cell>
            </table:table-row>
            <table:table-row>
              <table:table-cell office:value-type="string">
                <text:p>0.003377</text:p>
              </table:table-cell>
              <table:table-cell office:value-type="float" office:value="0.0002094676">
                <text:p>0.0002094676</text:p>
              </table:table-cell>
              <table:table-cell office:value-type="float" office:value="0.0292539">
                <text:p>0.0292539</text:p>
              </table:table-cell>
              <table:table-cell office:value-type="float" office:value="0.030476">
                <text:p>0.030476</text:p>
              </table:table-cell>
            </table:table-row>
            <table:table-row>
              <table:table-cell office:value-type="string">
                <text:p>0.003374</text:p>
              </table:table-cell>
              <table:table-cell office:value-type="float" office:value="0.0002093967">
                <text:p>0.0002093967</text:p>
              </table:table-cell>
              <table:table-cell office:value-type="float" office:value="0.030476">
                <text:p>0.030476</text:p>
              </table:table-cell>
              <table:table-cell office:value-type="float" office:value="0.030476">
                <text:p>0.030476</text:p>
              </table:table-cell>
            </table:table-row>
            <table:table-row>
              <table:table-cell office:value-type="string">
                <text:p>0.003371</text:p>
              </table:table-cell>
              <table:table-cell office:value-type="float" office:value="0.0002093261">
                <text:p>0.0002093261</text:p>
              </table:table-cell>
              <table:table-cell office:value-type="float" office:value="0.030476">
                <text:p>0.030476</text:p>
              </table:table-cell>
              <table:table-cell office:value-type="float" office:value="0.030476">
                <text:p>0.030476</text:p>
              </table:table-cell>
            </table:table-row>
            <table:table-row>
              <table:table-cell office:value-type="string">
                <text:p>0.003368</text:p>
              </table:table-cell>
              <table:table-cell office:value-type="float" office:value="0.0002092558">
                <text:p>0.0002092558</text:p>
              </table:table-cell>
              <table:table-cell office:value-type="float" office:value="0.030476">
                <text:p>0.030476</text:p>
              </table:table-cell>
              <table:table-cell office:value-type="float" office:value="0.030476">
                <text:p>0.030476</text:p>
              </table:table-cell>
            </table:table-row>
            <table:table-row>
              <table:table-cell office:value-type="string">
                <text:p>0.003365</text:p>
              </table:table-cell>
              <table:table-cell office:value-type="float" office:value="0.0002091858">
                <text:p>0.0002091858</text:p>
              </table:table-cell>
              <table:table-cell office:value-type="float" office:value="0.0283939">
                <text:p>0.0283939</text:p>
              </table:table-cell>
              <table:table-cell office:value-type="float" office:value="0.030476">
                <text:p>0.030476</text:p>
              </table:table-cell>
            </table:table-row>
            <table:table-row>
              <table:table-cell office:value-type="string">
                <text:p>0.003362</text:p>
              </table:table-cell>
              <table:table-cell office:value-type="float" office:value="0.0002091161">
                <text:p>0.0002091161</text:p>
              </table:table-cell>
              <table:table-cell office:value-type="float" office:value="0.030476">
                <text:p>0.030476</text:p>
              </table:table-cell>
              <table:table-cell office:value-type="float" office:value="0.030476">
                <text:p>0.030476</text:p>
              </table:table-cell>
            </table:table-row>
            <table:table-row>
              <table:table-cell office:value-type="string">
                <text:p>0.003359</text:p>
              </table:table-cell>
              <table:table-cell office:value-type="float" office:value="0.0002090466">
                <text:p>0.0002090466</text:p>
              </table:table-cell>
              <table:table-cell office:value-type="float" office:value="0.0193072">
                <text:p>0.0193072</text:p>
              </table:table-cell>
              <table:table-cell office:value-type="float" office:value="0.030476">
                <text:p>0.030476</text:p>
              </table:table-cell>
            </table:table-row>
            <table:table-row>
              <table:table-cell office:value-type="string">
                <text:p>0.003356</text:p>
              </table:table-cell>
              <table:table-cell office:value-type="float" office:value="0.0002089775">
                <text:p>0.0002089775</text:p>
              </table:table-cell>
              <table:table-cell office:value-type="float" office:value="0.030476">
                <text:p>0.030476</text:p>
              </table:table-cell>
              <table:table-cell office:value-type="float" office:value="0.030476">
                <text:p>0.030476</text:p>
              </table:table-cell>
            </table:table-row>
            <table:table-row>
              <table:table-cell office:value-type="string">
                <text:p>0.003353</text:p>
              </table:table-cell>
              <table:table-cell office:value-type="float" office:value="0.0002089086">
                <text:p>0.0002089086</text:p>
              </table:table-cell>
              <table:table-cell office:value-type="float" office:value="0.030476">
                <text:p>0.030476</text:p>
              </table:table-cell>
              <table:table-cell office:value-type="float" office:value="0.030476">
                <text:p>0.030476</text:p>
              </table:table-cell>
            </table:table-row>
            <table:table-row>
              <table:table-cell office:value-type="string">
                <text:p>0.00335</text:p>
              </table:table-cell>
              <table:table-cell office:value-type="float" office:value="0.00020884">
                <text:p>0.00020884</text:p>
              </table:table-cell>
              <table:table-cell office:value-type="float" office:value="0.030476">
                <text:p>0.030476</text:p>
              </table:table-cell>
              <table:table-cell office:value-type="float" office:value="0.030476">
                <text:p>0.030476</text:p>
              </table:table-cell>
            </table:table-row>
            <table:table-row>
              <table:table-cell office:value-type="string">
                <text:p>0.003348</text:p>
              </table:table-cell>
              <table:table-cell office:value-type="float" office:value="0.0002087717">
                <text:p>0.0002087717</text:p>
              </table:table-cell>
              <table:table-cell office:value-type="float" office:value="0.0262712">
                <text:p>0.0262712</text:p>
              </table:table-cell>
              <table:table-cell office:value-type="float" office:value="0.030476">
                <text:p>0.030476</text:p>
              </table:table-cell>
            </table:table-row>
            <table:table-row>
              <table:table-cell office:value-type="string">
                <text:p>0.003345</text:p>
              </table:table-cell>
              <table:table-cell office:value-type="float" office:value="0.0002087037">
                <text:p>0.0002087037</text:p>
              </table:table-cell>
              <table:table-cell office:value-type="float" office:value="0.030476">
                <text:p>0.030476</text:p>
              </table:table-cell>
              <table:table-cell office:value-type="float" office:value="0.030476">
                <text:p>0.030476</text:p>
              </table:table-cell>
            </table:table-row>
            <table:table-row>
              <table:table-cell office:value-type="string">
                <text:p>0.003342</text:p>
              </table:table-cell>
              <table:table-cell office:value-type="float" office:value="0.0002086359">
                <text:p>0.0002086359</text:p>
              </table:table-cell>
              <table:table-cell office:value-type="float" office:value="0.030476">
                <text:p>0.030476</text:p>
              </table:table-cell>
              <table:table-cell office:value-type="float" office:value="0.030476">
                <text:p>0.030476</text:p>
              </table:table-cell>
            </table:table-row>
            <table:table-row>
              <table:table-cell office:value-type="string">
                <text:p>0.003339</text:p>
              </table:table-cell>
              <table:table-cell office:value-type="float" office:value="0.0002085685">
                <text:p>0.0002085685</text:p>
              </table:table-cell>
              <table:table-cell office:value-type="float" office:value="0.0295949">
                <text:p>0.0295949</text:p>
              </table:table-cell>
              <table:table-cell office:value-type="float" office:value="0.030476">
                <text:p>0.030476</text:p>
              </table:table-cell>
            </table:table-row>
            <table:table-row>
              <table:table-cell office:value-type="string">
                <text:p>0.003336</text:p>
              </table:table-cell>
              <table:table-cell office:value-type="float" office:value="0.0002085013">
                <text:p>0.0002085013</text:p>
              </table:table-cell>
              <table:table-cell office:value-type="float" office:value="0.0289786">
                <text:p>0.0289786</text:p>
              </table:table-cell>
              <table:table-cell office:value-type="float" office:value="0.030476">
                <text:p>0.030476</text:p>
              </table:table-cell>
            </table:table-row>
            <table:table-row>
              <table:table-cell office:value-type="string">
                <text:p>0.003333</text:p>
              </table:table-cell>
              <table:table-cell office:value-type="float" office:value="0.0002084344">
                <text:p>0.0002084344</text:p>
              </table:table-cell>
              <table:table-cell office:value-type="float" office:value="0.030476">
                <text:p>0.030476</text:p>
              </table:table-cell>
              <table:table-cell office:value-type="float" office:value="0.030476">
                <text:p>0.030476</text:p>
              </table:table-cell>
            </table:table-row>
            <table:table-row>
              <table:table-cell office:value-type="string">
                <text:p>0.00333</text:p>
              </table:table-cell>
              <table:table-cell office:value-type="float" office:value="0.0002083678">
                <text:p>0.0002083678</text:p>
              </table:table-cell>
              <table:table-cell office:value-type="float" office:value="0.030476">
                <text:p>0.030476</text:p>
              </table:table-cell>
              <table:table-cell office:value-type="float" office:value="0.030476">
                <text:p>0.030476</text:p>
              </table:table-cell>
            </table:table-row>
            <table:table-row>
              <table:table-cell office:value-type="string">
                <text:p>0.003327</text:p>
              </table:table-cell>
              <table:table-cell office:value-type="float" office:value="0.0002083015">
                <text:p>0.0002083015</text:p>
              </table:table-cell>
              <table:table-cell office:value-type="float" office:value="0.030476">
                <text:p>0.030476</text:p>
              </table:table-cell>
              <table:table-cell office:value-type="float" office:value="0.030476">
                <text:p>0.030476</text:p>
              </table:table-cell>
            </table:table-row>
            <table:table-row>
              <table:table-cell office:value-type="string">
                <text:p>0.003324</text:p>
              </table:table-cell>
              <table:table-cell office:value-type="float" office:value="0.0002082355">
                <text:p>0.0002082355</text:p>
              </table:table-cell>
              <table:table-cell office:value-type="float" office:value="0.030476">
                <text:p>0.030476</text:p>
              </table:table-cell>
              <table:table-cell office:value-type="float" office:value="0.030476">
                <text:p>0.030476</text:p>
              </table:table-cell>
            </table:table-row>
            <table:table-row>
              <table:table-cell office:value-type="string">
                <text:p>0.003321</text:p>
              </table:table-cell>
              <table:table-cell office:value-type="float" office:value="0.0002081698">
                <text:p>0.0002081698</text:p>
              </table:table-cell>
              <table:table-cell office:value-type="float" office:value="0.030476">
                <text:p>0.030476</text:p>
              </table:table-cell>
              <table:table-cell office:value-type="float" office:value="0.030476">
                <text:p>0.030476</text:p>
              </table:table-cell>
            </table:table-row>
            <table:table-row>
              <table:table-cell office:value-type="string">
                <text:p>0.003318</text:p>
              </table:table-cell>
              <table:table-cell office:value-type="float" office:value="0.0002081043">
                <text:p>0.0002081043</text:p>
              </table:table-cell>
              <table:table-cell office:value-type="float" office:value="0.030476">
                <text:p>0.030476</text:p>
              </table:table-cell>
              <table:table-cell office:value-type="float" office:value="0.030476">
                <text:p>0.030476</text:p>
              </table:table-cell>
            </table:table-row>
            <table:table-row>
              <table:table-cell office:value-type="string">
                <text:p>0.003315</text:p>
              </table:table-cell>
              <table:table-cell office:value-type="float" office:value="0.0002080391">
                <text:p>0.0002080391</text:p>
              </table:table-cell>
              <table:table-cell office:value-type="float" office:value="0.030476">
                <text:p>0.030476</text:p>
              </table:table-cell>
              <table:table-cell office:value-type="float" office:value="0.030476">
                <text:p>0.030476</text:p>
              </table:table-cell>
            </table:table-row>
            <table:table-row>
              <table:table-cell office:value-type="string">
                <text:p>0.003312</text:p>
              </table:table-cell>
              <table:table-cell office:value-type="float" office:value="0.0002079742">
                <text:p>0.0002079742</text:p>
              </table:table-cell>
              <table:table-cell office:value-type="float" office:value="0.030476">
                <text:p>0.030476</text:p>
              </table:table-cell>
              <table:table-cell office:value-type="float" office:value="0.030476">
                <text:p>0.030476</text:p>
              </table:table-cell>
            </table:table-row>
            <table:table-row>
              <table:table-cell office:value-type="string">
                <text:p>0.00331</text:p>
              </table:table-cell>
              <table:table-cell office:value-type="float" office:value="0.0002079096">
                <text:p>0.0002079096</text:p>
              </table:table-cell>
              <table:table-cell office:value-type="float" office:value="0.030476">
                <text:p>0.030476</text:p>
              </table:table-cell>
              <table:table-cell office:value-type="float" office:value="0.030476">
                <text:p>0.030476</text:p>
              </table:table-cell>
            </table:table-row>
            <table:table-row>
              <table:table-cell office:value-type="string">
                <text:p>0.003307</text:p>
              </table:table-cell>
              <table:table-cell office:value-type="float" office:value="0.0002078452">
                <text:p>0.0002078452</text:p>
              </table:table-cell>
              <table:table-cell office:value-type="float" office:value="0.030476">
                <text:p>0.030476</text:p>
              </table:table-cell>
              <table:table-cell office:value-type="float" office:value="0.030476">
                <text:p>0.030476</text:p>
              </table:table-cell>
            </table:table-row>
            <table:table-row>
              <table:table-cell office:value-type="string">
                <text:p>0.003304</text:p>
              </table:table-cell>
              <table:table-cell office:value-type="float" office:value="0.0002077811">
                <text:p>0.0002077811</text:p>
              </table:table-cell>
              <table:table-cell office:value-type="float" office:value="0.030476">
                <text:p>0.030476</text:p>
              </table:table-cell>
              <table:table-cell office:value-type="float" office:value="0.030476">
                <text:p>0.030476</text:p>
              </table:table-cell>
            </table:table-row>
            <table:table-row>
              <table:table-cell office:value-type="string">
                <text:p>0.003301</text:p>
              </table:table-cell>
              <table:table-cell office:value-type="float" office:value="0.0002077173">
                <text:p>0.0002077173</text:p>
              </table:table-cell>
              <table:table-cell office:value-type="float" office:value="0.030476">
                <text:p>0.030476</text:p>
              </table:table-cell>
              <table:table-cell office:value-type="float" office:value="0.030476">
                <text:p>0.030476</text:p>
              </table:table-cell>
            </table:table-row>
            <table:table-row>
              <table:table-cell office:value-type="string">
                <text:p>0.003298</text:p>
              </table:table-cell>
              <table:table-cell office:value-type="float" office:value="0.0002076537">
                <text:p>0.0002076537</text:p>
              </table:table-cell>
              <table:table-cell office:value-type="float" office:value="0.0299755">
                <text:p>0.0299755</text:p>
              </table:table-cell>
              <table:table-cell office:value-type="float" office:value="0.030476">
                <text:p>0.030476</text:p>
              </table:table-cell>
            </table:table-row>
            <table:table-row>
              <table:table-cell office:value-type="string">
                <text:p>0.003295</text:p>
              </table:table-cell>
              <table:table-cell office:value-type="float" office:value="0.0002075904">
                <text:p>0.0002075904</text:p>
              </table:table-cell>
              <table:table-cell office:value-type="float" office:value="0.030476">
                <text:p>0.030476</text:p>
              </table:table-cell>
              <table:table-cell office:value-type="float" office:value="0.030476">
                <text:p>0.030476</text:p>
              </table:table-cell>
            </table:table-row>
            <table:table-row>
              <table:table-cell office:value-type="string">
                <text:p>0.003292</text:p>
              </table:table-cell>
              <table:table-cell office:value-type="float" office:value="0.0002075274">
                <text:p>0.0002075274</text:p>
              </table:table-cell>
              <table:table-cell office:value-type="float" office:value="0.030476">
                <text:p>0.030476</text:p>
              </table:table-cell>
              <table:table-cell office:value-type="float" office:value="0.030476">
                <text:p>0.030476</text:p>
              </table:table-cell>
            </table:table-row>
            <table:table-row>
              <table:table-cell office:value-type="string">
                <text:p>0.003289</text:p>
              </table:table-cell>
              <table:table-cell office:value-type="float" office:value="0.0002074646">
                <text:p>0.0002074646</text:p>
              </table:table-cell>
              <table:table-cell office:value-type="float" office:value="0.030476">
                <text:p>0.030476</text:p>
              </table:table-cell>
              <table:table-cell office:value-type="float" office:value="0.030476">
                <text:p>0.030476</text:p>
              </table:table-cell>
            </table:table-row>
            <table:table-row>
              <table:table-cell office:value-type="string">
                <text:p>0.003286</text:p>
              </table:table-cell>
              <table:table-cell office:value-type="float" office:value="0.0002074021">
                <text:p>0.0002074021</text:p>
              </table:table-cell>
              <table:table-cell office:value-type="float" office:value="0.030476">
                <text:p>0.030476</text:p>
              </table:table-cell>
              <table:table-cell office:value-type="float" office:value="0.030476">
                <text:p>0.030476</text:p>
              </table:table-cell>
            </table:table-row>
            <table:table-row>
              <table:table-cell office:value-type="string">
                <text:p>0.003283</text:p>
              </table:table-cell>
              <table:table-cell office:value-type="float" office:value="0.0002073398">
                <text:p>0.0002073398</text:p>
              </table:table-cell>
              <table:table-cell office:value-type="float" office:value="0.030476">
                <text:p>0.030476</text:p>
              </table:table-cell>
              <table:table-cell office:value-type="float" office:value="0.030476">
                <text:p>0.030476</text:p>
              </table:table-cell>
            </table:table-row>
            <table:table-row>
              <table:table-cell office:value-type="string">
                <text:p>0.00328</text:p>
              </table:table-cell>
              <table:table-cell office:value-type="float" office:value="0.0002072778">
                <text:p>0.0002072778</text:p>
              </table:table-cell>
              <table:table-cell office:value-type="float" office:value="0.030476">
                <text:p>0.030476</text:p>
              </table:table-cell>
              <table:table-cell office:value-type="float" office:value="0.030476">
                <text:p>0.030476</text:p>
              </table:table-cell>
            </table:table-row>
            <table:table-row>
              <table:table-cell office:value-type="string">
                <text:p>0.003277</text:p>
              </table:table-cell>
              <table:table-cell office:value-type="float" office:value="0.0002072161">
                <text:p>0.0002072161</text:p>
              </table:table-cell>
              <table:table-cell office:value-type="float" office:value="0.030171">
                <text:p>0.030171</text:p>
              </table:table-cell>
              <table:table-cell office:value-type="float" office:value="0.030476">
                <text:p>0.030476</text:p>
              </table:table-cell>
            </table:table-row>
            <table:table-row>
              <table:table-cell office:value-type="string">
                <text:p>0.003274</text:p>
              </table:table-cell>
              <table:table-cell office:value-type="float" office:value="0.0002071546">
                <text:p>0.0002071546</text:p>
              </table:table-cell>
              <table:table-cell office:value-type="float" office:value="0.030476">
                <text:p>0.030476</text:p>
              </table:table-cell>
              <table:table-cell office:value-type="float" office:value="0.030476">
                <text:p>0.030476</text:p>
              </table:table-cell>
            </table:table-row>
            <table:table-row>
              <table:table-cell office:value-type="string">
                <text:p>0.003272</text:p>
              </table:table-cell>
              <table:table-cell office:value-type="float" office:value="0.0002070934">
                <text:p>0.0002070934</text:p>
              </table:table-cell>
              <table:table-cell office:value-type="float" office:value="0.030476">
                <text:p>0.030476</text:p>
              </table:table-cell>
              <table:table-cell office:value-type="float" office:value="0.030476">
                <text:p>0.030476</text:p>
              </table:table-cell>
            </table:table-row>
            <table:table-row>
              <table:table-cell office:value-type="string">
                <text:p>0.003269</text:p>
              </table:table-cell>
              <table:table-cell office:value-type="float" office:value="0.0002070325">
                <text:p>0.0002070325</text:p>
              </table:table-cell>
              <table:table-cell office:value-type="float" office:value="0.030476">
                <text:p>0.030476</text:p>
              </table:table-cell>
              <table:table-cell office:value-type="float" office:value="0.030476">
                <text:p>0.030476</text:p>
              </table:table-cell>
            </table:table-row>
            <table:table-row>
              <table:table-cell office:value-type="string">
                <text:p>0.003266</text:p>
              </table:table-cell>
              <table:table-cell office:value-type="float" office:value="0.0002069718">
                <text:p>0.0002069718</text:p>
              </table:table-cell>
              <table:table-cell office:value-type="float" office:value="0.0243232">
                <text:p>0.0243232</text:p>
              </table:table-cell>
              <table:table-cell office:value-type="float" office:value="0.030476">
                <text:p>0.030476</text:p>
              </table:table-cell>
            </table:table-row>
            <table:table-row>
              <table:table-cell office:value-type="string">
                <text:p>0.003263</text:p>
              </table:table-cell>
              <table:table-cell office:value-type="float" office:value="0.0002069114">
                <text:p>0.0002069114</text:p>
              </table:table-cell>
              <table:table-cell office:value-type="float" office:value="0.030476">
                <text:p>0.030476</text:p>
              </table:table-cell>
              <table:table-cell office:value-type="float" office:value="0.030476">
                <text:p>0.030476</text:p>
              </table:table-cell>
            </table:table-row>
            <table:table-row>
              <table:table-cell office:value-type="string">
                <text:p>0.00326</text:p>
              </table:table-cell>
              <table:table-cell office:value-type="float" office:value="0.0002068513">
                <text:p>0.0002068513</text:p>
              </table:table-cell>
              <table:table-cell office:value-type="float" office:value="0.030476">
                <text:p>0.030476</text:p>
              </table:table-cell>
              <table:table-cell office:value-type="float" office:value="0.030476">
                <text:p>0.030476</text:p>
              </table:table-cell>
            </table:table-row>
            <table:table-row>
              <table:table-cell office:value-type="string">
                <text:p>0.003257</text:p>
              </table:table-cell>
              <table:table-cell office:value-type="float" office:value="0.0002067914">
                <text:p>0.0002067914</text:p>
              </table:table-cell>
              <table:table-cell office:value-type="float" office:value="0.030476">
                <text:p>0.030476</text:p>
              </table:table-cell>
              <table:table-cell office:value-type="float" office:value="0.030476">
                <text:p>0.030476</text:p>
              </table:table-cell>
            </table:table-row>
            <table:table-row>
              <table:table-cell office:value-type="string">
                <text:p>0.003254</text:p>
              </table:table-cell>
              <table:table-cell office:value-type="float" office:value="0.0002067318">
                <text:p>0.0002067318</text:p>
              </table:table-cell>
              <table:table-cell office:value-type="float" office:value="0.030476">
                <text:p>0.030476</text:p>
              </table:table-cell>
              <table:table-cell office:value-type="float" office:value="0.030476">
                <text:p>0.030476</text:p>
              </table:table-cell>
            </table:table-row>
            <table:table-row>
              <table:table-cell office:value-type="string">
                <text:p>0.003251</text:p>
              </table:table-cell>
              <table:table-cell office:value-type="float" office:value="0.0002066723">
                <text:p>0.0002066723</text:p>
              </table:table-cell>
              <table:table-cell office:value-type="float" office:value="0.030476">
                <text:p>0.030476</text:p>
              </table:table-cell>
              <table:table-cell office:value-type="float" office:value="0.030476">
                <text:p>0.030476</text:p>
              </table:table-cell>
            </table:table-row>
            <table:table-row>
              <table:table-cell office:value-type="string">
                <text:p>0.003248</text:p>
              </table:table-cell>
              <table:table-cell office:value-type="float" office:value="0.0002066131">
                <text:p>0.0002066131</text:p>
              </table:table-cell>
              <table:table-cell office:value-type="float" office:value="0.030476">
                <text:p>0.030476</text:p>
              </table:table-cell>
              <table:table-cell office:value-type="float" office:value="0.030476">
                <text:p>0.030476</text:p>
              </table:table-cell>
            </table:table-row>
            <table:table-row>
              <table:table-cell office:value-type="string">
                <text:p>0.003245</text:p>
              </table:table-cell>
              <table:table-cell office:value-type="float" office:value="0.0002065541">
                <text:p>0.0002065541</text:p>
              </table:table-cell>
              <table:table-cell office:value-type="float" office:value="0.030476">
                <text:p>0.030476</text:p>
              </table:table-cell>
              <table:table-cell office:value-type="float" office:value="0.030476">
                <text:p>0.030476</text:p>
              </table:table-cell>
            </table:table-row>
            <table:table-row>
              <table:table-cell office:value-type="string">
                <text:p>0.003242</text:p>
              </table:table-cell>
              <table:table-cell office:value-type="float" office:value="0.0002064954">
                <text:p>0.0002064954</text:p>
              </table:table-cell>
              <table:table-cell office:value-type="float" office:value="0.030476">
                <text:p>0.030476</text:p>
              </table:table-cell>
              <table:table-cell office:value-type="float" office:value="0.030476">
                <text:p>0.030476</text:p>
              </table:table-cell>
            </table:table-row>
            <table:table-row>
              <table:table-cell office:value-type="string">
                <text:p>0.003239</text:p>
              </table:table-cell>
              <table:table-cell office:value-type="float" office:value="0.0002064368">
                <text:p>0.0002064368</text:p>
              </table:table-cell>
              <table:table-cell office:value-type="float" office:value="0.030476">
                <text:p>0.030476</text:p>
              </table:table-cell>
              <table:table-cell office:value-type="float" office:value="0.030476">
                <text:p>0.030476</text:p>
              </table:table-cell>
            </table:table-row>
            <table:table-row>
              <table:table-cell office:value-type="string">
                <text:p>0.003236</text:p>
              </table:table-cell>
              <table:table-cell office:value-type="float" office:value="0.0002063785">
                <text:p>0.0002063785</text:p>
              </table:table-cell>
              <table:table-cell office:value-type="float" office:value="0.030476">
                <text:p>0.030476</text:p>
              </table:table-cell>
              <table:table-cell office:value-type="float" office:value="0.030476">
                <text:p>0.030476</text:p>
              </table:table-cell>
            </table:table-row>
            <table:table-row>
              <table:table-cell office:value-type="string">
                <text:p>0.003234</text:p>
              </table:table-cell>
              <table:table-cell office:value-type="float" office:value="0.0002063204">
                <text:p>0.0002063204</text:p>
              </table:table-cell>
              <table:table-cell office:value-type="float" office:value="0.030476">
                <text:p>0.030476</text:p>
              </table:table-cell>
              <table:table-cell office:value-type="float" office:value="0.030476">
                <text:p>0.030476</text:p>
              </table:table-cell>
            </table:table-row>
            <table:table-row>
              <table:table-cell office:value-type="string">
                <text:p>0.003231</text:p>
              </table:table-cell>
              <table:table-cell office:value-type="float" office:value="0.0002062626">
                <text:p>0.0002062626</text:p>
              </table:table-cell>
              <table:table-cell office:value-type="float" office:value="0.030476">
                <text:p>0.030476</text:p>
              </table:table-cell>
              <table:table-cell office:value-type="float" office:value="0.030476">
                <text:p>0.030476</text:p>
              </table:table-cell>
            </table:table-row>
            <table:table-row>
              <table:table-cell office:value-type="string">
                <text:p>0.003228</text:p>
              </table:table-cell>
              <table:table-cell office:value-type="float" office:value="0.0002062049">
                <text:p>0.0002062049</text:p>
              </table:table-cell>
              <table:table-cell office:value-type="float" office:value="0.030476">
                <text:p>0.030476</text:p>
              </table:table-cell>
              <table:table-cell office:value-type="float" office:value="0.030476">
                <text:p>0.030476</text:p>
              </table:table-cell>
            </table:table-row>
            <table:table-row>
              <table:table-cell office:value-type="string">
                <text:p>0.003225</text:p>
              </table:table-cell>
              <table:table-cell office:value-type="float" office:value="0.0002061475">
                <text:p>0.0002061475</text:p>
              </table:table-cell>
              <table:table-cell office:value-type="float" office:value="0.030476">
                <text:p>0.030476</text:p>
              </table:table-cell>
              <table:table-cell office:value-type="float" office:value="0.030476">
                <text:p>0.030476</text:p>
              </table:table-cell>
            </table:table-row>
            <table:table-row>
              <table:table-cell office:value-type="string">
                <text:p>0.003222</text:p>
              </table:table-cell>
              <table:table-cell office:value-type="float" office:value="0.0002060903">
                <text:p>0.0002060903</text:p>
              </table:table-cell>
              <table:table-cell office:value-type="float" office:value="0.030476">
                <text:p>0.030476</text:p>
              </table:table-cell>
              <table:table-cell office:value-type="float" office:value="0.030476">
                <text:p>0.030476</text:p>
              </table:table-cell>
            </table:table-row>
            <table:table-row>
              <table:table-cell office:value-type="string">
                <text:p>0.003219</text:p>
              </table:table-cell>
              <table:table-cell office:value-type="float" office:value="0.0002060333">
                <text:p>0.0002060333</text:p>
              </table:table-cell>
              <table:table-cell office:value-type="float" office:value="0.030476">
                <text:p>0.030476</text:p>
              </table:table-cell>
              <table:table-cell office:value-type="float" office:value="0.030476">
                <text:p>0.030476</text:p>
              </table:table-cell>
            </table:table-row>
            <table:table-row>
              <table:table-cell office:value-type="string">
                <text:p>0.003216</text:p>
              </table:table-cell>
              <table:table-cell office:value-type="float" office:value="0.0002059766">
                <text:p>0.0002059766</text:p>
              </table:table-cell>
              <table:table-cell office:value-type="float" office:value="0.0290678">
                <text:p>0.0290678</text:p>
              </table:table-cell>
              <table:table-cell office:value-type="float" office:value="0.030476">
                <text:p>0.030476</text:p>
              </table:table-cell>
            </table:table-row>
            <table:table-row>
              <table:table-cell office:value-type="string">
                <text:p>0.003213</text:p>
              </table:table-cell>
              <table:table-cell office:value-type="float" office:value="0.00020592">
                <text:p>0.00020592</text:p>
              </table:table-cell>
              <table:table-cell office:value-type="float" office:value="0.030476">
                <text:p>0.030476</text:p>
              </table:table-cell>
              <table:table-cell office:value-type="float" office:value="0.030476">
                <text:p>0.030476</text:p>
              </table:table-cell>
            </table:table-row>
            <table:table-row>
              <table:table-cell office:value-type="string">
                <text:p>0.00321</text:p>
              </table:table-cell>
              <table:table-cell office:value-type="float" office:value="0.0002058637">
                <text:p>0.0002058637</text:p>
              </table:table-cell>
              <table:table-cell office:value-type="float" office:value="0.030476">
                <text:p>0.030476</text:p>
              </table:table-cell>
              <table:table-cell office:value-type="float" office:value="0.030476">
                <text:p>0.030476</text:p>
              </table:table-cell>
            </table:table-row>
            <table:table-row>
              <table:table-cell office:value-type="string">
                <text:p>0.003207</text:p>
              </table:table-cell>
              <table:table-cell office:value-type="float" office:value="0.0002058076">
                <text:p>0.0002058076</text:p>
              </table:table-cell>
              <table:table-cell office:value-type="float" office:value="0.030476">
                <text:p>0.030476</text:p>
              </table:table-cell>
              <table:table-cell office:value-type="float" office:value="0.030476">
                <text:p>0.030476</text:p>
              </table:table-cell>
            </table:table-row>
            <table:table-row>
              <table:table-cell office:value-type="string">
                <text:p>0.003204</text:p>
              </table:table-cell>
              <table:table-cell office:value-type="float" office:value="0.0002057518">
                <text:p>0.0002057518</text:p>
              </table:table-cell>
              <table:table-cell office:value-type="float" office:value="0.030476">
                <text:p>0.030476</text:p>
              </table:table-cell>
              <table:table-cell office:value-type="float" office:value="0.030476">
                <text:p>0.030476</text:p>
              </table:table-cell>
            </table:table-row>
            <table:table-row>
              <table:table-cell office:value-type="string">
                <text:p>0.003201</text:p>
              </table:table-cell>
              <table:table-cell office:value-type="float" office:value="0.0002056961">
                <text:p>0.0002056961</text:p>
              </table:table-cell>
              <table:table-cell office:value-type="float" office:value="0.030476">
                <text:p>0.030476</text:p>
              </table:table-cell>
              <table:table-cell office:value-type="float" office:value="0.030476">
                <text:p>0.030476</text:p>
              </table:table-cell>
            </table:table-row>
            <table:table-row>
              <table:table-cell office:value-type="string">
                <text:p>0.003198</text:p>
              </table:table-cell>
              <table:table-cell office:value-type="float" office:value="0.0002056407">
                <text:p>0.0002056407</text:p>
              </table:table-cell>
              <table:table-cell office:value-type="float" office:value="0.030476">
                <text:p>0.030476</text:p>
              </table:table-cell>
              <table:table-cell office:value-type="float" office:value="0.030476">
                <text:p>0.030476</text:p>
              </table:table-cell>
            </table:table-row>
            <table:table-row>
              <table:table-cell office:value-type="string">
                <text:p>0.003196</text:p>
              </table:table-cell>
              <table:table-cell office:value-type="float" office:value="0.0002055855">
                <text:p>0.0002055855</text:p>
              </table:table-cell>
              <table:table-cell office:value-type="float" office:value="0.030476">
                <text:p>0.030476</text:p>
              </table:table-cell>
              <table:table-cell office:value-type="float" office:value="0.030476">
                <text:p>0.030476</text:p>
              </table:table-cell>
            </table:table-row>
            <table:table-row>
              <table:table-cell office:value-type="string">
                <text:p>0.003193</text:p>
              </table:table-cell>
              <table:table-cell office:value-type="float" office:value="0.0002055305">
                <text:p>0.0002055305</text:p>
              </table:table-cell>
              <table:table-cell office:value-type="float" office:value="0.0279849">
                <text:p>0.0279849</text:p>
              </table:table-cell>
              <table:table-cell office:value-type="float" office:value="0.030476">
                <text:p>0.030476</text:p>
              </table:table-cell>
            </table:table-row>
            <table:table-row>
              <table:table-cell office:value-type="string">
                <text:p>0.00319</text:p>
              </table:table-cell>
              <table:table-cell office:value-type="float" office:value="0.0002054758">
                <text:p>0.0002054758</text:p>
              </table:table-cell>
              <table:table-cell office:value-type="float" office:value="0.030476">
                <text:p>0.030476</text:p>
              </table:table-cell>
              <table:table-cell office:value-type="float" office:value="0.030476">
                <text:p>0.030476</text:p>
              </table:table-cell>
            </table:table-row>
            <table:table-row>
              <table:table-cell office:value-type="string">
                <text:p>0.003187</text:p>
              </table:table-cell>
              <table:table-cell office:value-type="float" office:value="0.0002054213">
                <text:p>0.0002054213</text:p>
              </table:table-cell>
              <table:table-cell office:value-type="float" office:value="0.030476">
                <text:p>0.030476</text:p>
              </table:table-cell>
              <table:table-cell office:value-type="float" office:value="0.030476">
                <text:p>0.030476</text:p>
              </table:table-cell>
            </table:table-row>
            <table:table-row>
              <table:table-cell office:value-type="string">
                <text:p>0.003184</text:p>
              </table:table-cell>
              <table:table-cell office:value-type="float" office:value="0.000205367">
                <text:p>0.000205367</text:p>
              </table:table-cell>
              <table:table-cell office:value-type="float" office:value="0.030476">
                <text:p>0.030476</text:p>
              </table:table-cell>
              <table:table-cell office:value-type="float" office:value="0.030476">
                <text:p>0.030476</text:p>
              </table:table-cell>
            </table:table-row>
            <table:table-row>
              <table:table-cell office:value-type="string">
                <text:p>0.003181</text:p>
              </table:table-cell>
              <table:table-cell office:value-type="float" office:value="0.0002053129">
                <text:p>0.0002053129</text:p>
              </table:table-cell>
              <table:table-cell office:value-type="float" office:value="0.030476">
                <text:p>0.030476</text:p>
              </table:table-cell>
              <table:table-cell office:value-type="float" office:value="0.030476">
                <text:p>0.030476</text:p>
              </table:table-cell>
            </table:table-row>
            <table:table-row>
              <table:table-cell office:value-type="string">
                <text:p>0.003178</text:p>
              </table:table-cell>
              <table:table-cell office:value-type="float" office:value="0.000205259">
                <text:p>0.000205259</text:p>
              </table:table-cell>
              <table:table-cell office:value-type="float" office:value="0.030476">
                <text:p>0.030476</text:p>
              </table:table-cell>
              <table:table-cell office:value-type="float" office:value="0.030476">
                <text:p>0.030476</text:p>
              </table:table-cell>
            </table:table-row>
            <table:table-row>
              <table:table-cell office:value-type="string">
                <text:p>0.003175</text:p>
              </table:table-cell>
              <table:table-cell office:value-type="float" office:value="0.0002052054">
                <text:p>0.0002052054</text:p>
              </table:table-cell>
              <table:table-cell office:value-type="float" office:value="0.030476">
                <text:p>0.030476</text:p>
              </table:table-cell>
              <table:table-cell office:value-type="float" office:value="0.030476">
                <text:p>0.030476</text:p>
              </table:table-cell>
            </table:table-row>
            <table:table-row>
              <table:table-cell office:value-type="string">
                <text:p>0.003172</text:p>
              </table:table-cell>
              <table:table-cell office:value-type="float" office:value="0.000205152">
                <text:p>0.000205152</text:p>
              </table:table-cell>
              <table:table-cell office:value-type="float" office:value="0.030476">
                <text:p>0.030476</text:p>
              </table:table-cell>
              <table:table-cell office:value-type="float" office:value="0.030476">
                <text:p>0.030476</text:p>
              </table:table-cell>
            </table:table-row>
            <table:table-row>
              <table:table-cell office:value-type="string">
                <text:p>0.003169</text:p>
              </table:table-cell>
              <table:table-cell office:value-type="float" office:value="0.0002050988">
                <text:p>0.0002050988</text:p>
              </table:table-cell>
              <table:table-cell office:value-type="float" office:value="0.030476">
                <text:p>0.030476</text:p>
              </table:table-cell>
              <table:table-cell office:value-type="float" office:value="0.030476">
                <text:p>0.030476</text:p>
              </table:table-cell>
            </table:table-row>
            <table:table-row>
              <table:table-cell office:value-type="string">
                <text:p>0.003166</text:p>
              </table:table-cell>
              <table:table-cell office:value-type="float" office:value="0.0002050458">
                <text:p>0.0002050458</text:p>
              </table:table-cell>
              <table:table-cell office:value-type="float" office:value="0.030476">
                <text:p>0.030476</text:p>
              </table:table-cell>
              <table:table-cell office:value-type="float" office:value="0.030476">
                <text:p>0.030476</text:p>
              </table:table-cell>
            </table:table-row>
            <table:table-row>
              <table:table-cell office:value-type="string">
                <text:p>0.003163</text:p>
              </table:table-cell>
              <table:table-cell office:value-type="float" office:value="0.0002049931">
                <text:p>0.0002049931</text:p>
              </table:table-cell>
              <table:table-cell office:value-type="float" office:value="0.030476">
                <text:p>0.030476</text:p>
              </table:table-cell>
              <table:table-cell office:value-type="float" office:value="0.030476">
                <text:p>0.030476</text:p>
              </table:table-cell>
            </table:table-row>
            <table:table-row>
              <table:table-cell office:value-type="string">
                <text:p>0.00316</text:p>
              </table:table-cell>
              <table:table-cell office:value-type="float" office:value="0.0002049406">
                <text:p>0.0002049406</text:p>
              </table:table-cell>
              <table:table-cell office:value-type="float" office:value="0.030476">
                <text:p>0.030476</text:p>
              </table:table-cell>
              <table:table-cell office:value-type="float" office:value="0.030476">
                <text:p>0.030476</text:p>
              </table:table-cell>
            </table:table-row>
            <table:table-row>
              <table:table-cell office:value-type="string">
                <text:p>0.003158</text:p>
              </table:table-cell>
              <table:table-cell office:value-type="float" office:value="0.0002048883">
                <text:p>0.0002048883</text:p>
              </table:table-cell>
              <table:table-cell office:value-type="float" office:value="0.030476">
                <text:p>0.030476</text:p>
              </table:table-cell>
              <table:table-cell office:value-type="float" office:value="0.030476">
                <text:p>0.030476</text:p>
              </table:table-cell>
            </table:table-row>
            <table:table-row>
              <table:table-cell office:value-type="string">
                <text:p>0.003155</text:p>
              </table:table-cell>
              <table:table-cell office:value-type="float" office:value="0.0002048362">
                <text:p>0.0002048362</text:p>
              </table:table-cell>
              <table:table-cell office:value-type="float" office:value="0.030476">
                <text:p>0.030476</text:p>
              </table:table-cell>
              <table:table-cell office:value-type="float" office:value="0.030476">
                <text:p>0.030476</text:p>
              </table:table-cell>
            </table:table-row>
            <table:table-row>
              <table:table-cell office:value-type="string">
                <text:p>0.003152</text:p>
              </table:table-cell>
              <table:table-cell office:value-type="float" office:value="0.0002047844">
                <text:p>0.0002047844</text:p>
              </table:table-cell>
              <table:table-cell office:value-type="float" office:value="0.030476">
                <text:p>0.030476</text:p>
              </table:table-cell>
              <table:table-cell office:value-type="float" office:value="0.030476">
                <text:p>0.030476</text:p>
              </table:table-cell>
            </table:table-row>
            <table:table-row>
              <table:table-cell office:value-type="string">
                <text:p>0.003149</text:p>
              </table:table-cell>
              <table:table-cell office:value-type="float" office:value="0.0002047327">
                <text:p>0.0002047327</text:p>
              </table:table-cell>
              <table:table-cell office:value-type="float" office:value="0.030476">
                <text:p>0.030476</text:p>
              </table:table-cell>
              <table:table-cell office:value-type="float" office:value="0.030476">
                <text:p>0.030476</text:p>
              </table:table-cell>
            </table:table-row>
            <table:table-row>
              <table:table-cell office:value-type="string">
                <text:p>0.003146</text:p>
              </table:table-cell>
              <table:table-cell office:value-type="float" office:value="0.0002046813">
                <text:p>0.0002046813</text:p>
              </table:table-cell>
              <table:table-cell office:value-type="float" office:value="0.0285561">
                <text:p>0.0285561</text:p>
              </table:table-cell>
              <table:table-cell office:value-type="float" office:value="0.030476">
                <text:p>0.030476</text:p>
              </table:table-cell>
            </table:table-row>
            <table:table-row>
              <table:table-cell office:value-type="string">
                <text:p>0.003143</text:p>
              </table:table-cell>
              <table:table-cell office:value-type="float" office:value="0.0002046302">
                <text:p>0.0002046302</text:p>
              </table:table-cell>
              <table:table-cell office:value-type="float" office:value="0.030476">
                <text:p>0.030476</text:p>
              </table:table-cell>
              <table:table-cell office:value-type="float" office:value="0.030476">
                <text:p>0.030476</text:p>
              </table:table-cell>
            </table:table-row>
            <table:table-row>
              <table:table-cell office:value-type="string">
                <text:p>0.00314</text:p>
              </table:table-cell>
              <table:table-cell office:value-type="float" office:value="0.0002045792">
                <text:p>0.0002045792</text:p>
              </table:table-cell>
              <table:table-cell office:value-type="float" office:value="0.030476">
                <text:p>0.030476</text:p>
              </table:table-cell>
              <table:table-cell office:value-type="float" office:value="0.030476">
                <text:p>0.030476</text:p>
              </table:table-cell>
            </table:table-row>
            <table:table-row>
              <table:table-cell office:value-type="string">
                <text:p>0.003137</text:p>
              </table:table-cell>
              <table:table-cell office:value-type="float" office:value="0.0002045285">
                <text:p>0.0002045285</text:p>
              </table:table-cell>
              <table:table-cell office:value-type="float" office:value="0.030476">
                <text:p>0.030476</text:p>
              </table:table-cell>
              <table:table-cell office:value-type="float" office:value="0.030476">
                <text:p>0.030476</text:p>
              </table:table-cell>
            </table:table-row>
            <table:table-row>
              <table:table-cell office:value-type="string">
                <text:p>0.003134</text:p>
              </table:table-cell>
              <table:table-cell office:value-type="float" office:value="0.0002044781">
                <text:p>0.0002044781</text:p>
              </table:table-cell>
              <table:table-cell office:value-type="float" office:value="0.030476">
                <text:p>0.030476</text:p>
              </table:table-cell>
              <table:table-cell office:value-type="float" office:value="0.030476">
                <text:p>0.030476</text:p>
              </table:table-cell>
            </table:table-row>
            <table:table-row>
              <table:table-cell office:value-type="string">
                <text:p>0.003131</text:p>
              </table:table-cell>
              <table:table-cell office:value-type="float" office:value="0.0002044278">
                <text:p>0.0002044278</text:p>
              </table:table-cell>
              <table:table-cell office:value-type="float" office:value="0.030476">
                <text:p>0.030476</text:p>
              </table:table-cell>
              <table:table-cell office:value-type="float" office:value="0.030476">
                <text:p>0.030476</text:p>
              </table:table-cell>
            </table:table-row>
            <table:table-row>
              <table:table-cell office:value-type="string">
                <text:p>0.003128</text:p>
              </table:table-cell>
              <table:table-cell office:value-type="float" office:value="0.0002043778">
                <text:p>0.0002043778</text:p>
              </table:table-cell>
              <table:table-cell office:value-type="float" office:value="0.030476">
                <text:p>0.030476</text:p>
              </table:table-cell>
              <table:table-cell office:value-type="float" office:value="0.030476">
                <text:p>0.030476</text:p>
              </table:table-cell>
            </table:table-row>
            <table:table-row>
              <table:table-cell office:value-type="string">
                <text:p>0.003125</text:p>
              </table:table-cell>
              <table:table-cell office:value-type="float" office:value="0.000204328">
                <text:p>0.000204328</text:p>
              </table:table-cell>
              <table:table-cell office:value-type="float" office:value="0.030476">
                <text:p>0.030476</text:p>
              </table:table-cell>
              <table:table-cell office:value-type="float" office:value="0.030476">
                <text:p>0.030476</text:p>
              </table:table-cell>
            </table:table-row>
            <table:table-row>
              <table:table-cell office:value-type="string">
                <text:p>0.003122</text:p>
              </table:table-cell>
              <table:table-cell office:value-type="float" office:value="0.0002042785">
                <text:p>0.0002042785</text:p>
              </table:table-cell>
              <table:table-cell office:value-type="float" office:value="0.030476">
                <text:p>0.030476</text:p>
              </table:table-cell>
              <table:table-cell office:value-type="float" office:value="0.030476">
                <text:p>0.030476</text:p>
              </table:table-cell>
            </table:table-row>
            <table:table-row>
              <table:table-cell office:value-type="string">
                <text:p>0.00312</text:p>
              </table:table-cell>
              <table:table-cell office:value-type="float" office:value="0.0002042292">
                <text:p>0.0002042292</text:p>
              </table:table-cell>
              <table:table-cell office:value-type="float" office:value="0.030476">
                <text:p>0.030476</text:p>
              </table:table-cell>
              <table:table-cell office:value-type="float" office:value="0.030476">
                <text:p>0.030476</text:p>
              </table:table-cell>
            </table:table-row>
            <table:table-row>
              <table:table-cell office:value-type="string">
                <text:p>0.003117</text:p>
              </table:table-cell>
              <table:table-cell office:value-type="float" office:value="0.0002041801">
                <text:p>0.0002041801</text:p>
              </table:table-cell>
              <table:table-cell office:value-type="float" office:value="0.030476">
                <text:p>0.030476</text:p>
              </table:table-cell>
              <table:table-cell office:value-type="float" office:value="0.030476">
                <text:p>0.030476</text:p>
              </table:table-cell>
            </table:table-row>
            <table:table-row>
              <table:table-cell office:value-type="string">
                <text:p>0.003114</text:p>
              </table:table-cell>
              <table:table-cell office:value-type="float" office:value="0.0002041313">
                <text:p>0.0002041313</text:p>
              </table:table-cell>
              <table:table-cell office:value-type="float" office:value="0.030476">
                <text:p>0.030476</text:p>
              </table:table-cell>
              <table:table-cell office:value-type="float" office:value="0.030476">
                <text:p>0.030476</text:p>
              </table:table-cell>
            </table:table-row>
            <table:table-row>
              <table:table-cell office:value-type="string">
                <text:p>0.003111</text:p>
              </table:table-cell>
              <table:table-cell office:value-type="float" office:value="0.0002040827">
                <text:p>0.0002040827</text:p>
              </table:table-cell>
              <table:table-cell office:value-type="float" office:value="0.030476">
                <text:p>0.030476</text:p>
              </table:table-cell>
              <table:table-cell office:value-type="float" office:value="0.030476">
                <text:p>0.030476</text:p>
              </table:table-cell>
            </table:table-row>
            <table:table-row>
              <table:table-cell office:value-type="string">
                <text:p>0.003108</text:p>
              </table:table-cell>
              <table:table-cell office:value-type="float" office:value="0.0002040343">
                <text:p>0.0002040343</text:p>
              </table:table-cell>
              <table:table-cell office:value-type="float" office:value="0.030476">
                <text:p>0.030476</text:p>
              </table:table-cell>
              <table:table-cell office:value-type="float" office:value="0.030476">
                <text:p>0.030476</text:p>
              </table:table-cell>
            </table:table-row>
            <table:table-row>
              <table:table-cell office:value-type="string">
                <text:p>0.003105</text:p>
              </table:table-cell>
              <table:table-cell office:value-type="float" office:value="0.0002039861">
                <text:p>0.0002039861</text:p>
              </table:table-cell>
              <table:table-cell office:value-type="float" office:value="0.030476">
                <text:p>0.030476</text:p>
              </table:table-cell>
              <table:table-cell office:value-type="float" office:value="0.030476">
                <text:p>0.030476</text:p>
              </table:table-cell>
            </table:table-row>
            <table:table-row>
              <table:table-cell office:value-type="string">
                <text:p>0.003102</text:p>
              </table:table-cell>
              <table:table-cell office:value-type="float" office:value="0.0002039382">
                <text:p>0.0002039382</text:p>
              </table:table-cell>
              <table:table-cell office:value-type="float" office:value="0.030476">
                <text:p>0.030476</text:p>
              </table:table-cell>
              <table:table-cell office:value-type="float" office:value="0.030476">
                <text:p>0.030476</text:p>
              </table:table-cell>
            </table:table-row>
            <table:table-row>
              <table:table-cell office:value-type="string">
                <text:p>0.003099</text:p>
              </table:table-cell>
              <table:table-cell office:value-type="float" office:value="0.0002038905">
                <text:p>0.0002038905</text:p>
              </table:table-cell>
              <table:table-cell office:value-type="float" office:value="0.030476">
                <text:p>0.030476</text:p>
              </table:table-cell>
              <table:table-cell office:value-type="float" office:value="0.030476">
                <text:p>0.030476</text:p>
              </table:table-cell>
            </table:table-row>
            <table:table-row>
              <table:table-cell office:value-type="string">
                <text:p>0.003096</text:p>
              </table:table-cell>
              <table:table-cell office:value-type="float" office:value="0.0002038431">
                <text:p>0.0002038431</text:p>
              </table:table-cell>
              <table:table-cell office:value-type="float" office:value="0.030476">
                <text:p>0.030476</text:p>
              </table:table-cell>
              <table:table-cell office:value-type="float" office:value="0.030476">
                <text:p>0.030476</text:p>
              </table:table-cell>
            </table:table-row>
            <table:table-row>
              <table:table-cell office:value-type="string">
                <text:p>0.003093</text:p>
              </table:table-cell>
              <table:table-cell office:value-type="float" office:value="0.0002037958">
                <text:p>0.0002037958</text:p>
              </table:table-cell>
              <table:table-cell office:value-type="float" office:value="0.030476">
                <text:p>0.030476</text:p>
              </table:table-cell>
              <table:table-cell office:value-type="float" office:value="0.030476">
                <text:p>0.030476</text:p>
              </table:table-cell>
            </table:table-row>
            <table:table-row>
              <table:table-cell office:value-type="string">
                <text:p>0.00309</text:p>
              </table:table-cell>
              <table:table-cell office:value-type="float" office:value="0.0002037489">
                <text:p>0.0002037489</text:p>
              </table:table-cell>
              <table:table-cell office:value-type="float" office:value="0.030476">
                <text:p>0.030476</text:p>
              </table:table-cell>
              <table:table-cell office:value-type="float" office:value="0.030476">
                <text:p>0.030476</text:p>
              </table:table-cell>
            </table:table-row>
            <table:table-row>
              <table:table-cell office:value-type="string">
                <text:p>0.003087</text:p>
              </table:table-cell>
              <table:table-cell office:value-type="float" office:value="0.0002037021">
                <text:p>0.0002037021</text:p>
              </table:table-cell>
              <table:table-cell office:value-type="float" office:value="0.030476">
                <text:p>0.030476</text:p>
              </table:table-cell>
              <table:table-cell office:value-type="float" office:value="0.030476">
                <text:p>0.030476</text:p>
              </table:table-cell>
            </table:table-row>
            <table:table-row>
              <table:table-cell office:value-type="string">
                <text:p>0.003084</text:p>
              </table:table-cell>
              <table:table-cell office:value-type="float" office:value="0.0002036556">
                <text:p>0.0002036556</text:p>
              </table:table-cell>
              <table:table-cell office:value-type="float" office:value="0.030476">
                <text:p>0.030476</text:p>
              </table:table-cell>
              <table:table-cell office:value-type="float" office:value="0.030476">
                <text:p>0.030476</text:p>
              </table:table-cell>
            </table:table-row>
            <table:table-row>
              <table:table-cell office:value-type="string">
                <text:p>0.003082</text:p>
              </table:table-cell>
              <table:table-cell office:value-type="float" office:value="0.0002036093">
                <text:p>0.0002036093</text:p>
              </table:table-cell>
              <table:table-cell office:value-type="float" office:value="0.030476">
                <text:p>0.030476</text:p>
              </table:table-cell>
              <table:table-cell office:value-type="float" office:value="0.030476">
                <text:p>0.030476</text:p>
              </table:table-cell>
            </table:table-row>
            <table:table-row>
              <table:table-cell office:value-type="string">
                <text:p>0.003079</text:p>
              </table:table-cell>
              <table:table-cell office:value-type="float" office:value="0.0002035632">
                <text:p>0.0002035632</text:p>
              </table:table-cell>
              <table:table-cell office:value-type="float" office:value="0.030476">
                <text:p>0.030476</text:p>
              </table:table-cell>
              <table:table-cell office:value-type="float" office:value="0.030476">
                <text:p>0.030476</text:p>
              </table:table-cell>
            </table:table-row>
            <table:table-row>
              <table:table-cell office:value-type="string">
                <text:p>0.003076</text:p>
              </table:table-cell>
              <table:table-cell office:value-type="float" office:value="0.0002035174">
                <text:p>0.0002035174</text:p>
              </table:table-cell>
              <table:table-cell office:value-type="float" office:value="0.030476">
                <text:p>0.030476</text:p>
              </table:table-cell>
              <table:table-cell office:value-type="float" office:value="0.030476">
                <text:p>0.030476</text:p>
              </table:table-cell>
            </table:table-row>
            <table:table-row>
              <table:table-cell office:value-type="string">
                <text:p>0.003073</text:p>
              </table:table-cell>
              <table:table-cell office:value-type="float" office:value="0.0002034718">
                <text:p>0.0002034718</text:p>
              </table:table-cell>
              <table:table-cell office:value-type="float" office:value="0.0216104">
                <text:p>0.0216104</text:p>
              </table:table-cell>
              <table:table-cell office:value-type="float" office:value="0.030476">
                <text:p>0.030476</text:p>
              </table:table-cell>
            </table:table-row>
            <table:table-row>
              <table:table-cell office:value-type="string">
                <text:p>0.00307</text:p>
              </table:table-cell>
              <table:table-cell office:value-type="float" office:value="0.0002034265">
                <text:p>0.0002034265</text:p>
              </table:table-cell>
              <table:table-cell office:value-type="float" office:value="0.030476">
                <text:p>0.030476</text:p>
              </table:table-cell>
              <table:table-cell office:value-type="float" office:value="0.030476">
                <text:p>0.030476</text:p>
              </table:table-cell>
            </table:table-row>
            <table:table-row>
              <table:table-cell office:value-type="string">
                <text:p>0.003067</text:p>
              </table:table-cell>
              <table:table-cell office:value-type="float" office:value="0.0002033813">
                <text:p>0.0002033813</text:p>
              </table:table-cell>
              <table:table-cell office:value-type="float" office:value="0.030476">
                <text:p>0.030476</text:p>
              </table:table-cell>
              <table:table-cell office:value-type="float" office:value="0.030476">
                <text:p>0.030476</text:p>
              </table:table-cell>
            </table:table-row>
            <table:table-row>
              <table:table-cell office:value-type="string">
                <text:p>0.003064</text:p>
              </table:table-cell>
              <table:table-cell office:value-type="float" office:value="0.0002033364">
                <text:p>0.0002033364</text:p>
              </table:table-cell>
              <table:table-cell office:value-type="float" office:value="0.0296159">
                <text:p>0.0296159</text:p>
              </table:table-cell>
              <table:table-cell office:value-type="float" office:value="0.030476">
                <text:p>0.030476</text:p>
              </table:table-cell>
            </table:table-row>
            <table:table-row>
              <table:table-cell office:value-type="string">
                <text:p>0.003061</text:p>
              </table:table-cell>
              <table:table-cell office:value-type="float" office:value="0.0002032918">
                <text:p>0.0002032918</text:p>
              </table:table-cell>
              <table:table-cell office:value-type="float" office:value="0.030476">
                <text:p>0.030476</text:p>
              </table:table-cell>
              <table:table-cell office:value-type="float" office:value="0.030476">
                <text:p>0.030476</text:p>
              </table:table-cell>
            </table:table-row>
            <table:table-row>
              <table:table-cell office:value-type="string">
                <text:p>0.003058</text:p>
              </table:table-cell>
              <table:table-cell office:value-type="float" office:value="0.0002032473">
                <text:p>0.0002032473</text:p>
              </table:table-cell>
              <table:table-cell office:value-type="float" office:value="0.030476">
                <text:p>0.030476</text:p>
              </table:table-cell>
              <table:table-cell office:value-type="float" office:value="0.030476">
                <text:p>0.030476</text:p>
              </table:table-cell>
            </table:table-row>
            <table:table-row>
              <table:table-cell office:value-type="string">
                <text:p>0.003055</text:p>
              </table:table-cell>
              <table:table-cell office:value-type="float" office:value="0.0002032031">
                <text:p>0.0002032031</text:p>
              </table:table-cell>
              <table:table-cell office:value-type="float" office:value="0.030476">
                <text:p>0.030476</text:p>
              </table:table-cell>
              <table:table-cell office:value-type="float" office:value="0.030476">
                <text:p>0.030476</text:p>
              </table:table-cell>
            </table:table-row>
            <table:table-row>
              <table:table-cell office:value-type="string">
                <text:p>0.003052</text:p>
              </table:table-cell>
              <table:table-cell office:value-type="float" office:value="0.0002031592">
                <text:p>0.0002031592</text:p>
              </table:table-cell>
              <table:table-cell office:value-type="float" office:value="0.030476">
                <text:p>0.030476</text:p>
              </table:table-cell>
              <table:table-cell office:value-type="float" office:value="0.030476">
                <text:p>0.030476</text:p>
              </table:table-cell>
            </table:table-row>
            <table:table-row>
              <table:table-cell office:value-type="string">
                <text:p>0.003049</text:p>
              </table:table-cell>
              <table:table-cell office:value-type="float" office:value="0.0002031154">
                <text:p>0.0002031154</text:p>
              </table:table-cell>
              <table:table-cell office:value-type="float" office:value="0.030476">
                <text:p>0.030476</text:p>
              </table:table-cell>
              <table:table-cell office:value-type="float" office:value="0.030476">
                <text:p>0.030476</text:p>
              </table:table-cell>
            </table:table-row>
            <table:table-row>
              <table:table-cell office:value-type="string">
                <text:p>0.003046</text:p>
              </table:table-cell>
              <table:table-cell office:value-type="float" office:value="0.0002030719">
                <text:p>0.0002030719</text:p>
              </table:table-cell>
              <table:table-cell office:value-type="float" office:value="0.030476">
                <text:p>0.030476</text:p>
              </table:table-cell>
              <table:table-cell office:value-type="float" office:value="0.030476">
                <text:p>0.030476</text:p>
              </table:table-cell>
            </table:table-row>
            <table:table-row>
              <table:table-cell office:value-type="string">
                <text:p>0.003044</text:p>
              </table:table-cell>
              <table:table-cell office:value-type="float" office:value="0.0002030286">
                <text:p>0.0002030286</text:p>
              </table:table-cell>
              <table:table-cell office:value-type="float" office:value="0.030476">
                <text:p>0.030476</text:p>
              </table:table-cell>
              <table:table-cell office:value-type="float" office:value="0.030476">
                <text:p>0.030476</text:p>
              </table:table-cell>
            </table:table-row>
            <table:table-row>
              <table:table-cell office:value-type="string">
                <text:p>0.003041</text:p>
              </table:table-cell>
              <table:table-cell office:value-type="float" office:value="0.0002029856">
                <text:p>0.0002029856</text:p>
              </table:table-cell>
              <table:table-cell office:value-type="float" office:value="0.030476">
                <text:p>0.030476</text:p>
              </table:table-cell>
              <table:table-cell office:value-type="float" office:value="0.030476">
                <text:p>0.030476</text:p>
              </table:table-cell>
            </table:table-row>
            <table:table-row>
              <table:table-cell office:value-type="string">
                <text:p>0.003038</text:p>
              </table:table-cell>
              <table:table-cell office:value-type="float" office:value="0.0002029428">
                <text:p>0.0002029428</text:p>
              </table:table-cell>
              <table:table-cell office:value-type="float" office:value="0.030476">
                <text:p>0.030476</text:p>
              </table:table-cell>
              <table:table-cell office:value-type="float" office:value="0.030476">
                <text:p>0.030476</text:p>
              </table:table-cell>
            </table:table-row>
            <table:table-row>
              <table:table-cell office:value-type="string">
                <text:p>0.003035</text:p>
              </table:table-cell>
              <table:table-cell office:value-type="float" office:value="0.0002029002">
                <text:p>0.0002029002</text:p>
              </table:table-cell>
              <table:table-cell office:value-type="float" office:value="0.030476">
                <text:p>0.030476</text:p>
              </table:table-cell>
              <table:table-cell office:value-type="float" office:value="0.030476">
                <text:p>0.030476</text:p>
              </table:table-cell>
            </table:table-row>
            <table:table-row>
              <table:table-cell office:value-type="string">
                <text:p>0.003032</text:p>
              </table:table-cell>
              <table:table-cell office:value-type="float" office:value="0.0002028579">
                <text:p>0.0002028579</text:p>
              </table:table-cell>
              <table:table-cell office:value-type="float" office:value="0.030476">
                <text:p>0.030476</text:p>
              </table:table-cell>
              <table:table-cell office:value-type="float" office:value="0.030476">
                <text:p>0.030476</text:p>
              </table:table-cell>
            </table:table-row>
            <table:table-row>
              <table:table-cell office:value-type="string">
                <text:p>0.003029</text:p>
              </table:table-cell>
              <table:table-cell office:value-type="float" office:value="0.0002028158">
                <text:p>0.0002028158</text:p>
              </table:table-cell>
              <table:table-cell office:value-type="float" office:value="0.030476">
                <text:p>0.030476</text:p>
              </table:table-cell>
              <table:table-cell office:value-type="float" office:value="0.030476">
                <text:p>0.030476</text:p>
              </table:table-cell>
            </table:table-row>
            <table:table-row>
              <table:table-cell office:value-type="string">
                <text:p>0.003026</text:p>
              </table:table-cell>
              <table:table-cell office:value-type="float" office:value="0.0002027739">
                <text:p>0.0002027739</text:p>
              </table:table-cell>
              <table:table-cell office:value-type="float" office:value="0.030476">
                <text:p>0.030476</text:p>
              </table:table-cell>
              <table:table-cell office:value-type="float" office:value="0.030476">
                <text:p>0.030476</text:p>
              </table:table-cell>
            </table:table-row>
            <table:table-row>
              <table:table-cell office:value-type="string">
                <text:p>0.003023</text:p>
              </table:table-cell>
              <table:table-cell office:value-type="float" office:value="0.0002027322">
                <text:p>0.0002027322</text:p>
              </table:table-cell>
              <table:table-cell office:value-type="float" office:value="0.030476">
                <text:p>0.030476</text:p>
              </table:table-cell>
              <table:table-cell office:value-type="float" office:value="0.030476">
                <text:p>0.030476</text:p>
              </table:table-cell>
            </table:table-row>
            <table:table-row>
              <table:table-cell office:value-type="string">
                <text:p>0.00302</text:p>
              </table:table-cell>
              <table:table-cell office:value-type="float" office:value="0.0002026908">
                <text:p>0.0002026908</text:p>
              </table:table-cell>
              <table:table-cell office:value-type="float" office:value="0.030476">
                <text:p>0.030476</text:p>
              </table:table-cell>
              <table:table-cell office:value-type="float" office:value="0.030476">
                <text:p>0.030476</text:p>
              </table:table-cell>
            </table:table-row>
            <table:table-row>
              <table:table-cell office:value-type="string">
                <text:p>0.003017</text:p>
              </table:table-cell>
              <table:table-cell office:value-type="float" office:value="0.0002026496">
                <text:p>0.0002026496</text:p>
              </table:table-cell>
              <table:table-cell office:value-type="float" office:value="0.030476">
                <text:p>0.030476</text:p>
              </table:table-cell>
              <table:table-cell office:value-type="float" office:value="0.030476">
                <text:p>0.030476</text:p>
              </table:table-cell>
            </table:table-row>
            <table:table-row>
              <table:table-cell office:value-type="string">
                <text:p>0.003014</text:p>
              </table:table-cell>
              <table:table-cell office:value-type="float" office:value="0.0002026087">
                <text:p>0.0002026087</text:p>
              </table:table-cell>
              <table:table-cell office:value-type="float" office:value="0.030476">
                <text:p>0.030476</text:p>
              </table:table-cell>
              <table:table-cell office:value-type="float" office:value="0.030476">
                <text:p>0.030476</text:p>
              </table:table-cell>
            </table:table-row>
            <table:table-row>
              <table:table-cell office:value-type="string">
                <text:p>0.003011</text:p>
              </table:table-cell>
              <table:table-cell office:value-type="float" office:value="0.000202568">
                <text:p>0.000202568</text:p>
              </table:table-cell>
              <table:table-cell office:value-type="float" office:value="0.030476">
                <text:p>0.030476</text:p>
              </table:table-cell>
              <table:table-cell office:value-type="float" office:value="0.030476">
                <text:p>0.030476</text:p>
              </table:table-cell>
            </table:table-row>
            <table:table-row>
              <table:table-cell office:value-type="string">
                <text:p>0.003008</text:p>
              </table:table-cell>
              <table:table-cell office:value-type="float" office:value="0.0002025275">
                <text:p>0.0002025275</text:p>
              </table:table-cell>
              <table:table-cell office:value-type="float" office:value="0.030476">
                <text:p>0.030476</text:p>
              </table:table-cell>
              <table:table-cell office:value-type="float" office:value="0.030476">
                <text:p>0.030476</text:p>
              </table:table-cell>
            </table:table-row>
            <table:table-row>
              <table:table-cell office:value-type="string">
                <text:p>0.003006</text:p>
              </table:table-cell>
              <table:table-cell office:value-type="float" office:value="0.0002024872">
                <text:p>0.0002024872</text:p>
              </table:table-cell>
              <table:table-cell office:value-type="float" office:value="0.030476">
                <text:p>0.030476</text:p>
              </table:table-cell>
              <table:table-cell office:value-type="float" office:value="0.030476">
                <text:p>0.030476</text:p>
              </table:table-cell>
            </table:table-row>
            <table:table-row>
              <table:table-cell office:value-type="string">
                <text:p>0.003003</text:p>
              </table:table-cell>
              <table:table-cell office:value-type="float" office:value="0.0002024472">
                <text:p>0.0002024472</text:p>
              </table:table-cell>
              <table:table-cell office:value-type="float" office:value="0.030476">
                <text:p>0.030476</text:p>
              </table:table-cell>
              <table:table-cell office:value-type="float" office:value="0.030476">
                <text:p>0.030476</text:p>
              </table:table-cell>
            </table:table-row>
            <table:table-row>
              <table:table-cell office:value-type="string">
                <text:p>0.003</text:p>
              </table:table-cell>
              <table:table-cell office:value-type="float" office:value="0.0002024074">
                <text:p>0.0002024074</text:p>
              </table:table-cell>
              <table:table-cell office:value-type="float" office:value="0.030476">
                <text:p>0.030476</text:p>
              </table:table-cell>
              <table:table-cell office:value-type="float" office:value="0.030476">
                <text:p>0.030476</text:p>
              </table:table-cell>
            </table:table-row>
            <table:table-row>
              <table:table-cell office:value-type="string">
                <text:p>0.002997</text:p>
              </table:table-cell>
              <table:table-cell office:value-type="float" office:value="0.0002023679">
                <text:p>0.0002023679</text:p>
              </table:table-cell>
              <table:table-cell office:value-type="float" office:value="0.030476">
                <text:p>0.030476</text:p>
              </table:table-cell>
              <table:table-cell office:value-type="float" office:value="0.030476">
                <text:p>0.030476</text:p>
              </table:table-cell>
            </table:table-row>
            <table:table-row>
              <table:table-cell office:value-type="string">
                <text:p>0.002994</text:p>
              </table:table-cell>
              <table:table-cell office:value-type="float" office:value="0.0002023285">
                <text:p>0.0002023285</text:p>
              </table:table-cell>
              <table:table-cell office:value-type="float" office:value="0.030476">
                <text:p>0.030476</text:p>
              </table:table-cell>
              <table:table-cell office:value-type="float" office:value="0.030476">
                <text:p>0.030476</text:p>
              </table:table-cell>
            </table:table-row>
            <table:table-row>
              <table:table-cell office:value-type="string">
                <text:p>0.002991</text:p>
              </table:table-cell>
              <table:table-cell office:value-type="float" office:value="0.0002022895">
                <text:p>0.0002022895</text:p>
              </table:table-cell>
              <table:table-cell office:value-type="float" office:value="0.030476">
                <text:p>0.030476</text:p>
              </table:table-cell>
              <table:table-cell office:value-type="float" office:value="0.030476">
                <text:p>0.030476</text:p>
              </table:table-cell>
            </table:table-row>
            <table:table-row>
              <table:table-cell office:value-type="string">
                <text:p>0.002988</text:p>
              </table:table-cell>
              <table:table-cell office:value-type="float" office:value="0.0002022506">
                <text:p>0.0002022506</text:p>
              </table:table-cell>
              <table:table-cell office:value-type="float" office:value="0.030476">
                <text:p>0.030476</text:p>
              </table:table-cell>
              <table:table-cell office:value-type="float" office:value="0.030476">
                <text:p>0.030476</text:p>
              </table:table-cell>
            </table:table-row>
            <table:table-row>
              <table:table-cell office:value-type="string">
                <text:p>0.002985</text:p>
              </table:table-cell>
              <table:table-cell office:value-type="float" office:value="0.000202212">
                <text:p>0.000202212</text:p>
              </table:table-cell>
              <table:table-cell office:value-type="float" office:value="0.030476">
                <text:p>0.030476</text:p>
              </table:table-cell>
              <table:table-cell office:value-type="float" office:value="0.030476">
                <text:p>0.030476</text:p>
              </table:table-cell>
            </table:table-row>
            <table:table-row>
              <table:table-cell office:value-type="string">
                <text:p>0.002982</text:p>
              </table:table-cell>
              <table:table-cell office:value-type="float" office:value="0.0002021736">
                <text:p>0.0002021736</text:p>
              </table:table-cell>
              <table:table-cell office:value-type="float" office:value="0.030476">
                <text:p>0.030476</text:p>
              </table:table-cell>
              <table:table-cell office:value-type="float" office:value="0.030476">
                <text:p>0.030476</text:p>
              </table:table-cell>
            </table:table-row>
            <table:table-row>
              <table:table-cell office:value-type="string">
                <text:p>0.002979</text:p>
              </table:table-cell>
              <table:table-cell office:value-type="float" office:value="0.0002021354">
                <text:p>0.0002021354</text:p>
              </table:table-cell>
              <table:table-cell office:value-type="float" office:value="0.030476">
                <text:p>0.030476</text:p>
              </table:table-cell>
              <table:table-cell office:value-type="float" office:value="0.030476">
                <text:p>0.030476</text:p>
              </table:table-cell>
            </table:table-row>
            <table:table-row>
              <table:table-cell office:value-type="string">
                <text:p>0.002976</text:p>
              </table:table-cell>
              <table:table-cell office:value-type="float" office:value="0.0002020975">
                <text:p>0.0002020975</text:p>
              </table:table-cell>
              <table:table-cell office:value-type="float" office:value="0.0216758">
                <text:p>0.0216758</text:p>
              </table:table-cell>
              <table:table-cell office:value-type="float" office:value="0.030476">
                <text:p>0.030476</text:p>
              </table:table-cell>
            </table:table-row>
            <table:table-row>
              <table:table-cell office:value-type="string">
                <text:p>0.002973</text:p>
              </table:table-cell>
              <table:table-cell office:value-type="float" office:value="0.0002020598">
                <text:p>0.0002020598</text:p>
              </table:table-cell>
              <table:table-cell office:value-type="float" office:value="0.030476">
                <text:p>0.030476</text:p>
              </table:table-cell>
              <table:table-cell office:value-type="float" office:value="0.030476">
                <text:p>0.030476</text:p>
              </table:table-cell>
            </table:table-row>
            <table:table-row>
              <table:table-cell office:value-type="string">
                <text:p>0.00297</text:p>
              </table:table-cell>
              <table:table-cell office:value-type="float" office:value="0.0002020223">
                <text:p>0.0002020223</text:p>
              </table:table-cell>
              <table:table-cell office:value-type="float" office:value="0.030476">
                <text:p>0.030476</text:p>
              </table:table-cell>
              <table:table-cell office:value-type="float" office:value="0.030476">
                <text:p>0.030476</text:p>
              </table:table-cell>
            </table:table-row>
            <table:table-row>
              <table:table-cell office:value-type="string">
                <text:p>0.002968</text:p>
              </table:table-cell>
              <table:table-cell office:value-type="float" office:value="0.0002019851">
                <text:p>0.0002019851</text:p>
              </table:table-cell>
              <table:table-cell office:value-type="float" office:value="0.030476">
                <text:p>0.030476</text:p>
              </table:table-cell>
              <table:table-cell office:value-type="float" office:value="0.030476">
                <text:p>0.030476</text:p>
              </table:table-cell>
            </table:table-row>
            <table:table-row>
              <table:table-cell office:value-type="string">
                <text:p>0.002965</text:p>
              </table:table-cell>
              <table:table-cell office:value-type="float" office:value="0.0002019481">
                <text:p>0.0002019481</text:p>
              </table:table-cell>
              <table:table-cell office:value-type="float" office:value="0.030476">
                <text:p>0.030476</text:p>
              </table:table-cell>
              <table:table-cell office:value-type="float" office:value="0.030476">
                <text:p>0.030476</text:p>
              </table:table-cell>
            </table:table-row>
            <table:table-row>
              <table:table-cell office:value-type="string">
                <text:p>0.002962</text:p>
              </table:table-cell>
              <table:table-cell office:value-type="float" office:value="0.0002019113">
                <text:p>0.0002019113</text:p>
              </table:table-cell>
              <table:table-cell office:value-type="float" office:value="0.030476">
                <text:p>0.030476</text:p>
              </table:table-cell>
              <table:table-cell office:value-type="float" office:value="0.030476">
                <text:p>0.030476</text:p>
              </table:table-cell>
            </table:table-row>
            <table:table-row>
              <table:table-cell office:value-type="string">
                <text:p>0.002959</text:p>
              </table:table-cell>
              <table:table-cell office:value-type="float" office:value="0.0002018748">
                <text:p>0.0002018748</text:p>
              </table:table-cell>
              <table:table-cell office:value-type="float" office:value="0.030476">
                <text:p>0.030476</text:p>
              </table:table-cell>
              <table:table-cell office:value-type="float" office:value="0.030476">
                <text:p>0.030476</text:p>
              </table:table-cell>
            </table:table-row>
            <table:table-row>
              <table:table-cell office:value-type="string">
                <text:p>0.002956</text:p>
              </table:table-cell>
              <table:table-cell office:value-type="float" office:value="0.0002018384">
                <text:p>0.0002018384</text:p>
              </table:table-cell>
              <table:table-cell office:value-type="float" office:value="0.030476">
                <text:p>0.030476</text:p>
              </table:table-cell>
              <table:table-cell office:value-type="float" office:value="0.030476">
                <text:p>0.030476</text:p>
              </table:table-cell>
            </table:table-row>
            <table:table-row>
              <table:table-cell office:value-type="string">
                <text:p>0.002953</text:p>
              </table:table-cell>
              <table:table-cell office:value-type="float" office:value="0.0002018024">
                <text:p>0.0002018024</text:p>
              </table:table-cell>
              <table:table-cell office:value-type="float" office:value="0.030476">
                <text:p>0.030476</text:p>
              </table:table-cell>
              <table:table-cell office:value-type="float" office:value="0.030476">
                <text:p>0.030476</text:p>
              </table:table-cell>
            </table:table-row>
            <table:table-row>
              <table:table-cell office:value-type="string">
                <text:p>0.00295</text:p>
              </table:table-cell>
              <table:table-cell office:value-type="float" office:value="0.0002017665">
                <text:p>0.0002017665</text:p>
              </table:table-cell>
              <table:table-cell office:value-type="float" office:value="0.030476">
                <text:p>0.030476</text:p>
              </table:table-cell>
              <table:table-cell office:value-type="float" office:value="0.030476">
                <text:p>0.030476</text:p>
              </table:table-cell>
            </table:table-row>
            <table:table-row>
              <table:table-cell office:value-type="string">
                <text:p>0.002947</text:p>
              </table:table-cell>
              <table:table-cell office:value-type="float" office:value="0.0002017309">
                <text:p>0.0002017309</text:p>
              </table:table-cell>
              <table:table-cell office:value-type="float" office:value="0.030476">
                <text:p>0.030476</text:p>
              </table:table-cell>
              <table:table-cell office:value-type="float" office:value="0.030476">
                <text:p>0.030476</text:p>
              </table:table-cell>
            </table:table-row>
            <table:table-row>
              <table:table-cell office:value-type="string">
                <text:p>0.002944</text:p>
              </table:table-cell>
              <table:table-cell office:value-type="float" office:value="0.0002016955">
                <text:p>0.0002016955</text:p>
              </table:table-cell>
              <table:table-cell office:value-type="float" office:value="0.030476">
                <text:p>0.030476</text:p>
              </table:table-cell>
              <table:table-cell office:value-type="float" office:value="0.030476">
                <text:p>0.030476</text:p>
              </table:table-cell>
            </table:table-row>
            <table:table-row>
              <table:table-cell office:value-type="string">
                <text:p>0.002941</text:p>
              </table:table-cell>
              <table:table-cell office:value-type="float" office:value="0.0002016603">
                <text:p>0.0002016603</text:p>
              </table:table-cell>
              <table:table-cell office:value-type="float" office:value="0.030476">
                <text:p>0.030476</text:p>
              </table:table-cell>
              <table:table-cell office:value-type="float" office:value="0.030476">
                <text:p>0.030476</text:p>
              </table:table-cell>
            </table:table-row>
            <table:table-row>
              <table:table-cell office:value-type="string">
                <text:p>0.002938</text:p>
              </table:table-cell>
              <table:table-cell office:value-type="float" office:value="0.0002016254">
                <text:p>0.0002016254</text:p>
              </table:table-cell>
              <table:table-cell office:value-type="float" office:value="0.030476">
                <text:p>0.030476</text:p>
              </table:table-cell>
              <table:table-cell office:value-type="float" office:value="0.030476">
                <text:p>0.030476</text:p>
              </table:table-cell>
            </table:table-row>
            <table:table-row>
              <table:table-cell office:value-type="string">
                <text:p>0.002935</text:p>
              </table:table-cell>
              <table:table-cell office:value-type="float" office:value="0.0002015907">
                <text:p>0.0002015907</text:p>
              </table:table-cell>
              <table:table-cell office:value-type="float" office:value="0.030476">
                <text:p>0.030476</text:p>
              </table:table-cell>
              <table:table-cell office:value-type="float" office:value="0.030476">
                <text:p>0.030476</text:p>
              </table:table-cell>
            </table:table-row>
            <table:table-row>
              <table:table-cell office:value-type="string">
                <text:p>0.002932</text:p>
              </table:table-cell>
              <table:table-cell office:value-type="float" office:value="0.0002015562">
                <text:p>0.0002015562</text:p>
              </table:table-cell>
              <table:table-cell office:value-type="float" office:value="0.030476">
                <text:p>0.030476</text:p>
              </table:table-cell>
              <table:table-cell office:value-type="float" office:value="0.030476">
                <text:p>0.030476</text:p>
              </table:table-cell>
            </table:table-row>
            <table:table-row>
              <table:table-cell office:value-type="string">
                <text:p>0.002929</text:p>
              </table:table-cell>
              <table:table-cell office:value-type="float" office:value="0.0002015219">
                <text:p>0.0002015219</text:p>
              </table:table-cell>
              <table:table-cell office:value-type="float" office:value="0.030476">
                <text:p>0.030476</text:p>
              </table:table-cell>
              <table:table-cell office:value-type="float" office:value="0.030476">
                <text:p>0.030476</text:p>
              </table:table-cell>
            </table:table-row>
            <table:table-row>
              <table:table-cell office:value-type="string">
                <text:p>0.002927</text:p>
              </table:table-cell>
              <table:table-cell office:value-type="float" office:value="0.0002014879">
                <text:p>0.0002014879</text:p>
              </table:table-cell>
              <table:table-cell office:value-type="float" office:value="0.030476">
                <text:p>0.030476</text:p>
              </table:table-cell>
              <table:table-cell office:value-type="float" office:value="0.030476">
                <text:p>0.030476</text:p>
              </table:table-cell>
            </table:table-row>
            <table:table-row>
              <table:table-cell office:value-type="string">
                <text:p>0.002924</text:p>
              </table:table-cell>
              <table:table-cell office:value-type="float" office:value="0.0002014541">
                <text:p>0.0002014541</text:p>
              </table:table-cell>
              <table:table-cell office:value-type="float" office:value="0.030476">
                <text:p>0.030476</text:p>
              </table:table-cell>
              <table:table-cell office:value-type="float" office:value="0.030476">
                <text:p>0.030476</text:p>
              </table:table-cell>
            </table:table-row>
            <table:table-row>
              <table:table-cell office:value-type="string">
                <text:p>0.002921</text:p>
              </table:table-cell>
              <table:table-cell office:value-type="float" office:value="0.0002014206">
                <text:p>0.0002014206</text:p>
              </table:table-cell>
              <table:table-cell office:value-type="float" office:value="0.030476">
                <text:p>0.030476</text:p>
              </table:table-cell>
              <table:table-cell office:value-type="float" office:value="0.030476">
                <text:p>0.030476</text:p>
              </table:table-cell>
            </table:table-row>
            <table:table-row>
              <table:table-cell office:value-type="string">
                <text:p>0.002918</text:p>
              </table:table-cell>
              <table:table-cell office:value-type="float" office:value="0.0002013872">
                <text:p>0.0002013872</text:p>
              </table:table-cell>
              <table:table-cell office:value-type="float" office:value="0.030476">
                <text:p>0.030476</text:p>
              </table:table-cell>
              <table:table-cell office:value-type="float" office:value="0.030476">
                <text:p>0.030476</text:p>
              </table:table-cell>
            </table:table-row>
            <table:table-row>
              <table:table-cell office:value-type="string">
                <text:p>0.002915</text:p>
              </table:table-cell>
              <table:table-cell office:value-type="float" office:value="0.0002013541">
                <text:p>0.0002013541</text:p>
              </table:table-cell>
              <table:table-cell office:value-type="float" office:value="0.030476">
                <text:p>0.030476</text:p>
              </table:table-cell>
              <table:table-cell office:value-type="float" office:value="0.030476">
                <text:p>0.030476</text:p>
              </table:table-cell>
            </table:table-row>
            <table:table-row>
              <table:table-cell office:value-type="string">
                <text:p>0.002912</text:p>
              </table:table-cell>
              <table:table-cell office:value-type="float" office:value="0.0002013213">
                <text:p>0.0002013213</text:p>
              </table:table-cell>
              <table:table-cell office:value-type="float" office:value="0.030476">
                <text:p>0.030476</text:p>
              </table:table-cell>
              <table:table-cell office:value-type="float" office:value="0.030476">
                <text:p>0.030476</text:p>
              </table:table-cell>
            </table:table-row>
            <table:table-row>
              <table:table-cell office:value-type="string">
                <text:p>0.002909</text:p>
              </table:table-cell>
              <table:table-cell office:value-type="float" office:value="0.0002012886">
                <text:p>0.0002012886</text:p>
              </table:table-cell>
              <table:table-cell office:value-type="float" office:value="0.030476">
                <text:p>0.030476</text:p>
              </table:table-cell>
              <table:table-cell office:value-type="float" office:value="0.030476">
                <text:p>0.030476</text:p>
              </table:table-cell>
            </table:table-row>
            <table:table-row>
              <table:table-cell office:value-type="string">
                <text:p>0.002906</text:p>
              </table:table-cell>
              <table:table-cell office:value-type="float" office:value="0.0002012562">
                <text:p>0.0002012562</text:p>
              </table:table-cell>
              <table:table-cell office:value-type="float" office:value="0.0215452">
                <text:p>0.0215452</text:p>
              </table:table-cell>
              <table:table-cell office:value-type="float" office:value="0.030476">
                <text:p>0.030476</text:p>
              </table:table-cell>
            </table:table-row>
            <table:table-row>
              <table:table-cell office:value-type="string">
                <text:p>0.002903</text:p>
              </table:table-cell>
              <table:table-cell office:value-type="float" office:value="0.000201224">
                <text:p>0.000201224</text:p>
              </table:table-cell>
              <table:table-cell office:value-type="float" office:value="0.030476">
                <text:p>0.030476</text:p>
              </table:table-cell>
              <table:table-cell office:value-type="float" office:value="0.030476">
                <text:p>0.030476</text:p>
              </table:table-cell>
            </table:table-row>
            <table:table-row>
              <table:table-cell office:value-type="string">
                <text:p>0.0029</text:p>
              </table:table-cell>
              <table:table-cell office:value-type="float" office:value="0.0002011921">
                <text:p>0.0002011921</text:p>
              </table:table-cell>
              <table:table-cell office:value-type="float" office:value="0.030476">
                <text:p>0.030476</text:p>
              </table:table-cell>
              <table:table-cell office:value-type="float" office:value="0.030476">
                <text:p>0.030476</text:p>
              </table:table-cell>
            </table:table-row>
            <table:table-row>
              <table:table-cell office:value-type="string">
                <text:p>0.002897</text:p>
              </table:table-cell>
              <table:table-cell office:value-type="float" office:value="0.0002011604">
                <text:p>0.0002011604</text:p>
              </table:table-cell>
              <table:table-cell office:value-type="float" office:value="0.030476">
                <text:p>0.030476</text:p>
              </table:table-cell>
              <table:table-cell office:value-type="float" office:value="0.030476">
                <text:p>0.030476</text:p>
              </table:table-cell>
            </table:table-row>
            <table:table-row>
              <table:table-cell office:value-type="string">
                <text:p>0.002894</text:p>
              </table:table-cell>
              <table:table-cell office:value-type="float" office:value="0.0002011289">
                <text:p>0.0002011289</text:p>
              </table:table-cell>
              <table:table-cell office:value-type="float" office:value="0.030476">
                <text:p>0.030476</text:p>
              </table:table-cell>
              <table:table-cell office:value-type="float" office:value="0.030476">
                <text:p>0.030476</text:p>
              </table:table-cell>
            </table:table-row>
            <table:table-row>
              <table:table-cell office:value-type="string">
                <text:p>0.002891</text:p>
              </table:table-cell>
              <table:table-cell office:value-type="float" office:value="0.0002010976">
                <text:p>0.0002010976</text:p>
              </table:table-cell>
              <table:table-cell office:value-type="float" office:value="0.030476">
                <text:p>0.030476</text:p>
              </table:table-cell>
              <table:table-cell office:value-type="float" office:value="0.030476">
                <text:p>0.030476</text:p>
              </table:table-cell>
            </table:table-row>
            <table:table-row>
              <table:table-cell office:value-type="string">
                <text:p>0.002889</text:p>
              </table:table-cell>
              <table:table-cell office:value-type="float" office:value="0.0002010665">
                <text:p>0.0002010665</text:p>
              </table:table-cell>
              <table:table-cell office:value-type="float" office:value="0.030476">
                <text:p>0.030476</text:p>
              </table:table-cell>
              <table:table-cell office:value-type="float" office:value="0.030476">
                <text:p>0.030476</text:p>
              </table:table-cell>
            </table:table-row>
            <table:table-row>
              <table:table-cell office:value-type="string">
                <text:p>0.002886</text:p>
              </table:table-cell>
              <table:table-cell office:value-type="float" office:value="0.0002010356">
                <text:p>0.0002010356</text:p>
              </table:table-cell>
              <table:table-cell office:value-type="float" office:value="0.030476">
                <text:p>0.030476</text:p>
              </table:table-cell>
              <table:table-cell office:value-type="float" office:value="0.030476">
                <text:p>0.030476</text:p>
              </table:table-cell>
            </table:table-row>
            <table:table-row>
              <table:table-cell office:value-type="string">
                <text:p>0.002883</text:p>
              </table:table-cell>
              <table:table-cell office:value-type="float" office:value="0.000201005">
                <text:p>0.000201005</text:p>
              </table:table-cell>
              <table:table-cell office:value-type="float" office:value="0.030476">
                <text:p>0.030476</text:p>
              </table:table-cell>
              <table:table-cell office:value-type="float" office:value="0.030476">
                <text:p>0.030476</text:p>
              </table:table-cell>
            </table:table-row>
            <table:table-row>
              <table:table-cell office:value-type="string">
                <text:p>0.00288</text:p>
              </table:table-cell>
              <table:table-cell office:value-type="float" office:value="0.0002009745">
                <text:p>0.0002009745</text:p>
              </table:table-cell>
              <table:table-cell office:value-type="float" office:value="0.0235635">
                <text:p>0.0235635</text:p>
              </table:table-cell>
              <table:table-cell office:value-type="float" office:value="0.030476">
                <text:p>0.030476</text:p>
              </table:table-cell>
            </table:table-row>
            <table:table-row>
              <table:table-cell office:value-type="string">
                <text:p>0.002877</text:p>
              </table:table-cell>
              <table:table-cell office:value-type="float" office:value="0.0002009443">
                <text:p>0.0002009443</text:p>
              </table:table-cell>
              <table:table-cell office:value-type="float" office:value="0.030476">
                <text:p>0.030476</text:p>
              </table:table-cell>
              <table:table-cell office:value-type="float" office:value="0.030476">
                <text:p>0.030476</text:p>
              </table:table-cell>
            </table:table-row>
            <table:table-row>
              <table:table-cell office:value-type="string">
                <text:p>0.002874</text:p>
              </table:table-cell>
              <table:table-cell office:value-type="float" office:value="0.0002009142">
                <text:p>0.0002009142</text:p>
              </table:table-cell>
              <table:table-cell office:value-type="float" office:value="0.0215362">
                <text:p>0.0215362</text:p>
              </table:table-cell>
              <table:table-cell office:value-type="float" office:value="0.030476">
                <text:p>0.030476</text:p>
              </table:table-cell>
            </table:table-row>
            <table:table-row>
              <table:table-cell office:value-type="string">
                <text:p>0.002871</text:p>
              </table:table-cell>
              <table:table-cell office:value-type="float" office:value="0.0002008844">
                <text:p>0.0002008844</text:p>
              </table:table-cell>
              <table:table-cell office:value-type="float" office:value="0.030476">
                <text:p>0.030476</text:p>
              </table:table-cell>
              <table:table-cell office:value-type="float" office:value="0.030476">
                <text:p>0.030476</text:p>
              </table:table-cell>
            </table:table-row>
            <table:table-row>
              <table:table-cell office:value-type="string">
                <text:p>0.002868</text:p>
              </table:table-cell>
              <table:table-cell office:value-type="float" office:value="0.0002008548">
                <text:p>0.0002008548</text:p>
              </table:table-cell>
              <table:table-cell office:value-type="float" office:value="0.030476">
                <text:p>0.030476</text:p>
              </table:table-cell>
              <table:table-cell office:value-type="float" office:value="0.030476">
                <text:p>0.030476</text:p>
              </table:table-cell>
            </table:table-row>
            <table:table-row>
              <table:table-cell office:value-type="string">
                <text:p>0.002865</text:p>
              </table:table-cell>
              <table:table-cell office:value-type="float" office:value="0.0002008254">
                <text:p>0.0002008254</text:p>
              </table:table-cell>
              <table:table-cell office:value-type="float" office:value="0.030476">
                <text:p>0.030476</text:p>
              </table:table-cell>
              <table:table-cell office:value-type="float" office:value="0.030476">
                <text:p>0.030476</text:p>
              </table:table-cell>
            </table:table-row>
            <table:table-row>
              <table:table-cell office:value-type="string">
                <text:p>0.002862</text:p>
              </table:table-cell>
              <table:table-cell office:value-type="float" office:value="0.0002007962">
                <text:p>0.0002007962</text:p>
              </table:table-cell>
              <table:table-cell office:value-type="float" office:value="0.030476">
                <text:p>0.030476</text:p>
              </table:table-cell>
              <table:table-cell office:value-type="float" office:value="0.030476">
                <text:p>0.030476</text:p>
              </table:table-cell>
            </table:table-row>
            <table:table-row>
              <table:table-cell office:value-type="string">
                <text:p>0.002859</text:p>
              </table:table-cell>
              <table:table-cell office:value-type="float" office:value="0.0002007672">
                <text:p>0.0002007672</text:p>
              </table:table-cell>
              <table:table-cell office:value-type="float" office:value="0.030476">
                <text:p>0.030476</text:p>
              </table:table-cell>
              <table:table-cell office:value-type="float" office:value="0.030476">
                <text:p>0.030476</text:p>
              </table:table-cell>
            </table:table-row>
            <table:table-row>
              <table:table-cell office:value-type="string">
                <text:p>0.002856</text:p>
              </table:table-cell>
              <table:table-cell office:value-type="float" office:value="0.0002007384">
                <text:p>0.0002007384</text:p>
              </table:table-cell>
              <table:table-cell office:value-type="float" office:value="0.030476">
                <text:p>0.030476</text:p>
              </table:table-cell>
              <table:table-cell office:value-type="float" office:value="0.030476">
                <text:p>0.030476</text:p>
              </table:table-cell>
            </table:table-row>
            <table:table-row>
              <table:table-cell office:value-type="string">
                <text:p>0.002853</text:p>
              </table:table-cell>
              <table:table-cell office:value-type="float" office:value="0.0002007099">
                <text:p>0.0002007099</text:p>
              </table:table-cell>
              <table:table-cell office:value-type="float" office:value="0.030476">
                <text:p>0.030476</text:p>
              </table:table-cell>
              <table:table-cell office:value-type="float" office:value="0.030476">
                <text:p>0.030476</text:p>
              </table:table-cell>
            </table:table-row>
            <table:table-row>
              <table:table-cell office:value-type="string">
                <text:p>0.002851</text:p>
              </table:table-cell>
              <table:table-cell office:value-type="float" office:value="0.0002006815">
                <text:p>0.0002006815</text:p>
              </table:table-cell>
              <table:table-cell office:value-type="float" office:value="0.030476">
                <text:p>0.030476</text:p>
              </table:table-cell>
              <table:table-cell office:value-type="float" office:value="0.030476">
                <text:p>0.030476</text:p>
              </table:table-cell>
            </table:table-row>
            <table:table-row>
              <table:table-cell office:value-type="string">
                <text:p>0.002848</text:p>
              </table:table-cell>
              <table:table-cell office:value-type="float" office:value="0.0002006534">
                <text:p>0.0002006534</text:p>
              </table:table-cell>
              <table:table-cell office:value-type="float" office:value="0.030476">
                <text:p>0.030476</text:p>
              </table:table-cell>
              <table:table-cell office:value-type="float" office:value="0.030476">
                <text:p>0.030476</text:p>
              </table:table-cell>
            </table:table-row>
            <table:table-row>
              <table:table-cell office:value-type="string">
                <text:p>0.002845</text:p>
              </table:table-cell>
              <table:table-cell office:value-type="float" office:value="0.0002006254">
                <text:p>0.0002006254</text:p>
              </table:table-cell>
              <table:table-cell office:value-type="float" office:value="0.030476">
                <text:p>0.030476</text:p>
              </table:table-cell>
              <table:table-cell office:value-type="float" office:value="0.030476">
                <text:p>0.030476</text:p>
              </table:table-cell>
            </table:table-row>
            <table:table-row>
              <table:table-cell office:value-type="string">
                <text:p>0.002842</text:p>
              </table:table-cell>
              <table:table-cell office:value-type="float" office:value="0.0002005977">
                <text:p>0.0002005977</text:p>
              </table:table-cell>
              <table:table-cell office:value-type="float" office:value="0.030476">
                <text:p>0.030476</text:p>
              </table:table-cell>
              <table:table-cell office:value-type="float" office:value="0.030476">
                <text:p>0.030476</text:p>
              </table:table-cell>
            </table:table-row>
            <table:table-row>
              <table:table-cell office:value-type="string">
                <text:p>0.002839</text:p>
              </table:table-cell>
              <table:table-cell office:value-type="float" office:value="0.0002005702">
                <text:p>0.0002005702</text:p>
              </table:table-cell>
              <table:table-cell office:value-type="float" office:value="0.030476">
                <text:p>0.030476</text:p>
              </table:table-cell>
              <table:table-cell office:value-type="float" office:value="0.030476">
                <text:p>0.030476</text:p>
              </table:table-cell>
            </table:table-row>
            <table:table-row>
              <table:table-cell office:value-type="string">
                <text:p>0.002836</text:p>
              </table:table-cell>
              <table:table-cell office:value-type="float" office:value="0.0002005429">
                <text:p>0.0002005429</text:p>
              </table:table-cell>
              <table:table-cell office:value-type="float" office:value="0.030476">
                <text:p>0.030476</text:p>
              </table:table-cell>
              <table:table-cell office:value-type="float" office:value="0.030476">
                <text:p>0.030476</text:p>
              </table:table-cell>
            </table:table-row>
            <table:table-row>
              <table:table-cell office:value-type="string">
                <text:p>0.002833</text:p>
              </table:table-cell>
              <table:table-cell office:value-type="float" office:value="0.0002005158">
                <text:p>0.0002005158</text:p>
              </table:table-cell>
              <table:table-cell office:value-type="float" office:value="0.030476">
                <text:p>0.030476</text:p>
              </table:table-cell>
              <table:table-cell office:value-type="float" office:value="0.030476">
                <text:p>0.030476</text:p>
              </table:table-cell>
            </table:table-row>
            <table:table-row>
              <table:table-cell office:value-type="string">
                <text:p>0.00283</text:p>
              </table:table-cell>
              <table:table-cell office:value-type="float" office:value="0.000200489">
                <text:p>0.000200489</text:p>
              </table:table-cell>
              <table:table-cell office:value-type="float" office:value="0.030476">
                <text:p>0.030476</text:p>
              </table:table-cell>
              <table:table-cell office:value-type="float" office:value="0.030476">
                <text:p>0.030476</text:p>
              </table:table-cell>
            </table:table-row>
            <table:table-row>
              <table:table-cell office:value-type="string">
                <text:p>0.002827</text:p>
              </table:table-cell>
              <table:table-cell office:value-type="float" office:value="0.0002004623">
                <text:p>0.0002004623</text:p>
              </table:table-cell>
              <table:table-cell office:value-type="float" office:value="0.030476">
                <text:p>0.030476</text:p>
              </table:table-cell>
              <table:table-cell office:value-type="float" office:value="0.030476">
                <text:p>0.030476</text:p>
              </table:table-cell>
            </table:table-row>
            <table:table-row>
              <table:table-cell office:value-type="string">
                <text:p>0.002824</text:p>
              </table:table-cell>
              <table:table-cell office:value-type="float" office:value="0.0002004359">
                <text:p>0.0002004359</text:p>
              </table:table-cell>
              <table:table-cell office:value-type="float" office:value="0.030476">
                <text:p>0.030476</text:p>
              </table:table-cell>
              <table:table-cell office:value-type="float" office:value="0.030476">
                <text:p>0.030476</text:p>
              </table:table-cell>
            </table:table-row>
            <table:table-row>
              <table:table-cell office:value-type="string">
                <text:p>0.002821</text:p>
              </table:table-cell>
              <table:table-cell office:value-type="float" office:value="0.0002004096">
                <text:p>0.0002004096</text:p>
              </table:table-cell>
              <table:table-cell office:value-type="float" office:value="0.030476">
                <text:p>0.030476</text:p>
              </table:table-cell>
              <table:table-cell office:value-type="float" office:value="0.030476">
                <text:p>0.030476</text:p>
              </table:table-cell>
            </table:table-row>
            <table:table-row>
              <table:table-cell office:value-type="string">
                <text:p>0.002818</text:p>
              </table:table-cell>
              <table:table-cell office:value-type="float" office:value="0.0002003836">
                <text:p>0.0002003836</text:p>
              </table:table-cell>
              <table:table-cell office:value-type="float" office:value="0.030476">
                <text:p>0.030476</text:p>
              </table:table-cell>
              <table:table-cell office:value-type="float" office:value="0.030476">
                <text:p>0.030476</text:p>
              </table:table-cell>
            </table:table-row>
            <table:table-row>
              <table:table-cell office:value-type="string">
                <text:p>0.002815</text:p>
              </table:table-cell>
              <table:table-cell office:value-type="float" office:value="0.0002003578">
                <text:p>0.0002003578</text:p>
              </table:table-cell>
              <table:table-cell office:value-type="float" office:value="0.030476">
                <text:p>0.030476</text:p>
              </table:table-cell>
              <table:table-cell office:value-type="float" office:value="0.030476">
                <text:p>0.030476</text:p>
              </table:table-cell>
            </table:table-row>
            <table:table-row>
              <table:table-cell office:value-type="string">
                <text:p>0.002813</text:p>
              </table:table-cell>
              <table:table-cell office:value-type="float" office:value="0.0002003322">
                <text:p>0.0002003322</text:p>
              </table:table-cell>
              <table:table-cell office:value-type="float" office:value="0.030476">
                <text:p>0.030476</text:p>
              </table:table-cell>
              <table:table-cell office:value-type="float" office:value="0.030476">
                <text:p>0.030476</text:p>
              </table:table-cell>
            </table:table-row>
            <table:table-row>
              <table:table-cell office:value-type="string">
                <text:p>0.00281</text:p>
              </table:table-cell>
              <table:table-cell office:value-type="float" office:value="0.0002003068">
                <text:p>0.0002003068</text:p>
              </table:table-cell>
              <table:table-cell office:value-type="float" office:value="0.030476">
                <text:p>0.030476</text:p>
              </table:table-cell>
              <table:table-cell office:value-type="float" office:value="0.030476">
                <text:p>0.030476</text:p>
              </table:table-cell>
            </table:table-row>
            <table:table-row>
              <table:table-cell office:value-type="string">
                <text:p>0.002807</text:p>
              </table:table-cell>
              <table:table-cell office:value-type="float" office:value="0.0002002816">
                <text:p>0.0002002816</text:p>
              </table:table-cell>
              <table:table-cell office:value-type="float" office:value="0.030476">
                <text:p>0.030476</text:p>
              </table:table-cell>
              <table:table-cell office:value-type="float" office:value="0.030476">
                <text:p>0.030476</text:p>
              </table:table-cell>
            </table:table-row>
            <table:table-row>
              <table:table-cell office:value-type="string">
                <text:p>0.002804</text:p>
              </table:table-cell>
              <table:table-cell office:value-type="float" office:value="0.0002002566">
                <text:p>0.0002002566</text:p>
              </table:table-cell>
              <table:table-cell office:value-type="float" office:value="0.030476">
                <text:p>0.030476</text:p>
              </table:table-cell>
              <table:table-cell office:value-type="float" office:value="0.030476">
                <text:p>0.030476</text:p>
              </table:table-cell>
            </table:table-row>
            <table:table-row>
              <table:table-cell office:value-type="string">
                <text:p>0.002801</text:p>
              </table:table-cell>
              <table:table-cell office:value-type="float" office:value="0.0002002319">
                <text:p>0.0002002319</text:p>
              </table:table-cell>
              <table:table-cell office:value-type="float" office:value="0.030476">
                <text:p>0.030476</text:p>
              </table:table-cell>
              <table:table-cell office:value-type="float" office:value="0.030476">
                <text:p>0.030476</text:p>
              </table:table-cell>
            </table:table-row>
            <table:table-row>
              <table:table-cell office:value-type="string">
                <text:p>0.002798</text:p>
              </table:table-cell>
              <table:table-cell office:value-type="float" office:value="0.0002002073">
                <text:p>0.0002002073</text:p>
              </table:table-cell>
              <table:table-cell office:value-type="float" office:value="0.030476">
                <text:p>0.030476</text:p>
              </table:table-cell>
              <table:table-cell office:value-type="float" office:value="0.030476">
                <text:p>0.030476</text:p>
              </table:table-cell>
            </table:table-row>
            <table:table-row>
              <table:table-cell office:value-type="string">
                <text:p>0.002795</text:p>
              </table:table-cell>
              <table:table-cell office:value-type="float" office:value="0.000200183">
                <text:p>0.000200183</text:p>
              </table:table-cell>
              <table:table-cell office:value-type="float" office:value="0.030476">
                <text:p>0.030476</text:p>
              </table:table-cell>
              <table:table-cell office:value-type="float" office:value="0.030476">
                <text:p>0.030476</text:p>
              </table:table-cell>
            </table:table-row>
            <table:table-row>
              <table:table-cell office:value-type="string">
                <text:p>0.002792</text:p>
              </table:table-cell>
              <table:table-cell office:value-type="float" office:value="0.0002001588">
                <text:p>0.0002001588</text:p>
              </table:table-cell>
              <table:table-cell office:value-type="float" office:value="0.030476">
                <text:p>0.030476</text:p>
              </table:table-cell>
              <table:table-cell office:value-type="float" office:value="0.030476">
                <text:p>0.030476</text:p>
              </table:table-cell>
            </table:table-row>
            <table:table-row>
              <table:table-cell office:value-type="string">
                <text:p>0.002789</text:p>
              </table:table-cell>
              <table:table-cell office:value-type="float" office:value="0.0002001349">
                <text:p>0.0002001349</text:p>
              </table:table-cell>
              <table:table-cell office:value-type="float" office:value="0.030476">
                <text:p>0.030476</text:p>
              </table:table-cell>
              <table:table-cell office:value-type="float" office:value="0.030476">
                <text:p>0.030476</text:p>
              </table:table-cell>
            </table:table-row>
            <table:table-row>
              <table:table-cell office:value-type="string">
                <text:p>0.002786</text:p>
              </table:table-cell>
              <table:table-cell office:value-type="float" office:value="0.0002001112">
                <text:p>0.0002001112</text:p>
              </table:table-cell>
              <table:table-cell office:value-type="float" office:value="0.030476">
                <text:p>0.030476</text:p>
              </table:table-cell>
              <table:table-cell office:value-type="float" office:value="0.030476">
                <text:p>0.030476</text:p>
              </table:table-cell>
            </table:table-row>
            <table:table-row>
              <table:table-cell office:value-type="string">
                <text:p>0.002783</text:p>
              </table:table-cell>
              <table:table-cell office:value-type="float" office:value="0.0002000877">
                <text:p>0.0002000877</text:p>
              </table:table-cell>
              <table:table-cell office:value-type="float" office:value="0.030476">
                <text:p>0.030476</text:p>
              </table:table-cell>
              <table:table-cell office:value-type="float" office:value="0.030476">
                <text:p>0.030476</text:p>
              </table:table-cell>
            </table:table-row>
            <table:table-row>
              <table:table-cell office:value-type="string">
                <text:p>0.00278</text:p>
              </table:table-cell>
              <table:table-cell office:value-type="float" office:value="0.0002000644">
                <text:p>0.0002000644</text:p>
              </table:table-cell>
              <table:table-cell office:value-type="float" office:value="0.030476">
                <text:p>0.030476</text:p>
              </table:table-cell>
              <table:table-cell office:value-type="float" office:value="0.030476">
                <text:p>0.030476</text:p>
              </table:table-cell>
            </table:table-row>
            <table:table-row>
              <table:table-cell office:value-type="string">
                <text:p>0.002777</text:p>
              </table:table-cell>
              <table:table-cell office:value-type="float" office:value="0.0002000414">
                <text:p>0.0002000414</text:p>
              </table:table-cell>
              <table:table-cell office:value-type="float" office:value="0.0215162">
                <text:p>0.0215162</text:p>
              </table:table-cell>
              <table:table-cell office:value-type="float" office:value="0.030476">
                <text:p>0.030476</text:p>
              </table:table-cell>
            </table:table-row>
            <table:table-row>
              <table:table-cell office:value-type="string">
                <text:p>0.002775</text:p>
              </table:table-cell>
              <table:table-cell office:value-type="float" office:value="0.0002000185">
                <text:p>0.0002000185</text:p>
              </table:table-cell>
              <table:table-cell office:value-type="float" office:value="0.0180625">
                <text:p>0.0180625</text:p>
              </table:table-cell>
              <table:table-cell office:value-type="float" office:value="0.030476">
                <text:p>0.030476</text:p>
              </table:table-cell>
            </table:table-row>
            <table:table-row>
              <table:table-cell office:value-type="string">
                <text:p>0.002772</text:p>
              </table:table-cell>
              <table:table-cell office:value-type="float" office:value="0.0001999959">
                <text:p>0.0001999959</text:p>
              </table:table-cell>
              <table:table-cell office:value-type="float" office:value="0.030476">
                <text:p>0.030476</text:p>
              </table:table-cell>
              <table:table-cell office:value-type="float" office:value="0.030476">
                <text:p>0.030476</text:p>
              </table:table-cell>
            </table:table-row>
            <table:table-row>
              <table:table-cell office:value-type="string">
                <text:p>0.002769</text:p>
              </table:table-cell>
              <table:table-cell office:value-type="float" office:value="0.0001999734">
                <text:p>0.0001999734</text:p>
              </table:table-cell>
              <table:table-cell office:value-type="float" office:value="0.030476">
                <text:p>0.030476</text:p>
              </table:table-cell>
              <table:table-cell office:value-type="float" office:value="0.030476">
                <text:p>0.030476</text:p>
              </table:table-cell>
            </table:table-row>
            <table:table-row>
              <table:table-cell office:value-type="string">
                <text:p>0.002766</text:p>
              </table:table-cell>
              <table:table-cell office:value-type="float" office:value="0.0001999512">
                <text:p>0.0001999512</text:p>
              </table:table-cell>
              <table:table-cell office:value-type="float" office:value="0.030476">
                <text:p>0.030476</text:p>
              </table:table-cell>
              <table:table-cell office:value-type="float" office:value="0.030476">
                <text:p>0.030476</text:p>
              </table:table-cell>
            </table:table-row>
            <table:table-row>
              <table:table-cell office:value-type="string">
                <text:p>0.002763</text:p>
              </table:table-cell>
              <table:table-cell office:value-type="float" office:value="0.0001999292">
                <text:p>0.0001999292</text:p>
              </table:table-cell>
              <table:table-cell office:value-type="float" office:value="0.030476">
                <text:p>0.030476</text:p>
              </table:table-cell>
              <table:table-cell office:value-type="float" office:value="0.030476">
                <text:p>0.030476</text:p>
              </table:table-cell>
            </table:table-row>
            <table:table-row>
              <table:table-cell office:value-type="string">
                <text:p>0.00276</text:p>
              </table:table-cell>
              <table:table-cell office:value-type="float" office:value="0.0001999074">
                <text:p>0.0001999074</text:p>
              </table:table-cell>
              <table:table-cell office:value-type="float" office:value="0.030476">
                <text:p>0.030476</text:p>
              </table:table-cell>
              <table:table-cell office:value-type="float" office:value="0.030476">
                <text:p>0.030476</text:p>
              </table:table-cell>
            </table:table-row>
            <table:table-row>
              <table:table-cell office:value-type="string">
                <text:p>0.002757</text:p>
              </table:table-cell>
              <table:table-cell office:value-type="float" office:value="0.0001998858">
                <text:p>0.0001998858</text:p>
              </table:table-cell>
              <table:table-cell office:value-type="float" office:value="0.0212885">
                <text:p>0.0212885</text:p>
              </table:table-cell>
              <table:table-cell office:value-type="float" office:value="0.030476">
                <text:p>0.030476</text:p>
              </table:table-cell>
            </table:table-row>
            <table:table-row>
              <table:table-cell office:value-type="string">
                <text:p>0.002754</text:p>
              </table:table-cell>
              <table:table-cell office:value-type="float" office:value="0.0001998644">
                <text:p>0.0001998644</text:p>
              </table:table-cell>
              <table:table-cell office:value-type="float" office:value="0.030476">
                <text:p>0.030476</text:p>
              </table:table-cell>
              <table:table-cell office:value-type="float" office:value="0.030476">
                <text:p>0.030476</text:p>
              </table:table-cell>
            </table:table-row>
            <table:table-row>
              <table:table-cell office:value-type="string">
                <text:p>0.002751</text:p>
              </table:table-cell>
              <table:table-cell office:value-type="float" office:value="0.0001998432">
                <text:p>0.0001998432</text:p>
              </table:table-cell>
              <table:table-cell office:value-type="float" office:value="0.030476">
                <text:p>0.030476</text:p>
              </table:table-cell>
              <table:table-cell office:value-type="float" office:value="0.030476">
                <text:p>0.030476</text:p>
              </table:table-cell>
            </table:table-row>
            <table:table-row>
              <table:table-cell office:value-type="string">
                <text:p>0.002748</text:p>
              </table:table-cell>
              <table:table-cell office:value-type="float" office:value="0.0001998222">
                <text:p>0.0001998222</text:p>
              </table:table-cell>
              <table:table-cell office:value-type="float" office:value="0.030476">
                <text:p>0.030476</text:p>
              </table:table-cell>
              <table:table-cell office:value-type="float" office:value="0.030476">
                <text:p>0.030476</text:p>
              </table:table-cell>
            </table:table-row>
            <table:table-row>
              <table:table-cell office:value-type="string">
                <text:p>0.002745</text:p>
              </table:table-cell>
              <table:table-cell office:value-type="float" office:value="0.0001998013">
                <text:p>0.0001998013</text:p>
              </table:table-cell>
              <table:table-cell office:value-type="float" office:value="0.030476">
                <text:p>0.030476</text:p>
              </table:table-cell>
              <table:table-cell office:value-type="float" office:value="0.030476">
                <text:p>0.030476</text:p>
              </table:table-cell>
            </table:table-row>
            <table:table-row>
              <table:table-cell office:value-type="string">
                <text:p>0.002742</text:p>
              </table:table-cell>
              <table:table-cell office:value-type="float" office:value="0.0001997807">
                <text:p>0.0001997807</text:p>
              </table:table-cell>
              <table:table-cell office:value-type="float" office:value="0.030476">
                <text:p>0.030476</text:p>
              </table:table-cell>
              <table:table-cell office:value-type="float" office:value="0.030476">
                <text:p>0.030476</text:p>
              </table:table-cell>
            </table:table-row>
            <table:table-row>
              <table:table-cell office:value-type="string">
                <text:p>0.002739</text:p>
              </table:table-cell>
              <table:table-cell office:value-type="float" office:value="0.0001997602">
                <text:p>0.0001997602</text:p>
              </table:table-cell>
              <table:table-cell office:value-type="float" office:value="0.030476">
                <text:p>0.030476</text:p>
              </table:table-cell>
              <table:table-cell office:value-type="float" office:value="0.030476">
                <text:p>0.030476</text:p>
              </table:table-cell>
            </table:table-row>
            <table:table-row>
              <table:table-cell office:value-type="string">
                <text:p>0.002737</text:p>
              </table:table-cell>
              <table:table-cell office:value-type="float" office:value="0.0001997399">
                <text:p>0.0001997399</text:p>
              </table:table-cell>
              <table:table-cell office:value-type="float" office:value="0.030476">
                <text:p>0.030476</text:p>
              </table:table-cell>
              <table:table-cell office:value-type="float" office:value="0.030476">
                <text:p>0.030476</text:p>
              </table:table-cell>
            </table:table-row>
            <table:table-row>
              <table:table-cell office:value-type="string">
                <text:p>0.002734</text:p>
              </table:table-cell>
              <table:table-cell office:value-type="float" office:value="0.0001997199">
                <text:p>0.0001997199</text:p>
              </table:table-cell>
              <table:table-cell office:value-type="float" office:value="0.030476">
                <text:p>0.030476</text:p>
              </table:table-cell>
              <table:table-cell office:value-type="float" office:value="0.030476">
                <text:p>0.030476</text:p>
              </table:table-cell>
            </table:table-row>
            <table:table-row>
              <table:table-cell office:value-type="string">
                <text:p>0.002731</text:p>
              </table:table-cell>
              <table:table-cell office:value-type="float" office:value="0.0001996999">
                <text:p>0.0001996999</text:p>
              </table:table-cell>
              <table:table-cell office:value-type="float" office:value="0.030476">
                <text:p>0.030476</text:p>
              </table:table-cell>
              <table:table-cell office:value-type="float" office:value="0.030476">
                <text:p>0.030476</text:p>
              </table:table-cell>
            </table:table-row>
            <table:table-row>
              <table:table-cell office:value-type="string">
                <text:p>0.002728</text:p>
              </table:table-cell>
              <table:table-cell office:value-type="float" office:value="0.0001996802">
                <text:p>0.0001996802</text:p>
              </table:table-cell>
              <table:table-cell office:value-type="float" office:value="0.030476">
                <text:p>0.030476</text:p>
              </table:table-cell>
              <table:table-cell office:value-type="float" office:value="0.030476">
                <text:p>0.030476</text:p>
              </table:table-cell>
            </table:table-row>
            <table:table-row>
              <table:table-cell office:value-type="string">
                <text:p>0.002725</text:p>
              </table:table-cell>
              <table:table-cell office:value-type="float" office:value="0.0001996606">
                <text:p>0.0001996606</text:p>
              </table:table-cell>
              <table:table-cell office:value-type="float" office:value="0.030476">
                <text:p>0.030476</text:p>
              </table:table-cell>
              <table:table-cell office:value-type="float" office:value="0.030476">
                <text:p>0.030476</text:p>
              </table:table-cell>
            </table:table-row>
            <table:table-row>
              <table:table-cell office:value-type="string">
                <text:p>0.002722</text:p>
              </table:table-cell>
              <table:table-cell office:value-type="float" office:value="0.0001996413">
                <text:p>0.0001996413</text:p>
              </table:table-cell>
              <table:table-cell office:value-type="float" office:value="0.030476">
                <text:p>0.030476</text:p>
              </table:table-cell>
              <table:table-cell office:value-type="float" office:value="0.030476">
                <text:p>0.030476</text:p>
              </table:table-cell>
            </table:table-row>
            <table:table-row>
              <table:table-cell office:value-type="string">
                <text:p>0.002719</text:p>
              </table:table-cell>
              <table:table-cell office:value-type="float" office:value="0.0001996221">
                <text:p>0.0001996221</text:p>
              </table:table-cell>
              <table:table-cell office:value-type="float" office:value="0.030476">
                <text:p>0.030476</text:p>
              </table:table-cell>
              <table:table-cell office:value-type="float" office:value="0.030476">
                <text:p>0.030476</text:p>
              </table:table-cell>
            </table:table-row>
            <table:table-row>
              <table:table-cell office:value-type="string">
                <text:p>0.002716</text:p>
              </table:table-cell>
              <table:table-cell office:value-type="float" office:value="0.000199603">
                <text:p>0.000199603</text:p>
              </table:table-cell>
              <table:table-cell office:value-type="float" office:value="0.030476">
                <text:p>0.030476</text:p>
              </table:table-cell>
              <table:table-cell office:value-type="float" office:value="0.030476">
                <text:p>0.030476</text:p>
              </table:table-cell>
            </table:table-row>
            <table:table-row>
              <table:table-cell office:value-type="string">
                <text:p>0.002713</text:p>
              </table:table-cell>
              <table:table-cell office:value-type="float" office:value="0.0001995842">
                <text:p>0.0001995842</text:p>
              </table:table-cell>
              <table:table-cell office:value-type="float" office:value="0.030476">
                <text:p>0.030476</text:p>
              </table:table-cell>
              <table:table-cell office:value-type="float" office:value="0.030476">
                <text:p>0.030476</text:p>
              </table:table-cell>
            </table:table-row>
            <table:table-row>
              <table:table-cell office:value-type="string">
                <text:p>0.00271</text:p>
              </table:table-cell>
              <table:table-cell office:value-type="float" office:value="0.0001995656">
                <text:p>0.0001995656</text:p>
              </table:table-cell>
              <table:table-cell office:value-type="float" office:value="0.030476">
                <text:p>0.030476</text:p>
              </table:table-cell>
              <table:table-cell office:value-type="float" office:value="0.030476">
                <text:p>0.030476</text:p>
              </table:table-cell>
            </table:table-row>
            <table:table-row>
              <table:table-cell office:value-type="string">
                <text:p>0.002707</text:p>
              </table:table-cell>
              <table:table-cell office:value-type="float" office:value="0.0001995471">
                <text:p>0.0001995471</text:p>
              </table:table-cell>
              <table:table-cell office:value-type="float" office:value="0.030476">
                <text:p>0.030476</text:p>
              </table:table-cell>
              <table:table-cell office:value-type="float" office:value="0.030476">
                <text:p>0.030476</text:p>
              </table:table-cell>
            </table:table-row>
            <table:table-row>
              <table:table-cell office:value-type="string">
                <text:p>0.002704</text:p>
              </table:table-cell>
              <table:table-cell office:value-type="float" office:value="0.0001995288">
                <text:p>0.0001995288</text:p>
              </table:table-cell>
              <table:table-cell office:value-type="float" office:value="0.030476">
                <text:p>0.030476</text:p>
              </table:table-cell>
              <table:table-cell office:value-type="float" office:value="0.030476">
                <text:p>0.030476</text:p>
              </table:table-cell>
            </table:table-row>
            <table:table-row>
              <table:table-cell office:value-type="string">
                <text:p>0.002701</text:p>
              </table:table-cell>
              <table:table-cell office:value-type="float" office:value="0.0001995107">
                <text:p>0.0001995107</text:p>
              </table:table-cell>
              <table:table-cell office:value-type="float" office:value="0.030476">
                <text:p>0.030476</text:p>
              </table:table-cell>
              <table:table-cell office:value-type="float" office:value="0.030476">
                <text:p>0.030476</text:p>
              </table:table-cell>
            </table:table-row>
            <table:table-row>
              <table:table-cell office:value-type="string">
                <text:p>0.002699</text:p>
              </table:table-cell>
              <table:table-cell office:value-type="float" office:value="0.0001994928">
                <text:p>0.0001994928</text:p>
              </table:table-cell>
              <table:table-cell office:value-type="float" office:value="0.030476">
                <text:p>0.030476</text:p>
              </table:table-cell>
              <table:table-cell office:value-type="float" office:value="0.030476">
                <text:p>0.030476</text:p>
              </table:table-cell>
            </table:table-row>
            <table:table-row>
              <table:table-cell office:value-type="string">
                <text:p>0.002696</text:p>
              </table:table-cell>
              <table:table-cell office:value-type="float" office:value="0.000199475">
                <text:p>0.000199475</text:p>
              </table:table-cell>
              <table:table-cell office:value-type="float" office:value="0.030476">
                <text:p>0.030476</text:p>
              </table:table-cell>
              <table:table-cell office:value-type="float" office:value="0.030476">
                <text:p>0.030476</text:p>
              </table:table-cell>
            </table:table-row>
            <table:table-row>
              <table:table-cell office:value-type="string">
                <text:p>0.002693</text:p>
              </table:table-cell>
              <table:table-cell office:value-type="float" office:value="0.0001994574">
                <text:p>0.0001994574</text:p>
              </table:table-cell>
              <table:table-cell office:value-type="float" office:value="0.030476">
                <text:p>0.030476</text:p>
              </table:table-cell>
              <table:table-cell office:value-type="float" office:value="0.030476">
                <text:p>0.030476</text:p>
              </table:table-cell>
            </table:table-row>
            <table:table-row>
              <table:table-cell office:value-type="string">
                <text:p>0.00269</text:p>
              </table:table-cell>
              <table:table-cell office:value-type="float" office:value="0.00019944">
                <text:p>0.00019944</text:p>
              </table:table-cell>
              <table:table-cell office:value-type="float" office:value="0.030476">
                <text:p>0.030476</text:p>
              </table:table-cell>
              <table:table-cell office:value-type="float" office:value="0.030476">
                <text:p>0.030476</text:p>
              </table:table-cell>
            </table:table-row>
            <table:table-row>
              <table:table-cell office:value-type="string">
                <text:p>0.002687</text:p>
              </table:table-cell>
              <table:table-cell office:value-type="float" office:value="0.0001994228">
                <text:p>0.0001994228</text:p>
              </table:table-cell>
              <table:table-cell office:value-type="float" office:value="0.030476">
                <text:p>0.030476</text:p>
              </table:table-cell>
              <table:table-cell office:value-type="float" office:value="0.030476">
                <text:p>0.030476</text:p>
              </table:table-cell>
            </table:table-row>
            <table:table-row>
              <table:table-cell office:value-type="string">
                <text:p>0.002684</text:p>
              </table:table-cell>
              <table:table-cell office:value-type="float" office:value="0.0001994057">
                <text:p>0.0001994057</text:p>
              </table:table-cell>
              <table:table-cell office:value-type="float" office:value="0.030476">
                <text:p>0.030476</text:p>
              </table:table-cell>
              <table:table-cell office:value-type="float" office:value="0.030476">
                <text:p>0.030476</text:p>
              </table:table-cell>
            </table:table-row>
            <table:table-row>
              <table:table-cell office:value-type="string">
                <text:p>0.002681</text:p>
              </table:table-cell>
              <table:table-cell office:value-type="float" office:value="0.0001993888">
                <text:p>0.0001993888</text:p>
              </table:table-cell>
              <table:table-cell office:value-type="float" office:value="0.030476">
                <text:p>0.030476</text:p>
              </table:table-cell>
              <table:table-cell office:value-type="float" office:value="0.030476">
                <text:p>0.030476</text:p>
              </table:table-cell>
            </table:table-row>
            <table:table-row>
              <table:table-cell office:value-type="string">
                <text:p>0.002678</text:p>
              </table:table-cell>
              <table:table-cell office:value-type="float" office:value="0.000199372">
                <text:p>0.000199372</text:p>
              </table:table-cell>
              <table:table-cell office:value-type="float" office:value="0.030476">
                <text:p>0.030476</text:p>
              </table:table-cell>
              <table:table-cell office:value-type="float" office:value="0.030476">
                <text:p>0.030476</text:p>
              </table:table-cell>
            </table:table-row>
            <table:table-row>
              <table:table-cell office:value-type="string">
                <text:p>0.002675</text:p>
              </table:table-cell>
              <table:table-cell office:value-type="float" office:value="0.0001993555">
                <text:p>0.0001993555</text:p>
              </table:table-cell>
              <table:table-cell office:value-type="float" office:value="0.030476">
                <text:p>0.030476</text:p>
              </table:table-cell>
              <table:table-cell office:value-type="float" office:value="0.030476">
                <text:p>0.030476</text:p>
              </table:table-cell>
            </table:table-row>
            <table:table-row>
              <table:table-cell office:value-type="string">
                <text:p>0.002672</text:p>
              </table:table-cell>
              <table:table-cell office:value-type="float" office:value="0.0001993391">
                <text:p>0.0001993391</text:p>
              </table:table-cell>
              <table:table-cell office:value-type="float" office:value="0.030476">
                <text:p>0.030476</text:p>
              </table:table-cell>
              <table:table-cell office:value-type="float" office:value="0.030476">
                <text:p>0.030476</text:p>
              </table:table-cell>
            </table:table-row>
            <table:table-row>
              <table:table-cell office:value-type="string">
                <text:p>0.002669</text:p>
              </table:table-cell>
              <table:table-cell office:value-type="float" office:value="0.0001993228">
                <text:p>0.0001993228</text:p>
              </table:table-cell>
              <table:table-cell office:value-type="float" office:value="0.030476">
                <text:p>0.030476</text:p>
              </table:table-cell>
              <table:table-cell office:value-type="float" office:value="0.030476">
                <text:p>0.030476</text:p>
              </table:table-cell>
            </table:table-row>
            <table:table-row>
              <table:table-cell office:value-type="string">
                <text:p>0.002666</text:p>
              </table:table-cell>
              <table:table-cell office:value-type="float" office:value="0.0001993068">
                <text:p>0.0001993068</text:p>
              </table:table-cell>
              <table:table-cell office:value-type="float" office:value="0.030476">
                <text:p>0.030476</text:p>
              </table:table-cell>
              <table:table-cell office:value-type="float" office:value="0.030476">
                <text:p>0.030476</text:p>
              </table:table-cell>
            </table:table-row>
            <table:table-row>
              <table:table-cell office:value-type="string">
                <text:p>0.002663</text:p>
              </table:table-cell>
              <table:table-cell office:value-type="float" office:value="0.0001992909">
                <text:p>0.0001992909</text:p>
              </table:table-cell>
              <table:table-cell office:value-type="float" office:value="0.030476">
                <text:p>0.030476</text:p>
              </table:table-cell>
              <table:table-cell office:value-type="float" office:value="0.030476">
                <text:p>0.030476</text:p>
              </table:table-cell>
            </table:table-row>
            <table:table-row>
              <table:table-cell office:value-type="string">
                <text:p>0.002661</text:p>
              </table:table-cell>
              <table:table-cell office:value-type="float" office:value="0.0001992751">
                <text:p>0.0001992751</text:p>
              </table:table-cell>
              <table:table-cell office:value-type="float" office:value="0.030476">
                <text:p>0.030476</text:p>
              </table:table-cell>
              <table:table-cell office:value-type="float" office:value="0.030476">
                <text:p>0.030476</text:p>
              </table:table-cell>
            </table:table-row>
            <table:table-row>
              <table:table-cell office:value-type="string">
                <text:p>0.002658</text:p>
              </table:table-cell>
              <table:table-cell office:value-type="float" office:value="0.0001992596">
                <text:p>0.0001992596</text:p>
              </table:table-cell>
              <table:table-cell office:value-type="float" office:value="0.030476">
                <text:p>0.030476</text:p>
              </table:table-cell>
              <table:table-cell office:value-type="float" office:value="0.030476">
                <text:p>0.030476</text:p>
              </table:table-cell>
            </table:table-row>
            <table:table-row>
              <table:table-cell office:value-type="string">
                <text:p>0.002655</text:p>
              </table:table-cell>
              <table:table-cell office:value-type="float" office:value="0.0001992442">
                <text:p>0.0001992442</text:p>
              </table:table-cell>
              <table:table-cell office:value-type="float" office:value="0.030476">
                <text:p>0.030476</text:p>
              </table:table-cell>
              <table:table-cell office:value-type="float" office:value="0.030476">
                <text:p>0.030476</text:p>
              </table:table-cell>
            </table:table-row>
            <table:table-row>
              <table:table-cell office:value-type="string">
                <text:p>0.002652</text:p>
              </table:table-cell>
              <table:table-cell office:value-type="float" office:value="0.000199229">
                <text:p>0.000199229</text:p>
              </table:table-cell>
              <table:table-cell office:value-type="float" office:value="0.030476">
                <text:p>0.030476</text:p>
              </table:table-cell>
              <table:table-cell office:value-type="float" office:value="0.030476">
                <text:p>0.030476</text:p>
              </table:table-cell>
            </table:table-row>
            <table:table-row>
              <table:table-cell office:value-type="string">
                <text:p>0.002649</text:p>
              </table:table-cell>
              <table:table-cell office:value-type="float" office:value="0.0001992139">
                <text:p>0.0001992139</text:p>
              </table:table-cell>
              <table:table-cell office:value-type="float" office:value="0.030476">
                <text:p>0.030476</text:p>
              </table:table-cell>
              <table:table-cell office:value-type="float" office:value="0.030476">
                <text:p>0.030476</text:p>
              </table:table-cell>
            </table:table-row>
            <table:table-row>
              <table:table-cell office:value-type="string">
                <text:p>0.002646</text:p>
              </table:table-cell>
              <table:table-cell office:value-type="float" office:value="0.0001991991">
                <text:p>0.0001991991</text:p>
              </table:table-cell>
              <table:table-cell office:value-type="float" office:value="0.030476">
                <text:p>0.030476</text:p>
              </table:table-cell>
              <table:table-cell office:value-type="float" office:value="0.030476">
                <text:p>0.030476</text:p>
              </table:table-cell>
            </table:table-row>
            <table:table-row>
              <table:table-cell office:value-type="string">
                <text:p>0.002643</text:p>
              </table:table-cell>
              <table:table-cell office:value-type="float" office:value="0.0001991843">
                <text:p>0.0001991843</text:p>
              </table:table-cell>
              <table:table-cell office:value-type="float" office:value="0.030476">
                <text:p>0.030476</text:p>
              </table:table-cell>
              <table:table-cell office:value-type="float" office:value="0.030476">
                <text:p>0.030476</text:p>
              </table:table-cell>
            </table:table-row>
            <table:table-row>
              <table:table-cell office:value-type="string">
                <text:p>0.00264</text:p>
              </table:table-cell>
              <table:table-cell office:value-type="float" office:value="0.0001991698">
                <text:p>0.0001991698</text:p>
              </table:table-cell>
              <table:table-cell office:value-type="float" office:value="0.030476">
                <text:p>0.030476</text:p>
              </table:table-cell>
              <table:table-cell office:value-type="float" office:value="0.030476">
                <text:p>0.030476</text:p>
              </table:table-cell>
            </table:table-row>
            <table:table-row>
              <table:table-cell office:value-type="string">
                <text:p>0.002637</text:p>
              </table:table-cell>
              <table:table-cell office:value-type="float" office:value="0.0001991554">
                <text:p>0.0001991554</text:p>
              </table:table-cell>
              <table:table-cell office:value-type="float" office:value="0.030476">
                <text:p>0.030476</text:p>
              </table:table-cell>
              <table:table-cell office:value-type="float" office:value="0.030476">
                <text:p>0.030476</text:p>
              </table:table-cell>
            </table:table-row>
            <table:table-row>
              <table:table-cell office:value-type="string">
                <text:p>0.002634</text:p>
              </table:table-cell>
              <table:table-cell office:value-type="float" office:value="0.0001991412">
                <text:p>0.0001991412</text:p>
              </table:table-cell>
              <table:table-cell office:value-type="float" office:value="0.030476">
                <text:p>0.030476</text:p>
              </table:table-cell>
              <table:table-cell office:value-type="float" office:value="0.030476">
                <text:p>0.030476</text:p>
              </table:table-cell>
            </table:table-row>
            <table:table-row>
              <table:table-cell office:value-type="string">
                <text:p>0.002631</text:p>
              </table:table-cell>
              <table:table-cell office:value-type="float" office:value="0.0001991271">
                <text:p>0.0001991271</text:p>
              </table:table-cell>
              <table:table-cell office:value-type="float" office:value="0.030476">
                <text:p>0.030476</text:p>
              </table:table-cell>
              <table:table-cell office:value-type="float" office:value="0.030476">
                <text:p>0.030476</text:p>
              </table:table-cell>
            </table:table-row>
            <table:table-row>
              <table:table-cell office:value-type="string">
                <text:p>0.002628</text:p>
              </table:table-cell>
              <table:table-cell office:value-type="float" office:value="0.0001991132">
                <text:p>0.0001991132</text:p>
              </table:table-cell>
              <table:table-cell office:value-type="float" office:value="0.030476">
                <text:p>0.030476</text:p>
              </table:table-cell>
              <table:table-cell office:value-type="float" office:value="0.030476">
                <text:p>0.030476</text:p>
              </table:table-cell>
            </table:table-row>
            <table:table-row>
              <table:table-cell office:value-type="string">
                <text:p>0.002625</text:p>
              </table:table-cell>
              <table:table-cell office:value-type="float" office:value="0.0001990995">
                <text:p>0.0001990995</text:p>
              </table:table-cell>
              <table:table-cell office:value-type="float" office:value="0.030476">
                <text:p>0.030476</text:p>
              </table:table-cell>
              <table:table-cell office:value-type="float" office:value="0.030476">
                <text:p>0.030476</text:p>
              </table:table-cell>
            </table:table-row>
            <table:table-row>
              <table:table-cell office:value-type="string">
                <text:p>0.002623</text:p>
              </table:table-cell>
              <table:table-cell office:value-type="float" office:value="0.0001990859">
                <text:p>0.0001990859</text:p>
              </table:table-cell>
              <table:table-cell office:value-type="float" office:value="0.030476">
                <text:p>0.030476</text:p>
              </table:table-cell>
              <table:table-cell office:value-type="float" office:value="0.030476">
                <text:p>0.030476</text:p>
              </table:table-cell>
            </table:table-row>
            <table:table-row>
              <table:table-cell office:value-type="string">
                <text:p>0.00262</text:p>
              </table:table-cell>
              <table:table-cell office:value-type="float" office:value="0.0001990726">
                <text:p>0.0001990726</text:p>
              </table:table-cell>
              <table:table-cell office:value-type="float" office:value="0.030476">
                <text:p>0.030476</text:p>
              </table:table-cell>
              <table:table-cell office:value-type="float" office:value="0.030476">
                <text:p>0.030476</text:p>
              </table:table-cell>
            </table:table-row>
            <table:table-row>
              <table:table-cell office:value-type="string">
                <text:p>0.002617</text:p>
              </table:table-cell>
              <table:table-cell office:value-type="float" office:value="0.0001990593">
                <text:p>0.0001990593</text:p>
              </table:table-cell>
              <table:table-cell office:value-type="float" office:value="0.030476">
                <text:p>0.030476</text:p>
              </table:table-cell>
              <table:table-cell office:value-type="float" office:value="0.030476">
                <text:p>0.030476</text:p>
              </table:table-cell>
            </table:table-row>
            <table:table-row>
              <table:table-cell office:value-type="string">
                <text:p>0.002614</text:p>
              </table:table-cell>
              <table:table-cell office:value-type="float" office:value="0.0001990463">
                <text:p>0.0001990463</text:p>
              </table:table-cell>
              <table:table-cell office:value-type="float" office:value="0.030476">
                <text:p>0.030476</text:p>
              </table:table-cell>
              <table:table-cell office:value-type="float" office:value="0.030476">
                <text:p>0.030476</text:p>
              </table:table-cell>
            </table:table-row>
            <table:table-row>
              <table:table-cell office:value-type="string">
                <text:p>0.002611</text:p>
              </table:table-cell>
              <table:table-cell office:value-type="float" office:value="0.0001990334">
                <text:p>0.0001990334</text:p>
              </table:table-cell>
              <table:table-cell office:value-type="float" office:value="0.030476">
                <text:p>0.030476</text:p>
              </table:table-cell>
              <table:table-cell office:value-type="float" office:value="0.030476">
                <text:p>0.030476</text:p>
              </table:table-cell>
            </table:table-row>
            <table:table-row>
              <table:table-cell office:value-type="string">
                <text:p>0.002608</text:p>
              </table:table-cell>
              <table:table-cell office:value-type="float" office:value="0.0001990207">
                <text:p>0.0001990207</text:p>
              </table:table-cell>
              <table:table-cell office:value-type="float" office:value="0.030476">
                <text:p>0.030476</text:p>
              </table:table-cell>
              <table:table-cell office:value-type="float" office:value="0.030476">
                <text:p>0.030476</text:p>
              </table:table-cell>
            </table:table-row>
            <table:table-row>
              <table:table-cell office:value-type="string">
                <text:p>0.002605</text:p>
              </table:table-cell>
              <table:table-cell office:value-type="float" office:value="0.0001990081">
                <text:p>0.0001990081</text:p>
              </table:table-cell>
              <table:table-cell office:value-type="float" office:value="0.030476">
                <text:p>0.030476</text:p>
              </table:table-cell>
              <table:table-cell office:value-type="float" office:value="0.030476">
                <text:p>0.030476</text:p>
              </table:table-cell>
            </table:table-row>
            <table:table-row>
              <table:table-cell office:value-type="string">
                <text:p>0.002602</text:p>
              </table:table-cell>
              <table:table-cell office:value-type="float" office:value="0.0001989957">
                <text:p>0.0001989957</text:p>
              </table:table-cell>
              <table:table-cell office:value-type="float" office:value="0.030476">
                <text:p>0.030476</text:p>
              </table:table-cell>
              <table:table-cell office:value-type="float" office:value="0.030476">
                <text:p>0.030476</text:p>
              </table:table-cell>
            </table:table-row>
            <table:table-row>
              <table:table-cell office:value-type="string">
                <text:p>0.002599</text:p>
              </table:table-cell>
              <table:table-cell office:value-type="float" office:value="0.0001989835">
                <text:p>0.0001989835</text:p>
              </table:table-cell>
              <table:table-cell office:value-type="float" office:value="0.030476">
                <text:p>0.030476</text:p>
              </table:table-cell>
              <table:table-cell office:value-type="float" office:value="0.030476">
                <text:p>0.030476</text:p>
              </table:table-cell>
            </table:table-row>
            <table:table-row>
              <table:table-cell office:value-type="string">
                <text:p>0.002596</text:p>
              </table:table-cell>
              <table:table-cell office:value-type="float" office:value="0.0001989714">
                <text:p>0.0001989714</text:p>
              </table:table-cell>
              <table:table-cell office:value-type="float" office:value="0.030476">
                <text:p>0.030476</text:p>
              </table:table-cell>
              <table:table-cell office:value-type="float" office:value="0.030476">
                <text:p>0.030476</text:p>
              </table:table-cell>
            </table:table-row>
            <table:table-row>
              <table:table-cell office:value-type="string">
                <text:p>0.002593</text:p>
              </table:table-cell>
              <table:table-cell office:value-type="float" office:value="0.0001989595">
                <text:p>0.0001989595</text:p>
              </table:table-cell>
              <table:table-cell office:value-type="float" office:value="0.030476">
                <text:p>0.030476</text:p>
              </table:table-cell>
              <table:table-cell office:value-type="float" office:value="0.030476">
                <text:p>0.030476</text:p>
              </table:table-cell>
            </table:table-row>
            <table:table-row>
              <table:table-cell office:value-type="string">
                <text:p>0.00259</text:p>
              </table:table-cell>
              <table:table-cell office:value-type="float" office:value="0.0001989478">
                <text:p>0.0001989478</text:p>
              </table:table-cell>
              <table:table-cell office:value-type="float" office:value="0.030476">
                <text:p>0.030476</text:p>
              </table:table-cell>
              <table:table-cell office:value-type="float" office:value="0.030476">
                <text:p>0.030476</text:p>
              </table:table-cell>
            </table:table-row>
            <table:table-row>
              <table:table-cell office:value-type="string">
                <text:p>0.002587</text:p>
              </table:table-cell>
              <table:table-cell office:value-type="float" office:value="0.0001989362">
                <text:p>0.0001989362</text:p>
              </table:table-cell>
              <table:table-cell office:value-type="float" office:value="0.030476">
                <text:p>0.030476</text:p>
              </table:table-cell>
              <table:table-cell office:value-type="float" office:value="0.030476">
                <text:p>0.030476</text:p>
              </table:table-cell>
            </table:table-row>
            <table:table-row>
              <table:table-cell office:value-type="string">
                <text:p>0.002585</text:p>
              </table:table-cell>
              <table:table-cell office:value-type="float" office:value="0.0001989248">
                <text:p>0.0001989248</text:p>
              </table:table-cell>
              <table:table-cell office:value-type="float" office:value="0.030476">
                <text:p>0.030476</text:p>
              </table:table-cell>
              <table:table-cell office:value-type="float" office:value="0.030476">
                <text:p>0.030476</text:p>
              </table:table-cell>
            </table:table-row>
            <table:table-row>
              <table:table-cell office:value-type="string">
                <text:p>0.002582</text:p>
              </table:table-cell>
              <table:table-cell office:value-type="float" office:value="0.0001989136">
                <text:p>0.0001989136</text:p>
              </table:table-cell>
              <table:table-cell office:value-type="float" office:value="0.030476">
                <text:p>0.030476</text:p>
              </table:table-cell>
              <table:table-cell office:value-type="float" office:value="0.030476">
                <text:p>0.030476</text:p>
              </table:table-cell>
            </table:table-row>
            <table:table-row>
              <table:table-cell office:value-type="string">
                <text:p>0.002579</text:p>
              </table:table-cell>
              <table:table-cell office:value-type="float" office:value="0.0001989025">
                <text:p>0.0001989025</text:p>
              </table:table-cell>
              <table:table-cell office:value-type="float" office:value="0.030476">
                <text:p>0.030476</text:p>
              </table:table-cell>
              <table:table-cell office:value-type="float" office:value="0.030476">
                <text:p>0.030476</text:p>
              </table:table-cell>
            </table:table-row>
            <table:table-row>
              <table:table-cell office:value-type="string">
                <text:p>0.002576</text:p>
              </table:table-cell>
              <table:table-cell office:value-type="float" office:value="0.0001988916">
                <text:p>0.0001988916</text:p>
              </table:table-cell>
              <table:table-cell office:value-type="float" office:value="0.030476">
                <text:p>0.030476</text:p>
              </table:table-cell>
              <table:table-cell office:value-type="float" office:value="0.030476">
                <text:p>0.030476</text:p>
              </table:table-cell>
            </table:table-row>
            <table:table-row>
              <table:table-cell office:value-type="string">
                <text:p>0.002573</text:p>
              </table:table-cell>
              <table:table-cell office:value-type="float" office:value="0.0001988809">
                <text:p>0.0001988809</text:p>
              </table:table-cell>
              <table:table-cell office:value-type="float" office:value="0.030476">
                <text:p>0.030476</text:p>
              </table:table-cell>
              <table:table-cell office:value-type="float" office:value="0.030476">
                <text:p>0.030476</text:p>
              </table:table-cell>
            </table:table-row>
            <table:table-row>
              <table:table-cell office:value-type="string">
                <text:p>0.00257</text:p>
              </table:table-cell>
              <table:table-cell office:value-type="float" office:value="0.0001988703">
                <text:p>0.0001988703</text:p>
              </table:table-cell>
              <table:table-cell office:value-type="float" office:value="0.030476">
                <text:p>0.030476</text:p>
              </table:table-cell>
              <table:table-cell office:value-type="float" office:value="0.030476">
                <text:p>0.030476</text:p>
              </table:table-cell>
            </table:table-row>
            <table:table-row>
              <table:table-cell office:value-type="string">
                <text:p>0.002567</text:p>
              </table:table-cell>
              <table:table-cell office:value-type="float" office:value="0.0001988599">
                <text:p>0.0001988599</text:p>
              </table:table-cell>
              <table:table-cell office:value-type="float" office:value="0.030476">
                <text:p>0.030476</text:p>
              </table:table-cell>
              <table:table-cell office:value-type="float" office:value="0.030476">
                <text:p>0.030476</text:p>
              </table:table-cell>
            </table:table-row>
            <table:table-row>
              <table:table-cell office:value-type="string">
                <text:p>0.002564</text:p>
              </table:table-cell>
              <table:table-cell office:value-type="float" office:value="0.0001988497">
                <text:p>0.0001988497</text:p>
              </table:table-cell>
              <table:table-cell office:value-type="float" office:value="0.030476">
                <text:p>0.030476</text:p>
              </table:table-cell>
              <table:table-cell office:value-type="float" office:value="0.030476">
                <text:p>0.030476</text:p>
              </table:table-cell>
            </table:table-row>
            <table:table-row>
              <table:table-cell office:value-type="string">
                <text:p>0.002561</text:p>
              </table:table-cell>
              <table:table-cell office:value-type="float" office:value="0.0001988396">
                <text:p>0.0001988396</text:p>
              </table:table-cell>
              <table:table-cell office:value-type="float" office:value="0.030476">
                <text:p>0.030476</text:p>
              </table:table-cell>
              <table:table-cell office:value-type="float" office:value="0.030476">
                <text:p>0.030476</text:p>
              </table:table-cell>
            </table:table-row>
            <table:table-row>
              <table:table-cell office:value-type="string">
                <text:p>0.002558</text:p>
              </table:table-cell>
              <table:table-cell office:value-type="float" office:value="0.0001988297">
                <text:p>0.0001988297</text:p>
              </table:table-cell>
              <table:table-cell office:value-type="float" office:value="0.030476">
                <text:p>0.030476</text:p>
              </table:table-cell>
              <table:table-cell office:value-type="float" office:value="0.030476">
                <text:p>0.030476</text:p>
              </table:table-cell>
            </table:table-row>
            <table:table-row>
              <table:table-cell office:value-type="string">
                <text:p>0.002555</text:p>
              </table:table-cell>
              <table:table-cell office:value-type="float" office:value="0.0001988199">
                <text:p>0.0001988199</text:p>
              </table:table-cell>
              <table:table-cell office:value-type="float" office:value="0.030476">
                <text:p>0.030476</text:p>
              </table:table-cell>
              <table:table-cell office:value-type="float" office:value="0.030476">
                <text:p>0.030476</text:p>
              </table:table-cell>
            </table:table-row>
            <table:table-row>
              <table:table-cell office:value-type="string">
                <text:p>0.002552</text:p>
              </table:table-cell>
              <table:table-cell office:value-type="float" office:value="0.0001988103">
                <text:p>0.0001988103</text:p>
              </table:table-cell>
              <table:table-cell office:value-type="float" office:value="0.030476">
                <text:p>0.030476</text:p>
              </table:table-cell>
              <table:table-cell office:value-type="float" office:value="0.030476">
                <text:p>0.030476</text:p>
              </table:table-cell>
            </table:table-row>
            <table:table-row>
              <table:table-cell office:value-type="string">
                <text:p>0.002549</text:p>
              </table:table-cell>
              <table:table-cell office:value-type="float" office:value="0.0001988008">
                <text:p>0.0001988008</text:p>
              </table:table-cell>
              <table:table-cell office:value-type="float" office:value="0.030476">
                <text:p>0.030476</text:p>
              </table:table-cell>
              <table:table-cell office:value-type="float" office:value="0.030476">
                <text:p>0.030476</text:p>
              </table:table-cell>
            </table:table-row>
            <table:table-row>
              <table:table-cell office:value-type="string">
                <text:p>0.002547</text:p>
              </table:table-cell>
              <table:table-cell office:value-type="float" office:value="0.0001987915">
                <text:p>0.0001987915</text:p>
              </table:table-cell>
              <table:table-cell office:value-type="float" office:value="0.030476">
                <text:p>0.030476</text:p>
              </table:table-cell>
              <table:table-cell office:value-type="float" office:value="0.030476">
                <text:p>0.030476</text:p>
              </table:table-cell>
            </table:table-row>
            <table:table-row>
              <table:table-cell office:value-type="string">
                <text:p>0.002544</text:p>
              </table:table-cell>
              <table:table-cell office:value-type="float" office:value="0.0001987822">
                <text:p>0.0001987822</text:p>
              </table:table-cell>
              <table:table-cell office:value-type="float" office:value="0.030476">
                <text:p>0.030476</text:p>
              </table:table-cell>
              <table:table-cell office:value-type="float" office:value="0.030476">
                <text:p>0.030476</text:p>
              </table:table-cell>
            </table:table-row>
            <table:table-row>
              <table:table-cell office:value-type="string">
                <text:p>0.002541</text:p>
              </table:table-cell>
              <table:table-cell office:value-type="float" office:value="0.0001987732">
                <text:p>0.0001987732</text:p>
              </table:table-cell>
              <table:table-cell office:value-type="float" office:value="0.030476">
                <text:p>0.030476</text:p>
              </table:table-cell>
              <table:table-cell office:value-type="float" office:value="0.030476">
                <text:p>0.030476</text:p>
              </table:table-cell>
            </table:table-row>
            <table:table-row>
              <table:table-cell office:value-type="string">
                <text:p>0.002538</text:p>
              </table:table-cell>
              <table:table-cell office:value-type="float" office:value="0.0001987642">
                <text:p>0.0001987642</text:p>
              </table:table-cell>
              <table:table-cell office:value-type="float" office:value="0.030476">
                <text:p>0.030476</text:p>
              </table:table-cell>
              <table:table-cell office:value-type="float" office:value="0.030476">
                <text:p>0.030476</text:p>
              </table:table-cell>
            </table:table-row>
            <table:table-row>
              <table:table-cell office:value-type="string">
                <text:p>0.002535</text:p>
              </table:table-cell>
              <table:table-cell office:value-type="float" office:value="0.0001987555">
                <text:p>0.0001987555</text:p>
              </table:table-cell>
              <table:table-cell office:value-type="float" office:value="0.030476">
                <text:p>0.030476</text:p>
              </table:table-cell>
              <table:table-cell office:value-type="float" office:value="0.030476">
                <text:p>0.030476</text:p>
              </table:table-cell>
            </table:table-row>
            <table:table-row>
              <table:table-cell office:value-type="string">
                <text:p>0.002532</text:p>
              </table:table-cell>
              <table:table-cell office:value-type="float" office:value="0.0001987468">
                <text:p>0.0001987468</text:p>
              </table:table-cell>
              <table:table-cell office:value-type="float" office:value="0.030476">
                <text:p>0.030476</text:p>
              </table:table-cell>
              <table:table-cell office:value-type="float" office:value="0.030476">
                <text:p>0.030476</text:p>
              </table:table-cell>
            </table:table-row>
            <table:table-row>
              <table:table-cell office:value-type="string">
                <text:p>0.002529</text:p>
              </table:table-cell>
              <table:table-cell office:value-type="float" office:value="0.0001987383">
                <text:p>0.0001987383</text:p>
              </table:table-cell>
              <table:table-cell office:value-type="float" office:value="0.030476">
                <text:p>0.030476</text:p>
              </table:table-cell>
              <table:table-cell office:value-type="float" office:value="0.030476">
                <text:p>0.030476</text:p>
              </table:table-cell>
            </table:table-row>
            <table:table-row>
              <table:table-cell office:value-type="string">
                <text:p>0.002526</text:p>
              </table:table-cell>
              <table:table-cell office:value-type="float" office:value="0.0001987299">
                <text:p>0.0001987299</text:p>
              </table:table-cell>
              <table:table-cell office:value-type="float" office:value="0.030476">
                <text:p>0.030476</text:p>
              </table:table-cell>
              <table:table-cell office:value-type="float" office:value="0.030476">
                <text:p>0.030476</text:p>
              </table:table-cell>
            </table:table-row>
            <table:table-row>
              <table:table-cell office:value-type="string">
                <text:p>0.002523</text:p>
              </table:table-cell>
              <table:table-cell office:value-type="float" office:value="0.0001987217">
                <text:p>0.0001987217</text:p>
              </table:table-cell>
              <table:table-cell office:value-type="float" office:value="0.030476">
                <text:p>0.030476</text:p>
              </table:table-cell>
              <table:table-cell office:value-type="float" office:value="0.030476">
                <text:p>0.030476</text:p>
              </table:table-cell>
            </table:table-row>
            <table:table-row>
              <table:table-cell office:value-type="string">
                <text:p>0.00252</text:p>
              </table:table-cell>
              <table:table-cell office:value-type="float" office:value="0.0001987136">
                <text:p>0.0001987136</text:p>
              </table:table-cell>
              <table:table-cell office:value-type="float" office:value="0.030476">
                <text:p>0.030476</text:p>
              </table:table-cell>
              <table:table-cell office:value-type="float" office:value="0.030476">
                <text:p>0.030476</text:p>
              </table:table-cell>
            </table:table-row>
            <table:table-row>
              <table:table-cell office:value-type="string">
                <text:p>0.002517</text:p>
              </table:table-cell>
              <table:table-cell office:value-type="float" office:value="0.0001987057">
                <text:p>0.0001987057</text:p>
              </table:table-cell>
              <table:table-cell office:value-type="float" office:value="0.030476">
                <text:p>0.030476</text:p>
              </table:table-cell>
              <table:table-cell office:value-type="float" office:value="0.030476">
                <text:p>0.030476</text:p>
              </table:table-cell>
            </table:table-row>
            <table:table-row>
              <table:table-cell office:value-type="string">
                <text:p>0.002514</text:p>
              </table:table-cell>
              <table:table-cell office:value-type="float" office:value="0.0001986979">
                <text:p>0.0001986979</text:p>
              </table:table-cell>
              <table:table-cell office:value-type="float" office:value="0.030476">
                <text:p>0.030476</text:p>
              </table:table-cell>
              <table:table-cell office:value-type="float" office:value="0.030476">
                <text:p>0.030476</text:p>
              </table:table-cell>
            </table:table-row>
            <table:table-row>
              <table:table-cell office:value-type="string">
                <text:p>0.002511</text:p>
              </table:table-cell>
              <table:table-cell office:value-type="float" office:value="0.0001986902">
                <text:p>0.0001986902</text:p>
              </table:table-cell>
              <table:table-cell office:value-type="float" office:value="0.030476">
                <text:p>0.030476</text:p>
              </table:table-cell>
              <table:table-cell office:value-type="float" office:value="0.030476">
                <text:p>0.030476</text:p>
              </table:table-cell>
            </table:table-row>
            <table:table-row>
              <table:table-cell office:value-type="string">
                <text:p>0.002509</text:p>
              </table:table-cell>
              <table:table-cell office:value-type="float" office:value="0.0001986827">
                <text:p>0.0001986827</text:p>
              </table:table-cell>
              <table:table-cell office:value-type="float" office:value="0.030476">
                <text:p>0.030476</text:p>
              </table:table-cell>
              <table:table-cell office:value-type="float" office:value="0.030476">
                <text:p>0.030476</text:p>
              </table:table-cell>
            </table:table-row>
            <table:table-row>
              <table:table-cell office:value-type="string">
                <text:p>0.002506</text:p>
              </table:table-cell>
              <table:table-cell office:value-type="float" office:value="0.0001986754">
                <text:p>0.0001986754</text:p>
              </table:table-cell>
              <table:table-cell office:value-type="float" office:value="0.030476">
                <text:p>0.030476</text:p>
              </table:table-cell>
              <table:table-cell office:value-type="float" office:value="0.030476">
                <text:p>0.030476</text:p>
              </table:table-cell>
            </table:table-row>
            <table:table-row>
              <table:table-cell office:value-type="string">
                <text:p>0.002503</text:p>
              </table:table-cell>
              <table:table-cell office:value-type="float" office:value="0.0001986681">
                <text:p>0.0001986681</text:p>
              </table:table-cell>
              <table:table-cell office:value-type="float" office:value="0.030476">
                <text:p>0.030476</text:p>
              </table:table-cell>
              <table:table-cell office:value-type="float" office:value="0.030476">
                <text:p>0.030476</text:p>
              </table:table-cell>
            </table:table-row>
            <table:table-row>
              <table:table-cell office:value-type="string">
                <text:p>0.0025</text:p>
              </table:table-cell>
              <table:table-cell office:value-type="float" office:value="0.000198661">
                <text:p>0.000198661</text:p>
              </table:table-cell>
              <table:table-cell office:value-type="float" office:value="0.030476">
                <text:p>0.030476</text:p>
              </table:table-cell>
              <table:table-cell office:value-type="float" office:value="0.030476">
                <text:p>0.030476</text:p>
              </table:table-cell>
            </table:table-row>
            <table:table-row>
              <table:table-cell office:value-type="string">
                <text:p>0.002497</text:p>
              </table:table-cell>
              <table:table-cell office:value-type="float" office:value="0.0001986541">
                <text:p>0.0001986541</text:p>
              </table:table-cell>
              <table:table-cell office:value-type="float" office:value="0.030476">
                <text:p>0.030476</text:p>
              </table:table-cell>
              <table:table-cell office:value-type="float" office:value="0.030476">
                <text:p>0.030476</text:p>
              </table:table-cell>
            </table:table-row>
            <table:table-row>
              <table:table-cell office:value-type="string">
                <text:p>0.002494</text:p>
              </table:table-cell>
              <table:table-cell office:value-type="float" office:value="0.0001986473">
                <text:p>0.0001986473</text:p>
              </table:table-cell>
              <table:table-cell office:value-type="float" office:value="0.030476">
                <text:p>0.030476</text:p>
              </table:table-cell>
              <table:table-cell office:value-type="float" office:value="0.030476">
                <text:p>0.030476</text:p>
              </table:table-cell>
            </table:table-row>
            <table:table-row>
              <table:table-cell office:value-type="string">
                <text:p>0.002491</text:p>
              </table:table-cell>
              <table:table-cell office:value-type="float" office:value="0.0001986406">
                <text:p>0.0001986406</text:p>
              </table:table-cell>
              <table:table-cell office:value-type="float" office:value="0.030476">
                <text:p>0.030476</text:p>
              </table:table-cell>
              <table:table-cell office:value-type="float" office:value="0.030476">
                <text:p>0.030476</text:p>
              </table:table-cell>
            </table:table-row>
            <table:table-row>
              <table:table-cell office:value-type="string">
                <text:p>0.002488</text:p>
              </table:table-cell>
              <table:table-cell office:value-type="float" office:value="0.0001986341">
                <text:p>0.0001986341</text:p>
              </table:table-cell>
              <table:table-cell office:value-type="float" office:value="0.030476">
                <text:p>0.030476</text:p>
              </table:table-cell>
              <table:table-cell office:value-type="float" office:value="0.030476">
                <text:p>0.030476</text:p>
              </table:table-cell>
            </table:table-row>
            <table:table-row>
              <table:table-cell office:value-type="string">
                <text:p>0.002485</text:p>
              </table:table-cell>
              <table:table-cell office:value-type="float" office:value="0.0001986277">
                <text:p>0.0001986277</text:p>
              </table:table-cell>
              <table:table-cell office:value-type="float" office:value="0.030476">
                <text:p>0.030476</text:p>
              </table:table-cell>
              <table:table-cell office:value-type="float" office:value="0.030476">
                <text:p>0.030476</text:p>
              </table:table-cell>
            </table:table-row>
            <table:table-row>
              <table:table-cell office:value-type="string">
                <text:p>0.002482</text:p>
              </table:table-cell>
              <table:table-cell office:value-type="float" office:value="0.0001986215">
                <text:p>0.0001986215</text:p>
              </table:table-cell>
              <table:table-cell office:value-type="float" office:value="0.030476">
                <text:p>0.030476</text:p>
              </table:table-cell>
              <table:table-cell office:value-type="float" office:value="0.030476">
                <text:p>0.030476</text:p>
              </table:table-cell>
            </table:table-row>
            <table:table-row>
              <table:table-cell office:value-type="string">
                <text:p>0.002479</text:p>
              </table:table-cell>
              <table:table-cell office:value-type="float" office:value="0.0001986154">
                <text:p>0.0001986154</text:p>
              </table:table-cell>
              <table:table-cell office:value-type="float" office:value="0.030476">
                <text:p>0.030476</text:p>
              </table:table-cell>
              <table:table-cell office:value-type="float" office:value="0.030476">
                <text:p>0.030476</text:p>
              </table:table-cell>
            </table:table-row>
            <table:table-row>
              <table:table-cell office:value-type="string">
                <text:p>0.002476</text:p>
              </table:table-cell>
              <table:table-cell office:value-type="float" office:value="0.0001986094">
                <text:p>0.0001986094</text:p>
              </table:table-cell>
              <table:table-cell office:value-type="float" office:value="0.030476">
                <text:p>0.030476</text:p>
              </table:table-cell>
              <table:table-cell office:value-type="float" office:value="0.030476">
                <text:p>0.030476</text:p>
              </table:table-cell>
            </table:table-row>
            <table:table-row>
              <table:table-cell office:value-type="string">
                <text:p>0.002473</text:p>
              </table:table-cell>
              <table:table-cell office:value-type="float" office:value="0.0001986036">
                <text:p>0.0001986036</text:p>
              </table:table-cell>
              <table:table-cell office:value-type="float" office:value="0.030476">
                <text:p>0.030476</text:p>
              </table:table-cell>
              <table:table-cell office:value-type="float" office:value="0.030476">
                <text:p>0.030476</text:p>
              </table:table-cell>
            </table:table-row>
            <table:table-row>
              <table:table-cell office:value-type="string">
                <text:p>0.002471</text:p>
              </table:table-cell>
              <table:table-cell office:value-type="float" office:value="0.0001985979">
                <text:p>0.0001985979</text:p>
              </table:table-cell>
              <table:table-cell office:value-type="float" office:value="0.030476">
                <text:p>0.030476</text:p>
              </table:table-cell>
              <table:table-cell office:value-type="float" office:value="0.030476">
                <text:p>0.030476</text:p>
              </table:table-cell>
            </table:table-row>
            <table:table-row>
              <table:table-cell office:value-type="string">
                <text:p>0.002468</text:p>
              </table:table-cell>
              <table:table-cell office:value-type="float" office:value="0.0001985924">
                <text:p>0.0001985924</text:p>
              </table:table-cell>
              <table:table-cell office:value-type="float" office:value="0.030476">
                <text:p>0.030476</text:p>
              </table:table-cell>
              <table:table-cell office:value-type="float" office:value="0.030476">
                <text:p>0.030476</text:p>
              </table:table-cell>
            </table:table-row>
            <table:table-row>
              <table:table-cell office:value-type="string">
                <text:p>0.002465</text:p>
              </table:table-cell>
              <table:table-cell office:value-type="float" office:value="0.000198587">
                <text:p>0.000198587</text:p>
              </table:table-cell>
              <table:table-cell office:value-type="float" office:value="0.030476">
                <text:p>0.030476</text:p>
              </table:table-cell>
              <table:table-cell office:value-type="float" office:value="0.030476">
                <text:p>0.030476</text:p>
              </table:table-cell>
            </table:table-row>
            <table:table-row>
              <table:table-cell office:value-type="string">
                <text:p>0.002462</text:p>
              </table:table-cell>
              <table:table-cell office:value-type="float" office:value="0.0001985817">
                <text:p>0.0001985817</text:p>
              </table:table-cell>
              <table:table-cell office:value-type="float" office:value="0.030476">
                <text:p>0.030476</text:p>
              </table:table-cell>
              <table:table-cell office:value-type="float" office:value="0.030476">
                <text:p>0.030476</text:p>
              </table:table-cell>
            </table:table-row>
            <table:table-row>
              <table:table-cell office:value-type="string">
                <text:p>0.002459</text:p>
              </table:table-cell>
              <table:table-cell office:value-type="float" office:value="0.0001985766">
                <text:p>0.0001985766</text:p>
              </table:table-cell>
              <table:table-cell office:value-type="float" office:value="0.030476">
                <text:p>0.030476</text:p>
              </table:table-cell>
              <table:table-cell office:value-type="float" office:value="0.030476">
                <text:p>0.030476</text:p>
              </table:table-cell>
            </table:table-row>
            <table:table-row>
              <table:table-cell office:value-type="string">
                <text:p>0.002456</text:p>
              </table:table-cell>
              <table:table-cell office:value-type="float" office:value="0.0001985717">
                <text:p>0.0001985717</text:p>
              </table:table-cell>
              <table:table-cell office:value-type="float" office:value="0.030476">
                <text:p>0.030476</text:p>
              </table:table-cell>
              <table:table-cell office:value-type="float" office:value="0.030476">
                <text:p>0.030476</text:p>
              </table:table-cell>
            </table:table-row>
            <table:table-row>
              <table:table-cell office:value-type="string">
                <text:p>0.002453</text:p>
              </table:table-cell>
              <table:table-cell office:value-type="float" office:value="0.0001985669">
                <text:p>0.0001985669</text:p>
              </table:table-cell>
              <table:table-cell office:value-type="float" office:value="0.030476">
                <text:p>0.030476</text:p>
              </table:table-cell>
              <table:table-cell office:value-type="float" office:value="0.030476">
                <text:p>0.030476</text:p>
              </table:table-cell>
            </table:table-row>
            <table:table-row>
              <table:table-cell office:value-type="string">
                <text:p>0.00245</text:p>
              </table:table-cell>
              <table:table-cell office:value-type="float" office:value="0.0001985622">
                <text:p>0.0001985622</text:p>
              </table:table-cell>
              <table:table-cell office:value-type="float" office:value="0.030476">
                <text:p>0.030476</text:p>
              </table:table-cell>
              <table:table-cell office:value-type="float" office:value="0.030476">
                <text:p>0.030476</text:p>
              </table:table-cell>
            </table:table-row>
            <table:table-row>
              <table:table-cell office:value-type="string">
                <text:p>0.002447</text:p>
              </table:table-cell>
              <table:table-cell office:value-type="float" office:value="0.0001985577">
                <text:p>0.0001985577</text:p>
              </table:table-cell>
              <table:table-cell office:value-type="float" office:value="0.030476">
                <text:p>0.030476</text:p>
              </table:table-cell>
              <table:table-cell office:value-type="float" office:value="0.030476">
                <text:p>0.030476</text:p>
              </table:table-cell>
            </table:table-row>
            <table:table-row>
              <table:table-cell office:value-type="string">
                <text:p>0.002444</text:p>
              </table:table-cell>
              <table:table-cell office:value-type="float" office:value="0.0001985533">
                <text:p>0.0001985533</text:p>
              </table:table-cell>
              <table:table-cell office:value-type="float" office:value="0.030476">
                <text:p>0.030476</text:p>
              </table:table-cell>
              <table:table-cell office:value-type="float" office:value="0.030476">
                <text:p>0.030476</text:p>
              </table:table-cell>
            </table:table-row>
            <table:table-row>
              <table:table-cell office:value-type="string">
                <text:p>0.002441</text:p>
              </table:table-cell>
              <table:table-cell office:value-type="float" office:value="0.0001985491">
                <text:p>0.0001985491</text:p>
              </table:table-cell>
              <table:table-cell office:value-type="float" office:value="0.030476">
                <text:p>0.030476</text:p>
              </table:table-cell>
              <table:table-cell office:value-type="float" office:value="0.030476">
                <text:p>0.030476</text:p>
              </table:table-cell>
            </table:table-row>
            <table:table-row>
              <table:table-cell office:value-type="string">
                <text:p>0.002438</text:p>
              </table:table-cell>
              <table:table-cell office:value-type="float" office:value="0.000198545">
                <text:p>0.000198545</text:p>
              </table:table-cell>
              <table:table-cell office:value-type="float" office:value="0.0215291">
                <text:p>0.0215291</text:p>
              </table:table-cell>
              <table:table-cell office:value-type="float" office:value="0.030476">
                <text:p>0.030476</text:p>
              </table:table-cell>
            </table:table-row>
            <table:table-row>
              <table:table-cell office:value-type="string">
                <text:p>0.002435</text:p>
              </table:table-cell>
              <table:table-cell office:value-type="float" office:value="0.0001985411">
                <text:p>0.0001985411</text:p>
              </table:table-cell>
              <table:table-cell office:value-type="float" office:value="0.030476">
                <text:p>0.030476</text:p>
              </table:table-cell>
              <table:table-cell office:value-type="float" office:value="0.030476">
                <text:p>0.030476</text:p>
              </table:table-cell>
            </table:table-row>
            <table:table-row>
              <table:table-cell office:value-type="string">
                <text:p>0.002433</text:p>
              </table:table-cell>
              <table:table-cell office:value-type="float" office:value="0.0001985373">
                <text:p>0.0001985373</text:p>
              </table:table-cell>
              <table:table-cell office:value-type="float" office:value="0.030476">
                <text:p>0.030476</text:p>
              </table:table-cell>
              <table:table-cell office:value-type="float" office:value="0.030476">
                <text:p>0.030476</text:p>
              </table:table-cell>
            </table:table-row>
            <table:table-row>
              <table:table-cell office:value-type="string">
                <text:p>0.00243</text:p>
              </table:table-cell>
              <table:table-cell office:value-type="float" office:value="0.0001985337">
                <text:p>0.0001985337</text:p>
              </table:table-cell>
              <table:table-cell office:value-type="float" office:value="0.030476">
                <text:p>0.030476</text:p>
              </table:table-cell>
              <table:table-cell office:value-type="float" office:value="0.030476">
                <text:p>0.030476</text:p>
              </table:table-cell>
            </table:table-row>
            <table:table-row>
              <table:table-cell office:value-type="string">
                <text:p>0.002427</text:p>
              </table:table-cell>
              <table:table-cell office:value-type="float" office:value="0.0001985303">
                <text:p>0.0001985303</text:p>
              </table:table-cell>
              <table:table-cell office:value-type="float" office:value="0.0208795">
                <text:p>0.0208795</text:p>
              </table:table-cell>
              <table:table-cell office:value-type="float" office:value="0.030476">
                <text:p>0.030476</text:p>
              </table:table-cell>
            </table:table-row>
            <table:table-row>
              <table:table-cell office:value-type="string">
                <text:p>0.002424</text:p>
              </table:table-cell>
              <table:table-cell office:value-type="float" office:value="0.0001985269">
                <text:p>0.0001985269</text:p>
              </table:table-cell>
              <table:table-cell office:value-type="float" office:value="0.030476">
                <text:p>0.030476</text:p>
              </table:table-cell>
              <table:table-cell office:value-type="float" office:value="0.030476">
                <text:p>0.030476</text:p>
              </table:table-cell>
            </table:table-row>
            <table:table-row>
              <table:table-cell office:value-type="string">
                <text:p>0.002421</text:p>
              </table:table-cell>
              <table:table-cell office:value-type="float" office:value="0.0001985238">
                <text:p>0.0001985238</text:p>
              </table:table-cell>
              <table:table-cell office:value-type="float" office:value="0.030476">
                <text:p>0.030476</text:p>
              </table:table-cell>
              <table:table-cell office:value-type="float" office:value="0.030476">
                <text:p>0.030476</text:p>
              </table:table-cell>
            </table:table-row>
            <table:table-row>
              <table:table-cell office:value-type="string">
                <text:p>0.002418</text:p>
              </table:table-cell>
              <table:table-cell office:value-type="float" office:value="0.0001985207">
                <text:p>0.0001985207</text:p>
              </table:table-cell>
              <table:table-cell office:value-type="float" office:value="0.030476">
                <text:p>0.030476</text:p>
              </table:table-cell>
              <table:table-cell office:value-type="float" office:value="0.030476">
                <text:p>0.030476</text:p>
              </table:table-cell>
            </table:table-row>
            <table:table-row>
              <table:table-cell office:value-type="string">
                <text:p>0.002415</text:p>
              </table:table-cell>
              <table:table-cell office:value-type="float" office:value="0.0001985179">
                <text:p>0.0001985179</text:p>
              </table:table-cell>
              <table:table-cell office:value-type="float" office:value="0.030476">
                <text:p>0.030476</text:p>
              </table:table-cell>
              <table:table-cell office:value-type="float" office:value="0.030476">
                <text:p>0.030476</text:p>
              </table:table-cell>
            </table:table-row>
            <table:table-row>
              <table:table-cell office:value-type="string">
                <text:p>0.002412</text:p>
              </table:table-cell>
              <table:table-cell office:value-type="float" office:value="0.0001985151">
                <text:p>0.0001985151</text:p>
              </table:table-cell>
              <table:table-cell office:value-type="float" office:value="0.030476">
                <text:p>0.030476</text:p>
              </table:table-cell>
              <table:table-cell office:value-type="float" office:value="0.030476">
                <text:p>0.030476</text:p>
              </table:table-cell>
            </table:table-row>
            <table:table-row>
              <table:table-cell office:value-type="string">
                <text:p>0.002409</text:p>
              </table:table-cell>
              <table:table-cell office:value-type="float" office:value="0.0001985126">
                <text:p>0.0001985126</text:p>
              </table:table-cell>
              <table:table-cell office:value-type="float" office:value="0.030476">
                <text:p>0.030476</text:p>
              </table:table-cell>
              <table:table-cell office:value-type="float" office:value="0.030476">
                <text:p>0.030476</text:p>
              </table:table-cell>
            </table:table-row>
            <table:table-row>
              <table:table-cell office:value-type="string">
                <text:p>0.002406</text:p>
              </table:table-cell>
              <table:table-cell office:value-type="float" office:value="0.0001985101">
                <text:p>0.0001985101</text:p>
              </table:table-cell>
              <table:table-cell office:value-type="float" office:value="0.030476">
                <text:p>0.030476</text:p>
              </table:table-cell>
              <table:table-cell office:value-type="float" office:value="0.030476">
                <text:p>0.030476</text:p>
              </table:table-cell>
            </table:table-row>
            <table:table-row>
              <table:table-cell office:value-type="string">
                <text:p>0.002403</text:p>
              </table:table-cell>
              <table:table-cell office:value-type="float" office:value="0.0001985079">
                <text:p>0.0001985079</text:p>
              </table:table-cell>
              <table:table-cell office:value-type="float" office:value="0.030476">
                <text:p>0.030476</text:p>
              </table:table-cell>
              <table:table-cell office:value-type="float" office:value="0.030476">
                <text:p>0.030476</text:p>
              </table:table-cell>
            </table:table-row>
            <table:table-row>
              <table:table-cell office:value-type="string">
                <text:p>0.0024</text:p>
              </table:table-cell>
              <table:table-cell office:value-type="float" office:value="0.0001985058">
                <text:p>0.0001985058</text:p>
              </table:table-cell>
              <table:table-cell office:value-type="float" office:value="0.030476">
                <text:p>0.030476</text:p>
              </table:table-cell>
              <table:table-cell office:value-type="float" office:value="0.030476">
                <text:p>0.030476</text:p>
              </table:table-cell>
            </table:table-row>
            <table:table-row>
              <table:table-cell office:value-type="string">
                <text:p>0.002397</text:p>
              </table:table-cell>
              <table:table-cell office:value-type="float" office:value="0.0001985038">
                <text:p>0.0001985038</text:p>
              </table:table-cell>
              <table:table-cell office:value-type="float" office:value="0.030476">
                <text:p>0.030476</text:p>
              </table:table-cell>
              <table:table-cell office:value-type="float" office:value="0.030476">
                <text:p>0.030476</text:p>
              </table:table-cell>
            </table:table-row>
            <table:table-row>
              <table:table-cell office:value-type="string">
                <text:p>0.002395</text:p>
              </table:table-cell>
              <table:table-cell office:value-type="float" office:value="0.000198502">
                <text:p>0.000198502</text:p>
              </table:table-cell>
              <table:table-cell office:value-type="float" office:value="0.030476">
                <text:p>0.030476</text:p>
              </table:table-cell>
              <table:table-cell office:value-type="float" office:value="0.030476">
                <text:p>0.030476</text:p>
              </table:table-cell>
            </table:table-row>
            <table:table-row>
              <table:table-cell office:value-type="string">
                <text:p>0.002392</text:p>
              </table:table-cell>
              <table:table-cell office:value-type="float" office:value="0.0001985004">
                <text:p>0.0001985004</text:p>
              </table:table-cell>
              <table:table-cell office:value-type="float" office:value="0.030476">
                <text:p>0.030476</text:p>
              </table:table-cell>
              <table:table-cell office:value-type="float" office:value="0.030476">
                <text:p>0.030476</text:p>
              </table:table-cell>
            </table:table-row>
            <table:table-row>
              <table:table-cell office:value-type="string">
                <text:p>0.002389</text:p>
              </table:table-cell>
              <table:table-cell office:value-type="float" office:value="0.000198499">
                <text:p>0.000198499</text:p>
              </table:table-cell>
              <table:table-cell office:value-type="float" office:value="0.030476">
                <text:p>0.030476</text:p>
              </table:table-cell>
              <table:table-cell office:value-type="float" office:value="0.030476">
                <text:p>0.030476</text:p>
              </table:table-cell>
            </table:table-row>
            <table:table-row>
              <table:table-cell office:value-type="string">
                <text:p>0.002386</text:p>
              </table:table-cell>
              <table:table-cell office:value-type="float" office:value="0.0001984977">
                <text:p>0.0001984977</text:p>
              </table:table-cell>
              <table:table-cell office:value-type="float" office:value="0.030476">
                <text:p>0.030476</text:p>
              </table:table-cell>
              <table:table-cell office:value-type="float" office:value="0.030476">
                <text:p>0.030476</text:p>
              </table:table-cell>
            </table:table-row>
            <table:table-row>
              <table:table-cell office:value-type="string">
                <text:p>0.002383</text:p>
              </table:table-cell>
              <table:table-cell office:value-type="float" office:value="0.0001984966">
                <text:p>0.0001984966</text:p>
              </table:table-cell>
              <table:table-cell office:value-type="float" office:value="0.030476">
                <text:p>0.030476</text:p>
              </table:table-cell>
              <table:table-cell office:value-type="float" office:value="0.030476">
                <text:p>0.030476</text:p>
              </table:table-cell>
            </table:table-row>
            <table:table-row>
              <table:table-cell office:value-type="string">
                <text:p>0.00238</text:p>
              </table:table-cell>
              <table:table-cell office:value-type="float" office:value="0.0001984957">
                <text:p>0.0001984957</text:p>
              </table:table-cell>
              <table:table-cell office:value-type="float" office:value="0.030476">
                <text:p>0.030476</text:p>
              </table:table-cell>
              <table:table-cell office:value-type="float" office:value="0.030476">
                <text:p>0.030476</text:p>
              </table:table-cell>
            </table:table-row>
            <table:table-row>
              <table:table-cell office:value-type="string">
                <text:p>0.002377</text:p>
              </table:table-cell>
              <table:table-cell office:value-type="float" office:value="0.0001984949">
                <text:p>0.0001984949</text:p>
              </table:table-cell>
              <table:table-cell office:value-type="float" office:value="0.030476">
                <text:p>0.030476</text:p>
              </table:table-cell>
              <table:table-cell office:value-type="float" office:value="0.030476">
                <text:p>0.030476</text:p>
              </table:table-cell>
            </table:table-row>
            <table:table-row>
              <table:table-cell office:value-type="string">
                <text:p>0.002374</text:p>
              </table:table-cell>
              <table:table-cell office:value-type="float" office:value="0.0001984943">
                <text:p>0.0001984943</text:p>
              </table:table-cell>
              <table:table-cell office:value-type="float" office:value="0.030476">
                <text:p>0.030476</text:p>
              </table:table-cell>
              <table:table-cell office:value-type="float" office:value="0.030476">
                <text:p>0.030476</text:p>
              </table:table-cell>
            </table:table-row>
            <table:table-row>
              <table:table-cell office:value-type="string">
                <text:p>0.002371</text:p>
              </table:table-cell>
              <table:table-cell office:value-type="float" office:value="0.0001984939">
                <text:p>0.0001984939</text:p>
              </table:table-cell>
              <table:table-cell office:value-type="float" office:value="0.030476">
                <text:p>0.030476</text:p>
              </table:table-cell>
              <table:table-cell office:value-type="float" office:value="0.030476">
                <text:p>0.030476</text:p>
              </table:table-cell>
            </table:table-row>
            <table:table-row>
              <table:table-cell office:value-type="string">
                <text:p>0.002368</text:p>
              </table:table-cell>
              <table:table-cell office:value-type="float" office:value="0.0001984936">
                <text:p>0.0001984936</text:p>
              </table:table-cell>
              <table:table-cell office:value-type="float" office:value="0.030476">
                <text:p>0.030476</text:p>
              </table:table-cell>
              <table:table-cell office:value-type="float" office:value="0.030476">
                <text:p>0.030476</text:p>
              </table:table-cell>
            </table:table-row>
            <table:table-row>
              <table:table-cell office:value-type="string">
                <text:p>0.002365</text:p>
              </table:table-cell>
              <table:table-cell office:value-type="float" office:value="0.0001984935">
                <text:p>0.0001984935</text:p>
              </table:table-cell>
              <table:table-cell office:value-type="float" office:value="0.030476">
                <text:p>0.030476</text:p>
              </table:table-cell>
              <table:table-cell office:value-type="float" office:value="0.030476">
                <text:p>0.0304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DejaVu Sans'" style:font-family-generic="swiss" style:font-pitch="variable" fo:font-size="10.4885740280151pt" style:font-family-asian="'DejaVu Sans'" style:font-family-generic-asian="system" style:font-pitch-asian="variable" style:font-size-asian="10.4885740280151pt" style:font-family-complex="'DejaVu Sans'" style:font-family-generic-complex="system" style:font-pitch-complex="variable" style:font-size-complex="10.4885740280151pt"/>
    </style:style>
    <style:style style:name="ch3" style:family="chart">
      <style:graphic-properties draw:fill="solid" draw:fill-color="#d9d9d9"/>
      <style:text-properties fo:font-family="'DejaVu Sans'" style:font-family-generic="swiss" style:font-pitch="variable" fo:font-size="4.8529224395752pt" style:font-family-asian="'DejaVu Sans'" style:font-family-generic-asian="system" style:font-pitch-asian="variable" style:font-size-asian="4.8529224395752pt" style:font-family-complex="'DejaVu Sans'" style:font-family-generic-complex="system" style:font-pitch-complex="variable" style:font-size-complex="4.8529224395752pt"/>
    </style:style>
    <style:style style:name="ch4" style:family="chart">
      <style:chart-properties chart:interpolation="cubic-spline" chart:connect-bars="false" chart:spline-order="3" chart:sort-by-x-values="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link-data-style-to-source="false" chart:visible="true" style:direction="ltr"/>
      <style:graphic-properties draw:stroke="solid" svg:stroke-width="0cm" svg:stroke-color="#000000"/>
      <style:text-properties fo:font-family="'DejaVu Sans'" style:font-family-generic="swiss" style:font-pitch="variable" fo:font-size="7.19999980926514pt" style:font-family-asian="'DejaVu Sans'" style:font-family-generic-asian="system" style:font-pitch-asian="variable" style:font-size-asian="7.19999980926514pt" style:font-family-complex="'DejaVu Sans'" style:font-family-generic-complex="system" style:font-pitch-complex="variable" style:font-size-complex="7.19999980926514pt"/>
    </style:style>
    <style:style style:name="ch6" style:family="chart">
      <style:chart-properties style:direction="ltr"/>
      <style:graphic-properties draw:stroke="none" draw:fill="none"/>
      <style:text-properties fo:font-family="'DejaVu Sans'" style:font-family-generic="swiss" style:font-pitch="variable" fo:font-size="7.27938413619995pt" style:font-family-asian="'DejaVu Sans'" style:font-family-generic-asian="system" style:font-pitch-asian="variable" style:font-size-asian="7.27938413619995pt" style:font-family-complex="'DejaVu Sans'" style:font-family-generic-complex="system" style:font-pitch-complex="variable" style:font-size-complex="7.27938413619995pt"/>
    </style:style>
    <style:style style:name="ch7" style:family="chart" style:data-style-name="N0">
      <style:chart-properties chart:display-label="true" chart:tick-marks-major-inner="false" chart:tick-marks-major-outer="true" chart:logarithmic="false" chart:origin="0" chart:text-overlap="false" text:line-break="false" chart:label-arrangement="side-by-side" chart:link-data-style-to-source="false" chart:visible="true" style:direction="ltr"/>
      <style:graphic-properties draw:stroke="solid" svg:stroke-width="0cm" svg:stroke-color="#000000"/>
      <style:text-properties fo:font-family="'DejaVu Sans'" style:font-family-generic="swiss" style:font-pitch="variable" fo:font-size="7.19999980926514pt" style:font-family-asian="'DejaVu Sans'" style:font-family-generic-asian="system" style:font-pitch-asian="variable" style:font-size-asian="7.19999980926514pt" style:font-family-complex="'DejaVu Sans'" style:font-family-generic-complex="system" style:font-pitch-complex="variable" style:font-size-complex="7.19999980926514pt"/>
    </style:style>
    <style:style style:name="ch8" style:family="chart">
      <style:chart-properties style:rotation-angle="90" style:direction="ltr"/>
      <style:graphic-properties draw:stroke="none" draw:fill="none"/>
      <style:text-properties fo:font-family="'DejaVu Sans'" style:font-family-generic="swiss" style:font-pitch="variable" fo:font-size="7.27938413619995pt" style:font-family-asian="'DejaVu Sans'" style:font-family-generic-asian="system" style:font-pitch-asian="variable" style:font-size-asian="7.27938413619995pt" style:font-family-complex="'DejaVu Sans'" style:font-family-generic-complex="system" style:font-pitch-complex="variable" style:font-size-complex="7.27938413619995pt"/>
    </style:style>
    <style:style style:name="ch9" style:family="chart">
      <style:chart-properties chart:symbol-type="none"/>
      <style:graphic-properties svg:stroke-color="#ff6f00" draw:fill-color="#ff6f00"/>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0" style:family="chart">
      <style:chart-properties chart:symbol-type="none"/>
      <style:graphic-properties svg:stroke-color="#800080" draw:fill-color="#800080"/>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1" style:family="chart">
      <style:chart-properties chart:symbol-type="none"/>
      <style:graphic-properties svg:stroke-color="#666666" draw:fill-color="#666666"/>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6.679cm" svg:height="6.762cm" chart:class="chart:line" chart:style-name="ch1">
        <chart:title svg:x="5.859cm" svg:y="0.139cm" chart:style-name="ch2">
          <text:p>DAX Portfolio Optimization</text:p>
        </chart:title>
        <chart:legend chart:legend-position="end" svg:x="14.763cm" svg:y="2.887cm" chart:style-name="ch3"/>
        <chart:plot-area chart:style-name="ch4" chart:data-source-has-labels="both" svg:x="0.33cm" svg:y="0.915cm" svg:width="13.769cm" svg:height="5.705cm">
          <chart:axis chart:dimension="x" chart:name="primary-x" chart:style-name="ch5">
            <chart:title svg:x="7.534cm" svg:y="6.27cm" chart:style-name="ch6">
              <text:p>Yield</text:p>
            </chart:title>
            <chart:categories table:cell-range-address="local-table.$A$2:.$A$2001"/>
          </chart:axis>
          <chart:axis chart:dimension="y" chart:name="primary-y" chart:style-name="ch7">
            <chart:title svg:x="0.336cm" svg:y="3.284cm" chart:style-name="ch8">
              <text:p>Risk</text:p>
            </chart:title>
          </chart:axis>
          <chart:series chart:style-name="ch9" chart:values-cell-range-address="local-table.$B$2:.$B$2001" chart:label-cell-address="local-table.$B$1" chart:class="chart:line">
            <chart:data-point chart:repeated="2000"/>
          </chart:series>
          <chart:series chart:style-name="ch10" chart:values-cell-range-address="local-table.$C$2:.$C$2001" chart:label-cell-address="local-table.$C$1" chart:class="chart:line">
            <chart:data-point chart:repeated="2000"/>
          </chart:series>
          <chart:series chart:style-name="ch11" chart:values-cell-range-address="local-table.$D$2:.$D$2001" chart:label-cell-address="local-table.$D$1" chart:class="chart:line">
            <chart:data-point chart:repeated="20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isque optimal</text:p>
              </table:table-cell>
              <table:table-cell office:value-type="string">
                <text:p>vns</text:p>
              </table:table-cell>
              <table:table-cell office:value-type="string">
                <text:p>recuit</text:p>
              </table:table-cell>
            </table:table-row>
          </table:table-header-rows>
          <table:table-rows>
            <table:table-row>
              <table:table-cell office:value-type="string">
                <text:p>0,009794</text:p>
              </table:table-cell>
              <table:table-cell office:value-type="float" office:value="0.002835243">
                <text:p>0.002835243</text:p>
              </table:table-cell>
              <table:table-cell office:value-type="float" office:value="0.053247">
                <text:p>0.053247</text:p>
              </table:table-cell>
              <table:table-cell office:value-type="float" office:value="0.053247">
                <text:p>0.053247</text:p>
              </table:table-cell>
            </table:table-row>
            <table:table-row>
              <table:table-cell office:value-type="string">
                <text:p>0,00979</text:p>
              </table:table-cell>
              <table:table-cell office:value-type="float" office:value="0.0028133038">
                <text:p>0.0028133038</text:p>
              </table:table-cell>
              <table:table-cell office:value-type="float" office:value="0.0531581">
                <text:p>0.0531581</text:p>
              </table:table-cell>
              <table:table-cell office:value-type="float" office:value="0.0531581">
                <text:p>0.0531581</text:p>
              </table:table-cell>
            </table:table-row>
            <table:table-row>
              <table:table-cell office:value-type="string">
                <text:p>0,009786</text:p>
              </table:table-cell>
              <table:table-cell office:value-type="float" office:value="0.0027914954">
                <text:p>0.0027914954</text:p>
              </table:table-cell>
              <table:table-cell office:value-type="float" office:value="0.0530693">
                <text:p>0.0530693</text:p>
              </table:table-cell>
              <table:table-cell office:value-type="float" office:value="0.0530693">
                <text:p>0.0530693</text:p>
              </table:table-cell>
            </table:table-row>
            <table:table-row>
              <table:table-cell office:value-type="string">
                <text:p>0,009782</text:p>
              </table:table-cell>
              <table:table-cell office:value-type="float" office:value="0.0027698175">
                <text:p>0.0027698175</text:p>
              </table:table-cell>
              <table:table-cell office:value-type="float" office:value="0.0529806">
                <text:p>0.0529806</text:p>
              </table:table-cell>
              <table:table-cell office:value-type="float" office:value="0.0529806">
                <text:p>0.0529806</text:p>
              </table:table-cell>
            </table:table-row>
            <table:table-row>
              <table:table-cell office:value-type="string">
                <text:p>0,009779</text:p>
              </table:table-cell>
              <table:table-cell office:value-type="float" office:value="0.0027482704">
                <text:p>0.0027482704</text:p>
              </table:table-cell>
              <table:table-cell office:value-type="float" office:value="0.0528921">
                <text:p>0.0528921</text:p>
              </table:table-cell>
              <table:table-cell office:value-type="float" office:value="0.0528921">
                <text:p>0.0528921</text:p>
              </table:table-cell>
            </table:table-row>
            <table:table-row>
              <table:table-cell office:value-type="string">
                <text:p>0,009775</text:p>
              </table:table-cell>
              <table:table-cell office:value-type="float" office:value="0.0027268538">
                <text:p>0.0027268538</text:p>
              </table:table-cell>
              <table:table-cell office:value-type="float" office:value="0.0528037">
                <text:p>0.0528037</text:p>
              </table:table-cell>
              <table:table-cell office:value-type="float" office:value="0.0528037">
                <text:p>0.0528037</text:p>
              </table:table-cell>
            </table:table-row>
            <table:table-row>
              <table:table-cell office:value-type="string">
                <text:p>0,009771</text:p>
              </table:table-cell>
              <table:table-cell office:value-type="float" office:value="0.002705568">
                <text:p>0.002705568</text:p>
              </table:table-cell>
              <table:table-cell office:value-type="float" office:value="0.0527155">
                <text:p>0.0527155</text:p>
              </table:table-cell>
              <table:table-cell office:value-type="float" office:value="0.0527155">
                <text:p>0.0527155</text:p>
              </table:table-cell>
            </table:table-row>
            <table:table-row>
              <table:table-cell office:value-type="string">
                <text:p>0,009767</text:p>
              </table:table-cell>
              <table:table-cell office:value-type="float" office:value="0.0026844128">
                <text:p>0.0026844128</text:p>
              </table:table-cell>
              <table:table-cell office:value-type="float" office:value="0.0526274">
                <text:p>0.0526274</text:p>
              </table:table-cell>
              <table:table-cell office:value-type="float" office:value="0.0526274">
                <text:p>0.0526274</text:p>
              </table:table-cell>
            </table:table-row>
            <table:table-row>
              <table:table-cell office:value-type="string">
                <text:p>0,009763</text:p>
              </table:table-cell>
              <table:table-cell office:value-type="float" office:value="0.0026633883">
                <text:p>0.0026633883</text:p>
              </table:table-cell>
              <table:table-cell office:value-type="float" office:value="0.0525394">
                <text:p>0.0525394</text:p>
              </table:table-cell>
              <table:table-cell office:value-type="float" office:value="0.0525394">
                <text:p>0.0525394</text:p>
              </table:table-cell>
            </table:table-row>
            <table:table-row>
              <table:table-cell office:value-type="string">
                <text:p>0,009759</text:p>
              </table:table-cell>
              <table:table-cell office:value-type="float" office:value="0.0026424944">
                <text:p>0.0026424944</text:p>
              </table:table-cell>
              <table:table-cell office:value-type="float" office:value="0.0524516">
                <text:p>0.0524516</text:p>
              </table:table-cell>
              <table:table-cell office:value-type="float" office:value="0.0524516">
                <text:p>0.0524516</text:p>
              </table:table-cell>
            </table:table-row>
            <table:table-row>
              <table:table-cell office:value-type="string">
                <text:p>0,009756</text:p>
              </table:table-cell>
              <table:table-cell office:value-type="float" office:value="0.0026217312">
                <text:p>0.0026217312</text:p>
              </table:table-cell>
              <table:table-cell office:value-type="float" office:value="0.0523639">
                <text:p>0.0523639</text:p>
              </table:table-cell>
              <table:table-cell office:value-type="float" office:value="0.0523639">
                <text:p>0.0523639</text:p>
              </table:table-cell>
            </table:table-row>
            <table:table-row>
              <table:table-cell office:value-type="string">
                <text:p>0,009752</text:p>
              </table:table-cell>
              <table:table-cell office:value-type="float" office:value="0.0026010986">
                <text:p>0.0026010986</text:p>
              </table:table-cell>
              <table:table-cell office:value-type="float" office:value="0.0522764">
                <text:p>0.0522764</text:p>
              </table:table-cell>
              <table:table-cell office:value-type="float" office:value="0.0522764">
                <text:p>0.0522764</text:p>
              </table:table-cell>
            </table:table-row>
            <table:table-row>
              <table:table-cell office:value-type="string">
                <text:p>0,009748</text:p>
              </table:table-cell>
              <table:table-cell office:value-type="float" office:value="0.0025805968">
                <text:p>0.0025805968</text:p>
              </table:table-cell>
              <table:table-cell office:value-type="float" office:value="0.0521889">
                <text:p>0.0521889</text:p>
              </table:table-cell>
              <table:table-cell office:value-type="float" office:value="0.0521889">
                <text:p>0.0521889</text:p>
              </table:table-cell>
            </table:table-row>
            <table:table-row>
              <table:table-cell office:value-type="string">
                <text:p>0,009744</text:p>
              </table:table-cell>
              <table:table-cell office:value-type="float" office:value="0.0025602256">
                <text:p>0.0025602256</text:p>
              </table:table-cell>
              <table:table-cell office:value-type="float" office:value="0.0521017">
                <text:p>0.0521017</text:p>
              </table:table-cell>
              <table:table-cell office:value-type="float" office:value="0.0521017">
                <text:p>0.0521017</text:p>
              </table:table-cell>
            </table:table-row>
            <table:table-row>
              <table:table-cell office:value-type="string">
                <text:p>0,00974</text:p>
              </table:table-cell>
              <table:table-cell office:value-type="float" office:value="0.0025399851">
                <text:p>0.0025399851</text:p>
              </table:table-cell>
              <table:table-cell office:value-type="float" office:value="0.0520145">
                <text:p>0.0520145</text:p>
              </table:table-cell>
              <table:table-cell office:value-type="float" office:value="0.0520145">
                <text:p>0.0520145</text:p>
              </table:table-cell>
            </table:table-row>
            <table:table-row>
              <table:table-cell office:value-type="string">
                <text:p>0,009736</text:p>
              </table:table-cell>
              <table:table-cell office:value-type="float" office:value="0.0025198752">
                <text:p>0.0025198752</text:p>
              </table:table-cell>
              <table:table-cell office:value-type="float" office:value="0.0519275">
                <text:p>0.0519275</text:p>
              </table:table-cell>
              <table:table-cell office:value-type="float" office:value="0.0519275">
                <text:p>0.0519275</text:p>
              </table:table-cell>
            </table:table-row>
            <table:table-row>
              <table:table-cell office:value-type="string">
                <text:p>0,009732</text:p>
              </table:table-cell>
              <table:table-cell office:value-type="float" office:value="0.0024998959">
                <text:p>0.0024998959</text:p>
              </table:table-cell>
              <table:table-cell office:value-type="float" office:value="0.0518407">
                <text:p>0.0518407</text:p>
              </table:table-cell>
              <table:table-cell office:value-type="float" office:value="0.0518407">
                <text:p>0.0518407</text:p>
              </table:table-cell>
            </table:table-row>
            <table:table-row>
              <table:table-cell office:value-type="string">
                <text:p>0,009729</text:p>
              </table:table-cell>
              <table:table-cell office:value-type="float" office:value="0.0024800473">
                <text:p>0.0024800473</text:p>
              </table:table-cell>
              <table:table-cell office:value-type="float" office:value="0.051754">
                <text:p>0.051754</text:p>
              </table:table-cell>
              <table:table-cell office:value-type="float" office:value="0.051754">
                <text:p>0.051754</text:p>
              </table:table-cell>
            </table:table-row>
            <table:table-row>
              <table:table-cell office:value-type="string">
                <text:p>0,009725</text:p>
              </table:table-cell>
              <table:table-cell office:value-type="float" office:value="0.0024603294">
                <text:p>0.0024603294</text:p>
              </table:table-cell>
              <table:table-cell office:value-type="float" office:value="0.0516674">
                <text:p>0.0516674</text:p>
              </table:table-cell>
              <table:table-cell office:value-type="float" office:value="0.0516674">
                <text:p>0.0516674</text:p>
              </table:table-cell>
            </table:table-row>
            <table:table-row>
              <table:table-cell office:value-type="string">
                <text:p>0,009721</text:p>
              </table:table-cell>
              <table:table-cell office:value-type="float" office:value="0.002440747">
                <text:p>0.002440747</text:p>
              </table:table-cell>
              <table:table-cell office:value-type="float" office:value="0.051581">
                <text:p>0.051581</text:p>
              </table:table-cell>
              <table:table-cell office:value-type="float" office:value="0.051581">
                <text:p>0.051581</text:p>
              </table:table-cell>
            </table:table-row>
            <table:table-row>
              <table:table-cell office:value-type="string">
                <text:p>0,009717</text:p>
              </table:table-cell>
              <table:table-cell office:value-type="float" office:value="0.0024212903">
                <text:p>0.0024212903</text:p>
              </table:table-cell>
              <table:table-cell office:value-type="float" office:value="0.0514947">
                <text:p>0.0514947</text:p>
              </table:table-cell>
              <table:table-cell office:value-type="float" office:value="0.0514947">
                <text:p>0.0514947</text:p>
              </table:table-cell>
            </table:table-row>
            <table:table-row>
              <table:table-cell office:value-type="string">
                <text:p>0,009713</text:p>
              </table:table-cell>
              <table:table-cell office:value-type="float" office:value="0.0024019644">
                <text:p>0.0024019644</text:p>
              </table:table-cell>
              <table:table-cell office:value-type="float" office:value="0.0514085">
                <text:p>0.0514085</text:p>
              </table:table-cell>
              <table:table-cell office:value-type="float" office:value="0.0514085">
                <text:p>0.0514085</text:p>
              </table:table-cell>
            </table:table-row>
            <table:table-row>
              <table:table-cell office:value-type="string">
                <text:p>0,009709</text:p>
              </table:table-cell>
              <table:table-cell office:value-type="float" office:value="0.0023827691">
                <text:p>0.0023827691</text:p>
              </table:table-cell>
              <table:table-cell office:value-type="float" office:value="0.0513225">
                <text:p>0.0513225</text:p>
              </table:table-cell>
              <table:table-cell office:value-type="float" office:value="0.0513225">
                <text:p>0.0513225</text:p>
              </table:table-cell>
            </table:table-row>
            <table:table-row>
              <table:table-cell office:value-type="string">
                <text:p>0,009706</text:p>
              </table:table-cell>
              <table:table-cell office:value-type="float" office:value="0.0023637045">
                <text:p>0.0023637045</text:p>
              </table:table-cell>
              <table:table-cell office:value-type="float" office:value="0.0512366">
                <text:p>0.0512366</text:p>
              </table:table-cell>
              <table:table-cell office:value-type="float" office:value="0.0512366">
                <text:p>0.0512366</text:p>
              </table:table-cell>
            </table:table-row>
            <table:table-row>
              <table:table-cell office:value-type="string">
                <text:p>0,009702</text:p>
              </table:table-cell>
              <table:table-cell office:value-type="float" office:value="0.0023447705">
                <text:p>0.0023447705</text:p>
              </table:table-cell>
              <table:table-cell office:value-type="float" office:value="0.0511509">
                <text:p>0.0511509</text:p>
              </table:table-cell>
              <table:table-cell office:value-type="float" office:value="0.0511509">
                <text:p>0.0511509</text:p>
              </table:table-cell>
            </table:table-row>
            <table:table-row>
              <table:table-cell office:value-type="string">
                <text:p>0,009698</text:p>
              </table:table-cell>
              <table:table-cell office:value-type="float" office:value="0.0023259672">
                <text:p>0.0023259672</text:p>
              </table:table-cell>
              <table:table-cell office:value-type="float" office:value="0.0510653">
                <text:p>0.0510653</text:p>
              </table:table-cell>
              <table:table-cell office:value-type="float" office:value="0.0510653">
                <text:p>0.0510653</text:p>
              </table:table-cell>
            </table:table-row>
            <table:table-row>
              <table:table-cell office:value-type="string">
                <text:p>0,009694</text:p>
              </table:table-cell>
              <table:table-cell office:value-type="float" office:value="0.0023072944">
                <text:p>0.0023072944</text:p>
              </table:table-cell>
              <table:table-cell office:value-type="float" office:value="0.0509798">
                <text:p>0.0509798</text:p>
              </table:table-cell>
              <table:table-cell office:value-type="float" office:value="0.0509798">
                <text:p>0.0509798</text:p>
              </table:table-cell>
            </table:table-row>
            <table:table-row>
              <table:table-cell office:value-type="string">
                <text:p>0,00969</text:p>
              </table:table-cell>
              <table:table-cell office:value-type="float" office:value="0.0022887525">
                <text:p>0.0022887525</text:p>
              </table:table-cell>
              <table:table-cell office:value-type="float" office:value="0.0508945">
                <text:p>0.0508945</text:p>
              </table:table-cell>
              <table:table-cell office:value-type="float" office:value="0.0508945">
                <text:p>0.0508945</text:p>
              </table:table-cell>
            </table:table-row>
            <table:table-row>
              <table:table-cell office:value-type="string">
                <text:p>0,009686</text:p>
              </table:table-cell>
              <table:table-cell office:value-type="float" office:value="0.0022703412">
                <text:p>0.0022703412</text:p>
              </table:table-cell>
              <table:table-cell office:value-type="float" office:value="0.0508093">
                <text:p>0.0508093</text:p>
              </table:table-cell>
              <table:table-cell office:value-type="float" office:value="0.0508093">
                <text:p>0.0508093</text:p>
              </table:table-cell>
            </table:table-row>
            <table:table-row>
              <table:table-cell office:value-type="string">
                <text:p>0,009682</text:p>
              </table:table-cell>
              <table:table-cell office:value-type="float" office:value="0.0022520606">
                <text:p>0.0022520606</text:p>
              </table:table-cell>
              <table:table-cell office:value-type="float" office:value="0.0507243">
                <text:p>0.0507243</text:p>
              </table:table-cell>
              <table:table-cell office:value-type="float" office:value="0.0507243">
                <text:p>0.0507243</text:p>
              </table:table-cell>
            </table:table-row>
            <table:table-row>
              <table:table-cell office:value-type="string">
                <text:p>0,009679</text:p>
              </table:table-cell>
              <table:table-cell office:value-type="float" office:value="0.0022339107">
                <text:p>0.0022339107</text:p>
              </table:table-cell>
              <table:table-cell office:value-type="float" office:value="0.0506394">
                <text:p>0.0506394</text:p>
              </table:table-cell>
              <table:table-cell office:value-type="float" office:value="0.0506394">
                <text:p>0.0506394</text:p>
              </table:table-cell>
            </table:table-row>
            <table:table-row>
              <table:table-cell office:value-type="string">
                <text:p>0,009675</text:p>
              </table:table-cell>
              <table:table-cell office:value-type="float" office:value="0.0022158914">
                <text:p>0.0022158914</text:p>
              </table:table-cell>
              <table:table-cell office:value-type="float" office:value="0.0505546">
                <text:p>0.0505546</text:p>
              </table:table-cell>
              <table:table-cell office:value-type="float" office:value="0.0505546">
                <text:p>0.0505546</text:p>
              </table:table-cell>
            </table:table-row>
            <table:table-row>
              <table:table-cell office:value-type="string">
                <text:p>0,009671</text:p>
              </table:table-cell>
              <table:table-cell office:value-type="float" office:value="0.0021980024">
                <text:p>0.0021980024</text:p>
              </table:table-cell>
              <table:table-cell office:value-type="float" office:value="0.05047">
                <text:p>0.05047</text:p>
              </table:table-cell>
              <table:table-cell office:value-type="float" office:value="0.05047">
                <text:p>0.05047</text:p>
              </table:table-cell>
            </table:table-row>
            <table:table-row>
              <table:table-cell office:value-type="string">
                <text:p>0,009667</text:p>
              </table:table-cell>
              <table:table-cell office:value-type="float" office:value="0.0021802446">
                <text:p>0.0021802446</text:p>
              </table:table-cell>
              <table:table-cell office:value-type="float" office:value="0.0503855">
                <text:p>0.0503855</text:p>
              </table:table-cell>
              <table:table-cell office:value-type="float" office:value="0.0503855">
                <text:p>0.0503855</text:p>
              </table:table-cell>
            </table:table-row>
            <table:table-row>
              <table:table-cell office:value-type="string">
                <text:p>0,009663</text:p>
              </table:table-cell>
              <table:table-cell office:value-type="float" office:value="0.0021626172">
                <text:p>0.0021626172</text:p>
              </table:table-cell>
              <table:table-cell office:value-type="float" office:value="0.0503011">
                <text:p>0.0503011</text:p>
              </table:table-cell>
              <table:table-cell office:value-type="float" office:value="0.0503011">
                <text:p>0.0503011</text:p>
              </table:table-cell>
            </table:table-row>
            <table:table-row>
              <table:table-cell office:value-type="string">
                <text:p>0,009659</text:p>
              </table:table-cell>
              <table:table-cell office:value-type="float" office:value="0.0021451206">
                <text:p>0.0021451206</text:p>
              </table:table-cell>
              <table:table-cell office:value-type="float" office:value="0.0502169">
                <text:p>0.0502169</text:p>
              </table:table-cell>
              <table:table-cell office:value-type="float" office:value="0.0502169">
                <text:p>0.0502169</text:p>
              </table:table-cell>
            </table:table-row>
            <table:table-row>
              <table:table-cell office:value-type="string">
                <text:p>0,009655</text:p>
              </table:table-cell>
              <table:table-cell office:value-type="float" office:value="0.0021277547">
                <text:p>0.0021277547</text:p>
              </table:table-cell>
              <table:table-cell office:value-type="float" office:value="0.0501328">
                <text:p>0.0501328</text:p>
              </table:table-cell>
              <table:table-cell office:value-type="float" office:value="0.0501328">
                <text:p>0.0501328</text:p>
              </table:table-cell>
            </table:table-row>
            <table:table-row>
              <table:table-cell office:value-type="string">
                <text:p>0,009652</text:p>
              </table:table-cell>
              <table:table-cell office:value-type="float" office:value="0.0021105194">
                <text:p>0.0021105194</text:p>
              </table:table-cell>
              <table:table-cell office:value-type="float" office:value="0.0500489">
                <text:p>0.0500489</text:p>
              </table:table-cell>
              <table:table-cell office:value-type="float" office:value="0.0500489">
                <text:p>0.0500489</text:p>
              </table:table-cell>
            </table:table-row>
            <table:table-row>
              <table:table-cell office:value-type="string">
                <text:p>0,009648</text:p>
              </table:table-cell>
              <table:table-cell office:value-type="float" office:value="0.0020934148">
                <text:p>0.0020934148</text:p>
              </table:table-cell>
              <table:table-cell office:value-type="float" office:value="0.0499651">
                <text:p>0.0499651</text:p>
              </table:table-cell>
              <table:table-cell office:value-type="float" office:value="0.0499651">
                <text:p>0.0499651</text:p>
              </table:table-cell>
            </table:table-row>
            <table:table-row>
              <table:table-cell office:value-type="string">
                <text:p>0,009644</text:p>
              </table:table-cell>
              <table:table-cell office:value-type="float" office:value="0.0020764405">
                <text:p>0.0020764405</text:p>
              </table:table-cell>
              <table:table-cell office:value-type="float" office:value="0.0498814">
                <text:p>0.0498814</text:p>
              </table:table-cell>
              <table:table-cell office:value-type="float" office:value="0.0498814">
                <text:p>0.0498814</text:p>
              </table:table-cell>
            </table:table-row>
            <table:table-row>
              <table:table-cell office:value-type="string">
                <text:p>0,00964</text:p>
              </table:table-cell>
              <table:table-cell office:value-type="float" office:value="0.0020595971">
                <text:p>0.0020595971</text:p>
              </table:table-cell>
              <table:table-cell office:value-type="float" office:value="0.0497979">
                <text:p>0.0497979</text:p>
              </table:table-cell>
              <table:table-cell office:value-type="float" office:value="0.0497979">
                <text:p>0.0497979</text:p>
              </table:table-cell>
            </table:table-row>
            <table:table-row>
              <table:table-cell office:value-type="string">
                <text:p>0,009636</text:p>
              </table:table-cell>
              <table:table-cell office:value-type="float" office:value="0.0020428845">
                <text:p>0.0020428845</text:p>
              </table:table-cell>
              <table:table-cell office:value-type="float" office:value="0.0497146">
                <text:p>0.0497146</text:p>
              </table:table-cell>
              <table:table-cell office:value-type="float" office:value="0.0497146">
                <text:p>0.0497146</text:p>
              </table:table-cell>
            </table:table-row>
            <table:table-row>
              <table:table-cell office:value-type="string">
                <text:p>0,009632</text:p>
              </table:table-cell>
              <table:table-cell office:value-type="float" office:value="0.0020263025">
                <text:p>0.0020263025</text:p>
              </table:table-cell>
              <table:table-cell office:value-type="float" office:value="0.0496313">
                <text:p>0.0496313</text:p>
              </table:table-cell>
              <table:table-cell office:value-type="float" office:value="0.0496313">
                <text:p>0.0496313</text:p>
              </table:table-cell>
            </table:table-row>
            <table:table-row>
              <table:table-cell office:value-type="string">
                <text:p>0,009629</text:p>
              </table:table-cell>
              <table:table-cell office:value-type="float" office:value="0.0020098512">
                <text:p>0.0020098512</text:p>
              </table:table-cell>
              <table:table-cell office:value-type="float" office:value="0.0495482">
                <text:p>0.0495482</text:p>
              </table:table-cell>
              <table:table-cell office:value-type="float" office:value="0.0495482">
                <text:p>0.0495482</text:p>
              </table:table-cell>
            </table:table-row>
            <table:table-row>
              <table:table-cell office:value-type="string">
                <text:p>0,009625</text:p>
              </table:table-cell>
              <table:table-cell office:value-type="float" office:value="0.0019935305">
                <text:p>0.0019935305</text:p>
              </table:table-cell>
              <table:table-cell office:value-type="float" office:value="0.0494652">
                <text:p>0.0494652</text:p>
              </table:table-cell>
              <table:table-cell office:value-type="float" office:value="0.0494652">
                <text:p>0.0494652</text:p>
              </table:table-cell>
            </table:table-row>
            <table:table-row>
              <table:table-cell office:value-type="string">
                <text:p>0,009621</text:p>
              </table:table-cell>
              <table:table-cell office:value-type="float" office:value="0.0019773402">
                <text:p>0.0019773402</text:p>
              </table:table-cell>
              <table:table-cell office:value-type="float" office:value="0.0493824">
                <text:p>0.0493824</text:p>
              </table:table-cell>
              <table:table-cell office:value-type="float" office:value="0.0493824">
                <text:p>0.0493824</text:p>
              </table:table-cell>
            </table:table-row>
            <table:table-row>
              <table:table-cell office:value-type="string">
                <text:p>0,009617</text:p>
              </table:table-cell>
              <table:table-cell office:value-type="float" office:value="0.0019612808">
                <text:p>0.0019612808</text:p>
              </table:table-cell>
              <table:table-cell office:value-type="float" office:value="0.0492997">
                <text:p>0.0492997</text:p>
              </table:table-cell>
              <table:table-cell office:value-type="float" office:value="0.0492997">
                <text:p>0.0492997</text:p>
              </table:table-cell>
            </table:table-row>
            <table:table-row>
              <table:table-cell office:value-type="string">
                <text:p>0,009613</text:p>
              </table:table-cell>
              <table:table-cell office:value-type="float" office:value="0.0019453521">
                <text:p>0.0019453521</text:p>
              </table:table-cell>
              <table:table-cell office:value-type="float" office:value="0.0492172">
                <text:p>0.0492172</text:p>
              </table:table-cell>
              <table:table-cell office:value-type="float" office:value="0.0492172">
                <text:p>0.0492172</text:p>
              </table:table-cell>
            </table:table-row>
            <table:table-row>
              <table:table-cell office:value-type="string">
                <text:p>0,009609</text:p>
              </table:table-cell>
              <table:table-cell office:value-type="float" office:value="0.0019295541">
                <text:p>0.0019295541</text:p>
              </table:table-cell>
              <table:table-cell office:value-type="float" office:value="0.0491348">
                <text:p>0.0491348</text:p>
              </table:table-cell>
              <table:table-cell office:value-type="float" office:value="0.0491348">
                <text:p>0.0491348</text:p>
              </table:table-cell>
            </table:table-row>
            <table:table-row>
              <table:table-cell office:value-type="string">
                <text:p>0,009605</text:p>
              </table:table-cell>
              <table:table-cell office:value-type="float" office:value="0.0019138868">
                <text:p>0.0019138868</text:p>
              </table:table-cell>
              <table:table-cell office:value-type="float" office:value="0.0490525">
                <text:p>0.0490525</text:p>
              </table:table-cell>
              <table:table-cell office:value-type="float" office:value="0.0490525">
                <text:p>0.0490525</text:p>
              </table:table-cell>
            </table:table-row>
            <table:table-row>
              <table:table-cell office:value-type="string">
                <text:p>0,009602</text:p>
              </table:table-cell>
              <table:table-cell office:value-type="float" office:value="0.0018983501">
                <text:p>0.0018983501</text:p>
              </table:table-cell>
              <table:table-cell office:value-type="float" office:value="0.0489704">
                <text:p>0.0489704</text:p>
              </table:table-cell>
              <table:table-cell office:value-type="float" office:value="0.0489704">
                <text:p>0.0489704</text:p>
              </table:table-cell>
            </table:table-row>
            <table:table-row>
              <table:table-cell office:value-type="string">
                <text:p>0,009598</text:p>
              </table:table-cell>
              <table:table-cell office:value-type="float" office:value="0.0018829438">
                <text:p>0.0018829438</text:p>
              </table:table-cell>
              <table:table-cell office:value-type="float" office:value="0.0488884">
                <text:p>0.0488884</text:p>
              </table:table-cell>
              <table:table-cell office:value-type="float" office:value="0.0488884">
                <text:p>0.0488884</text:p>
              </table:table-cell>
            </table:table-row>
            <table:table-row>
              <table:table-cell office:value-type="string">
                <text:p>0,009594</text:p>
              </table:table-cell>
              <table:table-cell office:value-type="float" office:value="0.0018676683">
                <text:p>0.0018676683</text:p>
              </table:table-cell>
              <table:table-cell office:value-type="float" office:value="0.0488066">
                <text:p>0.0488066</text:p>
              </table:table-cell>
              <table:table-cell office:value-type="float" office:value="0.0488066">
                <text:p>0.0488066</text:p>
              </table:table-cell>
            </table:table-row>
            <table:table-row>
              <table:table-cell office:value-type="string">
                <text:p>0,00959</text:p>
              </table:table-cell>
              <table:table-cell office:value-type="float" office:value="0.0018525236">
                <text:p>0.0018525236</text:p>
              </table:table-cell>
              <table:table-cell office:value-type="float" office:value="0.0487249">
                <text:p>0.0487249</text:p>
              </table:table-cell>
              <table:table-cell office:value-type="float" office:value="0.0487249">
                <text:p>0.0487249</text:p>
              </table:table-cell>
            </table:table-row>
            <table:table-row>
              <table:table-cell office:value-type="string">
                <text:p>0,009586</text:p>
              </table:table-cell>
              <table:table-cell office:value-type="float" office:value="0.0018375096">
                <text:p>0.0018375096</text:p>
              </table:table-cell>
              <table:table-cell office:value-type="float" office:value="0.0486433">
                <text:p>0.0486433</text:p>
              </table:table-cell>
              <table:table-cell office:value-type="float" office:value="0.0486433">
                <text:p>0.0486433</text:p>
              </table:table-cell>
            </table:table-row>
            <table:table-row>
              <table:table-cell office:value-type="string">
                <text:p>0,009582</text:p>
              </table:table-cell>
              <table:table-cell office:value-type="float" office:value="0.0018226296">
                <text:p>0.0018226296</text:p>
              </table:table-cell>
              <table:table-cell office:value-type="float" office:value="0.0485619">
                <text:p>0.0485619</text:p>
              </table:table-cell>
              <table:table-cell office:value-type="float" office:value="0.0485619">
                <text:p>0.0485619</text:p>
              </table:table-cell>
            </table:table-row>
            <table:table-row>
              <table:table-cell office:value-type="string">
                <text:p>0,009579</text:p>
              </table:table-cell>
              <table:table-cell office:value-type="float" office:value="0.0018078768">
                <text:p>0.0018078768</text:p>
              </table:table-cell>
              <table:table-cell office:value-type="float" office:value="0.0484806">
                <text:p>0.0484806</text:p>
              </table:table-cell>
              <table:table-cell office:value-type="float" office:value="0.0484806">
                <text:p>0.0484806</text:p>
              </table:table-cell>
            </table:table-row>
            <table:table-row>
              <table:table-cell office:value-type="string">
                <text:p>0,009575</text:p>
              </table:table-cell>
              <table:table-cell office:value-type="float" office:value="0.0017932547">
                <text:p>0.0017932547</text:p>
              </table:table-cell>
              <table:table-cell office:value-type="float" office:value="0.0483994">
                <text:p>0.0483994</text:p>
              </table:table-cell>
              <table:table-cell office:value-type="float" office:value="0.0483994">
                <text:p>0.0483994</text:p>
              </table:table-cell>
            </table:table-row>
            <table:table-row>
              <table:table-cell office:value-type="string">
                <text:p>0,009571</text:p>
              </table:table-cell>
              <table:table-cell office:value-type="float" office:value="0.0017787633">
                <text:p>0.0017787633</text:p>
              </table:table-cell>
              <table:table-cell office:value-type="float" office:value="0.0483184">
                <text:p>0.0483184</text:p>
              </table:table-cell>
              <table:table-cell office:value-type="float" office:value="0.0483184">
                <text:p>0.0483184</text:p>
              </table:table-cell>
            </table:table-row>
            <table:table-row>
              <table:table-cell office:value-type="string">
                <text:p>0,009567</text:p>
              </table:table-cell>
              <table:table-cell office:value-type="float" office:value="0.0017644026">
                <text:p>0.0017644026</text:p>
              </table:table-cell>
              <table:table-cell office:value-type="float" office:value="0.0482375">
                <text:p>0.0482375</text:p>
              </table:table-cell>
              <table:table-cell office:value-type="float" office:value="0.0482375">
                <text:p>0.0482375</text:p>
              </table:table-cell>
            </table:table-row>
            <table:table-row>
              <table:table-cell office:value-type="string">
                <text:p>0,009563</text:p>
              </table:table-cell>
              <table:table-cell office:value-type="float" office:value="0.0017501725">
                <text:p>0.0017501725</text:p>
              </table:table-cell>
              <table:table-cell office:value-type="float" office:value="0.0481568">
                <text:p>0.0481568</text:p>
              </table:table-cell>
              <table:table-cell office:value-type="float" office:value="0.0481568">
                <text:p>0.0481568</text:p>
              </table:table-cell>
            </table:table-row>
            <table:table-row>
              <table:table-cell office:value-type="string">
                <text:p>0,009559</text:p>
              </table:table-cell>
              <table:table-cell office:value-type="float" office:value="0.0017360729">
                <text:p>0.0017360729</text:p>
              </table:table-cell>
              <table:table-cell office:value-type="float" office:value="0.0480762">
                <text:p>0.0480762</text:p>
              </table:table-cell>
              <table:table-cell office:value-type="float" office:value="0.0480762">
                <text:p>0.0480762</text:p>
              </table:table-cell>
            </table:table-row>
            <table:table-row>
              <table:table-cell office:value-type="string">
                <text:p>0,009555</text:p>
              </table:table-cell>
              <table:table-cell office:value-type="float" office:value="0.0017221039">
                <text:p>0.0017221039</text:p>
              </table:table-cell>
              <table:table-cell office:value-type="float" office:value="0.0479957">
                <text:p>0.0479957</text:p>
              </table:table-cell>
              <table:table-cell office:value-type="float" office:value="0.0479957">
                <text:p>0.0479957</text:p>
              </table:table-cell>
            </table:table-row>
            <table:table-row>
              <table:table-cell office:value-type="string">
                <text:p>0,009552</text:p>
              </table:table-cell>
              <table:table-cell office:value-type="float" office:value="0.0017082658">
                <text:p>0.0017082658</text:p>
              </table:table-cell>
              <table:table-cell office:value-type="float" office:value="0.0479154">
                <text:p>0.0479154</text:p>
              </table:table-cell>
              <table:table-cell office:value-type="float" office:value="0.0479154">
                <text:p>0.0479154</text:p>
              </table:table-cell>
            </table:table-row>
            <table:table-row>
              <table:table-cell office:value-type="string">
                <text:p>0,009548</text:p>
              </table:table-cell>
              <table:table-cell office:value-type="float" office:value="0.0016945583">
                <text:p>0.0016945583</text:p>
              </table:table-cell>
              <table:table-cell office:value-type="float" office:value="0.0478352">
                <text:p>0.0478352</text:p>
              </table:table-cell>
              <table:table-cell office:value-type="float" office:value="0.0478352">
                <text:p>0.0478352</text:p>
              </table:table-cell>
            </table:table-row>
            <table:table-row>
              <table:table-cell office:value-type="string">
                <text:p>0,009544</text:p>
              </table:table-cell>
              <table:table-cell office:value-type="float" office:value="0.0016809816">
                <text:p>0.0016809816</text:p>
              </table:table-cell>
              <table:table-cell office:value-type="float" office:value="0.0477552">
                <text:p>0.0477552</text:p>
              </table:table-cell>
              <table:table-cell office:value-type="float" office:value="0.0477552">
                <text:p>0.0477552</text:p>
              </table:table-cell>
            </table:table-row>
            <table:table-row>
              <table:table-cell office:value-type="string">
                <text:p>0,00954</text:p>
              </table:table-cell>
              <table:table-cell office:value-type="float" office:value="0.0016675354">
                <text:p>0.0016675354</text:p>
              </table:table-cell>
              <table:table-cell office:value-type="float" office:value="0.0476753">
                <text:p>0.0476753</text:p>
              </table:table-cell>
              <table:table-cell office:value-type="float" office:value="0.0476753">
                <text:p>0.0476753</text:p>
              </table:table-cell>
            </table:table-row>
            <table:table-row>
              <table:table-cell office:value-type="string">
                <text:p>0,009536</text:p>
              </table:table-cell>
              <table:table-cell office:value-type="float" office:value="0.0016542196">
                <text:p>0.0016542196</text:p>
              </table:table-cell>
              <table:table-cell office:value-type="float" office:value="0.0475955">
                <text:p>0.0475955</text:p>
              </table:table-cell>
              <table:table-cell office:value-type="float" office:value="0.0475955">
                <text:p>0.0475955</text:p>
              </table:table-cell>
            </table:table-row>
            <table:table-row>
              <table:table-cell office:value-type="string">
                <text:p>0,009532</text:p>
              </table:table-cell>
              <table:table-cell office:value-type="float" office:value="0.0016410352">
                <text:p>0.0016410352</text:p>
              </table:table-cell>
              <table:table-cell office:value-type="float" office:value="0.0475159">
                <text:p>0.0475159</text:p>
              </table:table-cell>
              <table:table-cell office:value-type="float" office:value="0.0475159">
                <text:p>0.0475159</text:p>
              </table:table-cell>
            </table:table-row>
            <table:table-row>
              <table:table-cell office:value-type="string">
                <text:p>0,009529</text:p>
              </table:table-cell>
              <table:table-cell office:value-type="float" office:value="0.0016279807">
                <text:p>0.0016279807</text:p>
              </table:table-cell>
              <table:table-cell office:value-type="float" office:value="0.0474364">
                <text:p>0.0474364</text:p>
              </table:table-cell>
              <table:table-cell office:value-type="float" office:value="0.0474364">
                <text:p>0.0474364</text:p>
              </table:table-cell>
            </table:table-row>
            <table:table-row>
              <table:table-cell office:value-type="string">
                <text:p>0,009525</text:p>
              </table:table-cell>
              <table:table-cell office:value-type="float" office:value="0.0016150572">
                <text:p>0.0016150572</text:p>
              </table:table-cell>
              <table:table-cell office:value-type="float" office:value="0.0473571">
                <text:p>0.0473571</text:p>
              </table:table-cell>
              <table:table-cell office:value-type="float" office:value="0.0473571">
                <text:p>0.0473571</text:p>
              </table:table-cell>
            </table:table-row>
            <table:table-row>
              <table:table-cell office:value-type="string">
                <text:p>0,009521</text:p>
              </table:table-cell>
              <table:table-cell office:value-type="float" office:value="0.0016022644">
                <text:p>0.0016022644</text:p>
              </table:table-cell>
              <table:table-cell office:value-type="float" office:value="0.0472778">
                <text:p>0.0472778</text:p>
              </table:table-cell>
              <table:table-cell office:value-type="float" office:value="0.0472778">
                <text:p>0.0472778</text:p>
              </table:table-cell>
            </table:table-row>
            <table:table-row>
              <table:table-cell office:value-type="string">
                <text:p>0,009517</text:p>
              </table:table-cell>
              <table:table-cell office:value-type="float" office:value="0.0015896022">
                <text:p>0.0015896022</text:p>
              </table:table-cell>
              <table:table-cell office:value-type="float" office:value="0.0471988">
                <text:p>0.0471988</text:p>
              </table:table-cell>
              <table:table-cell office:value-type="float" office:value="0.0471988">
                <text:p>0.0471988</text:p>
              </table:table-cell>
            </table:table-row>
            <table:table-row>
              <table:table-cell office:value-type="string">
                <text:p>0,009513</text:p>
              </table:table-cell>
              <table:table-cell office:value-type="float" office:value="0.0015770707">
                <text:p>0.0015770707</text:p>
              </table:table-cell>
              <table:table-cell office:value-type="float" office:value="0.0471198">
                <text:p>0.0471198</text:p>
              </table:table-cell>
              <table:table-cell office:value-type="float" office:value="0.0471198">
                <text:p>0.0471198</text:p>
              </table:table-cell>
            </table:table-row>
            <table:table-row>
              <table:table-cell office:value-type="string">
                <text:p>0,009509</text:p>
              </table:table-cell>
              <table:table-cell office:value-type="float" office:value="0.0015646697">
                <text:p>0.0015646697</text:p>
              </table:table-cell>
              <table:table-cell office:value-type="float" office:value="0.047041">
                <text:p>0.047041</text:p>
              </table:table-cell>
              <table:table-cell office:value-type="float" office:value="0.047041">
                <text:p>0.047041</text:p>
              </table:table-cell>
            </table:table-row>
            <table:table-row>
              <table:table-cell office:value-type="string">
                <text:p>0,009505</text:p>
              </table:table-cell>
              <table:table-cell office:value-type="float" office:value="0.0015523994">
                <text:p>0.0015523994</text:p>
              </table:table-cell>
              <table:table-cell office:value-type="float" office:value="0.0469624">
                <text:p>0.0469624</text:p>
              </table:table-cell>
              <table:table-cell office:value-type="float" office:value="0.0469624">
                <text:p>0.0469624</text:p>
              </table:table-cell>
            </table:table-row>
            <table:table-row>
              <table:table-cell office:value-type="string">
                <text:p>0,009502</text:p>
              </table:table-cell>
              <table:table-cell office:value-type="float" office:value="0.0015402599">
                <text:p>0.0015402599</text:p>
              </table:table-cell>
              <table:table-cell office:value-type="float" office:value="0.0468839">
                <text:p>0.0468839</text:p>
              </table:table-cell>
              <table:table-cell office:value-type="float" office:value="0.0497397">
                <text:p>0.0497397</text:p>
              </table:table-cell>
            </table:table-row>
            <table:table-row>
              <table:table-cell office:value-type="string">
                <text:p>0,009498</text:p>
              </table:table-cell>
              <table:table-cell office:value-type="float" office:value="0.001528251">
                <text:p>0.001528251</text:p>
              </table:table-cell>
              <table:table-cell office:value-type="float" office:value="0.0468055">
                <text:p>0.0468055</text:p>
              </table:table-cell>
              <table:table-cell office:value-type="float" office:value="0.0468055">
                <text:p>0.0468055</text:p>
              </table:table-cell>
            </table:table-row>
            <table:table-row>
              <table:table-cell office:value-type="string">
                <text:p>0,009494</text:p>
              </table:table-cell>
              <table:table-cell office:value-type="float" office:value="0.0015163729">
                <text:p>0.0015163729</text:p>
              </table:table-cell>
              <table:table-cell office:value-type="float" office:value="0.0467273">
                <text:p>0.0467273</text:p>
              </table:table-cell>
              <table:table-cell office:value-type="float" office:value="0.0467273">
                <text:p>0.0467273</text:p>
              </table:table-cell>
            </table:table-row>
            <table:table-row>
              <table:table-cell office:value-type="string">
                <text:p>0,00949</text:p>
              </table:table-cell>
              <table:table-cell office:value-type="float" office:value="0.0015046253">
                <text:p>0.0015046253</text:p>
              </table:table-cell>
              <table:table-cell office:value-type="float" office:value="0.0466492">
                <text:p>0.0466492</text:p>
              </table:table-cell>
              <table:table-cell office:value-type="float" office:value="0.0466492">
                <text:p>0.0466492</text:p>
              </table:table-cell>
            </table:table-row>
            <table:table-row>
              <table:table-cell office:value-type="string">
                <text:p>0,009486</text:p>
              </table:table-cell>
              <table:table-cell office:value-type="float" office:value="0.0014930083">
                <text:p>0.0014930083</text:p>
              </table:table-cell>
              <table:table-cell office:value-type="float" office:value="0.0465712">
                <text:p>0.0465712</text:p>
              </table:table-cell>
              <table:table-cell office:value-type="float" office:value="0.0465712">
                <text:p>0.0465712</text:p>
              </table:table-cell>
            </table:table-row>
            <table:table-row>
              <table:table-cell office:value-type="string">
                <text:p>0,009482</text:p>
              </table:table-cell>
              <table:table-cell office:value-type="float" office:value="0.001481522">
                <text:p>0.001481522</text:p>
              </table:table-cell>
              <table:table-cell office:value-type="float" office:value="0.0464934">
                <text:p>0.0464934</text:p>
              </table:table-cell>
              <table:table-cell office:value-type="float" office:value="0.0464934">
                <text:p>0.0464934</text:p>
              </table:table-cell>
            </table:table-row>
            <table:table-row>
              <table:table-cell office:value-type="string">
                <text:p>0,009478</text:p>
              </table:table-cell>
              <table:table-cell office:value-type="float" office:value="0.0014701664">
                <text:p>0.0014701664</text:p>
              </table:table-cell>
              <table:table-cell office:value-type="float" office:value="0.0464157">
                <text:p>0.0464157</text:p>
              </table:table-cell>
              <table:table-cell office:value-type="float" office:value="0.0464157">
                <text:p>0.0464157</text:p>
              </table:table-cell>
            </table:table-row>
            <table:table-row>
              <table:table-cell office:value-type="string">
                <text:p>0,009475</text:p>
              </table:table-cell>
              <table:table-cell office:value-type="float" office:value="0.0014589416">
                <text:p>0.0014589416</text:p>
              </table:table-cell>
              <table:table-cell office:value-type="float" office:value="0.0463382">
                <text:p>0.0463382</text:p>
              </table:table-cell>
              <table:table-cell office:value-type="float" office:value="0.0463382">
                <text:p>0.0463382</text:p>
              </table:table-cell>
            </table:table-row>
            <table:table-row>
              <table:table-cell office:value-type="string">
                <text:p>0,009471</text:p>
              </table:table-cell>
              <table:table-cell office:value-type="float" office:value="0.0014478473">
                <text:p>0.0014478473</text:p>
              </table:table-cell>
              <table:table-cell office:value-type="float" office:value="0.0462608">
                <text:p>0.0462608</text:p>
              </table:table-cell>
              <table:table-cell office:value-type="float" office:value="0.0462608">
                <text:p>0.0462608</text:p>
              </table:table-cell>
            </table:table-row>
            <table:table-row>
              <table:table-cell office:value-type="string">
                <text:p>0,009467</text:p>
              </table:table-cell>
              <table:table-cell office:value-type="float" office:value="0.0014368838">
                <text:p>0.0014368838</text:p>
              </table:table-cell>
              <table:table-cell office:value-type="float" office:value="0.0461835">
                <text:p>0.0461835</text:p>
              </table:table-cell>
              <table:table-cell office:value-type="float" office:value="0.0461835">
                <text:p>0.0461835</text:p>
              </table:table-cell>
            </table:table-row>
            <table:table-row>
              <table:table-cell office:value-type="string">
                <text:p>0,009463</text:p>
              </table:table-cell>
              <table:table-cell office:value-type="float" office:value="0.0014260507">
                <text:p>0.0014260507</text:p>
              </table:table-cell>
              <table:table-cell office:value-type="float" office:value="0.0461064">
                <text:p>0.0461064</text:p>
              </table:table-cell>
              <table:table-cell office:value-type="float" office:value="0.0461064">
                <text:p>0.0461064</text:p>
              </table:table-cell>
            </table:table-row>
            <table:table-row>
              <table:table-cell office:value-type="string">
                <text:p>0,009459</text:p>
              </table:table-cell>
              <table:table-cell office:value-type="float" office:value="0.0014153486">
                <text:p>0.0014153486</text:p>
              </table:table-cell>
              <table:table-cell office:value-type="float" office:value="0.0460294">
                <text:p>0.0460294</text:p>
              </table:table-cell>
              <table:table-cell office:value-type="float" office:value="0.0460294">
                <text:p>0.0460294</text:p>
              </table:table-cell>
            </table:table-row>
            <table:table-row>
              <table:table-cell office:value-type="string">
                <text:p>0,009455</text:p>
              </table:table-cell>
              <table:table-cell office:value-type="float" office:value="0.0014047768">
                <text:p>0.0014047768</text:p>
              </table:table-cell>
              <table:table-cell office:value-type="float" office:value="0.0459526">
                <text:p>0.0459526</text:p>
              </table:table-cell>
              <table:table-cell office:value-type="float" office:value="0.0459526">
                <text:p>0.0459526</text:p>
              </table:table-cell>
            </table:table-row>
            <table:table-row>
              <table:table-cell office:value-type="string">
                <text:p>0,009452</text:p>
              </table:table-cell>
              <table:table-cell office:value-type="float" office:value="0.0013943359">
                <text:p>0.0013943359</text:p>
              </table:table-cell>
              <table:table-cell office:value-type="float" office:value="0.0458759">
                <text:p>0.0458759</text:p>
              </table:table-cell>
              <table:table-cell office:value-type="float" office:value="0.0458759">
                <text:p>0.0458759</text:p>
              </table:table-cell>
            </table:table-row>
            <table:table-row>
              <table:table-cell office:value-type="string">
                <text:p>0,009448</text:p>
              </table:table-cell>
              <table:table-cell office:value-type="float" office:value="0.0013840257">
                <text:p>0.0013840257</text:p>
              </table:table-cell>
              <table:table-cell office:value-type="float" office:value="0.0457993">
                <text:p>0.0457993</text:p>
              </table:table-cell>
              <table:table-cell office:value-type="float" office:value="0.0457993">
                <text:p>0.0457993</text:p>
              </table:table-cell>
            </table:table-row>
            <table:table-row>
              <table:table-cell office:value-type="string">
                <text:p>0,009444</text:p>
              </table:table-cell>
              <table:table-cell office:value-type="float" office:value="0.0013738461">
                <text:p>0.0013738461</text:p>
              </table:table-cell>
              <table:table-cell office:value-type="float" office:value="0.0457228">
                <text:p>0.0457228</text:p>
              </table:table-cell>
              <table:table-cell office:value-type="float" office:value="0.0457228">
                <text:p>0.0457228</text:p>
              </table:table-cell>
            </table:table-row>
            <table:table-row>
              <table:table-cell office:value-type="string">
                <text:p>0,00944</text:p>
              </table:table-cell>
              <table:table-cell office:value-type="float" office:value="0.0013637994">
                <text:p>0.0013637994</text:p>
              </table:table-cell>
              <table:table-cell office:value-type="float" office:value="0.0456466">
                <text:p>0.0456466</text:p>
              </table:table-cell>
              <table:table-cell office:value-type="float" office:value="0.0456466">
                <text:p>0.0456466</text:p>
              </table:table-cell>
            </table:table-row>
            <table:table-row>
              <table:table-cell office:value-type="string">
                <text:p>0,009436</text:p>
              </table:table-cell>
              <table:table-cell office:value-type="float" office:value="0.0013538811">
                <text:p>0.0013538811</text:p>
              </table:table-cell>
              <table:table-cell office:value-type="float" office:value="0.0455704">
                <text:p>0.0455704</text:p>
              </table:table-cell>
              <table:table-cell office:value-type="float" office:value="0.0455704">
                <text:p>0.0455704</text:p>
              </table:table-cell>
            </table:table-row>
            <table:table-row>
              <table:table-cell office:value-type="string">
                <text:p>0,009432</text:p>
              </table:table-cell>
              <table:table-cell office:value-type="float" office:value="0.0013440935">
                <text:p>0.0013440935</text:p>
              </table:table-cell>
              <table:table-cell office:value-type="float" office:value="0.0454944">
                <text:p>0.0454944</text:p>
              </table:table-cell>
              <table:table-cell office:value-type="float" office:value="0.0454944">
                <text:p>0.0454944</text:p>
              </table:table-cell>
            </table:table-row>
            <table:table-row>
              <table:table-cell office:value-type="string">
                <text:p>0,009428</text:p>
              </table:table-cell>
              <table:table-cell office:value-type="float" office:value="0.0013344365">
                <text:p>0.0013344365</text:p>
              </table:table-cell>
              <table:table-cell office:value-type="float" office:value="0.0454185">
                <text:p>0.0454185</text:p>
              </table:table-cell>
              <table:table-cell office:value-type="float" office:value="0.0454185">
                <text:p>0.0454185</text:p>
              </table:table-cell>
            </table:table-row>
            <table:table-row>
              <table:table-cell office:value-type="string">
                <text:p>0,009425</text:p>
              </table:table-cell>
              <table:table-cell office:value-type="float" office:value="0.0013249101">
                <text:p>0.0013249101</text:p>
              </table:table-cell>
              <table:table-cell office:value-type="float" office:value="0.0453428">
                <text:p>0.0453428</text:p>
              </table:table-cell>
              <table:table-cell office:value-type="float" office:value="0.0453428">
                <text:p>0.0453428</text:p>
              </table:table-cell>
            </table:table-row>
            <table:table-row>
              <table:table-cell office:value-type="string">
                <text:p>0,009421</text:p>
              </table:table-cell>
              <table:table-cell office:value-type="float" office:value="0.0013155143">
                <text:p>0.0013155143</text:p>
              </table:table-cell>
              <table:table-cell office:value-type="float" office:value="0.0452672">
                <text:p>0.0452672</text:p>
              </table:table-cell>
              <table:table-cell office:value-type="float" office:value="0.0452672">
                <text:p>0.0452672</text:p>
              </table:table-cell>
            </table:table-row>
            <table:table-row>
              <table:table-cell office:value-type="string">
                <text:p>0,009417</text:p>
              </table:table-cell>
              <table:table-cell office:value-type="float" office:value="0.0013062494">
                <text:p>0.0013062494</text:p>
              </table:table-cell>
              <table:table-cell office:value-type="float" office:value="0.0451918">
                <text:p>0.0451918</text:p>
              </table:table-cell>
              <table:table-cell office:value-type="float" office:value="0.0451918">
                <text:p>0.0451918</text:p>
              </table:table-cell>
            </table:table-row>
            <table:table-row>
              <table:table-cell office:value-type="string">
                <text:p>0,009413</text:p>
              </table:table-cell>
              <table:table-cell office:value-type="float" office:value="0.001297115">
                <text:p>0.001297115</text:p>
              </table:table-cell>
              <table:table-cell office:value-type="float" office:value="0.0451164">
                <text:p>0.0451164</text:p>
              </table:table-cell>
              <table:table-cell office:value-type="float" office:value="0.0451164">
                <text:p>0.0451164</text:p>
              </table:table-cell>
            </table:table-row>
            <table:table-row>
              <table:table-cell office:value-type="string">
                <text:p>0,009409</text:p>
              </table:table-cell>
              <table:table-cell office:value-type="float" office:value="0.0012881113">
                <text:p>0.0012881113</text:p>
              </table:table-cell>
              <table:table-cell office:value-type="float" office:value="0.0450413">
                <text:p>0.0450413</text:p>
              </table:table-cell>
              <table:table-cell office:value-type="float" office:value="0.0450413">
                <text:p>0.0450413</text:p>
              </table:table-cell>
            </table:table-row>
            <table:table-row>
              <table:table-cell office:value-type="string">
                <text:p>0,009405</text:p>
              </table:table-cell>
              <table:table-cell office:value-type="float" office:value="0.0012792383">
                <text:p>0.0012792383</text:p>
              </table:table-cell>
              <table:table-cell office:value-type="float" office:value="0.0449662">
                <text:p>0.0449662</text:p>
              </table:table-cell>
              <table:table-cell office:value-type="float" office:value="0.0449662">
                <text:p>0.0449662</text:p>
              </table:table-cell>
            </table:table-row>
            <table:table-row>
              <table:table-cell office:value-type="string">
                <text:p>0,009402</text:p>
              </table:table-cell>
              <table:table-cell office:value-type="float" office:value="0.001270496">
                <text:p>0.001270496</text:p>
              </table:table-cell>
              <table:table-cell office:value-type="float" office:value="0.0448913">
                <text:p>0.0448913</text:p>
              </table:table-cell>
              <table:table-cell office:value-type="float" office:value="0.0448913">
                <text:p>0.0448913</text:p>
              </table:table-cell>
            </table:table-row>
            <table:table-row>
              <table:table-cell office:value-type="string">
                <text:p>0,009398</text:p>
              </table:table-cell>
              <table:table-cell office:value-type="float" office:value="0.0012618843">
                <text:p>0.0012618843</text:p>
              </table:table-cell>
              <table:table-cell office:value-type="float" office:value="0.0448166">
                <text:p>0.0448166</text:p>
              </table:table-cell>
              <table:table-cell office:value-type="float" office:value="0.0448166">
                <text:p>0.0448166</text:p>
              </table:table-cell>
            </table:table-row>
            <table:table-row>
              <table:table-cell office:value-type="string">
                <text:p>0,009394</text:p>
              </table:table-cell>
              <table:table-cell office:value-type="float" office:value="0.0012534032">
                <text:p>0.0012534032</text:p>
              </table:table-cell>
              <table:table-cell office:value-type="float" office:value="0.0447419">
                <text:p>0.0447419</text:p>
              </table:table-cell>
              <table:table-cell office:value-type="float" office:value="0.0447419">
                <text:p>0.0447419</text:p>
              </table:table-cell>
            </table:table-row>
            <table:table-row>
              <table:table-cell office:value-type="string">
                <text:p>0,00939</text:p>
              </table:table-cell>
              <table:table-cell office:value-type="float" office:value="0.0012450527">
                <text:p>0.0012450527</text:p>
              </table:table-cell>
              <table:table-cell office:value-type="float" office:value="0.0446674">
                <text:p>0.0446674</text:p>
              </table:table-cell>
              <table:table-cell office:value-type="float" office:value="0.0446674">
                <text:p>0.0446674</text:p>
              </table:table-cell>
            </table:table-row>
            <table:table-row>
              <table:table-cell office:value-type="string">
                <text:p>0,009386</text:p>
              </table:table-cell>
              <table:table-cell office:value-type="float" office:value="0.001236833">
                <text:p>0.001236833</text:p>
              </table:table-cell>
              <table:table-cell office:value-type="float" office:value="0.0445931">
                <text:p>0.0445931</text:p>
              </table:table-cell>
              <table:table-cell office:value-type="float" office:value="0.0445931">
                <text:p>0.0445931</text:p>
              </table:table-cell>
            </table:table-row>
            <table:table-row>
              <table:table-cell office:value-type="string">
                <text:p>0,009382</text:p>
              </table:table-cell>
              <table:table-cell office:value-type="float" office:value="0.001228744">
                <text:p>0.001228744</text:p>
              </table:table-cell>
              <table:table-cell office:value-type="float" office:value="0.0445189">
                <text:p>0.0445189</text:p>
              </table:table-cell>
              <table:table-cell office:value-type="float" office:value="0.0445189">
                <text:p>0.0445189</text:p>
              </table:table-cell>
            </table:table-row>
            <table:table-row>
              <table:table-cell office:value-type="string">
                <text:p>0,009378</text:p>
              </table:table-cell>
              <table:table-cell office:value-type="float" office:value="0.0012207856">
                <text:p>0.0012207856</text:p>
              </table:table-cell>
              <table:table-cell office:value-type="float" office:value="0.0444448">
                <text:p>0.0444448</text:p>
              </table:table-cell>
              <table:table-cell office:value-type="float" office:value="0.0444448">
                <text:p>0.0444448</text:p>
              </table:table-cell>
            </table:table-row>
            <table:table-row>
              <table:table-cell office:value-type="string">
                <text:p>0,009375</text:p>
              </table:table-cell>
              <table:table-cell office:value-type="float" office:value="0.0012129579">
                <text:p>0.0012129579</text:p>
              </table:table-cell>
              <table:table-cell office:value-type="float" office:value="0.0443709">
                <text:p>0.0443709</text:p>
              </table:table-cell>
              <table:table-cell office:value-type="float" office:value="0.0443709">
                <text:p>0.0443709</text:p>
              </table:table-cell>
            </table:table-row>
            <table:table-row>
              <table:table-cell office:value-type="string">
                <text:p>0,009371</text:p>
              </table:table-cell>
              <table:table-cell office:value-type="float" office:value="0.0012052607">
                <text:p>0.0012052607</text:p>
              </table:table-cell>
              <table:table-cell office:value-type="float" office:value="0.0442971">
                <text:p>0.0442971</text:p>
              </table:table-cell>
              <table:table-cell office:value-type="float" office:value="0.0482527">
                <text:p>0.0482527</text:p>
              </table:table-cell>
            </table:table-row>
            <table:table-row>
              <table:table-cell office:value-type="string">
                <text:p>0,009367</text:p>
              </table:table-cell>
              <table:table-cell office:value-type="float" office:value="0.0011976943">
                <text:p>0.0011976943</text:p>
              </table:table-cell>
              <table:table-cell office:value-type="float" office:value="0.0442235">
                <text:p>0.0442235</text:p>
              </table:table-cell>
              <table:table-cell office:value-type="float" office:value="0.0442235">
                <text:p>0.0442235</text:p>
              </table:table-cell>
            </table:table-row>
            <table:table-row>
              <table:table-cell office:value-type="string">
                <text:p>0,009363</text:p>
              </table:table-cell>
              <table:table-cell office:value-type="float" office:value="0.0011902586">
                <text:p>0.0011902586</text:p>
              </table:table-cell>
              <table:table-cell office:value-type="float" office:value="0.04415">
                <text:p>0.04415</text:p>
              </table:table-cell>
              <table:table-cell office:value-type="float" office:value="0.04415">
                <text:p>0.04415</text:p>
              </table:table-cell>
            </table:table-row>
            <table:table-row>
              <table:table-cell office:value-type="string">
                <text:p>0,009359</text:p>
              </table:table-cell>
              <table:table-cell office:value-type="float" office:value="0.0011829535">
                <text:p>0.0011829535</text:p>
              </table:table-cell>
              <table:table-cell office:value-type="float" office:value="0.0440766">
                <text:p>0.0440766</text:p>
              </table:table-cell>
              <table:table-cell office:value-type="float" office:value="0.0440766">
                <text:p>0.0440766</text:p>
              </table:table-cell>
            </table:table-row>
            <table:table-row>
              <table:table-cell office:value-type="string">
                <text:p>0,009355</text:p>
              </table:table-cell>
              <table:table-cell office:value-type="float" office:value="0.0011757791">
                <text:p>0.0011757791</text:p>
              </table:table-cell>
              <table:table-cell office:value-type="float" office:value="0.0440034">
                <text:p>0.0440034</text:p>
              </table:table-cell>
              <table:table-cell office:value-type="float" office:value="0.0440034">
                <text:p>0.0440034</text:p>
              </table:table-cell>
            </table:table-row>
            <table:table-row>
              <table:table-cell office:value-type="string">
                <text:p>0,009352</text:p>
              </table:table-cell>
              <table:table-cell office:value-type="float" office:value="0.0011687353">
                <text:p>0.0011687353</text:p>
              </table:table-cell>
              <table:table-cell office:value-type="float" office:value="0.0439303">
                <text:p>0.0439303</text:p>
              </table:table-cell>
              <table:table-cell office:value-type="float" office:value="0.0439303">
                <text:p>0.0439303</text:p>
              </table:table-cell>
            </table:table-row>
            <table:table-row>
              <table:table-cell office:value-type="string">
                <text:p>0,009348</text:p>
              </table:table-cell>
              <table:table-cell office:value-type="float" office:value="0.0011618221">
                <text:p>0.0011618221</text:p>
              </table:table-cell>
              <table:table-cell office:value-type="float" office:value="0.0438573">
                <text:p>0.0438573</text:p>
              </table:table-cell>
              <table:table-cell office:value-type="float" office:value="0.0438573">
                <text:p>0.0438573</text:p>
              </table:table-cell>
            </table:table-row>
            <table:table-row>
              <table:table-cell office:value-type="string">
                <text:p>0,009344</text:p>
              </table:table-cell>
              <table:table-cell office:value-type="float" office:value="0.0011550397">
                <text:p>0.0011550397</text:p>
              </table:table-cell>
              <table:table-cell office:value-type="float" office:value="0.0437845">
                <text:p>0.0437845</text:p>
              </table:table-cell>
              <table:table-cell office:value-type="float" office:value="0.0437845">
                <text:p>0.0437845</text:p>
              </table:table-cell>
            </table:table-row>
            <table:table-row>
              <table:table-cell office:value-type="string">
                <text:p>0,00934</text:p>
              </table:table-cell>
              <table:table-cell office:value-type="float" office:value="0.001148388">
                <text:p>0.001148388</text:p>
              </table:table-cell>
              <table:table-cell office:value-type="float" office:value="0.0437118">
                <text:p>0.0437118</text:p>
              </table:table-cell>
              <table:table-cell office:value-type="float" office:value="0.0479102">
                <text:p>0.0479102</text:p>
              </table:table-cell>
            </table:table-row>
            <table:table-row>
              <table:table-cell office:value-type="string">
                <text:p>0,009336</text:p>
              </table:table-cell>
              <table:table-cell office:value-type="float" office:value="0.0011418669">
                <text:p>0.0011418669</text:p>
              </table:table-cell>
              <table:table-cell office:value-type="float" office:value="0.0436393">
                <text:p>0.0436393</text:p>
              </table:table-cell>
              <table:table-cell office:value-type="float" office:value="0.0436393">
                <text:p>0.0436393</text:p>
              </table:table-cell>
            </table:table-row>
            <table:table-row>
              <table:table-cell office:value-type="string">
                <text:p>0,009332</text:p>
              </table:table-cell>
              <table:table-cell office:value-type="float" office:value="0.0011354764">
                <text:p>0.0011354764</text:p>
              </table:table-cell>
              <table:table-cell office:value-type="float" office:value="0.0435669">
                <text:p>0.0435669</text:p>
              </table:table-cell>
              <table:table-cell office:value-type="float" office:value="0.0435669">
                <text:p>0.0435669</text:p>
              </table:table-cell>
            </table:table-row>
            <table:table-row>
              <table:table-cell office:value-type="string">
                <text:p>0,009328</text:p>
              </table:table-cell>
              <table:table-cell office:value-type="float" office:value="0.0011292167">
                <text:p>0.0011292167</text:p>
              </table:table-cell>
              <table:table-cell office:value-type="float" office:value="0.0434946">
                <text:p>0.0434946</text:p>
              </table:table-cell>
              <table:table-cell office:value-type="float" office:value="0.0434946">
                <text:p>0.0434946</text:p>
              </table:table-cell>
            </table:table-row>
            <table:table-row>
              <table:table-cell office:value-type="string">
                <text:p>0,009325</text:p>
              </table:table-cell>
              <table:table-cell office:value-type="float" office:value="0.0011230875">
                <text:p>0.0011230875</text:p>
              </table:table-cell>
              <table:table-cell office:value-type="float" office:value="0.0434225">
                <text:p>0.0434225</text:p>
              </table:table-cell>
              <table:table-cell office:value-type="float" office:value="0.0434225">
                <text:p>0.0434225</text:p>
              </table:table-cell>
            </table:table-row>
            <table:table-row>
              <table:table-cell office:value-type="string">
                <text:p>0,009321</text:p>
              </table:table-cell>
              <table:table-cell office:value-type="float" office:value="0.001117089">
                <text:p>0.001117089</text:p>
              </table:table-cell>
              <table:table-cell office:value-type="float" office:value="0.0433505">
                <text:p>0.0433505</text:p>
              </table:table-cell>
              <table:table-cell office:value-type="float" office:value="0.0433505">
                <text:p>0.0433505</text:p>
              </table:table-cell>
            </table:table-row>
            <table:table-row>
              <table:table-cell office:value-type="string">
                <text:p>0,009317</text:p>
              </table:table-cell>
              <table:table-cell office:value-type="float" office:value="0.0011112212">
                <text:p>0.0011112212</text:p>
              </table:table-cell>
              <table:table-cell office:value-type="float" office:value="0.0432787">
                <text:p>0.0432787</text:p>
              </table:table-cell>
              <table:table-cell office:value-type="float" office:value="0.0432787">
                <text:p>0.0432787</text:p>
              </table:table-cell>
            </table:table-row>
            <table:table-row>
              <table:table-cell office:value-type="string">
                <text:p>0,009313</text:p>
              </table:table-cell>
              <table:table-cell office:value-type="float" office:value="0.0011054841">
                <text:p>0.0011054841</text:p>
              </table:table-cell>
              <table:table-cell office:value-type="float" office:value="0.043207">
                <text:p>0.043207</text:p>
              </table:table-cell>
              <table:table-cell office:value-type="float" office:value="0.043207">
                <text:p>0.043207</text:p>
              </table:table-cell>
            </table:table-row>
            <table:table-row>
              <table:table-cell office:value-type="string">
                <text:p>0,009309</text:p>
              </table:table-cell>
              <table:table-cell office:value-type="float" office:value="0.0010998776">
                <text:p>0.0010998776</text:p>
              </table:table-cell>
              <table:table-cell office:value-type="float" office:value="0.0431354">
                <text:p>0.0431354</text:p>
              </table:table-cell>
              <table:table-cell office:value-type="float" office:value="0.0431354">
                <text:p>0.0431354</text:p>
              </table:table-cell>
            </table:table-row>
            <table:table-row>
              <table:table-cell office:value-type="string">
                <text:p>0,009305</text:p>
              </table:table-cell>
              <table:table-cell office:value-type="float" office:value="0.0010944018">
                <text:p>0.0010944018</text:p>
              </table:table-cell>
              <table:table-cell office:value-type="float" office:value="0.043064">
                <text:p>0.043064</text:p>
              </table:table-cell>
              <table:table-cell office:value-type="float" office:value="0.043064">
                <text:p>0.043064</text:p>
              </table:table-cell>
            </table:table-row>
            <table:table-row>
              <table:table-cell office:value-type="string">
                <text:p>0,009302</text:p>
              </table:table-cell>
              <table:table-cell office:value-type="float" office:value="0.0010890579">
                <text:p>0.0010890579</text:p>
              </table:table-cell>
              <table:table-cell office:value-type="float" office:value="0.0429927">
                <text:p>0.0429927</text:p>
              </table:table-cell>
              <table:table-cell office:value-type="float" office:value="0.0429927">
                <text:p>0.0429927</text:p>
              </table:table-cell>
            </table:table-row>
            <table:table-row>
              <table:table-cell office:value-type="string">
                <text:p>0,009298</text:p>
              </table:table-cell>
              <table:table-cell office:value-type="float" office:value="0.0010838434">
                <text:p>0.0010838434</text:p>
              </table:table-cell>
              <table:table-cell office:value-type="float" office:value="0.0429216">
                <text:p>0.0429216</text:p>
              </table:table-cell>
              <table:table-cell office:value-type="float" office:value="0.0429216">
                <text:p>0.0429216</text:p>
              </table:table-cell>
            </table:table-row>
            <table:table-row>
              <table:table-cell office:value-type="string">
                <text:p>0,009294</text:p>
              </table:table-cell>
              <table:table-cell office:value-type="float" office:value="0.0010787595">
                <text:p>0.0010787595</text:p>
              </table:table-cell>
              <table:table-cell office:value-type="float" office:value="0.0428506">
                <text:p>0.0428506</text:p>
              </table:table-cell>
              <table:table-cell office:value-type="float" office:value="0.0428506">
                <text:p>0.0428506</text:p>
              </table:table-cell>
            </table:table-row>
            <table:table-row>
              <table:table-cell office:value-type="string">
                <text:p>0,00929</text:p>
              </table:table-cell>
              <table:table-cell office:value-type="float" office:value="0.0010738063">
                <text:p>0.0010738063</text:p>
              </table:table-cell>
              <table:table-cell office:value-type="float" office:value="0.0427797">
                <text:p>0.0427797</text:p>
              </table:table-cell>
              <table:table-cell office:value-type="float" office:value="0.0427797">
                <text:p>0.0427797</text:p>
              </table:table-cell>
            </table:table-row>
            <table:table-row>
              <table:table-cell office:value-type="string">
                <text:p>0,009286</text:p>
              </table:table-cell>
              <table:table-cell office:value-type="float" office:value="0.0010689837">
                <text:p>0.0010689837</text:p>
              </table:table-cell>
              <table:table-cell office:value-type="float" office:value="0.042709">
                <text:p>0.042709</text:p>
              </table:table-cell>
              <table:table-cell office:value-type="float" office:value="0.042709">
                <text:p>0.042709</text:p>
              </table:table-cell>
            </table:table-row>
            <table:table-row>
              <table:table-cell office:value-type="string">
                <text:p>0,009282</text:p>
              </table:table-cell>
              <table:table-cell office:value-type="float" office:value="0.0010642919">
                <text:p>0.0010642919</text:p>
              </table:table-cell>
              <table:table-cell office:value-type="float" office:value="0.0426384">
                <text:p>0.0426384</text:p>
              </table:table-cell>
              <table:table-cell office:value-type="float" office:value="0.0426384">
                <text:p>0.0426384</text:p>
              </table:table-cell>
            </table:table-row>
            <table:table-row>
              <table:table-cell office:value-type="string">
                <text:p>0,009278</text:p>
              </table:table-cell>
              <table:table-cell office:value-type="float" office:value="0.0010597306">
                <text:p>0.0010597306</text:p>
              </table:table-cell>
              <table:table-cell office:value-type="float" office:value="0.0425679">
                <text:p>0.0425679</text:p>
              </table:table-cell>
              <table:table-cell office:value-type="float" office:value="0.0425679">
                <text:p>0.0425679</text:p>
              </table:table-cell>
            </table:table-row>
            <table:table-row>
              <table:table-cell office:value-type="string">
                <text:p>0,009275</text:p>
              </table:table-cell>
              <table:table-cell office:value-type="float" office:value="0.0010553001">
                <text:p>0.0010553001</text:p>
              </table:table-cell>
              <table:table-cell office:value-type="float" office:value="0.0424976">
                <text:p>0.0424976</text:p>
              </table:table-cell>
              <table:table-cell office:value-type="float" office:value="0.0424976">
                <text:p>0.0424976</text:p>
              </table:table-cell>
            </table:table-row>
            <table:table-row>
              <table:table-cell office:value-type="string">
                <text:p>0,009271</text:p>
              </table:table-cell>
              <table:table-cell office:value-type="float" office:value="0.0010510002">
                <text:p>0.0010510002</text:p>
              </table:table-cell>
              <table:table-cell office:value-type="float" office:value="0.0424274">
                <text:p>0.0424274</text:p>
              </table:table-cell>
              <table:table-cell office:value-type="float" office:value="0.0424274">
                <text:p>0.0424274</text:p>
              </table:table-cell>
            </table:table-row>
            <table:table-row>
              <table:table-cell office:value-type="string">
                <text:p>0,009267</text:p>
              </table:table-cell>
              <table:table-cell office:value-type="float" office:value="0.001046831">
                <text:p>0.001046831</text:p>
              </table:table-cell>
              <table:table-cell office:value-type="float" office:value="0.0423574">
                <text:p>0.0423574</text:p>
              </table:table-cell>
              <table:table-cell office:value-type="float" office:value="0.0423574">
                <text:p>0.0423574</text:p>
              </table:table-cell>
            </table:table-row>
            <table:table-row>
              <table:table-cell office:value-type="string">
                <text:p>0,009263</text:p>
              </table:table-cell>
              <table:table-cell office:value-type="float" office:value="0.0010427924">
                <text:p>0.0010427924</text:p>
              </table:table-cell>
              <table:table-cell office:value-type="float" office:value="0.0422875">
                <text:p>0.0422875</text:p>
              </table:table-cell>
              <table:table-cell office:value-type="float" office:value="0.0422875">
                <text:p>0.0422875</text:p>
              </table:table-cell>
            </table:table-row>
            <table:table-row>
              <table:table-cell office:value-type="string">
                <text:p>0,009259</text:p>
              </table:table-cell>
              <table:table-cell office:value-type="float" office:value="0.0010388657">
                <text:p>0.0010388657</text:p>
              </table:table-cell>
              <table:table-cell office:value-type="float" office:value="0.0422177">
                <text:p>0.0422177</text:p>
              </table:table-cell>
              <table:table-cell office:value-type="float" office:value="0.0422177">
                <text:p>0.0422177</text:p>
              </table:table-cell>
            </table:table-row>
            <table:table-row>
              <table:table-cell office:value-type="string">
                <text:p>0,009255</text:p>
              </table:table-cell>
              <table:table-cell office:value-type="float" office:value="0.0010349696">
                <text:p>0.0010349696</text:p>
              </table:table-cell>
              <table:table-cell office:value-type="float" office:value="0.0421481">
                <text:p>0.0421481</text:p>
              </table:table-cell>
              <table:table-cell office:value-type="float" office:value="0.0421481">
                <text:p>0.0421481</text:p>
              </table:table-cell>
            </table:table-row>
            <table:table-row>
              <table:table-cell office:value-type="string">
                <text:p>0,009251</text:p>
              </table:table-cell>
              <table:table-cell office:value-type="float" office:value="0.0010310947">
                <text:p>0.0010310947</text:p>
              </table:table-cell>
              <table:table-cell office:value-type="float" office:value="0.0420786">
                <text:p>0.0420786</text:p>
              </table:table-cell>
              <table:table-cell office:value-type="float" office:value="0.0420786">
                <text:p>0.0420786</text:p>
              </table:table-cell>
            </table:table-row>
            <table:table-row>
              <table:table-cell office:value-type="string">
                <text:p>0,009248</text:p>
              </table:table-cell>
              <table:table-cell office:value-type="float" office:value="0.0010272409">
                <text:p>0.0010272409</text:p>
              </table:table-cell>
              <table:table-cell office:value-type="float" office:value="0.0420093">
                <text:p>0.0420093</text:p>
              </table:table-cell>
              <table:table-cell office:value-type="float" office:value="0.0420093">
                <text:p>0.0420093</text:p>
              </table:table-cell>
            </table:table-row>
            <table:table-row>
              <table:table-cell office:value-type="string">
                <text:p>0,009244</text:p>
              </table:table-cell>
              <table:table-cell office:value-type="float" office:value="0.0010234084">
                <text:p>0.0010234084</text:p>
              </table:table-cell>
              <table:table-cell office:value-type="float" office:value="0.0419401">
                <text:p>0.0419401</text:p>
              </table:table-cell>
              <table:table-cell office:value-type="float" office:value="0.0419401">
                <text:p>0.0419401</text:p>
              </table:table-cell>
            </table:table-row>
            <table:table-row>
              <table:table-cell office:value-type="string">
                <text:p>0,00924</text:p>
              </table:table-cell>
              <table:table-cell office:value-type="float" office:value="0.0010195971">
                <text:p>0.0010195971</text:p>
              </table:table-cell>
              <table:table-cell office:value-type="float" office:value="0.041871">
                <text:p>0.041871</text:p>
              </table:table-cell>
              <table:table-cell office:value-type="float" office:value="0.041871">
                <text:p>0.041871</text:p>
              </table:table-cell>
            </table:table-row>
            <table:table-row>
              <table:table-cell office:value-type="string">
                <text:p>0,009236</text:p>
              </table:table-cell>
              <table:table-cell office:value-type="float" office:value="0.0010158069">
                <text:p>0.0010158069</text:p>
              </table:table-cell>
              <table:table-cell office:value-type="float" office:value="0.0418021">
                <text:p>0.0418021</text:p>
              </table:table-cell>
              <table:table-cell office:value-type="float" office:value="0.0418021">
                <text:p>0.0418021</text:p>
              </table:table-cell>
            </table:table-row>
            <table:table-row>
              <table:table-cell office:value-type="string">
                <text:p>0,009232</text:p>
              </table:table-cell>
              <table:table-cell office:value-type="float" office:value="0.001012038">
                <text:p>0.001012038</text:p>
              </table:table-cell>
              <table:table-cell office:value-type="float" office:value="0.0417333">
                <text:p>0.0417333</text:p>
              </table:table-cell>
              <table:table-cell office:value-type="float" office:value="0.0467336">
                <text:p>0.0467336</text:p>
              </table:table-cell>
            </table:table-row>
            <table:table-row>
              <table:table-cell office:value-type="string">
                <text:p>0,009228</text:p>
              </table:table-cell>
              <table:table-cell office:value-type="float" office:value="0.0010082902">
                <text:p>0.0010082902</text:p>
              </table:table-cell>
              <table:table-cell office:value-type="float" office:value="0.0416646">
                <text:p>0.0416646</text:p>
              </table:table-cell>
              <table:table-cell office:value-type="float" office:value="0.0416646">
                <text:p>0.0416646</text:p>
              </table:table-cell>
            </table:table-row>
            <table:table-row>
              <table:table-cell office:value-type="string">
                <text:p>0,009225</text:p>
              </table:table-cell>
              <table:table-cell office:value-type="float" office:value="0.0010045637">
                <text:p>0.0010045637</text:p>
              </table:table-cell>
              <table:table-cell office:value-type="float" office:value="0.0415961">
                <text:p>0.0415961</text:p>
              </table:table-cell>
              <table:table-cell office:value-type="float" office:value="0.0415961">
                <text:p>0.0415961</text:p>
              </table:table-cell>
            </table:table-row>
            <table:table-row>
              <table:table-cell office:value-type="string">
                <text:p>0,009221</text:p>
              </table:table-cell>
              <table:table-cell office:value-type="float" office:value="0.0010008584">
                <text:p>0.0010008584</text:p>
              </table:table-cell>
              <table:table-cell office:value-type="float" office:value="0.0415277">
                <text:p>0.0415277</text:p>
              </table:table-cell>
              <table:table-cell office:value-type="float" office:value="0.0415277">
                <text:p>0.0415277</text:p>
              </table:table-cell>
            </table:table-row>
            <table:table-row>
              <table:table-cell office:value-type="string">
                <text:p>0,009217</text:p>
              </table:table-cell>
              <table:table-cell office:value-type="float" office:value="0.0009971742">
                <text:p>0.0009971742</text:p>
              </table:table-cell>
              <table:table-cell office:value-type="float" office:value="0.0414595">
                <text:p>0.0414595</text:p>
              </table:table-cell>
              <table:table-cell office:value-type="float" office:value="0.0414595">
                <text:p>0.0414595</text:p>
              </table:table-cell>
            </table:table-row>
            <table:table-row>
              <table:table-cell office:value-type="string">
                <text:p>0,009213</text:p>
              </table:table-cell>
              <table:table-cell office:value-type="float" office:value="0.0009935113">
                <text:p>0.0009935113</text:p>
              </table:table-cell>
              <table:table-cell office:value-type="float" office:value="0.0413914">
                <text:p>0.0413914</text:p>
              </table:table-cell>
              <table:table-cell office:value-type="float" office:value="0.0413914">
                <text:p>0.0413914</text:p>
              </table:table-cell>
            </table:table-row>
            <table:table-row>
              <table:table-cell office:value-type="string">
                <text:p>0,009209</text:p>
              </table:table-cell>
              <table:table-cell office:value-type="float" office:value="0.0009898695">
                <text:p>0.0009898695</text:p>
              </table:table-cell>
              <table:table-cell office:value-type="float" office:value="0.0413234">
                <text:p>0.0413234</text:p>
              </table:table-cell>
              <table:table-cell office:value-type="float" office:value="0.0464859">
                <text:p>0.0464859</text:p>
              </table:table-cell>
            </table:table-row>
            <table:table-row>
              <table:table-cell office:value-type="string">
                <text:p>0,009205</text:p>
              </table:table-cell>
              <table:table-cell office:value-type="float" office:value="0.000986249">
                <text:p>0.000986249</text:p>
              </table:table-cell>
              <table:table-cell office:value-type="float" office:value="0.0412556">
                <text:p>0.0412556</text:p>
              </table:table-cell>
              <table:table-cell office:value-type="float" office:value="0.0412556">
                <text:p>0.0412556</text:p>
              </table:table-cell>
            </table:table-row>
            <table:table-row>
              <table:table-cell office:value-type="string">
                <text:p>0,009201</text:p>
              </table:table-cell>
              <table:table-cell office:value-type="float" office:value="0.0009826497">
                <text:p>0.0009826497</text:p>
              </table:table-cell>
              <table:table-cell office:value-type="float" office:value="0.0411879">
                <text:p>0.0411879</text:p>
              </table:table-cell>
              <table:table-cell office:value-type="float" office:value="0.0411879">
                <text:p>0.0411879</text:p>
              </table:table-cell>
            </table:table-row>
            <table:table-row>
              <table:table-cell office:value-type="string">
                <text:p>0,009198</text:p>
              </table:table-cell>
              <table:table-cell office:value-type="float" office:value="0.0009790715">
                <text:p>0.0009790715</text:p>
              </table:table-cell>
              <table:table-cell office:value-type="float" office:value="0.0411204">
                <text:p>0.0411204</text:p>
              </table:table-cell>
              <table:table-cell office:value-type="float" office:value="0.0411204">
                <text:p>0.0411204</text:p>
              </table:table-cell>
            </table:table-row>
            <table:table-row>
              <table:table-cell office:value-type="string">
                <text:p>0,009194</text:p>
              </table:table-cell>
              <table:table-cell office:value-type="float" office:value="0.0009755146">
                <text:p>0.0009755146</text:p>
              </table:table-cell>
              <table:table-cell office:value-type="float" office:value="0.041053">
                <text:p>0.041053</text:p>
              </table:table-cell>
              <table:table-cell office:value-type="float" office:value="0.041053">
                <text:p>0.041053</text:p>
              </table:table-cell>
            </table:table-row>
            <table:table-row>
              <table:table-cell office:value-type="string">
                <text:p>0,00919</text:p>
              </table:table-cell>
              <table:table-cell office:value-type="float" office:value="0.0009719787">
                <text:p>0.0009719787</text:p>
              </table:table-cell>
              <table:table-cell office:value-type="float" office:value="0.0409857">
                <text:p>0.0409857</text:p>
              </table:table-cell>
              <table:table-cell office:value-type="float" office:value="0.0409857">
                <text:p>0.0409857</text:p>
              </table:table-cell>
            </table:table-row>
            <table:table-row>
              <table:table-cell office:value-type="string">
                <text:p>0,009186</text:p>
              </table:table-cell>
              <table:table-cell office:value-type="float" office:value="0.0009684642">
                <text:p>0.0009684642</text:p>
              </table:table-cell>
              <table:table-cell office:value-type="float" office:value="0.0409186">
                <text:p>0.0409186</text:p>
              </table:table-cell>
              <table:table-cell office:value-type="float" office:value="0.0409186">
                <text:p>0.0409186</text:p>
              </table:table-cell>
            </table:table-row>
            <table:table-row>
              <table:table-cell office:value-type="string">
                <text:p>0,009182</text:p>
              </table:table-cell>
              <table:table-cell office:value-type="float" office:value="0.0009649708">
                <text:p>0.0009649708</text:p>
              </table:table-cell>
              <table:table-cell office:value-type="float" office:value="0.0408516">
                <text:p>0.0408516</text:p>
              </table:table-cell>
              <table:table-cell office:value-type="float" office:value="0.0408516">
                <text:p>0.0408516</text:p>
              </table:table-cell>
            </table:table-row>
            <table:table-row>
              <table:table-cell office:value-type="string">
                <text:p>0,009178</text:p>
              </table:table-cell>
              <table:table-cell office:value-type="float" office:value="0.0009614987">
                <text:p>0.0009614987</text:p>
              </table:table-cell>
              <table:table-cell office:value-type="float" office:value="0.0407848">
                <text:p>0.0407848</text:p>
              </table:table-cell>
              <table:table-cell office:value-type="float" office:value="0.0407848">
                <text:p>0.0407848</text:p>
              </table:table-cell>
            </table:table-row>
            <table:table-row>
              <table:table-cell office:value-type="string">
                <text:p>0,009175</text:p>
              </table:table-cell>
              <table:table-cell office:value-type="float" office:value="0.0009580477">
                <text:p>0.0009580477</text:p>
              </table:table-cell>
              <table:table-cell office:value-type="float" office:value="0.040718">
                <text:p>0.040718</text:p>
              </table:table-cell>
              <table:table-cell office:value-type="float" office:value="0.040718">
                <text:p>0.040718</text:p>
              </table:table-cell>
            </table:table-row>
            <table:table-row>
              <table:table-cell office:value-type="string">
                <text:p>0,009171</text:p>
              </table:table-cell>
              <table:table-cell office:value-type="float" office:value="0.0009546179">
                <text:p>0.0009546179</text:p>
              </table:table-cell>
              <table:table-cell office:value-type="float" office:value="0.0406515">
                <text:p>0.0406515</text:p>
              </table:table-cell>
              <table:table-cell office:value-type="float" office:value="0.0460766">
                <text:p>0.0460766</text:p>
              </table:table-cell>
            </table:table-row>
            <table:table-row>
              <table:table-cell office:value-type="string">
                <text:p>0,009167</text:p>
              </table:table-cell>
              <table:table-cell office:value-type="float" office:value="0.0009512093">
                <text:p>0.0009512093</text:p>
              </table:table-cell>
              <table:table-cell office:value-type="float" office:value="0.040585">
                <text:p>0.040585</text:p>
              </table:table-cell>
              <table:table-cell office:value-type="float" office:value="0.040585">
                <text:p>0.040585</text:p>
              </table:table-cell>
            </table:table-row>
            <table:table-row>
              <table:table-cell office:value-type="string">
                <text:p>0,009163</text:p>
              </table:table-cell>
              <table:table-cell office:value-type="float" office:value="0.000947822">
                <text:p>0.000947822</text:p>
              </table:table-cell>
              <table:table-cell office:value-type="float" office:value="0.0405187">
                <text:p>0.0405187</text:p>
              </table:table-cell>
              <table:table-cell office:value-type="float" office:value="0.0405187">
                <text:p>0.0405187</text:p>
              </table:table-cell>
            </table:table-row>
            <table:table-row>
              <table:table-cell office:value-type="string">
                <text:p>0,009159</text:p>
              </table:table-cell>
              <table:table-cell office:value-type="float" office:value="0.0009444566">
                <text:p>0.0009444566</text:p>
              </table:table-cell>
              <table:table-cell office:value-type="float" office:value="0.0404526">
                <text:p>0.0404526</text:p>
              </table:table-cell>
              <table:table-cell office:value-type="float" office:value="0.0404526">
                <text:p>0.0404526</text:p>
              </table:table-cell>
            </table:table-row>
            <table:table-row>
              <table:table-cell office:value-type="string">
                <text:p>0,009155</text:p>
              </table:table-cell>
              <table:table-cell office:value-type="float" office:value="0.0009411116">
                <text:p>0.0009411116</text:p>
              </table:table-cell>
              <table:table-cell office:value-type="float" office:value="0.0403866">
                <text:p>0.0403866</text:p>
              </table:table-cell>
              <table:table-cell office:value-type="float" office:value="0.0403866">
                <text:p>0.0403866</text:p>
              </table:table-cell>
            </table:table-row>
            <table:table-row>
              <table:table-cell office:value-type="string">
                <text:p>0,009151</text:p>
              </table:table-cell>
              <table:table-cell office:value-type="float" office:value="0.0009377878">
                <text:p>0.0009377878</text:p>
              </table:table-cell>
              <table:table-cell office:value-type="float" office:value="0.0403207">
                <text:p>0.0403207</text:p>
              </table:table-cell>
              <table:table-cell office:value-type="float" office:value="0.0403207">
                <text:p>0.0403207</text:p>
              </table:table-cell>
            </table:table-row>
            <table:table-row>
              <table:table-cell office:value-type="string">
                <text:p>0,009148</text:p>
              </table:table-cell>
              <table:table-cell office:value-type="float" office:value="0.0009344852">
                <text:p>0.0009344852</text:p>
              </table:table-cell>
              <table:table-cell office:value-type="float" office:value="0.040255">
                <text:p>0.040255</text:p>
              </table:table-cell>
              <table:table-cell office:value-type="float" office:value="0.040255">
                <text:p>0.040255</text:p>
              </table:table-cell>
            </table:table-row>
            <table:table-row>
              <table:table-cell office:value-type="string">
                <text:p>0,009144</text:p>
              </table:table-cell>
              <table:table-cell office:value-type="float" office:value="0.0009312038">
                <text:p>0.0009312038</text:p>
              </table:table-cell>
              <table:table-cell office:value-type="float" office:value="0.0401894">
                <text:p>0.0401894</text:p>
              </table:table-cell>
              <table:table-cell office:value-type="float" office:value="0.0401894">
                <text:p>0.0401894</text:p>
              </table:table-cell>
            </table:table-row>
            <table:table-row>
              <table:table-cell office:value-type="string">
                <text:p>0,00914</text:p>
              </table:table-cell>
              <table:table-cell office:value-type="float" office:value="0.0009279436">
                <text:p>0.0009279436</text:p>
              </table:table-cell>
              <table:table-cell office:value-type="float" office:value="0.0401239">
                <text:p>0.0401239</text:p>
              </table:table-cell>
              <table:table-cell office:value-type="float" office:value="0.0401239">
                <text:p>0.0401239</text:p>
              </table:table-cell>
            </table:table-row>
            <table:table-row>
              <table:table-cell office:value-type="string">
                <text:p>0,009136</text:p>
              </table:table-cell>
              <table:table-cell office:value-type="float" office:value="0.0009247046">
                <text:p>0.0009247046</text:p>
              </table:table-cell>
              <table:table-cell office:value-type="float" office:value="0.0400586">
                <text:p>0.0400586</text:p>
              </table:table-cell>
              <table:table-cell office:value-type="float" office:value="0.0457121">
                <text:p>0.0457121</text:p>
              </table:table-cell>
            </table:table-row>
            <table:table-row>
              <table:table-cell office:value-type="string">
                <text:p>0,009132</text:p>
              </table:table-cell>
              <table:table-cell office:value-type="float" office:value="0.0009214869">
                <text:p>0.0009214869</text:p>
              </table:table-cell>
              <table:table-cell office:value-type="float" office:value="0.0399934">
                <text:p>0.0399934</text:p>
              </table:table-cell>
              <table:table-cell office:value-type="float" office:value="0.0399934">
                <text:p>0.0399934</text:p>
              </table:table-cell>
            </table:table-row>
            <table:table-row>
              <table:table-cell office:value-type="string">
                <text:p>0,009128</text:p>
              </table:table-cell>
              <table:table-cell office:value-type="float" office:value="0.0009182902">
                <text:p>0.0009182902</text:p>
              </table:table-cell>
              <table:table-cell office:value-type="float" office:value="0.0399284">
                <text:p>0.0399284</text:p>
              </table:table-cell>
              <table:table-cell office:value-type="float" office:value="0.0399284">
                <text:p>0.0399284</text:p>
              </table:table-cell>
            </table:table-row>
            <table:table-row>
              <table:table-cell office:value-type="string">
                <text:p>0,009125</text:p>
              </table:table-cell>
              <table:table-cell office:value-type="float" office:value="0.0009151148">
                <text:p>0.0009151148</text:p>
              </table:table-cell>
              <table:table-cell office:value-type="float" office:value="0.0398635">
                <text:p>0.0398635</text:p>
              </table:table-cell>
              <table:table-cell office:value-type="float" office:value="0.0398635">
                <text:p>0.0398635</text:p>
              </table:table-cell>
            </table:table-row>
            <table:table-row>
              <table:table-cell office:value-type="string">
                <text:p>0,009121</text:p>
              </table:table-cell>
              <table:table-cell office:value-type="float" office:value="0.0009119606">
                <text:p>0.0009119606</text:p>
              </table:table-cell>
              <table:table-cell office:value-type="float" office:value="0.0397988">
                <text:p>0.0397988</text:p>
              </table:table-cell>
              <table:table-cell office:value-type="float" office:value="0.0397988">
                <text:p>0.0397988</text:p>
              </table:table-cell>
            </table:table-row>
            <table:table-row>
              <table:table-cell office:value-type="string">
                <text:p>0,009117</text:p>
              </table:table-cell>
              <table:table-cell office:value-type="float" office:value="0.0009088276">
                <text:p>0.0009088276</text:p>
              </table:table-cell>
              <table:table-cell office:value-type="float" office:value="0.0397341">
                <text:p>0.0397341</text:p>
              </table:table-cell>
              <table:table-cell office:value-type="float" office:value="0.0397341">
                <text:p>0.0397341</text:p>
              </table:table-cell>
            </table:table-row>
            <table:table-row>
              <table:table-cell office:value-type="string">
                <text:p>0,009113</text:p>
              </table:table-cell>
              <table:table-cell office:value-type="float" office:value="0.0009057158">
                <text:p>0.0009057158</text:p>
              </table:table-cell>
              <table:table-cell office:value-type="float" office:value="0.0396696">
                <text:p>0.0396696</text:p>
              </table:table-cell>
              <table:table-cell office:value-type="float" office:value="0.0396696">
                <text:p>0.0396696</text:p>
              </table:table-cell>
            </table:table-row>
            <table:table-row>
              <table:table-cell office:value-type="string">
                <text:p>0,009109</text:p>
              </table:table-cell>
              <table:table-cell office:value-type="float" office:value="0.0009026252">
                <text:p>0.0009026252</text:p>
              </table:table-cell>
              <table:table-cell office:value-type="float" office:value="0.0396053">
                <text:p>0.0396053</text:p>
              </table:table-cell>
              <table:table-cell office:value-type="float" office:value="0.0396053">
                <text:p>0.0396053</text:p>
              </table:table-cell>
            </table:table-row>
            <table:table-row>
              <table:table-cell office:value-type="string">
                <text:p>0,009105</text:p>
              </table:table-cell>
              <table:table-cell office:value-type="float" office:value="0.0008995558">
                <text:p>0.0008995558</text:p>
              </table:table-cell>
              <table:table-cell office:value-type="float" office:value="0.0395411">
                <text:p>0.0395411</text:p>
              </table:table-cell>
              <table:table-cell office:value-type="float" office:value="0.0395411">
                <text:p>0.0395411</text:p>
              </table:table-cell>
            </table:table-row>
            <table:table-row>
              <table:table-cell office:value-type="string">
                <text:p>0,009101</text:p>
              </table:table-cell>
              <table:table-cell office:value-type="float" office:value="0.0008965075">
                <text:p>0.0008965075</text:p>
              </table:table-cell>
              <table:table-cell office:value-type="float" office:value="0.039477">
                <text:p>0.039477</text:p>
              </table:table-cell>
              <table:table-cell office:value-type="float" office:value="0.039477">
                <text:p>0.039477</text:p>
              </table:table-cell>
            </table:table-row>
            <table:table-row>
              <table:table-cell office:value-type="string">
                <text:p>0,009098</text:p>
              </table:table-cell>
              <table:table-cell office:value-type="float" office:value="0.0008934805">
                <text:p>0.0008934805</text:p>
              </table:table-cell>
              <table:table-cell office:value-type="float" office:value="0.0394131">
                <text:p>0.0394131</text:p>
              </table:table-cell>
              <table:table-cell office:value-type="float" office:value="0.0394131">
                <text:p>0.0394131</text:p>
              </table:table-cell>
            </table:table-row>
            <table:table-row>
              <table:table-cell office:value-type="string">
                <text:p>0,009094</text:p>
              </table:table-cell>
              <table:table-cell office:value-type="float" office:value="0.0008904746">
                <text:p>0.0008904746</text:p>
              </table:table-cell>
              <table:table-cell office:value-type="float" office:value="0.0393493">
                <text:p>0.0393493</text:p>
              </table:table-cell>
              <table:table-cell office:value-type="float" office:value="0.0393493">
                <text:p>0.0393493</text:p>
              </table:table-cell>
            </table:table-row>
            <table:table-row>
              <table:table-cell office:value-type="string">
                <text:p>0,00909</text:p>
              </table:table-cell>
              <table:table-cell office:value-type="float" office:value="0.0008874901">
                <text:p>0.0008874901</text:p>
              </table:table-cell>
              <table:table-cell office:value-type="float" office:value="0.0392857">
                <text:p>0.0392857</text:p>
              </table:table-cell>
              <table:table-cell office:value-type="float" office:value="0.0392857">
                <text:p>0.0392857</text:p>
              </table:table-cell>
            </table:table-row>
            <table:table-row>
              <table:table-cell office:value-type="string">
                <text:p>0,009086</text:p>
              </table:table-cell>
              <table:table-cell office:value-type="float" office:value="0.0008845266">
                <text:p>0.0008845266</text:p>
              </table:table-cell>
              <table:table-cell office:value-type="float" office:value="0.0392222">
                <text:p>0.0392222</text:p>
              </table:table-cell>
              <table:table-cell office:value-type="float" office:value="0.0392222">
                <text:p>0.0392222</text:p>
              </table:table-cell>
            </table:table-row>
            <table:table-row>
              <table:table-cell office:value-type="string">
                <text:p>0,009082</text:p>
              </table:table-cell>
              <table:table-cell office:value-type="float" office:value="0.0008815844">
                <text:p>0.0008815844</text:p>
              </table:table-cell>
              <table:table-cell office:value-type="float" office:value="0.0391588">
                <text:p>0.0391588</text:p>
              </table:table-cell>
              <table:table-cell office:value-type="float" office:value="0.045152">
                <text:p>0.045152</text:p>
              </table:table-cell>
            </table:table-row>
            <table:table-row>
              <table:table-cell office:value-type="string">
                <text:p>0,009078</text:p>
              </table:table-cell>
              <table:table-cell office:value-type="float" office:value="0.0008786633">
                <text:p>0.0008786633</text:p>
              </table:table-cell>
              <table:table-cell office:value-type="float" office:value="0.0390955">
                <text:p>0.0390955</text:p>
              </table:table-cell>
              <table:table-cell office:value-type="float" office:value="0.0390955">
                <text:p>0.0390955</text:p>
              </table:table-cell>
            </table:table-row>
            <table:table-row>
              <table:table-cell office:value-type="string">
                <text:p>0,009074</text:p>
              </table:table-cell>
              <table:table-cell office:value-type="float" office:value="0.0008757635">
                <text:p>0.0008757635</text:p>
              </table:table-cell>
              <table:table-cell office:value-type="float" office:value="0.0390324">
                <text:p>0.0390324</text:p>
              </table:table-cell>
              <table:table-cell office:value-type="float" office:value="0.0390324">
                <text:p>0.0390324</text:p>
              </table:table-cell>
            </table:table-row>
            <table:table-row>
              <table:table-cell office:value-type="string">
                <text:p>0,009071</text:p>
              </table:table-cell>
              <table:table-cell office:value-type="float" office:value="0.0008728849">
                <text:p>0.0008728849</text:p>
              </table:table-cell>
              <table:table-cell office:value-type="float" office:value="0.0389695">
                <text:p>0.0389695</text:p>
              </table:table-cell>
              <table:table-cell office:value-type="float" office:value="0.0389695">
                <text:p>0.0389695</text:p>
              </table:table-cell>
            </table:table-row>
            <table:table-row>
              <table:table-cell office:value-type="string">
                <text:p>0,009067</text:p>
              </table:table-cell>
              <table:table-cell office:value-type="float" office:value="0.0008700275">
                <text:p>0.0008700275</text:p>
              </table:table-cell>
              <table:table-cell office:value-type="float" office:value="0.0389067">
                <text:p>0.0389067</text:p>
              </table:table-cell>
              <table:table-cell office:value-type="float" office:value="0.0389067">
                <text:p>0.0389067</text:p>
              </table:table-cell>
            </table:table-row>
            <table:table-row>
              <table:table-cell office:value-type="string">
                <text:p>0,009063</text:p>
              </table:table-cell>
              <table:table-cell office:value-type="float" office:value="0.0008671912">
                <text:p>0.0008671912</text:p>
              </table:table-cell>
              <table:table-cell office:value-type="float" office:value="0.038844">
                <text:p>0.038844</text:p>
              </table:table-cell>
              <table:table-cell office:value-type="float" office:value="0.038844">
                <text:p>0.038844</text:p>
              </table:table-cell>
            </table:table-row>
            <table:table-row>
              <table:table-cell office:value-type="string">
                <text:p>0,009059</text:p>
              </table:table-cell>
              <table:table-cell office:value-type="float" office:value="0.0008643762">
                <text:p>0.0008643762</text:p>
              </table:table-cell>
              <table:table-cell office:value-type="float" office:value="0.0387815">
                <text:p>0.0387815</text:p>
              </table:table-cell>
              <table:table-cell office:value-type="float" office:value="0.0387815">
                <text:p>0.0387815</text:p>
              </table:table-cell>
            </table:table-row>
            <table:table-row>
              <table:table-cell office:value-type="string">
                <text:p>0,009055</text:p>
              </table:table-cell>
              <table:table-cell office:value-type="float" office:value="0.0008615823">
                <text:p>0.0008615823</text:p>
              </table:table-cell>
              <table:table-cell office:value-type="float" office:value="0.0387191">
                <text:p>0.0387191</text:p>
              </table:table-cell>
              <table:table-cell office:value-type="float" office:value="0.0387191">
                <text:p>0.0387191</text:p>
              </table:table-cell>
            </table:table-row>
            <table:table-row>
              <table:table-cell office:value-type="string">
                <text:p>0,009051</text:p>
              </table:table-cell>
              <table:table-cell office:value-type="float" office:value="0.0008588096">
                <text:p>0.0008588096</text:p>
              </table:table-cell>
              <table:table-cell office:value-type="float" office:value="0.0386568">
                <text:p>0.0386568</text:p>
              </table:table-cell>
              <table:table-cell office:value-type="float" office:value="0.0386568">
                <text:p>0.0386568</text:p>
              </table:table-cell>
            </table:table-row>
            <table:table-row>
              <table:table-cell office:value-type="string">
                <text:p>0,009048</text:p>
              </table:table-cell>
              <table:table-cell office:value-type="float" office:value="0.0008560582">
                <text:p>0.0008560582</text:p>
              </table:table-cell>
              <table:table-cell office:value-type="float" office:value="0.0385947">
                <text:p>0.0385947</text:p>
              </table:table-cell>
              <table:table-cell office:value-type="float" office:value="0.0385947">
                <text:p>0.0385947</text:p>
              </table:table-cell>
            </table:table-row>
            <table:table-row>
              <table:table-cell office:value-type="string">
                <text:p>0,009044</text:p>
              </table:table-cell>
              <table:table-cell office:value-type="float" office:value="0.0008533279">
                <text:p>0.0008533279</text:p>
              </table:table-cell>
              <table:table-cell office:value-type="float" office:value="0.0385327">
                <text:p>0.0385327</text:p>
              </table:table-cell>
              <table:table-cell office:value-type="float" office:value="0.0385327">
                <text:p>0.0385327</text:p>
              </table:table-cell>
            </table:table-row>
            <table:table-row>
              <table:table-cell office:value-type="string">
                <text:p>0,00904</text:p>
              </table:table-cell>
              <table:table-cell office:value-type="float" office:value="0.0008506189">
                <text:p>0.0008506189</text:p>
              </table:table-cell>
              <table:table-cell office:value-type="float" office:value="0.0384709">
                <text:p>0.0384709</text:p>
              </table:table-cell>
              <table:table-cell office:value-type="float" office:value="0.0447179">
                <text:p>0.0447179</text:p>
              </table:table-cell>
            </table:table-row>
            <table:table-row>
              <table:table-cell office:value-type="string">
                <text:p>0,009036</text:p>
              </table:table-cell>
              <table:table-cell office:value-type="float" office:value="0.000847931">
                <text:p>0.000847931</text:p>
              </table:table-cell>
              <table:table-cell office:value-type="float" office:value="0.0384092">
                <text:p>0.0384092</text:p>
              </table:table-cell>
              <table:table-cell office:value-type="float" office:value="0.0384092">
                <text:p>0.0384092</text:p>
              </table:table-cell>
            </table:table-row>
            <table:table-row>
              <table:table-cell office:value-type="string">
                <text:p>0,009032</text:p>
              </table:table-cell>
              <table:table-cell office:value-type="float" office:value="0.0008452644">
                <text:p>0.0008452644</text:p>
              </table:table-cell>
              <table:table-cell office:value-type="float" office:value="0.0383476">
                <text:p>0.0383476</text:p>
              </table:table-cell>
              <table:table-cell office:value-type="float" office:value="0.0383476">
                <text:p>0.0383476</text:p>
              </table:table-cell>
            </table:table-row>
            <table:table-row>
              <table:table-cell office:value-type="string">
                <text:p>0,009028</text:p>
              </table:table-cell>
              <table:table-cell office:value-type="float" office:value="0.0008426189">
                <text:p>0.0008426189</text:p>
              </table:table-cell>
              <table:table-cell office:value-type="float" office:value="0.0382862">
                <text:p>0.0382862</text:p>
              </table:table-cell>
              <table:table-cell office:value-type="float" office:value="0.0382862">
                <text:p>0.0382862</text:p>
              </table:table-cell>
            </table:table-row>
            <table:table-row>
              <table:table-cell office:value-type="string">
                <text:p>0,009024</text:p>
              </table:table-cell>
              <table:table-cell office:value-type="float" office:value="0.0008399946">
                <text:p>0.0008399946</text:p>
              </table:table-cell>
              <table:table-cell office:value-type="float" office:value="0.0382249">
                <text:p>0.0382249</text:p>
              </table:table-cell>
              <table:table-cell office:value-type="float" office:value="0.0382249">
                <text:p>0.0382249</text:p>
              </table:table-cell>
            </table:table-row>
            <table:table-row>
              <table:table-cell office:value-type="string">
                <text:p>0,009021</text:p>
              </table:table-cell>
              <table:table-cell office:value-type="float" office:value="0.0008373921">
                <text:p>0.0008373921</text:p>
              </table:table-cell>
              <table:table-cell office:value-type="float" office:value="0.0381638">
                <text:p>0.0381638</text:p>
              </table:table-cell>
              <table:table-cell office:value-type="float" office:value="0.0381638">
                <text:p>0.0381638</text:p>
              </table:table-cell>
            </table:table-row>
            <table:table-row>
              <table:table-cell office:value-type="string">
                <text:p>0,009017</text:p>
              </table:table-cell>
              <table:table-cell office:value-type="float" office:value="0.0008348104">
                <text:p>0.0008348104</text:p>
              </table:table-cell>
              <table:table-cell office:value-type="float" office:value="0.0381027">
                <text:p>0.0381027</text:p>
              </table:table-cell>
              <table:table-cell office:value-type="float" office:value="0.0381027">
                <text:p>0.0381027</text:p>
              </table:table-cell>
            </table:table-row>
            <table:table-row>
              <table:table-cell office:value-type="string">
                <text:p>0,009013</text:p>
              </table:table-cell>
              <table:table-cell office:value-type="float" office:value="0.0008322496">
                <text:p>0.0008322496</text:p>
              </table:table-cell>
              <table:table-cell office:value-type="float" office:value="0.0380419">
                <text:p>0.0380419</text:p>
              </table:table-cell>
              <table:table-cell office:value-type="float" office:value="0.0380419">
                <text:p>0.0380419</text:p>
              </table:table-cell>
            </table:table-row>
            <table:table-row>
              <table:table-cell office:value-type="string">
                <text:p>0,009009</text:p>
              </table:table-cell>
              <table:table-cell office:value-type="float" office:value="0.0008297101">
                <text:p>0.0008297101</text:p>
              </table:table-cell>
              <table:table-cell office:value-type="float" office:value="0.0379811">
                <text:p>0.0379811</text:p>
              </table:table-cell>
              <table:table-cell office:value-type="float" office:value="0.0379811">
                <text:p>0.0379811</text:p>
              </table:table-cell>
            </table:table-row>
            <table:table-row>
              <table:table-cell office:value-type="string">
                <text:p>0,009005</text:p>
              </table:table-cell>
              <table:table-cell office:value-type="float" office:value="0.0008271918">
                <text:p>0.0008271918</text:p>
              </table:table-cell>
              <table:table-cell office:value-type="float" office:value="0.0379205">
                <text:p>0.0379205</text:p>
              </table:table-cell>
              <table:table-cell office:value-type="float" office:value="0.0379205">
                <text:p>0.0379205</text:p>
              </table:table-cell>
            </table:table-row>
            <table:table-row>
              <table:table-cell office:value-type="string">
                <text:p>0,009001</text:p>
              </table:table-cell>
              <table:table-cell office:value-type="float" office:value="0.0008246948">
                <text:p>0.0008246948</text:p>
              </table:table-cell>
              <table:table-cell office:value-type="float" office:value="0.0378601">
                <text:p>0.0378601</text:p>
              </table:table-cell>
              <table:table-cell office:value-type="float" office:value="0.0378601">
                <text:p>0.0378601</text:p>
              </table:table-cell>
            </table:table-row>
            <table:table-row>
              <table:table-cell office:value-type="string">
                <text:p>0,008998</text:p>
              </table:table-cell>
              <table:table-cell office:value-type="float" office:value="0.0008222189">
                <text:p>0.0008222189</text:p>
              </table:table-cell>
              <table:table-cell office:value-type="float" office:value="0.0377998">
                <text:p>0.0377998</text:p>
              </table:table-cell>
              <table:table-cell office:value-type="float" office:value="0.0377998">
                <text:p>0.0377998</text:p>
              </table:table-cell>
            </table:table-row>
            <table:table-row>
              <table:table-cell office:value-type="string">
                <text:p>0,008994</text:p>
              </table:table-cell>
              <table:table-cell office:value-type="float" office:value="0.0008197641">
                <text:p>0.0008197641</text:p>
              </table:table-cell>
              <table:table-cell office:value-type="float" office:value="0.0377396">
                <text:p>0.0377396</text:p>
              </table:table-cell>
              <table:table-cell office:value-type="float" office:value="0.0377396">
                <text:p>0.0377396</text:p>
              </table:table-cell>
            </table:table-row>
            <table:table-row>
              <table:table-cell office:value-type="string">
                <text:p>0,00899</text:p>
              </table:table-cell>
              <table:table-cell office:value-type="float" office:value="0.0008173307">
                <text:p>0.0008173307</text:p>
              </table:table-cell>
              <table:table-cell office:value-type="float" office:value="0.0376796">
                <text:p>0.0376796</text:p>
              </table:table-cell>
              <table:table-cell office:value-type="float" office:value="0.0376796">
                <text:p>0.0376796</text:p>
              </table:table-cell>
            </table:table-row>
            <table:table-row>
              <table:table-cell office:value-type="string">
                <text:p>0,008986</text:p>
              </table:table-cell>
              <table:table-cell office:value-type="float" office:value="0.0008149184">
                <text:p>0.0008149184</text:p>
              </table:table-cell>
              <table:table-cell office:value-type="float" office:value="0.0376197">
                <text:p>0.0376197</text:p>
              </table:table-cell>
              <table:table-cell office:value-type="float" office:value="0.0376197">
                <text:p>0.0376197</text:p>
              </table:table-cell>
            </table:table-row>
            <table:table-row>
              <table:table-cell office:value-type="string">
                <text:p>0,008982</text:p>
              </table:table-cell>
              <table:table-cell office:value-type="float" office:value="0.0008125273">
                <text:p>0.0008125273</text:p>
              </table:table-cell>
              <table:table-cell office:value-type="float" office:value="0.0375599">
                <text:p>0.0375599</text:p>
              </table:table-cell>
              <table:table-cell office:value-type="float" office:value="0.0375599">
                <text:p>0.0375599</text:p>
              </table:table-cell>
            </table:table-row>
            <table:table-row>
              <table:table-cell office:value-type="string">
                <text:p>0,008978</text:p>
              </table:table-cell>
              <table:table-cell office:value-type="float" office:value="0.0008101574">
                <text:p>0.0008101574</text:p>
              </table:table-cell>
              <table:table-cell office:value-type="float" office:value="0.0375003">
                <text:p>0.0375003</text:p>
              </table:table-cell>
              <table:table-cell office:value-type="float" office:value="0.0375003">
                <text:p>0.0375003</text:p>
              </table:table-cell>
            </table:table-row>
            <table:table-row>
              <table:table-cell office:value-type="string">
                <text:p>0,008974</text:p>
              </table:table-cell>
              <table:table-cell office:value-type="float" office:value="0.0008078087">
                <text:p>0.0008078087</text:p>
              </table:table-cell>
              <table:table-cell office:value-type="float" office:value="0.0374408">
                <text:p>0.0374408</text:p>
              </table:table-cell>
              <table:table-cell office:value-type="float" office:value="0.0374408">
                <text:p>0.0374408</text:p>
              </table:table-cell>
            </table:table-row>
            <table:table-row>
              <table:table-cell office:value-type="string">
                <text:p>0,008971</text:p>
              </table:table-cell>
              <table:table-cell office:value-type="float" office:value="0.0008054812">
                <text:p>0.0008054812</text:p>
              </table:table-cell>
              <table:table-cell office:value-type="float" office:value="0.0373815">
                <text:p>0.0373815</text:p>
              </table:table-cell>
              <table:table-cell office:value-type="float" office:value="0.0373815">
                <text:p>0.0373815</text:p>
              </table:table-cell>
            </table:table-row>
            <table:table-row>
              <table:table-cell office:value-type="string">
                <text:p>0,008967</text:p>
              </table:table-cell>
              <table:table-cell office:value-type="float" office:value="0.0008031748">
                <text:p>0.0008031748</text:p>
              </table:table-cell>
              <table:table-cell office:value-type="float" office:value="0.0373223">
                <text:p>0.0373223</text:p>
              </table:table-cell>
              <table:table-cell office:value-type="float" office:value="0.0373223">
                <text:p>0.0373223</text:p>
              </table:table-cell>
            </table:table-row>
            <table:table-row>
              <table:table-cell office:value-type="string">
                <text:p>0,008963</text:p>
              </table:table-cell>
              <table:table-cell office:value-type="float" office:value="0.0008008898">
                <text:p>0.0008008898</text:p>
              </table:table-cell>
              <table:table-cell office:value-type="float" office:value="0.0372632">
                <text:p>0.0372632</text:p>
              </table:table-cell>
              <table:table-cell office:value-type="float" office:value="0.0372632">
                <text:p>0.0372632</text:p>
              </table:table-cell>
            </table:table-row>
            <table:table-row>
              <table:table-cell office:value-type="string">
                <text:p>0,008959</text:p>
              </table:table-cell>
              <table:table-cell office:value-type="float" office:value="0.0007986259">
                <text:p>0.0007986259</text:p>
              </table:table-cell>
              <table:table-cell office:value-type="float" office:value="0.0372043">
                <text:p>0.0372043</text:p>
              </table:table-cell>
              <table:table-cell office:value-type="float" office:value="0.0372043">
                <text:p>0.0372043</text:p>
              </table:table-cell>
            </table:table-row>
            <table:table-row>
              <table:table-cell office:value-type="string">
                <text:p>0,008955</text:p>
              </table:table-cell>
              <table:table-cell office:value-type="float" office:value="0.0007963831">
                <text:p>0.0007963831</text:p>
              </table:table-cell>
              <table:table-cell office:value-type="float" office:value="0.0371455">
                <text:p>0.0371455</text:p>
              </table:table-cell>
              <table:table-cell office:value-type="float" office:value="0.0371455">
                <text:p>0.0371455</text:p>
              </table:table-cell>
            </table:table-row>
            <table:table-row>
              <table:table-cell office:value-type="string">
                <text:p>0,008951</text:p>
              </table:table-cell>
              <table:table-cell office:value-type="float" office:value="0.0007941616">
                <text:p>0.0007941616</text:p>
              </table:table-cell>
              <table:table-cell office:value-type="float" office:value="0.0370869">
                <text:p>0.0370869</text:p>
              </table:table-cell>
              <table:table-cell office:value-type="float" office:value="0.0370869">
                <text:p>0.0370869</text:p>
              </table:table-cell>
            </table:table-row>
            <table:table-row>
              <table:table-cell office:value-type="string">
                <text:p>0,008947</text:p>
              </table:table-cell>
              <table:table-cell office:value-type="float" office:value="0.0007919613">
                <text:p>0.0007919613</text:p>
              </table:table-cell>
              <table:table-cell office:value-type="float" office:value="0.0370284">
                <text:p>0.0370284</text:p>
              </table:table-cell>
              <table:table-cell office:value-type="float" office:value="0.0370284">
                <text:p>0.0370284</text:p>
              </table:table-cell>
            </table:table-row>
            <table:table-row>
              <table:table-cell office:value-type="string">
                <text:p>0,008944</text:p>
              </table:table-cell>
              <table:table-cell office:value-type="float" office:value="0.0007897821">
                <text:p>0.0007897821</text:p>
              </table:table-cell>
              <table:table-cell office:value-type="float" office:value="0.03697">
                <text:p>0.03697</text:p>
              </table:table-cell>
              <table:table-cell office:value-type="float" office:value="0.03697">
                <text:p>0.03697</text:p>
              </table:table-cell>
            </table:table-row>
            <table:table-row>
              <table:table-cell office:value-type="string">
                <text:p>0,00894</text:p>
              </table:table-cell>
              <table:table-cell office:value-type="float" office:value="0.0007876242">
                <text:p>0.0007876242</text:p>
              </table:table-cell>
              <table:table-cell office:value-type="float" office:value="0.0369118">
                <text:p>0.0369118</text:p>
              </table:table-cell>
              <table:table-cell office:value-type="float" office:value="0.0437132">
                <text:p>0.0437132</text:p>
              </table:table-cell>
            </table:table-row>
            <table:table-row>
              <table:table-cell office:value-type="string">
                <text:p>0,008936</text:p>
              </table:table-cell>
              <table:table-cell office:value-type="float" office:value="0.0007854875">
                <text:p>0.0007854875</text:p>
              </table:table-cell>
              <table:table-cell office:value-type="float" office:value="0.0368537">
                <text:p>0.0368537</text:p>
              </table:table-cell>
              <table:table-cell office:value-type="float" office:value="0.0368537">
                <text:p>0.0368537</text:p>
              </table:table-cell>
            </table:table-row>
            <table:table-row>
              <table:table-cell office:value-type="string">
                <text:p>0,008932</text:p>
              </table:table-cell>
              <table:table-cell office:value-type="float" office:value="0.000783372">
                <text:p>0.000783372</text:p>
              </table:table-cell>
              <table:table-cell office:value-type="float" office:value="0.0367957">
                <text:p>0.0367957</text:p>
              </table:table-cell>
              <table:table-cell office:value-type="float" office:value="0.0367957">
                <text:p>0.0367957</text:p>
              </table:table-cell>
            </table:table-row>
            <table:table-row>
              <table:table-cell office:value-type="string">
                <text:p>0,008928</text:p>
              </table:table-cell>
              <table:table-cell office:value-type="float" office:value="0.0007812776">
                <text:p>0.0007812776</text:p>
              </table:table-cell>
              <table:table-cell office:value-type="float" office:value="0.0367379">
                <text:p>0.0367379</text:p>
              </table:table-cell>
              <table:table-cell office:value-type="float" office:value="0.0367379">
                <text:p>0.0367379</text:p>
              </table:table-cell>
            </table:table-row>
            <table:table-row>
              <table:table-cell office:value-type="string">
                <text:p>0,008924</text:p>
              </table:table-cell>
              <table:table-cell office:value-type="float" office:value="0.0007792045">
                <text:p>0.0007792045</text:p>
              </table:table-cell>
              <table:table-cell office:value-type="float" office:value="0.0366803">
                <text:p>0.0366803</text:p>
              </table:table-cell>
              <table:table-cell office:value-type="float" office:value="0.0435612">
                <text:p>0.0435612</text:p>
              </table:table-cell>
            </table:table-row>
            <table:table-row>
              <table:table-cell office:value-type="string">
                <text:p>0,008921</text:p>
              </table:table-cell>
              <table:table-cell office:value-type="float" office:value="0.0007771525">
                <text:p>0.0007771525</text:p>
              </table:table-cell>
              <table:table-cell office:value-type="float" office:value="0.0366227">
                <text:p>0.0366227</text:p>
              </table:table-cell>
              <table:table-cell office:value-type="float" office:value="0.0366227">
                <text:p>0.0366227</text:p>
              </table:table-cell>
            </table:table-row>
            <table:table-row>
              <table:table-cell office:value-type="string">
                <text:p>0,008917</text:p>
              </table:table-cell>
              <table:table-cell office:value-type="float" office:value="0.0007751218">
                <text:p>0.0007751218</text:p>
              </table:table-cell>
              <table:table-cell office:value-type="float" office:value="0.0365653">
                <text:p>0.0365653</text:p>
              </table:table-cell>
              <table:table-cell office:value-type="float" office:value="0.0365653">
                <text:p>0.0365653</text:p>
              </table:table-cell>
            </table:table-row>
            <table:table-row>
              <table:table-cell office:value-type="string">
                <text:p>0,008913</text:p>
              </table:table-cell>
              <table:table-cell office:value-type="float" office:value="0.0007731123">
                <text:p>0.0007731123</text:p>
              </table:table-cell>
              <table:table-cell office:value-type="float" office:value="0.0365081">
                <text:p>0.0365081</text:p>
              </table:table-cell>
              <table:table-cell office:value-type="float" office:value="0.0365081">
                <text:p>0.0365081</text:p>
              </table:table-cell>
            </table:table-row>
            <table:table-row>
              <table:table-cell office:value-type="string">
                <text:p>0,008909</text:p>
              </table:table-cell>
              <table:table-cell office:value-type="float" office:value="0.0007711239">
                <text:p>0.0007711239</text:p>
              </table:table-cell>
              <table:table-cell office:value-type="float" office:value="0.0364509">
                <text:p>0.0364509</text:p>
              </table:table-cell>
              <table:table-cell office:value-type="float" office:value="0.0364509">
                <text:p>0.0364509</text:p>
              </table:table-cell>
            </table:table-row>
            <table:table-row>
              <table:table-cell office:value-type="string">
                <text:p>0,008905</text:p>
              </table:table-cell>
              <table:table-cell office:value-type="float" office:value="0.0007691568">
                <text:p>0.0007691568</text:p>
              </table:table-cell>
              <table:table-cell office:value-type="float" office:value="0.036394">
                <text:p>0.036394</text:p>
              </table:table-cell>
              <table:table-cell office:value-type="float" office:value="0.036394">
                <text:p>0.036394</text:p>
              </table:table-cell>
            </table:table-row>
            <table:table-row>
              <table:table-cell office:value-type="string">
                <text:p>0,008901</text:p>
              </table:table-cell>
              <table:table-cell office:value-type="float" office:value="0.0007672109">
                <text:p>0.0007672109</text:p>
              </table:table-cell>
              <table:table-cell office:value-type="float" office:value="0.0363371">
                <text:p>0.0363371</text:p>
              </table:table-cell>
              <table:table-cell office:value-type="float" office:value="0.0363371">
                <text:p>0.0363371</text:p>
              </table:table-cell>
            </table:table-row>
            <table:table-row>
              <table:table-cell office:value-type="string">
                <text:p>0,008897</text:p>
              </table:table-cell>
              <table:table-cell office:value-type="float" office:value="0.0007652861">
                <text:p>0.0007652861</text:p>
              </table:table-cell>
              <table:table-cell office:value-type="float" office:value="0.0362804">
                <text:p>0.0362804</text:p>
              </table:table-cell>
              <table:table-cell office:value-type="float" office:value="0.0362804">
                <text:p>0.0362804</text:p>
              </table:table-cell>
            </table:table-row>
            <table:table-row>
              <table:table-cell office:value-type="string">
                <text:p>0,008894</text:p>
              </table:table-cell>
              <table:table-cell office:value-type="float" office:value="0.0007633825">
                <text:p>0.0007633825</text:p>
              </table:table-cell>
              <table:table-cell office:value-type="float" office:value="0.0362239">
                <text:p>0.0362239</text:p>
              </table:table-cell>
              <table:table-cell office:value-type="float" office:value="0.0362239">
                <text:p>0.0362239</text:p>
              </table:table-cell>
            </table:table-row>
            <table:table-row>
              <table:table-cell office:value-type="string">
                <text:p>0,00889</text:p>
              </table:table-cell>
              <table:table-cell office:value-type="float" office:value="0.0007615001">
                <text:p>0.0007615001</text:p>
              </table:table-cell>
              <table:table-cell office:value-type="float" office:value="0.0361675">
                <text:p>0.0361675</text:p>
              </table:table-cell>
              <table:table-cell office:value-type="float" office:value="0.0361675">
                <text:p>0.0361675</text:p>
              </table:table-cell>
            </table:table-row>
            <table:table-row>
              <table:table-cell office:value-type="string">
                <text:p>0,008886</text:p>
              </table:table-cell>
              <table:table-cell office:value-type="float" office:value="0.000759639">
                <text:p>0.000759639</text:p>
              </table:table-cell>
              <table:table-cell office:value-type="float" office:value="0.0361112">
                <text:p>0.0361112</text:p>
              </table:table-cell>
              <table:table-cell office:value-type="float" office:value="0.0361112">
                <text:p>0.0361112</text:p>
              </table:table-cell>
            </table:table-row>
            <table:table-row>
              <table:table-cell office:value-type="string">
                <text:p>0,008882</text:p>
              </table:table-cell>
              <table:table-cell office:value-type="float" office:value="0.000757799">
                <text:p>0.000757799</text:p>
              </table:table-cell>
              <table:table-cell office:value-type="float" office:value="0.036055">
                <text:p>0.036055</text:p>
              </table:table-cell>
              <table:table-cell office:value-type="float" office:value="0.036055">
                <text:p>0.036055</text:p>
              </table:table-cell>
            </table:table-row>
            <table:table-row>
              <table:table-cell office:value-type="string">
                <text:p>0,008878</text:p>
              </table:table-cell>
              <table:table-cell office:value-type="float" office:value="0.0007559807">
                <text:p>0.0007559807</text:p>
              </table:table-cell>
              <table:table-cell office:value-type="float" office:value="0.035999">
                <text:p>0.035999</text:p>
              </table:table-cell>
              <table:table-cell office:value-type="float" office:value="0.035999">
                <text:p>0.035999</text:p>
              </table:table-cell>
            </table:table-row>
            <table:table-row>
              <table:table-cell office:value-type="string">
                <text:p>0,008874</text:p>
              </table:table-cell>
              <table:table-cell office:value-type="float" office:value="0.0007541831">
                <text:p>0.0007541831</text:p>
              </table:table-cell>
              <table:table-cell office:value-type="float" office:value="0.0359432">
                <text:p>0.0359432</text:p>
              </table:table-cell>
              <table:table-cell office:value-type="float" office:value="0.0359432">
                <text:p>0.0359432</text:p>
              </table:table-cell>
            </table:table-row>
            <table:table-row>
              <table:table-cell office:value-type="string">
                <text:p>0,008871</text:p>
              </table:table-cell>
              <table:table-cell office:value-type="float" office:value="0.0007524068">
                <text:p>0.0007524068</text:p>
              </table:table-cell>
              <table:table-cell office:value-type="float" office:value="0.0358875">
                <text:p>0.0358875</text:p>
              </table:table-cell>
              <table:table-cell office:value-type="float" office:value="0.0358875">
                <text:p>0.0358875</text:p>
              </table:table-cell>
            </table:table-row>
            <table:table-row>
              <table:table-cell office:value-type="string">
                <text:p>0,008867</text:p>
              </table:table-cell>
              <table:table-cell office:value-type="float" office:value="0.0007506516">
                <text:p>0.0007506516</text:p>
              </table:table-cell>
              <table:table-cell office:value-type="float" office:value="0.0358319">
                <text:p>0.0358319</text:p>
              </table:table-cell>
              <table:table-cell office:value-type="float" office:value="0.0358319">
                <text:p>0.0358319</text:p>
              </table:table-cell>
            </table:table-row>
            <table:table-row>
              <table:table-cell office:value-type="string">
                <text:p>0,008863</text:p>
              </table:table-cell>
              <table:table-cell office:value-type="float" office:value="0.0007489176">
                <text:p>0.0007489176</text:p>
              </table:table-cell>
              <table:table-cell office:value-type="float" office:value="0.0357764">
                <text:p>0.0357764</text:p>
              </table:table-cell>
              <table:table-cell office:value-type="float" office:value="0.0357764">
                <text:p>0.0357764</text:p>
              </table:table-cell>
            </table:table-row>
            <table:table-row>
              <table:table-cell office:value-type="string">
                <text:p>0,008859</text:p>
              </table:table-cell>
              <table:table-cell office:value-type="float" office:value="0.0007472049">
                <text:p>0.0007472049</text:p>
              </table:table-cell>
              <table:table-cell office:value-type="float" office:value="0.0357211">
                <text:p>0.0357211</text:p>
              </table:table-cell>
              <table:table-cell office:value-type="float" office:value="0.0357211">
                <text:p>0.0357211</text:p>
              </table:table-cell>
            </table:table-row>
            <table:table-row>
              <table:table-cell office:value-type="string">
                <text:p>0,008855</text:p>
              </table:table-cell>
              <table:table-cell office:value-type="float" office:value="0.0007455133">
                <text:p>0.0007455133</text:p>
              </table:table-cell>
              <table:table-cell office:value-type="float" office:value="0.0356659">
                <text:p>0.0356659</text:p>
              </table:table-cell>
              <table:table-cell office:value-type="float" office:value="0.0356659">
                <text:p>0.0356659</text:p>
              </table:table-cell>
            </table:table-row>
            <table:table-row>
              <table:table-cell office:value-type="string">
                <text:p>0,008851</text:p>
              </table:table-cell>
              <table:table-cell office:value-type="float" office:value="0.0007438429">
                <text:p>0.0007438429</text:p>
              </table:table-cell>
              <table:table-cell office:value-type="float" office:value="0.0356109">
                <text:p>0.0356109</text:p>
              </table:table-cell>
              <table:table-cell office:value-type="float" office:value="0.0356109">
                <text:p>0.0356109</text:p>
              </table:table-cell>
            </table:table-row>
            <table:table-row>
              <table:table-cell office:value-type="string">
                <text:p>0,008847</text:p>
              </table:table-cell>
              <table:table-cell office:value-type="float" office:value="0.0007421937">
                <text:p>0.0007421937</text:p>
              </table:table-cell>
              <table:table-cell office:value-type="float" office:value="0.035556">
                <text:p>0.035556</text:p>
              </table:table-cell>
              <table:table-cell office:value-type="float" office:value="0.035556">
                <text:p>0.035556</text:p>
              </table:table-cell>
            </table:table-row>
            <table:table-row>
              <table:table-cell office:value-type="string">
                <text:p>0,008844</text:p>
              </table:table-cell>
              <table:table-cell office:value-type="float" office:value="0.0007405657">
                <text:p>0.0007405657</text:p>
              </table:table-cell>
              <table:table-cell office:value-type="float" office:value="0.0355013">
                <text:p>0.0355013</text:p>
              </table:table-cell>
              <table:table-cell office:value-type="float" office:value="0.0355013">
                <text:p>0.0355013</text:p>
              </table:table-cell>
            </table:table-row>
            <table:table-row>
              <table:table-cell office:value-type="string">
                <text:p>0,00884</text:p>
              </table:table-cell>
              <table:table-cell office:value-type="float" office:value="0.0007389589">
                <text:p>0.0007389589</text:p>
              </table:table-cell>
              <table:table-cell office:value-type="float" office:value="0.0354467">
                <text:p>0.0354467</text:p>
              </table:table-cell>
              <table:table-cell office:value-type="float" office:value="0.0354467">
                <text:p>0.0354467</text:p>
              </table:table-cell>
            </table:table-row>
            <table:table-row>
              <table:table-cell office:value-type="string">
                <text:p>0,008836</text:p>
              </table:table-cell>
              <table:table-cell office:value-type="float" office:value="0.0007373733">
                <text:p>0.0007373733</text:p>
              </table:table-cell>
              <table:table-cell office:value-type="float" office:value="0.0353922">
                <text:p>0.0353922</text:p>
              </table:table-cell>
              <table:table-cell office:value-type="float" office:value="0.0353922">
                <text:p>0.0353922</text:p>
              </table:table-cell>
            </table:table-row>
            <table:table-row>
              <table:table-cell office:value-type="string">
                <text:p>0,008832</text:p>
              </table:table-cell>
              <table:table-cell office:value-type="float" office:value="0.0007358089">
                <text:p>0.0007358089</text:p>
              </table:table-cell>
              <table:table-cell office:value-type="float" office:value="0.0353379">
                <text:p>0.0353379</text:p>
              </table:table-cell>
              <table:table-cell office:value-type="float" office:value="0.0353379">
                <text:p>0.0353379</text:p>
              </table:table-cell>
            </table:table-row>
            <table:table-row>
              <table:table-cell office:value-type="string">
                <text:p>0,008828</text:p>
              </table:table-cell>
              <table:table-cell office:value-type="float" office:value="0.0007342657">
                <text:p>0.0007342657</text:p>
              </table:table-cell>
              <table:table-cell office:value-type="float" office:value="0.0352837">
                <text:p>0.0352837</text:p>
              </table:table-cell>
              <table:table-cell office:value-type="float" office:value="0.0352837">
                <text:p>0.0352837</text:p>
              </table:table-cell>
            </table:table-row>
            <table:table-row>
              <table:table-cell office:value-type="string">
                <text:p>0,008824</text:p>
              </table:table-cell>
              <table:table-cell office:value-type="float" office:value="0.0007327437">
                <text:p>0.0007327437</text:p>
              </table:table-cell>
              <table:table-cell office:value-type="float" office:value="0.0352296">
                <text:p>0.0352296</text:p>
              </table:table-cell>
              <table:table-cell office:value-type="float" office:value="0.0352296">
                <text:p>0.0352296</text:p>
              </table:table-cell>
            </table:table-row>
            <table:table-row>
              <table:table-cell office:value-type="string">
                <text:p>0,008821</text:p>
              </table:table-cell>
              <table:table-cell office:value-type="float" office:value="0.0007312429">
                <text:p>0.0007312429</text:p>
              </table:table-cell>
              <table:table-cell office:value-type="float" office:value="0.0351757">
                <text:p>0.0351757</text:p>
              </table:table-cell>
              <table:table-cell office:value-type="float" office:value="0.0378143">
                <text:p>0.0378143</text:p>
              </table:table-cell>
            </table:table-row>
            <table:table-row>
              <table:table-cell office:value-type="string">
                <text:p>0,008817</text:p>
              </table:table-cell>
              <table:table-cell office:value-type="float" office:value="0.0007297592">
                <text:p>0.0007297592</text:p>
              </table:table-cell>
              <table:table-cell office:value-type="float" office:value="0.0351219">
                <text:p>0.0351219</text:p>
              </table:table-cell>
              <table:table-cell office:value-type="float" office:value="0.0351219">
                <text:p>0.0351219</text:p>
              </table:table-cell>
            </table:table-row>
            <table:table-row>
              <table:table-cell office:value-type="string">
                <text:p>0,008813</text:p>
              </table:table-cell>
              <table:table-cell office:value-type="float" office:value="0.0007282811">
                <text:p>0.0007282811</text:p>
              </table:table-cell>
              <table:table-cell office:value-type="float" office:value="0.0350683">
                <text:p>0.0350683</text:p>
              </table:table-cell>
              <table:table-cell office:value-type="float" office:value="0.0350683">
                <text:p>0.0350683</text:p>
              </table:table-cell>
            </table:table-row>
            <table:table-row>
              <table:table-cell office:value-type="string">
                <text:p>0,008809</text:p>
              </table:table-cell>
              <table:table-cell office:value-type="float" office:value="0.0007268082">
                <text:p>0.0007268082</text:p>
              </table:table-cell>
              <table:table-cell office:value-type="float" office:value="0.0350148">
                <text:p>0.0350148</text:p>
              </table:table-cell>
              <table:table-cell office:value-type="float" office:value="0.0350148">
                <text:p>0.0350148</text:p>
              </table:table-cell>
            </table:table-row>
            <table:table-row>
              <table:table-cell office:value-type="string">
                <text:p>0,008805</text:p>
              </table:table-cell>
              <table:table-cell office:value-type="float" office:value="0.0007253403">
                <text:p>0.0007253403</text:p>
              </table:table-cell>
              <table:table-cell office:value-type="float" office:value="0.0349614">
                <text:p>0.0349614</text:p>
              </table:table-cell>
              <table:table-cell office:value-type="float" office:value="0.0349614">
                <text:p>0.0349614</text:p>
              </table:table-cell>
            </table:table-row>
            <table:table-row>
              <table:table-cell office:value-type="string">
                <text:p>0,008801</text:p>
              </table:table-cell>
              <table:table-cell office:value-type="float" office:value="0.0007238774">
                <text:p>0.0007238774</text:p>
              </table:table-cell>
              <table:table-cell office:value-type="float" office:value="0.0349082">
                <text:p>0.0349082</text:p>
              </table:table-cell>
              <table:table-cell office:value-type="float" office:value="0.0349082">
                <text:p>0.0349082</text:p>
              </table:table-cell>
            </table:table-row>
            <table:table-row>
              <table:table-cell office:value-type="string">
                <text:p>0,008797</text:p>
              </table:table-cell>
              <table:table-cell office:value-type="float" office:value="0.0007224196">
                <text:p>0.0007224196</text:p>
              </table:table-cell>
              <table:table-cell office:value-type="float" office:value="0.0348551">
                <text:p>0.0348551</text:p>
              </table:table-cell>
              <table:table-cell office:value-type="float" office:value="0.0348551">
                <text:p>0.0348551</text:p>
              </table:table-cell>
            </table:table-row>
            <table:table-row>
              <table:table-cell office:value-type="string">
                <text:p>0,008794</text:p>
              </table:table-cell>
              <table:table-cell office:value-type="float" office:value="0.0007209669">
                <text:p>0.0007209669</text:p>
              </table:table-cell>
              <table:table-cell office:value-type="float" office:value="0.0348022">
                <text:p>0.0348022</text:p>
              </table:table-cell>
              <table:table-cell office:value-type="float" office:value="0.0348022">
                <text:p>0.0348022</text:p>
              </table:table-cell>
            </table:table-row>
            <table:table-row>
              <table:table-cell office:value-type="string">
                <text:p>0,00879</text:p>
              </table:table-cell>
              <table:table-cell office:value-type="float" office:value="0.0007195192">
                <text:p>0.0007195192</text:p>
              </table:table-cell>
              <table:table-cell office:value-type="float" office:value="0.0347494">
                <text:p>0.0347494</text:p>
              </table:table-cell>
              <table:table-cell office:value-type="float" office:value="0.0347494">
                <text:p>0.0347494</text:p>
              </table:table-cell>
            </table:table-row>
            <table:table-row>
              <table:table-cell office:value-type="string">
                <text:p>0,008786</text:p>
              </table:table-cell>
              <table:table-cell office:value-type="float" office:value="0.0007180766">
                <text:p>0.0007180766</text:p>
              </table:table-cell>
              <table:table-cell office:value-type="float" office:value="0.0346968">
                <text:p>0.0346968</text:p>
              </table:table-cell>
              <table:table-cell office:value-type="float" office:value="0.0346968">
                <text:p>0.0346968</text:p>
              </table:table-cell>
            </table:table-row>
            <table:table-row>
              <table:table-cell office:value-type="string">
                <text:p>0,008782</text:p>
              </table:table-cell>
              <table:table-cell office:value-type="float" office:value="0.0007166391">
                <text:p>0.0007166391</text:p>
              </table:table-cell>
              <table:table-cell office:value-type="float" office:value="0.0346442">
                <text:p>0.0346442</text:p>
              </table:table-cell>
              <table:table-cell office:value-type="float" office:value="0.0346442">
                <text:p>0.0346442</text:p>
              </table:table-cell>
            </table:table-row>
            <table:table-row>
              <table:table-cell office:value-type="string">
                <text:p>0,008778</text:p>
              </table:table-cell>
              <table:table-cell office:value-type="float" office:value="0.0007152066">
                <text:p>0.0007152066</text:p>
              </table:table-cell>
              <table:table-cell office:value-type="float" office:value="0.0345919">
                <text:p>0.0345919</text:p>
              </table:table-cell>
              <table:table-cell office:value-type="float" office:value="0.0345919">
                <text:p>0.0345919</text:p>
              </table:table-cell>
            </table:table-row>
            <table:table-row>
              <table:table-cell office:value-type="string">
                <text:p>0,008774</text:p>
              </table:table-cell>
              <table:table-cell office:value-type="float" office:value="0.0007137792">
                <text:p>0.0007137792</text:p>
              </table:table-cell>
              <table:table-cell office:value-type="float" office:value="0.0345396">
                <text:p>0.0345396</text:p>
              </table:table-cell>
              <table:table-cell office:value-type="float" office:value="0.0373253">
                <text:p>0.0373253</text:p>
              </table:table-cell>
            </table:table-row>
            <table:table-row>
              <table:table-cell office:value-type="string">
                <text:p>0,00877</text:p>
              </table:table-cell>
              <table:table-cell office:value-type="float" office:value="0.0007123568">
                <text:p>0.0007123568</text:p>
              </table:table-cell>
              <table:table-cell office:value-type="float" office:value="0.0344875">
                <text:p>0.0344875</text:p>
              </table:table-cell>
              <table:table-cell office:value-type="float" office:value="0.0344875">
                <text:p>0.0344875</text:p>
              </table:table-cell>
            </table:table-row>
            <table:table-row>
              <table:table-cell office:value-type="string">
                <text:p>0,008767</text:p>
              </table:table-cell>
              <table:table-cell office:value-type="float" office:value="0.0007109395">
                <text:p>0.0007109395</text:p>
              </table:table-cell>
              <table:table-cell office:value-type="float" office:value="0.0344356">
                <text:p>0.0344356</text:p>
              </table:table-cell>
              <table:table-cell office:value-type="float" office:value="0.0344356">
                <text:p>0.0344356</text:p>
              </table:table-cell>
            </table:table-row>
            <table:table-row>
              <table:table-cell office:value-type="string">
                <text:p>0,008763</text:p>
              </table:table-cell>
              <table:table-cell office:value-type="float" office:value="0.0007095273">
                <text:p>0.0007095273</text:p>
              </table:table-cell>
              <table:table-cell office:value-type="float" office:value="0.0343837">
                <text:p>0.0343837</text:p>
              </table:table-cell>
              <table:table-cell office:value-type="float" office:value="0.0343837">
                <text:p>0.0343837</text:p>
              </table:table-cell>
            </table:table-row>
            <table:table-row>
              <table:table-cell office:value-type="string">
                <text:p>0,008759</text:p>
              </table:table-cell>
              <table:table-cell office:value-type="float" office:value="0.0007081202">
                <text:p>0.0007081202</text:p>
              </table:table-cell>
              <table:table-cell office:value-type="float" office:value="0.034332">
                <text:p>0.034332</text:p>
              </table:table-cell>
              <table:table-cell office:value-type="float" office:value="0.034332">
                <text:p>0.034332</text:p>
              </table:table-cell>
            </table:table-row>
            <table:table-row>
              <table:table-cell office:value-type="string">
                <text:p>0,008755</text:p>
              </table:table-cell>
              <table:table-cell office:value-type="float" office:value="0.0007067181">
                <text:p>0.0007067181</text:p>
              </table:table-cell>
              <table:table-cell office:value-type="float" office:value="0.0342805">
                <text:p>0.0342805</text:p>
              </table:table-cell>
              <table:table-cell office:value-type="float" office:value="0.0342805">
                <text:p>0.0342805</text:p>
              </table:table-cell>
            </table:table-row>
            <table:table-row>
              <table:table-cell office:value-type="string">
                <text:p>0,008751</text:p>
              </table:table-cell>
              <table:table-cell office:value-type="float" office:value="0.000705321">
                <text:p>0.000705321</text:p>
              </table:table-cell>
              <table:table-cell office:value-type="float" office:value="0.0342291">
                <text:p>0.0342291</text:p>
              </table:table-cell>
              <table:table-cell office:value-type="float" office:value="0.0342291">
                <text:p>0.0342291</text:p>
              </table:table-cell>
            </table:table-row>
            <table:table-row>
              <table:table-cell office:value-type="string">
                <text:p>0,008747</text:p>
              </table:table-cell>
              <table:table-cell office:value-type="float" office:value="0.000703929">
                <text:p>0.000703929</text:p>
              </table:table-cell>
              <table:table-cell office:value-type="float" office:value="0.0341778">
                <text:p>0.0341778</text:p>
              </table:table-cell>
              <table:table-cell office:value-type="float" office:value="0.0341778">
                <text:p>0.0341778</text:p>
              </table:table-cell>
            </table:table-row>
            <table:table-row>
              <table:table-cell office:value-type="string">
                <text:p>0,008744</text:p>
              </table:table-cell>
              <table:table-cell office:value-type="float" office:value="0.0007025422">
                <text:p>0.0007025422</text:p>
              </table:table-cell>
              <table:table-cell office:value-type="float" office:value="0.0341267">
                <text:p>0.0341267</text:p>
              </table:table-cell>
              <table:table-cell office:value-type="float" office:value="0.0341267">
                <text:p>0.0341267</text:p>
              </table:table-cell>
            </table:table-row>
            <table:table-row>
              <table:table-cell office:value-type="string">
                <text:p>0,00874</text:p>
              </table:table-cell>
              <table:table-cell office:value-type="float" office:value="0.0007011606">
                <text:p>0.0007011606</text:p>
              </table:table-cell>
              <table:table-cell office:value-type="float" office:value="0.0340757">
                <text:p>0.0340757</text:p>
              </table:table-cell>
              <table:table-cell office:value-type="float" office:value="0.0340757">
                <text:p>0.0340757</text:p>
              </table:table-cell>
            </table:table-row>
            <table:table-row>
              <table:table-cell office:value-type="string">
                <text:p>0,008736</text:p>
              </table:table-cell>
              <table:table-cell office:value-type="float" office:value="0.0006997839">
                <text:p>0.0006997839</text:p>
              </table:table-cell>
              <table:table-cell office:value-type="float" office:value="0.0340249">
                <text:p>0.0340249</text:p>
              </table:table-cell>
              <table:table-cell office:value-type="float" office:value="0.0340249">
                <text:p>0.0340249</text:p>
              </table:table-cell>
            </table:table-row>
            <table:table-row>
              <table:table-cell office:value-type="string">
                <text:p>0,008732</text:p>
              </table:table-cell>
              <table:table-cell office:value-type="float" office:value="0.0006984121">
                <text:p>0.0006984121</text:p>
              </table:table-cell>
              <table:table-cell office:value-type="float" office:value="0.0339742">
                <text:p>0.0339742</text:p>
              </table:table-cell>
              <table:table-cell office:value-type="float" office:value="0.0368837">
                <text:p>0.0368837</text:p>
              </table:table-cell>
            </table:table-row>
            <table:table-row>
              <table:table-cell office:value-type="string">
                <text:p>0,008728</text:p>
              </table:table-cell>
              <table:table-cell office:value-type="float" office:value="0.0006970455">
                <text:p>0.0006970455</text:p>
              </table:table-cell>
              <table:table-cell office:value-type="float" office:value="0.0339236">
                <text:p>0.0339236</text:p>
              </table:table-cell>
              <table:table-cell office:value-type="float" office:value="0.0368439">
                <text:p>0.0368439</text:p>
              </table:table-cell>
            </table:table-row>
            <table:table-row>
              <table:table-cell office:value-type="string">
                <text:p>0,008724</text:p>
              </table:table-cell>
              <table:table-cell office:value-type="float" office:value="0.0006956838">
                <text:p>0.0006956838</text:p>
              </table:table-cell>
              <table:table-cell office:value-type="float" office:value="0.0338732">
                <text:p>0.0338732</text:p>
              </table:table-cell>
              <table:table-cell office:value-type="float" office:value="0.0338732">
                <text:p>0.0338732</text:p>
              </table:table-cell>
            </table:table-row>
            <table:table-row>
              <table:table-cell office:value-type="string">
                <text:p>0,00872</text:p>
              </table:table-cell>
              <table:table-cell office:value-type="float" office:value="0.0006943273">
                <text:p>0.0006943273</text:p>
              </table:table-cell>
              <table:table-cell office:value-type="float" office:value="0.0338228">
                <text:p>0.0338228</text:p>
              </table:table-cell>
              <table:table-cell office:value-type="float" office:value="0.0338228">
                <text:p>0.0338228</text:p>
              </table:table-cell>
            </table:table-row>
            <table:table-row>
              <table:table-cell office:value-type="string">
                <text:p>0,008717</text:p>
              </table:table-cell>
              <table:table-cell office:value-type="float" office:value="0.0006929758">
                <text:p>0.0006929758</text:p>
              </table:table-cell>
              <table:table-cell office:value-type="float" office:value="0.0337727">
                <text:p>0.0337727</text:p>
              </table:table-cell>
              <table:table-cell office:value-type="float" office:value="0.0337727">
                <text:p>0.0337727</text:p>
              </table:table-cell>
            </table:table-row>
            <table:table-row>
              <table:table-cell office:value-type="string">
                <text:p>0,008713</text:p>
              </table:table-cell>
              <table:table-cell office:value-type="float" office:value="0.0006916294">
                <text:p>0.0006916294</text:p>
              </table:table-cell>
              <table:table-cell office:value-type="float" office:value="0.0337227">
                <text:p>0.0337227</text:p>
              </table:table-cell>
              <table:table-cell office:value-type="float" office:value="0.0337227">
                <text:p>0.0337227</text:p>
              </table:table-cell>
            </table:table-row>
            <table:table-row>
              <table:table-cell office:value-type="string">
                <text:p>0,008709</text:p>
              </table:table-cell>
              <table:table-cell office:value-type="float" office:value="0.0006902881">
                <text:p>0.0006902881</text:p>
              </table:table-cell>
              <table:table-cell office:value-type="float" office:value="0.0336728">
                <text:p>0.0336728</text:p>
              </table:table-cell>
              <table:table-cell office:value-type="float" office:value="0.0336728">
                <text:p>0.0336728</text:p>
              </table:table-cell>
            </table:table-row>
            <table:table-row>
              <table:table-cell office:value-type="string">
                <text:p>0,008705</text:p>
              </table:table-cell>
              <table:table-cell office:value-type="float" office:value="0.0006889517">
                <text:p>0.0006889517</text:p>
              </table:table-cell>
              <table:table-cell office:value-type="float" office:value="0.0336231">
                <text:p>0.0336231</text:p>
              </table:table-cell>
              <table:table-cell office:value-type="float" office:value="0.0336231">
                <text:p>0.0336231</text:p>
              </table:table-cell>
            </table:table-row>
            <table:table-row>
              <table:table-cell office:value-type="string">
                <text:p>0,008701</text:p>
              </table:table-cell>
              <table:table-cell office:value-type="float" office:value="0.0006876205">
                <text:p>0.0006876205</text:p>
              </table:table-cell>
              <table:table-cell office:value-type="float" office:value="0.0335735">
                <text:p>0.0335735</text:p>
              </table:table-cell>
              <table:table-cell office:value-type="float" office:value="0.0335735">
                <text:p>0.0335735</text:p>
              </table:table-cell>
            </table:table-row>
            <table:table-row>
              <table:table-cell office:value-type="string">
                <text:p>0,008697</text:p>
              </table:table-cell>
              <table:table-cell office:value-type="float" office:value="0.0006862943">
                <text:p>0.0006862943</text:p>
              </table:table-cell>
              <table:table-cell office:value-type="float" office:value="0.033524">
                <text:p>0.033524</text:p>
              </table:table-cell>
              <table:table-cell office:value-type="float" office:value="0.033524">
                <text:p>0.033524</text:p>
              </table:table-cell>
            </table:table-row>
            <table:table-row>
              <table:table-cell office:value-type="string">
                <text:p>0,008694</text:p>
              </table:table-cell>
              <table:table-cell office:value-type="float" office:value="0.0006849732">
                <text:p>0.0006849732</text:p>
              </table:table-cell>
              <table:table-cell office:value-type="float" office:value="0.0334747">
                <text:p>0.0334747</text:p>
              </table:table-cell>
              <table:table-cell office:value-type="float" office:value="0.0334747">
                <text:p>0.0334747</text:p>
              </table:table-cell>
            </table:table-row>
            <table:table-row>
              <table:table-cell office:value-type="string">
                <text:p>0,00869</text:p>
              </table:table-cell>
              <table:table-cell office:value-type="float" office:value="0.0006836572">
                <text:p>0.0006836572</text:p>
              </table:table-cell>
              <table:table-cell office:value-type="float" office:value="0.0334255">
                <text:p>0.0334255</text:p>
              </table:table-cell>
              <table:table-cell office:value-type="float" office:value="0.0334255">
                <text:p>0.0334255</text:p>
              </table:table-cell>
            </table:table-row>
            <table:table-row>
              <table:table-cell office:value-type="string">
                <text:p>0,008686</text:p>
              </table:table-cell>
              <table:table-cell office:value-type="float" office:value="0.0006823462">
                <text:p>0.0006823462</text:p>
              </table:table-cell>
              <table:table-cell office:value-type="float" office:value="0.0333764">
                <text:p>0.0333764</text:p>
              </table:table-cell>
              <table:table-cell office:value-type="float" office:value="0.0333764">
                <text:p>0.0333764</text:p>
              </table:table-cell>
            </table:table-row>
            <table:table-row>
              <table:table-cell office:value-type="string">
                <text:p>0,008682</text:p>
              </table:table-cell>
              <table:table-cell office:value-type="float" office:value="0.0006810403">
                <text:p>0.0006810403</text:p>
              </table:table-cell>
              <table:table-cell office:value-type="float" office:value="0.0333275">
                <text:p>0.0333275</text:p>
              </table:table-cell>
              <table:table-cell office:value-type="float" office:value="0.0363698">
                <text:p>0.0363698</text:p>
              </table:table-cell>
            </table:table-row>
            <table:table-row>
              <table:table-cell office:value-type="string">
                <text:p>0,008678</text:p>
              </table:table-cell>
              <table:table-cell office:value-type="float" office:value="0.0006797394">
                <text:p>0.0006797394</text:p>
              </table:table-cell>
              <table:table-cell office:value-type="float" office:value="0.0332788">
                <text:p>0.0332788</text:p>
              </table:table-cell>
              <table:table-cell office:value-type="float" office:value="0.0332788">
                <text:p>0.0332788</text:p>
              </table:table-cell>
            </table:table-row>
            <table:table-row>
              <table:table-cell office:value-type="string">
                <text:p>0,008674</text:p>
              </table:table-cell>
              <table:table-cell office:value-type="float" office:value="0.0006784436">
                <text:p>0.0006784436</text:p>
              </table:table-cell>
              <table:table-cell office:value-type="float" office:value="0.0332302">
                <text:p>0.0332302</text:p>
              </table:table-cell>
              <table:table-cell office:value-type="float" office:value="0.0332302">
                <text:p>0.0332302</text:p>
              </table:table-cell>
            </table:table-row>
            <table:table-row>
              <table:table-cell office:value-type="string">
                <text:p>0,00867</text:p>
              </table:table-cell>
              <table:table-cell office:value-type="float" office:value="0.0006771529">
                <text:p>0.0006771529</text:p>
              </table:table-cell>
              <table:table-cell office:value-type="float" office:value="0.0331817">
                <text:p>0.0331817</text:p>
              </table:table-cell>
              <table:table-cell office:value-type="float" office:value="0.0331817">
                <text:p>0.0331817</text:p>
              </table:table-cell>
            </table:table-row>
            <table:table-row>
              <table:table-cell office:value-type="string">
                <text:p>0,008667</text:p>
              </table:table-cell>
              <table:table-cell office:value-type="float" office:value="0.0006758673">
                <text:p>0.0006758673</text:p>
              </table:table-cell>
              <table:table-cell office:value-type="float" office:value="0.0331333">
                <text:p>0.0331333</text:p>
              </table:table-cell>
              <table:table-cell office:value-type="float" office:value="0.0331333">
                <text:p>0.0331333</text:p>
              </table:table-cell>
            </table:table-row>
            <table:table-row>
              <table:table-cell office:value-type="string">
                <text:p>0,008663</text:p>
              </table:table-cell>
              <table:table-cell office:value-type="float" office:value="0.0006745867">
                <text:p>0.0006745867</text:p>
              </table:table-cell>
              <table:table-cell office:value-type="float" office:value="0.0330851">
                <text:p>0.0330851</text:p>
              </table:table-cell>
              <table:table-cell office:value-type="float" office:value="0.0330851">
                <text:p>0.0330851</text:p>
              </table:table-cell>
            </table:table-row>
            <table:table-row>
              <table:table-cell office:value-type="string">
                <text:p>0,008659</text:p>
              </table:table-cell>
              <table:table-cell office:value-type="float" office:value="0.0006733111">
                <text:p>0.0006733111</text:p>
              </table:table-cell>
              <table:table-cell office:value-type="float" office:value="0.033037">
                <text:p>0.033037</text:p>
              </table:table-cell>
              <table:table-cell office:value-type="float" office:value="0.033037">
                <text:p>0.033037</text:p>
              </table:table-cell>
            </table:table-row>
            <table:table-row>
              <table:table-cell office:value-type="string">
                <text:p>0,008655</text:p>
              </table:table-cell>
              <table:table-cell office:value-type="float" office:value="0.0006720406">
                <text:p>0.0006720406</text:p>
              </table:table-cell>
              <table:table-cell office:value-type="float" office:value="0.0329891">
                <text:p>0.0329891</text:p>
              </table:table-cell>
              <table:table-cell office:value-type="float" office:value="0.0329891">
                <text:p>0.0329891</text:p>
              </table:table-cell>
            </table:table-row>
            <table:table-row>
              <table:table-cell office:value-type="string">
                <text:p>0,008651</text:p>
              </table:table-cell>
              <table:table-cell office:value-type="float" office:value="0.0006707752">
                <text:p>0.0006707752</text:p>
              </table:table-cell>
              <table:table-cell office:value-type="float" office:value="0.0329413">
                <text:p>0.0329413</text:p>
              </table:table-cell>
              <table:table-cell office:value-type="float" office:value="0.0329413">
                <text:p>0.0329413</text:p>
              </table:table-cell>
            </table:table-row>
            <table:table-row>
              <table:table-cell office:value-type="string">
                <text:p>0,008647</text:p>
              </table:table-cell>
              <table:table-cell office:value-type="float" office:value="0.0006695148">
                <text:p>0.0006695148</text:p>
              </table:table-cell>
              <table:table-cell office:value-type="float" office:value="0.0328937">
                <text:p>0.0328937</text:p>
              </table:table-cell>
              <table:table-cell office:value-type="float" office:value="0.0328937">
                <text:p>0.0328937</text:p>
              </table:table-cell>
            </table:table-row>
            <table:table-row>
              <table:table-cell office:value-type="string">
                <text:p>0,008644</text:p>
              </table:table-cell>
              <table:table-cell office:value-type="float" office:value="0.0006682595">
                <text:p>0.0006682595</text:p>
              </table:table-cell>
              <table:table-cell office:value-type="float" office:value="0.0328461">
                <text:p>0.0328461</text:p>
              </table:table-cell>
              <table:table-cell office:value-type="float" office:value="0.0328461">
                <text:p>0.0328461</text:p>
              </table:table-cell>
            </table:table-row>
            <table:table-row>
              <table:table-cell office:value-type="string">
                <text:p>0,00864</text:p>
              </table:table-cell>
              <table:table-cell office:value-type="float" office:value="0.0006670093">
                <text:p>0.0006670093</text:p>
              </table:table-cell>
              <table:table-cell office:value-type="float" office:value="0.0327988">
                <text:p>0.0327988</text:p>
              </table:table-cell>
              <table:table-cell office:value-type="float" office:value="0.0327988">
                <text:p>0.0327988</text:p>
              </table:table-cell>
            </table:table-row>
            <table:table-row>
              <table:table-cell office:value-type="string">
                <text:p>0,008636</text:p>
              </table:table-cell>
              <table:table-cell office:value-type="float" office:value="0.0006657641">
                <text:p>0.0006657641</text:p>
              </table:table-cell>
              <table:table-cell office:value-type="float" office:value="0.0327515">
                <text:p>0.0327515</text:p>
              </table:table-cell>
              <table:table-cell office:value-type="float" office:value="0.0359032">
                <text:p>0.0359032</text:p>
              </table:table-cell>
            </table:table-row>
            <table:table-row>
              <table:table-cell office:value-type="string">
                <text:p>0,008632</text:p>
              </table:table-cell>
              <table:table-cell office:value-type="float" office:value="0.000664524">
                <text:p>0.000664524</text:p>
              </table:table-cell>
              <table:table-cell office:value-type="float" office:value="0.0327044">
                <text:p>0.0327044</text:p>
              </table:table-cell>
              <table:table-cell office:value-type="float" office:value="0.0327044">
                <text:p>0.0327044</text:p>
              </table:table-cell>
            </table:table-row>
            <table:table-row>
              <table:table-cell office:value-type="string">
                <text:p>0,008628</text:p>
              </table:table-cell>
              <table:table-cell office:value-type="float" office:value="0.0006632889">
                <text:p>0.0006632889</text:p>
              </table:table-cell>
              <table:table-cell office:value-type="float" office:value="0.0326575">
                <text:p>0.0326575</text:p>
              </table:table-cell>
              <table:table-cell office:value-type="float" office:value="0.0326575">
                <text:p>0.0326575</text:p>
              </table:table-cell>
            </table:table-row>
            <table:table-row>
              <table:table-cell office:value-type="string">
                <text:p>0,008624</text:p>
              </table:table-cell>
              <table:table-cell office:value-type="float" office:value="0.000662059">
                <text:p>0.000662059</text:p>
              </table:table-cell>
              <table:table-cell office:value-type="float" office:value="0.0326106">
                <text:p>0.0326106</text:p>
              </table:table-cell>
              <table:table-cell office:value-type="float" office:value="0.0326106">
                <text:p>0.0326106</text:p>
              </table:table-cell>
            </table:table-row>
            <table:table-row>
              <table:table-cell office:value-type="string">
                <text:p>0,00862</text:p>
              </table:table-cell>
              <table:table-cell office:value-type="float" office:value="0.0006608341">
                <text:p>0.0006608341</text:p>
              </table:table-cell>
              <table:table-cell office:value-type="float" office:value="0.032564">
                <text:p>0.032564</text:p>
              </table:table-cell>
              <table:table-cell office:value-type="float" office:value="0.032564">
                <text:p>0.032564</text:p>
              </table:table-cell>
            </table:table-row>
            <table:table-row>
              <table:table-cell office:value-type="string">
                <text:p>0,008617</text:p>
              </table:table-cell>
              <table:table-cell office:value-type="float" office:value="0.0006596142">
                <text:p>0.0006596142</text:p>
              </table:table-cell>
              <table:table-cell office:value-type="float" office:value="0.0325174">
                <text:p>0.0325174</text:p>
              </table:table-cell>
              <table:table-cell office:value-type="float" office:value="0.0325174">
                <text:p>0.0325174</text:p>
              </table:table-cell>
            </table:table-row>
            <table:table-row>
              <table:table-cell office:value-type="string">
                <text:p>0,008613</text:p>
              </table:table-cell>
              <table:table-cell office:value-type="float" office:value="0.0006583994">
                <text:p>0.0006583994</text:p>
              </table:table-cell>
              <table:table-cell office:value-type="float" office:value="0.032471">
                <text:p>0.032471</text:p>
              </table:table-cell>
              <table:table-cell office:value-type="float" office:value="0.032471">
                <text:p>0.032471</text:p>
              </table:table-cell>
            </table:table-row>
            <table:table-row>
              <table:table-cell office:value-type="string">
                <text:p>0,008609</text:p>
              </table:table-cell>
              <table:table-cell office:value-type="float" office:value="0.0006571897">
                <text:p>0.0006571897</text:p>
              </table:table-cell>
              <table:table-cell office:value-type="float" office:value="0.0324248">
                <text:p>0.0324248</text:p>
              </table:table-cell>
              <table:table-cell office:value-type="float" office:value="0.0324248">
                <text:p>0.0324248</text:p>
              </table:table-cell>
            </table:table-row>
            <table:table-row>
              <table:table-cell office:value-type="string">
                <text:p>0,008605</text:p>
              </table:table-cell>
              <table:table-cell office:value-type="float" office:value="0.000655985">
                <text:p>0.000655985</text:p>
              </table:table-cell>
              <table:table-cell office:value-type="float" office:value="0.0323786">
                <text:p>0.0323786</text:p>
              </table:table-cell>
              <table:table-cell office:value-type="float" office:value="0.0355963">
                <text:p>0.0355963</text:p>
              </table:table-cell>
            </table:table-row>
            <table:table-row>
              <table:table-cell office:value-type="string">
                <text:p>0,008601</text:p>
              </table:table-cell>
              <table:table-cell office:value-type="float" office:value="0.0006547854">
                <text:p>0.0006547854</text:p>
              </table:table-cell>
              <table:table-cell office:value-type="float" office:value="0.0323326">
                <text:p>0.0323326</text:p>
              </table:table-cell>
              <table:table-cell office:value-type="float" office:value="0.0323326">
                <text:p>0.0323326</text:p>
              </table:table-cell>
            </table:table-row>
            <table:table-row>
              <table:table-cell office:value-type="string">
                <text:p>0,008597</text:p>
              </table:table-cell>
              <table:table-cell office:value-type="float" office:value="0.0006535911">
                <text:p>0.0006535911</text:p>
              </table:table-cell>
              <table:table-cell office:value-type="float" office:value="0.0322868">
                <text:p>0.0322868</text:p>
              </table:table-cell>
              <table:table-cell office:value-type="float" office:value="0.0322868">
                <text:p>0.0322868</text:p>
              </table:table-cell>
            </table:table-row>
            <table:table-row>
              <table:table-cell office:value-type="string">
                <text:p>0,008594</text:p>
              </table:table-cell>
              <table:table-cell office:value-type="float" office:value="0.0006524016">
                <text:p>0.0006524016</text:p>
              </table:table-cell>
              <table:table-cell office:value-type="float" office:value="0.0322411">
                <text:p>0.0322411</text:p>
              </table:table-cell>
              <table:table-cell office:value-type="float" office:value="0.0322411">
                <text:p>0.0322411</text:p>
              </table:table-cell>
            </table:table-row>
            <table:table-row>
              <table:table-cell office:value-type="string">
                <text:p>0,00859</text:p>
              </table:table-cell>
              <table:table-cell office:value-type="float" office:value="0.0006512172">
                <text:p>0.0006512172</text:p>
              </table:table-cell>
              <table:table-cell office:value-type="float" office:value="0.0321955">
                <text:p>0.0321955</text:p>
              </table:table-cell>
              <table:table-cell office:value-type="float" office:value="0.0321955">
                <text:p>0.0321955</text:p>
              </table:table-cell>
            </table:table-row>
            <table:table-row>
              <table:table-cell office:value-type="string">
                <text:p>0,008586</text:p>
              </table:table-cell>
              <table:table-cell office:value-type="float" office:value="0.0006500378">
                <text:p>0.0006500378</text:p>
              </table:table-cell>
              <table:table-cell office:value-type="float" office:value="0.0321501">
                <text:p>0.0321501</text:p>
              </table:table-cell>
              <table:table-cell office:value-type="float" office:value="0.0354062">
                <text:p>0.0354062</text:p>
              </table:table-cell>
            </table:table-row>
            <table:table-row>
              <table:table-cell office:value-type="string">
                <text:p>0,008582</text:p>
              </table:table-cell>
              <table:table-cell office:value-type="float" office:value="0.0006488636">
                <text:p>0.0006488636</text:p>
              </table:table-cell>
              <table:table-cell office:value-type="float" office:value="0.0321048">
                <text:p>0.0321048</text:p>
              </table:table-cell>
              <table:table-cell office:value-type="float" office:value="0.0321048">
                <text:p>0.0321048</text:p>
              </table:table-cell>
            </table:table-row>
            <table:table-row>
              <table:table-cell office:value-type="string">
                <text:p>0,008578</text:p>
              </table:table-cell>
              <table:table-cell office:value-type="float" office:value="0.0006476943">
                <text:p>0.0006476943</text:p>
              </table:table-cell>
              <table:table-cell office:value-type="float" office:value="0.0320596">
                <text:p>0.0320596</text:p>
              </table:table-cell>
              <table:table-cell office:value-type="float" office:value="0.0320596">
                <text:p>0.0320596</text:p>
              </table:table-cell>
            </table:table-row>
            <table:table-row>
              <table:table-cell office:value-type="string">
                <text:p>0,008574</text:p>
              </table:table-cell>
              <table:table-cell office:value-type="float" office:value="0.0006465301">
                <text:p>0.0006465301</text:p>
              </table:table-cell>
              <table:table-cell office:value-type="float" office:value="0.0320146">
                <text:p>0.0320146</text:p>
              </table:table-cell>
              <table:table-cell office:value-type="float" office:value="0.0320146">
                <text:p>0.0320146</text:p>
              </table:table-cell>
            </table:table-row>
            <table:table-row>
              <table:table-cell office:value-type="string">
                <text:p>0,00857</text:p>
              </table:table-cell>
              <table:table-cell office:value-type="float" office:value="0.000645371">
                <text:p>0.000645371</text:p>
              </table:table-cell>
              <table:table-cell office:value-type="float" office:value="0.0319698">
                <text:p>0.0319698</text:p>
              </table:table-cell>
              <table:table-cell office:value-type="float" office:value="0.035255">
                <text:p>0.035255</text:p>
              </table:table-cell>
            </table:table-row>
            <table:table-row>
              <table:table-cell office:value-type="string">
                <text:p>0,008567</text:p>
              </table:table-cell>
              <table:table-cell office:value-type="float" office:value="0.000644217">
                <text:p>0.000644217</text:p>
              </table:table-cell>
              <table:table-cell office:value-type="float" office:value="0.031925">
                <text:p>0.031925</text:p>
              </table:table-cell>
              <table:table-cell office:value-type="float" office:value="0.031925">
                <text:p>0.031925</text:p>
              </table:table-cell>
            </table:table-row>
            <table:table-row>
              <table:table-cell office:value-type="string">
                <text:p>0,008563</text:p>
              </table:table-cell>
              <table:table-cell office:value-type="float" office:value="0.000643068">
                <text:p>0.000643068</text:p>
              </table:table-cell>
              <table:table-cell office:value-type="float" office:value="0.0318804">
                <text:p>0.0318804</text:p>
              </table:table-cell>
              <table:table-cell office:value-type="float" office:value="0.0318804">
                <text:p>0.0318804</text:p>
              </table:table-cell>
            </table:table-row>
            <table:table-row>
              <table:table-cell office:value-type="string">
                <text:p>0,008559</text:p>
              </table:table-cell>
              <table:table-cell office:value-type="float" office:value="0.000641924">
                <text:p>0.000641924</text:p>
              </table:table-cell>
              <table:table-cell office:value-type="float" office:value="0.031836">
                <text:p>0.031836</text:p>
              </table:table-cell>
              <table:table-cell office:value-type="float" office:value="0.031836">
                <text:p>0.031836</text:p>
              </table:table-cell>
            </table:table-row>
            <table:table-row>
              <table:table-cell office:value-type="string">
                <text:p>0,008555</text:p>
              </table:table-cell>
              <table:table-cell office:value-type="float" office:value="0.0006407852">
                <text:p>0.0006407852</text:p>
              </table:table-cell>
              <table:table-cell office:value-type="float" office:value="0.0317916">
                <text:p>0.0317916</text:p>
              </table:table-cell>
              <table:table-cell office:value-type="float" office:value="0.0317916">
                <text:p>0.0317916</text:p>
              </table:table-cell>
            </table:table-row>
            <table:table-row>
              <table:table-cell office:value-type="string">
                <text:p>0,008551</text:p>
              </table:table-cell>
              <table:table-cell office:value-type="float" office:value="0.0006396514">
                <text:p>0.0006396514</text:p>
              </table:table-cell>
              <table:table-cell office:value-type="float" office:value="0.0317475">
                <text:p>0.0317475</text:p>
              </table:table-cell>
              <table:table-cell office:value-type="float" office:value="0.0317475">
                <text:p>0.0317475</text:p>
              </table:table-cell>
            </table:table-row>
            <table:table-row>
              <table:table-cell office:value-type="string">
                <text:p>0,008547</text:p>
              </table:table-cell>
              <table:table-cell office:value-type="float" office:value="0.0006385226">
                <text:p>0.0006385226</text:p>
              </table:table-cell>
              <table:table-cell office:value-type="float" office:value="0.0317034">
                <text:p>0.0317034</text:p>
              </table:table-cell>
              <table:table-cell office:value-type="float" office:value="0.0317034">
                <text:p>0.0317034</text:p>
              </table:table-cell>
            </table:table-row>
            <table:table-row>
              <table:table-cell office:value-type="string">
                <text:p>0,008543</text:p>
              </table:table-cell>
              <table:table-cell office:value-type="float" office:value="0.0006373989">
                <text:p>0.0006373989</text:p>
              </table:table-cell>
              <table:table-cell office:value-type="float" office:value="0.0316595">
                <text:p>0.0316595</text:p>
              </table:table-cell>
              <table:table-cell office:value-type="float" office:value="0.0349925">
                <text:p>0.0349925</text:p>
              </table:table-cell>
            </table:table-row>
            <table:table-row>
              <table:table-cell office:value-type="string">
                <text:p>0,00854</text:p>
              </table:table-cell>
              <table:table-cell office:value-type="float" office:value="0.0006362803">
                <text:p>0.0006362803</text:p>
              </table:table-cell>
              <table:table-cell office:value-type="float" office:value="0.0316158">
                <text:p>0.0316158</text:p>
              </table:table-cell>
              <table:table-cell office:value-type="float" office:value="0.0316158">
                <text:p>0.0316158</text:p>
              </table:table-cell>
            </table:table-row>
            <table:table-row>
              <table:table-cell office:value-type="string">
                <text:p>0,008536</text:p>
              </table:table-cell>
              <table:table-cell office:value-type="float" office:value="0.0006351668">
                <text:p>0.0006351668</text:p>
              </table:table-cell>
              <table:table-cell office:value-type="float" office:value="0.0315721">
                <text:p>0.0315721</text:p>
              </table:table-cell>
              <table:table-cell office:value-type="float" office:value="0.0315721">
                <text:p>0.0315721</text:p>
              </table:table-cell>
            </table:table-row>
            <table:table-row>
              <table:table-cell office:value-type="string">
                <text:p>0,008532</text:p>
              </table:table-cell>
              <table:table-cell office:value-type="float" office:value="0.0006340583">
                <text:p>0.0006340583</text:p>
              </table:table-cell>
              <table:table-cell office:value-type="float" office:value="0.0315286">
                <text:p>0.0315286</text:p>
              </table:table-cell>
              <table:table-cell office:value-type="float" office:value="0.0315286">
                <text:p>0.0315286</text:p>
              </table:table-cell>
            </table:table-row>
            <table:table-row>
              <table:table-cell office:value-type="string">
                <text:p>0,008528</text:p>
              </table:table-cell>
              <table:table-cell office:value-type="float" office:value="0.0006329549">
                <text:p>0.0006329549</text:p>
              </table:table-cell>
              <table:table-cell office:value-type="float" office:value="0.0314853">
                <text:p>0.0314853</text:p>
              </table:table-cell>
              <table:table-cell office:value-type="float" office:value="0.0314853">
                <text:p>0.0314853</text:p>
              </table:table-cell>
            </table:table-row>
            <table:table-row>
              <table:table-cell office:value-type="string">
                <text:p>0,008524</text:p>
              </table:table-cell>
              <table:table-cell office:value-type="float" office:value="0.0006318565">
                <text:p>0.0006318565</text:p>
              </table:table-cell>
              <table:table-cell office:value-type="float" office:value="0.0314421">
                <text:p>0.0314421</text:p>
              </table:table-cell>
              <table:table-cell office:value-type="float" office:value="0.0348065">
                <text:p>0.0348065</text:p>
              </table:table-cell>
            </table:table-row>
            <table:table-row>
              <table:table-cell office:value-type="string">
                <text:p>0,00852</text:p>
              </table:table-cell>
              <table:table-cell office:value-type="float" office:value="0.0006307632">
                <text:p>0.0006307632</text:p>
              </table:table-cell>
              <table:table-cell office:value-type="float" office:value="0.031399">
                <text:p>0.031399</text:p>
              </table:table-cell>
              <table:table-cell office:value-type="float" office:value="0.031399">
                <text:p>0.031399</text:p>
              </table:table-cell>
            </table:table-row>
            <table:table-row>
              <table:table-cell office:value-type="string">
                <text:p>0,008517</text:p>
              </table:table-cell>
              <table:table-cell office:value-type="float" office:value="0.000629675">
                <text:p>0.000629675</text:p>
              </table:table-cell>
              <table:table-cell office:value-type="float" office:value="0.0313561">
                <text:p>0.0313561</text:p>
              </table:table-cell>
              <table:table-cell office:value-type="float" office:value="0.0347324">
                <text:p>0.0347324</text:p>
              </table:table-cell>
            </table:table-row>
            <table:table-row>
              <table:table-cell office:value-type="string">
                <text:p>0,008513</text:p>
              </table:table-cell>
              <table:table-cell office:value-type="float" office:value="0.0006285918">
                <text:p>0.0006285918</text:p>
              </table:table-cell>
              <table:table-cell office:value-type="float" office:value="0.0313133">
                <text:p>0.0313133</text:p>
              </table:table-cell>
              <table:table-cell office:value-type="float" office:value="0.0313133">
                <text:p>0.0313133</text:p>
              </table:table-cell>
            </table:table-row>
            <table:table-row>
              <table:table-cell office:value-type="string">
                <text:p>0,008509</text:p>
              </table:table-cell>
              <table:table-cell office:value-type="float" office:value="0.0006275137">
                <text:p>0.0006275137</text:p>
              </table:table-cell>
              <table:table-cell office:value-type="float" office:value="0.0312707">
                <text:p>0.0312707</text:p>
              </table:table-cell>
              <table:table-cell office:value-type="float" office:value="0.0346586">
                <text:p>0.0346586</text:p>
              </table:table-cell>
            </table:table-row>
            <table:table-row>
              <table:table-cell office:value-type="string">
                <text:p>0,008505</text:p>
              </table:table-cell>
              <table:table-cell office:value-type="float" office:value="0.0006264406">
                <text:p>0.0006264406</text:p>
              </table:table-cell>
              <table:table-cell office:value-type="float" office:value="0.0312281">
                <text:p>0.0312281</text:p>
              </table:table-cell>
              <table:table-cell office:value-type="float" office:value="0.0312281">
                <text:p>0.0312281</text:p>
              </table:table-cell>
            </table:table-row>
            <table:table-row>
              <table:table-cell office:value-type="string">
                <text:p>0,008501</text:p>
              </table:table-cell>
              <table:table-cell office:value-type="float" office:value="0.0006253726">
                <text:p>0.0006253726</text:p>
              </table:table-cell>
              <table:table-cell office:value-type="float" office:value="0.0311858">
                <text:p>0.0311858</text:p>
              </table:table-cell>
              <table:table-cell office:value-type="float" office:value="0.0311858">
                <text:p>0.0311858</text:p>
              </table:table-cell>
            </table:table-row>
            <table:table-row>
              <table:table-cell office:value-type="string">
                <text:p>0,008497</text:p>
              </table:table-cell>
              <table:table-cell office:value-type="float" office:value="0.0006243097">
                <text:p>0.0006243097</text:p>
              </table:table-cell>
              <table:table-cell office:value-type="float" office:value="0.0311435">
                <text:p>0.0311435</text:p>
              </table:table-cell>
              <table:table-cell office:value-type="float" office:value="0.0311435">
                <text:p>0.0311435</text:p>
              </table:table-cell>
            </table:table-row>
            <table:table-row>
              <table:table-cell office:value-type="string">
                <text:p>0,008493</text:p>
              </table:table-cell>
              <table:table-cell office:value-type="float" office:value="0.0006232518">
                <text:p>0.0006232518</text:p>
              </table:table-cell>
              <table:table-cell office:value-type="float" office:value="0.0311014">
                <text:p>0.0311014</text:p>
              </table:table-cell>
              <table:table-cell office:value-type="float" office:value="0.0311014">
                <text:p>0.0311014</text:p>
              </table:table-cell>
            </table:table-row>
            <table:table-row>
              <table:table-cell office:value-type="string">
                <text:p>0,00849</text:p>
              </table:table-cell>
              <table:table-cell office:value-type="float" office:value="0.000622199">
                <text:p>0.000622199</text:p>
              </table:table-cell>
              <table:table-cell office:value-type="float" office:value="0.0310595">
                <text:p>0.0310595</text:p>
              </table:table-cell>
              <table:table-cell office:value-type="float" office:value="0.0310595">
                <text:p>0.0310595</text:p>
              </table:table-cell>
            </table:table-row>
            <table:table-row>
              <table:table-cell office:value-type="string">
                <text:p>0,008486</text:p>
              </table:table-cell>
              <table:table-cell office:value-type="float" office:value="0.0006211513">
                <text:p>0.0006211513</text:p>
              </table:table-cell>
              <table:table-cell office:value-type="float" office:value="0.0310177">
                <text:p>0.0310177</text:p>
              </table:table-cell>
              <table:table-cell office:value-type="float" office:value="0.0310177">
                <text:p>0.0310177</text:p>
              </table:table-cell>
            </table:table-row>
            <table:table-row>
              <table:table-cell office:value-type="string">
                <text:p>0,008482</text:p>
              </table:table-cell>
              <table:table-cell office:value-type="float" office:value="0.0006201086">
                <text:p>0.0006201086</text:p>
              </table:table-cell>
              <table:table-cell office:value-type="float" office:value="0.030976">
                <text:p>0.030976</text:p>
              </table:table-cell>
              <table:table-cell office:value-type="float" office:value="0.030976">
                <text:p>0.030976</text:p>
              </table:table-cell>
            </table:table-row>
            <table:table-row>
              <table:table-cell office:value-type="string">
                <text:p>0,008478</text:p>
              </table:table-cell>
              <table:table-cell office:value-type="float" office:value="0.000619071">
                <text:p>0.000619071</text:p>
              </table:table-cell>
              <table:table-cell office:value-type="float" office:value="0.0309344">
                <text:p>0.0309344</text:p>
              </table:table-cell>
              <table:table-cell office:value-type="float" office:value="0.0309344">
                <text:p>0.0309344</text:p>
              </table:table-cell>
            </table:table-row>
            <table:table-row>
              <table:table-cell office:value-type="string">
                <text:p>0,008474</text:p>
              </table:table-cell>
              <table:table-cell office:value-type="float" office:value="0.0006180384">
                <text:p>0.0006180384</text:p>
              </table:table-cell>
              <table:table-cell office:value-type="float" office:value="0.030893">
                <text:p>0.030893</text:p>
              </table:table-cell>
              <table:table-cell office:value-type="float" office:value="0.030893">
                <text:p>0.030893</text:p>
              </table:table-cell>
            </table:table-row>
            <table:table-row>
              <table:table-cell office:value-type="string">
                <text:p>0,00847</text:p>
              </table:table-cell>
              <table:table-cell office:value-type="float" office:value="0.0006170109">
                <text:p>0.0006170109</text:p>
              </table:table-cell>
              <table:table-cell office:value-type="float" office:value="0.0308518">
                <text:p>0.0308518</text:p>
              </table:table-cell>
              <table:table-cell office:value-type="float" office:value="0.0308518">
                <text:p>0.0308518</text:p>
              </table:table-cell>
            </table:table-row>
            <table:table-row>
              <table:table-cell office:value-type="string">
                <text:p>0,008467</text:p>
              </table:table-cell>
              <table:table-cell office:value-type="float" office:value="0.0006159885">
                <text:p>0.0006159885</text:p>
              </table:table-cell>
              <table:table-cell office:value-type="float" office:value="0.0308107">
                <text:p>0.0308107</text:p>
              </table:table-cell>
              <table:table-cell office:value-type="float" office:value="0.0308107">
                <text:p>0.0308107</text:p>
              </table:table-cell>
            </table:table-row>
            <table:table-row>
              <table:table-cell office:value-type="string">
                <text:p>0,008463</text:p>
              </table:table-cell>
              <table:table-cell office:value-type="float" office:value="0.0006149711">
                <text:p>0.0006149711</text:p>
              </table:table-cell>
              <table:table-cell office:value-type="float" office:value="0.0307697">
                <text:p>0.0307697</text:p>
              </table:table-cell>
              <table:table-cell office:value-type="float" office:value="0.0307697">
                <text:p>0.0307697</text:p>
              </table:table-cell>
            </table:table-row>
            <table:table-row>
              <table:table-cell office:value-type="string">
                <text:p>0,008459</text:p>
              </table:table-cell>
              <table:table-cell office:value-type="float" office:value="0.0006139591">
                <text:p>0.0006139591</text:p>
              </table:table-cell>
              <table:table-cell office:value-type="float" office:value="0.0307288">
                <text:p>0.0307288</text:p>
              </table:table-cell>
              <table:table-cell office:value-type="float" office:value="0.0307288">
                <text:p>0.0307288</text:p>
              </table:table-cell>
            </table:table-row>
            <table:table-row>
              <table:table-cell office:value-type="string">
                <text:p>0,008455</text:p>
              </table:table-cell>
              <table:table-cell office:value-type="float" office:value="0.0006129518">
                <text:p>0.0006129518</text:p>
              </table:table-cell>
              <table:table-cell office:value-type="float" office:value="0.0306881">
                <text:p>0.0306881</text:p>
              </table:table-cell>
              <table:table-cell office:value-type="float" office:value="0.0341476">
                <text:p>0.0341476</text:p>
              </table:table-cell>
            </table:table-row>
            <table:table-row>
              <table:table-cell office:value-type="string">
                <text:p>0,008451</text:p>
              </table:table-cell>
              <table:table-cell office:value-type="float" office:value="0.0006119496">
                <text:p>0.0006119496</text:p>
              </table:table-cell>
              <table:table-cell office:value-type="float" office:value="0.0306476">
                <text:p>0.0306476</text:p>
              </table:table-cell>
              <table:table-cell office:value-type="float" office:value="0.0341115">
                <text:p>0.0341115</text:p>
              </table:table-cell>
            </table:table-row>
            <table:table-row>
              <table:table-cell office:value-type="string">
                <text:p>0,008447</text:p>
              </table:table-cell>
              <table:table-cell office:value-type="float" office:value="0.0006109525">
                <text:p>0.0006109525</text:p>
              </table:table-cell>
              <table:table-cell office:value-type="float" office:value="0.0306071">
                <text:p>0.0306071</text:p>
              </table:table-cell>
              <table:table-cell office:value-type="float" office:value="0.0306071">
                <text:p>0.0306071</text:p>
              </table:table-cell>
            </table:table-row>
            <table:table-row>
              <table:table-cell office:value-type="string">
                <text:p>0,008443</text:p>
              </table:table-cell>
              <table:table-cell office:value-type="float" office:value="0.0006099604">
                <text:p>0.0006099604</text:p>
              </table:table-cell>
              <table:table-cell office:value-type="float" office:value="0.0305668">
                <text:p>0.0305668</text:p>
              </table:table-cell>
              <table:table-cell office:value-type="float" office:value="0.0305668">
                <text:p>0.0305668</text:p>
              </table:table-cell>
            </table:table-row>
            <table:table-row>
              <table:table-cell office:value-type="string">
                <text:p>0,00844</text:p>
              </table:table-cell>
              <table:table-cell office:value-type="float" office:value="0.0006089735">
                <text:p>0.0006089735</text:p>
              </table:table-cell>
              <table:table-cell office:value-type="float" office:value="0.0305267">
                <text:p>0.0305267</text:p>
              </table:table-cell>
              <table:table-cell office:value-type="float" office:value="0.0305267">
                <text:p>0.0305267</text:p>
              </table:table-cell>
            </table:table-row>
            <table:table-row>
              <table:table-cell office:value-type="string">
                <text:p>0,008436</text:p>
              </table:table-cell>
              <table:table-cell office:value-type="float" office:value="0.0006079915">
                <text:p>0.0006079915</text:p>
              </table:table-cell>
              <table:table-cell office:value-type="float" office:value="0.0304867">
                <text:p>0.0304867</text:p>
              </table:table-cell>
              <table:table-cell office:value-type="float" office:value="0.0304867">
                <text:p>0.0304867</text:p>
              </table:table-cell>
            </table:table-row>
            <table:table-row>
              <table:table-cell office:value-type="string">
                <text:p>0,008432</text:p>
              </table:table-cell>
              <table:table-cell office:value-type="float" office:value="0.0006070143">
                <text:p>0.0006070143</text:p>
              </table:table-cell>
              <table:table-cell office:value-type="float" office:value="0.0304468">
                <text:p>0.0304468</text:p>
              </table:table-cell>
              <table:table-cell office:value-type="float" office:value="0.0304468">
                <text:p>0.0304468</text:p>
              </table:table-cell>
            </table:table-row>
            <table:table-row>
              <table:table-cell office:value-type="string">
                <text:p>0,008428</text:p>
              </table:table-cell>
              <table:table-cell office:value-type="float" office:value="0.0006060404">
                <text:p>0.0006060404</text:p>
              </table:table-cell>
              <table:table-cell office:value-type="float" office:value="0.0304071">
                <text:p>0.0304071</text:p>
              </table:table-cell>
              <table:table-cell office:value-type="float" office:value="0.0304071">
                <text:p>0.0304071</text:p>
              </table:table-cell>
            </table:table-row>
            <table:table-row>
              <table:table-cell office:value-type="string">
                <text:p>0,008424</text:p>
              </table:table-cell>
              <table:table-cell office:value-type="float" office:value="0.0006050698">
                <text:p>0.0006050698</text:p>
              </table:table-cell>
              <table:table-cell office:value-type="float" office:value="0.0303508">
                <text:p>0.0303508</text:p>
              </table:table-cell>
              <table:table-cell office:value-type="float" office:value="0.0303675">
                <text:p>0.0303675</text:p>
              </table:table-cell>
            </table:table-row>
            <table:table-row>
              <table:table-cell office:value-type="string">
                <text:p>0,00842</text:p>
              </table:table-cell>
              <table:table-cell office:value-type="float" office:value="0.0006041024">
                <text:p>0.0006041024</text:p>
              </table:table-cell>
              <table:table-cell office:value-type="float" office:value="0.0302891">
                <text:p>0.0302891</text:p>
              </table:table-cell>
              <table:table-cell office:value-type="float" office:value="0.030328">
                <text:p>0.030328</text:p>
              </table:table-cell>
            </table:table-row>
            <table:table-row>
              <table:table-cell office:value-type="string">
                <text:p>0,008417</text:p>
              </table:table-cell>
              <table:table-cell office:value-type="float" office:value="0.0006031381">
                <text:p>0.0006031381</text:p>
              </table:table-cell>
              <table:table-cell office:value-type="float" office:value="0.0302276">
                <text:p>0.0302276</text:p>
              </table:table-cell>
              <table:table-cell office:value-type="float" office:value="0.0302887">
                <text:p>0.0302887</text:p>
              </table:table-cell>
            </table:table-row>
            <table:table-row>
              <table:table-cell office:value-type="string">
                <text:p>0,008413</text:p>
              </table:table-cell>
              <table:table-cell office:value-type="float" office:value="0.0006021771">
                <text:p>0.0006021771</text:p>
              </table:table-cell>
              <table:table-cell office:value-type="float" office:value="0.0302495">
                <text:p>0.0302495</text:p>
              </table:table-cell>
              <table:table-cell office:value-type="float" office:value="0.0302495">
                <text:p>0.0302495</text:p>
              </table:table-cell>
            </table:table-row>
            <table:table-row>
              <table:table-cell office:value-type="string">
                <text:p>0,008409</text:p>
              </table:table-cell>
              <table:table-cell office:value-type="float" office:value="0.0006012193">
                <text:p>0.0006012193</text:p>
              </table:table-cell>
              <table:table-cell office:value-type="float" office:value="0.0301052">
                <text:p>0.0301052</text:p>
              </table:table-cell>
              <table:table-cell office:value-type="float" office:value="0.0302105">
                <text:p>0.0302105</text:p>
              </table:table-cell>
            </table:table-row>
            <table:table-row>
              <table:table-cell office:value-type="string">
                <text:p>0,008405</text:p>
              </table:table-cell>
              <table:table-cell office:value-type="float" office:value="0.0006002647">
                <text:p>0.0006002647</text:p>
              </table:table-cell>
              <table:table-cell office:value-type="float" office:value="0.0300443">
                <text:p>0.0300443</text:p>
              </table:table-cell>
              <table:table-cell office:value-type="float" office:value="0.0301716">
                <text:p>0.0301716</text:p>
              </table:table-cell>
            </table:table-row>
            <table:table-row>
              <table:table-cell office:value-type="string">
                <text:p>0,008401</text:p>
              </table:table-cell>
              <table:table-cell office:value-type="float" office:value="0.0005993134">
                <text:p>0.0005993134</text:p>
              </table:table-cell>
              <table:table-cell office:value-type="float" office:value="0.0299837">
                <text:p>0.0299837</text:p>
              </table:table-cell>
              <table:table-cell office:value-type="float" office:value="0.0301328">
                <text:p>0.0301328</text:p>
              </table:table-cell>
            </table:table-row>
            <table:table-row>
              <table:table-cell office:value-type="string">
                <text:p>0,008397</text:p>
              </table:table-cell>
              <table:table-cell office:value-type="float" office:value="0.0005983652">
                <text:p>0.0005983652</text:p>
              </table:table-cell>
              <table:table-cell office:value-type="float" office:value="0.0299232">
                <text:p>0.0299232</text:p>
              </table:table-cell>
              <table:table-cell office:value-type="float" office:value="0.0300942">
                <text:p>0.0300942</text:p>
              </table:table-cell>
            </table:table-row>
            <table:table-row>
              <table:table-cell office:value-type="string">
                <text:p>0,008393</text:p>
              </table:table-cell>
              <table:table-cell office:value-type="float" office:value="0.0005974203">
                <text:p>0.0005974203</text:p>
              </table:table-cell>
              <table:table-cell office:value-type="float" office:value="0.0298629">
                <text:p>0.0298629</text:p>
              </table:table-cell>
              <table:table-cell office:value-type="float" office:value="0.0300557">
                <text:p>0.0300557</text:p>
              </table:table-cell>
            </table:table-row>
            <table:table-row>
              <table:table-cell office:value-type="string">
                <text:p>0,00839</text:p>
              </table:table-cell>
              <table:table-cell office:value-type="float" office:value="0.0005964786">
                <text:p>0.0005964786</text:p>
              </table:table-cell>
              <table:table-cell office:value-type="float" office:value="0.0298028">
                <text:p>0.0298028</text:p>
              </table:table-cell>
              <table:table-cell office:value-type="float" office:value="0.0300174">
                <text:p>0.0300174</text:p>
              </table:table-cell>
            </table:table-row>
            <table:table-row>
              <table:table-cell office:value-type="string">
                <text:p>0,008386</text:p>
              </table:table-cell>
              <table:table-cell office:value-type="float" office:value="0.0005955401">
                <text:p>0.0005955401</text:p>
              </table:table-cell>
              <table:table-cell office:value-type="float" office:value="0.0297428">
                <text:p>0.0297428</text:p>
              </table:table-cell>
              <table:table-cell office:value-type="float" office:value="0.0299792">
                <text:p>0.0299792</text:p>
              </table:table-cell>
            </table:table-row>
            <table:table-row>
              <table:table-cell office:value-type="string">
                <text:p>0,008382</text:p>
              </table:table-cell>
              <table:table-cell office:value-type="float" office:value="0.0005946048">
                <text:p>0.0005946048</text:p>
              </table:table-cell>
              <table:table-cell office:value-type="float" office:value="0.0296831">
                <text:p>0.0296831</text:p>
              </table:table-cell>
              <table:table-cell office:value-type="float" office:value="0.0299411">
                <text:p>0.0299411</text:p>
              </table:table-cell>
            </table:table-row>
            <table:table-row>
              <table:table-cell office:value-type="string">
                <text:p>0,008378</text:p>
              </table:table-cell>
              <table:table-cell office:value-type="float" office:value="0.0005936727">
                <text:p>0.0005936727</text:p>
              </table:table-cell>
              <table:table-cell office:value-type="float" office:value="0.0296236">
                <text:p>0.0296236</text:p>
              </table:table-cell>
              <table:table-cell office:value-type="float" office:value="0.0299032">
                <text:p>0.0299032</text:p>
              </table:table-cell>
            </table:table-row>
            <table:table-row>
              <table:table-cell office:value-type="string">
                <text:p>0,008374</text:p>
              </table:table-cell>
              <table:table-cell office:value-type="float" office:value="0.0005927438">
                <text:p>0.0005927438</text:p>
              </table:table-cell>
              <table:table-cell office:value-type="float" office:value="0.0295643">
                <text:p>0.0295643</text:p>
              </table:table-cell>
              <table:table-cell office:value-type="float" office:value="0.0298654">
                <text:p>0.0298654</text:p>
              </table:table-cell>
            </table:table-row>
            <table:table-row>
              <table:table-cell office:value-type="string">
                <text:p>0,00837</text:p>
              </table:table-cell>
              <table:table-cell office:value-type="float" office:value="0.0005918182">
                <text:p>0.0005918182</text:p>
              </table:table-cell>
              <table:table-cell office:value-type="float" office:value="0.0295052">
                <text:p>0.0295052</text:p>
              </table:table-cell>
              <table:table-cell office:value-type="float" office:value="0.0298277">
                <text:p>0.0298277</text:p>
              </table:table-cell>
            </table:table-row>
            <table:table-row>
              <table:table-cell office:value-type="string">
                <text:p>0,008367</text:p>
              </table:table-cell>
              <table:table-cell office:value-type="float" office:value="0.0005908957">
                <text:p>0.0005908957</text:p>
              </table:table-cell>
              <table:table-cell office:value-type="float" office:value="0.0294463">
                <text:p>0.0294463</text:p>
              </table:table-cell>
              <table:table-cell office:value-type="float" office:value="0.0297902">
                <text:p>0.0297902</text:p>
              </table:table-cell>
            </table:table-row>
            <table:table-row>
              <table:table-cell office:value-type="string">
                <text:p>0,008363</text:p>
              </table:table-cell>
              <table:table-cell office:value-type="float" office:value="0.0005899765">
                <text:p>0.0005899765</text:p>
              </table:table-cell>
              <table:table-cell office:value-type="float" office:value="0.0293875">
                <text:p>0.0293875</text:p>
              </table:table-cell>
              <table:table-cell office:value-type="float" office:value="0.0297529">
                <text:p>0.0297529</text:p>
              </table:table-cell>
            </table:table-row>
            <table:table-row>
              <table:table-cell office:value-type="string">
                <text:p>0,008359</text:p>
              </table:table-cell>
              <table:table-cell office:value-type="float" office:value="0.0005890605">
                <text:p>0.0005890605</text:p>
              </table:table-cell>
              <table:table-cell office:value-type="float" office:value="0.029329">
                <text:p>0.029329</text:p>
              </table:table-cell>
              <table:table-cell office:value-type="float" office:value="0.0297156">
                <text:p>0.0297156</text:p>
              </table:table-cell>
            </table:table-row>
            <table:table-row>
              <table:table-cell office:value-type="string">
                <text:p>0,008355</text:p>
              </table:table-cell>
              <table:table-cell office:value-type="float" office:value="0.0005881477">
                <text:p>0.0005881477</text:p>
              </table:table-cell>
              <table:table-cell office:value-type="float" office:value="0.0292707">
                <text:p>0.0292707</text:p>
              </table:table-cell>
              <table:table-cell office:value-type="float" office:value="0.0296785">
                <text:p>0.0296785</text:p>
              </table:table-cell>
            </table:table-row>
            <table:table-row>
              <table:table-cell office:value-type="string">
                <text:p>0,008351</text:p>
              </table:table-cell>
              <table:table-cell office:value-type="float" office:value="0.0005872381">
                <text:p>0.0005872381</text:p>
              </table:table-cell>
              <table:table-cell office:value-type="float" office:value="0.0292125">
                <text:p>0.0292125</text:p>
              </table:table-cell>
              <table:table-cell office:value-type="float" office:value="0.0296416">
                <text:p>0.0296416</text:p>
              </table:table-cell>
            </table:table-row>
            <table:table-row>
              <table:table-cell office:value-type="string">
                <text:p>0,008347</text:p>
              </table:table-cell>
              <table:table-cell office:value-type="float" office:value="0.0005863317">
                <text:p>0.0005863317</text:p>
              </table:table-cell>
              <table:table-cell office:value-type="float" office:value="0.0291546">
                <text:p>0.0291546</text:p>
              </table:table-cell>
              <table:table-cell office:value-type="float" office:value="0.0296047">
                <text:p>0.0296047</text:p>
              </table:table-cell>
            </table:table-row>
            <table:table-row>
              <table:table-cell office:value-type="string">
                <text:p>0,008343</text:p>
              </table:table-cell>
              <table:table-cell office:value-type="float" office:value="0.0005854286">
                <text:p>0.0005854286</text:p>
              </table:table-cell>
              <table:table-cell office:value-type="float" office:value="0.0290968">
                <text:p>0.0290968</text:p>
              </table:table-cell>
              <table:table-cell office:value-type="float" office:value="0.0295681">
                <text:p>0.0295681</text:p>
              </table:table-cell>
            </table:table-row>
            <table:table-row>
              <table:table-cell office:value-type="string">
                <text:p>0,00834</text:p>
              </table:table-cell>
              <table:table-cell office:value-type="float" office:value="0.0005845286">
                <text:p>0.0005845286</text:p>
              </table:table-cell>
              <table:table-cell office:value-type="float" office:value="0.0290393">
                <text:p>0.0290393</text:p>
              </table:table-cell>
              <table:table-cell office:value-type="float" office:value="0.0330868">
                <text:p>0.0330868</text:p>
              </table:table-cell>
            </table:table-row>
            <table:table-row>
              <table:table-cell office:value-type="string">
                <text:p>0,008336</text:p>
              </table:table-cell>
              <table:table-cell office:value-type="float" office:value="0.0005836319">
                <text:p>0.0005836319</text:p>
              </table:table-cell>
              <table:table-cell office:value-type="float" office:value="0.0289819">
                <text:p>0.0289819</text:p>
              </table:table-cell>
              <table:table-cell office:value-type="float" office:value="0.0294951">
                <text:p>0.0294951</text:p>
              </table:table-cell>
            </table:table-row>
            <table:table-row>
              <table:table-cell office:value-type="string">
                <text:p>0,008332</text:p>
              </table:table-cell>
              <table:table-cell office:value-type="float" office:value="0.0005827384">
                <text:p>0.0005827384</text:p>
              </table:table-cell>
              <table:table-cell office:value-type="float" office:value="0.0289248">
                <text:p>0.0289248</text:p>
              </table:table-cell>
              <table:table-cell office:value-type="float" office:value="0.0294589">
                <text:p>0.0294589</text:p>
              </table:table-cell>
            </table:table-row>
            <table:table-row>
              <table:table-cell office:value-type="string">
                <text:p>0,008328</text:p>
              </table:table-cell>
              <table:table-cell office:value-type="float" office:value="0.0005818481">
                <text:p>0.0005818481</text:p>
              </table:table-cell>
              <table:table-cell office:value-type="float" office:value="0.0288678">
                <text:p>0.0288678</text:p>
              </table:table-cell>
              <table:table-cell office:value-type="float" office:value="0.0329833">
                <text:p>0.0329833</text:p>
              </table:table-cell>
            </table:table-row>
            <table:table-row>
              <table:table-cell office:value-type="string">
                <text:p>0,008324</text:p>
              </table:table-cell>
              <table:table-cell office:value-type="float" office:value="0.000580961">
                <text:p>0.000580961</text:p>
              </table:table-cell>
              <table:table-cell office:value-type="float" office:value="0.0288111">
                <text:p>0.0288111</text:p>
              </table:table-cell>
              <table:table-cell office:value-type="float" office:value="0.0293868">
                <text:p>0.0293868</text:p>
              </table:table-cell>
            </table:table-row>
            <table:table-row>
              <table:table-cell office:value-type="string">
                <text:p>0,00832</text:p>
              </table:table-cell>
              <table:table-cell office:value-type="float" office:value="0.0005800771">
                <text:p>0.0005800771</text:p>
              </table:table-cell>
              <table:table-cell office:value-type="float" office:value="0.0287545">
                <text:p>0.0287545</text:p>
              </table:table-cell>
              <table:table-cell office:value-type="float" office:value="0.0293509">
                <text:p>0.0293509</text:p>
              </table:table-cell>
            </table:table-row>
            <table:table-row>
              <table:table-cell office:value-type="string">
                <text:p>0,008316</text:p>
              </table:table-cell>
              <table:table-cell office:value-type="float" office:value="0.0005791967">
                <text:p>0.0005791967</text:p>
              </table:table-cell>
              <table:table-cell office:value-type="float" office:value="0.0286981">
                <text:p>0.0286981</text:p>
              </table:table-cell>
              <table:table-cell office:value-type="float" office:value="0.0293152">
                <text:p>0.0293152</text:p>
              </table:table-cell>
            </table:table-row>
            <table:table-row>
              <table:table-cell office:value-type="string">
                <text:p>0,008313</text:p>
              </table:table-cell>
              <table:table-cell office:value-type="float" office:value="0.0005783192">
                <text:p>0.0005783192</text:p>
              </table:table-cell>
              <table:table-cell office:value-type="float" office:value="0.0292797">
                <text:p>0.0292797</text:p>
              </table:table-cell>
              <table:table-cell office:value-type="float" office:value="0.0292797">
                <text:p>0.0292797</text:p>
              </table:table-cell>
            </table:table-row>
            <table:table-row>
              <table:table-cell office:value-type="string">
                <text:p>0,008309</text:p>
              </table:table-cell>
              <table:table-cell office:value-type="float" office:value="0.000577445">
                <text:p>0.000577445</text:p>
              </table:table-cell>
              <table:table-cell office:value-type="float" office:value="0.028586">
                <text:p>0.028586</text:p>
              </table:table-cell>
              <table:table-cell office:value-type="float" office:value="0.0292442">
                <text:p>0.0292442</text:p>
              </table:table-cell>
            </table:table-row>
            <table:table-row>
              <table:table-cell office:value-type="string">
                <text:p>0,008305</text:p>
              </table:table-cell>
              <table:table-cell office:value-type="float" office:value="0.000576574">
                <text:p>0.000576574</text:p>
              </table:table-cell>
              <table:table-cell office:value-type="float" office:value="0.0285302">
                <text:p>0.0285302</text:p>
              </table:table-cell>
              <table:table-cell office:value-type="float" office:value="0.029209">
                <text:p>0.029209</text:p>
              </table:table-cell>
            </table:table-row>
            <table:table-row>
              <table:table-cell office:value-type="string">
                <text:p>0,008301</text:p>
              </table:table-cell>
              <table:table-cell office:value-type="float" office:value="0.0005757062">
                <text:p>0.0005757062</text:p>
              </table:table-cell>
              <table:table-cell office:value-type="float" office:value="0.0284746">
                <text:p>0.0284746</text:p>
              </table:table-cell>
              <table:table-cell office:value-type="float" office:value="0.0291738">
                <text:p>0.0291738</text:p>
              </table:table-cell>
            </table:table-row>
            <table:table-row>
              <table:table-cell office:value-type="string">
                <text:p>0,008297</text:p>
              </table:table-cell>
              <table:table-cell office:value-type="float" office:value="0.0005748416">
                <text:p>0.0005748416</text:p>
              </table:table-cell>
              <table:table-cell office:value-type="float" office:value="0.0284192">
                <text:p>0.0284192</text:p>
              </table:table-cell>
              <table:table-cell office:value-type="float" office:value="0.0291388">
                <text:p>0.0291388</text:p>
              </table:table-cell>
            </table:table-row>
            <table:table-row>
              <table:table-cell office:value-type="string">
                <text:p>0,008293</text:p>
              </table:table-cell>
              <table:table-cell office:value-type="float" office:value="0.0005739802">
                <text:p>0.0005739802</text:p>
              </table:table-cell>
              <table:table-cell office:value-type="float" office:value="0.0283641">
                <text:p>0.0283641</text:p>
              </table:table-cell>
              <table:table-cell office:value-type="float" office:value="0.0291039">
                <text:p>0.0291039</text:p>
              </table:table-cell>
            </table:table-row>
            <table:table-row>
              <table:table-cell office:value-type="string">
                <text:p>0,00829</text:p>
              </table:table-cell>
              <table:table-cell office:value-type="float" office:value="0.000573122">
                <text:p>0.000573122</text:p>
              </table:table-cell>
              <table:table-cell office:value-type="float" office:value="0.0283091">
                <text:p>0.0283091</text:p>
              </table:table-cell>
              <table:table-cell office:value-type="float" office:value="0.0290692">
                <text:p>0.0290692</text:p>
              </table:table-cell>
            </table:table-row>
            <table:table-row>
              <table:table-cell office:value-type="string">
                <text:p>0,008286</text:p>
              </table:table-cell>
              <table:table-cell office:value-type="float" office:value="0.0005722671">
                <text:p>0.0005722671</text:p>
              </table:table-cell>
              <table:table-cell office:value-type="float" office:value="0.0282543">
                <text:p>0.0282543</text:p>
              </table:table-cell>
              <table:table-cell office:value-type="float" office:value="0.0290346">
                <text:p>0.0290346</text:p>
              </table:table-cell>
            </table:table-row>
            <table:table-row>
              <table:table-cell office:value-type="string">
                <text:p>0,008282</text:p>
              </table:table-cell>
              <table:table-cell office:value-type="float" office:value="0.0005714153">
                <text:p>0.0005714153</text:p>
              </table:table-cell>
              <table:table-cell office:value-type="float" office:value="0.0281997">
                <text:p>0.0281997</text:p>
              </table:table-cell>
              <table:table-cell office:value-type="float" office:value="0.0325739">
                <text:p>0.0325739</text:p>
              </table:table-cell>
            </table:table-row>
            <table:table-row>
              <table:table-cell office:value-type="string">
                <text:p>0,008278</text:p>
              </table:table-cell>
              <table:table-cell office:value-type="float" office:value="0.0005705668">
                <text:p>0.0005705668</text:p>
              </table:table-cell>
              <table:table-cell office:value-type="float" office:value="0.0289658">
                <text:p>0.0289658</text:p>
              </table:table-cell>
              <table:table-cell office:value-type="float" office:value="0.0289658">
                <text:p>0.0289658</text:p>
              </table:table-cell>
            </table:table-row>
            <table:table-row>
              <table:table-cell office:value-type="string">
                <text:p>0,008274</text:p>
              </table:table-cell>
              <table:table-cell office:value-type="float" office:value="0.0005697215">
                <text:p>0.0005697215</text:p>
              </table:table-cell>
              <table:table-cell office:value-type="float" office:value="0.0280911">
                <text:p>0.0280911</text:p>
              </table:table-cell>
              <table:table-cell office:value-type="float" office:value="0.0289317">
                <text:p>0.0289317</text:p>
              </table:table-cell>
            </table:table-row>
            <table:table-row>
              <table:table-cell office:value-type="string">
                <text:p>0,00827</text:p>
              </table:table-cell>
              <table:table-cell office:value-type="float" office:value="0.0005688794">
                <text:p>0.0005688794</text:p>
              </table:table-cell>
              <table:table-cell office:value-type="float" office:value="0.028037">
                <text:p>0.028037</text:p>
              </table:table-cell>
              <table:table-cell office:value-type="float" office:value="0.0324727">
                <text:p>0.0324727</text:p>
              </table:table-cell>
            </table:table-row>
            <table:table-row>
              <table:table-cell office:value-type="string">
                <text:p>0,008266</text:p>
              </table:table-cell>
              <table:table-cell office:value-type="float" office:value="0.0005680405">
                <text:p>0.0005680405</text:p>
              </table:table-cell>
              <table:table-cell office:value-type="float" office:value="0.0279832">
                <text:p>0.0279832</text:p>
              </table:table-cell>
              <table:table-cell office:value-type="float" office:value="0.0288637">
                <text:p>0.0288637</text:p>
              </table:table-cell>
            </table:table-row>
            <table:table-row>
              <table:table-cell office:value-type="string">
                <text:p>0,008263</text:p>
              </table:table-cell>
              <table:table-cell office:value-type="float" office:value="0.0005672049">
                <text:p>0.0005672049</text:p>
              </table:table-cell>
              <table:table-cell office:value-type="float" office:value="0.0279296">
                <text:p>0.0279296</text:p>
              </table:table-cell>
              <table:table-cell office:value-type="float" office:value="0.02883">
                <text:p>0.02883</text:p>
              </table:table-cell>
            </table:table-row>
            <table:table-row>
              <table:table-cell office:value-type="string">
                <text:p>0,008259</text:p>
              </table:table-cell>
              <table:table-cell office:value-type="float" office:value="0.0005663724">
                <text:p>0.0005663724</text:p>
              </table:table-cell>
              <table:table-cell office:value-type="float" office:value="0.0278762">
                <text:p>0.0278762</text:p>
              </table:table-cell>
              <table:table-cell office:value-type="float" office:value="0.0287963">
                <text:p>0.0287963</text:p>
              </table:table-cell>
            </table:table-row>
            <table:table-row>
              <table:table-cell office:value-type="string">
                <text:p>0,008255</text:p>
              </table:table-cell>
              <table:table-cell office:value-type="float" office:value="0.0005655432">
                <text:p>0.0005655432</text:p>
              </table:table-cell>
              <table:table-cell office:value-type="float" office:value="0.027823">
                <text:p>0.027823</text:p>
              </table:table-cell>
              <table:table-cell office:value-type="float" office:value="0.0287629">
                <text:p>0.0287629</text:p>
              </table:table-cell>
            </table:table-row>
            <table:table-row>
              <table:table-cell office:value-type="string">
                <text:p>0,008251</text:p>
              </table:table-cell>
              <table:table-cell office:value-type="float" office:value="0.0005647171">
                <text:p>0.0005647171</text:p>
              </table:table-cell>
              <table:table-cell office:value-type="float" office:value="0.0277699">
                <text:p>0.0277699</text:p>
              </table:table-cell>
              <table:table-cell office:value-type="float" office:value="0.0287295">
                <text:p>0.0287295</text:p>
              </table:table-cell>
            </table:table-row>
            <table:table-row>
              <table:table-cell office:value-type="string">
                <text:p>0,008247</text:p>
              </table:table-cell>
              <table:table-cell office:value-type="float" office:value="0.0005638943">
                <text:p>0.0005638943</text:p>
              </table:table-cell>
              <table:table-cell office:value-type="float" office:value="0.0286963">
                <text:p>0.0286963</text:p>
              </table:table-cell>
              <table:table-cell office:value-type="float" office:value="0.0286963">
                <text:p>0.0286963</text:p>
              </table:table-cell>
            </table:table-row>
            <table:table-row>
              <table:table-cell office:value-type="string">
                <text:p>0,008243</text:p>
              </table:table-cell>
              <table:table-cell office:value-type="float" office:value="0.0005630747">
                <text:p>0.0005630747</text:p>
              </table:table-cell>
              <table:table-cell office:value-type="float" office:value="0.0276645">
                <text:p>0.0276645</text:p>
              </table:table-cell>
              <table:table-cell office:value-type="float" office:value="0.0286632">
                <text:p>0.0286632</text:p>
              </table:table-cell>
            </table:table-row>
            <table:table-row>
              <table:table-cell office:value-type="string">
                <text:p>0,00824</text:p>
              </table:table-cell>
              <table:table-cell office:value-type="float" office:value="0.0005622583">
                <text:p>0.0005622583</text:p>
              </table:table-cell>
              <table:table-cell office:value-type="float" office:value="0.027612">
                <text:p>0.027612</text:p>
              </table:table-cell>
              <table:table-cell office:value-type="float" office:value="0.0322051">
                <text:p>0.0322051</text:p>
              </table:table-cell>
            </table:table-row>
            <table:table-row>
              <table:table-cell office:value-type="string">
                <text:p>0,008236</text:p>
              </table:table-cell>
              <table:table-cell office:value-type="float" office:value="0.0005614452">
                <text:p>0.0005614452</text:p>
              </table:table-cell>
              <table:table-cell office:value-type="float" office:value="0.0275598">
                <text:p>0.0275598</text:p>
              </table:table-cell>
              <table:table-cell office:value-type="float" office:value="0.0285975">
                <text:p>0.0285975</text:p>
              </table:table-cell>
            </table:table-row>
            <table:table-row>
              <table:table-cell office:value-type="string">
                <text:p>0,008232</text:p>
              </table:table-cell>
              <table:table-cell office:value-type="float" office:value="0.0005606352">
                <text:p>0.0005606352</text:p>
              </table:table-cell>
              <table:table-cell office:value-type="float" office:value="0.0275077">
                <text:p>0.0275077</text:p>
              </table:table-cell>
              <table:table-cell office:value-type="float" office:value="0.0285649">
                <text:p>0.0285649</text:p>
              </table:table-cell>
            </table:table-row>
            <table:table-row>
              <table:table-cell office:value-type="string">
                <text:p>0,008228</text:p>
              </table:table-cell>
              <table:table-cell office:value-type="float" office:value="0.0005598285">
                <text:p>0.0005598285</text:p>
              </table:table-cell>
              <table:table-cell office:value-type="float" office:value="0.0274559">
                <text:p>0.0274559</text:p>
              </table:table-cell>
              <table:table-cell office:value-type="float" office:value="0.0285324">
                <text:p>0.0285324</text:p>
              </table:table-cell>
            </table:table-row>
            <table:table-row>
              <table:table-cell office:value-type="string">
                <text:p>0,008224</text:p>
              </table:table-cell>
              <table:table-cell office:value-type="float" office:value="0.000559025">
                <text:p>0.000559025</text:p>
              </table:table-cell>
              <table:table-cell office:value-type="float" office:value="0.0274042">
                <text:p>0.0274042</text:p>
              </table:table-cell>
              <table:table-cell office:value-type="float" office:value="0.0285">
                <text:p>0.0285</text:p>
              </table:table-cell>
            </table:table-row>
            <table:table-row>
              <table:table-cell office:value-type="string">
                <text:p>0,00822</text:p>
              </table:table-cell>
              <table:table-cell office:value-type="float" office:value="0.0005582247">
                <text:p>0.0005582247</text:p>
              </table:table-cell>
              <table:table-cell office:value-type="float" office:value="0.0273528">
                <text:p>0.0273528</text:p>
              </table:table-cell>
              <table:table-cell office:value-type="float" office:value="0.0284678">
                <text:p>0.0284678</text:p>
              </table:table-cell>
            </table:table-row>
            <table:table-row>
              <table:table-cell office:value-type="string">
                <text:p>0,008216</text:p>
              </table:table-cell>
              <table:table-cell office:value-type="float" office:value="0.0005574276">
                <text:p>0.0005574276</text:p>
              </table:table-cell>
              <table:table-cell office:value-type="float" office:value="0.0273015">
                <text:p>0.0273015</text:p>
              </table:table-cell>
              <table:table-cell office:value-type="float" office:value="0.0284357">
                <text:p>0.0284357</text:p>
              </table:table-cell>
            </table:table-row>
            <table:table-row>
              <table:table-cell office:value-type="string">
                <text:p>0,008213</text:p>
              </table:table-cell>
              <table:table-cell office:value-type="float" office:value="0.0005566337">
                <text:p>0.0005566337</text:p>
              </table:table-cell>
              <table:table-cell office:value-type="float" office:value="0.0272505">
                <text:p>0.0272505</text:p>
              </table:table-cell>
              <table:table-cell office:value-type="float" office:value="0.0319737">
                <text:p>0.0319737</text:p>
              </table:table-cell>
            </table:table-row>
            <table:table-row>
              <table:table-cell office:value-type="string">
                <text:p>0,008209</text:p>
              </table:table-cell>
              <table:table-cell office:value-type="float" office:value="0.000555843">
                <text:p>0.000555843</text:p>
              </table:table-cell>
              <table:table-cell office:value-type="float" office:value="0.0271996">
                <text:p>0.0271996</text:p>
              </table:table-cell>
              <table:table-cell office:value-type="float" office:value="0.0283719">
                <text:p>0.0283719</text:p>
              </table:table-cell>
            </table:table-row>
            <table:table-row>
              <table:table-cell office:value-type="string">
                <text:p>0,008205</text:p>
              </table:table-cell>
              <table:table-cell office:value-type="float" office:value="0.0005550556">
                <text:p>0.0005550556</text:p>
              </table:table-cell>
              <table:table-cell office:value-type="float" office:value="0.0271489">
                <text:p>0.0271489</text:p>
              </table:table-cell>
              <table:table-cell office:value-type="float" office:value="0.031908">
                <text:p>0.031908</text:p>
              </table:table-cell>
            </table:table-row>
            <table:table-row>
              <table:table-cell office:value-type="string">
                <text:p>0,008201</text:p>
              </table:table-cell>
              <table:table-cell office:value-type="float" office:value="0.0005542713">
                <text:p>0.0005542713</text:p>
              </table:table-cell>
              <table:table-cell office:value-type="float" office:value="0.0270985">
                <text:p>0.0270985</text:p>
              </table:table-cell>
              <table:table-cell office:value-type="float" office:value="0.0283087">
                <text:p>0.0283087</text:p>
              </table:table-cell>
            </table:table-row>
            <table:table-row>
              <table:table-cell office:value-type="string">
                <text:p>0,008197</text:p>
              </table:table-cell>
              <table:table-cell office:value-type="float" office:value="0.0005534903">
                <text:p>0.0005534903</text:p>
              </table:table-cell>
              <table:table-cell office:value-type="float" office:value="0.0270482">
                <text:p>0.0270482</text:p>
              </table:table-cell>
              <table:table-cell office:value-type="float" office:value="0.0282773">
                <text:p>0.0282773</text:p>
              </table:table-cell>
            </table:table-row>
            <table:table-row>
              <table:table-cell office:value-type="string">
                <text:p>0,008193</text:p>
              </table:table-cell>
              <table:table-cell office:value-type="float" office:value="0.0005527125">
                <text:p>0.0005527125</text:p>
              </table:table-cell>
              <table:table-cell office:value-type="float" office:value="0.0269981">
                <text:p>0.0269981</text:p>
              </table:table-cell>
              <table:table-cell office:value-type="float" office:value="0.0282461">
                <text:p>0.0282461</text:p>
              </table:table-cell>
            </table:table-row>
            <table:table-row>
              <table:table-cell office:value-type="string">
                <text:p>0,00819</text:p>
              </table:table-cell>
              <table:table-cell office:value-type="float" office:value="0.0005519379">
                <text:p>0.0005519379</text:p>
              </table:table-cell>
              <table:table-cell office:value-type="float" office:value="0.0269482">
                <text:p>0.0269482</text:p>
              </table:table-cell>
              <table:table-cell office:value-type="float" office:value="0.028215">
                <text:p>0.028215</text:p>
              </table:table-cell>
            </table:table-row>
            <table:table-row>
              <table:table-cell office:value-type="string">
                <text:p>0,008186</text:p>
              </table:table-cell>
              <table:table-cell office:value-type="float" office:value="0.0005511665">
                <text:p>0.0005511665</text:p>
              </table:table-cell>
              <table:table-cell office:value-type="float" office:value="0.0268985">
                <text:p>0.0268985</text:p>
              </table:table-cell>
              <table:table-cell office:value-type="float" office:value="0.028184">
                <text:p>0.028184</text:p>
              </table:table-cell>
            </table:table-row>
            <table:table-row>
              <table:table-cell office:value-type="string">
                <text:p>0,008182</text:p>
              </table:table-cell>
              <table:table-cell office:value-type="float" office:value="0.0005503983">
                <text:p>0.0005503983</text:p>
              </table:table-cell>
              <table:table-cell office:value-type="float" office:value="0.026849">
                <text:p>0.026849</text:p>
              </table:table-cell>
              <table:table-cell office:value-type="float" office:value="0.0281531">
                <text:p>0.0281531</text:p>
              </table:table-cell>
            </table:table-row>
            <table:table-row>
              <table:table-cell office:value-type="string">
                <text:p>0,008178</text:p>
              </table:table-cell>
              <table:table-cell office:value-type="float" office:value="0.0005496335">
                <text:p>0.0005496335</text:p>
              </table:table-cell>
              <table:table-cell office:value-type="float" office:value="0.0267998">
                <text:p>0.0267998</text:p>
              </table:table-cell>
              <table:table-cell office:value-type="float" office:value="0.0281224">
                <text:p>0.0281224</text:p>
              </table:table-cell>
            </table:table-row>
            <table:table-row>
              <table:table-cell office:value-type="string">
                <text:p>0,008174</text:p>
              </table:table-cell>
              <table:table-cell office:value-type="float" office:value="0.0005488717">
                <text:p>0.0005488717</text:p>
              </table:table-cell>
              <table:table-cell office:value-type="float" office:value="0.0267507">
                <text:p>0.0267507</text:p>
              </table:table-cell>
              <table:table-cell office:value-type="float" office:value="0.0280919">
                <text:p>0.0280919</text:p>
              </table:table-cell>
            </table:table-row>
            <table:table-row>
              <table:table-cell office:value-type="string">
                <text:p>0,00817</text:p>
              </table:table-cell>
              <table:table-cell office:value-type="float" office:value="0.0005481132">
                <text:p>0.0005481132</text:p>
              </table:table-cell>
              <table:table-cell office:value-type="float" office:value="0.0267018">
                <text:p>0.0267018</text:p>
              </table:table-cell>
              <table:table-cell office:value-type="float" office:value="0.0280615">
                <text:p>0.0280615</text:p>
              </table:table-cell>
            </table:table-row>
            <table:table-row>
              <table:table-cell office:value-type="string">
                <text:p>0,008166</text:p>
              </table:table-cell>
              <table:table-cell office:value-type="float" office:value="0.0005473579">
                <text:p>0.0005473579</text:p>
              </table:table-cell>
              <table:table-cell office:value-type="float" office:value="0.0266531">
                <text:p>0.0266531</text:p>
              </table:table-cell>
              <table:table-cell office:value-type="float" office:value="0.0280312">
                <text:p>0.0280312</text:p>
              </table:table-cell>
            </table:table-row>
            <table:table-row>
              <table:table-cell office:value-type="string">
                <text:p>0,008163</text:p>
              </table:table-cell>
              <table:table-cell office:value-type="float" office:value="0.0005466058">
                <text:p>0.0005466058</text:p>
              </table:table-cell>
              <table:table-cell office:value-type="float" office:value="0.0266045">
                <text:p>0.0266045</text:p>
              </table:table-cell>
              <table:table-cell office:value-type="float" office:value="0.028001">
                <text:p>0.028001</text:p>
              </table:table-cell>
            </table:table-row>
            <table:table-row>
              <table:table-cell office:value-type="string">
                <text:p>0,008159</text:p>
              </table:table-cell>
              <table:table-cell office:value-type="float" office:value="0.0005458569">
                <text:p>0.0005458569</text:p>
              </table:table-cell>
              <table:table-cell office:value-type="float" office:value="0.0265562">
                <text:p>0.0265562</text:p>
              </table:table-cell>
              <table:table-cell office:value-type="float" office:value="0.027971">
                <text:p>0.027971</text:p>
              </table:table-cell>
            </table:table-row>
            <table:table-row>
              <table:table-cell office:value-type="string">
                <text:p>0,008155</text:p>
              </table:table-cell>
              <table:table-cell office:value-type="float" office:value="0.0005451112">
                <text:p>0.0005451112</text:p>
              </table:table-cell>
              <table:table-cell office:value-type="float" office:value="0.0279412">
                <text:p>0.0279412</text:p>
              </table:table-cell>
              <table:table-cell office:value-type="float" office:value="0.0279412">
                <text:p>0.0279412</text:p>
              </table:table-cell>
            </table:table-row>
            <table:table-row>
              <table:table-cell office:value-type="string">
                <text:p>0,008151</text:p>
              </table:table-cell>
              <table:table-cell office:value-type="float" office:value="0.0005443688">
                <text:p>0.0005443688</text:p>
              </table:table-cell>
              <table:table-cell office:value-type="float" office:value="0.0264602">
                <text:p>0.0264602</text:p>
              </table:table-cell>
              <table:table-cell office:value-type="float" office:value="0.0279114">
                <text:p>0.0279114</text:p>
              </table:table-cell>
            </table:table-row>
            <table:table-row>
              <table:table-cell office:value-type="string">
                <text:p>0,008147</text:p>
              </table:table-cell>
              <table:table-cell office:value-type="float" office:value="0.0005436295">
                <text:p>0.0005436295</text:p>
              </table:table-cell>
              <table:table-cell office:value-type="float" office:value="0.0278818">
                <text:p>0.0278818</text:p>
              </table:table-cell>
              <table:table-cell office:value-type="float" office:value="0.0314223">
                <text:p>0.0314223</text:p>
              </table:table-cell>
            </table:table-row>
            <table:table-row>
              <table:table-cell office:value-type="string">
                <text:p>0,008143</text:p>
              </table:table-cell>
              <table:table-cell office:value-type="float" office:value="0.0005428935">
                <text:p>0.0005428935</text:p>
              </table:table-cell>
              <table:table-cell office:value-type="float" office:value="0.026365">
                <text:p>0.026365</text:p>
              </table:table-cell>
              <table:table-cell office:value-type="float" office:value="0.0278524">
                <text:p>0.0278524</text:p>
              </table:table-cell>
            </table:table-row>
            <table:table-row>
              <table:table-cell office:value-type="string">
                <text:p>0,00814</text:p>
              </table:table-cell>
              <table:table-cell office:value-type="float" office:value="0.0005421607">
                <text:p>0.0005421607</text:p>
              </table:table-cell>
              <table:table-cell office:value-type="float" office:value="0.0263176">
                <text:p>0.0263176</text:p>
              </table:table-cell>
              <table:table-cell office:value-type="float" office:value="0.0278231">
                <text:p>0.0278231</text:p>
              </table:table-cell>
            </table:table-row>
            <table:table-row>
              <table:table-cell office:value-type="string">
                <text:p>0,008136</text:p>
              </table:table-cell>
              <table:table-cell office:value-type="float" office:value="0.0005414311">
                <text:p>0.0005414311</text:p>
              </table:table-cell>
              <table:table-cell office:value-type="float" office:value="0.0277939">
                <text:p>0.0277939</text:p>
              </table:table-cell>
              <table:table-cell office:value-type="float" office:value="0.0277939">
                <text:p>0.0277939</text:p>
              </table:table-cell>
            </table:table-row>
            <table:table-row>
              <table:table-cell office:value-type="string">
                <text:p>0,008132</text:p>
              </table:table-cell>
              <table:table-cell office:value-type="float" office:value="0.0005407047">
                <text:p>0.0005407047</text:p>
              </table:table-cell>
              <table:table-cell office:value-type="float" office:value="0.0262236">
                <text:p>0.0262236</text:p>
              </table:table-cell>
              <table:table-cell office:value-type="float" office:value="0.0277649">
                <text:p>0.0277649</text:p>
              </table:table-cell>
            </table:table-row>
            <table:table-row>
              <table:table-cell office:value-type="string">
                <text:p>0,008128</text:p>
              </table:table-cell>
              <table:table-cell office:value-type="float" office:value="0.0005399815">
                <text:p>0.0005399815</text:p>
              </table:table-cell>
              <table:table-cell office:value-type="float" office:value="0.027736">
                <text:p>0.027736</text:p>
              </table:table-cell>
              <table:table-cell office:value-type="float" office:value="0.027736">
                <text:p>0.027736</text:p>
              </table:table-cell>
            </table:table-row>
            <table:table-row>
              <table:table-cell office:value-type="string">
                <text:p>0,008124</text:p>
              </table:table-cell>
              <table:table-cell office:value-type="float" office:value="0.0005392608">
                <text:p>0.0005392608</text:p>
              </table:table-cell>
              <table:table-cell office:value-type="float" office:value="0.0261303">
                <text:p>0.0261303</text:p>
              </table:table-cell>
              <table:table-cell office:value-type="float" office:value="0.0312313">
                <text:p>0.0312313</text:p>
              </table:table-cell>
            </table:table-row>
            <table:table-row>
              <table:table-cell office:value-type="string">
                <text:p>0,00812</text:p>
              </table:table-cell>
              <table:table-cell office:value-type="float" office:value="0.0005385414">
                <text:p>0.0005385414</text:p>
              </table:table-cell>
              <table:table-cell office:value-type="float" office:value="0.0260839">
                <text:p>0.0260839</text:p>
              </table:table-cell>
              <table:table-cell office:value-type="float" office:value="0.0276786">
                <text:p>0.0276786</text:p>
              </table:table-cell>
            </table:table-row>
            <table:table-row>
              <table:table-cell office:value-type="string">
                <text:p>0,008116</text:p>
              </table:table-cell>
              <table:table-cell office:value-type="float" office:value="0.0005378234">
                <text:p>0.0005378234</text:p>
              </table:table-cell>
              <table:table-cell office:value-type="float" office:value="0.0276501">
                <text:p>0.0276501</text:p>
              </table:table-cell>
              <table:table-cell office:value-type="float" office:value="0.0276501">
                <text:p>0.0276501</text:p>
              </table:table-cell>
            </table:table-row>
            <table:table-row>
              <table:table-cell office:value-type="string">
                <text:p>0,008113</text:p>
              </table:table-cell>
              <table:table-cell office:value-type="float" office:value="0.0005371068">
                <text:p>0.0005371068</text:p>
              </table:table-cell>
              <table:table-cell office:value-type="float" office:value="0.0259918">
                <text:p>0.0259918</text:p>
              </table:table-cell>
              <table:table-cell office:value-type="float" office:value="0.0276218">
                <text:p>0.0276218</text:p>
              </table:table-cell>
            </table:table-row>
            <table:table-row>
              <table:table-cell office:value-type="string">
                <text:p>0,008109</text:p>
              </table:table-cell>
              <table:table-cell office:value-type="float" office:value="0.0005363915">
                <text:p>0.0005363915</text:p>
              </table:table-cell>
              <table:table-cell office:value-type="float" office:value="0.0259461">
                <text:p>0.0259461</text:p>
              </table:table-cell>
              <table:table-cell office:value-type="float" office:value="0.0275936">
                <text:p>0.0275936</text:p>
              </table:table-cell>
            </table:table-row>
            <table:table-row>
              <table:table-cell office:value-type="string">
                <text:p>0,008105</text:p>
              </table:table-cell>
              <table:table-cell office:value-type="float" office:value="0.0005356776">
                <text:p>0.0005356776</text:p>
              </table:table-cell>
              <table:table-cell office:value-type="float" office:value="0.0259005">
                <text:p>0.0259005</text:p>
              </table:table-cell>
              <table:table-cell office:value-type="float" office:value="0.0275655">
                <text:p>0.0275655</text:p>
              </table:table-cell>
            </table:table-row>
            <table:table-row>
              <table:table-cell office:value-type="string">
                <text:p>0,008101</text:p>
              </table:table-cell>
              <table:table-cell office:value-type="float" office:value="0.0005349651">
                <text:p>0.0005349651</text:p>
              </table:table-cell>
              <table:table-cell office:value-type="float" office:value="0.0258551">
                <text:p>0.0258551</text:p>
              </table:table-cell>
              <table:table-cell office:value-type="float" office:value="0.0275376">
                <text:p>0.0275376</text:p>
              </table:table-cell>
            </table:table-row>
            <table:table-row>
              <table:table-cell office:value-type="string">
                <text:p>0,008097</text:p>
              </table:table-cell>
              <table:table-cell office:value-type="float" office:value="0.0005342539">
                <text:p>0.0005342539</text:p>
              </table:table-cell>
              <table:table-cell office:value-type="float" office:value="0.02581">
                <text:p>0.02581</text:p>
              </table:table-cell>
              <table:table-cell office:value-type="float" office:value="0.0275098">
                <text:p>0.0275098</text:p>
              </table:table-cell>
            </table:table-row>
            <table:table-row>
              <table:table-cell office:value-type="string">
                <text:p>0,008093</text:p>
              </table:table-cell>
              <table:table-cell office:value-type="float" office:value="0.0005335441">
                <text:p>0.0005335441</text:p>
              </table:table-cell>
              <table:table-cell office:value-type="float" office:value="0.025765">
                <text:p>0.025765</text:p>
              </table:table-cell>
              <table:table-cell office:value-type="float" office:value="0.0274822">
                <text:p>0.0274822</text:p>
              </table:table-cell>
            </table:table-row>
            <table:table-row>
              <table:table-cell office:value-type="string">
                <text:p>0,008089</text:p>
              </table:table-cell>
              <table:table-cell office:value-type="float" office:value="0.0005328356">
                <text:p>0.0005328356</text:p>
              </table:table-cell>
              <table:table-cell office:value-type="float" office:value="0.0257202">
                <text:p>0.0257202</text:p>
              </table:table-cell>
              <table:table-cell office:value-type="float" office:value="0.0274547">
                <text:p>0.0274547</text:p>
              </table:table-cell>
            </table:table-row>
            <table:table-row>
              <table:table-cell office:value-type="string">
                <text:p>0,008086</text:p>
              </table:table-cell>
              <table:table-cell office:value-type="float" office:value="0.0005321285">
                <text:p>0.0005321285</text:p>
              </table:table-cell>
              <table:table-cell office:value-type="float" office:value="0.0256756">
                <text:p>0.0256756</text:p>
              </table:table-cell>
              <table:table-cell office:value-type="float" office:value="0.0274273">
                <text:p>0.0274273</text:p>
              </table:table-cell>
            </table:table-row>
            <table:table-row>
              <table:table-cell office:value-type="string">
                <text:p>0,008082</text:p>
              </table:table-cell>
              <table:table-cell office:value-type="float" office:value="0.0005314228">
                <text:p>0.0005314228</text:p>
              </table:table-cell>
              <table:table-cell office:value-type="float" office:value="0.0256313">
                <text:p>0.0256313</text:p>
              </table:table-cell>
              <table:table-cell office:value-type="float" office:value="0.0308858">
                <text:p>0.0308858</text:p>
              </table:table-cell>
            </table:table-row>
            <table:table-row>
              <table:table-cell office:value-type="string">
                <text:p>0,008078</text:p>
              </table:table-cell>
              <table:table-cell office:value-type="float" office:value="0.0005307183">
                <text:p>0.0005307183</text:p>
              </table:table-cell>
              <table:table-cell office:value-type="float" office:value="0.0255871">
                <text:p>0.0255871</text:p>
              </table:table-cell>
              <table:table-cell office:value-type="float" office:value="0.027373">
                <text:p>0.027373</text:p>
              </table:table-cell>
            </table:table-row>
            <table:table-row>
              <table:table-cell office:value-type="string">
                <text:p>0,008074</text:p>
              </table:table-cell>
              <table:table-cell office:value-type="float" office:value="0.0005300154">
                <text:p>0.0005300154</text:p>
              </table:table-cell>
              <table:table-cell office:value-type="float" office:value="0.0255431">
                <text:p>0.0255431</text:p>
              </table:table-cell>
              <table:table-cell office:value-type="float" office:value="0.027346">
                <text:p>0.027346</text:p>
              </table:table-cell>
            </table:table-row>
            <table:table-row>
              <table:table-cell office:value-type="string">
                <text:p>0,00807</text:p>
              </table:table-cell>
              <table:table-cell office:value-type="float" office:value="0.0005293137">
                <text:p>0.0005293137</text:p>
              </table:table-cell>
              <table:table-cell office:value-type="float" office:value="0.0273192">
                <text:p>0.0273192</text:p>
              </table:table-cell>
              <table:table-cell office:value-type="float" office:value="0.0273192">
                <text:p>0.0273192</text:p>
              </table:table-cell>
            </table:table-row>
            <table:table-row>
              <table:table-cell office:value-type="string">
                <text:p>0,008066</text:p>
              </table:table-cell>
              <table:table-cell office:value-type="float" office:value="0.0005286134">
                <text:p>0.0005286134</text:p>
              </table:table-cell>
              <table:table-cell office:value-type="float" office:value="0.0254557">
                <text:p>0.0254557</text:p>
              </table:table-cell>
              <table:table-cell office:value-type="float" office:value="0.0307618">
                <text:p>0.0307618</text:p>
              </table:table-cell>
            </table:table-row>
            <table:table-row>
              <table:table-cell office:value-type="string">
                <text:p>0,008063</text:p>
              </table:table-cell>
              <table:table-cell office:value-type="float" office:value="0.0005279144">
                <text:p>0.0005279144</text:p>
              </table:table-cell>
              <table:table-cell office:value-type="float" office:value="0.027266">
                <text:p>0.027266</text:p>
              </table:table-cell>
              <table:table-cell office:value-type="float" office:value="0.027266">
                <text:p>0.027266</text:p>
              </table:table-cell>
            </table:table-row>
            <table:table-row>
              <table:table-cell office:value-type="string">
                <text:p>0,008059</text:p>
              </table:table-cell>
              <table:table-cell office:value-type="float" office:value="0.0005272169">
                <text:p>0.0005272169</text:p>
              </table:table-cell>
              <table:table-cell office:value-type="float" office:value="0.0272396">
                <text:p>0.0272396</text:p>
              </table:table-cell>
              <table:table-cell office:value-type="float" office:value="0.0272396">
                <text:p>0.0272396</text:p>
              </table:table-cell>
            </table:table-row>
            <table:table-row>
              <table:table-cell office:value-type="string">
                <text:p>0,008055</text:p>
              </table:table-cell>
              <table:table-cell office:value-type="float" office:value="0.0005265207">
                <text:p>0.0005265207</text:p>
              </table:table-cell>
              <table:table-cell office:value-type="float" office:value="0.0272133">
                <text:p>0.0272133</text:p>
              </table:table-cell>
              <table:table-cell office:value-type="float" office:value="0.0272133">
                <text:p>0.0272133</text:p>
              </table:table-cell>
            </table:table-row>
            <table:table-row>
              <table:table-cell office:value-type="string">
                <text:p>0,008051</text:p>
              </table:table-cell>
              <table:table-cell office:value-type="float" office:value="0.0005258258">
                <text:p>0.0005258258</text:p>
              </table:table-cell>
              <table:table-cell office:value-type="float" office:value="0.0252833">
                <text:p>0.0252833</text:p>
              </table:table-cell>
              <table:table-cell office:value-type="float" office:value="0.0271872">
                <text:p>0.0271872</text:p>
              </table:table-cell>
            </table:table-row>
            <table:table-row>
              <table:table-cell office:value-type="string">
                <text:p>0,008047</text:p>
              </table:table-cell>
              <table:table-cell office:value-type="float" office:value="0.0005251323">
                <text:p>0.0005251323</text:p>
              </table:table-cell>
              <table:table-cell office:value-type="float" office:value="0.0252406">
                <text:p>0.0252406</text:p>
              </table:table-cell>
              <table:table-cell office:value-type="float" office:value="0.0271613">
                <text:p>0.0271613</text:p>
              </table:table-cell>
            </table:table-row>
            <table:table-row>
              <table:table-cell office:value-type="string">
                <text:p>0,008043</text:p>
              </table:table-cell>
              <table:table-cell office:value-type="float" office:value="0.0005244402">
                <text:p>0.0005244402</text:p>
              </table:table-cell>
              <table:table-cell office:value-type="float" office:value="0.0251982">
                <text:p>0.0251982</text:p>
              </table:table-cell>
              <table:table-cell office:value-type="float" office:value="0.0271354">
                <text:p>0.0271354</text:p>
              </table:table-cell>
            </table:table-row>
            <table:table-row>
              <table:table-cell office:value-type="string">
                <text:p>0,008039</text:p>
              </table:table-cell>
              <table:table-cell office:value-type="float" office:value="0.0005237495">
                <text:p>0.0005237495</text:p>
              </table:table-cell>
              <table:table-cell office:value-type="float" office:value="0.025156">
                <text:p>0.025156</text:p>
              </table:table-cell>
              <table:table-cell office:value-type="float" office:value="0.0271097">
                <text:p>0.0271097</text:p>
              </table:table-cell>
            </table:table-row>
            <table:table-row>
              <table:table-cell office:value-type="string">
                <text:p>0,008036</text:p>
              </table:table-cell>
              <table:table-cell office:value-type="float" office:value="0.0005230602">
                <text:p>0.0005230602</text:p>
              </table:table-cell>
              <table:table-cell office:value-type="float" office:value="0.025114">
                <text:p>0.025114</text:p>
              </table:table-cell>
              <table:table-cell office:value-type="float" office:value="0.0270842">
                <text:p>0.0270842</text:p>
              </table:table-cell>
            </table:table-row>
            <table:table-row>
              <table:table-cell office:value-type="string">
                <text:p>0,008032</text:p>
              </table:table-cell>
              <table:table-cell office:value-type="float" office:value="0.0005223722">
                <text:p>0.0005223722</text:p>
              </table:table-cell>
              <table:table-cell office:value-type="float" office:value="0.0270587">
                <text:p>0.0270587</text:p>
              </table:table-cell>
              <table:table-cell office:value-type="float" office:value="0.0270587">
                <text:p>0.0270587</text:p>
              </table:table-cell>
            </table:table-row>
            <table:table-row>
              <table:table-cell office:value-type="string">
                <text:p>0,008028</text:p>
              </table:table-cell>
              <table:table-cell office:value-type="float" office:value="0.0005216855">
                <text:p>0.0005216855</text:p>
              </table:table-cell>
              <table:table-cell office:value-type="float" office:value="0.0250305">
                <text:p>0.0250305</text:p>
              </table:table-cell>
              <table:table-cell office:value-type="float" office:value="0.0270335">
                <text:p>0.0270335</text:p>
              </table:table-cell>
            </table:table-row>
            <table:table-row>
              <table:table-cell office:value-type="string">
                <text:p>0,008024</text:p>
              </table:table-cell>
              <table:table-cell office:value-type="float" office:value="0.0005210002">
                <text:p>0.0005210002</text:p>
              </table:table-cell>
              <table:table-cell office:value-type="float" office:value="0.0249891">
                <text:p>0.0249891</text:p>
              </table:table-cell>
              <table:table-cell office:value-type="float" office:value="0.0270083">
                <text:p>0.0270083</text:p>
              </table:table-cell>
            </table:table-row>
            <table:table-row>
              <table:table-cell office:value-type="string">
                <text:p>0,00802</text:p>
              </table:table-cell>
              <table:table-cell office:value-type="float" office:value="0.0005203162">
                <text:p>0.0005203162</text:p>
              </table:table-cell>
              <table:table-cell office:value-type="float" office:value="0.0249479">
                <text:p>0.0249479</text:p>
              </table:table-cell>
              <table:table-cell office:value-type="float" office:value="0.0269833">
                <text:p>0.0269833</text:p>
              </table:table-cell>
            </table:table-row>
            <table:table-row>
              <table:table-cell office:value-type="string">
                <text:p>0,008016</text:p>
              </table:table-cell>
              <table:table-cell office:value-type="float" office:value="0.0005196336">
                <text:p>0.0005196336</text:p>
              </table:table-cell>
              <table:table-cell office:value-type="float" office:value="0.0249068">
                <text:p>0.0249068</text:p>
              </table:table-cell>
              <table:table-cell office:value-type="float" office:value="0.0303643">
                <text:p>0.0303643</text:p>
              </table:table-cell>
            </table:table-row>
            <table:table-row>
              <table:table-cell office:value-type="string">
                <text:p>0,008013</text:p>
              </table:table-cell>
              <table:table-cell office:value-type="float" office:value="0.0005189524">
                <text:p>0.0005189524</text:p>
              </table:table-cell>
              <table:table-cell office:value-type="float" office:value="0.024866">
                <text:p>0.024866</text:p>
              </table:table-cell>
              <table:table-cell office:value-type="float" office:value="0.0269337">
                <text:p>0.0269337</text:p>
              </table:table-cell>
            </table:table-row>
            <table:table-row>
              <table:table-cell office:value-type="string">
                <text:p>0,008009</text:p>
              </table:table-cell>
              <table:table-cell office:value-type="float" office:value="0.0005182725">
                <text:p>0.0005182725</text:p>
              </table:table-cell>
              <table:table-cell office:value-type="float" office:value="0.0248253">
                <text:p>0.0248253</text:p>
              </table:table-cell>
              <table:table-cell office:value-type="float" office:value="0.0269091">
                <text:p>0.0269091</text:p>
              </table:table-cell>
            </table:table-row>
            <table:table-row>
              <table:table-cell office:value-type="string">
                <text:p>0,008005</text:p>
              </table:table-cell>
              <table:table-cell office:value-type="float" office:value="0.000517594">
                <text:p>0.000517594</text:p>
              </table:table-cell>
              <table:table-cell office:value-type="float" office:value="0.0247849">
                <text:p>0.0247849</text:p>
              </table:table-cell>
              <table:table-cell office:value-type="float" office:value="0.0268847">
                <text:p>0.0268847</text:p>
              </table:table-cell>
            </table:table-row>
            <table:table-row>
              <table:table-cell office:value-type="string">
                <text:p>0,008001</text:p>
              </table:table-cell>
              <table:table-cell office:value-type="float" office:value="0.0005169168">
                <text:p>0.0005169168</text:p>
              </table:table-cell>
              <table:table-cell office:value-type="float" office:value="0.0247446">
                <text:p>0.0247446</text:p>
              </table:table-cell>
              <table:table-cell office:value-type="float" office:value="0.0268604">
                <text:p>0.0268604</text:p>
              </table:table-cell>
            </table:table-row>
            <table:table-row>
              <table:table-cell office:value-type="string">
                <text:p>0,007997</text:p>
              </table:table-cell>
              <table:table-cell office:value-type="float" office:value="0.000516241">
                <text:p>0.000516241</text:p>
              </table:table-cell>
              <table:table-cell office:value-type="float" office:value="0.0247046">
                <text:p>0.0247046</text:p>
              </table:table-cell>
              <table:table-cell office:value-type="float" office:value="0.0268362">
                <text:p>0.0268362</text:p>
              </table:table-cell>
            </table:table-row>
            <table:table-row>
              <table:table-cell office:value-type="string">
                <text:p>0,007993</text:p>
              </table:table-cell>
              <table:table-cell office:value-type="float" office:value="0.0005155666">
                <text:p>0.0005155666</text:p>
              </table:table-cell>
              <table:table-cell office:value-type="float" office:value="0.0246647">
                <text:p>0.0246647</text:p>
              </table:table-cell>
              <table:table-cell office:value-type="float" office:value="0.0301838">
                <text:p>0.0301838</text:p>
              </table:table-cell>
            </table:table-row>
            <table:table-row>
              <table:table-cell office:value-type="string">
                <text:p>0,007989</text:p>
              </table:table-cell>
              <table:table-cell office:value-type="float" office:value="0.0005148935">
                <text:p>0.0005148935</text:p>
              </table:table-cell>
              <table:table-cell office:value-type="float" office:value="0.024625">
                <text:p>0.024625</text:p>
              </table:table-cell>
              <table:table-cell office:value-type="float" office:value="0.0267883">
                <text:p>0.0267883</text:p>
              </table:table-cell>
            </table:table-row>
            <table:table-row>
              <table:table-cell office:value-type="string">
                <text:p>0,007986</text:p>
              </table:table-cell>
              <table:table-cell office:value-type="float" office:value="0.0005142218">
                <text:p>0.0005142218</text:p>
              </table:table-cell>
              <table:table-cell office:value-type="float" office:value="0.0245856">
                <text:p>0.0245856</text:p>
              </table:table-cell>
              <table:table-cell office:value-type="float" office:value="0.0267645">
                <text:p>0.0267645</text:p>
              </table:table-cell>
            </table:table-row>
            <table:table-row>
              <table:table-cell office:value-type="string">
                <text:p>0,007982</text:p>
              </table:table-cell>
              <table:table-cell office:value-type="float" office:value="0.0005135515">
                <text:p>0.0005135515</text:p>
              </table:table-cell>
              <table:table-cell office:value-type="float" office:value="0.0245463">
                <text:p>0.0245463</text:p>
              </table:table-cell>
              <table:table-cell office:value-type="float" office:value="0.0267409">
                <text:p>0.0267409</text:p>
              </table:table-cell>
            </table:table-row>
            <table:table-row>
              <table:table-cell office:value-type="string">
                <text:p>0,007978</text:p>
              </table:table-cell>
              <table:table-cell office:value-type="float" office:value="0.0005128825">
                <text:p>0.0005128825</text:p>
              </table:table-cell>
              <table:table-cell office:value-type="float" office:value="0.0245072">
                <text:p>0.0245072</text:p>
              </table:table-cell>
              <table:table-cell office:value-type="float" office:value="0.0267174">
                <text:p>0.0267174</text:p>
              </table:table-cell>
            </table:table-row>
            <table:table-row>
              <table:table-cell office:value-type="string">
                <text:p>0,007974</text:p>
              </table:table-cell>
              <table:table-cell office:value-type="float" office:value="0.0005122149">
                <text:p>0.0005122149</text:p>
              </table:table-cell>
              <table:table-cell office:value-type="float" office:value="0.0244683">
                <text:p>0.0244683</text:p>
              </table:table-cell>
              <table:table-cell office:value-type="float" office:value="0.0266941">
                <text:p>0.0266941</text:p>
              </table:table-cell>
            </table:table-row>
            <table:table-row>
              <table:table-cell office:value-type="string">
                <text:p>0,00797</text:p>
              </table:table-cell>
              <table:table-cell office:value-type="float" office:value="0.0005115486">
                <text:p>0.0005115486</text:p>
              </table:table-cell>
              <table:table-cell office:value-type="float" office:value="0.0266709">
                <text:p>0.0266709</text:p>
              </table:table-cell>
              <table:table-cell office:value-type="float" office:value="0.0266709">
                <text:p>0.0266709</text:p>
              </table:table-cell>
            </table:table-row>
            <table:table-row>
              <table:table-cell office:value-type="string">
                <text:p>0,007966</text:p>
              </table:table-cell>
              <table:table-cell office:value-type="float" office:value="0.0005108837">
                <text:p>0.0005108837</text:p>
              </table:table-cell>
              <table:table-cell office:value-type="float" office:value="0.0243912">
                <text:p>0.0243912</text:p>
              </table:table-cell>
              <table:table-cell office:value-type="float" office:value="0.0266478">
                <text:p>0.0266478</text:p>
              </table:table-cell>
            </table:table-row>
            <table:table-row>
              <table:table-cell office:value-type="string">
                <text:p>0,007962</text:p>
              </table:table-cell>
              <table:table-cell office:value-type="float" office:value="0.0005102201">
                <text:p>0.0005102201</text:p>
              </table:table-cell>
              <table:table-cell office:value-type="float" office:value="0.0243529">
                <text:p>0.0243529</text:p>
              </table:table-cell>
              <table:table-cell office:value-type="float" office:value="0.0266249">
                <text:p>0.0266249</text:p>
              </table:table-cell>
            </table:table-row>
            <table:table-row>
              <table:table-cell office:value-type="string">
                <text:p>0,007959</text:p>
              </table:table-cell>
              <table:table-cell office:value-type="float" office:value="0.000509558">
                <text:p>0.000509558</text:p>
              </table:table-cell>
              <table:table-cell office:value-type="float" office:value="0.0243148">
                <text:p>0.0243148</text:p>
              </table:table-cell>
              <table:table-cell office:value-type="float" office:value="0.0266021">
                <text:p>0.0266021</text:p>
              </table:table-cell>
            </table:table-row>
            <table:table-row>
              <table:table-cell office:value-type="string">
                <text:p>0,007955</text:p>
              </table:table-cell>
              <table:table-cell office:value-type="float" office:value="0.0005088971">
                <text:p>0.0005088971</text:p>
              </table:table-cell>
              <table:table-cell office:value-type="float" office:value="0.0242769">
                <text:p>0.0242769</text:p>
              </table:table-cell>
              <table:table-cell office:value-type="float" office:value="0.0298872">
                <text:p>0.0298872</text:p>
              </table:table-cell>
            </table:table-row>
            <table:table-row>
              <table:table-cell office:value-type="string">
                <text:p>0,007951</text:p>
              </table:table-cell>
              <table:table-cell office:value-type="float" office:value="0.0005082377">
                <text:p>0.0005082377</text:p>
              </table:table-cell>
              <table:table-cell office:value-type="float" office:value="0.0242392">
                <text:p>0.0242392</text:p>
              </table:table-cell>
              <table:table-cell office:value-type="float" office:value="0.026557">
                <text:p>0.026557</text:p>
              </table:table-cell>
            </table:table-row>
            <table:table-row>
              <table:table-cell office:value-type="string">
                <text:p>0,007947</text:p>
              </table:table-cell>
              <table:table-cell office:value-type="float" office:value="0.0005075796">
                <text:p>0.0005075796</text:p>
              </table:table-cell>
              <table:table-cell office:value-type="float" office:value="0.0265346">
                <text:p>0.0265346</text:p>
              </table:table-cell>
              <table:table-cell office:value-type="float" office:value="0.0298285">
                <text:p>0.0298285</text:p>
              </table:table-cell>
            </table:table-row>
            <table:table-row>
              <table:table-cell office:value-type="string">
                <text:p>0,007943</text:p>
              </table:table-cell>
              <table:table-cell office:value-type="float" office:value="0.0005069229">
                <text:p>0.0005069229</text:p>
              </table:table-cell>
              <table:table-cell office:value-type="float" office:value="0.0241644">
                <text:p>0.0241644</text:p>
              </table:table-cell>
              <table:table-cell office:value-type="float" office:value="0.0265124">
                <text:p>0.0265124</text:p>
              </table:table-cell>
            </table:table-row>
            <table:table-row>
              <table:table-cell office:value-type="string">
                <text:p>0,007939</text:p>
              </table:table-cell>
              <table:table-cell office:value-type="float" office:value="0.0005062675">
                <text:p>0.0005062675</text:p>
              </table:table-cell>
              <table:table-cell office:value-type="float" office:value="0.0264903">
                <text:p>0.0264903</text:p>
              </table:table-cell>
              <table:table-cell office:value-type="float" office:value="0.0264903">
                <text:p>0.0264903</text:p>
              </table:table-cell>
            </table:table-row>
            <table:table-row>
              <table:table-cell office:value-type="string">
                <text:p>0,007936</text:p>
              </table:table-cell>
              <table:table-cell office:value-type="float" office:value="0.0005056135">
                <text:p>0.0005056135</text:p>
              </table:table-cell>
              <table:table-cell office:value-type="float" office:value="0.0264684">
                <text:p>0.0264684</text:p>
              </table:table-cell>
              <table:table-cell office:value-type="float" office:value="0.0264684">
                <text:p>0.0264684</text:p>
              </table:table-cell>
            </table:table-row>
            <table:table-row>
              <table:table-cell office:value-type="string">
                <text:p>0,007932</text:p>
              </table:table-cell>
              <table:table-cell office:value-type="float" office:value="0.0005049608">
                <text:p>0.0005049608</text:p>
              </table:table-cell>
              <table:table-cell office:value-type="float" office:value="0.0240536">
                <text:p>0.0240536</text:p>
              </table:table-cell>
              <table:table-cell office:value-type="float" office:value="0.0264466">
                <text:p>0.0264466</text:p>
              </table:table-cell>
            </table:table-row>
            <table:table-row>
              <table:table-cell office:value-type="string">
                <text:p>0,007928</text:p>
              </table:table-cell>
              <table:table-cell office:value-type="float" office:value="0.0005043095">
                <text:p>0.0005043095</text:p>
              </table:table-cell>
              <table:table-cell office:value-type="float" office:value="0.0240171">
                <text:p>0.0240171</text:p>
              </table:table-cell>
              <table:table-cell office:value-type="float" office:value="0.0264249">
                <text:p>0.0264249</text:p>
              </table:table-cell>
            </table:table-row>
            <table:table-row>
              <table:table-cell office:value-type="string">
                <text:p>0,007924</text:p>
              </table:table-cell>
              <table:table-cell office:value-type="float" office:value="0.0005036596">
                <text:p>0.0005036596</text:p>
              </table:table-cell>
              <table:table-cell office:value-type="float" office:value="0.0239808">
                <text:p>0.0239808</text:p>
              </table:table-cell>
              <table:table-cell office:value-type="float" office:value="0.0264034">
                <text:p>0.0264034</text:p>
              </table:table-cell>
            </table:table-row>
            <table:table-row>
              <table:table-cell office:value-type="string">
                <text:p>0,00792</text:p>
              </table:table-cell>
              <table:table-cell office:value-type="float" office:value="0.000503011">
                <text:p>0.000503011</text:p>
              </table:table-cell>
              <table:table-cell office:value-type="float" office:value="0.026382">
                <text:p>0.026382</text:p>
              </table:table-cell>
              <table:table-cell office:value-type="float" office:value="0.0296246">
                <text:p>0.0296246</text:p>
              </table:table-cell>
            </table:table-row>
            <table:table-row>
              <table:table-cell office:value-type="string">
                <text:p>0,007916</text:p>
              </table:table-cell>
              <table:table-cell office:value-type="float" office:value="0.0005023638">
                <text:p>0.0005023638</text:p>
              </table:table-cell>
              <table:table-cell office:value-type="float" office:value="0.0239087">
                <text:p>0.0239087</text:p>
              </table:table-cell>
              <table:table-cell office:value-type="float" office:value="0.0295957">
                <text:p>0.0295957</text:p>
              </table:table-cell>
            </table:table-row>
            <table:table-row>
              <table:table-cell office:value-type="string">
                <text:p>0,007912</text:p>
              </table:table-cell>
              <table:table-cell office:value-type="float" office:value="0.000501718">
                <text:p>0.000501718</text:p>
              </table:table-cell>
              <table:table-cell office:value-type="float" office:value="0.023873">
                <text:p>0.023873</text:p>
              </table:table-cell>
              <table:table-cell office:value-type="float" office:value="0.0263396">
                <text:p>0.0263396</text:p>
              </table:table-cell>
            </table:table-row>
            <table:table-row>
              <table:table-cell office:value-type="string">
                <text:p>0,007909</text:p>
              </table:table-cell>
              <table:table-cell office:value-type="float" office:value="0.0005010735">
                <text:p>0.0005010735</text:p>
              </table:table-cell>
              <table:table-cell office:value-type="float" office:value="0.0238375">
                <text:p>0.0238375</text:p>
              </table:table-cell>
              <table:table-cell office:value-type="float" office:value="0.0263187">
                <text:p>0.0263187</text:p>
              </table:table-cell>
            </table:table-row>
            <table:table-row>
              <table:table-cell office:value-type="string">
                <text:p>0,007905</text:p>
              </table:table-cell>
              <table:table-cell office:value-type="float" office:value="0.0005004304">
                <text:p>0.0005004304</text:p>
              </table:table-cell>
              <table:table-cell office:value-type="float" office:value="0.0238021">
                <text:p>0.0238021</text:p>
              </table:table-cell>
              <table:table-cell office:value-type="float" office:value="0.0262978">
                <text:p>0.0262978</text:p>
              </table:table-cell>
            </table:table-row>
            <table:table-row>
              <table:table-cell office:value-type="string">
                <text:p>0,007901</text:p>
              </table:table-cell>
              <table:table-cell office:value-type="float" office:value="0.0004997886">
                <text:p>0.0004997886</text:p>
              </table:table-cell>
              <table:table-cell office:value-type="float" office:value="0.023767">
                <text:p>0.023767</text:p>
              </table:table-cell>
              <table:table-cell office:value-type="float" office:value="0.0294805">
                <text:p>0.0294805</text:p>
              </table:table-cell>
            </table:table-row>
            <table:table-row>
              <table:table-cell office:value-type="string">
                <text:p>0,007897</text:p>
              </table:table-cell>
              <table:table-cell office:value-type="float" office:value="0.0004991481">
                <text:p>0.0004991481</text:p>
              </table:table-cell>
              <table:table-cell office:value-type="float" office:value="0.023732">
                <text:p>0.023732</text:p>
              </table:table-cell>
              <table:table-cell office:value-type="float" office:value="0.0262566">
                <text:p>0.0262566</text:p>
              </table:table-cell>
            </table:table-row>
            <table:table-row>
              <table:table-cell office:value-type="string">
                <text:p>0,007893</text:p>
              </table:table-cell>
              <table:table-cell office:value-type="float" office:value="0.0004985084">
                <text:p>0.0004985084</text:p>
              </table:table-cell>
              <table:table-cell office:value-type="float" office:value="0.0236973">
                <text:p>0.0236973</text:p>
              </table:table-cell>
              <table:table-cell office:value-type="float" office:value="0.0262361">
                <text:p>0.0262361</text:p>
              </table:table-cell>
            </table:table-row>
            <table:table-row>
              <table:table-cell office:value-type="string">
                <text:p>0,007889</text:p>
              </table:table-cell>
              <table:table-cell office:value-type="float" office:value="0.0004978696">
                <text:p>0.0004978696</text:p>
              </table:table-cell>
              <table:table-cell office:value-type="float" office:value="0.0236627">
                <text:p>0.0236627</text:p>
              </table:table-cell>
              <table:table-cell office:value-type="float" office:value="0.0262159">
                <text:p>0.0262159</text:p>
              </table:table-cell>
            </table:table-row>
            <table:table-row>
              <table:table-cell office:value-type="string">
                <text:p>0,007886</text:p>
              </table:table-cell>
              <table:table-cell office:value-type="float" office:value="0.0004972317">
                <text:p>0.0004972317</text:p>
              </table:table-cell>
              <table:table-cell office:value-type="float" office:value="0.0236284">
                <text:p>0.0236284</text:p>
              </table:table-cell>
              <table:table-cell office:value-type="float" office:value="0.0261957">
                <text:p>0.0261957</text:p>
              </table:table-cell>
            </table:table-row>
            <table:table-row>
              <table:table-cell office:value-type="string">
                <text:p>0,007882</text:p>
              </table:table-cell>
              <table:table-cell office:value-type="float" office:value="0.0004965948">
                <text:p>0.0004965948</text:p>
              </table:table-cell>
              <table:table-cell office:value-type="float" office:value="0.0235942">
                <text:p>0.0235942</text:p>
              </table:table-cell>
              <table:table-cell office:value-type="float" office:value="0.0293378">
                <text:p>0.0293378</text:p>
              </table:table-cell>
            </table:table-row>
            <table:table-row>
              <table:table-cell office:value-type="string">
                <text:p>0,007878</text:p>
              </table:table-cell>
              <table:table-cell office:value-type="float" office:value="0.0004959588">
                <text:p>0.0004959588</text:p>
              </table:table-cell>
              <table:table-cell office:value-type="float" office:value="0.0235602">
                <text:p>0.0235602</text:p>
              </table:table-cell>
              <table:table-cell office:value-type="float" office:value="0.0261559">
                <text:p>0.0261559</text:p>
              </table:table-cell>
            </table:table-row>
            <table:table-row>
              <table:table-cell office:value-type="string">
                <text:p>0,007874</text:p>
              </table:table-cell>
              <table:table-cell office:value-type="float" office:value="0.0004953237">
                <text:p>0.0004953237</text:p>
              </table:table-cell>
              <table:table-cell office:value-type="float" office:value="0.0235265">
                <text:p>0.0235265</text:p>
              </table:table-cell>
              <table:table-cell office:value-type="float" office:value="0.0261361">
                <text:p>0.0261361</text:p>
              </table:table-cell>
            </table:table-row>
            <table:table-row>
              <table:table-cell office:value-type="string">
                <text:p>0,00787</text:p>
              </table:table-cell>
              <table:table-cell office:value-type="float" office:value="0.0004946896">
                <text:p>0.0004946896</text:p>
              </table:table-cell>
              <table:table-cell office:value-type="float" office:value="0.0261166">
                <text:p>0.0261166</text:p>
              </table:table-cell>
              <table:table-cell office:value-type="float" office:value="0.0261166">
                <text:p>0.0261166</text:p>
              </table:table-cell>
            </table:table-row>
            <table:table-row>
              <table:table-cell office:value-type="string">
                <text:p>0,007866</text:p>
              </table:table-cell>
              <table:table-cell office:value-type="float" office:value="0.0004940564">
                <text:p>0.0004940564</text:p>
              </table:table-cell>
              <table:table-cell office:value-type="float" office:value="0.0234595">
                <text:p>0.0234595</text:p>
              </table:table-cell>
              <table:table-cell office:value-type="float" office:value="0.0260971">
                <text:p>0.0260971</text:p>
              </table:table-cell>
            </table:table-row>
            <table:table-row>
              <table:table-cell office:value-type="string">
                <text:p>0,007862</text:p>
              </table:table-cell>
              <table:table-cell office:value-type="float" office:value="0.0004934241">
                <text:p>0.0004934241</text:p>
              </table:table-cell>
              <table:table-cell office:value-type="float" office:value="0.0260778">
                <text:p>0.0260778</text:p>
              </table:table-cell>
              <table:table-cell office:value-type="float" office:value="0.0260778">
                <text:p>0.0260778</text:p>
              </table:table-cell>
            </table:table-row>
            <table:table-row>
              <table:table-cell office:value-type="string">
                <text:p>0,007859</text:p>
              </table:table-cell>
              <table:table-cell office:value-type="float" office:value="0.0004927928">
                <text:p>0.0004927928</text:p>
              </table:table-cell>
              <table:table-cell office:value-type="float" office:value="0.0233934">
                <text:p>0.0233934</text:p>
              </table:table-cell>
              <table:table-cell office:value-type="float" office:value="0.0260586">
                <text:p>0.0260586</text:p>
              </table:table-cell>
            </table:table-row>
            <table:table-row>
              <table:table-cell office:value-type="string">
                <text:p>0,007855</text:p>
              </table:table-cell>
              <table:table-cell office:value-type="float" office:value="0.0004921624">
                <text:p>0.0004921624</text:p>
              </table:table-cell>
              <table:table-cell office:value-type="float" office:value="0.0233606">
                <text:p>0.0233606</text:p>
              </table:table-cell>
              <table:table-cell office:value-type="float" office:value="0.0260396">
                <text:p>0.0260396</text:p>
              </table:table-cell>
            </table:table-row>
            <table:table-row>
              <table:table-cell office:value-type="string">
                <text:p>0,007851</text:p>
              </table:table-cell>
              <table:table-cell office:value-type="float" office:value="0.0004915329">
                <text:p>0.0004915329</text:p>
              </table:table-cell>
              <table:table-cell office:value-type="float" office:value="0.023328">
                <text:p>0.023328</text:p>
              </table:table-cell>
              <table:table-cell office:value-type="float" office:value="0.0260207">
                <text:p>0.0260207</text:p>
              </table:table-cell>
            </table:table-row>
            <table:table-row>
              <table:table-cell office:value-type="string">
                <text:p>0,007847</text:p>
              </table:table-cell>
              <table:table-cell office:value-type="float" office:value="0.0004909044">
                <text:p>0.0004909044</text:p>
              </table:table-cell>
              <table:table-cell office:value-type="float" office:value="0.0232956">
                <text:p>0.0232956</text:p>
              </table:table-cell>
              <table:table-cell office:value-type="float" office:value="0.026002">
                <text:p>0.026002</text:p>
              </table:table-cell>
            </table:table-row>
            <table:table-row>
              <table:table-cell office:value-type="string">
                <text:p>0,007843</text:p>
              </table:table-cell>
              <table:table-cell office:value-type="float" office:value="0.0004902768">
                <text:p>0.0004902768</text:p>
              </table:table-cell>
              <table:table-cell office:value-type="float" office:value="0.0259834">
                <text:p>0.0259834</text:p>
              </table:table-cell>
              <table:table-cell office:value-type="float" office:value="0.0259834">
                <text:p>0.0259834</text:p>
              </table:table-cell>
            </table:table-row>
            <table:table-row>
              <table:table-cell office:value-type="string">
                <text:p>0,007839</text:p>
              </table:table-cell>
              <table:table-cell office:value-type="float" office:value="0.0004896501">
                <text:p>0.0004896501</text:p>
              </table:table-cell>
              <table:table-cell office:value-type="float" office:value="0.0232314">
                <text:p>0.0232314</text:p>
              </table:table-cell>
              <table:table-cell office:value-type="float" office:value="0.0259649">
                <text:p>0.0259649</text:p>
              </table:table-cell>
            </table:table-row>
            <table:table-row>
              <table:table-cell office:value-type="string">
                <text:p>0,007836</text:p>
              </table:table-cell>
              <table:table-cell office:value-type="float" office:value="0.0004890243">
                <text:p>0.0004890243</text:p>
              </table:table-cell>
              <table:table-cell office:value-type="float" office:value="0.0231996">
                <text:p>0.0231996</text:p>
              </table:table-cell>
              <table:table-cell office:value-type="float" office:value="0.0259466">
                <text:p>0.0259466</text:p>
              </table:table-cell>
            </table:table-row>
            <table:table-row>
              <table:table-cell office:value-type="string">
                <text:p>0,007832</text:p>
              </table:table-cell>
              <table:table-cell office:value-type="float" office:value="0.0004883995">
                <text:p>0.0004883995</text:p>
              </table:table-cell>
              <table:table-cell office:value-type="float" office:value="0.023168">
                <text:p>0.023168</text:p>
              </table:table-cell>
              <table:table-cell office:value-type="float" office:value="0.0289726">
                <text:p>0.0289726</text:p>
              </table:table-cell>
            </table:table-row>
            <table:table-row>
              <table:table-cell office:value-type="string">
                <text:p>0,007828</text:p>
              </table:table-cell>
              <table:table-cell office:value-type="float" office:value="0.0004877757">
                <text:p>0.0004877757</text:p>
              </table:table-cell>
              <table:table-cell office:value-type="float" office:value="0.0231366">
                <text:p>0.0231366</text:p>
              </table:table-cell>
              <table:table-cell office:value-type="float" office:value="0.0289449">
                <text:p>0.0289449</text:p>
              </table:table-cell>
            </table:table-row>
            <table:table-row>
              <table:table-cell office:value-type="string">
                <text:p>0,007824</text:p>
              </table:table-cell>
              <table:table-cell office:value-type="float" office:value="0.0004871527">
                <text:p>0.0004871527</text:p>
              </table:table-cell>
              <table:table-cell office:value-type="float" office:value="0.0231054">
                <text:p>0.0231054</text:p>
              </table:table-cell>
              <table:table-cell office:value-type="float" office:value="0.0258924">
                <text:p>0.0258924</text:p>
              </table:table-cell>
            </table:table-row>
            <table:table-row>
              <table:table-cell office:value-type="string">
                <text:p>0,00782</text:p>
              </table:table-cell>
              <table:table-cell office:value-type="float" office:value="0.0004865307">
                <text:p>0.0004865307</text:p>
              </table:table-cell>
              <table:table-cell office:value-type="float" office:value="0.0230743">
                <text:p>0.0230743</text:p>
              </table:table-cell>
              <table:table-cell office:value-type="float" office:value="0.0288896">
                <text:p>0.0288896</text:p>
              </table:table-cell>
            </table:table-row>
            <table:table-row>
              <table:table-cell office:value-type="string">
                <text:p>0,007816</text:p>
              </table:table-cell>
              <table:table-cell office:value-type="float" office:value="0.0004859096">
                <text:p>0.0004859096</text:p>
              </table:table-cell>
              <table:table-cell office:value-type="float" office:value="0.0230435">
                <text:p>0.0230435</text:p>
              </table:table-cell>
              <table:table-cell office:value-type="float" office:value="0.025857">
                <text:p>0.025857</text:p>
              </table:table-cell>
            </table:table-row>
            <table:table-row>
              <table:table-cell office:value-type="string">
                <text:p>0,007812</text:p>
              </table:table-cell>
              <table:table-cell office:value-type="float" office:value="0.0004852895">
                <text:p>0.0004852895</text:p>
              </table:table-cell>
              <table:table-cell office:value-type="float" office:value="0.0230129">
                <text:p>0.0230129</text:p>
              </table:table-cell>
              <table:table-cell office:value-type="float" office:value="0.0258395">
                <text:p>0.0258395</text:p>
              </table:table-cell>
            </table:table-row>
            <table:table-row>
              <table:table-cell office:value-type="string">
                <text:p>0,007809</text:p>
              </table:table-cell>
              <table:table-cell office:value-type="float" office:value="0.0004846703">
                <text:p>0.0004846703</text:p>
              </table:table-cell>
              <table:table-cell office:value-type="float" office:value="0.0229825">
                <text:p>0.0229825</text:p>
              </table:table-cell>
              <table:table-cell office:value-type="float" office:value="0.0258221">
                <text:p>0.0258221</text:p>
              </table:table-cell>
            </table:table-row>
            <table:table-row>
              <table:table-cell office:value-type="string">
                <text:p>0,007805</text:p>
              </table:table-cell>
              <table:table-cell office:value-type="float" office:value="0.000484052">
                <text:p>0.000484052</text:p>
              </table:table-cell>
              <table:table-cell office:value-type="float" office:value="0.0229522">
                <text:p>0.0229522</text:p>
              </table:table-cell>
              <table:table-cell office:value-type="float" office:value="0.0258049">
                <text:p>0.0258049</text:p>
              </table:table-cell>
            </table:table-row>
            <table:table-row>
              <table:table-cell office:value-type="string">
                <text:p>0,007801</text:p>
              </table:table-cell>
              <table:table-cell office:value-type="float" office:value="0.0004834346">
                <text:p>0.0004834346</text:p>
              </table:table-cell>
              <table:table-cell office:value-type="float" office:value="0.0257878">
                <text:p>0.0257878</text:p>
              </table:table-cell>
              <table:table-cell office:value-type="float" office:value="0.0257878">
                <text:p>0.0257878</text:p>
              </table:table-cell>
            </table:table-row>
            <table:table-row>
              <table:table-cell office:value-type="string">
                <text:p>0,007797</text:p>
              </table:table-cell>
              <table:table-cell office:value-type="float" office:value="0.0004828182">
                <text:p>0.0004828182</text:p>
              </table:table-cell>
              <table:table-cell office:value-type="float" office:value="0.0228924">
                <text:p>0.0228924</text:p>
              </table:table-cell>
              <table:table-cell office:value-type="float" office:value="0.0257709">
                <text:p>0.0257709</text:p>
              </table:table-cell>
            </table:table-row>
            <table:table-row>
              <table:table-cell office:value-type="string">
                <text:p>0,007793</text:p>
              </table:table-cell>
              <table:table-cell office:value-type="float" office:value="0.0004822027">
                <text:p>0.0004822027</text:p>
              </table:table-cell>
              <table:table-cell office:value-type="float" office:value="0.0228627">
                <text:p>0.0228627</text:p>
              </table:table-cell>
              <table:table-cell office:value-type="float" office:value="0.0257541">
                <text:p>0.0257541</text:p>
              </table:table-cell>
            </table:table-row>
            <table:table-row>
              <table:table-cell office:value-type="string">
                <text:p>0,007789</text:p>
              </table:table-cell>
              <table:table-cell office:value-type="float" office:value="0.0004815883">
                <text:p>0.0004815883</text:p>
              </table:table-cell>
              <table:table-cell office:value-type="float" office:value="0.0228333">
                <text:p>0.0228333</text:p>
              </table:table-cell>
              <table:table-cell office:value-type="float" office:value="0.0257374">
                <text:p>0.0257374</text:p>
              </table:table-cell>
            </table:table-row>
            <table:table-row>
              <table:table-cell office:value-type="string">
                <text:p>0,007785</text:p>
              </table:table-cell>
              <table:table-cell office:value-type="float" office:value="0.0004809746">
                <text:p>0.0004809746</text:p>
              </table:table-cell>
              <table:table-cell office:value-type="float" office:value="0.022804">
                <text:p>0.022804</text:p>
              </table:table-cell>
              <table:table-cell office:value-type="float" office:value="0.0257209">
                <text:p>0.0257209</text:p>
              </table:table-cell>
            </table:table-row>
            <table:table-row>
              <table:table-cell office:value-type="string">
                <text:p>0,007782</text:p>
              </table:table-cell>
              <table:table-cell office:value-type="float" office:value="0.0004803619">
                <text:p>0.0004803619</text:p>
              </table:table-cell>
              <table:table-cell office:value-type="float" office:value="0.022775">
                <text:p>0.022775</text:p>
              </table:table-cell>
              <table:table-cell office:value-type="float" office:value="0.0286162">
                <text:p>0.0286162</text:p>
              </table:table-cell>
            </table:table-row>
            <table:table-row>
              <table:table-cell office:value-type="string">
                <text:p>0,007778</text:p>
              </table:table-cell>
              <table:table-cell office:value-type="float" office:value="0.0004797502">
                <text:p>0.0004797502</text:p>
              </table:table-cell>
              <table:table-cell office:value-type="float" office:value="0.0227461">
                <text:p>0.0227461</text:p>
              </table:table-cell>
              <table:table-cell office:value-type="float" office:value="0.0256883">
                <text:p>0.0256883</text:p>
              </table:table-cell>
            </table:table-row>
            <table:table-row>
              <table:table-cell office:value-type="string">
                <text:p>0,007774</text:p>
              </table:table-cell>
              <table:table-cell office:value-type="float" office:value="0.0004791393">
                <text:p>0.0004791393</text:p>
              </table:table-cell>
              <table:table-cell office:value-type="float" office:value="0.0256721">
                <text:p>0.0256721</text:p>
              </table:table-cell>
              <table:table-cell office:value-type="float" office:value="0.0285622">
                <text:p>0.0285622</text:p>
              </table:table-cell>
            </table:table-row>
            <table:table-row>
              <table:table-cell office:value-type="string">
                <text:p>0,00777</text:p>
              </table:table-cell>
              <table:table-cell office:value-type="float" office:value="0.0004785295">
                <text:p>0.0004785295</text:p>
              </table:table-cell>
              <table:table-cell office:value-type="float" office:value="0.022689">
                <text:p>0.022689</text:p>
              </table:table-cell>
              <table:table-cell office:value-type="float" office:value="0.0256562">
                <text:p>0.0256562</text:p>
              </table:table-cell>
            </table:table-row>
            <table:table-row>
              <table:table-cell office:value-type="string">
                <text:p>0,007766</text:p>
              </table:table-cell>
              <table:table-cell office:value-type="float" office:value="0.0004779205">
                <text:p>0.0004779205</text:p>
              </table:table-cell>
              <table:table-cell office:value-type="float" office:value="0.0226607">
                <text:p>0.0226607</text:p>
              </table:table-cell>
              <table:table-cell office:value-type="float" office:value="0.0256404">
                <text:p>0.0256404</text:p>
              </table:table-cell>
            </table:table-row>
            <table:table-row>
              <table:table-cell office:value-type="string">
                <text:p>0,007762</text:p>
              </table:table-cell>
              <table:table-cell office:value-type="float" office:value="0.0004773125">
                <text:p>0.0004773125</text:p>
              </table:table-cell>
              <table:table-cell office:value-type="float" office:value="0.0226327">
                <text:p>0.0226327</text:p>
              </table:table-cell>
              <table:table-cell office:value-type="float" office:value="0.0256247">
                <text:p>0.0256247</text:p>
              </table:table-cell>
            </table:table-row>
            <table:table-row>
              <table:table-cell office:value-type="string">
                <text:p>0,007759</text:p>
              </table:table-cell>
              <table:table-cell office:value-type="float" office:value="0.0004767054">
                <text:p>0.0004767054</text:p>
              </table:table-cell>
              <table:table-cell office:value-type="float" office:value="0.0256091">
                <text:p>0.0256091</text:p>
              </table:table-cell>
              <table:table-cell office:value-type="float" office:value="0.0256091">
                <text:p>0.0256091</text:p>
              </table:table-cell>
            </table:table-row>
            <table:table-row>
              <table:table-cell office:value-type="string">
                <text:p>0,007755</text:p>
              </table:table-cell>
              <table:table-cell office:value-type="float" office:value="0.0004760992">
                <text:p>0.0004760992</text:p>
              </table:table-cell>
              <table:table-cell office:value-type="float" office:value="0.0225771">
                <text:p>0.0225771</text:p>
              </table:table-cell>
              <table:table-cell office:value-type="float" office:value="0.028428">
                <text:p>0.028428</text:p>
              </table:table-cell>
            </table:table-row>
            <table:table-row>
              <table:table-cell office:value-type="string">
                <text:p>0,007751</text:p>
              </table:table-cell>
              <table:table-cell office:value-type="float" office:value="0.000475494">
                <text:p>0.000475494</text:p>
              </table:table-cell>
              <table:table-cell office:value-type="float" office:value="0.0225496">
                <text:p>0.0225496</text:p>
              </table:table-cell>
              <table:table-cell office:value-type="float" office:value="0.0255784">
                <text:p>0.0255784</text:p>
              </table:table-cell>
            </table:table-row>
            <table:table-row>
              <table:table-cell office:value-type="string">
                <text:p>0,007747</text:p>
              </table:table-cell>
              <table:table-cell office:value-type="float" office:value="0.0004748897">
                <text:p>0.0004748897</text:p>
              </table:table-cell>
              <table:table-cell office:value-type="float" office:value="0.0255633">
                <text:p>0.0255633</text:p>
              </table:table-cell>
              <table:table-cell office:value-type="float" office:value="0.0255633">
                <text:p>0.0255633</text:p>
              </table:table-cell>
            </table:table-row>
            <table:table-row>
              <table:table-cell office:value-type="string">
                <text:p>0,007743</text:p>
              </table:table-cell>
              <table:table-cell office:value-type="float" office:value="0.0004742863">
                <text:p>0.0004742863</text:p>
              </table:table-cell>
              <table:table-cell office:value-type="float" office:value="0.0224953">
                <text:p>0.0224953</text:p>
              </table:table-cell>
              <table:table-cell office:value-type="float" office:value="0.0255483">
                <text:p>0.0255483</text:p>
              </table:table-cell>
            </table:table-row>
            <table:table-row>
              <table:table-cell office:value-type="string">
                <text:p>0,007739</text:p>
              </table:table-cell>
              <table:table-cell office:value-type="float" office:value="0.0004736839">
                <text:p>0.0004736839</text:p>
              </table:table-cell>
              <table:table-cell office:value-type="float" office:value="0.0224684">
                <text:p>0.0224684</text:p>
              </table:table-cell>
              <table:table-cell office:value-type="float" office:value="0.0255334">
                <text:p>0.0255334</text:p>
              </table:table-cell>
            </table:table-row>
            <table:table-row>
              <table:table-cell office:value-type="string">
                <text:p>0,007735</text:p>
              </table:table-cell>
              <table:table-cell office:value-type="float" office:value="0.0004730824">
                <text:p>0.0004730824</text:p>
              </table:table-cell>
              <table:table-cell office:value-type="float" office:value="0.0224417">
                <text:p>0.0224417</text:p>
              </table:table-cell>
              <table:table-cell office:value-type="float" office:value="0.0255187">
                <text:p>0.0255187</text:p>
              </table:table-cell>
            </table:table-row>
            <table:table-row>
              <table:table-cell office:value-type="string">
                <text:p>0,007732</text:p>
              </table:table-cell>
              <table:table-cell office:value-type="float" office:value="0.0004724818">
                <text:p>0.0004724818</text:p>
              </table:table-cell>
              <table:table-cell office:value-type="float" office:value="0.0224152">
                <text:p>0.0224152</text:p>
              </table:table-cell>
              <table:table-cell office:value-type="float" office:value="0.0255041">
                <text:p>0.0255041</text:p>
              </table:table-cell>
            </table:table-row>
            <table:table-row>
              <table:table-cell office:value-type="string">
                <text:p>0,007728</text:p>
              </table:table-cell>
              <table:table-cell office:value-type="float" office:value="0.0004718822">
                <text:p>0.0004718822</text:p>
              </table:table-cell>
              <table:table-cell office:value-type="float" office:value="0.0223889">
                <text:p>0.0223889</text:p>
              </table:table-cell>
              <table:table-cell office:value-type="float" office:value="0.0254897">
                <text:p>0.0254897</text:p>
              </table:table-cell>
            </table:table-row>
            <table:table-row>
              <table:table-cell office:value-type="string">
                <text:p>0,007724</text:p>
              </table:table-cell>
              <table:table-cell office:value-type="float" office:value="0.0004712835">
                <text:p>0.0004712835</text:p>
              </table:table-cell>
              <table:table-cell office:value-type="float" office:value="0.0223628">
                <text:p>0.0223628</text:p>
              </table:table-cell>
              <table:table-cell office:value-type="float" office:value="0.0254754">
                <text:p>0.0254754</text:p>
              </table:table-cell>
            </table:table-row>
            <table:table-row>
              <table:table-cell office:value-type="string">
                <text:p>0,00772</text:p>
              </table:table-cell>
              <table:table-cell office:value-type="float" office:value="0.0004706857">
                <text:p>0.0004706857</text:p>
              </table:table-cell>
              <table:table-cell office:value-type="float" office:value="0.0223369">
                <text:p>0.0223369</text:p>
              </table:table-cell>
              <table:table-cell office:value-type="float" office:value="0.0254612">
                <text:p>0.0254612</text:p>
              </table:table-cell>
            </table:table-row>
            <table:table-row>
              <table:table-cell office:value-type="string">
                <text:p>0,007716</text:p>
              </table:table-cell>
              <table:table-cell office:value-type="float" office:value="0.0004700889">
                <text:p>0.0004700889</text:p>
              </table:table-cell>
              <table:table-cell office:value-type="float" office:value="0.0223112">
                <text:p>0.0223112</text:p>
              </table:table-cell>
              <table:table-cell office:value-type="float" office:value="0.0254472">
                <text:p>0.0254472</text:p>
              </table:table-cell>
            </table:table-row>
            <table:table-row>
              <table:table-cell office:value-type="string">
                <text:p>0,007712</text:p>
              </table:table-cell>
              <table:table-cell office:value-type="float" office:value="0.000469493">
                <text:p>0.000469493</text:p>
              </table:table-cell>
              <table:table-cell office:value-type="float" office:value="0.0254333">
                <text:p>0.0254333</text:p>
              </table:table-cell>
              <table:table-cell office:value-type="float" office:value="0.0254333">
                <text:p>0.0254333</text:p>
              </table:table-cell>
            </table:table-row>
            <table:table-row>
              <table:table-cell office:value-type="string">
                <text:p>0,007709</text:p>
              </table:table-cell>
              <table:table-cell office:value-type="float" office:value="0.000468898">
                <text:p>0.000468898</text:p>
              </table:table-cell>
              <table:table-cell office:value-type="float" office:value="0.0222604">
                <text:p>0.0222604</text:p>
              </table:table-cell>
              <table:table-cell office:value-type="float" office:value="0.0254196">
                <text:p>0.0254196</text:p>
              </table:table-cell>
            </table:table-row>
            <table:table-row>
              <table:table-cell office:value-type="string">
                <text:p>0,007705</text:p>
              </table:table-cell>
              <table:table-cell office:value-type="float" office:value="0.000468304">
                <text:p>0.000468304</text:p>
              </table:table-cell>
              <table:table-cell office:value-type="float" office:value="0.0222352">
                <text:p>0.0222352</text:p>
              </table:table-cell>
              <table:table-cell office:value-type="float" office:value="0.025406">
                <text:p>0.025406</text:p>
              </table:table-cell>
            </table:table-row>
            <table:table-row>
              <table:table-cell office:value-type="string">
                <text:p>0,007701</text:p>
              </table:table-cell>
              <table:table-cell office:value-type="float" office:value="0.0004677109">
                <text:p>0.0004677109</text:p>
              </table:table-cell>
              <table:table-cell office:value-type="float" office:value="0.0222103">
                <text:p>0.0222103</text:p>
              </table:table-cell>
              <table:table-cell office:value-type="float" office:value="0.028059">
                <text:p>0.028059</text:p>
              </table:table-cell>
            </table:table-row>
            <table:table-row>
              <table:table-cell office:value-type="string">
                <text:p>0,007697</text:p>
              </table:table-cell>
              <table:table-cell office:value-type="float" office:value="0.0004671187">
                <text:p>0.0004671187</text:p>
              </table:table-cell>
              <table:table-cell office:value-type="float" office:value="0.0221856">
                <text:p>0.0221856</text:p>
              </table:table-cell>
              <table:table-cell office:value-type="float" office:value="0.0253792">
                <text:p>0.0253792</text:p>
              </table:table-cell>
            </table:table-row>
            <table:table-row>
              <table:table-cell office:value-type="string">
                <text:p>0,007693</text:p>
              </table:table-cell>
              <table:table-cell office:value-type="float" office:value="0.0004665275">
                <text:p>0.0004665275</text:p>
              </table:table-cell>
              <table:table-cell office:value-type="float" office:value="0.0221611">
                <text:p>0.0221611</text:p>
              </table:table-cell>
              <table:table-cell office:value-type="float" office:value="0.025366">
                <text:p>0.025366</text:p>
              </table:table-cell>
            </table:table-row>
            <table:table-row>
              <table:table-cell office:value-type="string">
                <text:p>0,007689</text:p>
              </table:table-cell>
              <table:table-cell office:value-type="float" office:value="0.0004659372">
                <text:p>0.0004659372</text:p>
              </table:table-cell>
              <table:table-cell office:value-type="float" office:value="0.0221367">
                <text:p>0.0221367</text:p>
              </table:table-cell>
              <table:table-cell office:value-type="float" office:value="0.0253529">
                <text:p>0.0253529</text:p>
              </table:table-cell>
            </table:table-row>
            <table:table-row>
              <table:table-cell office:value-type="string">
                <text:p>0,007685</text:p>
              </table:table-cell>
              <table:table-cell office:value-type="float" office:value="0.0004653478">
                <text:p>0.0004653478</text:p>
              </table:table-cell>
              <table:table-cell office:value-type="float" office:value="0.0221126">
                <text:p>0.0221126</text:p>
              </table:table-cell>
              <table:table-cell office:value-type="float" office:value="0.02534">
                <text:p>0.02534</text:p>
              </table:table-cell>
            </table:table-row>
            <table:table-row>
              <table:table-cell office:value-type="string">
                <text:p>0,007682</text:p>
              </table:table-cell>
              <table:table-cell office:value-type="float" office:value="0.0004647593">
                <text:p>0.0004647593</text:p>
              </table:table-cell>
              <table:table-cell office:value-type="float" office:value="0.0220887">
                <text:p>0.0220887</text:p>
              </table:table-cell>
              <table:table-cell office:value-type="float" office:value="0.0253273">
                <text:p>0.0253273</text:p>
              </table:table-cell>
            </table:table-row>
            <table:table-row>
              <table:table-cell office:value-type="string">
                <text:p>0,007678</text:p>
              </table:table-cell>
              <table:table-cell office:value-type="float" office:value="0.0004641718">
                <text:p>0.0004641718</text:p>
              </table:table-cell>
              <table:table-cell office:value-type="float" office:value="0.0220649">
                <text:p>0.0220649</text:p>
              </table:table-cell>
              <table:table-cell office:value-type="float" office:value="0.0253146">
                <text:p>0.0253146</text:p>
              </table:table-cell>
            </table:table-row>
            <table:table-row>
              <table:table-cell office:value-type="string">
                <text:p>0,007674</text:p>
              </table:table-cell>
              <table:table-cell office:value-type="float" office:value="0.0004635852">
                <text:p>0.0004635852</text:p>
              </table:table-cell>
              <table:table-cell office:value-type="float" office:value="0.0220414">
                <text:p>0.0220414</text:p>
              </table:table-cell>
              <table:table-cell office:value-type="float" office:value="0.0253021">
                <text:p>0.0253021</text:p>
              </table:table-cell>
            </table:table-row>
            <table:table-row>
              <table:table-cell office:value-type="string">
                <text:p>0,00767</text:p>
              </table:table-cell>
              <table:table-cell office:value-type="float" office:value="0.0004629996">
                <text:p>0.0004629996</text:p>
              </table:table-cell>
              <table:table-cell office:value-type="float" office:value="0.022018">
                <text:p>0.022018</text:p>
              </table:table-cell>
              <table:table-cell office:value-type="float" office:value="0.0252898">
                <text:p>0.0252898</text:p>
              </table:table-cell>
            </table:table-row>
            <table:table-row>
              <table:table-cell office:value-type="string">
                <text:p>0,007666</text:p>
              </table:table-cell>
              <table:table-cell office:value-type="float" office:value="0.0004624148">
                <text:p>0.0004624148</text:p>
              </table:table-cell>
              <table:table-cell office:value-type="float" office:value="0.0252776">
                <text:p>0.0252776</text:p>
              </table:table-cell>
              <table:table-cell office:value-type="float" office:value="0.0252776">
                <text:p>0.0252776</text:p>
              </table:table-cell>
            </table:table-row>
            <table:table-row>
              <table:table-cell office:value-type="string">
                <text:p>0,007662</text:p>
              </table:table-cell>
              <table:table-cell office:value-type="float" office:value="0.0004618311">
                <text:p>0.0004618311</text:p>
              </table:table-cell>
              <table:table-cell office:value-type="float" office:value="0.0219719">
                <text:p>0.0219719</text:p>
              </table:table-cell>
              <table:table-cell office:value-type="float" office:value="0.0252655">
                <text:p>0.0252655</text:p>
              </table:table-cell>
            </table:table-row>
            <table:table-row>
              <table:table-cell office:value-type="string">
                <text:p>0,007659</text:p>
              </table:table-cell>
              <table:table-cell office:value-type="float" office:value="0.0004612482">
                <text:p>0.0004612482</text:p>
              </table:table-cell>
              <table:table-cell office:value-type="float" office:value="0.0252535">
                <text:p>0.0252535</text:p>
              </table:table-cell>
              <table:table-cell office:value-type="float" office:value="0.0252535">
                <text:p>0.0252535</text:p>
              </table:table-cell>
            </table:table-row>
            <table:table-row>
              <table:table-cell office:value-type="string">
                <text:p>0,007655</text:p>
              </table:table-cell>
              <table:table-cell office:value-type="float" office:value="0.0004606663">
                <text:p>0.0004606663</text:p>
              </table:table-cell>
              <table:table-cell office:value-type="float" office:value="0.0219266">
                <text:p>0.0219266</text:p>
              </table:table-cell>
              <table:table-cell office:value-type="float" office:value="0.0252418">
                <text:p>0.0252418</text:p>
              </table:table-cell>
            </table:table-row>
            <table:table-row>
              <table:table-cell office:value-type="string">
                <text:p>0,007651</text:p>
              </table:table-cell>
              <table:table-cell office:value-type="float" office:value="0.0004600853">
                <text:p>0.0004600853</text:p>
              </table:table-cell>
              <table:table-cell office:value-type="float" office:value="0.0219042">
                <text:p>0.0219042</text:p>
              </table:table-cell>
              <table:table-cell office:value-type="float" office:value="0.0252301">
                <text:p>0.0252301</text:p>
              </table:table-cell>
            </table:table-row>
            <table:table-row>
              <table:table-cell office:value-type="string">
                <text:p>0,007647</text:p>
              </table:table-cell>
              <table:table-cell office:value-type="float" office:value="0.0004595053">
                <text:p>0.0004595053</text:p>
              </table:table-cell>
              <table:table-cell office:value-type="float" office:value="0.021882">
                <text:p>0.021882</text:p>
              </table:table-cell>
              <table:table-cell office:value-type="float" office:value="0.0252186">
                <text:p>0.0252186</text:p>
              </table:table-cell>
            </table:table-row>
            <table:table-row>
              <table:table-cell office:value-type="string">
                <text:p>0,007643</text:p>
              </table:table-cell>
              <table:table-cell office:value-type="float" office:value="0.0004589262">
                <text:p>0.0004589262</text:p>
              </table:table-cell>
              <table:table-cell office:value-type="float" office:value="0.0218601">
                <text:p>0.0218601</text:p>
              </table:table-cell>
              <table:table-cell office:value-type="float" office:value="0.0252072">
                <text:p>0.0252072</text:p>
              </table:table-cell>
            </table:table-row>
            <table:table-row>
              <table:table-cell office:value-type="string">
                <text:p>0,007639</text:p>
              </table:table-cell>
              <table:table-cell office:value-type="float" office:value="0.0004583479">
                <text:p>0.0004583479</text:p>
              </table:table-cell>
              <table:table-cell office:value-type="float" office:value="0.0218383">
                <text:p>0.0218383</text:p>
              </table:table-cell>
              <table:table-cell office:value-type="float" office:value="0.0276498">
                <text:p>0.0276498</text:p>
              </table:table-cell>
            </table:table-row>
            <table:table-row>
              <table:table-cell office:value-type="string">
                <text:p>0,007635</text:p>
              </table:table-cell>
              <table:table-cell office:value-type="float" office:value="0.0004577707">
                <text:p>0.0004577707</text:p>
              </table:table-cell>
              <table:table-cell office:value-type="float" office:value="0.0251848">
                <text:p>0.0251848</text:p>
              </table:table-cell>
              <table:table-cell office:value-type="float" office:value="0.0251848">
                <text:p>0.0251848</text:p>
              </table:table-cell>
            </table:table-row>
            <table:table-row>
              <table:table-cell office:value-type="string">
                <text:p>0,007632</text:p>
              </table:table-cell>
              <table:table-cell office:value-type="float" office:value="0.0004571942">
                <text:p>0.0004571942</text:p>
              </table:table-cell>
              <table:table-cell office:value-type="float" office:value="0.0217953">
                <text:p>0.0217953</text:p>
              </table:table-cell>
              <table:table-cell office:value-type="float" office:value="0.0251739">
                <text:p>0.0251739</text:p>
              </table:table-cell>
            </table:table-row>
            <table:table-row>
              <table:table-cell office:value-type="string">
                <text:p>0,007628</text:p>
              </table:table-cell>
              <table:table-cell office:value-type="float" office:value="0.0004566185">
                <text:p>0.0004566185</text:p>
              </table:table-cell>
              <table:table-cell office:value-type="float" office:value="0.0217741">
                <text:p>0.0217741</text:p>
              </table:table-cell>
              <table:table-cell office:value-type="float" office:value="0.0251631">
                <text:p>0.0251631</text:p>
              </table:table-cell>
            </table:table-row>
            <table:table-row>
              <table:table-cell office:value-type="string">
                <text:p>0,007624</text:p>
              </table:table-cell>
              <table:table-cell office:value-type="float" office:value="0.0004560436">
                <text:p>0.0004560436</text:p>
              </table:table-cell>
              <table:table-cell office:value-type="float" office:value="0.0217531">
                <text:p>0.0217531</text:p>
              </table:table-cell>
              <table:table-cell office:value-type="float" office:value="0.0251524">
                <text:p>0.0251524</text:p>
              </table:table-cell>
            </table:table-row>
            <table:table-row>
              <table:table-cell office:value-type="string">
                <text:p>0,00762</text:p>
              </table:table-cell>
              <table:table-cell office:value-type="float" office:value="0.0004554695">
                <text:p>0.0004554695</text:p>
              </table:table-cell>
              <table:table-cell office:value-type="float" office:value="0.0251418">
                <text:p>0.0251418</text:p>
              </table:table-cell>
              <table:table-cell office:value-type="float" office:value="0.0251418">
                <text:p>0.0251418</text:p>
              </table:table-cell>
            </table:table-row>
            <table:table-row>
              <table:table-cell office:value-type="string">
                <text:p>0,007616</text:p>
              </table:table-cell>
              <table:table-cell office:value-type="float" office:value="0.0004548962">
                <text:p>0.0004548962</text:p>
              </table:table-cell>
              <table:table-cell office:value-type="float" office:value="0.0217117">
                <text:p>0.0217117</text:p>
              </table:table-cell>
              <table:table-cell office:value-type="float" office:value="0.0251314">
                <text:p>0.0251314</text:p>
              </table:table-cell>
            </table:table-row>
            <table:table-row>
              <table:table-cell office:value-type="string">
                <text:p>0,007612</text:p>
              </table:table-cell>
              <table:table-cell office:value-type="float" office:value="0.0004543237">
                <text:p>0.0004543237</text:p>
              </table:table-cell>
              <table:table-cell office:value-type="float" office:value="0.0251211">
                <text:p>0.0251211</text:p>
              </table:table-cell>
              <table:table-cell office:value-type="float" office:value="0.0251211">
                <text:p>0.0251211</text:p>
              </table:table-cell>
            </table:table-row>
            <table:table-row>
              <table:table-cell office:value-type="string">
                <text:p>0,007608</text:p>
              </table:table-cell>
              <table:table-cell office:value-type="float" office:value="0.0004537521">
                <text:p>0.0004537521</text:p>
              </table:table-cell>
              <table:table-cell office:value-type="float" office:value="0.0216711">
                <text:p>0.0216711</text:p>
              </table:table-cell>
              <table:table-cell office:value-type="float" office:value="0.025111">
                <text:p>0.025111</text:p>
              </table:table-cell>
            </table:table-row>
            <table:table-row>
              <table:table-cell office:value-type="string">
                <text:p>0,007605</text:p>
              </table:table-cell>
              <table:table-cell office:value-type="float" office:value="0.0004531812">
                <text:p>0.0004531812</text:p>
              </table:table-cell>
              <table:table-cell office:value-type="float" office:value="0.0216511">
                <text:p>0.0216511</text:p>
              </table:table-cell>
              <table:table-cell office:value-type="float" office:value="0.025101">
                <text:p>0.025101</text:p>
              </table:table-cell>
            </table:table-row>
            <table:table-row>
              <table:table-cell office:value-type="string">
                <text:p>0,007601</text:p>
              </table:table-cell>
              <table:table-cell office:value-type="float" office:value="0.0004526111">
                <text:p>0.0004526111</text:p>
              </table:table-cell>
              <table:table-cell office:value-type="float" office:value="0.0250912">
                <text:p>0.0250912</text:p>
              </table:table-cell>
              <table:table-cell office:value-type="float" office:value="0.0250912">
                <text:p>0.0250912</text:p>
              </table:table-cell>
            </table:table-row>
            <table:table-row>
              <table:table-cell office:value-type="string">
                <text:p>0,007597</text:p>
              </table:table-cell>
              <table:table-cell office:value-type="float" office:value="0.0004520419">
                <text:p>0.0004520419</text:p>
              </table:table-cell>
              <table:table-cell office:value-type="float" office:value="0.0216117">
                <text:p>0.0216117</text:p>
              </table:table-cell>
              <table:table-cell office:value-type="float" office:value="0.0250815">
                <text:p>0.0250815</text:p>
              </table:table-cell>
            </table:table-row>
            <table:table-row>
              <table:table-cell office:value-type="string">
                <text:p>0,007593</text:p>
              </table:table-cell>
              <table:table-cell office:value-type="float" office:value="0.0004514734">
                <text:p>0.0004514734</text:p>
              </table:table-cell>
              <table:table-cell office:value-type="float" office:value="0.0215923">
                <text:p>0.0215923</text:p>
              </table:table-cell>
              <table:table-cell office:value-type="float" office:value="0.0250719">
                <text:p>0.0250719</text:p>
              </table:table-cell>
            </table:table-row>
            <table:table-row>
              <table:table-cell office:value-type="string">
                <text:p>0,007589</text:p>
              </table:table-cell>
              <table:table-cell office:value-type="float" office:value="0.0004509058">
                <text:p>0.0004509058</text:p>
              </table:table-cell>
              <table:table-cell office:value-type="float" office:value="0.0215731">
                <text:p>0.0215731</text:p>
              </table:table-cell>
              <table:table-cell office:value-type="float" office:value="0.0250624">
                <text:p>0.0250624</text:p>
              </table:table-cell>
            </table:table-row>
            <table:table-row>
              <table:table-cell office:value-type="string">
                <text:p>0,007585</text:p>
              </table:table-cell>
              <table:table-cell office:value-type="float" office:value="0.0004503389">
                <text:p>0.0004503389</text:p>
              </table:table-cell>
              <table:table-cell office:value-type="float" office:value="0.0250531">
                <text:p>0.0250531</text:p>
              </table:table-cell>
              <table:table-cell office:value-type="float" office:value="0.0250531">
                <text:p>0.0250531</text:p>
              </table:table-cell>
            </table:table-row>
            <table:table-row>
              <table:table-cell office:value-type="string">
                <text:p>0,007582</text:p>
              </table:table-cell>
              <table:table-cell office:value-type="float" office:value="0.0004497729">
                <text:p>0.0004497729</text:p>
              </table:table-cell>
              <table:table-cell office:value-type="float" office:value="0.025044">
                <text:p>0.025044</text:p>
              </table:table-cell>
              <table:table-cell office:value-type="float" office:value="0.025044">
                <text:p>0.025044</text:p>
              </table:table-cell>
            </table:table-row>
            <table:table-row>
              <table:table-cell office:value-type="string">
                <text:p>0,007578</text:p>
              </table:table-cell>
              <table:table-cell office:value-type="float" office:value="0.0004492077">
                <text:p>0.0004492077</text:p>
              </table:table-cell>
              <table:table-cell office:value-type="float" office:value="0.025035">
                <text:p>0.025035</text:p>
              </table:table-cell>
              <table:table-cell office:value-type="float" office:value="0.025035">
                <text:p>0.025035</text:p>
              </table:table-cell>
            </table:table-row>
            <table:table-row>
              <table:table-cell office:value-type="string">
                <text:p>0,007574</text:p>
              </table:table-cell>
              <table:table-cell office:value-type="float" office:value="0.0004486432">
                <text:p>0.0004486432</text:p>
              </table:table-cell>
              <table:table-cell office:value-type="float" office:value="0.0250261">
                <text:p>0.0250261</text:p>
              </table:table-cell>
              <table:table-cell office:value-type="float" office:value="0.0250261">
                <text:p>0.0250261</text:p>
              </table:table-cell>
            </table:table-row>
            <table:table-row>
              <table:table-cell office:value-type="string">
                <text:p>0,00757</text:p>
              </table:table-cell>
              <table:table-cell office:value-type="float" office:value="0.0004480796">
                <text:p>0.0004480796</text:p>
              </table:table-cell>
              <table:table-cell office:value-type="float" office:value="0.0250174">
                <text:p>0.0250174</text:p>
              </table:table-cell>
              <table:table-cell office:value-type="float" office:value="0.0250174">
                <text:p>0.0250174</text:p>
              </table:table-cell>
            </table:table-row>
            <table:table-row>
              <table:table-cell office:value-type="string">
                <text:p>0,007566</text:p>
              </table:table-cell>
              <table:table-cell office:value-type="float" office:value="0.0004475168">
                <text:p>0.0004475168</text:p>
              </table:table-cell>
              <table:table-cell office:value-type="float" office:value="0.0214619">
                <text:p>0.0214619</text:p>
              </table:table-cell>
              <table:table-cell office:value-type="float" office:value="0.0250087">
                <text:p>0.0250087</text:p>
              </table:table-cell>
            </table:table-row>
            <table:table-row>
              <table:table-cell office:value-type="string">
                <text:p>0,007562</text:p>
              </table:table-cell>
              <table:table-cell office:value-type="float" office:value="0.0004469547">
                <text:p>0.0004469547</text:p>
              </table:table-cell>
              <table:table-cell office:value-type="float" office:value="0.0250003">
                <text:p>0.0250003</text:p>
              </table:table-cell>
              <table:table-cell office:value-type="float" office:value="0.0250003">
                <text:p>0.0250003</text:p>
              </table:table-cell>
            </table:table-row>
            <table:table-row>
              <table:table-cell office:value-type="string">
                <text:p>0,007558</text:p>
              </table:table-cell>
              <table:table-cell office:value-type="float" office:value="0.0004463935">
                <text:p>0.0004463935</text:p>
              </table:table-cell>
              <table:table-cell office:value-type="float" office:value="0.024992">
                <text:p>0.024992</text:p>
              </table:table-cell>
              <table:table-cell office:value-type="float" office:value="0.024992">
                <text:p>0.024992</text:p>
              </table:table-cell>
            </table:table-row>
            <table:table-row>
              <table:table-cell office:value-type="string">
                <text:p>0,007555</text:p>
              </table:table-cell>
              <table:table-cell office:value-type="float" office:value="0.0004458331">
                <text:p>0.0004458331</text:p>
              </table:table-cell>
              <table:table-cell office:value-type="float" office:value="0.0214089">
                <text:p>0.0214089</text:p>
              </table:table-cell>
              <table:table-cell office:value-type="float" office:value="0.0249838">
                <text:p>0.0249838</text:p>
              </table:table-cell>
            </table:table-row>
            <table:table-row>
              <table:table-cell office:value-type="string">
                <text:p>0,007551</text:p>
              </table:table-cell>
              <table:table-cell office:value-type="float" office:value="0.0004452734">
                <text:p>0.0004452734</text:p>
              </table:table-cell>
              <table:table-cell office:value-type="float" office:value="0.0213917">
                <text:p>0.0213917</text:p>
              </table:table-cell>
              <table:table-cell office:value-type="float" office:value="0.0249757">
                <text:p>0.0249757</text:p>
              </table:table-cell>
            </table:table-row>
            <table:table-row>
              <table:table-cell office:value-type="string">
                <text:p>0,007547</text:p>
              </table:table-cell>
              <table:table-cell office:value-type="float" office:value="0.0004447146">
                <text:p>0.0004447146</text:p>
              </table:table-cell>
              <table:table-cell office:value-type="float" office:value="0.0213746">
                <text:p>0.0213746</text:p>
              </table:table-cell>
              <table:table-cell office:value-type="float" office:value="0.0249678">
                <text:p>0.0249678</text:p>
              </table:table-cell>
            </table:table-row>
            <table:table-row>
              <table:table-cell office:value-type="string">
                <text:p>0,007543</text:p>
              </table:table-cell>
              <table:table-cell office:value-type="float" office:value="0.0004441566">
                <text:p>0.0004441566</text:p>
              </table:table-cell>
              <table:table-cell office:value-type="float" office:value="0.0213577">
                <text:p>0.0213577</text:p>
              </table:table-cell>
              <table:table-cell office:value-type="float" office:value="0.0249601">
                <text:p>0.0249601</text:p>
              </table:table-cell>
            </table:table-row>
            <table:table-row>
              <table:table-cell office:value-type="string">
                <text:p>0,007539</text:p>
              </table:table-cell>
              <table:table-cell office:value-type="float" office:value="0.0004435994">
                <text:p>0.0004435994</text:p>
              </table:table-cell>
              <table:table-cell office:value-type="float" office:value="0.0213411">
                <text:p>0.0213411</text:p>
              </table:table-cell>
              <table:table-cell office:value-type="float" office:value="0.0249524">
                <text:p>0.0249524</text:p>
              </table:table-cell>
            </table:table-row>
            <table:table-row>
              <table:table-cell office:value-type="string">
                <text:p>0,007535</text:p>
              </table:table-cell>
              <table:table-cell office:value-type="float" office:value="0.000443043">
                <text:p>0.000443043</text:p>
              </table:table-cell>
              <table:table-cell office:value-type="float" office:value="0.0213246">
                <text:p>0.0213246</text:p>
              </table:table-cell>
              <table:table-cell office:value-type="float" office:value="0.0249449">
                <text:p>0.0249449</text:p>
              </table:table-cell>
            </table:table-row>
            <table:table-row>
              <table:table-cell office:value-type="string">
                <text:p>0,007532</text:p>
              </table:table-cell>
              <table:table-cell office:value-type="float" office:value="0.0004424874">
                <text:p>0.0004424874</text:p>
              </table:table-cell>
              <table:table-cell office:value-type="float" office:value="0.0213083">
                <text:p>0.0213083</text:p>
              </table:table-cell>
              <table:table-cell office:value-type="float" office:value="0.0269656">
                <text:p>0.0269656</text:p>
              </table:table-cell>
            </table:table-row>
            <table:table-row>
              <table:table-cell office:value-type="string">
                <text:p>0,007528</text:p>
              </table:table-cell>
              <table:table-cell office:value-type="float" office:value="0.0004419326">
                <text:p>0.0004419326</text:p>
              </table:table-cell>
              <table:table-cell office:value-type="float" office:value="0.0212923">
                <text:p>0.0212923</text:p>
              </table:table-cell>
              <table:table-cell office:value-type="float" office:value="0.0249304">
                <text:p>0.0249304</text:p>
              </table:table-cell>
            </table:table-row>
            <table:table-row>
              <table:table-cell office:value-type="string">
                <text:p>0,007524</text:p>
              </table:table-cell>
              <table:table-cell office:value-type="float" office:value="0.0004413786">
                <text:p>0.0004413786</text:p>
              </table:table-cell>
              <table:table-cell office:value-type="float" office:value="0.0249233">
                <text:p>0.0249233</text:p>
              </table:table-cell>
              <table:table-cell office:value-type="float" office:value="0.0249233">
                <text:p>0.0249233</text:p>
              </table:table-cell>
            </table:table-row>
            <table:table-row>
              <table:table-cell office:value-type="string">
                <text:p>0,00752</text:p>
              </table:table-cell>
              <table:table-cell office:value-type="float" office:value="0.0004408254">
                <text:p>0.0004408254</text:p>
              </table:table-cell>
              <table:table-cell office:value-type="float" office:value="0.0212607">
                <text:p>0.0212607</text:p>
              </table:table-cell>
              <table:table-cell office:value-type="float" office:value="0.0249164">
                <text:p>0.0249164</text:p>
              </table:table-cell>
            </table:table-row>
            <table:table-row>
              <table:table-cell office:value-type="string">
                <text:p>0,007516</text:p>
              </table:table-cell>
              <table:table-cell office:value-type="float" office:value="0.000440273">
                <text:p>0.000440273</text:p>
              </table:table-cell>
              <table:table-cell office:value-type="float" office:value="0.0212452">
                <text:p>0.0212452</text:p>
              </table:table-cell>
              <table:table-cell office:value-type="float" office:value="0.0249096">
                <text:p>0.0249096</text:p>
              </table:table-cell>
            </table:table-row>
            <table:table-row>
              <table:table-cell office:value-type="string">
                <text:p>0,007512</text:p>
              </table:table-cell>
              <table:table-cell office:value-type="float" office:value="0.0004397214">
                <text:p>0.0004397214</text:p>
              </table:table-cell>
              <table:table-cell office:value-type="float" office:value="0.0212299">
                <text:p>0.0212299</text:p>
              </table:table-cell>
              <table:table-cell office:value-type="float" office:value="0.0249029">
                <text:p>0.0249029</text:p>
              </table:table-cell>
            </table:table-row>
            <table:table-row>
              <table:table-cell office:value-type="string">
                <text:p>0,007508</text:p>
              </table:table-cell>
              <table:table-cell office:value-type="float" office:value="0.0004391707">
                <text:p>0.0004391707</text:p>
              </table:table-cell>
              <table:table-cell office:value-type="float" office:value="0.0212148">
                <text:p>0.0212148</text:p>
              </table:table-cell>
              <table:table-cell office:value-type="float" office:value="0.0248964">
                <text:p>0.0248964</text:p>
              </table:table-cell>
            </table:table-row>
            <table:table-row>
              <table:table-cell office:value-type="string">
                <text:p>0,007505</text:p>
              </table:table-cell>
              <table:table-cell office:value-type="float" office:value="0.0004386207">
                <text:p>0.0004386207</text:p>
              </table:table-cell>
              <table:table-cell office:value-type="float" office:value="0.0211999">
                <text:p>0.0211999</text:p>
              </table:table-cell>
              <table:table-cell office:value-type="float" office:value="0.02489">
                <text:p>0.02489</text:p>
              </table:table-cell>
            </table:table-row>
            <table:table-row>
              <table:table-cell office:value-type="string">
                <text:p>0,007501</text:p>
              </table:table-cell>
              <table:table-cell office:value-type="float" office:value="0.0004380715">
                <text:p>0.0004380715</text:p>
              </table:table-cell>
              <table:table-cell office:value-type="float" office:value="0.0211852">
                <text:p>0.0211852</text:p>
              </table:table-cell>
              <table:table-cell office:value-type="float" office:value="0.0248838">
                <text:p>0.0248838</text:p>
              </table:table-cell>
            </table:table-row>
            <table:table-row>
              <table:table-cell office:value-type="string">
                <text:p>0,007497</text:p>
              </table:table-cell>
              <table:table-cell office:value-type="float" office:value="0.0004375231">
                <text:p>0.0004375231</text:p>
              </table:table-cell>
              <table:table-cell office:value-type="float" office:value="0.0211707">
                <text:p>0.0211707</text:p>
              </table:table-cell>
              <table:table-cell office:value-type="float" office:value="0.0248777">
                <text:p>0.0248777</text:p>
              </table:table-cell>
            </table:table-row>
            <table:table-row>
              <table:table-cell office:value-type="string">
                <text:p>0,007493</text:p>
              </table:table-cell>
              <table:table-cell office:value-type="float" office:value="0.0004369756">
                <text:p>0.0004369756</text:p>
              </table:table-cell>
              <table:table-cell office:value-type="float" office:value="0.0211564">
                <text:p>0.0211564</text:p>
              </table:table-cell>
              <table:table-cell office:value-type="float" office:value="0.0248717">
                <text:p>0.0248717</text:p>
              </table:table-cell>
            </table:table-row>
            <table:table-row>
              <table:table-cell office:value-type="string">
                <text:p>0,007489</text:p>
              </table:table-cell>
              <table:table-cell office:value-type="float" office:value="0.0004364288">
                <text:p>0.0004364288</text:p>
              </table:table-cell>
              <table:table-cell office:value-type="float" office:value="0.0211423">
                <text:p>0.0211423</text:p>
              </table:table-cell>
              <table:table-cell office:value-type="float" office:value="0.0248659">
                <text:p>0.0248659</text:p>
              </table:table-cell>
            </table:table-row>
            <table:table-row>
              <table:table-cell office:value-type="string">
                <text:p>0,007485</text:p>
              </table:table-cell>
              <table:table-cell office:value-type="float" office:value="0.0004358828">
                <text:p>0.0004358828</text:p>
              </table:table-cell>
              <table:table-cell office:value-type="float" office:value="0.0248602">
                <text:p>0.0248602</text:p>
              </table:table-cell>
              <table:table-cell office:value-type="float" office:value="0.0248602">
                <text:p>0.0248602</text:p>
              </table:table-cell>
            </table:table-row>
            <table:table-row>
              <table:table-cell office:value-type="string">
                <text:p>0,007481</text:p>
              </table:table-cell>
              <table:table-cell office:value-type="float" office:value="0.0004353377">
                <text:p>0.0004353377</text:p>
              </table:table-cell>
              <table:table-cell office:value-type="float" office:value="0.0248547">
                <text:p>0.0248547</text:p>
              </table:table-cell>
              <table:table-cell office:value-type="float" office:value="0.0248547">
                <text:p>0.0248547</text:p>
              </table:table-cell>
            </table:table-row>
            <table:table-row>
              <table:table-cell office:value-type="string">
                <text:p>0,007478</text:p>
              </table:table-cell>
              <table:table-cell office:value-type="float" office:value="0.0004347933">
                <text:p>0.0004347933</text:p>
              </table:table-cell>
              <table:table-cell office:value-type="float" office:value="0.0211011">
                <text:p>0.0211011</text:p>
              </table:table-cell>
              <table:table-cell office:value-type="float" office:value="0.0248493">
                <text:p>0.0248493</text:p>
              </table:table-cell>
            </table:table-row>
            <table:table-row>
              <table:table-cell office:value-type="string">
                <text:p>0,007474</text:p>
              </table:table-cell>
              <table:table-cell office:value-type="float" office:value="0.0004342498">
                <text:p>0.0004342498</text:p>
              </table:table-cell>
              <table:table-cell office:value-type="float" office:value="0.024844">
                <text:p>0.024844</text:p>
              </table:table-cell>
              <table:table-cell office:value-type="float" office:value="0.024844">
                <text:p>0.024844</text:p>
              </table:table-cell>
            </table:table-row>
            <table:table-row>
              <table:table-cell office:value-type="string">
                <text:p>0,00747</text:p>
              </table:table-cell>
              <table:table-cell office:value-type="float" office:value="0.000433707">
                <text:p>0.000433707</text:p>
              </table:table-cell>
              <table:table-cell office:value-type="float" office:value="0.0210747">
                <text:p>0.0210747</text:p>
              </table:table-cell>
              <table:table-cell office:value-type="float" office:value="0.0248389">
                <text:p>0.0248389</text:p>
              </table:table-cell>
            </table:table-row>
            <table:table-row>
              <table:table-cell office:value-type="string">
                <text:p>0,007466</text:p>
              </table:table-cell>
              <table:table-cell office:value-type="float" office:value="0.0004331651">
                <text:p>0.0004331651</text:p>
              </table:table-cell>
              <table:table-cell office:value-type="float" office:value="0.0210618">
                <text:p>0.0210618</text:p>
              </table:table-cell>
              <table:table-cell office:value-type="float" office:value="0.0248339">
                <text:p>0.0248339</text:p>
              </table:table-cell>
            </table:table-row>
            <table:table-row>
              <table:table-cell office:value-type="string">
                <text:p>0,007462</text:p>
              </table:table-cell>
              <table:table-cell office:value-type="float" office:value="0.0004326239">
                <text:p>0.0004326239</text:p>
              </table:table-cell>
              <table:table-cell office:value-type="float" office:value="0.021049">
                <text:p>0.021049</text:p>
              </table:table-cell>
              <table:table-cell office:value-type="float" office:value="0.0248291">
                <text:p>0.0248291</text:p>
              </table:table-cell>
            </table:table-row>
            <table:table-row>
              <table:table-cell office:value-type="string">
                <text:p>0,007458</text:p>
              </table:table-cell>
              <table:table-cell office:value-type="float" office:value="0.0004320836">
                <text:p>0.0004320836</text:p>
              </table:table-cell>
              <table:table-cell office:value-type="float" office:value="0.0210365">
                <text:p>0.0210365</text:p>
              </table:table-cell>
              <table:table-cell office:value-type="float" office:value="0.0248244">
                <text:p>0.0248244</text:p>
              </table:table-cell>
            </table:table-row>
            <table:table-row>
              <table:table-cell office:value-type="string">
                <text:p>0,007455</text:p>
              </table:table-cell>
              <table:table-cell office:value-type="float" office:value="0.0004315441">
                <text:p>0.0004315441</text:p>
              </table:table-cell>
              <table:table-cell office:value-type="float" office:value="0.0210241">
                <text:p>0.0210241</text:p>
              </table:table-cell>
              <table:table-cell office:value-type="float" office:value="0.0248198">
                <text:p>0.0248198</text:p>
              </table:table-cell>
            </table:table-row>
            <table:table-row>
              <table:table-cell office:value-type="string">
                <text:p>0,007451</text:p>
              </table:table-cell>
              <table:table-cell office:value-type="float" office:value="0.0004310053">
                <text:p>0.0004310053</text:p>
              </table:table-cell>
              <table:table-cell office:value-type="float" office:value="0.021012">
                <text:p>0.021012</text:p>
              </table:table-cell>
              <table:table-cell office:value-type="float" office:value="0.0248154">
                <text:p>0.0248154</text:p>
              </table:table-cell>
            </table:table-row>
            <table:table-row>
              <table:table-cell office:value-type="string">
                <text:p>0,007447</text:p>
              </table:table-cell>
              <table:table-cell office:value-type="float" office:value="0.0004304674">
                <text:p>0.0004304674</text:p>
              </table:table-cell>
              <table:table-cell office:value-type="float" office:value="0.0248111">
                <text:p>0.0248111</text:p>
              </table:table-cell>
              <table:table-cell office:value-type="float" office:value="0.0264565">
                <text:p>0.0264565</text:p>
              </table:table-cell>
            </table:table-row>
            <table:table-row>
              <table:table-cell office:value-type="string">
                <text:p>0,007443</text:p>
              </table:table-cell>
              <table:table-cell office:value-type="float" office:value="0.0004299303">
                <text:p>0.0004299303</text:p>
              </table:table-cell>
              <table:table-cell office:value-type="float" office:value="0.0209883">
                <text:p>0.0209883</text:p>
              </table:table-cell>
              <table:table-cell office:value-type="float" office:value="0.0248069">
                <text:p>0.0248069</text:p>
              </table:table-cell>
            </table:table-row>
            <table:table-row>
              <table:table-cell office:value-type="string">
                <text:p>0,007439</text:p>
              </table:table-cell>
              <table:table-cell office:value-type="float" office:value="0.000429394">
                <text:p>0.000429394</text:p>
              </table:table-cell>
              <table:table-cell office:value-type="float" office:value="0.0248029">
                <text:p>0.0248029</text:p>
              </table:table-cell>
              <table:table-cell office:value-type="float" office:value="0.0248029">
                <text:p>0.0248029</text:p>
              </table:table-cell>
            </table:table-row>
            <table:table-row>
              <table:table-cell office:value-type="string">
                <text:p>0,007435</text:p>
              </table:table-cell>
              <table:table-cell office:value-type="float" office:value="0.0004288585">
                <text:p>0.0004288585</text:p>
              </table:table-cell>
              <table:table-cell office:value-type="float" office:value="0.0209654">
                <text:p>0.0209654</text:p>
              </table:table-cell>
              <table:table-cell office:value-type="float" office:value="0.024799">
                <text:p>0.024799</text:p>
              </table:table-cell>
            </table:table-row>
            <table:table-row>
              <table:table-cell office:value-type="string">
                <text:p>0,007431</text:p>
              </table:table-cell>
              <table:table-cell office:value-type="float" office:value="0.0004283237">
                <text:p>0.0004283237</text:p>
              </table:table-cell>
              <table:table-cell office:value-type="float" office:value="0.0247953">
                <text:p>0.0247953</text:p>
              </table:table-cell>
              <table:table-cell office:value-type="float" office:value="0.0247953">
                <text:p>0.0247953</text:p>
              </table:table-cell>
            </table:table-row>
            <table:table-row>
              <table:table-cell office:value-type="string">
                <text:p>0,007428</text:p>
              </table:table-cell>
              <table:table-cell office:value-type="float" office:value="0.0004277898">
                <text:p>0.0004277898</text:p>
              </table:table-cell>
              <table:table-cell office:value-type="float" office:value="0.0209433">
                <text:p>0.0209433</text:p>
              </table:table-cell>
              <table:table-cell office:value-type="float" office:value="0.0247917">
                <text:p>0.0247917</text:p>
              </table:table-cell>
            </table:table-row>
            <table:table-row>
              <table:table-cell office:value-type="string">
                <text:p>0,007424</text:p>
              </table:table-cell>
              <table:table-cell office:value-type="float" office:value="0.0004272567">
                <text:p>0.0004272567</text:p>
              </table:table-cell>
              <table:table-cell office:value-type="float" office:value="0.0209325">
                <text:p>0.0209325</text:p>
              </table:table-cell>
              <table:table-cell office:value-type="float" office:value="0.0247882">
                <text:p>0.0247882</text:p>
              </table:table-cell>
            </table:table-row>
            <table:table-row>
              <table:table-cell office:value-type="string">
                <text:p>0,00742</text:p>
              </table:table-cell>
              <table:table-cell office:value-type="float" office:value="0.0004267244">
                <text:p>0.0004267244</text:p>
              </table:table-cell>
              <table:table-cell office:value-type="float" office:value="0.0247849">
                <text:p>0.0247849</text:p>
              </table:table-cell>
              <table:table-cell office:value-type="float" office:value="0.0262998">
                <text:p>0.0262998</text:p>
              </table:table-cell>
            </table:table-row>
            <table:table-row>
              <table:table-cell office:value-type="string">
                <text:p>0,007416</text:p>
              </table:table-cell>
              <table:table-cell office:value-type="float" office:value="0.0004261929">
                <text:p>0.0004261929</text:p>
              </table:table-cell>
              <table:table-cell office:value-type="float" office:value="0.0209116">
                <text:p>0.0209116</text:p>
              </table:table-cell>
              <table:table-cell office:value-type="float" office:value="0.0247817">
                <text:p>0.0247817</text:p>
              </table:table-cell>
            </table:table-row>
            <table:table-row>
              <table:table-cell office:value-type="string">
                <text:p>0,007412</text:p>
              </table:table-cell>
              <table:table-cell office:value-type="float" office:value="0.0004256622">
                <text:p>0.0004256622</text:p>
              </table:table-cell>
              <table:table-cell office:value-type="float" office:value="0.0247787">
                <text:p>0.0247787</text:p>
              </table:table-cell>
              <table:table-cell office:value-type="float" office:value="0.0247787">
                <text:p>0.0247787</text:p>
              </table:table-cell>
            </table:table-row>
            <table:table-row>
              <table:table-cell office:value-type="string">
                <text:p>0,007408</text:p>
              </table:table-cell>
              <table:table-cell office:value-type="float" office:value="0.0004251323">
                <text:p>0.0004251323</text:p>
              </table:table-cell>
              <table:table-cell office:value-type="float" office:value="0.0208914">
                <text:p>0.0208914</text:p>
              </table:table-cell>
              <table:table-cell office:value-type="float" office:value="0.0247758">
                <text:p>0.0247758</text:p>
              </table:table-cell>
            </table:table-row>
            <table:table-row>
              <table:table-cell office:value-type="string">
                <text:p>0,007405</text:p>
              </table:table-cell>
              <table:table-cell office:value-type="float" office:value="0.0004246033">
                <text:p>0.0004246033</text:p>
              </table:table-cell>
              <table:table-cell office:value-type="float" office:value="0.0208816">
                <text:p>0.0208816</text:p>
              </table:table-cell>
              <table:table-cell office:value-type="float" office:value="0.0262113">
                <text:p>0.0262113</text:p>
              </table:table-cell>
            </table:table-row>
            <table:table-row>
              <table:table-cell office:value-type="string">
                <text:p>0,007401</text:p>
              </table:table-cell>
              <table:table-cell office:value-type="float" office:value="0.000424075">
                <text:p>0.000424075</text:p>
              </table:table-cell>
              <table:table-cell office:value-type="float" office:value="0.020872">
                <text:p>0.020872</text:p>
              </table:table-cell>
              <table:table-cell office:value-type="float" office:value="0.0247704">
                <text:p>0.0247704</text:p>
              </table:table-cell>
            </table:table-row>
            <table:table-row>
              <table:table-cell office:value-type="string">
                <text:p>0,007397</text:p>
              </table:table-cell>
              <table:table-cell office:value-type="float" office:value="0.0004235475">
                <text:p>0.0004235475</text:p>
              </table:table-cell>
              <table:table-cell office:value-type="float" office:value="0.0208626">
                <text:p>0.0208626</text:p>
              </table:table-cell>
              <table:table-cell office:value-type="float" office:value="0.0247679">
                <text:p>0.0247679</text:p>
              </table:table-cell>
            </table:table-row>
            <table:table-row>
              <table:table-cell office:value-type="string">
                <text:p>0,007393</text:p>
              </table:table-cell>
              <table:table-cell office:value-type="float" office:value="0.0004230208">
                <text:p>0.0004230208</text:p>
              </table:table-cell>
              <table:table-cell office:value-type="float" office:value="0.0208534">
                <text:p>0.0208534</text:p>
              </table:table-cell>
              <table:table-cell office:value-type="float" office:value="0.0247656">
                <text:p>0.0247656</text:p>
              </table:table-cell>
            </table:table-row>
            <table:table-row>
              <table:table-cell office:value-type="string">
                <text:p>0,007389</text:p>
              </table:table-cell>
              <table:table-cell office:value-type="float" office:value="0.0004224949">
                <text:p>0.0004224949</text:p>
              </table:table-cell>
              <table:table-cell office:value-type="float" office:value="0.0208444">
                <text:p>0.0208444</text:p>
              </table:table-cell>
              <table:table-cell office:value-type="float" office:value="0.0247634">
                <text:p>0.0247634</text:p>
              </table:table-cell>
            </table:table-row>
            <table:table-row>
              <table:table-cell office:value-type="string">
                <text:p>0,007385</text:p>
              </table:table-cell>
              <table:table-cell office:value-type="float" office:value="0.0004219699">
                <text:p>0.0004219699</text:p>
              </table:table-cell>
              <table:table-cell office:value-type="float" office:value="0.0208356">
                <text:p>0.0208356</text:p>
              </table:table-cell>
              <table:table-cell office:value-type="float" office:value="0.0247613">
                <text:p>0.0247613</text:p>
              </table:table-cell>
            </table:table-row>
            <table:table-row>
              <table:table-cell office:value-type="string">
                <text:p>0,007381</text:p>
              </table:table-cell>
              <table:table-cell office:value-type="float" office:value="0.0004214456">
                <text:p>0.0004214456</text:p>
              </table:table-cell>
              <table:table-cell office:value-type="float" office:value="0.020827">
                <text:p>0.020827</text:p>
              </table:table-cell>
              <table:table-cell office:value-type="float" office:value="0.0247594">
                <text:p>0.0247594</text:p>
              </table:table-cell>
            </table:table-row>
            <table:table-row>
              <table:table-cell office:value-type="string">
                <text:p>0,007378</text:p>
              </table:table-cell>
              <table:table-cell office:value-type="float" office:value="0.0004209221">
                <text:p>0.0004209221</text:p>
              </table:table-cell>
              <table:table-cell office:value-type="float" office:value="0.0208186">
                <text:p>0.0208186</text:p>
              </table:table-cell>
              <table:table-cell office:value-type="float" office:value="0.0247576">
                <text:p>0.0247576</text:p>
              </table:table-cell>
            </table:table-row>
            <table:table-row>
              <table:table-cell office:value-type="string">
                <text:p>0,007374</text:p>
              </table:table-cell>
              <table:table-cell office:value-type="float" office:value="0.0004203995">
                <text:p>0.0004203995</text:p>
              </table:table-cell>
              <table:table-cell office:value-type="float" office:value="0.0247559">
                <text:p>0.0247559</text:p>
              </table:table-cell>
              <table:table-cell office:value-type="float" office:value="0.0247559">
                <text:p>0.0247559</text:p>
              </table:table-cell>
            </table:table-row>
            <table:table-row>
              <table:table-cell office:value-type="string">
                <text:p>0,00737</text:p>
              </table:table-cell>
              <table:table-cell office:value-type="float" office:value="0.0004198777">
                <text:p>0.0004198777</text:p>
              </table:table-cell>
              <table:table-cell office:value-type="float" office:value="0.0247544">
                <text:p>0.0247544</text:p>
              </table:table-cell>
              <table:table-cell office:value-type="float" office:value="0.0247544">
                <text:p>0.0247544</text:p>
              </table:table-cell>
            </table:table-row>
            <table:table-row>
              <table:table-cell office:value-type="string">
                <text:p>0,007366</text:p>
              </table:table-cell>
              <table:table-cell office:value-type="float" office:value="0.0004193566">
                <text:p>0.0004193566</text:p>
              </table:table-cell>
              <table:table-cell office:value-type="float" office:value="0.0207946">
                <text:p>0.0207946</text:p>
              </table:table-cell>
              <table:table-cell office:value-type="float" office:value="0.0247531">
                <text:p>0.0247531</text:p>
              </table:table-cell>
            </table:table-row>
            <table:table-row>
              <table:table-cell office:value-type="string">
                <text:p>0,007362</text:p>
              </table:table-cell>
              <table:table-cell office:value-type="float" office:value="0.0004188363">
                <text:p>0.0004188363</text:p>
              </table:table-cell>
              <table:table-cell office:value-type="float" office:value="0.0207869">
                <text:p>0.0207869</text:p>
              </table:table-cell>
              <table:table-cell office:value-type="float" office:value="0.0247518">
                <text:p>0.0247518</text:p>
              </table:table-cell>
            </table:table-row>
            <table:table-row>
              <table:table-cell office:value-type="string">
                <text:p>0,007358</text:p>
              </table:table-cell>
              <table:table-cell office:value-type="float" office:value="0.0004183169">
                <text:p>0.0004183169</text:p>
              </table:table-cell>
              <table:table-cell office:value-type="float" office:value="0.0247507">
                <text:p>0.0247507</text:p>
              </table:table-cell>
              <table:table-cell office:value-type="float" office:value="0.0247507">
                <text:p>0.0247507</text:p>
              </table:table-cell>
            </table:table-row>
            <table:table-row>
              <table:table-cell office:value-type="string">
                <text:p>0,007355</text:p>
              </table:table-cell>
              <table:table-cell office:value-type="float" office:value="0.0004177982">
                <text:p>0.0004177982</text:p>
              </table:table-cell>
              <table:table-cell office:value-type="float" office:value="0.0207723">
                <text:p>0.0207723</text:p>
              </table:table-cell>
              <table:table-cell office:value-type="float" office:value="0.0247498">
                <text:p>0.0247498</text:p>
              </table:table-cell>
            </table:table-row>
            <table:table-row>
              <table:table-cell office:value-type="string">
                <text:p>0,007351</text:p>
              </table:table-cell>
              <table:table-cell office:value-type="float" office:value="0.0004172804">
                <text:p>0.0004172804</text:p>
              </table:table-cell>
              <table:table-cell office:value-type="float" office:value="0.0207653">
                <text:p>0.0207653</text:p>
              </table:table-cell>
              <table:table-cell office:value-type="float" office:value="0.024749">
                <text:p>0.024749</text:p>
              </table:table-cell>
            </table:table-row>
            <table:table-row>
              <table:table-cell office:value-type="string">
                <text:p>0,007347</text:p>
              </table:table-cell>
              <table:table-cell office:value-type="float" office:value="0.0004167634">
                <text:p>0.0004167634</text:p>
              </table:table-cell>
              <table:table-cell office:value-type="float" office:value="0.0247483">
                <text:p>0.0247483</text:p>
              </table:table-cell>
              <table:table-cell office:value-type="float" office:value="0.0247483">
                <text:p>0.0247483</text:p>
              </table:table-cell>
            </table:table-row>
            <table:table-row>
              <table:table-cell office:value-type="string">
                <text:p>0,007343</text:p>
              </table:table-cell>
              <table:table-cell office:value-type="float" office:value="0.0004162472">
                <text:p>0.0004162472</text:p>
              </table:table-cell>
              <table:table-cell office:value-type="float" office:value="0.0247477">
                <text:p>0.0247477</text:p>
              </table:table-cell>
              <table:table-cell office:value-type="float" office:value="0.0247477">
                <text:p>0.0247477</text:p>
              </table:table-cell>
            </table:table-row>
            <table:table-row>
              <table:table-cell office:value-type="string">
                <text:p>0,007339</text:p>
              </table:table-cell>
              <table:table-cell office:value-type="float" office:value="0.0004157317">
                <text:p>0.0004157317</text:p>
              </table:table-cell>
              <table:table-cell office:value-type="float" office:value="0.0207453">
                <text:p>0.0207453</text:p>
              </table:table-cell>
              <table:table-cell office:value-type="float" office:value="0.0247473">
                <text:p>0.0247473</text:p>
              </table:table-cell>
            </table:table-row>
            <table:table-row>
              <table:table-cell office:value-type="string">
                <text:p>0,007335</text:p>
              </table:table-cell>
              <table:table-cell office:value-type="float" office:value="0.0004152171">
                <text:p>0.0004152171</text:p>
              </table:table-cell>
              <table:table-cell office:value-type="float" office:value="0.0207391">
                <text:p>0.0207391</text:p>
              </table:table-cell>
              <table:table-cell office:value-type="float" office:value="0.0247471">
                <text:p>0.0247471</text:p>
              </table:table-cell>
            </table:table-row>
            <table:table-row>
              <table:table-cell office:value-type="string">
                <text:p>0,007331</text:p>
              </table:table-cell>
              <table:table-cell office:value-type="float" office:value="0.0004147033">
                <text:p>0.0004147033</text:p>
              </table:table-cell>
              <table:table-cell office:value-type="float" office:value="0.020733">
                <text:p>0.020733</text:p>
              </table:table-cell>
              <table:table-cell office:value-type="float" office:value="0.024747">
                <text:p>0.024747</text:p>
              </table:table-cell>
            </table:table-row>
            <table:table-row>
              <table:table-cell office:value-type="string">
                <text:p>0,007328</text:p>
              </table:table-cell>
              <table:table-cell office:value-type="float" office:value="0.0004141902">
                <text:p>0.0004141902</text:p>
              </table:table-cell>
              <table:table-cell office:value-type="float" office:value="0.0207272">
                <text:p>0.0207272</text:p>
              </table:table-cell>
              <table:table-cell office:value-type="float" office:value="0.0257817">
                <text:p>0.0257817</text:p>
              </table:table-cell>
            </table:table-row>
            <table:table-row>
              <table:table-cell office:value-type="string">
                <text:p>0,007324</text:p>
              </table:table-cell>
              <table:table-cell office:value-type="float" office:value="0.000413678">
                <text:p>0.000413678</text:p>
              </table:table-cell>
              <table:table-cell office:value-type="float" office:value="0.0207215">
                <text:p>0.0207215</text:p>
              </table:table-cell>
              <table:table-cell office:value-type="float" office:value="0.0247471">
                <text:p>0.0247471</text:p>
              </table:table-cell>
            </table:table-row>
            <table:table-row>
              <table:table-cell office:value-type="string">
                <text:p>0,00732</text:p>
              </table:table-cell>
              <table:table-cell office:value-type="float" office:value="0.0004131666">
                <text:p>0.0004131666</text:p>
              </table:table-cell>
              <table:table-cell office:value-type="float" office:value="0.0207161">
                <text:p>0.0207161</text:p>
              </table:table-cell>
              <table:table-cell office:value-type="float" office:value="0.0247474">
                <text:p>0.0247474</text:p>
              </table:table-cell>
            </table:table-row>
            <table:table-row>
              <table:table-cell office:value-type="string">
                <text:p>0,007316</text:p>
              </table:table-cell>
              <table:table-cell office:value-type="float" office:value="0.0004126559">
                <text:p>0.0004126559</text:p>
              </table:table-cell>
              <table:table-cell office:value-type="float" office:value="0.0207108">
                <text:p>0.0207108</text:p>
              </table:table-cell>
              <table:table-cell office:value-type="float" office:value="0.0247479">
                <text:p>0.0247479</text:p>
              </table:table-cell>
            </table:table-row>
            <table:table-row>
              <table:table-cell office:value-type="string">
                <text:p>0,007312</text:p>
              </table:table-cell>
              <table:table-cell office:value-type="float" office:value="0.0004121461">
                <text:p>0.0004121461</text:p>
              </table:table-cell>
              <table:table-cell office:value-type="float" office:value="0.0207057">
                <text:p>0.0207057</text:p>
              </table:table-cell>
              <table:table-cell office:value-type="float" office:value="0.0247484">
                <text:p>0.0247484</text:p>
              </table:table-cell>
            </table:table-row>
            <table:table-row>
              <table:table-cell office:value-type="string">
                <text:p>0,007308</text:p>
              </table:table-cell>
              <table:table-cell office:value-type="float" office:value="0.000411637">
                <text:p>0.000411637</text:p>
              </table:table-cell>
              <table:table-cell office:value-type="float" office:value="0.0207009">
                <text:p>0.0207009</text:p>
              </table:table-cell>
              <table:table-cell office:value-type="float" office:value="0.0247492">
                <text:p>0.0247492</text:p>
              </table:table-cell>
            </table:table-row>
            <table:table-row>
              <table:table-cell office:value-type="string">
                <text:p>0,007304</text:p>
              </table:table-cell>
              <table:table-cell office:value-type="float" office:value="0.0004111287">
                <text:p>0.0004111287</text:p>
              </table:table-cell>
              <table:table-cell office:value-type="float" office:value="0.0206962">
                <text:p>0.0206962</text:p>
              </table:table-cell>
              <table:table-cell office:value-type="float" office:value="0.02475">
                <text:p>0.02475</text:p>
              </table:table-cell>
            </table:table-row>
            <table:table-row>
              <table:table-cell office:value-type="string">
                <text:p>0,007301</text:p>
              </table:table-cell>
              <table:table-cell office:value-type="float" office:value="0.0004106212">
                <text:p>0.0004106212</text:p>
              </table:table-cell>
              <table:table-cell office:value-type="float" office:value="0.0206917">
                <text:p>0.0206917</text:p>
              </table:table-cell>
              <table:table-cell office:value-type="float" office:value="0.024751">
                <text:p>0.024751</text:p>
              </table:table-cell>
            </table:table-row>
            <table:table-row>
              <table:table-cell office:value-type="string">
                <text:p>0,007297</text:p>
              </table:table-cell>
              <table:table-cell office:value-type="float" office:value="0.0004101145">
                <text:p>0.0004101145</text:p>
              </table:table-cell>
              <table:table-cell office:value-type="float" office:value="0.0206874">
                <text:p>0.0206874</text:p>
              </table:table-cell>
              <table:table-cell office:value-type="float" office:value="0.0247521">
                <text:p>0.0247521</text:p>
              </table:table-cell>
            </table:table-row>
            <table:table-row>
              <table:table-cell office:value-type="string">
                <text:p>0,007293</text:p>
              </table:table-cell>
              <table:table-cell office:value-type="float" office:value="0.0004096086">
                <text:p>0.0004096086</text:p>
              </table:table-cell>
              <table:table-cell office:value-type="float" office:value="0.0206834">
                <text:p>0.0206834</text:p>
              </table:table-cell>
              <table:table-cell office:value-type="float" office:value="0.0247534">
                <text:p>0.0247534</text:p>
              </table:table-cell>
            </table:table-row>
            <table:table-row>
              <table:table-cell office:value-type="string">
                <text:p>0,007289</text:p>
              </table:table-cell>
              <table:table-cell office:value-type="float" office:value="0.0004091034">
                <text:p>0.0004091034</text:p>
              </table:table-cell>
              <table:table-cell office:value-type="float" office:value="0.0206795">
                <text:p>0.0206795</text:p>
              </table:table-cell>
              <table:table-cell office:value-type="float" office:value="0.0247548">
                <text:p>0.0247548</text:p>
              </table:table-cell>
            </table:table-row>
            <table:table-row>
              <table:table-cell office:value-type="string">
                <text:p>0,007285</text:p>
              </table:table-cell>
              <table:table-cell office:value-type="float" office:value="0.000408599">
                <text:p>0.000408599</text:p>
              </table:table-cell>
              <table:table-cell office:value-type="float" office:value="0.0206758">
                <text:p>0.0206758</text:p>
              </table:table-cell>
              <table:table-cell office:value-type="float" office:value="0.0247564">
                <text:p>0.0247564</text:p>
              </table:table-cell>
            </table:table-row>
            <table:table-row>
              <table:table-cell office:value-type="string">
                <text:p>0,007281</text:p>
              </table:table-cell>
              <table:table-cell office:value-type="float" office:value="0.0004080953">
                <text:p>0.0004080953</text:p>
              </table:table-cell>
              <table:table-cell office:value-type="float" office:value="0.0206723">
                <text:p>0.0206723</text:p>
              </table:table-cell>
              <table:table-cell office:value-type="float" office:value="0.024758">
                <text:p>0.024758</text:p>
              </table:table-cell>
            </table:table-row>
            <table:table-row>
              <table:table-cell office:value-type="string">
                <text:p>0,007278</text:p>
              </table:table-cell>
              <table:table-cell office:value-type="float" office:value="0.0004075924">
                <text:p>0.0004075924</text:p>
              </table:table-cell>
              <table:table-cell office:value-type="float" office:value="0.020669">
                <text:p>0.020669</text:p>
              </table:table-cell>
              <table:table-cell office:value-type="float" office:value="0.0247599">
                <text:p>0.0247599</text:p>
              </table:table-cell>
            </table:table-row>
            <table:table-row>
              <table:table-cell office:value-type="string">
                <text:p>0,007274</text:p>
              </table:table-cell>
              <table:table-cell office:value-type="float" office:value="0.0004070901">
                <text:p>0.0004070901</text:p>
              </table:table-cell>
              <table:table-cell office:value-type="float" office:value="0.0206659">
                <text:p>0.0206659</text:p>
              </table:table-cell>
              <table:table-cell office:value-type="float" office:value="0.0247618">
                <text:p>0.0247618</text:p>
              </table:table-cell>
            </table:table-row>
            <table:table-row>
              <table:table-cell office:value-type="string">
                <text:p>0,00727</text:p>
              </table:table-cell>
              <table:table-cell office:value-type="float" office:value="0.0004065885">
                <text:p>0.0004065885</text:p>
              </table:table-cell>
              <table:table-cell office:value-type="float" office:value="0.020663">
                <text:p>0.020663</text:p>
              </table:table-cell>
              <table:table-cell office:value-type="float" office:value="0.0247639">
                <text:p>0.0247639</text:p>
              </table:table-cell>
            </table:table-row>
            <table:table-row>
              <table:table-cell office:value-type="string">
                <text:p>0,007266</text:p>
              </table:table-cell>
              <table:table-cell office:value-type="float" office:value="0.0004060877">
                <text:p>0.0004060877</text:p>
              </table:table-cell>
              <table:table-cell office:value-type="float" office:value="0.0206603">
                <text:p>0.0206603</text:p>
              </table:table-cell>
              <table:table-cell office:value-type="float" office:value="0.0247662">
                <text:p>0.0247662</text:p>
              </table:table-cell>
            </table:table-row>
            <table:table-row>
              <table:table-cell office:value-type="string">
                <text:p>0,007262</text:p>
              </table:table-cell>
              <table:table-cell office:value-type="float" office:value="0.0004055875">
                <text:p>0.0004055875</text:p>
              </table:table-cell>
              <table:table-cell office:value-type="float" office:value="0.0206578">
                <text:p>0.0206578</text:p>
              </table:table-cell>
              <table:table-cell office:value-type="float" office:value="0.0247686">
                <text:p>0.0247686</text:p>
              </table:table-cell>
            </table:table-row>
            <table:table-row>
              <table:table-cell office:value-type="string">
                <text:p>0,007258</text:p>
              </table:table-cell>
              <table:table-cell office:value-type="float" office:value="0.0004050881">
                <text:p>0.0004050881</text:p>
              </table:table-cell>
              <table:table-cell office:value-type="float" office:value="0.0206554">
                <text:p>0.0206554</text:p>
              </table:table-cell>
              <table:table-cell office:value-type="float" office:value="0.0247711">
                <text:p>0.0247711</text:p>
              </table:table-cell>
            </table:table-row>
            <table:table-row>
              <table:table-cell office:value-type="string">
                <text:p>0,007254</text:p>
              </table:table-cell>
              <table:table-cell office:value-type="float" office:value="0.0004045893">
                <text:p>0.0004045893</text:p>
              </table:table-cell>
              <table:table-cell office:value-type="float" office:value="0.0206533">
                <text:p>0.0206533</text:p>
              </table:table-cell>
              <table:table-cell office:value-type="float" office:value="0.0247737">
                <text:p>0.0247737</text:p>
              </table:table-cell>
            </table:table-row>
            <table:table-row>
              <table:table-cell office:value-type="string">
                <text:p>0,007251</text:p>
              </table:table-cell>
              <table:table-cell office:value-type="float" office:value="0.0004040912">
                <text:p>0.0004040912</text:p>
              </table:table-cell>
              <table:table-cell office:value-type="float" office:value="0.0206514">
                <text:p>0.0206514</text:p>
              </table:table-cell>
              <table:table-cell office:value-type="float" office:value="0.0247765">
                <text:p>0.0247765</text:p>
              </table:table-cell>
            </table:table-row>
            <table:table-row>
              <table:table-cell office:value-type="string">
                <text:p>0,007247</text:p>
              </table:table-cell>
              <table:table-cell office:value-type="float" office:value="0.0004035939">
                <text:p>0.0004035939</text:p>
              </table:table-cell>
              <table:table-cell office:value-type="float" office:value="0.0206497">
                <text:p>0.0206497</text:p>
              </table:table-cell>
              <table:table-cell office:value-type="float" office:value="0.0247795">
                <text:p>0.0247795</text:p>
              </table:table-cell>
            </table:table-row>
            <table:table-row>
              <table:table-cell office:value-type="string">
                <text:p>0,007243</text:p>
              </table:table-cell>
              <table:table-cell office:value-type="float" office:value="0.0004030972">
                <text:p>0.0004030972</text:p>
              </table:table-cell>
              <table:table-cell office:value-type="float" office:value="0.0206482">
                <text:p>0.0206482</text:p>
              </table:table-cell>
              <table:table-cell office:value-type="float" office:value="0.025333">
                <text:p>0.025333</text:p>
              </table:table-cell>
            </table:table-row>
            <table:table-row>
              <table:table-cell office:value-type="string">
                <text:p>0,007239</text:p>
              </table:table-cell>
              <table:table-cell office:value-type="float" office:value="0.0004026012">
                <text:p>0.0004026012</text:p>
              </table:table-cell>
              <table:table-cell office:value-type="float" office:value="0.0206468">
                <text:p>0.0206468</text:p>
              </table:table-cell>
              <table:table-cell office:value-type="float" office:value="0.0247858">
                <text:p>0.0247858</text:p>
              </table:table-cell>
            </table:table-row>
            <table:table-row>
              <table:table-cell office:value-type="string">
                <text:p>0,007235</text:p>
              </table:table-cell>
              <table:table-cell office:value-type="float" office:value="0.0004021059">
                <text:p>0.0004021059</text:p>
              </table:table-cell>
              <table:table-cell office:value-type="float" office:value="0.0206457">
                <text:p>0.0206457</text:p>
              </table:table-cell>
              <table:table-cell office:value-type="float" office:value="0.0247891">
                <text:p>0.0247891</text:p>
              </table:table-cell>
            </table:table-row>
            <table:table-row>
              <table:table-cell office:value-type="string">
                <text:p>0,007231</text:p>
              </table:table-cell>
              <table:table-cell office:value-type="float" office:value="0.0004016114">
                <text:p>0.0004016114</text:p>
              </table:table-cell>
              <table:table-cell office:value-type="float" office:value="0.0206447">
                <text:p>0.0206447</text:p>
              </table:table-cell>
              <table:table-cell office:value-type="float" office:value="0.0247926">
                <text:p>0.0247926</text:p>
              </table:table-cell>
            </table:table-row>
            <table:table-row>
              <table:table-cell office:value-type="string">
                <text:p>0,007228</text:p>
              </table:table-cell>
              <table:table-cell office:value-type="float" office:value="0.0004011175">
                <text:p>0.0004011175</text:p>
              </table:table-cell>
              <table:table-cell office:value-type="float" office:value="0.020644">
                <text:p>0.020644</text:p>
              </table:table-cell>
              <table:table-cell office:value-type="float" office:value="0.0247963">
                <text:p>0.0247963</text:p>
              </table:table-cell>
            </table:table-row>
            <table:table-row>
              <table:table-cell office:value-type="string">
                <text:p>0,007224</text:p>
              </table:table-cell>
              <table:table-cell office:value-type="float" office:value="0.0004006244">
                <text:p>0.0004006244</text:p>
              </table:table-cell>
              <table:table-cell office:value-type="float" office:value="0.0206435">
                <text:p>0.0206435</text:p>
              </table:table-cell>
              <table:table-cell office:value-type="float" office:value="0.0248">
                <text:p>0.0248</text:p>
              </table:table-cell>
            </table:table-row>
            <table:table-row>
              <table:table-cell office:value-type="string">
                <text:p>0,00722</text:p>
              </table:table-cell>
              <table:table-cell office:value-type="float" office:value="0.0004001319">
                <text:p>0.0004001319</text:p>
              </table:table-cell>
              <table:table-cell office:value-type="float" office:value="0.0206431">
                <text:p>0.0206431</text:p>
              </table:table-cell>
              <table:table-cell office:value-type="float" office:value="0.0248039">
                <text:p>0.0248039</text:p>
              </table:table-cell>
            </table:table-row>
            <table:table-row>
              <table:table-cell office:value-type="string">
                <text:p>0,007216</text:p>
              </table:table-cell>
              <table:table-cell office:value-type="float" office:value="0.0003996401">
                <text:p>0.0003996401</text:p>
              </table:table-cell>
              <table:table-cell office:value-type="float" office:value="0.020643">
                <text:p>0.020643</text:p>
              </table:table-cell>
              <table:table-cell office:value-type="float" office:value="0.0251955">
                <text:p>0.0251955</text:p>
              </table:table-cell>
            </table:table-row>
            <table:table-row>
              <table:table-cell office:value-type="string">
                <text:p>0,007212</text:p>
              </table:table-cell>
              <table:table-cell office:value-type="float" office:value="0.0003991491">
                <text:p>0.0003991491</text:p>
              </table:table-cell>
              <table:table-cell office:value-type="float" office:value="0.020643">
                <text:p>0.020643</text:p>
              </table:table-cell>
              <table:table-cell office:value-type="float" office:value="0.0248122">
                <text:p>0.0248122</text:p>
              </table:table-cell>
            </table:table-row>
            <table:table-row>
              <table:table-cell office:value-type="string">
                <text:p>0,007208</text:p>
              </table:table-cell>
              <table:table-cell office:value-type="float" office:value="0.0003986587">
                <text:p>0.0003986587</text:p>
              </table:table-cell>
              <table:table-cell office:value-type="float" office:value="0.0248165">
                <text:p>0.0248165</text:p>
              </table:table-cell>
              <table:table-cell office:value-type="float" office:value="0.0248165">
                <text:p>0.0248165</text:p>
              </table:table-cell>
            </table:table-row>
            <table:table-row>
              <table:table-cell office:value-type="string">
                <text:p>0,007204</text:p>
              </table:table-cell>
              <table:table-cell office:value-type="float" office:value="0.0003981689">
                <text:p>0.0003981689</text:p>
              </table:table-cell>
              <table:table-cell office:value-type="float" office:value="0.0206437">
                <text:p>0.0206437</text:p>
              </table:table-cell>
              <table:table-cell office:value-type="float" office:value="0.024821">
                <text:p>0.024821</text:p>
              </table:table-cell>
            </table:table-row>
            <table:table-row>
              <table:table-cell office:value-type="string">
                <text:p>0,007201</text:p>
              </table:table-cell>
              <table:table-cell office:value-type="float" office:value="0.00039768">
                <text:p>0.00039768</text:p>
              </table:table-cell>
              <table:table-cell office:value-type="float" office:value="0.0248256">
                <text:p>0.0248256</text:p>
              </table:table-cell>
              <table:table-cell office:value-type="float" office:value="0.0248256">
                <text:p>0.0248256</text:p>
              </table:table-cell>
            </table:table-row>
            <table:table-row>
              <table:table-cell office:value-type="string">
                <text:p>0,007197</text:p>
              </table:table-cell>
              <table:table-cell office:value-type="float" office:value="0.0003971917">
                <text:p>0.0003971917</text:p>
              </table:table-cell>
              <table:table-cell office:value-type="float" office:value="0.0206452">
                <text:p>0.0206452</text:p>
              </table:table-cell>
              <table:table-cell office:value-type="float" office:value="0.0248303">
                <text:p>0.0248303</text:p>
              </table:table-cell>
            </table:table-row>
            <table:table-row>
              <table:table-cell office:value-type="string">
                <text:p>0,007193</text:p>
              </table:table-cell>
              <table:table-cell office:value-type="float" office:value="0.0003967041">
                <text:p>0.0003967041</text:p>
              </table:table-cell>
              <table:table-cell office:value-type="float" office:value="0.0206462">
                <text:p>0.0206462</text:p>
              </table:table-cell>
              <table:table-cell office:value-type="float" office:value="0.0248352">
                <text:p>0.0248352</text:p>
              </table:table-cell>
            </table:table-row>
            <table:table-row>
              <table:table-cell office:value-type="string">
                <text:p>0,007189</text:p>
              </table:table-cell>
              <table:table-cell office:value-type="float" office:value="0.0003962172">
                <text:p>0.0003962172</text:p>
              </table:table-cell>
              <table:table-cell office:value-type="float" office:value="0.0206474">
                <text:p>0.0206474</text:p>
              </table:table-cell>
              <table:table-cell office:value-type="float" office:value="0.0248402">
                <text:p>0.0248402</text:p>
              </table:table-cell>
            </table:table-row>
            <table:table-row>
              <table:table-cell office:value-type="string">
                <text:p>0,007185</text:p>
              </table:table-cell>
              <table:table-cell office:value-type="float" office:value="0.000395731">
                <text:p>0.000395731</text:p>
              </table:table-cell>
              <table:table-cell office:value-type="float" office:value="0.0206488">
                <text:p>0.0206488</text:p>
              </table:table-cell>
              <table:table-cell office:value-type="float" office:value="0.0248454">
                <text:p>0.0248454</text:p>
              </table:table-cell>
            </table:table-row>
            <table:table-row>
              <table:table-cell office:value-type="string">
                <text:p>0,007181</text:p>
              </table:table-cell>
              <table:table-cell office:value-type="float" office:value="0.0003952455">
                <text:p>0.0003952455</text:p>
              </table:table-cell>
              <table:table-cell office:value-type="float" office:value="0.0206504">
                <text:p>0.0206504</text:p>
              </table:table-cell>
              <table:table-cell office:value-type="float" office:value="0.0248507">
                <text:p>0.0248507</text:p>
              </table:table-cell>
            </table:table-row>
            <table:table-row>
              <table:table-cell office:value-type="string">
                <text:p>0,007177</text:p>
              </table:table-cell>
              <table:table-cell office:value-type="float" office:value="0.0003947607">
                <text:p>0.0003947607</text:p>
              </table:table-cell>
              <table:table-cell office:value-type="float" office:value="0.0206523">
                <text:p>0.0206523</text:p>
              </table:table-cell>
              <table:table-cell office:value-type="float" office:value="0.0248561">
                <text:p>0.0248561</text:p>
              </table:table-cell>
            </table:table-row>
            <table:table-row>
              <table:table-cell office:value-type="string">
                <text:p>0,007174</text:p>
              </table:table-cell>
              <table:table-cell office:value-type="float" office:value="0.0003942766">
                <text:p>0.0003942766</text:p>
              </table:table-cell>
              <table:table-cell office:value-type="float" office:value="0.0206543">
                <text:p>0.0206543</text:p>
              </table:table-cell>
              <table:table-cell office:value-type="float" office:value="0.0248617">
                <text:p>0.0248617</text:p>
              </table:table-cell>
            </table:table-row>
            <table:table-row>
              <table:table-cell office:value-type="string">
                <text:p>0,00717</text:p>
              </table:table-cell>
              <table:table-cell office:value-type="float" office:value="0.0003937932">
                <text:p>0.0003937932</text:p>
              </table:table-cell>
              <table:table-cell office:value-type="float" office:value="0.0206565">
                <text:p>0.0206565</text:p>
              </table:table-cell>
              <table:table-cell office:value-type="float" office:value="0.0248674">
                <text:p>0.0248674</text:p>
              </table:table-cell>
            </table:table-row>
            <table:table-row>
              <table:table-cell office:value-type="string">
                <text:p>0,007166</text:p>
              </table:table-cell>
              <table:table-cell office:value-type="float" office:value="0.0003933105">
                <text:p>0.0003933105</text:p>
              </table:table-cell>
              <table:table-cell office:value-type="float" office:value="0.0206589">
                <text:p>0.0206589</text:p>
              </table:table-cell>
              <table:table-cell office:value-type="float" office:value="0.0248733">
                <text:p>0.0248733</text:p>
              </table:table-cell>
            </table:table-row>
            <table:table-row>
              <table:table-cell office:value-type="string">
                <text:p>0,007162</text:p>
              </table:table-cell>
              <table:table-cell office:value-type="float" office:value="0.0003928285">
                <text:p>0.0003928285</text:p>
              </table:table-cell>
              <table:table-cell office:value-type="float" office:value="0.0206615">
                <text:p>0.0206615</text:p>
              </table:table-cell>
              <table:table-cell office:value-type="float" office:value="0.0248793">
                <text:p>0.0248793</text:p>
              </table:table-cell>
            </table:table-row>
            <table:table-row>
              <table:table-cell office:value-type="string">
                <text:p>0,007158</text:p>
              </table:table-cell>
              <table:table-cell office:value-type="float" office:value="0.0003923473">
                <text:p>0.0003923473</text:p>
              </table:table-cell>
              <table:table-cell office:value-type="float" office:value="0.0206643">
                <text:p>0.0206643</text:p>
              </table:table-cell>
              <table:table-cell office:value-type="float" office:value="0.0248854">
                <text:p>0.0248854</text:p>
              </table:table-cell>
            </table:table-row>
            <table:table-row>
              <table:table-cell office:value-type="string">
                <text:p>0,007154</text:p>
              </table:table-cell>
              <table:table-cell office:value-type="float" office:value="0.0003918667">
                <text:p>0.0003918667</text:p>
              </table:table-cell>
              <table:table-cell office:value-type="float" office:value="0.0206673">
                <text:p>0.0206673</text:p>
              </table:table-cell>
              <table:table-cell office:value-type="float" office:value="0.0248907">
                <text:p>0.0248907</text:p>
              </table:table-cell>
            </table:table-row>
            <table:table-row>
              <table:table-cell office:value-type="string">
                <text:p>0,007151</text:p>
              </table:table-cell>
              <table:table-cell office:value-type="float" office:value="0.0003913868">
                <text:p>0.0003913868</text:p>
              </table:table-cell>
              <table:table-cell office:value-type="float" office:value="0.0206705">
                <text:p>0.0206705</text:p>
              </table:table-cell>
              <table:table-cell office:value-type="float" office:value="0.0248721">
                <text:p>0.0248721</text:p>
              </table:table-cell>
            </table:table-row>
            <table:table-row>
              <table:table-cell office:value-type="string">
                <text:p>0,007147</text:p>
              </table:table-cell>
              <table:table-cell office:value-type="float" office:value="0.0003909076">
                <text:p>0.0003909076</text:p>
              </table:table-cell>
              <table:table-cell office:value-type="float" office:value="0.0206738">
                <text:p>0.0206738</text:p>
              </table:table-cell>
              <table:table-cell office:value-type="float" office:value="0.0248535">
                <text:p>0.0248535</text:p>
              </table:table-cell>
            </table:table-row>
            <table:table-row>
              <table:table-cell office:value-type="string">
                <text:p>0,007143</text:p>
              </table:table-cell>
              <table:table-cell office:value-type="float" office:value="0.0003904291">
                <text:p>0.0003904291</text:p>
              </table:table-cell>
              <table:table-cell office:value-type="float" office:value="0.0206774">
                <text:p>0.0206774</text:p>
              </table:table-cell>
              <table:table-cell office:value-type="float" office:value="0.024835">
                <text:p>0.024835</text:p>
              </table:table-cell>
            </table:table-row>
            <table:table-row>
              <table:table-cell office:value-type="string">
                <text:p>0,007139</text:p>
              </table:table-cell>
              <table:table-cell office:value-type="float" office:value="0.0003899512">
                <text:p>0.0003899512</text:p>
              </table:table-cell>
              <table:table-cell office:value-type="float" office:value="0.0206812">
                <text:p>0.0206812</text:p>
              </table:table-cell>
              <table:table-cell office:value-type="float" office:value="0.0248166">
                <text:p>0.0248166</text:p>
              </table:table-cell>
            </table:table-row>
            <table:table-row>
              <table:table-cell office:value-type="string">
                <text:p>0,007135</text:p>
              </table:table-cell>
              <table:table-cell office:value-type="float" office:value="0.0003894741">
                <text:p>0.0003894741</text:p>
              </table:table-cell>
              <table:table-cell office:value-type="float" office:value="0.0206852">
                <text:p>0.0206852</text:p>
              </table:table-cell>
              <table:table-cell office:value-type="float" office:value="0.0247982">
                <text:p>0.0247982</text:p>
              </table:table-cell>
            </table:table-row>
            <table:table-row>
              <table:table-cell office:value-type="string">
                <text:p>0,007131</text:p>
              </table:table-cell>
              <table:table-cell office:value-type="float" office:value="0.0003889978">
                <text:p>0.0003889978</text:p>
              </table:table-cell>
              <table:table-cell office:value-type="float" office:value="0.0247798">
                <text:p>0.0247798</text:p>
              </table:table-cell>
              <table:table-cell office:value-type="float" office:value="0.0247798">
                <text:p>0.0247798</text:p>
              </table:table-cell>
            </table:table-row>
            <table:table-row>
              <table:table-cell office:value-type="string">
                <text:p>0,007127</text:p>
              </table:table-cell>
              <table:table-cell office:value-type="float" office:value="0.000388522">
                <text:p>0.000388522</text:p>
              </table:table-cell>
              <table:table-cell office:value-type="float" office:value="0.0247615">
                <text:p>0.0247615</text:p>
              </table:table-cell>
              <table:table-cell office:value-type="float" office:value="0.0247615">
                <text:p>0.0247615</text:p>
              </table:table-cell>
            </table:table-row>
            <table:table-row>
              <table:table-cell office:value-type="string">
                <text:p>0,007124</text:p>
              </table:table-cell>
              <table:table-cell office:value-type="float" office:value="0.000388047">
                <text:p>0.000388047</text:p>
              </table:table-cell>
              <table:table-cell office:value-type="float" office:value="0.0206983">
                <text:p>0.0206983</text:p>
              </table:table-cell>
              <table:table-cell office:value-type="float" office:value="0.0247433">
                <text:p>0.0247433</text:p>
              </table:table-cell>
            </table:table-row>
            <table:table-row>
              <table:table-cell office:value-type="string">
                <text:p>0,00712</text:p>
              </table:table-cell>
              <table:table-cell office:value-type="float" office:value="0.0003875727">
                <text:p>0.0003875727</text:p>
              </table:table-cell>
              <table:table-cell office:value-type="float" office:value="0.0207031">
                <text:p>0.0207031</text:p>
              </table:table-cell>
              <table:table-cell office:value-type="float" office:value="0.0247251">
                <text:p>0.0247251</text:p>
              </table:table-cell>
            </table:table-row>
            <table:table-row>
              <table:table-cell office:value-type="string">
                <text:p>0,007116</text:p>
              </table:table-cell>
              <table:table-cell office:value-type="float" office:value="0.000387099">
                <text:p>0.000387099</text:p>
              </table:table-cell>
              <table:table-cell office:value-type="float" office:value="0.020708">
                <text:p>0.020708</text:p>
              </table:table-cell>
              <table:table-cell office:value-type="float" office:value="0.024707">
                <text:p>0.024707</text:p>
              </table:table-cell>
            </table:table-row>
            <table:table-row>
              <table:table-cell office:value-type="string">
                <text:p>0,007112</text:p>
              </table:table-cell>
              <table:table-cell office:value-type="float" office:value="0.0003866261">
                <text:p>0.0003866261</text:p>
              </table:table-cell>
              <table:table-cell office:value-type="float" office:value="0.0207132">
                <text:p>0.0207132</text:p>
              </table:table-cell>
              <table:table-cell office:value-type="float" office:value="0.0249699">
                <text:p>0.0249699</text:p>
              </table:table-cell>
            </table:table-row>
            <table:table-row>
              <table:table-cell office:value-type="string">
                <text:p>0,007108</text:p>
              </table:table-cell>
              <table:table-cell office:value-type="float" office:value="0.0003861539">
                <text:p>0.0003861539</text:p>
              </table:table-cell>
              <table:table-cell office:value-type="float" office:value="0.0207185">
                <text:p>0.0207185</text:p>
              </table:table-cell>
              <table:table-cell office:value-type="float" office:value="0.0246708">
                <text:p>0.0246708</text:p>
              </table:table-cell>
            </table:table-row>
            <table:table-row>
              <table:table-cell office:value-type="string">
                <text:p>0,007104</text:p>
              </table:table-cell>
              <table:table-cell office:value-type="float" office:value="0.0003856824">
                <text:p>0.0003856824</text:p>
              </table:table-cell>
              <table:table-cell office:value-type="float" office:value="0.0207241">
                <text:p>0.0207241</text:p>
              </table:table-cell>
              <table:table-cell office:value-type="float" office:value="0.0246529">
                <text:p>0.0246529</text:p>
              </table:table-cell>
            </table:table-row>
            <table:table-row>
              <table:table-cell office:value-type="string">
                <text:p>0,007101</text:p>
              </table:table-cell>
              <table:table-cell office:value-type="float" office:value="0.0003852116">
                <text:p>0.0003852116</text:p>
              </table:table-cell>
              <table:table-cell office:value-type="float" office:value="0.0207298">
                <text:p>0.0207298</text:p>
              </table:table-cell>
              <table:table-cell office:value-type="float" office:value="0.0246349">
                <text:p>0.0246349</text:p>
              </table:table-cell>
            </table:table-row>
            <table:table-row>
              <table:table-cell office:value-type="string">
                <text:p>0,007097</text:p>
              </table:table-cell>
              <table:table-cell office:value-type="float" office:value="0.0003847414">
                <text:p>0.0003847414</text:p>
              </table:table-cell>
              <table:table-cell office:value-type="float" office:value="0.0207358">
                <text:p>0.0207358</text:p>
              </table:table-cell>
              <table:table-cell office:value-type="float" office:value="0.024617">
                <text:p>0.024617</text:p>
              </table:table-cell>
            </table:table-row>
            <table:table-row>
              <table:table-cell office:value-type="string">
                <text:p>0,007093</text:p>
              </table:table-cell>
              <table:table-cell office:value-type="float" office:value="0.000384272">
                <text:p>0.000384272</text:p>
              </table:table-cell>
              <table:table-cell office:value-type="float" office:value="0.0207419">
                <text:p>0.0207419</text:p>
              </table:table-cell>
              <table:table-cell office:value-type="float" office:value="0.025011">
                <text:p>0.025011</text:p>
              </table:table-cell>
            </table:table-row>
            <table:table-row>
              <table:table-cell office:value-type="string">
                <text:p>0,007089</text:p>
              </table:table-cell>
              <table:table-cell office:value-type="float" office:value="0.0003838033">
                <text:p>0.0003838033</text:p>
              </table:table-cell>
              <table:table-cell office:value-type="float" office:value="0.0207482">
                <text:p>0.0207482</text:p>
              </table:table-cell>
              <table:table-cell office:value-type="float" office:value="0.0245814">
                <text:p>0.0245814</text:p>
              </table:table-cell>
            </table:table-row>
            <table:table-row>
              <table:table-cell office:value-type="string">
                <text:p>0,007085</text:p>
              </table:table-cell>
              <table:table-cell office:value-type="float" office:value="0.0003833353">
                <text:p>0.0003833353</text:p>
              </table:table-cell>
              <table:table-cell office:value-type="float" office:value="0.0207548">
                <text:p>0.0207548</text:p>
              </table:table-cell>
              <table:table-cell office:value-type="float" office:value="0.0245637">
                <text:p>0.0245637</text:p>
              </table:table-cell>
            </table:table-row>
            <table:table-row>
              <table:table-cell office:value-type="string">
                <text:p>0,007081</text:p>
              </table:table-cell>
              <table:table-cell office:value-type="float" office:value="0.000382868">
                <text:p>0.000382868</text:p>
              </table:table-cell>
              <table:table-cell office:value-type="float" office:value="0.024546">
                <text:p>0.024546</text:p>
              </table:table-cell>
              <table:table-cell office:value-type="float" office:value="0.024546">
                <text:p>0.024546</text:p>
              </table:table-cell>
            </table:table-row>
            <table:table-row>
              <table:table-cell office:value-type="string">
                <text:p>0,007077</text:p>
              </table:table-cell>
              <table:table-cell office:value-type="float" office:value="0.0003824013">
                <text:p>0.0003824013</text:p>
              </table:table-cell>
              <table:table-cell office:value-type="float" office:value="0.0207684">
                <text:p>0.0207684</text:p>
              </table:table-cell>
              <table:table-cell office:value-type="float" office:value="0.0245284">
                <text:p>0.0245284</text:p>
              </table:table-cell>
            </table:table-row>
            <table:table-row>
              <table:table-cell office:value-type="string">
                <text:p>0,007074</text:p>
              </table:table-cell>
              <table:table-cell office:value-type="float" office:value="0.0003819354">
                <text:p>0.0003819354</text:p>
              </table:table-cell>
              <table:table-cell office:value-type="float" office:value="0.0207755">
                <text:p>0.0207755</text:p>
              </table:table-cell>
              <table:table-cell office:value-type="float" office:value="0.0245108">
                <text:p>0.0245108</text:p>
              </table:table-cell>
            </table:table-row>
            <table:table-row>
              <table:table-cell office:value-type="string">
                <text:p>0,00707</text:p>
              </table:table-cell>
              <table:table-cell office:value-type="float" office:value="0.0003814702">
                <text:p>0.0003814702</text:p>
              </table:table-cell>
              <table:table-cell office:value-type="float" office:value="0.0207829">
                <text:p>0.0207829</text:p>
              </table:table-cell>
              <table:table-cell office:value-type="float" office:value="0.0244933">
                <text:p>0.0244933</text:p>
              </table:table-cell>
            </table:table-row>
            <table:table-row>
              <table:table-cell office:value-type="string">
                <text:p>0,007066</text:p>
              </table:table-cell>
              <table:table-cell office:value-type="float" office:value="0.0003810056">
                <text:p>0.0003810056</text:p>
              </table:table-cell>
              <table:table-cell office:value-type="float" office:value="0.0207904">
                <text:p>0.0207904</text:p>
              </table:table-cell>
              <table:table-cell office:value-type="float" office:value="0.0244758">
                <text:p>0.0244758</text:p>
              </table:table-cell>
            </table:table-row>
            <table:table-row>
              <table:table-cell office:value-type="string">
                <text:p>0,007062</text:p>
              </table:table-cell>
              <table:table-cell office:value-type="float" office:value="0.0003805418">
                <text:p>0.0003805418</text:p>
              </table:table-cell>
              <table:table-cell office:value-type="float" office:value="0.0207981">
                <text:p>0.0207981</text:p>
              </table:table-cell>
              <table:table-cell office:value-type="float" office:value="0.0244584">
                <text:p>0.0244584</text:p>
              </table:table-cell>
            </table:table-row>
            <table:table-row>
              <table:table-cell office:value-type="string">
                <text:p>0,007058</text:p>
              </table:table-cell>
              <table:table-cell office:value-type="float" office:value="0.0003800786">
                <text:p>0.0003800786</text:p>
              </table:table-cell>
              <table:table-cell office:value-type="float" office:value="0.020806">
                <text:p>0.020806</text:p>
              </table:table-cell>
              <table:table-cell office:value-type="float" office:value="0.0244411">
                <text:p>0.0244411</text:p>
              </table:table-cell>
            </table:table-row>
            <table:table-row>
              <table:table-cell office:value-type="string">
                <text:p>0,007054</text:p>
              </table:table-cell>
              <table:table-cell office:value-type="float" office:value="0.0003796162">
                <text:p>0.0003796162</text:p>
              </table:table-cell>
              <table:table-cell office:value-type="float" office:value="0.0208141">
                <text:p>0.0208141</text:p>
              </table:table-cell>
              <table:table-cell office:value-type="float" office:value="0.0244238">
                <text:p>0.0244238</text:p>
              </table:table-cell>
            </table:table-row>
            <table:table-row>
              <table:table-cell office:value-type="string">
                <text:p>0,007051</text:p>
              </table:table-cell>
              <table:table-cell office:value-type="float" office:value="0.0003791544">
                <text:p>0.0003791544</text:p>
              </table:table-cell>
              <table:table-cell office:value-type="float" office:value="0.0208224">
                <text:p>0.0208224</text:p>
              </table:table-cell>
              <table:table-cell office:value-type="float" office:value="0.0244065">
                <text:p>0.0244065</text:p>
              </table:table-cell>
            </table:table-row>
            <table:table-row>
              <table:table-cell office:value-type="string">
                <text:p>0,007047</text:p>
              </table:table-cell>
              <table:table-cell office:value-type="float" office:value="0.0003786934">
                <text:p>0.0003786934</text:p>
              </table:table-cell>
              <table:table-cell office:value-type="float" office:value="0.0243893">
                <text:p>0.0243893</text:p>
              </table:table-cell>
              <table:table-cell office:value-type="float" office:value="0.0243893">
                <text:p>0.0243893</text:p>
              </table:table-cell>
            </table:table-row>
            <table:table-row>
              <table:table-cell office:value-type="string">
                <text:p>0,007043</text:p>
              </table:table-cell>
              <table:table-cell office:value-type="float" office:value="0.0003782331">
                <text:p>0.0003782331</text:p>
              </table:table-cell>
              <table:table-cell office:value-type="float" office:value="0.0243721">
                <text:p>0.0243721</text:p>
              </table:table-cell>
              <table:table-cell office:value-type="float" office:value="0.0243721">
                <text:p>0.0243721</text:p>
              </table:table-cell>
            </table:table-row>
            <table:table-row>
              <table:table-cell office:value-type="string">
                <text:p>0,007039</text:p>
              </table:table-cell>
              <table:table-cell office:value-type="float" office:value="0.0003777734">
                <text:p>0.0003777734</text:p>
              </table:table-cell>
              <table:table-cell office:value-type="float" office:value="0.0208485">
                <text:p>0.0208485</text:p>
              </table:table-cell>
              <table:table-cell office:value-type="float" office:value="0.0251445">
                <text:p>0.0251445</text:p>
              </table:table-cell>
            </table:table-row>
            <table:table-row>
              <table:table-cell office:value-type="string">
                <text:p>0,007035</text:p>
              </table:table-cell>
              <table:table-cell office:value-type="float" office:value="0.0003773145">
                <text:p>0.0003773145</text:p>
              </table:table-cell>
              <table:table-cell office:value-type="float" office:value="0.0208576">
                <text:p>0.0208576</text:p>
              </table:table-cell>
              <table:table-cell office:value-type="float" office:value="0.024338">
                <text:p>0.024338</text:p>
              </table:table-cell>
            </table:table-row>
            <table:table-row>
              <table:table-cell office:value-type="string">
                <text:p>0,007031</text:p>
              </table:table-cell>
              <table:table-cell office:value-type="float" office:value="0.0003768562">
                <text:p>0.0003768562</text:p>
              </table:table-cell>
              <table:table-cell office:value-type="float" office:value="0.0208669">
                <text:p>0.0208669</text:p>
              </table:table-cell>
              <table:table-cell office:value-type="float" office:value="0.024321">
                <text:p>0.024321</text:p>
              </table:table-cell>
            </table:table-row>
            <table:table-row>
              <table:table-cell office:value-type="string">
                <text:p>0,007027</text:p>
              </table:table-cell>
              <table:table-cell office:value-type="float" office:value="0.0003763986">
                <text:p>0.0003763986</text:p>
              </table:table-cell>
              <table:table-cell office:value-type="float" office:value="0.0208763">
                <text:p>0.0208763</text:p>
              </table:table-cell>
              <table:table-cell office:value-type="float" office:value="0.0251767">
                <text:p>0.0251767</text:p>
              </table:table-cell>
            </table:table-row>
            <table:table-row>
              <table:table-cell office:value-type="string">
                <text:p>0,007024</text:p>
              </table:table-cell>
              <table:table-cell office:value-type="float" office:value="0.0003759418">
                <text:p>0.0003759418</text:p>
              </table:table-cell>
              <table:table-cell office:value-type="float" office:value="0.020886">
                <text:p>0.020886</text:p>
              </table:table-cell>
              <table:table-cell office:value-type="float" office:value="0.0242871">
                <text:p>0.0242871</text:p>
              </table:table-cell>
            </table:table-row>
            <table:table-row>
              <table:table-cell office:value-type="string">
                <text:p>0,00702</text:p>
              </table:table-cell>
              <table:table-cell office:value-type="float" office:value="0.0003754857">
                <text:p>0.0003754857</text:p>
              </table:table-cell>
              <table:table-cell office:value-type="float" office:value="0.0208959">
                <text:p>0.0208959</text:p>
              </table:table-cell>
              <table:table-cell office:value-type="float" office:value="0.0242703">
                <text:p>0.0242703</text:p>
              </table:table-cell>
            </table:table-row>
            <table:table-row>
              <table:table-cell office:value-type="string">
                <text:p>0,007016</text:p>
              </table:table-cell>
              <table:table-cell office:value-type="float" office:value="0.0003750302">
                <text:p>0.0003750302</text:p>
              </table:table-cell>
              <table:table-cell office:value-type="float" office:value="0.020906">
                <text:p>0.020906</text:p>
              </table:table-cell>
              <table:table-cell office:value-type="float" office:value="0.0242535">
                <text:p>0.0242535</text:p>
              </table:table-cell>
            </table:table-row>
            <table:table-row>
              <table:table-cell office:value-type="string">
                <text:p>0,007012</text:p>
              </table:table-cell>
              <table:table-cell office:value-type="float" office:value="0.0003745755">
                <text:p>0.0003745755</text:p>
              </table:table-cell>
              <table:table-cell office:value-type="float" office:value="0.0209162">
                <text:p>0.0209162</text:p>
              </table:table-cell>
              <table:table-cell office:value-type="float" office:value="0.0242367">
                <text:p>0.0242367</text:p>
              </table:table-cell>
            </table:table-row>
            <table:table-row>
              <table:table-cell office:value-type="string">
                <text:p>0,007008</text:p>
              </table:table-cell>
              <table:table-cell office:value-type="float" office:value="0.0003741214">
                <text:p>0.0003741214</text:p>
              </table:table-cell>
              <table:table-cell office:value-type="float" office:value="0.0209267">
                <text:p>0.0209267</text:p>
              </table:table-cell>
              <table:table-cell office:value-type="float" office:value="0.02422">
                <text:p>0.02422</text:p>
              </table:table-cell>
            </table:table-row>
            <table:table-row>
              <table:table-cell office:value-type="string">
                <text:p>0,007004</text:p>
              </table:table-cell>
              <table:table-cell office:value-type="float" office:value="0.0003736681">
                <text:p>0.0003736681</text:p>
              </table:table-cell>
              <table:table-cell office:value-type="float" office:value="0.0209373">
                <text:p>0.0209373</text:p>
              </table:table-cell>
              <table:table-cell office:value-type="float" office:value="0.0242034">
                <text:p>0.0242034</text:p>
              </table:table-cell>
            </table:table-row>
            <table:table-row>
              <table:table-cell office:value-type="string">
                <text:p>0,007</text:p>
              </table:table-cell>
              <table:table-cell office:value-type="float" office:value="0.0003732154">
                <text:p>0.0003732154</text:p>
              </table:table-cell>
              <table:table-cell office:value-type="float" office:value="0.0209482">
                <text:p>0.0209482</text:p>
              </table:table-cell>
              <table:table-cell office:value-type="float" office:value="0.0241868">
                <text:p>0.0241868</text:p>
              </table:table-cell>
            </table:table-row>
            <table:table-row>
              <table:table-cell office:value-type="string">
                <text:p>0,006997</text:p>
              </table:table-cell>
              <table:table-cell office:value-type="float" office:value="0.0003727633">
                <text:p>0.0003727633</text:p>
              </table:table-cell>
              <table:table-cell office:value-type="float" office:value="0.0209593">
                <text:p>0.0209593</text:p>
              </table:table-cell>
              <table:table-cell office:value-type="float" office:value="0.0241703">
                <text:p>0.0241703</text:p>
              </table:table-cell>
            </table:table-row>
            <table:table-row>
              <table:table-cell office:value-type="string">
                <text:p>0,006993</text:p>
              </table:table-cell>
              <table:table-cell office:value-type="float" office:value="0.0003723119">
                <text:p>0.0003723119</text:p>
              </table:table-cell>
              <table:table-cell office:value-type="float" office:value="0.0209705">
                <text:p>0.0209705</text:p>
              </table:table-cell>
              <table:table-cell office:value-type="float" office:value="0.0241538">
                <text:p>0.0241538</text:p>
              </table:table-cell>
            </table:table-row>
            <table:table-row>
              <table:table-cell office:value-type="string">
                <text:p>0,006989</text:p>
              </table:table-cell>
              <table:table-cell office:value-type="float" office:value="0.0003718612">
                <text:p>0.0003718612</text:p>
              </table:table-cell>
              <table:table-cell office:value-type="float" office:value="0.020982">
                <text:p>0.020982</text:p>
              </table:table-cell>
              <table:table-cell office:value-type="float" office:value="0.0241374">
                <text:p>0.0241374</text:p>
              </table:table-cell>
            </table:table-row>
            <table:table-row>
              <table:table-cell office:value-type="string">
                <text:p>0,006985</text:p>
              </table:table-cell>
              <table:table-cell office:value-type="float" office:value="0.0003714111">
                <text:p>0.0003714111</text:p>
              </table:table-cell>
              <table:table-cell office:value-type="float" office:value="0.0209936">
                <text:p>0.0209936</text:p>
              </table:table-cell>
              <table:table-cell office:value-type="float" office:value="0.024121">
                <text:p>0.024121</text:p>
              </table:table-cell>
            </table:table-row>
            <table:table-row>
              <table:table-cell office:value-type="string">
                <text:p>0,006981</text:p>
              </table:table-cell>
              <table:table-cell office:value-type="float" office:value="0.0003709617">
                <text:p>0.0003709617</text:p>
              </table:table-cell>
              <table:table-cell office:value-type="float" office:value="0.0210054">
                <text:p>0.0210054</text:p>
              </table:table-cell>
              <table:table-cell office:value-type="float" office:value="0.0241047">
                <text:p>0.0241047</text:p>
              </table:table-cell>
            </table:table-row>
            <table:table-row>
              <table:table-cell office:value-type="string">
                <text:p>0,006977</text:p>
              </table:table-cell>
              <table:table-cell office:value-type="float" office:value="0.0003705128">
                <text:p>0.0003705128</text:p>
              </table:table-cell>
              <table:table-cell office:value-type="float" office:value="0.0210175">
                <text:p>0.0210175</text:p>
              </table:table-cell>
              <table:table-cell office:value-type="float" office:value="0.0240884">
                <text:p>0.0240884</text:p>
              </table:table-cell>
            </table:table-row>
            <table:table-row>
              <table:table-cell office:value-type="string">
                <text:p>0,006974</text:p>
              </table:table-cell>
              <table:table-cell office:value-type="float" office:value="0.0003700647">
                <text:p>0.0003700647</text:p>
              </table:table-cell>
              <table:table-cell office:value-type="float" office:value="0.0240722">
                <text:p>0.0240722</text:p>
              </table:table-cell>
              <table:table-cell office:value-type="float" office:value="0.0253434">
                <text:p>0.0253434</text:p>
              </table:table-cell>
            </table:table-row>
            <table:table-row>
              <table:table-cell office:value-type="string">
                <text:p>0,00697</text:p>
              </table:table-cell>
              <table:table-cell office:value-type="float" office:value="0.0003696172">
                <text:p>0.0003696172</text:p>
              </table:table-cell>
              <table:table-cell office:value-type="float" office:value="0.0210421">
                <text:p>0.0210421</text:p>
              </table:table-cell>
              <table:table-cell office:value-type="float" office:value="0.0253563">
                <text:p>0.0253563</text:p>
              </table:table-cell>
            </table:table-row>
            <table:table-row>
              <table:table-cell office:value-type="string">
                <text:p>0,006966</text:p>
              </table:table-cell>
              <table:table-cell office:value-type="float" office:value="0.0003691704">
                <text:p>0.0003691704</text:p>
              </table:table-cell>
              <table:table-cell office:value-type="float" office:value="0.0240399">
                <text:p>0.0240399</text:p>
              </table:table-cell>
              <table:table-cell office:value-type="float" office:value="0.0253694">
                <text:p>0.0253694</text:p>
              </table:table-cell>
            </table:table-row>
            <table:table-row>
              <table:table-cell office:value-type="string">
                <text:p>0,006962</text:p>
              </table:table-cell>
              <table:table-cell office:value-type="float" office:value="0.0003687242">
                <text:p>0.0003687242</text:p>
              </table:table-cell>
              <table:table-cell office:value-type="float" office:value="0.0210676">
                <text:p>0.0210676</text:p>
              </table:table-cell>
              <table:table-cell office:value-type="float" office:value="0.0240238">
                <text:p>0.0240238</text:p>
              </table:table-cell>
            </table:table-row>
            <table:table-row>
              <table:table-cell office:value-type="string">
                <text:p>0,006958</text:p>
              </table:table-cell>
              <table:table-cell office:value-type="float" office:value="0.0003682786">
                <text:p>0.0003682786</text:p>
              </table:table-cell>
              <table:table-cell office:value-type="float" office:value="0.0210806">
                <text:p>0.0210806</text:p>
              </table:table-cell>
              <table:table-cell office:value-type="float" office:value="0.0240078">
                <text:p>0.0240078</text:p>
              </table:table-cell>
            </table:table-row>
            <table:table-row>
              <table:table-cell office:value-type="string">
                <text:p>0,006954</text:p>
              </table:table-cell>
              <table:table-cell office:value-type="float" office:value="0.0003678337">
                <text:p>0.0003678337</text:p>
              </table:table-cell>
              <table:table-cell office:value-type="float" office:value="0.0210938">
                <text:p>0.0210938</text:p>
              </table:table-cell>
              <table:table-cell office:value-type="float" office:value="0.0239918">
                <text:p>0.0239918</text:p>
              </table:table-cell>
            </table:table-row>
            <table:table-row>
              <table:table-cell office:value-type="string">
                <text:p>0,00695</text:p>
              </table:table-cell>
              <table:table-cell office:value-type="float" office:value="0.0003673895">
                <text:p>0.0003673895</text:p>
              </table:table-cell>
              <table:table-cell office:value-type="float" office:value="0.0211072">
                <text:p>0.0211072</text:p>
              </table:table-cell>
              <table:table-cell office:value-type="float" office:value="0.0239759">
                <text:p>0.0239759</text:p>
              </table:table-cell>
            </table:table-row>
            <table:table-row>
              <table:table-cell office:value-type="string">
                <text:p>0,006947</text:p>
              </table:table-cell>
              <table:table-cell office:value-type="float" office:value="0.0003669459">
                <text:p>0.0003669459</text:p>
              </table:table-cell>
              <table:table-cell office:value-type="float" office:value="0.0211208">
                <text:p>0.0211208</text:p>
              </table:table-cell>
              <table:table-cell office:value-type="float" office:value="0.0254369">
                <text:p>0.0254369</text:p>
              </table:table-cell>
            </table:table-row>
            <table:table-row>
              <table:table-cell office:value-type="string">
                <text:p>0,006943</text:p>
              </table:table-cell>
              <table:table-cell office:value-type="float" office:value="0.000366503">
                <text:p>0.000366503</text:p>
              </table:table-cell>
              <table:table-cell office:value-type="float" office:value="0.0211347">
                <text:p>0.0211347</text:p>
              </table:table-cell>
              <table:table-cell office:value-type="float" office:value="0.0239442">
                <text:p>0.0239442</text:p>
              </table:table-cell>
            </table:table-row>
            <table:table-row>
              <table:table-cell office:value-type="string">
                <text:p>0,006939</text:p>
              </table:table-cell>
              <table:table-cell office:value-type="float" office:value="0.0003660607">
                <text:p>0.0003660607</text:p>
              </table:table-cell>
              <table:table-cell office:value-type="float" office:value="0.0211486">
                <text:p>0.0211486</text:p>
              </table:table-cell>
              <table:table-cell office:value-type="float" office:value="0.0239285">
                <text:p>0.0239285</text:p>
              </table:table-cell>
            </table:table-row>
            <table:table-row>
              <table:table-cell office:value-type="string">
                <text:p>0,006935</text:p>
              </table:table-cell>
              <table:table-cell office:value-type="float" office:value="0.0003656191">
                <text:p>0.0003656191</text:p>
              </table:table-cell>
              <table:table-cell office:value-type="float" office:value="0.0211628">
                <text:p>0.0211628</text:p>
              </table:table-cell>
              <table:table-cell office:value-type="float" office:value="0.0239128">
                <text:p>0.0239128</text:p>
              </table:table-cell>
            </table:table-row>
            <table:table-row>
              <table:table-cell office:value-type="string">
                <text:p>0,006931</text:p>
              </table:table-cell>
              <table:table-cell office:value-type="float" office:value="0.0003651781">
                <text:p>0.0003651781</text:p>
              </table:table-cell>
              <table:table-cell office:value-type="float" office:value="0.0211772">
                <text:p>0.0211772</text:p>
              </table:table-cell>
              <table:table-cell office:value-type="float" office:value="0.0238971">
                <text:p>0.0238971</text:p>
              </table:table-cell>
            </table:table-row>
            <table:table-row>
              <table:table-cell office:value-type="string">
                <text:p>0,006927</text:p>
              </table:table-cell>
              <table:table-cell office:value-type="float" office:value="0.0003647377">
                <text:p>0.0003647377</text:p>
              </table:table-cell>
              <table:table-cell office:value-type="float" office:value="0.0211918">
                <text:p>0.0211918</text:p>
              </table:table-cell>
              <table:table-cell office:value-type="float" office:value="0.0238815">
                <text:p>0.0238815</text:p>
              </table:table-cell>
            </table:table-row>
            <table:table-row>
              <table:table-cell office:value-type="string">
                <text:p>0,006924</text:p>
              </table:table-cell>
              <table:table-cell office:value-type="float" office:value="0.000364298">
                <text:p>0.000364298</text:p>
              </table:table-cell>
              <table:table-cell office:value-type="float" office:value="0.0212066">
                <text:p>0.0212066</text:p>
              </table:table-cell>
              <table:table-cell office:value-type="float" office:value="0.0255225">
                <text:p>0.0255225</text:p>
              </table:table-cell>
            </table:table-row>
            <table:table-row>
              <table:table-cell office:value-type="string">
                <text:p>0,00692</text:p>
              </table:table-cell>
              <table:table-cell office:value-type="float" office:value="0.000363859">
                <text:p>0.000363859</text:p>
              </table:table-cell>
              <table:table-cell office:value-type="float" office:value="0.0212216">
                <text:p>0.0212216</text:p>
              </table:table-cell>
              <table:table-cell office:value-type="float" office:value="0.0238505">
                <text:p>0.0238505</text:p>
              </table:table-cell>
            </table:table-row>
            <table:table-row>
              <table:table-cell office:value-type="string">
                <text:p>0,006916</text:p>
              </table:table-cell>
              <table:table-cell office:value-type="float" office:value="0.0003634206">
                <text:p>0.0003634206</text:p>
              </table:table-cell>
              <table:table-cell office:value-type="float" office:value="0.0212368">
                <text:p>0.0212368</text:p>
              </table:table-cell>
              <table:table-cell office:value-type="float" office:value="0.023835">
                <text:p>0.023835</text:p>
              </table:table-cell>
            </table:table-row>
            <table:table-row>
              <table:table-cell office:value-type="string">
                <text:p>0,006912</text:p>
              </table:table-cell>
              <table:table-cell office:value-type="float" office:value="0.0003629828">
                <text:p>0.0003629828</text:p>
              </table:table-cell>
              <table:table-cell office:value-type="float" office:value="0.0238196">
                <text:p>0.0238196</text:p>
              </table:table-cell>
              <table:table-cell office:value-type="float" office:value="0.0255672">
                <text:p>0.0255672</text:p>
              </table:table-cell>
            </table:table-row>
            <table:table-row>
              <table:table-cell office:value-type="string">
                <text:p>0,006908</text:p>
              </table:table-cell>
              <table:table-cell office:value-type="float" office:value="0.0003625455">
                <text:p>0.0003625455</text:p>
              </table:table-cell>
              <table:table-cell office:value-type="float" office:value="0.0212677">
                <text:p>0.0212677</text:p>
              </table:table-cell>
              <table:table-cell office:value-type="float" office:value="0.0238043">
                <text:p>0.0238043</text:p>
              </table:table-cell>
            </table:table-row>
            <table:table-row>
              <table:table-cell office:value-type="string">
                <text:p>0,006904</text:p>
              </table:table-cell>
              <table:table-cell office:value-type="float" office:value="0.0003621088">
                <text:p>0.0003621088</text:p>
              </table:table-cell>
              <table:table-cell office:value-type="float" office:value="0.0212835">
                <text:p>0.0212835</text:p>
              </table:table-cell>
              <table:table-cell office:value-type="float" office:value="0.0255977">
                <text:p>0.0255977</text:p>
              </table:table-cell>
            </table:table-row>
            <table:table-row>
              <table:table-cell office:value-type="string">
                <text:p>0,0069</text:p>
              </table:table-cell>
              <table:table-cell office:value-type="float" office:value="0.0003616725">
                <text:p>0.0003616725</text:p>
              </table:table-cell>
              <table:table-cell office:value-type="float" office:value="0.0212995">
                <text:p>0.0212995</text:p>
              </table:table-cell>
              <table:table-cell office:value-type="float" office:value="0.0237737">
                <text:p>0.0237737</text:p>
              </table:table-cell>
            </table:table-row>
            <table:table-row>
              <table:table-cell office:value-type="string">
                <text:p>0,006897</text:p>
              </table:table-cell>
              <table:table-cell office:value-type="float" office:value="0.0003612369">
                <text:p>0.0003612369</text:p>
              </table:table-cell>
              <table:table-cell office:value-type="float" office:value="0.0213156">
                <text:p>0.0213156</text:p>
              </table:table-cell>
              <table:table-cell office:value-type="float" office:value="0.0237585">
                <text:p>0.0237585</text:p>
              </table:table-cell>
            </table:table-row>
            <table:table-row>
              <table:table-cell office:value-type="string">
                <text:p>0,006893</text:p>
              </table:table-cell>
              <table:table-cell office:value-type="float" office:value="0.0003608018">
                <text:p>0.0003608018</text:p>
              </table:table-cell>
              <table:table-cell office:value-type="float" office:value="0.0237434">
                <text:p>0.0237434</text:p>
              </table:table-cell>
              <table:table-cell office:value-type="float" office:value="0.0237434">
                <text:p>0.0237434</text:p>
              </table:table-cell>
            </table:table-row>
            <table:table-row>
              <table:table-cell office:value-type="string">
                <text:p>0,006889</text:p>
              </table:table-cell>
              <table:table-cell office:value-type="float" office:value="0.0003603672">
                <text:p>0.0003603672</text:p>
              </table:table-cell>
              <table:table-cell office:value-type="float" office:value="0.0237283">
                <text:p>0.0237283</text:p>
              </table:table-cell>
              <table:table-cell office:value-type="float" office:value="0.0256603">
                <text:p>0.0256603</text:p>
              </table:table-cell>
            </table:table-row>
            <table:table-row>
              <table:table-cell office:value-type="string">
                <text:p>0,006885</text:p>
              </table:table-cell>
              <table:table-cell office:value-type="float" office:value="0.0003599332">
                <text:p>0.0003599332</text:p>
              </table:table-cell>
              <table:table-cell office:value-type="float" office:value="0.0213653">
                <text:p>0.0213653</text:p>
              </table:table-cell>
              <table:table-cell office:value-type="float" office:value="0.0256763">
                <text:p>0.0256763</text:p>
              </table:table-cell>
            </table:table-row>
            <table:table-row>
              <table:table-cell office:value-type="string">
                <text:p>0,006881</text:p>
              </table:table-cell>
              <table:table-cell office:value-type="float" office:value="0.0003594998">
                <text:p>0.0003594998</text:p>
              </table:table-cell>
              <table:table-cell office:value-type="float" office:value="0.0213823">
                <text:p>0.0213823</text:p>
              </table:table-cell>
              <table:table-cell office:value-type="float" office:value="0.0236983">
                <text:p>0.0236983</text:p>
              </table:table-cell>
            </table:table-row>
            <table:table-row>
              <table:table-cell office:value-type="string">
                <text:p>0,006877</text:p>
              </table:table-cell>
              <table:table-cell office:value-type="float" office:value="0.0003590669">
                <text:p>0.0003590669</text:p>
              </table:table-cell>
              <table:table-cell office:value-type="float" office:value="0.0213994">
                <text:p>0.0213994</text:p>
              </table:table-cell>
              <table:table-cell office:value-type="float" office:value="0.0236834">
                <text:p>0.0236834</text:p>
              </table:table-cell>
            </table:table-row>
            <table:table-row>
              <table:table-cell office:value-type="string">
                <text:p>0,006873</text:p>
              </table:table-cell>
              <table:table-cell office:value-type="float" office:value="0.0003586345">
                <text:p>0.0003586345</text:p>
              </table:table-cell>
              <table:table-cell office:value-type="float" office:value="0.0214168">
                <text:p>0.0214168</text:p>
              </table:table-cell>
              <table:table-cell office:value-type="float" office:value="0.0257252">
                <text:p>0.0257252</text:p>
              </table:table-cell>
            </table:table-row>
            <table:table-row>
              <table:table-cell office:value-type="string">
                <text:p>0,00687</text:p>
              </table:table-cell>
              <table:table-cell office:value-type="float" office:value="0.0003582027">
                <text:p>0.0003582027</text:p>
              </table:table-cell>
              <table:table-cell office:value-type="float" office:value="0.0214343">
                <text:p>0.0214343</text:p>
              </table:table-cell>
              <table:table-cell office:value-type="float" office:value="0.0257417">
                <text:p>0.0257417</text:p>
              </table:table-cell>
            </table:table-row>
            <table:table-row>
              <table:table-cell office:value-type="string">
                <text:p>0,006866</text:p>
              </table:table-cell>
              <table:table-cell office:value-type="float" office:value="0.0003577713">
                <text:p>0.0003577713</text:p>
              </table:table-cell>
              <table:table-cell office:value-type="float" office:value="0.021452">
                <text:p>0.021452</text:p>
              </table:table-cell>
              <table:table-cell office:value-type="float" office:value="0.0236389">
                <text:p>0.0236389</text:p>
              </table:table-cell>
            </table:table-row>
            <table:table-row>
              <table:table-cell office:value-type="string">
                <text:p>0,006862</text:p>
              </table:table-cell>
              <table:table-cell office:value-type="float" office:value="0.0003573406">
                <text:p>0.0003573406</text:p>
              </table:table-cell>
              <table:table-cell office:value-type="float" office:value="0.02147">
                <text:p>0.02147</text:p>
              </table:table-cell>
              <table:table-cell office:value-type="float" office:value="0.0236242">
                <text:p>0.0236242</text:p>
              </table:table-cell>
            </table:table-row>
            <table:table-row>
              <table:table-cell office:value-type="string">
                <text:p>0,006858</text:p>
              </table:table-cell>
              <table:table-cell office:value-type="float" office:value="0.0003569104">
                <text:p>0.0003569104</text:p>
              </table:table-cell>
              <table:table-cell office:value-type="float" office:value="0.0214881">
                <text:p>0.0214881</text:p>
              </table:table-cell>
              <table:table-cell office:value-type="float" office:value="0.0236095">
                <text:p>0.0236095</text:p>
              </table:table-cell>
            </table:table-row>
            <table:table-row>
              <table:table-cell office:value-type="string">
                <text:p>0,006854</text:p>
              </table:table-cell>
              <table:table-cell office:value-type="float" office:value="0.0003564808">
                <text:p>0.0003564808</text:p>
              </table:table-cell>
              <table:table-cell office:value-type="float" office:value="0.0228128">
                <text:p>0.0228128</text:p>
              </table:table-cell>
              <table:table-cell office:value-type="float" office:value="0.0235949">
                <text:p>0.0235949</text:p>
              </table:table-cell>
            </table:table-row>
            <table:table-row>
              <table:table-cell office:value-type="string">
                <text:p>0,00685</text:p>
              </table:table-cell>
              <table:table-cell office:value-type="float" office:value="0.0003560516">
                <text:p>0.0003560516</text:p>
              </table:table-cell>
              <table:table-cell office:value-type="float" office:value="0.0215249">
                <text:p>0.0215249</text:p>
              </table:table-cell>
              <table:table-cell office:value-type="float" office:value="0.0235803">
                <text:p>0.0235803</text:p>
              </table:table-cell>
            </table:table-row>
            <table:table-row>
              <table:table-cell office:value-type="string">
                <text:p>0,006847</text:p>
              </table:table-cell>
              <table:table-cell office:value-type="float" office:value="0.0003556231">
                <text:p>0.0003556231</text:p>
              </table:table-cell>
              <table:table-cell office:value-type="float" office:value="0.0215437">
                <text:p>0.0215437</text:p>
              </table:table-cell>
              <table:table-cell office:value-type="float" office:value="0.0235658">
                <text:p>0.0235658</text:p>
              </table:table-cell>
            </table:table-row>
            <table:table-row>
              <table:table-cell office:value-type="string">
                <text:p>0,006843</text:p>
              </table:table-cell>
              <table:table-cell office:value-type="float" office:value="0.0003551951">
                <text:p>0.0003551951</text:p>
              </table:table-cell>
              <table:table-cell office:value-type="float" office:value="0.0235513">
                <text:p>0.0235513</text:p>
              </table:table-cell>
              <table:table-cell office:value-type="float" office:value="0.0235513">
                <text:p>0.0235513</text:p>
              </table:table-cell>
            </table:table-row>
            <table:table-row>
              <table:table-cell office:value-type="string">
                <text:p>0,006839</text:p>
              </table:table-cell>
              <table:table-cell office:value-type="float" office:value="0.0003547676">
                <text:p>0.0003547676</text:p>
              </table:table-cell>
              <table:table-cell office:value-type="float" office:value="0.0215817">
                <text:p>0.0215817</text:p>
              </table:table-cell>
              <table:table-cell office:value-type="float" office:value="0.0235369">
                <text:p>0.0235369</text:p>
              </table:table-cell>
            </table:table-row>
            <table:table-row>
              <table:table-cell office:value-type="string">
                <text:p>0,006835</text:p>
              </table:table-cell>
              <table:table-cell office:value-type="float" office:value="0.0003543407">
                <text:p>0.0003543407</text:p>
              </table:table-cell>
              <table:table-cell office:value-type="float" office:value="0.021601">
                <text:p>0.021601</text:p>
              </table:table-cell>
              <table:table-cell office:value-type="float" office:value="0.0235226">
                <text:p>0.0235226</text:p>
              </table:table-cell>
            </table:table-row>
            <table:table-row>
              <table:table-cell office:value-type="string">
                <text:p>0,006831</text:p>
              </table:table-cell>
              <table:table-cell office:value-type="float" office:value="0.0003539143">
                <text:p>0.0003539143</text:p>
              </table:table-cell>
              <table:table-cell office:value-type="float" office:value="0.0216205">
                <text:p>0.0216205</text:p>
              </table:table-cell>
              <table:table-cell office:value-type="float" office:value="0.0235083">
                <text:p>0.0235083</text:p>
              </table:table-cell>
            </table:table-row>
            <table:table-row>
              <table:table-cell office:value-type="string">
                <text:p>0,006827</text:p>
              </table:table-cell>
              <table:table-cell office:value-type="float" office:value="0.0003534884">
                <text:p>0.0003534884</text:p>
              </table:table-cell>
              <table:table-cell office:value-type="float" office:value="0.0216402">
                <text:p>0.0216402</text:p>
              </table:table-cell>
              <table:table-cell office:value-type="float" office:value="0.0259331">
                <text:p>0.0259331</text:p>
              </table:table-cell>
            </table:table-row>
            <table:table-row>
              <table:table-cell office:value-type="string">
                <text:p>0,006823</text:p>
              </table:table-cell>
              <table:table-cell office:value-type="float" office:value="0.0003530631">
                <text:p>0.0003530631</text:p>
              </table:table-cell>
              <table:table-cell office:value-type="float" office:value="0.0216601">
                <text:p>0.0216601</text:p>
              </table:table-cell>
              <table:table-cell office:value-type="float" office:value="0.0234798">
                <text:p>0.0234798</text:p>
              </table:table-cell>
            </table:table-row>
            <table:table-row>
              <table:table-cell office:value-type="string">
                <text:p>0,00682</text:p>
              </table:table-cell>
              <table:table-cell office:value-type="float" office:value="0.0003526384">
                <text:p>0.0003526384</text:p>
              </table:table-cell>
              <table:table-cell office:value-type="float" office:value="0.0216802">
                <text:p>0.0216802</text:p>
              </table:table-cell>
              <table:table-cell office:value-type="float" office:value="0.0234657">
                <text:p>0.0234657</text:p>
              </table:table-cell>
            </table:table-row>
            <table:table-row>
              <table:table-cell office:value-type="string">
                <text:p>0,006816</text:p>
              </table:table-cell>
              <table:table-cell office:value-type="float" office:value="0.0003522141">
                <text:p>0.0003522141</text:p>
              </table:table-cell>
              <table:table-cell office:value-type="float" office:value="0.0217005">
                <text:p>0.0217005</text:p>
              </table:table-cell>
              <table:table-cell office:value-type="float" office:value="0.0234516">
                <text:p>0.0234516</text:p>
              </table:table-cell>
            </table:table-row>
            <table:table-row>
              <table:table-cell office:value-type="string">
                <text:p>0,006812</text:p>
              </table:table-cell>
              <table:table-cell office:value-type="float" office:value="0.0003517905">
                <text:p>0.0003517905</text:p>
              </table:table-cell>
              <table:table-cell office:value-type="float" office:value="0.021721">
                <text:p>0.021721</text:p>
              </table:table-cell>
              <table:table-cell office:value-type="float" office:value="0.0234375">
                <text:p>0.0234375</text:p>
              </table:table-cell>
            </table:table-row>
            <table:table-row>
              <table:table-cell office:value-type="string">
                <text:p>0,006808</text:p>
              </table:table-cell>
              <table:table-cell office:value-type="float" office:value="0.0003513674">
                <text:p>0.0003513674</text:p>
              </table:table-cell>
              <table:table-cell office:value-type="float" office:value="0.0217417">
                <text:p>0.0217417</text:p>
              </table:table-cell>
              <table:table-cell office:value-type="float" office:value="0.0260256">
                <text:p>0.0260256</text:p>
              </table:table-cell>
            </table:table-row>
            <table:table-row>
              <table:table-cell office:value-type="string">
                <text:p>0,006804</text:p>
              </table:table-cell>
              <table:table-cell office:value-type="float" office:value="0.0003509448">
                <text:p>0.0003509448</text:p>
              </table:table-cell>
              <table:table-cell office:value-type="float" office:value="0.0217626">
                <text:p>0.0217626</text:p>
              </table:table-cell>
              <table:table-cell office:value-type="float" office:value="0.0234096">
                <text:p>0.0234096</text:p>
              </table:table-cell>
            </table:table-row>
            <table:table-row>
              <table:table-cell office:value-type="string">
                <text:p>0,0068</text:p>
              </table:table-cell>
              <table:table-cell office:value-type="float" office:value="0.0003505228">
                <text:p>0.0003505228</text:p>
              </table:table-cell>
              <table:table-cell office:value-type="float" office:value="0.0217836">
                <text:p>0.0217836</text:p>
              </table:table-cell>
              <table:table-cell office:value-type="float" office:value="0.0233957">
                <text:p>0.0233957</text:p>
              </table:table-cell>
            </table:table-row>
            <table:table-row>
              <table:table-cell office:value-type="string">
                <text:p>0,006797</text:p>
              </table:table-cell>
              <table:table-cell office:value-type="float" office:value="0.0003501013">
                <text:p>0.0003501013</text:p>
              </table:table-cell>
              <table:table-cell office:value-type="float" office:value="0.0224855">
                <text:p>0.0224855</text:p>
              </table:table-cell>
              <table:table-cell office:value-type="float" office:value="0.0233818">
                <text:p>0.0233818</text:p>
              </table:table-cell>
            </table:table-row>
            <table:table-row>
              <table:table-cell office:value-type="string">
                <text:p>0,006793</text:p>
              </table:table-cell>
              <table:table-cell office:value-type="float" office:value="0.0003496804">
                <text:p>0.0003496804</text:p>
              </table:table-cell>
              <table:table-cell office:value-type="float" office:value="0.0218264">
                <text:p>0.0218264</text:p>
              </table:table-cell>
              <table:table-cell office:value-type="float" office:value="0.0261021">
                <text:p>0.0261021</text:p>
              </table:table-cell>
            </table:table-row>
            <table:table-row>
              <table:table-cell office:value-type="string">
                <text:p>0,006789</text:p>
              </table:table-cell>
              <table:table-cell office:value-type="float" office:value="0.0003492599">
                <text:p>0.0003492599</text:p>
              </table:table-cell>
              <table:table-cell office:value-type="float" office:value="0.0218481">
                <text:p>0.0218481</text:p>
              </table:table-cell>
              <table:table-cell office:value-type="float" office:value="0.0233543">
                <text:p>0.0233543</text:p>
              </table:table-cell>
            </table:table-row>
            <table:table-row>
              <table:table-cell office:value-type="string">
                <text:p>0,006785</text:p>
              </table:table-cell>
              <table:table-cell office:value-type="float" office:value="0.0003488401">
                <text:p>0.0003488401</text:p>
              </table:table-cell>
              <table:table-cell office:value-type="float" office:value="0.0218699">
                <text:p>0.0218699</text:p>
              </table:table-cell>
              <table:table-cell office:value-type="float" office:value="0.0233406">
                <text:p>0.0233406</text:p>
              </table:table-cell>
            </table:table-row>
            <table:table-row>
              <table:table-cell office:value-type="string">
                <text:p>0,006781</text:p>
              </table:table-cell>
              <table:table-cell office:value-type="float" office:value="0.0003484208">
                <text:p>0.0003484208</text:p>
              </table:table-cell>
              <table:table-cell office:value-type="float" office:value="0.021892">
                <text:p>0.021892</text:p>
              </table:table-cell>
              <table:table-cell office:value-type="float" office:value="0.023327">
                <text:p>0.023327</text:p>
              </table:table-cell>
            </table:table-row>
            <table:table-row>
              <table:table-cell office:value-type="string">
                <text:p>0,006777</text:p>
              </table:table-cell>
              <table:table-cell office:value-type="float" office:value="0.000348002">
                <text:p>0.000348002</text:p>
              </table:table-cell>
              <table:table-cell office:value-type="float" office:value="0.0233134">
                <text:p>0.0233134</text:p>
              </table:table-cell>
              <table:table-cell office:value-type="float" office:value="0.0261809">
                <text:p>0.0261809</text:p>
              </table:table-cell>
            </table:table-row>
            <table:table-row>
              <table:table-cell office:value-type="string">
                <text:p>0,006773</text:p>
              </table:table-cell>
              <table:table-cell office:value-type="float" office:value="0.0003475838">
                <text:p>0.0003475838</text:p>
              </table:table-cell>
              <table:table-cell office:value-type="float" office:value="0.0219367">
                <text:p>0.0219367</text:p>
              </table:table-cell>
              <table:table-cell office:value-type="float" office:value="0.0232999">
                <text:p>0.0232999</text:p>
              </table:table-cell>
            </table:table-row>
            <table:table-row>
              <table:table-cell office:value-type="string">
                <text:p>0,00677</text:p>
              </table:table-cell>
              <table:table-cell office:value-type="float" office:value="0.0003471661">
                <text:p>0.0003471661</text:p>
              </table:table-cell>
              <table:table-cell office:value-type="float" office:value="0.0232864">
                <text:p>0.0232864</text:p>
              </table:table-cell>
              <table:table-cell office:value-type="float" office:value="0.0262211">
                <text:p>0.0262211</text:p>
              </table:table-cell>
            </table:table-row>
            <table:table-row>
              <table:table-cell office:value-type="string">
                <text:p>0,006766</text:p>
              </table:table-cell>
              <table:table-cell office:value-type="float" office:value="0.000346749">
                <text:p>0.000346749</text:p>
              </table:table-cell>
              <table:table-cell office:value-type="float" office:value="0.023273">
                <text:p>0.023273</text:p>
              </table:table-cell>
              <table:table-cell office:value-type="float" office:value="0.023273">
                <text:p>0.023273</text:p>
              </table:table-cell>
            </table:table-row>
            <table:table-row>
              <table:table-cell office:value-type="string">
                <text:p>0,006762</text:p>
              </table:table-cell>
              <table:table-cell office:value-type="float" office:value="0.0003463324">
                <text:p>0.0003463324</text:p>
              </table:table-cell>
              <table:table-cell office:value-type="float" office:value="0.0220052">
                <text:p>0.0220052</text:p>
              </table:table-cell>
              <table:table-cell office:value-type="float" office:value="0.0232596">
                <text:p>0.0232596</text:p>
              </table:table-cell>
            </table:table-row>
            <table:table-row>
              <table:table-cell office:value-type="string">
                <text:p>0,006758</text:p>
              </table:table-cell>
              <table:table-cell office:value-type="float" office:value="0.0003459164">
                <text:p>0.0003459164</text:p>
              </table:table-cell>
              <table:table-cell office:value-type="float" office:value="0.0220285">
                <text:p>0.0220285</text:p>
              </table:table-cell>
              <table:table-cell office:value-type="float" office:value="0.0232463">
                <text:p>0.0232463</text:p>
              </table:table-cell>
            </table:table-row>
            <table:table-row>
              <table:table-cell office:value-type="string">
                <text:p>0,006754</text:p>
              </table:table-cell>
              <table:table-cell office:value-type="float" office:value="0.0003455009">
                <text:p>0.0003455009</text:p>
              </table:table-cell>
              <table:table-cell office:value-type="float" office:value="0.0220471">
                <text:p>0.0220471</text:p>
              </table:table-cell>
              <table:table-cell office:value-type="float" office:value="0.023233">
                <text:p>0.023233</text:p>
              </table:table-cell>
            </table:table-row>
            <table:table-row>
              <table:table-cell office:value-type="string">
                <text:p>0,00675</text:p>
              </table:table-cell>
              <table:table-cell office:value-type="float" office:value="0.0003450859">
                <text:p>0.0003450859</text:p>
              </table:table-cell>
              <table:table-cell office:value-type="float" office:value="0.0220091">
                <text:p>0.0220091</text:p>
              </table:table-cell>
              <table:table-cell office:value-type="float" office:value="0.0232198">
                <text:p>0.0232198</text:p>
              </table:table-cell>
            </table:table-row>
            <table:table-row>
              <table:table-cell office:value-type="string">
                <text:p>0,006747</text:p>
              </table:table-cell>
              <table:table-cell office:value-type="float" office:value="0.0003446716">
                <text:p>0.0003446716</text:p>
              </table:table-cell>
              <table:table-cell office:value-type="float" office:value="0.0219717">
                <text:p>0.0219717</text:p>
              </table:table-cell>
              <table:table-cell office:value-type="float" office:value="0.0232066">
                <text:p>0.0232066</text:p>
              </table:table-cell>
            </table:table-row>
            <table:table-row>
              <table:table-cell office:value-type="string">
                <text:p>0,006743</text:p>
              </table:table-cell>
              <table:table-cell office:value-type="float" office:value="0.0003442577">
                <text:p>0.0003442577</text:p>
              </table:table-cell>
              <table:table-cell office:value-type="float" office:value="0.0221234">
                <text:p>0.0221234</text:p>
              </table:table-cell>
              <table:table-cell office:value-type="float" office:value="0.0231935">
                <text:p>0.0231935</text:p>
              </table:table-cell>
            </table:table-row>
            <table:table-row>
              <table:table-cell office:value-type="string">
                <text:p>0,006739</text:p>
              </table:table-cell>
              <table:table-cell office:value-type="float" office:value="0.0003438444">
                <text:p>0.0003438444</text:p>
              </table:table-cell>
              <table:table-cell office:value-type="float" office:value="0.0218985">
                <text:p>0.0218985</text:p>
              </table:table-cell>
              <table:table-cell office:value-type="float" office:value="0.0231804">
                <text:p>0.0231804</text:p>
              </table:table-cell>
            </table:table-row>
            <table:table-row>
              <table:table-cell office:value-type="string">
                <text:p>0,006735</text:p>
              </table:table-cell>
              <table:table-cell office:value-type="float" office:value="0.0003434317">
                <text:p>0.0003434317</text:p>
              </table:table-cell>
              <table:table-cell office:value-type="float" office:value="0.0218628">
                <text:p>0.0218628</text:p>
              </table:table-cell>
              <table:table-cell office:value-type="float" office:value="0.0231674">
                <text:p>0.0231674</text:p>
              </table:table-cell>
            </table:table-row>
            <table:table-row>
              <table:table-cell office:value-type="string">
                <text:p>0,006731</text:p>
              </table:table-cell>
              <table:table-cell office:value-type="float" office:value="0.0003430194">
                <text:p>0.0003430194</text:p>
              </table:table-cell>
              <table:table-cell office:value-type="float" office:value="0.0218276">
                <text:p>0.0218276</text:p>
              </table:table-cell>
              <table:table-cell office:value-type="float" office:value="0.0231545">
                <text:p>0.0231545</text:p>
              </table:table-cell>
            </table:table-row>
            <table:table-row>
              <table:table-cell office:value-type="string">
                <text:p>0,006727</text:p>
              </table:table-cell>
              <table:table-cell office:value-type="float" office:value="0.0003426077">
                <text:p>0.0003426077</text:p>
              </table:table-cell>
              <table:table-cell office:value-type="float" office:value="0.021793">
                <text:p>0.021793</text:p>
              </table:table-cell>
              <table:table-cell office:value-type="float" office:value="0.0264522">
                <text:p>0.0264522</text:p>
              </table:table-cell>
            </table:table-row>
            <table:table-row>
              <table:table-cell office:value-type="string">
                <text:p>0,006723</text:p>
              </table:table-cell>
              <table:table-cell office:value-type="float" office:value="0.0003421966">
                <text:p>0.0003421966</text:p>
              </table:table-cell>
              <table:table-cell office:value-type="float" office:value="0.0222465">
                <text:p>0.0222465</text:p>
              </table:table-cell>
              <table:table-cell office:value-type="float" office:value="0.0231287">
                <text:p>0.0231287</text:p>
              </table:table-cell>
            </table:table-row>
            <table:table-row>
              <table:table-cell office:value-type="string">
                <text:p>0,00672</text:p>
              </table:table-cell>
              <table:table-cell office:value-type="float" office:value="0.000341786">
                <text:p>0.000341786</text:p>
              </table:table-cell>
              <table:table-cell office:value-type="float" office:value="0.0220592">
                <text:p>0.0220592</text:p>
              </table:table-cell>
              <table:table-cell office:value-type="float" office:value="0.0231159">
                <text:p>0.0231159</text:p>
              </table:table-cell>
            </table:table-row>
            <table:table-row>
              <table:table-cell office:value-type="string">
                <text:p>0,006716</text:p>
              </table:table-cell>
              <table:table-cell office:value-type="float" office:value="0.0003413759">
                <text:p>0.0003413759</text:p>
              </table:table-cell>
              <table:table-cell office:value-type="float" office:value="0.0222971">
                <text:p>0.0222971</text:p>
              </table:table-cell>
              <table:table-cell office:value-type="float" office:value="0.0231031">
                <text:p>0.0231031</text:p>
              </table:table-cell>
            </table:table-row>
            <table:table-row>
              <table:table-cell office:value-type="string">
                <text:p>0,006712</text:p>
              </table:table-cell>
              <table:table-cell office:value-type="float" office:value="0.0003409665">
                <text:p>0.0003409665</text:p>
              </table:table-cell>
              <table:table-cell office:value-type="float" office:value="0.0223227">
                <text:p>0.0223227</text:p>
              </table:table-cell>
              <table:table-cell office:value-type="float" office:value="0.0230904">
                <text:p>0.0230904</text:p>
              </table:table-cell>
            </table:table-row>
            <table:table-row>
              <table:table-cell office:value-type="string">
                <text:p>0,006708</text:p>
              </table:table-cell>
              <table:table-cell office:value-type="float" office:value="0.0003405575">
                <text:p>0.0003405575</text:p>
              </table:table-cell>
              <table:table-cell office:value-type="float" office:value="0.0219963">
                <text:p>0.0219963</text:p>
              </table:table-cell>
              <table:table-cell office:value-type="float" office:value="0.0230778">
                <text:p>0.0230778</text:p>
              </table:table-cell>
            </table:table-row>
            <table:table-row>
              <table:table-cell office:value-type="string">
                <text:p>0,006704</text:p>
              </table:table-cell>
              <table:table-cell office:value-type="float" office:value="0.0003401491">
                <text:p>0.0003401491</text:p>
              </table:table-cell>
              <table:table-cell office:value-type="float" office:value="0.0219753">
                <text:p>0.0219753</text:p>
              </table:table-cell>
              <table:table-cell office:value-type="float" office:value="0.0230652">
                <text:p>0.0230652</text:p>
              </table:table-cell>
            </table:table-row>
            <table:table-row>
              <table:table-cell office:value-type="string">
                <text:p>0,0067</text:p>
              </table:table-cell>
              <table:table-cell office:value-type="float" office:value="0.0003397412">
                <text:p>0.0003397412</text:p>
              </table:table-cell>
              <table:table-cell office:value-type="float" office:value="0.0215663">
                <text:p>0.0215663</text:p>
              </table:table-cell>
              <table:table-cell office:value-type="float" office:value="0.026608">
                <text:p>0.026608</text:p>
              </table:table-cell>
            </table:table-row>
            <table:table-row>
              <table:table-cell office:value-type="string">
                <text:p>0,006696</text:p>
              </table:table-cell>
              <table:table-cell office:value-type="float" office:value="0.0003393339">
                <text:p>0.0003393339</text:p>
              </table:table-cell>
              <table:table-cell office:value-type="float" office:value="0.0224271">
                <text:p>0.0224271</text:p>
              </table:table-cell>
              <table:table-cell office:value-type="float" office:value="0.0230401">
                <text:p>0.0230401</text:p>
              </table:table-cell>
            </table:table-row>
            <table:table-row>
              <table:table-cell office:value-type="string">
                <text:p>0,006693</text:p>
              </table:table-cell>
              <table:table-cell office:value-type="float" office:value="0.0003389271">
                <text:p>0.0003389271</text:p>
              </table:table-cell>
              <table:table-cell office:value-type="float" office:value="0.0215066">
                <text:p>0.0215066</text:p>
              </table:table-cell>
              <table:table-cell office:value-type="float" office:value="0.0230277">
                <text:p>0.0230277</text:p>
              </table:table-cell>
            </table:table-row>
            <table:table-row>
              <table:table-cell office:value-type="string">
                <text:p>0,006689</text:p>
              </table:table-cell>
              <table:table-cell office:value-type="float" office:value="0.0003385209">
                <text:p>0.0003385209</text:p>
              </table:table-cell>
              <table:table-cell office:value-type="float" office:value="0.0214776">
                <text:p>0.0214776</text:p>
              </table:table-cell>
              <table:table-cell office:value-type="float" office:value="0.0230153">
                <text:p>0.0230153</text:p>
              </table:table-cell>
            </table:table-row>
            <table:table-row>
              <table:table-cell office:value-type="string">
                <text:p>0,006685</text:p>
              </table:table-cell>
              <table:table-cell office:value-type="float" office:value="0.0003381152">
                <text:p>0.0003381152</text:p>
              </table:table-cell>
              <table:table-cell office:value-type="float" office:value="0.0225074">
                <text:p>0.0225074</text:p>
              </table:table-cell>
              <table:table-cell office:value-type="float" office:value="0.0267001">
                <text:p>0.0267001</text:p>
              </table:table-cell>
            </table:table-row>
            <table:table-row>
              <table:table-cell office:value-type="string">
                <text:p>0,006681</text:p>
              </table:table-cell>
              <table:table-cell office:value-type="float" office:value="0.00033771">
                <text:p>0.00033771</text:p>
              </table:table-cell>
              <table:table-cell office:value-type="float" office:value="0.0214213">
                <text:p>0.0214213</text:p>
              </table:table-cell>
              <table:table-cell office:value-type="float" office:value="0.0229907">
                <text:p>0.0229907</text:p>
              </table:table-cell>
            </table:table-row>
            <table:table-row>
              <table:table-cell office:value-type="string">
                <text:p>0,006677</text:p>
              </table:table-cell>
              <table:table-cell office:value-type="float" office:value="0.0003373054">
                <text:p>0.0003373054</text:p>
              </table:table-cell>
              <table:table-cell office:value-type="float" office:value="0.0225619">
                <text:p>0.0225619</text:p>
              </table:table-cell>
              <table:table-cell office:value-type="float" office:value="0.0229784">
                <text:p>0.0229784</text:p>
              </table:table-cell>
            </table:table-row>
            <table:table-row>
              <table:table-cell office:value-type="string">
                <text:p>0,006673</text:p>
              </table:table-cell>
              <table:table-cell office:value-type="float" office:value="0.0003369014">
                <text:p>0.0003369014</text:p>
              </table:table-cell>
              <table:table-cell office:value-type="float" office:value="0.0213672">
                <text:p>0.0213672</text:p>
              </table:table-cell>
              <table:table-cell office:value-type="float" office:value="0.0229663">
                <text:p>0.0229663</text:p>
              </table:table-cell>
            </table:table-row>
            <table:table-row>
              <table:table-cell office:value-type="string">
                <text:p>0,00667</text:p>
              </table:table-cell>
              <table:table-cell office:value-type="float" office:value="0.0003364979">
                <text:p>0.0003364979</text:p>
              </table:table-cell>
              <table:table-cell office:value-type="float" office:value="0.0217883">
                <text:p>0.0217883</text:p>
              </table:table-cell>
              <table:table-cell office:value-type="float" office:value="0.0229541">
                <text:p>0.0229541</text:p>
              </table:table-cell>
            </table:table-row>
            <table:table-row>
              <table:table-cell office:value-type="string">
                <text:p>0,006666</text:p>
              </table:table-cell>
              <table:table-cell office:value-type="float" office:value="0.0003360949">
                <text:p>0.0003360949</text:p>
              </table:table-cell>
              <table:table-cell office:value-type="float" office:value="0.0213153">
                <text:p>0.0213153</text:p>
              </table:table-cell>
              <table:table-cell office:value-type="float" office:value="0.022942">
                <text:p>0.022942</text:p>
              </table:table-cell>
            </table:table-row>
            <table:table-row>
              <table:table-cell office:value-type="string">
                <text:p>0,006662</text:p>
              </table:table-cell>
              <table:table-cell office:value-type="float" office:value="0.0003356925">
                <text:p>0.0003356925</text:p>
              </table:table-cell>
              <table:table-cell office:value-type="float" office:value="0.0226734">
                <text:p>0.0226734</text:p>
              </table:table-cell>
              <table:table-cell office:value-type="float" office:value="0.02293">
                <text:p>0.02293</text:p>
              </table:table-cell>
            </table:table-row>
            <table:table-row>
              <table:table-cell office:value-type="string">
                <text:p>0,006658</text:p>
              </table:table-cell>
              <table:table-cell office:value-type="float" office:value="0.0003352907">
                <text:p>0.0003352907</text:p>
              </table:table-cell>
              <table:table-cell office:value-type="float" office:value="0.0217265">
                <text:p>0.0217265</text:p>
              </table:table-cell>
              <table:table-cell office:value-type="float" office:value="0.022918">
                <text:p>0.022918</text:p>
              </table:table-cell>
            </table:table-row>
            <table:table-row>
              <table:table-cell office:value-type="string">
                <text:p>0,006654</text:p>
              </table:table-cell>
              <table:table-cell office:value-type="float" office:value="0.0003348893">
                <text:p>0.0003348893</text:p>
              </table:table-cell>
              <table:table-cell office:value-type="float" office:value="0.0212417">
                <text:p>0.0212417</text:p>
              </table:table-cell>
              <table:table-cell office:value-type="float" office:value="0.0229061">
                <text:p>0.0229061</text:p>
              </table:table-cell>
            </table:table-row>
            <table:table-row>
              <table:table-cell office:value-type="string">
                <text:p>0,00665</text:p>
              </table:table-cell>
              <table:table-cell office:value-type="float" office:value="0.0003344885">
                <text:p>0.0003344885</text:p>
              </table:table-cell>
              <table:table-cell office:value-type="float" office:value="0.0212183">
                <text:p>0.0212183</text:p>
              </table:table-cell>
              <table:table-cell office:value-type="float" office:value="0.0228942">
                <text:p>0.0228942</text:p>
              </table:table-cell>
            </table:table-row>
            <table:table-row>
              <table:table-cell office:value-type="string">
                <text:p>0,006646</text:p>
              </table:table-cell>
              <table:table-cell office:value-type="float" office:value="0.0003340883">
                <text:p>0.0003340883</text:p>
              </table:table-cell>
              <table:table-cell office:value-type="float" office:value="0.0228824">
                <text:p>0.0228824</text:p>
              </table:table-cell>
              <table:table-cell office:value-type="float" office:value="0.0228824">
                <text:p>0.0228824</text:p>
              </table:table-cell>
            </table:table-row>
            <table:table-row>
              <table:table-cell office:value-type="string">
                <text:p>0,006643</text:p>
              </table:table-cell>
              <table:table-cell office:value-type="float" office:value="0.0003336886">
                <text:p>0.0003336886</text:p>
              </table:table-cell>
              <table:table-cell office:value-type="float" office:value="0.0211731">
                <text:p>0.0211731</text:p>
              </table:table-cell>
              <table:table-cell office:value-type="float" office:value="0.0269648">
                <text:p>0.0269648</text:p>
              </table:table-cell>
            </table:table-row>
            <table:table-row>
              <table:table-cell office:value-type="string">
                <text:p>0,006639</text:p>
              </table:table-cell>
              <table:table-cell office:value-type="float" office:value="0.0003332894">
                <text:p>0.0003332894</text:p>
              </table:table-cell>
              <table:table-cell office:value-type="float" office:value="0.021624">
                <text:p>0.021624</text:p>
              </table:table-cell>
              <table:table-cell office:value-type="float" office:value="0.0228589">
                <text:p>0.0228589</text:p>
              </table:table-cell>
            </table:table-row>
            <table:table-row>
              <table:table-cell office:value-type="string">
                <text:p>0,006635</text:p>
              </table:table-cell>
              <table:table-cell office:value-type="float" office:value="0.0003328908">
                <text:p>0.0003328908</text:p>
              </table:table-cell>
              <table:table-cell office:value-type="float" office:value="0.0228473">
                <text:p>0.0228473</text:p>
              </table:table-cell>
              <table:table-cell office:value-type="float" office:value="0.0228473">
                <text:p>0.0228473</text:p>
              </table:table-cell>
            </table:table-row>
            <table:table-row>
              <table:table-cell office:value-type="string">
                <text:p>0,006631</text:p>
              </table:table-cell>
              <table:table-cell office:value-type="float" office:value="0.0003324928">
                <text:p>0.0003324928</text:p>
              </table:table-cell>
              <table:table-cell office:value-type="float" office:value="0.0228357">
                <text:p>0.0228357</text:p>
              </table:table-cell>
              <table:table-cell office:value-type="float" office:value="0.0228357">
                <text:p>0.0228357</text:p>
              </table:table-cell>
            </table:table-row>
            <table:table-row>
              <table:table-cell office:value-type="string">
                <text:p>0,006627</text:p>
              </table:table-cell>
              <table:table-cell office:value-type="float" office:value="0.0003320952">
                <text:p>0.0003320952</text:p>
              </table:table-cell>
              <table:table-cell office:value-type="float" office:value="0.0210896">
                <text:p>0.0210896</text:p>
              </table:table-cell>
              <table:table-cell office:value-type="float" office:value="0.0228241">
                <text:p>0.0228241</text:p>
              </table:table-cell>
            </table:table-row>
            <table:table-row>
              <table:table-cell office:value-type="string">
                <text:p>0,006623</text:p>
              </table:table-cell>
              <table:table-cell office:value-type="float" office:value="0.0003316983">
                <text:p>0.0003316983</text:p>
              </table:table-cell>
              <table:table-cell office:value-type="float" office:value="0.0210701">
                <text:p>0.0210701</text:p>
              </table:table-cell>
              <table:table-cell office:value-type="float" office:value="0.0270907">
                <text:p>0.0270907</text:p>
              </table:table-cell>
            </table:table-row>
            <table:table-row>
              <table:table-cell office:value-type="string">
                <text:p>0,00662</text:p>
              </table:table-cell>
              <table:table-cell office:value-type="float" office:value="0.0003313018">
                <text:p>0.0003313018</text:p>
              </table:table-cell>
              <table:table-cell office:value-type="float" office:value="0.0210512">
                <text:p>0.0210512</text:p>
              </table:table-cell>
              <table:table-cell office:value-type="float" office:value="0.0228011">
                <text:p>0.0228011</text:p>
              </table:table-cell>
            </table:table-row>
            <table:table-row>
              <table:table-cell office:value-type="string">
                <text:p>0,006616</text:p>
              </table:table-cell>
              <table:table-cell office:value-type="float" office:value="0.000330906">
                <text:p>0.000330906</text:p>
              </table:table-cell>
              <table:table-cell office:value-type="float" office:value="0.0210328">
                <text:p>0.0210328</text:p>
              </table:table-cell>
              <table:table-cell office:value-type="float" office:value="0.0227897">
                <text:p>0.0227897</text:p>
              </table:table-cell>
            </table:table-row>
            <table:table-row>
              <table:table-cell office:value-type="string">
                <text:p>0,006612</text:p>
              </table:table-cell>
              <table:table-cell office:value-type="float" office:value="0.0003305106">
                <text:p>0.0003305106</text:p>
              </table:table-cell>
              <table:table-cell office:value-type="float" office:value="0.0227784">
                <text:p>0.0227784</text:p>
              </table:table-cell>
              <table:table-cell office:value-type="float" office:value="0.0227784">
                <text:p>0.0227784</text:p>
              </table:table-cell>
            </table:table-row>
            <table:table-row>
              <table:table-cell office:value-type="string">
                <text:p>0,006608</text:p>
              </table:table-cell>
              <table:table-cell office:value-type="float" office:value="0.0003301158">
                <text:p>0.0003301158</text:p>
              </table:table-cell>
              <table:table-cell office:value-type="float" office:value="0.0227671">
                <text:p>0.0227671</text:p>
              </table:table-cell>
              <table:table-cell office:value-type="float" office:value="0.0227671">
                <text:p>0.0227671</text:p>
              </table:table-cell>
            </table:table-row>
            <table:table-row>
              <table:table-cell office:value-type="string">
                <text:p>0,006604</text:p>
              </table:table-cell>
              <table:table-cell office:value-type="float" office:value="0.0003297215">
                <text:p>0.0003297215</text:p>
              </table:table-cell>
              <table:table-cell office:value-type="float" office:value="0.0209811">
                <text:p>0.0209811</text:p>
              </table:table-cell>
              <table:table-cell office:value-type="float" office:value="0.0272201">
                <text:p>0.0272201</text:p>
              </table:table-cell>
            </table:table-row>
            <table:table-row>
              <table:table-cell office:value-type="string">
                <text:p>0,0066</text:p>
              </table:table-cell>
              <table:table-cell office:value-type="float" office:value="0.0003293279">
                <text:p>0.0003293279</text:p>
              </table:table-cell>
              <table:table-cell office:value-type="float" office:value="0.0227446">
                <text:p>0.0227446</text:p>
              </table:table-cell>
              <table:table-cell office:value-type="float" office:value="0.0227446">
                <text:p>0.0227446</text:p>
              </table:table-cell>
            </table:table-row>
            <table:table-row>
              <table:table-cell office:value-type="string">
                <text:p>0,006596</text:p>
              </table:table-cell>
              <table:table-cell office:value-type="float" office:value="0.0003289347">
                <text:p>0.0003289347</text:p>
              </table:table-cell>
              <table:table-cell office:value-type="float" office:value="0.0209494">
                <text:p>0.0209494</text:p>
              </table:table-cell>
              <table:table-cell office:value-type="float" office:value="0.0227335">
                <text:p>0.0227335</text:p>
              </table:table-cell>
            </table:table-row>
            <table:table-row>
              <table:table-cell office:value-type="string">
                <text:p>0,006593</text:p>
              </table:table-cell>
              <table:table-cell office:value-type="float" office:value="0.0003285421">
                <text:p>0.0003285421</text:p>
              </table:table-cell>
              <table:table-cell office:value-type="float" office:value="0.0209344">
                <text:p>0.0209344</text:p>
              </table:table-cell>
              <table:table-cell office:value-type="float" office:value="0.0227224">
                <text:p>0.0227224</text:p>
              </table:table-cell>
            </table:table-row>
            <table:table-row>
              <table:table-cell office:value-type="string">
                <text:p>0,006589</text:p>
              </table:table-cell>
              <table:table-cell office:value-type="float" office:value="0.0003281501">
                <text:p>0.0003281501</text:p>
              </table:table-cell>
              <table:table-cell office:value-type="float" office:value="0.0209199">
                <text:p>0.0209199</text:p>
              </table:table-cell>
              <table:table-cell office:value-type="float" office:value="0.0227113">
                <text:p>0.0227113</text:p>
              </table:table-cell>
            </table:table-row>
            <table:table-row>
              <table:table-cell office:value-type="string">
                <text:p>0,006585</text:p>
              </table:table-cell>
              <table:table-cell office:value-type="float" office:value="0.0003277585">
                <text:p>0.0003277585</text:p>
              </table:table-cell>
              <table:table-cell office:value-type="float" office:value="0.0227003">
                <text:p>0.0227003</text:p>
              </table:table-cell>
              <table:table-cell office:value-type="float" office:value="0.0227003">
                <text:p>0.0227003</text:p>
              </table:table-cell>
            </table:table-row>
            <table:table-row>
              <table:table-cell office:value-type="string">
                <text:p>0,006581</text:p>
              </table:table-cell>
              <table:table-cell office:value-type="float" office:value="0.0003273675">
                <text:p>0.0003273675</text:p>
              </table:table-cell>
              <table:table-cell office:value-type="float" office:value="0.0226894">
                <text:p>0.0226894</text:p>
              </table:table-cell>
              <table:table-cell office:value-type="float" office:value="0.0226894">
                <text:p>0.0226894</text:p>
              </table:table-cell>
            </table:table-row>
            <table:table-row>
              <table:table-cell office:value-type="string">
                <text:p>0,006577</text:p>
              </table:table-cell>
              <table:table-cell office:value-type="float" office:value="0.0003269771">
                <text:p>0.0003269771</text:p>
              </table:table-cell>
              <table:table-cell office:value-type="float" office:value="0.0226785">
                <text:p>0.0226785</text:p>
              </table:table-cell>
              <table:table-cell office:value-type="float" office:value="0.0226785">
                <text:p>0.0226785</text:p>
              </table:table-cell>
            </table:table-row>
            <table:table-row>
              <table:table-cell office:value-type="string">
                <text:p>0,006573</text:p>
              </table:table-cell>
              <table:table-cell office:value-type="float" office:value="0.0003265872">
                <text:p>0.0003265872</text:p>
              </table:table-cell>
              <table:table-cell office:value-type="float" office:value="0.0208678">
                <text:p>0.0208678</text:p>
              </table:table-cell>
              <table:table-cell office:value-type="float" office:value="0.0226677">
                <text:p>0.0226677</text:p>
              </table:table-cell>
            </table:table-row>
            <table:table-row>
              <table:table-cell office:value-type="string">
                <text:p>0,00657</text:p>
              </table:table-cell>
              <table:table-cell office:value-type="float" office:value="0.0003261979">
                <text:p>0.0003261979</text:p>
              </table:table-cell>
              <table:table-cell office:value-type="float" office:value="0.0208561">
                <text:p>0.0208561</text:p>
              </table:table-cell>
              <table:table-cell office:value-type="float" office:value="0.0226569">
                <text:p>0.0226569</text:p>
              </table:table-cell>
            </table:table-row>
            <table:table-row>
              <table:table-cell office:value-type="string">
                <text:p>0,006566</text:p>
              </table:table-cell>
              <table:table-cell office:value-type="float" office:value="0.0003258091">
                <text:p>0.0003258091</text:p>
              </table:table-cell>
              <table:table-cell office:value-type="float" office:value="0.0208451">
                <text:p>0.0208451</text:p>
              </table:table-cell>
              <table:table-cell office:value-type="float" office:value="0.0226461">
                <text:p>0.0226461</text:p>
              </table:table-cell>
            </table:table-row>
            <table:table-row>
              <table:table-cell office:value-type="string">
                <text:p>0,006562</text:p>
              </table:table-cell>
              <table:table-cell office:value-type="float" office:value="0.0003254208">
                <text:p>0.0003254208</text:p>
              </table:table-cell>
              <table:table-cell office:value-type="float" office:value="0.0226355">
                <text:p>0.0226355</text:p>
              </table:table-cell>
              <table:table-cell office:value-type="float" office:value="0.0226355">
                <text:p>0.0226355</text:p>
              </table:table-cell>
            </table:table-row>
            <table:table-row>
              <table:table-cell office:value-type="string">
                <text:p>0,006558</text:p>
              </table:table-cell>
              <table:table-cell office:value-type="float" office:value="0.0003250331">
                <text:p>0.0003250331</text:p>
              </table:table-cell>
              <table:table-cell office:value-type="float" office:value="0.0226237">
                <text:p>0.0226237</text:p>
              </table:table-cell>
              <table:table-cell office:value-type="float" office:value="0.0226248">
                <text:p>0.0226248</text:p>
              </table:table-cell>
            </table:table-row>
            <table:table-row>
              <table:table-cell office:value-type="string">
                <text:p>0,006554</text:p>
              </table:table-cell>
              <table:table-cell office:value-type="float" office:value="0.0003246459">
                <text:p>0.0003246459</text:p>
              </table:table-cell>
              <table:table-cell office:value-type="float" office:value="0.0208152">
                <text:p>0.0208152</text:p>
              </table:table-cell>
              <table:table-cell office:value-type="float" office:value="0.0226143">
                <text:p>0.0226143</text:p>
              </table:table-cell>
            </table:table-row>
            <table:table-row>
              <table:table-cell office:value-type="string">
                <text:p>0,00655</text:p>
              </table:table-cell>
              <table:table-cell office:value-type="float" office:value="0.0003242592">
                <text:p>0.0003242592</text:p>
              </table:table-cell>
              <table:table-cell office:value-type="float" office:value="0.0208063">
                <text:p>0.0208063</text:p>
              </table:table-cell>
              <table:table-cell office:value-type="float" office:value="0.0226037">
                <text:p>0.0226037</text:p>
              </table:table-cell>
            </table:table-row>
            <table:table-row>
              <table:table-cell office:value-type="string">
                <text:p>0,006546</text:p>
              </table:table-cell>
              <table:table-cell office:value-type="float" office:value="0.0003238731">
                <text:p>0.0003238731</text:p>
              </table:table-cell>
              <table:table-cell office:value-type="float" office:value="0.0207981">
                <text:p>0.0207981</text:p>
              </table:table-cell>
              <table:table-cell office:value-type="float" office:value="0.0225933">
                <text:p>0.0225933</text:p>
              </table:table-cell>
            </table:table-row>
            <table:table-row>
              <table:table-cell office:value-type="string">
                <text:p>0,006543</text:p>
              </table:table-cell>
              <table:table-cell office:value-type="float" office:value="0.0003234876">
                <text:p>0.0003234876</text:p>
              </table:table-cell>
              <table:table-cell office:value-type="float" office:value="0.0211223">
                <text:p>0.0211223</text:p>
              </table:table-cell>
              <table:table-cell office:value-type="float" office:value="0.0225828">
                <text:p>0.0225828</text:p>
              </table:table-cell>
            </table:table-row>
            <table:table-row>
              <table:table-cell office:value-type="string">
                <text:p>0,006539</text:p>
              </table:table-cell>
              <table:table-cell office:value-type="float" office:value="0.0003231025">
                <text:p>0.0003231025</text:p>
              </table:table-cell>
              <table:table-cell office:value-type="float" office:value="0.0207832">
                <text:p>0.0207832</text:p>
              </table:table-cell>
              <table:table-cell office:value-type="float" office:value="0.0225725">
                <text:p>0.0225725</text:p>
              </table:table-cell>
            </table:table-row>
            <table:table-row>
              <table:table-cell office:value-type="string">
                <text:p>0,006535</text:p>
              </table:table-cell>
              <table:table-cell office:value-type="float" office:value="0.000322718">
                <text:p>0.000322718</text:p>
              </table:table-cell>
              <table:table-cell office:value-type="float" office:value="0.0207766">
                <text:p>0.0207766</text:p>
              </table:table-cell>
              <table:table-cell office:value-type="float" office:value="0.0225621">
                <text:p>0.0225621</text:p>
              </table:table-cell>
            </table:table-row>
            <table:table-row>
              <table:table-cell office:value-type="string">
                <text:p>0,006531</text:p>
              </table:table-cell>
              <table:table-cell office:value-type="float" office:value="0.0003223341">
                <text:p>0.0003223341</text:p>
              </table:table-cell>
              <table:table-cell office:value-type="float" office:value="0.0207706">
                <text:p>0.0207706</text:p>
              </table:table-cell>
              <table:table-cell office:value-type="float" office:value="0.0225519">
                <text:p>0.0225519</text:p>
              </table:table-cell>
            </table:table-row>
            <table:table-row>
              <table:table-cell office:value-type="string">
                <text:p>0,006527</text:p>
              </table:table-cell>
              <table:table-cell office:value-type="float" office:value="0.0003219507">
                <text:p>0.0003219507</text:p>
              </table:table-cell>
              <table:table-cell office:value-type="float" office:value="0.0210437">
                <text:p>0.0210437</text:p>
              </table:table-cell>
              <table:table-cell office:value-type="float" office:value="0.0225417">
                <text:p>0.0225417</text:p>
              </table:table-cell>
            </table:table-row>
            <table:table-row>
              <table:table-cell office:value-type="string">
                <text:p>0,006523</text:p>
              </table:table-cell>
              <table:table-cell office:value-type="float" office:value="0.0003215678">
                <text:p>0.0003215678</text:p>
              </table:table-cell>
              <table:table-cell office:value-type="float" office:value="0.0207602">
                <text:p>0.0207602</text:p>
              </table:table-cell>
              <table:table-cell office:value-type="float" office:value="0.0225315">
                <text:p>0.0225315</text:p>
              </table:table-cell>
            </table:table-row>
            <table:table-row>
              <table:table-cell office:value-type="string">
                <text:p>0,006519</text:p>
              </table:table-cell>
              <table:table-cell office:value-type="float" office:value="0.0003211855">
                <text:p>0.0003211855</text:p>
              </table:table-cell>
              <table:table-cell office:value-type="float" office:value="0.0225214">
                <text:p>0.0225214</text:p>
              </table:table-cell>
              <table:table-cell office:value-type="float" office:value="0.0225214">
                <text:p>0.0225214</text:p>
              </table:table-cell>
            </table:table-row>
            <table:table-row>
              <table:table-cell office:value-type="string">
                <text:p>0,006516</text:p>
              </table:table-cell>
              <table:table-cell office:value-type="float" office:value="0.0003208037">
                <text:p>0.0003208037</text:p>
              </table:table-cell>
              <table:table-cell office:value-type="float" office:value="0.0225113">
                <text:p>0.0225113</text:p>
              </table:table-cell>
              <table:table-cell office:value-type="float" office:value="0.0225113">
                <text:p>0.0225113</text:p>
              </table:table-cell>
            </table:table-row>
            <table:table-row>
              <table:table-cell office:value-type="string">
                <text:p>0,006512</text:p>
              </table:table-cell>
              <table:table-cell office:value-type="float" office:value="0.0003204224">
                <text:p>0.0003204224</text:p>
              </table:table-cell>
              <table:table-cell office:value-type="float" office:value="0.0207488">
                <text:p>0.0207488</text:p>
              </table:table-cell>
              <table:table-cell office:value-type="float" office:value="0.0225013">
                <text:p>0.0225013</text:p>
              </table:table-cell>
            </table:table-row>
            <table:table-row>
              <table:table-cell office:value-type="string">
                <text:p>0,006508</text:p>
              </table:table-cell>
              <table:table-cell office:value-type="float" office:value="0.0003200417">
                <text:p>0.0003200417</text:p>
              </table:table-cell>
              <table:table-cell office:value-type="float" office:value="0.0207461">
                <text:p>0.0207461</text:p>
              </table:table-cell>
              <table:table-cell office:value-type="float" office:value="0.0224914">
                <text:p>0.0224914</text:p>
              </table:table-cell>
            </table:table-row>
            <table:table-row>
              <table:table-cell office:value-type="string">
                <text:p>0,006504</text:p>
              </table:table-cell>
              <table:table-cell office:value-type="float" office:value="0.0003196615">
                <text:p>0.0003196615</text:p>
              </table:table-cell>
              <table:table-cell office:value-type="float" office:value="0.020744">
                <text:p>0.020744</text:p>
              </table:table-cell>
              <table:table-cell office:value-type="float" office:value="0.0224815">
                <text:p>0.0224815</text:p>
              </table:table-cell>
            </table:table-row>
            <table:table-row>
              <table:table-cell office:value-type="string">
                <text:p>0,0065</text:p>
              </table:table-cell>
              <table:table-cell office:value-type="float" office:value="0.0003192818">
                <text:p>0.0003192818</text:p>
              </table:table-cell>
              <table:table-cell office:value-type="float" office:value="0.0207424">
                <text:p>0.0207424</text:p>
              </table:table-cell>
              <table:table-cell office:value-type="float" office:value="0.0279788">
                <text:p>0.0279788</text:p>
              </table:table-cell>
            </table:table-row>
            <table:table-row>
              <table:table-cell office:value-type="string">
                <text:p>0,006496</text:p>
              </table:table-cell>
              <table:table-cell office:value-type="float" office:value="0.0003189027">
                <text:p>0.0003189027</text:p>
              </table:table-cell>
              <table:table-cell office:value-type="float" office:value="0.0224618">
                <text:p>0.0224618</text:p>
              </table:table-cell>
              <table:table-cell office:value-type="float" office:value="0.0224618">
                <text:p>0.0224618</text:p>
              </table:table-cell>
            </table:table-row>
            <table:table-row>
              <table:table-cell office:value-type="string">
                <text:p>0,006493</text:p>
              </table:table-cell>
              <table:table-cell office:value-type="float" office:value="0.0003185241">
                <text:p>0.0003185241</text:p>
              </table:table-cell>
              <table:table-cell office:value-type="float" office:value="0.0223815">
                <text:p>0.0223815</text:p>
              </table:table-cell>
              <table:table-cell office:value-type="float" office:value="0.022452">
                <text:p>0.022452</text:p>
              </table:table-cell>
            </table:table-row>
            <table:table-row>
              <table:table-cell office:value-type="string">
                <text:p>0,006489</text:p>
              </table:table-cell>
              <table:table-cell office:value-type="float" office:value="0.0003181461">
                <text:p>0.0003181461</text:p>
              </table:table-cell>
              <table:table-cell office:value-type="float" office:value="0.0207411">
                <text:p>0.0207411</text:p>
              </table:table-cell>
              <table:table-cell office:value-type="float" office:value="0.0224424">
                <text:p>0.0224424</text:p>
              </table:table-cell>
            </table:table-row>
            <table:table-row>
              <table:table-cell office:value-type="string">
                <text:p>0,006485</text:p>
              </table:table-cell>
              <table:table-cell office:value-type="float" office:value="0.0003177686">
                <text:p>0.0003177686</text:p>
              </table:table-cell>
              <table:table-cell office:value-type="float" office:value="0.02083">
                <text:p>0.02083</text:p>
              </table:table-cell>
              <table:table-cell office:value-type="float" office:value="0.0224327">
                <text:p>0.0224327</text:p>
              </table:table-cell>
            </table:table-row>
            <table:table-row>
              <table:table-cell office:value-type="string">
                <text:p>0,006481</text:p>
              </table:table-cell>
              <table:table-cell office:value-type="float" office:value="0.0003173916">
                <text:p>0.0003173916</text:p>
              </table:table-cell>
              <table:table-cell office:value-type="float" office:value="0.0207431">
                <text:p>0.0207431</text:p>
              </table:table-cell>
              <table:table-cell office:value-type="float" office:value="0.0281304">
                <text:p>0.0281304</text:p>
              </table:table-cell>
            </table:table-row>
            <table:table-row>
              <table:table-cell office:value-type="string">
                <text:p>0,006477</text:p>
              </table:table-cell>
              <table:table-cell office:value-type="float" office:value="0.0003170151">
                <text:p>0.0003170151</text:p>
              </table:table-cell>
              <table:table-cell office:value-type="float" office:value="0.0224136">
                <text:p>0.0224136</text:p>
              </table:table-cell>
              <table:table-cell office:value-type="float" office:value="0.0224136">
                <text:p>0.0224136</text:p>
              </table:table-cell>
            </table:table-row>
            <table:table-row>
              <table:table-cell office:value-type="string">
                <text:p>0,006473</text:p>
              </table:table-cell>
              <table:table-cell office:value-type="float" office:value="0.0003166393">
                <text:p>0.0003166393</text:p>
              </table:table-cell>
              <table:table-cell office:value-type="float" office:value="0.0224041">
                <text:p>0.0224041</text:p>
              </table:table-cell>
              <table:table-cell office:value-type="float" office:value="0.0224041">
                <text:p>0.0224041</text:p>
              </table:table-cell>
            </table:table-row>
            <table:table-row>
              <table:table-cell office:value-type="string">
                <text:p>0,006469</text:p>
              </table:table-cell>
              <table:table-cell office:value-type="float" office:value="0.0003162639">
                <text:p>0.0003162639</text:p>
              </table:table-cell>
              <table:table-cell office:value-type="float" office:value="0.0223946">
                <text:p>0.0223946</text:p>
              </table:table-cell>
              <table:table-cell office:value-type="float" office:value="0.0223946">
                <text:p>0.0223946</text:p>
              </table:table-cell>
            </table:table-row>
            <table:table-row>
              <table:table-cell office:value-type="string">
                <text:p>0,006466</text:p>
              </table:table-cell>
              <table:table-cell office:value-type="float" office:value="0.0003158891">
                <text:p>0.0003158891</text:p>
              </table:table-cell>
              <table:table-cell office:value-type="float" office:value="0.0207339">
                <text:p>0.0207339</text:p>
              </table:table-cell>
              <table:table-cell office:value-type="float" office:value="0.0223853">
                <text:p>0.0223853</text:p>
              </table:table-cell>
            </table:table-row>
            <table:table-row>
              <table:table-cell office:value-type="string">
                <text:p>0,006462</text:p>
              </table:table-cell>
              <table:table-cell office:value-type="float" office:value="0.0003155148">
                <text:p>0.0003155148</text:p>
              </table:table-cell>
              <table:table-cell office:value-type="float" office:value="0.0207577">
                <text:p>0.0207577</text:p>
              </table:table-cell>
              <table:table-cell office:value-type="float" office:value="0.0223759">
                <text:p>0.0223759</text:p>
              </table:table-cell>
            </table:table-row>
            <table:table-row>
              <table:table-cell office:value-type="string">
                <text:p>0,006458</text:p>
              </table:table-cell>
              <table:table-cell office:value-type="float" office:value="0.0003151411">
                <text:p>0.0003151411</text:p>
              </table:table-cell>
              <table:table-cell office:value-type="float" office:value="0.0207624">
                <text:p>0.0207624</text:p>
              </table:table-cell>
              <table:table-cell office:value-type="float" office:value="0.0223666">
                <text:p>0.0223666</text:p>
              </table:table-cell>
            </table:table-row>
            <table:table-row>
              <table:table-cell office:value-type="string">
                <text:p>0,006454</text:p>
              </table:table-cell>
              <table:table-cell office:value-type="float" office:value="0.0003147679">
                <text:p>0.0003147679</text:p>
              </table:table-cell>
              <table:table-cell office:value-type="float" office:value="0.0223574">
                <text:p>0.0223574</text:p>
              </table:table-cell>
              <table:table-cell office:value-type="float" office:value="0.0223574">
                <text:p>0.0223574</text:p>
              </table:table-cell>
            </table:table-row>
            <table:table-row>
              <table:table-cell office:value-type="string">
                <text:p>0,00645</text:p>
              </table:table-cell>
              <table:table-cell office:value-type="float" office:value="0.0003143953">
                <text:p>0.0003143953</text:p>
              </table:table-cell>
              <table:table-cell office:value-type="float" office:value="0.0207733">
                <text:p>0.0207733</text:p>
              </table:table-cell>
              <table:table-cell office:value-type="float" office:value="0.0223482">
                <text:p>0.0223482</text:p>
              </table:table-cell>
            </table:table-row>
            <table:table-row>
              <table:table-cell office:value-type="string">
                <text:p>0,006446</text:p>
              </table:table-cell>
              <table:table-cell office:value-type="float" office:value="0.0003140231">
                <text:p>0.0003140231</text:p>
              </table:table-cell>
              <table:table-cell office:value-type="float" office:value="0.0207796">
                <text:p>0.0207796</text:p>
              </table:table-cell>
              <table:table-cell office:value-type="float" office:value="0.0223391">
                <text:p>0.0223391</text:p>
              </table:table-cell>
            </table:table-row>
            <table:table-row>
              <table:table-cell office:value-type="string">
                <text:p>0,006443</text:p>
              </table:table-cell>
              <table:table-cell office:value-type="float" office:value="0.0003136515">
                <text:p>0.0003136515</text:p>
              </table:table-cell>
              <table:table-cell office:value-type="float" office:value="0.0207864">
                <text:p>0.0207864</text:p>
              </table:table-cell>
              <table:table-cell office:value-type="float" office:value="0.0282545">
                <text:p>0.0282545</text:p>
              </table:table-cell>
            </table:table-row>
            <table:table-row>
              <table:table-cell office:value-type="string">
                <text:p>0,006439</text:p>
              </table:table-cell>
              <table:table-cell office:value-type="float" office:value="0.0003132805">
                <text:p>0.0003132805</text:p>
              </table:table-cell>
              <table:table-cell office:value-type="float" office:value="0.0206007">
                <text:p>0.0206007</text:p>
              </table:table-cell>
              <table:table-cell office:value-type="float" office:value="0.022321">
                <text:p>0.022321</text:p>
              </table:table-cell>
            </table:table-row>
            <table:table-row>
              <table:table-cell office:value-type="string">
                <text:p>0,006435</text:p>
              </table:table-cell>
              <table:table-cell office:value-type="float" office:value="0.00031291">
                <text:p>0.00031291</text:p>
              </table:table-cell>
              <table:table-cell office:value-type="float" office:value="0.0208018">
                <text:p>0.0208018</text:p>
              </table:table-cell>
              <table:table-cell office:value-type="float" office:value="0.022312">
                <text:p>0.022312</text:p>
              </table:table-cell>
            </table:table-row>
            <table:table-row>
              <table:table-cell office:value-type="string">
                <text:p>0,006431</text:p>
              </table:table-cell>
              <table:table-cell office:value-type="float" office:value="0.00031254">
                <text:p>0.00031254</text:p>
              </table:table-cell>
              <table:table-cell office:value-type="float" office:value="0.0208103">
                <text:p>0.0208103</text:p>
              </table:table-cell>
              <table:table-cell office:value-type="float" office:value="0.0223031">
                <text:p>0.0223031</text:p>
              </table:table-cell>
            </table:table-row>
            <table:table-row>
              <table:table-cell office:value-type="string">
                <text:p>0,006427</text:p>
              </table:table-cell>
              <table:table-cell office:value-type="float" office:value="0.0003121705">
                <text:p>0.0003121705</text:p>
              </table:table-cell>
              <table:table-cell office:value-type="float" office:value="0.0222942">
                <text:p>0.0222942</text:p>
              </table:table-cell>
              <table:table-cell office:value-type="float" office:value="0.0222942">
                <text:p>0.0222942</text:p>
              </table:table-cell>
            </table:table-row>
            <table:table-row>
              <table:table-cell office:value-type="string">
                <text:p>0,006423</text:p>
              </table:table-cell>
              <table:table-cell office:value-type="float" office:value="0.0003118016">
                <text:p>0.0003118016</text:p>
              </table:table-cell>
              <table:table-cell office:value-type="float" office:value="0.0208291">
                <text:p>0.0208291</text:p>
              </table:table-cell>
              <table:table-cell office:value-type="float" office:value="0.0222854">
                <text:p>0.0222854</text:p>
              </table:table-cell>
            </table:table-row>
            <table:table-row>
              <table:table-cell office:value-type="string">
                <text:p>0,006419</text:p>
              </table:table-cell>
              <table:table-cell office:value-type="float" office:value="0.0003114333">
                <text:p>0.0003114333</text:p>
              </table:table-cell>
              <table:table-cell office:value-type="float" office:value="0.0208393">
                <text:p>0.0208393</text:p>
              </table:table-cell>
              <table:table-cell office:value-type="float" office:value="0.0222767">
                <text:p>0.0222767</text:p>
              </table:table-cell>
            </table:table-row>
            <table:table-row>
              <table:table-cell office:value-type="string">
                <text:p>0,006416</text:p>
              </table:table-cell>
              <table:table-cell office:value-type="float" office:value="0.0003110655">
                <text:p>0.0003110655</text:p>
              </table:table-cell>
              <table:table-cell office:value-type="float" office:value="0.0222679">
                <text:p>0.0222679</text:p>
              </table:table-cell>
              <table:table-cell office:value-type="float" office:value="0.0222679">
                <text:p>0.0222679</text:p>
              </table:table-cell>
            </table:table-row>
            <table:table-row>
              <table:table-cell office:value-type="string">
                <text:p>0,006412</text:p>
              </table:table-cell>
              <table:table-cell office:value-type="float" office:value="0.0003106982">
                <text:p>0.0003106982</text:p>
              </table:table-cell>
              <table:table-cell office:value-type="float" office:value="0.0208614">
                <text:p>0.0208614</text:p>
              </table:table-cell>
              <table:table-cell office:value-type="float" office:value="0.0222593">
                <text:p>0.0222593</text:p>
              </table:table-cell>
            </table:table-row>
            <table:table-row>
              <table:table-cell office:value-type="string">
                <text:p>0,006408</text:p>
              </table:table-cell>
              <table:table-cell office:value-type="float" office:value="0.0003103314">
                <text:p>0.0003103314</text:p>
              </table:table-cell>
              <table:table-cell office:value-type="float" office:value="0.0222507">
                <text:p>0.0222507</text:p>
              </table:table-cell>
              <table:table-cell office:value-type="float" office:value="0.0222507">
                <text:p>0.0222507</text:p>
              </table:table-cell>
            </table:table-row>
            <table:table-row>
              <table:table-cell office:value-type="string">
                <text:p>0,006404</text:p>
              </table:table-cell>
              <table:table-cell office:value-type="float" office:value="0.0003099652">
                <text:p>0.0003099652</text:p>
              </table:table-cell>
              <table:table-cell office:value-type="float" office:value="0.0222421">
                <text:p>0.0222421</text:p>
              </table:table-cell>
              <table:table-cell office:value-type="float" office:value="0.0222421">
                <text:p>0.0222421</text:p>
              </table:table-cell>
            </table:table-row>
            <table:table-row>
              <table:table-cell office:value-type="string">
                <text:p>0,0064</text:p>
              </table:table-cell>
              <table:table-cell office:value-type="float" office:value="0.0003095995">
                <text:p>0.0003095995</text:p>
              </table:table-cell>
              <table:table-cell office:value-type="float" office:value="0.0208988">
                <text:p>0.0208988</text:p>
              </table:table-cell>
              <table:table-cell office:value-type="float" office:value="0.0222336">
                <text:p>0.0222336</text:p>
              </table:table-cell>
            </table:table-row>
            <table:table-row>
              <table:table-cell office:value-type="string">
                <text:p>0,006396</text:p>
              </table:table-cell>
              <table:table-cell office:value-type="float" office:value="0.0003092344">
                <text:p>0.0003092344</text:p>
              </table:table-cell>
              <table:table-cell office:value-type="float" office:value="0.0222252">
                <text:p>0.0222252</text:p>
              </table:table-cell>
              <table:table-cell office:value-type="float" office:value="0.0222252">
                <text:p>0.0222252</text:p>
              </table:table-cell>
            </table:table-row>
            <table:table-row>
              <table:table-cell office:value-type="string">
                <text:p>0,006393</text:p>
              </table:table-cell>
              <table:table-cell office:value-type="float" office:value="0.0003088698">
                <text:p>0.0003088698</text:p>
              </table:table-cell>
              <table:table-cell office:value-type="float" office:value="0.0209265">
                <text:p>0.0209265</text:p>
              </table:table-cell>
              <table:table-cell office:value-type="float" office:value="0.0222168">
                <text:p>0.0222168</text:p>
              </table:table-cell>
            </table:table-row>
            <table:table-row>
              <table:table-cell office:value-type="string">
                <text:p>0,006389</text:p>
              </table:table-cell>
              <table:table-cell office:value-type="float" office:value="0.0003085057">
                <text:p>0.0003085057</text:p>
              </table:table-cell>
              <table:table-cell office:value-type="float" office:value="0.0222084">
                <text:p>0.0222084</text:p>
              </table:table-cell>
              <table:table-cell office:value-type="float" office:value="0.0222084">
                <text:p>0.0222084</text:p>
              </table:table-cell>
            </table:table-row>
            <table:table-row>
              <table:table-cell office:value-type="string">
                <text:p>0,006385</text:p>
              </table:table-cell>
              <table:table-cell office:value-type="float" office:value="0.0003081422">
                <text:p>0.0003081422</text:p>
              </table:table-cell>
              <table:table-cell office:value-type="float" office:value="0.0209565">
                <text:p>0.0209565</text:p>
              </table:table-cell>
              <table:table-cell office:value-type="float" office:value="0.0222001">
                <text:p>0.0222001</text:p>
              </table:table-cell>
            </table:table-row>
            <table:table-row>
              <table:table-cell office:value-type="string">
                <text:p>0,006381</text:p>
              </table:table-cell>
              <table:table-cell office:value-type="float" office:value="0.0003077793">
                <text:p>0.0003077793</text:p>
              </table:table-cell>
              <table:table-cell office:value-type="float" office:value="0.0209723">
                <text:p>0.0209723</text:p>
              </table:table-cell>
              <table:table-cell office:value-type="float" office:value="0.0221919">
                <text:p>0.0221919</text:p>
              </table:table-cell>
            </table:table-row>
            <table:table-row>
              <table:table-cell office:value-type="string">
                <text:p>0,006377</text:p>
              </table:table-cell>
              <table:table-cell office:value-type="float" office:value="0.0003074168">
                <text:p>0.0003074168</text:p>
              </table:table-cell>
              <table:table-cell office:value-type="float" office:value="0.0209887">
                <text:p>0.0209887</text:p>
              </table:table-cell>
              <table:table-cell office:value-type="float" office:value="0.0221837">
                <text:p>0.0221837</text:p>
              </table:table-cell>
            </table:table-row>
            <table:table-row>
              <table:table-cell office:value-type="string">
                <text:p>0,006373</text:p>
              </table:table-cell>
              <table:table-cell office:value-type="float" office:value="0.0003070549">
                <text:p>0.0003070549</text:p>
              </table:table-cell>
              <table:table-cell office:value-type="float" office:value="0.0221755">
                <text:p>0.0221755</text:p>
              </table:table-cell>
              <table:table-cell office:value-type="float" office:value="0.0221755">
                <text:p>0.0221755</text:p>
              </table:table-cell>
            </table:table-row>
            <table:table-row>
              <table:table-cell office:value-type="string">
                <text:p>0,006369</text:p>
              </table:table-cell>
              <table:table-cell office:value-type="float" office:value="0.0003066935">
                <text:p>0.0003066935</text:p>
              </table:table-cell>
              <table:table-cell office:value-type="float" office:value="0.0219558">
                <text:p>0.0219558</text:p>
              </table:table-cell>
              <table:table-cell office:value-type="float" office:value="0.0221674">
                <text:p>0.0221674</text:p>
              </table:table-cell>
            </table:table-row>
            <table:table-row>
              <table:table-cell office:value-type="string">
                <text:p>0,006366</text:p>
              </table:table-cell>
              <table:table-cell office:value-type="float" office:value="0.0003063327">
                <text:p>0.0003063327</text:p>
              </table:table-cell>
              <table:table-cell office:value-type="float" office:value="0.0202462">
                <text:p>0.0202462</text:p>
              </table:table-cell>
              <table:table-cell office:value-type="float" office:value="0.0221594">
                <text:p>0.0221594</text:p>
              </table:table-cell>
            </table:table-row>
            <table:table-row>
              <table:table-cell office:value-type="string">
                <text:p>0,006362</text:p>
              </table:table-cell>
              <table:table-cell office:value-type="float" office:value="0.0003059724">
                <text:p>0.0003059724</text:p>
              </table:table-cell>
              <table:table-cell office:value-type="float" office:value="0.0202278">
                <text:p>0.0202278</text:p>
              </table:table-cell>
              <table:table-cell office:value-type="float" office:value="0.0221514">
                <text:p>0.0221514</text:p>
              </table:table-cell>
            </table:table-row>
            <table:table-row>
              <table:table-cell office:value-type="string">
                <text:p>0,006358</text:p>
              </table:table-cell>
              <table:table-cell office:value-type="float" office:value="0.0003056126">
                <text:p>0.0003056126</text:p>
              </table:table-cell>
              <table:table-cell office:value-type="float" office:value="0.021079">
                <text:p>0.021079</text:p>
              </table:table-cell>
              <table:table-cell office:value-type="float" office:value="0.0221435">
                <text:p>0.0221435</text:p>
              </table:table-cell>
            </table:table-row>
            <table:table-row>
              <table:table-cell office:value-type="string">
                <text:p>0,006354</text:p>
              </table:table-cell>
              <table:table-cell office:value-type="float" office:value="0.0003052534">
                <text:p>0.0003052534</text:p>
              </table:table-cell>
              <table:table-cell office:value-type="float" office:value="0.0210988">
                <text:p>0.0210988</text:p>
              </table:table-cell>
              <table:table-cell office:value-type="float" office:value="0.0221356">
                <text:p>0.0221356</text:p>
              </table:table-cell>
            </table:table-row>
            <table:table-row>
              <table:table-cell office:value-type="string">
                <text:p>0,00635</text:p>
              </table:table-cell>
              <table:table-cell office:value-type="float" office:value="0.0003048947">
                <text:p>0.0003048947</text:p>
              </table:table-cell>
              <table:table-cell office:value-type="float" office:value="0.0211191">
                <text:p>0.0211191</text:p>
              </table:table-cell>
              <table:table-cell office:value-type="float" office:value="0.0221277">
                <text:p>0.0221277</text:p>
              </table:table-cell>
            </table:table-row>
            <table:table-row>
              <table:table-cell office:value-type="string">
                <text:p>0,006346</text:p>
              </table:table-cell>
              <table:table-cell office:value-type="float" office:value="0.0003045366">
                <text:p>0.0003045366</text:p>
              </table:table-cell>
              <table:table-cell office:value-type="float" office:value="0.02114">
                <text:p>0.02114</text:p>
              </table:table-cell>
              <table:table-cell office:value-type="float" office:value="0.02212">
                <text:p>0.02212</text:p>
              </table:table-cell>
            </table:table-row>
            <table:table-row>
              <table:table-cell office:value-type="string">
                <text:p>0,006342</text:p>
              </table:table-cell>
              <table:table-cell office:value-type="float" office:value="0.000304179">
                <text:p>0.000304179</text:p>
              </table:table-cell>
              <table:table-cell office:value-type="float" office:value="0.0221122">
                <text:p>0.0221122</text:p>
              </table:table-cell>
              <table:table-cell office:value-type="float" office:value="0.0221122">
                <text:p>0.0221122</text:p>
              </table:table-cell>
            </table:table-row>
            <table:table-row>
              <table:table-cell office:value-type="string">
                <text:p>0,006339</text:p>
              </table:table-cell>
              <table:table-cell office:value-type="float" office:value="0.0003038219">
                <text:p>0.0003038219</text:p>
              </table:table-cell>
              <table:table-cell office:value-type="float" office:value="0.0201182">
                <text:p>0.0201182</text:p>
              </table:table-cell>
              <table:table-cell office:value-type="float" office:value="0.0221046">
                <text:p>0.0221046</text:p>
              </table:table-cell>
            </table:table-row>
            <table:table-row>
              <table:table-cell office:value-type="string">
                <text:p>0,006335</text:p>
              </table:table-cell>
              <table:table-cell office:value-type="float" office:value="0.0003034654">
                <text:p>0.0003034654</text:p>
              </table:table-cell>
              <table:table-cell office:value-type="float" office:value="0.0201">
                <text:p>0.0201</text:p>
              </table:table-cell>
              <table:table-cell office:value-type="float" office:value="0.0220969">
                <text:p>0.0220969</text:p>
              </table:table-cell>
            </table:table-row>
            <table:table-row>
              <table:table-cell office:value-type="string">
                <text:p>0,006331</text:p>
              </table:table-cell>
              <table:table-cell office:value-type="float" office:value="0.0003031093">
                <text:p>0.0003031093</text:p>
              </table:table-cell>
              <table:table-cell office:value-type="float" office:value="0.0200819">
                <text:p>0.0200819</text:p>
              </table:table-cell>
              <table:table-cell office:value-type="float" office:value="0.0220894">
                <text:p>0.0220894</text:p>
              </table:table-cell>
            </table:table-row>
            <table:table-row>
              <table:table-cell office:value-type="string">
                <text:p>0,006327</text:p>
              </table:table-cell>
              <table:table-cell office:value-type="float" office:value="0.0003027539">
                <text:p>0.0003027539</text:p>
              </table:table-cell>
              <table:table-cell office:value-type="float" office:value="0.0218186">
                <text:p>0.0218186</text:p>
              </table:table-cell>
              <table:table-cell office:value-type="float" office:value="0.0220818">
                <text:p>0.0220818</text:p>
              </table:table-cell>
            </table:table-row>
            <table:table-row>
              <table:table-cell office:value-type="string">
                <text:p>0,006323</text:p>
              </table:table-cell>
              <table:table-cell office:value-type="float" office:value="0.000302399">
                <text:p>0.000302399</text:p>
              </table:table-cell>
              <table:table-cell office:value-type="float" office:value="0.0218063">
                <text:p>0.0218063</text:p>
              </table:table-cell>
              <table:table-cell office:value-type="float" office:value="0.027979">
                <text:p>0.027979</text:p>
              </table:table-cell>
            </table:table-row>
            <table:table-row>
              <table:table-cell office:value-type="string">
                <text:p>0,006319</text:p>
              </table:table-cell>
              <table:table-cell office:value-type="float" office:value="0.0003020446">
                <text:p>0.0003020446</text:p>
              </table:table-cell>
              <table:table-cell office:value-type="float" office:value="0.0213017">
                <text:p>0.0213017</text:p>
              </table:table-cell>
              <table:table-cell office:value-type="float" office:value="0.0220669">
                <text:p>0.0220669</text:p>
              </table:table-cell>
            </table:table-row>
            <table:table-row>
              <table:table-cell office:value-type="string">
                <text:p>0,006316</text:p>
              </table:table-cell>
              <table:table-cell office:value-type="float" office:value="0.0003016908">
                <text:p>0.0003016908</text:p>
              </table:table-cell>
              <table:table-cell office:value-type="float" office:value="0.0213271">
                <text:p>0.0213271</text:p>
              </table:table-cell>
              <table:table-cell office:value-type="float" office:value="0.0220596">
                <text:p>0.0220596</text:p>
              </table:table-cell>
            </table:table-row>
            <table:table-row>
              <table:table-cell office:value-type="string">
                <text:p>0,006312</text:p>
              </table:table-cell>
              <table:table-cell office:value-type="float" office:value="0.0003013375">
                <text:p>0.0003013375</text:p>
              </table:table-cell>
              <table:table-cell office:value-type="float" office:value="0.021353">
                <text:p>0.021353</text:p>
              </table:table-cell>
              <table:table-cell office:value-type="float" office:value="0.0220523">
                <text:p>0.0220523</text:p>
              </table:table-cell>
            </table:table-row>
            <table:table-row>
              <table:table-cell office:value-type="string">
                <text:p>0,006308</text:p>
              </table:table-cell>
              <table:table-cell office:value-type="float" office:value="0.0003009847">
                <text:p>0.0003009847</text:p>
              </table:table-cell>
              <table:table-cell office:value-type="float" office:value="0.0213795">
                <text:p>0.0213795</text:p>
              </table:table-cell>
              <table:table-cell office:value-type="float" office:value="0.022045">
                <text:p>0.022045</text:p>
              </table:table-cell>
            </table:table-row>
            <table:table-row>
              <table:table-cell office:value-type="string">
                <text:p>0,006304</text:p>
              </table:table-cell>
              <table:table-cell office:value-type="float" office:value="0.0003006325">
                <text:p>0.0003006325</text:p>
              </table:table-cell>
              <table:table-cell office:value-type="float" office:value="0.0199557">
                <text:p>0.0199557</text:p>
              </table:table-cell>
              <table:table-cell office:value-type="float" office:value="0.0220378">
                <text:p>0.0220378</text:p>
              </table:table-cell>
            </table:table-row>
            <table:table-row>
              <table:table-cell office:value-type="string">
                <text:p>0,0063</text:p>
              </table:table-cell>
              <table:table-cell office:value-type="float" office:value="0.0003002808">
                <text:p>0.0003002808</text:p>
              </table:table-cell>
              <table:table-cell office:value-type="float" office:value="0.0214341">
                <text:p>0.0214341</text:p>
              </table:table-cell>
              <table:table-cell office:value-type="float" office:value="0.0220306">
                <text:p>0.0220306</text:p>
              </table:table-cell>
            </table:table-row>
            <table:table-row>
              <table:table-cell office:value-type="string">
                <text:p>0,006296</text:p>
              </table:table-cell>
              <table:table-cell office:value-type="float" office:value="0.0002999296">
                <text:p>0.0002999296</text:p>
              </table:table-cell>
              <table:table-cell office:value-type="float" office:value="0.0199199">
                <text:p>0.0199199</text:p>
              </table:table-cell>
              <table:table-cell office:value-type="float" office:value="0.0220235">
                <text:p>0.0220235</text:p>
              </table:table-cell>
            </table:table-row>
            <table:table-row>
              <table:table-cell office:value-type="string">
                <text:p>0,006292</text:p>
              </table:table-cell>
              <table:table-cell office:value-type="float" office:value="0.000299579">
                <text:p>0.000299579</text:p>
              </table:table-cell>
              <table:table-cell office:value-type="float" office:value="0.0217097">
                <text:p>0.0217097</text:p>
              </table:table-cell>
              <table:table-cell office:value-type="float" office:value="0.0279147">
                <text:p>0.0279147</text:p>
              </table:table-cell>
            </table:table-row>
            <table:table-row>
              <table:table-cell office:value-type="string">
                <text:p>0,006289</text:p>
              </table:table-cell>
              <table:table-cell office:value-type="float" office:value="0.0002992289">
                <text:p>0.0002992289</text:p>
              </table:table-cell>
              <table:table-cell office:value-type="float" office:value="0.0215202">
                <text:p>0.0215202</text:p>
              </table:table-cell>
              <table:table-cell office:value-type="float" office:value="0.0220095">
                <text:p>0.0220095</text:p>
              </table:table-cell>
            </table:table-row>
            <table:table-row>
              <table:table-cell office:value-type="string">
                <text:p>0,006285</text:p>
              </table:table-cell>
              <table:table-cell office:value-type="float" office:value="0.0002988794">
                <text:p>0.0002988794</text:p>
              </table:table-cell>
              <table:table-cell office:value-type="float" office:value="0.0220025">
                <text:p>0.0220025</text:p>
              </table:table-cell>
              <table:table-cell office:value-type="float" office:value="0.0220025">
                <text:p>0.0220025</text:p>
              </table:table-cell>
            </table:table-row>
            <table:table-row>
              <table:table-cell office:value-type="string">
                <text:p>0,006281</text:p>
              </table:table-cell>
              <table:table-cell office:value-type="float" office:value="0.0002985304">
                <text:p>0.0002985304</text:p>
              </table:table-cell>
              <table:table-cell office:value-type="float" office:value="0.0215805">
                <text:p>0.0215805</text:p>
              </table:table-cell>
              <table:table-cell office:value-type="float" office:value="0.0219956">
                <text:p>0.0219956</text:p>
              </table:table-cell>
            </table:table-row>
            <table:table-row>
              <table:table-cell office:value-type="string">
                <text:p>0,006277</text:p>
              </table:table-cell>
              <table:table-cell office:value-type="float" office:value="0.0002981819">
                <text:p>0.0002981819</text:p>
              </table:table-cell>
              <table:table-cell office:value-type="float" office:value="0.0216623">
                <text:p>0.0216623</text:p>
              </table:table-cell>
              <table:table-cell office:value-type="float" office:value="0.0219888">
                <text:p>0.0219888</text:p>
              </table:table-cell>
            </table:table-row>
            <table:table-row>
              <table:table-cell office:value-type="string">
                <text:p>0,006273</text:p>
              </table:table-cell>
              <table:table-cell office:value-type="float" office:value="0.000297834">
                <text:p>0.000297834</text:p>
              </table:table-cell>
              <table:table-cell office:value-type="float" office:value="0.0216429">
                <text:p>0.0216429</text:p>
              </table:table-cell>
              <table:table-cell office:value-type="float" office:value="0.021982">
                <text:p>0.021982</text:p>
              </table:table-cell>
            </table:table-row>
            <table:table-row>
              <table:table-cell office:value-type="string">
                <text:p>0,006269</text:p>
              </table:table-cell>
              <table:table-cell office:value-type="float" office:value="0.0002974866">
                <text:p>0.0002974866</text:p>
              </table:table-cell>
              <table:table-cell office:value-type="float" office:value="0.0216389">
                <text:p>0.0216389</text:p>
              </table:table-cell>
              <table:table-cell office:value-type="float" office:value="0.0219752">
                <text:p>0.0219752</text:p>
              </table:table-cell>
            </table:table-row>
            <table:table-row>
              <table:table-cell office:value-type="string">
                <text:p>0,006266</text:p>
              </table:table-cell>
              <table:table-cell office:value-type="float" office:value="0.0002971397">
                <text:p>0.0002971397</text:p>
              </table:table-cell>
              <table:table-cell office:value-type="float" office:value="0.0216272">
                <text:p>0.0216272</text:p>
              </table:table-cell>
              <table:table-cell office:value-type="float" office:value="0.0219685">
                <text:p>0.0219685</text:p>
              </table:table-cell>
            </table:table-row>
            <table:table-row>
              <table:table-cell office:value-type="string">
                <text:p>0,006262</text:p>
              </table:table-cell>
              <table:table-cell office:value-type="float" office:value="0.0002967934">
                <text:p>0.0002967934</text:p>
              </table:table-cell>
              <table:table-cell office:value-type="float" office:value="0.0219619">
                <text:p>0.0219619</text:p>
              </table:table-cell>
              <table:table-cell office:value-type="float" office:value="0.0219619">
                <text:p>0.0219619</text:p>
              </table:table-cell>
            </table:table-row>
            <table:table-row>
              <table:table-cell office:value-type="string">
                <text:p>0,006258</text:p>
              </table:table-cell>
              <table:table-cell office:value-type="float" office:value="0.0002964476">
                <text:p>0.0002964476</text:p>
              </table:table-cell>
              <table:table-cell office:value-type="float" office:value="0.021604">
                <text:p>0.021604</text:p>
              </table:table-cell>
              <table:table-cell office:value-type="float" office:value="0.0278458">
                <text:p>0.0278458</text:p>
              </table:table-cell>
            </table:table-row>
            <table:table-row>
              <table:table-cell office:value-type="string">
                <text:p>0,006254</text:p>
              </table:table-cell>
              <table:table-cell office:value-type="float" office:value="0.0002961024">
                <text:p>0.0002961024</text:p>
              </table:table-cell>
              <table:table-cell office:value-type="float" office:value="0.0215924">
                <text:p>0.0215924</text:p>
              </table:table-cell>
              <table:table-cell office:value-type="float" office:value="0.0219488">
                <text:p>0.0219488</text:p>
              </table:table-cell>
            </table:table-row>
            <table:table-row>
              <table:table-cell office:value-type="string">
                <text:p>0,00625</text:p>
              </table:table-cell>
              <table:table-cell office:value-type="float" office:value="0.0002957577">
                <text:p>0.0002957577</text:p>
              </table:table-cell>
              <table:table-cell office:value-type="float" office:value="0.0197076">
                <text:p>0.0197076</text:p>
              </table:table-cell>
              <table:table-cell office:value-type="float" office:value="0.0219423">
                <text:p>0.0219423</text:p>
              </table:table-cell>
            </table:table-row>
            <table:table-row>
              <table:table-cell office:value-type="string">
                <text:p>0,006246</text:p>
              </table:table-cell>
              <table:table-cell office:value-type="float" office:value="0.0002954135">
                <text:p>0.0002954135</text:p>
              </table:table-cell>
              <table:table-cell office:value-type="float" office:value="0.0219358">
                <text:p>0.0219358</text:p>
              </table:table-cell>
              <table:table-cell office:value-type="float" office:value="0.0219358">
                <text:p>0.0219358</text:p>
              </table:table-cell>
            </table:table-row>
            <table:table-row>
              <table:table-cell office:value-type="string">
                <text:p>0,006242</text:p>
              </table:table-cell>
              <table:table-cell office:value-type="float" office:value="0.0002950699">
                <text:p>0.0002950699</text:p>
              </table:table-cell>
              <table:table-cell office:value-type="float" office:value="0.021558">
                <text:p>0.021558</text:p>
              </table:table-cell>
              <table:table-cell office:value-type="float" office:value="0.0219295">
                <text:p>0.0219295</text:p>
              </table:table-cell>
            </table:table-row>
            <table:table-row>
              <table:table-cell office:value-type="string">
                <text:p>0,006239</text:p>
              </table:table-cell>
              <table:table-cell office:value-type="float" office:value="0.0002947267">
                <text:p>0.0002947267</text:p>
              </table:table-cell>
              <table:table-cell office:value-type="float" office:value="0.0196551">
                <text:p>0.0196551</text:p>
              </table:table-cell>
              <table:table-cell office:value-type="float" office:value="0.0219231">
                <text:p>0.0219231</text:p>
              </table:table-cell>
            </table:table-row>
            <table:table-row>
              <table:table-cell office:value-type="string">
                <text:p>0,006235</text:p>
              </table:table-cell>
              <table:table-cell office:value-type="float" office:value="0.0002943842">
                <text:p>0.0002943842</text:p>
              </table:table-cell>
              <table:table-cell office:value-type="float" office:value="0.0215352">
                <text:p>0.0215352</text:p>
              </table:table-cell>
              <table:table-cell office:value-type="float" office:value="0.0219168">
                <text:p>0.0219168</text:p>
              </table:table-cell>
            </table:table-row>
            <table:table-row>
              <table:table-cell office:value-type="string">
                <text:p>0,006231</text:p>
              </table:table-cell>
              <table:table-cell office:value-type="float" office:value="0.0002940421">
                <text:p>0.0002940421</text:p>
              </table:table-cell>
              <table:table-cell office:value-type="float" office:value="0.0215239">
                <text:p>0.0215239</text:p>
              </table:table-cell>
              <table:table-cell office:value-type="float" office:value="0.0277947">
                <text:p>0.0277947</text:p>
              </table:table-cell>
            </table:table-row>
            <table:table-row>
              <table:table-cell office:value-type="string">
                <text:p>0,006227</text:p>
              </table:table-cell>
              <table:table-cell office:value-type="float" office:value="0.0002937005">
                <text:p>0.0002937005</text:p>
              </table:table-cell>
              <table:table-cell office:value-type="float" office:value="0.0219044">
                <text:p>0.0219044</text:p>
              </table:table-cell>
              <table:table-cell office:value-type="float" office:value="0.0219044">
                <text:p>0.0219044</text:p>
              </table:table-cell>
            </table:table-row>
            <table:table-row>
              <table:table-cell office:value-type="string">
                <text:p>0,006223</text:p>
              </table:table-cell>
              <table:table-cell office:value-type="float" office:value="0.0002933596">
                <text:p>0.0002933596</text:p>
              </table:table-cell>
              <table:table-cell office:value-type="float" office:value="0.0195856">
                <text:p>0.0195856</text:p>
              </table:table-cell>
              <table:table-cell office:value-type="float" office:value="0.0218983">
                <text:p>0.0218983</text:p>
              </table:table-cell>
            </table:table-row>
            <table:table-row>
              <table:table-cell office:value-type="string">
                <text:p>0,006219</text:p>
              </table:table-cell>
              <table:table-cell office:value-type="float" office:value="0.0002930191">
                <text:p>0.0002930191</text:p>
              </table:table-cell>
              <table:table-cell office:value-type="float" office:value="0.0214901">
                <text:p>0.0214901</text:p>
              </table:table-cell>
              <table:table-cell office:value-type="float" office:value="0.0218923">
                <text:p>0.0218923</text:p>
              </table:table-cell>
            </table:table-row>
            <table:table-row>
              <table:table-cell office:value-type="string">
                <text:p>0,006216</text:p>
              </table:table-cell>
              <table:table-cell office:value-type="float" office:value="0.0002926792">
                <text:p>0.0002926792</text:p>
              </table:table-cell>
              <table:table-cell office:value-type="float" office:value="0.0218862">
                <text:p>0.0218862</text:p>
              </table:table-cell>
              <table:table-cell office:value-type="float" office:value="0.0218862">
                <text:p>0.0218862</text:p>
              </table:table-cell>
            </table:table-row>
            <table:table-row>
              <table:table-cell office:value-type="string">
                <text:p>0,006212</text:p>
              </table:table-cell>
              <table:table-cell office:value-type="float" office:value="0.0002923398">
                <text:p>0.0002923398</text:p>
              </table:table-cell>
              <table:table-cell office:value-type="float" office:value="0.0218803">
                <text:p>0.0218803</text:p>
              </table:table-cell>
              <table:table-cell office:value-type="float" office:value="0.0218803">
                <text:p>0.0218803</text:p>
              </table:table-cell>
            </table:table-row>
            <table:table-row>
              <table:table-cell office:value-type="string">
                <text:p>0,006208</text:p>
              </table:table-cell>
              <table:table-cell office:value-type="float" office:value="0.000292001">
                <text:p>0.000292001</text:p>
              </table:table-cell>
              <table:table-cell office:value-type="float" office:value="0.0218743">
                <text:p>0.0218743</text:p>
              </table:table-cell>
              <table:table-cell office:value-type="float" office:value="0.0218743">
                <text:p>0.0218743</text:p>
              </table:table-cell>
            </table:table-row>
            <table:table-row>
              <table:table-cell office:value-type="string">
                <text:p>0,006204</text:p>
              </table:table-cell>
              <table:table-cell office:value-type="float" office:value="0.0002916627">
                <text:p>0.0002916627</text:p>
              </table:table-cell>
              <table:table-cell office:value-type="float" office:value="0.0214457">
                <text:p>0.0214457</text:p>
              </table:table-cell>
              <table:table-cell office:value-type="float" office:value="0.0218685">
                <text:p>0.0218685</text:p>
              </table:table-cell>
            </table:table-row>
            <table:table-row>
              <table:table-cell office:value-type="string">
                <text:p>0,0062</text:p>
              </table:table-cell>
              <table:table-cell office:value-type="float" office:value="0.0002913249">
                <text:p>0.0002913249</text:p>
              </table:table-cell>
              <table:table-cell office:value-type="float" office:value="0.0214346">
                <text:p>0.0214346</text:p>
              </table:table-cell>
              <table:table-cell office:value-type="float" office:value="0.0218627">
                <text:p>0.0218627</text:p>
              </table:table-cell>
            </table:table-row>
            <table:table-row>
              <table:table-cell office:value-type="string">
                <text:p>0,006196</text:p>
              </table:table-cell>
              <table:table-cell office:value-type="float" office:value="0.0002909876">
                <text:p>0.0002909876</text:p>
              </table:table-cell>
              <table:table-cell office:value-type="float" office:value="0.0218569">
                <text:p>0.0218569</text:p>
              </table:table-cell>
              <table:table-cell office:value-type="float" office:value="0.0218569">
                <text:p>0.0218569</text:p>
              </table:table-cell>
            </table:table-row>
            <table:table-row>
              <table:table-cell office:value-type="string">
                <text:p>0,006192</text:p>
              </table:table-cell>
              <table:table-cell office:value-type="float" office:value="0.0002906509">
                <text:p>0.0002906509</text:p>
              </table:table-cell>
              <table:table-cell office:value-type="float" office:value="0.0194479">
                <text:p>0.0194479</text:p>
              </table:table-cell>
              <table:table-cell office:value-type="float" office:value="0.0218512">
                <text:p>0.0218512</text:p>
              </table:table-cell>
            </table:table-row>
            <table:table-row>
              <table:table-cell office:value-type="string">
                <text:p>0,006189</text:p>
              </table:table-cell>
              <table:table-cell office:value-type="float" office:value="0.0002903147">
                <text:p>0.0002903147</text:p>
              </table:table-cell>
              <table:table-cell office:value-type="float" office:value="0.0214018">
                <text:p>0.0214018</text:p>
              </table:table-cell>
              <table:table-cell office:value-type="float" office:value="0.0218455">
                <text:p>0.0218455</text:p>
              </table:table-cell>
            </table:table-row>
            <table:table-row>
              <table:table-cell office:value-type="string">
                <text:p>0,006185</text:p>
              </table:table-cell>
              <table:table-cell office:value-type="float" office:value="0.0002899791">
                <text:p>0.0002899791</text:p>
              </table:table-cell>
              <table:table-cell office:value-type="float" office:value="0.0218399">
                <text:p>0.0218399</text:p>
              </table:table-cell>
              <table:table-cell office:value-type="float" office:value="0.0218399">
                <text:p>0.0218399</text:p>
              </table:table-cell>
            </table:table-row>
            <table:table-row>
              <table:table-cell office:value-type="string">
                <text:p>0,006181</text:p>
              </table:table-cell>
              <table:table-cell office:value-type="float" office:value="0.000289644">
                <text:p>0.000289644</text:p>
              </table:table-cell>
              <table:table-cell office:value-type="float" office:value="0.0218344">
                <text:p>0.0218344</text:p>
              </table:table-cell>
              <table:table-cell office:value-type="float" office:value="0.0218344">
                <text:p>0.0218344</text:p>
              </table:table-cell>
            </table:table-row>
            <table:table-row>
              <table:table-cell office:value-type="string">
                <text:p>0,006177</text:p>
              </table:table-cell>
              <table:table-cell office:value-type="float" office:value="0.0002893094">
                <text:p>0.0002893094</text:p>
              </table:table-cell>
              <table:table-cell office:value-type="float" office:value="0.0213693">
                <text:p>0.0213693</text:p>
              </table:table-cell>
              <table:table-cell office:value-type="float" office:value="0.0218289">
                <text:p>0.0218289</text:p>
              </table:table-cell>
            </table:table-row>
            <table:table-row>
              <table:table-cell office:value-type="string">
                <text:p>0,006173</text:p>
              </table:table-cell>
              <table:table-cell office:value-type="float" office:value="0.0002889754">
                <text:p>0.0002889754</text:p>
              </table:table-cell>
              <table:table-cell office:value-type="float" office:value="0.0218234">
                <text:p>0.0218234</text:p>
              </table:table-cell>
              <table:table-cell office:value-type="float" office:value="0.0218234">
                <text:p>0.0218234</text:p>
              </table:table-cell>
            </table:table-row>
            <table:table-row>
              <table:table-cell office:value-type="string">
                <text:p>0,006169</text:p>
              </table:table-cell>
              <table:table-cell office:value-type="float" office:value="0.0002886418">
                <text:p>0.0002886418</text:p>
              </table:table-cell>
              <table:table-cell office:value-type="float" office:value="0.0213478">
                <text:p>0.0213478</text:p>
              </table:table-cell>
              <table:table-cell office:value-type="float" office:value="0.021818">
                <text:p>0.021818</text:p>
              </table:table-cell>
            </table:table-row>
            <table:table-row>
              <table:table-cell office:value-type="string">
                <text:p>0,006165</text:p>
              </table:table-cell>
              <table:table-cell office:value-type="float" office:value="0.0002883088">
                <text:p>0.0002883088</text:p>
              </table:table-cell>
              <table:table-cell office:value-type="float" office:value="0.0218127">
                <text:p>0.0218127</text:p>
              </table:table-cell>
              <table:table-cell office:value-type="float" office:value="0.0218127">
                <text:p>0.0218127</text:p>
              </table:table-cell>
            </table:table-row>
            <table:table-row>
              <table:table-cell office:value-type="string">
                <text:p>0,006162</text:p>
              </table:table-cell>
              <table:table-cell office:value-type="float" office:value="0.0002879762">
                <text:p>0.0002879762</text:p>
              </table:table-cell>
              <table:table-cell office:value-type="float" office:value="0.0213265">
                <text:p>0.0213265</text:p>
              </table:table-cell>
              <table:table-cell office:value-type="float" office:value="0.0218074">
                <text:p>0.0218074</text:p>
              </table:table-cell>
            </table:table-row>
            <table:table-row>
              <table:table-cell office:value-type="string">
                <text:p>0,006158</text:p>
              </table:table-cell>
              <table:table-cell office:value-type="float" office:value="0.0002876441">
                <text:p>0.0002876441</text:p>
              </table:table-cell>
              <table:table-cell office:value-type="float" office:value="0.0213159">
                <text:p>0.0213159</text:p>
              </table:table-cell>
              <table:table-cell office:value-type="float" office:value="0.0218022">
                <text:p>0.0218022</text:p>
              </table:table-cell>
            </table:table-row>
            <table:table-row>
              <table:table-cell office:value-type="string">
                <text:p>0,006154</text:p>
              </table:table-cell>
              <table:table-cell office:value-type="float" office:value="0.0002873125">
                <text:p>0.0002873125</text:p>
              </table:table-cell>
              <table:table-cell office:value-type="float" office:value="0.0213054">
                <text:p>0.0213054</text:p>
              </table:table-cell>
              <table:table-cell office:value-type="float" office:value="0.021797">
                <text:p>0.021797</text:p>
              </table:table-cell>
            </table:table-row>
            <table:table-row>
              <table:table-cell office:value-type="string">
                <text:p>0,00615</text:p>
              </table:table-cell>
              <table:table-cell office:value-type="float" office:value="0.0002869814">
                <text:p>0.0002869814</text:p>
              </table:table-cell>
              <table:table-cell office:value-type="float" office:value="0.0192616">
                <text:p>0.0192616</text:p>
              </table:table-cell>
              <table:table-cell office:value-type="float" office:value="0.0217918">
                <text:p>0.0217918</text:p>
              </table:table-cell>
            </table:table-row>
            <table:table-row>
              <table:table-cell office:value-type="string">
                <text:p>0,006146</text:p>
              </table:table-cell>
              <table:table-cell office:value-type="float" office:value="0.0002866508">
                <text:p>0.0002866508</text:p>
              </table:table-cell>
              <table:table-cell office:value-type="float" office:value="0.0212844">
                <text:p>0.0212844</text:p>
              </table:table-cell>
              <table:table-cell office:value-type="float" office:value="0.0276479">
                <text:p>0.0276479</text:p>
              </table:table-cell>
            </table:table-row>
            <table:table-row>
              <table:table-cell office:value-type="string">
                <text:p>0,006142</text:p>
              </table:table-cell>
              <table:table-cell office:value-type="float" office:value="0.0002863206">
                <text:p>0.0002863206</text:p>
              </table:table-cell>
              <table:table-cell office:value-type="float" office:value="0.0192281">
                <text:p>0.0192281</text:p>
              </table:table-cell>
              <table:table-cell office:value-type="float" office:value="0.0217817">
                <text:p>0.0217817</text:p>
              </table:table-cell>
            </table:table-row>
            <table:table-row>
              <table:table-cell office:value-type="string">
                <text:p>0,006139</text:p>
              </table:table-cell>
              <table:table-cell office:value-type="float" office:value="0.0002859909">
                <text:p>0.0002859909</text:p>
              </table:table-cell>
              <table:table-cell office:value-type="float" office:value="0.0217767">
                <text:p>0.0217767</text:p>
              </table:table-cell>
              <table:table-cell office:value-type="float" office:value="0.0217767">
                <text:p>0.0217767</text:p>
              </table:table-cell>
            </table:table-row>
            <table:table-row>
              <table:table-cell office:value-type="string">
                <text:p>0,006135</text:p>
              </table:table-cell>
              <table:table-cell office:value-type="float" office:value="0.0002856617">
                <text:p>0.0002856617</text:p>
              </table:table-cell>
              <table:table-cell office:value-type="float" office:value="0.0191948">
                <text:p>0.0191948</text:p>
              </table:table-cell>
              <table:table-cell office:value-type="float" office:value="0.0217718">
                <text:p>0.0217718</text:p>
              </table:table-cell>
            </table:table-row>
            <table:table-row>
              <table:table-cell office:value-type="string">
                <text:p>0,006131</text:p>
              </table:table-cell>
              <table:table-cell office:value-type="float" office:value="0.000285333">
                <text:p>0.000285333</text:p>
              </table:table-cell>
              <table:table-cell office:value-type="float" office:value="0.0212428">
                <text:p>0.0212428</text:p>
              </table:table-cell>
              <table:table-cell office:value-type="float" office:value="0.0217669">
                <text:p>0.0217669</text:p>
              </table:table-cell>
            </table:table-row>
            <table:table-row>
              <table:table-cell office:value-type="string">
                <text:p>0,006127</text:p>
              </table:table-cell>
              <table:table-cell office:value-type="float" office:value="0.0002850047">
                <text:p>0.0002850047</text:p>
              </table:table-cell>
              <table:table-cell office:value-type="float" office:value="0.0217621">
                <text:p>0.0217621</text:p>
              </table:table-cell>
              <table:table-cell office:value-type="float" office:value="0.0217621">
                <text:p>0.0217621</text:p>
              </table:table-cell>
            </table:table-row>
            <table:table-row>
              <table:table-cell office:value-type="string">
                <text:p>0,006123</text:p>
              </table:table-cell>
              <table:table-cell office:value-type="float" office:value="0.0002846769">
                <text:p>0.0002846769</text:p>
              </table:table-cell>
              <table:table-cell office:value-type="float" office:value="0.0217573">
                <text:p>0.0217573</text:p>
              </table:table-cell>
              <table:table-cell office:value-type="float" office:value="0.0217573">
                <text:p>0.0217573</text:p>
              </table:table-cell>
            </table:table-row>
            <table:table-row>
              <table:table-cell office:value-type="string">
                <text:p>0,006119</text:p>
              </table:table-cell>
              <table:table-cell office:value-type="float" office:value="0.0002843496">
                <text:p>0.0002843496</text:p>
              </table:table-cell>
              <table:table-cell office:value-type="float" office:value="0.021212">
                <text:p>0.021212</text:p>
              </table:table-cell>
              <table:table-cell office:value-type="float" office:value="0.0217526">
                <text:p>0.0217526</text:p>
              </table:table-cell>
            </table:table-row>
            <table:table-row>
              <table:table-cell office:value-type="string">
                <text:p>0,006115</text:p>
              </table:table-cell>
              <table:table-cell office:value-type="float" office:value="0.0002840227">
                <text:p>0.0002840227</text:p>
              </table:table-cell>
              <table:table-cell office:value-type="float" office:value="0.0191118">
                <text:p>0.0191118</text:p>
              </table:table-cell>
              <table:table-cell office:value-type="float" office:value="0.0217479">
                <text:p>0.0217479</text:p>
              </table:table-cell>
            </table:table-row>
            <table:table-row>
              <table:table-cell office:value-type="string">
                <text:p>0,006112</text:p>
              </table:table-cell>
              <table:table-cell office:value-type="float" office:value="0.0002836963">
                <text:p>0.0002836963</text:p>
              </table:table-cell>
              <table:table-cell office:value-type="float" office:value="0.0217433">
                <text:p>0.0217433</text:p>
              </table:table-cell>
              <table:table-cell office:value-type="float" office:value="0.0217433">
                <text:p>0.0217433</text:p>
              </table:table-cell>
            </table:table-row>
            <table:table-row>
              <table:table-cell office:value-type="string">
                <text:p>0,006108</text:p>
              </table:table-cell>
              <table:table-cell office:value-type="float" office:value="0.0002833703">
                <text:p>0.0002833703</text:p>
              </table:table-cell>
              <table:table-cell office:value-type="float" office:value="0.0217387">
                <text:p>0.0217387</text:p>
              </table:table-cell>
              <table:table-cell office:value-type="float" office:value="0.0217387">
                <text:p>0.0217387</text:p>
              </table:table-cell>
            </table:table-row>
            <table:table-row>
              <table:table-cell office:value-type="string">
                <text:p>0,006104</text:p>
              </table:table-cell>
              <table:table-cell office:value-type="float" office:value="0.0002830449">
                <text:p>0.0002830449</text:p>
              </table:table-cell>
              <table:table-cell office:value-type="float" office:value="0.0217342">
                <text:p>0.0217342</text:p>
              </table:table-cell>
              <table:table-cell office:value-type="float" office:value="0.0217342">
                <text:p>0.0217342</text:p>
              </table:table-cell>
            </table:table-row>
            <table:table-row>
              <table:table-cell office:value-type="string">
                <text:p>0,0061</text:p>
              </table:table-cell>
              <table:table-cell office:value-type="float" office:value="0.0002827199">
                <text:p>0.0002827199</text:p>
              </table:table-cell>
              <table:table-cell office:value-type="float" office:value="0.019046">
                <text:p>0.019046</text:p>
              </table:table-cell>
              <table:table-cell office:value-type="float" office:value="0.0217297">
                <text:p>0.0217297</text:p>
              </table:table-cell>
            </table:table-row>
            <table:table-row>
              <table:table-cell office:value-type="string">
                <text:p>0,006096</text:p>
              </table:table-cell>
              <table:table-cell office:value-type="float" office:value="0.0002823953">
                <text:p>0.0002823953</text:p>
              </table:table-cell>
              <table:table-cell office:value-type="float" office:value="0.0217253">
                <text:p>0.0217253</text:p>
              </table:table-cell>
              <table:table-cell office:value-type="float" office:value="0.0217253">
                <text:p>0.0217253</text:p>
              </table:table-cell>
            </table:table-row>
            <table:table-row>
              <table:table-cell office:value-type="string">
                <text:p>0,006092</text:p>
              </table:table-cell>
              <table:table-cell office:value-type="float" office:value="0.0002820712">
                <text:p>0.0002820712</text:p>
              </table:table-cell>
              <table:table-cell office:value-type="float" office:value="0.0211416">
                <text:p>0.0211416</text:p>
              </table:table-cell>
              <table:table-cell office:value-type="float" office:value="0.0217209">
                <text:p>0.0217209</text:p>
              </table:table-cell>
            </table:table-row>
            <table:table-row>
              <table:table-cell office:value-type="string">
                <text:p>0,006089</text:p>
              </table:table-cell>
              <table:table-cell office:value-type="float" office:value="0.0002817476">
                <text:p>0.0002817476</text:p>
              </table:table-cell>
              <table:table-cell office:value-type="float" office:value="0.0211317">
                <text:p>0.0211317</text:p>
              </table:table-cell>
              <table:table-cell office:value-type="float" office:value="0.0217166">
                <text:p>0.0217166</text:p>
              </table:table-cell>
            </table:table-row>
            <table:table-row>
              <table:table-cell office:value-type="string">
                <text:p>0,006085</text:p>
              </table:table-cell>
              <table:table-cell office:value-type="float" office:value="0.0002814244">
                <text:p>0.0002814244</text:p>
              </table:table-cell>
              <table:table-cell office:value-type="float" office:value="0.0217124">
                <text:p>0.0217124</text:p>
              </table:table-cell>
              <table:table-cell office:value-type="float" office:value="0.0217124">
                <text:p>0.0217124</text:p>
              </table:table-cell>
            </table:table-row>
            <table:table-row>
              <table:table-cell office:value-type="string">
                <text:p>0,006081</text:p>
              </table:table-cell>
              <table:table-cell office:value-type="float" office:value="0.0002811017">
                <text:p>0.0002811017</text:p>
              </table:table-cell>
              <table:table-cell office:value-type="float" office:value="0.021112">
                <text:p>0.021112</text:p>
              </table:table-cell>
              <table:table-cell office:value-type="float" office:value="0.0217082">
                <text:p>0.0217082</text:p>
              </table:table-cell>
            </table:table-row>
            <table:table-row>
              <table:table-cell office:value-type="string">
                <text:p>0,006077</text:p>
              </table:table-cell>
              <table:table-cell office:value-type="float" office:value="0.0002807795">
                <text:p>0.0002807795</text:p>
              </table:table-cell>
              <table:table-cell office:value-type="float" office:value="0.0211022">
                <text:p>0.0211022</text:p>
              </table:table-cell>
              <table:table-cell office:value-type="float" office:value="0.021704">
                <text:p>0.021704</text:p>
              </table:table-cell>
            </table:table-row>
            <table:table-row>
              <table:table-cell office:value-type="string">
                <text:p>0,006073</text:p>
              </table:table-cell>
              <table:table-cell office:value-type="float" office:value="0.0002804577">
                <text:p>0.0002804577</text:p>
              </table:table-cell>
              <table:table-cell office:value-type="float" office:value="0.0216999">
                <text:p>0.0216999</text:p>
              </table:table-cell>
              <table:table-cell office:value-type="float" office:value="0.0216999">
                <text:p>0.0216999</text:p>
              </table:table-cell>
            </table:table-row>
            <table:table-row>
              <table:table-cell office:value-type="string">
                <text:p>0,006069</text:p>
              </table:table-cell>
              <table:table-cell office:value-type="float" office:value="0.0002801364">
                <text:p>0.0002801364</text:p>
              </table:table-cell>
              <table:table-cell office:value-type="float" office:value="0.0210827">
                <text:p>0.0210827</text:p>
              </table:table-cell>
              <table:table-cell office:value-type="float" office:value="0.0216959">
                <text:p>0.0216959</text:p>
              </table:table-cell>
            </table:table-row>
            <table:table-row>
              <table:table-cell office:value-type="string">
                <text:p>0,006065</text:p>
              </table:table-cell>
              <table:table-cell office:value-type="float" office:value="0.0002798155">
                <text:p>0.0002798155</text:p>
              </table:table-cell>
              <table:table-cell office:value-type="float" office:value="0.021073">
                <text:p>0.021073</text:p>
              </table:table-cell>
              <table:table-cell office:value-type="float" office:value="0.0216919">
                <text:p>0.0216919</text:p>
              </table:table-cell>
            </table:table-row>
            <table:table-row>
              <table:table-cell office:value-type="string">
                <text:p>0,006062</text:p>
              </table:table-cell>
              <table:table-cell office:value-type="float" office:value="0.0002794951">
                <text:p>0.0002794951</text:p>
              </table:table-cell>
              <table:table-cell office:value-type="float" office:value="0.0216879">
                <text:p>0.0216879</text:p>
              </table:table-cell>
              <table:table-cell office:value-type="float" office:value="0.0216879">
                <text:p>0.0216879</text:p>
              </table:table-cell>
            </table:table-row>
            <table:table-row>
              <table:table-cell office:value-type="string">
                <text:p>0,006058</text:p>
              </table:table-cell>
              <table:table-cell office:value-type="float" office:value="0.0002791752">
                <text:p>0.0002791752</text:p>
              </table:table-cell>
              <table:table-cell office:value-type="float" office:value="0.0210538">
                <text:p>0.0210538</text:p>
              </table:table-cell>
              <table:table-cell office:value-type="float" office:value="0.021684">
                <text:p>0.021684</text:p>
              </table:table-cell>
            </table:table-row>
            <table:table-row>
              <table:table-cell office:value-type="string">
                <text:p>0,006054</text:p>
              </table:table-cell>
              <table:table-cell office:value-type="float" office:value="0.0002788558">
                <text:p>0.0002788558</text:p>
              </table:table-cell>
              <table:table-cell office:value-type="float" office:value="0.0216802">
                <text:p>0.0216802</text:p>
              </table:table-cell>
              <table:table-cell office:value-type="float" office:value="0.0216802">
                <text:p>0.0216802</text:p>
              </table:table-cell>
            </table:table-row>
            <table:table-row>
              <table:table-cell office:value-type="string">
                <text:p>0,00605</text:p>
              </table:table-cell>
              <table:table-cell office:value-type="float" office:value="0.0002785368">
                <text:p>0.0002785368</text:p>
              </table:table-cell>
              <table:table-cell office:value-type="float" office:value="0.0210347">
                <text:p>0.0210347</text:p>
              </table:table-cell>
              <table:table-cell office:value-type="float" office:value="0.0216764">
                <text:p>0.0216764</text:p>
              </table:table-cell>
            </table:table-row>
            <table:table-row>
              <table:table-cell office:value-type="string">
                <text:p>0,006046</text:p>
              </table:table-cell>
              <table:table-cell office:value-type="float" office:value="0.0002782183">
                <text:p>0.0002782183</text:p>
              </table:table-cell>
              <table:table-cell office:value-type="float" office:value="0.0216726">
                <text:p>0.0216726</text:p>
              </table:table-cell>
              <table:table-cell office:value-type="float" office:value="0.0216726">
                <text:p>0.0216726</text:p>
              </table:table-cell>
            </table:table-row>
            <table:table-row>
              <table:table-cell office:value-type="string">
                <text:p>0,006042</text:p>
              </table:table-cell>
              <table:table-cell office:value-type="float" office:value="0.0002779002">
                <text:p>0.0002779002</text:p>
              </table:table-cell>
              <table:table-cell office:value-type="float" office:value="0.0210158">
                <text:p>0.0210158</text:p>
              </table:table-cell>
              <table:table-cell office:value-type="float" office:value="0.0274969">
                <text:p>0.0274969</text:p>
              </table:table-cell>
            </table:table-row>
            <table:table-row>
              <table:table-cell office:value-type="string">
                <text:p>0,006039</text:p>
              </table:table-cell>
              <table:table-cell office:value-type="float" office:value="0.0002775826">
                <text:p>0.0002775826</text:p>
              </table:table-cell>
              <table:table-cell office:value-type="float" office:value="0.0210064">
                <text:p>0.0210064</text:p>
              </table:table-cell>
              <table:table-cell office:value-type="float" office:value="0.0216653">
                <text:p>0.0216653</text:p>
              </table:table-cell>
            </table:table-row>
            <table:table-row>
              <table:table-cell office:value-type="string">
                <text:p>0,006035</text:p>
              </table:table-cell>
              <table:table-cell office:value-type="float" office:value="0.0002772655">
                <text:p>0.0002772655</text:p>
              </table:table-cell>
              <table:table-cell office:value-type="float" office:value="0.020997">
                <text:p>0.020997</text:p>
              </table:table-cell>
              <table:table-cell office:value-type="float" office:value="0.0216617">
                <text:p>0.0216617</text:p>
              </table:table-cell>
            </table:table-row>
            <table:table-row>
              <table:table-cell office:value-type="string">
                <text:p>0,006031</text:p>
              </table:table-cell>
              <table:table-cell office:value-type="float" office:value="0.0002769488">
                <text:p>0.0002769488</text:p>
              </table:table-cell>
              <table:table-cell office:value-type="float" office:value="0.0216582">
                <text:p>0.0216582</text:p>
              </table:table-cell>
              <table:table-cell office:value-type="float" office:value="0.0216582">
                <text:p>0.0216582</text:p>
              </table:table-cell>
            </table:table-row>
            <table:table-row>
              <table:table-cell office:value-type="string">
                <text:p>0,006027</text:p>
              </table:table-cell>
              <table:table-cell office:value-type="float" office:value="0.0002766326">
                <text:p>0.0002766326</text:p>
              </table:table-cell>
              <table:table-cell office:value-type="float" office:value="0.0209784">
                <text:p>0.0209784</text:p>
              </table:table-cell>
              <table:table-cell office:value-type="float" office:value="0.0216547">
                <text:p>0.0216547</text:p>
              </table:table-cell>
            </table:table-row>
            <table:table-row>
              <table:table-cell office:value-type="string">
                <text:p>0,006023</text:p>
              </table:table-cell>
              <table:table-cell office:value-type="float" office:value="0.0002763169">
                <text:p>0.0002763169</text:p>
              </table:table-cell>
              <table:table-cell office:value-type="float" office:value="0.0209691">
                <text:p>0.0209691</text:p>
              </table:table-cell>
              <table:table-cell office:value-type="float" office:value="0.0216513">
                <text:p>0.0216513</text:p>
              </table:table-cell>
            </table:table-row>
            <table:table-row>
              <table:table-cell office:value-type="string">
                <text:p>0,006019</text:p>
              </table:table-cell>
              <table:table-cell office:value-type="float" office:value="0.0002760016">
                <text:p>0.0002760016</text:p>
              </table:table-cell>
              <table:table-cell office:value-type="float" office:value="0.0187078">
                <text:p>0.0187078</text:p>
              </table:table-cell>
              <table:table-cell office:value-type="float" office:value="0.0216479">
                <text:p>0.0216479</text:p>
              </table:table-cell>
            </table:table-row>
            <table:table-row>
              <table:table-cell office:value-type="string">
                <text:p>0,006015</text:p>
              </table:table-cell>
              <table:table-cell office:value-type="float" office:value="0.0002756868">
                <text:p>0.0002756868</text:p>
              </table:table-cell>
              <table:table-cell office:value-type="float" office:value="0.0209507">
                <text:p>0.0209507</text:p>
              </table:table-cell>
              <table:table-cell office:value-type="float" office:value="0.0216446">
                <text:p>0.0216446</text:p>
              </table:table-cell>
            </table:table-row>
            <table:table-row>
              <table:table-cell office:value-type="string">
                <text:p>0,006012</text:p>
              </table:table-cell>
              <table:table-cell office:value-type="float" office:value="0.0002753725">
                <text:p>0.0002753725</text:p>
              </table:table-cell>
              <table:table-cell office:value-type="float" office:value="0.0209416">
                <text:p>0.0209416</text:p>
              </table:table-cell>
              <table:table-cell office:value-type="float" office:value="0.0216413">
                <text:p>0.0216413</text:p>
              </table:table-cell>
            </table:table-row>
            <table:table-row>
              <table:table-cell office:value-type="string">
                <text:p>0,006008</text:p>
              </table:table-cell>
              <table:table-cell office:value-type="float" office:value="0.0002750586">
                <text:p>0.0002750586</text:p>
              </table:table-cell>
              <table:table-cell office:value-type="float" office:value="0.0216381">
                <text:p>0.0216381</text:p>
              </table:table-cell>
              <table:table-cell office:value-type="float" office:value="0.0216381">
                <text:p>0.0216381</text:p>
              </table:table-cell>
            </table:table-row>
            <table:table-row>
              <table:table-cell office:value-type="string">
                <text:p>0,006004</text:p>
              </table:table-cell>
              <table:table-cell office:value-type="float" office:value="0.0002747452">
                <text:p>0.0002747452</text:p>
              </table:table-cell>
              <table:table-cell office:value-type="float" office:value="0.0216349">
                <text:p>0.0216349</text:p>
              </table:table-cell>
              <table:table-cell office:value-type="float" office:value="0.0216349">
                <text:p>0.0216349</text:p>
              </table:table-cell>
            </table:table-row>
            <table:table-row>
              <table:table-cell office:value-type="string">
                <text:p>0,006</text:p>
              </table:table-cell>
              <table:table-cell office:value-type="float" office:value="0.0002744322">
                <text:p>0.0002744322</text:p>
              </table:table-cell>
              <table:table-cell office:value-type="float" office:value="0.0186291">
                <text:p>0.0186291</text:p>
              </table:table-cell>
              <table:table-cell office:value-type="float" office:value="0.0216318">
                <text:p>0.0216318</text:p>
              </table:table-cell>
            </table:table-row>
            <table:table-row>
              <table:table-cell office:value-type="string">
                <text:p>0,005996</text:p>
              </table:table-cell>
              <table:table-cell office:value-type="float" office:value="0.0002741198">
                <text:p>0.0002741198</text:p>
              </table:table-cell>
              <table:table-cell office:value-type="float" office:value="0.0209054">
                <text:p>0.0209054</text:p>
              </table:table-cell>
              <table:table-cell office:value-type="float" office:value="0.0216287">
                <text:p>0.0216287</text:p>
              </table:table-cell>
            </table:table-row>
            <table:table-row>
              <table:table-cell office:value-type="string">
                <text:p>0,005992</text:p>
              </table:table-cell>
              <table:table-cell office:value-type="float" office:value="0.0002738078">
                <text:p>0.0002738078</text:p>
              </table:table-cell>
              <table:table-cell office:value-type="float" office:value="0.0185979">
                <text:p>0.0185979</text:p>
              </table:table-cell>
              <table:table-cell office:value-type="float" office:value="0.0216257">
                <text:p>0.0216257</text:p>
              </table:table-cell>
            </table:table-row>
            <table:table-row>
              <table:table-cell office:value-type="string">
                <text:p>0,005988</text:p>
              </table:table-cell>
              <table:table-cell office:value-type="float" office:value="0.0002734962">
                <text:p>0.0002734962</text:p>
              </table:table-cell>
              <table:table-cell office:value-type="float" office:value="0.0216228">
                <text:p>0.0216228</text:p>
              </table:table-cell>
              <table:table-cell office:value-type="float" office:value="0.0216228">
                <text:p>0.0216228</text:p>
              </table:table-cell>
            </table:table-row>
            <table:table-row>
              <table:table-cell office:value-type="string">
                <text:p>0,005985</text:p>
              </table:table-cell>
              <table:table-cell office:value-type="float" office:value="0.0002731851">
                <text:p>0.0002731851</text:p>
              </table:table-cell>
              <table:table-cell office:value-type="float" office:value="0.0216198">
                <text:p>0.0216198</text:p>
              </table:table-cell>
              <table:table-cell office:value-type="float" office:value="0.0216198">
                <text:p>0.0216198</text:p>
              </table:table-cell>
            </table:table-row>
            <table:table-row>
              <table:table-cell office:value-type="string">
                <text:p>0,005981</text:p>
              </table:table-cell>
              <table:table-cell office:value-type="float" office:value="0.0002728745">
                <text:p>0.0002728745</text:p>
              </table:table-cell>
              <table:table-cell office:value-type="float" office:value="0.0185512">
                <text:p>0.0185512</text:p>
              </table:table-cell>
              <table:table-cell office:value-type="float" office:value="0.0274226">
                <text:p>0.0274226</text:p>
              </table:table-cell>
            </table:table-row>
            <table:table-row>
              <table:table-cell office:value-type="string">
                <text:p>0,005977</text:p>
              </table:table-cell>
              <table:table-cell office:value-type="float" office:value="0.0002725643">
                <text:p>0.0002725643</text:p>
              </table:table-cell>
              <table:table-cell office:value-type="float" office:value="0.020861">
                <text:p>0.020861</text:p>
              </table:table-cell>
              <table:table-cell office:value-type="float" office:value="0.0216142">
                <text:p>0.0216142</text:p>
              </table:table-cell>
            </table:table-row>
            <table:table-row>
              <table:table-cell office:value-type="string">
                <text:p>0,005973</text:p>
              </table:table-cell>
              <table:table-cell office:value-type="float" office:value="0.0002722546">
                <text:p>0.0002722546</text:p>
              </table:table-cell>
              <table:table-cell office:value-type="float" office:value="0.0185202">
                <text:p>0.0185202</text:p>
              </table:table-cell>
              <table:table-cell office:value-type="float" office:value="0.0216114">
                <text:p>0.0216114</text:p>
              </table:table-cell>
            </table:table-row>
            <table:table-row>
              <table:table-cell office:value-type="string">
                <text:p>0,005969</text:p>
              </table:table-cell>
              <table:table-cell office:value-type="float" office:value="0.0002719454">
                <text:p>0.0002719454</text:p>
              </table:table-cell>
              <table:table-cell office:value-type="float" office:value="0.0208435">
                <text:p>0.0208435</text:p>
              </table:table-cell>
              <table:table-cell office:value-type="float" office:value="0.0274099">
                <text:p>0.0274099</text:p>
              </table:table-cell>
            </table:table-row>
            <table:table-row>
              <table:table-cell office:value-type="string">
                <text:p>0,005965</text:p>
              </table:table-cell>
              <table:table-cell office:value-type="float" office:value="0.0002716366">
                <text:p>0.0002716366</text:p>
              </table:table-cell>
              <table:table-cell office:value-type="float" office:value="0.0216061">
                <text:p>0.0216061</text:p>
              </table:table-cell>
              <table:table-cell office:value-type="float" office:value="0.0216061">
                <text:p>0.0216061</text:p>
              </table:table-cell>
            </table:table-row>
            <table:table-row>
              <table:table-cell office:value-type="string">
                <text:p>0,005962</text:p>
              </table:table-cell>
              <table:table-cell office:value-type="float" office:value="0.0002713283">
                <text:p>0.0002713283</text:p>
              </table:table-cell>
              <table:table-cell office:value-type="float" office:value="0.0208262">
                <text:p>0.0208262</text:p>
              </table:table-cell>
              <table:table-cell office:value-type="float" office:value="0.0216035">
                <text:p>0.0216035</text:p>
              </table:table-cell>
            </table:table-row>
            <table:table-row>
              <table:table-cell office:value-type="string">
                <text:p>0,005958</text:p>
              </table:table-cell>
              <table:table-cell office:value-type="float" office:value="0.0002710205">
                <text:p>0.0002710205</text:p>
              </table:table-cell>
              <table:table-cell office:value-type="float" office:value="0.0208176">
                <text:p>0.0208176</text:p>
              </table:table-cell>
              <table:table-cell office:value-type="float" office:value="0.0273976">
                <text:p>0.0273976</text:p>
              </table:table-cell>
            </table:table-row>
            <table:table-row>
              <table:table-cell office:value-type="string">
                <text:p>0,005954</text:p>
              </table:table-cell>
              <table:table-cell office:value-type="float" office:value="0.0002707131">
                <text:p>0.0002707131</text:p>
              </table:table-cell>
              <table:table-cell office:value-type="float" office:value="0.0215984">
                <text:p>0.0215984</text:p>
              </table:table-cell>
              <table:table-cell office:value-type="float" office:value="0.0215984">
                <text:p>0.0215984</text:p>
              </table:table-cell>
            </table:table-row>
            <table:table-row>
              <table:table-cell office:value-type="string">
                <text:p>0,00595</text:p>
              </table:table-cell>
              <table:table-cell office:value-type="float" office:value="0.0002704062">
                <text:p>0.0002704062</text:p>
              </table:table-cell>
              <table:table-cell office:value-type="float" office:value="0.0208005">
                <text:p>0.0208005</text:p>
              </table:table-cell>
              <table:table-cell office:value-type="float" office:value="0.021596">
                <text:p>0.021596</text:p>
              </table:table-cell>
            </table:table-row>
            <table:table-row>
              <table:table-cell office:value-type="string">
                <text:p>0,005946</text:p>
              </table:table-cell>
              <table:table-cell office:value-type="float" office:value="0.0002700998">
                <text:p>0.0002700998</text:p>
              </table:table-cell>
              <table:table-cell office:value-type="float" office:value="0.0215936">
                <text:p>0.0215936</text:p>
              </table:table-cell>
              <table:table-cell office:value-type="float" office:value="0.0215936">
                <text:p>0.0215936</text:p>
              </table:table-cell>
            </table:table-row>
            <table:table-row>
              <table:table-cell office:value-type="string">
                <text:p>0,005942</text:p>
              </table:table-cell>
              <table:table-cell office:value-type="float" office:value="0.0002697938">
                <text:p>0.0002697938</text:p>
              </table:table-cell>
              <table:table-cell office:value-type="float" office:value="0.0215912">
                <text:p>0.0215912</text:p>
              </table:table-cell>
              <table:table-cell office:value-type="float" office:value="0.0215912">
                <text:p>0.0215912</text:p>
              </table:table-cell>
            </table:table-row>
            <table:table-row>
              <table:table-cell office:value-type="string">
                <text:p>0,005938</text:p>
              </table:table-cell>
              <table:table-cell office:value-type="float" office:value="0.0002694882">
                <text:p>0.0002694882</text:p>
              </table:table-cell>
              <table:table-cell office:value-type="float" office:value="0.0215889">
                <text:p>0.0215889</text:p>
              </table:table-cell>
              <table:table-cell office:value-type="float" office:value="0.0215889">
                <text:p>0.0215889</text:p>
              </table:table-cell>
            </table:table-row>
            <table:table-row>
              <table:table-cell office:value-type="string">
                <text:p>0,005935</text:p>
              </table:table-cell>
              <table:table-cell office:value-type="float" office:value="0.0002691832">
                <text:p>0.0002691832</text:p>
              </table:table-cell>
              <table:table-cell office:value-type="float" office:value="0.0183671">
                <text:p>0.0183671</text:p>
              </table:table-cell>
              <table:table-cell office:value-type="float" office:value="0.0215867">
                <text:p>0.0215867</text:p>
              </table:table-cell>
            </table:table-row>
            <table:table-row>
              <table:table-cell office:value-type="string">
                <text:p>0,005931</text:p>
              </table:table-cell>
              <table:table-cell office:value-type="float" office:value="0.0002688786">
                <text:p>0.0002688786</text:p>
              </table:table-cell>
              <table:table-cell office:value-type="float" office:value="0.0207584">
                <text:p>0.0207584</text:p>
              </table:table-cell>
              <table:table-cell office:value-type="float" office:value="0.0215845">
                <text:p>0.0215845</text:p>
              </table:table-cell>
            </table:table-row>
            <table:table-row>
              <table:table-cell office:value-type="string">
                <text:p>0,005927</text:p>
              </table:table-cell>
              <table:table-cell office:value-type="float" office:value="0.0002685745">
                <text:p>0.0002685745</text:p>
              </table:table-cell>
              <table:table-cell office:value-type="float" office:value="0.0183368">
                <text:p>0.0183368</text:p>
              </table:table-cell>
              <table:table-cell office:value-type="float" office:value="0.0215824">
                <text:p>0.0215824</text:p>
              </table:table-cell>
            </table:table-row>
            <table:table-row>
              <table:table-cell office:value-type="string">
                <text:p>0,005923</text:p>
              </table:table-cell>
              <table:table-cell office:value-type="float" office:value="0.0002682708">
                <text:p>0.0002682708</text:p>
              </table:table-cell>
              <table:table-cell office:value-type="float" office:value="0.0215803">
                <text:p>0.0215803</text:p>
              </table:table-cell>
              <table:table-cell office:value-type="float" office:value="0.0215803">
                <text:p>0.0215803</text:p>
              </table:table-cell>
            </table:table-row>
            <table:table-row>
              <table:table-cell office:value-type="string">
                <text:p>0,005919</text:p>
              </table:table-cell>
              <table:table-cell office:value-type="float" office:value="0.0002679676">
                <text:p>0.0002679676</text:p>
              </table:table-cell>
              <table:table-cell office:value-type="float" office:value="0.0183067">
                <text:p>0.0183067</text:p>
              </table:table-cell>
              <table:table-cell office:value-type="float" office:value="0.0215783">
                <text:p>0.0215783</text:p>
              </table:table-cell>
            </table:table-row>
            <table:table-row>
              <table:table-cell office:value-type="string">
                <text:p>0,005915</text:p>
              </table:table-cell>
              <table:table-cell office:value-type="float" office:value="0.0002676648">
                <text:p>0.0002676648</text:p>
              </table:table-cell>
              <table:table-cell office:value-type="float" office:value="0.0215763">
                <text:p>0.0215763</text:p>
              </table:table-cell>
              <table:table-cell office:value-type="float" office:value="0.0215763">
                <text:p>0.0215763</text:p>
              </table:table-cell>
            </table:table-row>
            <table:table-row>
              <table:table-cell office:value-type="string">
                <text:p>0,005912</text:p>
              </table:table-cell>
              <table:table-cell office:value-type="float" office:value="0.0002673626">
                <text:p>0.0002673626</text:p>
              </table:table-cell>
              <table:table-cell office:value-type="float" office:value="0.0215744">
                <text:p>0.0215744</text:p>
              </table:table-cell>
              <table:table-cell office:value-type="float" office:value="0.0215744">
                <text:p>0.0215744</text:p>
              </table:table-cell>
            </table:table-row>
            <table:table-row>
              <table:table-cell office:value-type="string">
                <text:p>0,005908</text:p>
              </table:table-cell>
              <table:table-cell office:value-type="float" office:value="0.0002670607">
                <text:p>0.0002670607</text:p>
              </table:table-cell>
              <table:table-cell office:value-type="float" office:value="0.0215725">
                <text:p>0.0215725</text:p>
              </table:table-cell>
              <table:table-cell office:value-type="float" office:value="0.0215725">
                <text:p>0.0215725</text:p>
              </table:table-cell>
            </table:table-row>
            <table:table-row>
              <table:table-cell office:value-type="string">
                <text:p>0,005904</text:p>
              </table:table-cell>
              <table:table-cell office:value-type="float" office:value="0.0002667594">
                <text:p>0.0002667594</text:p>
              </table:table-cell>
              <table:table-cell office:value-type="float" office:value="0.0207012">
                <text:p>0.0207012</text:p>
              </table:table-cell>
              <table:table-cell office:value-type="float" office:value="0.0215707">
                <text:p>0.0215707</text:p>
              </table:table-cell>
            </table:table-row>
            <table:table-row>
              <table:table-cell office:value-type="string">
                <text:p>0,0059</text:p>
              </table:table-cell>
              <table:table-cell office:value-type="float" office:value="0.0002664585">
                <text:p>0.0002664585</text:p>
              </table:table-cell>
              <table:table-cell office:value-type="float" office:value="0.0182317">
                <text:p>0.0182317</text:p>
              </table:table-cell>
              <table:table-cell office:value-type="float" office:value="0.0215689">
                <text:p>0.0215689</text:p>
              </table:table-cell>
            </table:table-row>
            <table:table-row>
              <table:table-cell office:value-type="string">
                <text:p>0,005896</text:p>
              </table:table-cell>
              <table:table-cell office:value-type="float" office:value="0.0002661581">
                <text:p>0.0002661581</text:p>
              </table:table-cell>
              <table:table-cell office:value-type="float" office:value="0.0206851">
                <text:p>0.0206851</text:p>
              </table:table-cell>
              <table:table-cell office:value-type="float" office:value="0.0215672">
                <text:p>0.0215672</text:p>
              </table:table-cell>
            </table:table-row>
            <table:table-row>
              <table:table-cell office:value-type="string">
                <text:p>0,005892</text:p>
              </table:table-cell>
              <table:table-cell office:value-type="float" office:value="0.0002658581">
                <text:p>0.0002658581</text:p>
              </table:table-cell>
              <table:table-cell office:value-type="float" office:value="0.0206772">
                <text:p>0.0206772</text:p>
              </table:table-cell>
              <table:table-cell office:value-type="float" office:value="0.0273353">
                <text:p>0.0273353</text:p>
              </table:table-cell>
            </table:table-row>
            <table:table-row>
              <table:table-cell office:value-type="string">
                <text:p>0,005888</text:p>
              </table:table-cell>
              <table:table-cell office:value-type="float" office:value="0.0002655586">
                <text:p>0.0002655586</text:p>
              </table:table-cell>
              <table:table-cell office:value-type="float" office:value="0.0206693">
                <text:p>0.0206693</text:p>
              </table:table-cell>
              <table:table-cell office:value-type="float" office:value="0.0215639">
                <text:p>0.0215639</text:p>
              </table:table-cell>
            </table:table-row>
            <table:table-row>
              <table:table-cell office:value-type="string">
                <text:p>0,005885</text:p>
              </table:table-cell>
              <table:table-cell office:value-type="float" office:value="0.0002652596">
                <text:p>0.0002652596</text:p>
              </table:table-cell>
              <table:table-cell office:value-type="float" office:value="0.0215623">
                <text:p>0.0215623</text:p>
              </table:table-cell>
              <table:table-cell office:value-type="float" office:value="0.0215623">
                <text:p>0.0215623</text:p>
              </table:table-cell>
            </table:table-row>
            <table:table-row>
              <table:table-cell office:value-type="string">
                <text:p>0,005881</text:p>
              </table:table-cell>
              <table:table-cell office:value-type="float" office:value="0.000264961">
                <text:p>0.000264961</text:p>
              </table:table-cell>
              <table:table-cell office:value-type="float" office:value="0.0181576">
                <text:p>0.0181576</text:p>
              </table:table-cell>
              <table:table-cell office:value-type="float" office:value="0.0215608">
                <text:p>0.0215608</text:p>
              </table:table-cell>
            </table:table-row>
            <table:table-row>
              <table:table-cell office:value-type="string">
                <text:p>0,005877</text:p>
              </table:table-cell>
              <table:table-cell office:value-type="float" office:value="0.0002646629">
                <text:p>0.0002646629</text:p>
              </table:table-cell>
              <table:table-cell office:value-type="float" office:value="0.0215593">
                <text:p>0.0215593</text:p>
              </table:table-cell>
              <table:table-cell office:value-type="float" office:value="0.0215593">
                <text:p>0.0215593</text:p>
              </table:table-cell>
            </table:table-row>
            <table:table-row>
              <table:table-cell office:value-type="string">
                <text:p>0,005873</text:p>
              </table:table-cell>
              <table:table-cell office:value-type="float" office:value="0.0002643653">
                <text:p>0.0002643653</text:p>
              </table:table-cell>
              <table:table-cell office:value-type="float" office:value="0.0181281">
                <text:p>0.0181281</text:p>
              </table:table-cell>
              <table:table-cell office:value-type="float" office:value="0.0215579">
                <text:p>0.0215579</text:p>
              </table:table-cell>
            </table:table-row>
            <table:table-row>
              <table:table-cell office:value-type="string">
                <text:p>0,005869</text:p>
              </table:table-cell>
              <table:table-cell office:value-type="float" office:value="0.0002640681">
                <text:p>0.0002640681</text:p>
              </table:table-cell>
              <table:table-cell office:value-type="float" office:value="0.0206303">
                <text:p>0.0206303</text:p>
              </table:table-cell>
              <table:table-cell office:value-type="float" office:value="0.0215566">
                <text:p>0.0215566</text:p>
              </table:table-cell>
            </table:table-row>
            <table:table-row>
              <table:table-cell office:value-type="string">
                <text:p>0,005865</text:p>
              </table:table-cell>
              <table:table-cell office:value-type="float" office:value="0.0002637714">
                <text:p>0.0002637714</text:p>
              </table:table-cell>
              <table:table-cell office:value-type="float" office:value="0.0215553">
                <text:p>0.0215553</text:p>
              </table:table-cell>
              <table:table-cell office:value-type="float" office:value="0.0215553">
                <text:p>0.0215553</text:p>
              </table:table-cell>
            </table:table-row>
            <table:table-row>
              <table:table-cell office:value-type="string">
                <text:p>0,005861</text:p>
              </table:table-cell>
              <table:table-cell office:value-type="float" office:value="0.0002634751">
                <text:p>0.0002634751</text:p>
              </table:table-cell>
              <table:table-cell office:value-type="float" office:value="0.021554">
                <text:p>0.021554</text:p>
              </table:table-cell>
              <table:table-cell office:value-type="float" office:value="0.021554">
                <text:p>0.021554</text:p>
              </table:table-cell>
            </table:table-row>
            <table:table-row>
              <table:table-cell office:value-type="string">
                <text:p>0,005858</text:p>
              </table:table-cell>
              <table:table-cell office:value-type="float" office:value="0.0002631793">
                <text:p>0.0002631793</text:p>
              </table:table-cell>
              <table:table-cell office:value-type="float" office:value="0.0206073">
                <text:p>0.0206073</text:p>
              </table:table-cell>
              <table:table-cell office:value-type="float" office:value="0.0215528">
                <text:p>0.0215528</text:p>
              </table:table-cell>
            </table:table-row>
            <table:table-row>
              <table:table-cell office:value-type="string">
                <text:p>0,005854</text:p>
              </table:table-cell>
              <table:table-cell office:value-type="float" office:value="0.000262884">
                <text:p>0.000262884</text:p>
              </table:table-cell>
              <table:table-cell office:value-type="float" office:value="0.0205998">
                <text:p>0.0205998</text:p>
              </table:table-cell>
              <table:table-cell office:value-type="float" office:value="0.0215517">
                <text:p>0.0215517</text:p>
              </table:table-cell>
            </table:table-row>
            <table:table-row>
              <table:table-cell office:value-type="string">
                <text:p>0,00585</text:p>
              </table:table-cell>
              <table:table-cell office:value-type="float" office:value="0.0002625891">
                <text:p>0.0002625891</text:p>
              </table:table-cell>
              <table:table-cell office:value-type="float" office:value="0.0180403">
                <text:p>0.0180403</text:p>
              </table:table-cell>
              <table:table-cell office:value-type="float" office:value="0.0215506">
                <text:p>0.0215506</text:p>
              </table:table-cell>
            </table:table-row>
            <table:table-row>
              <table:table-cell office:value-type="string">
                <text:p>0,005846</text:p>
              </table:table-cell>
              <table:table-cell office:value-type="float" office:value="0.0002622947">
                <text:p>0.0002622947</text:p>
              </table:table-cell>
              <table:table-cell office:value-type="float" office:value="0.0215495">
                <text:p>0.0215495</text:p>
              </table:table-cell>
              <table:table-cell office:value-type="float" office:value="0.0215495">
                <text:p>0.0215495</text:p>
              </table:table-cell>
            </table:table-row>
            <table:table-row>
              <table:table-cell office:value-type="string">
                <text:p>0,005842</text:p>
              </table:table-cell>
              <table:table-cell office:value-type="float" office:value="0.0002620008">
                <text:p>0.0002620008</text:p>
              </table:table-cell>
              <table:table-cell office:value-type="float" office:value="0.0205773">
                <text:p>0.0205773</text:p>
              </table:table-cell>
              <table:table-cell office:value-type="float" office:value="0.0215485">
                <text:p>0.0215485</text:p>
              </table:table-cell>
            </table:table-row>
            <table:table-row>
              <table:table-cell office:value-type="string">
                <text:p>0,005838</text:p>
              </table:table-cell>
              <table:table-cell office:value-type="float" office:value="0.0002617073">
                <text:p>0.0002617073</text:p>
              </table:table-cell>
              <table:table-cell office:value-type="float" office:value="0.0205699">
                <text:p>0.0205699</text:p>
              </table:table-cell>
              <table:table-cell office:value-type="float" office:value="0.0215476">
                <text:p>0.0215476</text:p>
              </table:table-cell>
            </table:table-row>
            <table:table-row>
              <table:table-cell office:value-type="string">
                <text:p>0,005835</text:p>
              </table:table-cell>
              <table:table-cell office:value-type="float" office:value="0.0002614143">
                <text:p>0.0002614143</text:p>
              </table:table-cell>
              <table:table-cell office:value-type="float" office:value="0.0215467">
                <text:p>0.0215467</text:p>
              </table:table-cell>
              <table:table-cell office:value-type="float" office:value="0.0215467">
                <text:p>0.0215467</text:p>
              </table:table-cell>
            </table:table-row>
            <table:table-row>
              <table:table-cell office:value-type="string">
                <text:p>0,005831</text:p>
              </table:table-cell>
              <table:table-cell office:value-type="float" office:value="0.0002611217">
                <text:p>0.0002611217</text:p>
              </table:table-cell>
              <table:table-cell office:value-type="float" office:value="0.0215458">
                <text:p>0.0215458</text:p>
              </table:table-cell>
              <table:table-cell office:value-type="float" office:value="0.0272884">
                <text:p>0.0272884</text:p>
              </table:table-cell>
            </table:table-row>
            <table:table-row>
              <table:table-cell office:value-type="string">
                <text:p>0,005827</text:p>
              </table:table-cell>
              <table:table-cell office:value-type="float" office:value="0.0002608297">
                <text:p>0.0002608297</text:p>
              </table:table-cell>
              <table:table-cell office:value-type="float" office:value="0.0205479">
                <text:p>0.0205479</text:p>
              </table:table-cell>
              <table:table-cell office:value-type="float" office:value="0.0272858">
                <text:p>0.0272858</text:p>
              </table:table-cell>
            </table:table-row>
            <table:table-row>
              <table:table-cell office:value-type="string">
                <text:p>0,005823</text:p>
              </table:table-cell>
              <table:table-cell office:value-type="float" office:value="0.0002605381">
                <text:p>0.0002605381</text:p>
              </table:table-cell>
              <table:table-cell office:value-type="float" office:value="0.0215443">
                <text:p>0.0215443</text:p>
              </table:table-cell>
              <table:table-cell office:value-type="float" office:value="0.0215443">
                <text:p>0.0215443</text:p>
              </table:table-cell>
            </table:table-row>
            <table:table-row>
              <table:table-cell office:value-type="string">
                <text:p>0,005819</text:p>
              </table:table-cell>
              <table:table-cell office:value-type="float" office:value="0.0002602469">
                <text:p>0.0002602469</text:p>
              </table:table-cell>
              <table:table-cell office:value-type="float" office:value="0.0215436">
                <text:p>0.0215436</text:p>
              </table:table-cell>
              <table:table-cell office:value-type="float" office:value="0.0215436">
                <text:p>0.0215436</text:p>
              </table:table-cell>
            </table:table-row>
            <table:table-row>
              <table:table-cell office:value-type="string">
                <text:p>0,005815</text:p>
              </table:table-cell>
              <table:table-cell office:value-type="float" office:value="0.0002599562">
                <text:p>0.0002599562</text:p>
              </table:table-cell>
              <table:table-cell office:value-type="float" office:value="0.021543">
                <text:p>0.021543</text:p>
              </table:table-cell>
              <table:table-cell office:value-type="float" office:value="0.021543">
                <text:p>0.021543</text:p>
              </table:table-cell>
            </table:table-row>
            <table:table-row>
              <table:table-cell office:value-type="string">
                <text:p>0,005811</text:p>
              </table:table-cell>
              <table:table-cell office:value-type="float" office:value="0.000259666">
                <text:p>0.000259666</text:p>
              </table:table-cell>
              <table:table-cell office:value-type="float" office:value="0.0215424">
                <text:p>0.0215424</text:p>
              </table:table-cell>
              <table:table-cell office:value-type="float" office:value="0.0215424">
                <text:p>0.0215424</text:p>
              </table:table-cell>
            </table:table-row>
            <table:table-row>
              <table:table-cell office:value-type="string">
                <text:p>0,005808</text:p>
              </table:table-cell>
              <table:table-cell office:value-type="float" office:value="0.0002593762">
                <text:p>0.0002593762</text:p>
              </table:table-cell>
              <table:table-cell office:value-type="float" office:value="0.0215419">
                <text:p>0.0215419</text:p>
              </table:table-cell>
              <table:table-cell office:value-type="float" office:value="0.0215419">
                <text:p>0.0215419</text:p>
              </table:table-cell>
            </table:table-row>
            <table:table-row>
              <table:table-cell office:value-type="string">
                <text:p>0,005804</text:p>
              </table:table-cell>
              <table:table-cell office:value-type="float" office:value="0.0002590869">
                <text:p>0.0002590869</text:p>
              </table:table-cell>
              <table:table-cell office:value-type="float" office:value="0.0215414">
                <text:p>0.0215414</text:p>
              </table:table-cell>
              <table:table-cell office:value-type="float" office:value="0.0215414">
                <text:p>0.0215414</text:p>
              </table:table-cell>
            </table:table-row>
            <table:table-row>
              <table:table-cell office:value-type="string">
                <text:p>0,0058</text:p>
              </table:table-cell>
              <table:table-cell office:value-type="float" office:value="0.0002587981">
                <text:p>0.0002587981</text:p>
              </table:table-cell>
              <table:table-cell office:value-type="float" office:value="0.0178538">
                <text:p>0.0178538</text:p>
              </table:table-cell>
              <table:table-cell office:value-type="float" office:value="0.021541">
                <text:p>0.021541</text:p>
              </table:table-cell>
            </table:table-row>
            <table:table-row>
              <table:table-cell office:value-type="string">
                <text:p>0,005796</text:p>
              </table:table-cell>
              <table:table-cell office:value-type="float" office:value="0.0002585097">
                <text:p>0.0002585097</text:p>
              </table:table-cell>
              <table:table-cell office:value-type="float" office:value="0.0204908">
                <text:p>0.0204908</text:p>
              </table:table-cell>
              <table:table-cell office:value-type="float" office:value="0.0215406">
                <text:p>0.0215406</text:p>
              </table:table-cell>
            </table:table-row>
            <table:table-row>
              <table:table-cell office:value-type="string">
                <text:p>0,005792</text:p>
              </table:table-cell>
              <table:table-cell office:value-type="float" office:value="0.0002582218">
                <text:p>0.0002582218</text:p>
              </table:table-cell>
              <table:table-cell office:value-type="float" office:value="0.0215403">
                <text:p>0.0215403</text:p>
              </table:table-cell>
              <table:table-cell office:value-type="float" office:value="0.0215403">
                <text:p>0.0215403</text:p>
              </table:table-cell>
            </table:table-row>
            <table:table-row>
              <table:table-cell office:value-type="string">
                <text:p>0,005788</text:p>
              </table:table-cell>
              <table:table-cell office:value-type="float" office:value="0.0002579344">
                <text:p>0.0002579344</text:p>
              </table:table-cell>
              <table:table-cell office:value-type="float" office:value="0.020477">
                <text:p>0.020477</text:p>
              </table:table-cell>
              <table:table-cell office:value-type="float" office:value="0.02154">
                <text:p>0.02154</text:p>
              </table:table-cell>
            </table:table-row>
            <table:table-row>
              <table:table-cell office:value-type="string">
                <text:p>0,005785</text:p>
              </table:table-cell>
              <table:table-cell office:value-type="float" office:value="0.0002576474">
                <text:p>0.0002576474</text:p>
              </table:table-cell>
              <table:table-cell office:value-type="float" office:value="0.0204701">
                <text:p>0.0204701</text:p>
              </table:table-cell>
              <table:table-cell office:value-type="float" office:value="0.0215398">
                <text:p>0.0215398</text:p>
              </table:table-cell>
            </table:table-row>
            <table:table-row>
              <table:table-cell office:value-type="string">
                <text:p>0,005781</text:p>
              </table:table-cell>
              <table:table-cell office:value-type="float" office:value="0.0002573608">
                <text:p>0.0002573608</text:p>
              </table:table-cell>
              <table:table-cell office:value-type="float" office:value="0.0215397">
                <text:p>0.0215397</text:p>
              </table:table-cell>
              <table:table-cell office:value-type="float" office:value="0.0215397">
                <text:p>0.0215397</text:p>
              </table:table-cell>
            </table:table-row>
            <table:table-row>
              <table:table-cell office:value-type="string">
                <text:p>0,005777</text:p>
              </table:table-cell>
              <table:table-cell office:value-type="float" office:value="0.0002570748">
                <text:p>0.0002570748</text:p>
              </table:table-cell>
              <table:table-cell office:value-type="float" office:value="0.0177693">
                <text:p>0.0177693</text:p>
              </table:table-cell>
              <table:table-cell office:value-type="float" office:value="0.0215395">
                <text:p>0.0215395</text:p>
              </table:table-cell>
            </table:table-row>
            <table:table-row>
              <table:table-cell office:value-type="string">
                <text:p>0,005773</text:p>
              </table:table-cell>
              <table:table-cell office:value-type="float" office:value="0.0002567892">
                <text:p>0.0002567892</text:p>
              </table:table-cell>
              <table:table-cell office:value-type="float" office:value="0.0215395">
                <text:p>0.0215395</text:p>
              </table:table-cell>
              <table:table-cell office:value-type="float" office:value="0.0215395">
                <text:p>0.0215395</text:p>
              </table:table-cell>
            </table:table-row>
            <table:table-row>
              <table:table-cell office:value-type="string">
                <text:p>0,005769</text:p>
              </table:table-cell>
              <table:table-cell office:value-type="float" office:value="0.000256504">
                <text:p>0.000256504</text:p>
              </table:table-cell>
              <table:table-cell office:value-type="float" office:value="0.0215395">
                <text:p>0.0215395</text:p>
              </table:table-cell>
              <table:table-cell office:value-type="float" office:value="0.0215395">
                <text:p>0.0215395</text:p>
              </table:table-cell>
            </table:table-row>
            <table:table-row>
              <table:table-cell office:value-type="string">
                <text:p>0,005765</text:p>
              </table:table-cell>
              <table:table-cell office:value-type="float" office:value="0.0002562194">
                <text:p>0.0002562194</text:p>
              </table:table-cell>
              <table:table-cell office:value-type="float" office:value="0.0204363">
                <text:p>0.0204363</text:p>
              </table:table-cell>
              <table:table-cell office:value-type="float" office:value="0.0215395">
                <text:p>0.0215395</text:p>
              </table:table-cell>
            </table:table-row>
            <table:table-row>
              <table:table-cell office:value-type="string">
                <text:p>0,005761</text:p>
              </table:table-cell>
              <table:table-cell office:value-type="float" office:value="0.0002559352">
                <text:p>0.0002559352</text:p>
              </table:table-cell>
              <table:table-cell office:value-type="float" office:value="0.0204296">
                <text:p>0.0204296</text:p>
              </table:table-cell>
              <table:table-cell office:value-type="float" office:value="0.0215396">
                <text:p>0.0215396</text:p>
              </table:table-cell>
            </table:table-row>
            <table:table-row>
              <table:table-cell office:value-type="string">
                <text:p>0,005758</text:p>
              </table:table-cell>
              <table:table-cell office:value-type="float" office:value="0.0002556514">
                <text:p>0.0002556514</text:p>
              </table:table-cell>
              <table:table-cell office:value-type="float" office:value="0.020423">
                <text:p>0.020423</text:p>
              </table:table-cell>
              <table:table-cell office:value-type="float" office:value="0.0215397">
                <text:p>0.0215397</text:p>
              </table:table-cell>
            </table:table-row>
            <table:table-row>
              <table:table-cell office:value-type="string">
                <text:p>0,005754</text:p>
              </table:table-cell>
              <table:table-cell office:value-type="float" office:value="0.0002553682">
                <text:p>0.0002553682</text:p>
              </table:table-cell>
              <table:table-cell office:value-type="float" office:value="0.0215399">
                <text:p>0.0215399</text:p>
              </table:table-cell>
              <table:table-cell office:value-type="float" office:value="0.0215399">
                <text:p>0.0215399</text:p>
              </table:table-cell>
            </table:table-row>
            <table:table-row>
              <table:table-cell office:value-type="string">
                <text:p>0,00575</text:p>
              </table:table-cell>
              <table:table-cell office:value-type="float" office:value="0.0002550854">
                <text:p>0.0002550854</text:p>
              </table:table-cell>
              <table:table-cell office:value-type="float" office:value="0.0204099">
                <text:p>0.0204099</text:p>
              </table:table-cell>
              <table:table-cell office:value-type="float" office:value="0.0215402">
                <text:p>0.0215402</text:p>
              </table:table-cell>
            </table:table-row>
            <table:table-row>
              <table:table-cell office:value-type="string">
                <text:p>0,005746</text:p>
              </table:table-cell>
              <table:table-cell office:value-type="float" office:value="0.000254803">
                <text:p>0.000254803</text:p>
              </table:table-cell>
              <table:table-cell office:value-type="float" office:value="0.0204034">
                <text:p>0.0204034</text:p>
              </table:table-cell>
              <table:table-cell office:value-type="float" office:value="0.0215405">
                <text:p>0.0215405</text:p>
              </table:table-cell>
            </table:table-row>
            <table:table-row>
              <table:table-cell office:value-type="string">
                <text:p>0,005742</text:p>
              </table:table-cell>
              <table:table-cell office:value-type="float" office:value="0.0002545211">
                <text:p>0.0002545211</text:p>
              </table:table-cell>
              <table:table-cell office:value-type="float" office:value="0.0203969">
                <text:p>0.0203969</text:p>
              </table:table-cell>
              <table:table-cell office:value-type="float" office:value="0.0215408">
                <text:p>0.0215408</text:p>
              </table:table-cell>
            </table:table-row>
            <table:table-row>
              <table:table-cell office:value-type="string">
                <text:p>0,005738</text:p>
              </table:table-cell>
              <table:table-cell office:value-type="float" office:value="0.0002542397">
                <text:p>0.0002542397</text:p>
              </table:table-cell>
              <table:table-cell office:value-type="float" office:value="0.0203905">
                <text:p>0.0203905</text:p>
              </table:table-cell>
              <table:table-cell office:value-type="float" office:value="0.027239">
                <text:p>0.027239</text:p>
              </table:table-cell>
            </table:table-row>
            <table:table-row>
              <table:table-cell office:value-type="string">
                <text:p>0,005735</text:p>
              </table:table-cell>
              <table:table-cell office:value-type="float" office:value="0.0002539587">
                <text:p>0.0002539587</text:p>
              </table:table-cell>
              <table:table-cell office:value-type="float" office:value="0.0203841">
                <text:p>0.0203841</text:p>
              </table:table-cell>
              <table:table-cell office:value-type="float" office:value="0.0215417">
                <text:p>0.0215417</text:p>
              </table:table-cell>
            </table:table-row>
            <table:table-row>
              <table:table-cell office:value-type="string">
                <text:p>0,005731</text:p>
              </table:table-cell>
              <table:table-cell office:value-type="float" office:value="0.0002536782">
                <text:p>0.0002536782</text:p>
              </table:table-cell>
              <table:table-cell office:value-type="float" office:value="0.0176035">
                <text:p>0.0176035</text:p>
              </table:table-cell>
              <table:table-cell office:value-type="float" office:value="0.0215422">
                <text:p>0.0215422</text:p>
              </table:table-cell>
            </table:table-row>
            <table:table-row>
              <table:table-cell office:value-type="string">
                <text:p>0,005727</text:p>
              </table:table-cell>
              <table:table-cell office:value-type="float" office:value="0.0002533982">
                <text:p>0.0002533982</text:p>
              </table:table-cell>
              <table:table-cell office:value-type="float" office:value="0.0203715">
                <text:p>0.0203715</text:p>
              </table:table-cell>
              <table:table-cell office:value-type="float" office:value="0.0272346">
                <text:p>0.0272346</text:p>
              </table:table-cell>
            </table:table-row>
            <table:table-row>
              <table:table-cell office:value-type="string">
                <text:p>0,005723</text:p>
              </table:table-cell>
              <table:table-cell office:value-type="float" office:value="0.0002531186">
                <text:p>0.0002531186</text:p>
              </table:table-cell>
              <table:table-cell office:value-type="float" office:value="0.0214836">
                <text:p>0.0214836</text:p>
              </table:table-cell>
              <table:table-cell office:value-type="float" office:value="0.0215434">
                <text:p>0.0215434</text:p>
              </table:table-cell>
            </table:table-row>
            <table:table-row>
              <table:table-cell office:value-type="string">
                <text:p>0,005719</text:p>
              </table:table-cell>
              <table:table-cell office:value-type="float" office:value="0.0002528394">
                <text:p>0.0002528394</text:p>
              </table:table-cell>
              <table:table-cell office:value-type="float" office:value="0.0175626">
                <text:p>0.0175626</text:p>
              </table:table-cell>
              <table:table-cell office:value-type="float" office:value="0.021544">
                <text:p>0.021544</text:p>
              </table:table-cell>
            </table:table-row>
            <table:table-row>
              <table:table-cell office:value-type="string">
                <text:p>0,005715</text:p>
              </table:table-cell>
              <table:table-cell office:value-type="float" office:value="0.0002525607">
                <text:p>0.0002525607</text:p>
              </table:table-cell>
              <table:table-cell office:value-type="float" office:value="0.0215448">
                <text:p>0.0215448</text:p>
              </table:table-cell>
              <table:table-cell office:value-type="float" office:value="0.0215448">
                <text:p>0.0215448</text:p>
              </table:table-cell>
            </table:table-row>
            <table:table-row>
              <table:table-cell office:value-type="string">
                <text:p>0,005711</text:p>
              </table:table-cell>
              <table:table-cell office:value-type="float" office:value="0.0002522825">
                <text:p>0.0002522825</text:p>
              </table:table-cell>
              <table:table-cell office:value-type="float" office:value="0.0215455">
                <text:p>0.0215455</text:p>
              </table:table-cell>
              <table:table-cell office:value-type="float" office:value="0.0215455">
                <text:p>0.0215455</text:p>
              </table:table-cell>
            </table:table-row>
            <table:table-row>
              <table:table-cell office:value-type="string">
                <text:p>0,005708</text:p>
              </table:table-cell>
              <table:table-cell office:value-type="float" office:value="0.0002520047">
                <text:p>0.0002520047</text:p>
              </table:table-cell>
              <table:table-cell office:value-type="float" office:value="0.0215463">
                <text:p>0.0215463</text:p>
              </table:table-cell>
              <table:table-cell office:value-type="float" office:value="0.0215463">
                <text:p>0.0215463</text:p>
              </table:table-cell>
            </table:table-row>
            <table:table-row>
              <table:table-cell office:value-type="string">
                <text:p>0,005704</text:p>
              </table:table-cell>
              <table:table-cell office:value-type="float" office:value="0.0002517274">
                <text:p>0.0002517274</text:p>
              </table:table-cell>
              <table:table-cell office:value-type="float" office:value="0.0203345">
                <text:p>0.0203345</text:p>
              </table:table-cell>
              <table:table-cell office:value-type="float" office:value="0.0215472">
                <text:p>0.0215472</text:p>
              </table:table-cell>
            </table:table-row>
            <table:table-row>
              <table:table-cell office:value-type="string">
                <text:p>0,0057</text:p>
              </table:table-cell>
              <table:table-cell office:value-type="float" office:value="0.0002514505">
                <text:p>0.0002514505</text:p>
              </table:table-cell>
              <table:table-cell office:value-type="float" office:value="0.0215481">
                <text:p>0.0215481</text:p>
              </table:table-cell>
              <table:table-cell office:value-type="float" office:value="0.0215481">
                <text:p>0.0215481</text:p>
              </table:table-cell>
            </table:table-row>
            <table:table-row>
              <table:table-cell office:value-type="string">
                <text:p>0,005696</text:p>
              </table:table-cell>
              <table:table-cell office:value-type="float" office:value="0.0002511741">
                <text:p>0.0002511741</text:p>
              </table:table-cell>
              <table:table-cell office:value-type="float" office:value="0.0215491">
                <text:p>0.0215491</text:p>
              </table:table-cell>
              <table:table-cell office:value-type="float" office:value="0.0215491">
                <text:p>0.0215491</text:p>
              </table:table-cell>
            </table:table-row>
            <table:table-row>
              <table:table-cell office:value-type="string">
                <text:p>0,005692</text:p>
              </table:table-cell>
              <table:table-cell office:value-type="float" office:value="0.0002508981">
                <text:p>0.0002508981</text:p>
              </table:table-cell>
              <table:table-cell office:value-type="float" office:value="0.0215501">
                <text:p>0.0215501</text:p>
              </table:table-cell>
              <table:table-cell office:value-type="float" office:value="0.0215501">
                <text:p>0.0215501</text:p>
              </table:table-cell>
            </table:table-row>
            <table:table-row>
              <table:table-cell office:value-type="string">
                <text:p>0,005688</text:p>
              </table:table-cell>
              <table:table-cell office:value-type="float" office:value="0.0002506225">
                <text:p>0.0002506225</text:p>
              </table:table-cell>
              <table:table-cell office:value-type="float" office:value="0.0203106">
                <text:p>0.0203106</text:p>
              </table:table-cell>
              <table:table-cell office:value-type="float" office:value="0.0272228">
                <text:p>0.0272228</text:p>
              </table:table-cell>
            </table:table-row>
            <table:table-row>
              <table:table-cell office:value-type="string">
                <text:p>0,005684</text:p>
              </table:table-cell>
              <table:table-cell office:value-type="float" office:value="0.0002503472">
                <text:p>0.0002503472</text:p>
              </table:table-cell>
              <table:table-cell office:value-type="float" office:value="0.0203047">
                <text:p>0.0203047</text:p>
              </table:table-cell>
              <table:table-cell office:value-type="float" office:value="0.0215523">
                <text:p>0.0215523</text:p>
              </table:table-cell>
            </table:table-row>
            <table:table-row>
              <table:table-cell office:value-type="string">
                <text:p>0,005681</text:p>
              </table:table-cell>
              <table:table-cell office:value-type="float" office:value="0.0002500724">
                <text:p>0.0002500724</text:p>
              </table:table-cell>
              <table:table-cell office:value-type="float" office:value="0.0174285">
                <text:p>0.0174285</text:p>
              </table:table-cell>
              <table:table-cell office:value-type="float" office:value="0.0215535">
                <text:p>0.0215535</text:p>
              </table:table-cell>
            </table:table-row>
            <table:table-row>
              <table:table-cell office:value-type="string">
                <text:p>0,005677</text:p>
              </table:table-cell>
              <table:table-cell office:value-type="float" office:value="0.0002497979">
                <text:p>0.0002497979</text:p>
              </table:table-cell>
              <table:table-cell office:value-type="float" office:value="0.0215547">
                <text:p>0.0215547</text:p>
              </table:table-cell>
              <table:table-cell office:value-type="float" office:value="0.0215547">
                <text:p>0.0215547</text:p>
              </table:table-cell>
            </table:table-row>
            <table:table-row>
              <table:table-cell office:value-type="string">
                <text:p>0,005673</text:p>
              </table:table-cell>
              <table:table-cell office:value-type="float" office:value="0.0002495239">
                <text:p>0.0002495239</text:p>
              </table:table-cell>
              <table:table-cell office:value-type="float" office:value="0.021556">
                <text:p>0.021556</text:p>
              </table:table-cell>
              <table:table-cell office:value-type="float" office:value="0.021556">
                <text:p>0.021556</text:p>
              </table:table-cell>
            </table:table-row>
            <table:table-row>
              <table:table-cell office:value-type="string">
                <text:p>0,005669</text:p>
              </table:table-cell>
              <table:table-cell office:value-type="float" office:value="0.0002492501">
                <text:p>0.0002492501</text:p>
              </table:table-cell>
              <table:table-cell office:value-type="float" office:value="0.0173888">
                <text:p>0.0173888</text:p>
              </table:table-cell>
              <table:table-cell office:value-type="float" office:value="0.0215574">
                <text:p>0.0215574</text:p>
              </table:table-cell>
            </table:table-row>
            <table:table-row>
              <table:table-cell office:value-type="string">
                <text:p>0,005665</text:p>
              </table:table-cell>
              <table:table-cell office:value-type="float" office:value="0.0002489768">
                <text:p>0.0002489768</text:p>
              </table:table-cell>
              <table:table-cell office:value-type="float" office:value="0.0215588">
                <text:p>0.0215588</text:p>
              </table:table-cell>
              <table:table-cell office:value-type="float" office:value="0.0272178">
                <text:p>0.0272178</text:p>
              </table:table-cell>
            </table:table-row>
            <table:table-row>
              <table:table-cell office:value-type="string">
                <text:p>0,005661</text:p>
              </table:table-cell>
              <table:table-cell office:value-type="float" office:value="0.0002487039">
                <text:p>0.0002487039</text:p>
              </table:table-cell>
              <table:table-cell office:value-type="float" office:value="0.0215602">
                <text:p>0.0215602</text:p>
              </table:table-cell>
              <table:table-cell office:value-type="float" office:value="0.0215602">
                <text:p>0.0215602</text:p>
              </table:table-cell>
            </table:table-row>
            <table:table-row>
              <table:table-cell office:value-type="string">
                <text:p>0,005658</text:p>
              </table:table-cell>
              <table:table-cell office:value-type="float" office:value="0.0002484313">
                <text:p>0.0002484313</text:p>
              </table:table-cell>
              <table:table-cell office:value-type="float" office:value="0.0173493">
                <text:p>0.0173493</text:p>
              </table:table-cell>
              <table:table-cell office:value-type="float" office:value="0.0215617">
                <text:p>0.0215617</text:p>
              </table:table-cell>
            </table:table-row>
            <table:table-row>
              <table:table-cell office:value-type="string">
                <text:p>0,005654</text:p>
              </table:table-cell>
              <table:table-cell office:value-type="float" office:value="0.0002481591">
                <text:p>0.0002481591</text:p>
              </table:table-cell>
              <table:table-cell office:value-type="float" office:value="0.0215632">
                <text:p>0.0215632</text:p>
              </table:table-cell>
              <table:table-cell office:value-type="float" office:value="0.0215632">
                <text:p>0.0215632</text:p>
              </table:table-cell>
            </table:table-row>
            <table:table-row>
              <table:table-cell office:value-type="string">
                <text:p>0,00565</text:p>
              </table:table-cell>
              <table:table-cell office:value-type="float" office:value="0.0002478874">
                <text:p>0.0002478874</text:p>
              </table:table-cell>
              <table:table-cell office:value-type="float" office:value="0.0202535">
                <text:p>0.0202535</text:p>
              </table:table-cell>
              <table:table-cell office:value-type="float" office:value="0.0215648">
                <text:p>0.0215648</text:p>
              </table:table-cell>
            </table:table-row>
            <table:table-row>
              <table:table-cell office:value-type="string">
                <text:p>0,005646</text:p>
              </table:table-cell>
              <table:table-cell office:value-type="float" office:value="0.000247616">
                <text:p>0.000247616</text:p>
              </table:table-cell>
              <table:table-cell office:value-type="float" office:value="0.020248">
                <text:p>0.020248</text:p>
              </table:table-cell>
              <table:table-cell office:value-type="float" office:value="0.0215665">
                <text:p>0.0215665</text:p>
              </table:table-cell>
            </table:table-row>
            <table:table-row>
              <table:table-cell office:value-type="string">
                <text:p>0,005642</text:p>
              </table:table-cell>
              <table:table-cell office:value-type="float" office:value="0.0002473449">
                <text:p>0.0002473449</text:p>
              </table:table-cell>
              <table:table-cell office:value-type="float" office:value="0.0215682">
                <text:p>0.0215682</text:p>
              </table:table-cell>
              <table:table-cell office:value-type="float" office:value="0.0215682">
                <text:p>0.0215682</text:p>
              </table:table-cell>
            </table:table-row>
            <table:table-row>
              <table:table-cell office:value-type="string">
                <text:p>0,005638</text:p>
              </table:table-cell>
              <table:table-cell office:value-type="float" office:value="0.0002470743">
                <text:p>0.0002470743</text:p>
              </table:table-cell>
              <table:table-cell office:value-type="float" office:value="0.0215699">
                <text:p>0.0215699</text:p>
              </table:table-cell>
              <table:table-cell office:value-type="float" office:value="0.0215699">
                <text:p>0.0215699</text:p>
              </table:table-cell>
            </table:table-row>
            <table:table-row>
              <table:table-cell office:value-type="string">
                <text:p>0,005634</text:p>
              </table:table-cell>
              <table:table-cell office:value-type="float" office:value="0.0002468041">
                <text:p>0.0002468041</text:p>
              </table:table-cell>
              <table:table-cell office:value-type="float" office:value="0.0172712">
                <text:p>0.0172712</text:p>
              </table:table-cell>
              <table:table-cell office:value-type="float" office:value="0.0215717">
                <text:p>0.0215717</text:p>
              </table:table-cell>
            </table:table-row>
            <table:table-row>
              <table:table-cell office:value-type="string">
                <text:p>0,005631</text:p>
              </table:table-cell>
              <table:table-cell office:value-type="float" office:value="0.0002465342">
                <text:p>0.0002465342</text:p>
              </table:table-cell>
              <table:table-cell office:value-type="float" office:value="0.0172583">
                <text:p>0.0172583</text:p>
              </table:table-cell>
              <table:table-cell office:value-type="float" office:value="0.0215736">
                <text:p>0.0215736</text:p>
              </table:table-cell>
            </table:table-row>
            <table:table-row>
              <table:table-cell office:value-type="string">
                <text:p>0,005627</text:p>
              </table:table-cell>
              <table:table-cell office:value-type="float" office:value="0.0002462647">
                <text:p>0.0002462647</text:p>
              </table:table-cell>
              <table:table-cell office:value-type="float" office:value="0.0202211">
                <text:p>0.0202211</text:p>
              </table:table-cell>
              <table:table-cell office:value-type="float" office:value="0.0215755">
                <text:p>0.0215755</text:p>
              </table:table-cell>
            </table:table-row>
            <table:table-row>
              <table:table-cell office:value-type="string">
                <text:p>0,005623</text:p>
              </table:table-cell>
              <table:table-cell office:value-type="float" office:value="0.0002459956">
                <text:p>0.0002459956</text:p>
              </table:table-cell>
              <table:table-cell office:value-type="float" office:value="0.0215774">
                <text:p>0.0215774</text:p>
              </table:table-cell>
              <table:table-cell office:value-type="float" office:value="0.0215774">
                <text:p>0.0215774</text:p>
              </table:table-cell>
            </table:table-row>
            <table:table-row>
              <table:table-cell office:value-type="string">
                <text:p>0,005619</text:p>
              </table:table-cell>
              <table:table-cell office:value-type="float" office:value="0.0002457269">
                <text:p>0.0002457269</text:p>
              </table:table-cell>
              <table:table-cell office:value-type="float" office:value="0.0215794">
                <text:p>0.0215794</text:p>
              </table:table-cell>
              <table:table-cell office:value-type="float" office:value="0.0215794">
                <text:p>0.0215794</text:p>
              </table:table-cell>
            </table:table-row>
            <table:table-row>
              <table:table-cell office:value-type="string">
                <text:p>0,005615</text:p>
              </table:table-cell>
              <table:table-cell office:value-type="float" office:value="0.0002454585">
                <text:p>0.0002454585</text:p>
              </table:table-cell>
              <table:table-cell office:value-type="float" office:value="0.0215815">
                <text:p>0.0215815</text:p>
              </table:table-cell>
              <table:table-cell office:value-type="float" office:value="0.0215815">
                <text:p>0.0215815</text:p>
              </table:table-cell>
            </table:table-row>
            <table:table-row>
              <table:table-cell office:value-type="string">
                <text:p>0,005611</text:p>
              </table:table-cell>
              <table:table-cell office:value-type="float" office:value="0.0002451906">
                <text:p>0.0002451906</text:p>
              </table:table-cell>
              <table:table-cell office:value-type="float" office:value="0.0215836">
                <text:p>0.0215836</text:p>
              </table:table-cell>
              <table:table-cell office:value-type="float" office:value="0.0215836">
                <text:p>0.0215836</text:p>
              </table:table-cell>
            </table:table-row>
            <table:table-row>
              <table:table-cell office:value-type="string">
                <text:p>0,005608</text:p>
              </table:table-cell>
              <table:table-cell office:value-type="float" office:value="0.000244923">
                <text:p>0.000244923</text:p>
              </table:table-cell>
              <table:table-cell office:value-type="float" office:value="0.0215858">
                <text:p>0.0215858</text:p>
              </table:table-cell>
              <table:table-cell office:value-type="float" office:value="0.0215858">
                <text:p>0.0215858</text:p>
              </table:table-cell>
            </table:table-row>
            <table:table-row>
              <table:table-cell office:value-type="string">
                <text:p>0,005604</text:p>
              </table:table-cell>
              <table:table-cell office:value-type="float" office:value="0.0002446559">
                <text:p>0.0002446559</text:p>
              </table:table-cell>
              <table:table-cell office:value-type="float" office:value="0.021588">
                <text:p>0.021588</text:p>
              </table:table-cell>
              <table:table-cell office:value-type="float" office:value="0.0272123">
                <text:p>0.0272123</text:p>
              </table:table-cell>
            </table:table-row>
            <table:table-row>
              <table:table-cell office:value-type="string">
                <text:p>0,0056</text:p>
              </table:table-cell>
              <table:table-cell office:value-type="float" office:value="0.000244389">
                <text:p>0.000244389</text:p>
              </table:table-cell>
              <table:table-cell office:value-type="float" office:value="0.0215903">
                <text:p>0.0215903</text:p>
              </table:table-cell>
              <table:table-cell office:value-type="float" office:value="0.0272124">
                <text:p>0.0272124</text:p>
              </table:table-cell>
            </table:table-row>
            <table:table-row>
              <table:table-cell office:value-type="string">
                <text:p>0,005596</text:p>
              </table:table-cell>
              <table:table-cell office:value-type="float" office:value="0.0002441226">
                <text:p>0.0002441226</text:p>
              </table:table-cell>
              <table:table-cell office:value-type="float" office:value="0.0171434">
                <text:p>0.0171434</text:p>
              </table:table-cell>
              <table:table-cell office:value-type="float" office:value="0.0215926">
                <text:p>0.0215926</text:p>
              </table:table-cell>
            </table:table-row>
            <table:table-row>
              <table:table-cell office:value-type="string">
                <text:p>0,005592</text:p>
              </table:table-cell>
              <table:table-cell office:value-type="float" office:value="0.0002438566">
                <text:p>0.0002438566</text:p>
              </table:table-cell>
              <table:table-cell office:value-type="float" office:value="0.021595">
                <text:p>0.021595</text:p>
              </table:table-cell>
              <table:table-cell office:value-type="float" office:value="0.021595">
                <text:p>0.021595</text:p>
              </table:table-cell>
            </table:table-row>
            <table:table-row>
              <table:table-cell office:value-type="string">
                <text:p>0,005588</text:p>
              </table:table-cell>
              <table:table-cell office:value-type="float" office:value="0.0002435909">
                <text:p>0.0002435909</text:p>
              </table:table-cell>
              <table:table-cell office:value-type="float" office:value="0.0171182">
                <text:p>0.0171182</text:p>
              </table:table-cell>
              <table:table-cell office:value-type="float" office:value="0.0215974">
                <text:p>0.0215974</text:p>
              </table:table-cell>
            </table:table-row>
            <table:table-row>
              <table:table-cell office:value-type="string">
                <text:p>0,005584</text:p>
              </table:table-cell>
              <table:table-cell office:value-type="float" office:value="0.0002433256">
                <text:p>0.0002433256</text:p>
              </table:table-cell>
              <table:table-cell office:value-type="float" office:value="0.0215999">
                <text:p>0.0215999</text:p>
              </table:table-cell>
              <table:table-cell office:value-type="float" office:value="0.0215999">
                <text:p>0.0215999</text:p>
              </table:table-cell>
            </table:table-row>
            <table:table-row>
              <table:table-cell office:value-type="string">
                <text:p>0,005581</text:p>
              </table:table-cell>
              <table:table-cell office:value-type="float" office:value="0.0002430608">
                <text:p>0.0002430608</text:p>
              </table:table-cell>
              <table:table-cell office:value-type="float" office:value="0.0216024">
                <text:p>0.0216024</text:p>
              </table:table-cell>
              <table:table-cell office:value-type="float" office:value="0.0216024">
                <text:p>0.0216024</text:p>
              </table:table-cell>
            </table:table-row>
            <table:table-row>
              <table:table-cell office:value-type="string">
                <text:p>0,005577</text:p>
              </table:table-cell>
              <table:table-cell office:value-type="float" office:value="0.0002427962">
                <text:p>0.0002427962</text:p>
              </table:table-cell>
              <table:table-cell office:value-type="float" office:value="0.0170805">
                <text:p>0.0170805</text:p>
              </table:table-cell>
              <table:table-cell office:value-type="float" office:value="0.021605">
                <text:p>0.021605</text:p>
              </table:table-cell>
            </table:table-row>
            <table:table-row>
              <table:table-cell office:value-type="string">
                <text:p>0,005573</text:p>
              </table:table-cell>
              <table:table-cell office:value-type="float" office:value="0.0002425321">
                <text:p>0.0002425321</text:p>
              </table:table-cell>
              <table:table-cell office:value-type="float" office:value="0.0216076">
                <text:p>0.0216076</text:p>
              </table:table-cell>
              <table:table-cell office:value-type="float" office:value="0.0216076">
                <text:p>0.0216076</text:p>
              </table:table-cell>
            </table:table-row>
            <table:table-row>
              <table:table-cell office:value-type="string">
                <text:p>0,005569</text:p>
              </table:table-cell>
              <table:table-cell office:value-type="float" office:value="0.0002422684">
                <text:p>0.0002422684</text:p>
              </table:table-cell>
              <table:table-cell office:value-type="float" office:value="0.0216103">
                <text:p>0.0216103</text:p>
              </table:table-cell>
              <table:table-cell office:value-type="float" office:value="0.0216103">
                <text:p>0.0216103</text:p>
              </table:table-cell>
            </table:table-row>
            <table:table-row>
              <table:table-cell office:value-type="string">
                <text:p>0,005565</text:p>
              </table:table-cell>
              <table:table-cell office:value-type="float" office:value="0.000242005">
                <text:p>0.000242005</text:p>
              </table:table-cell>
              <table:table-cell office:value-type="float" office:value="0.0201414">
                <text:p>0.0201414</text:p>
              </table:table-cell>
              <table:table-cell office:value-type="float" office:value="0.021613">
                <text:p>0.021613</text:p>
              </table:table-cell>
            </table:table-row>
            <table:table-row>
              <table:table-cell office:value-type="string">
                <text:p>0,005561</text:p>
              </table:table-cell>
              <table:table-cell office:value-type="float" office:value="0.0002417421">
                <text:p>0.0002417421</text:p>
              </table:table-cell>
              <table:table-cell office:value-type="float" office:value="0.0201367">
                <text:p>0.0201367</text:p>
              </table:table-cell>
              <table:table-cell office:value-type="float" office:value="0.0216158">
                <text:p>0.0216158</text:p>
              </table:table-cell>
            </table:table-row>
            <table:table-row>
              <table:table-cell office:value-type="string">
                <text:p>0,005558</text:p>
              </table:table-cell>
              <table:table-cell office:value-type="float" office:value="0.0002414795">
                <text:p>0.0002414795</text:p>
              </table:table-cell>
              <table:table-cell office:value-type="float" office:value="0.0201321">
                <text:p>0.0201321</text:p>
              </table:table-cell>
              <table:table-cell office:value-type="float" office:value="0.0216186">
                <text:p>0.0216186</text:p>
              </table:table-cell>
            </table:table-row>
            <table:table-row>
              <table:table-cell office:value-type="string">
                <text:p>0,005554</text:p>
              </table:table-cell>
              <table:table-cell office:value-type="float" office:value="0.0002412173">
                <text:p>0.0002412173</text:p>
              </table:table-cell>
              <table:table-cell office:value-type="float" office:value="0.0216215">
                <text:p>0.0216215</text:p>
              </table:table-cell>
              <table:table-cell office:value-type="float" office:value="0.0216215">
                <text:p>0.0216215</text:p>
              </table:table-cell>
            </table:table-row>
            <table:table-row>
              <table:table-cell office:value-type="string">
                <text:p>0,00555</text:p>
              </table:table-cell>
              <table:table-cell office:value-type="float" office:value="0.0002409555">
                <text:p>0.0002409555</text:p>
              </table:table-cell>
              <table:table-cell office:value-type="float" office:value="0.0216245">
                <text:p>0.0216245</text:p>
              </table:table-cell>
              <table:table-cell office:value-type="float" office:value="0.0216245">
                <text:p>0.0216245</text:p>
              </table:table-cell>
            </table:table-row>
            <table:table-row>
              <table:table-cell office:value-type="string">
                <text:p>0,005546</text:p>
              </table:table-cell>
              <table:table-cell office:value-type="float" office:value="0.000240694">
                <text:p>0.000240694</text:p>
              </table:table-cell>
              <table:table-cell office:value-type="float" office:value="0.0216275">
                <text:p>0.0216275</text:p>
              </table:table-cell>
              <table:table-cell office:value-type="float" office:value="0.0216275">
                <text:p>0.0216275</text:p>
              </table:table-cell>
            </table:table-row>
            <table:table-row>
              <table:table-cell office:value-type="string">
                <text:p>0,005542</text:p>
              </table:table-cell>
              <table:table-cell office:value-type="float" office:value="0.000240433">
                <text:p>0.000240433</text:p>
              </table:table-cell>
              <table:table-cell office:value-type="float" office:value="0.0169692">
                <text:p>0.0169692</text:p>
              </table:table-cell>
              <table:table-cell office:value-type="float" office:value="0.0216305">
                <text:p>0.0216305</text:p>
              </table:table-cell>
            </table:table-row>
            <table:table-row>
              <table:table-cell office:value-type="string">
                <text:p>0,005538</text:p>
              </table:table-cell>
              <table:table-cell office:value-type="float" office:value="0.0002401723">
                <text:p>0.0002401723</text:p>
              </table:table-cell>
              <table:table-cell office:value-type="float" office:value="0.0201096">
                <text:p>0.0201096</text:p>
              </table:table-cell>
              <table:table-cell office:value-type="float" office:value="0.0216336">
                <text:p>0.0216336</text:p>
              </table:table-cell>
            </table:table-row>
            <table:table-row>
              <table:table-cell office:value-type="string">
                <text:p>0,005534</text:p>
              </table:table-cell>
              <table:table-cell office:value-type="float" office:value="0.000239912">
                <text:p>0.000239912</text:p>
              </table:table-cell>
              <table:table-cell office:value-type="float" office:value="0.0216368">
                <text:p>0.0216368</text:p>
              </table:table-cell>
              <table:table-cell office:value-type="float" office:value="0.0216368">
                <text:p>0.0216368</text:p>
              </table:table-cell>
            </table:table-row>
            <table:table-row>
              <table:table-cell office:value-type="string">
                <text:p>0,005531</text:p>
              </table:table-cell>
              <table:table-cell office:value-type="float" office:value="0.0002396521">
                <text:p>0.0002396521</text:p>
              </table:table-cell>
              <table:table-cell office:value-type="float" office:value="0.0169326">
                <text:p>0.0169326</text:p>
              </table:table-cell>
              <table:table-cell office:value-type="float" office:value="0.02164">
                <text:p>0.02164</text:p>
              </table:table-cell>
            </table:table-row>
            <table:table-row>
              <table:table-cell office:value-type="string">
                <text:p>0,005527</text:p>
              </table:table-cell>
              <table:table-cell office:value-type="float" office:value="0.0002393926">
                <text:p>0.0002393926</text:p>
              </table:table-cell>
              <table:table-cell office:value-type="float" office:value="0.0169205">
                <text:p>0.0169205</text:p>
              </table:table-cell>
              <table:table-cell office:value-type="float" office:value="0.0216432">
                <text:p>0.0216432</text:p>
              </table:table-cell>
            </table:table-row>
            <table:table-row>
              <table:table-cell office:value-type="string">
                <text:p>0,005523</text:p>
              </table:table-cell>
              <table:table-cell office:value-type="float" office:value="0.0002391335">
                <text:p>0.0002391335</text:p>
              </table:table-cell>
              <table:table-cell office:value-type="float" office:value="0.0200923">
                <text:p>0.0200923</text:p>
              </table:table-cell>
              <table:table-cell office:value-type="float" office:value="0.0216465">
                <text:p>0.0216465</text:p>
              </table:table-cell>
            </table:table-row>
            <table:table-row>
              <table:table-cell office:value-type="string">
                <text:p>0,005519</text:p>
              </table:table-cell>
              <table:table-cell office:value-type="float" office:value="0.0002388747">
                <text:p>0.0002388747</text:p>
              </table:table-cell>
              <table:table-cell office:value-type="float" office:value="0.0210055">
                <text:p>0.0210055</text:p>
              </table:table-cell>
              <table:table-cell office:value-type="float" office:value="0.0216499">
                <text:p>0.0216499</text:p>
              </table:table-cell>
            </table:table-row>
            <table:table-row>
              <table:table-cell office:value-type="string">
                <text:p>0,005515</text:p>
              </table:table-cell>
              <table:table-cell office:value-type="float" office:value="0.0002386163">
                <text:p>0.0002386163</text:p>
              </table:table-cell>
              <table:table-cell office:value-type="float" office:value="0.0216531">
                <text:p>0.0216531</text:p>
              </table:table-cell>
              <table:table-cell office:value-type="float" office:value="0.0216533">
                <text:p>0.0216533</text:p>
              </table:table-cell>
            </table:table-row>
            <table:table-row>
              <table:table-cell office:value-type="string">
                <text:p>0,005511</text:p>
              </table:table-cell>
              <table:table-cell office:value-type="float" office:value="0.0002383583">
                <text:p>0.0002383583</text:p>
              </table:table-cell>
              <table:table-cell office:value-type="float" office:value="0.0200797">
                <text:p>0.0200797</text:p>
              </table:table-cell>
              <table:table-cell office:value-type="float" office:value="0.0216567">
                <text:p>0.0216567</text:p>
              </table:table-cell>
            </table:table-row>
            <table:table-row>
              <table:table-cell office:value-type="string">
                <text:p>0,005507</text:p>
              </table:table-cell>
              <table:table-cell office:value-type="float" office:value="0.0002381007">
                <text:p>0.0002381007</text:p>
              </table:table-cell>
              <table:table-cell office:value-type="float" office:value="0.0216603">
                <text:p>0.0216603</text:p>
              </table:table-cell>
              <table:table-cell office:value-type="float" office:value="0.0216603">
                <text:p>0.0216603</text:p>
              </table:table-cell>
            </table:table-row>
            <table:table-row>
              <table:table-cell office:value-type="string">
                <text:p>0,005504</text:p>
              </table:table-cell>
              <table:table-cell office:value-type="float" office:value="0.0002378435">
                <text:p>0.0002378435</text:p>
              </table:table-cell>
              <table:table-cell office:value-type="float" office:value="0.0200715">
                <text:p>0.0200715</text:p>
              </table:table-cell>
              <table:table-cell office:value-type="float" office:value="0.0216638">
                <text:p>0.0216638</text:p>
              </table:table-cell>
            </table:table-row>
            <table:table-row>
              <table:table-cell office:value-type="string">
                <text:p>0,0055</text:p>
              </table:table-cell>
              <table:table-cell office:value-type="float" office:value="0.0002375867">
                <text:p>0.0002375867</text:p>
              </table:table-cell>
              <table:table-cell office:value-type="float" office:value="0.0168363">
                <text:p>0.0168363</text:p>
              </table:table-cell>
              <table:table-cell office:value-type="float" office:value="0.0216674">
                <text:p>0.0216674</text:p>
              </table:table-cell>
            </table:table-row>
            <table:table-row>
              <table:table-cell office:value-type="string">
                <text:p>0,005496</text:p>
              </table:table-cell>
              <table:table-cell office:value-type="float" office:value="0.0002373302">
                <text:p>0.0002373302</text:p>
              </table:table-cell>
              <table:table-cell office:value-type="float" office:value="0.0216711">
                <text:p>0.0216711</text:p>
              </table:table-cell>
              <table:table-cell office:value-type="float" office:value="0.0216711">
                <text:p>0.0216711</text:p>
              </table:table-cell>
            </table:table-row>
            <table:table-row>
              <table:table-cell office:value-type="string">
                <text:p>0,005492</text:p>
              </table:table-cell>
              <table:table-cell office:value-type="float" office:value="0.0002370742">
                <text:p>0.0002370742</text:p>
              </table:table-cell>
              <table:table-cell office:value-type="float" office:value="0.0215672">
                <text:p>0.0215672</text:p>
              </table:table-cell>
              <table:table-cell office:value-type="float" office:value="0.0216748">
                <text:p>0.0216748</text:p>
              </table:table-cell>
            </table:table-row>
            <table:table-row>
              <table:table-cell office:value-type="string">
                <text:p>0,005488</text:p>
              </table:table-cell>
              <table:table-cell office:value-type="float" office:value="0.0002368185">
                <text:p>0.0002368185</text:p>
              </table:table-cell>
              <table:table-cell office:value-type="float" office:value="0.0168006">
                <text:p>0.0168006</text:p>
              </table:table-cell>
              <table:table-cell office:value-type="float" office:value="0.0216786">
                <text:p>0.0216786</text:p>
              </table:table-cell>
            </table:table-row>
            <table:table-row>
              <table:table-cell office:value-type="string">
                <text:p>0,005484</text:p>
              </table:table-cell>
              <table:table-cell office:value-type="float" office:value="0.0002365632">
                <text:p>0.0002365632</text:p>
              </table:table-cell>
              <table:table-cell office:value-type="float" office:value="0.0216824">
                <text:p>0.0216824</text:p>
              </table:table-cell>
              <table:table-cell office:value-type="float" office:value="0.0216824">
                <text:p>0.0216824</text:p>
              </table:table-cell>
            </table:table-row>
            <table:table-row>
              <table:table-cell office:value-type="string">
                <text:p>0,005481</text:p>
              </table:table-cell>
              <table:table-cell office:value-type="float" office:value="0.0002363082">
                <text:p>0.0002363082</text:p>
              </table:table-cell>
              <table:table-cell office:value-type="float" office:value="0.016777">
                <text:p>0.016777</text:p>
              </table:table-cell>
              <table:table-cell office:value-type="float" office:value="0.0216863">
                <text:p>0.0216863</text:p>
              </table:table-cell>
            </table:table-row>
            <table:table-row>
              <table:table-cell office:value-type="string">
                <text:p>0,005477</text:p>
              </table:table-cell>
              <table:table-cell office:value-type="float" office:value="0.0002360537">
                <text:p>0.0002360537</text:p>
              </table:table-cell>
              <table:table-cell office:value-type="float" office:value="0.020044">
                <text:p>0.020044</text:p>
              </table:table-cell>
              <table:table-cell office:value-type="float" office:value="0.0272365">
                <text:p>0.0272365</text:p>
              </table:table-cell>
            </table:table-row>
            <table:table-row>
              <table:table-cell office:value-type="string">
                <text:p>0,005473</text:p>
              </table:table-cell>
              <table:table-cell office:value-type="float" office:value="0.0002357996">
                <text:p>0.0002357996</text:p>
              </table:table-cell>
              <table:table-cell office:value-type="float" office:value="0.0167535">
                <text:p>0.0167535</text:p>
              </table:table-cell>
              <table:table-cell office:value-type="float" office:value="0.0216942">
                <text:p>0.0216942</text:p>
              </table:table-cell>
            </table:table-row>
            <table:table-row>
              <table:table-cell office:value-type="string">
                <text:p>0,005469</text:p>
              </table:table-cell>
              <table:table-cell office:value-type="float" office:value="0.0002355458">
                <text:p>0.0002355458</text:p>
              </table:table-cell>
              <table:table-cell office:value-type="float" office:value="0.0200365">
                <text:p>0.0200365</text:p>
              </table:table-cell>
              <table:table-cell office:value-type="float" office:value="0.0272395">
                <text:p>0.0272395</text:p>
              </table:table-cell>
            </table:table-row>
            <table:table-row>
              <table:table-cell office:value-type="string">
                <text:p>0,005465</text:p>
              </table:table-cell>
              <table:table-cell office:value-type="float" office:value="0.0002352924">
                <text:p>0.0002352924</text:p>
              </table:table-cell>
              <table:table-cell office:value-type="float" office:value="0.0167301">
                <text:p>0.0167301</text:p>
              </table:table-cell>
              <table:table-cell office:value-type="float" office:value="0.0217023">
                <text:p>0.0217023</text:p>
              </table:table-cell>
            </table:table-row>
            <table:table-row>
              <table:table-cell office:value-type="string">
                <text:p>0,005461</text:p>
              </table:table-cell>
              <table:table-cell office:value-type="float" office:value="0.0002350394">
                <text:p>0.0002350394</text:p>
              </table:table-cell>
              <table:table-cell office:value-type="float" office:value="0.0200292">
                <text:p>0.0200292</text:p>
              </table:table-cell>
              <table:table-cell office:value-type="float" office:value="0.0217064">
                <text:p>0.0217064</text:p>
              </table:table-cell>
            </table:table-row>
            <table:table-row>
              <table:table-cell office:value-type="string">
                <text:p>0,005457</text:p>
              </table:table-cell>
              <table:table-cell office:value-type="float" office:value="0.0002347868">
                <text:p>0.0002347868</text:p>
              </table:table-cell>
              <table:table-cell office:value-type="float" office:value="0.0167069">
                <text:p>0.0167069</text:p>
              </table:table-cell>
              <table:table-cell office:value-type="float" office:value="0.0217106">
                <text:p>0.0217106</text:p>
              </table:table-cell>
            </table:table-row>
            <table:table-row>
              <table:table-cell office:value-type="string">
                <text:p>0,005454</text:p>
              </table:table-cell>
              <table:table-cell office:value-type="float" office:value="0.0002345345">
                <text:p>0.0002345345</text:p>
              </table:table-cell>
              <table:table-cell office:value-type="float" office:value="0.020022">
                <text:p>0.020022</text:p>
              </table:table-cell>
              <table:table-cell office:value-type="float" office:value="0.0217149">
                <text:p>0.0217149</text:p>
              </table:table-cell>
            </table:table-row>
            <table:table-row>
              <table:table-cell office:value-type="string">
                <text:p>0,00545</text:p>
              </table:table-cell>
              <table:table-cell office:value-type="float" office:value="0.0002342827">
                <text:p>0.0002342827</text:p>
              </table:table-cell>
              <table:table-cell office:value-type="float" office:value="0.0214121">
                <text:p>0.0214121</text:p>
              </table:table-cell>
              <table:table-cell office:value-type="float" office:value="0.0217192">
                <text:p>0.0217192</text:p>
              </table:table-cell>
            </table:table-row>
            <table:table-row>
              <table:table-cell office:value-type="string">
                <text:p>0,005446</text:p>
              </table:table-cell>
              <table:table-cell office:value-type="float" office:value="0.0002340312">
                <text:p>0.0002340312</text:p>
              </table:table-cell>
              <table:table-cell office:value-type="float" office:value="0.0208521">
                <text:p>0.0208521</text:p>
              </table:table-cell>
              <table:table-cell office:value-type="float" office:value="0.0272495">
                <text:p>0.0272495</text:p>
              </table:table-cell>
            </table:table-row>
            <table:table-row>
              <table:table-cell office:value-type="string">
                <text:p>0,005442</text:p>
              </table:table-cell>
              <table:table-cell office:value-type="float" office:value="0.0002337801">
                <text:p>0.0002337801</text:p>
              </table:table-cell>
              <table:table-cell office:value-type="float" office:value="0.0166607">
                <text:p>0.0166607</text:p>
              </table:table-cell>
              <table:table-cell office:value-type="float" office:value="0.0217279">
                <text:p>0.0217279</text:p>
              </table:table-cell>
            </table:table-row>
            <table:table-row>
              <table:table-cell office:value-type="string">
                <text:p>0,005438</text:p>
              </table:table-cell>
              <table:table-cell office:value-type="float" office:value="0.0002335294">
                <text:p>0.0002335294</text:p>
              </table:table-cell>
              <table:table-cell office:value-type="float" office:value="0.0166492">
                <text:p>0.0166492</text:p>
              </table:table-cell>
              <table:table-cell office:value-type="float" office:value="0.0217323">
                <text:p>0.0217323</text:p>
              </table:table-cell>
            </table:table-row>
            <table:table-row>
              <table:table-cell office:value-type="string">
                <text:p>0,005434</text:p>
              </table:table-cell>
              <table:table-cell office:value-type="float" office:value="0.0002332791">
                <text:p>0.0002332791</text:p>
              </table:table-cell>
              <table:table-cell office:value-type="float" office:value="0.0213564">
                <text:p>0.0213564</text:p>
              </table:table-cell>
              <table:table-cell office:value-type="float" office:value="0.0217368">
                <text:p>0.0217368</text:p>
              </table:table-cell>
            </table:table-row>
            <table:table-row>
              <table:table-cell office:value-type="string">
                <text:p>0,005431</text:p>
              </table:table-cell>
              <table:table-cell office:value-type="float" office:value="0.0002330291">
                <text:p>0.0002330291</text:p>
              </table:table-cell>
              <table:table-cell office:value-type="float" office:value="0.0200013">
                <text:p>0.0200013</text:p>
              </table:table-cell>
              <table:table-cell office:value-type="float" office:value="0.0217414">
                <text:p>0.0217414</text:p>
              </table:table-cell>
            </table:table-row>
            <table:table-row>
              <table:table-cell office:value-type="string">
                <text:p>0,005427</text:p>
              </table:table-cell>
              <table:table-cell office:value-type="float" office:value="0.0002327796">
                <text:p>0.0002327796</text:p>
              </table:table-cell>
              <table:table-cell office:value-type="float" office:value="0.019998">
                <text:p>0.019998</text:p>
              </table:table-cell>
              <table:table-cell office:value-type="float" office:value="0.021746">
                <text:p>0.021746</text:p>
              </table:table-cell>
            </table:table-row>
            <table:table-row>
              <table:table-cell office:value-type="string">
                <text:p>0,005423</text:p>
              </table:table-cell>
              <table:table-cell office:value-type="float" office:value="0.0002325304">
                <text:p>0.0002325304</text:p>
              </table:table-cell>
              <table:table-cell office:value-type="float" office:value="0.0199947">
                <text:p>0.0199947</text:p>
              </table:table-cell>
              <table:table-cell office:value-type="float" office:value="0.0217506">
                <text:p>0.0217506</text:p>
              </table:table-cell>
            </table:table-row>
            <table:table-row>
              <table:table-cell office:value-type="string">
                <text:p>0,005419</text:p>
              </table:table-cell>
              <table:table-cell office:value-type="float" office:value="0.0002322816">
                <text:p>0.0002322816</text:p>
              </table:table-cell>
              <table:table-cell office:value-type="float" office:value="0.0199915">
                <text:p>0.0199915</text:p>
              </table:table-cell>
              <table:table-cell office:value-type="float" office:value="0.0217553">
                <text:p>0.0217553</text:p>
              </table:table-cell>
            </table:table-row>
            <table:table-row>
              <table:table-cell office:value-type="string">
                <text:p>0,005415</text:p>
              </table:table-cell>
              <table:table-cell office:value-type="float" office:value="0.0002320332">
                <text:p>0.0002320332</text:p>
              </table:table-cell>
              <table:table-cell office:value-type="float" office:value="0.0199883">
                <text:p>0.0199883</text:p>
              </table:table-cell>
              <table:table-cell office:value-type="float" office:value="0.0217601">
                <text:p>0.0217601</text:p>
              </table:table-cell>
            </table:table-row>
            <table:table-row>
              <table:table-cell office:value-type="string">
                <text:p>0,005411</text:p>
              </table:table-cell>
              <table:table-cell office:value-type="float" office:value="0.0002317852">
                <text:p>0.0002317852</text:p>
              </table:table-cell>
              <table:table-cell office:value-type="float" office:value="0.0165696">
                <text:p>0.0165696</text:p>
              </table:table-cell>
              <table:table-cell office:value-type="float" office:value="0.0217649">
                <text:p>0.0217649</text:p>
              </table:table-cell>
            </table:table-row>
            <table:table-row>
              <table:table-cell office:value-type="string">
                <text:p>0,005407</text:p>
              </table:table-cell>
              <table:table-cell office:value-type="float" office:value="0.0002315376">
                <text:p>0.0002315376</text:p>
              </table:table-cell>
              <table:table-cell office:value-type="float" office:value="0.019982">
                <text:p>0.019982</text:p>
              </table:table-cell>
              <table:table-cell office:value-type="float" office:value="0.0217697">
                <text:p>0.0217697</text:p>
              </table:table-cell>
            </table:table-row>
            <table:table-row>
              <table:table-cell office:value-type="string">
                <text:p>0,005404</text:p>
              </table:table-cell>
              <table:table-cell office:value-type="float" office:value="0.0002312903">
                <text:p>0.0002312903</text:p>
              </table:table-cell>
              <table:table-cell office:value-type="float" office:value="0.0165471">
                <text:p>0.0165471</text:p>
              </table:table-cell>
              <table:table-cell office:value-type="float" office:value="0.0217747">
                <text:p>0.0217747</text:p>
              </table:table-cell>
            </table:table-row>
            <table:table-row>
              <table:table-cell office:value-type="string">
                <text:p>0,0054</text:p>
              </table:table-cell>
              <table:table-cell office:value-type="float" office:value="0.0002310435">
                <text:p>0.0002310435</text:p>
              </table:table-cell>
              <table:table-cell office:value-type="float" office:value="0.0212327">
                <text:p>0.0212327</text:p>
              </table:table-cell>
              <table:table-cell office:value-type="float" office:value="0.0217796">
                <text:p>0.0217796</text:p>
              </table:table-cell>
            </table:table-row>
            <table:table-row>
              <table:table-cell office:value-type="string">
                <text:p>0,005396</text:p>
              </table:table-cell>
              <table:table-cell office:value-type="float" office:value="0.000230797">
                <text:p>0.000230797</text:p>
              </table:table-cell>
              <table:table-cell office:value-type="float" office:value="0.0208035">
                <text:p>0.0208035</text:p>
              </table:table-cell>
              <table:table-cell office:value-type="float" office:value="0.0217846">
                <text:p>0.0217846</text:p>
              </table:table-cell>
            </table:table-row>
            <table:table-row>
              <table:table-cell office:value-type="string">
                <text:p>0,005392</text:p>
              </table:table-cell>
              <table:table-cell office:value-type="float" office:value="0.0002305509">
                <text:p>0.0002305509</text:p>
              </table:table-cell>
              <table:table-cell office:value-type="float" office:value="0.0199699">
                <text:p>0.0199699</text:p>
              </table:table-cell>
              <table:table-cell office:value-type="float" office:value="0.0272792">
                <text:p>0.0272792</text:p>
              </table:table-cell>
            </table:table-row>
            <table:table-row>
              <table:table-cell office:value-type="string">
                <text:p>0,005388</text:p>
              </table:table-cell>
              <table:table-cell office:value-type="float" office:value="0.0002303051">
                <text:p>0.0002303051</text:p>
              </table:table-cell>
              <table:table-cell office:value-type="float" office:value="0.0217948">
                <text:p>0.0217948</text:p>
              </table:table-cell>
              <table:table-cell office:value-type="float" office:value="0.0272816">
                <text:p>0.0272816</text:p>
              </table:table-cell>
            </table:table-row>
            <table:table-row>
              <table:table-cell office:value-type="string">
                <text:p>0,005384</text:p>
              </table:table-cell>
              <table:table-cell office:value-type="float" office:value="0.0002300598">
                <text:p>0.0002300598</text:p>
              </table:table-cell>
              <table:table-cell office:value-type="float" office:value="0.0211783">
                <text:p>0.0211783</text:p>
              </table:table-cell>
              <table:table-cell office:value-type="float" office:value="0.0218">
                <text:p>0.0218</text:p>
              </table:table-cell>
            </table:table-row>
            <table:table-row>
              <table:table-cell office:value-type="string">
                <text:p>0,00538</text:p>
              </table:table-cell>
              <table:table-cell office:value-type="float" office:value="0.0002298148">
                <text:p>0.0002298148</text:p>
              </table:table-cell>
              <table:table-cell office:value-type="float" office:value="0.0218052">
                <text:p>0.0218052</text:p>
              </table:table-cell>
              <table:table-cell office:value-type="float" office:value="0.0218052">
                <text:p>0.0218052</text:p>
              </table:table-cell>
            </table:table-row>
            <table:table-row>
              <table:table-cell office:value-type="string">
                <text:p>0,005377</text:p>
              </table:table-cell>
              <table:table-cell office:value-type="float" office:value="0.0002295702">
                <text:p>0.0002295702</text:p>
              </table:table-cell>
              <table:table-cell office:value-type="float" office:value="0.0199584">
                <text:p>0.0199584</text:p>
              </table:table-cell>
              <table:table-cell office:value-type="float" office:value="0.0218105">
                <text:p>0.0218105</text:p>
              </table:table-cell>
            </table:table-row>
            <table:table-row>
              <table:table-cell office:value-type="string">
                <text:p>0,005373</text:p>
              </table:table-cell>
              <table:table-cell office:value-type="float" office:value="0.0002293261">
                <text:p>0.0002293261</text:p>
              </table:table-cell>
              <table:table-cell office:value-type="float" office:value="0.0218158">
                <text:p>0.0218158</text:p>
              </table:table-cell>
              <table:table-cell office:value-type="float" office:value="0.0218158">
                <text:p>0.0218158</text:p>
              </table:table-cell>
            </table:table-row>
            <table:table-row>
              <table:table-cell office:value-type="string">
                <text:p>0,005369</text:p>
              </table:table-cell>
              <table:table-cell office:value-type="float" office:value="0.0002290823">
                <text:p>0.0002290823</text:p>
              </table:table-cell>
              <table:table-cell office:value-type="float" office:value="0.0211244">
                <text:p>0.0211244</text:p>
              </table:table-cell>
              <table:table-cell office:value-type="float" office:value="0.0218212">
                <text:p>0.0218212</text:p>
              </table:table-cell>
            </table:table-row>
            <table:table-row>
              <table:table-cell office:value-type="string">
                <text:p>0,005365</text:p>
              </table:table-cell>
              <table:table-cell office:value-type="float" office:value="0.0002288388">
                <text:p>0.0002288388</text:p>
              </table:table-cell>
              <table:table-cell office:value-type="float" office:value="0.0199502">
                <text:p>0.0199502</text:p>
              </table:table-cell>
              <table:table-cell office:value-type="float" office:value="0.0218266">
                <text:p>0.0218266</text:p>
              </table:table-cell>
            </table:table-row>
            <table:table-row>
              <table:table-cell office:value-type="string">
                <text:p>0,005361</text:p>
              </table:table-cell>
              <table:table-cell office:value-type="float" office:value="0.0002285958">
                <text:p>0.0002285958</text:p>
              </table:table-cell>
              <table:table-cell office:value-type="float" office:value="0.0164256">
                <text:p>0.0164256</text:p>
              </table:table-cell>
              <table:table-cell office:value-type="float" office:value="0.0218321">
                <text:p>0.0218321</text:p>
              </table:table-cell>
            </table:table-row>
            <table:table-row>
              <table:table-cell office:value-type="string">
                <text:p>0,005357</text:p>
              </table:table-cell>
              <table:table-cell office:value-type="float" office:value="0.0002283531">
                <text:p>0.0002283531</text:p>
              </table:table-cell>
              <table:table-cell office:value-type="float" office:value="0.0199449">
                <text:p>0.0199449</text:p>
              </table:table-cell>
              <table:table-cell office:value-type="float" office:value="0.0218376">
                <text:p>0.0218376</text:p>
              </table:table-cell>
            </table:table-row>
            <table:table-row>
              <table:table-cell office:value-type="string">
                <text:p>0,005354</text:p>
              </table:table-cell>
              <table:table-cell office:value-type="float" office:value="0.0002281109">
                <text:p>0.0002281109</text:p>
              </table:table-cell>
              <table:table-cell office:value-type="float" office:value="0.0199423">
                <text:p>0.0199423</text:p>
              </table:table-cell>
              <table:table-cell office:value-type="float" office:value="0.0218432">
                <text:p>0.0218432</text:p>
              </table:table-cell>
            </table:table-row>
            <table:table-row>
              <table:table-cell office:value-type="string">
                <text:p>0,00535</text:p>
              </table:table-cell>
              <table:table-cell office:value-type="float" office:value="0.000227869">
                <text:p>0.000227869</text:p>
              </table:table-cell>
              <table:table-cell office:value-type="float" office:value="0.0218488">
                <text:p>0.0218488</text:p>
              </table:table-cell>
              <table:table-cell office:value-type="float" office:value="0.0218488">
                <text:p>0.0218488</text:p>
              </table:table-cell>
            </table:table-row>
            <table:table-row>
              <table:table-cell office:value-type="string">
                <text:p>0,005346</text:p>
              </table:table-cell>
              <table:table-cell office:value-type="float" office:value="0.0002276275">
                <text:p>0.0002276275</text:p>
              </table:table-cell>
              <table:table-cell office:value-type="float" office:value="0.0218545">
                <text:p>0.0218545</text:p>
              </table:table-cell>
              <table:table-cell office:value-type="float" office:value="0.0218545">
                <text:p>0.0218545</text:p>
              </table:table-cell>
            </table:table-row>
            <table:table-row>
              <table:table-cell office:value-type="string">
                <text:p>0,005342</text:p>
              </table:table-cell>
              <table:table-cell office:value-type="float" office:value="0.0002273863">
                <text:p>0.0002273863</text:p>
              </table:table-cell>
              <table:table-cell office:value-type="float" office:value="0.0210309">
                <text:p>0.0210309</text:p>
              </table:table-cell>
              <table:table-cell office:value-type="float" office:value="0.0218603">
                <text:p>0.0218603</text:p>
              </table:table-cell>
            </table:table-row>
            <table:table-row>
              <table:table-cell office:value-type="string">
                <text:p>0,005338</text:p>
              </table:table-cell>
              <table:table-cell office:value-type="float" office:value="0.0002271456">
                <text:p>0.0002271456</text:p>
              </table:table-cell>
              <table:table-cell office:value-type="float" office:value="0.0210177">
                <text:p>0.0210177</text:p>
              </table:table-cell>
              <table:table-cell office:value-type="float" office:value="0.0273174">
                <text:p>0.0273174</text:p>
              </table:table-cell>
            </table:table-row>
            <table:table-row>
              <table:table-cell office:value-type="string">
                <text:p>0,005334</text:p>
              </table:table-cell>
              <table:table-cell office:value-type="float" office:value="0.0002269052">
                <text:p>0.0002269052</text:p>
              </table:table-cell>
              <table:table-cell office:value-type="float" office:value="0.01993">
                <text:p>0.01993</text:p>
              </table:table-cell>
              <table:table-cell office:value-type="float" office:value="0.0218719">
                <text:p>0.0218719</text:p>
              </table:table-cell>
            </table:table-row>
            <table:table-row>
              <table:table-cell office:value-type="string">
                <text:p>0,00533</text:p>
              </table:table-cell>
              <table:table-cell office:value-type="float" office:value="0.0002266653">
                <text:p>0.0002266653</text:p>
              </table:table-cell>
              <table:table-cell office:value-type="float" office:value="0.0218778">
                <text:p>0.0218778</text:p>
              </table:table-cell>
              <table:table-cell office:value-type="float" office:value="0.0218778">
                <text:p>0.0218778</text:p>
              </table:table-cell>
            </table:table-row>
            <table:table-row>
              <table:table-cell office:value-type="string">
                <text:p>0,005327</text:p>
              </table:table-cell>
              <table:table-cell office:value-type="float" office:value="0.0002264257">
                <text:p>0.0002264257</text:p>
              </table:table-cell>
              <table:table-cell office:value-type="float" office:value="0.0218837">
                <text:p>0.0218837</text:p>
              </table:table-cell>
              <table:table-cell office:value-type="float" office:value="0.0218837">
                <text:p>0.0218837</text:p>
              </table:table-cell>
            </table:table-row>
            <table:table-row>
              <table:table-cell office:value-type="string">
                <text:p>0,005323</text:p>
              </table:table-cell>
              <table:table-cell office:value-type="float" office:value="0.0002261865">
                <text:p>0.0002261865</text:p>
              </table:table-cell>
              <table:table-cell office:value-type="float" office:value="0.020965">
                <text:p>0.020965</text:p>
              </table:table-cell>
              <table:table-cell office:value-type="float" office:value="0.0218897">
                <text:p>0.0218897</text:p>
              </table:table-cell>
            </table:table-row>
            <table:table-row>
              <table:table-cell office:value-type="string">
                <text:p>0,005319</text:p>
              </table:table-cell>
              <table:table-cell office:value-type="float" office:value="0.0002259477">
                <text:p>0.0002259477</text:p>
              </table:table-cell>
              <table:table-cell office:value-type="float" office:value="0.0209518">
                <text:p>0.0209518</text:p>
              </table:table-cell>
              <table:table-cell office:value-type="float" office:value="0.0218958">
                <text:p>0.0218958</text:p>
              </table:table-cell>
            </table:table-row>
            <table:table-row>
              <table:table-cell office:value-type="string">
                <text:p>0,005315</text:p>
              </table:table-cell>
              <table:table-cell office:value-type="float" office:value="0.0002257092">
                <text:p>0.0002257092</text:p>
              </table:table-cell>
              <table:table-cell office:value-type="float" office:value="0.0209387">
                <text:p>0.0209387</text:p>
              </table:table-cell>
              <table:table-cell office:value-type="float" office:value="0.0219019">
                <text:p>0.0219019</text:p>
              </table:table-cell>
            </table:table-row>
            <table:table-row>
              <table:table-cell office:value-type="string">
                <text:p>0,005311</text:p>
              </table:table-cell>
              <table:table-cell office:value-type="float" office:value="0.0002254712">
                <text:p>0.0002254712</text:p>
              </table:table-cell>
              <table:table-cell office:value-type="float" office:value="0.0219081">
                <text:p>0.0219081</text:p>
              </table:table-cell>
              <table:table-cell office:value-type="float" office:value="0.0219081">
                <text:p>0.0219081</text:p>
              </table:table-cell>
            </table:table-row>
            <table:table-row>
              <table:table-cell office:value-type="string">
                <text:p>0,005307</text:p>
              </table:table-cell>
              <table:table-cell office:value-type="float" office:value="0.0002252335">
                <text:p>0.0002252335</text:p>
              </table:table-cell>
              <table:table-cell office:value-type="float" office:value="0.0199143">
                <text:p>0.0199143</text:p>
              </table:table-cell>
              <table:table-cell office:value-type="float" office:value="0.0219143">
                <text:p>0.0219143</text:p>
              </table:table-cell>
            </table:table-row>
            <table:table-row>
              <table:table-cell office:value-type="string">
                <text:p>0,005304</text:p>
              </table:table-cell>
              <table:table-cell office:value-type="float" office:value="0.0002249962">
                <text:p>0.0002249962</text:p>
              </table:table-cell>
              <table:table-cell office:value-type="float" office:value="0.0199122">
                <text:p>0.0199122</text:p>
              </table:table-cell>
              <table:table-cell office:value-type="float" office:value="0.0219205">
                <text:p>0.0219205</text:p>
              </table:table-cell>
            </table:table-row>
            <table:table-row>
              <table:table-cell office:value-type="string">
                <text:p>0,0053</text:p>
              </table:table-cell>
              <table:table-cell office:value-type="float" office:value="0.0002247593">
                <text:p>0.0002247593</text:p>
              </table:table-cell>
              <table:table-cell office:value-type="float" office:value="0.0199102">
                <text:p>0.0199102</text:p>
              </table:table-cell>
              <table:table-cell office:value-type="float" office:value="0.0219268">
                <text:p>0.0219268</text:p>
              </table:table-cell>
            </table:table-row>
            <table:table-row>
              <table:table-cell office:value-type="string">
                <text:p>0,005296</text:p>
              </table:table-cell>
              <table:table-cell office:value-type="float" office:value="0.0002245228">
                <text:p>0.0002245228</text:p>
              </table:table-cell>
              <table:table-cell office:value-type="float" office:value="0.0199082">
                <text:p>0.0199082</text:p>
              </table:table-cell>
              <table:table-cell office:value-type="float" office:value="0.0219332">
                <text:p>0.0219332</text:p>
              </table:table-cell>
            </table:table-row>
            <table:table-row>
              <table:table-cell office:value-type="string">
                <text:p>0,005292</text:p>
              </table:table-cell>
              <table:table-cell office:value-type="float" office:value="0.0002242866">
                <text:p>0.0002242866</text:p>
              </table:table-cell>
              <table:table-cell office:value-type="float" office:value="0.0199062">
                <text:p>0.0199062</text:p>
              </table:table-cell>
              <table:table-cell office:value-type="float" office:value="0.0219396">
                <text:p>0.0219396</text:p>
              </table:table-cell>
            </table:table-row>
            <table:table-row>
              <table:table-cell office:value-type="string">
                <text:p>0,005288</text:p>
              </table:table-cell>
              <table:table-cell office:value-type="float" office:value="0.0002240509">
                <text:p>0.0002240509</text:p>
              </table:table-cell>
              <table:table-cell office:value-type="float" office:value="0.0219461">
                <text:p>0.0219461</text:p>
              </table:table-cell>
              <table:table-cell office:value-type="float" office:value="0.0219461">
                <text:p>0.0219461</text:p>
              </table:table-cell>
            </table:table-row>
            <table:table-row>
              <table:table-cell office:value-type="string">
                <text:p>0,005284</text:p>
              </table:table-cell>
              <table:table-cell office:value-type="float" office:value="0.0002238155">
                <text:p>0.0002238155</text:p>
              </table:table-cell>
              <table:table-cell office:value-type="float" office:value="0.0199024">
                <text:p>0.0199024</text:p>
              </table:table-cell>
              <table:table-cell office:value-type="float" office:value="0.0219526">
                <text:p>0.0219526</text:p>
              </table:table-cell>
            </table:table-row>
            <table:table-row>
              <table:table-cell office:value-type="string">
                <text:p>0,00528</text:p>
              </table:table-cell>
              <table:table-cell office:value-type="float" office:value="0.0002235805">
                <text:p>0.0002235805</text:p>
              </table:table-cell>
              <table:table-cell office:value-type="float" office:value="0.020822">
                <text:p>0.020822</text:p>
              </table:table-cell>
              <table:table-cell office:value-type="float" office:value="0.0219591">
                <text:p>0.0219591</text:p>
              </table:table-cell>
            </table:table-row>
            <table:table-row>
              <table:table-cell office:value-type="string">
                <text:p>0,005277</text:p>
              </table:table-cell>
              <table:table-cell office:value-type="float" office:value="0.0002233459">
                <text:p>0.0002233459</text:p>
              </table:table-cell>
              <table:table-cell office:value-type="float" office:value="0.0198987">
                <text:p>0.0198987</text:p>
              </table:table-cell>
              <table:table-cell office:value-type="float" office:value="0.0273716">
                <text:p>0.0273716</text:p>
              </table:table-cell>
            </table:table-row>
            <table:table-row>
              <table:table-cell office:value-type="string">
                <text:p>0,005273</text:p>
              </table:table-cell>
              <table:table-cell office:value-type="float" office:value="0.0002231117">
                <text:p>0.0002231117</text:p>
              </table:table-cell>
              <table:table-cell office:value-type="float" office:value="0.0206689">
                <text:p>0.0206689</text:p>
              </table:table-cell>
              <table:table-cell office:value-type="float" office:value="0.0219724">
                <text:p>0.0219724</text:p>
              </table:table-cell>
            </table:table-row>
            <table:table-row>
              <table:table-cell office:value-type="string">
                <text:p>0,005269</text:p>
              </table:table-cell>
              <table:table-cell office:value-type="float" office:value="0.0002228778">
                <text:p>0.0002228778</text:p>
              </table:table-cell>
              <table:table-cell office:value-type="float" office:value="0.0161725">
                <text:p>0.0161725</text:p>
              </table:table-cell>
              <table:table-cell office:value-type="float" office:value="0.0219792">
                <text:p>0.0219792</text:p>
              </table:table-cell>
            </table:table-row>
            <table:table-row>
              <table:table-cell office:value-type="string">
                <text:p>0,005265</text:p>
              </table:table-cell>
              <table:table-cell office:value-type="float" office:value="0.0002226444">
                <text:p>0.0002226444</text:p>
              </table:table-cell>
              <table:table-cell office:value-type="float" office:value="0.0161623">
                <text:p>0.0161623</text:p>
              </table:table-cell>
              <table:table-cell office:value-type="float" office:value="0.0219859">
                <text:p>0.0219859</text:p>
              </table:table-cell>
            </table:table-row>
            <table:table-row>
              <table:table-cell office:value-type="string">
                <text:p>0,005261</text:p>
              </table:table-cell>
              <table:table-cell office:value-type="float" office:value="0.0002224113">
                <text:p>0.0002224113</text:p>
              </table:table-cell>
              <table:table-cell office:value-type="float" office:value="0.0198918">
                <text:p>0.0198918</text:p>
              </table:table-cell>
              <table:table-cell office:value-type="float" office:value="0.0219928">
                <text:p>0.0219928</text:p>
              </table:table-cell>
            </table:table-row>
            <table:table-row>
              <table:table-cell office:value-type="string">
                <text:p>0,005257</text:p>
              </table:table-cell>
              <table:table-cell office:value-type="float" office:value="0.0002221786">
                <text:p>0.0002221786</text:p>
              </table:table-cell>
              <table:table-cell office:value-type="float" office:value="0.0207454">
                <text:p>0.0207454</text:p>
              </table:table-cell>
              <table:table-cell office:value-type="float" office:value="0.0219996">
                <text:p>0.0219996</text:p>
              </table:table-cell>
            </table:table-row>
            <table:table-row>
              <table:table-cell office:value-type="string">
                <text:p>0,005254</text:p>
              </table:table-cell>
              <table:table-cell office:value-type="float" office:value="0.0002219463">
                <text:p>0.0002219463</text:p>
              </table:table-cell>
              <table:table-cell office:value-type="float" office:value="0.0207327">
                <text:p>0.0207327</text:p>
              </table:table-cell>
              <table:table-cell office:value-type="float" office:value="0.0220066">
                <text:p>0.0220066</text:p>
              </table:table-cell>
            </table:table-row>
            <table:table-row>
              <table:table-cell office:value-type="string">
                <text:p>0,00525</text:p>
              </table:table-cell>
              <table:table-cell office:value-type="float" office:value="0.0002217144">
                <text:p>0.0002217144</text:p>
              </table:table-cell>
              <table:table-cell office:value-type="float" office:value="0.0219289">
                <text:p>0.0219289</text:p>
              </table:table-cell>
              <table:table-cell office:value-type="float" office:value="0.0273989">
                <text:p>0.0273989</text:p>
              </table:table-cell>
            </table:table-row>
            <table:table-row>
              <table:table-cell office:value-type="string">
                <text:p>0,005246</text:p>
              </table:table-cell>
              <table:table-cell office:value-type="float" office:value="0.0002214829">
                <text:p>0.0002214829</text:p>
              </table:table-cell>
              <table:table-cell office:value-type="float" office:value="0.0207074">
                <text:p>0.0207074</text:p>
              </table:table-cell>
              <table:table-cell office:value-type="float" office:value="0.0274029">
                <text:p>0.0274029</text:p>
              </table:table-cell>
            </table:table-row>
            <table:table-row>
              <table:table-cell office:value-type="string">
                <text:p>0,005242</text:p>
              </table:table-cell>
              <table:table-cell office:value-type="float" office:value="0.0002212517">
                <text:p>0.0002212517</text:p>
              </table:table-cell>
              <table:table-cell office:value-type="float" office:value="0.0198841">
                <text:p>0.0198841</text:p>
              </table:table-cell>
              <table:table-cell office:value-type="float" office:value="0.0220277">
                <text:p>0.0220277</text:p>
              </table:table-cell>
            </table:table-row>
            <table:table-row>
              <table:table-cell office:value-type="string">
                <text:p>0,005238</text:p>
              </table:table-cell>
              <table:table-cell office:value-type="float" office:value="0.0002210209">
                <text:p>0.0002210209</text:p>
              </table:table-cell>
              <table:table-cell office:value-type="float" office:value="0.0198827">
                <text:p>0.0198827</text:p>
              </table:table-cell>
              <table:table-cell office:value-type="float" office:value="0.0220348">
                <text:p>0.0220348</text:p>
              </table:table-cell>
            </table:table-row>
            <table:table-row>
              <table:table-cell office:value-type="string">
                <text:p>0,005234</text:p>
              </table:table-cell>
              <table:table-cell office:value-type="float" office:value="0.0002207906">
                <text:p>0.0002207906</text:p>
              </table:table-cell>
              <table:table-cell office:value-type="float" office:value="0.0206696">
                <text:p>0.0206696</text:p>
              </table:table-cell>
              <table:table-cell office:value-type="float" office:value="0.022042">
                <text:p>0.022042</text:p>
              </table:table-cell>
            </table:table-row>
            <table:table-row>
              <table:table-cell office:value-type="string">
                <text:p>0,00523</text:p>
              </table:table-cell>
              <table:table-cell office:value-type="float" office:value="0.0002205606">
                <text:p>0.0002205606</text:p>
              </table:table-cell>
              <table:table-cell office:value-type="float" office:value="0.0160719">
                <text:p>0.0160719</text:p>
              </table:table-cell>
              <table:table-cell office:value-type="float" office:value="0.0220492">
                <text:p>0.0220492</text:p>
              </table:table-cell>
            </table:table-row>
            <table:table-row>
              <table:table-cell office:value-type="string">
                <text:p>0,005227</text:p>
              </table:table-cell>
              <table:table-cell office:value-type="float" office:value="0.000220331">
                <text:p>0.000220331</text:p>
              </table:table-cell>
              <table:table-cell office:value-type="float" office:value="0.0218906">
                <text:p>0.0218906</text:p>
              </table:table-cell>
              <table:table-cell office:value-type="float" office:value="0.0220565">
                <text:p>0.0220565</text:p>
              </table:table-cell>
            </table:table-row>
            <table:table-row>
              <table:table-cell office:value-type="string">
                <text:p>0,005223</text:p>
              </table:table-cell>
              <table:table-cell office:value-type="float" office:value="0.0002201018">
                <text:p>0.0002201018</text:p>
              </table:table-cell>
              <table:table-cell office:value-type="float" office:value="0.0198773">
                <text:p>0.0198773</text:p>
              </table:table-cell>
              <table:table-cell office:value-type="float" office:value="0.0274283">
                <text:p>0.0274283</text:p>
              </table:table-cell>
            </table:table-row>
            <table:table-row>
              <table:table-cell office:value-type="string">
                <text:p>0,005219</text:p>
              </table:table-cell>
              <table:table-cell office:value-type="float" office:value="0.000219873">
                <text:p>0.000219873</text:p>
              </table:table-cell>
              <table:table-cell office:value-type="float" office:value="0.0218785">
                <text:p>0.0218785</text:p>
              </table:table-cell>
              <table:table-cell office:value-type="float" office:value="0.0220713">
                <text:p>0.0220713</text:p>
              </table:table-cell>
            </table:table-row>
            <table:table-row>
              <table:table-cell office:value-type="string">
                <text:p>0,005215</text:p>
              </table:table-cell>
              <table:table-cell office:value-type="float" office:value="0.0002196445">
                <text:p>0.0002196445</text:p>
              </table:table-cell>
              <table:table-cell office:value-type="float" office:value="0.0198749">
                <text:p>0.0198749</text:p>
              </table:table-cell>
              <table:table-cell office:value-type="float" office:value="0.0220787">
                <text:p>0.0220787</text:p>
              </table:table-cell>
            </table:table-row>
            <table:table-row>
              <table:table-cell office:value-type="string">
                <text:p>0,005211</text:p>
              </table:table-cell>
              <table:table-cell office:value-type="float" office:value="0.0002194165">
                <text:p>0.0002194165</text:p>
              </table:table-cell>
              <table:table-cell office:value-type="float" office:value="0.0205947">
                <text:p>0.0205947</text:p>
              </table:table-cell>
              <table:table-cell office:value-type="float" office:value="0.0220862">
                <text:p>0.0220862</text:p>
              </table:table-cell>
            </table:table-row>
            <table:table-row>
              <table:table-cell office:value-type="string">
                <text:p>0,005207</text:p>
              </table:table-cell>
              <table:table-cell office:value-type="float" office:value="0.0002191889">
                <text:p>0.0002191889</text:p>
              </table:table-cell>
              <table:table-cell office:value-type="float" office:value="0.0220938">
                <text:p>0.0220938</text:p>
              </table:table-cell>
              <table:table-cell office:value-type="float" office:value="0.0220938">
                <text:p>0.0220938</text:p>
              </table:table-cell>
            </table:table-row>
            <table:table-row>
              <table:table-cell office:value-type="string">
                <text:p>0,005203</text:p>
              </table:table-cell>
              <table:table-cell office:value-type="float" office:value="0.0002189616">
                <text:p>0.0002189616</text:p>
              </table:table-cell>
              <table:table-cell office:value-type="float" office:value="0.0198715">
                <text:p>0.0198715</text:p>
              </table:table-cell>
              <table:table-cell office:value-type="float" office:value="0.0221014">
                <text:p>0.0221014</text:p>
              </table:table-cell>
            </table:table-row>
            <table:table-row>
              <table:table-cell office:value-type="string">
                <text:p>0,0052</text:p>
              </table:table-cell>
              <table:table-cell office:value-type="float" office:value="0.0002187347">
                <text:p>0.0002187347</text:p>
              </table:table-cell>
              <table:table-cell office:value-type="float" office:value="0.0198704">
                <text:p>0.0198704</text:p>
              </table:table-cell>
              <table:table-cell office:value-type="float" office:value="0.022109">
                <text:p>0.022109</text:p>
              </table:table-cell>
            </table:table-row>
            <table:table-row>
              <table:table-cell office:value-type="string">
                <text:p>0,005196</text:p>
              </table:table-cell>
              <table:table-cell office:value-type="float" office:value="0.0002185082">
                <text:p>0.0002185082</text:p>
              </table:table-cell>
              <table:table-cell office:value-type="float" office:value="0.0159839">
                <text:p>0.0159839</text:p>
              </table:table-cell>
              <table:table-cell office:value-type="float" office:value="0.0221168">
                <text:p>0.0221168</text:p>
              </table:table-cell>
            </table:table-row>
            <table:table-row>
              <table:table-cell office:value-type="string">
                <text:p>0,005192</text:p>
              </table:table-cell>
              <table:table-cell office:value-type="float" office:value="0.0002182822">
                <text:p>0.0002182822</text:p>
              </table:table-cell>
              <table:table-cell office:value-type="float" office:value="0.0218389">
                <text:p>0.0218389</text:p>
              </table:table-cell>
              <table:table-cell office:value-type="float" office:value="0.0221245">
                <text:p>0.0221245</text:p>
              </table:table-cell>
            </table:table-row>
            <table:table-row>
              <table:table-cell office:value-type="string">
                <text:p>0,005188</text:p>
              </table:table-cell>
              <table:table-cell office:value-type="float" office:value="0.0002180564">
                <text:p>0.0002180564</text:p>
              </table:table-cell>
              <table:table-cell office:value-type="float" office:value="0.0205208">
                <text:p>0.0205208</text:p>
              </table:table-cell>
              <table:table-cell office:value-type="float" office:value="0.0221323">
                <text:p>0.0221323</text:p>
              </table:table-cell>
            </table:table-row>
            <table:table-row>
              <table:table-cell office:value-type="string">
                <text:p>0,005184</text:p>
              </table:table-cell>
              <table:table-cell office:value-type="float" office:value="0.0002178311">
                <text:p>0.0002178311</text:p>
              </table:table-cell>
              <table:table-cell office:value-type="float" office:value="0.015955">
                <text:p>0.015955</text:p>
              </table:table-cell>
              <table:table-cell office:value-type="float" office:value="0.0221402">
                <text:p>0.0221402</text:p>
              </table:table-cell>
            </table:table-row>
            <table:table-row>
              <table:table-cell office:value-type="string">
                <text:p>0,00518</text:p>
              </table:table-cell>
              <table:table-cell office:value-type="float" office:value="0.0002176062">
                <text:p>0.0002176062</text:p>
              </table:table-cell>
              <table:table-cell office:value-type="float" office:value="0.0198658">
                <text:p>0.0198658</text:p>
              </table:table-cell>
              <table:table-cell office:value-type="float" office:value="0.0221481">
                <text:p>0.0221481</text:p>
              </table:table-cell>
            </table:table-row>
            <table:table-row>
              <table:table-cell office:value-type="string">
                <text:p>0,005177</text:p>
              </table:table-cell>
              <table:table-cell office:value-type="float" office:value="0.0002173816">
                <text:p>0.0002173816</text:p>
              </table:table-cell>
              <table:table-cell office:value-type="float" office:value="0.0159359">
                <text:p>0.0159359</text:p>
              </table:table-cell>
              <table:table-cell office:value-type="float" office:value="0.0221561">
                <text:p>0.0221561</text:p>
              </table:table-cell>
            </table:table-row>
            <table:table-row>
              <table:table-cell office:value-type="string">
                <text:p>0,005173</text:p>
              </table:table-cell>
              <table:table-cell office:value-type="float" office:value="0.0002171575">
                <text:p>0.0002171575</text:p>
              </table:table-cell>
              <table:table-cell office:value-type="float" office:value="0.0159265">
                <text:p>0.0159265</text:p>
              </table:table-cell>
              <table:table-cell office:value-type="float" office:value="0.0221641">
                <text:p>0.0221641</text:p>
              </table:table-cell>
            </table:table-row>
            <table:table-row>
              <table:table-cell office:value-type="string">
                <text:p>0,005169</text:p>
              </table:table-cell>
              <table:table-cell office:value-type="float" office:value="0.0002169337">
                <text:p>0.0002169337</text:p>
              </table:table-cell>
              <table:table-cell office:value-type="float" office:value="0.0204598">
                <text:p>0.0204598</text:p>
              </table:table-cell>
              <table:table-cell office:value-type="float" office:value="0.0221722">
                <text:p>0.0221722</text:p>
              </table:table-cell>
            </table:table-row>
            <table:table-row>
              <table:table-cell office:value-type="string">
                <text:p>0,005165</text:p>
              </table:table-cell>
              <table:table-cell office:value-type="float" office:value="0.0002167104">
                <text:p>0.0002167104</text:p>
              </table:table-cell>
              <table:table-cell office:value-type="float" office:value="0.0198627">
                <text:p>0.0198627</text:p>
              </table:table-cell>
              <table:table-cell office:value-type="float" office:value="0.0221803">
                <text:p>0.0221803</text:p>
              </table:table-cell>
            </table:table-row>
            <table:table-row>
              <table:table-cell office:value-type="string">
                <text:p>0,005161</text:p>
              </table:table-cell>
              <table:table-cell office:value-type="float" office:value="0.0002164874">
                <text:p>0.0002164874</text:p>
              </table:table-cell>
              <table:table-cell office:value-type="float" office:value="0.0198621">
                <text:p>0.0198621</text:p>
              </table:table-cell>
              <table:table-cell office:value-type="float" office:value="0.0221885">
                <text:p>0.0221885</text:p>
              </table:table-cell>
            </table:table-row>
            <table:table-row>
              <table:table-cell office:value-type="string">
                <text:p>0,005157</text:p>
              </table:table-cell>
              <table:table-cell office:value-type="float" office:value="0.0002162648">
                <text:p>0.0002162648</text:p>
              </table:table-cell>
              <table:table-cell office:value-type="float" office:value="0.0200415">
                <text:p>0.0200415</text:p>
              </table:table-cell>
              <table:table-cell office:value-type="float" office:value="0.0221967">
                <text:p>0.0221967</text:p>
              </table:table-cell>
            </table:table-row>
            <table:table-row>
              <table:table-cell office:value-type="string">
                <text:p>0,005153</text:p>
              </table:table-cell>
              <table:table-cell office:value-type="float" office:value="0.0002160425">
                <text:p>0.0002160425</text:p>
              </table:table-cell>
              <table:table-cell office:value-type="float" office:value="0.0204115">
                <text:p>0.0204115</text:p>
              </table:table-cell>
              <table:table-cell office:value-type="float" office:value="0.022205">
                <text:p>0.022205</text:p>
              </table:table-cell>
            </table:table-row>
            <table:table-row>
              <table:table-cell office:value-type="string">
                <text:p>0,00515</text:p>
              </table:table-cell>
              <table:table-cell office:value-type="float" office:value="0.0002158207">
                <text:p>0.0002158207</text:p>
              </table:table-cell>
              <table:table-cell office:value-type="float" office:value="0.0198603">
                <text:p>0.0198603</text:p>
              </table:table-cell>
              <table:table-cell office:value-type="float" office:value="0.027519">
                <text:p>0.027519</text:p>
              </table:table-cell>
            </table:table-row>
            <table:table-row>
              <table:table-cell office:value-type="string">
                <text:p>0,005146</text:p>
              </table:table-cell>
              <table:table-cell office:value-type="float" office:value="0.0002155993">
                <text:p>0.0002155993</text:p>
              </table:table-cell>
              <table:table-cell office:value-type="float" office:value="0.0203875">
                <text:p>0.0203875</text:p>
              </table:table-cell>
              <table:table-cell office:value-type="float" office:value="0.0222217">
                <text:p>0.0222217</text:p>
              </table:table-cell>
            </table:table-row>
            <table:table-row>
              <table:table-cell office:value-type="string">
                <text:p>0,005142</text:p>
              </table:table-cell>
              <table:table-cell office:value-type="float" office:value="0.0002153782">
                <text:p>0.0002153782</text:p>
              </table:table-cell>
              <table:table-cell office:value-type="float" office:value="0.0158515">
                <text:p>0.0158515</text:p>
              </table:table-cell>
              <table:table-cell office:value-type="float" office:value="0.0222301">
                <text:p>0.0222301</text:p>
              </table:table-cell>
            </table:table-row>
            <table:table-row>
              <table:table-cell office:value-type="string">
                <text:p>0,005138</text:p>
              </table:table-cell>
              <table:table-cell office:value-type="float" office:value="0.0002151576">
                <text:p>0.0002151576</text:p>
              </table:table-cell>
              <table:table-cell office:value-type="float" office:value="0.0203636">
                <text:p>0.0203636</text:p>
              </table:table-cell>
              <table:table-cell office:value-type="float" office:value="0.0222386">
                <text:p>0.0222386</text:p>
              </table:table-cell>
            </table:table-row>
            <table:table-row>
              <table:table-cell office:value-type="string">
                <text:p>0,005134</text:p>
              </table:table-cell>
              <table:table-cell office:value-type="float" office:value="0.0002149373">
                <text:p>0.0002149373</text:p>
              </table:table-cell>
              <table:table-cell office:value-type="float" office:value="0.0198585">
                <text:p>0.0198585</text:p>
              </table:table-cell>
              <table:table-cell office:value-type="float" office:value="0.0222471">
                <text:p>0.0222471</text:p>
              </table:table-cell>
            </table:table-row>
            <table:table-row>
              <table:table-cell office:value-type="string">
                <text:p>0,00513</text:p>
              </table:table-cell>
              <table:table-cell office:value-type="float" office:value="0.0002147175">
                <text:p>0.0002147175</text:p>
              </table:table-cell>
              <table:table-cell office:value-type="float" office:value="0.0203399">
                <text:p>0.0203399</text:p>
              </table:table-cell>
              <table:table-cell office:value-type="float" office:value="0.0222557">
                <text:p>0.0222557</text:p>
              </table:table-cell>
            </table:table-row>
            <table:table-row>
              <table:table-cell office:value-type="string">
                <text:p>0,005127</text:p>
              </table:table-cell>
              <table:table-cell office:value-type="float" office:value="0.000214498">
                <text:p>0.000214498</text:p>
              </table:table-cell>
              <table:table-cell office:value-type="float" office:value="0.0198578">
                <text:p>0.0198578</text:p>
              </table:table-cell>
              <table:table-cell office:value-type="float" office:value="0.0222644">
                <text:p>0.0222644</text:p>
              </table:table-cell>
            </table:table-row>
            <table:table-row>
              <table:table-cell office:value-type="string">
                <text:p>0,005123</text:p>
              </table:table-cell>
              <table:table-cell office:value-type="float" office:value="0.0002142789">
                <text:p>0.0002142789</text:p>
              </table:table-cell>
              <table:table-cell office:value-type="float" office:value="0.0203162">
                <text:p>0.0203162</text:p>
              </table:table-cell>
              <table:table-cell office:value-type="float" office:value="0.0275564">
                <text:p>0.0275564</text:p>
              </table:table-cell>
            </table:table-row>
            <table:table-row>
              <table:table-cell office:value-type="string">
                <text:p>0,005119</text:p>
              </table:table-cell>
              <table:table-cell office:value-type="float" office:value="0.0002140602">
                <text:p>0.0002140602</text:p>
              </table:table-cell>
              <table:table-cell office:value-type="float" office:value="0.0198573">
                <text:p>0.0198573</text:p>
              </table:table-cell>
              <table:table-cell office:value-type="float" office:value="0.0222818">
                <text:p>0.0222818</text:p>
              </table:table-cell>
            </table:table-row>
            <table:table-row>
              <table:table-cell office:value-type="string">
                <text:p>0,005115</text:p>
              </table:table-cell>
              <table:table-cell office:value-type="float" office:value="0.0002138419">
                <text:p>0.0002138419</text:p>
              </table:table-cell>
              <table:table-cell office:value-type="float" office:value="0.0198571">
                <text:p>0.0198571</text:p>
              </table:table-cell>
              <table:table-cell office:value-type="float" office:value="0.0275675">
                <text:p>0.0275675</text:p>
              </table:table-cell>
            </table:table-row>
            <table:table-row>
              <table:table-cell office:value-type="string">
                <text:p>0,005111</text:p>
              </table:table-cell>
              <table:table-cell office:value-type="float" office:value="0.0002136239">
                <text:p>0.0002136239</text:p>
              </table:table-cell>
              <table:table-cell office:value-type="float" office:value="0.0198569">
                <text:p>0.0198569</text:p>
              </table:table-cell>
              <table:table-cell office:value-type="float" office:value="0.0222994">
                <text:p>0.0222994</text:p>
              </table:table-cell>
            </table:table-row>
            <table:table-row>
              <table:table-cell office:value-type="string">
                <text:p>0,005107</text:p>
              </table:table-cell>
              <table:table-cell office:value-type="float" office:value="0.0002134064">
                <text:p>0.0002134064</text:p>
              </table:table-cell>
              <table:table-cell office:value-type="float" office:value="0.0198568">
                <text:p>0.0198568</text:p>
              </table:table-cell>
              <table:table-cell office:value-type="float" office:value="0.0275787">
                <text:p>0.0275787</text:p>
              </table:table-cell>
            </table:table-row>
            <table:table-row>
              <table:table-cell office:value-type="string">
                <text:p>0,005103</text:p>
              </table:table-cell>
              <table:table-cell office:value-type="float" office:value="0.0002131892">
                <text:p>0.0002131892</text:p>
              </table:table-cell>
              <table:table-cell office:value-type="float" office:value="0.0198567">
                <text:p>0.0198567</text:p>
              </table:table-cell>
              <table:table-cell office:value-type="float" office:value="0.0223173">
                <text:p>0.0223173</text:p>
              </table:table-cell>
            </table:table-row>
            <table:table-row>
              <table:table-cell office:value-type="string">
                <text:p>0,0051</text:p>
              </table:table-cell>
              <table:table-cell office:value-type="float" office:value="0.0002129724">
                <text:p>0.0002129724</text:p>
              </table:table-cell>
              <table:table-cell office:value-type="float" office:value="0.0157514">
                <text:p>0.0157514</text:p>
              </table:table-cell>
              <table:table-cell office:value-type="float" office:value="0.0223263">
                <text:p>0.0223263</text:p>
              </table:table-cell>
            </table:table-row>
            <table:table-row>
              <table:table-cell office:value-type="string">
                <text:p>0,005096</text:p>
              </table:table-cell>
              <table:table-cell office:value-type="float" office:value="0.0002127561">
                <text:p>0.0002127561</text:p>
              </table:table-cell>
              <table:table-cell office:value-type="float" office:value="0.020234">
                <text:p>0.020234</text:p>
              </table:table-cell>
              <table:table-cell office:value-type="float" office:value="0.0223353">
                <text:p>0.0223353</text:p>
              </table:table-cell>
            </table:table-row>
            <table:table-row>
              <table:table-cell office:value-type="string">
                <text:p>0,005092</text:p>
              </table:table-cell>
              <table:table-cell office:value-type="float" office:value="0.0002125401">
                <text:p>0.0002125401</text:p>
              </table:table-cell>
              <table:table-cell office:value-type="float" office:value="0.0197028">
                <text:p>0.0197028</text:p>
              </table:table-cell>
              <table:table-cell office:value-type="float" office:value="0.0223444">
                <text:p>0.0223444</text:p>
              </table:table-cell>
            </table:table-row>
            <table:table-row>
              <table:table-cell office:value-type="string">
                <text:p>0,005088</text:p>
              </table:table-cell>
              <table:table-cell office:value-type="float" office:value="0.0002123245">
                <text:p>0.0002123245</text:p>
              </table:table-cell>
              <table:table-cell office:value-type="float" office:value="0.0217244">
                <text:p>0.0217244</text:p>
              </table:table-cell>
              <table:table-cell office:value-type="float" office:value="0.0223536">
                <text:p>0.0223536</text:p>
              </table:table-cell>
            </table:table-row>
            <table:table-row>
              <table:table-cell office:value-type="string">
                <text:p>0,005084</text:p>
              </table:table-cell>
              <table:table-cell office:value-type="float" office:value="0.0002121093">
                <text:p>0.0002121093</text:p>
              </table:table-cell>
              <table:table-cell office:value-type="float" office:value="0.0198568">
                <text:p>0.0198568</text:p>
              </table:table-cell>
              <table:table-cell office:value-type="float" office:value="0.0223628">
                <text:p>0.0223628</text:p>
              </table:table-cell>
            </table:table-row>
            <table:table-row>
              <table:table-cell office:value-type="string">
                <text:p>0,00508</text:p>
              </table:table-cell>
              <table:table-cell office:value-type="float" office:value="0.0002118944">
                <text:p>0.0002118944</text:p>
              </table:table-cell>
              <table:table-cell office:value-type="float" office:value="0.0198569">
                <text:p>0.0198569</text:p>
              </table:table-cell>
              <table:table-cell office:value-type="float" office:value="0.0223721">
                <text:p>0.0223721</text:p>
              </table:table-cell>
            </table:table-row>
            <table:table-row>
              <table:table-cell office:value-type="string">
                <text:p>0,005076</text:p>
              </table:table-cell>
              <table:table-cell office:value-type="float" office:value="0.00021168">
                <text:p>0.00021168</text:p>
              </table:table-cell>
              <table:table-cell office:value-type="float" office:value="0.0198571">
                <text:p>0.0198571</text:p>
              </table:table-cell>
              <table:table-cell office:value-type="float" office:value="0.0223814">
                <text:p>0.0223814</text:p>
              </table:table-cell>
            </table:table-row>
            <table:table-row>
              <table:table-cell office:value-type="string">
                <text:p>0,005073</text:p>
              </table:table-cell>
              <table:table-cell office:value-type="float" office:value="0.000211466">
                <text:p>0.000211466</text:p>
              </table:table-cell>
              <table:table-cell office:value-type="float" office:value="0.0156896">
                <text:p>0.0156896</text:p>
              </table:table-cell>
              <table:table-cell office:value-type="float" office:value="0.0223908">
                <text:p>0.0223908</text:p>
              </table:table-cell>
            </table:table-row>
            <table:table-row>
              <table:table-cell office:value-type="string">
                <text:p>0,005069</text:p>
              </table:table-cell>
              <table:table-cell office:value-type="float" office:value="0.0002112523">
                <text:p>0.0002112523</text:p>
              </table:table-cell>
              <table:table-cell office:value-type="float" office:value="0.0156809">
                <text:p>0.0156809</text:p>
              </table:table-cell>
              <table:table-cell office:value-type="float" office:value="0.0224002">
                <text:p>0.0224002</text:p>
              </table:table-cell>
            </table:table-row>
            <table:table-row>
              <table:table-cell office:value-type="string">
                <text:p>0,005065</text:p>
              </table:table-cell>
              <table:table-cell office:value-type="float" office:value="0.000211039">
                <text:p>0.000211039</text:p>
              </table:table-cell>
              <table:table-cell office:value-type="float" office:value="0.0224096">
                <text:p>0.0224096</text:p>
              </table:table-cell>
              <table:table-cell office:value-type="float" office:value="0.0224096">
                <text:p>0.0224096</text:p>
              </table:table-cell>
            </table:table-row>
            <table:table-row>
              <table:table-cell office:value-type="string">
                <text:p>0,005061</text:p>
              </table:table-cell>
              <table:table-cell office:value-type="float" office:value="0.0002108261">
                <text:p>0.0002108261</text:p>
              </table:table-cell>
              <table:table-cell office:value-type="float" office:value="0.0156635">
                <text:p>0.0156635</text:p>
              </table:table-cell>
              <table:table-cell office:value-type="float" office:value="0.0224192">
                <text:p>0.0224192</text:p>
              </table:table-cell>
            </table:table-row>
            <table:table-row>
              <table:table-cell office:value-type="string">
                <text:p>0,005057</text:p>
              </table:table-cell>
              <table:table-cell office:value-type="float" office:value="0.0002106135">
                <text:p>0.0002106135</text:p>
              </table:table-cell>
              <table:table-cell office:value-type="float" office:value="0.0156549">
                <text:p>0.0156549</text:p>
              </table:table-cell>
              <table:table-cell office:value-type="float" office:value="0.0276562">
                <text:p>0.0276562</text:p>
              </table:table-cell>
            </table:table-row>
            <table:table-row>
              <table:table-cell office:value-type="string">
                <text:p>0,005053</text:p>
              </table:table-cell>
              <table:table-cell office:value-type="float" office:value="0.0002104013">
                <text:p>0.0002104013</text:p>
              </table:table-cell>
              <table:table-cell office:value-type="float" office:value="0.019859">
                <text:p>0.019859</text:p>
              </table:table-cell>
              <table:table-cell office:value-type="float" office:value="0.0224384">
                <text:p>0.0224384</text:p>
              </table:table-cell>
            </table:table-row>
            <table:table-row>
              <table:table-cell office:value-type="string">
                <text:p>0,00505</text:p>
              </table:table-cell>
              <table:table-cell office:value-type="float" office:value="0.0002101895">
                <text:p>0.0002101895</text:p>
              </table:table-cell>
              <table:table-cell office:value-type="float" office:value="0.0198594">
                <text:p>0.0198594</text:p>
              </table:table-cell>
              <table:table-cell office:value-type="float" office:value="0.022448">
                <text:p>0.022448</text:p>
              </table:table-cell>
            </table:table-row>
            <table:table-row>
              <table:table-cell office:value-type="string">
                <text:p>0,005046</text:p>
              </table:table-cell>
              <table:table-cell office:value-type="float" office:value="0.000209978">
                <text:p>0.000209978</text:p>
              </table:table-cell>
              <table:table-cell office:value-type="float" office:value="0.0198599">
                <text:p>0.0198599</text:p>
              </table:table-cell>
              <table:table-cell office:value-type="float" office:value="0.0224578">
                <text:p>0.0224578</text:p>
              </table:table-cell>
            </table:table-row>
            <table:table-row>
              <table:table-cell office:value-type="string">
                <text:p>0,005042</text:p>
              </table:table-cell>
              <table:table-cell office:value-type="float" office:value="0.0002097669">
                <text:p>0.0002097669</text:p>
              </table:table-cell>
              <table:table-cell office:value-type="float" office:value="0.0216932">
                <text:p>0.0216932</text:p>
              </table:table-cell>
              <table:table-cell office:value-type="float" office:value="0.0224675">
                <text:p>0.0224675</text:p>
              </table:table-cell>
            </table:table-row>
            <table:table-row>
              <table:table-cell office:value-type="string">
                <text:p>0,005038</text:p>
              </table:table-cell>
              <table:table-cell office:value-type="float" office:value="0.0002095562">
                <text:p>0.0002095562</text:p>
              </table:table-cell>
              <table:table-cell office:value-type="float" office:value="0.0200622">
                <text:p>0.0200622</text:p>
              </table:table-cell>
              <table:table-cell office:value-type="float" office:value="0.0224774">
                <text:p>0.0224774</text:p>
              </table:table-cell>
            </table:table-row>
            <table:table-row>
              <table:table-cell office:value-type="string">
                <text:p>0,005034</text:p>
              </table:table-cell>
              <table:table-cell office:value-type="float" office:value="0.0002093458">
                <text:p>0.0002093458</text:p>
              </table:table-cell>
              <table:table-cell office:value-type="float" office:value="0.0224873">
                <text:p>0.0224873</text:p>
              </table:table-cell>
              <table:table-cell office:value-type="float" office:value="0.0224873">
                <text:p>0.0224873</text:p>
              </table:table-cell>
            </table:table-row>
            <table:table-row>
              <table:table-cell office:value-type="string">
                <text:p>0,00503</text:p>
              </table:table-cell>
              <table:table-cell office:value-type="float" office:value="0.0002091358">
                <text:p>0.0002091358</text:p>
              </table:table-cell>
              <table:table-cell office:value-type="float" office:value="0.0155952">
                <text:p>0.0155952</text:p>
              </table:table-cell>
              <table:table-cell office:value-type="float" office:value="0.0224972">
                <text:p>0.0224972</text:p>
              </table:table-cell>
            </table:table-row>
            <table:table-row>
              <table:table-cell office:value-type="string">
                <text:p>0,005026</text:p>
              </table:table-cell>
              <table:table-cell office:value-type="float" office:value="0.0002089262">
                <text:p>0.0002089262</text:p>
              </table:table-cell>
              <table:table-cell office:value-type="float" office:value="0.0193763">
                <text:p>0.0193763</text:p>
              </table:table-cell>
              <table:table-cell office:value-type="float" office:value="0.0225072">
                <text:p>0.0225072</text:p>
              </table:table-cell>
            </table:table-row>
            <table:table-row>
              <table:table-cell office:value-type="string">
                <text:p>0,005023</text:p>
              </table:table-cell>
              <table:table-cell office:value-type="float" office:value="0.0002087169">
                <text:p>0.0002087169</text:p>
              </table:table-cell>
              <table:table-cell office:value-type="float" office:value="0.0155784">
                <text:p>0.0155784</text:p>
              </table:table-cell>
              <table:table-cell office:value-type="float" office:value="0.0225172">
                <text:p>0.0225172</text:p>
              </table:table-cell>
            </table:table-row>
            <table:table-row>
              <table:table-cell office:value-type="string">
                <text:p>0,005019</text:p>
              </table:table-cell>
              <table:table-cell office:value-type="float" office:value="0.000208508">
                <text:p>0.000208508</text:p>
              </table:table-cell>
              <table:table-cell office:value-type="float" office:value="0.0198644">
                <text:p>0.0198644</text:p>
              </table:table-cell>
              <table:table-cell office:value-type="float" office:value="0.0225273">
                <text:p>0.0225273</text:p>
              </table:table-cell>
            </table:table-row>
            <table:table-row>
              <table:table-cell office:value-type="string">
                <text:p>0,005015</text:p>
              </table:table-cell>
              <table:table-cell office:value-type="float" office:value="0.0002082995">
                <text:p>0.0002082995</text:p>
              </table:table-cell>
              <table:table-cell office:value-type="float" office:value="0.0198652">
                <text:p>0.0198652</text:p>
              </table:table-cell>
              <table:table-cell office:value-type="float" office:value="0.0225375">
                <text:p>0.0225375</text:p>
              </table:table-cell>
            </table:table-row>
            <table:table-row>
              <table:table-cell office:value-type="string">
                <text:p>0,005011</text:p>
              </table:table-cell>
              <table:table-cell office:value-type="float" office:value="0.0002080913">
                <text:p>0.0002080913</text:p>
              </table:table-cell>
              <table:table-cell office:value-type="float" office:value="0.019984">
                <text:p>0.019984</text:p>
              </table:table-cell>
              <table:table-cell office:value-type="float" office:value="0.0225477">
                <text:p>0.0225477</text:p>
              </table:table-cell>
            </table:table-row>
            <table:table-row>
              <table:table-cell office:value-type="string">
                <text:p>0,005007</text:p>
              </table:table-cell>
              <table:table-cell office:value-type="float" office:value="0.0002078835">
                <text:p>0.0002078835</text:p>
              </table:table-cell>
              <table:table-cell office:value-type="float" office:value="0.0155452">
                <text:p>0.0155452</text:p>
              </table:table-cell>
              <table:table-cell office:value-type="float" office:value="0.0225579">
                <text:p>0.0225579</text:p>
              </table:table-cell>
            </table:table-row>
            <table:table-row>
              <table:table-cell office:value-type="string">
                <text:p>0,005003</text:p>
              </table:table-cell>
              <table:table-cell office:value-type="float" office:value="0.0002076761">
                <text:p>0.0002076761</text:p>
              </table:table-cell>
              <table:table-cell office:value-type="float" office:value="0.0199618">
                <text:p>0.0199618</text:p>
              </table:table-cell>
              <table:table-cell office:value-type="float" office:value="0.0225682">
                <text:p>0.0225682</text:p>
              </table:table-cell>
            </table:table-row>
            <table:table-row>
              <table:table-cell office:value-type="string">
                <text:p>0,005</text:p>
              </table:table-cell>
              <table:table-cell office:value-type="float" office:value="0.000207469">
                <text:p>0.000207469</text:p>
              </table:table-cell>
              <table:table-cell office:value-type="float" office:value="0.0155288">
                <text:p>0.0155288</text:p>
              </table:table-cell>
              <table:table-cell office:value-type="float" office:value="0.0225785">
                <text:p>0.0225785</text:p>
              </table:table-cell>
            </table:table-row>
            <table:table-row>
              <table:table-cell office:value-type="string">
                <text:p>0,004996</text:p>
              </table:table-cell>
              <table:table-cell office:value-type="float" office:value="0.0002072623">
                <text:p>0.0002072623</text:p>
              </table:table-cell>
              <table:table-cell office:value-type="float" office:value="0.0216741">
                <text:p>0.0216741</text:p>
              </table:table-cell>
              <table:table-cell office:value-type="float" office:value="0.0225889">
                <text:p>0.0225889</text:p>
              </table:table-cell>
            </table:table-row>
            <table:table-row>
              <table:table-cell office:value-type="string">
                <text:p>0,004992</text:p>
              </table:table-cell>
              <table:table-cell office:value-type="float" office:value="0.0002070559">
                <text:p>0.0002070559</text:p>
              </table:table-cell>
              <table:table-cell office:value-type="float" office:value="0.0216731">
                <text:p>0.0216731</text:p>
              </table:table-cell>
              <table:table-cell office:value-type="float" office:value="0.0225994">
                <text:p>0.0225994</text:p>
              </table:table-cell>
            </table:table-row>
            <table:table-row>
              <table:table-cell office:value-type="string">
                <text:p>0,004988</text:p>
              </table:table-cell>
              <table:table-cell office:value-type="float" office:value="0.00020685">
                <text:p>0.00020685</text:p>
              </table:table-cell>
              <table:table-cell office:value-type="float" office:value="0.0198718">
                <text:p>0.0198718</text:p>
              </table:table-cell>
              <table:table-cell office:value-type="float" office:value="0.0226099">
                <text:p>0.0226099</text:p>
              </table:table-cell>
            </table:table-row>
            <table:table-row>
              <table:table-cell office:value-type="string">
                <text:p>0,004984</text:p>
              </table:table-cell>
              <table:table-cell office:value-type="float" office:value="0.0002066443">
                <text:p>0.0002066443</text:p>
              </table:table-cell>
              <table:table-cell office:value-type="float" office:value="0.0199069">
                <text:p>0.0199069</text:p>
              </table:table-cell>
              <table:table-cell office:value-type="float" office:value="0.0226205">
                <text:p>0.0226205</text:p>
              </table:table-cell>
            </table:table-row>
            <table:table-row>
              <table:table-cell office:value-type="string">
                <text:p>0,00498</text:p>
              </table:table-cell>
              <table:table-cell office:value-type="float" office:value="0.0002064391">
                <text:p>0.0002064391</text:p>
              </table:table-cell>
              <table:table-cell office:value-type="float" office:value="0.0154882">
                <text:p>0.0154882</text:p>
              </table:table-cell>
              <table:table-cell office:value-type="float" office:value="0.0226311">
                <text:p>0.0226311</text:p>
              </table:table-cell>
            </table:table-row>
            <table:table-row>
              <table:table-cell office:value-type="string">
                <text:p>0,004976</text:p>
              </table:table-cell>
              <table:table-cell office:value-type="float" office:value="0.0002062343">
                <text:p>0.0002062343</text:p>
              </table:table-cell>
              <table:table-cell office:value-type="float" office:value="0.0198852">
                <text:p>0.0198852</text:p>
              </table:table-cell>
              <table:table-cell office:value-type="float" office:value="0.0226417">
                <text:p>0.0226417</text:p>
              </table:table-cell>
            </table:table-row>
            <table:table-row>
              <table:table-cell office:value-type="string">
                <text:p>0,004973</text:p>
              </table:table-cell>
              <table:table-cell office:value-type="float" office:value="0.0002060297">
                <text:p>0.0002060297</text:p>
              </table:table-cell>
              <table:table-cell office:value-type="float" office:value="0.0198743">
                <text:p>0.0198743</text:p>
              </table:table-cell>
              <table:table-cell office:value-type="float" office:value="0.0278042">
                <text:p>0.0278042</text:p>
              </table:table-cell>
            </table:table-row>
            <table:table-row>
              <table:table-cell office:value-type="string">
                <text:p>0,004969</text:p>
              </table:table-cell>
              <table:table-cell office:value-type="float" office:value="0.0002058256">
                <text:p>0.0002058256</text:p>
              </table:table-cell>
              <table:table-cell office:value-type="float" office:value="0.0198635">
                <text:p>0.0198635</text:p>
              </table:table-cell>
              <table:table-cell office:value-type="float" office:value="0.0226632">
                <text:p>0.0226632</text:p>
              </table:table-cell>
            </table:table-row>
            <table:table-row>
              <table:table-cell office:value-type="string">
                <text:p>0,004965</text:p>
              </table:table-cell>
              <table:table-cell office:value-type="float" office:value="0.0002056218">
                <text:p>0.0002056218</text:p>
              </table:table-cell>
              <table:table-cell office:value-type="float" office:value="0.019879">
                <text:p>0.019879</text:p>
              </table:table-cell>
              <table:table-cell office:value-type="float" office:value="0.0278187">
                <text:p>0.0278187</text:p>
              </table:table-cell>
            </table:table-row>
            <table:table-row>
              <table:table-cell office:value-type="string">
                <text:p>0,004961</text:p>
              </table:table-cell>
              <table:table-cell office:value-type="float" office:value="0.0002054184">
                <text:p>0.0002054184</text:p>
              </table:table-cell>
              <table:table-cell office:value-type="float" office:value="0.0198419">
                <text:p>0.0198419</text:p>
              </table:table-cell>
              <table:table-cell office:value-type="float" office:value="0.0226849">
                <text:p>0.0226849</text:p>
              </table:table-cell>
            </table:table-row>
            <table:table-row>
              <table:table-cell office:value-type="string">
                <text:p>0,004957</text:p>
              </table:table-cell>
              <table:table-cell office:value-type="float" office:value="0.0002052153">
                <text:p>0.0002052153</text:p>
              </table:table-cell>
              <table:table-cell office:value-type="float" office:value="0.0226958">
                <text:p>0.0226958</text:p>
              </table:table-cell>
              <table:table-cell office:value-type="float" office:value="0.0226958">
                <text:p>0.0226958</text:p>
              </table:table-cell>
            </table:table-row>
            <table:table-row>
              <table:table-cell office:value-type="string">
                <text:p>0,004953</text:p>
              </table:table-cell>
              <table:table-cell office:value-type="float" office:value="0.0002050127">
                <text:p>0.0002050127</text:p>
              </table:table-cell>
              <table:table-cell office:value-type="float" office:value="0.0227068">
                <text:p>0.0227068</text:p>
              </table:table-cell>
              <table:table-cell office:value-type="float" office:value="0.0227068">
                <text:p>0.0227068</text:p>
              </table:table-cell>
            </table:table-row>
            <table:table-row>
              <table:table-cell office:value-type="string">
                <text:p>0,00495</text:p>
              </table:table-cell>
              <table:table-cell office:value-type="float" office:value="0.0002048104">
                <text:p>0.0002048104</text:p>
              </table:table-cell>
              <table:table-cell office:value-type="float" office:value="0.0227178">
                <text:p>0.0227178</text:p>
              </table:table-cell>
              <table:table-cell office:value-type="float" office:value="0.0227178">
                <text:p>0.0227178</text:p>
              </table:table-cell>
            </table:table-row>
            <table:table-row>
              <table:table-cell office:value-type="string">
                <text:p>0,004946</text:p>
              </table:table-cell>
              <table:table-cell office:value-type="float" office:value="0.0002046084">
                <text:p>0.0002046084</text:p>
              </table:table-cell>
              <table:table-cell office:value-type="float" office:value="0.0197991">
                <text:p>0.0197991</text:p>
              </table:table-cell>
              <table:table-cell office:value-type="float" office:value="0.0227289">
                <text:p>0.0227289</text:p>
              </table:table-cell>
            </table:table-row>
            <table:table-row>
              <table:table-cell office:value-type="string">
                <text:p>0,004942</text:p>
              </table:table-cell>
              <table:table-cell office:value-type="float" office:value="0.0002044068">
                <text:p>0.0002044068</text:p>
              </table:table-cell>
              <table:table-cell office:value-type="float" office:value="0.0197884">
                <text:p>0.0197884</text:p>
              </table:table-cell>
              <table:table-cell office:value-type="float" office:value="0.02274">
                <text:p>0.02274</text:p>
              </table:table-cell>
            </table:table-row>
            <table:table-row>
              <table:table-cell office:value-type="string">
                <text:p>0,004938</text:p>
              </table:table-cell>
              <table:table-cell office:value-type="float" office:value="0.0002042056">
                <text:p>0.0002042056</text:p>
              </table:table-cell>
              <table:table-cell office:value-type="float" office:value="0.0198891">
                <text:p>0.0198891</text:p>
              </table:table-cell>
              <table:table-cell office:value-type="float" office:value="0.0227512">
                <text:p>0.0227512</text:p>
              </table:table-cell>
            </table:table-row>
            <table:table-row>
              <table:table-cell office:value-type="string">
                <text:p>0,004934</text:p>
              </table:table-cell>
              <table:table-cell office:value-type="float" office:value="0.0002040047">
                <text:p>0.0002040047</text:p>
              </table:table-cell>
              <table:table-cell office:value-type="float" office:value="0.0197672">
                <text:p>0.0197672</text:p>
              </table:table-cell>
              <table:table-cell office:value-type="float" office:value="0.0227624">
                <text:p>0.0227624</text:p>
              </table:table-cell>
            </table:table-row>
            <table:table-row>
              <table:table-cell office:value-type="string">
                <text:p>0,00493</text:p>
              </table:table-cell>
              <table:table-cell office:value-type="float" office:value="0.0002038043">
                <text:p>0.0002038043</text:p>
              </table:table-cell>
              <table:table-cell office:value-type="float" office:value="0.0198923">
                <text:p>0.0198923</text:p>
              </table:table-cell>
              <table:table-cell office:value-type="float" office:value="0.0227737">
                <text:p>0.0227737</text:p>
              </table:table-cell>
            </table:table-row>
            <table:table-row>
              <table:table-cell office:value-type="string">
                <text:p>0,004926</text:p>
              </table:table-cell>
              <table:table-cell office:value-type="float" office:value="0.0002036041">
                <text:p>0.0002036041</text:p>
              </table:table-cell>
              <table:table-cell office:value-type="float" office:value="0.019894">
                <text:p>0.019894</text:p>
              </table:table-cell>
              <table:table-cell office:value-type="float" office:value="0.022785">
                <text:p>0.022785</text:p>
              </table:table-cell>
            </table:table-row>
            <table:table-row>
              <table:table-cell office:value-type="string">
                <text:p>0,004923</text:p>
              </table:table-cell>
              <table:table-cell office:value-type="float" office:value="0.0002034044">
                <text:p>0.0002034044</text:p>
              </table:table-cell>
              <table:table-cell office:value-type="float" office:value="0.0197355">
                <text:p>0.0197355</text:p>
              </table:table-cell>
              <table:table-cell office:value-type="float" office:value="0.0227964">
                <text:p>0.0227964</text:p>
              </table:table-cell>
            </table:table-row>
            <table:table-row>
              <table:table-cell office:value-type="string">
                <text:p>0,004919</text:p>
              </table:table-cell>
              <table:table-cell office:value-type="float" office:value="0.000203205">
                <text:p>0.000203205</text:p>
              </table:table-cell>
              <table:table-cell office:value-type="float" office:value="0.0198974">
                <text:p>0.0198974</text:p>
              </table:table-cell>
              <table:table-cell office:value-type="float" office:value="0.0228079">
                <text:p>0.0228079</text:p>
              </table:table-cell>
            </table:table-row>
            <table:table-row>
              <table:table-cell office:value-type="string">
                <text:p>0,004915</text:p>
              </table:table-cell>
              <table:table-cell office:value-type="float" office:value="0.000203006">
                <text:p>0.000203006</text:p>
              </table:table-cell>
              <table:table-cell office:value-type="float" office:value="0.0188474">
                <text:p>0.0188474</text:p>
              </table:table-cell>
              <table:table-cell office:value-type="float" office:value="0.0228193">
                <text:p>0.0228193</text:p>
              </table:table-cell>
            </table:table-row>
            <table:table-row>
              <table:table-cell office:value-type="string">
                <text:p>0,004911</text:p>
              </table:table-cell>
              <table:table-cell office:value-type="float" office:value="0.0002028073">
                <text:p>0.0002028073</text:p>
              </table:table-cell>
              <table:table-cell office:value-type="float" office:value="0.0228309">
                <text:p>0.0228309</text:p>
              </table:table-cell>
              <table:table-cell office:value-type="float" office:value="0.0228309">
                <text:p>0.0228309</text:p>
              </table:table-cell>
            </table:table-row>
            <table:table-row>
              <table:table-cell office:value-type="string">
                <text:p>0,004907</text:p>
              </table:table-cell>
              <table:table-cell office:value-type="float" office:value="0.0002026091">
                <text:p>0.0002026091</text:p>
              </table:table-cell>
              <table:table-cell office:value-type="float" office:value="0.0153405">
                <text:p>0.0153405</text:p>
              </table:table-cell>
              <table:table-cell office:value-type="float" office:value="0.0228425">
                <text:p>0.0228425</text:p>
              </table:table-cell>
            </table:table-row>
            <table:table-row>
              <table:table-cell office:value-type="string">
                <text:p>0,004903</text:p>
              </table:table-cell>
              <table:table-cell office:value-type="float" office:value="0.0002024111">
                <text:p>0.0002024111</text:p>
              </table:table-cell>
              <table:table-cell office:value-type="float" office:value="0.0196833">
                <text:p>0.0196833</text:p>
              </table:table-cell>
              <table:table-cell office:value-type="float" office:value="0.0228541">
                <text:p>0.0228541</text:p>
              </table:table-cell>
            </table:table-row>
            <table:table-row>
              <table:table-cell office:value-type="string">
                <text:p>0,004899</text:p>
              </table:table-cell>
              <table:table-cell office:value-type="float" office:value="0.0002022136">
                <text:p>0.0002022136</text:p>
              </table:table-cell>
              <table:table-cell office:value-type="float" office:value="0.0153255">
                <text:p>0.0153255</text:p>
              </table:table-cell>
              <table:table-cell office:value-type="float" office:value="0.0228658">
                <text:p>0.0228658</text:p>
              </table:table-cell>
            </table:table-row>
            <table:table-row>
              <table:table-cell office:value-type="string">
                <text:p>0,004896</text:p>
              </table:table-cell>
              <table:table-cell office:value-type="float" office:value="0.0002020164">
                <text:p>0.0002020164</text:p>
              </table:table-cell>
              <table:table-cell office:value-type="float" office:value="0.0153181">
                <text:p>0.0153181</text:p>
              </table:table-cell>
              <table:table-cell office:value-type="float" office:value="0.0228776">
                <text:p>0.0228776</text:p>
              </table:table-cell>
            </table:table-row>
            <table:table-row>
              <table:table-cell office:value-type="string">
                <text:p>0,004892</text:p>
              </table:table-cell>
              <table:table-cell office:value-type="float" office:value="0.0002018196">
                <text:p>0.0002018196</text:p>
              </table:table-cell>
              <table:table-cell office:value-type="float" office:value="0.0153107">
                <text:p>0.0153107</text:p>
              </table:table-cell>
              <table:table-cell office:value-type="float" office:value="0.0228894">
                <text:p>0.0228894</text:p>
              </table:table-cell>
            </table:table-row>
            <table:table-row>
              <table:table-cell office:value-type="string">
                <text:p>0,004888</text:p>
              </table:table-cell>
              <table:table-cell office:value-type="float" office:value="0.0002016231">
                <text:p>0.0002016231</text:p>
              </table:table-cell>
              <table:table-cell office:value-type="float" office:value="0.0153033">
                <text:p>0.0153033</text:p>
              </table:table-cell>
              <table:table-cell office:value-type="float" office:value="0.0229012">
                <text:p>0.0229012</text:p>
              </table:table-cell>
            </table:table-row>
            <table:table-row>
              <table:table-cell office:value-type="string">
                <text:p>0,004884</text:p>
              </table:table-cell>
              <table:table-cell office:value-type="float" office:value="0.000201427">
                <text:p>0.000201427</text:p>
              </table:table-cell>
              <table:table-cell office:value-type="float" office:value="0.015296">
                <text:p>0.015296</text:p>
              </table:table-cell>
              <table:table-cell office:value-type="float" office:value="0.0229131">
                <text:p>0.0229131</text:p>
              </table:table-cell>
            </table:table-row>
            <table:table-row>
              <table:table-cell office:value-type="string">
                <text:p>0,00488</text:p>
              </table:table-cell>
              <table:table-cell office:value-type="float" office:value="0.0002012313">
                <text:p>0.0002012313</text:p>
              </table:table-cell>
              <table:table-cell office:value-type="float" office:value="0.0196215">
                <text:p>0.0196215</text:p>
              </table:table-cell>
              <table:table-cell office:value-type="float" office:value="0.0229251">
                <text:p>0.0229251</text:p>
              </table:table-cell>
            </table:table-row>
            <table:table-row>
              <table:table-cell office:value-type="string">
                <text:p>0,004876</text:p>
              </table:table-cell>
              <table:table-cell office:value-type="float" office:value="0.0002010359">
                <text:p>0.0002010359</text:p>
              </table:table-cell>
              <table:table-cell office:value-type="float" office:value="0.0196112">
                <text:p>0.0196112</text:p>
              </table:table-cell>
              <table:table-cell office:value-type="float" office:value="0.0229371">
                <text:p>0.0229371</text:p>
              </table:table-cell>
            </table:table-row>
            <table:table-row>
              <table:table-cell office:value-type="string">
                <text:p>0,004873</text:p>
              </table:table-cell>
              <table:table-cell office:value-type="float" office:value="0.0002008409">
                <text:p>0.0002008409</text:p>
              </table:table-cell>
              <table:table-cell office:value-type="float" office:value="0.0216824">
                <text:p>0.0216824</text:p>
              </table:table-cell>
              <table:table-cell office:value-type="float" office:value="0.0229491">
                <text:p>0.0229491</text:p>
              </table:table-cell>
            </table:table-row>
            <table:table-row>
              <table:table-cell office:value-type="string">
                <text:p>0,004869</text:p>
              </table:table-cell>
              <table:table-cell office:value-type="float" office:value="0.0002006463">
                <text:p>0.0002006463</text:p>
              </table:table-cell>
              <table:table-cell office:value-type="float" office:value="0.0152669">
                <text:p>0.0152669</text:p>
              </table:table-cell>
              <table:table-cell office:value-type="float" office:value="0.0229613">
                <text:p>0.0229613</text:p>
              </table:table-cell>
            </table:table-row>
            <table:table-row>
              <table:table-cell office:value-type="string">
                <text:p>0,004865</text:p>
              </table:table-cell>
              <table:table-cell office:value-type="float" office:value="0.000200452">
                <text:p>0.000200452</text:p>
              </table:table-cell>
              <table:table-cell office:value-type="float" office:value="0.0152597">
                <text:p>0.0152597</text:p>
              </table:table-cell>
              <table:table-cell office:value-type="float" office:value="0.0229734">
                <text:p>0.0229734</text:p>
              </table:table-cell>
            </table:table-row>
            <table:table-row>
              <table:table-cell office:value-type="string">
                <text:p>0,004861</text:p>
              </table:table-cell>
              <table:table-cell office:value-type="float" office:value="0.0002002581">
                <text:p>0.0002002581</text:p>
              </table:table-cell>
              <table:table-cell office:value-type="float" office:value="0.0195706">
                <text:p>0.0195706</text:p>
              </table:table-cell>
              <table:table-cell office:value-type="float" office:value="0.0229856">
                <text:p>0.0229856</text:p>
              </table:table-cell>
            </table:table-row>
            <table:table-row>
              <table:table-cell office:value-type="string">
                <text:p>0,004857</text:p>
              </table:table-cell>
              <table:table-cell office:value-type="float" office:value="0.0002000646">
                <text:p>0.0002000646</text:p>
              </table:table-cell>
              <table:table-cell office:value-type="float" office:value="0.0195605">
                <text:p>0.0195605</text:p>
              </table:table-cell>
              <table:table-cell office:value-type="float" office:value="0.0229979">
                <text:p>0.0229979</text:p>
              </table:table-cell>
            </table:table-row>
            <table:table-row>
              <table:table-cell office:value-type="string">
                <text:p>0,004853</text:p>
              </table:table-cell>
              <table:table-cell office:value-type="float" office:value="0.0001998714">
                <text:p>0.0001998714</text:p>
              </table:table-cell>
              <table:table-cell office:value-type="float" office:value="0.0195505">
                <text:p>0.0195505</text:p>
              </table:table-cell>
              <table:table-cell office:value-type="float" office:value="0.0230102">
                <text:p>0.0230102</text:p>
              </table:table-cell>
            </table:table-row>
            <table:table-row>
              <table:table-cell office:value-type="string">
                <text:p>0,004849</text:p>
              </table:table-cell>
              <table:table-cell office:value-type="float" office:value="0.0001996786">
                <text:p>0.0001996786</text:p>
              </table:table-cell>
              <table:table-cell office:value-type="float" office:value="0.0216935">
                <text:p>0.0216935</text:p>
              </table:table-cell>
              <table:table-cell office:value-type="float" office:value="0.0230226">
                <text:p>0.0230226</text:p>
              </table:table-cell>
            </table:table-row>
            <table:table-row>
              <table:table-cell office:value-type="string">
                <text:p>0,004846</text:p>
              </table:table-cell>
              <table:table-cell office:value-type="float" office:value="0.0001994862">
                <text:p>0.0001994862</text:p>
              </table:table-cell>
              <table:table-cell office:value-type="float" office:value="0.0152241">
                <text:p>0.0152241</text:p>
              </table:table-cell>
              <table:table-cell office:value-type="float" office:value="0.023035">
                <text:p>0.023035</text:p>
              </table:table-cell>
            </table:table-row>
            <table:table-row>
              <table:table-cell office:value-type="string">
                <text:p>0,004842</text:p>
              </table:table-cell>
              <table:table-cell office:value-type="float" office:value="0.0001992941">
                <text:p>0.0001992941</text:p>
              </table:table-cell>
              <table:table-cell office:value-type="float" office:value="0.0152171">
                <text:p>0.0152171</text:p>
              </table:table-cell>
              <table:table-cell office:value-type="float" office:value="0.0230475">
                <text:p>0.0230475</text:p>
              </table:table-cell>
            </table:table-row>
            <table:table-row>
              <table:table-cell office:value-type="string">
                <text:p>0,004838</text:p>
              </table:table-cell>
              <table:table-cell office:value-type="float" office:value="0.0001991025">
                <text:p>0.0001991025</text:p>
              </table:table-cell>
              <table:table-cell office:value-type="float" office:value="0.0185033">
                <text:p>0.0185033</text:p>
              </table:table-cell>
              <table:table-cell office:value-type="float" office:value="0.02306">
                <text:p>0.02306</text:p>
              </table:table-cell>
            </table:table-row>
            <table:table-row>
              <table:table-cell office:value-type="string">
                <text:p>0,004834</text:p>
              </table:table-cell>
              <table:table-cell office:value-type="float" office:value="0.0001989111">
                <text:p>0.0001989111</text:p>
              </table:table-cell>
              <table:table-cell office:value-type="float" office:value="0.0152031">
                <text:p>0.0152031</text:p>
              </table:table-cell>
              <table:table-cell office:value-type="float" office:value="0.0230726">
                <text:p>0.0230726</text:p>
              </table:table-cell>
            </table:table-row>
            <table:table-row>
              <table:table-cell office:value-type="string">
                <text:p>0,00483</text:p>
              </table:table-cell>
              <table:table-cell office:value-type="float" office:value="0.0001987202">
                <text:p>0.0001987202</text:p>
              </table:table-cell>
              <table:table-cell office:value-type="float" office:value="0.0151962">
                <text:p>0.0151962</text:p>
              </table:table-cell>
              <table:table-cell office:value-type="float" office:value="0.0230852">
                <text:p>0.0230852</text:p>
              </table:table-cell>
            </table:table-row>
            <table:table-row>
              <table:table-cell office:value-type="string">
                <text:p>0,004826</text:p>
              </table:table-cell>
              <table:table-cell office:value-type="float" office:value="0.0001985295">
                <text:p>0.0001985295</text:p>
              </table:table-cell>
              <table:table-cell office:value-type="float" office:value="0.019951">
                <text:p>0.019951</text:p>
              </table:table-cell>
              <table:table-cell office:value-type="float" office:value="0.0230979">
                <text:p>0.0230979</text:p>
              </table:table-cell>
            </table:table-row>
            <table:table-row>
              <table:table-cell office:value-type="string">
                <text:p>0,004823</text:p>
              </table:table-cell>
              <table:table-cell office:value-type="float" office:value="0.0001983393">
                <text:p>0.0001983393</text:p>
              </table:table-cell>
              <table:table-cell office:value-type="float" office:value="0.0199537">
                <text:p>0.0199537</text:p>
              </table:table-cell>
              <table:table-cell office:value-type="float" office:value="0.0231106">
                <text:p>0.0231106</text:p>
              </table:table-cell>
            </table:table-row>
            <table:table-row>
              <table:table-cell office:value-type="string">
                <text:p>0,004819</text:p>
              </table:table-cell>
              <table:table-cell office:value-type="float" office:value="0.0001981494">
                <text:p>0.0001981494</text:p>
              </table:table-cell>
              <table:table-cell office:value-type="float" office:value="0.0184199">
                <text:p>0.0184199</text:p>
              </table:table-cell>
              <table:table-cell office:value-type="float" office:value="0.0231234">
                <text:p>0.0231234</text:p>
              </table:table-cell>
            </table:table-row>
            <table:table-row>
              <table:table-cell office:value-type="string">
                <text:p>0,004815</text:p>
              </table:table-cell>
              <table:table-cell office:value-type="float" office:value="0.0001979599">
                <text:p>0.0001979599</text:p>
              </table:table-cell>
              <table:table-cell office:value-type="float" office:value="0.0151687">
                <text:p>0.0151687</text:p>
              </table:table-cell>
              <table:table-cell office:value-type="float" office:value="0.0231363">
                <text:p>0.0231363</text:p>
              </table:table-cell>
            </table:table-row>
            <table:table-row>
              <table:table-cell office:value-type="string">
                <text:p>0,004811</text:p>
              </table:table-cell>
              <table:table-cell office:value-type="float" office:value="0.0001977708">
                <text:p>0.0001977708</text:p>
              </table:table-cell>
              <table:table-cell office:value-type="float" office:value="0.0217188">
                <text:p>0.0217188</text:p>
              </table:table-cell>
              <table:table-cell office:value-type="float" office:value="0.0231491">
                <text:p>0.0231491</text:p>
              </table:table-cell>
            </table:table-row>
            <table:table-row>
              <table:table-cell office:value-type="string">
                <text:p>0,004807</text:p>
              </table:table-cell>
              <table:table-cell office:value-type="float" office:value="0.000197582">
                <text:p>0.000197582</text:p>
              </table:table-cell>
              <table:table-cell office:value-type="float" office:value="0.0194316">
                <text:p>0.0194316</text:p>
              </table:table-cell>
              <table:table-cell office:value-type="float" office:value="0.0231621">
                <text:p>0.0231621</text:p>
              </table:table-cell>
            </table:table-row>
            <table:table-row>
              <table:table-cell office:value-type="string">
                <text:p>0,004803</text:p>
              </table:table-cell>
              <table:table-cell office:value-type="float" office:value="0.0001973936">
                <text:p>0.0001973936</text:p>
              </table:table-cell>
              <table:table-cell office:value-type="float" office:value="0.0217249">
                <text:p>0.0217249</text:p>
              </table:table-cell>
              <table:table-cell office:value-type="float" office:value="0.0231751">
                <text:p>0.0231751</text:p>
              </table:table-cell>
            </table:table-row>
            <table:table-row>
              <table:table-cell office:value-type="string">
                <text:p>0,004799</text:p>
              </table:table-cell>
              <table:table-cell office:value-type="float" office:value="0.0001972056">
                <text:p>0.0001972056</text:p>
              </table:table-cell>
              <table:table-cell office:value-type="float" office:value="0.0199089">
                <text:p>0.0199089</text:p>
              </table:table-cell>
              <table:table-cell office:value-type="float" office:value="0.0231881">
                <text:p>0.0231881</text:p>
              </table:table-cell>
            </table:table-row>
            <table:table-row>
              <table:table-cell office:value-type="string">
                <text:p>0,004796</text:p>
              </table:table-cell>
              <table:table-cell office:value-type="float" office:value="0.0001970179">
                <text:p>0.0001970179</text:p>
              </table:table-cell>
              <table:table-cell office:value-type="float" office:value="0.0194024">
                <text:p>0.0194024</text:p>
              </table:table-cell>
              <table:table-cell office:value-type="float" office:value="0.0232012">
                <text:p>0.0232012</text:p>
              </table:table-cell>
            </table:table-row>
            <table:table-row>
              <table:table-cell office:value-type="string">
                <text:p>0,004792</text:p>
              </table:table-cell>
              <table:table-cell office:value-type="float" office:value="0.0001968306">
                <text:p>0.0001968306</text:p>
              </table:table-cell>
              <table:table-cell office:value-type="float" office:value="0.0151283">
                <text:p>0.0151283</text:p>
              </table:table-cell>
              <table:table-cell office:value-type="float" office:value="0.0232144">
                <text:p>0.0232144</text:p>
              </table:table-cell>
            </table:table-row>
            <table:table-row>
              <table:table-cell office:value-type="string">
                <text:p>0,004788</text:p>
              </table:table-cell>
              <table:table-cell office:value-type="float" office:value="0.0001966437">
                <text:p>0.0001966437</text:p>
              </table:table-cell>
              <table:table-cell office:value-type="float" office:value="0.0232276">
                <text:p>0.0232276</text:p>
              </table:table-cell>
              <table:table-cell office:value-type="float" office:value="0.0232276">
                <text:p>0.0232276</text:p>
              </table:table-cell>
            </table:table-row>
            <table:table-row>
              <table:table-cell office:value-type="string">
                <text:p>0,004784</text:p>
              </table:table-cell>
              <table:table-cell office:value-type="float" office:value="0.0001964571">
                <text:p>0.0001964571</text:p>
              </table:table-cell>
              <table:table-cell office:value-type="float" office:value="0.0193735">
                <text:p>0.0193735</text:p>
              </table:table-cell>
              <table:table-cell office:value-type="float" office:value="0.0232408">
                <text:p>0.0232408</text:p>
              </table:table-cell>
            </table:table-row>
            <table:table-row>
              <table:table-cell office:value-type="string">
                <text:p>0,00478</text:p>
              </table:table-cell>
              <table:table-cell office:value-type="float" office:value="0.0001962709">
                <text:p>0.0001962709</text:p>
              </table:table-cell>
              <table:table-cell office:value-type="float" office:value="0.0193639">
                <text:p>0.0193639</text:p>
              </table:table-cell>
              <table:table-cell office:value-type="float" office:value="0.0232541">
                <text:p>0.0232541</text:p>
              </table:table-cell>
            </table:table-row>
            <table:table-row>
              <table:table-cell office:value-type="string">
                <text:p>0,004776</text:p>
              </table:table-cell>
              <table:table-cell office:value-type="float" office:value="0.000196085">
                <text:p>0.000196085</text:p>
              </table:table-cell>
              <table:table-cell office:value-type="float" office:value="0.0193544">
                <text:p>0.0193544</text:p>
              </table:table-cell>
              <table:table-cell office:value-type="float" office:value="0.0232675">
                <text:p>0.0232675</text:p>
              </table:table-cell>
            </table:table-row>
            <table:table-row>
              <table:table-cell office:value-type="string">
                <text:p>0,004773</text:p>
              </table:table-cell>
              <table:table-cell office:value-type="float" office:value="0.0001958995">
                <text:p>0.0001958995</text:p>
              </table:table-cell>
              <table:table-cell office:value-type="float" office:value="0.0193448">
                <text:p>0.0193448</text:p>
              </table:table-cell>
              <table:table-cell office:value-type="float" office:value="0.0232809">
                <text:p>0.0232809</text:p>
              </table:table-cell>
            </table:table-row>
            <table:table-row>
              <table:table-cell office:value-type="string">
                <text:p>0,004769</text:p>
              </table:table-cell>
              <table:table-cell office:value-type="float" office:value="0.0001957144">
                <text:p>0.0001957144</text:p>
              </table:table-cell>
              <table:table-cell office:value-type="float" office:value="0.0198826">
                <text:p>0.0198826</text:p>
              </table:table-cell>
              <table:table-cell office:value-type="float" office:value="0.0232943">
                <text:p>0.0232943</text:p>
              </table:table-cell>
            </table:table-row>
            <table:table-row>
              <table:table-cell office:value-type="string">
                <text:p>0,004765</text:p>
              </table:table-cell>
              <table:table-cell office:value-type="float" office:value="0.0001955297">
                <text:p>0.0001955297</text:p>
              </table:table-cell>
              <table:table-cell office:value-type="float" office:value="0.0193258">
                <text:p>0.0193258</text:p>
              </table:table-cell>
              <table:table-cell office:value-type="float" office:value="0.0233078">
                <text:p>0.0233078</text:p>
              </table:table-cell>
            </table:table-row>
            <table:table-row>
              <table:table-cell office:value-type="string">
                <text:p>0,004761</text:p>
              </table:table-cell>
              <table:table-cell office:value-type="float" office:value="0.0001953453">
                <text:p>0.0001953453</text:p>
              </table:table-cell>
              <table:table-cell office:value-type="float" office:value="0.0200022">
                <text:p>0.0200022</text:p>
              </table:table-cell>
              <table:table-cell office:value-type="float" office:value="0.0233214">
                <text:p>0.0233214</text:p>
              </table:table-cell>
            </table:table-row>
            <table:table-row>
              <table:table-cell office:value-type="string">
                <text:p>0,004757</text:p>
              </table:table-cell>
              <table:table-cell office:value-type="float" office:value="0.0001951613">
                <text:p>0.0001951613</text:p>
              </table:table-cell>
              <table:table-cell office:value-type="float" office:value="0.0150697">
                <text:p>0.0150697</text:p>
              </table:table-cell>
              <table:table-cell office:value-type="float" office:value="0.023335">
                <text:p>0.023335</text:p>
              </table:table-cell>
            </table:table-row>
            <table:table-row>
              <table:table-cell office:value-type="string">
                <text:p>0,004753</text:p>
              </table:table-cell>
              <table:table-cell office:value-type="float" office:value="0.0001949777">
                <text:p>0.0001949777</text:p>
              </table:table-cell>
              <table:table-cell office:value-type="float" office:value="0.0192975">
                <text:p>0.0192975</text:p>
              </table:table-cell>
              <table:table-cell office:value-type="float" office:value="0.0233487">
                <text:p>0.0233487</text:p>
              </table:table-cell>
            </table:table-row>
            <table:table-row>
              <table:table-cell office:value-type="string">
                <text:p>0,004749</text:p>
              </table:table-cell>
              <table:table-cell office:value-type="float" office:value="0.0001947944">
                <text:p>0.0001947944</text:p>
              </table:table-cell>
              <table:table-cell office:value-type="float" office:value="0.0200125">
                <text:p>0.0200125</text:p>
              </table:table-cell>
              <table:table-cell office:value-type="float" office:value="0.0233624">
                <text:p>0.0233624</text:p>
              </table:table-cell>
            </table:table-row>
            <table:table-row>
              <table:table-cell office:value-type="string">
                <text:p>0,004746</text:p>
              </table:table-cell>
              <table:table-cell office:value-type="float" office:value="0.0001946114">
                <text:p>0.0001946114</text:p>
              </table:table-cell>
              <table:table-cell office:value-type="float" office:value="0.0192788">
                <text:p>0.0192788</text:p>
              </table:table-cell>
              <table:table-cell office:value-type="float" office:value="0.0233762">
                <text:p>0.0233762</text:p>
              </table:table-cell>
            </table:table-row>
            <table:table-row>
              <table:table-cell office:value-type="string">
                <text:p>0,004742</text:p>
              </table:table-cell>
              <table:table-cell office:value-type="float" office:value="0.0001944289">
                <text:p>0.0001944289</text:p>
              </table:table-cell>
              <table:table-cell office:value-type="float" office:value="0.0192694">
                <text:p>0.0192694</text:p>
              </table:table-cell>
              <table:table-cell office:value-type="float" office:value="0.02339">
                <text:p>0.02339</text:p>
              </table:table-cell>
            </table:table-row>
            <table:table-row>
              <table:table-cell office:value-type="string">
                <text:p>0,004738</text:p>
              </table:table-cell>
              <table:table-cell office:value-type="float" office:value="0.0001942467">
                <text:p>0.0001942467</text:p>
              </table:table-cell>
              <table:table-cell office:value-type="float" office:value="0.0234039">
                <text:p>0.0234039</text:p>
              </table:table-cell>
              <table:table-cell office:value-type="float" office:value="0.0234039">
                <text:p>0.0234039</text:p>
              </table:table-cell>
            </table:table-row>
            <table:table-row>
              <table:table-cell office:value-type="string">
                <text:p>0,004734</text:p>
              </table:table-cell>
              <table:table-cell office:value-type="float" office:value="0.0001940649">
                <text:p>0.0001940649</text:p>
              </table:table-cell>
              <table:table-cell office:value-type="float" office:value="0.0180655">
                <text:p>0.0180655</text:p>
              </table:table-cell>
              <table:table-cell office:value-type="float" office:value="0.0283356">
                <text:p>0.0283356</text:p>
              </table:table-cell>
            </table:table-row>
            <table:table-row>
              <table:table-cell office:value-type="string">
                <text:p>0,00473</text:p>
              </table:table-cell>
              <table:table-cell office:value-type="float" office:value="0.0001938834">
                <text:p>0.0001938834</text:p>
              </table:table-cell>
              <table:table-cell office:value-type="float" office:value="0.0217992">
                <text:p>0.0217992</text:p>
              </table:table-cell>
              <table:table-cell office:value-type="float" office:value="0.0234318">
                <text:p>0.0234318</text:p>
              </table:table-cell>
            </table:table-row>
            <table:table-row>
              <table:table-cell office:value-type="string">
                <text:p>0,004726</text:p>
              </table:table-cell>
              <table:table-cell office:value-type="float" office:value="0.0001937024">
                <text:p>0.0001937024</text:p>
              </table:table-cell>
              <table:table-cell office:value-type="float" office:value="0.0150196">
                <text:p>0.0150196</text:p>
              </table:table-cell>
              <table:table-cell office:value-type="float" office:value="0.0234458">
                <text:p>0.0234458</text:p>
              </table:table-cell>
            </table:table-row>
            <table:table-row>
              <table:table-cell office:value-type="string">
                <text:p>0,004722</text:p>
              </table:table-cell>
              <table:table-cell office:value-type="float" office:value="0.0001935216">
                <text:p>0.0001935216</text:p>
              </table:table-cell>
              <table:table-cell office:value-type="float" office:value="0.0200376">
                <text:p>0.0200376</text:p>
              </table:table-cell>
              <table:table-cell office:value-type="float" office:value="0.0234599">
                <text:p>0.0234599</text:p>
              </table:table-cell>
            </table:table-row>
            <table:table-row>
              <table:table-cell office:value-type="string">
                <text:p>0,004719</text:p>
              </table:table-cell>
              <table:table-cell office:value-type="float" office:value="0.0001933413">
                <text:p>0.0001933413</text:p>
              </table:table-cell>
              <table:table-cell office:value-type="float" office:value="0.0192139">
                <text:p>0.0192139</text:p>
              </table:table-cell>
              <table:table-cell office:value-type="float" office:value="0.023474">
                <text:p>0.023474</text:p>
              </table:table-cell>
            </table:table-row>
            <table:table-row>
              <table:table-cell office:value-type="string">
                <text:p>0,004715</text:p>
              </table:table-cell>
              <table:table-cell office:value-type="float" office:value="0.0001931613">
                <text:p>0.0001931613</text:p>
              </table:table-cell>
              <table:table-cell office:value-type="float" office:value="0.0234882">
                <text:p>0.0234882</text:p>
              </table:table-cell>
              <table:table-cell office:value-type="float" office:value="0.0234882">
                <text:p>0.0234882</text:p>
              </table:table-cell>
            </table:table-row>
            <table:table-row>
              <table:table-cell office:value-type="string">
                <text:p>0,004711</text:p>
              </table:table-cell>
              <table:table-cell office:value-type="float" office:value="0.0001929817">
                <text:p>0.0001929817</text:p>
              </table:table-cell>
              <table:table-cell office:value-type="float" office:value="0.0179724">
                <text:p>0.0179724</text:p>
              </table:table-cell>
              <table:table-cell office:value-type="float" office:value="0.0235024">
                <text:p>0.0235024</text:p>
              </table:table-cell>
            </table:table-row>
            <table:table-row>
              <table:table-cell office:value-type="string">
                <text:p>0,004707</text:p>
              </table:table-cell>
              <table:table-cell office:value-type="float" office:value="0.0001928024">
                <text:p>0.0001928024</text:p>
              </table:table-cell>
              <table:table-cell office:value-type="float" office:value="0.0149892">
                <text:p>0.0149892</text:p>
              </table:table-cell>
              <table:table-cell office:value-type="float" office:value="0.0235167">
                <text:p>0.0235167</text:p>
              </table:table-cell>
            </table:table-row>
            <table:table-row>
              <table:table-cell office:value-type="string">
                <text:p>0,004703</text:p>
              </table:table-cell>
              <table:table-cell office:value-type="float" office:value="0.0001926235">
                <text:p>0.0001926235</text:p>
              </table:table-cell>
              <table:table-cell office:value-type="float" office:value="0.0200567">
                <text:p>0.0200567</text:p>
              </table:table-cell>
              <table:table-cell office:value-type="float" office:value="0.023531">
                <text:p>0.023531</text:p>
              </table:table-cell>
            </table:table-row>
            <table:table-row>
              <table:table-cell office:value-type="string">
                <text:p>0,004699</text:p>
              </table:table-cell>
              <table:table-cell office:value-type="float" office:value="0.000192445">
                <text:p>0.000192445</text:p>
              </table:table-cell>
              <table:table-cell office:value-type="float" office:value="0.0218396">
                <text:p>0.0218396</text:p>
              </table:table-cell>
              <table:table-cell office:value-type="float" office:value="0.0235454">
                <text:p>0.0235454</text:p>
              </table:table-cell>
            </table:table-row>
            <table:table-row>
              <table:table-cell office:value-type="string">
                <text:p>0,004696</text:p>
              </table:table-cell>
              <table:table-cell office:value-type="float" office:value="0.0001922669">
                <text:p>0.0001922669</text:p>
              </table:table-cell>
              <table:table-cell office:value-type="float" office:value="0.0200646">
                <text:p>0.0200646</text:p>
              </table:table-cell>
              <table:table-cell office:value-type="float" office:value="0.0235599">
                <text:p>0.0235599</text:p>
              </table:table-cell>
            </table:table-row>
            <table:table-row>
              <table:table-cell office:value-type="string">
                <text:p>0,004692</text:p>
              </table:table-cell>
              <table:table-cell office:value-type="float" office:value="0.0001920891">
                <text:p>0.0001920891</text:p>
              </table:table-cell>
              <table:table-cell office:value-type="float" office:value="0.0149654">
                <text:p>0.0149654</text:p>
              </table:table-cell>
              <table:table-cell office:value-type="float" office:value="0.0235744">
                <text:p>0.0235744</text:p>
              </table:table-cell>
            </table:table-row>
            <table:table-row>
              <table:table-cell office:value-type="string">
                <text:p>0,004688</text:p>
              </table:table-cell>
              <table:table-cell office:value-type="float" office:value="0.0001919116">
                <text:p>0.0001919116</text:p>
              </table:table-cell>
              <table:table-cell office:value-type="float" office:value="0.0191414">
                <text:p>0.0191414</text:p>
              </table:table-cell>
              <table:table-cell office:value-type="float" office:value="0.0235889">
                <text:p>0.0235889</text:p>
              </table:table-cell>
            </table:table-row>
            <table:table-row>
              <table:table-cell office:value-type="string">
                <text:p>0,004684</text:p>
              </table:table-cell>
              <table:table-cell office:value-type="float" office:value="0.0001917346">
                <text:p>0.0001917346</text:p>
              </table:table-cell>
              <table:table-cell office:value-type="float" office:value="0.0218618">
                <text:p>0.0218618</text:p>
              </table:table-cell>
              <table:table-cell office:value-type="float" office:value="0.0236035">
                <text:p>0.0236035</text:p>
              </table:table-cell>
            </table:table-row>
            <table:table-row>
              <table:table-cell office:value-type="string">
                <text:p>0,00468</text:p>
              </table:table-cell>
              <table:table-cell office:value-type="float" office:value="0.0001915579">
                <text:p>0.0001915579</text:p>
              </table:table-cell>
              <table:table-cell office:value-type="float" office:value="0.0218676">
                <text:p>0.0218676</text:p>
              </table:table-cell>
              <table:table-cell office:value-type="float" office:value="0.0236182">
                <text:p>0.0236182</text:p>
              </table:table-cell>
            </table:table-row>
            <table:table-row>
              <table:table-cell office:value-type="string">
                <text:p>0,004676</text:p>
              </table:table-cell>
              <table:table-cell office:value-type="float" office:value="0.0001913816">
                <text:p>0.0001913816</text:p>
              </table:table-cell>
              <table:table-cell office:value-type="float" office:value="0.014942">
                <text:p>0.014942</text:p>
              </table:table-cell>
              <table:table-cell office:value-type="float" office:value="0.0236329">
                <text:p>0.0236329</text:p>
              </table:table-cell>
            </table:table-row>
            <table:table-row>
              <table:table-cell office:value-type="string">
                <text:p>0,004672</text:p>
              </table:table-cell>
              <table:table-cell office:value-type="float" office:value="0.0001912056">
                <text:p>0.0001912056</text:p>
              </table:table-cell>
              <table:table-cell office:value-type="float" office:value="0.0191057">
                <text:p>0.0191057</text:p>
              </table:table-cell>
              <table:table-cell office:value-type="float" office:value="0.0236476">
                <text:p>0.0236476</text:p>
              </table:table-cell>
            </table:table-row>
            <table:table-row>
              <table:table-cell office:value-type="string">
                <text:p>0,004669</text:p>
              </table:table-cell>
              <table:table-cell office:value-type="float" office:value="0.00019103">
                <text:p>0.00019103</text:p>
              </table:table-cell>
              <table:table-cell office:value-type="float" office:value="0.0190968">
                <text:p>0.0190968</text:p>
              </table:table-cell>
              <table:table-cell office:value-type="float" office:value="0.0236624">
                <text:p>0.0236624</text:p>
              </table:table-cell>
            </table:table-row>
            <table:table-row>
              <table:table-cell office:value-type="string">
                <text:p>0,004665</text:p>
              </table:table-cell>
              <table:table-cell office:value-type="float" office:value="0.0001908548">
                <text:p>0.0001908548</text:p>
              </table:table-cell>
              <table:table-cell office:value-type="float" office:value="0.019088">
                <text:p>0.019088</text:p>
              </table:table-cell>
              <table:table-cell office:value-type="float" office:value="0.0236773">
                <text:p>0.0236773</text:p>
              </table:table-cell>
            </table:table-row>
            <table:table-row>
              <table:table-cell office:value-type="string">
                <text:p>0,004661</text:p>
              </table:table-cell>
              <table:table-cell office:value-type="float" office:value="0.0001906799">
                <text:p>0.0001906799</text:p>
              </table:table-cell>
              <table:table-cell office:value-type="float" office:value="0.0218977">
                <text:p>0.0218977</text:p>
              </table:table-cell>
              <table:table-cell office:value-type="float" office:value="0.0236922">
                <text:p>0.0236922</text:p>
              </table:table-cell>
            </table:table-row>
            <table:table-row>
              <table:table-cell office:value-type="string">
                <text:p>0,004657</text:p>
              </table:table-cell>
              <table:table-cell office:value-type="float" office:value="0.0001905054">
                <text:p>0.0001905054</text:p>
              </table:table-cell>
              <table:table-cell office:value-type="float" office:value="0.0149135">
                <text:p>0.0149135</text:p>
              </table:table-cell>
              <table:table-cell office:value-type="float" office:value="0.0237072">
                <text:p>0.0237072</text:p>
              </table:table-cell>
            </table:table-row>
            <table:table-row>
              <table:table-cell office:value-type="string">
                <text:p>0,004653</text:p>
              </table:table-cell>
              <table:table-cell office:value-type="float" office:value="0.0001903313">
                <text:p>0.0001903313</text:p>
              </table:table-cell>
              <table:table-cell office:value-type="float" office:value="0.0149079">
                <text:p>0.0149079</text:p>
              </table:table-cell>
              <table:table-cell office:value-type="float" office:value="0.0237222">
                <text:p>0.0237222</text:p>
              </table:table-cell>
            </table:table-row>
            <table:table-row>
              <table:table-cell office:value-type="string">
                <text:p>0,004649</text:p>
              </table:table-cell>
              <table:table-cell office:value-type="float" office:value="0.0001901575">
                <text:p>0.0001901575</text:p>
              </table:table-cell>
              <table:table-cell office:value-type="float" office:value="0.0149023">
                <text:p>0.0149023</text:p>
              </table:table-cell>
              <table:table-cell office:value-type="float" office:value="0.0237372">
                <text:p>0.0237372</text:p>
              </table:table-cell>
            </table:table-row>
            <table:table-row>
              <table:table-cell office:value-type="string">
                <text:p>0,004646</text:p>
              </table:table-cell>
              <table:table-cell office:value-type="float" office:value="0.0001899841">
                <text:p>0.0001899841</text:p>
              </table:table-cell>
              <table:table-cell office:value-type="float" office:value="0.0201198">
                <text:p>0.0201198</text:p>
              </table:table-cell>
              <table:table-cell office:value-type="float" office:value="0.0237523">
                <text:p>0.0237523</text:p>
              </table:table-cell>
            </table:table-row>
            <table:table-row>
              <table:table-cell office:value-type="string">
                <text:p>0,004642</text:p>
              </table:table-cell>
              <table:table-cell office:value-type="float" office:value="0.0001898111">
                <text:p>0.0001898111</text:p>
              </table:table-cell>
              <table:table-cell office:value-type="float" office:value="0.0190355">
                <text:p>0.0190355</text:p>
              </table:table-cell>
              <table:table-cell office:value-type="float" office:value="0.0285867">
                <text:p>0.0285867</text:p>
              </table:table-cell>
            </table:table-row>
            <table:table-row>
              <table:table-cell office:value-type="string">
                <text:p>0,004638</text:p>
              </table:table-cell>
              <table:table-cell office:value-type="float" office:value="0.0001896384">
                <text:p>0.0001896384</text:p>
              </table:table-cell>
              <table:table-cell office:value-type="float" office:value="0.0219365">
                <text:p>0.0219365</text:p>
              </table:table-cell>
              <table:table-cell office:value-type="float" office:value="0.0237827">
                <text:p>0.0237827</text:p>
              </table:table-cell>
            </table:table-row>
            <table:table-row>
              <table:table-cell office:value-type="string">
                <text:p>0,004634</text:p>
              </table:table-cell>
              <table:table-cell office:value-type="float" office:value="0.0001894661">
                <text:p>0.0001894661</text:p>
              </table:table-cell>
              <table:table-cell office:value-type="float" office:value="0.0190182">
                <text:p>0.0190182</text:p>
              </table:table-cell>
              <table:table-cell office:value-type="float" office:value="0.023798">
                <text:p>0.023798</text:p>
              </table:table-cell>
            </table:table-row>
            <table:table-row>
              <table:table-cell office:value-type="string">
                <text:p>0,00463</text:p>
              </table:table-cell>
              <table:table-cell office:value-type="float" office:value="0.0001892942">
                <text:p>0.0001892942</text:p>
              </table:table-cell>
              <table:table-cell office:value-type="float" office:value="0.0190096">
                <text:p>0.0190096</text:p>
              </table:table-cell>
              <table:table-cell office:value-type="float" office:value="0.0238133">
                <text:p>0.0238133</text:p>
              </table:table-cell>
            </table:table-row>
            <table:table-row>
              <table:table-cell office:value-type="string">
                <text:p>0,004626</text:p>
              </table:table-cell>
              <table:table-cell office:value-type="float" office:value="0.0001891226">
                <text:p>0.0001891226</text:p>
              </table:table-cell>
              <table:table-cell office:value-type="float" office:value="0.0148693">
                <text:p>0.0148693</text:p>
              </table:table-cell>
              <table:table-cell office:value-type="float" office:value="0.0238287">
                <text:p>0.0238287</text:p>
              </table:table-cell>
            </table:table-row>
            <table:table-row>
              <table:table-cell office:value-type="string">
                <text:p>0,004622</text:p>
              </table:table-cell>
              <table:table-cell office:value-type="float" office:value="0.0001889514">
                <text:p>0.0001889514</text:p>
              </table:table-cell>
              <table:table-cell office:value-type="float" office:value="0.0189925">
                <text:p>0.0189925</text:p>
              </table:table-cell>
              <table:table-cell office:value-type="float" office:value="0.0238441">
                <text:p>0.0238441</text:p>
              </table:table-cell>
            </table:table-row>
            <table:table-row>
              <table:table-cell office:value-type="string">
                <text:p>0,004619</text:p>
              </table:table-cell>
              <table:table-cell office:value-type="float" office:value="0.0001887806">
                <text:p>0.0001887806</text:p>
              </table:table-cell>
              <table:table-cell office:value-type="float" office:value="0.0189839">
                <text:p>0.0189839</text:p>
              </table:table-cell>
              <table:table-cell office:value-type="float" office:value="0.0238596">
                <text:p>0.0238596</text:p>
              </table:table-cell>
            </table:table-row>
            <table:table-row>
              <table:table-cell office:value-type="string">
                <text:p>0,004615</text:p>
              </table:table-cell>
              <table:table-cell office:value-type="float" office:value="0.0001886101">
                <text:p>0.0001886101</text:p>
              </table:table-cell>
              <table:table-cell office:value-type="float" office:value="0.0189754">
                <text:p>0.0189754</text:p>
              </table:table-cell>
              <table:table-cell office:value-type="float" office:value="0.0238751">
                <text:p>0.0238751</text:p>
              </table:table-cell>
            </table:table-row>
            <table:table-row>
              <table:table-cell office:value-type="string">
                <text:p>0,004611</text:p>
              </table:table-cell>
              <table:table-cell office:value-type="float" office:value="0.00018844">
                <text:p>0.00018844</text:p>
              </table:table-cell>
              <table:table-cell office:value-type="float" office:value="0.014848">
                <text:p>0.014848</text:p>
              </table:table-cell>
              <table:table-cell office:value-type="float" office:value="0.0238907">
                <text:p>0.0238907</text:p>
              </table:table-cell>
            </table:table-row>
            <table:table-row>
              <table:table-cell office:value-type="string">
                <text:p>0,004607</text:p>
              </table:table-cell>
              <table:table-cell office:value-type="float" office:value="0.0001882703">
                <text:p>0.0001882703</text:p>
              </table:table-cell>
              <table:table-cell office:value-type="float" office:value="0.0201666">
                <text:p>0.0201666</text:p>
              </table:table-cell>
              <table:table-cell office:value-type="float" office:value="0.0239064">
                <text:p>0.0239064</text:p>
              </table:table-cell>
            </table:table-row>
            <table:table-row>
              <table:table-cell office:value-type="string">
                <text:p>0,004603</text:p>
              </table:table-cell>
              <table:table-cell office:value-type="float" office:value="0.0001881009">
                <text:p>0.0001881009</text:p>
              </table:table-cell>
              <table:table-cell office:value-type="float" office:value="0.0148374">
                <text:p>0.0148374</text:p>
              </table:table-cell>
              <table:table-cell office:value-type="float" office:value="0.023922">
                <text:p>0.023922</text:p>
              </table:table-cell>
            </table:table-row>
            <table:table-row>
              <table:table-cell office:value-type="string">
                <text:p>0,004599</text:p>
              </table:table-cell>
              <table:table-cell office:value-type="float" office:value="0.0001879319">
                <text:p>0.0001879319</text:p>
              </table:table-cell>
              <table:table-cell office:value-type="float" office:value="0.0216045">
                <text:p>0.0216045</text:p>
              </table:table-cell>
              <table:table-cell office:value-type="float" office:value="0.0239378">
                <text:p>0.0239378</text:p>
              </table:table-cell>
            </table:table-row>
            <table:table-row>
              <table:table-cell office:value-type="string">
                <text:p>0,004595</text:p>
              </table:table-cell>
              <table:table-cell office:value-type="float" office:value="0.0001877632">
                <text:p>0.0001877632</text:p>
              </table:table-cell>
              <table:table-cell office:value-type="float" office:value="0.0201814">
                <text:p>0.0201814</text:p>
              </table:table-cell>
              <table:table-cell office:value-type="float" office:value="0.0239536">
                <text:p>0.0239536</text:p>
              </table:table-cell>
            </table:table-row>
            <table:table-row>
              <table:table-cell office:value-type="string">
                <text:p>0,004592</text:p>
              </table:table-cell>
              <table:table-cell office:value-type="float" office:value="0.0001875949">
                <text:p>0.0001875949</text:p>
              </table:table-cell>
              <table:table-cell office:value-type="float" office:value="0.0148219">
                <text:p>0.0148219</text:p>
              </table:table-cell>
              <table:table-cell office:value-type="float" office:value="0.0239694">
                <text:p>0.0239694</text:p>
              </table:table-cell>
            </table:table-row>
            <table:table-row>
              <table:table-cell office:value-type="string">
                <text:p>0,004588</text:p>
              </table:table-cell>
              <table:table-cell office:value-type="float" office:value="0.000187427">
                <text:p>0.000187427</text:p>
              </table:table-cell>
              <table:table-cell office:value-type="float" office:value="0.0220311">
                <text:p>0.0220311</text:p>
              </table:table-cell>
              <table:table-cell office:value-type="float" office:value="0.0239853">
                <text:p>0.0239853</text:p>
              </table:table-cell>
            </table:table-row>
            <table:table-row>
              <table:table-cell office:value-type="string">
                <text:p>0,004584</text:p>
              </table:table-cell>
              <table:table-cell office:value-type="float" office:value="0.0001872595">
                <text:p>0.0001872595</text:p>
              </table:table-cell>
              <table:table-cell office:value-type="float" office:value="0.0189083">
                <text:p>0.0189083</text:p>
              </table:table-cell>
              <table:table-cell office:value-type="float" office:value="0.0287565">
                <text:p>0.0287565</text:p>
              </table:table-cell>
            </table:table-row>
            <table:table-row>
              <table:table-cell office:value-type="string">
                <text:p>0,00458</text:p>
              </table:table-cell>
              <table:table-cell office:value-type="float" office:value="0.0001870923">
                <text:p>0.0001870923</text:p>
              </table:table-cell>
              <table:table-cell office:value-type="float" office:value="0.0148065">
                <text:p>0.0148065</text:p>
              </table:table-cell>
              <table:table-cell office:value-type="float" office:value="0.0240172">
                <text:p>0.0240172</text:p>
              </table:table-cell>
            </table:table-row>
            <table:table-row>
              <table:table-cell office:value-type="string">
                <text:p>0,004576</text:p>
              </table:table-cell>
              <table:table-cell office:value-type="float" office:value="0.0001869255">
                <text:p>0.0001869255</text:p>
              </table:table-cell>
              <table:table-cell office:value-type="float" office:value="0.0188918">
                <text:p>0.0188918</text:p>
              </table:table-cell>
              <table:table-cell office:value-type="float" office:value="0.0240333">
                <text:p>0.0240333</text:p>
              </table:table-cell>
            </table:table-row>
            <table:table-row>
              <table:table-cell office:value-type="string">
                <text:p>0,004572</text:p>
              </table:table-cell>
              <table:table-cell office:value-type="float" office:value="0.0001867591">
                <text:p>0.0001867591</text:p>
              </table:table-cell>
              <table:table-cell office:value-type="float" office:value="0.0147965">
                <text:p>0.0147965</text:p>
              </table:table-cell>
              <table:table-cell office:value-type="float" office:value="0.0240494">
                <text:p>0.0240494</text:p>
              </table:table-cell>
            </table:table-row>
            <table:table-row>
              <table:table-cell office:value-type="string">
                <text:p>0,004569</text:p>
              </table:table-cell>
              <table:table-cell office:value-type="float" office:value="0.000186593">
                <text:p>0.000186593</text:p>
              </table:table-cell>
              <table:table-cell office:value-type="float" office:value="0.0188753">
                <text:p>0.0188753</text:p>
              </table:table-cell>
              <table:table-cell office:value-type="float" office:value="0.0240655">
                <text:p>0.0240655</text:p>
              </table:table-cell>
            </table:table-row>
            <table:table-row>
              <table:table-cell office:value-type="string">
                <text:p>0,004565</text:p>
              </table:table-cell>
              <table:table-cell office:value-type="float" office:value="0.0001864273">
                <text:p>0.0001864273</text:p>
              </table:table-cell>
              <table:table-cell office:value-type="float" office:value="0.0188672">
                <text:p>0.0188672</text:p>
              </table:table-cell>
              <table:table-cell office:value-type="float" office:value="0.0240817">
                <text:p>0.0240817</text:p>
              </table:table-cell>
            </table:table-row>
            <table:table-row>
              <table:table-cell office:value-type="string">
                <text:p>0,004561</text:p>
              </table:table-cell>
              <table:table-cell office:value-type="float" office:value="0.0001862619">
                <text:p>0.0001862619</text:p>
              </table:table-cell>
              <table:table-cell office:value-type="float" office:value="0.018859">
                <text:p>0.018859</text:p>
              </table:table-cell>
              <table:table-cell office:value-type="float" office:value="0.024098">
                <text:p>0.024098</text:p>
              </table:table-cell>
            </table:table-row>
            <table:table-row>
              <table:table-cell office:value-type="string">
                <text:p>0,004557</text:p>
              </table:table-cell>
              <table:table-cell office:value-type="float" office:value="0.000186097">
                <text:p>0.000186097</text:p>
              </table:table-cell>
              <table:table-cell office:value-type="float" office:value="0.0220964">
                <text:p>0.0220964</text:p>
              </table:table-cell>
              <table:table-cell office:value-type="float" office:value="0.0241143">
                <text:p>0.0241143</text:p>
              </table:table-cell>
            </table:table-row>
            <table:table-row>
              <table:table-cell office:value-type="string">
                <text:p>0,004553</text:p>
              </table:table-cell>
              <table:table-cell office:value-type="float" office:value="0.0001859323">
                <text:p>0.0001859323</text:p>
              </table:table-cell>
              <table:table-cell office:value-type="float" office:value="0.0188428">
                <text:p>0.0188428</text:p>
              </table:table-cell>
              <table:table-cell office:value-type="float" office:value="0.0241307">
                <text:p>0.0241307</text:p>
              </table:table-cell>
            </table:table-row>
            <table:table-row>
              <table:table-cell office:value-type="string">
                <text:p>0,004549</text:p>
              </table:table-cell>
              <table:table-cell office:value-type="float" office:value="0.0001857681">
                <text:p>0.0001857681</text:p>
              </table:table-cell>
              <table:table-cell office:value-type="float" office:value="0.0202441">
                <text:p>0.0202441</text:p>
              </table:table-cell>
              <table:table-cell office:value-type="float" office:value="0.0241471">
                <text:p>0.0241471</text:p>
              </table:table-cell>
            </table:table-row>
            <table:table-row>
              <table:table-cell office:value-type="string">
                <text:p>0,004545</text:p>
              </table:table-cell>
              <table:table-cell office:value-type="float" office:value="0.0001856042">
                <text:p>0.0001856042</text:p>
              </table:table-cell>
              <table:table-cell office:value-type="float" office:value="0.0202496">
                <text:p>0.0202496</text:p>
              </table:table-cell>
              <table:table-cell office:value-type="float" office:value="0.0241635">
                <text:p>0.0241635</text:p>
              </table:table-cell>
            </table:table-row>
            <table:table-row>
              <table:table-cell office:value-type="string">
                <text:p>0,004542</text:p>
              </table:table-cell>
              <table:table-cell office:value-type="float" office:value="0.0001854407">
                <text:p>0.0001854407</text:p>
              </table:table-cell>
              <table:table-cell office:value-type="float" office:value="0.0218663">
                <text:p>0.0218663</text:p>
              </table:table-cell>
              <table:table-cell office:value-type="float" office:value="0.0241801">
                <text:p>0.0241801</text:p>
              </table:table-cell>
            </table:table-row>
            <table:table-row>
              <table:table-cell office:value-type="string">
                <text:p>0,004538</text:p>
              </table:table-cell>
              <table:table-cell office:value-type="float" office:value="0.0001852775">
                <text:p>0.0001852775</text:p>
              </table:table-cell>
              <table:table-cell office:value-type="float" office:value="0.0241966">
                <text:p>0.0241966</text:p>
              </table:table-cell>
              <table:table-cell office:value-type="float" office:value="0.0241966">
                <text:p>0.0241966</text:p>
              </table:table-cell>
            </table:table-row>
            <table:table-row>
              <table:table-cell office:value-type="string">
                <text:p>0,004534</text:p>
              </table:table-cell>
              <table:table-cell office:value-type="float" office:value="0.0001851146">
                <text:p>0.0001851146</text:p>
              </table:table-cell>
              <table:table-cell office:value-type="float" office:value="0.0188027">
                <text:p>0.0188027</text:p>
              </table:table-cell>
              <table:table-cell office:value-type="float" office:value="0.0242132">
                <text:p>0.0242132</text:p>
              </table:table-cell>
            </table:table-row>
            <table:table-row>
              <table:table-cell office:value-type="string">
                <text:p>0,00453</text:p>
              </table:table-cell>
              <table:table-cell office:value-type="float" office:value="0.0001849522">
                <text:p>0.0001849522</text:p>
              </table:table-cell>
              <table:table-cell office:value-type="float" office:value="0.0202718">
                <text:p>0.0202718</text:p>
              </table:table-cell>
              <table:table-cell office:value-type="float" office:value="0.0242299">
                <text:p>0.0242299</text:p>
              </table:table-cell>
            </table:table-row>
            <table:table-row>
              <table:table-cell office:value-type="string">
                <text:p>0,004526</text:p>
              </table:table-cell>
              <table:table-cell office:value-type="float" office:value="0.0001847901">
                <text:p>0.0001847901</text:p>
              </table:table-cell>
              <table:table-cell office:value-type="float" office:value="0.0187868">
                <text:p>0.0187868</text:p>
              </table:table-cell>
              <table:table-cell office:value-type="float" office:value="0.0242466">
                <text:p>0.0242466</text:p>
              </table:table-cell>
            </table:table-row>
            <table:table-row>
              <table:table-cell office:value-type="string">
                <text:p>0,004522</text:p>
              </table:table-cell>
              <table:table-cell office:value-type="float" office:value="0.0001846283">
                <text:p>0.0001846283</text:p>
              </table:table-cell>
              <table:table-cell office:value-type="float" office:value="0.0147339">
                <text:p>0.0147339</text:p>
              </table:table-cell>
              <table:table-cell office:value-type="float" office:value="0.0242634">
                <text:p>0.0242634</text:p>
              </table:table-cell>
            </table:table-row>
            <table:table-row>
              <table:table-cell office:value-type="string">
                <text:p>0,004519</text:p>
              </table:table-cell>
              <table:table-cell office:value-type="float" office:value="0.0001844669">
                <text:p>0.0001844669</text:p>
              </table:table-cell>
              <table:table-cell office:value-type="float" office:value="0.0172554">
                <text:p>0.0172554</text:p>
              </table:table-cell>
              <table:table-cell office:value-type="float" office:value="0.0242802">
                <text:p>0.0242802</text:p>
              </table:table-cell>
            </table:table-row>
            <table:table-row>
              <table:table-cell office:value-type="string">
                <text:p>0,004515</text:p>
              </table:table-cell>
              <table:table-cell office:value-type="float" office:value="0.0001843058">
                <text:p>0.0001843058</text:p>
              </table:table-cell>
              <table:table-cell office:value-type="float" office:value="0.0147247">
                <text:p>0.0147247</text:p>
              </table:table-cell>
              <table:table-cell office:value-type="float" office:value="0.0242971">
                <text:p>0.0242971</text:p>
              </table:table-cell>
            </table:table-row>
            <table:table-row>
              <table:table-cell office:value-type="string">
                <text:p>0,004511</text:p>
              </table:table-cell>
              <table:table-cell office:value-type="float" office:value="0.0001841451">
                <text:p>0.0001841451</text:p>
              </table:table-cell>
              <table:table-cell office:value-type="float" office:value="0.0203005">
                <text:p>0.0203005</text:p>
              </table:table-cell>
              <table:table-cell office:value-type="float" office:value="0.024314">
                <text:p>0.024314</text:p>
              </table:table-cell>
            </table:table-row>
            <table:table-row>
              <table:table-cell office:value-type="string">
                <text:p>0,004507</text:p>
              </table:table-cell>
              <table:table-cell office:value-type="float" office:value="0.0001839847">
                <text:p>0.0001839847</text:p>
              </table:table-cell>
              <table:table-cell office:value-type="float" office:value="0.0147156">
                <text:p>0.0147156</text:p>
              </table:table-cell>
              <table:table-cell office:value-type="float" office:value="0.0289982">
                <text:p>0.0289982</text:p>
              </table:table-cell>
            </table:table-row>
            <table:table-row>
              <table:table-cell office:value-type="string">
                <text:p>0,004503</text:p>
              </table:table-cell>
              <table:table-cell office:value-type="float" office:value="0.0001838247">
                <text:p>0.0001838247</text:p>
              </table:table-cell>
              <table:table-cell office:value-type="float" office:value="0.0187398">
                <text:p>0.0187398</text:p>
              </table:table-cell>
              <table:table-cell office:value-type="float" office:value="0.0243481">
                <text:p>0.0243481</text:p>
              </table:table-cell>
            </table:table-row>
            <table:table-row>
              <table:table-cell office:value-type="string">
                <text:p>0,004499</text:p>
              </table:table-cell>
              <table:table-cell office:value-type="float" office:value="0.0001836651">
                <text:p>0.0001836651</text:p>
              </table:table-cell>
              <table:table-cell office:value-type="float" office:value="0.0147066">
                <text:p>0.0147066</text:p>
              </table:table-cell>
              <table:table-cell office:value-type="float" office:value="0.0243651">
                <text:p>0.0243651</text:p>
              </table:table-cell>
            </table:table-row>
            <table:table-row>
              <table:table-cell office:value-type="string">
                <text:p>0,004495</text:p>
              </table:table-cell>
              <table:table-cell office:value-type="float" office:value="0.0001835058">
                <text:p>0.0001835058</text:p>
              </table:table-cell>
              <table:table-cell office:value-type="float" office:value="0.0187243">
                <text:p>0.0187243</text:p>
              </table:table-cell>
              <table:table-cell office:value-type="float" office:value="0.0243823">
                <text:p>0.0243823</text:p>
              </table:table-cell>
            </table:table-row>
            <table:table-row>
              <table:table-cell office:value-type="string">
                <text:p>0,004492</text:p>
              </table:table-cell>
              <table:table-cell office:value-type="float" office:value="0.0001833468">
                <text:p>0.0001833468</text:p>
              </table:table-cell>
              <table:table-cell office:value-type="float" office:value="0.021831">
                <text:p>0.021831</text:p>
              </table:table-cell>
              <table:table-cell office:value-type="float" office:value="0.0243995">
                <text:p>0.0243995</text:p>
              </table:table-cell>
            </table:table-row>
            <table:table-row>
              <table:table-cell office:value-type="string">
                <text:p>0,004488</text:p>
              </table:table-cell>
              <table:table-cell office:value-type="float" office:value="0.0001831883">
                <text:p>0.0001831883</text:p>
              </table:table-cell>
              <table:table-cell office:value-type="float" office:value="0.0187089">
                <text:p>0.0187089</text:p>
              </table:table-cell>
              <table:table-cell office:value-type="float" office:value="0.0244167">
                <text:p>0.0244167</text:p>
              </table:table-cell>
            </table:table-row>
            <table:table-row>
              <table:table-cell office:value-type="string">
                <text:p>0,004484</text:p>
              </table:table-cell>
              <table:table-cell office:value-type="float" office:value="0.00018303">
                <text:p>0.00018303</text:p>
              </table:table-cell>
              <table:table-cell office:value-type="float" office:value="0.0187013">
                <text:p>0.0187013</text:p>
              </table:table-cell>
              <table:table-cell office:value-type="float" office:value="0.024434">
                <text:p>0.024434</text:p>
              </table:table-cell>
            </table:table-row>
            <table:table-row>
              <table:table-cell office:value-type="string">
                <text:p>0,00448</text:p>
              </table:table-cell>
              <table:table-cell office:value-type="float" office:value="0.0001828721">
                <text:p>0.0001828721</text:p>
              </table:table-cell>
              <table:table-cell office:value-type="float" office:value="0.0146847">
                <text:p>0.0146847</text:p>
              </table:table-cell>
              <table:table-cell office:value-type="float" office:value="0.0244513">
                <text:p>0.0244513</text:p>
              </table:table-cell>
            </table:table-row>
            <table:table-row>
              <table:table-cell office:value-type="string">
                <text:p>0,004476</text:p>
              </table:table-cell>
              <table:table-cell office:value-type="float" office:value="0.0001827146">
                <text:p>0.0001827146</text:p>
              </table:table-cell>
              <table:table-cell office:value-type="float" office:value="0.018686">
                <text:p>0.018686</text:p>
              </table:table-cell>
              <table:table-cell office:value-type="float" office:value="0.0244687">
                <text:p>0.0244687</text:p>
              </table:table-cell>
            </table:table-row>
            <table:table-row>
              <table:table-cell office:value-type="string">
                <text:p>0,004472</text:p>
              </table:table-cell>
              <table:table-cell office:value-type="float" office:value="0.0001825574">
                <text:p>0.0001825574</text:p>
              </table:table-cell>
              <table:table-cell office:value-type="float" office:value="0.0203608">
                <text:p>0.0203608</text:p>
              </table:table-cell>
              <table:table-cell office:value-type="float" office:value="0.0291127">
                <text:p>0.0291127</text:p>
              </table:table-cell>
            </table:table-row>
            <table:table-row>
              <table:table-cell office:value-type="string">
                <text:p>0,004469</text:p>
              </table:table-cell>
              <table:table-cell office:value-type="float" office:value="0.0001824006">
                <text:p>0.0001824006</text:p>
              </table:table-cell>
              <table:table-cell office:value-type="float" office:value="0.022314">
                <text:p>0.022314</text:p>
              </table:table-cell>
              <table:table-cell office:value-type="float" office:value="0.0245037">
                <text:p>0.0245037</text:p>
              </table:table-cell>
            </table:table-row>
            <table:table-row>
              <table:table-cell office:value-type="string">
                <text:p>0,004465</text:p>
              </table:table-cell>
              <table:table-cell office:value-type="float" office:value="0.0001822441">
                <text:p>0.0001822441</text:p>
              </table:table-cell>
              <table:table-cell office:value-type="float" office:value="0.0146677">
                <text:p>0.0146677</text:p>
              </table:table-cell>
              <table:table-cell office:value-type="float" office:value="0.0245212">
                <text:p>0.0245212</text:p>
              </table:table-cell>
            </table:table-row>
            <table:table-row>
              <table:table-cell office:value-type="string">
                <text:p>0,004461</text:p>
              </table:table-cell>
              <table:table-cell office:value-type="float" office:value="0.000182088">
                <text:p>0.000182088</text:p>
              </table:table-cell>
              <table:table-cell office:value-type="float" office:value="0.0146635">
                <text:p>0.0146635</text:p>
              </table:table-cell>
              <table:table-cell office:value-type="float" office:value="0.0245388">
                <text:p>0.0245388</text:p>
              </table:table-cell>
            </table:table-row>
            <table:table-row>
              <table:table-cell office:value-type="string">
                <text:p>0,004457</text:p>
              </table:table-cell>
              <table:table-cell office:value-type="float" office:value="0.0001819322">
                <text:p>0.0001819322</text:p>
              </table:table-cell>
              <table:table-cell office:value-type="float" office:value="0.0146593">
                <text:p>0.0146593</text:p>
              </table:table-cell>
              <table:table-cell office:value-type="float" office:value="0.0245565">
                <text:p>0.0245565</text:p>
              </table:table-cell>
            </table:table-row>
            <table:table-row>
              <table:table-cell office:value-type="string">
                <text:p>0,004453</text:p>
              </table:table-cell>
              <table:table-cell office:value-type="float" office:value="0.0001817767">
                <text:p>0.0001817767</text:p>
              </table:table-cell>
              <table:table-cell office:value-type="float" office:value="0.0146552">
                <text:p>0.0146552</text:p>
              </table:table-cell>
              <table:table-cell office:value-type="float" office:value="0.0245742">
                <text:p>0.0245742</text:p>
              </table:table-cell>
            </table:table-row>
            <table:table-row>
              <table:table-cell office:value-type="string">
                <text:p>0,004449</text:p>
              </table:table-cell>
              <table:table-cell office:value-type="float" office:value="0.0001816215">
                <text:p>0.0001816215</text:p>
              </table:table-cell>
              <table:table-cell office:value-type="float" office:value="0.0203988">
                <text:p>0.0203988</text:p>
              </table:table-cell>
              <table:table-cell office:value-type="float" office:value="0.0245919">
                <text:p>0.0245919</text:p>
              </table:table-cell>
            </table:table-row>
            <table:table-row>
              <table:table-cell office:value-type="string">
                <text:p>0,004445</text:p>
              </table:table-cell>
              <table:table-cell office:value-type="float" office:value="0.0001814667">
                <text:p>0.0001814667</text:p>
              </table:table-cell>
              <table:table-cell office:value-type="float" office:value="0.014647">
                <text:p>0.014647</text:p>
              </table:table-cell>
              <table:table-cell office:value-type="float" office:value="0.0246098">
                <text:p>0.0246098</text:p>
              </table:table-cell>
            </table:table-row>
            <table:table-row>
              <table:table-cell office:value-type="string">
                <text:p>0,004442</text:p>
              </table:table-cell>
              <table:table-cell office:value-type="float" office:value="0.0001813121">
                <text:p>0.0001813121</text:p>
              </table:table-cell>
              <table:table-cell office:value-type="float" office:value="0.0204118">
                <text:p>0.0204118</text:p>
              </table:table-cell>
              <table:table-cell office:value-type="float" office:value="0.0246276">
                <text:p>0.0246276</text:p>
              </table:table-cell>
            </table:table-row>
            <table:table-row>
              <table:table-cell office:value-type="string">
                <text:p>0,004438</text:p>
              </table:table-cell>
              <table:table-cell office:value-type="float" office:value="0.0001811578">
                <text:p>0.0001811578</text:p>
              </table:table-cell>
              <table:table-cell office:value-type="float" office:value="0.0224001">
                <text:p>0.0224001</text:p>
              </table:table-cell>
              <table:table-cell office:value-type="float" office:value="0.0246455">
                <text:p>0.0246455</text:p>
              </table:table-cell>
            </table:table-row>
            <table:table-row>
              <table:table-cell office:value-type="string">
                <text:p>0,004434</text:p>
              </table:table-cell>
              <table:table-cell office:value-type="float" office:value="0.0001810038">
                <text:p>0.0001810038</text:p>
              </table:table-cell>
              <table:table-cell office:value-type="float" office:value="0.0186041">
                <text:p>0.0186041</text:p>
              </table:table-cell>
              <table:table-cell office:value-type="float" office:value="0.0246635">
                <text:p>0.0246635</text:p>
              </table:table-cell>
            </table:table-row>
            <table:table-row>
              <table:table-cell office:value-type="string">
                <text:p>0,00443</text:p>
              </table:table-cell>
              <table:table-cell office:value-type="float" office:value="0.0001808502">
                <text:p>0.0001808502</text:p>
              </table:table-cell>
              <table:table-cell office:value-type="float" office:value="0.014631">
                <text:p>0.014631</text:p>
              </table:table-cell>
              <table:table-cell office:value-type="float" office:value="0.0246815">
                <text:p>0.0246815</text:p>
              </table:table-cell>
            </table:table-row>
            <table:table-row>
              <table:table-cell office:value-type="string">
                <text:p>0,004426</text:p>
              </table:table-cell>
              <table:table-cell office:value-type="float" office:value="0.0001806968">
                <text:p>0.0001806968</text:p>
              </table:table-cell>
              <table:table-cell office:value-type="float" office:value="0.0185896">
                <text:p>0.0185896</text:p>
              </table:table-cell>
              <table:table-cell office:value-type="float" office:value="0.0246996">
                <text:p>0.0246996</text:p>
              </table:table-cell>
            </table:table-row>
            <table:table-row>
              <table:table-cell office:value-type="string">
                <text:p>0,004422</text:p>
              </table:table-cell>
              <table:table-cell office:value-type="float" office:value="0.0001805438">
                <text:p>0.0001805438</text:p>
              </table:table-cell>
              <table:table-cell office:value-type="float" office:value="0.0146232">
                <text:p>0.0146232</text:p>
              </table:table-cell>
              <table:table-cell office:value-type="float" office:value="0.0247177">
                <text:p>0.0247177</text:p>
              </table:table-cell>
            </table:table-row>
            <table:table-row>
              <table:table-cell office:value-type="string">
                <text:p>0,004418</text:p>
              </table:table-cell>
              <table:table-cell office:value-type="float" office:value="0.000180391">
                <text:p>0.000180391</text:p>
              </table:table-cell>
              <table:table-cell office:value-type="float" office:value="0.021796">
                <text:p>0.021796</text:p>
              </table:table-cell>
              <table:table-cell office:value-type="float" office:value="0.0292979">
                <text:p>0.0292979</text:p>
              </table:table-cell>
            </table:table-row>
            <table:table-row>
              <table:table-cell office:value-type="string">
                <text:p>0,004415</text:p>
              </table:table-cell>
              <table:table-cell office:value-type="float" office:value="0.0001802386">
                <text:p>0.0001802386</text:p>
              </table:table-cell>
              <table:table-cell office:value-type="float" office:value="0.0146155">
                <text:p>0.0146155</text:p>
              </table:table-cell>
              <table:table-cell office:value-type="float" office:value="0.0247541">
                <text:p>0.0247541</text:p>
              </table:table-cell>
            </table:table-row>
            <table:table-row>
              <table:table-cell office:value-type="string">
                <text:p>0,004411</text:p>
              </table:table-cell>
              <table:table-cell office:value-type="float" office:value="0.0001800864">
                <text:p>0.0001800864</text:p>
              </table:table-cell>
              <table:table-cell office:value-type="float" office:value="0.0185607">
                <text:p>0.0185607</text:p>
              </table:table-cell>
              <table:table-cell office:value-type="float" office:value="0.029325">
                <text:p>0.029325</text:p>
              </table:table-cell>
            </table:table-row>
            <table:table-row>
              <table:table-cell office:value-type="string">
                <text:p>0,004407</text:p>
              </table:table-cell>
              <table:table-cell office:value-type="float" office:value="0.0001799346">
                <text:p>0.0001799346</text:p>
              </table:table-cell>
              <table:table-cell office:value-type="float" office:value="0.0185536">
                <text:p>0.0185536</text:p>
              </table:table-cell>
              <table:table-cell office:value-type="float" office:value="0.0247907">
                <text:p>0.0247907</text:p>
              </table:table-cell>
            </table:table-row>
            <table:table-row>
              <table:table-cell office:value-type="string">
                <text:p>0,004403</text:p>
              </table:table-cell>
              <table:table-cell office:value-type="float" office:value="0.0001797831">
                <text:p>0.0001797831</text:p>
              </table:table-cell>
              <table:table-cell office:value-type="float" office:value="0.0241991">
                <text:p>0.0241991</text:p>
              </table:table-cell>
              <table:table-cell office:value-type="float" office:value="0.0248091">
                <text:p>0.0248091</text:p>
              </table:table-cell>
            </table:table-row>
            <table:table-row>
              <table:table-cell office:value-type="string">
                <text:p>0,004399</text:p>
              </table:table-cell>
              <table:table-cell office:value-type="float" office:value="0.0001796318">
                <text:p>0.0001796318</text:p>
              </table:table-cell>
              <table:table-cell office:value-type="float" office:value="0.0204859">
                <text:p>0.0204859</text:p>
              </table:table-cell>
              <table:table-cell office:value-type="float" office:value="0.0248275">
                <text:p>0.0248275</text:p>
              </table:table-cell>
            </table:table-row>
            <table:table-row>
              <table:table-cell office:value-type="string">
                <text:p>0,004395</text:p>
              </table:table-cell>
              <table:table-cell office:value-type="float" office:value="0.0001794809">
                <text:p>0.0001794809</text:p>
              </table:table-cell>
              <table:table-cell office:value-type="float" office:value="0.0145967">
                <text:p>0.0145967</text:p>
              </table:table-cell>
              <table:table-cell office:value-type="float" office:value="0.024846">
                <text:p>0.024846</text:p>
              </table:table-cell>
            </table:table-row>
            <table:table-row>
              <table:table-cell office:value-type="string">
                <text:p>0,004392</text:p>
              </table:table-cell>
              <table:table-cell office:value-type="float" office:value="0.0001793303">
                <text:p>0.0001793303</text:p>
              </table:table-cell>
              <table:table-cell office:value-type="float" office:value="0.0185253">
                <text:p>0.0185253</text:p>
              </table:table-cell>
              <table:table-cell office:value-type="float" office:value="0.0248645">
                <text:p>0.0248645</text:p>
              </table:table-cell>
            </table:table-row>
            <table:table-row>
              <table:table-cell office:value-type="string">
                <text:p>0,004388</text:p>
              </table:table-cell>
              <table:table-cell office:value-type="float" office:value="0.00017918">
                <text:p>0.00017918</text:p>
              </table:table-cell>
              <table:table-cell office:value-type="float" office:value="0.0185183">
                <text:p>0.0185183</text:p>
              </table:table-cell>
              <table:table-cell office:value-type="float" office:value="0.0294076">
                <text:p>0.0294076</text:p>
              </table:table-cell>
            </table:table-row>
            <table:table-row>
              <table:table-cell office:value-type="string">
                <text:p>0,004384</text:p>
              </table:table-cell>
              <table:table-cell office:value-type="float" office:value="0.00017903">
                <text:p>0.00017903</text:p>
              </table:table-cell>
              <table:table-cell office:value-type="float" office:value="0.0185113">
                <text:p>0.0185113</text:p>
              </table:table-cell>
              <table:table-cell office:value-type="float" office:value="0.0249017">
                <text:p>0.0249017</text:p>
              </table:table-cell>
            </table:table-row>
            <table:table-row>
              <table:table-cell office:value-type="string">
                <text:p>0,00438</text:p>
              </table:table-cell>
              <table:table-cell office:value-type="float" office:value="0.0001788803">
                <text:p>0.0001788803</text:p>
              </table:table-cell>
              <table:table-cell office:value-type="float" office:value="0.0185043">
                <text:p>0.0185043</text:p>
              </table:table-cell>
              <table:table-cell office:value-type="float" office:value="0.0249204">
                <text:p>0.0249204</text:p>
              </table:table-cell>
            </table:table-row>
            <table:table-row>
              <table:table-cell office:value-type="string">
                <text:p>0,004376</text:p>
              </table:table-cell>
              <table:table-cell office:value-type="float" office:value="0.0001787309">
                <text:p>0.0001787309</text:p>
              </table:table-cell>
              <table:table-cell office:value-type="float" office:value="0.0184974">
                <text:p>0.0184974</text:p>
              </table:table-cell>
              <table:table-cell office:value-type="float" office:value="0.0249392">
                <text:p>0.0249392</text:p>
              </table:table-cell>
            </table:table-row>
            <table:table-row>
              <table:table-cell office:value-type="string">
                <text:p>0,004372</text:p>
              </table:table-cell>
              <table:table-cell office:value-type="float" office:value="0.0001785818">
                <text:p>0.0001785818</text:p>
              </table:table-cell>
              <table:table-cell office:value-type="float" office:value="0.0145751">
                <text:p>0.0145751</text:p>
              </table:table-cell>
              <table:table-cell office:value-type="float" office:value="0.024958">
                <text:p>0.024958</text:p>
              </table:table-cell>
            </table:table-row>
            <table:table-row>
              <table:table-cell office:value-type="string">
                <text:p>0,004368</text:p>
              </table:table-cell>
              <table:table-cell office:value-type="float" office:value="0.000178433">
                <text:p>0.000178433</text:p>
              </table:table-cell>
              <table:table-cell office:value-type="float" office:value="0.0184835">
                <text:p>0.0184835</text:p>
              </table:table-cell>
              <table:table-cell office:value-type="float" office:value="0.0249768">
                <text:p>0.0249768</text:p>
              </table:table-cell>
            </table:table-row>
            <table:table-row>
              <table:table-cell office:value-type="string">
                <text:p>0,004365</text:p>
              </table:table-cell>
              <table:table-cell office:value-type="float" office:value="0.0001782845">
                <text:p>0.0001782845</text:p>
              </table:table-cell>
              <table:table-cell office:value-type="float" office:value="0.0217827">
                <text:p>0.0217827</text:p>
              </table:table-cell>
              <table:table-cell office:value-type="float" office:value="0.0294917">
                <text:p>0.0294917</text:p>
              </table:table-cell>
            </table:table-row>
            <table:table-row>
              <table:table-cell office:value-type="string">
                <text:p>0,004361</text:p>
              </table:table-cell>
              <table:table-cell office:value-type="float" office:value="0.0001781363">
                <text:p>0.0001781363</text:p>
              </table:table-cell>
              <table:table-cell office:value-type="float" office:value="0.0184698">
                <text:p>0.0184698</text:p>
              </table:table-cell>
              <table:table-cell office:value-type="float" office:value="0.0250147">
                <text:p>0.0250147</text:p>
              </table:table-cell>
            </table:table-row>
            <table:table-row>
              <table:table-cell office:value-type="string">
                <text:p>0,004357</text:p>
              </table:table-cell>
              <table:table-cell office:value-type="float" office:value="0.0001779883">
                <text:p>0.0001779883</text:p>
              </table:table-cell>
              <table:table-cell office:value-type="float" office:value="0.0205647">
                <text:p>0.0205647</text:p>
              </table:table-cell>
              <table:table-cell office:value-type="float" office:value="0.0250337">
                <text:p>0.0250337</text:p>
              </table:table-cell>
            </table:table-row>
            <table:table-row>
              <table:table-cell office:value-type="string">
                <text:p>0,004353</text:p>
              </table:table-cell>
              <table:table-cell office:value-type="float" office:value="0.0001778407">
                <text:p>0.0001778407</text:p>
              </table:table-cell>
              <table:table-cell office:value-type="float" office:value="0.0167231">
                <text:p>0.0167231</text:p>
              </table:table-cell>
              <table:table-cell office:value-type="float" office:value="0.0250527">
                <text:p>0.0250527</text:p>
              </table:table-cell>
            </table:table-row>
            <table:table-row>
              <table:table-cell office:value-type="string">
                <text:p>0,004349</text:p>
              </table:table-cell>
              <table:table-cell office:value-type="float" office:value="0.0001776933">
                <text:p>0.0001776933</text:p>
              </table:table-cell>
              <table:table-cell office:value-type="float" office:value="0.0184495">
                <text:p>0.0184495</text:p>
              </table:table-cell>
              <table:table-cell office:value-type="float" office:value="0.0250718">
                <text:p>0.0250718</text:p>
              </table:table-cell>
            </table:table-row>
            <table:table-row>
              <table:table-cell office:value-type="string">
                <text:p>0,004345</text:p>
              </table:table-cell>
              <table:table-cell office:value-type="float" office:value="0.0001775462">
                <text:p>0.0001775462</text:p>
              </table:table-cell>
              <table:table-cell office:value-type="float" office:value="0.0145513">
                <text:p>0.0145513</text:p>
              </table:table-cell>
              <table:table-cell office:value-type="float" office:value="0.025091">
                <text:p>0.025091</text:p>
              </table:table-cell>
            </table:table-row>
            <table:table-row>
              <table:table-cell office:value-type="string">
                <text:p>0,004342</text:p>
              </table:table-cell>
              <table:table-cell office:value-type="float" office:value="0.0001773995">
                <text:p>0.0001773995</text:p>
              </table:table-cell>
              <table:table-cell office:value-type="float" office:value="0.018436">
                <text:p>0.018436</text:p>
              </table:table-cell>
              <table:table-cell office:value-type="float" office:value="0.0295774">
                <text:p>0.0295774</text:p>
              </table:table-cell>
            </table:table-row>
            <table:table-row>
              <table:table-cell office:value-type="string">
                <text:p>0,004338</text:p>
              </table:table-cell>
              <table:table-cell office:value-type="float" office:value="0.000177253">
                <text:p>0.000177253</text:p>
              </table:table-cell>
              <table:table-cell office:value-type="float" office:value="0.02178">
                <text:p>0.02178</text:p>
              </table:table-cell>
              <table:table-cell office:value-type="float" office:value="0.0251295">
                <text:p>0.0251295</text:p>
              </table:table-cell>
            </table:table-row>
            <table:table-row>
              <table:table-cell office:value-type="string">
                <text:p>0,004334</text:p>
              </table:table-cell>
              <table:table-cell office:value-type="float" office:value="0.0001771067">
                <text:p>0.0001771067</text:p>
              </table:table-cell>
              <table:table-cell office:value-type="float" office:value="0.0184227">
                <text:p>0.0184227</text:p>
              </table:table-cell>
              <table:table-cell office:value-type="float" office:value="0.0251488">
                <text:p>0.0251488</text:p>
              </table:table-cell>
            </table:table-row>
            <table:table-row>
              <table:table-cell office:value-type="string">
                <text:p>0,00433</text:p>
              </table:table-cell>
              <table:table-cell office:value-type="float" office:value="0.0001769608">
                <text:p>0.0001769608</text:p>
              </table:table-cell>
              <table:table-cell office:value-type="float" office:value="0.0166551">
                <text:p>0.0166551</text:p>
              </table:table-cell>
              <table:table-cell office:value-type="float" office:value="0.0296208">
                <text:p>0.0296208</text:p>
              </table:table-cell>
            </table:table-row>
            <table:table-row>
              <table:table-cell office:value-type="string">
                <text:p>0,004326</text:p>
              </table:table-cell>
              <table:table-cell office:value-type="float" office:value="0.0001768151">
                <text:p>0.0001768151</text:p>
              </table:table-cell>
              <table:table-cell office:value-type="float" office:value="0.0145351">
                <text:p>0.0145351</text:p>
              </table:table-cell>
              <table:table-cell office:value-type="float" office:value="0.0251875">
                <text:p>0.0251875</text:p>
              </table:table-cell>
            </table:table-row>
            <table:table-row>
              <table:table-cell office:value-type="string">
                <text:p>0,004322</text:p>
              </table:table-cell>
              <table:table-cell office:value-type="float" office:value="0.0001766698">
                <text:p>0.0001766698</text:p>
              </table:table-cell>
              <table:table-cell office:value-type="float" office:value="0.0184028">
                <text:p>0.0184028</text:p>
              </table:table-cell>
              <table:table-cell office:value-type="float" office:value="0.025207">
                <text:p>0.025207</text:p>
              </table:table-cell>
            </table:table-row>
            <table:table-row>
              <table:table-cell office:value-type="string">
                <text:p>0,004318</text:p>
              </table:table-cell>
              <table:table-cell office:value-type="float" office:value="0.0001765247">
                <text:p>0.0001765247</text:p>
              </table:table-cell>
              <table:table-cell office:value-type="float" office:value="0.0227846">
                <text:p>0.0227846</text:p>
              </table:table-cell>
              <table:table-cell office:value-type="float" office:value="0.0252265">
                <text:p>0.0252265</text:p>
              </table:table-cell>
            </table:table-row>
            <table:table-row>
              <table:table-cell office:value-type="string">
                <text:p>0,004315</text:p>
              </table:table-cell>
              <table:table-cell office:value-type="float" office:value="0.0001763799">
                <text:p>0.0001763799</text:p>
              </table:table-cell>
              <table:table-cell office:value-type="float" office:value="0.0183897">
                <text:p>0.0183897</text:p>
              </table:table-cell>
              <table:table-cell office:value-type="float" office:value="0.0252461">
                <text:p>0.0252461</text:p>
              </table:table-cell>
            </table:table-row>
            <table:table-row>
              <table:table-cell office:value-type="string">
                <text:p>0,004311</text:p>
              </table:table-cell>
              <table:table-cell office:value-type="float" office:value="0.0001762354">
                <text:p>0.0001762354</text:p>
              </table:table-cell>
              <table:table-cell office:value-type="float" office:value="0.0228122">
                <text:p>0.0228122</text:p>
              </table:table-cell>
              <table:table-cell office:value-type="float" office:value="0.0252657">
                <text:p>0.0252657</text:p>
              </table:table-cell>
            </table:table-row>
            <table:table-row>
              <table:table-cell office:value-type="string">
                <text:p>0,004307</text:p>
              </table:table-cell>
              <table:table-cell office:value-type="float" office:value="0.0001760912">
                <text:p>0.0001760912</text:p>
              </table:table-cell>
              <table:table-cell office:value-type="float" office:value="0.0183767">
                <text:p>0.0183767</text:p>
              </table:table-cell>
              <table:table-cell office:value-type="float" office:value="0.0252854">
                <text:p>0.0252854</text:p>
              </table:table-cell>
            </table:table-row>
            <table:table-row>
              <table:table-cell office:value-type="string">
                <text:p>0,004303</text:p>
              </table:table-cell>
              <table:table-cell office:value-type="float" office:value="0.0001759472">
                <text:p>0.0001759472</text:p>
              </table:table-cell>
              <table:table-cell office:value-type="float" office:value="0.0183702">
                <text:p>0.0183702</text:p>
              </table:table-cell>
              <table:table-cell office:value-type="float" office:value="0.0253051">
                <text:p>0.0253051</text:p>
              </table:table-cell>
            </table:table-row>
            <table:table-row>
              <table:table-cell office:value-type="string">
                <text:p>0,004299</text:p>
              </table:table-cell>
              <table:table-cell office:value-type="float" office:value="0.0001758036">
                <text:p>0.0001758036</text:p>
              </table:table-cell>
              <table:table-cell office:value-type="float" office:value="0.0206795">
                <text:p>0.0206795</text:p>
              </table:table-cell>
              <table:table-cell office:value-type="float" office:value="0.0253249">
                <text:p>0.0253249</text:p>
              </table:table-cell>
            </table:table-row>
            <table:table-row>
              <table:table-cell office:value-type="string">
                <text:p>0,004295</text:p>
              </table:table-cell>
              <table:table-cell office:value-type="float" office:value="0.0001756602">
                <text:p>0.0001756602</text:p>
              </table:table-cell>
              <table:table-cell office:value-type="float" office:value="0.0145107">
                <text:p>0.0145107</text:p>
              </table:table-cell>
              <table:table-cell office:value-type="float" office:value="0.0253447">
                <text:p>0.0253447</text:p>
              </table:table-cell>
            </table:table-row>
            <table:table-row>
              <table:table-cell office:value-type="string">
                <text:p>0,004291</text:p>
              </table:table-cell>
              <table:table-cell office:value-type="float" office:value="0.0001755172">
                <text:p>0.0001755172</text:p>
              </table:table-cell>
              <table:table-cell office:value-type="float" office:value="0.016545">
                <text:p>0.016545</text:p>
              </table:table-cell>
              <table:table-cell office:value-type="float" office:value="0.0253646">
                <text:p>0.0253646</text:p>
              </table:table-cell>
            </table:table-row>
            <table:table-row>
              <table:table-cell office:value-type="string">
                <text:p>0,004288</text:p>
              </table:table-cell>
              <table:table-cell office:value-type="float" office:value="0.0001753744">
                <text:p>0.0001753744</text:p>
              </table:table-cell>
              <table:table-cell office:value-type="float" office:value="0.0145049">
                <text:p>0.0145049</text:p>
              </table:table-cell>
              <table:table-cell office:value-type="float" office:value="0.0297835">
                <text:p>0.0297835</text:p>
              </table:table-cell>
            </table:table-row>
            <table:table-row>
              <table:table-cell office:value-type="string">
                <text:p>0,004284</text:p>
              </table:table-cell>
              <table:table-cell office:value-type="float" office:value="0.0001752318">
                <text:p>0.0001752318</text:p>
              </table:table-cell>
              <table:table-cell office:value-type="float" office:value="0.0183383">
                <text:p>0.0183383</text:p>
              </table:table-cell>
              <table:table-cell office:value-type="float" office:value="0.0254045">
                <text:p>0.0254045</text:p>
              </table:table-cell>
            </table:table-row>
            <table:table-row>
              <table:table-cell office:value-type="string">
                <text:p>0,00428</text:p>
              </table:table-cell>
              <table:table-cell office:value-type="float" office:value="0.0001750896">
                <text:p>0.0001750896</text:p>
              </table:table-cell>
              <table:table-cell office:value-type="float" office:value="0.018332">
                <text:p>0.018332</text:p>
              </table:table-cell>
              <table:table-cell office:value-type="float" office:value="0.0254246">
                <text:p>0.0254246</text:p>
              </table:table-cell>
            </table:table-row>
            <table:table-row>
              <table:table-cell office:value-type="string">
                <text:p>0,004276</text:p>
              </table:table-cell>
              <table:table-cell office:value-type="float" office:value="0.0001749477">
                <text:p>0.0001749477</text:p>
              </table:table-cell>
              <table:table-cell office:value-type="float" office:value="0.0183257">
                <text:p>0.0183257</text:p>
              </table:table-cell>
              <table:table-cell office:value-type="float" office:value="0.0254447">
                <text:p>0.0254447</text:p>
              </table:table-cell>
            </table:table-row>
            <table:table-row>
              <table:table-cell office:value-type="string">
                <text:p>0,004272</text:p>
              </table:table-cell>
              <table:table-cell office:value-type="float" office:value="0.000174806">
                <text:p>0.000174806</text:p>
              </table:table-cell>
              <table:table-cell office:value-type="float" office:value="0.0207361">
                <text:p>0.0207361</text:p>
              </table:table-cell>
              <table:table-cell office:value-type="float" office:value="0.0254648">
                <text:p>0.0254648</text:p>
              </table:table-cell>
            </table:table-row>
            <table:table-row>
              <table:table-cell office:value-type="string">
                <text:p>0,004268</text:p>
              </table:table-cell>
              <table:table-cell office:value-type="float" office:value="0.0001746647">
                <text:p>0.0001746647</text:p>
              </table:table-cell>
              <table:table-cell office:value-type="float" office:value="0.0207443">
                <text:p>0.0207443</text:p>
              </table:table-cell>
              <table:table-cell office:value-type="float" office:value="0.025485">
                <text:p>0.025485</text:p>
              </table:table-cell>
            </table:table-row>
            <table:table-row>
              <table:table-cell office:value-type="string">
                <text:p>0,004265</text:p>
              </table:table-cell>
              <table:table-cell office:value-type="float" office:value="0.0001745236">
                <text:p>0.0001745236</text:p>
              </table:table-cell>
              <table:table-cell office:value-type="float" office:value="0.018307">
                <text:p>0.018307</text:p>
              </table:table-cell>
              <table:table-cell office:value-type="float" office:value="0.0298744">
                <text:p>0.0298744</text:p>
              </table:table-cell>
            </table:table-row>
            <table:table-row>
              <table:table-cell office:value-type="string">
                <text:p>0,004261</text:p>
              </table:table-cell>
              <table:table-cell office:value-type="float" office:value="0.0001743828">
                <text:p>0.0001743828</text:p>
              </table:table-cell>
              <table:table-cell office:value-type="float" office:value="0.0183008">
                <text:p>0.0183008</text:p>
              </table:table-cell>
              <table:table-cell office:value-type="float" office:value="0.0298898">
                <text:p>0.0298898</text:p>
              </table:table-cell>
            </table:table-row>
            <table:table-row>
              <table:table-cell office:value-type="string">
                <text:p>0,004257</text:p>
              </table:table-cell>
              <table:table-cell office:value-type="float" office:value="0.0001742423">
                <text:p>0.0001742423</text:p>
              </table:table-cell>
              <table:table-cell office:value-type="float" office:value="0.0182947">
                <text:p>0.0182947</text:p>
              </table:table-cell>
              <table:table-cell office:value-type="float" office:value="0.0255459">
                <text:p>0.0255459</text:p>
              </table:table-cell>
            </table:table-row>
            <table:table-row>
              <table:table-cell office:value-type="string">
                <text:p>0,004253</text:p>
              </table:table-cell>
              <table:table-cell office:value-type="float" office:value="0.000174102">
                <text:p>0.000174102</text:p>
              </table:table-cell>
              <table:table-cell office:value-type="float" office:value="0.0144801">
                <text:p>0.0144801</text:p>
              </table:table-cell>
              <table:table-cell office:value-type="float" office:value="0.0299205">
                <text:p>0.0299205</text:p>
              </table:table-cell>
            </table:table-row>
            <table:table-row>
              <table:table-cell office:value-type="string">
                <text:p>0,004249</text:p>
              </table:table-cell>
              <table:table-cell office:value-type="float" office:value="0.0001739621">
                <text:p>0.0001739621</text:p>
              </table:table-cell>
              <table:table-cell office:value-type="float" office:value="0.0182824">
                <text:p>0.0182824</text:p>
              </table:table-cell>
              <table:table-cell office:value-type="float" office:value="0.0255867">
                <text:p>0.0255867</text:p>
              </table:table-cell>
            </table:table-row>
            <table:table-row>
              <table:table-cell office:value-type="string">
                <text:p>0,004245</text:p>
              </table:table-cell>
              <table:table-cell office:value-type="float" office:value="0.0001738224">
                <text:p>0.0001738224</text:p>
              </table:table-cell>
              <table:table-cell office:value-type="float" office:value="0.0207945">
                <text:p>0.0207945</text:p>
              </table:table-cell>
              <table:table-cell office:value-type="float" office:value="0.0256072">
                <text:p>0.0256072</text:p>
              </table:table-cell>
            </table:table-row>
            <table:table-row>
              <table:table-cell office:value-type="string">
                <text:p>0,004241</text:p>
              </table:table-cell>
              <table:table-cell office:value-type="float" office:value="0.0001736831">
                <text:p>0.0001736831</text:p>
              </table:table-cell>
              <table:table-cell office:value-type="float" office:value="0.0182703">
                <text:p>0.0182703</text:p>
              </table:table-cell>
              <table:table-cell office:value-type="float" office:value="0.0256278">
                <text:p>0.0256278</text:p>
              </table:table-cell>
            </table:table-row>
            <table:table-row>
              <table:table-cell office:value-type="string">
                <text:p>0,004238</text:p>
              </table:table-cell>
              <table:table-cell office:value-type="float" office:value="0.000173544">
                <text:p>0.000173544</text:p>
              </table:table-cell>
              <table:table-cell office:value-type="float" office:value="0.0182642">
                <text:p>0.0182642</text:p>
              </table:table-cell>
              <table:table-cell office:value-type="float" office:value="0.0256484">
                <text:p>0.0256484</text:p>
              </table:table-cell>
            </table:table-row>
            <table:table-row>
              <table:table-cell office:value-type="string">
                <text:p>0,004234</text:p>
              </table:table-cell>
              <table:table-cell office:value-type="float" office:value="0.0001734052">
                <text:p>0.0001734052</text:p>
              </table:table-cell>
              <table:table-cell office:value-type="float" office:value="0.0144674">
                <text:p>0.0144674</text:p>
              </table:table-cell>
              <table:table-cell office:value-type="float" office:value="0.0256691">
                <text:p>0.0256691</text:p>
              </table:table-cell>
            </table:table-row>
            <table:table-row>
              <table:table-cell office:value-type="string">
                <text:p>0,00423</text:p>
              </table:table-cell>
              <table:table-cell office:value-type="float" office:value="0.0001732667">
                <text:p>0.0001732667</text:p>
              </table:table-cell>
              <table:table-cell office:value-type="float" office:value="0.0182522">
                <text:p>0.0182522</text:p>
              </table:table-cell>
              <table:table-cell office:value-type="float" office:value="0.0256898">
                <text:p>0.0256898</text:p>
              </table:table-cell>
            </table:table-row>
            <table:table-row>
              <table:table-cell office:value-type="string">
                <text:p>0,004226</text:p>
              </table:table-cell>
              <table:table-cell office:value-type="float" office:value="0.0001731285">
                <text:p>0.0001731285</text:p>
              </table:table-cell>
              <table:table-cell office:value-type="float" office:value="0.0144625">
                <text:p>0.0144625</text:p>
              </table:table-cell>
              <table:table-cell office:value-type="float" office:value="0.0257105">
                <text:p>0.0257105</text:p>
              </table:table-cell>
            </table:table-row>
            <table:table-row>
              <table:table-cell office:value-type="string">
                <text:p>0,004222</text:p>
              </table:table-cell>
              <table:table-cell office:value-type="float" office:value="0.0001729905">
                <text:p>0.0001729905</text:p>
              </table:table-cell>
              <table:table-cell office:value-type="float" office:value="0.0144601">
                <text:p>0.0144601</text:p>
              </table:table-cell>
              <table:table-cell office:value-type="float" office:value="0.0257313">
                <text:p>0.0257313</text:p>
              </table:table-cell>
            </table:table-row>
            <table:table-row>
              <table:table-cell office:value-type="string">
                <text:p>0,004218</text:p>
              </table:table-cell>
              <table:table-cell office:value-type="float" office:value="0.0001728529">
                <text:p>0.0001728529</text:p>
              </table:table-cell>
              <table:table-cell office:value-type="float" office:value="0.0208548">
                <text:p>0.0208548</text:p>
              </table:table-cell>
              <table:table-cell office:value-type="float" office:value="0.0257522">
                <text:p>0.0257522</text:p>
              </table:table-cell>
            </table:table-row>
            <table:table-row>
              <table:table-cell office:value-type="string">
                <text:p>0,004215</text:p>
              </table:table-cell>
              <table:table-cell office:value-type="float" office:value="0.0001727155">
                <text:p>0.0001727155</text:p>
              </table:table-cell>
              <table:table-cell office:value-type="float" office:value="0.0182286">
                <text:p>0.0182286</text:p>
              </table:table-cell>
              <table:table-cell office:value-type="float" office:value="0.0257731">
                <text:p>0.0257731</text:p>
              </table:table-cell>
            </table:table-row>
            <table:table-row>
              <table:table-cell office:value-type="string">
                <text:p>0,004211</text:p>
              </table:table-cell>
              <table:table-cell office:value-type="float" office:value="0.0001725784">
                <text:p>0.0001725784</text:p>
              </table:table-cell>
              <table:table-cell office:value-type="float" office:value="0.0257941">
                <text:p>0.0257941</text:p>
              </table:table-cell>
              <table:table-cell office:value-type="float" office:value="0.0257941">
                <text:p>0.0257941</text:p>
              </table:table-cell>
            </table:table-row>
            <table:table-row>
              <table:table-cell office:value-type="string">
                <text:p>0,004207</text:p>
              </table:table-cell>
              <table:table-cell office:value-type="float" office:value="0.0001724416">
                <text:p>0.0001724416</text:p>
              </table:table-cell>
              <table:table-cell office:value-type="float" office:value="0.0182169">
                <text:p>0.0182169</text:p>
              </table:table-cell>
              <table:table-cell office:value-type="float" office:value="0.0258151">
                <text:p>0.0258151</text:p>
              </table:table-cell>
            </table:table-row>
            <table:table-row>
              <table:table-cell office:value-type="string">
                <text:p>0,004203</text:p>
              </table:table-cell>
              <table:table-cell office:value-type="float" office:value="0.0001723051">
                <text:p>0.0001723051</text:p>
              </table:table-cell>
              <table:table-cell office:value-type="float" office:value="0.0232336">
                <text:p>0.0232336</text:p>
              </table:table-cell>
              <table:table-cell office:value-type="float" office:value="0.0258362">
                <text:p>0.0258362</text:p>
              </table:table-cell>
            </table:table-row>
            <table:table-row>
              <table:table-cell office:value-type="string">
                <text:p>0,004199</text:p>
              </table:table-cell>
              <table:table-cell office:value-type="float" office:value="0.0001721688">
                <text:p>0.0001721688</text:p>
              </table:table-cell>
              <table:table-cell office:value-type="float" office:value="0.0182053">
                <text:p>0.0182053</text:p>
              </table:table-cell>
              <table:table-cell office:value-type="float" office:value="0.0258573">
                <text:p>0.0258573</text:p>
              </table:table-cell>
            </table:table-row>
            <table:table-row>
              <table:table-cell office:value-type="string">
                <text:p>0,004195</text:p>
              </table:table-cell>
              <table:table-cell office:value-type="float" office:value="0.0001720329">
                <text:p>0.0001720329</text:p>
              </table:table-cell>
              <table:table-cell office:value-type="float" office:value="0.0181995">
                <text:p>0.0181995</text:p>
              </table:table-cell>
              <table:table-cell office:value-type="float" office:value="0.0258785">
                <text:p>0.0258785</text:p>
              </table:table-cell>
            </table:table-row>
            <table:table-row>
              <table:table-cell office:value-type="string">
                <text:p>0,004191</text:p>
              </table:table-cell>
              <table:table-cell office:value-type="float" office:value="0.0001718972">
                <text:p>0.0001718972</text:p>
              </table:table-cell>
              <table:table-cell office:value-type="float" office:value="0.0232827">
                <text:p>0.0232827</text:p>
              </table:table-cell>
              <table:table-cell office:value-type="float" office:value="0.0258997">
                <text:p>0.0258997</text:p>
              </table:table-cell>
            </table:table-row>
            <table:table-row>
              <table:table-cell office:value-type="string">
                <text:p>0,004188</text:p>
              </table:table-cell>
              <table:table-cell office:value-type="float" office:value="0.0001717618">
                <text:p>0.0001717618</text:p>
              </table:table-cell>
              <table:table-cell office:value-type="float" office:value="0.0181881">
                <text:p>0.0181881</text:p>
              </table:table-cell>
              <table:table-cell office:value-type="float" office:value="0.025921">
                <text:p>0.025921</text:p>
              </table:table-cell>
            </table:table-row>
            <table:table-row>
              <table:table-cell office:value-type="string">
                <text:p>0,004184</text:p>
              </table:table-cell>
              <table:table-cell office:value-type="float" office:value="0.0001716267">
                <text:p>0.0001716267</text:p>
              </table:table-cell>
              <table:table-cell office:value-type="float" office:value="0.0181824">
                <text:p>0.0181824</text:p>
              </table:table-cell>
              <table:table-cell office:value-type="float" office:value="0.0259423">
                <text:p>0.0259423</text:p>
              </table:table-cell>
            </table:table-row>
            <table:table-row>
              <table:table-cell office:value-type="string">
                <text:p>0,00418</text:p>
              </table:table-cell>
              <table:table-cell office:value-type="float" office:value="0.0001714919">
                <text:p>0.0001714919</text:p>
              </table:table-cell>
              <table:table-cell office:value-type="float" office:value="0.0181768">
                <text:p>0.0181768</text:p>
              </table:table-cell>
              <table:table-cell office:value-type="float" office:value="0.0259637">
                <text:p>0.0259637</text:p>
              </table:table-cell>
            </table:table-row>
            <table:table-row>
              <table:table-cell office:value-type="string">
                <text:p>0,004176</text:p>
              </table:table-cell>
              <table:table-cell office:value-type="float" office:value="0.0001713573">
                <text:p>0.0001713573</text:p>
              </table:table-cell>
              <table:table-cell office:value-type="float" office:value="0.0181711">
                <text:p>0.0181711</text:p>
              </table:table-cell>
              <table:table-cell office:value-type="float" office:value="0.0259852">
                <text:p>0.0259852</text:p>
              </table:table-cell>
            </table:table-row>
            <table:table-row>
              <table:table-cell office:value-type="string">
                <text:p>0,004172</text:p>
              </table:table-cell>
              <table:table-cell office:value-type="float" office:value="0.0001712229">
                <text:p>0.0001712229</text:p>
              </table:table-cell>
              <table:table-cell office:value-type="float" office:value="0.0181655">
                <text:p>0.0181655</text:p>
              </table:table-cell>
              <table:table-cell office:value-type="float" office:value="0.0302541">
                <text:p>0.0302541</text:p>
              </table:table-cell>
            </table:table-row>
            <table:table-row>
              <table:table-cell office:value-type="string">
                <text:p>0,004168</text:p>
              </table:table-cell>
              <table:table-cell office:value-type="float" office:value="0.0001710889">
                <text:p>0.0001710889</text:p>
              </table:table-cell>
              <table:table-cell office:value-type="float" office:value="0.0209718">
                <text:p>0.0209718</text:p>
              </table:table-cell>
              <table:table-cell office:value-type="float" office:value="0.0302705">
                <text:p>0.0302705</text:p>
              </table:table-cell>
            </table:table-row>
            <table:table-row>
              <table:table-cell office:value-type="string">
                <text:p>0,004165</text:p>
              </table:table-cell>
              <table:table-cell office:value-type="float" office:value="0.0001709551">
                <text:p>0.0001709551</text:p>
              </table:table-cell>
              <table:table-cell office:value-type="float" office:value="0.0181544">
                <text:p>0.0181544</text:p>
              </table:table-cell>
              <table:table-cell office:value-type="float" office:value="0.0260498">
                <text:p>0.0260498</text:p>
              </table:table-cell>
            </table:table-row>
            <table:table-row>
              <table:table-cell office:value-type="string">
                <text:p>0,004161</text:p>
              </table:table-cell>
              <table:table-cell office:value-type="float" office:value="0.0001708216">
                <text:p>0.0001708216</text:p>
              </table:table-cell>
              <table:table-cell office:value-type="float" office:value="0.0209904">
                <text:p>0.0209904</text:p>
              </table:table-cell>
              <table:table-cell office:value-type="float" office:value="0.0260714">
                <text:p>0.0260714</text:p>
              </table:table-cell>
            </table:table-row>
            <table:table-row>
              <table:table-cell office:value-type="string">
                <text:p>0,004157</text:p>
              </table:table-cell>
              <table:table-cell office:value-type="float" office:value="0.0001706884">
                <text:p>0.0001706884</text:p>
              </table:table-cell>
              <table:table-cell office:value-type="float" office:value="0.0181433">
                <text:p>0.0181433</text:p>
              </table:table-cell>
              <table:table-cell office:value-type="float" office:value="0.0260931">
                <text:p>0.0260931</text:p>
              </table:table-cell>
            </table:table-row>
            <table:table-row>
              <table:table-cell office:value-type="string">
                <text:p>0,004153</text:p>
              </table:table-cell>
              <table:table-cell office:value-type="float" office:value="0.0001705555">
                <text:p>0.0001705555</text:p>
              </table:table-cell>
              <table:table-cell office:value-type="float" office:value="0.0181379">
                <text:p>0.0181379</text:p>
              </table:table-cell>
              <table:table-cell office:value-type="float" office:value="0.0261149">
                <text:p>0.0261149</text:p>
              </table:table-cell>
            </table:table-row>
            <table:table-row>
              <table:table-cell office:value-type="string">
                <text:p>0,004149</text:p>
              </table:table-cell>
              <table:table-cell office:value-type="float" office:value="0.0001704228">
                <text:p>0.0001704228</text:p>
              </table:table-cell>
              <table:table-cell office:value-type="float" office:value="0.0161743">
                <text:p>0.0161743</text:p>
              </table:table-cell>
              <table:table-cell office:value-type="float" office:value="0.0261367">
                <text:p>0.0261367</text:p>
              </table:table-cell>
            </table:table-row>
            <table:table-row>
              <table:table-cell office:value-type="string">
                <text:p>0,004145</text:p>
              </table:table-cell>
              <table:table-cell office:value-type="float" office:value="0.0001702904">
                <text:p>0.0001702904</text:p>
              </table:table-cell>
              <table:table-cell office:value-type="float" office:value="0.0234865">
                <text:p>0.0234865</text:p>
              </table:table-cell>
              <table:table-cell office:value-type="float" office:value="0.0261585">
                <text:p>0.0261585</text:p>
              </table:table-cell>
            </table:table-row>
            <table:table-row>
              <table:table-cell office:value-type="string">
                <text:p>0,004141</text:p>
              </table:table-cell>
              <table:table-cell office:value-type="float" office:value="0.0001701582">
                <text:p>0.0001701582</text:p>
              </table:table-cell>
              <table:table-cell office:value-type="float" office:value="0.0144162">
                <text:p>0.0144162</text:p>
              </table:table-cell>
              <table:table-cell office:value-type="float" office:value="0.0261804">
                <text:p>0.0261804</text:p>
              </table:table-cell>
            </table:table-row>
            <table:table-row>
              <table:table-cell office:value-type="string">
                <text:p>0,004138</text:p>
              </table:table-cell>
              <table:table-cell office:value-type="float" office:value="0.0001700264">
                <text:p>0.0001700264</text:p>
              </table:table-cell>
              <table:table-cell office:value-type="float" office:value="0.0144145">
                <text:p>0.0144145</text:p>
              </table:table-cell>
              <table:table-cell office:value-type="float" office:value="0.0262024">
                <text:p>0.0262024</text:p>
              </table:table-cell>
            </table:table-row>
            <table:table-row>
              <table:table-cell office:value-type="string">
                <text:p>0,004134</text:p>
              </table:table-cell>
              <table:table-cell office:value-type="float" office:value="0.0001698948">
                <text:p>0.0001698948</text:p>
              </table:table-cell>
              <table:table-cell office:value-type="float" office:value="0.0161377">
                <text:p>0.0161377</text:p>
              </table:table-cell>
              <table:table-cell office:value-type="float" office:value="0.0262244">
                <text:p>0.0262244</text:p>
              </table:table-cell>
            </table:table-row>
            <table:table-row>
              <table:table-cell office:value-type="string">
                <text:p>0,00413</text:p>
              </table:table-cell>
              <table:table-cell office:value-type="float" office:value="0.0001697634">
                <text:p>0.0001697634</text:p>
              </table:table-cell>
              <table:table-cell office:value-type="float" office:value="0.0235571">
                <text:p>0.0235571</text:p>
              </table:table-cell>
              <table:table-cell office:value-type="float" office:value="0.0262464">
                <text:p>0.0262464</text:p>
              </table:table-cell>
            </table:table-row>
            <table:table-row>
              <table:table-cell office:value-type="string">
                <text:p>0,004126</text:p>
              </table:table-cell>
              <table:table-cell office:value-type="float" office:value="0.0001696324">
                <text:p>0.0001696324</text:p>
              </table:table-cell>
              <table:table-cell office:value-type="float" office:value="0.0201364">
                <text:p>0.0201364</text:p>
              </table:table-cell>
              <table:table-cell office:value-type="float" office:value="0.0262685">
                <text:p>0.0262685</text:p>
              </table:table-cell>
            </table:table-row>
            <table:table-row>
              <table:table-cell office:value-type="string">
                <text:p>0,004122</text:p>
              </table:table-cell>
              <table:table-cell office:value-type="float" office:value="0.0001695016">
                <text:p>0.0001695016</text:p>
              </table:table-cell>
              <table:table-cell office:value-type="float" office:value="0.0144077">
                <text:p>0.0144077</text:p>
              </table:table-cell>
              <table:table-cell office:value-type="float" office:value="0.0262907">
                <text:p>0.0262907</text:p>
              </table:table-cell>
            </table:table-row>
            <table:table-row>
              <table:table-cell office:value-type="string">
                <text:p>0,004118</text:p>
              </table:table-cell>
              <table:table-cell office:value-type="float" office:value="0.0001693711">
                <text:p>0.0001693711</text:p>
              </table:table-cell>
              <table:table-cell office:value-type="float" office:value="0.0180897">
                <text:p>0.0180897</text:p>
              </table:table-cell>
              <table:table-cell office:value-type="float" office:value="0.0263129">
                <text:p>0.0263129</text:p>
              </table:table-cell>
            </table:table-row>
            <table:table-row>
              <table:table-cell office:value-type="string">
                <text:p>0,004114</text:p>
              </table:table-cell>
              <table:table-cell office:value-type="float" office:value="0.0001692408">
                <text:p>0.0001692408</text:p>
              </table:table-cell>
              <table:table-cell office:value-type="float" office:value="0.0144044">
                <text:p>0.0144044</text:p>
              </table:table-cell>
              <table:table-cell office:value-type="float" office:value="0.0305042">
                <text:p>0.0305042</text:p>
              </table:table-cell>
            </table:table-row>
            <table:table-row>
              <table:table-cell office:value-type="string">
                <text:p>0,004111</text:p>
              </table:table-cell>
              <table:table-cell office:value-type="float" office:value="0.0001691109">
                <text:p>0.0001691109</text:p>
              </table:table-cell>
              <table:table-cell office:value-type="float" office:value="0.0234756">
                <text:p>0.0234756</text:p>
              </table:table-cell>
              <table:table-cell office:value-type="float" office:value="0.0263575">
                <text:p>0.0263575</text:p>
              </table:table-cell>
            </table:table-row>
            <table:table-row>
              <table:table-cell office:value-type="string">
                <text:p>0,004107</text:p>
              </table:table-cell>
              <table:table-cell office:value-type="float" office:value="0.0001689811">
                <text:p>0.0001689811</text:p>
              </table:table-cell>
              <table:table-cell office:value-type="float" office:value="0.0180741">
                <text:p>0.0180741</text:p>
              </table:table-cell>
              <table:table-cell office:value-type="float" office:value="0.0263798">
                <text:p>0.0263798</text:p>
              </table:table-cell>
            </table:table-row>
            <table:table-row>
              <table:table-cell office:value-type="string">
                <text:p>0,004103</text:p>
              </table:table-cell>
              <table:table-cell office:value-type="float" office:value="0.0001688517">
                <text:p>0.0001688517</text:p>
              </table:table-cell>
              <table:table-cell office:value-type="float" office:value="0.0180689">
                <text:p>0.0180689</text:p>
              </table:table-cell>
              <table:table-cell office:value-type="float" office:value="0.0264023">
                <text:p>0.0264023</text:p>
              </table:table-cell>
            </table:table-row>
            <table:table-row>
              <table:table-cell office:value-type="string">
                <text:p>0,004099</text:p>
              </table:table-cell>
              <table:table-cell office:value-type="float" office:value="0.0001687226">
                <text:p>0.0001687226</text:p>
              </table:table-cell>
              <table:table-cell office:value-type="float" office:value="0.0143983">
                <text:p>0.0143983</text:p>
              </table:table-cell>
              <table:table-cell office:value-type="float" office:value="0.0264247">
                <text:p>0.0264247</text:p>
              </table:table-cell>
            </table:table-row>
            <table:table-row>
              <table:table-cell office:value-type="string">
                <text:p>0,004095</text:p>
              </table:table-cell>
              <table:table-cell office:value-type="float" office:value="0.0001685937">
                <text:p>0.0001685937</text:p>
              </table:table-cell>
              <table:table-cell office:value-type="float" office:value="0.0211545">
                <text:p>0.0211545</text:p>
              </table:table-cell>
              <table:table-cell office:value-type="float" office:value="0.0264473">
                <text:p>0.0264473</text:p>
              </table:table-cell>
            </table:table-row>
            <table:table-row>
              <table:table-cell office:value-type="string">
                <text:p>0,004091</text:p>
              </table:table-cell>
              <table:table-cell office:value-type="float" office:value="0.000168465">
                <text:p>0.000168465</text:p>
              </table:table-cell>
              <table:table-cell office:value-type="float" office:value="0.0143954">
                <text:p>0.0143954</text:p>
              </table:table-cell>
              <table:table-cell office:value-type="float" office:value="0.0264698">
                <text:p>0.0264698</text:p>
              </table:table-cell>
            </table:table-row>
            <table:table-row>
              <table:table-cell office:value-type="string">
                <text:p>0,004088</text:p>
              </table:table-cell>
              <table:table-cell office:value-type="float" office:value="0.0001683367">
                <text:p>0.0001683367</text:p>
              </table:table-cell>
              <table:table-cell office:value-type="float" office:value="0.0180486">
                <text:p>0.0180486</text:p>
              </table:table-cell>
              <table:table-cell office:value-type="float" office:value="0.0264925">
                <text:p>0.0264925</text:p>
              </table:table-cell>
            </table:table-row>
            <table:table-row>
              <table:table-cell office:value-type="string">
                <text:p>0,004084</text:p>
              </table:table-cell>
              <table:table-cell office:value-type="float" office:value="0.0001682086">
                <text:p>0.0001682086</text:p>
              </table:table-cell>
              <table:table-cell office:value-type="float" office:value="0.0180436">
                <text:p>0.0180436</text:p>
              </table:table-cell>
              <table:table-cell office:value-type="float" office:value="0.0306417">
                <text:p>0.0306417</text:p>
              </table:table-cell>
            </table:table-row>
            <table:table-row>
              <table:table-cell office:value-type="string">
                <text:p>0,00408</text:p>
              </table:table-cell>
              <table:table-cell office:value-type="float" office:value="0.0001680808">
                <text:p>0.0001680808</text:p>
              </table:table-cell>
              <table:table-cell office:value-type="float" office:value="0.0180386">
                <text:p>0.0180386</text:p>
              </table:table-cell>
              <table:table-cell office:value-type="float" office:value="0.0265379">
                <text:p>0.0265379</text:p>
              </table:table-cell>
            </table:table-row>
            <table:table-row>
              <table:table-cell office:value-type="string">
                <text:p>0,004076</text:p>
              </table:table-cell>
              <table:table-cell office:value-type="float" office:value="0.0001679533">
                <text:p>0.0001679533</text:p>
              </table:table-cell>
              <table:table-cell office:value-type="float" office:value="0.01439">
                <text:p>0.01439</text:p>
              </table:table-cell>
              <table:table-cell office:value-type="float" office:value="0.0265607">
                <text:p>0.0265607</text:p>
              </table:table-cell>
            </table:table-row>
            <table:table-row>
              <table:table-cell office:value-type="string">
                <text:p>0,004072</text:p>
              </table:table-cell>
              <table:table-cell office:value-type="float" office:value="0.000167826">
                <text:p>0.000167826</text:p>
              </table:table-cell>
              <table:table-cell office:value-type="float" office:value="0.0180286">
                <text:p>0.0180286</text:p>
              </table:table-cell>
              <table:table-cell office:value-type="float" office:value="0.030694">
                <text:p>0.030694</text:p>
              </table:table-cell>
            </table:table-row>
            <table:table-row>
              <table:table-cell office:value-type="string">
                <text:p>0,004068</text:p>
              </table:table-cell>
              <table:table-cell office:value-type="float" office:value="0.000167699">
                <text:p>0.000167699</text:p>
              </table:table-cell>
              <table:table-cell office:value-type="float" office:value="0.0143875">
                <text:p>0.0143875</text:p>
              </table:table-cell>
              <table:table-cell office:value-type="float" office:value="0.0307115">
                <text:p>0.0307115</text:p>
              </table:table-cell>
            </table:table-row>
            <table:table-row>
              <table:table-cell office:value-type="string">
                <text:p>0,004064</text:p>
              </table:table-cell>
              <table:table-cell office:value-type="float" office:value="0.0001675723">
                <text:p>0.0001675723</text:p>
              </table:table-cell>
              <table:table-cell office:value-type="float" office:value="0.0180188">
                <text:p>0.0180188</text:p>
              </table:table-cell>
              <table:table-cell office:value-type="float" office:value="0.0266293">
                <text:p>0.0266293</text:p>
              </table:table-cell>
            </table:table-row>
            <table:table-row>
              <table:table-cell office:value-type="string">
                <text:p>0,004061</text:p>
              </table:table-cell>
              <table:table-cell office:value-type="float" office:value="0.0001674459">
                <text:p>0.0001674459</text:p>
              </table:table-cell>
              <table:table-cell office:value-type="float" office:value="0.0234475">
                <text:p>0.0234475</text:p>
              </table:table-cell>
              <table:table-cell office:value-type="float" office:value="0.0266523">
                <text:p>0.0266523</text:p>
              </table:table-cell>
            </table:table-row>
            <table:table-row>
              <table:table-cell office:value-type="string">
                <text:p>0,004057</text:p>
              </table:table-cell>
              <table:table-cell office:value-type="float" office:value="0.0001673197">
                <text:p>0.0001673197</text:p>
              </table:table-cell>
              <table:table-cell office:value-type="float" office:value="0.0197418">
                <text:p>0.0197418</text:p>
              </table:table-cell>
              <table:table-cell office:value-type="float" office:value="0.0266754">
                <text:p>0.0266754</text:p>
              </table:table-cell>
            </table:table-row>
            <table:table-row>
              <table:table-cell office:value-type="string">
                <text:p>0,004053</text:p>
              </table:table-cell>
              <table:table-cell office:value-type="float" office:value="0.0001671938">
                <text:p>0.0001671938</text:p>
              </table:table-cell>
              <table:table-cell office:value-type="float" office:value="0.0143828">
                <text:p>0.0143828</text:p>
              </table:table-cell>
              <table:table-cell office:value-type="float" office:value="0.0266984">
                <text:p>0.0266984</text:p>
              </table:table-cell>
            </table:table-row>
            <table:table-row>
              <table:table-cell office:value-type="string">
                <text:p>0,004049</text:p>
              </table:table-cell>
              <table:table-cell office:value-type="float" office:value="0.0001670682">
                <text:p>0.0001670682</text:p>
              </table:table-cell>
              <table:table-cell office:value-type="float" office:value="0.0179995">
                <text:p>0.0179995</text:p>
              </table:table-cell>
              <table:table-cell office:value-type="float" office:value="0.0267216">
                <text:p>0.0267216</text:p>
              </table:table-cell>
            </table:table-row>
            <table:table-row>
              <table:table-cell office:value-type="string">
                <text:p>0,004045</text:p>
              </table:table-cell>
              <table:table-cell office:value-type="float" office:value="0.0001669428">
                <text:p>0.0001669428</text:p>
              </table:table-cell>
              <table:table-cell office:value-type="float" office:value="0.0143806">
                <text:p>0.0143806</text:p>
              </table:table-cell>
              <table:table-cell office:value-type="float" office:value="0.0267448">
                <text:p>0.0267448</text:p>
              </table:table-cell>
            </table:table-row>
            <table:table-row>
              <table:table-cell office:value-type="string">
                <text:p>0,004041</text:p>
              </table:table-cell>
              <table:table-cell office:value-type="float" office:value="0.0001668177">
                <text:p>0.0001668177</text:p>
              </table:table-cell>
              <table:table-cell office:value-type="float" office:value="0.0179899">
                <text:p>0.0179899</text:p>
              </table:table-cell>
              <table:table-cell office:value-type="float" office:value="0.026768">
                <text:p>0.026768</text:p>
              </table:table-cell>
            </table:table-row>
            <table:table-row>
              <table:table-cell office:value-type="string">
                <text:p>0,004038</text:p>
              </table:table-cell>
              <table:table-cell office:value-type="float" office:value="0.0001666929">
                <text:p>0.0001666929</text:p>
              </table:table-cell>
              <table:table-cell office:value-type="float" office:value="0.0143785">
                <text:p>0.0143785</text:p>
              </table:table-cell>
              <table:table-cell office:value-type="float" office:value="0.0267913">
                <text:p>0.0267913</text:p>
              </table:table-cell>
            </table:table-row>
            <table:table-row>
              <table:table-cell office:value-type="string">
                <text:p>0,004034</text:p>
              </table:table-cell>
              <table:table-cell office:value-type="float" office:value="0.0001665683">
                <text:p>0.0001665683</text:p>
              </table:table-cell>
              <table:table-cell office:value-type="float" office:value="0.021319">
                <text:p>0.021319</text:p>
              </table:table-cell>
              <table:table-cell office:value-type="float" office:value="0.0268147">
                <text:p>0.0268147</text:p>
              </table:table-cell>
            </table:table-row>
            <table:table-row>
              <table:table-cell office:value-type="string">
                <text:p>0,00403</text:p>
              </table:table-cell>
              <table:table-cell office:value-type="float" office:value="0.0001664441">
                <text:p>0.0001664441</text:p>
              </table:table-cell>
              <table:table-cell office:value-type="float" office:value="0.0179758">
                <text:p>0.0179758</text:p>
              </table:table-cell>
              <table:table-cell office:value-type="float" office:value="0.0268381">
                <text:p>0.0268381</text:p>
              </table:table-cell>
            </table:table-row>
            <table:table-row>
              <table:table-cell office:value-type="string">
                <text:p>0,004026</text:p>
              </table:table-cell>
              <table:table-cell office:value-type="float" office:value="0.00016632">
                <text:p>0.00016632</text:p>
              </table:table-cell>
              <table:table-cell office:value-type="float" office:value="0.0143756">
                <text:p>0.0143756</text:p>
              </table:table-cell>
              <table:table-cell office:value-type="float" office:value="0.0268616">
                <text:p>0.0268616</text:p>
              </table:table-cell>
            </table:table-row>
            <table:table-row>
              <table:table-cell office:value-type="string">
                <text:p>0,004022</text:p>
              </table:table-cell>
              <table:table-cell office:value-type="float" office:value="0.0001661963">
                <text:p>0.0001661963</text:p>
              </table:table-cell>
              <table:table-cell office:value-type="float" office:value="0.0179666">
                <text:p>0.0179666</text:p>
              </table:table-cell>
              <table:table-cell office:value-type="float" office:value="0.0268851">
                <text:p>0.0268851</text:p>
              </table:table-cell>
            </table:table-row>
            <table:table-row>
              <table:table-cell office:value-type="string">
                <text:p>0,004018</text:p>
              </table:table-cell>
              <table:table-cell office:value-type="float" office:value="0.0001660728">
                <text:p>0.0001660728</text:p>
              </table:table-cell>
              <table:table-cell office:value-type="float" office:value="0.017962">
                <text:p>0.017962</text:p>
              </table:table-cell>
              <table:table-cell office:value-type="float" office:value="0.0269086">
                <text:p>0.0269086</text:p>
              </table:table-cell>
            </table:table-row>
            <table:table-row>
              <table:table-cell office:value-type="string">
                <text:p>0,004014</text:p>
              </table:table-cell>
              <table:table-cell office:value-type="float" office:value="0.0001659497">
                <text:p>0.0001659497</text:p>
              </table:table-cell>
              <table:table-cell office:value-type="float" office:value="0.0179574">
                <text:p>0.0179574</text:p>
              </table:table-cell>
              <table:table-cell office:value-type="float" office:value="0.0269322">
                <text:p>0.0269322</text:p>
              </table:table-cell>
            </table:table-row>
            <table:table-row>
              <table:table-cell office:value-type="string">
                <text:p>0,004011</text:p>
              </table:table-cell>
              <table:table-cell office:value-type="float" office:value="0.0001658267">
                <text:p>0.0001658267</text:p>
              </table:table-cell>
              <table:table-cell office:value-type="float" office:value="0.0179529">
                <text:p>0.0179529</text:p>
              </table:table-cell>
              <table:table-cell office:value-type="float" office:value="0.0269559">
                <text:p>0.0269559</text:p>
              </table:table-cell>
            </table:table-row>
            <table:table-row>
              <table:table-cell office:value-type="string">
                <text:p>0,004007</text:p>
              </table:table-cell>
              <table:table-cell office:value-type="float" office:value="0.0001657041">
                <text:p>0.0001657041</text:p>
              </table:table-cell>
              <table:table-cell office:value-type="float" office:value="0.0179483">
                <text:p>0.0179483</text:p>
              </table:table-cell>
              <table:table-cell office:value-type="float" office:value="0.0269796">
                <text:p>0.0269796</text:p>
              </table:table-cell>
            </table:table-row>
            <table:table-row>
              <table:table-cell office:value-type="string">
                <text:p>0,004003</text:p>
              </table:table-cell>
              <table:table-cell office:value-type="float" office:value="0.0001655817">
                <text:p>0.0001655817</text:p>
              </table:table-cell>
              <table:table-cell office:value-type="float" office:value="0.0143705">
                <text:p>0.0143705</text:p>
              </table:table-cell>
              <table:table-cell office:value-type="float" office:value="0.0270034">
                <text:p>0.0270034</text:p>
              </table:table-cell>
            </table:table-row>
            <table:table-row>
              <table:table-cell office:value-type="string">
                <text:p>0,003999</text:p>
              </table:table-cell>
              <table:table-cell office:value-type="float" office:value="0.0001654596">
                <text:p>0.0001654596</text:p>
              </table:table-cell>
              <table:table-cell office:value-type="float" office:value="0.0143698">
                <text:p>0.0143698</text:p>
              </table:table-cell>
              <table:table-cell office:value-type="float" office:value="0.0270272">
                <text:p>0.0270272</text:p>
              </table:table-cell>
            </table:table-row>
            <table:table-row>
              <table:table-cell office:value-type="string">
                <text:p>0,003995</text:p>
              </table:table-cell>
              <table:table-cell office:value-type="float" office:value="0.0001653378">
                <text:p>0.0001653378</text:p>
              </table:table-cell>
              <table:table-cell office:value-type="float" office:value="0.0179349">
                <text:p>0.0179349</text:p>
              </table:table-cell>
              <table:table-cell office:value-type="float" office:value="0.0310525">
                <text:p>0.0310525</text:p>
              </table:table-cell>
            </table:table-row>
            <table:table-row>
              <table:table-cell office:value-type="string">
                <text:p>0,003991</text:p>
              </table:table-cell>
              <table:table-cell office:value-type="float" office:value="0.0001652162">
                <text:p>0.0001652162</text:p>
              </table:table-cell>
              <table:table-cell office:value-type="float" office:value="0.0179305">
                <text:p>0.0179305</text:p>
              </table:table-cell>
              <table:table-cell office:value-type="float" office:value="0.027075">
                <text:p>0.027075</text:p>
              </table:table-cell>
            </table:table-row>
            <table:table-row>
              <table:table-cell office:value-type="string">
                <text:p>0,003988</text:p>
              </table:table-cell>
              <table:table-cell office:value-type="float" office:value="0.0001650949">
                <text:p>0.0001650949</text:p>
              </table:table-cell>
              <table:table-cell office:value-type="float" office:value="0.0214489">
                <text:p>0.0214489</text:p>
              </table:table-cell>
              <table:table-cell office:value-type="float" office:value="0.027099">
                <text:p>0.027099</text:p>
              </table:table-cell>
            </table:table-row>
            <table:table-row>
              <table:table-cell office:value-type="string">
                <text:p>0,003984</text:p>
              </table:table-cell>
              <table:table-cell office:value-type="float" office:value="0.0001649739">
                <text:p>0.0001649739</text:p>
              </table:table-cell>
              <table:table-cell office:value-type="float" office:value="0.0143671">
                <text:p>0.0143671</text:p>
              </table:table-cell>
              <table:table-cell office:value-type="float" office:value="0.027123">
                <text:p>0.027123</text:p>
              </table:table-cell>
            </table:table-row>
            <table:table-row>
              <table:table-cell office:value-type="string">
                <text:p>0,00398</text:p>
              </table:table-cell>
              <table:table-cell office:value-type="float" office:value="0.0001648531">
                <text:p>0.0001648531</text:p>
              </table:table-cell>
              <table:table-cell office:value-type="float" office:value="0.0168944">
                <text:p>0.0168944</text:p>
              </table:table-cell>
              <table:table-cell office:value-type="float" office:value="0.0271471">
                <text:p>0.0271471</text:p>
              </table:table-cell>
            </table:table-row>
            <table:table-row>
              <table:table-cell office:value-type="string">
                <text:p>0,003976</text:p>
              </table:table-cell>
              <table:table-cell office:value-type="float" office:value="0.0001647326">
                <text:p>0.0001647326</text:p>
              </table:table-cell>
              <table:table-cell office:value-type="float" office:value="0.0214822">
                <text:p>0.0214822</text:p>
              </table:table-cell>
              <table:table-cell office:value-type="float" office:value="0.0271712">
                <text:p>0.0271712</text:p>
              </table:table-cell>
            </table:table-row>
            <table:table-row>
              <table:table-cell office:value-type="string">
                <text:p>0,003972</text:p>
              </table:table-cell>
              <table:table-cell office:value-type="float" office:value="0.0001646124">
                <text:p>0.0001646124</text:p>
              </table:table-cell>
              <table:table-cell office:value-type="float" office:value="0.0235876">
                <text:p>0.0235876</text:p>
              </table:table-cell>
              <table:table-cell office:value-type="float" office:value="0.0271954">
                <text:p>0.0271954</text:p>
              </table:table-cell>
            </table:table-row>
            <table:table-row>
              <table:table-cell office:value-type="string">
                <text:p>0,003968</text:p>
              </table:table-cell>
              <table:table-cell office:value-type="float" office:value="0.0001644925">
                <text:p>0.0001644925</text:p>
              </table:table-cell>
              <table:table-cell office:value-type="float" office:value="0.0179045">
                <text:p>0.0179045</text:p>
              </table:table-cell>
              <table:table-cell office:value-type="float" office:value="0.0272196">
                <text:p>0.0272196</text:p>
              </table:table-cell>
            </table:table-row>
            <table:table-row>
              <table:table-cell office:value-type="string">
                <text:p>0,003964</text:p>
              </table:table-cell>
              <table:table-cell office:value-type="float" office:value="0.0001643728">
                <text:p>0.0001643728</text:p>
              </table:table-cell>
              <table:table-cell office:value-type="float" office:value="0.0179003">
                <text:p>0.0179003</text:p>
              </table:table-cell>
              <table:table-cell office:value-type="float" office:value="0.0272439">
                <text:p>0.0272439</text:p>
              </table:table-cell>
            </table:table-row>
            <table:table-row>
              <table:table-cell office:value-type="string">
                <text:p>0,003961</text:p>
              </table:table-cell>
              <table:table-cell office:value-type="float" office:value="0.0001642534">
                <text:p>0.0001642534</text:p>
              </table:table-cell>
              <table:table-cell office:value-type="float" office:value="0.014364">
                <text:p>0.014364</text:p>
              </table:table-cell>
              <table:table-cell office:value-type="float" office:value="0.0272682">
                <text:p>0.0272682</text:p>
              </table:table-cell>
            </table:table-row>
            <table:table-row>
              <table:table-cell office:value-type="string">
                <text:p>0,003957</text:p>
              </table:table-cell>
              <table:table-cell office:value-type="float" office:value="0.0001641343">
                <text:p>0.0001641343</text:p>
              </table:table-cell>
              <table:table-cell office:value-type="float" office:value="0.0143636">
                <text:p>0.0143636</text:p>
              </table:table-cell>
              <table:table-cell office:value-type="float" office:value="0.0272926">
                <text:p>0.0272926</text:p>
              </table:table-cell>
            </table:table-row>
            <table:table-row>
              <table:table-cell office:value-type="string">
                <text:p>0,003953</text:p>
              </table:table-cell>
              <table:table-cell office:value-type="float" office:value="0.0001640154">
                <text:p>0.0001640154</text:p>
              </table:table-cell>
              <table:table-cell office:value-type="float" office:value="0.0178877">
                <text:p>0.0178877</text:p>
              </table:table-cell>
              <table:table-cell office:value-type="float" office:value="0.0273171">
                <text:p>0.0273171</text:p>
              </table:table-cell>
            </table:table-row>
            <table:table-row>
              <table:table-cell office:value-type="string">
                <text:p>0,003949</text:p>
              </table:table-cell>
              <table:table-cell office:value-type="float" office:value="0.0001638969">
                <text:p>0.0001638969</text:p>
              </table:table-cell>
              <table:table-cell office:value-type="float" office:value="0.0178835">
                <text:p>0.0178835</text:p>
              </table:table-cell>
              <table:table-cell office:value-type="float" office:value="0.0273415">
                <text:p>0.0273415</text:p>
              </table:table-cell>
            </table:table-row>
            <table:table-row>
              <table:table-cell office:value-type="string">
                <text:p>0,003945</text:p>
              </table:table-cell>
              <table:table-cell office:value-type="float" office:value="0.0001637785">
                <text:p>0.0001637785</text:p>
              </table:table-cell>
              <table:table-cell office:value-type="float" office:value="0.0178794">
                <text:p>0.0178794</text:p>
              </table:table-cell>
              <table:table-cell office:value-type="float" office:value="0.0273661">
                <text:p>0.0273661</text:p>
              </table:table-cell>
            </table:table-row>
            <table:table-row>
              <table:table-cell office:value-type="string">
                <text:p>0,003941</text:p>
              </table:table-cell>
              <table:table-cell office:value-type="float" office:value="0.0001636605">
                <text:p>0.0001636605</text:p>
              </table:table-cell>
              <table:table-cell office:value-type="float" office:value="0.0143622">
                <text:p>0.0143622</text:p>
              </table:table-cell>
              <table:table-cell office:value-type="float" office:value="0.0273907">
                <text:p>0.0273907</text:p>
              </table:table-cell>
            </table:table-row>
            <table:table-row>
              <table:table-cell office:value-type="string">
                <text:p>0,003937</text:p>
              </table:table-cell>
              <table:table-cell office:value-type="float" office:value="0.0001635427">
                <text:p>0.0001635427</text:p>
              </table:table-cell>
              <table:table-cell office:value-type="float" office:value="0.0143619">
                <text:p>0.0143619</text:p>
              </table:table-cell>
              <table:table-cell office:value-type="float" office:value="0.0274153">
                <text:p>0.0274153</text:p>
              </table:table-cell>
            </table:table-row>
            <table:table-row>
              <table:table-cell office:value-type="string">
                <text:p>0,003934</text:p>
              </table:table-cell>
              <table:table-cell office:value-type="float" office:value="0.0001634252">
                <text:p>0.0001634252</text:p>
              </table:table-cell>
              <table:table-cell office:value-type="float" office:value="0.0143616">
                <text:p>0.0143616</text:p>
              </table:table-cell>
              <table:table-cell office:value-type="float" office:value="0.02744">
                <text:p>0.02744</text:p>
              </table:table-cell>
            </table:table-row>
            <table:table-row>
              <table:table-cell office:value-type="string">
                <text:p>0,00393</text:p>
              </table:table-cell>
              <table:table-cell office:value-type="float" office:value="0.000163308">
                <text:p>0.000163308</text:p>
              </table:table-cell>
              <table:table-cell office:value-type="float" office:value="0.0143614">
                <text:p>0.0143614</text:p>
              </table:table-cell>
              <table:table-cell office:value-type="float" office:value="0.0274648">
                <text:p>0.0274648</text:p>
              </table:table-cell>
            </table:table-row>
            <table:table-row>
              <table:table-cell office:value-type="string">
                <text:p>0,003926</text:p>
              </table:table-cell>
              <table:table-cell office:value-type="float" office:value="0.0001631911">
                <text:p>0.0001631911</text:p>
              </table:table-cell>
              <table:table-cell office:value-type="float" office:value="0.0178592">
                <text:p>0.0178592</text:p>
              </table:table-cell>
              <table:table-cell office:value-type="float" office:value="0.0274896">
                <text:p>0.0274896</text:p>
              </table:table-cell>
            </table:table-row>
            <table:table-row>
              <table:table-cell office:value-type="string">
                <text:p>0,003922</text:p>
              </table:table-cell>
              <table:table-cell office:value-type="float" office:value="0.0001630744">
                <text:p>0.0001630744</text:p>
              </table:table-cell>
              <table:table-cell office:value-type="float" office:value="0.0216423">
                <text:p>0.0216423</text:p>
              </table:table-cell>
              <table:table-cell office:value-type="float" office:value="0.0275144">
                <text:p>0.0275144</text:p>
              </table:table-cell>
            </table:table-row>
            <table:table-row>
              <table:table-cell office:value-type="string">
                <text:p>0,003918</text:p>
              </table:table-cell>
              <table:table-cell office:value-type="float" office:value="0.000162958">
                <text:p>0.000162958</text:p>
              </table:table-cell>
              <table:table-cell office:value-type="float" office:value="0.0178513">
                <text:p>0.0178513</text:p>
              </table:table-cell>
              <table:table-cell office:value-type="float" office:value="0.0314286">
                <text:p>0.0314286</text:p>
              </table:table-cell>
            </table:table-row>
            <table:table-row>
              <table:table-cell office:value-type="string">
                <text:p>0,003914</text:p>
              </table:table-cell>
              <table:table-cell office:value-type="float" office:value="0.0001628418">
                <text:p>0.0001628418</text:p>
              </table:table-cell>
              <table:table-cell office:value-type="float" office:value="0.0216995">
                <text:p>0.0216995</text:p>
              </table:table-cell>
              <table:table-cell office:value-type="float" office:value="0.0275643">
                <text:p>0.0275643</text:p>
              </table:table-cell>
            </table:table-row>
            <table:table-row>
              <table:table-cell office:value-type="string">
                <text:p>0,003911</text:p>
              </table:table-cell>
              <table:table-cell office:value-type="float" office:value="0.0001627259">
                <text:p>0.0001627259</text:p>
              </table:table-cell>
              <table:table-cell office:value-type="float" office:value="0.0178435">
                <text:p>0.0178435</text:p>
              </table:table-cell>
              <table:table-cell office:value-type="float" office:value="0.0275893">
                <text:p>0.0275893</text:p>
              </table:table-cell>
            </table:table-row>
            <table:table-row>
              <table:table-cell office:value-type="string">
                <text:p>0,003907</text:p>
              </table:table-cell>
              <table:table-cell office:value-type="float" office:value="0.0001626103">
                <text:p>0.0001626103</text:p>
              </table:table-cell>
              <table:table-cell office:value-type="float" office:value="0.0143607">
                <text:p>0.0143607</text:p>
              </table:table-cell>
              <table:table-cell office:value-type="float" office:value="0.0276144">
                <text:p>0.0276144</text:p>
              </table:table-cell>
            </table:table-row>
            <table:table-row>
              <table:table-cell office:value-type="string">
                <text:p>0,003903</text:p>
              </table:table-cell>
              <table:table-cell office:value-type="float" office:value="0.000162495">
                <text:p>0.000162495</text:p>
              </table:table-cell>
              <table:table-cell office:value-type="float" office:value="0.0178358">
                <text:p>0.0178358</text:p>
              </table:table-cell>
              <table:table-cell office:value-type="float" office:value="0.0276395">
                <text:p>0.0276395</text:p>
              </table:table-cell>
            </table:table-row>
            <table:table-row>
              <table:table-cell office:value-type="string">
                <text:p>0,003899</text:p>
              </table:table-cell>
              <table:table-cell office:value-type="float" office:value="0.00016238">
                <text:p>0.00016238</text:p>
              </table:table-cell>
              <table:table-cell office:value-type="float" office:value="0.0156629">
                <text:p>0.0156629</text:p>
              </table:table-cell>
              <table:table-cell office:value-type="float" office:value="0.0276647">
                <text:p>0.0276647</text:p>
              </table:table-cell>
            </table:table-row>
            <table:table-row>
              <table:table-cell office:value-type="string">
                <text:p>0,003895</text:p>
              </table:table-cell>
              <table:table-cell office:value-type="float" office:value="0.0001622652">
                <text:p>0.0001622652</text:p>
              </table:table-cell>
              <table:table-cell office:value-type="float" office:value="0.0143607">
                <text:p>0.0143607</text:p>
              </table:table-cell>
              <table:table-cell office:value-type="float" office:value="0.0276899">
                <text:p>0.0276899</text:p>
              </table:table-cell>
            </table:table-row>
            <table:table-row>
              <table:table-cell office:value-type="string">
                <text:p>0,003891</text:p>
              </table:table-cell>
              <table:table-cell office:value-type="float" office:value="0.0001621507">
                <text:p>0.0001621507</text:p>
              </table:table-cell>
              <table:table-cell office:value-type="float" office:value="0.0143608">
                <text:p>0.0143608</text:p>
              </table:table-cell>
              <table:table-cell office:value-type="float" office:value="0.0277151">
                <text:p>0.0277151</text:p>
              </table:table-cell>
            </table:table-row>
            <table:table-row>
              <table:table-cell office:value-type="string">
                <text:p>0,003887</text:p>
              </table:table-cell>
              <table:table-cell office:value-type="float" office:value="0.0001620364">
                <text:p>0.0001620364</text:p>
              </table:table-cell>
              <table:table-cell office:value-type="float" office:value="0.0178207">
                <text:p>0.0178207</text:p>
              </table:table-cell>
              <table:table-cell office:value-type="float" office:value="0.0277405">
                <text:p>0.0277405</text:p>
              </table:table-cell>
            </table:table-row>
            <table:table-row>
              <table:table-cell office:value-type="string">
                <text:p>0,003884</text:p>
              </table:table-cell>
              <table:table-cell office:value-type="float" office:value="0.0001619224">
                <text:p>0.0001619224</text:p>
              </table:table-cell>
              <table:table-cell office:value-type="float" office:value="0.0217613">
                <text:p>0.0217613</text:p>
              </table:table-cell>
              <table:table-cell office:value-type="float" office:value="0.0277658">
                <text:p>0.0277658</text:p>
              </table:table-cell>
            </table:table-row>
            <table:table-row>
              <table:table-cell office:value-type="string">
                <text:p>0,00388</text:p>
              </table:table-cell>
              <table:table-cell office:value-type="float" office:value="0.0001618087">
                <text:p>0.0001618087</text:p>
              </table:table-cell>
              <table:table-cell office:value-type="float" office:value="0.0143612">
                <text:p>0.0143612</text:p>
              </table:table-cell>
              <table:table-cell office:value-type="float" office:value="0.0277913">
                <text:p>0.0277913</text:p>
              </table:table-cell>
            </table:table-row>
            <table:table-row>
              <table:table-cell office:value-type="string">
                <text:p>0,003876</text:p>
              </table:table-cell>
              <table:table-cell office:value-type="float" office:value="0.0001616953">
                <text:p>0.0001616953</text:p>
              </table:table-cell>
              <table:table-cell office:value-type="float" office:value="0.0178096">
                <text:p>0.0178096</text:p>
              </table:table-cell>
              <table:table-cell office:value-type="float" office:value="0.0278167">
                <text:p>0.0278167</text:p>
              </table:table-cell>
            </table:table-row>
            <table:table-row>
              <table:table-cell office:value-type="string">
                <text:p>0,003872</text:p>
              </table:table-cell>
              <table:table-cell office:value-type="float" office:value="0.0001615822">
                <text:p>0.0001615822</text:p>
              </table:table-cell>
              <table:table-cell office:value-type="float" office:value="0.0143615">
                <text:p>0.0143615</text:p>
              </table:table-cell>
              <table:table-cell office:value-type="float" office:value="0.0278423">
                <text:p>0.0278423</text:p>
              </table:table-cell>
            </table:table-row>
            <table:table-row>
              <table:table-cell office:value-type="string">
                <text:p>0,003868</text:p>
              </table:table-cell>
              <table:table-cell office:value-type="float" office:value="0.0001614693">
                <text:p>0.0001614693</text:p>
              </table:table-cell>
              <table:table-cell office:value-type="float" office:value="0.0143618">
                <text:p>0.0143618</text:p>
              </table:table-cell>
              <table:table-cell office:value-type="float" office:value="0.0278678">
                <text:p>0.0278678</text:p>
              </table:table-cell>
            </table:table-row>
            <table:table-row>
              <table:table-cell office:value-type="string">
                <text:p>0,003864</text:p>
              </table:table-cell>
              <table:table-cell office:value-type="float" office:value="0.0001613566">
                <text:p>0.0001613566</text:p>
              </table:table-cell>
              <table:table-cell office:value-type="float" office:value="0.0177988">
                <text:p>0.0177988</text:p>
              </table:table-cell>
              <table:table-cell office:value-type="float" office:value="0.0278935">
                <text:p>0.0278935</text:p>
              </table:table-cell>
            </table:table-row>
            <table:table-row>
              <table:table-cell office:value-type="string">
                <text:p>0,003861</text:p>
              </table:table-cell>
              <table:table-cell office:value-type="float" office:value="0.0001612443">
                <text:p>0.0001612443</text:p>
              </table:table-cell>
              <table:table-cell office:value-type="float" office:value="0.0218345">
                <text:p>0.0218345</text:p>
              </table:table-cell>
              <table:table-cell office:value-type="float" office:value="0.0279192">
                <text:p>0.0279192</text:p>
              </table:table-cell>
            </table:table-row>
            <table:table-row>
              <table:table-cell office:value-type="string">
                <text:p>0,003857</text:p>
              </table:table-cell>
              <table:table-cell office:value-type="float" office:value="0.0001611322">
                <text:p>0.0001611322</text:p>
              </table:table-cell>
              <table:table-cell office:value-type="float" office:value="0.0177917">
                <text:p>0.0177917</text:p>
              </table:table-cell>
              <table:table-cell office:value-type="float" office:value="0.0279449">
                <text:p>0.0279449</text:p>
              </table:table-cell>
            </table:table-row>
            <table:table-row>
              <table:table-cell office:value-type="string">
                <text:p>0,003853</text:p>
              </table:table-cell>
              <table:table-cell office:value-type="float" office:value="0.0001610204">
                <text:p>0.0001610204</text:p>
              </table:table-cell>
              <table:table-cell office:value-type="float" office:value="0.014363">
                <text:p>0.014363</text:p>
              </table:table-cell>
              <table:table-cell office:value-type="float" office:value="0.0279707">
                <text:p>0.0279707</text:p>
              </table:table-cell>
            </table:table-row>
            <table:table-row>
              <table:table-cell office:value-type="string">
                <text:p>0,003849</text:p>
              </table:table-cell>
              <table:table-cell office:value-type="float" office:value="0.0001609089">
                <text:p>0.0001609089</text:p>
              </table:table-cell>
              <table:table-cell office:value-type="float" office:value="0.0143634">
                <text:p>0.0143634</text:p>
              </table:table-cell>
              <table:table-cell office:value-type="float" office:value="0.0279965">
                <text:p>0.0279965</text:p>
              </table:table-cell>
            </table:table-row>
            <table:table-row>
              <table:table-cell office:value-type="string">
                <text:p>0,003845</text:p>
              </table:table-cell>
              <table:table-cell office:value-type="float" office:value="0.0001607976">
                <text:p>0.0001607976</text:p>
              </table:table-cell>
              <table:table-cell office:value-type="float" office:value="0.0177812">
                <text:p>0.0177812</text:p>
              </table:table-cell>
              <table:table-cell office:value-type="float" office:value="0.0280224">
                <text:p>0.0280224</text:p>
              </table:table-cell>
            </table:table-row>
            <table:table-row>
              <table:table-cell office:value-type="string">
                <text:p>0,003841</text:p>
              </table:table-cell>
              <table:table-cell office:value-type="float" office:value="0.0001606866">
                <text:p>0.0001606866</text:p>
              </table:table-cell>
              <table:table-cell office:value-type="float" office:value="0.0177778">
                <text:p>0.0177778</text:p>
              </table:table-cell>
              <table:table-cell office:value-type="float" office:value="0.0280484">
                <text:p>0.0280484</text:p>
              </table:table-cell>
            </table:table-row>
            <table:table-row>
              <table:table-cell office:value-type="string">
                <text:p>0,003837</text:p>
              </table:table-cell>
              <table:table-cell office:value-type="float" office:value="0.0001605759">
                <text:p>0.0001605759</text:p>
              </table:table-cell>
              <table:table-cell office:value-type="float" office:value="0.0177744">
                <text:p>0.0177744</text:p>
              </table:table-cell>
              <table:table-cell office:value-type="float" office:value="0.0280743">
                <text:p>0.0280743</text:p>
              </table:table-cell>
            </table:table-row>
            <table:table-row>
              <table:table-cell office:value-type="string">
                <text:p>0,003834</text:p>
              </table:table-cell>
              <table:table-cell office:value-type="float" office:value="0.0001604655">
                <text:p>0.0001604655</text:p>
              </table:table-cell>
              <table:table-cell office:value-type="float" office:value="0.0143652">
                <text:p>0.0143652</text:p>
              </table:table-cell>
              <table:table-cell office:value-type="float" office:value="0.0281004">
                <text:p>0.0281004</text:p>
              </table:table-cell>
            </table:table-row>
            <table:table-row>
              <table:table-cell office:value-type="string">
                <text:p>0,00383</text:p>
              </table:table-cell>
              <table:table-cell office:value-type="float" office:value="0.0001603553">
                <text:p>0.0001603553</text:p>
              </table:table-cell>
              <table:table-cell office:value-type="float" office:value="0.0233705">
                <text:p>0.0233705</text:p>
              </table:table-cell>
              <table:table-cell office:value-type="float" office:value="0.0281265">
                <text:p>0.0281265</text:p>
              </table:table-cell>
            </table:table-row>
            <table:table-row>
              <table:table-cell office:value-type="string">
                <text:p>0,003826</text:p>
              </table:table-cell>
              <table:table-cell office:value-type="float" office:value="0.0001602454">
                <text:p>0.0001602454</text:p>
              </table:table-cell>
              <table:table-cell office:value-type="float" office:value="0.0177643">
                <text:p>0.0177643</text:p>
              </table:table-cell>
              <table:table-cell office:value-type="float" office:value="0.0281526">
                <text:p>0.0281526</text:p>
              </table:table-cell>
            </table:table-row>
            <table:table-row>
              <table:table-cell office:value-type="string">
                <text:p>0,003822</text:p>
              </table:table-cell>
              <table:table-cell office:value-type="float" office:value="0.0001601358">
                <text:p>0.0001601358</text:p>
              </table:table-cell>
              <table:table-cell office:value-type="float" office:value="0.0219596">
                <text:p>0.0219596</text:p>
              </table:table-cell>
              <table:table-cell office:value-type="float" office:value="0.0281788">
                <text:p>0.0281788</text:p>
              </table:table-cell>
            </table:table-row>
            <table:table-row>
              <table:table-cell office:value-type="string">
                <text:p>0,003818</text:p>
              </table:table-cell>
              <table:table-cell office:value-type="float" office:value="0.0001600264">
                <text:p>0.0001600264</text:p>
              </table:table-cell>
              <table:table-cell office:value-type="float" office:value="0.0143675">
                <text:p>0.0143675</text:p>
              </table:table-cell>
              <table:table-cell office:value-type="float" office:value="0.0282051">
                <text:p>0.0282051</text:p>
              </table:table-cell>
            </table:table-row>
            <table:table-row>
              <table:table-cell office:value-type="string">
                <text:p>0,003814</text:p>
              </table:table-cell>
              <table:table-cell office:value-type="float" office:value="0.0001599173">
                <text:p>0.0001599173</text:p>
              </table:table-cell>
              <table:table-cell office:value-type="float" office:value="0.0177544">
                <text:p>0.0177544</text:p>
              </table:table-cell>
              <table:table-cell office:value-type="float" office:value="0.0282314">
                <text:p>0.0282314</text:p>
              </table:table-cell>
            </table:table-row>
            <table:table-row>
              <table:table-cell office:value-type="string">
                <text:p>0,00381</text:p>
              </table:table-cell>
              <table:table-cell office:value-type="float" office:value="0.0001598085">
                <text:p>0.0001598085</text:p>
              </table:table-cell>
              <table:table-cell office:value-type="float" office:value="0.0216242">
                <text:p>0.0216242</text:p>
              </table:table-cell>
              <table:table-cell office:value-type="float" office:value="0.0282578">
                <text:p>0.0282578</text:p>
              </table:table-cell>
            </table:table-row>
            <table:table-row>
              <table:table-cell office:value-type="string">
                <text:p>0,003807</text:p>
              </table:table-cell>
              <table:table-cell office:value-type="float" office:value="0.0001596999">
                <text:p>0.0001596999</text:p>
              </table:table-cell>
              <table:table-cell office:value-type="float" office:value="0.0143695">
                <text:p>0.0143695</text:p>
              </table:table-cell>
              <table:table-cell office:value-type="float" office:value="0.0282842">
                <text:p>0.0282842</text:p>
              </table:table-cell>
            </table:table-row>
            <table:table-row>
              <table:table-cell office:value-type="string">
                <text:p>0,003803</text:p>
              </table:table-cell>
              <table:table-cell office:value-type="float" office:value="0.0001595917">
                <text:p>0.0001595917</text:p>
              </table:table-cell>
              <table:table-cell office:value-type="float" office:value="0.0177448">
                <text:p>0.0177448</text:p>
              </table:table-cell>
              <table:table-cell office:value-type="float" office:value="0.0283106">
                <text:p>0.0283106</text:p>
              </table:table-cell>
            </table:table-row>
            <table:table-row>
              <table:table-cell office:value-type="string">
                <text:p>0,003799</text:p>
              </table:table-cell>
              <table:table-cell office:value-type="float" office:value="0.0001594836">
                <text:p>0.0001594836</text:p>
              </table:table-cell>
              <table:table-cell office:value-type="float" office:value="0.014371">
                <text:p>0.014371</text:p>
              </table:table-cell>
              <table:table-cell office:value-type="float" office:value="0.0283371">
                <text:p>0.0283371</text:p>
              </table:table-cell>
            </table:table-row>
            <table:table-row>
              <table:table-cell office:value-type="string">
                <text:p>0,003795</text:p>
              </table:table-cell>
              <table:table-cell office:value-type="float" office:value="0.0001593759">
                <text:p>0.0001593759</text:p>
              </table:table-cell>
              <table:table-cell office:value-type="float" office:value="0.0143718">
                <text:p>0.0143718</text:p>
              </table:table-cell>
              <table:table-cell office:value-type="float" office:value="0.0283637">
                <text:p>0.0283637</text:p>
              </table:table-cell>
            </table:table-row>
            <table:table-row>
              <table:table-cell office:value-type="string">
                <text:p>0,003791</text:p>
              </table:table-cell>
              <table:table-cell office:value-type="float" office:value="0.0001592684">
                <text:p>0.0001592684</text:p>
              </table:table-cell>
              <table:table-cell office:value-type="float" office:value="0.0222978">
                <text:p>0.0222978</text:p>
              </table:table-cell>
              <table:table-cell office:value-type="float" office:value="0.0283903">
                <text:p>0.0283903</text:p>
              </table:table-cell>
            </table:table-row>
            <table:table-row>
              <table:table-cell office:value-type="string">
                <text:p>0,003787</text:p>
              </table:table-cell>
              <table:table-cell office:value-type="float" office:value="0.0001591613">
                <text:p>0.0001591613</text:p>
              </table:table-cell>
              <table:table-cell office:value-type="float" office:value="0.0177323">
                <text:p>0.0177323</text:p>
              </table:table-cell>
              <table:table-cell office:value-type="float" office:value="0.028417">
                <text:p>0.028417</text:p>
              </table:table-cell>
            </table:table-row>
            <table:table-row>
              <table:table-cell office:value-type="string">
                <text:p>0,003784</text:p>
              </table:table-cell>
              <table:table-cell office:value-type="float" office:value="0.0001590543">
                <text:p>0.0001590543</text:p>
              </table:table-cell>
              <table:table-cell office:value-type="float" office:value="0.0154869">
                <text:p>0.0154869</text:p>
              </table:table-cell>
              <table:table-cell office:value-type="float" office:value="0.0321291">
                <text:p>0.0321291</text:p>
              </table:table-cell>
            </table:table-row>
            <table:table-row>
              <table:table-cell office:value-type="string">
                <text:p>0,00378</text:p>
              </table:table-cell>
              <table:table-cell office:value-type="float" office:value="0.0001589477">
                <text:p>0.0001589477</text:p>
              </table:table-cell>
              <table:table-cell office:value-type="float" office:value="0.0233769">
                <text:p>0.0233769</text:p>
              </table:table-cell>
              <table:table-cell office:value-type="float" office:value="0.0321499">
                <text:p>0.0321499</text:p>
              </table:table-cell>
            </table:table-row>
            <table:table-row>
              <table:table-cell office:value-type="string">
                <text:p>0,003776</text:p>
              </table:table-cell>
              <table:table-cell office:value-type="float" office:value="0.0001588413">
                <text:p>0.0001588413</text:p>
              </table:table-cell>
              <table:table-cell office:value-type="float" office:value="0.0221148">
                <text:p>0.0221148</text:p>
              </table:table-cell>
              <table:table-cell office:value-type="float" office:value="0.0284973">
                <text:p>0.0284973</text:p>
              </table:table-cell>
            </table:table-row>
            <table:table-row>
              <table:table-cell office:value-type="string">
                <text:p>0,003772</text:p>
              </table:table-cell>
              <table:table-cell office:value-type="float" office:value="0.0001587352">
                <text:p>0.0001587352</text:p>
              </table:table-cell>
              <table:table-cell office:value-type="float" office:value="0.0177202">
                <text:p>0.0177202</text:p>
              </table:table-cell>
              <table:table-cell office:value-type="float" office:value="0.0321917">
                <text:p>0.0321917</text:p>
              </table:table-cell>
            </table:table-row>
            <table:table-row>
              <table:table-cell office:value-type="string">
                <text:p>0,003768</text:p>
              </table:table-cell>
              <table:table-cell office:value-type="float" office:value="0.0001586294">
                <text:p>0.0001586294</text:p>
              </table:table-cell>
              <table:table-cell office:value-type="float" office:value="0.0177173">
                <text:p>0.0177173</text:p>
              </table:table-cell>
              <table:table-cell office:value-type="float" office:value="0.0285511">
                <text:p>0.0285511</text:p>
              </table:table-cell>
            </table:table-row>
            <table:table-row>
              <table:table-cell office:value-type="string">
                <text:p>0,003764</text:p>
              </table:table-cell>
              <table:table-cell office:value-type="float" office:value="0.0001585238">
                <text:p>0.0001585238</text:p>
              </table:table-cell>
              <table:table-cell office:value-type="float" office:value="0.0211302">
                <text:p>0.0211302</text:p>
              </table:table-cell>
              <table:table-cell office:value-type="float" office:value="0.0285781">
                <text:p>0.0285781</text:p>
              </table:table-cell>
            </table:table-row>
            <table:table-row>
              <table:table-cell office:value-type="string">
                <text:p>0,00376</text:p>
              </table:table-cell>
              <table:table-cell office:value-type="float" office:value="0.0001584185">
                <text:p>0.0001584185</text:p>
              </table:table-cell>
              <table:table-cell office:value-type="float" office:value="0.0221677">
                <text:p>0.0221677</text:p>
              </table:table-cell>
              <table:table-cell office:value-type="float" office:value="0.0286051">
                <text:p>0.0286051</text:p>
              </table:table-cell>
            </table:table-row>
            <table:table-row>
              <table:table-cell office:value-type="string">
                <text:p>0,003757</text:p>
              </table:table-cell>
              <table:table-cell office:value-type="float" office:value="0.0001583135">
                <text:p>0.0001583135</text:p>
              </table:table-cell>
              <table:table-cell office:value-type="float" office:value="0.0143812">
                <text:p>0.0143812</text:p>
              </table:table-cell>
              <table:table-cell office:value-type="float" office:value="0.0286322">
                <text:p>0.0286322</text:p>
              </table:table-cell>
            </table:table-row>
            <table:table-row>
              <table:table-cell office:value-type="string">
                <text:p>0,003753</text:p>
              </table:table-cell>
              <table:table-cell office:value-type="float" office:value="0.0001582087">
                <text:p>0.0001582087</text:p>
              </table:table-cell>
              <table:table-cell office:value-type="float" office:value="0.0221944">
                <text:p>0.0221944</text:p>
              </table:table-cell>
              <table:table-cell office:value-type="float" office:value="0.0286593">
                <text:p>0.0286593</text:p>
              </table:table-cell>
            </table:table-row>
            <table:table-row>
              <table:table-cell office:value-type="string">
                <text:p>0,003749</text:p>
              </table:table-cell>
              <table:table-cell office:value-type="float" office:value="0.0001581042">
                <text:p>0.0001581042</text:p>
              </table:table-cell>
              <table:table-cell office:value-type="float" office:value="0.0143834">
                <text:p>0.0143834</text:p>
              </table:table-cell>
              <table:table-cell office:value-type="float" office:value="0.0286865">
                <text:p>0.0286865</text:p>
              </table:table-cell>
            </table:table-row>
            <table:table-row>
              <table:table-cell office:value-type="string">
                <text:p>0,003745</text:p>
              </table:table-cell>
              <table:table-cell office:value-type="float" office:value="0.000158">
                <text:p>0.000158</text:p>
              </table:table-cell>
              <table:table-cell office:value-type="float" office:value="0.0177001">
                <text:p>0.0177001</text:p>
              </table:table-cell>
              <table:table-cell office:value-type="float" office:value="0.0287138">
                <text:p>0.0287138</text:p>
              </table:table-cell>
            </table:table-row>
            <table:table-row>
              <table:table-cell office:value-type="string">
                <text:p>0,003741</text:p>
              </table:table-cell>
              <table:table-cell office:value-type="float" office:value="0.0001578961">
                <text:p>0.0001578961</text:p>
              </table:table-cell>
              <table:table-cell office:value-type="float" office:value="0.0176973">
                <text:p>0.0176973</text:p>
              </table:table-cell>
              <table:table-cell office:value-type="float" office:value="0.028741">
                <text:p>0.028741</text:p>
              </table:table-cell>
            </table:table-row>
            <table:table-row>
              <table:table-cell office:value-type="string">
                <text:p>0,003737</text:p>
              </table:table-cell>
              <table:table-cell office:value-type="float" office:value="0.0001577924">
                <text:p>0.0001577924</text:p>
              </table:table-cell>
              <table:table-cell office:value-type="float" office:value="0.014387">
                <text:p>0.014387</text:p>
              </table:table-cell>
              <table:table-cell office:value-type="float" office:value="0.0287684">
                <text:p>0.0287684</text:p>
              </table:table-cell>
            </table:table-row>
            <table:table-row>
              <table:table-cell office:value-type="string">
                <text:p>0,003734</text:p>
              </table:table-cell>
              <table:table-cell office:value-type="float" office:value="0.000157689">
                <text:p>0.000157689</text:p>
              </table:table-cell>
              <table:table-cell office:value-type="float" office:value="0.0143882">
                <text:p>0.0143882</text:p>
              </table:table-cell>
              <table:table-cell office:value-type="float" office:value="0.0287958">
                <text:p>0.0287958</text:p>
              </table:table-cell>
            </table:table-row>
            <table:table-row>
              <table:table-cell office:value-type="string">
                <text:p>0,00373</text:p>
              </table:table-cell>
              <table:table-cell office:value-type="float" office:value="0.0001575859">
                <text:p>0.0001575859</text:p>
              </table:table-cell>
              <table:table-cell office:value-type="float" office:value="0.0258654">
                <text:p>0.0258654</text:p>
              </table:table-cell>
              <table:table-cell office:value-type="float" office:value="0.0288232">
                <text:p>0.0288232</text:p>
              </table:table-cell>
            </table:table-row>
            <table:table-row>
              <table:table-cell office:value-type="string">
                <text:p>0,003726</text:p>
              </table:table-cell>
              <table:table-cell office:value-type="float" office:value="0.000157483">
                <text:p>0.000157483</text:p>
              </table:table-cell>
              <table:table-cell office:value-type="float" office:value="0.0176864">
                <text:p>0.0176864</text:p>
              </table:table-cell>
              <table:table-cell office:value-type="float" office:value="0.0288507">
                <text:p>0.0288507</text:p>
              </table:table-cell>
            </table:table-row>
            <table:table-row>
              <table:table-cell office:value-type="string">
                <text:p>0,003722</text:p>
              </table:table-cell>
              <table:table-cell office:value-type="float" office:value="0.0001573805">
                <text:p>0.0001573805</text:p>
              </table:table-cell>
              <table:table-cell office:value-type="float" office:value="0.0223028">
                <text:p>0.0223028</text:p>
              </table:table-cell>
              <table:table-cell office:value-type="float" office:value="0.0288783">
                <text:p>0.0288783</text:p>
              </table:table-cell>
            </table:table-row>
            <table:table-row>
              <table:table-cell office:value-type="string">
                <text:p>0,003718</text:p>
              </table:table-cell>
              <table:table-cell office:value-type="float" office:value="0.0001572781">
                <text:p>0.0001572781</text:p>
              </table:table-cell>
              <table:table-cell office:value-type="float" office:value="0.0223165">
                <text:p>0.0223165</text:p>
              </table:table-cell>
              <table:table-cell office:value-type="float" office:value="0.0289059">
                <text:p>0.0289059</text:p>
              </table:table-cell>
            </table:table-row>
            <table:table-row>
              <table:table-cell office:value-type="string">
                <text:p>0,003714</text:p>
              </table:table-cell>
              <table:table-cell office:value-type="float" office:value="0.0001571761">
                <text:p>0.0001571761</text:p>
              </table:table-cell>
              <table:table-cell office:value-type="float" office:value="0.0176785">
                <text:p>0.0176785</text:p>
              </table:table-cell>
              <table:table-cell office:value-type="float" office:value="0.0289335">
                <text:p>0.0289335</text:p>
              </table:table-cell>
            </table:table-row>
            <table:table-row>
              <table:table-cell office:value-type="string">
                <text:p>0,00371</text:p>
              </table:table-cell>
              <table:table-cell office:value-type="float" office:value="0.0001570743">
                <text:p>0.0001570743</text:p>
              </table:table-cell>
              <table:table-cell office:value-type="float" office:value="0.0223441">
                <text:p>0.0223441</text:p>
              </table:table-cell>
              <table:table-cell office:value-type="float" office:value="0.0325319">
                <text:p>0.0325319</text:p>
              </table:table-cell>
            </table:table-row>
            <table:table-row>
              <table:table-cell office:value-type="string">
                <text:p>0,003707</text:p>
              </table:table-cell>
              <table:table-cell office:value-type="float" office:value="0.0001569728">
                <text:p>0.0001569728</text:p>
              </table:table-cell>
              <table:table-cell office:value-type="float" office:value="0.0176734">
                <text:p>0.0176734</text:p>
              </table:table-cell>
              <table:table-cell office:value-type="float" office:value="0.028989">
                <text:p>0.028989</text:p>
              </table:table-cell>
            </table:table-row>
            <table:table-row>
              <table:table-cell office:value-type="string">
                <text:p>0,003703</text:p>
              </table:table-cell>
              <table:table-cell office:value-type="float" office:value="0.0001568716">
                <text:p>0.0001568716</text:p>
              </table:table-cell>
              <table:table-cell office:value-type="float" office:value="0.0143992">
                <text:p>0.0143992</text:p>
              </table:table-cell>
              <table:table-cell office:value-type="float" office:value="0.0290168">
                <text:p>0.0290168</text:p>
              </table:table-cell>
            </table:table-row>
            <table:table-row>
              <table:table-cell office:value-type="string">
                <text:p>0,003699</text:p>
              </table:table-cell>
              <table:table-cell office:value-type="float" office:value="0.0001567707">
                <text:p>0.0001567707</text:p>
              </table:table-cell>
              <table:table-cell office:value-type="float" office:value="0.0144007">
                <text:p>0.0144007</text:p>
              </table:table-cell>
              <table:table-cell office:value-type="float" office:value="0.0290446">
                <text:p>0.0290446</text:p>
              </table:table-cell>
            </table:table-row>
            <table:table-row>
              <table:table-cell office:value-type="string">
                <text:p>0,003695</text:p>
              </table:table-cell>
              <table:table-cell office:value-type="float" office:value="0.00015667">
                <text:p>0.00015667</text:p>
              </table:table-cell>
              <table:table-cell office:value-type="float" office:value="0.0176659">
                <text:p>0.0176659</text:p>
              </table:table-cell>
              <table:table-cell office:value-type="float" office:value="0.0290726">
                <text:p>0.0290726</text:p>
              </table:table-cell>
            </table:table-row>
            <table:table-row>
              <table:table-cell office:value-type="string">
                <text:p>0,003691</text:p>
              </table:table-cell>
              <table:table-cell office:value-type="float" office:value="0.0001565696">
                <text:p>0.0001565696</text:p>
              </table:table-cell>
              <table:table-cell office:value-type="float" office:value="0.0144038">
                <text:p>0.0144038</text:p>
              </table:table-cell>
              <table:table-cell office:value-type="float" office:value="0.0291005">
                <text:p>0.0291005</text:p>
              </table:table-cell>
            </table:table-row>
            <table:table-row>
              <table:table-cell office:value-type="string">
                <text:p>0,003687</text:p>
              </table:table-cell>
              <table:table-cell office:value-type="float" office:value="0.0001564694">
                <text:p>0.0001564694</text:p>
              </table:table-cell>
              <table:table-cell office:value-type="float" office:value="0.017661">
                <text:p>0.017661</text:p>
              </table:table-cell>
              <table:table-cell office:value-type="float" office:value="0.0291285">
                <text:p>0.0291285</text:p>
              </table:table-cell>
            </table:table-row>
            <table:table-row>
              <table:table-cell office:value-type="string">
                <text:p>0,003684</text:p>
              </table:table-cell>
              <table:table-cell office:value-type="float" office:value="0.0001563695">
                <text:p>0.0001563695</text:p>
              </table:table-cell>
              <table:table-cell office:value-type="float" office:value="0.0217494">
                <text:p>0.0217494</text:p>
              </table:table-cell>
              <table:table-cell office:value-type="float" office:value="0.0291566">
                <text:p>0.0291566</text:p>
              </table:table-cell>
            </table:table-row>
            <table:table-row>
              <table:table-cell office:value-type="string">
                <text:p>0,00368</text:p>
              </table:table-cell>
              <table:table-cell office:value-type="float" office:value="0.0001562699">
                <text:p>0.0001562699</text:p>
              </table:table-cell>
              <table:table-cell office:value-type="float" office:value="0.020032">
                <text:p>0.020032</text:p>
              </table:table-cell>
              <table:table-cell office:value-type="float" office:value="0.0327063">
                <text:p>0.0327063</text:p>
              </table:table-cell>
            </table:table-row>
            <table:table-row>
              <table:table-cell office:value-type="string">
                <text:p>0,003676</text:p>
              </table:table-cell>
              <table:table-cell office:value-type="float" office:value="0.0001561706">
                <text:p>0.0001561706</text:p>
              </table:table-cell>
              <table:table-cell office:value-type="float" office:value="0.0176539">
                <text:p>0.0176539</text:p>
              </table:table-cell>
              <table:table-cell office:value-type="float" office:value="0.0292129">
                <text:p>0.0292129</text:p>
              </table:table-cell>
            </table:table-row>
            <table:table-row>
              <table:table-cell office:value-type="string">
                <text:p>0,003672</text:p>
              </table:table-cell>
              <table:table-cell office:value-type="float" office:value="0.0001560715">
                <text:p>0.0001560715</text:p>
              </table:table-cell>
              <table:table-cell office:value-type="float" office:value="0.014412">
                <text:p>0.014412</text:p>
              </table:table-cell>
              <table:table-cell office:value-type="float" office:value="0.0292411">
                <text:p>0.0292411</text:p>
              </table:table-cell>
            </table:table-row>
            <table:table-row>
              <table:table-cell office:value-type="string">
                <text:p>0,003668</text:p>
              </table:table-cell>
              <table:table-cell office:value-type="float" office:value="0.0001559728">
                <text:p>0.0001559728</text:p>
              </table:table-cell>
              <table:table-cell office:value-type="float" office:value="0.0234927">
                <text:p>0.0234927</text:p>
              </table:table-cell>
              <table:table-cell office:value-type="float" office:value="0.0292694">
                <text:p>0.0292694</text:p>
              </table:table-cell>
            </table:table-row>
            <table:table-row>
              <table:table-cell office:value-type="string">
                <text:p>0,003664</text:p>
              </table:table-cell>
              <table:table-cell office:value-type="float" office:value="0.0001558743">
                <text:p>0.0001558743</text:p>
              </table:table-cell>
              <table:table-cell office:value-type="float" office:value="0.0153449">
                <text:p>0.0153449</text:p>
              </table:table-cell>
              <table:table-cell office:value-type="float" office:value="0.0292977">
                <text:p>0.0292977</text:p>
              </table:table-cell>
            </table:table-row>
            <table:table-row>
              <table:table-cell office:value-type="string">
                <text:p>0,00366</text:p>
              </table:table-cell>
              <table:table-cell office:value-type="float" office:value="0.000155776">
                <text:p>0.000155776</text:p>
              </table:table-cell>
              <table:table-cell office:value-type="float" office:value="0.0235071">
                <text:p>0.0235071</text:p>
              </table:table-cell>
              <table:table-cell office:value-type="float" office:value="0.0293261">
                <text:p>0.0293261</text:p>
              </table:table-cell>
            </table:table-row>
            <table:table-row>
              <table:table-cell office:value-type="string">
                <text:p>0,003657</text:p>
              </table:table-cell>
              <table:table-cell office:value-type="float" office:value="0.000155678">
                <text:p>0.000155678</text:p>
              </table:table-cell>
              <table:table-cell office:value-type="float" office:value="0.0263853">
                <text:p>0.0263853</text:p>
              </table:table-cell>
              <table:table-cell office:value-type="float" office:value="0.0293545">
                <text:p>0.0293545</text:p>
              </table:table-cell>
            </table:table-row>
            <table:table-row>
              <table:table-cell office:value-type="string">
                <text:p>0,003653</text:p>
              </table:table-cell>
              <table:table-cell office:value-type="float" office:value="0.0001555803">
                <text:p>0.0001555803</text:p>
              </table:table-cell>
              <table:table-cell office:value-type="float" office:value="0.0225556">
                <text:p>0.0225556</text:p>
              </table:table-cell>
              <table:table-cell office:value-type="float" office:value="0.029383">
                <text:p>0.029383</text:p>
              </table:table-cell>
            </table:table-row>
            <table:table-row>
              <table:table-cell office:value-type="string">
                <text:p>0,003649</text:p>
              </table:table-cell>
              <table:table-cell office:value-type="float" office:value="0.0001554829">
                <text:p>0.0001554829</text:p>
              </table:table-cell>
              <table:table-cell office:value-type="float" office:value="0.021825">
                <text:p>0.021825</text:p>
              </table:table-cell>
              <table:table-cell office:value-type="float" office:value="0.0294115">
                <text:p>0.0294115</text:p>
              </table:table-cell>
            </table:table-row>
            <table:table-row>
              <table:table-cell office:value-type="string">
                <text:p>0,003645</text:p>
              </table:table-cell>
              <table:table-cell office:value-type="float" office:value="0.0001553857">
                <text:p>0.0001553857</text:p>
              </table:table-cell>
              <table:table-cell office:value-type="float" office:value="0.0144247">
                <text:p>0.0144247</text:p>
              </table:table-cell>
              <table:table-cell office:value-type="float" office:value="0.0294401">
                <text:p>0.0294401</text:p>
              </table:table-cell>
            </table:table-row>
            <table:table-row>
              <table:table-cell office:value-type="string">
                <text:p>0,003641</text:p>
              </table:table-cell>
              <table:table-cell office:value-type="float" office:value="0.0001552889">
                <text:p>0.0001552889</text:p>
              </table:table-cell>
              <table:table-cell office:value-type="float" office:value="0.0225989">
                <text:p>0.0225989</text:p>
              </table:table-cell>
              <table:table-cell office:value-type="float" office:value="0.0294687">
                <text:p>0.0294687</text:p>
              </table:table-cell>
            </table:table-row>
            <table:table-row>
              <table:table-cell office:value-type="string">
                <text:p>0,003637</text:p>
              </table:table-cell>
              <table:table-cell office:value-type="float" office:value="0.0001551922">
                <text:p>0.0001551922</text:p>
              </table:table-cell>
              <table:table-cell office:value-type="float" office:value="0.0176317">
                <text:p>0.0176317</text:p>
              </table:table-cell>
              <table:table-cell office:value-type="float" office:value="0.0329506">
                <text:p>0.0329506</text:p>
              </table:table-cell>
            </table:table-row>
            <table:table-row>
              <table:table-cell office:value-type="string">
                <text:p>0,003633</text:p>
              </table:table-cell>
              <table:table-cell office:value-type="float" office:value="0.0001550959">
                <text:p>0.0001550959</text:p>
              </table:table-cell>
              <table:table-cell office:value-type="float" office:value="0.0176296">
                <text:p>0.0176296</text:p>
              </table:table-cell>
              <table:table-cell office:value-type="float" office:value="0.0295262">
                <text:p>0.0295262</text:p>
              </table:table-cell>
            </table:table-row>
            <table:table-row>
              <table:table-cell office:value-type="string">
                <text:p>0,00363</text:p>
              </table:table-cell>
              <table:table-cell office:value-type="float" office:value="0.0001549998">
                <text:p>0.0001549998</text:p>
              </table:table-cell>
              <table:table-cell office:value-type="float" office:value="0.0144326">
                <text:p>0.0144326</text:p>
              </table:table-cell>
              <table:table-cell office:value-type="float" office:value="0.029555">
                <text:p>0.029555</text:p>
              </table:table-cell>
            </table:table-row>
            <table:table-row>
              <table:table-cell office:value-type="string">
                <text:p>0,003626</text:p>
              </table:table-cell>
              <table:table-cell office:value-type="float" office:value="0.000154904">
                <text:p>0.000154904</text:p>
              </table:table-cell>
              <table:table-cell office:value-type="float" office:value="0.0176256">
                <text:p>0.0176256</text:p>
              </table:table-cell>
              <table:table-cell office:value-type="float" office:value="0.0295838">
                <text:p>0.0295838</text:p>
              </table:table-cell>
            </table:table-row>
            <table:table-row>
              <table:table-cell office:value-type="string">
                <text:p>0,003622</text:p>
              </table:table-cell>
              <table:table-cell office:value-type="float" office:value="0.0001548085">
                <text:p>0.0001548085</text:p>
              </table:table-cell>
              <table:table-cell office:value-type="float" office:value="0.0176236">
                <text:p>0.0176236</text:p>
              </table:table-cell>
              <table:table-cell office:value-type="float" office:value="0.0296127">
                <text:p>0.0296127</text:p>
              </table:table-cell>
            </table:table-row>
            <table:table-row>
              <table:table-cell office:value-type="string">
                <text:p>0,003618</text:p>
              </table:table-cell>
              <table:table-cell office:value-type="float" office:value="0.0001547132">
                <text:p>0.0001547132</text:p>
              </table:table-cell>
              <table:table-cell office:value-type="float" office:value="0.0144389">
                <text:p>0.0144389</text:p>
              </table:table-cell>
              <table:table-cell office:value-type="float" office:value="0.0296417">
                <text:p>0.0296417</text:p>
              </table:table-cell>
            </table:table-row>
            <table:table-row>
              <table:table-cell office:value-type="string">
                <text:p>0,003614</text:p>
              </table:table-cell>
              <table:table-cell office:value-type="float" office:value="0.0001546182">
                <text:p>0.0001546182</text:p>
              </table:table-cell>
              <table:table-cell office:value-type="float" office:value="0.0176196">
                <text:p>0.0176196</text:p>
              </table:table-cell>
              <table:table-cell office:value-type="float" office:value="0.0330861">
                <text:p>0.0330861</text:p>
              </table:table-cell>
            </table:table-row>
            <table:table-row>
              <table:table-cell office:value-type="string">
                <text:p>0,00361</text:p>
              </table:table-cell>
              <table:table-cell office:value-type="float" office:value="0.0001545235">
                <text:p>0.0001545235</text:p>
              </table:table-cell>
              <table:table-cell office:value-type="float" office:value="0.0176177">
                <text:p>0.0176177</text:p>
              </table:table-cell>
              <table:table-cell office:value-type="float" office:value="0.0296997">
                <text:p>0.0296997</text:p>
              </table:table-cell>
            </table:table-row>
            <table:table-row>
              <table:table-cell office:value-type="string">
                <text:p>0,003607</text:p>
              </table:table-cell>
              <table:table-cell office:value-type="float" office:value="0.0001544291">
                <text:p>0.0001544291</text:p>
              </table:table-cell>
              <table:table-cell office:value-type="float" office:value="0.0144453">
                <text:p>0.0144453</text:p>
              </table:table-cell>
              <table:table-cell office:value-type="float" office:value="0.0297288">
                <text:p>0.0297288</text:p>
              </table:table-cell>
            </table:table-row>
            <table:table-row>
              <table:table-cell office:value-type="string">
                <text:p>0,003603</text:p>
              </table:table-cell>
              <table:table-cell office:value-type="float" office:value="0.0001543349">
                <text:p>0.0001543349</text:p>
              </table:table-cell>
              <table:table-cell office:value-type="float" office:value="0.017614">
                <text:p>0.017614</text:p>
              </table:table-cell>
              <table:table-cell office:value-type="float" office:value="0.029758">
                <text:p>0.029758</text:p>
              </table:table-cell>
            </table:table-row>
            <table:table-row>
              <table:table-cell office:value-type="string">
                <text:p>0,003599</text:p>
              </table:table-cell>
              <table:table-cell office:value-type="float" office:value="0.000154241">
                <text:p>0.000154241</text:p>
              </table:table-cell>
              <table:table-cell office:value-type="float" office:value="0.0144498">
                <text:p>0.0144498</text:p>
              </table:table-cell>
              <table:table-cell office:value-type="float" office:value="0.0297872">
                <text:p>0.0297872</text:p>
              </table:table-cell>
            </table:table-row>
            <table:table-row>
              <table:table-cell office:value-type="string">
                <text:p>0,003595</text:p>
              </table:table-cell>
              <table:table-cell office:value-type="float" office:value="0.0001541473">
                <text:p>0.0001541473</text:p>
              </table:table-cell>
              <table:table-cell office:value-type="float" office:value="0.0219779">
                <text:p>0.0219779</text:p>
              </table:table-cell>
              <table:table-cell office:value-type="float" office:value="0.0298164">
                <text:p>0.0298164</text:p>
              </table:table-cell>
            </table:table-row>
            <table:table-row>
              <table:table-cell office:value-type="string">
                <text:p>0,003591</text:p>
              </table:table-cell>
              <table:table-cell office:value-type="float" office:value="0.000154054">
                <text:p>0.000154054</text:p>
              </table:table-cell>
              <table:table-cell office:value-type="float" office:value="0.0176085">
                <text:p>0.0176085</text:p>
              </table:table-cell>
              <table:table-cell office:value-type="float" office:value="0.0298457">
                <text:p>0.0298457</text:p>
              </table:table-cell>
            </table:table-row>
            <table:table-row>
              <table:table-cell office:value-type="string">
                <text:p>0,003587</text:p>
              </table:table-cell>
              <table:table-cell office:value-type="float" office:value="0.0001539609">
                <text:p>0.0001539609</text:p>
              </table:table-cell>
              <table:table-cell office:value-type="float" office:value="0.0144567">
                <text:p>0.0144567</text:p>
              </table:table-cell>
              <table:table-cell office:value-type="float" office:value="0.0298751">
                <text:p>0.0298751</text:p>
              </table:table-cell>
            </table:table-row>
            <table:table-row>
              <table:table-cell office:value-type="string">
                <text:p>0,003583</text:p>
              </table:table-cell>
              <table:table-cell office:value-type="float" office:value="0.0001538681">
                <text:p>0.0001538681</text:p>
              </table:table-cell>
              <table:table-cell office:value-type="float" office:value="0.0144591">
                <text:p>0.0144591</text:p>
              </table:table-cell>
              <table:table-cell office:value-type="float" office:value="0.0299045">
                <text:p>0.0299045</text:p>
              </table:table-cell>
            </table:table-row>
            <table:table-row>
              <table:table-cell office:value-type="string">
                <text:p>0,00358</text:p>
              </table:table-cell>
              <table:table-cell office:value-type="float" office:value="0.0001537755">
                <text:p>0.0001537755</text:p>
              </table:table-cell>
              <table:table-cell office:value-type="float" office:value="0.0228359">
                <text:p>0.0228359</text:p>
              </table:table-cell>
              <table:table-cell office:value-type="float" office:value="0.029934">
                <text:p>0.029934</text:p>
              </table:table-cell>
            </table:table-row>
            <table:table-row>
              <table:table-cell office:value-type="string">
                <text:p>0,003576</text:p>
              </table:table-cell>
              <table:table-cell office:value-type="float" office:value="0.0001536833">
                <text:p>0.0001536833</text:p>
              </table:table-cell>
              <table:table-cell office:value-type="float" office:value="0.0237205">
                <text:p>0.0237205</text:p>
              </table:table-cell>
              <table:table-cell office:value-type="float" office:value="0.0299635">
                <text:p>0.0299635</text:p>
              </table:table-cell>
            </table:table-row>
            <table:table-row>
              <table:table-cell office:value-type="string">
                <text:p>0,003572</text:p>
              </table:table-cell>
              <table:table-cell office:value-type="float" office:value="0.0001535912">
                <text:p>0.0001535912</text:p>
              </table:table-cell>
              <table:table-cell office:value-type="float" office:value="0.0175999">
                <text:p>0.0175999</text:p>
              </table:table-cell>
              <table:table-cell office:value-type="float" office:value="0.0299931">
                <text:p>0.0299931</text:p>
              </table:table-cell>
            </table:table-row>
            <table:table-row>
              <table:table-cell office:value-type="string">
                <text:p>0,003568</text:p>
              </table:table-cell>
              <table:table-cell office:value-type="float" office:value="0.0001534995">
                <text:p>0.0001534995</text:p>
              </table:table-cell>
              <table:table-cell office:value-type="float" office:value="0.0144688">
                <text:p>0.0144688</text:p>
              </table:table-cell>
              <table:table-cell office:value-type="float" office:value="0.0300227">
                <text:p>0.0300227</text:p>
              </table:table-cell>
            </table:table-row>
            <table:table-row>
              <table:table-cell office:value-type="string">
                <text:p>0,003564</text:p>
              </table:table-cell>
              <table:table-cell office:value-type="float" office:value="0.000153408">
                <text:p>0.000153408</text:p>
              </table:table-cell>
              <table:table-cell office:value-type="float" office:value="0.0144713">
                <text:p>0.0144713</text:p>
              </table:table-cell>
              <table:table-cell office:value-type="float" office:value="0.0300524">
                <text:p>0.0300524</text:p>
              </table:table-cell>
            </table:table-row>
            <table:table-row>
              <table:table-cell office:value-type="string">
                <text:p>0,00356</text:p>
              </table:table-cell>
              <table:table-cell office:value-type="float" office:value="0.0001533168">
                <text:p>0.0001533168</text:p>
              </table:table-cell>
              <table:table-cell office:value-type="float" office:value="0.0144739">
                <text:p>0.0144739</text:p>
              </table:table-cell>
              <table:table-cell office:value-type="float" office:value="0.0300821">
                <text:p>0.0300821</text:p>
              </table:table-cell>
            </table:table-row>
            <table:table-row>
              <table:table-cell office:value-type="string">
                <text:p>0,003557</text:p>
              </table:table-cell>
              <table:table-cell office:value-type="float" office:value="0.0001532259">
                <text:p>0.0001532259</text:p>
              </table:table-cell>
              <table:table-cell office:value-type="float" office:value="0.0229273">
                <text:p>0.0229273</text:p>
              </table:table-cell>
              <table:table-cell office:value-type="float" office:value="0.0301118">
                <text:p>0.0301118</text:p>
              </table:table-cell>
            </table:table-row>
            <table:table-row>
              <table:table-cell office:value-type="string">
                <text:p>0,003553</text:p>
              </table:table-cell>
              <table:table-cell office:value-type="float" office:value="0.0001531353">
                <text:p>0.0001531353</text:p>
              </table:table-cell>
              <table:table-cell office:value-type="float" office:value="0.0175919">
                <text:p>0.0175919</text:p>
              </table:table-cell>
              <table:table-cell office:value-type="float" office:value="0.0301417">
                <text:p>0.0301417</text:p>
              </table:table-cell>
            </table:table-row>
            <table:table-row>
              <table:table-cell office:value-type="string">
                <text:p>0,003549</text:p>
              </table:table-cell>
              <table:table-cell office:value-type="float" office:value="0.0001530449">
                <text:p>0.0001530449</text:p>
              </table:table-cell>
              <table:table-cell office:value-type="float" office:value="0.0175904">
                <text:p>0.0175904</text:p>
              </table:table-cell>
              <table:table-cell office:value-type="float" office:value="0.0301716">
                <text:p>0.0301716</text:p>
              </table:table-cell>
            </table:table-row>
            <table:table-row>
              <table:table-cell office:value-type="string">
                <text:p>0,003545</text:p>
              </table:table-cell>
              <table:table-cell office:value-type="float" office:value="0.0001529548">
                <text:p>0.0001529548</text:p>
              </table:table-cell>
              <table:table-cell office:value-type="float" office:value="0.0144843">
                <text:p>0.0144843</text:p>
              </table:table-cell>
              <table:table-cell office:value-type="float" office:value="0.0302015">
                <text:p>0.0302015</text:p>
              </table:table-cell>
            </table:table-row>
            <table:table-row>
              <table:table-cell office:value-type="string">
                <text:p>0,003541</text:p>
              </table:table-cell>
              <table:table-cell office:value-type="float" office:value="0.000152865">
                <text:p>0.000152865</text:p>
              </table:table-cell>
              <table:table-cell office:value-type="float" office:value="0.014487">
                <text:p>0.014487</text:p>
              </table:table-cell>
              <table:table-cell office:value-type="float" office:value="0.0302315">
                <text:p>0.0302315</text:p>
              </table:table-cell>
            </table:table-row>
            <table:table-row>
              <table:table-cell office:value-type="string">
                <text:p>0,003537</text:p>
              </table:table-cell>
              <table:table-cell office:value-type="float" office:value="0.0001527754">
                <text:p>0.0001527754</text:p>
              </table:table-cell>
              <table:table-cell office:value-type="float" office:value="0.017586">
                <text:p>0.017586</text:p>
              </table:table-cell>
              <table:table-cell office:value-type="float" office:value="0.0302615">
                <text:p>0.0302615</text:p>
              </table:table-cell>
            </table:table-row>
            <table:table-row>
              <table:table-cell office:value-type="string">
                <text:p>0,003533</text:p>
              </table:table-cell>
              <table:table-cell office:value-type="float" office:value="0.0001526861">
                <text:p>0.0001526861</text:p>
              </table:table-cell>
              <table:table-cell office:value-type="float" office:value="0.0175845">
                <text:p>0.0175845</text:p>
              </table:table-cell>
              <table:table-cell office:value-type="float" office:value="0.0302916">
                <text:p>0.0302916</text:p>
              </table:table-cell>
            </table:table-row>
            <table:table-row>
              <table:table-cell office:value-type="string">
                <text:p>0,00353</text:p>
              </table:table-cell>
              <table:table-cell office:value-type="float" office:value="0.0001525971">
                <text:p>0.0001525971</text:p>
              </table:table-cell>
              <table:table-cell office:value-type="float" office:value="0.0230357">
                <text:p>0.0230357</text:p>
              </table:table-cell>
              <table:table-cell office:value-type="float" office:value="0.0303217">
                <text:p>0.0303217</text:p>
              </table:table-cell>
            </table:table-row>
            <table:table-row>
              <table:table-cell office:value-type="string">
                <text:p>0,003526</text:p>
              </table:table-cell>
              <table:table-cell office:value-type="float" office:value="0.0001525083">
                <text:p>0.0001525083</text:p>
              </table:table-cell>
              <table:table-cell office:value-type="float" office:value="0.014498">
                <text:p>0.014498</text:p>
              </table:table-cell>
              <table:table-cell office:value-type="float" office:value="0.0336201">
                <text:p>0.0336201</text:p>
              </table:table-cell>
            </table:table-row>
            <table:table-row>
              <table:table-cell office:value-type="string">
                <text:p>0,003522</text:p>
              </table:table-cell>
              <table:table-cell office:value-type="float" office:value="0.0001524198">
                <text:p>0.0001524198</text:p>
              </table:table-cell>
              <table:table-cell office:value-type="float" office:value="0.0152285">
                <text:p>0.0152285</text:p>
              </table:table-cell>
              <table:table-cell office:value-type="float" office:value="0.0303822">
                <text:p>0.0303822</text:p>
              </table:table-cell>
            </table:table-row>
            <table:table-row>
              <table:table-cell office:value-type="string">
                <text:p>0,003518</text:p>
              </table:table-cell>
              <table:table-cell office:value-type="float" office:value="0.0001523316">
                <text:p>0.0001523316</text:p>
              </table:table-cell>
              <table:table-cell office:value-type="float" office:value="0.0145037">
                <text:p>0.0145037</text:p>
              </table:table-cell>
              <table:table-cell office:value-type="float" office:value="0.0304125">
                <text:p>0.0304125</text:p>
              </table:table-cell>
            </table:table-row>
            <table:table-row>
              <table:table-cell office:value-type="string">
                <text:p>0,003514</text:p>
              </table:table-cell>
              <table:table-cell office:value-type="float" office:value="0.0001522437">
                <text:p>0.0001522437</text:p>
              </table:table-cell>
              <table:table-cell office:value-type="float" office:value="0.0272385">
                <text:p>0.0272385</text:p>
              </table:table-cell>
              <table:table-cell office:value-type="float" office:value="0.0304428">
                <text:p>0.0304428</text:p>
              </table:table-cell>
            </table:table-row>
            <table:table-row>
              <table:table-cell office:value-type="string">
                <text:p>0,00351</text:p>
              </table:table-cell>
              <table:table-cell office:value-type="float" office:value="0.000152156">
                <text:p>0.000152156</text:p>
              </table:table-cell>
              <table:table-cell office:value-type="float" office:value="0.0231142">
                <text:p>0.0231142</text:p>
              </table:table-cell>
              <table:table-cell office:value-type="float" office:value="0.0304732">
                <text:p>0.0304732</text:p>
              </table:table-cell>
            </table:table-row>
            <table:table-row>
              <table:table-cell office:value-type="string">
                <text:p>0,003507</text:p>
              </table:table-cell>
              <table:table-cell office:value-type="float" office:value="0.0001520686">
                <text:p>0.0001520686</text:p>
              </table:table-cell>
              <table:table-cell office:value-type="float" office:value="0.0175753">
                <text:p>0.0175753</text:p>
              </table:table-cell>
              <table:table-cell office:value-type="float" office:value="0.0305037">
                <text:p>0.0305037</text:p>
              </table:table-cell>
            </table:table-row>
            <table:table-row>
              <table:table-cell office:value-type="string">
                <text:p>0,003503</text:p>
              </table:table-cell>
              <table:table-cell office:value-type="float" office:value="0.0001519815">
                <text:p>0.0001519815</text:p>
              </table:table-cell>
              <table:table-cell office:value-type="float" office:value="0.0230115">
                <text:p>0.0230115</text:p>
              </table:table-cell>
              <table:table-cell office:value-type="float" office:value="0.0305342">
                <text:p>0.0305342</text:p>
              </table:table-cell>
            </table:table-row>
            <table:table-row>
              <table:table-cell office:value-type="string">
                <text:p>0,003499</text:p>
              </table:table-cell>
              <table:table-cell office:value-type="float" office:value="0.0001518946">
                <text:p>0.0001518946</text:p>
              </table:table-cell>
              <table:table-cell office:value-type="float" office:value="0.0175729">
                <text:p>0.0175729</text:p>
              </table:table-cell>
              <table:table-cell office:value-type="float" office:value="0.0337873">
                <text:p>0.0337873</text:p>
              </table:table-cell>
            </table:table-row>
            <table:table-row>
              <table:table-cell office:value-type="string">
                <text:p>0,003495</text:p>
              </table:table-cell>
              <table:table-cell office:value-type="float" office:value="0.0001518081">
                <text:p>0.0001518081</text:p>
              </table:table-cell>
              <table:table-cell office:value-type="float" office:value="0.0230347">
                <text:p>0.0230347</text:p>
              </table:table-cell>
              <table:table-cell office:value-type="float" office:value="0.0305953">
                <text:p>0.0305953</text:p>
              </table:table-cell>
            </table:table-row>
            <table:table-row>
              <table:table-cell office:value-type="string">
                <text:p>0,003491</text:p>
              </table:table-cell>
              <table:table-cell office:value-type="float" office:value="0.0001517218">
                <text:p>0.0001517218</text:p>
              </table:table-cell>
              <table:table-cell office:value-type="float" office:value="0.0234149">
                <text:p>0.0234149</text:p>
              </table:table-cell>
              <table:table-cell office:value-type="float" office:value="0.030626">
                <text:p>0.030626</text:p>
              </table:table-cell>
            </table:table-row>
            <table:table-row>
              <table:table-cell office:value-type="string">
                <text:p>0,003487</text:p>
              </table:table-cell>
              <table:table-cell office:value-type="float" office:value="0.0001516357">
                <text:p>0.0001516357</text:p>
              </table:table-cell>
              <table:table-cell office:value-type="float" office:value="0.0175695">
                <text:p>0.0175695</text:p>
              </table:table-cell>
              <table:table-cell office:value-type="float" office:value="0.0306567">
                <text:p>0.0306567</text:p>
              </table:table-cell>
            </table:table-row>
            <table:table-row>
              <table:table-cell office:value-type="string">
                <text:p>0,003483</text:p>
              </table:table-cell>
              <table:table-cell office:value-type="float" office:value="0.0001515499">
                <text:p>0.0001515499</text:p>
              </table:table-cell>
              <table:table-cell office:value-type="float" office:value="0.0175684">
                <text:p>0.0175684</text:p>
              </table:table-cell>
              <table:table-cell office:value-type="float" office:value="0.0306874">
                <text:p>0.0306874</text:p>
              </table:table-cell>
            </table:table-row>
            <table:table-row>
              <table:table-cell office:value-type="string">
                <text:p>0,00348</text:p>
              </table:table-cell>
              <table:table-cell office:value-type="float" office:value="0.0001514644">
                <text:p>0.0001514644</text:p>
              </table:table-cell>
              <table:table-cell office:value-type="float" office:value="0.0175673">
                <text:p>0.0175673</text:p>
              </table:table-cell>
              <table:table-cell office:value-type="float" office:value="0.0307182">
                <text:p>0.0307182</text:p>
              </table:table-cell>
            </table:table-row>
            <table:table-row>
              <table:table-cell office:value-type="string">
                <text:p>0,003476</text:p>
              </table:table-cell>
              <table:table-cell office:value-type="float" office:value="0.0001513792">
                <text:p>0.0001513792</text:p>
              </table:table-cell>
              <table:table-cell office:value-type="float" office:value="0.0145369">
                <text:p>0.0145369</text:p>
              </table:table-cell>
              <table:table-cell office:value-type="float" office:value="0.0339323">
                <text:p>0.0339323</text:p>
              </table:table-cell>
            </table:table-row>
            <table:table-row>
              <table:table-cell office:value-type="string">
                <text:p>0,003472</text:p>
              </table:table-cell>
              <table:table-cell office:value-type="float" office:value="0.0001512942">
                <text:p>0.0001512942</text:p>
              </table:table-cell>
              <table:table-cell office:value-type="float" office:value="0.0241198">
                <text:p>0.0241198</text:p>
              </table:table-cell>
              <table:table-cell office:value-type="float" office:value="0.03078">
                <text:p>0.03078</text:p>
              </table:table-cell>
            </table:table-row>
            <table:table-row>
              <table:table-cell office:value-type="string">
                <text:p>0,003468</text:p>
              </table:table-cell>
              <table:table-cell office:value-type="float" office:value="0.0001512095">
                <text:p>0.0001512095</text:p>
              </table:table-cell>
              <table:table-cell office:value-type="float" office:value="0.0175643">
                <text:p>0.0175643</text:p>
              </table:table-cell>
              <table:table-cell office:value-type="float" office:value="0.030811">
                <text:p>0.030811</text:p>
              </table:table-cell>
            </table:table-row>
            <table:table-row>
              <table:table-cell office:value-type="string">
                <text:p>0,003464</text:p>
              </table:table-cell>
              <table:table-cell office:value-type="float" office:value="0.0001511251">
                <text:p>0.0001511251</text:p>
              </table:table-cell>
              <table:table-cell office:value-type="float" office:value="0.0225283">
                <text:p>0.0225283</text:p>
              </table:table-cell>
              <table:table-cell office:value-type="float" office:value="0.030842">
                <text:p>0.030842</text:p>
              </table:table-cell>
            </table:table-row>
            <table:table-row>
              <table:table-cell office:value-type="string">
                <text:p>0,00346</text:p>
              </table:table-cell>
              <table:table-cell office:value-type="float" office:value="0.0001510409">
                <text:p>0.0001510409</text:p>
              </table:table-cell>
              <table:table-cell office:value-type="float" office:value="0.023323">
                <text:p>0.023323</text:p>
              </table:table-cell>
              <table:table-cell office:value-type="float" office:value="0.0308731">
                <text:p>0.0308731</text:p>
              </table:table-cell>
            </table:table-row>
            <table:table-row>
              <table:table-cell office:value-type="string">
                <text:p>0,003456</text:p>
              </table:table-cell>
              <table:table-cell office:value-type="float" office:value="0.000150957">
                <text:p>0.000150957</text:p>
              </table:table-cell>
              <table:table-cell office:value-type="float" office:value="0.0175614">
                <text:p>0.0175614</text:p>
              </table:table-cell>
              <table:table-cell office:value-type="float" office:value="0.0340543">
                <text:p>0.0340543</text:p>
              </table:table-cell>
            </table:table-row>
            <table:table-row>
              <table:table-cell office:value-type="string">
                <text:p>0,003453</text:p>
              </table:table-cell>
              <table:table-cell office:value-type="float" office:value="0.0001508733">
                <text:p>0.0001508733</text:p>
              </table:table-cell>
              <table:table-cell office:value-type="float" office:value="0.0203286">
                <text:p>0.0203286</text:p>
              </table:table-cell>
              <table:table-cell office:value-type="float" office:value="0.0309354">
                <text:p>0.0309354</text:p>
              </table:table-cell>
            </table:table-row>
            <table:table-row>
              <table:table-cell office:value-type="string">
                <text:p>0,003449</text:p>
              </table:table-cell>
              <table:table-cell office:value-type="float" office:value="0.00015079">
                <text:p>0.00015079</text:p>
              </table:table-cell>
              <table:table-cell office:value-type="float" office:value="0.0175597">
                <text:p>0.0175597</text:p>
              </table:table-cell>
              <table:table-cell office:value-type="float" office:value="0.0309666">
                <text:p>0.0309666</text:p>
              </table:table-cell>
            </table:table-row>
            <table:table-row>
              <table:table-cell office:value-type="string">
                <text:p>0,003445</text:p>
              </table:table-cell>
              <table:table-cell office:value-type="float" office:value="0.0001507068">
                <text:p>0.0001507068</text:p>
              </table:table-cell>
              <table:table-cell office:value-type="float" office:value="0.0151896">
                <text:p>0.0151896</text:p>
              </table:table-cell>
              <table:table-cell office:value-type="float" office:value="0.0309979">
                <text:p>0.0309979</text:p>
              </table:table-cell>
            </table:table-row>
            <table:table-row>
              <table:table-cell office:value-type="string">
                <text:p>0,003441</text:p>
              </table:table-cell>
              <table:table-cell office:value-type="float" office:value="0.000150624">
                <text:p>0.000150624</text:p>
              </table:table-cell>
              <table:table-cell office:value-type="float" office:value="0.0145667">
                <text:p>0.0145667</text:p>
              </table:table-cell>
              <table:table-cell office:value-type="float" office:value="0.0310292">
                <text:p>0.0310292</text:p>
              </table:table-cell>
            </table:table-row>
            <table:table-row>
              <table:table-cell office:value-type="string">
                <text:p>0,003437</text:p>
              </table:table-cell>
              <table:table-cell office:value-type="float" office:value="0.0001505414">
                <text:p>0.0001505414</text:p>
              </table:table-cell>
              <table:table-cell office:value-type="float" office:value="0.0232155">
                <text:p>0.0232155</text:p>
              </table:table-cell>
              <table:table-cell office:value-type="float" office:value="0.0310606">
                <text:p>0.0310606</text:p>
              </table:table-cell>
            </table:table-row>
            <table:table-row>
              <table:table-cell office:value-type="string">
                <text:p>0,003433</text:p>
              </table:table-cell>
              <table:table-cell office:value-type="float" office:value="0.0001504591">
                <text:p>0.0001504591</text:p>
              </table:table-cell>
              <table:table-cell office:value-type="float" office:value="0.0175565">
                <text:p>0.0175565</text:p>
              </table:table-cell>
              <table:table-cell office:value-type="float" office:value="0.031092">
                <text:p>0.031092</text:p>
              </table:table-cell>
            </table:table-row>
            <table:table-row>
              <table:table-cell office:value-type="string">
                <text:p>0,00343</text:p>
              </table:table-cell>
              <table:table-cell office:value-type="float" office:value="0.000150377">
                <text:p>0.000150377</text:p>
              </table:table-cell>
              <table:table-cell office:value-type="float" office:value="0.0145772">
                <text:p>0.0145772</text:p>
              </table:table-cell>
              <table:table-cell office:value-type="float" office:value="0.0311235">
                <text:p>0.0311235</text:p>
              </table:table-cell>
            </table:table-row>
            <table:table-row>
              <table:table-cell office:value-type="string">
                <text:p>0,003426</text:p>
              </table:table-cell>
              <table:table-cell office:value-type="float" office:value="0.0001502952">
                <text:p>0.0001502952</text:p>
              </table:table-cell>
              <table:table-cell office:value-type="float" office:value="0.0227385">
                <text:p>0.0227385</text:p>
              </table:table-cell>
              <table:table-cell office:value-type="float" office:value="0.031155">
                <text:p>0.031155</text:p>
              </table:table-cell>
            </table:table-row>
            <table:table-row>
              <table:table-cell office:value-type="string">
                <text:p>0,003422</text:p>
              </table:table-cell>
              <table:table-cell office:value-type="float" office:value="0.0001502137">
                <text:p>0.0001502137</text:p>
              </table:table-cell>
              <table:table-cell office:value-type="float" office:value="0.0145843">
                <text:p>0.0145843</text:p>
              </table:table-cell>
              <table:table-cell office:value-type="float" office:value="0.0311866">
                <text:p>0.0311866</text:p>
              </table:table-cell>
            </table:table-row>
            <table:table-row>
              <table:table-cell office:value-type="string">
                <text:p>0,003418</text:p>
              </table:table-cell>
              <table:table-cell office:value-type="float" office:value="0.0001501324">
                <text:p>0.0001501324</text:p>
              </table:table-cell>
              <table:table-cell office:value-type="float" office:value="0.0145879">
                <text:p>0.0145879</text:p>
              </table:table-cell>
              <table:table-cell office:value-type="float" office:value="0.0312183">
                <text:p>0.0312183</text:p>
              </table:table-cell>
            </table:table-row>
            <table:table-row>
              <table:table-cell office:value-type="string">
                <text:p>0,003414</text:p>
              </table:table-cell>
              <table:table-cell office:value-type="float" office:value="0.0001500514">
                <text:p>0.0001500514</text:p>
              </table:table-cell>
              <table:table-cell office:value-type="float" office:value="0.0145915">
                <text:p>0.0145915</text:p>
              </table:table-cell>
              <table:table-cell office:value-type="float" office:value="0.03125">
                <text:p>0.03125</text:p>
              </table:table-cell>
            </table:table-row>
            <table:table-row>
              <table:table-cell office:value-type="string">
                <text:p>0,00341</text:p>
              </table:table-cell>
              <table:table-cell office:value-type="float" office:value="0.0001499707">
                <text:p>0.0001499707</text:p>
              </table:table-cell>
              <table:table-cell office:value-type="float" office:value="0.0145952">
                <text:p>0.0145952</text:p>
              </table:table-cell>
              <table:table-cell office:value-type="float" office:value="0.0312817">
                <text:p>0.0312817</text:p>
              </table:table-cell>
            </table:table-row>
            <table:table-row>
              <table:table-cell office:value-type="string">
                <text:p>0,003406</text:p>
              </table:table-cell>
              <table:table-cell office:value-type="float" office:value="0.0001498902">
                <text:p>0.0001498902</text:p>
              </table:table-cell>
              <table:table-cell office:value-type="float" office:value="0.0175518">
                <text:p>0.0175518</text:p>
              </table:table-cell>
              <table:table-cell office:value-type="float" office:value="0.0313135">
                <text:p>0.0313135</text:p>
              </table:table-cell>
            </table:table-row>
            <table:table-row>
              <table:table-cell office:value-type="string">
                <text:p>0,003403</text:p>
              </table:table-cell>
              <table:table-cell office:value-type="float" office:value="0.00014981">
                <text:p>0.00014981</text:p>
              </table:table-cell>
              <table:table-cell office:value-type="float" office:value="0.0146026">
                <text:p>0.0146026</text:p>
              </table:table-cell>
              <table:table-cell office:value-type="float" office:value="0.0344018">
                <text:p>0.0344018</text:p>
              </table:table-cell>
            </table:table-row>
            <table:table-row>
              <table:table-cell office:value-type="string">
                <text:p>0,003399</text:p>
              </table:table-cell>
              <table:table-cell office:value-type="float" office:value="0.0001497301">
                <text:p>0.0001497301</text:p>
              </table:table-cell>
              <table:table-cell office:value-type="float" office:value="0.0235888">
                <text:p>0.0235888</text:p>
              </table:table-cell>
              <table:table-cell office:value-type="float" office:value="0.0313773">
                <text:p>0.0313773</text:p>
              </table:table-cell>
            </table:table-row>
            <table:table-row>
              <table:table-cell office:value-type="string">
                <text:p>0,003395</text:p>
              </table:table-cell>
              <table:table-cell office:value-type="float" office:value="0.0001496504">
                <text:p>0.0001496504</text:p>
              </table:table-cell>
              <table:table-cell office:value-type="float" office:value="0.0234617">
                <text:p>0.0234617</text:p>
              </table:table-cell>
              <table:table-cell office:value-type="float" office:value="0.0314092">
                <text:p>0.0314092</text:p>
              </table:table-cell>
            </table:table-row>
            <table:table-row>
              <table:table-cell office:value-type="string">
                <text:p>0,003391</text:p>
              </table:table-cell>
              <table:table-cell office:value-type="float" office:value="0.000149571">
                <text:p>0.000149571</text:p>
              </table:table-cell>
              <table:table-cell office:value-type="float" office:value="0.0146139">
                <text:p>0.0146139</text:p>
              </table:table-cell>
              <table:table-cell office:value-type="float" office:value="0.0314412">
                <text:p>0.0314412</text:p>
              </table:table-cell>
            </table:table-row>
            <table:table-row>
              <table:table-cell office:value-type="string">
                <text:p>0,003387</text:p>
              </table:table-cell>
              <table:table-cell office:value-type="float" office:value="0.0001494918">
                <text:p>0.0001494918</text:p>
              </table:table-cell>
              <table:table-cell office:value-type="float" office:value="0.0175493">
                <text:p>0.0175493</text:p>
              </table:table-cell>
              <table:table-cell office:value-type="float" office:value="0.0314733">
                <text:p>0.0314733</text:p>
              </table:table-cell>
            </table:table-row>
            <table:table-row>
              <table:table-cell office:value-type="string">
                <text:p>0,003383</text:p>
              </table:table-cell>
              <table:table-cell office:value-type="float" office:value="0.000149413">
                <text:p>0.000149413</text:p>
              </table:table-cell>
              <table:table-cell office:value-type="float" office:value="0.0146215">
                <text:p>0.0146215</text:p>
              </table:table-cell>
              <table:table-cell office:value-type="float" office:value="0.0315054">
                <text:p>0.0315054</text:p>
              </table:table-cell>
            </table:table-row>
            <table:table-row>
              <table:table-cell office:value-type="string">
                <text:p>0,00338</text:p>
              </table:table-cell>
              <table:table-cell office:value-type="float" office:value="0.0001493343">
                <text:p>0.0001493343</text:p>
              </table:table-cell>
              <table:table-cell office:value-type="float" office:value="0.0146254">
                <text:p>0.0146254</text:p>
              </table:table-cell>
              <table:table-cell office:value-type="float" office:value="0.0315375">
                <text:p>0.0315375</text:p>
              </table:table-cell>
            </table:table-row>
            <table:table-row>
              <table:table-cell office:value-type="string">
                <text:p>0,003376</text:p>
              </table:table-cell>
              <table:table-cell office:value-type="float" office:value="0.000149256">
                <text:p>0.000149256</text:p>
              </table:table-cell>
              <table:table-cell office:value-type="float" office:value="0.0175481">
                <text:p>0.0175481</text:p>
              </table:table-cell>
              <table:table-cell office:value-type="float" office:value="0.0315697">
                <text:p>0.0315697</text:p>
              </table:table-cell>
            </table:table-row>
            <table:table-row>
              <table:table-cell office:value-type="string">
                <text:p>0,003372</text:p>
              </table:table-cell>
              <table:table-cell office:value-type="float" office:value="0.0001491779">
                <text:p>0.0001491779</text:p>
              </table:table-cell>
              <table:table-cell office:value-type="float" office:value="0.0146333">
                <text:p>0.0146333</text:p>
              </table:table-cell>
              <table:table-cell office:value-type="float" office:value="0.031602">
                <text:p>0.031602</text:p>
              </table:table-cell>
            </table:table-row>
            <table:table-row>
              <table:table-cell office:value-type="string">
                <text:p>0,003368</text:p>
              </table:table-cell>
              <table:table-cell office:value-type="float" office:value="0.0001491001">
                <text:p>0.0001491001</text:p>
              </table:table-cell>
              <table:table-cell office:value-type="float" office:value="0.0234486">
                <text:p>0.0234486</text:p>
              </table:table-cell>
              <table:table-cell office:value-type="float" office:value="0.0316343">
                <text:p>0.0316343</text:p>
              </table:table-cell>
            </table:table-row>
            <table:table-row>
              <table:table-cell office:value-type="string">
                <text:p>0,003364</text:p>
              </table:table-cell>
              <table:table-cell office:value-type="float" office:value="0.0001490225">
                <text:p>0.0001490225</text:p>
              </table:table-cell>
              <table:table-cell office:value-type="float" office:value="0.017547">
                <text:p>0.017547</text:p>
              </table:table-cell>
              <table:table-cell office:value-type="float" office:value="0.0316667">
                <text:p>0.0316667</text:p>
              </table:table-cell>
            </table:table-row>
            <table:table-row>
              <table:table-cell office:value-type="string">
                <text:p>0,00336</text:p>
              </table:table-cell>
              <table:table-cell office:value-type="float" office:value="0.0001489452">
                <text:p>0.0001489452</text:p>
              </table:table-cell>
              <table:table-cell office:value-type="float" office:value="0.0175468">
                <text:p>0.0175468</text:p>
              </table:table-cell>
              <table:table-cell office:value-type="float" office:value="0.0316991">
                <text:p>0.0316991</text:p>
              </table:table-cell>
            </table:table-row>
            <table:table-row>
              <table:table-cell office:value-type="string">
                <text:p>0,003356</text:p>
              </table:table-cell>
              <table:table-cell office:value-type="float" office:value="0.0001488682">
                <text:p>0.0001488682</text:p>
              </table:table-cell>
              <table:table-cell office:value-type="float" office:value="0.0175465">
                <text:p>0.0175465</text:p>
              </table:table-cell>
              <table:table-cell office:value-type="float" office:value="0.0317316">
                <text:p>0.0317316</text:p>
              </table:table-cell>
            </table:table-row>
            <table:table-row>
              <table:table-cell office:value-type="string">
                <text:p>0,003353</text:p>
              </table:table-cell>
              <table:table-cell office:value-type="float" office:value="0.0001487914">
                <text:p>0.0001487914</text:p>
              </table:table-cell>
              <table:table-cell office:value-type="float" office:value="0.0231982">
                <text:p>0.0231982</text:p>
              </table:table-cell>
              <table:table-cell office:value-type="float" office:value="0.0317641">
                <text:p>0.0317641</text:p>
              </table:table-cell>
            </table:table-row>
            <table:table-row>
              <table:table-cell office:value-type="string">
                <text:p>0,003349</text:p>
              </table:table-cell>
              <table:table-cell office:value-type="float" office:value="0.0001487149">
                <text:p>0.0001487149</text:p>
              </table:table-cell>
              <table:table-cell office:value-type="float" office:value="0.0232246">
                <text:p>0.0232246</text:p>
              </table:table-cell>
              <table:table-cell office:value-type="float" office:value="0.0317967">
                <text:p>0.0317967</text:p>
              </table:table-cell>
            </table:table-row>
            <table:table-row>
              <table:table-cell office:value-type="string">
                <text:p>0,003345</text:p>
              </table:table-cell>
              <table:table-cell office:value-type="float" office:value="0.0001486387">
                <text:p>0.0001486387</text:p>
              </table:table-cell>
              <table:table-cell office:value-type="float" office:value="0.0205013">
                <text:p>0.0205013</text:p>
              </table:table-cell>
              <table:table-cell office:value-type="float" office:value="0.0318293">
                <text:p>0.0318293</text:p>
              </table:table-cell>
            </table:table-row>
            <table:table-row>
              <table:table-cell office:value-type="string">
                <text:p>0,003341</text:p>
              </table:table-cell>
              <table:table-cell office:value-type="float" office:value="0.0001485627">
                <text:p>0.0001485627</text:p>
              </table:table-cell>
              <table:table-cell office:value-type="float" office:value="0.0175457">
                <text:p>0.0175457</text:p>
              </table:table-cell>
              <table:table-cell office:value-type="float" office:value="0.031862">
                <text:p>0.031862</text:p>
              </table:table-cell>
            </table:table-row>
            <table:table-row>
              <table:table-cell office:value-type="string">
                <text:p>0,003337</text:p>
              </table:table-cell>
              <table:table-cell office:value-type="float" office:value="0.000148487">
                <text:p>0.000148487</text:p>
              </table:table-cell>
              <table:table-cell office:value-type="float" office:value="0.0175456">
                <text:p>0.0175456</text:p>
              </table:table-cell>
              <table:table-cell office:value-type="float" office:value="0.0348354">
                <text:p>0.0348354</text:p>
              </table:table-cell>
            </table:table-row>
            <table:table-row>
              <table:table-cell office:value-type="string">
                <text:p>0,003333</text:p>
              </table:table-cell>
              <table:table-cell office:value-type="float" office:value="0.0001484116">
                <text:p>0.0001484116</text:p>
              </table:table-cell>
              <table:table-cell office:value-type="float" office:value="0.0175455">
                <text:p>0.0175455</text:p>
              </table:table-cell>
              <table:table-cell office:value-type="float" office:value="0.0319275">
                <text:p>0.0319275</text:p>
              </table:table-cell>
            </table:table-row>
            <table:table-row>
              <table:table-cell office:value-type="string">
                <text:p>0,003329</text:p>
              </table:table-cell>
              <table:table-cell office:value-type="float" office:value="0.0001483364">
                <text:p>0.0001483364</text:p>
              </table:table-cell>
              <table:table-cell office:value-type="float" office:value="0.0235857">
                <text:p>0.0235857</text:p>
              </table:table-cell>
              <table:table-cell office:value-type="float" office:value="0.0319603">
                <text:p>0.0319603</text:p>
              </table:table-cell>
            </table:table-row>
            <table:table-row>
              <table:table-cell office:value-type="string">
                <text:p>0,003326</text:p>
              </table:table-cell>
              <table:table-cell office:value-type="float" office:value="0.0001482615">
                <text:p>0.0001482615</text:p>
              </table:table-cell>
              <table:table-cell office:value-type="float" office:value="0.0249382">
                <text:p>0.0249382</text:p>
              </table:table-cell>
              <table:table-cell office:value-type="float" office:value="0.0349132">
                <text:p>0.0349132</text:p>
              </table:table-cell>
            </table:table-row>
            <table:table-row>
              <table:table-cell office:value-type="string">
                <text:p>0,003322</text:p>
              </table:table-cell>
              <table:table-cell office:value-type="float" office:value="0.0001481869">
                <text:p>0.0001481869</text:p>
              </table:table-cell>
              <table:table-cell office:value-type="float" office:value="0.0236137">
                <text:p>0.0236137</text:p>
              </table:table-cell>
              <table:table-cell office:value-type="float" office:value="0.0320261">
                <text:p>0.0320261</text:p>
              </table:table-cell>
            </table:table-row>
            <table:table-row>
              <table:table-cell office:value-type="string">
                <text:p>0,003318</text:p>
              </table:table-cell>
              <table:table-cell office:value-type="float" office:value="0.0001481125">
                <text:p>0.0001481125</text:p>
              </table:table-cell>
              <table:table-cell office:value-type="float" office:value="0.0175453">
                <text:p>0.0175453</text:p>
              </table:table-cell>
              <table:table-cell office:value-type="float" office:value="0.0320591">
                <text:p>0.0320591</text:p>
              </table:table-cell>
            </table:table-row>
            <table:table-row>
              <table:table-cell office:value-type="string">
                <text:p>0,003314</text:p>
              </table:table-cell>
              <table:table-cell office:value-type="float" office:value="0.0001480384">
                <text:p>0.0001480384</text:p>
              </table:table-cell>
              <table:table-cell office:value-type="float" office:value="0.0146959">
                <text:p>0.0146959</text:p>
              </table:table-cell>
              <table:table-cell office:value-type="float" office:value="0.0320922">
                <text:p>0.0320922</text:p>
              </table:table-cell>
            </table:table-row>
            <table:table-row>
              <table:table-cell office:value-type="string">
                <text:p>0,00331</text:p>
              </table:table-cell>
              <table:table-cell office:value-type="float" office:value="0.0001479645">
                <text:p>0.0001479645</text:p>
              </table:table-cell>
              <table:table-cell office:value-type="float" office:value="0.0175454">
                <text:p>0.0175454</text:p>
              </table:table-cell>
              <table:table-cell office:value-type="float" office:value="0.0321253">
                <text:p>0.0321253</text:p>
              </table:table-cell>
            </table:table-row>
            <table:table-row>
              <table:table-cell office:value-type="string">
                <text:p>0,003306</text:p>
              </table:table-cell>
              <table:table-cell office:value-type="float" office:value="0.0001478909">
                <text:p>0.0001478909</text:p>
              </table:table-cell>
              <table:table-cell office:value-type="float" office:value="0.0182263">
                <text:p>0.0182263</text:p>
              </table:table-cell>
              <table:table-cell office:value-type="float" office:value="0.0321584">
                <text:p>0.0321584</text:p>
              </table:table-cell>
            </table:table-row>
            <table:table-row>
              <table:table-cell office:value-type="string">
                <text:p>0,003303</text:p>
              </table:table-cell>
              <table:table-cell office:value-type="float" office:value="0.0001478176">
                <text:p>0.0001478176</text:p>
              </table:table-cell>
              <table:table-cell office:value-type="float" office:value="0.0175455">
                <text:p>0.0175455</text:p>
              </table:table-cell>
              <table:table-cell office:value-type="float" office:value="0.0321916">
                <text:p>0.0321916</text:p>
              </table:table-cell>
            </table:table-row>
            <table:table-row>
              <table:table-cell office:value-type="string">
                <text:p>0,003299</text:p>
              </table:table-cell>
              <table:table-cell office:value-type="float" office:value="0.0001477445">
                <text:p>0.0001477445</text:p>
              </table:table-cell>
              <table:table-cell office:value-type="float" office:value="0.0175456">
                <text:p>0.0175456</text:p>
              </table:table-cell>
              <table:table-cell office:value-type="float" office:value="0.0322248">
                <text:p>0.0322248</text:p>
              </table:table-cell>
            </table:table-row>
            <table:table-row>
              <table:table-cell office:value-type="string">
                <text:p>0,003295</text:p>
              </table:table-cell>
              <table:table-cell office:value-type="float" office:value="0.0001476718">
                <text:p>0.0001476718</text:p>
              </table:table-cell>
              <table:table-cell office:value-type="float" office:value="0.0175458">
                <text:p>0.0175458</text:p>
              </table:table-cell>
              <table:table-cell office:value-type="float" office:value="0.0322581">
                <text:p>0.0322581</text:p>
              </table:table-cell>
            </table:table-row>
            <table:table-row>
              <table:table-cell office:value-type="string">
                <text:p>0,003291</text:p>
              </table:table-cell>
              <table:table-cell office:value-type="float" office:value="0.0001475992">
                <text:p>0.0001475992</text:p>
              </table:table-cell>
              <table:table-cell office:value-type="float" office:value="0.0240776">
                <text:p>0.0240776</text:p>
              </table:table-cell>
              <table:table-cell office:value-type="float" office:value="0.0322915">
                <text:p>0.0322915</text:p>
              </table:table-cell>
            </table:table-row>
            <table:table-row>
              <table:table-cell office:value-type="string">
                <text:p>0,003287</text:p>
              </table:table-cell>
              <table:table-cell office:value-type="float" office:value="0.000147527">
                <text:p>0.000147527</text:p>
              </table:table-cell>
              <table:table-cell office:value-type="float" office:value="0.0175461">
                <text:p>0.0175461</text:p>
              </table:table-cell>
              <table:table-cell office:value-type="float" office:value="0.0323249">
                <text:p>0.0323249</text:p>
              </table:table-cell>
            </table:table-row>
            <table:table-row>
              <table:table-cell office:value-type="string">
                <text:p>0,003283</text:p>
              </table:table-cell>
              <table:table-cell office:value-type="float" office:value="0.000147455">
                <text:p>0.000147455</text:p>
              </table:table-cell>
              <table:table-cell office:value-type="float" office:value="0.0235348">
                <text:p>0.0235348</text:p>
              </table:table-cell>
              <table:table-cell office:value-type="float" office:value="0.0323583">
                <text:p>0.0323583</text:p>
              </table:table-cell>
            </table:table-row>
            <table:table-row>
              <table:table-cell office:value-type="string">
                <text:p>0,003279</text:p>
              </table:table-cell>
              <table:table-cell office:value-type="float" office:value="0.0001473832">
                <text:p>0.0001473832</text:p>
              </table:table-cell>
              <table:table-cell office:value-type="float" office:value="0.0147365">
                <text:p>0.0147365</text:p>
              </table:table-cell>
              <table:table-cell office:value-type="float" office:value="0.0323918">
                <text:p>0.0323918</text:p>
              </table:table-cell>
            </table:table-row>
            <table:table-row>
              <table:table-cell office:value-type="string">
                <text:p>0,003276</text:p>
              </table:table-cell>
              <table:table-cell office:value-type="float" office:value="0.0001473118">
                <text:p>0.0001473118</text:p>
              </table:table-cell>
              <table:table-cell office:value-type="float" office:value="0.0175469">
                <text:p>0.0175469</text:p>
              </table:table-cell>
              <table:table-cell office:value-type="float" office:value="0.0324254">
                <text:p>0.0324254</text:p>
              </table:table-cell>
            </table:table-row>
            <table:table-row>
              <table:table-cell office:value-type="string">
                <text:p>0,003272</text:p>
              </table:table-cell>
              <table:table-cell office:value-type="float" office:value="0.0001472406">
                <text:p>0.0001472406</text:p>
              </table:table-cell>
              <table:table-cell office:value-type="float" office:value="0.0147459">
                <text:p>0.0147459</text:p>
              </table:table-cell>
              <table:table-cell office:value-type="float" office:value="0.032459">
                <text:p>0.032459</text:p>
              </table:table-cell>
            </table:table-row>
            <table:table-row>
              <table:table-cell office:value-type="string">
                <text:p>0,003268</text:p>
              </table:table-cell>
              <table:table-cell office:value-type="float" office:value="0.0001471696">
                <text:p>0.0001471696</text:p>
              </table:table-cell>
              <table:table-cell office:value-type="float" office:value="0.0235465">
                <text:p>0.0235465</text:p>
              </table:table-cell>
              <table:table-cell office:value-type="float" office:value="0.0324927">
                <text:p>0.0324927</text:p>
              </table:table-cell>
            </table:table-row>
            <table:table-row>
              <table:table-cell office:value-type="string">
                <text:p>0,003264</text:p>
              </table:table-cell>
              <table:table-cell office:value-type="float" office:value="0.000147099">
                <text:p>0.000147099</text:p>
              </table:table-cell>
              <table:table-cell office:value-type="float" office:value="0.0175478">
                <text:p>0.0175478</text:p>
              </table:table-cell>
              <table:table-cell office:value-type="float" office:value="0.0325264">
                <text:p>0.0325264</text:p>
              </table:table-cell>
            </table:table-row>
            <table:table-row>
              <table:table-cell office:value-type="string">
                <text:p>0,00326</text:p>
              </table:table-cell>
              <table:table-cell office:value-type="float" office:value="0.0001470286">
                <text:p>0.0001470286</text:p>
              </table:table-cell>
              <table:table-cell office:value-type="float" office:value="0.0147601">
                <text:p>0.0147601</text:p>
              </table:table-cell>
              <table:table-cell office:value-type="float" office:value="0.0325602">
                <text:p>0.0325602</text:p>
              </table:table-cell>
            </table:table-row>
            <table:table-row>
              <table:table-cell office:value-type="string">
                <text:p>0,003256</text:p>
              </table:table-cell>
              <table:table-cell office:value-type="float" office:value="0.0001469585">
                <text:p>0.0001469585</text:p>
              </table:table-cell>
              <table:table-cell office:value-type="float" office:value="0.0175486">
                <text:p>0.0175486</text:p>
              </table:table-cell>
              <table:table-cell office:value-type="float" office:value="0.032594">
                <text:p>0.032594</text:p>
              </table:table-cell>
            </table:table-row>
            <table:table-row>
              <table:table-cell office:value-type="string">
                <text:p>0,003253</text:p>
              </table:table-cell>
              <table:table-cell office:value-type="float" office:value="0.0001468887">
                <text:p>0.0001468887</text:p>
              </table:table-cell>
              <table:table-cell office:value-type="float" office:value="0.015166">
                <text:p>0.015166</text:p>
              </table:table-cell>
              <table:table-cell office:value-type="float" office:value="0.0326278">
                <text:p>0.0326278</text:p>
              </table:table-cell>
            </table:table-row>
            <table:table-row>
              <table:table-cell office:value-type="string">
                <text:p>0,003249</text:p>
              </table:table-cell>
              <table:table-cell office:value-type="float" office:value="0.0001468191">
                <text:p>0.0001468191</text:p>
              </table:table-cell>
              <table:table-cell office:value-type="float" office:value="0.0147746">
                <text:p>0.0147746</text:p>
              </table:table-cell>
              <table:table-cell office:value-type="float" office:value="0.0326618">
                <text:p>0.0326618</text:p>
              </table:table-cell>
            </table:table-row>
            <table:table-row>
              <table:table-cell office:value-type="string">
                <text:p>0,003245</text:p>
              </table:table-cell>
              <table:table-cell office:value-type="float" office:value="0.0001467498">
                <text:p>0.0001467498</text:p>
              </table:table-cell>
              <table:table-cell office:value-type="float" office:value="0.0175499">
                <text:p>0.0175499</text:p>
              </table:table-cell>
              <table:table-cell office:value-type="float" office:value="0.0326957">
                <text:p>0.0326957</text:p>
              </table:table-cell>
            </table:table-row>
            <table:table-row>
              <table:table-cell office:value-type="string">
                <text:p>0,003241</text:p>
              </table:table-cell>
              <table:table-cell office:value-type="float" office:value="0.0001466808">
                <text:p>0.0001466808</text:p>
              </table:table-cell>
              <table:table-cell office:value-type="float" office:value="0.0175504">
                <text:p>0.0175504</text:p>
              </table:table-cell>
              <table:table-cell office:value-type="float" office:value="0.0327298">
                <text:p>0.0327298</text:p>
              </table:table-cell>
            </table:table-row>
            <table:table-row>
              <table:table-cell office:value-type="string">
                <text:p>0,003237</text:p>
              </table:table-cell>
              <table:table-cell office:value-type="float" office:value="0.0001466121">
                <text:p>0.0001466121</text:p>
              </table:table-cell>
              <table:table-cell office:value-type="float" office:value="0.0147894">
                <text:p>0.0147894</text:p>
              </table:table-cell>
              <table:table-cell office:value-type="float" office:value="0.0327638">
                <text:p>0.0327638</text:p>
              </table:table-cell>
            </table:table-row>
            <table:table-row>
              <table:table-cell office:value-type="string">
                <text:p>0,003233</text:p>
              </table:table-cell>
              <table:table-cell office:value-type="float" office:value="0.0001465436">
                <text:p>0.0001465436</text:p>
              </table:table-cell>
              <table:table-cell office:value-type="float" office:value="0.0147944">
                <text:p>0.0147944</text:p>
              </table:table-cell>
              <table:table-cell office:value-type="float" office:value="0.032798">
                <text:p>0.032798</text:p>
              </table:table-cell>
            </table:table-row>
            <table:table-row>
              <table:table-cell office:value-type="string">
                <text:p>0,003229</text:p>
              </table:table-cell>
              <table:table-cell office:value-type="float" office:value="0.0001464754">
                <text:p>0.0001464754</text:p>
              </table:table-cell>
              <table:table-cell office:value-type="float" office:value="0.0175521">
                <text:p>0.0175521</text:p>
              </table:table-cell>
              <table:table-cell office:value-type="float" office:value="0.0328321">
                <text:p>0.0328321</text:p>
              </table:table-cell>
            </table:table-row>
            <table:table-row>
              <table:table-cell office:value-type="string">
                <text:p>0,003226</text:p>
              </table:table-cell>
              <table:table-cell office:value-type="float" office:value="0.0001464074">
                <text:p>0.0001464074</text:p>
              </table:table-cell>
              <table:table-cell office:value-type="float" office:value="0.0148044">
                <text:p>0.0148044</text:p>
              </table:table-cell>
              <table:table-cell office:value-type="float" office:value="0.0328664">
                <text:p>0.0328664</text:p>
              </table:table-cell>
            </table:table-row>
            <table:table-row>
              <table:table-cell office:value-type="string">
                <text:p>0,003222</text:p>
              </table:table-cell>
              <table:table-cell office:value-type="float" office:value="0.0001463398">
                <text:p>0.0001463398</text:p>
              </table:table-cell>
              <table:table-cell office:value-type="float" office:value="0.0175533">
                <text:p>0.0175533</text:p>
              </table:table-cell>
              <table:table-cell office:value-type="float" office:value="0.0329006">
                <text:p>0.0329006</text:p>
              </table:table-cell>
            </table:table-row>
            <table:table-row>
              <table:table-cell office:value-type="string">
                <text:p>0,003218</text:p>
              </table:table-cell>
              <table:table-cell office:value-type="float" office:value="0.0001462724">
                <text:p>0.0001462724</text:p>
              </table:table-cell>
              <table:table-cell office:value-type="float" office:value="0.0148146">
                <text:p>0.0148146</text:p>
              </table:table-cell>
              <table:table-cell office:value-type="float" office:value="0.032935">
                <text:p>0.032935</text:p>
              </table:table-cell>
            </table:table-row>
            <table:table-row>
              <table:table-cell office:value-type="string">
                <text:p>0,003214</text:p>
              </table:table-cell>
              <table:table-cell office:value-type="float" office:value="0.0001462053">
                <text:p>0.0001462053</text:p>
              </table:table-cell>
              <table:table-cell office:value-type="float" office:value="0.0175546">
                <text:p>0.0175546</text:p>
              </table:table-cell>
              <table:table-cell office:value-type="float" office:value="0.0329694">
                <text:p>0.0329694</text:p>
              </table:table-cell>
            </table:table-row>
            <table:table-row>
              <table:table-cell office:value-type="string">
                <text:p>0,00321</text:p>
              </table:table-cell>
              <table:table-cell office:value-type="float" office:value="0.0001461384">
                <text:p>0.0001461384</text:p>
              </table:table-cell>
              <table:table-cell office:value-type="float" office:value="0.0175553">
                <text:p>0.0175553</text:p>
              </table:table-cell>
              <table:table-cell office:value-type="float" office:value="0.0330038">
                <text:p>0.0330038</text:p>
              </table:table-cell>
            </table:table-row>
            <table:table-row>
              <table:table-cell office:value-type="string">
                <text:p>0,003206</text:p>
              </table:table-cell>
              <table:table-cell office:value-type="float" office:value="0.0001460719">
                <text:p>0.0001460719</text:p>
              </table:table-cell>
              <table:table-cell office:value-type="float" office:value="0.023597">
                <text:p>0.023597</text:p>
              </table:table-cell>
              <table:table-cell office:value-type="float" office:value="0.0330383">
                <text:p>0.0330383</text:p>
              </table:table-cell>
            </table:table-row>
            <table:table-row>
              <table:table-cell office:value-type="string">
                <text:p>0,003203</text:p>
              </table:table-cell>
              <table:table-cell office:value-type="float" office:value="0.0001460056">
                <text:p>0.0001460056</text:p>
              </table:table-cell>
              <table:table-cell office:value-type="float" office:value="0.0175568">
                <text:p>0.0175568</text:p>
              </table:table-cell>
              <table:table-cell office:value-type="float" office:value="0.0330728">
                <text:p>0.0330728</text:p>
              </table:table-cell>
            </table:table-row>
            <table:table-row>
              <table:table-cell office:value-type="string">
                <text:p>0,003199</text:p>
              </table:table-cell>
              <table:table-cell office:value-type="float" office:value="0.0001459396">
                <text:p>0.0001459396</text:p>
              </table:table-cell>
              <table:table-cell office:value-type="float" office:value="0.0151783">
                <text:p>0.0151783</text:p>
              </table:table-cell>
              <table:table-cell office:value-type="float" office:value="0.0331074">
                <text:p>0.0331074</text:p>
              </table:table-cell>
            </table:table-row>
            <table:table-row>
              <table:table-cell office:value-type="string">
                <text:p>0,003195</text:p>
              </table:table-cell>
              <table:table-cell office:value-type="float" office:value="0.0001458738">
                <text:p>0.0001458738</text:p>
              </table:table-cell>
              <table:table-cell office:value-type="float" office:value="0.0282167">
                <text:p>0.0282167</text:p>
              </table:table-cell>
              <table:table-cell office:value-type="float" office:value="0.0331421">
                <text:p>0.0331421</text:p>
              </table:table-cell>
            </table:table-row>
            <table:table-row>
              <table:table-cell office:value-type="string">
                <text:p>0,003191</text:p>
              </table:table-cell>
              <table:table-cell office:value-type="float" office:value="0.0001458083">
                <text:p>0.0001458083</text:p>
              </table:table-cell>
              <table:table-cell office:value-type="float" office:value="0.014851">
                <text:p>0.014851</text:p>
              </table:table-cell>
              <table:table-cell office:value-type="float" office:value="0.0331768">
                <text:p>0.0331768</text:p>
              </table:table-cell>
            </table:table-row>
            <table:table-row>
              <table:table-cell office:value-type="string">
                <text:p>0,003187</text:p>
              </table:table-cell>
              <table:table-cell office:value-type="float" office:value="0.0001457431">
                <text:p>0.0001457431</text:p>
              </table:table-cell>
              <table:table-cell office:value-type="float" office:value="0.01756">
                <text:p>0.01756</text:p>
              </table:table-cell>
              <table:table-cell office:value-type="float" office:value="0.0332115">
                <text:p>0.0332115</text:p>
              </table:table-cell>
            </table:table-row>
            <table:table-row>
              <table:table-cell office:value-type="string">
                <text:p>0,003183</text:p>
              </table:table-cell>
              <table:table-cell office:value-type="float" office:value="0.0001456782">
                <text:p>0.0001456782</text:p>
              </table:table-cell>
              <table:table-cell office:value-type="float" office:value="0.0260232">
                <text:p>0.0260232</text:p>
              </table:table-cell>
              <table:table-cell office:value-type="float" office:value="0.0332463">
                <text:p>0.0332463</text:p>
              </table:table-cell>
            </table:table-row>
            <table:table-row>
              <table:table-cell office:value-type="string">
                <text:p>0,003179</text:p>
              </table:table-cell>
              <table:table-cell office:value-type="float" office:value="0.0001456135">
                <text:p>0.0001456135</text:p>
              </table:table-cell>
              <table:table-cell office:value-type="float" office:value="0.014867">
                <text:p>0.014867</text:p>
              </table:table-cell>
              <table:table-cell office:value-type="float" office:value="0.0332812">
                <text:p>0.0332812</text:p>
              </table:table-cell>
            </table:table-row>
            <table:table-row>
              <table:table-cell office:value-type="string">
                <text:p>0,003176</text:p>
              </table:table-cell>
              <table:table-cell office:value-type="float" office:value="0.0001455491">
                <text:p>0.0001455491</text:p>
              </table:table-cell>
              <table:table-cell office:value-type="float" office:value="0.0208145">
                <text:p>0.0208145</text:p>
              </table:table-cell>
              <table:table-cell office:value-type="float" office:value="0.0333161">
                <text:p>0.0333161</text:p>
              </table:table-cell>
            </table:table-row>
            <table:table-row>
              <table:table-cell office:value-type="string">
                <text:p>0,003172</text:p>
              </table:table-cell>
              <table:table-cell office:value-type="float" office:value="0.000145485">
                <text:p>0.000145485</text:p>
              </table:table-cell>
              <table:table-cell office:value-type="float" office:value="0.0175637">
                <text:p>0.0175637</text:p>
              </table:table-cell>
              <table:table-cell office:value-type="float" office:value="0.033351">
                <text:p>0.033351</text:p>
              </table:table-cell>
            </table:table-row>
            <table:table-row>
              <table:table-cell office:value-type="string">
                <text:p>0,003168</text:p>
              </table:table-cell>
              <table:table-cell office:value-type="float" office:value="0.0001454211">
                <text:p>0.0001454211</text:p>
              </table:table-cell>
              <table:table-cell office:value-type="float" office:value="0.0175647">
                <text:p>0.0175647</text:p>
              </table:table-cell>
              <table:table-cell office:value-type="float" office:value="0.033386">
                <text:p>0.033386</text:p>
              </table:table-cell>
            </table:table-row>
            <table:table-row>
              <table:table-cell office:value-type="string">
                <text:p>0,003164</text:p>
              </table:table-cell>
              <table:table-cell office:value-type="float" office:value="0.0001453575">
                <text:p>0.0001453575</text:p>
              </table:table-cell>
              <table:table-cell office:value-type="float" office:value="0.0175657">
                <text:p>0.0175657</text:p>
              </table:table-cell>
              <table:table-cell office:value-type="float" office:value="0.0334211">
                <text:p>0.0334211</text:p>
              </table:table-cell>
            </table:table-row>
            <table:table-row>
              <table:table-cell office:value-type="string">
                <text:p>0,00316</text:p>
              </table:table-cell>
              <table:table-cell office:value-type="float" office:value="0.0001452941">
                <text:p>0.0001452941</text:p>
              </table:table-cell>
              <table:table-cell office:value-type="float" office:value="0.0175667">
                <text:p>0.0175667</text:p>
              </table:table-cell>
              <table:table-cell office:value-type="float" office:value="0.0360723">
                <text:p>0.0360723</text:p>
              </table:table-cell>
            </table:table-row>
            <table:table-row>
              <table:table-cell office:value-type="string">
                <text:p>0,003156</text:p>
              </table:table-cell>
              <table:table-cell office:value-type="float" office:value="0.000145231">
                <text:p>0.000145231</text:p>
              </table:table-cell>
              <table:table-cell office:value-type="float" office:value="0.0234237">
                <text:p>0.0234237</text:p>
              </table:table-cell>
              <table:table-cell office:value-type="float" office:value="0.0334914">
                <text:p>0.0334914</text:p>
              </table:table-cell>
            </table:table-row>
            <table:table-row>
              <table:table-cell office:value-type="string">
                <text:p>0,003152</text:p>
              </table:table-cell>
              <table:table-cell office:value-type="float" office:value="0.0001451682">
                <text:p>0.0001451682</text:p>
              </table:table-cell>
              <table:table-cell office:value-type="float" office:value="0.0236464">
                <text:p>0.0236464</text:p>
              </table:table-cell>
              <table:table-cell office:value-type="float" office:value="0.0335266">
                <text:p>0.0335266</text:p>
              </table:table-cell>
            </table:table-row>
            <table:table-row>
              <table:table-cell office:value-type="string">
                <text:p>0,003149</text:p>
              </table:table-cell>
              <table:table-cell office:value-type="float" office:value="0.0001451056">
                <text:p>0.0001451056</text:p>
              </table:table-cell>
              <table:table-cell office:value-type="float" office:value="0.020869">
                <text:p>0.020869</text:p>
              </table:table-cell>
              <table:table-cell office:value-type="float" office:value="0.0335619">
                <text:p>0.0335619</text:p>
              </table:table-cell>
            </table:table-row>
            <table:table-row>
              <table:table-cell office:value-type="string">
                <text:p>0,003145</text:p>
              </table:table-cell>
              <table:table-cell office:value-type="float" office:value="0.0001450433">
                <text:p>0.0001450433</text:p>
              </table:table-cell>
              <table:table-cell office:value-type="float" office:value="0.0175711">
                <text:p>0.0175711</text:p>
              </table:table-cell>
              <table:table-cell office:value-type="float" office:value="0.0361842">
                <text:p>0.0361842</text:p>
              </table:table-cell>
            </table:table-row>
            <table:table-row>
              <table:table-cell office:value-type="string">
                <text:p>0,003141</text:p>
              </table:table-cell>
              <table:table-cell office:value-type="float" office:value="0.0001449813">
                <text:p>0.0001449813</text:p>
              </table:table-cell>
              <table:table-cell office:value-type="float" office:value="0.0216625">
                <text:p>0.0216625</text:p>
              </table:table-cell>
              <table:table-cell office:value-type="float" office:value="0.0336325">
                <text:p>0.0336325</text:p>
              </table:table-cell>
            </table:table-row>
            <table:table-row>
              <table:table-cell office:value-type="string">
                <text:p>0,003137</text:p>
              </table:table-cell>
              <table:table-cell office:value-type="float" office:value="0.0001449195">
                <text:p>0.0001449195</text:p>
              </table:table-cell>
              <table:table-cell office:value-type="float" office:value="0.0236613">
                <text:p>0.0236613</text:p>
              </table:table-cell>
              <table:table-cell office:value-type="float" office:value="0.0362404">
                <text:p>0.0362404</text:p>
              </table:table-cell>
            </table:table-row>
            <table:table-row>
              <table:table-cell office:value-type="string">
                <text:p>0,003133</text:p>
              </table:table-cell>
              <table:table-cell office:value-type="float" office:value="0.0001448579">
                <text:p>0.0001448579</text:p>
              </table:table-cell>
              <table:table-cell office:value-type="float" office:value="0.0264719">
                <text:p>0.0264719</text:p>
              </table:table-cell>
              <table:table-cell office:value-type="float" office:value="0.0337034">
                <text:p>0.0337034</text:p>
              </table:table-cell>
            </table:table-row>
            <table:table-row>
              <table:table-cell office:value-type="string">
                <text:p>0,003129</text:p>
              </table:table-cell>
              <table:table-cell office:value-type="float" office:value="0.0001447967">
                <text:p>0.0001447967</text:p>
              </table:table-cell>
              <table:table-cell office:value-type="float" office:value="0.0175758">
                <text:p>0.0175758</text:p>
              </table:table-cell>
              <table:table-cell office:value-type="float" office:value="0.033739">
                <text:p>0.033739</text:p>
              </table:table-cell>
            </table:table-row>
            <table:table-row>
              <table:table-cell office:value-type="string">
                <text:p>0,003126</text:p>
              </table:table-cell>
              <table:table-cell office:value-type="float" office:value="0.0001447356">
                <text:p>0.0001447356</text:p>
              </table:table-cell>
              <table:table-cell office:value-type="float" office:value="0.0175771">
                <text:p>0.0175771</text:p>
              </table:table-cell>
              <table:table-cell office:value-type="float" office:value="0.0363251">
                <text:p>0.0363251</text:p>
              </table:table-cell>
            </table:table-row>
            <table:table-row>
              <table:table-cell office:value-type="string">
                <text:p>0,003122</text:p>
              </table:table-cell>
              <table:table-cell office:value-type="float" office:value="0.0001446749">
                <text:p>0.0001446749</text:p>
              </table:table-cell>
              <table:table-cell office:value-type="float" office:value="0.0175784">
                <text:p>0.0175784</text:p>
              </table:table-cell>
              <table:table-cell office:value-type="float" office:value="0.0363534">
                <text:p>0.0363534</text:p>
              </table:table-cell>
            </table:table-row>
            <table:table-row>
              <table:table-cell office:value-type="string">
                <text:p>0,003118</text:p>
              </table:table-cell>
              <table:table-cell office:value-type="float" office:value="0.0001446143">
                <text:p>0.0001446143</text:p>
              </table:table-cell>
              <table:table-cell office:value-type="float" office:value="0.0175797">
                <text:p>0.0175797</text:p>
              </table:table-cell>
              <table:table-cell office:value-type="float" office:value="0.0338459">
                <text:p>0.0338459</text:p>
              </table:table-cell>
            </table:table-row>
            <table:table-row>
              <table:table-cell office:value-type="string">
                <text:p>0,003114</text:p>
              </table:table-cell>
              <table:table-cell office:value-type="float" office:value="0.000144554">
                <text:p>0.000144554</text:p>
              </table:table-cell>
              <table:table-cell office:value-type="float" office:value="0.0252493">
                <text:p>0.0252493</text:p>
              </table:table-cell>
              <table:table-cell office:value-type="float" office:value="0.0338816">
                <text:p>0.0338816</text:p>
              </table:table-cell>
            </table:table-row>
            <table:table-row>
              <table:table-cell office:value-type="string">
                <text:p>0,00311</text:p>
              </table:table-cell>
              <table:table-cell office:value-type="float" office:value="0.0001444939">
                <text:p>0.0001444939</text:p>
              </table:table-cell>
              <table:table-cell office:value-type="float" office:value="0.0175823">
                <text:p>0.0175823</text:p>
              </table:table-cell>
              <table:table-cell office:value-type="float" office:value="0.0339174">
                <text:p>0.0339174</text:p>
              </table:table-cell>
            </table:table-row>
            <table:table-row>
              <table:table-cell office:value-type="string">
                <text:p>0,003106</text:p>
              </table:table-cell>
              <table:table-cell office:value-type="float" office:value="0.000144434">
                <text:p>0.000144434</text:p>
              </table:table-cell>
              <table:table-cell office:value-type="float" office:value="0.0149747">
                <text:p>0.0149747</text:p>
              </table:table-cell>
              <table:table-cell office:value-type="float" office:value="0.0339532">
                <text:p>0.0339532</text:p>
              </table:table-cell>
            </table:table-row>
            <table:table-row>
              <table:table-cell office:value-type="string">
                <text:p>0,003102</text:p>
              </table:table-cell>
              <table:table-cell office:value-type="float" office:value="0.0001443744">
                <text:p>0.0001443744</text:p>
              </table:table-cell>
              <table:table-cell office:value-type="float" office:value="0.0175851">
                <text:p>0.0175851</text:p>
              </table:table-cell>
              <table:table-cell office:value-type="float" office:value="0.0339891">
                <text:p>0.0339891</text:p>
              </table:table-cell>
            </table:table-row>
            <table:table-row>
              <table:table-cell office:value-type="string">
                <text:p>0,003099</text:p>
              </table:table-cell>
              <table:table-cell office:value-type="float" office:value="0.000144315">
                <text:p>0.000144315</text:p>
              </table:table-cell>
              <table:table-cell office:value-type="float" office:value="0.0152231">
                <text:p>0.0152231</text:p>
              </table:table-cell>
              <table:table-cell office:value-type="float" office:value="0.034025">
                <text:p>0.034025</text:p>
              </table:table-cell>
            </table:table-row>
            <table:table-row>
              <table:table-cell office:value-type="string">
                <text:p>0,003095</text:p>
              </table:table-cell>
              <table:table-cell office:value-type="float" office:value="0.0001442559">
                <text:p>0.0001442559</text:p>
              </table:table-cell>
              <table:table-cell office:value-type="float" office:value="0.017588">
                <text:p>0.017588</text:p>
              </table:table-cell>
              <table:table-cell office:value-type="float" office:value="0.034061">
                <text:p>0.034061</text:p>
              </table:table-cell>
            </table:table-row>
            <table:table-row>
              <table:table-cell office:value-type="string">
                <text:p>0,003091</text:p>
              </table:table-cell>
              <table:table-cell office:value-type="float" office:value="0.000144197">
                <text:p>0.000144197</text:p>
              </table:table-cell>
              <table:table-cell office:value-type="float" office:value="0.0149987">
                <text:p>0.0149987</text:p>
              </table:table-cell>
              <table:table-cell office:value-type="float" office:value="0.0340971">
                <text:p>0.0340971</text:p>
              </table:table-cell>
            </table:table-row>
            <table:table-row>
              <table:table-cell office:value-type="string">
                <text:p>0,003087</text:p>
              </table:table-cell>
              <table:table-cell office:value-type="float" office:value="0.0001441383">
                <text:p>0.0001441383</text:p>
              </table:table-cell>
              <table:table-cell office:value-type="float" office:value="0.017591">
                <text:p>0.017591</text:p>
              </table:table-cell>
              <table:table-cell office:value-type="float" office:value="0.0341332">
                <text:p>0.0341332</text:p>
              </table:table-cell>
            </table:table-row>
            <table:table-row>
              <table:table-cell office:value-type="string">
                <text:p>0,003083</text:p>
              </table:table-cell>
              <table:table-cell office:value-type="float" office:value="0.0001440798">
                <text:p>0.0001440798</text:p>
              </table:table-cell>
              <table:table-cell office:value-type="float" office:value="0.0150108">
                <text:p>0.0150108</text:p>
              </table:table-cell>
              <table:table-cell office:value-type="float" office:value="0.0341693">
                <text:p>0.0341693</text:p>
              </table:table-cell>
            </table:table-row>
            <table:table-row>
              <table:table-cell office:value-type="string">
                <text:p>0,003079</text:p>
              </table:table-cell>
              <table:table-cell office:value-type="float" office:value="0.0001440216">
                <text:p>0.0001440216</text:p>
              </table:table-cell>
              <table:table-cell office:value-type="float" office:value="0.0175941">
                <text:p>0.0175941</text:p>
              </table:table-cell>
              <table:table-cell office:value-type="float" office:value="0.0342055">
                <text:p>0.0342055</text:p>
              </table:table-cell>
            </table:table-row>
            <table:table-row>
              <table:table-cell office:value-type="string">
                <text:p>0,003076</text:p>
              </table:table-cell>
              <table:table-cell office:value-type="float" office:value="0.0001439636">
                <text:p>0.0001439636</text:p>
              </table:table-cell>
              <table:table-cell office:value-type="float" office:value="0.0175957">
                <text:p>0.0175957</text:p>
              </table:table-cell>
              <table:table-cell office:value-type="float" office:value="0.0342418">
                <text:p>0.0342418</text:p>
              </table:table-cell>
            </table:table-row>
            <table:table-row>
              <table:table-cell office:value-type="string">
                <text:p>0,003072</text:p>
              </table:table-cell>
              <table:table-cell office:value-type="float" office:value="0.0001439059">
                <text:p>0.0001439059</text:p>
              </table:table-cell>
              <table:table-cell office:value-type="float" office:value="0.0150293">
                <text:p>0.0150293</text:p>
              </table:table-cell>
              <table:table-cell office:value-type="float" office:value="0.0342781">
                <text:p>0.0342781</text:p>
              </table:table-cell>
            </table:table-row>
            <table:table-row>
              <table:table-cell office:value-type="string">
                <text:p>0,003068</text:p>
              </table:table-cell>
              <table:table-cell office:value-type="float" office:value="0.0001438484">
                <text:p>0.0001438484</text:p>
              </table:table-cell>
              <table:table-cell office:value-type="float" office:value="0.0286675">
                <text:p>0.0286675</text:p>
              </table:table-cell>
              <table:table-cell office:value-type="float" office:value="0.0343144">
                <text:p>0.0343144</text:p>
              </table:table-cell>
            </table:table-row>
            <table:table-row>
              <table:table-cell office:value-type="string">
                <text:p>0,003064</text:p>
              </table:table-cell>
              <table:table-cell office:value-type="float" office:value="0.0001437911">
                <text:p>0.0001437911</text:p>
              </table:table-cell>
              <table:table-cell office:value-type="float" office:value="0.0176006">
                <text:p>0.0176006</text:p>
              </table:table-cell>
              <table:table-cell office:value-type="float" office:value="0.0343508">
                <text:p>0.0343508</text:p>
              </table:table-cell>
            </table:table-row>
            <table:table-row>
              <table:table-cell office:value-type="string">
                <text:p>0,00306</text:p>
              </table:table-cell>
              <table:table-cell office:value-type="float" office:value="0.0001437341">
                <text:p>0.0001437341</text:p>
              </table:table-cell>
              <table:table-cell office:value-type="float" office:value="0.015048">
                <text:p>0.015048</text:p>
              </table:table-cell>
              <table:table-cell office:value-type="float" office:value="0.0343873">
                <text:p>0.0343873</text:p>
              </table:table-cell>
            </table:table-row>
            <table:table-row>
              <table:table-cell office:value-type="string">
                <text:p>0,003056</text:p>
              </table:table-cell>
              <table:table-cell office:value-type="float" office:value="0.0001436772">
                <text:p>0.0001436772</text:p>
              </table:table-cell>
              <table:table-cell office:value-type="float" office:value="0.0247144">
                <text:p>0.0247144</text:p>
              </table:table-cell>
              <table:table-cell office:value-type="float" office:value="0.0344238">
                <text:p>0.0344238</text:p>
              </table:table-cell>
            </table:table-row>
            <table:table-row>
              <table:table-cell office:value-type="string">
                <text:p>0,003052</text:p>
              </table:table-cell>
              <table:table-cell office:value-type="float" office:value="0.0001436207">
                <text:p>0.0001436207</text:p>
              </table:table-cell>
              <table:table-cell office:value-type="float" office:value="0.0176057">
                <text:p>0.0176057</text:p>
              </table:table-cell>
              <table:table-cell office:value-type="float" office:value="0.0344604">
                <text:p>0.0344604</text:p>
              </table:table-cell>
            </table:table-row>
            <table:table-row>
              <table:table-cell office:value-type="string">
                <text:p>0,003049</text:p>
              </table:table-cell>
              <table:table-cell office:value-type="float" office:value="0.0001435643">
                <text:p>0.0001435643</text:p>
              </table:table-cell>
              <table:table-cell office:value-type="float" office:value="0.0176074">
                <text:p>0.0176074</text:p>
              </table:table-cell>
              <table:table-cell office:value-type="float" office:value="0.034497">
                <text:p>0.034497</text:p>
              </table:table-cell>
            </table:table-row>
            <table:table-row>
              <table:table-cell office:value-type="string">
                <text:p>0,003045</text:p>
              </table:table-cell>
              <table:table-cell office:value-type="float" office:value="0.0001435082">
                <text:p>0.0001435082</text:p>
              </table:table-cell>
              <table:table-cell office:value-type="float" office:value="0.0176092">
                <text:p>0.0176092</text:p>
              </table:table-cell>
              <table:table-cell office:value-type="float" office:value="0.0345336">
                <text:p>0.0345336</text:p>
              </table:table-cell>
            </table:table-row>
            <table:table-row>
              <table:table-cell office:value-type="string">
                <text:p>0,003041</text:p>
              </table:table-cell>
              <table:table-cell office:value-type="float" office:value="0.0001434523">
                <text:p>0.0001434523</text:p>
              </table:table-cell>
              <table:table-cell office:value-type="float" office:value="0.0260466">
                <text:p>0.0260466</text:p>
              </table:table-cell>
              <table:table-cell office:value-type="float" office:value="0.0345704">
                <text:p>0.0345704</text:p>
              </table:table-cell>
            </table:table-row>
            <table:table-row>
              <table:table-cell office:value-type="string">
                <text:p>0,003037</text:p>
              </table:table-cell>
              <table:table-cell office:value-type="float" office:value="0.0001433967">
                <text:p>0.0001433967</text:p>
              </table:table-cell>
              <table:table-cell office:value-type="float" office:value="0.023768">
                <text:p>0.023768</text:p>
              </table:table-cell>
              <table:table-cell office:value-type="float" office:value="0.0346071">
                <text:p>0.0346071</text:p>
              </table:table-cell>
            </table:table-row>
            <table:table-row>
              <table:table-cell office:value-type="string">
                <text:p>0,003033</text:p>
              </table:table-cell>
              <table:table-cell office:value-type="float" office:value="0.0001433413">
                <text:p>0.0001433413</text:p>
              </table:table-cell>
              <table:table-cell office:value-type="float" office:value="0.0253693">
                <text:p>0.0253693</text:p>
              </table:table-cell>
              <table:table-cell office:value-type="float" office:value="0.034644">
                <text:p>0.034644</text:p>
              </table:table-cell>
            </table:table-row>
            <table:table-row>
              <table:table-cell office:value-type="string">
                <text:p>0,003029</text:p>
              </table:table-cell>
              <table:table-cell office:value-type="float" office:value="0.0001432861">
                <text:p>0.0001432861</text:p>
              </table:table-cell>
              <table:table-cell office:value-type="float" office:value="0.0253899">
                <text:p>0.0253899</text:p>
              </table:table-cell>
              <table:table-cell office:value-type="float" office:value="0.0346808">
                <text:p>0.0346808</text:p>
              </table:table-cell>
            </table:table-row>
            <table:table-row>
              <table:table-cell office:value-type="string">
                <text:p>0,003026</text:p>
              </table:table-cell>
              <table:table-cell office:value-type="float" office:value="0.0001432312">
                <text:p>0.0001432312</text:p>
              </table:table-cell>
              <table:table-cell office:value-type="float" office:value="0.0176185">
                <text:p>0.0176185</text:p>
              </table:table-cell>
              <table:table-cell office:value-type="float" office:value="0.0347177">
                <text:p>0.0347177</text:p>
              </table:table-cell>
            </table:table-row>
            <table:table-row>
              <table:table-cell office:value-type="string">
                <text:p>0,003022</text:p>
              </table:table-cell>
              <table:table-cell office:value-type="float" office:value="0.0001431765">
                <text:p>0.0001431765</text:p>
              </table:table-cell>
              <table:table-cell office:value-type="float" office:value="0.0176204">
                <text:p>0.0176204</text:p>
              </table:table-cell>
              <table:table-cell office:value-type="float" office:value="0.0347547">
                <text:p>0.0347547</text:p>
              </table:table-cell>
            </table:table-row>
            <table:table-row>
              <table:table-cell office:value-type="string">
                <text:p>0,003018</text:p>
              </table:table-cell>
              <table:table-cell office:value-type="float" office:value="0.000143122">
                <text:p>0.000143122</text:p>
              </table:table-cell>
              <table:table-cell office:value-type="float" office:value="0.0237904">
                <text:p>0.0237904</text:p>
              </table:table-cell>
              <table:table-cell office:value-type="float" office:value="0.0347918">
                <text:p>0.0347918</text:p>
              </table:table-cell>
            </table:table-row>
            <table:table-row>
              <table:table-cell office:value-type="string">
                <text:p>0,003014</text:p>
              </table:table-cell>
              <table:table-cell office:value-type="float" office:value="0.0001430678">
                <text:p>0.0001430678</text:p>
              </table:table-cell>
              <table:table-cell office:value-type="float" office:value="0.0176244">
                <text:p>0.0176244</text:p>
              </table:table-cell>
              <table:table-cell office:value-type="float" office:value="0.0348288">
                <text:p>0.0348288</text:p>
              </table:table-cell>
            </table:table-row>
            <table:table-row>
              <table:table-cell office:value-type="string">
                <text:p>0,00301</text:p>
              </table:table-cell>
              <table:table-cell office:value-type="float" office:value="0.0001430138">
                <text:p>0.0001430138</text:p>
              </table:table-cell>
              <table:table-cell office:value-type="float" office:value="0.0151321">
                <text:p>0.0151321</text:p>
              </table:table-cell>
              <table:table-cell office:value-type="float" office:value="0.034866">
                <text:p>0.034866</text:p>
              </table:table-cell>
            </table:table-row>
            <table:table-row>
              <table:table-cell office:value-type="string">
                <text:p>0,003006</text:p>
              </table:table-cell>
              <table:table-cell office:value-type="float" office:value="0.00014296">
                <text:p>0.00014296</text:p>
              </table:table-cell>
              <table:table-cell office:value-type="float" office:value="0.0255142">
                <text:p>0.0255142</text:p>
              </table:table-cell>
              <table:table-cell office:value-type="float" office:value="0.0349031">
                <text:p>0.0349031</text:p>
              </table:table-cell>
            </table:table-row>
            <table:table-row>
              <table:table-cell office:value-type="string">
                <text:p>0,003002</text:p>
              </table:table-cell>
              <table:table-cell office:value-type="float" office:value="0.0001429065">
                <text:p>0.0001429065</text:p>
              </table:table-cell>
              <table:table-cell office:value-type="float" office:value="0.0176305">
                <text:p>0.0176305</text:p>
              </table:table-cell>
              <table:table-cell office:value-type="float" office:value="0.0349404">
                <text:p>0.0349404</text:p>
              </table:table-cell>
            </table:table-row>
            <table:table-row>
              <table:table-cell office:value-type="string">
                <text:p>0,002999</text:p>
              </table:table-cell>
              <table:table-cell office:value-type="float" office:value="0.0001428532">
                <text:p>0.0001428532</text:p>
              </table:table-cell>
              <table:table-cell office:value-type="float" office:value="0.0289282">
                <text:p>0.0289282</text:p>
              </table:table-cell>
              <table:table-cell office:value-type="float" office:value="0.0349777">
                <text:p>0.0349777</text:p>
              </table:table-cell>
            </table:table-row>
            <table:table-row>
              <table:table-cell office:value-type="string">
                <text:p>0,002995</text:p>
              </table:table-cell>
              <table:table-cell office:value-type="float" office:value="0.0001428002">
                <text:p>0.0001428002</text:p>
              </table:table-cell>
              <table:table-cell office:value-type="float" office:value="0.0176347">
                <text:p>0.0176347</text:p>
              </table:table-cell>
              <table:table-cell office:value-type="float" office:value="0.035015">
                <text:p>0.035015</text:p>
              </table:table-cell>
            </table:table-row>
            <table:table-row>
              <table:table-cell office:value-type="string">
                <text:p>0,002991</text:p>
              </table:table-cell>
              <table:table-cell office:value-type="float" office:value="0.0001427473">
                <text:p>0.0001427473</text:p>
              </table:table-cell>
              <table:table-cell office:value-type="float" office:value="0.0176368">
                <text:p>0.0176368</text:p>
              </table:table-cell>
              <table:table-cell office:value-type="float" office:value="0.0350524">
                <text:p>0.0350524</text:p>
              </table:table-cell>
            </table:table-row>
            <table:table-row>
              <table:table-cell office:value-type="string">
                <text:p>0,002987</text:p>
              </table:table-cell>
              <table:table-cell office:value-type="float" office:value="0.0001426948">
                <text:p>0.0001426948</text:p>
              </table:table-cell>
              <table:table-cell office:value-type="float" office:value="0.0153066">
                <text:p>0.0153066</text:p>
              </table:table-cell>
              <table:table-cell office:value-type="float" office:value="0.0350898">
                <text:p>0.0350898</text:p>
              </table:table-cell>
            </table:table-row>
            <table:table-row>
              <table:table-cell office:value-type="string">
                <text:p>0,002983</text:p>
              </table:table-cell>
              <table:table-cell office:value-type="float" office:value="0.0001426424">
                <text:p>0.0001426424</text:p>
              </table:table-cell>
              <table:table-cell office:value-type="float" office:value="0.0151794">
                <text:p>0.0151794</text:p>
              </table:table-cell>
              <table:table-cell office:value-type="float" office:value="0.0351273">
                <text:p>0.0351273</text:p>
              </table:table-cell>
            </table:table-row>
            <table:table-row>
              <table:table-cell office:value-type="string">
                <text:p>0,002979</text:p>
              </table:table-cell>
              <table:table-cell office:value-type="float" office:value="0.0001425903">
                <text:p>0.0001425903</text:p>
              </table:table-cell>
              <table:table-cell office:value-type="float" office:value="0.0176434">
                <text:p>0.0176434</text:p>
              </table:table-cell>
              <table:table-cell office:value-type="float" office:value="0.0351649">
                <text:p>0.0351649</text:p>
              </table:table-cell>
            </table:table-row>
            <table:table-row>
              <table:table-cell office:value-type="string">
                <text:p>0,002975</text:p>
              </table:table-cell>
              <table:table-cell office:value-type="float" office:value="0.0001425384">
                <text:p>0.0001425384</text:p>
              </table:table-cell>
              <table:table-cell office:value-type="float" office:value="0.0151932">
                <text:p>0.0151932</text:p>
              </table:table-cell>
              <table:table-cell office:value-type="float" office:value="0.0352025">
                <text:p>0.0352025</text:p>
              </table:table-cell>
            </table:table-row>
            <table:table-row>
              <table:table-cell office:value-type="string">
                <text:p>0,002972</text:p>
              </table:table-cell>
              <table:table-cell office:value-type="float" office:value="0.0001424867">
                <text:p>0.0001424867</text:p>
              </table:table-cell>
              <table:table-cell office:value-type="float" office:value="0.0152001">
                <text:p>0.0152001</text:p>
              </table:table-cell>
              <table:table-cell office:value-type="float" office:value="0.0352401">
                <text:p>0.0352401</text:p>
              </table:table-cell>
            </table:table-row>
            <table:table-row>
              <table:table-cell office:value-type="string">
                <text:p>0,002968</text:p>
              </table:table-cell>
              <table:table-cell office:value-type="float" office:value="0.0001424353">
                <text:p>0.0001424353</text:p>
              </table:table-cell>
              <table:table-cell office:value-type="float" office:value="0.0257244">
                <text:p>0.0257244</text:p>
              </table:table-cell>
              <table:table-cell office:value-type="float" office:value="0.0352778">
                <text:p>0.0352778</text:p>
              </table:table-cell>
            </table:table-row>
            <table:table-row>
              <table:table-cell office:value-type="string">
                <text:p>0,002964</text:p>
              </table:table-cell>
              <table:table-cell office:value-type="float" office:value="0.0001423841">
                <text:p>0.0001423841</text:p>
              </table:table-cell>
              <table:table-cell office:value-type="float" office:value="0.0176525">
                <text:p>0.0176525</text:p>
              </table:table-cell>
              <table:table-cell office:value-type="float" office:value="0.0353156">
                <text:p>0.0353156</text:p>
              </table:table-cell>
            </table:table-row>
            <table:table-row>
              <table:table-cell office:value-type="string">
                <text:p>0,00296</text:p>
              </table:table-cell>
              <table:table-cell office:value-type="float" office:value="0.0001423332">
                <text:p>0.0001423332</text:p>
              </table:table-cell>
              <table:table-cell office:value-type="float" office:value="0.0176548">
                <text:p>0.0176548</text:p>
              </table:table-cell>
              <table:table-cell office:value-type="float" office:value="0.0353534">
                <text:p>0.0353534</text:p>
              </table:table-cell>
            </table:table-row>
            <table:table-row>
              <table:table-cell office:value-type="string">
                <text:p>0,002956</text:p>
              </table:table-cell>
              <table:table-cell office:value-type="float" office:value="0.0001422825">
                <text:p>0.0001422825</text:p>
              </table:table-cell>
              <table:table-cell office:value-type="float" office:value="0.0153359">
                <text:p>0.0153359</text:p>
              </table:table-cell>
              <table:table-cell office:value-type="float" office:value="0.0353913">
                <text:p>0.0353913</text:p>
              </table:table-cell>
            </table:table-row>
            <table:table-row>
              <table:table-cell office:value-type="string">
                <text:p>0,002952</text:p>
              </table:table-cell>
              <table:table-cell office:value-type="float" office:value="0.000142232">
                <text:p>0.000142232</text:p>
              </table:table-cell>
              <table:table-cell office:value-type="float" office:value="0.0213051">
                <text:p>0.0213051</text:p>
              </table:table-cell>
              <table:table-cell office:value-type="float" office:value="0.0354292">
                <text:p>0.0354292</text:p>
              </table:table-cell>
            </table:table-row>
            <table:table-row>
              <table:table-cell office:value-type="string">
                <text:p>0,002949</text:p>
              </table:table-cell>
              <table:table-cell office:value-type="float" office:value="0.0001421817">
                <text:p>0.0001421817</text:p>
              </table:table-cell>
              <table:table-cell office:value-type="float" office:value="0.0152423">
                <text:p>0.0152423</text:p>
              </table:table-cell>
              <table:table-cell office:value-type="float" office:value="0.0354671">
                <text:p>0.0354671</text:p>
              </table:table-cell>
            </table:table-row>
            <table:table-row>
              <table:table-cell office:value-type="string">
                <text:p>0,002945</text:p>
              </table:table-cell>
              <table:table-cell office:value-type="float" office:value="0.0001421317">
                <text:p>0.0001421317</text:p>
              </table:table-cell>
              <table:table-cell office:value-type="float" office:value="0.0176644">
                <text:p>0.0176644</text:p>
              </table:table-cell>
              <table:table-cell office:value-type="float" office:value="0.0355051">
                <text:p>0.0355051</text:p>
              </table:table-cell>
            </table:table-row>
            <table:table-row>
              <table:table-cell office:value-type="string">
                <text:p>0,002941</text:p>
              </table:table-cell>
              <table:table-cell office:value-type="float" office:value="0.000142082">
                <text:p>0.000142082</text:p>
              </table:table-cell>
              <table:table-cell office:value-type="float" office:value="0.022472">
                <text:p>0.022472</text:p>
              </table:table-cell>
              <table:table-cell office:value-type="float" office:value="0.0355432">
                <text:p>0.0355432</text:p>
              </table:table-cell>
            </table:table-row>
            <table:table-row>
              <table:table-cell office:value-type="string">
                <text:p>0,002937</text:p>
              </table:table-cell>
              <table:table-cell office:value-type="float" office:value="0.0001420324">
                <text:p>0.0001420324</text:p>
              </table:table-cell>
              <table:table-cell office:value-type="float" office:value="0.0176694">
                <text:p>0.0176694</text:p>
              </table:table-cell>
              <table:table-cell office:value-type="float" office:value="0.0355813">
                <text:p>0.0355813</text:p>
              </table:table-cell>
            </table:table-row>
            <table:table-row>
              <table:table-cell office:value-type="string">
                <text:p>0,002933</text:p>
              </table:table-cell>
              <table:table-cell office:value-type="float" office:value="0.0001419832">
                <text:p>0.0001419832</text:p>
              </table:table-cell>
              <table:table-cell office:value-type="float" office:value="0.015271">
                <text:p>0.015271</text:p>
              </table:table-cell>
              <table:table-cell office:value-type="float" office:value="0.0356195">
                <text:p>0.0356195</text:p>
              </table:table-cell>
            </table:table-row>
            <table:table-row>
              <table:table-cell office:value-type="string">
                <text:p>0,002929</text:p>
              </table:table-cell>
              <table:table-cell office:value-type="float" office:value="0.0001419342">
                <text:p>0.0001419342</text:p>
              </table:table-cell>
              <table:table-cell office:value-type="float" office:value="0.0176744">
                <text:p>0.0176744</text:p>
              </table:table-cell>
              <table:table-cell office:value-type="float" office:value="0.0356577">
                <text:p>0.0356577</text:p>
              </table:table-cell>
            </table:table-row>
            <table:table-row>
              <table:table-cell office:value-type="string">
                <text:p>0,002925</text:p>
              </table:table-cell>
              <table:table-cell office:value-type="float" office:value="0.0001418854">
                <text:p>0.0001418854</text:p>
              </table:table-cell>
              <table:table-cell office:value-type="float" office:value="0.017677">
                <text:p>0.017677</text:p>
              </table:table-cell>
              <table:table-cell office:value-type="float" office:value="0.035696">
                <text:p>0.035696</text:p>
              </table:table-cell>
            </table:table-row>
            <table:table-row>
              <table:table-cell office:value-type="string">
                <text:p>0,002922</text:p>
              </table:table-cell>
              <table:table-cell office:value-type="float" office:value="0.0001418369">
                <text:p>0.0001418369</text:p>
              </table:table-cell>
              <table:table-cell office:value-type="float" office:value="0.0176796">
                <text:p>0.0176796</text:p>
              </table:table-cell>
              <table:table-cell office:value-type="float" office:value="0.0357343">
                <text:p>0.0357343</text:p>
              </table:table-cell>
            </table:table-row>
            <table:table-row>
              <table:table-cell office:value-type="string">
                <text:p>0,002918</text:p>
              </table:table-cell>
              <table:table-cell office:value-type="float" office:value="0.0001417886">
                <text:p>0.0001417886</text:p>
              </table:table-cell>
              <table:table-cell office:value-type="float" office:value="0.0213892">
                <text:p>0.0213892</text:p>
              </table:table-cell>
              <table:table-cell office:value-type="float" office:value="0.0357727">
                <text:p>0.0357727</text:p>
              </table:table-cell>
            </table:table-row>
            <table:table-row>
              <table:table-cell office:value-type="string">
                <text:p>0,002914</text:p>
              </table:table-cell>
              <table:table-cell office:value-type="float" office:value="0.0001417406">
                <text:p>0.0001417406</text:p>
              </table:table-cell>
              <table:table-cell office:value-type="float" office:value="0.0176848">
                <text:p>0.0176848</text:p>
              </table:table-cell>
              <table:table-cell office:value-type="float" office:value="0.0358111">
                <text:p>0.0358111</text:p>
              </table:table-cell>
            </table:table-row>
            <table:table-row>
              <table:table-cell office:value-type="string">
                <text:p>0,00291</text:p>
              </table:table-cell>
              <table:table-cell office:value-type="float" office:value="0.0001416928">
                <text:p>0.0001416928</text:p>
              </table:table-cell>
              <table:table-cell office:value-type="float" office:value="0.0176875">
                <text:p>0.0176875</text:p>
              </table:table-cell>
              <table:table-cell office:value-type="float" office:value="0.0358496">
                <text:p>0.0358496</text:p>
              </table:table-cell>
            </table:table-row>
            <table:table-row>
              <table:table-cell office:value-type="string">
                <text:p>0,002906</text:p>
              </table:table-cell>
              <table:table-cell office:value-type="float" office:value="0.0001416452">
                <text:p>0.0001416452</text:p>
              </table:table-cell>
              <table:table-cell office:value-type="float" office:value="0.0153223">
                <text:p>0.0153223</text:p>
              </table:table-cell>
              <table:table-cell office:value-type="float" office:value="0.0358881">
                <text:p>0.0358881</text:p>
              </table:table-cell>
            </table:table-row>
            <table:table-row>
              <table:table-cell office:value-type="string">
                <text:p>0,002902</text:p>
              </table:table-cell>
              <table:table-cell office:value-type="float" office:value="0.000141598">
                <text:p>0.000141598</text:p>
              </table:table-cell>
              <table:table-cell office:value-type="float" office:value="0.0176929">
                <text:p>0.0176929</text:p>
              </table:table-cell>
              <table:table-cell office:value-type="float" office:value="0.0359267">
                <text:p>0.0359267</text:p>
              </table:table-cell>
            </table:table-row>
            <table:table-row>
              <table:table-cell office:value-type="string">
                <text:p>0,002899</text:p>
              </table:table-cell>
              <table:table-cell office:value-type="float" office:value="0.0001415509">
                <text:p>0.0001415509</text:p>
              </table:table-cell>
              <table:table-cell office:value-type="float" office:value="0.0153981">
                <text:p>0.0153981</text:p>
              </table:table-cell>
              <table:table-cell office:value-type="float" office:value="0.0359653">
                <text:p>0.0359653</text:p>
              </table:table-cell>
            </table:table-row>
            <table:table-row>
              <table:table-cell office:value-type="string">
                <text:p>0,002895</text:p>
              </table:table-cell>
              <table:table-cell office:value-type="float" office:value="0.0001415042">
                <text:p>0.0001415042</text:p>
              </table:table-cell>
              <table:table-cell office:value-type="float" office:value="0.016722">
                <text:p>0.016722</text:p>
              </table:table-cell>
              <table:table-cell office:value-type="float" office:value="0.036004">
                <text:p>0.036004</text:p>
              </table:table-cell>
            </table:table-row>
            <table:table-row>
              <table:table-cell office:value-type="string">
                <text:p>0,002891</text:p>
              </table:table-cell>
              <table:table-cell office:value-type="float" office:value="0.0001414576">
                <text:p>0.0001414576</text:p>
              </table:table-cell>
              <table:table-cell office:value-type="float" office:value="0.0239533">
                <text:p>0.0239533</text:p>
              </table:table-cell>
              <table:table-cell office:value-type="float" office:value="0.0360428">
                <text:p>0.0360428</text:p>
              </table:table-cell>
            </table:table-row>
            <table:table-row>
              <table:table-cell office:value-type="string">
                <text:p>0,002887</text:p>
              </table:table-cell>
              <table:table-cell office:value-type="float" office:value="0.0001414113">
                <text:p>0.0001414113</text:p>
              </table:table-cell>
              <table:table-cell office:value-type="float" office:value="0.0153599">
                <text:p>0.0153599</text:p>
              </table:table-cell>
              <table:table-cell office:value-type="float" office:value="0.0360815">
                <text:p>0.0360815</text:p>
              </table:table-cell>
            </table:table-row>
            <table:table-row>
              <table:table-cell office:value-type="string">
                <text:p>0,002883</text:p>
              </table:table-cell>
              <table:table-cell office:value-type="float" office:value="0.0001413653">
                <text:p>0.0001413653</text:p>
              </table:table-cell>
              <table:table-cell office:value-type="float" office:value="0.0262004">
                <text:p>0.0262004</text:p>
              </table:table-cell>
              <table:table-cell office:value-type="float" office:value="0.0361204">
                <text:p>0.0361204</text:p>
              </table:table-cell>
            </table:table-row>
            <table:table-row>
              <table:table-cell office:value-type="string">
                <text:p>0,002879</text:p>
              </table:table-cell>
              <table:table-cell office:value-type="float" office:value="0.0001413195">
                <text:p>0.0001413195</text:p>
              </table:table-cell>
              <table:table-cell office:value-type="float" office:value="0.0153751">
                <text:p>0.0153751</text:p>
              </table:table-cell>
              <table:table-cell office:value-type="float" office:value="0.0361593">
                <text:p>0.0361593</text:p>
              </table:table-cell>
            </table:table-row>
            <table:table-row>
              <table:table-cell office:value-type="string">
                <text:p>0,002875</text:p>
              </table:table-cell>
              <table:table-cell office:value-type="float" office:value="0.000141274">
                <text:p>0.000141274</text:p>
              </table:table-cell>
              <table:table-cell office:value-type="float" office:value="0.0256116">
                <text:p>0.0256116</text:p>
              </table:table-cell>
              <table:table-cell office:value-type="float" office:value="0.0361982">
                <text:p>0.0361982</text:p>
              </table:table-cell>
            </table:table-row>
            <table:table-row>
              <table:table-cell office:value-type="string">
                <text:p>0,002872</text:p>
              </table:table-cell>
              <table:table-cell office:value-type="float" office:value="0.0001412287">
                <text:p>0.0001412287</text:p>
              </table:table-cell>
              <table:table-cell office:value-type="float" office:value="0.0177155">
                <text:p>0.0177155</text:p>
              </table:table-cell>
              <table:table-cell office:value-type="float" office:value="0.0362372">
                <text:p>0.0362372</text:p>
              </table:table-cell>
            </table:table-row>
            <table:table-row>
              <table:table-cell office:value-type="string">
                <text:p>0,002868</text:p>
              </table:table-cell>
              <table:table-cell office:value-type="float" office:value="0.0001411837">
                <text:p>0.0001411837</text:p>
              </table:table-cell>
              <table:table-cell office:value-type="float" office:value="0.0294409">
                <text:p>0.0294409</text:p>
              </table:table-cell>
              <table:table-cell office:value-type="float" office:value="0.0362763">
                <text:p>0.0362763</text:p>
              </table:table-cell>
            </table:table-row>
            <table:table-row>
              <table:table-cell office:value-type="string">
                <text:p>0,002864</text:p>
              </table:table-cell>
              <table:table-cell office:value-type="float" office:value="0.0001411389">
                <text:p>0.0001411389</text:p>
              </table:table-cell>
              <table:table-cell office:value-type="float" office:value="0.0154058">
                <text:p>0.0154058</text:p>
              </table:table-cell>
              <table:table-cell office:value-type="float" office:value="0.0363154">
                <text:p>0.0363154</text:p>
              </table:table-cell>
            </table:table-row>
            <table:table-row>
              <table:table-cell office:value-type="string">
                <text:p>0,00286</text:p>
              </table:table-cell>
              <table:table-cell office:value-type="float" office:value="0.0001410944">
                <text:p>0.0001410944</text:p>
              </table:table-cell>
              <table:table-cell office:value-type="float" office:value="0.0263335">
                <text:p>0.0263335</text:p>
              </table:table-cell>
              <table:table-cell office:value-type="float" office:value="0.0363545">
                <text:p>0.0363545</text:p>
              </table:table-cell>
            </table:table-row>
            <table:table-row>
              <table:table-cell office:value-type="string">
                <text:p>0,002856</text:p>
              </table:table-cell>
              <table:table-cell office:value-type="float" office:value="0.0001410501">
                <text:p>0.0001410501</text:p>
              </table:table-cell>
              <table:table-cell office:value-type="float" office:value="0.0177275">
                <text:p>0.0177275</text:p>
              </table:table-cell>
              <table:table-cell office:value-type="float" office:value="0.0363937">
                <text:p>0.0363937</text:p>
              </table:table-cell>
            </table:table-row>
            <table:table-row>
              <table:table-cell office:value-type="string">
                <text:p>0,002852</text:p>
              </table:table-cell>
              <table:table-cell office:value-type="float" office:value="0.000141006">
                <text:p>0.000141006</text:p>
              </table:table-cell>
              <table:table-cell office:value-type="float" office:value="0.0170536">
                <text:p>0.0170536</text:p>
              </table:table-cell>
              <table:table-cell office:value-type="float" office:value="0.036433">
                <text:p>0.036433</text:p>
              </table:table-cell>
            </table:table-row>
            <table:table-row>
              <table:table-cell office:value-type="string">
                <text:p>0,002848</text:p>
              </table:table-cell>
              <table:table-cell office:value-type="float" office:value="0.0001409622">
                <text:p>0.0001409622</text:p>
              </table:table-cell>
              <table:table-cell office:value-type="float" office:value="0.0154371">
                <text:p>0.0154371</text:p>
              </table:table-cell>
              <table:table-cell office:value-type="float" office:value="0.0364723">
                <text:p>0.0364723</text:p>
              </table:table-cell>
            </table:table-row>
            <table:table-row>
              <table:table-cell office:value-type="string">
                <text:p>0,002845</text:p>
              </table:table-cell>
              <table:table-cell office:value-type="float" office:value="0.0001409187">
                <text:p>0.0001409187</text:p>
              </table:table-cell>
              <table:table-cell office:value-type="float" office:value="0.0295451">
                <text:p>0.0295451</text:p>
              </table:table-cell>
              <table:table-cell office:value-type="float" office:value="0.0365117">
                <text:p>0.0365117</text:p>
              </table:table-cell>
            </table:table-row>
            <table:table-row>
              <table:table-cell office:value-type="string">
                <text:p>0,002841</text:p>
              </table:table-cell>
              <table:table-cell office:value-type="float" office:value="0.0001408754">
                <text:p>0.0001408754</text:p>
              </table:table-cell>
              <table:table-cell office:value-type="float" office:value="0.0154528">
                <text:p>0.0154528</text:p>
              </table:table-cell>
              <table:table-cell office:value-type="float" office:value="0.0365511">
                <text:p>0.0365511</text:p>
              </table:table-cell>
            </table:table-row>
            <table:table-row>
              <table:table-cell office:value-type="string">
                <text:p>0,002837</text:p>
              </table:table-cell>
              <table:table-cell office:value-type="float" office:value="0.0001408324">
                <text:p>0.0001408324</text:p>
              </table:table-cell>
              <table:table-cell office:value-type="float" office:value="0.0177429">
                <text:p>0.0177429</text:p>
              </table:table-cell>
              <table:table-cell office:value-type="float" office:value="0.0365905">
                <text:p>0.0365905</text:p>
              </table:table-cell>
            </table:table-row>
            <table:table-row>
              <table:table-cell office:value-type="string">
                <text:p>0,002833</text:p>
              </table:table-cell>
              <table:table-cell office:value-type="float" office:value="0.0001407896">
                <text:p>0.0001407896</text:p>
              </table:table-cell>
              <table:table-cell office:value-type="float" office:value="0.0154687">
                <text:p>0.0154687</text:p>
              </table:table-cell>
              <table:table-cell office:value-type="float" office:value="0.03663">
                <text:p>0.03663</text:p>
              </table:table-cell>
            </table:table-row>
            <table:table-row>
              <table:table-cell office:value-type="string">
                <text:p>0,002829</text:p>
              </table:table-cell>
              <table:table-cell office:value-type="float" office:value="0.000140747">
                <text:p>0.000140747</text:p>
              </table:table-cell>
              <table:table-cell office:value-type="float" office:value="0.0296096">
                <text:p>0.0296096</text:p>
              </table:table-cell>
              <table:table-cell office:value-type="float" office:value="0.0366696">
                <text:p>0.0366696</text:p>
              </table:table-cell>
            </table:table-row>
            <table:table-row>
              <table:table-cell office:value-type="string">
                <text:p>0,002825</text:p>
              </table:table-cell>
              <table:table-cell office:value-type="float" office:value="0.0001407047">
                <text:p>0.0001407047</text:p>
              </table:table-cell>
              <table:table-cell office:value-type="float" office:value="0.0177525">
                <text:p>0.0177525</text:p>
              </table:table-cell>
              <table:table-cell office:value-type="float" office:value="0.0367092">
                <text:p>0.0367092</text:p>
              </table:table-cell>
            </table:table-row>
            <table:table-row>
              <table:table-cell office:value-type="string">
                <text:p>0,002822</text:p>
              </table:table-cell>
              <table:table-cell office:value-type="float" office:value="0.0001406627">
                <text:p>0.0001406627</text:p>
              </table:table-cell>
              <table:table-cell office:value-type="float" office:value="0.0255534">
                <text:p>0.0255534</text:p>
              </table:table-cell>
              <table:table-cell office:value-type="float" office:value="0.0367489">
                <text:p>0.0367489</text:p>
              </table:table-cell>
            </table:table-row>
            <table:table-row>
              <table:table-cell office:value-type="string">
                <text:p>0,002818</text:p>
              </table:table-cell>
              <table:table-cell office:value-type="float" office:value="0.0001406209">
                <text:p>0.0001406209</text:p>
              </table:table-cell>
              <table:table-cell office:value-type="float" office:value="0.017759">
                <text:p>0.017759</text:p>
              </table:table-cell>
              <table:table-cell office:value-type="float" office:value="0.0367886">
                <text:p>0.0367886</text:p>
              </table:table-cell>
            </table:table-row>
            <table:table-row>
              <table:table-cell office:value-type="string">
                <text:p>0,002814</text:p>
              </table:table-cell>
              <table:table-cell office:value-type="float" office:value="0.0001405793">
                <text:p>0.0001405793</text:p>
              </table:table-cell>
              <table:table-cell office:value-type="float" office:value="0.0240648">
                <text:p>0.0240648</text:p>
              </table:table-cell>
              <table:table-cell office:value-type="float" office:value="0.0368284">
                <text:p>0.0368284</text:p>
              </table:table-cell>
            </table:table-row>
            <table:table-row>
              <table:table-cell office:value-type="string">
                <text:p>0,00281</text:p>
              </table:table-cell>
              <table:table-cell office:value-type="float" office:value="0.000140538">
                <text:p>0.000140538</text:p>
              </table:table-cell>
              <table:table-cell office:value-type="float" office:value="0.0177657">
                <text:p>0.0177657</text:p>
              </table:table-cell>
              <table:table-cell office:value-type="float" office:value="0.0368682">
                <text:p>0.0368682</text:p>
              </table:table-cell>
            </table:table-row>
            <table:table-row>
              <table:table-cell office:value-type="string">
                <text:p>0,002806</text:p>
              </table:table-cell>
              <table:table-cell office:value-type="float" office:value="0.000140497">
                <text:p>0.000140497</text:p>
              </table:table-cell>
              <table:table-cell office:value-type="float" office:value="0.017769">
                <text:p>0.017769</text:p>
              </table:table-cell>
              <table:table-cell office:value-type="float" office:value="0.0369081">
                <text:p>0.0369081</text:p>
              </table:table-cell>
            </table:table-row>
            <table:table-row>
              <table:table-cell office:value-type="string">
                <text:p>0,002802</text:p>
              </table:table-cell>
              <table:table-cell office:value-type="float" office:value="0.0001404562">
                <text:p>0.0001404562</text:p>
              </table:table-cell>
              <table:table-cell office:value-type="float" office:value="0.0260082">
                <text:p>0.0260082</text:p>
              </table:table-cell>
              <table:table-cell office:value-type="float" office:value="0.036948">
                <text:p>0.036948</text:p>
              </table:table-cell>
            </table:table-row>
            <table:table-row>
              <table:table-cell office:value-type="string">
                <text:p>0,002798</text:p>
              </table:table-cell>
              <table:table-cell office:value-type="float" office:value="0.0001404156">
                <text:p>0.0001404156</text:p>
              </table:table-cell>
              <table:table-cell office:value-type="float" office:value="0.0155417">
                <text:p>0.0155417</text:p>
              </table:table-cell>
              <table:table-cell office:value-type="float" office:value="0.036988">
                <text:p>0.036988</text:p>
              </table:table-cell>
            </table:table-row>
            <table:table-row>
              <table:table-cell office:value-type="string">
                <text:p>0,002795</text:p>
              </table:table-cell>
              <table:table-cell office:value-type="float" office:value="0.0001403753">
                <text:p>0.0001403753</text:p>
              </table:table-cell>
              <table:table-cell office:value-type="float" office:value="0.0155339">
                <text:p>0.0155339</text:p>
              </table:table-cell>
              <table:table-cell office:value-type="float" office:value="0.037028">
                <text:p>0.037028</text:p>
              </table:table-cell>
            </table:table-row>
            <table:table-row>
              <table:table-cell office:value-type="string">
                <text:p>0,002791</text:p>
              </table:table-cell>
              <table:table-cell office:value-type="float" office:value="0.0001403353">
                <text:p>0.0001403353</text:p>
              </table:table-cell>
              <table:table-cell office:value-type="float" office:value="0.0241002">
                <text:p>0.0241002</text:p>
              </table:table-cell>
              <table:table-cell office:value-type="float" office:value="0.0370681">
                <text:p>0.0370681</text:p>
              </table:table-cell>
            </table:table-row>
            <table:table-row>
              <table:table-cell office:value-type="string">
                <text:p>0,002787</text:p>
              </table:table-cell>
              <table:table-cell office:value-type="float" office:value="0.0001402955">
                <text:p>0.0001402955</text:p>
              </table:table-cell>
              <table:table-cell office:value-type="float" office:value="0.0177861">
                <text:p>0.0177861</text:p>
              </table:table-cell>
              <table:table-cell office:value-type="float" office:value="0.038985">
                <text:p>0.038985</text:p>
              </table:table-cell>
            </table:table-row>
            <table:table-row>
              <table:table-cell office:value-type="string">
                <text:p>0,002783</text:p>
              </table:table-cell>
              <table:table-cell office:value-type="float" office:value="0.0001402559">
                <text:p>0.0001402559</text:p>
              </table:table-cell>
              <table:table-cell office:value-type="float" office:value="0.0155749">
                <text:p>0.0155749</text:p>
              </table:table-cell>
              <table:table-cell office:value-type="float" office:value="0.0371485">
                <text:p>0.0371485</text:p>
              </table:table-cell>
            </table:table-row>
            <table:table-row>
              <table:table-cell office:value-type="string">
                <text:p>0,002779</text:p>
              </table:table-cell>
              <table:table-cell office:value-type="float" office:value="0.0001402166">
                <text:p>0.0001402166</text:p>
              </table:table-cell>
              <table:table-cell office:value-type="float" office:value="0.0155832">
                <text:p>0.0155832</text:p>
              </table:table-cell>
              <table:table-cell office:value-type="float" office:value="0.0371887">
                <text:p>0.0371887</text:p>
              </table:table-cell>
            </table:table-row>
            <table:table-row>
              <table:table-cell office:value-type="string">
                <text:p>0,002775</text:p>
              </table:table-cell>
              <table:table-cell office:value-type="float" office:value="0.0001401776">
                <text:p>0.0001401776</text:p>
              </table:table-cell>
              <table:table-cell office:value-type="float" office:value="0.0268332">
                <text:p>0.0268332</text:p>
              </table:table-cell>
              <table:table-cell office:value-type="float" office:value="0.037229">
                <text:p>0.037229</text:p>
              </table:table-cell>
            </table:table-row>
            <table:table-row>
              <table:table-cell office:value-type="string">
                <text:p>0,002772</text:p>
              </table:table-cell>
              <table:table-cell office:value-type="float" office:value="0.0001401388">
                <text:p>0.0001401388</text:p>
              </table:table-cell>
              <table:table-cell office:value-type="float" office:value="0.0268563">
                <text:p>0.0268563</text:p>
              </table:table-cell>
              <table:table-cell office:value-type="float" office:value="0.0372693">
                <text:p>0.0372693</text:p>
              </table:table-cell>
            </table:table-row>
            <table:table-row>
              <table:table-cell office:value-type="string">
                <text:p>0,002768</text:p>
              </table:table-cell>
              <table:table-cell office:value-type="float" office:value="0.0001401002">
                <text:p>0.0001401002</text:p>
              </table:table-cell>
              <table:table-cell office:value-type="float" office:value="0.0178039">
                <text:p>0.0178039</text:p>
              </table:table-cell>
              <table:table-cell office:value-type="float" office:value="0.0373097">
                <text:p>0.0373097</text:p>
              </table:table-cell>
            </table:table-row>
            <table:table-row>
              <table:table-cell office:value-type="string">
                <text:p>0,002764</text:p>
              </table:table-cell>
              <table:table-cell office:value-type="float" office:value="0.0001400619">
                <text:p>0.0001400619</text:p>
              </table:table-cell>
              <table:table-cell office:value-type="float" office:value="0.0155801">
                <text:p>0.0155801</text:p>
              </table:table-cell>
              <table:table-cell office:value-type="float" office:value="0.0373502">
                <text:p>0.0373502</text:p>
              </table:table-cell>
            </table:table-row>
            <table:table-row>
              <table:table-cell office:value-type="string">
                <text:p>0,00276</text:p>
              </table:table-cell>
              <table:table-cell office:value-type="float" office:value="0.0001400239">
                <text:p>0.0001400239</text:p>
              </table:table-cell>
              <table:table-cell office:value-type="float" office:value="0.0156255">
                <text:p>0.0156255</text:p>
              </table:table-cell>
              <table:table-cell office:value-type="float" office:value="0.0373907">
                <text:p>0.0373907</text:p>
              </table:table-cell>
            </table:table-row>
            <table:table-row>
              <table:table-cell office:value-type="string">
                <text:p>0,002756</text:p>
              </table:table-cell>
              <table:table-cell office:value-type="float" office:value="0.000139986">
                <text:p>0.000139986</text:p>
              </table:table-cell>
              <table:table-cell office:value-type="float" office:value="0.015634">
                <text:p>0.015634</text:p>
              </table:table-cell>
              <table:table-cell office:value-type="float" office:value="0.0374312">
                <text:p>0.0374312</text:p>
              </table:table-cell>
            </table:table-row>
            <table:table-row>
              <table:table-cell office:value-type="string">
                <text:p>0,002752</text:p>
              </table:table-cell>
              <table:table-cell office:value-type="float" office:value="0.0001399485">
                <text:p>0.0001399485</text:p>
              </table:table-cell>
              <table:table-cell office:value-type="float" office:value="0.0156426">
                <text:p>0.0156426</text:p>
              </table:table-cell>
              <table:table-cell office:value-type="float" office:value="0.0374718">
                <text:p>0.0374718</text:p>
              </table:table-cell>
            </table:table-row>
            <table:table-row>
              <table:table-cell office:value-type="string">
                <text:p>0,002748</text:p>
              </table:table-cell>
              <table:table-cell office:value-type="float" office:value="0.0001399112">
                <text:p>0.0001399112</text:p>
              </table:table-cell>
              <table:table-cell office:value-type="float" office:value="0.0178222">
                <text:p>0.0178222</text:p>
              </table:table-cell>
              <table:table-cell office:value-type="float" office:value="0.0375125">
                <text:p>0.0375125</text:p>
              </table:table-cell>
            </table:table-row>
            <table:table-row>
              <table:table-cell office:value-type="string">
                <text:p>0,002745</text:p>
              </table:table-cell>
              <table:table-cell office:value-type="float" office:value="0.0001398741">
                <text:p>0.0001398741</text:p>
              </table:table-cell>
              <table:table-cell office:value-type="float" office:value="0.017826">
                <text:p>0.017826</text:p>
              </table:table-cell>
              <table:table-cell office:value-type="float" office:value="0.0375532">
                <text:p>0.0375532</text:p>
              </table:table-cell>
            </table:table-row>
            <table:table-row>
              <table:table-cell office:value-type="string">
                <text:p>0,002741</text:p>
              </table:table-cell>
              <table:table-cell office:value-type="float" office:value="0.0001398373">
                <text:p>0.0001398373</text:p>
              </table:table-cell>
              <table:table-cell office:value-type="float" office:value="0.0270429">
                <text:p>0.0270429</text:p>
              </table:table-cell>
              <table:table-cell office:value-type="float" office:value="0.037594">
                <text:p>0.037594</text:p>
              </table:table-cell>
            </table:table-row>
            <table:table-row>
              <table:table-cell office:value-type="string">
                <text:p>0,002737</text:p>
              </table:table-cell>
              <table:table-cell office:value-type="float" office:value="0.0001398007">
                <text:p>0.0001398007</text:p>
              </table:table-cell>
              <table:table-cell office:value-type="float" office:value="0.0156772">
                <text:p>0.0156772</text:p>
              </table:table-cell>
              <table:table-cell office:value-type="float" office:value="0.0376348">
                <text:p>0.0376348</text:p>
              </table:table-cell>
            </table:table-row>
            <table:table-row>
              <table:table-cell office:value-type="string">
                <text:p>0,002733</text:p>
              </table:table-cell>
              <table:table-cell office:value-type="float" office:value="0.0001397644">
                <text:p>0.0001397644</text:p>
              </table:table-cell>
              <table:table-cell office:value-type="float" office:value="0.016418">
                <text:p>0.016418</text:p>
              </table:table-cell>
              <table:table-cell office:value-type="float" office:value="0.0376756">
                <text:p>0.0376756</text:p>
              </table:table-cell>
            </table:table-row>
            <table:table-row>
              <table:table-cell office:value-type="string">
                <text:p>0,002729</text:p>
              </table:table-cell>
              <table:table-cell office:value-type="float" office:value="0.0001397284">
                <text:p>0.0001397284</text:p>
              </table:table-cell>
              <table:table-cell office:value-type="float" office:value="0.0178412">
                <text:p>0.0178412</text:p>
              </table:table-cell>
              <table:table-cell office:value-type="float" office:value="0.0377165">
                <text:p>0.0377165</text:p>
              </table:table-cell>
            </table:table-row>
            <table:table-row>
              <table:table-cell office:value-type="string">
                <text:p>0,002725</text:p>
              </table:table-cell>
              <table:table-cell office:value-type="float" office:value="0.0001396925">
                <text:p>0.0001396925</text:p>
              </table:table-cell>
              <table:table-cell office:value-type="float" office:value="0.0271371">
                <text:p>0.0271371</text:p>
              </table:table-cell>
              <table:table-cell office:value-type="float" office:value="0.0377575">
                <text:p>0.0377575</text:p>
              </table:table-cell>
            </table:table-row>
            <table:table-row>
              <table:table-cell office:value-type="string">
                <text:p>0,002722</text:p>
              </table:table-cell>
              <table:table-cell office:value-type="float" office:value="0.000139657">
                <text:p>0.000139657</text:p>
              </table:table-cell>
              <table:table-cell office:value-type="float" office:value="0.017849">
                <text:p>0.017849</text:p>
              </table:table-cell>
              <table:table-cell office:value-type="float" office:value="0.0377985">
                <text:p>0.0377985</text:p>
              </table:table-cell>
            </table:table-row>
            <table:table-row>
              <table:table-cell office:value-type="string">
                <text:p>0,002718</text:p>
              </table:table-cell>
              <table:table-cell office:value-type="float" office:value="0.0001396217">
                <text:p>0.0001396217</text:p>
              </table:table-cell>
              <table:table-cell office:value-type="float" office:value="0.0219166">
                <text:p>0.0219166</text:p>
              </table:table-cell>
              <table:table-cell office:value-type="float" office:value="0.0378396">
                <text:p>0.0378396</text:p>
              </table:table-cell>
            </table:table-row>
            <table:table-row>
              <table:table-cell office:value-type="string">
                <text:p>0,002714</text:p>
              </table:table-cell>
              <table:table-cell office:value-type="float" office:value="0.0001395866">
                <text:p>0.0001395866</text:p>
              </table:table-cell>
              <table:table-cell office:value-type="float" office:value="0.0272082">
                <text:p>0.0272082</text:p>
              </table:table-cell>
              <table:table-cell office:value-type="float" office:value="0.039604">
                <text:p>0.039604</text:p>
              </table:table-cell>
            </table:table-row>
            <table:table-row>
              <table:table-cell office:value-type="string">
                <text:p>0,00271</text:p>
              </table:table-cell>
              <table:table-cell office:value-type="float" office:value="0.0001395518">
                <text:p>0.0001395518</text:p>
              </table:table-cell>
              <table:table-cell office:value-type="float" office:value="0.0259188">
                <text:p>0.0259188</text:p>
              </table:table-cell>
              <table:table-cell office:value-type="float" office:value="0.0379219">
                <text:p>0.0379219</text:p>
              </table:table-cell>
            </table:table-row>
            <table:table-row>
              <table:table-cell office:value-type="string">
                <text:p>0,002706</text:p>
              </table:table-cell>
              <table:table-cell office:value-type="float" office:value="0.0001395172">
                <text:p>0.0001395172</text:p>
              </table:table-cell>
              <table:table-cell office:value-type="float" office:value="0.0178649">
                <text:p>0.0178649</text:p>
              </table:table-cell>
              <table:table-cell office:value-type="float" office:value="0.0379631">
                <text:p>0.0379631</text:p>
              </table:table-cell>
            </table:table-row>
            <table:table-row>
              <table:table-cell office:value-type="string">
                <text:p>0,002702</text:p>
              </table:table-cell>
              <table:table-cell office:value-type="float" office:value="0.0001394829">
                <text:p>0.0001394829</text:p>
              </table:table-cell>
              <table:table-cell office:value-type="float" office:value="0.0242437">
                <text:p>0.0242437</text:p>
              </table:table-cell>
              <table:table-cell office:value-type="float" office:value="0.0380044">
                <text:p>0.0380044</text:p>
              </table:table-cell>
            </table:table-row>
            <table:table-row>
              <table:table-cell office:value-type="string">
                <text:p>0,002698</text:p>
              </table:table-cell>
              <table:table-cell office:value-type="float" office:value="0.0001394488">
                <text:p>0.0001394488</text:p>
              </table:table-cell>
              <table:table-cell office:value-type="float" office:value="0.0178729">
                <text:p>0.0178729</text:p>
              </table:table-cell>
              <table:table-cell office:value-type="float" office:value="0.0380457">
                <text:p>0.0380457</text:p>
              </table:table-cell>
            </table:table-row>
            <table:table-row>
              <table:table-cell office:value-type="string">
                <text:p>0,002695</text:p>
              </table:table-cell>
              <table:table-cell office:value-type="float" office:value="0.000139415">
                <text:p>0.000139415</text:p>
              </table:table-cell>
              <table:table-cell office:value-type="float" office:value="0.017877">
                <text:p>0.017877</text:p>
              </table:table-cell>
              <table:table-cell office:value-type="float" office:value="0.0380871">
                <text:p>0.0380871</text:p>
              </table:table-cell>
            </table:table-row>
            <table:table-row>
              <table:table-cell office:value-type="string">
                <text:p>0,002691</text:p>
              </table:table-cell>
              <table:table-cell office:value-type="float" office:value="0.0001393814">
                <text:p>0.0001393814</text:p>
              </table:table-cell>
              <table:table-cell office:value-type="float" office:value="0.0157836">
                <text:p>0.0157836</text:p>
              </table:table-cell>
              <table:table-cell office:value-type="float" office:value="0.0381285">
                <text:p>0.0381285</text:p>
              </table:table-cell>
            </table:table-row>
            <table:table-row>
              <table:table-cell office:value-type="string">
                <text:p>0,002687</text:p>
              </table:table-cell>
              <table:table-cell office:value-type="float" office:value="0.0001393481">
                <text:p>0.0001393481</text:p>
              </table:table-cell>
              <table:table-cell office:value-type="float" office:value="0.0178853">
                <text:p>0.0178853</text:p>
              </table:table-cell>
              <table:table-cell office:value-type="float" office:value="0.03817">
                <text:p>0.03817</text:p>
              </table:table-cell>
            </table:table-row>
            <table:table-row>
              <table:table-cell office:value-type="string">
                <text:p>0,002683</text:p>
              </table:table-cell>
              <table:table-cell office:value-type="float" office:value="0.000139315">
                <text:p>0.000139315</text:p>
              </table:table-cell>
              <table:table-cell office:value-type="float" office:value="0.0178894">
                <text:p>0.0178894</text:p>
              </table:table-cell>
              <table:table-cell office:value-type="float" office:value="0.0382115">
                <text:p>0.0382115</text:p>
              </table:table-cell>
            </table:table-row>
            <table:table-row>
              <table:table-cell office:value-type="string">
                <text:p>0,002679</text:p>
              </table:table-cell>
              <table:table-cell office:value-type="float" office:value="0.0001392822">
                <text:p>0.0001392822</text:p>
              </table:table-cell>
              <table:table-cell office:value-type="float" office:value="0.0178936">
                <text:p>0.0178936</text:p>
              </table:table-cell>
              <table:table-cell office:value-type="float" office:value="0.0382531">
                <text:p>0.0382531</text:p>
              </table:table-cell>
            </table:table-row>
            <table:table-row>
              <table:table-cell office:value-type="string">
                <text:p>0,002675</text:p>
              </table:table-cell>
              <table:table-cell office:value-type="float" office:value="0.0001392496">
                <text:p>0.0001392496</text:p>
              </table:table-cell>
              <table:table-cell office:value-type="float" office:value="0.0267434">
                <text:p>0.0267434</text:p>
              </table:table-cell>
              <table:table-cell office:value-type="float" office:value="0.0382948">
                <text:p>0.0382948</text:p>
              </table:table-cell>
            </table:table-row>
            <table:table-row>
              <table:table-cell office:value-type="string">
                <text:p>0,002671</text:p>
              </table:table-cell>
              <table:table-cell office:value-type="float" office:value="0.0001392173">
                <text:p>0.0001392173</text:p>
              </table:table-cell>
              <table:table-cell office:value-type="float" office:value="0.017902">
                <text:p>0.017902</text:p>
              </table:table-cell>
              <table:table-cell office:value-type="float" office:value="0.0383365">
                <text:p>0.0383365</text:p>
              </table:table-cell>
            </table:table-row>
            <table:table-row>
              <table:table-cell office:value-type="string">
                <text:p>0,002668</text:p>
              </table:table-cell>
              <table:table-cell office:value-type="float" office:value="0.0001391852">
                <text:p>0.0001391852</text:p>
              </table:table-cell>
              <table:table-cell office:value-type="float" office:value="0.0163409">
                <text:p>0.0163409</text:p>
              </table:table-cell>
              <table:table-cell office:value-type="float" office:value="0.0383782">
                <text:p>0.0383782</text:p>
              </table:table-cell>
            </table:table-row>
            <table:table-row>
              <table:table-cell office:value-type="string">
                <text:p>0,002664</text:p>
              </table:table-cell>
              <table:table-cell office:value-type="float" office:value="0.0001391534">
                <text:p>0.0001391534</text:p>
              </table:table-cell>
              <table:table-cell office:value-type="float" office:value="0.0179105">
                <text:p>0.0179105</text:p>
              </table:table-cell>
              <table:table-cell office:value-type="float" office:value="0.03842">
                <text:p>0.03842</text:p>
              </table:table-cell>
            </table:table-row>
            <table:table-row>
              <table:table-cell office:value-type="string">
                <text:p>0,00266</text:p>
              </table:table-cell>
              <table:table-cell office:value-type="float" office:value="0.0001391218">
                <text:p>0.0001391218</text:p>
              </table:table-cell>
              <table:table-cell office:value-type="float" office:value="0.0158568">
                <text:p>0.0158568</text:p>
              </table:table-cell>
              <table:table-cell office:value-type="float" office:value="0.0384618">
                <text:p>0.0384618</text:p>
              </table:table-cell>
            </table:table-row>
            <table:table-row>
              <table:table-cell office:value-type="string">
                <text:p>0,002656</text:p>
              </table:table-cell>
              <table:table-cell office:value-type="float" office:value="0.0001390905">
                <text:p>0.0001390905</text:p>
              </table:table-cell>
              <table:table-cell office:value-type="float" office:value="0.0158661">
                <text:p>0.0158661</text:p>
              </table:table-cell>
              <table:table-cell office:value-type="float" office:value="0.0385037">
                <text:p>0.0385037</text:p>
              </table:table-cell>
            </table:table-row>
            <table:table-row>
              <table:table-cell office:value-type="string">
                <text:p>0,002652</text:p>
              </table:table-cell>
              <table:table-cell office:value-type="float" office:value="0.0001390594">
                <text:p>0.0001390594</text:p>
              </table:table-cell>
              <table:table-cell office:value-type="float" office:value="0.0179235">
                <text:p>0.0179235</text:p>
              </table:table-cell>
              <table:table-cell office:value-type="float" office:value="0.0385457">
                <text:p>0.0385457</text:p>
              </table:table-cell>
            </table:table-row>
            <table:table-row>
              <table:table-cell office:value-type="string">
                <text:p>0,002648</text:p>
              </table:table-cell>
              <table:table-cell office:value-type="float" office:value="0.0001390286">
                <text:p>0.0001390286</text:p>
              </table:table-cell>
              <table:table-cell office:value-type="float" office:value="0.0179279">
                <text:p>0.0179279</text:p>
              </table:table-cell>
              <table:table-cell office:value-type="float" office:value="0.0385877">
                <text:p>0.0385877</text:p>
              </table:table-cell>
            </table:table-row>
            <table:table-row>
              <table:table-cell office:value-type="string">
                <text:p>0,002645</text:p>
              </table:table-cell>
              <table:table-cell office:value-type="float" office:value="0.000138998">
                <text:p>0.000138998</text:p>
              </table:table-cell>
              <table:table-cell office:value-type="float" office:value="0.0158941">
                <text:p>0.0158941</text:p>
              </table:table-cell>
              <table:table-cell office:value-type="float" office:value="0.0386297">
                <text:p>0.0386297</text:p>
              </table:table-cell>
            </table:table-row>
            <table:table-row>
              <table:table-cell office:value-type="string">
                <text:p>0,002641</text:p>
              </table:table-cell>
              <table:table-cell office:value-type="float" office:value="0.0001389677">
                <text:p>0.0001389677</text:p>
              </table:table-cell>
              <table:table-cell office:value-type="float" office:value="0.0157917">
                <text:p>0.0157917</text:p>
              </table:table-cell>
              <table:table-cell office:value-type="float" office:value="0.0386719">
                <text:p>0.0386719</text:p>
              </table:table-cell>
            </table:table-row>
            <table:table-row>
              <table:table-cell office:value-type="string">
                <text:p>0,002637</text:p>
              </table:table-cell>
              <table:table-cell office:value-type="float" office:value="0.0001389376">
                <text:p>0.0001389376</text:p>
              </table:table-cell>
              <table:table-cell office:value-type="float" office:value="0.0179412">
                <text:p>0.0179412</text:p>
              </table:table-cell>
              <table:table-cell office:value-type="float" office:value="0.038714">
                <text:p>0.038714</text:p>
              </table:table-cell>
            </table:table-row>
            <table:table-row>
              <table:table-cell office:value-type="string">
                <text:p>0,002633</text:p>
              </table:table-cell>
              <table:table-cell office:value-type="float" office:value="0.0001389078">
                <text:p>0.0001389078</text:p>
              </table:table-cell>
              <table:table-cell office:value-type="float" office:value="0.0304778">
                <text:p>0.0304778</text:p>
              </table:table-cell>
              <table:table-cell office:value-type="float" office:value="0.0387562">
                <text:p>0.0387562</text:p>
              </table:table-cell>
            </table:table-row>
            <table:table-row>
              <table:table-cell office:value-type="string">
                <text:p>0,002629</text:p>
              </table:table-cell>
              <table:table-cell office:value-type="float" office:value="0.0001388782">
                <text:p>0.0001388782</text:p>
              </table:table-cell>
              <table:table-cell office:value-type="float" office:value="0.0179502">
                <text:p>0.0179502</text:p>
              </table:table-cell>
              <table:table-cell office:value-type="float" office:value="0.0387985">
                <text:p>0.0387985</text:p>
              </table:table-cell>
            </table:table-row>
            <table:table-row>
              <table:table-cell office:value-type="string">
                <text:p>0,002625</text:p>
              </table:table-cell>
              <table:table-cell office:value-type="float" office:value="0.0001388489">
                <text:p>0.0001388489</text:p>
              </table:table-cell>
              <table:table-cell office:value-type="float" office:value="0.0179547">
                <text:p>0.0179547</text:p>
              </table:table-cell>
              <table:table-cell office:value-type="float" office:value="0.0388408">
                <text:p>0.0388408</text:p>
              </table:table-cell>
            </table:table-row>
            <table:table-row>
              <table:table-cell office:value-type="string">
                <text:p>0,002621</text:p>
              </table:table-cell>
              <table:table-cell office:value-type="float" office:value="0.0001388199">
                <text:p>0.0001388199</text:p>
              </table:table-cell>
              <table:table-cell office:value-type="float" office:value="0.0179593">
                <text:p>0.0179593</text:p>
              </table:table-cell>
              <table:table-cell office:value-type="float" office:value="0.0388832">
                <text:p>0.0388832</text:p>
              </table:table-cell>
            </table:table-row>
            <table:table-row>
              <table:table-cell office:value-type="string">
                <text:p>0,002618</text:p>
              </table:table-cell>
              <table:table-cell office:value-type="float" office:value="0.0001387911">
                <text:p>0.0001387911</text:p>
              </table:table-cell>
              <table:table-cell office:value-type="float" office:value="0.022207">
                <text:p>0.022207</text:p>
              </table:table-cell>
              <table:table-cell office:value-type="float" office:value="0.0389256">
                <text:p>0.0389256</text:p>
              </table:table-cell>
            </table:table-row>
            <table:table-row>
              <table:table-cell office:value-type="string">
                <text:p>0,002614</text:p>
              </table:table-cell>
              <table:table-cell office:value-type="float" office:value="0.0001387625">
                <text:p>0.0001387625</text:p>
              </table:table-cell>
              <table:table-cell office:value-type="float" office:value="0.0278386">
                <text:p>0.0278386</text:p>
              </table:table-cell>
              <table:table-cell office:value-type="float" office:value="0.038968">
                <text:p>0.038968</text:p>
              </table:table-cell>
            </table:table-row>
            <table:table-row>
              <table:table-cell office:value-type="string">
                <text:p>0,00261</text:p>
              </table:table-cell>
              <table:table-cell office:value-type="float" office:value="0.0001387341">
                <text:p>0.0001387341</text:p>
              </table:table-cell>
              <table:table-cell office:value-type="float" office:value="0.0179731">
                <text:p>0.0179731</text:p>
              </table:table-cell>
              <table:table-cell office:value-type="float" office:value="0.0390106">
                <text:p>0.0390106</text:p>
              </table:table-cell>
            </table:table-row>
            <table:table-row>
              <table:table-cell office:value-type="string">
                <text:p>0,002606</text:p>
              </table:table-cell>
              <table:table-cell office:value-type="float" office:value="0.000138706">
                <text:p>0.000138706</text:p>
              </table:table-cell>
              <table:table-cell office:value-type="float" office:value="0.0278882">
                <text:p>0.0278882</text:p>
              </table:table-cell>
              <table:table-cell office:value-type="float" office:value="0.0390531">
                <text:p>0.0390531</text:p>
              </table:table-cell>
            </table:table-row>
            <table:table-row>
              <table:table-cell office:value-type="string">
                <text:p>0,002602</text:p>
              </table:table-cell>
              <table:table-cell office:value-type="float" office:value="0.0001386781">
                <text:p>0.0001386781</text:p>
              </table:table-cell>
              <table:table-cell office:value-type="float" office:value="0.0306216">
                <text:p>0.0306216</text:p>
              </table:table-cell>
              <table:table-cell office:value-type="float" office:value="0.0390958">
                <text:p>0.0390958</text:p>
              </table:table-cell>
            </table:table-row>
            <table:table-row>
              <table:table-cell office:value-type="string">
                <text:p>0,002598</text:p>
              </table:table-cell>
              <table:table-cell office:value-type="float" office:value="0.0001386504">
                <text:p>0.0001386504</text:p>
              </table:table-cell>
              <table:table-cell office:value-type="float" office:value="0.0227952">
                <text:p>0.0227952</text:p>
              </table:table-cell>
              <table:table-cell office:value-type="float" office:value="0.0391384">
                <text:p>0.0391384</text:p>
              </table:table-cell>
            </table:table-row>
            <table:table-row>
              <table:table-cell office:value-type="string">
                <text:p>0,002595</text:p>
              </table:table-cell>
              <table:table-cell office:value-type="float" office:value="0.0001386228">
                <text:p>0.0001386228</text:p>
              </table:table-cell>
              <table:table-cell office:value-type="float" office:value="0.027242">
                <text:p>0.027242</text:p>
              </table:table-cell>
              <table:table-cell office:value-type="float" office:value="0.0391812">
                <text:p>0.0391812</text:p>
              </table:table-cell>
            </table:table-row>
            <table:table-row>
              <table:table-cell office:value-type="string">
                <text:p>0,002591</text:p>
              </table:table-cell>
              <table:table-cell office:value-type="float" office:value="0.0001385955">
                <text:p>0.0001385955</text:p>
              </table:table-cell>
              <table:table-cell office:value-type="float" office:value="0.0244429">
                <text:p>0.0244429</text:p>
              </table:table-cell>
              <table:table-cell office:value-type="float" office:value="0.0406822">
                <text:p>0.0406822</text:p>
              </table:table-cell>
            </table:table-row>
            <table:table-row>
              <table:table-cell office:value-type="string">
                <text:p>0,002587</text:p>
              </table:table-cell>
              <table:table-cell office:value-type="float" office:value="0.0001385684">
                <text:p>0.0001385684</text:p>
              </table:table-cell>
              <table:table-cell office:value-type="float" office:value="0.0180014">
                <text:p>0.0180014</text:p>
              </table:table-cell>
              <table:table-cell office:value-type="float" office:value="0.0392668">
                <text:p>0.0392668</text:p>
              </table:table-cell>
            </table:table-row>
            <table:table-row>
              <table:table-cell office:value-type="string">
                <text:p>0,002583</text:p>
              </table:table-cell>
              <table:table-cell office:value-type="float" office:value="0.0001385415">
                <text:p>0.0001385415</text:p>
              </table:table-cell>
              <table:table-cell office:value-type="float" office:value="0.0223117">
                <text:p>0.0223117</text:p>
              </table:table-cell>
              <table:table-cell office:value-type="float" office:value="0.0393097">
                <text:p>0.0393097</text:p>
              </table:table-cell>
            </table:table-row>
            <table:table-row>
              <table:table-cell office:value-type="string">
                <text:p>0,002579</text:p>
              </table:table-cell>
              <table:table-cell office:value-type="float" office:value="0.0001385148">
                <text:p>0.0001385148</text:p>
              </table:table-cell>
              <table:table-cell office:value-type="float" office:value="0.0160578">
                <text:p>0.0160578</text:p>
              </table:table-cell>
              <table:table-cell office:value-type="float" office:value="0.0393526">
                <text:p>0.0393526</text:p>
              </table:table-cell>
            </table:table-row>
            <table:table-row>
              <table:table-cell office:value-type="string">
                <text:p>0,002575</text:p>
              </table:table-cell>
              <table:table-cell office:value-type="float" office:value="0.0001384883">
                <text:p>0.0001384883</text:p>
              </table:table-cell>
              <table:table-cell office:value-type="float" office:value="0.0180159">
                <text:p>0.0180159</text:p>
              </table:table-cell>
              <table:table-cell office:value-type="float" office:value="0.0393956">
                <text:p>0.0393956</text:p>
              </table:table-cell>
            </table:table-row>
            <table:table-row>
              <table:table-cell office:value-type="string">
                <text:p>0,002571</text:p>
              </table:table-cell>
              <table:table-cell office:value-type="float" office:value="0.0001384619">
                <text:p>0.0001384619</text:p>
              </table:table-cell>
              <table:table-cell office:value-type="float" office:value="0.0180208">
                <text:p>0.0180208</text:p>
              </table:table-cell>
              <table:table-cell office:value-type="float" office:value="0.0394386">
                <text:p>0.0394386</text:p>
              </table:table-cell>
            </table:table-row>
            <table:table-row>
              <table:table-cell office:value-type="string">
                <text:p>0,002568</text:p>
              </table:table-cell>
              <table:table-cell office:value-type="float" office:value="0.0001384358">
                <text:p>0.0001384358</text:p>
              </table:table-cell>
              <table:table-cell office:value-type="float" office:value="0.0180257">
                <text:p>0.0180257</text:p>
              </table:table-cell>
              <table:table-cell office:value-type="float" office:value="0.0394817">
                <text:p>0.0394817</text:p>
              </table:table-cell>
            </table:table-row>
            <table:table-row>
              <table:table-cell office:value-type="string">
                <text:p>0,002564</text:p>
              </table:table-cell>
              <table:table-cell office:value-type="float" office:value="0.0001384099">
                <text:p>0.0001384099</text:p>
              </table:table-cell>
              <table:table-cell office:value-type="float" office:value="0.0160975">
                <text:p>0.0160975</text:p>
              </table:table-cell>
              <table:table-cell office:value-type="float" office:value="0.0395248">
                <text:p>0.0395248</text:p>
              </table:table-cell>
            </table:table-row>
            <table:table-row>
              <table:table-cell office:value-type="string">
                <text:p>0,00256</text:p>
              </table:table-cell>
              <table:table-cell office:value-type="float" office:value="0.0001383842">
                <text:p>0.0001383842</text:p>
              </table:table-cell>
              <table:table-cell office:value-type="float" office:value="0.0161075">
                <text:p>0.0161075</text:p>
              </table:table-cell>
              <table:table-cell office:value-type="float" office:value="0.039568">
                <text:p>0.039568</text:p>
              </table:table-cell>
            </table:table-row>
            <table:table-row>
              <table:table-cell office:value-type="string">
                <text:p>0,002556</text:p>
              </table:table-cell>
              <table:table-cell office:value-type="float" office:value="0.0001383587">
                <text:p>0.0001383587</text:p>
              </table:table-cell>
              <table:table-cell office:value-type="float" office:value="0.0180406">
                <text:p>0.0180406</text:p>
              </table:table-cell>
              <table:table-cell office:value-type="float" office:value="0.0409936">
                <text:p>0.0409936</text:p>
              </table:table-cell>
            </table:table-row>
            <table:table-row>
              <table:table-cell office:value-type="string">
                <text:p>0,002552</text:p>
              </table:table-cell>
              <table:table-cell office:value-type="float" office:value="0.0001383334">
                <text:p>0.0001383334</text:p>
              </table:table-cell>
              <table:table-cell office:value-type="float" office:value="0.0180456">
                <text:p>0.0180456</text:p>
              </table:table-cell>
              <table:table-cell office:value-type="float" office:value="0.0396546">
                <text:p>0.0396546</text:p>
              </table:table-cell>
            </table:table-row>
            <table:table-row>
              <table:table-cell office:value-type="string">
                <text:p>0,002548</text:p>
              </table:table-cell>
              <table:table-cell office:value-type="float" office:value="0.0001383083">
                <text:p>0.0001383083</text:p>
              </table:table-cell>
              <table:table-cell office:value-type="float" office:value="0.0161377">
                <text:p>0.0161377</text:p>
              </table:table-cell>
              <table:table-cell office:value-type="float" office:value="0.0396979">
                <text:p>0.0396979</text:p>
              </table:table-cell>
            </table:table-row>
            <table:table-row>
              <table:table-cell office:value-type="string">
                <text:p>0,002544</text:p>
              </table:table-cell>
              <table:table-cell office:value-type="float" office:value="0.0001382834">
                <text:p>0.0001382834</text:p>
              </table:table-cell>
              <table:table-cell office:value-type="float" office:value="0.015987">
                <text:p>0.015987</text:p>
              </table:table-cell>
              <table:table-cell office:value-type="float" office:value="0.0397413">
                <text:p>0.0397413</text:p>
              </table:table-cell>
            </table:table-row>
            <table:table-row>
              <table:table-cell office:value-type="string">
                <text:p>0,002541</text:p>
              </table:table-cell>
              <table:table-cell office:value-type="float" office:value="0.0001382587">
                <text:p>0.0001382587</text:p>
              </table:table-cell>
              <table:table-cell office:value-type="float" office:value="0.0224425">
                <text:p>0.0224425</text:p>
              </table:table-cell>
              <table:table-cell office:value-type="float" office:value="0.0411331">
                <text:p>0.0411331</text:p>
              </table:table-cell>
            </table:table-row>
            <table:table-row>
              <table:table-cell office:value-type="string">
                <text:p>0,002537</text:p>
              </table:table-cell>
              <table:table-cell office:value-type="float" office:value="0.0001382342">
                <text:p>0.0001382342</text:p>
              </table:table-cell>
              <table:table-cell office:value-type="float" office:value="0.0180659">
                <text:p>0.0180659</text:p>
              </table:table-cell>
              <table:table-cell office:value-type="float" office:value="0.0398283">
                <text:p>0.0398283</text:p>
              </table:table-cell>
            </table:table-row>
            <table:table-row>
              <table:table-cell office:value-type="string">
                <text:p>0,002533</text:p>
              </table:table-cell>
              <table:table-cell office:value-type="float" office:value="0.0001382099">
                <text:p>0.0001382099</text:p>
              </table:table-cell>
              <table:table-cell office:value-type="float" office:value="0.0160122">
                <text:p>0.0160122</text:p>
              </table:table-cell>
              <table:table-cell office:value-type="float" office:value="0.0398718">
                <text:p>0.0398718</text:p>
              </table:table-cell>
            </table:table-row>
            <table:table-row>
              <table:table-cell office:value-type="string">
                <text:p>0,002529</text:p>
              </table:table-cell>
              <table:table-cell office:value-type="float" office:value="0.0001381858">
                <text:p>0.0001381858</text:p>
              </table:table-cell>
              <table:table-cell office:value-type="float" office:value="0.0180762">
                <text:p>0.0180762</text:p>
              </table:table-cell>
              <table:table-cell office:value-type="float" office:value="0.0399155">
                <text:p>0.0399155</text:p>
              </table:table-cell>
            </table:table-row>
            <table:table-row>
              <table:table-cell office:value-type="string">
                <text:p>0,002525</text:p>
              </table:table-cell>
              <table:table-cell office:value-type="float" office:value="0.0001381619">
                <text:p>0.0001381619</text:p>
              </table:table-cell>
              <table:table-cell office:value-type="float" office:value="0.0180814">
                <text:p>0.0180814</text:p>
              </table:table-cell>
              <table:table-cell office:value-type="float" office:value="0.0399591">
                <text:p>0.0399591</text:p>
              </table:table-cell>
            </table:table-row>
            <table:table-row>
              <table:table-cell office:value-type="string">
                <text:p>0,002521</text:p>
              </table:table-cell>
              <table:table-cell office:value-type="float" office:value="0.0001381382">
                <text:p>0.0001381382</text:p>
              </table:table-cell>
              <table:table-cell office:value-type="float" office:value="0.0180866">
                <text:p>0.0180866</text:p>
              </table:table-cell>
              <table:table-cell office:value-type="float" office:value="0.0400028">
                <text:p>0.0400028</text:p>
              </table:table-cell>
            </table:table-row>
            <table:table-row>
              <table:table-cell office:value-type="string">
                <text:p>0,002518</text:p>
              </table:table-cell>
              <table:table-cell office:value-type="float" office:value="0.0001381147">
                <text:p>0.0001381147</text:p>
              </table:table-cell>
              <table:table-cell office:value-type="float" office:value="0.0180919">
                <text:p>0.0180919</text:p>
              </table:table-cell>
              <table:table-cell office:value-type="float" office:value="0.0413438">
                <text:p>0.0413438</text:p>
              </table:table-cell>
            </table:table-row>
            <table:table-row>
              <table:table-cell office:value-type="string">
                <text:p>0,002514</text:p>
              </table:table-cell>
              <table:table-cell office:value-type="float" office:value="0.0001380914">
                <text:p>0.0001380914</text:p>
              </table:table-cell>
              <table:table-cell office:value-type="float" office:value="0.0180971">
                <text:p>0.0180971</text:p>
              </table:table-cell>
              <table:table-cell office:value-type="float" office:value="0.0400904">
                <text:p>0.0400904</text:p>
              </table:table-cell>
            </table:table-row>
            <table:table-row>
              <table:table-cell office:value-type="string">
                <text:p>0,00251</text:p>
              </table:table-cell>
              <table:table-cell office:value-type="float" office:value="0.0001380683">
                <text:p>0.0001380683</text:p>
              </table:table-cell>
              <table:table-cell office:value-type="float" office:value="0.0181024">
                <text:p>0.0181024</text:p>
              </table:table-cell>
              <table:table-cell office:value-type="float" office:value="0.0401343">
                <text:p>0.0401343</text:p>
              </table:table-cell>
            </table:table-row>
            <table:table-row>
              <table:table-cell office:value-type="string">
                <text:p>0,002506</text:p>
              </table:table-cell>
              <table:table-cell office:value-type="float" office:value="0.0001380454">
                <text:p>0.0001380454</text:p>
              </table:table-cell>
              <table:table-cell office:value-type="float" office:value="0.0278154">
                <text:p>0.0278154</text:p>
              </table:table-cell>
              <table:table-cell office:value-type="float" office:value="0.0401782">
                <text:p>0.0401782</text:p>
              </table:table-cell>
            </table:table-row>
            <table:table-row>
              <table:table-cell office:value-type="string">
                <text:p>0,002502</text:p>
              </table:table-cell>
              <table:table-cell office:value-type="float" office:value="0.0001380228">
                <text:p>0.0001380228</text:p>
              </table:table-cell>
              <table:table-cell office:value-type="float" office:value="0.0181131">
                <text:p>0.0181131</text:p>
              </table:table-cell>
              <table:table-cell office:value-type="float" office:value="0.0402222">
                <text:p>0.0402222</text:p>
              </table:table-cell>
            </table:table-row>
            <table:table-row>
              <table:table-cell office:value-type="string">
                <text:p>0,002498</text:p>
              </table:table-cell>
              <table:table-cell office:value-type="float" office:value="0.0001380003">
                <text:p>0.0001380003</text:p>
              </table:table-cell>
              <table:table-cell office:value-type="float" office:value="0.0181184">
                <text:p>0.0181184</text:p>
              </table:table-cell>
              <table:table-cell office:value-type="float" office:value="0.0402662">
                <text:p>0.0402662</text:p>
              </table:table-cell>
            </table:table-row>
            <table:table-row>
              <table:table-cell office:value-type="string">
                <text:p>0,002494</text:p>
              </table:table-cell>
              <table:table-cell office:value-type="float" office:value="0.000137978">
                <text:p>0.000137978</text:p>
              </table:table-cell>
              <table:table-cell office:value-type="float" office:value="0.016282">
                <text:p>0.016282</text:p>
              </table:table-cell>
              <table:table-cell office:value-type="float" office:value="0.041391">
                <text:p>0.041391</text:p>
              </table:table-cell>
            </table:table-row>
            <table:table-row>
              <table:table-cell office:value-type="string">
                <text:p>0,002491</text:p>
              </table:table-cell>
              <table:table-cell office:value-type="float" office:value="0.0001379559">
                <text:p>0.0001379559</text:p>
              </table:table-cell>
              <table:table-cell office:value-type="float" office:value="0.0162925">
                <text:p>0.0162925</text:p>
              </table:table-cell>
              <table:table-cell office:value-type="float" office:value="0.0403544">
                <text:p>0.0403544</text:p>
              </table:table-cell>
            </table:table-row>
            <table:table-row>
              <table:table-cell office:value-type="string">
                <text:p>0,002487</text:p>
              </table:table-cell>
              <table:table-cell office:value-type="float" office:value="0.000137934">
                <text:p>0.000137934</text:p>
              </table:table-cell>
              <table:table-cell office:value-type="float" office:value="0.0181347">
                <text:p>0.0181347</text:p>
              </table:table-cell>
              <table:table-cell office:value-type="float" office:value="0.041391">
                <text:p>0.041391</text:p>
              </table:table-cell>
            </table:table-row>
            <table:table-row>
              <table:table-cell office:value-type="string">
                <text:p>0,002483</text:p>
              </table:table-cell>
              <table:table-cell office:value-type="float" office:value="0.0001379123">
                <text:p>0.0001379123</text:p>
              </table:table-cell>
              <table:table-cell office:value-type="float" office:value="0.0161258">
                <text:p>0.0161258</text:p>
              </table:table-cell>
              <table:table-cell office:value-type="float" office:value="0.0404428">
                <text:p>0.0404428</text:p>
              </table:table-cell>
            </table:table-row>
            <table:table-row>
              <table:table-cell office:value-type="string">
                <text:p>0,002479</text:p>
              </table:table-cell>
              <table:table-cell office:value-type="float" office:value="0.0001378909">
                <text:p>0.0001378909</text:p>
              </table:table-cell>
              <table:table-cell office:value-type="float" office:value="0.0181456">
                <text:p>0.0181456</text:p>
              </table:table-cell>
              <table:table-cell office:value-type="float" office:value="0.041391">
                <text:p>0.041391</text:p>
              </table:table-cell>
            </table:table-row>
            <table:table-row>
              <table:table-cell office:value-type="string">
                <text:p>0,002475</text:p>
              </table:table-cell>
              <table:table-cell office:value-type="float" office:value="0.0001378696">
                <text:p>0.0001378696</text:p>
              </table:table-cell>
              <table:table-cell office:value-type="float" office:value="0.0312367">
                <text:p>0.0312367</text:p>
              </table:table-cell>
              <table:table-cell office:value-type="float" office:value="0.0405314">
                <text:p>0.0405314</text:p>
              </table:table-cell>
            </table:table-row>
            <table:table-row>
              <table:table-cell office:value-type="string">
                <text:p>0,002471</text:p>
              </table:table-cell>
              <table:table-cell office:value-type="float" office:value="0.0001378485">
                <text:p>0.0001378485</text:p>
              </table:table-cell>
              <table:table-cell office:value-type="float" office:value="0.016153">
                <text:p>0.016153</text:p>
              </table:table-cell>
              <table:table-cell office:value-type="float" office:value="0.0405758">
                <text:p>0.0405758</text:p>
              </table:table-cell>
            </table:table-row>
            <table:table-row>
              <table:table-cell office:value-type="string">
                <text:p>0,002468</text:p>
              </table:table-cell>
              <table:table-cell office:value-type="float" office:value="0.0001378276">
                <text:p>0.0001378276</text:p>
              </table:table-cell>
              <table:table-cell office:value-type="float" office:value="0.0163562">
                <text:p>0.0163562</text:p>
              </table:table-cell>
              <table:table-cell office:value-type="float" office:value="0.0406202">
                <text:p>0.0406202</text:p>
              </table:table-cell>
            </table:table-row>
            <table:table-row>
              <table:table-cell office:value-type="string">
                <text:p>0,002464</text:p>
              </table:table-cell>
              <table:table-cell office:value-type="float" office:value="0.000137807">
                <text:p>0.000137807</text:p>
              </table:table-cell>
              <table:table-cell office:value-type="float" office:value="0.0163669">
                <text:p>0.0163669</text:p>
              </table:table-cell>
              <table:table-cell office:value-type="float" office:value="0.0406647">
                <text:p>0.0406647</text:p>
              </table:table-cell>
            </table:table-row>
            <table:table-row>
              <table:table-cell office:value-type="string">
                <text:p>0,00246</text:p>
              </table:table-cell>
              <table:table-cell office:value-type="float" office:value="0.0001377865">
                <text:p>0.0001377865</text:p>
              </table:table-cell>
              <table:table-cell office:value-type="float" office:value="0.026132">
                <text:p>0.026132</text:p>
              </table:table-cell>
              <table:table-cell office:value-type="float" office:value="0.0407093">
                <text:p>0.0407093</text:p>
              </table:table-cell>
            </table:table-row>
            <table:table-row>
              <table:table-cell office:value-type="string">
                <text:p>0,002456</text:p>
              </table:table-cell>
              <table:table-cell office:value-type="float" office:value="0.0001377662">
                <text:p>0.0001377662</text:p>
              </table:table-cell>
              <table:table-cell office:value-type="float" office:value="0.0227137">
                <text:p>0.0227137</text:p>
              </table:table-cell>
              <table:table-cell office:value-type="float" office:value="0.0407539">
                <text:p>0.0407539</text:p>
              </table:table-cell>
            </table:table-row>
            <table:table-row>
              <table:table-cell office:value-type="string">
                <text:p>0,002452</text:p>
              </table:table-cell>
              <table:table-cell office:value-type="float" office:value="0.0001377462">
                <text:p>0.0001377462</text:p>
              </table:table-cell>
              <table:table-cell office:value-type="float" office:value="0.0181848">
                <text:p>0.0181848</text:p>
              </table:table-cell>
              <table:table-cell office:value-type="float" office:value="0.0407985">
                <text:p>0.0407985</text:p>
              </table:table-cell>
            </table:table-row>
            <table:table-row>
              <table:table-cell office:value-type="string">
                <text:p>0,002448</text:p>
              </table:table-cell>
              <table:table-cell office:value-type="float" office:value="0.0001377263">
                <text:p>0.0001377263</text:p>
              </table:table-cell>
              <table:table-cell office:value-type="float" office:value="0.0162086">
                <text:p>0.0162086</text:p>
              </table:table-cell>
              <table:table-cell office:value-type="float" office:value="0.0408432">
                <text:p>0.0408432</text:p>
              </table:table-cell>
            </table:table-row>
            <table:table-row>
              <table:table-cell office:value-type="string">
                <text:p>0,002444</text:p>
              </table:table-cell>
              <table:table-cell office:value-type="float" office:value="0.0001377066">
                <text:p>0.0001377066</text:p>
              </table:table-cell>
              <table:table-cell office:value-type="float" office:value="0.0162768">
                <text:p>0.0162768</text:p>
              </table:table-cell>
              <table:table-cell office:value-type="float" office:value="0.041391">
                <text:p>0.041391</text:p>
              </table:table-cell>
            </table:table-row>
            <table:table-row>
              <table:table-cell office:value-type="string">
                <text:p>0,002441</text:p>
              </table:table-cell>
              <table:table-cell office:value-type="float" office:value="0.0001376872">
                <text:p>0.0001376872</text:p>
              </table:table-cell>
              <table:table-cell office:value-type="float" office:value="0.0162784">
                <text:p>0.0162784</text:p>
              </table:table-cell>
              <table:table-cell office:value-type="float" office:value="0.041391">
                <text:p>0.041391</text:p>
              </table:table-cell>
            </table:table-row>
            <table:table-row>
              <table:table-cell office:value-type="string">
                <text:p>0,002437</text:p>
              </table:table-cell>
              <table:table-cell office:value-type="float" office:value="0.0001376679">
                <text:p>0.0001376679</text:p>
              </table:table-cell>
              <table:table-cell office:value-type="float" office:value="0.024751">
                <text:p>0.024751</text:p>
              </table:table-cell>
              <table:table-cell office:value-type="float" office:value="0.0409776">
                <text:p>0.0409776</text:p>
              </table:table-cell>
            </table:table-row>
            <table:table-row>
              <table:table-cell office:value-type="string">
                <text:p>0,002433</text:p>
              </table:table-cell>
              <table:table-cell office:value-type="float" office:value="0.0001376488">
                <text:p>0.0001376488</text:p>
              </table:table-cell>
              <table:table-cell office:value-type="float" office:value="0.0164538">
                <text:p>0.0164538</text:p>
              </table:table-cell>
              <table:table-cell office:value-type="float" office:value="0.0410225">
                <text:p>0.0410225</text:p>
              </table:table-cell>
            </table:table-row>
            <table:table-row>
              <table:table-cell office:value-type="string">
                <text:p>0,002429</text:p>
              </table:table-cell>
              <table:table-cell office:value-type="float" office:value="0.00013763">
                <text:p>0.00013763</text:p>
              </table:table-cell>
              <table:table-cell office:value-type="float" office:value="0.0228026">
                <text:p>0.0228026</text:p>
              </table:table-cell>
              <table:table-cell office:value-type="float" office:value="0.0410675">
                <text:p>0.0410675</text:p>
              </table:table-cell>
            </table:table-row>
            <table:table-row>
              <table:table-cell office:value-type="string">
                <text:p>0,002425</text:p>
              </table:table-cell>
              <table:table-cell office:value-type="float" office:value="0.0001376113">
                <text:p>0.0001376113</text:p>
              </table:table-cell>
              <table:table-cell office:value-type="float" office:value="0.0182251">
                <text:p>0.0182251</text:p>
              </table:table-cell>
              <table:table-cell office:value-type="float" office:value="0.0411125">
                <text:p>0.0411125</text:p>
              </table:table-cell>
            </table:table-row>
            <table:table-row>
              <table:table-cell office:value-type="string">
                <text:p>0,002421</text:p>
              </table:table-cell>
              <table:table-cell office:value-type="float" office:value="0.0001375928">
                <text:p>0.0001375928</text:p>
              </table:table-cell>
              <table:table-cell office:value-type="float" office:value="0.018231">
                <text:p>0.018231</text:p>
              </table:table-cell>
              <table:table-cell office:value-type="float" office:value="0.0411575">
                <text:p>0.0411575</text:p>
              </table:table-cell>
            </table:table-row>
            <table:table-row>
              <table:table-cell office:value-type="string">
                <text:p>0,002418</text:p>
              </table:table-cell>
              <table:table-cell office:value-type="float" office:value="0.0001375746">
                <text:p>0.0001375746</text:p>
              </table:table-cell>
              <table:table-cell office:value-type="float" office:value="0.0182369">
                <text:p>0.0182369</text:p>
              </table:table-cell>
              <table:table-cell office:value-type="float" office:value="0.0412026">
                <text:p>0.0412026</text:p>
              </table:table-cell>
            </table:table-row>
            <table:table-row>
              <table:table-cell office:value-type="string">
                <text:p>0,002414</text:p>
              </table:table-cell>
              <table:table-cell office:value-type="float" office:value="0.0001375565">
                <text:p>0.0001375565</text:p>
              </table:table-cell>
              <table:table-cell office:value-type="float" office:value="0.0291772">
                <text:p>0.0291772</text:p>
              </table:table-cell>
              <table:table-cell office:value-type="float" office:value="0.0412478">
                <text:p>0.0412478</text:p>
              </table:table-cell>
            </table:table-row>
            <table:table-row>
              <table:table-cell office:value-type="string">
                <text:p>0,00241</text:p>
              </table:table-cell>
              <table:table-cell office:value-type="float" office:value="0.0001375387">
                <text:p>0.0001375387</text:p>
              </table:table-cell>
              <table:table-cell office:value-type="float" office:value="0.0228827">
                <text:p>0.0228827</text:p>
              </table:table-cell>
              <table:table-cell office:value-type="float" office:value="0.041293">
                <text:p>0.041293</text:p>
              </table:table-cell>
            </table:table-row>
            <table:table-row>
              <table:table-cell office:value-type="string">
                <text:p>0,002406</text:p>
              </table:table-cell>
              <table:table-cell office:value-type="float" office:value="0.000137521">
                <text:p>0.000137521</text:p>
              </table:table-cell>
              <table:table-cell office:value-type="float" office:value="0.0182547">
                <text:p>0.0182547</text:p>
              </table:table-cell>
              <table:table-cell office:value-type="float" office:value="0.0413383">
                <text:p>0.0413383</text:p>
              </table:table-cell>
            </table:table-row>
            <table:table-row>
              <table:table-cell office:value-type="string">
                <text:p>0,002402</text:p>
              </table:table-cell>
              <table:table-cell office:value-type="float" office:value="0.0001375036">
                <text:p>0.0001375036</text:p>
              </table:table-cell>
              <table:table-cell office:value-type="float" office:value="0.027793">
                <text:p>0.027793</text:p>
              </table:table-cell>
              <table:table-cell office:value-type="float" office:value="0.0413836">
                <text:p>0.0413836</text:p>
              </table:table-cell>
            </table:table-row>
            <table:table-row>
              <table:table-cell office:value-type="string">
                <text:p>0,002398</text:p>
              </table:table-cell>
              <table:table-cell office:value-type="float" office:value="0.0001374863">
                <text:p>0.0001374863</text:p>
              </table:table-cell>
              <table:table-cell office:value-type="float" office:value="0.0165536">
                <text:p>0.0165536</text:p>
              </table:table-cell>
              <table:table-cell office:value-type="float" office:value="0.041391">
                <text:p>0.041391</text:p>
              </table:table-cell>
            </table:table-row>
            <table:table-row>
              <table:table-cell office:value-type="string">
                <text:p>0,002394</text:p>
              </table:table-cell>
              <table:table-cell office:value-type="float" office:value="0.0001374693">
                <text:p>0.0001374693</text:p>
              </table:table-cell>
              <table:table-cell office:value-type="float" office:value="0.0182728">
                <text:p>0.0182728</text:p>
              </table:table-cell>
              <table:table-cell office:value-type="float" office:value="0.041391">
                <text:p>0.041391</text:p>
              </table:table-cell>
            </table:table-row>
            <table:table-row>
              <table:table-cell office:value-type="string">
                <text:p>0,002391</text:p>
              </table:table-cell>
              <table:table-cell office:value-type="float" office:value="0.0001374525">
                <text:p>0.0001374525</text:p>
              </table:table-cell>
              <table:table-cell office:value-type="float" office:value="0.0316664">
                <text:p>0.0316664</text:p>
              </table:table-cell>
              <table:table-cell office:value-type="float" office:value="0.041391">
                <text:p>0.041391</text:p>
              </table:table-cell>
            </table:table-row>
            <table:table-row>
              <table:table-cell office:value-type="string">
                <text:p>0,002387</text:p>
              </table:table-cell>
              <table:table-cell office:value-type="float" office:value="0.000137436">
                <text:p>0.000137436</text:p>
              </table:table-cell>
              <table:table-cell office:value-type="float" office:value="0.0163643">
                <text:p>0.0163643</text:p>
              </table:table-cell>
              <table:table-cell office:value-type="float" office:value="0.041391">
                <text:p>0.041391</text:p>
              </table:table-cell>
            </table:table-row>
            <table:table-row>
              <table:table-cell office:value-type="string">
                <text:p>0,002383</text:p>
              </table:table-cell>
              <table:table-cell office:value-type="float" office:value="0.0001374197">
                <text:p>0.0001374197</text:p>
              </table:table-cell>
              <table:table-cell office:value-type="float" office:value="0.0167214">
                <text:p>0.0167214</text:p>
              </table:table-cell>
              <table:table-cell office:value-type="float" office:value="0.041391">
                <text:p>0.041391</text:p>
              </table:table-cell>
            </table:table-row>
            <table:table-row>
              <table:table-cell office:value-type="string">
                <text:p>0,002379</text:p>
              </table:table-cell>
              <table:table-cell office:value-type="float" office:value="0.0001374036">
                <text:p>0.0001374036</text:p>
              </table:table-cell>
              <table:table-cell office:value-type="float" office:value="0.0182972">
                <text:p>0.0182972</text:p>
              </table:table-cell>
              <table:table-cell office:value-type="float" office:value="0.041391">
                <text:p>0.041391</text:p>
              </table:table-cell>
            </table:table-row>
            <table:table-row>
              <table:table-cell office:value-type="string">
                <text:p>0,002375</text:p>
              </table:table-cell>
              <table:table-cell office:value-type="float" office:value="0.0001373878">
                <text:p>0.0001373878</text:p>
              </table:table-cell>
              <table:table-cell office:value-type="float" office:value="0.0183034">
                <text:p>0.0183034</text:p>
              </table:table-cell>
              <table:table-cell office:value-type="float" office:value="0.041391">
                <text:p>0.041391</text:p>
              </table:table-cell>
            </table:table-row>
            <table:table-row>
              <table:table-cell office:value-type="string">
                <text:p>0,002371</text:p>
              </table:table-cell>
              <table:table-cell office:value-type="float" office:value="0.0001373723">
                <text:p>0.0001373723</text:p>
              </table:table-cell>
              <table:table-cell office:value-type="float" office:value="0.0166329">
                <text:p>0.0166329</text:p>
              </table:table-cell>
              <table:table-cell office:value-type="float" office:value="0.041391">
                <text:p>0.041391</text:p>
              </table:table-cell>
            </table:table-row>
            <table:table-row>
              <table:table-cell office:value-type="string">
                <text:p>0,002367</text:p>
              </table:table-cell>
              <table:table-cell office:value-type="float" office:value="0.000137357">
                <text:p>0.000137357</text:p>
              </table:table-cell>
              <table:table-cell office:value-type="float" office:value="0.0166443">
                <text:p>0.0166443</text:p>
              </table:table-cell>
              <table:table-cell office:value-type="float" office:value="0.041391">
                <text:p>0.041391</text:p>
              </table:table-cell>
            </table:table-row>
            <table:table-row>
              <table:table-cell office:value-type="string">
                <text:p>0,002364</text:p>
              </table:table-cell>
              <table:table-cell office:value-type="float" office:value="0.0001373419">
                <text:p>0.0001373419</text:p>
              </table:table-cell>
              <table:table-cell office:value-type="float" office:value="0.0164255">
                <text:p>0.0164255</text:p>
              </table:table-cell>
              <table:table-cell office:value-type="float" office:value="0.041391">
                <text:p>0.041391</text:p>
              </table:table-cell>
            </table:table-row>
            <table:table-row>
              <table:table-cell office:value-type="string">
                <text:p>0,00236</text:p>
              </table:table-cell>
              <table:table-cell office:value-type="float" office:value="0.0001373271">
                <text:p>0.0001373271</text:p>
              </table:table-cell>
              <table:table-cell office:value-type="float" office:value="0.0183283">
                <text:p>0.0183283</text:p>
              </table:table-cell>
              <table:table-cell office:value-type="float" office:value="0.041391">
                <text:p>0.041391</text:p>
              </table:table-cell>
            </table:table-row>
            <table:table-row>
              <table:table-cell office:value-type="string">
                <text:p>0,002356</text:p>
              </table:table-cell>
              <table:table-cell office:value-type="float" office:value="0.0001373125">
                <text:p>0.0001373125</text:p>
              </table:table-cell>
              <table:table-cell office:value-type="float" office:value="0.0183346">
                <text:p>0.0183346</text:p>
              </table:table-cell>
              <table:table-cell office:value-type="float" office:value="0.041391">
                <text:p>0.041391</text:p>
              </table:table-cell>
            </table:table-row>
            <table:table-row>
              <table:table-cell office:value-type="string">
                <text:p>0,002352</text:p>
              </table:table-cell>
              <table:table-cell office:value-type="float" office:value="0.0001372982">
                <text:p>0.0001372982</text:p>
              </table:table-cell>
              <table:table-cell office:value-type="float" office:value="0.0183409">
                <text:p>0.0183409</text:p>
              </table:table-cell>
              <table:table-cell office:value-type="float" office:value="0.0419774">
                <text:p>0.0419774</text:p>
              </table:table-cell>
            </table:table-row>
            <table:table-row>
              <table:table-cell office:value-type="string">
                <text:p>0,002348</text:p>
              </table:table-cell>
              <table:table-cell office:value-type="float" office:value="0.0001372842">
                <text:p>0.0001372842</text:p>
              </table:table-cell>
              <table:table-cell office:value-type="float" office:value="0.0183473">
                <text:p>0.0183473</text:p>
              </table:table-cell>
              <table:table-cell office:value-type="float" office:value="0.041391">
                <text:p>0.041391</text:p>
              </table:table-cell>
            </table:table-row>
            <table:table-row>
              <table:table-cell office:value-type="string">
                <text:p>0,002344</text:p>
              </table:table-cell>
              <table:table-cell office:value-type="float" office:value="0.0001372703">
                <text:p>0.0001372703</text:p>
              </table:table-cell>
              <table:table-cell office:value-type="float" office:value="0.0167135">
                <text:p>0.0167135</text:p>
              </table:table-cell>
              <table:table-cell office:value-type="float" office:value="0.041391">
                <text:p>0.041391</text:p>
              </table:table-cell>
            </table:table-row>
            <table:table-row>
              <table:table-cell office:value-type="string">
                <text:p>0,002341</text:p>
              </table:table-cell>
              <table:table-cell office:value-type="float" office:value="0.0001372568">
                <text:p>0.0001372568</text:p>
              </table:table-cell>
              <table:table-cell office:value-type="float" office:value="0.0167252">
                <text:p>0.0167252</text:p>
              </table:table-cell>
              <table:table-cell office:value-type="float" office:value="0.0421157">
                <text:p>0.0421157</text:p>
              </table:table-cell>
            </table:table-row>
            <table:table-row>
              <table:table-cell office:value-type="string">
                <text:p>0,002337</text:p>
              </table:table-cell>
              <table:table-cell office:value-type="float" office:value="0.0001372434">
                <text:p>0.0001372434</text:p>
              </table:table-cell>
              <table:table-cell office:value-type="float" office:value="0.0297197">
                <text:p>0.0297197</text:p>
              </table:table-cell>
              <table:table-cell office:value-type="float" office:value="0.041391">
                <text:p>0.041391</text:p>
              </table:table-cell>
            </table:table-row>
            <table:table-row>
              <table:table-cell office:value-type="string">
                <text:p>0,002333</text:p>
              </table:table-cell>
              <table:table-cell office:value-type="float" office:value="0.0001372304">
                <text:p>0.0001372304</text:p>
              </table:table-cell>
              <table:table-cell office:value-type="float" office:value="0.0183729">
                <text:p>0.0183729</text:p>
              </table:table-cell>
              <table:table-cell office:value-type="float" office:value="0.041391">
                <text:p>0.041391</text:p>
              </table:table-cell>
            </table:table-row>
            <table:table-row>
              <table:table-cell office:value-type="string">
                <text:p>0,002329</text:p>
              </table:table-cell>
              <table:table-cell office:value-type="float" office:value="0.0001372175">
                <text:p>0.0001372175</text:p>
              </table:table-cell>
              <table:table-cell office:value-type="float" office:value="0.0167603">
                <text:p>0.0167603</text:p>
              </table:table-cell>
              <table:table-cell office:value-type="float" office:value="0.041391">
                <text:p>0.041391</text:p>
              </table:table-cell>
            </table:table-row>
            <table:table-row>
              <table:table-cell office:value-type="string">
                <text:p>0,002325</text:p>
              </table:table-cell>
              <table:table-cell office:value-type="float" office:value="0.0001372049">
                <text:p>0.0001372049</text:p>
              </table:table-cell>
              <table:table-cell office:value-type="float" office:value="0.0183859">
                <text:p>0.0183859</text:p>
              </table:table-cell>
              <table:table-cell office:value-type="float" office:value="0.041391">
                <text:p>0.041391</text:p>
              </table:table-cell>
            </table:table-row>
            <table:table-row>
              <table:table-cell office:value-type="string">
                <text:p>0,002321</text:p>
              </table:table-cell>
              <table:table-cell office:value-type="float" office:value="0.0001371926">
                <text:p>0.0001371926</text:p>
              </table:table-cell>
              <table:table-cell office:value-type="float" office:value="0.0167838">
                <text:p>0.0167838</text:p>
              </table:table-cell>
              <table:table-cell office:value-type="float" office:value="0.041391">
                <text:p>0.041391</text:p>
              </table:table-cell>
            </table:table-row>
            <table:table-row>
              <table:table-cell office:value-type="string">
                <text:p>0,002317</text:p>
              </table:table-cell>
              <table:table-cell office:value-type="float" office:value="0.0001371805">
                <text:p>0.0001371805</text:p>
              </table:table-cell>
              <table:table-cell office:value-type="float" office:value="0.0165524">
                <text:p>0.0165524</text:p>
              </table:table-cell>
              <table:table-cell office:value-type="float" office:value="0.041391">
                <text:p>0.041391</text:p>
              </table:table-cell>
            </table:table-row>
            <table:table-row>
              <table:table-cell office:value-type="string">
                <text:p>0,002314</text:p>
              </table:table-cell>
              <table:table-cell office:value-type="float" office:value="0.0001371687">
                <text:p>0.0001371687</text:p>
              </table:table-cell>
              <table:table-cell office:value-type="float" office:value="0.0320705">
                <text:p>0.0320705</text:p>
              </table:table-cell>
              <table:table-cell office:value-type="float" office:value="0.041391">
                <text:p>0.041391</text:p>
              </table:table-cell>
            </table:table-row>
            <table:table-row>
              <table:table-cell office:value-type="string">
                <text:p>0,00231</text:p>
              </table:table-cell>
              <table:table-cell office:value-type="float" office:value="0.0001371571">
                <text:p>0.0001371571</text:p>
              </table:table-cell>
              <table:table-cell office:value-type="float" office:value="0.0184121">
                <text:p>0.0184121</text:p>
              </table:table-cell>
              <table:table-cell office:value-type="float" office:value="0.041391">
                <text:p>0.041391</text:p>
              </table:table-cell>
            </table:table-row>
            <table:table-row>
              <table:table-cell office:value-type="string">
                <text:p>0,002306</text:p>
              </table:table-cell>
              <table:table-cell office:value-type="float" office:value="0.0001371457">
                <text:p>0.0001371457</text:p>
              </table:table-cell>
              <table:table-cell office:value-type="float" office:value="0.0184188">
                <text:p>0.0184188</text:p>
              </table:table-cell>
              <table:table-cell office:value-type="float" office:value="0.0425334">
                <text:p>0.0425334</text:p>
              </table:table-cell>
            </table:table-row>
            <table:table-row>
              <table:table-cell office:value-type="string">
                <text:p>0,002302</text:p>
              </table:table-cell>
              <table:table-cell office:value-type="float" office:value="0.0001371346">
                <text:p>0.0001371346</text:p>
              </table:table-cell>
              <table:table-cell office:value-type="float" office:value="0.0321323">
                <text:p>0.0321323</text:p>
              </table:table-cell>
              <table:table-cell office:value-type="float" office:value="0.041391">
                <text:p>0.041391</text:p>
              </table:table-cell>
            </table:table-row>
            <table:table-row>
              <table:table-cell office:value-type="string">
                <text:p>0,002298</text:p>
              </table:table-cell>
              <table:table-cell office:value-type="float" office:value="0.0001371238">
                <text:p>0.0001371238</text:p>
              </table:table-cell>
              <table:table-cell office:value-type="float" office:value="0.0168551">
                <text:p>0.0168551</text:p>
              </table:table-cell>
              <table:table-cell office:value-type="float" office:value="0.041391">
                <text:p>0.041391</text:p>
              </table:table-cell>
            </table:table-row>
            <table:table-row>
              <table:table-cell office:value-type="string">
                <text:p>0,002294</text:p>
              </table:table-cell>
              <table:table-cell office:value-type="float" office:value="0.0001371132">
                <text:p>0.0001371132</text:p>
              </table:table-cell>
              <table:table-cell office:value-type="float" office:value="0.0168671">
                <text:p>0.0168671</text:p>
              </table:table-cell>
              <table:table-cell office:value-type="float" office:value="0.041391">
                <text:p>0.041391</text:p>
              </table:table-cell>
            </table:table-row>
            <table:table-row>
              <table:table-cell office:value-type="string">
                <text:p>0,002291</text:p>
              </table:table-cell>
              <table:table-cell office:value-type="float" office:value="0.0001371028">
                <text:p>0.0001371028</text:p>
              </table:table-cell>
              <table:table-cell office:value-type="float" office:value="0.0168791">
                <text:p>0.0168791</text:p>
              </table:table-cell>
              <table:table-cell office:value-type="float" office:value="0.041391">
                <text:p>0.041391</text:p>
              </table:table-cell>
            </table:table-row>
            <table:table-row>
              <table:table-cell office:value-type="string">
                <text:p>0,002287</text:p>
              </table:table-cell>
              <table:table-cell office:value-type="float" office:value="0.0001370927">
                <text:p>0.0001370927</text:p>
              </table:table-cell>
              <table:table-cell office:value-type="float" office:value="0.0281384">
                <text:p>0.0281384</text:p>
              </table:table-cell>
              <table:table-cell office:value-type="float" office:value="0.041391">
                <text:p>0.041391</text:p>
              </table:table-cell>
            </table:table-row>
            <table:table-row>
              <table:table-cell office:value-type="string">
                <text:p>0,002283</text:p>
              </table:table-cell>
              <table:table-cell office:value-type="float" office:value="0.0001370828">
                <text:p>0.0001370828</text:p>
              </table:table-cell>
              <table:table-cell office:value-type="float" office:value="0.018459">
                <text:p>0.018459</text:p>
              </table:table-cell>
              <table:table-cell office:value-type="float" office:value="0.041391">
                <text:p>0.041391</text:p>
              </table:table-cell>
            </table:table-row>
            <table:table-row>
              <table:table-cell office:value-type="string">
                <text:p>0,002279</text:p>
              </table:table-cell>
              <table:table-cell office:value-type="float" office:value="0.0001370732">
                <text:p>0.0001370732</text:p>
              </table:table-cell>
              <table:table-cell office:value-type="float" office:value="0.0184658">
                <text:p>0.0184658</text:p>
              </table:table-cell>
              <table:table-cell office:value-type="float" office:value="0.041391">
                <text:p>0.041391</text:p>
              </table:table-cell>
            </table:table-row>
            <table:table-row>
              <table:table-cell office:value-type="string">
                <text:p>0,002275</text:p>
              </table:table-cell>
              <table:table-cell office:value-type="float" office:value="0.0001370638">
                <text:p>0.0001370638</text:p>
              </table:table-cell>
              <table:table-cell office:value-type="float" office:value="0.0301647">
                <text:p>0.0301647</text:p>
              </table:table-cell>
              <table:table-cell office:value-type="float" office:value="0.041391">
                <text:p>0.041391</text:p>
              </table:table-cell>
            </table:table-row>
            <table:table-row>
              <table:table-cell office:value-type="string">
                <text:p>0,002271</text:p>
              </table:table-cell>
              <table:table-cell office:value-type="float" office:value="0.0001370546">
                <text:p>0.0001370546</text:p>
              </table:table-cell>
              <table:table-cell office:value-type="float" office:value="0.0251253">
                <text:p>0.0251253</text:p>
              </table:table-cell>
              <table:table-cell office:value-type="float" office:value="0.041391">
                <text:p>0.041391</text:p>
              </table:table-cell>
            </table:table-row>
            <table:table-row>
              <table:table-cell office:value-type="string">
                <text:p>0,002267</text:p>
              </table:table-cell>
              <table:table-cell office:value-type="float" office:value="0.0001370457">
                <text:p>0.0001370457</text:p>
              </table:table-cell>
              <table:table-cell office:value-type="float" office:value="0.0166967">
                <text:p>0.0166967</text:p>
              </table:table-cell>
              <table:table-cell office:value-type="float" office:value="0.041391">
                <text:p>0.041391</text:p>
              </table:table-cell>
            </table:table-row>
            <table:table-row>
              <table:table-cell office:value-type="string">
                <text:p>0,002264</text:p>
              </table:table-cell>
              <table:table-cell office:value-type="float" office:value="0.0001370369">
                <text:p>0.0001370369</text:p>
              </table:table-cell>
              <table:table-cell office:value-type="float" office:value="0.016964">
                <text:p>0.016964</text:p>
              </table:table-cell>
              <table:table-cell office:value-type="float" office:value="0.041391">
                <text:p>0.041391</text:p>
              </table:table-cell>
            </table:table-row>
            <table:table-row>
              <table:table-cell office:value-type="string">
                <text:p>0,00226</text:p>
              </table:table-cell>
              <table:table-cell office:value-type="float" office:value="0.0001370284">
                <text:p>0.0001370284</text:p>
              </table:table-cell>
              <table:table-cell office:value-type="float" office:value="0.0169762">
                <text:p>0.0169762</text:p>
              </table:table-cell>
              <table:table-cell office:value-type="float" office:value="0.041391">
                <text:p>0.041391</text:p>
              </table:table-cell>
            </table:table-row>
            <table:table-row>
              <table:table-cell office:value-type="string">
                <text:p>0,002256</text:p>
              </table:table-cell>
              <table:table-cell office:value-type="float" office:value="0.00013702">
                <text:p>0.00013702</text:p>
              </table:table-cell>
              <table:table-cell office:value-type="float" office:value="0.0185072">
                <text:p>0.0185072</text:p>
              </table:table-cell>
              <table:table-cell office:value-type="float" office:value="0.041391">
                <text:p>0.041391</text:p>
              </table:table-cell>
            </table:table-row>
            <table:table-row>
              <table:table-cell office:value-type="string">
                <text:p>0,002252</text:p>
              </table:table-cell>
              <table:table-cell office:value-type="float" office:value="0.0001370119">
                <text:p>0.0001370119</text:p>
              </table:table-cell>
              <table:table-cell office:value-type="float" office:value="0.0303341">
                <text:p>0.0303341</text:p>
              </table:table-cell>
              <table:table-cell office:value-type="float" office:value="0.041391">
                <text:p>0.041391</text:p>
              </table:table-cell>
            </table:table-row>
            <table:table-row>
              <table:table-cell office:value-type="string">
                <text:p>0,002248</text:p>
              </table:table-cell>
              <table:table-cell office:value-type="float" office:value="0.000137004">
                <text:p>0.000137004</text:p>
              </table:table-cell>
              <table:table-cell office:value-type="float" office:value="0.0185212">
                <text:p>0.0185212</text:p>
              </table:table-cell>
              <table:table-cell office:value-type="float" office:value="0.041391">
                <text:p>0.041391</text:p>
              </table:table-cell>
            </table:table-row>
            <table:table-row>
              <table:table-cell office:value-type="string">
                <text:p>0,002244</text:p>
              </table:table-cell>
              <table:table-cell office:value-type="float" office:value="0.0001369963">
                <text:p>0.0001369963</text:p>
              </table:table-cell>
              <table:table-cell office:value-type="float" office:value="0.0303909">
                <text:p>0.0303909</text:p>
              </table:table-cell>
              <table:table-cell office:value-type="float" office:value="0.0432862">
                <text:p>0.0432862</text:p>
              </table:table-cell>
            </table:table-row>
            <table:table-row>
              <table:table-cell office:value-type="string">
                <text:p>0,00224</text:p>
              </table:table-cell>
              <table:table-cell office:value-type="float" office:value="0.0001369887">
                <text:p>0.0001369887</text:p>
              </table:table-cell>
              <table:table-cell office:value-type="float" office:value="0.0234614">
                <text:p>0.0234614</text:p>
              </table:table-cell>
              <table:table-cell office:value-type="float" office:value="0.041391">
                <text:p>0.041391</text:p>
              </table:table-cell>
            </table:table-row>
            <table:table-row>
              <table:table-cell office:value-type="string">
                <text:p>0,002237</text:p>
              </table:table-cell>
              <table:table-cell office:value-type="float" office:value="0.0001369814">
                <text:p>0.0001369814</text:p>
              </table:table-cell>
              <table:table-cell office:value-type="float" office:value="0.0185423">
                <text:p>0.0185423</text:p>
              </table:table-cell>
              <table:table-cell office:value-type="float" office:value="0.041391">
                <text:p>0.041391</text:p>
              </table:table-cell>
            </table:table-row>
            <table:table-row>
              <table:table-cell office:value-type="string">
                <text:p>0,002233</text:p>
              </table:table-cell>
              <table:table-cell office:value-type="float" office:value="0.0001369743">
                <text:p>0.0001369743</text:p>
              </table:table-cell>
              <table:table-cell office:value-type="float" office:value="0.0185494">
                <text:p>0.0185494</text:p>
              </table:table-cell>
              <table:table-cell office:value-type="float" office:value="0.041391">
                <text:p>0.041391</text:p>
              </table:table-cell>
            </table:table-row>
            <table:table-row>
              <table:table-cell office:value-type="string">
                <text:p>0,002229</text:p>
              </table:table-cell>
              <table:table-cell office:value-type="float" office:value="0.0001369674">
                <text:p>0.0001369674</text:p>
              </table:table-cell>
              <table:table-cell office:value-type="float" office:value="0.0165071">
                <text:p>0.0165071</text:p>
              </table:table-cell>
              <table:table-cell office:value-type="float" office:value="0.041391">
                <text:p>0.041391</text:p>
              </table:table-cell>
            </table:table-row>
            <table:table-row>
              <table:table-cell office:value-type="string">
                <text:p>0,002225</text:p>
              </table:table-cell>
              <table:table-cell office:value-type="float" office:value="0.0001369607">
                <text:p>0.0001369607</text:p>
              </table:table-cell>
              <table:table-cell office:value-type="float" office:value="0.0325513">
                <text:p>0.0325513</text:p>
              </table:table-cell>
              <table:table-cell office:value-type="float" office:value="0.041391">
                <text:p>0.041391</text:p>
              </table:table-cell>
            </table:table-row>
            <table:table-row>
              <table:table-cell office:value-type="string">
                <text:p>0,002221</text:p>
              </table:table-cell>
              <table:table-cell office:value-type="float" office:value="0.0001369543">
                <text:p>0.0001369543</text:p>
              </table:table-cell>
              <table:table-cell office:value-type="float" office:value="0.0185709">
                <text:p>0.0185709</text:p>
              </table:table-cell>
              <table:table-cell office:value-type="float" office:value="0.041391">
                <text:p>0.041391</text:p>
              </table:table-cell>
            </table:table-row>
            <table:table-row>
              <table:table-cell office:value-type="string">
                <text:p>0,002217</text:p>
              </table:table-cell>
              <table:table-cell office:value-type="float" office:value="0.000136948">
                <text:p>0.000136948</text:p>
              </table:table-cell>
              <table:table-cell office:value-type="float" office:value="0.0185781">
                <text:p>0.0185781</text:p>
              </table:table-cell>
              <table:table-cell office:value-type="float" office:value="0.0436198">
                <text:p>0.0436198</text:p>
              </table:table-cell>
            </table:table-row>
            <table:table-row>
              <table:table-cell office:value-type="string">
                <text:p>0,002214</text:p>
              </table:table-cell>
              <table:table-cell office:value-type="float" office:value="0.0001369419">
                <text:p>0.0001369419</text:p>
              </table:table-cell>
              <table:table-cell office:value-type="float" office:value="0.0185853">
                <text:p>0.0185853</text:p>
              </table:table-cell>
              <table:table-cell office:value-type="float" office:value="0.041391">
                <text:p>0.041391</text:p>
              </table:table-cell>
            </table:table-row>
            <table:table-row>
              <table:table-cell office:value-type="string">
                <text:p>0,00221</text:p>
              </table:table-cell>
              <table:table-cell office:value-type="float" office:value="0.000136936">
                <text:p>0.000136936</text:p>
              </table:table-cell>
              <table:table-cell office:value-type="float" office:value="0.0306483">
                <text:p>0.0306483</text:p>
              </table:table-cell>
              <table:table-cell office:value-type="float" office:value="0.041391">
                <text:p>0.041391</text:p>
              </table:table-cell>
            </table:table-row>
            <table:table-row>
              <table:table-cell office:value-type="string">
                <text:p>0,002206</text:p>
              </table:table-cell>
              <table:table-cell office:value-type="float" office:value="0.0001369304">
                <text:p>0.0001369304</text:p>
              </table:table-cell>
              <table:table-cell office:value-type="float" office:value="0.0235893">
                <text:p>0.0235893</text:p>
              </table:table-cell>
              <table:table-cell office:value-type="float" office:value="0.041391">
                <text:p>0.041391</text:p>
              </table:table-cell>
            </table:table-row>
            <table:table-row>
              <table:table-cell office:value-type="string">
                <text:p>0,002202</text:p>
              </table:table-cell>
              <table:table-cell office:value-type="float" office:value="0.0001369249">
                <text:p>0.0001369249</text:p>
              </table:table-cell>
              <table:table-cell office:value-type="float" office:value="0.0307059">
                <text:p>0.0307059</text:p>
              </table:table-cell>
              <table:table-cell office:value-type="float" office:value="0.0438115">
                <text:p>0.0438115</text:p>
              </table:table-cell>
            </table:table-row>
            <table:table-row>
              <table:table-cell office:value-type="string">
                <text:p>0,002198</text:p>
              </table:table-cell>
              <table:table-cell office:value-type="float" office:value="0.0001369197">
                <text:p>0.0001369197</text:p>
              </table:table-cell>
              <table:table-cell office:value-type="float" office:value="0.0186145">
                <text:p>0.0186145</text:p>
              </table:table-cell>
              <table:table-cell office:value-type="float" office:value="0.041391">
                <text:p>0.041391</text:p>
              </table:table-cell>
            </table:table-row>
            <table:table-row>
              <table:table-cell office:value-type="string">
                <text:p>0,002194</text:p>
              </table:table-cell>
              <table:table-cell office:value-type="float" office:value="0.0001369146">
                <text:p>0.0001369146</text:p>
              </table:table-cell>
              <table:table-cell office:value-type="float" office:value="0.041391">
                <text:p>0.041391</text:p>
              </table:table-cell>
              <table:table-cell office:value-type="float" office:value="0.041391">
                <text:p>0.041391</text:p>
              </table:table-cell>
            </table:table-row>
            <table:table-row>
              <table:table-cell office:value-type="string">
                <text:p>0,00219</text:p>
              </table:table-cell>
              <table:table-cell office:value-type="float" office:value="0.0001369098">
                <text:p>0.0001369098</text:p>
              </table:table-cell>
              <table:table-cell office:value-type="float" office:value="0.0172015">
                <text:p>0.0172015</text:p>
              </table:table-cell>
              <table:table-cell office:value-type="float" office:value="0.041391">
                <text:p>0.041391</text:p>
              </table:table-cell>
            </table:table-row>
            <table:table-row>
              <table:table-cell office:value-type="string">
                <text:p>0,002187</text:p>
              </table:table-cell>
              <table:table-cell office:value-type="float" office:value="0.0001369051">
                <text:p>0.0001369051</text:p>
              </table:table-cell>
              <table:table-cell office:value-type="float" office:value="0.0327656">
                <text:p>0.0327656</text:p>
              </table:table-cell>
              <table:table-cell office:value-type="float" office:value="0.041391">
                <text:p>0.041391</text:p>
              </table:table-cell>
            </table:table-row>
            <table:table-row>
              <table:table-cell office:value-type="string">
                <text:p>0,002183</text:p>
              </table:table-cell>
              <table:table-cell office:value-type="float" office:value="0.0001369007">
                <text:p>0.0001369007</text:p>
              </table:table-cell>
              <table:table-cell office:value-type="float" office:value="0.0186441">
                <text:p>0.0186441</text:p>
              </table:table-cell>
              <table:table-cell office:value-type="float" office:value="0.0440523">
                <text:p>0.0440523</text:p>
              </table:table-cell>
            </table:table-row>
            <table:table-row>
              <table:table-cell office:value-type="string">
                <text:p>0,002179</text:p>
              </table:table-cell>
              <table:table-cell office:value-type="float" office:value="0.0001368965">
                <text:p>0.0001368965</text:p>
              </table:table-cell>
              <table:table-cell office:value-type="float" office:value="0.0186515">
                <text:p>0.0186515</text:p>
              </table:table-cell>
              <table:table-cell office:value-type="float" office:value="0.041391">
                <text:p>0.041391</text:p>
              </table:table-cell>
            </table:table-row>
            <table:table-row>
              <table:table-cell office:value-type="string">
                <text:p>0,002175</text:p>
              </table:table-cell>
              <table:table-cell office:value-type="float" office:value="0.0001368925">
                <text:p>0.0001368925</text:p>
              </table:table-cell>
              <table:table-cell office:value-type="float" office:value="0.0172529">
                <text:p>0.0172529</text:p>
              </table:table-cell>
              <table:table-cell office:value-type="float" office:value="0.041391">
                <text:p>0.041391</text:p>
              </table:table-cell>
            </table:table-row>
            <table:table-row>
              <table:table-cell office:value-type="string">
                <text:p>0,002171</text:p>
              </table:table-cell>
              <table:table-cell office:value-type="float" office:value="0.0001368887">
                <text:p>0.0001368887</text:p>
              </table:table-cell>
              <table:table-cell office:value-type="float" office:value="0.0186665">
                <text:p>0.0186665</text:p>
              </table:table-cell>
              <table:table-cell office:value-type="float" office:value="0.041391">
                <text:p>0.041391</text:p>
              </table:table-cell>
            </table:table-row>
            <table:table-row>
              <table:table-cell office:value-type="string">
                <text:p>0,002167</text:p>
              </table:table-cell>
              <table:table-cell office:value-type="float" office:value="0.0001368851">
                <text:p>0.0001368851</text:p>
              </table:table-cell>
              <table:table-cell office:value-type="float" office:value="0.0253831">
                <text:p>0.0253831</text:p>
              </table:table-cell>
              <table:table-cell office:value-type="float" office:value="0.041391">
                <text:p>0.041391</text:p>
              </table:table-cell>
            </table:table-row>
            <table:table-row>
              <table:table-cell office:value-type="string">
                <text:p>0,002164</text:p>
              </table:table-cell>
              <table:table-cell office:value-type="float" office:value="0.0001368817">
                <text:p>0.0001368817</text:p>
              </table:table-cell>
              <table:table-cell office:value-type="float" office:value="0.0172917">
                <text:p>0.0172917</text:p>
              </table:table-cell>
              <table:table-cell office:value-type="float" office:value="0.041391">
                <text:p>0.041391</text:p>
              </table:table-cell>
            </table:table-row>
            <table:table-row>
              <table:table-cell office:value-type="string">
                <text:p>0,00216</text:p>
              </table:table-cell>
              <table:table-cell office:value-type="float" office:value="0.0001368785">
                <text:p>0.0001368785</text:p>
              </table:table-cell>
              <table:table-cell office:value-type="float" office:value="0.0170317">
                <text:p>0.0170317</text:p>
              </table:table-cell>
              <table:table-cell office:value-type="float" office:value="0.041391">
                <text:p>0.041391</text:p>
              </table:table-cell>
            </table:table-row>
            <table:table-row>
              <table:table-cell office:value-type="string">
                <text:p>0,002156</text:p>
              </table:table-cell>
              <table:table-cell office:value-type="float" office:value="0.0001368755">
                <text:p>0.0001368755</text:p>
              </table:table-cell>
              <table:table-cell office:value-type="float" office:value="0.0310549">
                <text:p>0.0310549</text:p>
              </table:table-cell>
              <table:table-cell office:value-type="float" office:value="0.041391">
                <text:p>0.041391</text:p>
              </table:table-cell>
            </table:table-row>
            <table:table-row>
              <table:table-cell office:value-type="string">
                <text:p>0,002152</text:p>
              </table:table-cell>
              <table:table-cell office:value-type="float" office:value="0.0001368727">
                <text:p>0.0001368727</text:p>
              </table:table-cell>
              <table:table-cell office:value-type="float" office:value="0.0173307">
                <text:p>0.0173307</text:p>
              </table:table-cell>
              <table:table-cell office:value-type="float" office:value="0.041391">
                <text:p>0.041391</text:p>
              </table:table-cell>
            </table:table-row>
            <table:table-row>
              <table:table-cell office:value-type="string">
                <text:p>0,002148</text:p>
              </table:table-cell>
              <table:table-cell office:value-type="float" office:value="0.0001368701">
                <text:p>0.0001368701</text:p>
              </table:table-cell>
              <table:table-cell office:value-type="float" office:value="0.0311136">
                <text:p>0.0311136</text:p>
              </table:table-cell>
              <table:table-cell office:value-type="float" office:value="0.041391">
                <text:p>0.041391</text:p>
              </table:table-cell>
            </table:table-row>
            <table:table-row>
              <table:table-cell office:value-type="string">
                <text:p>0,002144</text:p>
              </table:table-cell>
              <table:table-cell office:value-type="float" office:value="0.0001368677">
                <text:p>0.0001368677</text:p>
              </table:table-cell>
              <table:table-cell office:value-type="float" office:value="0.0170823">
                <text:p>0.0170823</text:p>
              </table:table-cell>
              <table:table-cell office:value-type="float" office:value="0.041391">
                <text:p>0.041391</text:p>
              </table:table-cell>
            </table:table-row>
            <table:table-row>
              <table:table-cell office:value-type="string">
                <text:p>0,00214</text:p>
              </table:table-cell>
              <table:table-cell office:value-type="float" office:value="0.0001368656">
                <text:p>0.0001368656</text:p>
              </table:table-cell>
              <table:table-cell office:value-type="float" office:value="0.028801">
                <text:p>0.028801</text:p>
              </table:table-cell>
              <table:table-cell office:value-type="float" office:value="0.041391">
                <text:p>0.041391</text:p>
              </table:table-cell>
            </table:table-row>
            <table:table-row>
              <table:table-cell office:value-type="string">
                <text:p>0,002137</text:p>
              </table:table-cell>
              <table:table-cell office:value-type="float" office:value="0.0001368636">
                <text:p>0.0001368636</text:p>
              </table:table-cell>
              <table:table-cell office:value-type="float" office:value="0.0173832">
                <text:p>0.0173832</text:p>
              </table:table-cell>
              <table:table-cell office:value-type="float" office:value="0.041391">
                <text:p>0.041391</text:p>
              </table:table-cell>
            </table:table-row>
            <table:table-row>
              <table:table-cell office:value-type="string">
                <text:p>0,002133</text:p>
              </table:table-cell>
              <table:table-cell office:value-type="float" office:value="0.0001368619">
                <text:p>0.0001368619</text:p>
              </table:table-cell>
              <table:table-cell office:value-type="float" office:value="0.018743">
                <text:p>0.018743</text:p>
              </table:table-cell>
              <table:table-cell office:value-type="float" office:value="0.041391">
                <text:p>0.041391</text:p>
              </table:table-cell>
            </table:table-row>
            <table:table-row>
              <table:table-cell office:value-type="string">
                <text:p>0,002129</text:p>
              </table:table-cell>
              <table:table-cell office:value-type="float" office:value="0.0001368603">
                <text:p>0.0001368603</text:p>
              </table:table-cell>
              <table:table-cell office:value-type="float" office:value="0.031261">
                <text:p>0.031261</text:p>
              </table:table-cell>
              <table:table-cell office:value-type="float" office:value="0.041391">
                <text:p>0.041391</text:p>
              </table:table-cell>
            </table:table-row>
            <table:table-row>
              <table:table-cell office:value-type="string">
                <text:p>0,002125</text:p>
              </table:table-cell>
              <table:table-cell office:value-type="float" office:value="0.000136859">
                <text:p>0.000136859</text:p>
              </table:table-cell>
              <table:table-cell office:value-type="float" office:value="0.0174228">
                <text:p>0.0174228</text:p>
              </table:table-cell>
              <table:table-cell office:value-type="float" office:value="0.041391">
                <text:p>0.041391</text:p>
              </table:table-cell>
            </table:table-row>
            <table:table-row>
              <table:table-cell office:value-type="string">
                <text:p>0,002121</text:p>
              </table:table-cell>
              <table:table-cell office:value-type="float" office:value="0.0001368579">
                <text:p>0.0001368579</text:p>
              </table:table-cell>
              <table:table-cell office:value-type="float" office:value="0.0331375">
                <text:p>0.0331375</text:p>
              </table:table-cell>
              <table:table-cell office:value-type="float" office:value="0.0448317">
                <text:p>0.0448317</text:p>
              </table:table-cell>
            </table:table-row>
            <table:table-row>
              <table:table-cell office:value-type="string">
                <text:p>0,002117</text:p>
              </table:table-cell>
              <table:table-cell office:value-type="float" office:value="0.0001368569">
                <text:p>0.0001368569</text:p>
              </table:table-cell>
              <table:table-cell office:value-type="float" office:value="0.0313499">
                <text:p>0.0313499</text:p>
              </table:table-cell>
              <table:table-cell office:value-type="float" office:value="0.041391">
                <text:p>0.041391</text:p>
              </table:table-cell>
            </table:table-row>
            <table:table-row>
              <table:table-cell office:value-type="string">
                <text:p>0,002114</text:p>
              </table:table-cell>
              <table:table-cell office:value-type="float" office:value="0.0001368562">
                <text:p>0.0001368562</text:p>
              </table:table-cell>
              <table:table-cell office:value-type="float" office:value="0.0313796">
                <text:p>0.0313796</text:p>
              </table:table-cell>
              <table:table-cell office:value-type="float" office:value="0.041391">
                <text:p>0.041391</text:p>
              </table:table-cell>
            </table:table-row>
            <table:table-row>
              <table:table-cell office:value-type="string">
                <text:p>0,00211</text:p>
              </table:table-cell>
              <table:table-cell office:value-type="float" office:value="0.0001368557">
                <text:p>0.0001368557</text:p>
              </table:table-cell>
              <table:table-cell office:value-type="float" office:value="0.0174761">
                <text:p>0.0174761</text:p>
              </table:table-cell>
              <table:table-cell office:value-type="float" office:value="0.041391">
                <text:p>0.041391</text:p>
              </table:table-cell>
            </table:table-row>
            <table:table-row>
              <table:table-cell office:value-type="string">
                <text:p>0,002106</text:p>
              </table:table-cell>
              <table:table-cell office:value-type="float" office:value="0.0001368554">
                <text:p>0.0001368554</text:p>
              </table:table-cell>
              <table:table-cell office:value-type="float" office:value="0.0294843">
                <text:p>0.0294843</text:p>
              </table:table-cell>
              <table:table-cell office:value-type="float" office:value="0.041391">
                <text:p>0.041391</text:p>
              </table:table-cell>
            </table:table-row>
            <table:table-row>
              <table:table-cell office:value-type="string">
                <text:p>0,002102</text:p>
              </table:table-cell>
              <table:table-cell office:value-type="float" office:value="0.0001368553">
                <text:p>0.0001368553</text:p>
              </table:table-cell>
              <table:table-cell office:value-type="float" office:value="0.0188059">
                <text:p>0.0188059</text:p>
              </table:table-cell>
              <table:table-cell office:value-type="float" office:value="0.041391">
                <text:p>0.04139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7.628cm" svg:height="4.127cm" chart:class="chart:line" chart:style-name="ch1">
        <chart:plot-area chart:style-name="ch2" chart:data-source-has-labels="both" svg:x="0.15cm" svg:y="0.079cm" svg:width="7.305cm" svg:height="3.874cm">
          <chart:axis chart:dimension="x" chart:name="primary-x" chart:style-name="ch3">
            <chart:categories table:cell-range-address="local-table.$A$2:.$A$2001"/>
          </chart:axis>
          <chart:series chart:style-name="ch4" chart:values-cell-range-address="local-table.$B$2:.$B$2001" chart:label-cell-address="local-table.$B$1" chart:class="chart:line">
            <chart:data-point chart:repeated="200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isque optimal</text:p>
              </table:table-cell>
            </table:table-row>
          </table:table-header-rows>
          <table:table-rows>
            <table:table-row>
              <table:table-cell office:value-type="string">
                <text:p>0,009195</text:p>
              </table:table-cell>
              <table:table-cell office:value-type="float" office:value="0.0029387241">
                <text:p>0.0029387241</text:p>
              </table:table-cell>
            </table:table-row>
            <table:table-row>
              <table:table-cell office:value-type="string">
                <text:p>0,009191</text:p>
              </table:table-cell>
              <table:table-cell office:value-type="float" office:value="0.0029088174">
                <text:p>0.0029088174</text:p>
              </table:table-cell>
            </table:table-row>
            <table:table-row>
              <table:table-cell office:value-type="string">
                <text:p>0,009188</text:p>
              </table:table-cell>
              <table:table-cell office:value-type="float" office:value="0.0028794347">
                <text:p>0.0028794347</text:p>
              </table:table-cell>
            </table:table-row>
            <table:table-row>
              <table:table-cell office:value-type="string">
                <text:p>0,009184</text:p>
              </table:table-cell>
              <table:table-cell office:value-type="float" office:value="0.0028505609">
                <text:p>0.0028505609</text:p>
              </table:table-cell>
            </table:table-row>
            <table:table-row>
              <table:table-cell office:value-type="string">
                <text:p>0,00918</text:p>
              </table:table-cell>
              <table:table-cell office:value-type="float" office:value="0.0028222036">
                <text:p>0.0028222036</text:p>
              </table:table-cell>
            </table:table-row>
            <table:table-row>
              <table:table-cell office:value-type="string">
                <text:p>0,009177</text:p>
              </table:table-cell>
              <table:table-cell office:value-type="float" office:value="0.0027943629">
                <text:p>0.0027943629</text:p>
              </table:table-cell>
            </table:table-row>
            <table:table-row>
              <table:table-cell office:value-type="string">
                <text:p>0,009173</text:p>
              </table:table-cell>
              <table:table-cell office:value-type="float" office:value="0.0027670455">
                <text:p>0.0027670455</text:p>
              </table:table-cell>
            </table:table-row>
            <table:table-row>
              <table:table-cell office:value-type="string">
                <text:p>0,00917</text:p>
              </table:table-cell>
              <table:table-cell office:value-type="float" office:value="0.0027402377">
                <text:p>0.0027402377</text:p>
              </table:table-cell>
            </table:table-row>
            <table:table-row>
              <table:table-cell office:value-type="string">
                <text:p>0,009166</text:p>
              </table:table-cell>
              <table:table-cell office:value-type="float" office:value="0.0027139463">
                <text:p>0.0027139463</text:p>
              </table:table-cell>
            </table:table-row>
            <table:table-row>
              <table:table-cell office:value-type="string">
                <text:p>0,009162</text:p>
              </table:table-cell>
              <table:table-cell office:value-type="float" office:value="0.0026881715">
                <text:p>0.0026881715</text:p>
              </table:table-cell>
            </table:table-row>
            <table:table-row>
              <table:table-cell office:value-type="string">
                <text:p>0,009159</text:p>
              </table:table-cell>
              <table:table-cell office:value-type="float" office:value="0.0026629196">
                <text:p>0.0026629196</text:p>
              </table:table-cell>
            </table:table-row>
            <table:table-row>
              <table:table-cell office:value-type="string">
                <text:p>0,009155</text:p>
              </table:table-cell>
              <table:table-cell office:value-type="float" office:value="0.0026381777">
                <text:p>0.0026381777</text:p>
              </table:table-cell>
            </table:table-row>
            <table:table-row>
              <table:table-cell office:value-type="string">
                <text:p>0,009151</text:p>
              </table:table-cell>
              <table:table-cell office:value-type="float" office:value="0.0026139523">
                <text:p>0.0026139523</text:p>
              </table:table-cell>
            </table:table-row>
            <table:table-row>
              <table:table-cell office:value-type="string">
                <text:p>0,009148</text:p>
              </table:table-cell>
              <table:table-cell office:value-type="float" office:value="0.0025902434">
                <text:p>0.0025902434</text:p>
              </table:table-cell>
            </table:table-row>
            <table:table-row>
              <table:table-cell office:value-type="string">
                <text:p>0,009144</text:p>
              </table:table-cell>
              <table:table-cell office:value-type="float" office:value="0.0025670568">
                <text:p>0.0025670568</text:p>
              </table:table-cell>
            </table:table-row>
            <table:table-row>
              <table:table-cell office:value-type="string">
                <text:p>0,009141</text:p>
              </table:table-cell>
              <table:table-cell office:value-type="float" office:value="0.0025443809">
                <text:p>0.0025443809</text:p>
              </table:table-cell>
            </table:table-row>
            <table:table-row>
              <table:table-cell office:value-type="string">
                <text:p>0,009137</text:p>
              </table:table-cell>
              <table:table-cell office:value-type="float" office:value="0.0025222216">
                <text:p>0.0025222216</text:p>
              </table:table-cell>
            </table:table-row>
            <table:table-row>
              <table:table-cell office:value-type="string">
                <text:p>0,009133</text:p>
              </table:table-cell>
              <table:table-cell office:value-type="float" office:value="0.0025005841">
                <text:p>0.0025005841</text:p>
              </table:table-cell>
            </table:table-row>
            <table:table-row>
              <table:table-cell office:value-type="string">
                <text:p>0,00913</text:p>
              </table:table-cell>
              <table:table-cell office:value-type="float" office:value="0.0024794575">
                <text:p>0.0024794575</text:p>
              </table:table-cell>
            </table:table-row>
            <table:table-row>
              <table:table-cell office:value-type="string">
                <text:p>0,009126</text:p>
              </table:table-cell>
              <table:table-cell office:value-type="float" office:value="0.0024588474">
                <text:p>0.0024588474</text:p>
              </table:table-cell>
            </table:table-row>
            <table:table-row>
              <table:table-cell office:value-type="string">
                <text:p>0,009122</text:p>
              </table:table-cell>
              <table:table-cell office:value-type="float" office:value="0.0024387539">
                <text:p>0.0024387539</text:p>
              </table:table-cell>
            </table:table-row>
            <table:table-row>
              <table:table-cell office:value-type="string">
                <text:p>0,009119</text:p>
              </table:table-cell>
              <table:table-cell office:value-type="float" office:value="0.0024191817">
                <text:p>0.0024191817</text:p>
              </table:table-cell>
            </table:table-row>
            <table:table-row>
              <table:table-cell office:value-type="string">
                <text:p>0,009115</text:p>
              </table:table-cell>
              <table:table-cell office:value-type="float" office:value="0.0024001213">
                <text:p>0.0024001213</text:p>
              </table:table-cell>
            </table:table-row>
            <table:table-row>
              <table:table-cell office:value-type="string">
                <text:p>0,009112</text:p>
              </table:table-cell>
              <table:table-cell office:value-type="float" office:value="0.0023815772">
                <text:p>0.0023815772</text:p>
              </table:table-cell>
            </table:table-row>
            <table:table-row>
              <table:table-cell office:value-type="string">
                <text:p>0,009108</text:p>
              </table:table-cell>
              <table:table-cell office:value-type="float" office:value="0.0023635496">
                <text:p>0.0023635496</text:p>
              </table:table-cell>
            </table:table-row>
            <table:table-row>
              <table:table-cell office:value-type="string">
                <text:p>0,009104</text:p>
              </table:table-cell>
              <table:table-cell office:value-type="float" office:value="0.0023460429">
                <text:p>0.0023460429</text:p>
              </table:table-cell>
            </table:table-row>
            <table:table-row>
              <table:table-cell office:value-type="string">
                <text:p>0,009101</text:p>
              </table:table-cell>
              <table:table-cell office:value-type="float" office:value="0.0023290482">
                <text:p>0.0023290482</text:p>
              </table:table-cell>
            </table:table-row>
            <table:table-row>
              <table:table-cell office:value-type="string">
                <text:p>0,009097</text:p>
              </table:table-cell>
              <table:table-cell office:value-type="float" office:value="0.0023124264">
                <text:p>0.0023124264</text:p>
              </table:table-cell>
            </table:table-row>
            <table:table-row>
              <table:table-cell office:value-type="string">
                <text:p>0,009093</text:p>
              </table:table-cell>
              <table:table-cell office:value-type="float" office:value="0.0022960068">
                <text:p>0.0022960068</text:p>
              </table:table-cell>
            </table:table-row>
            <table:table-row>
              <table:table-cell office:value-type="string">
                <text:p>0,00909</text:p>
              </table:table-cell>
              <table:table-cell office:value-type="float" office:value="0.0022797933">
                <text:p>0.0022797933</text:p>
              </table:table-cell>
            </table:table-row>
            <table:table-row>
              <table:table-cell office:value-type="string">
                <text:p>0,009086</text:p>
              </table:table-cell>
              <table:table-cell office:value-type="float" office:value="0.0022637776">
                <text:p>0.0022637776</text:p>
              </table:table-cell>
            </table:table-row>
            <table:table-row>
              <table:table-cell office:value-type="string">
                <text:p>0,009083</text:p>
              </table:table-cell>
              <table:table-cell office:value-type="float" office:value="0.0022479639">
                <text:p>0.0022479639</text:p>
              </table:table-cell>
            </table:table-row>
            <table:table-row>
              <table:table-cell office:value-type="string">
                <text:p>0,009079</text:p>
              </table:table-cell>
              <table:table-cell office:value-type="float" office:value="0.0022323562">
                <text:p>0.0022323562</text:p>
              </table:table-cell>
            </table:table-row>
            <table:table-row>
              <table:table-cell office:value-type="string">
                <text:p>0,009075</text:p>
              </table:table-cell>
              <table:table-cell office:value-type="float" office:value="0.0022169466">
                <text:p>0.0022169466</text:p>
              </table:table-cell>
            </table:table-row>
            <table:table-row>
              <table:table-cell office:value-type="string">
                <text:p>0,009072</text:p>
              </table:table-cell>
              <table:table-cell office:value-type="float" office:value="0.0022017388">
                <text:p>0.0022017388</text:p>
              </table:table-cell>
            </table:table-row>
            <table:table-row>
              <table:table-cell office:value-type="string">
                <text:p>0,009068</text:p>
              </table:table-cell>
              <table:table-cell office:value-type="float" office:value="0.002186733">
                <text:p>0.002186733</text:p>
              </table:table-cell>
            </table:table-row>
            <table:table-row>
              <table:table-cell office:value-type="string">
                <text:p>0,009064</text:p>
              </table:table-cell>
              <table:table-cell office:value-type="float" office:value="0.002171933">
                <text:p>0.002171933</text:p>
              </table:table-cell>
            </table:table-row>
            <table:table-row>
              <table:table-cell office:value-type="string">
                <text:p>0,009061</text:p>
              </table:table-cell>
              <table:table-cell office:value-type="float" office:value="0.0021573311">
                <text:p>0.0021573311</text:p>
              </table:table-cell>
            </table:table-row>
            <table:table-row>
              <table:table-cell office:value-type="string">
                <text:p>0,009057</text:p>
              </table:table-cell>
              <table:table-cell office:value-type="float" office:value="0.0021429312">
                <text:p>0.0021429312</text:p>
              </table:table-cell>
            </table:table-row>
            <table:table-row>
              <table:table-cell office:value-type="string">
                <text:p>0,009053</text:p>
              </table:table-cell>
              <table:table-cell office:value-type="float" office:value="0.0021287335">
                <text:p>0.0021287335</text:p>
              </table:table-cell>
            </table:table-row>
            <table:table-row>
              <table:table-cell office:value-type="string">
                <text:p>0,00905</text:p>
              </table:table-cell>
              <table:table-cell office:value-type="float" office:value="0.0021147413">
                <text:p>0.0021147413</text:p>
              </table:table-cell>
            </table:table-row>
            <table:table-row>
              <table:table-cell office:value-type="string">
                <text:p>0,009046</text:p>
              </table:table-cell>
              <table:table-cell office:value-type="float" office:value="0.0021009473">
                <text:p>0.0021009473</text:p>
              </table:table-cell>
            </table:table-row>
            <table:table-row>
              <table:table-cell office:value-type="string">
                <text:p>0,009043</text:p>
              </table:table-cell>
              <table:table-cell office:value-type="float" office:value="0.0020873554">
                <text:p>0.0020873554</text:p>
              </table:table-cell>
            </table:table-row>
            <table:table-row>
              <table:table-cell office:value-type="string">
                <text:p>0,009039</text:p>
              </table:table-cell>
              <table:table-cell office:value-type="float" office:value="0.0020739689">
                <text:p>0.0020739689</text:p>
              </table:table-cell>
            </table:table-row>
            <table:table-row>
              <table:table-cell office:value-type="string">
                <text:p>0,009035</text:p>
              </table:table-cell>
              <table:table-cell office:value-type="float" office:value="0.0020607808">
                <text:p>0.0020607808</text:p>
              </table:table-cell>
            </table:table-row>
            <table:table-row>
              <table:table-cell office:value-type="string">
                <text:p>0,009032</text:p>
              </table:table-cell>
              <table:table-cell office:value-type="float" office:value="0.0020477949">
                <text:p>0.0020477949</text:p>
              </table:table-cell>
            </table:table-row>
            <table:table-row>
              <table:table-cell office:value-type="string">
                <text:p>0,009028</text:p>
              </table:table-cell>
              <table:table-cell office:value-type="float" office:value="0.0020350108">
                <text:p>0.0020350108</text:p>
              </table:table-cell>
            </table:table-row>
            <table:table-row>
              <table:table-cell office:value-type="string">
                <text:p>0,009024</text:p>
              </table:table-cell>
              <table:table-cell office:value-type="float" office:value="0.002022432">
                <text:p>0.002022432</text:p>
              </table:table-cell>
            </table:table-row>
            <table:table-row>
              <table:table-cell office:value-type="string">
                <text:p>0,009021</text:p>
              </table:table-cell>
              <table:table-cell office:value-type="float" office:value="0.002010052">
                <text:p>0.002010052</text:p>
              </table:table-cell>
            </table:table-row>
            <table:table-row>
              <table:table-cell office:value-type="string">
                <text:p>0,009017</text:p>
              </table:table-cell>
              <table:table-cell office:value-type="float" office:value="0.0019978739">
                <text:p>0.0019978739</text:p>
              </table:table-cell>
            </table:table-row>
            <table:table-row>
              <table:table-cell office:value-type="string">
                <text:p>0,009014</text:p>
              </table:table-cell>
              <table:table-cell office:value-type="float" office:value="0.0019858979">
                <text:p>0.0019858979</text:p>
              </table:table-cell>
            </table:table-row>
            <table:table-row>
              <table:table-cell office:value-type="string">
                <text:p>0,00901</text:p>
              </table:table-cell>
              <table:table-cell office:value-type="float" office:value="0.0019741268">
                <text:p>0.0019741268</text:p>
              </table:table-cell>
            </table:table-row>
            <table:table-row>
              <table:table-cell office:value-type="string">
                <text:p>0,009006</text:p>
              </table:table-cell>
              <table:table-cell office:value-type="float" office:value="0.0019625545">
                <text:p>0.0019625545</text:p>
              </table:table-cell>
            </table:table-row>
            <table:table-row>
              <table:table-cell office:value-type="string">
                <text:p>0,009003</text:p>
              </table:table-cell>
              <table:table-cell office:value-type="float" office:value="0.0019511844">
                <text:p>0.0019511844</text:p>
              </table:table-cell>
            </table:table-row>
            <table:table-row>
              <table:table-cell office:value-type="string">
                <text:p>0,008999</text:p>
              </table:table-cell>
              <table:table-cell office:value-type="float" office:value="0.0019400162">
                <text:p>0.0019400162</text:p>
              </table:table-cell>
            </table:table-row>
            <table:table-row>
              <table:table-cell office:value-type="string">
                <text:p>0,008995</text:p>
              </table:table-cell>
              <table:table-cell office:value-type="float" office:value="0.0019290528">
                <text:p>0.0019290528</text:p>
              </table:table-cell>
            </table:table-row>
            <table:table-row>
              <table:table-cell office:value-type="string">
                <text:p>0,008992</text:p>
              </table:table-cell>
              <table:table-cell office:value-type="float" office:value="0.0019182885">
                <text:p>0.0019182885</text:p>
              </table:table-cell>
            </table:table-row>
            <table:table-row>
              <table:table-cell office:value-type="string">
                <text:p>0,008988</text:p>
              </table:table-cell>
              <table:table-cell office:value-type="float" office:value="0.0019077263">
                <text:p>0.0019077263</text:p>
              </table:table-cell>
            </table:table-row>
            <table:table-row>
              <table:table-cell office:value-type="string">
                <text:p>0,008984</text:p>
              </table:table-cell>
              <table:table-cell office:value-type="float" office:value="0.0018973687">
                <text:p>0.0018973687</text:p>
              </table:table-cell>
            </table:table-row>
            <table:table-row>
              <table:table-cell office:value-type="string">
                <text:p>0,008981</text:p>
              </table:table-cell>
              <table:table-cell office:value-type="float" office:value="0.0018872104">
                <text:p>0.0018872104</text:p>
              </table:table-cell>
            </table:table-row>
            <table:table-row>
              <table:table-cell office:value-type="string">
                <text:p>0,008977</text:p>
              </table:table-cell>
              <table:table-cell office:value-type="float" office:value="0.001877254">
                <text:p>0.001877254</text:p>
              </table:table-cell>
            </table:table-row>
            <table:table-row>
              <table:table-cell office:value-type="string">
                <text:p>0,008974</text:p>
              </table:table-cell>
              <table:table-cell office:value-type="float" office:value="0.0018674997">
                <text:p>0.0018674997</text:p>
              </table:table-cell>
            </table:table-row>
            <table:table-row>
              <table:table-cell office:value-type="string">
                <text:p>0,00897</text:p>
              </table:table-cell>
              <table:table-cell office:value-type="float" office:value="0.0018579498">
                <text:p>0.0018579498</text:p>
              </table:table-cell>
            </table:table-row>
            <table:table-row>
              <table:table-cell office:value-type="string">
                <text:p>0,008966</text:p>
              </table:table-cell>
              <table:table-cell office:value-type="float" office:value="0.0018485994">
                <text:p>0.0018485994</text:p>
              </table:table-cell>
            </table:table-row>
            <table:table-row>
              <table:table-cell office:value-type="string">
                <text:p>0,008963</text:p>
              </table:table-cell>
              <table:table-cell office:value-type="float" office:value="0.001839451">
                <text:p>0.001839451</text:p>
              </table:table-cell>
            </table:table-row>
            <table:table-row>
              <table:table-cell office:value-type="string">
                <text:p>0,008959</text:p>
              </table:table-cell>
              <table:table-cell office:value-type="float" office:value="0.0018305046">
                <text:p>0.0018305046</text:p>
              </table:table-cell>
            </table:table-row>
            <table:table-row>
              <table:table-cell office:value-type="string">
                <text:p>0,008955</text:p>
              </table:table-cell>
              <table:table-cell office:value-type="float" office:value="0.0018217623">
                <text:p>0.0018217623</text:p>
              </table:table-cell>
            </table:table-row>
            <table:table-row>
              <table:table-cell office:value-type="string">
                <text:p>0,008952</text:p>
              </table:table-cell>
              <table:table-cell office:value-type="float" office:value="0.0018132198">
                <text:p>0.0018132198</text:p>
              </table:table-cell>
            </table:table-row>
            <table:table-row>
              <table:table-cell office:value-type="string">
                <text:p>0,008948</text:p>
              </table:table-cell>
              <table:table-cell office:value-type="float" office:value="0.0018048793">
                <text:p>0.0018048793</text:p>
              </table:table-cell>
            </table:table-row>
            <table:table-row>
              <table:table-cell office:value-type="string">
                <text:p>0,008945</text:p>
              </table:table-cell>
              <table:table-cell office:value-type="float" office:value="0.0017967408">
                <text:p>0.0017967408</text:p>
              </table:table-cell>
            </table:table-row>
            <table:table-row>
              <table:table-cell office:value-type="string">
                <text:p>0,008941</text:p>
              </table:table-cell>
              <table:table-cell office:value-type="float" office:value="0.0017888063">
                <text:p>0.0017888063</text:p>
              </table:table-cell>
            </table:table-row>
            <table:table-row>
              <table:table-cell office:value-type="string">
                <text:p>0,008937</text:p>
              </table:table-cell>
              <table:table-cell office:value-type="float" office:value="0.0017810716">
                <text:p>0.0017810716</text:p>
              </table:table-cell>
            </table:table-row>
            <table:table-row>
              <table:table-cell office:value-type="string">
                <text:p>0,008934</text:p>
              </table:table-cell>
              <table:table-cell office:value-type="float" office:value="0.0017735391">
                <text:p>0.0017735391</text:p>
              </table:table-cell>
            </table:table-row>
            <table:table-row>
              <table:table-cell office:value-type="string">
                <text:p>0,00893</text:p>
              </table:table-cell>
              <table:table-cell office:value-type="float" office:value="0.0017662104">
                <text:p>0.0017662104</text:p>
              </table:table-cell>
            </table:table-row>
            <table:table-row>
              <table:table-cell office:value-type="string">
                <text:p>0,008926</text:p>
              </table:table-cell>
              <table:table-cell office:value-type="float" office:value="0.0017590817">
                <text:p>0.0017590817</text:p>
              </table:table-cell>
            </table:table-row>
            <table:table-row>
              <table:table-cell office:value-type="string">
                <text:p>0,008923</text:p>
              </table:table-cell>
              <table:table-cell office:value-type="float" office:value="0.001752155">
                <text:p>0.001752155</text:p>
              </table:table-cell>
            </table:table-row>
            <table:table-row>
              <table:table-cell office:value-type="string">
                <text:p>0,008919</text:p>
              </table:table-cell>
              <table:table-cell office:value-type="float" office:value="0.0017454303">
                <text:p>0.0017454303</text:p>
              </table:table-cell>
            </table:table-row>
            <table:table-row>
              <table:table-cell office:value-type="string">
                <text:p>0,008915</text:p>
              </table:table-cell>
              <table:table-cell office:value-type="float" office:value="0.0017389093">
                <text:p>0.0017389093</text:p>
              </table:table-cell>
            </table:table-row>
            <table:table-row>
              <table:table-cell office:value-type="string">
                <text:p>0,008912</text:p>
              </table:table-cell>
              <table:table-cell office:value-type="float" office:value="0.0017325886">
                <text:p>0.0017325886</text:p>
              </table:table-cell>
            </table:table-row>
            <table:table-row>
              <table:table-cell office:value-type="string">
                <text:p>0,008908</text:p>
              </table:table-cell>
              <table:table-cell office:value-type="float" office:value="0.0017264698">
                <text:p>0.0017264698</text:p>
              </table:table-cell>
            </table:table-row>
            <table:table-row>
              <table:table-cell office:value-type="string">
                <text:p>0,008905</text:p>
              </table:table-cell>
              <table:table-cell office:value-type="float" office:value="0.001720553">
                <text:p>0.001720553</text:p>
              </table:table-cell>
            </table:table-row>
            <table:table-row>
              <table:table-cell office:value-type="string">
                <text:p>0,008901</text:p>
              </table:table-cell>
              <table:table-cell office:value-type="float" office:value="0.0017148397">
                <text:p>0.0017148397</text:p>
              </table:table-cell>
            </table:table-row>
            <table:table-row>
              <table:table-cell office:value-type="string">
                <text:p>0,008897</text:p>
              </table:table-cell>
              <table:table-cell office:value-type="float" office:value="0.0017093212">
                <text:p>0.0017093212</text:p>
              </table:table-cell>
            </table:table-row>
            <table:table-row>
              <table:table-cell office:value-type="string">
                <text:p>0,008894</text:p>
              </table:table-cell>
              <table:table-cell office:value-type="float" office:value="0.0017038734">
                <text:p>0.0017038734</text:p>
              </table:table-cell>
            </table:table-row>
            <table:table-row>
              <table:table-cell office:value-type="string">
                <text:p>0,00889</text:p>
              </table:table-cell>
              <table:table-cell office:value-type="float" office:value="0.0016984454">
                <text:p>0.0016984454</text:p>
              </table:table-cell>
            </table:table-row>
            <table:table-row>
              <table:table-cell office:value-type="string">
                <text:p>0,008886</text:p>
              </table:table-cell>
              <table:table-cell office:value-type="float" office:value="0.0016930386">
                <text:p>0.0016930386</text:p>
              </table:table-cell>
            </table:table-row>
            <table:table-row>
              <table:table-cell office:value-type="string">
                <text:p>0,008883</text:p>
              </table:table-cell>
              <table:table-cell office:value-type="float" office:value="0.0016876503">
                <text:p>0.0016876503</text:p>
              </table:table-cell>
            </table:table-row>
            <table:table-row>
              <table:table-cell office:value-type="string">
                <text:p>0,008879</text:p>
              </table:table-cell>
              <table:table-cell office:value-type="float" office:value="0.0016822817">
                <text:p>0.0016822817</text:p>
              </table:table-cell>
            </table:table-row>
            <table:table-row>
              <table:table-cell office:value-type="string">
                <text:p>0,008876</text:p>
              </table:table-cell>
              <table:table-cell office:value-type="float" office:value="0.0016769342">
                <text:p>0.0016769342</text:p>
              </table:table-cell>
            </table:table-row>
            <table:table-row>
              <table:table-cell office:value-type="string">
                <text:p>0,008872</text:p>
              </table:table-cell>
              <table:table-cell office:value-type="float" office:value="0.0016716052">
                <text:p>0.0016716052</text:p>
              </table:table-cell>
            </table:table-row>
            <table:table-row>
              <table:table-cell office:value-type="string">
                <text:p>0,008868</text:p>
              </table:table-cell>
              <table:table-cell office:value-type="float" office:value="0.001666296">
                <text:p>0.001666296</text:p>
              </table:table-cell>
            </table:table-row>
            <table:table-row>
              <table:table-cell office:value-type="string">
                <text:p>0,008865</text:p>
              </table:table-cell>
              <table:table-cell office:value-type="float" office:value="0.0016610066">
                <text:p>0.0016610066</text:p>
              </table:table-cell>
            </table:table-row>
            <table:table-row>
              <table:table-cell office:value-type="string">
                <text:p>0,008861</text:p>
              </table:table-cell>
              <table:table-cell office:value-type="float" office:value="0.0016557384">
                <text:p>0.0016557384</text:p>
              </table:table-cell>
            </table:table-row>
            <table:table-row>
              <table:table-cell office:value-type="string">
                <text:p>0,008857</text:p>
              </table:table-cell>
              <table:table-cell office:value-type="float" office:value="0.0016504885">
                <text:p>0.0016504885</text:p>
              </table:table-cell>
            </table:table-row>
            <table:table-row>
              <table:table-cell office:value-type="string">
                <text:p>0,008854</text:p>
              </table:table-cell>
              <table:table-cell office:value-type="float" office:value="0.0016452585">
                <text:p>0.0016452585</text:p>
              </table:table-cell>
            </table:table-row>
            <table:table-row>
              <table:table-cell office:value-type="string">
                <text:p>0,00885</text:p>
              </table:table-cell>
              <table:table-cell office:value-type="float" office:value="0.0016400483">
                <text:p>0.0016400483</text:p>
              </table:table-cell>
            </table:table-row>
            <table:table-row>
              <table:table-cell office:value-type="string">
                <text:p>0,008846</text:p>
              </table:table-cell>
              <table:table-cell office:value-type="float" office:value="0.0016348592">
                <text:p>0.0016348592</text:p>
              </table:table-cell>
            </table:table-row>
            <table:table-row>
              <table:table-cell office:value-type="string">
                <text:p>0,008843</text:p>
              </table:table-cell>
              <table:table-cell office:value-type="float" office:value="0.0016296886">
                <text:p>0.0016296886</text:p>
              </table:table-cell>
            </table:table-row>
            <table:table-row>
              <table:table-cell office:value-type="string">
                <text:p>0,008839</text:p>
              </table:table-cell>
              <table:table-cell office:value-type="float" office:value="0.0016245377">
                <text:p>0.0016245377</text:p>
              </table:table-cell>
            </table:table-row>
            <table:table-row>
              <table:table-cell office:value-type="string">
                <text:p>0,008836</text:p>
              </table:table-cell>
              <table:table-cell office:value-type="float" office:value="0.0016194067">
                <text:p>0.0016194067</text:p>
              </table:table-cell>
            </table:table-row>
            <table:table-row>
              <table:table-cell office:value-type="string">
                <text:p>0,008832</text:p>
              </table:table-cell>
              <table:table-cell office:value-type="float" office:value="0.0016142967">
                <text:p>0.0016142967</text:p>
              </table:table-cell>
            </table:table-row>
            <table:table-row>
              <table:table-cell office:value-type="string">
                <text:p>0,008828</text:p>
              </table:table-cell>
              <table:table-cell office:value-type="float" office:value="0.0016092053">
                <text:p>0.0016092053</text:p>
              </table:table-cell>
            </table:table-row>
            <table:table-row>
              <table:table-cell office:value-type="string">
                <text:p>0,008825</text:p>
              </table:table-cell>
              <table:table-cell office:value-type="float" office:value="0.0016041336">
                <text:p>0.0016041336</text:p>
              </table:table-cell>
            </table:table-row>
            <table:table-row>
              <table:table-cell office:value-type="string">
                <text:p>0,008821</text:p>
              </table:table-cell>
              <table:table-cell office:value-type="float" office:value="0.001599083">
                <text:p>0.001599083</text:p>
              </table:table-cell>
            </table:table-row>
            <table:table-row>
              <table:table-cell office:value-type="string">
                <text:p>0,008817</text:p>
              </table:table-cell>
              <table:table-cell office:value-type="float" office:value="0.0015940509">
                <text:p>0.0015940509</text:p>
              </table:table-cell>
            </table:table-row>
            <table:table-row>
              <table:table-cell office:value-type="string">
                <text:p>0,008814</text:p>
              </table:table-cell>
              <table:table-cell office:value-type="float" office:value="0.0015890387">
                <text:p>0.0015890387</text:p>
              </table:table-cell>
            </table:table-row>
            <table:table-row>
              <table:table-cell office:value-type="string">
                <text:p>0,00881</text:p>
              </table:table-cell>
              <table:table-cell office:value-type="float" office:value="0.0015840462">
                <text:p>0.0015840462</text:p>
              </table:table-cell>
            </table:table-row>
            <table:table-row>
              <table:table-cell office:value-type="string">
                <text:p>0,008807</text:p>
              </table:table-cell>
              <table:table-cell office:value-type="float" office:value="0.0015790747">
                <text:p>0.0015790747</text:p>
              </table:table-cell>
            </table:table-row>
            <table:table-row>
              <table:table-cell office:value-type="string">
                <text:p>0,008803</text:p>
              </table:table-cell>
              <table:table-cell office:value-type="float" office:value="0.0015741218">
                <text:p>0.0015741218</text:p>
              </table:table-cell>
            </table:table-row>
            <table:table-row>
              <table:table-cell office:value-type="string">
                <text:p>0,008799</text:p>
              </table:table-cell>
              <table:table-cell office:value-type="float" office:value="0.0015691888">
                <text:p>0.0015691888</text:p>
              </table:table-cell>
            </table:table-row>
            <table:table-row>
              <table:table-cell office:value-type="string">
                <text:p>0,008796</text:p>
              </table:table-cell>
              <table:table-cell office:value-type="float" office:value="0.0015642754">
                <text:p>0.0015642754</text:p>
              </table:table-cell>
            </table:table-row>
            <table:table-row>
              <table:table-cell office:value-type="string">
                <text:p>0,008792</text:p>
              </table:table-cell>
              <table:table-cell office:value-type="float" office:value="0.0015593832">
                <text:p>0.0015593832</text:p>
              </table:table-cell>
            </table:table-row>
            <table:table-row>
              <table:table-cell office:value-type="string">
                <text:p>0,008788</text:p>
              </table:table-cell>
              <table:table-cell office:value-type="float" office:value="0.0015545094">
                <text:p>0.0015545094</text:p>
              </table:table-cell>
            </table:table-row>
            <table:table-row>
              <table:table-cell office:value-type="string">
                <text:p>0,008785</text:p>
              </table:table-cell>
              <table:table-cell office:value-type="float" office:value="0.0015496555">
                <text:p>0.0015496555</text:p>
              </table:table-cell>
            </table:table-row>
            <table:table-row>
              <table:table-cell office:value-type="string">
                <text:p>0,008781</text:p>
              </table:table-cell>
              <table:table-cell office:value-type="float" office:value="0.0015448226">
                <text:p>0.0015448226</text:p>
              </table:table-cell>
            </table:table-row>
            <table:table-row>
              <table:table-cell office:value-type="string">
                <text:p>0,008778</text:p>
              </table:table-cell>
              <table:table-cell office:value-type="float" office:value="0.0015400082">
                <text:p>0.0015400082</text:p>
              </table:table-cell>
            </table:table-row>
            <table:table-row>
              <table:table-cell office:value-type="string">
                <text:p>0,008774</text:p>
              </table:table-cell>
              <table:table-cell office:value-type="float" office:value="0.0015352137">
                <text:p>0.0015352137</text:p>
              </table:table-cell>
            </table:table-row>
            <table:table-row>
              <table:table-cell office:value-type="string">
                <text:p>0,00877</text:p>
              </table:table-cell>
              <table:table-cell office:value-type="float" office:value="0.001530439">
                <text:p>0.001530439</text:p>
              </table:table-cell>
            </table:table-row>
            <table:table-row>
              <table:table-cell office:value-type="string">
                <text:p>0,008767</text:p>
              </table:table-cell>
              <table:table-cell office:value-type="float" office:value="0.0015256852">
                <text:p>0.0015256852</text:p>
              </table:table-cell>
            </table:table-row>
            <table:table-row>
              <table:table-cell office:value-type="string">
                <text:p>0,008763</text:p>
              </table:table-cell>
              <table:table-cell office:value-type="float" office:value="0.0015209501">
                <text:p>0.0015209501</text:p>
              </table:table-cell>
            </table:table-row>
            <table:table-row>
              <table:table-cell office:value-type="string">
                <text:p>0,008759</text:p>
              </table:table-cell>
              <table:table-cell office:value-type="float" office:value="0.0015162347">
                <text:p>0.0015162347</text:p>
              </table:table-cell>
            </table:table-row>
            <table:table-row>
              <table:table-cell office:value-type="string">
                <text:p>0,008756</text:p>
              </table:table-cell>
              <table:table-cell office:value-type="float" office:value="0.0015115392">
                <text:p>0.0015115392</text:p>
              </table:table-cell>
            </table:table-row>
            <table:table-row>
              <table:table-cell office:value-type="string">
                <text:p>0,008752</text:p>
              </table:table-cell>
              <table:table-cell office:value-type="float" office:value="0.0015068646">
                <text:p>0.0015068646</text:p>
              </table:table-cell>
            </table:table-row>
            <table:table-row>
              <table:table-cell office:value-type="string">
                <text:p>0,008748</text:p>
              </table:table-cell>
              <table:table-cell office:value-type="float" office:value="0.0015022086">
                <text:p>0.0015022086</text:p>
              </table:table-cell>
            </table:table-row>
            <table:table-row>
              <table:table-cell office:value-type="string">
                <text:p>0,008745</text:p>
              </table:table-cell>
              <table:table-cell office:value-type="float" office:value="0.0014975724">
                <text:p>0.0014975724</text:p>
              </table:table-cell>
            </table:table-row>
            <table:table-row>
              <table:table-cell office:value-type="string">
                <text:p>0,008741</text:p>
              </table:table-cell>
              <table:table-cell office:value-type="float" office:value="0.001492956">
                <text:p>0.001492956</text:p>
              </table:table-cell>
            </table:table-row>
            <table:table-row>
              <table:table-cell office:value-type="string">
                <text:p>0,008738</text:p>
              </table:table-cell>
              <table:table-cell office:value-type="float" office:value="0.0014883606">
                <text:p>0.0014883606</text:p>
              </table:table-cell>
            </table:table-row>
            <table:table-row>
              <table:table-cell office:value-type="string">
                <text:p>0,008734</text:p>
              </table:table-cell>
              <table:table-cell office:value-type="float" office:value="0.0014837838">
                <text:p>0.0014837838</text:p>
              </table:table-cell>
            </table:table-row>
            <table:table-row>
              <table:table-cell office:value-type="string">
                <text:p>0,00873</text:p>
              </table:table-cell>
              <table:table-cell office:value-type="float" office:value="0.0014792268">
                <text:p>0.0014792268</text:p>
              </table:table-cell>
            </table:table-row>
            <table:table-row>
              <table:table-cell office:value-type="string">
                <text:p>0,008727</text:p>
              </table:table-cell>
              <table:table-cell office:value-type="float" office:value="0.0014746907">
                <text:p>0.0014746907</text:p>
              </table:table-cell>
            </table:table-row>
            <table:table-row>
              <table:table-cell office:value-type="string">
                <text:p>0,008723</text:p>
              </table:table-cell>
              <table:table-cell office:value-type="float" office:value="0.0014701733">
                <text:p>0.0014701733</text:p>
              </table:table-cell>
            </table:table-row>
            <table:table-row>
              <table:table-cell office:value-type="string">
                <text:p>0,008719</text:p>
              </table:table-cell>
              <table:table-cell office:value-type="float" office:value="0.0014656757">
                <text:p>0.0014656757</text:p>
              </table:table-cell>
            </table:table-row>
            <table:table-row>
              <table:table-cell office:value-type="string">
                <text:p>0,008716</text:p>
              </table:table-cell>
              <table:table-cell office:value-type="float" office:value="0.0014611979">
                <text:p>0.0014611979</text:p>
              </table:table-cell>
            </table:table-row>
            <table:table-row>
              <table:table-cell office:value-type="string">
                <text:p>0,008712</text:p>
              </table:table-cell>
              <table:table-cell office:value-type="float" office:value="0.001456741">
                <text:p>0.001456741</text:p>
              </table:table-cell>
            </table:table-row>
            <table:table-row>
              <table:table-cell office:value-type="string">
                <text:p>0,008709</text:p>
              </table:table-cell>
              <table:table-cell office:value-type="float" office:value="0.0014523028">
                <text:p>0.0014523028</text:p>
              </table:table-cell>
            </table:table-row>
            <table:table-row>
              <table:table-cell office:value-type="string">
                <text:p>0,008705</text:p>
              </table:table-cell>
              <table:table-cell office:value-type="float" office:value="0.0014478842">
                <text:p>0.0014478842</text:p>
              </table:table-cell>
            </table:table-row>
            <table:table-row>
              <table:table-cell office:value-type="string">
                <text:p>0,008701</text:p>
              </table:table-cell>
              <table:table-cell office:value-type="float" office:value="0.0014434856">
                <text:p>0.0014434856</text:p>
              </table:table-cell>
            </table:table-row>
            <table:table-row>
              <table:table-cell office:value-type="string">
                <text:p>0,008698</text:p>
              </table:table-cell>
              <table:table-cell office:value-type="float" office:value="0.0014391079">
                <text:p>0.0014391079</text:p>
              </table:table-cell>
            </table:table-row>
            <table:table-row>
              <table:table-cell office:value-type="string">
                <text:p>0,008694</text:p>
              </table:table-cell>
              <table:table-cell office:value-type="float" office:value="0.0014347489">
                <text:p>0.0014347489</text:p>
              </table:table-cell>
            </table:table-row>
            <table:table-row>
              <table:table-cell office:value-type="string">
                <text:p>0,00869</text:p>
              </table:table-cell>
              <table:table-cell office:value-type="float" office:value="0.0014304095">
                <text:p>0.0014304095</text:p>
              </table:table-cell>
            </table:table-row>
            <table:table-row>
              <table:table-cell office:value-type="string">
                <text:p>0,008687</text:p>
              </table:table-cell>
              <table:table-cell office:value-type="float" office:value="0.0014260901">
                <text:p>0.0014260901</text:p>
              </table:table-cell>
            </table:table-row>
            <table:table-row>
              <table:table-cell office:value-type="string">
                <text:p>0,008683</text:p>
              </table:table-cell>
              <table:table-cell office:value-type="float" office:value="0.0014217916">
                <text:p>0.0014217916</text:p>
              </table:table-cell>
            </table:table-row>
            <table:table-row>
              <table:table-cell office:value-type="string">
                <text:p>0,00868</text:p>
              </table:table-cell>
              <table:table-cell office:value-type="float" office:value="0.0014175117">
                <text:p>0.0014175117</text:p>
              </table:table-cell>
            </table:table-row>
            <table:table-row>
              <table:table-cell office:value-type="string">
                <text:p>0,008676</text:p>
              </table:table-cell>
              <table:table-cell office:value-type="float" office:value="0.0014132515">
                <text:p>0.0014132515</text:p>
              </table:table-cell>
            </table:table-row>
            <table:table-row>
              <table:table-cell office:value-type="string">
                <text:p>0,008672</text:p>
              </table:table-cell>
              <table:table-cell office:value-type="float" office:value="0.0014090123">
                <text:p>0.0014090123</text:p>
              </table:table-cell>
            </table:table-row>
            <table:table-row>
              <table:table-cell office:value-type="string">
                <text:p>0,008669</text:p>
              </table:table-cell>
              <table:table-cell office:value-type="float" office:value="0.0014047919">
                <text:p>0.0014047919</text:p>
              </table:table-cell>
            </table:table-row>
            <table:table-row>
              <table:table-cell office:value-type="string">
                <text:p>0,008665</text:p>
              </table:table-cell>
              <table:table-cell office:value-type="float" office:value="0.0014005912">
                <text:p>0.0014005912</text:p>
              </table:table-cell>
            </table:table-row>
            <table:table-row>
              <table:table-cell office:value-type="string">
                <text:p>0,008661</text:p>
              </table:table-cell>
              <table:table-cell office:value-type="float" office:value="0.0013964102">
                <text:p>0.0013964102</text:p>
              </table:table-cell>
            </table:table-row>
            <table:table-row>
              <table:table-cell office:value-type="string">
                <text:p>0,008658</text:p>
              </table:table-cell>
              <table:table-cell office:value-type="float" office:value="0.0013922501">
                <text:p>0.0013922501</text:p>
              </table:table-cell>
            </table:table-row>
            <table:table-row>
              <table:table-cell office:value-type="string">
                <text:p>0,008654</text:p>
              </table:table-cell>
              <table:table-cell office:value-type="float" office:value="0.0013881089">
                <text:p>0.0013881089</text:p>
              </table:table-cell>
            </table:table-row>
            <table:table-row>
              <table:table-cell office:value-type="string">
                <text:p>0,00865</text:p>
              </table:table-cell>
              <table:table-cell office:value-type="float" office:value="0.0013839872">
                <text:p>0.0013839872</text:p>
              </table:table-cell>
            </table:table-row>
            <table:table-row>
              <table:table-cell office:value-type="string">
                <text:p>0,008647</text:p>
              </table:table-cell>
              <table:table-cell office:value-type="float" office:value="0.0013798855">
                <text:p>0.0013798855</text:p>
              </table:table-cell>
            </table:table-row>
            <table:table-row>
              <table:table-cell office:value-type="string">
                <text:p>0,008643</text:p>
              </table:table-cell>
              <table:table-cell office:value-type="float" office:value="0.0013758047">
                <text:p>0.0013758047</text:p>
              </table:table-cell>
            </table:table-row>
            <table:table-row>
              <table:table-cell office:value-type="string">
                <text:p>0,00864</text:p>
              </table:table-cell>
              <table:table-cell office:value-type="float" office:value="0.0013717426">
                <text:p>0.0013717426</text:p>
              </table:table-cell>
            </table:table-row>
            <table:table-row>
              <table:table-cell office:value-type="string">
                <text:p>0,008636</text:p>
              </table:table-cell>
              <table:table-cell office:value-type="float" office:value="0.0013677001">
                <text:p>0.0013677001</text:p>
              </table:table-cell>
            </table:table-row>
            <table:table-row>
              <table:table-cell office:value-type="string">
                <text:p>0,008632</text:p>
              </table:table-cell>
              <table:table-cell office:value-type="float" office:value="0.0013636776">
                <text:p>0.0013636776</text:p>
              </table:table-cell>
            </table:table-row>
            <table:table-row>
              <table:table-cell office:value-type="string">
                <text:p>0,008629</text:p>
              </table:table-cell>
              <table:table-cell office:value-type="float" office:value="0.0013596759">
                <text:p>0.0013596759</text:p>
              </table:table-cell>
            </table:table-row>
            <table:table-row>
              <table:table-cell office:value-type="string">
                <text:p>0,008625</text:p>
              </table:table-cell>
              <table:table-cell office:value-type="float" office:value="0.001355693">
                <text:p>0.001355693</text:p>
              </table:table-cell>
            </table:table-row>
            <table:table-row>
              <table:table-cell office:value-type="string">
                <text:p>0,008621</text:p>
              </table:table-cell>
              <table:table-cell office:value-type="float" office:value="0.0013517297">
                <text:p>0.0013517297</text:p>
              </table:table-cell>
            </table:table-row>
            <table:table-row>
              <table:table-cell office:value-type="string">
                <text:p>0,008618</text:p>
              </table:table-cell>
              <table:table-cell office:value-type="float" office:value="0.0013477874">
                <text:p>0.0013477874</text:p>
              </table:table-cell>
            </table:table-row>
            <table:table-row>
              <table:table-cell office:value-type="string">
                <text:p>0,008614</text:p>
              </table:table-cell>
              <table:table-cell office:value-type="float" office:value="0.0013438638">
                <text:p>0.0013438638</text:p>
              </table:table-cell>
            </table:table-row>
            <table:table-row>
              <table:table-cell office:value-type="string">
                <text:p>0,008611</text:p>
              </table:table-cell>
              <table:table-cell office:value-type="float" office:value="0.0013399601">
                <text:p>0.0013399601</text:p>
              </table:table-cell>
            </table:table-row>
            <table:table-row>
              <table:table-cell office:value-type="string">
                <text:p>0,008607</text:p>
              </table:table-cell>
              <table:table-cell office:value-type="float" office:value="0.001336076">
                <text:p>0.001336076</text:p>
              </table:table-cell>
            </table:table-row>
            <table:table-row>
              <table:table-cell office:value-type="string">
                <text:p>0,008603</text:p>
              </table:table-cell>
              <table:table-cell office:value-type="float" office:value="0.0013322128">
                <text:p>0.0013322128</text:p>
              </table:table-cell>
            </table:table-row>
            <table:table-row>
              <table:table-cell office:value-type="string">
                <text:p>0,0086</text:p>
              </table:table-cell>
              <table:table-cell office:value-type="float" office:value="0.0013283685">
                <text:p>0.0013283685</text:p>
              </table:table-cell>
            </table:table-row>
            <table:table-row>
              <table:table-cell office:value-type="string">
                <text:p>0,008596</text:p>
              </table:table-cell>
              <table:table-cell office:value-type="float" office:value="0.0013245439">
                <text:p>0.0013245439</text:p>
              </table:table-cell>
            </table:table-row>
            <table:table-row>
              <table:table-cell office:value-type="string">
                <text:p>0,008592</text:p>
              </table:table-cell>
              <table:table-cell office:value-type="float" office:value="0.0013207389">
                <text:p>0.0013207389</text:p>
              </table:table-cell>
            </table:table-row>
            <table:table-row>
              <table:table-cell office:value-type="string">
                <text:p>0,008589</text:p>
              </table:table-cell>
              <table:table-cell office:value-type="float" office:value="0.001316955">
                <text:p>0.001316955</text:p>
              </table:table-cell>
            </table:table-row>
            <table:table-row>
              <table:table-cell office:value-type="string">
                <text:p>0,008585</text:p>
              </table:table-cell>
              <table:table-cell office:value-type="float" office:value="0.0013131898">
                <text:p>0.0013131898</text:p>
              </table:table-cell>
            </table:table-row>
            <table:table-row>
              <table:table-cell office:value-type="string">
                <text:p>0,008582</text:p>
              </table:table-cell>
              <table:table-cell office:value-type="float" office:value="0.0013094443">
                <text:p>0.0013094443</text:p>
              </table:table-cell>
            </table:table-row>
            <table:table-row>
              <table:table-cell office:value-type="string">
                <text:p>0,008578</text:p>
              </table:table-cell>
              <table:table-cell office:value-type="float" office:value="0.0013057186">
                <text:p>0.0013057186</text:p>
              </table:table-cell>
            </table:table-row>
            <table:table-row>
              <table:table-cell office:value-type="string">
                <text:p>0,008574</text:p>
              </table:table-cell>
              <table:table-cell office:value-type="float" office:value="0.0013020137">
                <text:p>0.0013020137</text:p>
              </table:table-cell>
            </table:table-row>
            <table:table-row>
              <table:table-cell office:value-type="string">
                <text:p>0,008571</text:p>
              </table:table-cell>
              <table:table-cell office:value-type="float" office:value="0.0012983278">
                <text:p>0.0012983278</text:p>
              </table:table-cell>
            </table:table-row>
            <table:table-row>
              <table:table-cell office:value-type="string">
                <text:p>0,008567</text:p>
              </table:table-cell>
              <table:table-cell office:value-type="float" office:value="0.0012946614">
                <text:p>0.0012946614</text:p>
              </table:table-cell>
            </table:table-row>
            <table:table-row>
              <table:table-cell office:value-type="string">
                <text:p>0,008563</text:p>
              </table:table-cell>
              <table:table-cell office:value-type="float" office:value="0.001291016">
                <text:p>0.001291016</text:p>
              </table:table-cell>
            </table:table-row>
            <table:table-row>
              <table:table-cell office:value-type="string">
                <text:p>0,00856</text:p>
              </table:table-cell>
              <table:table-cell office:value-type="float" office:value="0.0012873893">
                <text:p>0.0012873893</text:p>
              </table:table-cell>
            </table:table-row>
            <table:table-row>
              <table:table-cell office:value-type="string">
                <text:p>0,008556</text:p>
              </table:table-cell>
              <table:table-cell office:value-type="float" office:value="0.0012837825">
                <text:p>0.0012837825</text:p>
              </table:table-cell>
            </table:table-row>
            <table:table-row>
              <table:table-cell office:value-type="string">
                <text:p>0,008552</text:p>
              </table:table-cell>
              <table:table-cell office:value-type="float" office:value="0.0012801953">
                <text:p>0.0012801953</text:p>
              </table:table-cell>
            </table:table-row>
            <table:table-row>
              <table:table-cell office:value-type="string">
                <text:p>0,008549</text:p>
              </table:table-cell>
              <table:table-cell office:value-type="float" office:value="0.0012766289">
                <text:p>0.0012766289</text:p>
              </table:table-cell>
            </table:table-row>
            <table:table-row>
              <table:table-cell office:value-type="string">
                <text:p>0,008545</text:p>
              </table:table-cell>
              <table:table-cell office:value-type="float" office:value="0.0012730815">
                <text:p>0.0012730815</text:p>
              </table:table-cell>
            </table:table-row>
            <table:table-row>
              <table:table-cell office:value-type="string">
                <text:p>0,008542</text:p>
              </table:table-cell>
              <table:table-cell office:value-type="float" office:value="0.0012695539">
                <text:p>0.0012695539</text:p>
              </table:table-cell>
            </table:table-row>
            <table:table-row>
              <table:table-cell office:value-type="string">
                <text:p>0,008538</text:p>
              </table:table-cell>
              <table:table-cell office:value-type="float" office:value="0.0012660459">
                <text:p>0.0012660459</text:p>
              </table:table-cell>
            </table:table-row>
            <table:table-row>
              <table:table-cell office:value-type="string">
                <text:p>0,008534</text:p>
              </table:table-cell>
              <table:table-cell office:value-type="float" office:value="0.0012625587">
                <text:p>0.0012625587</text:p>
              </table:table-cell>
            </table:table-row>
            <table:table-row>
              <table:table-cell office:value-type="string">
                <text:p>0,008531</text:p>
              </table:table-cell>
              <table:table-cell office:value-type="float" office:value="0.0012590904">
                <text:p>0.0012590904</text:p>
              </table:table-cell>
            </table:table-row>
            <table:table-row>
              <table:table-cell office:value-type="string">
                <text:p>0,008527</text:p>
              </table:table-cell>
              <table:table-cell office:value-type="float" office:value="0.0012556418">
                <text:p>0.0012556418</text:p>
              </table:table-cell>
            </table:table-row>
            <table:table-row>
              <table:table-cell office:value-type="string">
                <text:p>0,008523</text:p>
              </table:table-cell>
              <table:table-cell office:value-type="float" office:value="0.001252214">
                <text:p>0.001252214</text:p>
              </table:table-cell>
            </table:table-row>
            <table:table-row>
              <table:table-cell office:value-type="string">
                <text:p>0,00852</text:p>
              </table:table-cell>
              <table:table-cell office:value-type="float" office:value="0.0012488051">
                <text:p>0.0012488051</text:p>
              </table:table-cell>
            </table:table-row>
            <table:table-row>
              <table:table-cell office:value-type="string">
                <text:p>0,008516</text:p>
              </table:table-cell>
              <table:table-cell office:value-type="float" office:value="0.001245416">
                <text:p>0.001245416</text:p>
              </table:table-cell>
            </table:table-row>
            <table:table-row>
              <table:table-cell office:value-type="string">
                <text:p>0,008513</text:p>
              </table:table-cell>
              <table:table-cell office:value-type="float" office:value="0.0012420466">
                <text:p>0.0012420466</text:p>
              </table:table-cell>
            </table:table-row>
            <table:table-row>
              <table:table-cell office:value-type="string">
                <text:p>0,008509</text:p>
              </table:table-cell>
              <table:table-cell office:value-type="float" office:value="0.0012386979">
                <text:p>0.0012386979</text:p>
              </table:table-cell>
            </table:table-row>
            <table:table-row>
              <table:table-cell office:value-type="string">
                <text:p>0,008505</text:p>
              </table:table-cell>
              <table:table-cell office:value-type="float" office:value="0.0012353682">
                <text:p>0.0012353682</text:p>
              </table:table-cell>
            </table:table-row>
            <table:table-row>
              <table:table-cell office:value-type="string">
                <text:p>0,008502</text:p>
              </table:table-cell>
              <table:table-cell office:value-type="float" office:value="0.0012320583">
                <text:p>0.0012320583</text:p>
              </table:table-cell>
            </table:table-row>
            <table:table-row>
              <table:table-cell office:value-type="string">
                <text:p>0,008498</text:p>
              </table:table-cell>
              <table:table-cell office:value-type="float" office:value="0.0012287681">
                <text:p>0.0012287681</text:p>
              </table:table-cell>
            </table:table-row>
            <table:table-row>
              <table:table-cell office:value-type="string">
                <text:p>0,008494</text:p>
              </table:table-cell>
              <table:table-cell office:value-type="float" office:value="0.0012254986">
                <text:p>0.0012254986</text:p>
              </table:table-cell>
            </table:table-row>
            <table:table-row>
              <table:table-cell office:value-type="string">
                <text:p>0,008491</text:p>
              </table:table-cell>
              <table:table-cell office:value-type="float" office:value="0.001222248">
                <text:p>0.001222248</text:p>
              </table:table-cell>
            </table:table-row>
            <table:table-row>
              <table:table-cell office:value-type="string">
                <text:p>0,008487</text:p>
              </table:table-cell>
              <table:table-cell office:value-type="float" office:value="0.0012190173">
                <text:p>0.0012190173</text:p>
              </table:table-cell>
            </table:table-row>
            <table:table-row>
              <table:table-cell office:value-type="string">
                <text:p>0,008484</text:p>
              </table:table-cell>
              <table:table-cell office:value-type="float" office:value="0.0012158063">
                <text:p>0.0012158063</text:p>
              </table:table-cell>
            </table:table-row>
            <table:table-row>
              <table:table-cell office:value-type="string">
                <text:p>0,00848</text:p>
              </table:table-cell>
              <table:table-cell office:value-type="float" office:value="0.0012126159">
                <text:p>0.0012126159</text:p>
              </table:table-cell>
            </table:table-row>
            <table:table-row>
              <table:table-cell office:value-type="string">
                <text:p>0,008476</text:p>
              </table:table-cell>
              <table:table-cell office:value-type="float" office:value="0.0012094446">
                <text:p>0.0012094446</text:p>
              </table:table-cell>
            </table:table-row>
            <table:table-row>
              <table:table-cell office:value-type="string">
                <text:p>0,008473</text:p>
              </table:table-cell>
              <table:table-cell office:value-type="float" office:value="0.0012062929">
                <text:p>0.0012062929</text:p>
              </table:table-cell>
            </table:table-row>
            <table:table-row>
              <table:table-cell office:value-type="string">
                <text:p>0,008469</text:p>
              </table:table-cell>
              <table:table-cell office:value-type="float" office:value="0.0012031619">
                <text:p>0.0012031619</text:p>
              </table:table-cell>
            </table:table-row>
            <table:table-row>
              <table:table-cell office:value-type="string">
                <text:p>0,008465</text:p>
              </table:table-cell>
              <table:table-cell office:value-type="float" office:value="0.0012000499">
                <text:p>0.0012000499</text:p>
              </table:table-cell>
            </table:table-row>
            <table:table-row>
              <table:table-cell office:value-type="string">
                <text:p>0,008462</text:p>
              </table:table-cell>
              <table:table-cell office:value-type="float" office:value="0.0011969577">
                <text:p>0.0011969577</text:p>
              </table:table-cell>
            </table:table-row>
            <table:table-row>
              <table:table-cell office:value-type="string">
                <text:p>0,008458</text:p>
              </table:table-cell>
              <table:table-cell office:value-type="float" office:value="0.0011938854">
                <text:p>0.0011938854</text:p>
              </table:table-cell>
            </table:table-row>
            <table:table-row>
              <table:table-cell office:value-type="string">
                <text:p>0,008454</text:p>
              </table:table-cell>
              <table:table-cell office:value-type="float" office:value="0.0011908335">
                <text:p>0.0011908335</text:p>
              </table:table-cell>
            </table:table-row>
            <table:table-row>
              <table:table-cell office:value-type="string">
                <text:p>0,008451</text:p>
              </table:table-cell>
              <table:table-cell office:value-type="float" office:value="0.0011878006">
                <text:p>0.0011878006</text:p>
              </table:table-cell>
            </table:table-row>
            <table:table-row>
              <table:table-cell office:value-type="string">
                <text:p>0,008447</text:p>
              </table:table-cell>
              <table:table-cell office:value-type="float" office:value="0.0011847876">
                <text:p>0.0011847876</text:p>
              </table:table-cell>
            </table:table-row>
            <table:table-row>
              <table:table-cell office:value-type="string">
                <text:p>0,008444</text:p>
              </table:table-cell>
              <table:table-cell office:value-type="float" office:value="0.0011817943">
                <text:p>0.0011817943</text:p>
              </table:table-cell>
            </table:table-row>
            <table:table-row>
              <table:table-cell office:value-type="string">
                <text:p>0,00844</text:p>
              </table:table-cell>
              <table:table-cell office:value-type="float" office:value="0.0011788216">
                <text:p>0.0011788216</text:p>
              </table:table-cell>
            </table:table-row>
            <table:table-row>
              <table:table-cell office:value-type="string">
                <text:p>0,008436</text:p>
              </table:table-cell>
              <table:table-cell office:value-type="float" office:value="0.001175868">
                <text:p>0.001175868</text:p>
              </table:table-cell>
            </table:table-row>
            <table:table-row>
              <table:table-cell office:value-type="string">
                <text:p>0,008433</text:p>
              </table:table-cell>
              <table:table-cell office:value-type="float" office:value="0.0011729342">
                <text:p>0.0011729342</text:p>
              </table:table-cell>
            </table:table-row>
            <table:table-row>
              <table:table-cell office:value-type="string">
                <text:p>0,008429</text:p>
              </table:table-cell>
              <table:table-cell office:value-type="float" office:value="0.0011700201">
                <text:p>0.0011700201</text:p>
              </table:table-cell>
            </table:table-row>
            <table:table-row>
              <table:table-cell office:value-type="string">
                <text:p>0,008425</text:p>
              </table:table-cell>
              <table:table-cell office:value-type="float" office:value="0.0011671266">
                <text:p>0.0011671266</text:p>
              </table:table-cell>
            </table:table-row>
            <table:table-row>
              <table:table-cell office:value-type="string">
                <text:p>0,008422</text:p>
              </table:table-cell>
              <table:table-cell office:value-type="float" office:value="0.0011642521">
                <text:p>0.0011642521</text:p>
              </table:table-cell>
            </table:table-row>
            <table:table-row>
              <table:table-cell office:value-type="string">
                <text:p>0,008418</text:p>
              </table:table-cell>
              <table:table-cell office:value-type="float" office:value="0.0011613974">
                <text:p>0.0011613974</text:p>
              </table:table-cell>
            </table:table-row>
            <table:table-row>
              <table:table-cell office:value-type="string">
                <text:p>0,008415</text:p>
              </table:table-cell>
              <table:table-cell office:value-type="float" office:value="0.0011585633">
                <text:p>0.0011585633</text:p>
              </table:table-cell>
            </table:table-row>
            <table:table-row>
              <table:table-cell office:value-type="string">
                <text:p>0,008411</text:p>
              </table:table-cell>
              <table:table-cell office:value-type="float" office:value="0.0011557482">
                <text:p>0.0011557482</text:p>
              </table:table-cell>
            </table:table-row>
            <table:table-row>
              <table:table-cell office:value-type="string">
                <text:p>0,008407</text:p>
              </table:table-cell>
              <table:table-cell office:value-type="float" office:value="0.0011529529">
                <text:p>0.0011529529</text:p>
              </table:table-cell>
            </table:table-row>
            <table:table-row>
              <table:table-cell office:value-type="string">
                <text:p>0,008404</text:p>
              </table:table-cell>
              <table:table-cell office:value-type="float" office:value="0.0011501774">
                <text:p>0.0011501774</text:p>
              </table:table-cell>
            </table:table-row>
            <table:table-row>
              <table:table-cell office:value-type="string">
                <text:p>0,0084</text:p>
              </table:table-cell>
              <table:table-cell office:value-type="float" office:value="0.0011474224">
                <text:p>0.0011474224</text:p>
              </table:table-cell>
            </table:table-row>
            <table:table-row>
              <table:table-cell office:value-type="string">
                <text:p>0,008396</text:p>
              </table:table-cell>
              <table:table-cell office:value-type="float" office:value="0.0011446865">
                <text:p>0.0011446865</text:p>
              </table:table-cell>
            </table:table-row>
            <table:table-row>
              <table:table-cell office:value-type="string">
                <text:p>0,008393</text:p>
              </table:table-cell>
              <table:table-cell office:value-type="float" office:value="0.0011419704">
                <text:p>0.0011419704</text:p>
              </table:table-cell>
            </table:table-row>
            <table:table-row>
              <table:table-cell office:value-type="string">
                <text:p>0,008389</text:p>
              </table:table-cell>
              <table:table-cell office:value-type="float" office:value="0.0011392741">
                <text:p>0.0011392741</text:p>
              </table:table-cell>
            </table:table-row>
            <table:table-row>
              <table:table-cell office:value-type="string">
                <text:p>0,008386</text:p>
              </table:table-cell>
              <table:table-cell office:value-type="float" office:value="0.0011365982">
                <text:p>0.0011365982</text:p>
              </table:table-cell>
            </table:table-row>
            <table:table-row>
              <table:table-cell office:value-type="string">
                <text:p>0,008382</text:p>
              </table:table-cell>
              <table:table-cell office:value-type="float" office:value="0.0011339415">
                <text:p>0.0011339415</text:p>
              </table:table-cell>
            </table:table-row>
            <table:table-row>
              <table:table-cell office:value-type="string">
                <text:p>0,008378</text:p>
              </table:table-cell>
              <table:table-cell office:value-type="float" office:value="0.0011313046">
                <text:p>0.0011313046</text:p>
              </table:table-cell>
            </table:table-row>
            <table:table-row>
              <table:table-cell office:value-type="string">
                <text:p>0,008375</text:p>
              </table:table-cell>
              <table:table-cell office:value-type="float" office:value="0.0011286874">
                <text:p>0.0011286874</text:p>
              </table:table-cell>
            </table:table-row>
            <table:table-row>
              <table:table-cell office:value-type="string">
                <text:p>0,008371</text:p>
              </table:table-cell>
              <table:table-cell office:value-type="float" office:value="0.0011260907">
                <text:p>0.0011260907</text:p>
              </table:table-cell>
            </table:table-row>
            <table:table-row>
              <table:table-cell office:value-type="string">
                <text:p>0,008367</text:p>
              </table:table-cell>
              <table:table-cell office:value-type="float" office:value="0.0011235132">
                <text:p>0.0011235132</text:p>
              </table:table-cell>
            </table:table-row>
            <table:table-row>
              <table:table-cell office:value-type="string">
                <text:p>0,008364</text:p>
              </table:table-cell>
              <table:table-cell office:value-type="float" office:value="0.0011209554">
                <text:p>0.0011209554</text:p>
              </table:table-cell>
            </table:table-row>
            <table:table-row>
              <table:table-cell office:value-type="string">
                <text:p>0,00836</text:p>
              </table:table-cell>
              <table:table-cell office:value-type="float" office:value="0.0011184182">
                <text:p>0.0011184182</text:p>
              </table:table-cell>
            </table:table-row>
            <table:table-row>
              <table:table-cell office:value-type="string">
                <text:p>0,008356</text:p>
              </table:table-cell>
              <table:table-cell office:value-type="float" office:value="0.0011159">
                <text:p>0.0011159</text:p>
              </table:table-cell>
            </table:table-row>
            <table:table-row>
              <table:table-cell office:value-type="string">
                <text:p>0,008353</text:p>
              </table:table-cell>
              <table:table-cell office:value-type="float" office:value="0.0011134016">
                <text:p>0.0011134016</text:p>
              </table:table-cell>
            </table:table-row>
            <table:table-row>
              <table:table-cell office:value-type="string">
                <text:p>0,008349</text:p>
              </table:table-cell>
              <table:table-cell office:value-type="float" office:value="0.0011109229">
                <text:p>0.0011109229</text:p>
              </table:table-cell>
            </table:table-row>
            <table:table-row>
              <table:table-cell office:value-type="string">
                <text:p>0,008346</text:p>
              </table:table-cell>
              <table:table-cell office:value-type="float" office:value="0.0011084648">
                <text:p>0.0011084648</text:p>
              </table:table-cell>
            </table:table-row>
            <table:table-row>
              <table:table-cell office:value-type="string">
                <text:p>0,008342</text:p>
              </table:table-cell>
              <table:table-cell office:value-type="float" office:value="0.0011060258">
                <text:p>0.0011060258</text:p>
              </table:table-cell>
            </table:table-row>
            <table:table-row>
              <table:table-cell office:value-type="string">
                <text:p>0,008338</text:p>
              </table:table-cell>
              <table:table-cell office:value-type="float" office:value="0.0011036067">
                <text:p>0.0011036067</text:p>
              </table:table-cell>
            </table:table-row>
            <table:table-row>
              <table:table-cell office:value-type="string">
                <text:p>0,008335</text:p>
              </table:table-cell>
              <table:table-cell office:value-type="float" office:value="0.0011012073">
                <text:p>0.0011012073</text:p>
              </table:table-cell>
            </table:table-row>
            <table:table-row>
              <table:table-cell office:value-type="string">
                <text:p>0,008331</text:p>
              </table:table-cell>
              <table:table-cell office:value-type="float" office:value="0.0010988282">
                <text:p>0.0010988282</text:p>
              </table:table-cell>
            </table:table-row>
            <table:table-row>
              <table:table-cell office:value-type="string">
                <text:p>0,008327</text:p>
              </table:table-cell>
              <table:table-cell office:value-type="float" office:value="0.0010964684">
                <text:p>0.0010964684</text:p>
              </table:table-cell>
            </table:table-row>
            <table:table-row>
              <table:table-cell office:value-type="string">
                <text:p>0,008324</text:p>
              </table:table-cell>
              <table:table-cell office:value-type="float" office:value="0.0010941284">
                <text:p>0.0010941284</text:p>
              </table:table-cell>
            </table:table-row>
            <table:table-row>
              <table:table-cell office:value-type="string">
                <text:p>0,00832</text:p>
              </table:table-cell>
              <table:table-cell office:value-type="float" office:value="0.0010918082">
                <text:p>0.0010918082</text:p>
              </table:table-cell>
            </table:table-row>
            <table:table-row>
              <table:table-cell office:value-type="string">
                <text:p>0,008317</text:p>
              </table:table-cell>
              <table:table-cell office:value-type="float" office:value="0.0010895084">
                <text:p>0.0010895084</text:p>
              </table:table-cell>
            </table:table-row>
            <table:table-row>
              <table:table-cell office:value-type="string">
                <text:p>0,008313</text:p>
              </table:table-cell>
              <table:table-cell office:value-type="float" office:value="0.0010872278">
                <text:p>0.0010872278</text:p>
              </table:table-cell>
            </table:table-row>
            <table:table-row>
              <table:table-cell office:value-type="string">
                <text:p>0,008309</text:p>
              </table:table-cell>
              <table:table-cell office:value-type="float" office:value="0.0010849669">
                <text:p>0.0010849669</text:p>
              </table:table-cell>
            </table:table-row>
            <table:table-row>
              <table:table-cell office:value-type="string">
                <text:p>0,008306</text:p>
              </table:table-cell>
              <table:table-cell office:value-type="float" office:value="0.0010827264">
                <text:p>0.0010827264</text:p>
              </table:table-cell>
            </table:table-row>
            <table:table-row>
              <table:table-cell office:value-type="string">
                <text:p>0,008302</text:p>
              </table:table-cell>
              <table:table-cell office:value-type="float" office:value="0.0010805052">
                <text:p>0.0010805052</text:p>
              </table:table-cell>
            </table:table-row>
            <table:table-row>
              <table:table-cell office:value-type="string">
                <text:p>0,008298</text:p>
              </table:table-cell>
              <table:table-cell office:value-type="float" office:value="0.0010783038">
                <text:p>0.0010783038</text:p>
              </table:table-cell>
            </table:table-row>
            <table:table-row>
              <table:table-cell office:value-type="string">
                <text:p>0,008295</text:p>
              </table:table-cell>
              <table:table-cell office:value-type="float" office:value="0.0010761221">
                <text:p>0.0010761221</text:p>
              </table:table-cell>
            </table:table-row>
            <table:table-row>
              <table:table-cell office:value-type="string">
                <text:p>0,008291</text:p>
              </table:table-cell>
              <table:table-cell office:value-type="float" office:value="0.0010739608">
                <text:p>0.0010739608</text:p>
              </table:table-cell>
            </table:table-row>
            <table:table-row>
              <table:table-cell office:value-type="string">
                <text:p>0,008288</text:p>
              </table:table-cell>
              <table:table-cell office:value-type="float" office:value="0.0010718187">
                <text:p>0.0010718187</text:p>
              </table:table-cell>
            </table:table-row>
            <table:table-row>
              <table:table-cell office:value-type="string">
                <text:p>0,008284</text:p>
              </table:table-cell>
              <table:table-cell office:value-type="float" office:value="0.0010696964">
                <text:p>0.0010696964</text:p>
              </table:table-cell>
            </table:table-row>
            <table:table-row>
              <table:table-cell office:value-type="string">
                <text:p>0,00828</text:p>
              </table:table-cell>
              <table:table-cell office:value-type="float" office:value="0.001067594">
                <text:p>0.001067594</text:p>
              </table:table-cell>
            </table:table-row>
            <table:table-row>
              <table:table-cell office:value-type="string">
                <text:p>0,008277</text:p>
              </table:table-cell>
              <table:table-cell office:value-type="float" office:value="0.0010655083">
                <text:p>0.0010655083</text:p>
              </table:table-cell>
            </table:table-row>
            <table:table-row>
              <table:table-cell office:value-type="string">
                <text:p>0,008273</text:p>
              </table:table-cell>
              <table:table-cell office:value-type="float" office:value="0.0010634295">
                <text:p>0.0010634295</text:p>
              </table:table-cell>
            </table:table-row>
            <table:table-row>
              <table:table-cell office:value-type="string">
                <text:p>0,008269</text:p>
              </table:table-cell>
              <table:table-cell office:value-type="float" office:value="0.0010613577">
                <text:p>0.0010613577</text:p>
              </table:table-cell>
            </table:table-row>
            <table:table-row>
              <table:table-cell office:value-type="string">
                <text:p>0,008266</text:p>
              </table:table-cell>
              <table:table-cell office:value-type="float" office:value="0.0010592935">
                <text:p>0.0010592935</text:p>
              </table:table-cell>
            </table:table-row>
            <table:table-row>
              <table:table-cell office:value-type="string">
                <text:p>0,008262</text:p>
              </table:table-cell>
              <table:table-cell office:value-type="float" office:value="0.0010572357">
                <text:p>0.0010572357</text:p>
              </table:table-cell>
            </table:table-row>
            <table:table-row>
              <table:table-cell office:value-type="string">
                <text:p>0,008258</text:p>
              </table:table-cell>
              <table:table-cell office:value-type="float" office:value="0.001055185">
                <text:p>0.001055185</text:p>
              </table:table-cell>
            </table:table-row>
            <table:table-row>
              <table:table-cell office:value-type="string">
                <text:p>0,008255</text:p>
              </table:table-cell>
              <table:table-cell office:value-type="float" office:value="0.0010531413">
                <text:p>0.0010531413</text:p>
              </table:table-cell>
            </table:table-row>
            <table:table-row>
              <table:table-cell office:value-type="string">
                <text:p>0,008251</text:p>
              </table:table-cell>
              <table:table-cell office:value-type="float" office:value="0.0010511051">
                <text:p>0.0010511051</text:p>
              </table:table-cell>
            </table:table-row>
            <table:table-row>
              <table:table-cell office:value-type="string">
                <text:p>0,008248</text:p>
              </table:table-cell>
              <table:table-cell office:value-type="float" office:value="0.0010490754">
                <text:p>0.0010490754</text:p>
              </table:table-cell>
            </table:table-row>
            <table:table-row>
              <table:table-cell office:value-type="string">
                <text:p>0,008244</text:p>
              </table:table-cell>
              <table:table-cell office:value-type="float" office:value="0.0010470527">
                <text:p>0.0010470527</text:p>
              </table:table-cell>
            </table:table-row>
            <table:table-row>
              <table:table-cell office:value-type="string">
                <text:p>0,00824</text:p>
              </table:table-cell>
              <table:table-cell office:value-type="float" office:value="0.001045037">
                <text:p>0.001045037</text:p>
              </table:table-cell>
            </table:table-row>
            <table:table-row>
              <table:table-cell office:value-type="string">
                <text:p>0,008237</text:p>
              </table:table-cell>
              <table:table-cell office:value-type="float" office:value="0.0010430288">
                <text:p>0.0010430288</text:p>
              </table:table-cell>
            </table:table-row>
            <table:table-row>
              <table:table-cell office:value-type="string">
                <text:p>0,008233</text:p>
              </table:table-cell>
              <table:table-cell office:value-type="float" office:value="0.0010410271">
                <text:p>0.0010410271</text:p>
              </table:table-cell>
            </table:table-row>
            <table:table-row>
              <table:table-cell office:value-type="string">
                <text:p>0,008229</text:p>
              </table:table-cell>
              <table:table-cell office:value-type="float" office:value="0.0010390325">
                <text:p>0.0010390325</text:p>
              </table:table-cell>
            </table:table-row>
            <table:table-row>
              <table:table-cell office:value-type="string">
                <text:p>0,008226</text:p>
              </table:table-cell>
              <table:table-cell office:value-type="float" office:value="0.0010370448">
                <text:p>0.0010370448</text:p>
              </table:table-cell>
            </table:table-row>
            <table:table-row>
              <table:table-cell office:value-type="string">
                <text:p>0,008222</text:p>
              </table:table-cell>
              <table:table-cell office:value-type="float" office:value="0.0010350647">
                <text:p>0.0010350647</text:p>
              </table:table-cell>
            </table:table-row>
            <table:table-row>
              <table:table-cell office:value-type="string">
                <text:p>0,008219</text:p>
              </table:table-cell>
              <table:table-cell office:value-type="float" office:value="0.001033091">
                <text:p>0.001033091</text:p>
              </table:table-cell>
            </table:table-row>
            <table:table-row>
              <table:table-cell office:value-type="string">
                <text:p>0,008215</text:p>
              </table:table-cell>
              <table:table-cell office:value-type="float" office:value="0.0010311244">
                <text:p>0.0010311244</text:p>
              </table:table-cell>
            </table:table-row>
            <table:table-row>
              <table:table-cell office:value-type="string">
                <text:p>0,008211</text:p>
              </table:table-cell>
              <table:table-cell office:value-type="float" office:value="0.0010291653">
                <text:p>0.0010291653</text:p>
              </table:table-cell>
            </table:table-row>
            <table:table-row>
              <table:table-cell office:value-type="string">
                <text:p>0,008208</text:p>
              </table:table-cell>
              <table:table-cell office:value-type="float" office:value="0.0010272127">
                <text:p>0.0010272127</text:p>
              </table:table-cell>
            </table:table-row>
            <table:table-row>
              <table:table-cell office:value-type="string">
                <text:p>0,008204</text:p>
              </table:table-cell>
              <table:table-cell office:value-type="float" office:value="0.0010252671">
                <text:p>0.0010252671</text:p>
              </table:table-cell>
            </table:table-row>
            <table:table-row>
              <table:table-cell office:value-type="string">
                <text:p>0,0082</text:p>
              </table:table-cell>
              <table:table-cell office:value-type="float" office:value="0.0010233285">
                <text:p>0.0010233285</text:p>
              </table:table-cell>
            </table:table-row>
            <table:table-row>
              <table:table-cell office:value-type="string">
                <text:p>0,008197</text:p>
              </table:table-cell>
              <table:table-cell office:value-type="float" office:value="0.0010213974">
                <text:p>0.0010213974</text:p>
              </table:table-cell>
            </table:table-row>
            <table:table-row>
              <table:table-cell office:value-type="string">
                <text:p>0,008193</text:p>
              </table:table-cell>
              <table:table-cell office:value-type="float" office:value="0.0010194728">
                <text:p>0.0010194728</text:p>
              </table:table-cell>
            </table:table-row>
            <table:table-row>
              <table:table-cell office:value-type="string">
                <text:p>0,008189</text:p>
              </table:table-cell>
              <table:table-cell office:value-type="float" office:value="0.0010175553">
                <text:p>0.0010175553</text:p>
              </table:table-cell>
            </table:table-row>
            <table:table-row>
              <table:table-cell office:value-type="string">
                <text:p>0,008186</text:p>
              </table:table-cell>
              <table:table-cell office:value-type="float" office:value="0.0010156447">
                <text:p>0.0010156447</text:p>
              </table:table-cell>
            </table:table-row>
            <table:table-row>
              <table:table-cell office:value-type="string">
                <text:p>0,008182</text:p>
              </table:table-cell>
              <table:table-cell office:value-type="float" office:value="0.0010137417">
                <text:p>0.0010137417</text:p>
              </table:table-cell>
            </table:table-row>
            <table:table-row>
              <table:table-cell office:value-type="string">
                <text:p>0,008179</text:p>
              </table:table-cell>
              <table:table-cell office:value-type="float" office:value="0.0010118451">
                <text:p>0.0010118451</text:p>
              </table:table-cell>
            </table:table-row>
            <table:table-row>
              <table:table-cell office:value-type="string">
                <text:p>0,008175</text:p>
              </table:table-cell>
              <table:table-cell office:value-type="float" office:value="0.0010099556">
                <text:p>0.0010099556</text:p>
              </table:table-cell>
            </table:table-row>
            <table:table-row>
              <table:table-cell office:value-type="string">
                <text:p>0,008171</text:p>
              </table:table-cell>
              <table:table-cell office:value-type="float" office:value="0.001008073">
                <text:p>0.001008073</text:p>
              </table:table-cell>
            </table:table-row>
            <table:table-row>
              <table:table-cell office:value-type="string">
                <text:p>0,008168</text:p>
              </table:table-cell>
              <table:table-cell office:value-type="float" office:value="0.001006198">
                <text:p>0.001006198</text:p>
              </table:table-cell>
            </table:table-row>
            <table:table-row>
              <table:table-cell office:value-type="string">
                <text:p>0,008164</text:p>
              </table:table-cell>
              <table:table-cell office:value-type="float" office:value="0.0010043295">
                <text:p>0.0010043295</text:p>
              </table:table-cell>
            </table:table-row>
            <table:table-row>
              <table:table-cell office:value-type="string">
                <text:p>0,00816</text:p>
              </table:table-cell>
              <table:table-cell office:value-type="float" office:value="0.001002468">
                <text:p>0.001002468</text:p>
              </table:table-cell>
            </table:table-row>
            <table:table-row>
              <table:table-cell office:value-type="string">
                <text:p>0,008157</text:p>
              </table:table-cell>
              <table:table-cell office:value-type="float" office:value="0.0010006139">
                <text:p>0.0010006139</text:p>
              </table:table-cell>
            </table:table-row>
            <table:table-row>
              <table:table-cell office:value-type="string">
                <text:p>0,008153</text:p>
              </table:table-cell>
              <table:table-cell office:value-type="float" office:value="0.0009987665">
                <text:p>0.0009987665</text:p>
              </table:table-cell>
            </table:table-row>
            <table:table-row>
              <table:table-cell office:value-type="string">
                <text:p>0,00815</text:p>
              </table:table-cell>
              <table:table-cell office:value-type="float" office:value="0.000996926">
                <text:p>0.000996926</text:p>
              </table:table-cell>
            </table:table-row>
            <table:table-row>
              <table:table-cell office:value-type="string">
                <text:p>0,008146</text:p>
              </table:table-cell>
              <table:table-cell office:value-type="float" office:value="0.0009950925">
                <text:p>0.0009950925</text:p>
              </table:table-cell>
            </table:table-row>
            <table:table-row>
              <table:table-cell office:value-type="string">
                <text:p>0,008142</text:p>
              </table:table-cell>
              <table:table-cell office:value-type="float" office:value="0.0009932665">
                <text:p>0.0009932665</text:p>
              </table:table-cell>
            </table:table-row>
            <table:table-row>
              <table:table-cell office:value-type="string">
                <text:p>0,008139</text:p>
              </table:table-cell>
              <table:table-cell office:value-type="float" office:value="0.000991447">
                <text:p>0.000991447</text:p>
              </table:table-cell>
            </table:table-row>
            <table:table-row>
              <table:table-cell office:value-type="string">
                <text:p>0,008135</text:p>
              </table:table-cell>
              <table:table-cell office:value-type="float" office:value="0.0009896346">
                <text:p>0.0009896346</text:p>
              </table:table-cell>
            </table:table-row>
            <table:table-row>
              <table:table-cell office:value-type="string">
                <text:p>0,008131</text:p>
              </table:table-cell>
              <table:table-cell office:value-type="float" office:value="0.0009878292">
                <text:p>0.0009878292</text:p>
              </table:table-cell>
            </table:table-row>
            <table:table-row>
              <table:table-cell office:value-type="string">
                <text:p>0,008128</text:p>
              </table:table-cell>
              <table:table-cell office:value-type="float" office:value="0.000986031299999999">
                <text:p>0.000986031299999999</text:p>
              </table:table-cell>
            </table:table-row>
            <table:table-row>
              <table:table-cell office:value-type="string">
                <text:p>0,008124</text:p>
              </table:table-cell>
              <table:table-cell office:value-type="float" office:value="0.0009842398">
                <text:p>0.0009842398</text:p>
              </table:table-cell>
            </table:table-row>
            <table:table-row>
              <table:table-cell office:value-type="string">
                <text:p>0,008121</text:p>
              </table:table-cell>
              <table:table-cell office:value-type="float" office:value="0.0009824554">
                <text:p>0.0009824554</text:p>
              </table:table-cell>
            </table:table-row>
            <table:table-row>
              <table:table-cell office:value-type="string">
                <text:p>0,008117</text:p>
              </table:table-cell>
              <table:table-cell office:value-type="float" office:value="0.000980678">
                <text:p>0.000980678</text:p>
              </table:table-cell>
            </table:table-row>
            <table:table-row>
              <table:table-cell office:value-type="string">
                <text:p>0,008113</text:p>
              </table:table-cell>
              <table:table-cell office:value-type="float" office:value="0.0009789076">
                <text:p>0.0009789076</text:p>
              </table:table-cell>
            </table:table-row>
            <table:table-row>
              <table:table-cell office:value-type="string">
                <text:p>0,00811</text:p>
              </table:table-cell>
              <table:table-cell office:value-type="float" office:value="0.0009771405">
                <text:p>0.0009771405</text:p>
              </table:table-cell>
            </table:table-row>
            <table:table-row>
              <table:table-cell office:value-type="string">
                <text:p>0,008106</text:p>
              </table:table-cell>
              <table:table-cell office:value-type="float" office:value="0.000975377">
                <text:p>0.000975377</text:p>
              </table:table-cell>
            </table:table-row>
            <table:table-row>
              <table:table-cell office:value-type="string">
                <text:p>0,008102</text:p>
              </table:table-cell>
              <table:table-cell office:value-type="float" office:value="0.0009736175">
                <text:p>0.0009736175</text:p>
              </table:table-cell>
            </table:table-row>
            <table:table-row>
              <table:table-cell office:value-type="string">
                <text:p>0,008099</text:p>
              </table:table-cell>
              <table:table-cell office:value-type="float" office:value="0.0009718609">
                <text:p>0.0009718609</text:p>
              </table:table-cell>
            </table:table-row>
            <table:table-row>
              <table:table-cell office:value-type="string">
                <text:p>0,008095</text:p>
              </table:table-cell>
              <table:table-cell office:value-type="float" office:value="0.0009701079">
                <text:p>0.0009701079</text:p>
              </table:table-cell>
            </table:table-row>
            <table:table-row>
              <table:table-cell office:value-type="string">
                <text:p>0,008091</text:p>
              </table:table-cell>
              <table:table-cell office:value-type="float" office:value="0.0009683583">
                <text:p>0.0009683583</text:p>
              </table:table-cell>
            </table:table-row>
            <table:table-row>
              <table:table-cell office:value-type="string">
                <text:p>0,008088</text:p>
              </table:table-cell>
              <table:table-cell office:value-type="float" office:value="0.0009666126">
                <text:p>0.0009666126</text:p>
              </table:table-cell>
            </table:table-row>
            <table:table-row>
              <table:table-cell office:value-type="string">
                <text:p>0,008084</text:p>
              </table:table-cell>
              <table:table-cell office:value-type="float" office:value="0.00096487">
                <text:p>0.00096487</text:p>
              </table:table-cell>
            </table:table-row>
            <table:table-row>
              <table:table-cell office:value-type="string">
                <text:p>0,008081</text:p>
              </table:table-cell>
              <table:table-cell office:value-type="float" office:value="0.0009631309">
                <text:p>0.0009631309</text:p>
              </table:table-cell>
            </table:table-row>
            <table:table-row>
              <table:table-cell office:value-type="string">
                <text:p>0,008077</text:p>
              </table:table-cell>
              <table:table-cell office:value-type="float" office:value="0.0009613952">
                <text:p>0.0009613952</text:p>
              </table:table-cell>
            </table:table-row>
            <table:table-row>
              <table:table-cell office:value-type="string">
                <text:p>0,008073</text:p>
              </table:table-cell>
              <table:table-cell office:value-type="float" office:value="0.0009596634">
                <text:p>0.0009596634</text:p>
              </table:table-cell>
            </table:table-row>
            <table:table-row>
              <table:table-cell office:value-type="string">
                <text:p>0,00807</text:p>
              </table:table-cell>
              <table:table-cell office:value-type="float" office:value="0.0009579348">
                <text:p>0.0009579348</text:p>
              </table:table-cell>
            </table:table-row>
            <table:table-row>
              <table:table-cell office:value-type="string">
                <text:p>0,008066</text:p>
              </table:table-cell>
              <table:table-cell office:value-type="float" office:value="0.0009562096">
                <text:p>0.0009562096</text:p>
              </table:table-cell>
            </table:table-row>
            <table:table-row>
              <table:table-cell office:value-type="string">
                <text:p>0,008062</text:p>
              </table:table-cell>
              <table:table-cell office:value-type="float" office:value="0.0009544883">
                <text:p>0.0009544883</text:p>
              </table:table-cell>
            </table:table-row>
            <table:table-row>
              <table:table-cell office:value-type="string">
                <text:p>0,008059</text:p>
              </table:table-cell>
              <table:table-cell office:value-type="float" office:value="0.0009527701">
                <text:p>0.0009527701</text:p>
              </table:table-cell>
            </table:table-row>
            <table:table-row>
              <table:table-cell office:value-type="string">
                <text:p>0,008055</text:p>
              </table:table-cell>
              <table:table-cell office:value-type="float" office:value="0.0009510553">
                <text:p>0.0009510553</text:p>
              </table:table-cell>
            </table:table-row>
            <table:table-row>
              <table:table-cell office:value-type="string">
                <text:p>0,008052</text:p>
              </table:table-cell>
              <table:table-cell office:value-type="float" office:value="0.000949344">
                <text:p>0.000949344</text:p>
              </table:table-cell>
            </table:table-row>
            <table:table-row>
              <table:table-cell office:value-type="string">
                <text:p>0,008048</text:p>
              </table:table-cell>
              <table:table-cell office:value-type="float" office:value="0.0009476366">
                <text:p>0.0009476366</text:p>
              </table:table-cell>
            </table:table-row>
            <table:table-row>
              <table:table-cell office:value-type="string">
                <text:p>0,008044</text:p>
              </table:table-cell>
              <table:table-cell office:value-type="float" office:value="0.0009459323">
                <text:p>0.0009459323</text:p>
              </table:table-cell>
            </table:table-row>
            <table:table-row>
              <table:table-cell office:value-type="string">
                <text:p>0,008041</text:p>
              </table:table-cell>
              <table:table-cell office:value-type="float" office:value="0.0009442315">
                <text:p>0.0009442315</text:p>
              </table:table-cell>
            </table:table-row>
            <table:table-row>
              <table:table-cell office:value-type="string">
                <text:p>0,008037</text:p>
              </table:table-cell>
              <table:table-cell office:value-type="float" office:value="0.0009425342">
                <text:p>0.0009425342</text:p>
              </table:table-cell>
            </table:table-row>
            <table:table-row>
              <table:table-cell office:value-type="string">
                <text:p>0,008033</text:p>
              </table:table-cell>
              <table:table-cell office:value-type="float" office:value="0.0009408407">
                <text:p>0.0009408407</text:p>
              </table:table-cell>
            </table:table-row>
            <table:table-row>
              <table:table-cell office:value-type="string">
                <text:p>0,00803</text:p>
              </table:table-cell>
              <table:table-cell office:value-type="float" office:value="0.0009391504">
                <text:p>0.0009391504</text:p>
              </table:table-cell>
            </table:table-row>
            <table:table-row>
              <table:table-cell office:value-type="string">
                <text:p>0,008026</text:p>
              </table:table-cell>
              <table:table-cell office:value-type="float" office:value="0.0009374634">
                <text:p>0.0009374634</text:p>
              </table:table-cell>
            </table:table-row>
            <table:table-row>
              <table:table-cell office:value-type="string">
                <text:p>0,008022</text:p>
              </table:table-cell>
              <table:table-cell office:value-type="float" office:value="0.0009357796">
                <text:p>0.0009357796</text:p>
              </table:table-cell>
            </table:table-row>
            <table:table-row>
              <table:table-cell office:value-type="string">
                <text:p>0,008019</text:p>
              </table:table-cell>
              <table:table-cell office:value-type="float" office:value="0.0009340989">
                <text:p>0.0009340989</text:p>
              </table:table-cell>
            </table:table-row>
            <table:table-row>
              <table:table-cell office:value-type="string">
                <text:p>0,008015</text:p>
              </table:table-cell>
              <table:table-cell office:value-type="float" office:value="0.0009324206">
                <text:p>0.0009324206</text:p>
              </table:table-cell>
            </table:table-row>
            <table:table-row>
              <table:table-cell office:value-type="string">
                <text:p>0,008012</text:p>
              </table:table-cell>
              <table:table-cell office:value-type="float" office:value="0.0009307451">
                <text:p>0.0009307451</text:p>
              </table:table-cell>
            </table:table-row>
            <table:table-row>
              <table:table-cell office:value-type="string">
                <text:p>0,008008</text:p>
              </table:table-cell>
              <table:table-cell office:value-type="float" office:value="0.0009290728">
                <text:p>0.0009290728</text:p>
              </table:table-cell>
            </table:table-row>
            <table:table-row>
              <table:table-cell office:value-type="string">
                <text:p>0,008004</text:p>
              </table:table-cell>
              <table:table-cell office:value-type="float" office:value="0.0009274028">
                <text:p>0.0009274028</text:p>
              </table:table-cell>
            </table:table-row>
            <table:table-row>
              <table:table-cell office:value-type="string">
                <text:p>0,008001</text:p>
              </table:table-cell>
              <table:table-cell office:value-type="float" office:value="0.0009257357">
                <text:p>0.0009257357</text:p>
              </table:table-cell>
            </table:table-row>
            <table:table-row>
              <table:table-cell office:value-type="string">
                <text:p>0,007997</text:p>
              </table:table-cell>
              <table:table-cell office:value-type="float" office:value="0.0009240713">
                <text:p>0.0009240713</text:p>
              </table:table-cell>
            </table:table-row>
            <table:table-row>
              <table:table-cell office:value-type="string">
                <text:p>0,007993</text:p>
              </table:table-cell>
              <table:table-cell office:value-type="float" office:value="0.0009224102">
                <text:p>0.0009224102</text:p>
              </table:table-cell>
            </table:table-row>
            <table:table-row>
              <table:table-cell office:value-type="string">
                <text:p>0,00799</text:p>
              </table:table-cell>
              <table:table-cell office:value-type="float" office:value="0.0009207515">
                <text:p>0.0009207515</text:p>
              </table:table-cell>
            </table:table-row>
            <table:table-row>
              <table:table-cell office:value-type="string">
                <text:p>0,007986</text:p>
              </table:table-cell>
              <table:table-cell office:value-type="float" office:value="0.0009190953">
                <text:p>0.0009190953</text:p>
              </table:table-cell>
            </table:table-row>
            <table:table-row>
              <table:table-cell office:value-type="string">
                <text:p>0,007983</text:p>
              </table:table-cell>
              <table:table-cell office:value-type="float" office:value="0.0009174422">
                <text:p>0.0009174422</text:p>
              </table:table-cell>
            </table:table-row>
            <table:table-row>
              <table:table-cell office:value-type="string">
                <text:p>0,007979</text:p>
              </table:table-cell>
              <table:table-cell office:value-type="float" office:value="0.0009157922">
                <text:p>0.0009157922</text:p>
              </table:table-cell>
            </table:table-row>
            <table:table-row>
              <table:table-cell office:value-type="string">
                <text:p>0,007975</text:p>
              </table:table-cell>
              <table:table-cell office:value-type="float" office:value="0.0009141446">
                <text:p>0.0009141446</text:p>
              </table:table-cell>
            </table:table-row>
            <table:table-row>
              <table:table-cell office:value-type="string">
                <text:p>0,007972</text:p>
              </table:table-cell>
              <table:table-cell office:value-type="float" office:value="0.0009124997">
                <text:p>0.0009124997</text:p>
              </table:table-cell>
            </table:table-row>
            <table:table-row>
              <table:table-cell office:value-type="string">
                <text:p>0,007968</text:p>
              </table:table-cell>
              <table:table-cell office:value-type="float" office:value="0.0009108577">
                <text:p>0.0009108577</text:p>
              </table:table-cell>
            </table:table-row>
            <table:table-row>
              <table:table-cell office:value-type="string">
                <text:p>0,007964</text:p>
              </table:table-cell>
              <table:table-cell office:value-type="float" office:value="0.0009092188">
                <text:p>0.0009092188</text:p>
              </table:table-cell>
            </table:table-row>
            <table:table-row>
              <table:table-cell office:value-type="string">
                <text:p>0,007961</text:p>
              </table:table-cell>
              <table:table-cell office:value-type="float" office:value="0.0009075823">
                <text:p>0.0009075823</text:p>
              </table:table-cell>
            </table:table-row>
            <table:table-row>
              <table:table-cell office:value-type="string">
                <text:p>0,007957</text:p>
              </table:table-cell>
              <table:table-cell office:value-type="float" office:value="0.0009059486">
                <text:p>0.0009059486</text:p>
              </table:table-cell>
            </table:table-row>
            <table:table-row>
              <table:table-cell office:value-type="string">
                <text:p>0,007953</text:p>
              </table:table-cell>
              <table:table-cell office:value-type="float" office:value="0.0009043181">
                <text:p>0.0009043181</text:p>
              </table:table-cell>
            </table:table-row>
            <table:table-row>
              <table:table-cell office:value-type="string">
                <text:p>0,00795</text:p>
              </table:table-cell>
              <table:table-cell office:value-type="float" office:value="0.00090269">
                <text:p>0.00090269</text:p>
              </table:table-cell>
            </table:table-row>
            <table:table-row>
              <table:table-cell office:value-type="string">
                <text:p>0,007946</text:p>
              </table:table-cell>
              <table:table-cell office:value-type="float" office:value="0.0009010647">
                <text:p>0.0009010647</text:p>
              </table:table-cell>
            </table:table-row>
            <table:table-row>
              <table:table-cell office:value-type="string">
                <text:p>0,007943</text:p>
              </table:table-cell>
              <table:table-cell office:value-type="float" office:value="0.0008994421">
                <text:p>0.0008994421</text:p>
              </table:table-cell>
            </table:table-row>
            <table:table-row>
              <table:table-cell office:value-type="string">
                <text:p>0,007939</text:p>
              </table:table-cell>
              <table:table-cell office:value-type="float" office:value="0.0008978228">
                <text:p>0.0008978228</text:p>
              </table:table-cell>
            </table:table-row>
            <table:table-row>
              <table:table-cell office:value-type="string">
                <text:p>0,007935</text:p>
              </table:table-cell>
              <table:table-cell office:value-type="float" office:value="0.0008962058">
                <text:p>0.0008962058</text:p>
              </table:table-cell>
            </table:table-row>
            <table:table-row>
              <table:table-cell office:value-type="string">
                <text:p>0,007932</text:p>
              </table:table-cell>
              <table:table-cell office:value-type="float" office:value="0.0008945917">
                <text:p>0.0008945917</text:p>
              </table:table-cell>
            </table:table-row>
            <table:table-row>
              <table:table-cell office:value-type="string">
                <text:p>0,007928</text:p>
              </table:table-cell>
              <table:table-cell office:value-type="float" office:value="0.0008929802">
                <text:p>0.0008929802</text:p>
              </table:table-cell>
            </table:table-row>
            <table:table-row>
              <table:table-cell office:value-type="string">
                <text:p>0,007924</text:p>
              </table:table-cell>
              <table:table-cell office:value-type="float" office:value="0.0008913721">
                <text:p>0.0008913721</text:p>
              </table:table-cell>
            </table:table-row>
            <table:table-row>
              <table:table-cell office:value-type="string">
                <text:p>0,007921</text:p>
              </table:table-cell>
              <table:table-cell office:value-type="float" office:value="0.0008897663">
                <text:p>0.0008897663</text:p>
              </table:table-cell>
            </table:table-row>
            <table:table-row>
              <table:table-cell office:value-type="string">
                <text:p>0,007917</text:p>
              </table:table-cell>
              <table:table-cell office:value-type="float" office:value="0.0008881632">
                <text:p>0.0008881632</text:p>
              </table:table-cell>
            </table:table-row>
            <table:table-row>
              <table:table-cell office:value-type="string">
                <text:p>0,007914</text:p>
              </table:table-cell>
              <table:table-cell office:value-type="float" office:value="0.000886563">
                <text:p>0.000886563</text:p>
              </table:table-cell>
            </table:table-row>
            <table:table-row>
              <table:table-cell office:value-type="string">
                <text:p>0,00791</text:p>
              </table:table-cell>
              <table:table-cell office:value-type="float" office:value="0.000884966">
                <text:p>0.000884966</text:p>
              </table:table-cell>
            </table:table-row>
            <table:table-row>
              <table:table-cell office:value-type="string">
                <text:p>0,007906</text:p>
              </table:table-cell>
              <table:table-cell office:value-type="float" office:value="0.0008833713">
                <text:p>0.0008833713</text:p>
              </table:table-cell>
            </table:table-row>
            <table:table-row>
              <table:table-cell office:value-type="string">
                <text:p>0,007903</text:p>
              </table:table-cell>
              <table:table-cell office:value-type="float" office:value="0.0008817795">
                <text:p>0.0008817795</text:p>
              </table:table-cell>
            </table:table-row>
            <table:table-row>
              <table:table-cell office:value-type="string">
                <text:p>0,007899</text:p>
              </table:table-cell>
              <table:table-cell office:value-type="float" office:value="0.0008801908">
                <text:p>0.0008801908</text:p>
              </table:table-cell>
            </table:table-row>
            <table:table-row>
              <table:table-cell office:value-type="string">
                <text:p>0,007895</text:p>
              </table:table-cell>
              <table:table-cell office:value-type="float" office:value="0.0008786045">
                <text:p>0.0008786045</text:p>
              </table:table-cell>
            </table:table-row>
            <table:table-row>
              <table:table-cell office:value-type="string">
                <text:p>0,007892</text:p>
              </table:table-cell>
              <table:table-cell office:value-type="float" office:value="0.000877021">
                <text:p>0.000877021</text:p>
              </table:table-cell>
            </table:table-row>
            <table:table-row>
              <table:table-cell office:value-type="string">
                <text:p>0,007888</text:p>
              </table:table-cell>
              <table:table-cell office:value-type="float" office:value="0.0008754403">
                <text:p>0.0008754403</text:p>
              </table:table-cell>
            </table:table-row>
            <table:table-row>
              <table:table-cell office:value-type="string">
                <text:p>0,007885</text:p>
              </table:table-cell>
              <table:table-cell office:value-type="float" office:value="0.0008738627">
                <text:p>0.0008738627</text:p>
              </table:table-cell>
            </table:table-row>
            <table:table-row>
              <table:table-cell office:value-type="string">
                <text:p>0,007881</text:p>
              </table:table-cell>
              <table:table-cell office:value-type="float" office:value="0.0008722877">
                <text:p>0.0008722877</text:p>
              </table:table-cell>
            </table:table-row>
            <table:table-row>
              <table:table-cell office:value-type="string">
                <text:p>0,007877</text:p>
              </table:table-cell>
              <table:table-cell office:value-type="float" office:value="0.0008707152">
                <text:p>0.0008707152</text:p>
              </table:table-cell>
            </table:table-row>
            <table:table-row>
              <table:table-cell office:value-type="string">
                <text:p>0,007874</text:p>
              </table:table-cell>
              <table:table-cell office:value-type="float" office:value="0.0008691457">
                <text:p>0.0008691457</text:p>
              </table:table-cell>
            </table:table-row>
            <table:table-row>
              <table:table-cell office:value-type="string">
                <text:p>0,00787</text:p>
              </table:table-cell>
              <table:table-cell office:value-type="float" office:value="0.0008675793">
                <text:p>0.0008675793</text:p>
              </table:table-cell>
            </table:table-row>
            <table:table-row>
              <table:table-cell office:value-type="string">
                <text:p>0,007866</text:p>
              </table:table-cell>
              <table:table-cell office:value-type="float" office:value="0.0008660153">
                <text:p>0.0008660153</text:p>
              </table:table-cell>
            </table:table-row>
            <table:table-row>
              <table:table-cell office:value-type="string">
                <text:p>0,007863</text:p>
              </table:table-cell>
              <table:table-cell office:value-type="float" office:value="0.0008644541">
                <text:p>0.0008644541</text:p>
              </table:table-cell>
            </table:table-row>
            <table:table-row>
              <table:table-cell office:value-type="string">
                <text:p>0,007859</text:p>
              </table:table-cell>
              <table:table-cell office:value-type="float" office:value="0.0008628957">
                <text:p>0.0008628957</text:p>
              </table:table-cell>
            </table:table-row>
            <table:table-row>
              <table:table-cell office:value-type="string">
                <text:p>0,007855</text:p>
              </table:table-cell>
              <table:table-cell office:value-type="float" office:value="0.0008613405">
                <text:p>0.0008613405</text:p>
              </table:table-cell>
            </table:table-row>
            <table:table-row>
              <table:table-cell office:value-type="string">
                <text:p>0,007852</text:p>
              </table:table-cell>
              <table:table-cell office:value-type="float" office:value="0.0008597876">
                <text:p>0.0008597876</text:p>
              </table:table-cell>
            </table:table-row>
            <table:table-row>
              <table:table-cell office:value-type="string">
                <text:p>0,007848</text:p>
              </table:table-cell>
              <table:table-cell office:value-type="float" office:value="0.0008582376">
                <text:p>0.0008582376</text:p>
              </table:table-cell>
            </table:table-row>
            <table:table-row>
              <table:table-cell office:value-type="string">
                <text:p>0,007845</text:p>
              </table:table-cell>
              <table:table-cell office:value-type="float" office:value="0.0008566907">
                <text:p>0.0008566907</text:p>
              </table:table-cell>
            </table:table-row>
            <table:table-row>
              <table:table-cell office:value-type="string">
                <text:p>0,007841</text:p>
              </table:table-cell>
              <table:table-cell office:value-type="float" office:value="0.0008551463">
                <text:p>0.0008551463</text:p>
              </table:table-cell>
            </table:table-row>
            <table:table-row>
              <table:table-cell office:value-type="string">
                <text:p>0,007837</text:p>
              </table:table-cell>
              <table:table-cell office:value-type="float" office:value="0.0008536046">
                <text:p>0.0008536046</text:p>
              </table:table-cell>
            </table:table-row>
            <table:table-row>
              <table:table-cell office:value-type="string">
                <text:p>0,007834</text:p>
              </table:table-cell>
              <table:table-cell office:value-type="float" office:value="0.0008520657">
                <text:p>0.0008520657</text:p>
              </table:table-cell>
            </table:table-row>
            <table:table-row>
              <table:table-cell office:value-type="string">
                <text:p>0,00783</text:p>
              </table:table-cell>
              <table:table-cell office:value-type="float" office:value="0.00085053">
                <text:p>0.00085053</text:p>
              </table:table-cell>
            </table:table-row>
            <table:table-row>
              <table:table-cell office:value-type="string">
                <text:p>0,007826</text:p>
              </table:table-cell>
              <table:table-cell office:value-type="float" office:value="0.0008489967">
                <text:p>0.0008489967</text:p>
              </table:table-cell>
            </table:table-row>
            <table:table-row>
              <table:table-cell office:value-type="string">
                <text:p>0,007823</text:p>
              </table:table-cell>
              <table:table-cell office:value-type="float" office:value="0.0008474662">
                <text:p>0.0008474662</text:p>
              </table:table-cell>
            </table:table-row>
            <table:table-row>
              <table:table-cell office:value-type="string">
                <text:p>0,007819</text:p>
              </table:table-cell>
              <table:table-cell office:value-type="float" office:value="0.0008459384">
                <text:p>0.0008459384</text:p>
              </table:table-cell>
            </table:table-row>
            <table:table-row>
              <table:table-cell office:value-type="string">
                <text:p>0,007816</text:p>
              </table:table-cell>
              <table:table-cell office:value-type="float" office:value="0.0008444139">
                <text:p>0.0008444139</text:p>
              </table:table-cell>
            </table:table-row>
            <table:table-row>
              <table:table-cell office:value-type="string">
                <text:p>0,007812</text:p>
              </table:table-cell>
              <table:table-cell office:value-type="float" office:value="0.0008428917">
                <text:p>0.0008428917</text:p>
              </table:table-cell>
            </table:table-row>
            <table:table-row>
              <table:table-cell office:value-type="string">
                <text:p>0,007808</text:p>
              </table:table-cell>
              <table:table-cell office:value-type="float" office:value="0.0008413723">
                <text:p>0.0008413723</text:p>
              </table:table-cell>
            </table:table-row>
            <table:table-row>
              <table:table-cell office:value-type="string">
                <text:p>0,007805</text:p>
              </table:table-cell>
              <table:table-cell office:value-type="float" office:value="0.0008398559">
                <text:p>0.0008398559</text:p>
              </table:table-cell>
            </table:table-row>
            <table:table-row>
              <table:table-cell office:value-type="string">
                <text:p>0,007801</text:p>
              </table:table-cell>
              <table:table-cell office:value-type="float" office:value="0.0008383423">
                <text:p>0.0008383423</text:p>
              </table:table-cell>
            </table:table-row>
            <table:table-row>
              <table:table-cell office:value-type="string">
                <text:p>0,007797</text:p>
              </table:table-cell>
              <table:table-cell office:value-type="float" office:value="0.0008368313">
                <text:p>0.0008368313</text:p>
              </table:table-cell>
            </table:table-row>
            <table:table-row>
              <table:table-cell office:value-type="string">
                <text:p>0,007794</text:p>
              </table:table-cell>
              <table:table-cell office:value-type="float" office:value="0.0008353233">
                <text:p>0.0008353233</text:p>
              </table:table-cell>
            </table:table-row>
            <table:table-row>
              <table:table-cell office:value-type="string">
                <text:p>0,00779</text:p>
              </table:table-cell>
              <table:table-cell office:value-type="float" office:value="0.0008338179">
                <text:p>0.0008338179</text:p>
              </table:table-cell>
            </table:table-row>
            <table:table-row>
              <table:table-cell office:value-type="string">
                <text:p>0,007786</text:p>
              </table:table-cell>
              <table:table-cell office:value-type="float" office:value="0.0008323154">
                <text:p>0.0008323154</text:p>
              </table:table-cell>
            </table:table-row>
            <table:table-row>
              <table:table-cell office:value-type="string">
                <text:p>0,007783</text:p>
              </table:table-cell>
              <table:table-cell office:value-type="float" office:value="0.0008308156">
                <text:p>0.0008308156</text:p>
              </table:table-cell>
            </table:table-row>
            <table:table-row>
              <table:table-cell office:value-type="string">
                <text:p>0,007779</text:p>
              </table:table-cell>
              <table:table-cell office:value-type="float" office:value="0.0008293187">
                <text:p>0.0008293187</text:p>
              </table:table-cell>
            </table:table-row>
            <table:table-row>
              <table:table-cell office:value-type="string">
                <text:p>0,007776</text:p>
              </table:table-cell>
              <table:table-cell office:value-type="float" office:value="0.0008278244">
                <text:p>0.0008278244</text:p>
              </table:table-cell>
            </table:table-row>
            <table:table-row>
              <table:table-cell office:value-type="string">
                <text:p>0,007772</text:p>
              </table:table-cell>
              <table:table-cell office:value-type="float" office:value="0.0008263331">
                <text:p>0.0008263331</text:p>
              </table:table-cell>
            </table:table-row>
            <table:table-row>
              <table:table-cell office:value-type="string">
                <text:p>0,007768</text:p>
              </table:table-cell>
              <table:table-cell office:value-type="float" office:value="0.0008248444">
                <text:p>0.0008248444</text:p>
              </table:table-cell>
            </table:table-row>
            <table:table-row>
              <table:table-cell office:value-type="string">
                <text:p>0,007765</text:p>
              </table:table-cell>
              <table:table-cell office:value-type="float" office:value="0.0008233587">
                <text:p>0.0008233587</text:p>
              </table:table-cell>
            </table:table-row>
            <table:table-row>
              <table:table-cell office:value-type="string">
                <text:p>0,007761</text:p>
              </table:table-cell>
              <table:table-cell office:value-type="float" office:value="0.0008218756">
                <text:p>0.0008218756</text:p>
              </table:table-cell>
            </table:table-row>
            <table:table-row>
              <table:table-cell office:value-type="string">
                <text:p>0,007757</text:p>
              </table:table-cell>
              <table:table-cell office:value-type="float" office:value="0.0008203954">
                <text:p>0.0008203954</text:p>
              </table:table-cell>
            </table:table-row>
            <table:table-row>
              <table:table-cell office:value-type="string">
                <text:p>0,007754</text:p>
              </table:table-cell>
              <table:table-cell office:value-type="float" office:value="0.0008189181">
                <text:p>0.0008189181</text:p>
              </table:table-cell>
            </table:table-row>
            <table:table-row>
              <table:table-cell office:value-type="string">
                <text:p>0,00775</text:p>
              </table:table-cell>
              <table:table-cell office:value-type="float" office:value="0.0008174433">
                <text:p>0.0008174433</text:p>
              </table:table-cell>
            </table:table-row>
            <table:table-row>
              <table:table-cell office:value-type="string">
                <text:p>0,007747</text:p>
              </table:table-cell>
              <table:table-cell office:value-type="float" office:value="0.0008159715">
                <text:p>0.0008159715</text:p>
              </table:table-cell>
            </table:table-row>
            <table:table-row>
              <table:table-cell office:value-type="string">
                <text:p>0,007743</text:p>
              </table:table-cell>
              <table:table-cell office:value-type="float" office:value="0.0008145023">
                <text:p>0.0008145023</text:p>
              </table:table-cell>
            </table:table-row>
            <table:table-row>
              <table:table-cell office:value-type="string">
                <text:p>0,007739</text:p>
              </table:table-cell>
              <table:table-cell office:value-type="float" office:value="0.0008130361">
                <text:p>0.0008130361</text:p>
              </table:table-cell>
            </table:table-row>
            <table:table-row>
              <table:table-cell office:value-type="string">
                <text:p>0,007736</text:p>
              </table:table-cell>
              <table:table-cell office:value-type="float" office:value="0.0008115725">
                <text:p>0.0008115725</text:p>
              </table:table-cell>
            </table:table-row>
            <table:table-row>
              <table:table-cell office:value-type="string">
                <text:p>0,007732</text:p>
              </table:table-cell>
              <table:table-cell office:value-type="float" office:value="0.0008101119">
                <text:p>0.0008101119</text:p>
              </table:table-cell>
            </table:table-row>
            <table:table-row>
              <table:table-cell office:value-type="string">
                <text:p>0,007728</text:p>
              </table:table-cell>
              <table:table-cell office:value-type="float" office:value="0.0008086538">
                <text:p>0.0008086538</text:p>
              </table:table-cell>
            </table:table-row>
            <table:table-row>
              <table:table-cell office:value-type="string">
                <text:p>0,007725</text:p>
              </table:table-cell>
              <table:table-cell office:value-type="float" office:value="0.0008071988">
                <text:p>0.0008071988</text:p>
              </table:table-cell>
            </table:table-row>
            <table:table-row>
              <table:table-cell office:value-type="string">
                <text:p>0,007721</text:p>
              </table:table-cell>
              <table:table-cell office:value-type="float" office:value="0.0008057463">
                <text:p>0.0008057463</text:p>
              </table:table-cell>
            </table:table-row>
            <table:table-row>
              <table:table-cell office:value-type="string">
                <text:p>0,007717</text:p>
              </table:table-cell>
              <table:table-cell office:value-type="float" office:value="0.0008042969">
                <text:p>0.0008042969</text:p>
              </table:table-cell>
            </table:table-row>
            <table:table-row>
              <table:table-cell office:value-type="string">
                <text:p>0,007714</text:p>
              </table:table-cell>
              <table:table-cell office:value-type="float" office:value="0.0008028499">
                <text:p>0.0008028499</text:p>
              </table:table-cell>
            </table:table-row>
            <table:table-row>
              <table:table-cell office:value-type="string">
                <text:p>0,00771</text:p>
              </table:table-cell>
              <table:table-cell office:value-type="float" office:value="0.0008014061">
                <text:p>0.0008014061</text:p>
              </table:table-cell>
            </table:table-row>
            <table:table-row>
              <table:table-cell office:value-type="string">
                <text:p>0,007707</text:p>
              </table:table-cell>
              <table:table-cell office:value-type="float" office:value="0.0007999648">
                <text:p>0.0007999648</text:p>
              </table:table-cell>
            </table:table-row>
            <table:table-row>
              <table:table-cell office:value-type="string">
                <text:p>0,007703</text:p>
              </table:table-cell>
              <table:table-cell office:value-type="float" office:value="0.0007985264">
                <text:p>0.0007985264</text:p>
              </table:table-cell>
            </table:table-row>
            <table:table-row>
              <table:table-cell office:value-type="string">
                <text:p>0,007699</text:p>
              </table:table-cell>
              <table:table-cell office:value-type="float" office:value="0.0007970909">
                <text:p>0.0007970909</text:p>
              </table:table-cell>
            </table:table-row>
            <table:table-row>
              <table:table-cell office:value-type="string">
                <text:p>0,007696</text:p>
              </table:table-cell>
              <table:table-cell office:value-type="float" office:value="0.0007956579">
                <text:p>0.0007956579</text:p>
              </table:table-cell>
            </table:table-row>
            <table:table-row>
              <table:table-cell office:value-type="string">
                <text:p>0,007692</text:p>
              </table:table-cell>
              <table:table-cell office:value-type="float" office:value="0.000794228">
                <text:p>0.000794228</text:p>
              </table:table-cell>
            </table:table-row>
            <table:table-row>
              <table:table-cell office:value-type="string">
                <text:p>0,007688</text:p>
              </table:table-cell>
              <table:table-cell office:value-type="float" office:value="0.0007928006">
                <text:p>0.0007928006</text:p>
              </table:table-cell>
            </table:table-row>
            <table:table-row>
              <table:table-cell office:value-type="string">
                <text:p>0,007685</text:p>
              </table:table-cell>
              <table:table-cell office:value-type="float" office:value="0.0007913762">
                <text:p>0.0007913762</text:p>
              </table:table-cell>
            </table:table-row>
            <table:table-row>
              <table:table-cell office:value-type="string">
                <text:p>0,007681</text:p>
              </table:table-cell>
              <table:table-cell office:value-type="float" office:value="0.0007899545">
                <text:p>0.0007899545</text:p>
              </table:table-cell>
            </table:table-row>
            <table:table-row>
              <table:table-cell office:value-type="string">
                <text:p>0,007678</text:p>
              </table:table-cell>
              <table:table-cell office:value-type="float" office:value="0.0007885356">
                <text:p>0.0007885356</text:p>
              </table:table-cell>
            </table:table-row>
            <table:table-row>
              <table:table-cell office:value-type="string">
                <text:p>0,007674</text:p>
              </table:table-cell>
              <table:table-cell office:value-type="float" office:value="0.0007871194">
                <text:p>0.0007871194</text:p>
              </table:table-cell>
            </table:table-row>
            <table:table-row>
              <table:table-cell office:value-type="string">
                <text:p>0,00767</text:p>
              </table:table-cell>
              <table:table-cell office:value-type="float" office:value="0.0007857062">
                <text:p>0.0007857062</text:p>
              </table:table-cell>
            </table:table-row>
            <table:table-row>
              <table:table-cell office:value-type="string">
                <text:p>0,007667</text:p>
              </table:table-cell>
              <table:table-cell office:value-type="float" office:value="0.0007842955">
                <text:p>0.0007842955</text:p>
              </table:table-cell>
            </table:table-row>
            <table:table-row>
              <table:table-cell office:value-type="string">
                <text:p>0,007663</text:p>
              </table:table-cell>
              <table:table-cell office:value-type="float" office:value="0.0007828879">
                <text:p>0.0007828879</text:p>
              </table:table-cell>
            </table:table-row>
            <table:table-row>
              <table:table-cell office:value-type="string">
                <text:p>0,007659</text:p>
              </table:table-cell>
              <table:table-cell office:value-type="float" office:value="0.0007814828">
                <text:p>0.0007814828</text:p>
              </table:table-cell>
            </table:table-row>
            <table:table-row>
              <table:table-cell office:value-type="string">
                <text:p>0,007656</text:p>
              </table:table-cell>
              <table:table-cell office:value-type="float" office:value="0.0007800808">
                <text:p>0.0007800808</text:p>
              </table:table-cell>
            </table:table-row>
            <table:table-row>
              <table:table-cell office:value-type="string">
                <text:p>0,007652</text:p>
              </table:table-cell>
              <table:table-cell office:value-type="float" office:value="0.0007786813">
                <text:p>0.0007786813</text:p>
              </table:table-cell>
            </table:table-row>
            <table:table-row>
              <table:table-cell office:value-type="string">
                <text:p>0,007648</text:p>
              </table:table-cell>
              <table:table-cell office:value-type="float" office:value="0.0007772848">
                <text:p>0.0007772848</text:p>
              </table:table-cell>
            </table:table-row>
            <table:table-row>
              <table:table-cell office:value-type="string">
                <text:p>0,007645</text:p>
              </table:table-cell>
              <table:table-cell office:value-type="float" office:value="0.0007758911">
                <text:p>0.0007758911</text:p>
              </table:table-cell>
            </table:table-row>
            <table:table-row>
              <table:table-cell office:value-type="string">
                <text:p>0,007641</text:p>
              </table:table-cell>
              <table:table-cell office:value-type="float" office:value="0.0007744999">
                <text:p>0.0007744999</text:p>
              </table:table-cell>
            </table:table-row>
            <table:table-row>
              <table:table-cell office:value-type="string">
                <text:p>0,007638</text:p>
              </table:table-cell>
              <table:table-cell office:value-type="float" office:value="0.0007731118">
                <text:p>0.0007731118</text:p>
              </table:table-cell>
            </table:table-row>
            <table:table-row>
              <table:table-cell office:value-type="string">
                <text:p>0,007634</text:p>
              </table:table-cell>
              <table:table-cell office:value-type="float" office:value="0.0007717262">
                <text:p>0.0007717262</text:p>
              </table:table-cell>
            </table:table-row>
            <table:table-row>
              <table:table-cell office:value-type="string">
                <text:p>0,00763</text:p>
              </table:table-cell>
              <table:table-cell office:value-type="float" office:value="0.0007703437">
                <text:p>0.0007703437</text:p>
              </table:table-cell>
            </table:table-row>
            <table:table-row>
              <table:table-cell office:value-type="string">
                <text:p>0,007627</text:p>
              </table:table-cell>
              <table:table-cell office:value-type="float" office:value="0.0007689637">
                <text:p>0.0007689637</text:p>
              </table:table-cell>
            </table:table-row>
            <table:table-row>
              <table:table-cell office:value-type="string">
                <text:p>0,007623</text:p>
              </table:table-cell>
              <table:table-cell office:value-type="float" office:value="0.0007675867">
                <text:p>0.0007675867</text:p>
              </table:table-cell>
            </table:table-row>
            <table:table-row>
              <table:table-cell office:value-type="string">
                <text:p>0,007619</text:p>
              </table:table-cell>
              <table:table-cell office:value-type="float" office:value="0.0007662124">
                <text:p>0.0007662124</text:p>
              </table:table-cell>
            </table:table-row>
            <table:table-row>
              <table:table-cell office:value-type="string">
                <text:p>0,007616</text:p>
              </table:table-cell>
              <table:table-cell office:value-type="float" office:value="0.0007648409">
                <text:p>0.0007648409</text:p>
              </table:table-cell>
            </table:table-row>
            <table:table-row>
              <table:table-cell office:value-type="string">
                <text:p>0,007612</text:p>
              </table:table-cell>
              <table:table-cell office:value-type="float" office:value="0.0007634721">
                <text:p>0.0007634721</text:p>
              </table:table-cell>
            </table:table-row>
            <table:table-row>
              <table:table-cell office:value-type="string">
                <text:p>0,007609</text:p>
              </table:table-cell>
              <table:table-cell office:value-type="float" office:value="0.0007621063">
                <text:p>0.0007621063</text:p>
              </table:table-cell>
            </table:table-row>
            <table:table-row>
              <table:table-cell office:value-type="string">
                <text:p>0,007605</text:p>
              </table:table-cell>
              <table:table-cell office:value-type="float" office:value="0.000760743">
                <text:p>0.000760743</text:p>
              </table:table-cell>
            </table:table-row>
            <table:table-row>
              <table:table-cell office:value-type="string">
                <text:p>0,007601</text:p>
              </table:table-cell>
              <table:table-cell office:value-type="float" office:value="0.0007593828">
                <text:p>0.0007593828</text:p>
              </table:table-cell>
            </table:table-row>
            <table:table-row>
              <table:table-cell office:value-type="string">
                <text:p>0,007598</text:p>
              </table:table-cell>
              <table:table-cell office:value-type="float" office:value="0.0007580253">
                <text:p>0.0007580253</text:p>
              </table:table-cell>
            </table:table-row>
            <table:table-row>
              <table:table-cell office:value-type="string">
                <text:p>0,007594</text:p>
              </table:table-cell>
              <table:table-cell office:value-type="float" office:value="0.0007566704">
                <text:p>0.0007566704</text:p>
              </table:table-cell>
            </table:table-row>
            <table:table-row>
              <table:table-cell office:value-type="string">
                <text:p>0,00759</text:p>
              </table:table-cell>
              <table:table-cell office:value-type="float" office:value="0.0007553185">
                <text:p>0.0007553185</text:p>
              </table:table-cell>
            </table:table-row>
            <table:table-row>
              <table:table-cell office:value-type="string">
                <text:p>0,007587</text:p>
              </table:table-cell>
              <table:table-cell office:value-type="float" office:value="0.0007539692">
                <text:p>0.0007539692</text:p>
              </table:table-cell>
            </table:table-row>
            <table:table-row>
              <table:table-cell office:value-type="string">
                <text:p>0,007583</text:p>
              </table:table-cell>
              <table:table-cell office:value-type="float" office:value="0.0007526229">
                <text:p>0.0007526229</text:p>
              </table:table-cell>
            </table:table-row>
            <table:table-row>
              <table:table-cell office:value-type="string">
                <text:p>0,007579</text:p>
              </table:table-cell>
              <table:table-cell office:value-type="float" office:value="0.0007512792">
                <text:p>0.0007512792</text:p>
              </table:table-cell>
            </table:table-row>
            <table:table-row>
              <table:table-cell office:value-type="string">
                <text:p>0,007576</text:p>
              </table:table-cell>
              <table:table-cell office:value-type="float" office:value="0.0007499384">
                <text:p>0.0007499384</text:p>
              </table:table-cell>
            </table:table-row>
            <table:table-row>
              <table:table-cell office:value-type="string">
                <text:p>0,007572</text:p>
              </table:table-cell>
              <table:table-cell office:value-type="float" office:value="0.0007486004">
                <text:p>0.0007486004</text:p>
              </table:table-cell>
            </table:table-row>
            <table:table-row>
              <table:table-cell office:value-type="string">
                <text:p>0,007569</text:p>
              </table:table-cell>
              <table:table-cell office:value-type="float" office:value="0.0007472651">
                <text:p>0.0007472651</text:p>
              </table:table-cell>
            </table:table-row>
            <table:table-row>
              <table:table-cell office:value-type="string">
                <text:p>0,007565</text:p>
              </table:table-cell>
              <table:table-cell office:value-type="float" office:value="0.0007459326">
                <text:p>0.0007459326</text:p>
              </table:table-cell>
            </table:table-row>
            <table:table-row>
              <table:table-cell office:value-type="string">
                <text:p>0,007561</text:p>
              </table:table-cell>
              <table:table-cell office:value-type="float" office:value="0.000744603">
                <text:p>0.000744603</text:p>
              </table:table-cell>
            </table:table-row>
            <table:table-row>
              <table:table-cell office:value-type="string">
                <text:p>0,007558</text:p>
              </table:table-cell>
              <table:table-cell office:value-type="float" office:value="0.000743276">
                <text:p>0.000743276</text:p>
              </table:table-cell>
            </table:table-row>
            <table:table-row>
              <table:table-cell office:value-type="string">
                <text:p>0,007554</text:p>
              </table:table-cell>
              <table:table-cell office:value-type="float" office:value="0.000741952">
                <text:p>0.000741952</text:p>
              </table:table-cell>
            </table:table-row>
            <table:table-row>
              <table:table-cell office:value-type="string">
                <text:p>0,00755</text:p>
              </table:table-cell>
              <table:table-cell office:value-type="float" office:value="0.0007406306">
                <text:p>0.0007406306</text:p>
              </table:table-cell>
            </table:table-row>
            <table:table-row>
              <table:table-cell office:value-type="string">
                <text:p>0,007547</text:p>
              </table:table-cell>
              <table:table-cell office:value-type="float" office:value="0.0007393122">
                <text:p>0.0007393122</text:p>
              </table:table-cell>
            </table:table-row>
            <table:table-row>
              <table:table-cell office:value-type="string">
                <text:p>0,007543</text:p>
              </table:table-cell>
              <table:table-cell office:value-type="float" office:value="0.0007379965">
                <text:p>0.0007379965</text:p>
              </table:table-cell>
            </table:table-row>
            <table:table-row>
              <table:table-cell office:value-type="string">
                <text:p>0,00754</text:p>
              </table:table-cell>
              <table:table-cell office:value-type="float" office:value="0.0007366834">
                <text:p>0.0007366834</text:p>
              </table:table-cell>
            </table:table-row>
            <table:table-row>
              <table:table-cell office:value-type="string">
                <text:p>0,007536</text:p>
              </table:table-cell>
              <table:table-cell office:value-type="float" office:value="0.0007353734">
                <text:p>0.0007353734</text:p>
              </table:table-cell>
            </table:table-row>
            <table:table-row>
              <table:table-cell office:value-type="string">
                <text:p>0,007532</text:p>
              </table:table-cell>
              <table:table-cell office:value-type="float" office:value="0.0007340659">
                <text:p>0.0007340659</text:p>
              </table:table-cell>
            </table:table-row>
            <table:table-row>
              <table:table-cell office:value-type="string">
                <text:p>0,007529</text:p>
              </table:table-cell>
              <table:table-cell office:value-type="float" office:value="0.0007327614">
                <text:p>0.0007327614</text:p>
              </table:table-cell>
            </table:table-row>
            <table:table-row>
              <table:table-cell office:value-type="string">
                <text:p>0,007525</text:p>
              </table:table-cell>
              <table:table-cell office:value-type="float" office:value="0.0007314594">
                <text:p>0.0007314594</text:p>
              </table:table-cell>
            </table:table-row>
            <table:table-row>
              <table:table-cell office:value-type="string">
                <text:p>0,007521</text:p>
              </table:table-cell>
              <table:table-cell office:value-type="float" office:value="0.0007301605">
                <text:p>0.0007301605</text:p>
              </table:table-cell>
            </table:table-row>
            <table:table-row>
              <table:table-cell office:value-type="string">
                <text:p>0,007518</text:p>
              </table:table-cell>
              <table:table-cell office:value-type="float" office:value="0.0007288642">
                <text:p>0.0007288642</text:p>
              </table:table-cell>
            </table:table-row>
            <table:table-row>
              <table:table-cell office:value-type="string">
                <text:p>0,007514</text:p>
              </table:table-cell>
              <table:table-cell office:value-type="float" office:value="0.0007275708">
                <text:p>0.0007275708</text:p>
              </table:table-cell>
            </table:table-row>
            <table:table-row>
              <table:table-cell office:value-type="string">
                <text:p>0,00751</text:p>
              </table:table-cell>
              <table:table-cell office:value-type="float" office:value="0.0007262801">
                <text:p>0.0007262801</text:p>
              </table:table-cell>
            </table:table-row>
            <table:table-row>
              <table:table-cell office:value-type="string">
                <text:p>0,007507</text:p>
              </table:table-cell>
              <table:table-cell office:value-type="float" office:value="0.0007249924">
                <text:p>0.0007249924</text:p>
              </table:table-cell>
            </table:table-row>
            <table:table-row>
              <table:table-cell office:value-type="string">
                <text:p>0,007503</text:p>
              </table:table-cell>
              <table:table-cell office:value-type="float" office:value="0.0007237072">
                <text:p>0.0007237072</text:p>
              </table:table-cell>
            </table:table-row>
            <table:table-row>
              <table:table-cell office:value-type="string">
                <text:p>0,0075</text:p>
              </table:table-cell>
              <table:table-cell office:value-type="float" office:value="0.000722425">
                <text:p>0.000722425</text:p>
              </table:table-cell>
            </table:table-row>
            <table:table-row>
              <table:table-cell office:value-type="string">
                <text:p>0,007496</text:p>
              </table:table-cell>
              <table:table-cell office:value-type="float" office:value="0.0007211456">
                <text:p>0.0007211456</text:p>
              </table:table-cell>
            </table:table-row>
            <table:table-row>
              <table:table-cell office:value-type="string">
                <text:p>0,007492</text:p>
              </table:table-cell>
              <table:table-cell office:value-type="float" office:value="0.0007198688">
                <text:p>0.0007198688</text:p>
              </table:table-cell>
            </table:table-row>
            <table:table-row>
              <table:table-cell office:value-type="string">
                <text:p>0,007489</text:p>
              </table:table-cell>
              <table:table-cell office:value-type="float" office:value="0.000718595">
                <text:p>0.000718595</text:p>
              </table:table-cell>
            </table:table-row>
            <table:table-row>
              <table:table-cell office:value-type="string">
                <text:p>0,007485</text:p>
              </table:table-cell>
              <table:table-cell office:value-type="float" office:value="0.0007173237">
                <text:p>0.0007173237</text:p>
              </table:table-cell>
            </table:table-row>
            <table:table-row>
              <table:table-cell office:value-type="string">
                <text:p>0,007481</text:p>
              </table:table-cell>
              <table:table-cell office:value-type="float" office:value="0.0007160555">
                <text:p>0.0007160555</text:p>
              </table:table-cell>
            </table:table-row>
            <table:table-row>
              <table:table-cell office:value-type="string">
                <text:p>0,007478</text:p>
              </table:table-cell>
              <table:table-cell office:value-type="float" office:value="0.0007147898">
                <text:p>0.0007147898</text:p>
              </table:table-cell>
            </table:table-row>
            <table:table-row>
              <table:table-cell office:value-type="string">
                <text:p>0,007474</text:p>
              </table:table-cell>
              <table:table-cell office:value-type="float" office:value="0.0007135271">
                <text:p>0.0007135271</text:p>
              </table:table-cell>
            </table:table-row>
            <table:table-row>
              <table:table-cell office:value-type="string">
                <text:p>0,007471</text:p>
              </table:table-cell>
              <table:table-cell office:value-type="float" office:value="0.0007122671">
                <text:p>0.0007122671</text:p>
              </table:table-cell>
            </table:table-row>
            <table:table-row>
              <table:table-cell office:value-type="string">
                <text:p>0,007467</text:p>
              </table:table-cell>
              <table:table-cell office:value-type="float" office:value="0.00071101">
                <text:p>0.00071101</text:p>
              </table:table-cell>
            </table:table-row>
            <table:table-row>
              <table:table-cell office:value-type="string">
                <text:p>0,007463</text:p>
              </table:table-cell>
              <table:table-cell office:value-type="float" office:value="0.0007097555">
                <text:p>0.0007097555</text:p>
              </table:table-cell>
            </table:table-row>
            <table:table-row>
              <table:table-cell office:value-type="string">
                <text:p>0,00746</text:p>
              </table:table-cell>
              <table:table-cell office:value-type="float" office:value="0.000708504">
                <text:p>0.000708504</text:p>
              </table:table-cell>
            </table:table-row>
            <table:table-row>
              <table:table-cell office:value-type="string">
                <text:p>0,007456</text:p>
              </table:table-cell>
              <table:table-cell office:value-type="float" office:value="0.0007072551">
                <text:p>0.0007072551</text:p>
              </table:table-cell>
            </table:table-row>
            <table:table-row>
              <table:table-cell office:value-type="string">
                <text:p>0,007452</text:p>
              </table:table-cell>
              <table:table-cell office:value-type="float" office:value="0.000706009">
                <text:p>0.000706009</text:p>
              </table:table-cell>
            </table:table-row>
            <table:table-row>
              <table:table-cell office:value-type="string">
                <text:p>0,007449</text:p>
              </table:table-cell>
              <table:table-cell office:value-type="float" office:value="0.0007047657">
                <text:p>0.0007047657</text:p>
              </table:table-cell>
            </table:table-row>
            <table:table-row>
              <table:table-cell office:value-type="string">
                <text:p>0,007445</text:p>
              </table:table-cell>
              <table:table-cell office:value-type="float" office:value="0.0007035253">
                <text:p>0.0007035253</text:p>
              </table:table-cell>
            </table:table-row>
            <table:table-row>
              <table:table-cell office:value-type="string">
                <text:p>0,007442</text:p>
              </table:table-cell>
              <table:table-cell office:value-type="float" office:value="0.0007022878">
                <text:p>0.0007022878</text:p>
              </table:table-cell>
            </table:table-row>
            <table:table-row>
              <table:table-cell office:value-type="string">
                <text:p>0,007438</text:p>
              </table:table-cell>
              <table:table-cell office:value-type="float" office:value="0.0007010528">
                <text:p>0.0007010528</text:p>
              </table:table-cell>
            </table:table-row>
            <table:table-row>
              <table:table-cell office:value-type="string">
                <text:p>0,007434</text:p>
              </table:table-cell>
              <table:table-cell office:value-type="float" office:value="0.0006998208">
                <text:p>0.0006998208</text:p>
              </table:table-cell>
            </table:table-row>
            <table:table-row>
              <table:table-cell office:value-type="string">
                <text:p>0,007431</text:p>
              </table:table-cell>
              <table:table-cell office:value-type="float" office:value="0.0006985913">
                <text:p>0.0006985913</text:p>
              </table:table-cell>
            </table:table-row>
            <table:table-row>
              <table:table-cell office:value-type="string">
                <text:p>0,007427</text:p>
              </table:table-cell>
              <table:table-cell office:value-type="float" office:value="0.0006973649">
                <text:p>0.0006973649</text:p>
              </table:table-cell>
            </table:table-row>
            <table:table-row>
              <table:table-cell office:value-type="string">
                <text:p>0,007423</text:p>
              </table:table-cell>
              <table:table-cell office:value-type="float" office:value="0.0006961411">
                <text:p>0.0006961411</text:p>
              </table:table-cell>
            </table:table-row>
            <table:table-row>
              <table:table-cell office:value-type="string">
                <text:p>0,00742</text:p>
              </table:table-cell>
              <table:table-cell office:value-type="float" office:value="0.0006949202">
                <text:p>0.0006949202</text:p>
              </table:table-cell>
            </table:table-row>
            <table:table-row>
              <table:table-cell office:value-type="string">
                <text:p>0,007416</text:p>
              </table:table-cell>
              <table:table-cell office:value-type="float" office:value="0.000693702">
                <text:p>0.000693702</text:p>
              </table:table-cell>
            </table:table-row>
            <table:table-row>
              <table:table-cell office:value-type="string">
                <text:p>0,007412</text:p>
              </table:table-cell>
              <table:table-cell office:value-type="float" office:value="0.0006924867">
                <text:p>0.0006924867</text:p>
              </table:table-cell>
            </table:table-row>
            <table:table-row>
              <table:table-cell office:value-type="string">
                <text:p>0,007409</text:p>
              </table:table-cell>
              <table:table-cell office:value-type="float" office:value="0.0006912736">
                <text:p>0.0006912736</text:p>
              </table:table-cell>
            </table:table-row>
            <table:table-row>
              <table:table-cell office:value-type="string">
                <text:p>0,007405</text:p>
              </table:table-cell>
              <table:table-cell office:value-type="float" office:value="0.0006900629">
                <text:p>0.0006900629</text:p>
              </table:table-cell>
            </table:table-row>
            <table:table-row>
              <table:table-cell office:value-type="string">
                <text:p>0,007402</text:p>
              </table:table-cell>
              <table:table-cell office:value-type="float" office:value="0.0006888543">
                <text:p>0.0006888543</text:p>
              </table:table-cell>
            </table:table-row>
            <table:table-row>
              <table:table-cell office:value-type="string">
                <text:p>0,007398</text:p>
              </table:table-cell>
              <table:table-cell office:value-type="float" office:value="0.000687648">
                <text:p>0.000687648</text:p>
              </table:table-cell>
            </table:table-row>
            <table:table-row>
              <table:table-cell office:value-type="string">
                <text:p>0,007394</text:p>
              </table:table-cell>
              <table:table-cell office:value-type="float" office:value="0.0006864438">
                <text:p>0.0006864438</text:p>
              </table:table-cell>
            </table:table-row>
            <table:table-row>
              <table:table-cell office:value-type="string">
                <text:p>0,007391</text:p>
              </table:table-cell>
              <table:table-cell office:value-type="float" office:value="0.0006852421">
                <text:p>0.0006852421</text:p>
              </table:table-cell>
            </table:table-row>
            <table:table-row>
              <table:table-cell office:value-type="string">
                <text:p>0,007387</text:p>
              </table:table-cell>
              <table:table-cell office:value-type="float" office:value="0.0006840425">
                <text:p>0.0006840425</text:p>
              </table:table-cell>
            </table:table-row>
            <table:table-row>
              <table:table-cell office:value-type="string">
                <text:p>0,007383</text:p>
              </table:table-cell>
              <table:table-cell office:value-type="float" office:value="0.000682845">
                <text:p>0.000682845</text:p>
              </table:table-cell>
            </table:table-row>
            <table:table-row>
              <table:table-cell office:value-type="string">
                <text:p>0,00738</text:p>
              </table:table-cell>
              <table:table-cell office:value-type="float" office:value="0.0006816499">
                <text:p>0.0006816499</text:p>
              </table:table-cell>
            </table:table-row>
            <table:table-row>
              <table:table-cell office:value-type="string">
                <text:p>0,007376</text:p>
              </table:table-cell>
              <table:table-cell office:value-type="float" office:value="0.0006804569">
                <text:p>0.0006804569</text:p>
              </table:table-cell>
            </table:table-row>
            <table:table-row>
              <table:table-cell office:value-type="string">
                <text:p>0,007373</text:p>
              </table:table-cell>
              <table:table-cell office:value-type="float" office:value="0.0006792663">
                <text:p>0.0006792663</text:p>
              </table:table-cell>
            </table:table-row>
            <table:table-row>
              <table:table-cell office:value-type="string">
                <text:p>0,007369</text:p>
              </table:table-cell>
              <table:table-cell office:value-type="float" office:value="0.0006780777">
                <text:p>0.0006780777</text:p>
              </table:table-cell>
            </table:table-row>
            <table:table-row>
              <table:table-cell office:value-type="string">
                <text:p>0,007365</text:p>
              </table:table-cell>
              <table:table-cell office:value-type="float" office:value="0.0006768915">
                <text:p>0.0006768915</text:p>
              </table:table-cell>
            </table:table-row>
            <table:table-row>
              <table:table-cell office:value-type="string">
                <text:p>0,007362</text:p>
              </table:table-cell>
              <table:table-cell office:value-type="float" office:value="0.0006757074">
                <text:p>0.0006757074</text:p>
              </table:table-cell>
            </table:table-row>
            <table:table-row>
              <table:table-cell office:value-type="string">
                <text:p>0,007358</text:p>
              </table:table-cell>
              <table:table-cell office:value-type="float" office:value="0.0006745257">
                <text:p>0.0006745257</text:p>
              </table:table-cell>
            </table:table-row>
            <table:table-row>
              <table:table-cell office:value-type="string">
                <text:p>0,007354</text:p>
              </table:table-cell>
              <table:table-cell office:value-type="float" office:value="0.0006733461">
                <text:p>0.0006733461</text:p>
              </table:table-cell>
            </table:table-row>
            <table:table-row>
              <table:table-cell office:value-type="string">
                <text:p>0,007351</text:p>
              </table:table-cell>
              <table:table-cell office:value-type="float" office:value="0.0006721688">
                <text:p>0.0006721688</text:p>
              </table:table-cell>
            </table:table-row>
            <table:table-row>
              <table:table-cell office:value-type="string">
                <text:p>0,007347</text:p>
              </table:table-cell>
              <table:table-cell office:value-type="float" office:value="0.0006709936">
                <text:p>0.0006709936</text:p>
              </table:table-cell>
            </table:table-row>
            <table:table-row>
              <table:table-cell office:value-type="string">
                <text:p>0,007343</text:p>
              </table:table-cell>
              <table:table-cell office:value-type="float" office:value="0.0006698208">
                <text:p>0.0006698208</text:p>
              </table:table-cell>
            </table:table-row>
            <table:table-row>
              <table:table-cell office:value-type="string">
                <text:p>0,00734</text:p>
              </table:table-cell>
              <table:table-cell office:value-type="float" office:value="0.0006686502">
                <text:p>0.0006686502</text:p>
              </table:table-cell>
            </table:table-row>
            <table:table-row>
              <table:table-cell office:value-type="string">
                <text:p>0,007336</text:p>
              </table:table-cell>
              <table:table-cell office:value-type="float" office:value="0.0006674818">
                <text:p>0.0006674818</text:p>
              </table:table-cell>
            </table:table-row>
            <table:table-row>
              <table:table-cell office:value-type="string">
                <text:p>0,007333</text:p>
              </table:table-cell>
              <table:table-cell office:value-type="float" office:value="0.0006663156">
                <text:p>0.0006663156</text:p>
              </table:table-cell>
            </table:table-row>
            <table:table-row>
              <table:table-cell office:value-type="string">
                <text:p>0,007329</text:p>
              </table:table-cell>
              <table:table-cell office:value-type="float" office:value="0.0006651516">
                <text:p>0.0006651516</text:p>
              </table:table-cell>
            </table:table-row>
            <table:table-row>
              <table:table-cell office:value-type="string">
                <text:p>0,007325</text:p>
              </table:table-cell>
              <table:table-cell office:value-type="float" office:value="0.00066399">
                <text:p>0.00066399</text:p>
              </table:table-cell>
            </table:table-row>
            <table:table-row>
              <table:table-cell office:value-type="string">
                <text:p>0,007322</text:p>
              </table:table-cell>
              <table:table-cell office:value-type="float" office:value="0.0006628304">
                <text:p>0.0006628304</text:p>
              </table:table-cell>
            </table:table-row>
            <table:table-row>
              <table:table-cell office:value-type="string">
                <text:p>0,007318</text:p>
              </table:table-cell>
              <table:table-cell office:value-type="float" office:value="0.0006616732">
                <text:p>0.0006616732</text:p>
              </table:table-cell>
            </table:table-row>
            <table:table-row>
              <table:table-cell office:value-type="string">
                <text:p>0,007314</text:p>
              </table:table-cell>
              <table:table-cell office:value-type="float" office:value="0.0006605181">
                <text:p>0.0006605181</text:p>
              </table:table-cell>
            </table:table-row>
            <table:table-row>
              <table:table-cell office:value-type="string">
                <text:p>0,007311</text:p>
              </table:table-cell>
              <table:table-cell office:value-type="float" office:value="0.0006593653">
                <text:p>0.0006593653</text:p>
              </table:table-cell>
            </table:table-row>
            <table:table-row>
              <table:table-cell office:value-type="string">
                <text:p>0,007307</text:p>
              </table:table-cell>
              <table:table-cell office:value-type="float" office:value="0.0006582147">
                <text:p>0.0006582147</text:p>
              </table:table-cell>
            </table:table-row>
            <table:table-row>
              <table:table-cell office:value-type="string">
                <text:p>0,007304</text:p>
              </table:table-cell>
              <table:table-cell office:value-type="float" office:value="0.0006570664">
                <text:p>0.0006570664</text:p>
              </table:table-cell>
            </table:table-row>
            <table:table-row>
              <table:table-cell office:value-type="string">
                <text:p>0,0073</text:p>
              </table:table-cell>
              <table:table-cell office:value-type="float" office:value="0.0006559202">
                <text:p>0.0006559202</text:p>
              </table:table-cell>
            </table:table-row>
            <table:table-row>
              <table:table-cell office:value-type="string">
                <text:p>0,007296</text:p>
              </table:table-cell>
              <table:table-cell office:value-type="float" office:value="0.0006547765">
                <text:p>0.0006547765</text:p>
              </table:table-cell>
            </table:table-row>
            <table:table-row>
              <table:table-cell office:value-type="string">
                <text:p>0,007293</text:p>
              </table:table-cell>
              <table:table-cell office:value-type="float" office:value="0.0006536347">
                <text:p>0.0006536347</text:p>
              </table:table-cell>
            </table:table-row>
            <table:table-row>
              <table:table-cell office:value-type="string">
                <text:p>0,007289</text:p>
              </table:table-cell>
              <table:table-cell office:value-type="float" office:value="0.0006524953">
                <text:p>0.0006524953</text:p>
              </table:table-cell>
            </table:table-row>
            <table:table-row>
              <table:table-cell office:value-type="string">
                <text:p>0,007285</text:p>
              </table:table-cell>
              <table:table-cell office:value-type="float" office:value="0.0006513582">
                <text:p>0.0006513582</text:p>
              </table:table-cell>
            </table:table-row>
            <table:table-row>
              <table:table-cell office:value-type="string">
                <text:p>0,007282</text:p>
              </table:table-cell>
              <table:table-cell office:value-type="float" office:value="0.0006502232">
                <text:p>0.0006502232</text:p>
              </table:table-cell>
            </table:table-row>
            <table:table-row>
              <table:table-cell office:value-type="string">
                <text:p>0,007278</text:p>
              </table:table-cell>
              <table:table-cell office:value-type="float" office:value="0.0006490905">
                <text:p>0.0006490905</text:p>
              </table:table-cell>
            </table:table-row>
            <table:table-row>
              <table:table-cell office:value-type="string">
                <text:p>0,007274</text:p>
              </table:table-cell>
              <table:table-cell office:value-type="float" office:value="0.0006479599">
                <text:p>0.0006479599</text:p>
              </table:table-cell>
            </table:table-row>
            <table:table-row>
              <table:table-cell office:value-type="string">
                <text:p>0,007271</text:p>
              </table:table-cell>
              <table:table-cell office:value-type="float" office:value="0.0006468317">
                <text:p>0.0006468317</text:p>
              </table:table-cell>
            </table:table-row>
            <table:table-row>
              <table:table-cell office:value-type="string">
                <text:p>0,007267</text:p>
              </table:table-cell>
              <table:table-cell office:value-type="float" office:value="0.0006457055">
                <text:p>0.0006457055</text:p>
              </table:table-cell>
            </table:table-row>
            <table:table-row>
              <table:table-cell office:value-type="string">
                <text:p>0,007264</text:p>
              </table:table-cell>
              <table:table-cell office:value-type="float" office:value="0.0006445819">
                <text:p>0.0006445819</text:p>
              </table:table-cell>
            </table:table-row>
            <table:table-row>
              <table:table-cell office:value-type="string">
                <text:p>0,00726</text:p>
              </table:table-cell>
              <table:table-cell office:value-type="float" office:value="0.0006434601">
                <text:p>0.0006434601</text:p>
              </table:table-cell>
            </table:table-row>
            <table:table-row>
              <table:table-cell office:value-type="string">
                <text:p>0,007256</text:p>
              </table:table-cell>
              <table:table-cell office:value-type="float" office:value="0.0006423409">
                <text:p>0.0006423409</text:p>
              </table:table-cell>
            </table:table-row>
            <table:table-row>
              <table:table-cell office:value-type="string">
                <text:p>0,007253</text:p>
              </table:table-cell>
              <table:table-cell office:value-type="float" office:value="0.0006412237">
                <text:p>0.0006412237</text:p>
              </table:table-cell>
            </table:table-row>
            <table:table-row>
              <table:table-cell office:value-type="string">
                <text:p>0,007249</text:p>
              </table:table-cell>
              <table:table-cell office:value-type="float" office:value="0.0006401088">
                <text:p>0.0006401088</text:p>
              </table:table-cell>
            </table:table-row>
            <table:table-row>
              <table:table-cell office:value-type="string">
                <text:p>0,007245</text:p>
              </table:table-cell>
              <table:table-cell office:value-type="float" office:value="0.0006389961">
                <text:p>0.0006389961</text:p>
              </table:table-cell>
            </table:table-row>
            <table:table-row>
              <table:table-cell office:value-type="string">
                <text:p>0,007242</text:p>
              </table:table-cell>
              <table:table-cell office:value-type="float" office:value="0.0006378858">
                <text:p>0.0006378858</text:p>
              </table:table-cell>
            </table:table-row>
            <table:table-row>
              <table:table-cell office:value-type="string">
                <text:p>0,007238</text:p>
              </table:table-cell>
              <table:table-cell office:value-type="float" office:value="0.0006367776">
                <text:p>0.0006367776</text:p>
              </table:table-cell>
            </table:table-row>
            <table:table-row>
              <table:table-cell office:value-type="string">
                <text:p>0,007235</text:p>
              </table:table-cell>
              <table:table-cell office:value-type="float" office:value="0.0006356715">
                <text:p>0.0006356715</text:p>
              </table:table-cell>
            </table:table-row>
            <table:table-row>
              <table:table-cell office:value-type="string">
                <text:p>0,007231</text:p>
              </table:table-cell>
              <table:table-cell office:value-type="float" office:value="0.0006345679">
                <text:p>0.0006345679</text:p>
              </table:table-cell>
            </table:table-row>
            <table:table-row>
              <table:table-cell office:value-type="string">
                <text:p>0,007227</text:p>
              </table:table-cell>
              <table:table-cell office:value-type="float" office:value="0.0006334662">
                <text:p>0.0006334662</text:p>
              </table:table-cell>
            </table:table-row>
            <table:table-row>
              <table:table-cell office:value-type="string">
                <text:p>0,007224</text:p>
              </table:table-cell>
              <table:table-cell office:value-type="float" office:value="0.0006323671">
                <text:p>0.0006323671</text:p>
              </table:table-cell>
            </table:table-row>
            <table:table-row>
              <table:table-cell office:value-type="string">
                <text:p>0,00722</text:p>
              </table:table-cell>
              <table:table-cell office:value-type="float" office:value="0.0006312699">
                <text:p>0.0006312699</text:p>
              </table:table-cell>
            </table:table-row>
            <table:table-row>
              <table:table-cell office:value-type="string">
                <text:p>0,007216</text:p>
              </table:table-cell>
              <table:table-cell office:value-type="float" office:value="0.0006301751">
                <text:p>0.0006301751</text:p>
              </table:table-cell>
            </table:table-row>
            <table:table-row>
              <table:table-cell office:value-type="string">
                <text:p>0,007213</text:p>
              </table:table-cell>
              <table:table-cell office:value-type="float" office:value="0.0006290824">
                <text:p>0.0006290824</text:p>
              </table:table-cell>
            </table:table-row>
            <table:table-row>
              <table:table-cell office:value-type="string">
                <text:p>0,007209</text:p>
              </table:table-cell>
              <table:table-cell office:value-type="float" office:value="0.0006279922">
                <text:p>0.0006279922</text:p>
              </table:table-cell>
            </table:table-row>
            <table:table-row>
              <table:table-cell office:value-type="string">
                <text:p>0,007205</text:p>
              </table:table-cell>
              <table:table-cell office:value-type="float" office:value="0.0006269039">
                <text:p>0.0006269039</text:p>
              </table:table-cell>
            </table:table-row>
            <table:table-row>
              <table:table-cell office:value-type="string">
                <text:p>0,007202</text:p>
              </table:table-cell>
              <table:table-cell office:value-type="float" office:value="0.0006258181">
                <text:p>0.0006258181</text:p>
              </table:table-cell>
            </table:table-row>
            <table:table-row>
              <table:table-cell office:value-type="string">
                <text:p>0,007198</text:p>
              </table:table-cell>
              <table:table-cell office:value-type="float" office:value="0.0006247344">
                <text:p>0.0006247344</text:p>
              </table:table-cell>
            </table:table-row>
            <table:table-row>
              <table:table-cell office:value-type="string">
                <text:p>0,007195</text:p>
              </table:table-cell>
              <table:table-cell office:value-type="float" office:value="0.0006236529">
                <text:p>0.0006236529</text:p>
              </table:table-cell>
            </table:table-row>
            <table:table-row>
              <table:table-cell office:value-type="string">
                <text:p>0,007191</text:p>
              </table:table-cell>
              <table:table-cell office:value-type="float" office:value="0.0006225737">
                <text:p>0.0006225737</text:p>
              </table:table-cell>
            </table:table-row>
            <table:table-row>
              <table:table-cell office:value-type="string">
                <text:p>0,007187</text:p>
              </table:table-cell>
              <table:table-cell office:value-type="float" office:value="0.0006214967">
                <text:p>0.0006214967</text:p>
              </table:table-cell>
            </table:table-row>
            <table:table-row>
              <table:table-cell office:value-type="string">
                <text:p>0,007184</text:p>
              </table:table-cell>
              <table:table-cell office:value-type="float" office:value="0.0006204221">
                <text:p>0.0006204221</text:p>
              </table:table-cell>
            </table:table-row>
            <table:table-row>
              <table:table-cell office:value-type="string">
                <text:p>0,00718</text:p>
              </table:table-cell>
              <table:table-cell office:value-type="float" office:value="0.0006193495">
                <text:p>0.0006193495</text:p>
              </table:table-cell>
            </table:table-row>
            <table:table-row>
              <table:table-cell office:value-type="string">
                <text:p>0,007176</text:p>
              </table:table-cell>
              <table:table-cell office:value-type="float" office:value="0.0006182792">
                <text:p>0.0006182792</text:p>
              </table:table-cell>
            </table:table-row>
            <table:table-row>
              <table:table-cell office:value-type="string">
                <text:p>0,007173</text:p>
              </table:table-cell>
              <table:table-cell office:value-type="float" office:value="0.000617211">
                <text:p>0.000617211</text:p>
              </table:table-cell>
            </table:table-row>
            <table:table-row>
              <table:table-cell office:value-type="string">
                <text:p>0,007169</text:p>
              </table:table-cell>
              <table:table-cell office:value-type="float" office:value="0.0006161453">
                <text:p>0.0006161453</text:p>
              </table:table-cell>
            </table:table-row>
            <table:table-row>
              <table:table-cell office:value-type="string">
                <text:p>0,007166</text:p>
              </table:table-cell>
              <table:table-cell office:value-type="float" office:value="0.0006150817">
                <text:p>0.0006150817</text:p>
              </table:table-cell>
            </table:table-row>
            <table:table-row>
              <table:table-cell office:value-type="string">
                <text:p>0,007162</text:p>
              </table:table-cell>
              <table:table-cell office:value-type="float" office:value="0.0006140203">
                <text:p>0.0006140203</text:p>
              </table:table-cell>
            </table:table-row>
            <table:table-row>
              <table:table-cell office:value-type="string">
                <text:p>0,007158</text:p>
              </table:table-cell>
              <table:table-cell office:value-type="float" office:value="0.0006129611">
                <text:p>0.0006129611</text:p>
              </table:table-cell>
            </table:table-row>
            <table:table-row>
              <table:table-cell office:value-type="string">
                <text:p>0,007155</text:p>
              </table:table-cell>
              <table:table-cell office:value-type="float" office:value="0.0006119042">
                <text:p>0.0006119042</text:p>
              </table:table-cell>
            </table:table-row>
            <table:table-row>
              <table:table-cell office:value-type="string">
                <text:p>0,007151</text:p>
              </table:table-cell>
              <table:table-cell office:value-type="float" office:value="0.0006108494">
                <text:p>0.0006108494</text:p>
              </table:table-cell>
            </table:table-row>
            <table:table-row>
              <table:table-cell office:value-type="string">
                <text:p>0,007147</text:p>
              </table:table-cell>
              <table:table-cell office:value-type="float" office:value="0.0006097971">
                <text:p>0.0006097971</text:p>
              </table:table-cell>
            </table:table-row>
            <table:table-row>
              <table:table-cell office:value-type="string">
                <text:p>0,007144</text:p>
              </table:table-cell>
              <table:table-cell office:value-type="float" office:value="0.0006087468">
                <text:p>0.0006087468</text:p>
              </table:table-cell>
            </table:table-row>
            <table:table-row>
              <table:table-cell office:value-type="string">
                <text:p>0,00714</text:p>
              </table:table-cell>
              <table:table-cell office:value-type="float" office:value="0.0006076988">
                <text:p>0.0006076988</text:p>
              </table:table-cell>
            </table:table-row>
            <table:table-row>
              <table:table-cell office:value-type="string">
                <text:p>0,007136</text:p>
              </table:table-cell>
              <table:table-cell office:value-type="float" office:value="0.000606653">
                <text:p>0.000606653</text:p>
              </table:table-cell>
            </table:table-row>
            <table:table-row>
              <table:table-cell office:value-type="string">
                <text:p>0,007133</text:p>
              </table:table-cell>
              <table:table-cell office:value-type="float" office:value="0.0006056095">
                <text:p>0.0006056095</text:p>
              </table:table-cell>
            </table:table-row>
            <table:table-row>
              <table:table-cell office:value-type="string">
                <text:p>0,007129</text:p>
              </table:table-cell>
              <table:table-cell office:value-type="float" office:value="0.0006045683">
                <text:p>0.0006045683</text:p>
              </table:table-cell>
            </table:table-row>
            <table:table-row>
              <table:table-cell office:value-type="string">
                <text:p>0,007126</text:p>
              </table:table-cell>
              <table:table-cell office:value-type="float" office:value="0.0006035292">
                <text:p>0.0006035292</text:p>
              </table:table-cell>
            </table:table-row>
            <table:table-row>
              <table:table-cell office:value-type="string">
                <text:p>0,007122</text:p>
              </table:table-cell>
              <table:table-cell office:value-type="float" office:value="0.0006024923">
                <text:p>0.0006024923</text:p>
              </table:table-cell>
            </table:table-row>
            <table:table-row>
              <table:table-cell office:value-type="string">
                <text:p>0,007118</text:p>
              </table:table-cell>
              <table:table-cell office:value-type="float" office:value="0.0006014576">
                <text:p>0.0006014576</text:p>
              </table:table-cell>
            </table:table-row>
            <table:table-row>
              <table:table-cell office:value-type="string">
                <text:p>0,007115</text:p>
              </table:table-cell>
              <table:table-cell office:value-type="float" office:value="0.0006004252">
                <text:p>0.0006004252</text:p>
              </table:table-cell>
            </table:table-row>
            <table:table-row>
              <table:table-cell office:value-type="string">
                <text:p>0,007111</text:p>
              </table:table-cell>
              <table:table-cell office:value-type="float" office:value="0.000599395">
                <text:p>0.000599395</text:p>
              </table:table-cell>
            </table:table-row>
            <table:table-row>
              <table:table-cell office:value-type="string">
                <text:p>0,007107</text:p>
              </table:table-cell>
              <table:table-cell office:value-type="float" office:value="0.0005983672">
                <text:p>0.0005983672</text:p>
              </table:table-cell>
            </table:table-row>
            <table:table-row>
              <table:table-cell office:value-type="string">
                <text:p>0,007104</text:p>
              </table:table-cell>
              <table:table-cell office:value-type="float" office:value="0.0005973414">
                <text:p>0.0005973414</text:p>
              </table:table-cell>
            </table:table-row>
            <table:table-row>
              <table:table-cell office:value-type="string">
                <text:p>0,0071</text:p>
              </table:table-cell>
              <table:table-cell office:value-type="float" office:value="0.000596318">
                <text:p>0.000596318</text:p>
              </table:table-cell>
            </table:table-row>
            <table:table-row>
              <table:table-cell office:value-type="string">
                <text:p>0,007097</text:p>
              </table:table-cell>
              <table:table-cell office:value-type="float" office:value="0.0005952967">
                <text:p>0.0005952967</text:p>
              </table:table-cell>
            </table:table-row>
            <table:table-row>
              <table:table-cell office:value-type="string">
                <text:p>0,007093</text:p>
              </table:table-cell>
              <table:table-cell office:value-type="float" office:value="0.0005942778">
                <text:p>0.0005942778</text:p>
              </table:table-cell>
            </table:table-row>
            <table:table-row>
              <table:table-cell office:value-type="string">
                <text:p>0,007089</text:p>
              </table:table-cell>
              <table:table-cell office:value-type="float" office:value="0.0005932609">
                <text:p>0.0005932609</text:p>
              </table:table-cell>
            </table:table-row>
            <table:table-row>
              <table:table-cell office:value-type="string">
                <text:p>0,007086</text:p>
              </table:table-cell>
              <table:table-cell office:value-type="float" office:value="0.0005922464">
                <text:p>0.0005922464</text:p>
              </table:table-cell>
            </table:table-row>
            <table:table-row>
              <table:table-cell office:value-type="string">
                <text:p>0,007082</text:p>
              </table:table-cell>
              <table:table-cell office:value-type="float" office:value="0.0005912341">
                <text:p>0.0005912341</text:p>
              </table:table-cell>
            </table:table-row>
            <table:table-row>
              <table:table-cell office:value-type="string">
                <text:p>0,007078</text:p>
              </table:table-cell>
              <table:table-cell office:value-type="float" office:value="0.000590224">
                <text:p>0.000590224</text:p>
              </table:table-cell>
            </table:table-row>
            <table:table-row>
              <table:table-cell office:value-type="string">
                <text:p>0,007075</text:p>
              </table:table-cell>
              <table:table-cell office:value-type="float" office:value="0.0005892162">
                <text:p>0.0005892162</text:p>
              </table:table-cell>
            </table:table-row>
            <table:table-row>
              <table:table-cell office:value-type="string">
                <text:p>0,007071</text:p>
              </table:table-cell>
              <table:table-cell office:value-type="float" office:value="0.0005882104">
                <text:p>0.0005882104</text:p>
              </table:table-cell>
            </table:table-row>
            <table:table-row>
              <table:table-cell office:value-type="string">
                <text:p>0,007067</text:p>
              </table:table-cell>
              <table:table-cell office:value-type="float" office:value="0.0005872071">
                <text:p>0.0005872071</text:p>
              </table:table-cell>
            </table:table-row>
            <table:table-row>
              <table:table-cell office:value-type="string">
                <text:p>0,007064</text:p>
              </table:table-cell>
              <table:table-cell office:value-type="float" office:value="0.0005862058">
                <text:p>0.0005862058</text:p>
              </table:table-cell>
            </table:table-row>
            <table:table-row>
              <table:table-cell office:value-type="string">
                <text:p>0,00706</text:p>
              </table:table-cell>
              <table:table-cell office:value-type="float" office:value="0.000585207">
                <text:p>0.000585207</text:p>
              </table:table-cell>
            </table:table-row>
            <table:table-row>
              <table:table-cell office:value-type="string">
                <text:p>0,007057</text:p>
              </table:table-cell>
              <table:table-cell office:value-type="float" office:value="0.0005842102">
                <text:p>0.0005842102</text:p>
              </table:table-cell>
            </table:table-row>
            <table:table-row>
              <table:table-cell office:value-type="string">
                <text:p>0,007053</text:p>
              </table:table-cell>
              <table:table-cell office:value-type="float" office:value="0.0005832158">
                <text:p>0.0005832158</text:p>
              </table:table-cell>
            </table:table-row>
            <table:table-row>
              <table:table-cell office:value-type="string">
                <text:p>0,007049</text:p>
              </table:table-cell>
              <table:table-cell office:value-type="float" office:value="0.0005822235">
                <text:p>0.0005822235</text:p>
              </table:table-cell>
            </table:table-row>
            <table:table-row>
              <table:table-cell office:value-type="string">
                <text:p>0,007046</text:p>
              </table:table-cell>
              <table:table-cell office:value-type="float" office:value="0.0005812335">
                <text:p>0.0005812335</text:p>
              </table:table-cell>
            </table:table-row>
            <table:table-row>
              <table:table-cell office:value-type="string">
                <text:p>0,007042</text:p>
              </table:table-cell>
              <table:table-cell office:value-type="float" office:value="0.0005802456">
                <text:p>0.0005802456</text:p>
              </table:table-cell>
            </table:table-row>
            <table:table-row>
              <table:table-cell office:value-type="string">
                <text:p>0,007038</text:p>
              </table:table-cell>
              <table:table-cell office:value-type="float" office:value="0.0005792601">
                <text:p>0.0005792601</text:p>
              </table:table-cell>
            </table:table-row>
            <table:table-row>
              <table:table-cell office:value-type="string">
                <text:p>0,007035</text:p>
              </table:table-cell>
              <table:table-cell office:value-type="float" office:value="0.0005782767">
                <text:p>0.0005782767</text:p>
              </table:table-cell>
            </table:table-row>
            <table:table-row>
              <table:table-cell office:value-type="string">
                <text:p>0,007031</text:p>
              </table:table-cell>
              <table:table-cell office:value-type="float" office:value="0.0005772956">
                <text:p>0.0005772956</text:p>
              </table:table-cell>
            </table:table-row>
            <table:table-row>
              <table:table-cell office:value-type="string">
                <text:p>0,007028</text:p>
              </table:table-cell>
              <table:table-cell office:value-type="float" office:value="0.0005763168">
                <text:p>0.0005763168</text:p>
              </table:table-cell>
            </table:table-row>
            <table:table-row>
              <table:table-cell office:value-type="string">
                <text:p>0,007024</text:p>
              </table:table-cell>
              <table:table-cell office:value-type="float" office:value="0.0005753401">
                <text:p>0.0005753401</text:p>
              </table:table-cell>
            </table:table-row>
            <table:table-row>
              <table:table-cell office:value-type="string">
                <text:p>0,00702</text:p>
              </table:table-cell>
              <table:table-cell office:value-type="float" office:value="0.0005743658">
                <text:p>0.0005743658</text:p>
              </table:table-cell>
            </table:table-row>
            <table:table-row>
              <table:table-cell office:value-type="string">
                <text:p>0,007017</text:p>
              </table:table-cell>
              <table:table-cell office:value-type="float" office:value="0.0005733935">
                <text:p>0.0005733935</text:p>
              </table:table-cell>
            </table:table-row>
            <table:table-row>
              <table:table-cell office:value-type="string">
                <text:p>0,007013</text:p>
              </table:table-cell>
              <table:table-cell office:value-type="float" office:value="0.0005724236">
                <text:p>0.0005724236</text:p>
              </table:table-cell>
            </table:table-row>
            <table:table-row>
              <table:table-cell office:value-type="string">
                <text:p>0,007009</text:p>
              </table:table-cell>
              <table:table-cell office:value-type="float" office:value="0.0005714558">
                <text:p>0.0005714558</text:p>
              </table:table-cell>
            </table:table-row>
            <table:table-row>
              <table:table-cell office:value-type="string">
                <text:p>0,007006</text:p>
              </table:table-cell>
              <table:table-cell office:value-type="float" office:value="0.0005704904">
                <text:p>0.0005704904</text:p>
              </table:table-cell>
            </table:table-row>
            <table:table-row>
              <table:table-cell office:value-type="string">
                <text:p>0,007002</text:p>
              </table:table-cell>
              <table:table-cell office:value-type="float" office:value="0.000569527">
                <text:p>0.000569527</text:p>
              </table:table-cell>
            </table:table-row>
            <table:table-row>
              <table:table-cell office:value-type="string">
                <text:p>0,006998</text:p>
              </table:table-cell>
              <table:table-cell office:value-type="float" office:value="0.0005685661">
                <text:p>0.0005685661</text:p>
              </table:table-cell>
            </table:table-row>
            <table:table-row>
              <table:table-cell office:value-type="string">
                <text:p>0,006995</text:p>
              </table:table-cell>
              <table:table-cell office:value-type="float" office:value="0.0005676072">
                <text:p>0.0005676072</text:p>
              </table:table-cell>
            </table:table-row>
            <table:table-row>
              <table:table-cell office:value-type="string">
                <text:p>0,006991</text:p>
              </table:table-cell>
              <table:table-cell office:value-type="float" office:value="0.0005666506">
                <text:p>0.0005666506</text:p>
              </table:table-cell>
            </table:table-row>
            <table:table-row>
              <table:table-cell office:value-type="string">
                <text:p>0,006988</text:p>
              </table:table-cell>
              <table:table-cell office:value-type="float" office:value="0.0005656962">
                <text:p>0.0005656962</text:p>
              </table:table-cell>
            </table:table-row>
            <table:table-row>
              <table:table-cell office:value-type="string">
                <text:p>0,006984</text:p>
              </table:table-cell>
              <table:table-cell office:value-type="float" office:value="0.0005647441">
                <text:p>0.0005647441</text:p>
              </table:table-cell>
            </table:table-row>
            <table:table-row>
              <table:table-cell office:value-type="string">
                <text:p>0,00698</text:p>
              </table:table-cell>
              <table:table-cell office:value-type="float" office:value="0.0005637944">
                <text:p>0.0005637944</text:p>
              </table:table-cell>
            </table:table-row>
            <table:table-row>
              <table:table-cell office:value-type="string">
                <text:p>0,006977</text:p>
              </table:table-cell>
              <table:table-cell office:value-type="float" office:value="0.0005628466">
                <text:p>0.0005628466</text:p>
              </table:table-cell>
            </table:table-row>
            <table:table-row>
              <table:table-cell office:value-type="string">
                <text:p>0,006973</text:p>
              </table:table-cell>
              <table:table-cell office:value-type="float" office:value="0.0005619012">
                <text:p>0.0005619012</text:p>
              </table:table-cell>
            </table:table-row>
            <table:table-row>
              <table:table-cell office:value-type="string">
                <text:p>0,006969</text:p>
              </table:table-cell>
              <table:table-cell office:value-type="float" office:value="0.0005609579">
                <text:p>0.0005609579</text:p>
              </table:table-cell>
            </table:table-row>
            <table:table-row>
              <table:table-cell office:value-type="string">
                <text:p>0,006966</text:p>
              </table:table-cell>
              <table:table-cell office:value-type="float" office:value="0.0005600171">
                <text:p>0.0005600171</text:p>
              </table:table-cell>
            </table:table-row>
            <table:table-row>
              <table:table-cell office:value-type="string">
                <text:p>0,006962</text:p>
              </table:table-cell>
              <table:table-cell office:value-type="float" office:value="0.0005590782">
                <text:p>0.0005590782</text:p>
              </table:table-cell>
            </table:table-row>
            <table:table-row>
              <table:table-cell office:value-type="string">
                <text:p>0,006959</text:p>
              </table:table-cell>
              <table:table-cell office:value-type="float" office:value="0.0005581418">
                <text:p>0.0005581418</text:p>
              </table:table-cell>
            </table:table-row>
            <table:table-row>
              <table:table-cell office:value-type="string">
                <text:p>0,006955</text:p>
              </table:table-cell>
              <table:table-cell office:value-type="float" office:value="0.0005572075">
                <text:p>0.0005572075</text:p>
              </table:table-cell>
            </table:table-row>
            <table:table-row>
              <table:table-cell office:value-type="string">
                <text:p>0,006951</text:p>
              </table:table-cell>
              <table:table-cell office:value-type="float" office:value="0.0005562754">
                <text:p>0.0005562754</text:p>
              </table:table-cell>
            </table:table-row>
            <table:table-row>
              <table:table-cell office:value-type="string">
                <text:p>0,006948</text:p>
              </table:table-cell>
              <table:table-cell office:value-type="float" office:value="0.0005553455">
                <text:p>0.0005553455</text:p>
              </table:table-cell>
            </table:table-row>
            <table:table-row>
              <table:table-cell office:value-type="string">
                <text:p>0,006944</text:p>
              </table:table-cell>
              <table:table-cell office:value-type="float" office:value="0.000554418">
                <text:p>0.000554418</text:p>
              </table:table-cell>
            </table:table-row>
            <table:table-row>
              <table:table-cell office:value-type="string">
                <text:p>0,00694</text:p>
              </table:table-cell>
              <table:table-cell office:value-type="float" office:value="0.0005534925">
                <text:p>0.0005534925</text:p>
              </table:table-cell>
            </table:table-row>
            <table:table-row>
              <table:table-cell office:value-type="string">
                <text:p>0,006937</text:p>
              </table:table-cell>
              <table:table-cell office:value-type="float" office:value="0.000552569">
                <text:p>0.000552569</text:p>
              </table:table-cell>
            </table:table-row>
            <table:table-row>
              <table:table-cell office:value-type="string">
                <text:p>0,006933</text:p>
              </table:table-cell>
              <table:table-cell office:value-type="float" office:value="0.0005516475">
                <text:p>0.0005516475</text:p>
              </table:table-cell>
            </table:table-row>
            <table:table-row>
              <table:table-cell office:value-type="string">
                <text:p>0,006929</text:p>
              </table:table-cell>
              <table:table-cell office:value-type="float" office:value="0.0005507281">
                <text:p>0.0005507281</text:p>
              </table:table-cell>
            </table:table-row>
            <table:table-row>
              <table:table-cell office:value-type="string">
                <text:p>0,006926</text:p>
              </table:table-cell>
              <table:table-cell office:value-type="float" office:value="0.0005498106">
                <text:p>0.0005498106</text:p>
              </table:table-cell>
            </table:table-row>
            <table:table-row>
              <table:table-cell office:value-type="string">
                <text:p>0,006922</text:p>
              </table:table-cell>
              <table:table-cell office:value-type="float" office:value="0.0005488952">
                <text:p>0.0005488952</text:p>
              </table:table-cell>
            </table:table-row>
            <table:table-row>
              <table:table-cell office:value-type="string">
                <text:p>0,006919</text:p>
              </table:table-cell>
              <table:table-cell office:value-type="float" office:value="0.0005479818">
                <text:p>0.0005479818</text:p>
              </table:table-cell>
            </table:table-row>
            <table:table-row>
              <table:table-cell office:value-type="string">
                <text:p>0,006915</text:p>
              </table:table-cell>
              <table:table-cell office:value-type="float" office:value="0.0005470703">
                <text:p>0.0005470703</text:p>
              </table:table-cell>
            </table:table-row>
            <table:table-row>
              <table:table-cell office:value-type="string">
                <text:p>0,006911</text:p>
              </table:table-cell>
              <table:table-cell office:value-type="float" office:value="0.0005461609">
                <text:p>0.0005461609</text:p>
              </table:table-cell>
            </table:table-row>
            <table:table-row>
              <table:table-cell office:value-type="string">
                <text:p>0,006908</text:p>
              </table:table-cell>
              <table:table-cell office:value-type="float" office:value="0.0005452534">
                <text:p>0.0005452534</text:p>
              </table:table-cell>
            </table:table-row>
            <table:table-row>
              <table:table-cell office:value-type="string">
                <text:p>0,006904</text:p>
              </table:table-cell>
              <table:table-cell office:value-type="float" office:value="0.0005443481">
                <text:p>0.0005443481</text:p>
              </table:table-cell>
            </table:table-row>
            <table:table-row>
              <table:table-cell office:value-type="string">
                <text:p>0,0069</text:p>
              </table:table-cell>
              <table:table-cell office:value-type="float" office:value="0.0005434447">
                <text:p>0.0005434447</text:p>
              </table:table-cell>
            </table:table-row>
            <table:table-row>
              <table:table-cell office:value-type="string">
                <text:p>0,006897</text:p>
              </table:table-cell>
              <table:table-cell office:value-type="float" office:value="0.0005425433">
                <text:p>0.0005425433</text:p>
              </table:table-cell>
            </table:table-row>
            <table:table-row>
              <table:table-cell office:value-type="string">
                <text:p>0,006893</text:p>
              </table:table-cell>
              <table:table-cell office:value-type="float" office:value="0.0005416439">
                <text:p>0.0005416439</text:p>
              </table:table-cell>
            </table:table-row>
            <table:table-row>
              <table:table-cell office:value-type="string">
                <text:p>0,00689</text:p>
              </table:table-cell>
              <table:table-cell office:value-type="float" office:value="0.0005407467">
                <text:p>0.0005407467</text:p>
              </table:table-cell>
            </table:table-row>
            <table:table-row>
              <table:table-cell office:value-type="string">
                <text:p>0,006886</text:p>
              </table:table-cell>
              <table:table-cell office:value-type="float" office:value="0.0005398512">
                <text:p>0.0005398512</text:p>
              </table:table-cell>
            </table:table-row>
            <table:table-row>
              <table:table-cell office:value-type="string">
                <text:p>0,006882</text:p>
              </table:table-cell>
              <table:table-cell office:value-type="float" office:value="0.000538958">
                <text:p>0.000538958</text:p>
              </table:table-cell>
            </table:table-row>
            <table:table-row>
              <table:table-cell office:value-type="string">
                <text:p>0,006879</text:p>
              </table:table-cell>
              <table:table-cell office:value-type="float" office:value="0.0005380667">
                <text:p>0.0005380667</text:p>
              </table:table-cell>
            </table:table-row>
            <table:table-row>
              <table:table-cell office:value-type="string">
                <text:p>0,006875</text:p>
              </table:table-cell>
              <table:table-cell office:value-type="float" office:value="0.0005371773">
                <text:p>0.0005371773</text:p>
              </table:table-cell>
            </table:table-row>
            <table:table-row>
              <table:table-cell office:value-type="string">
                <text:p>0,006871</text:p>
              </table:table-cell>
              <table:table-cell office:value-type="float" office:value="0.00053629">
                <text:p>0.00053629</text:p>
              </table:table-cell>
            </table:table-row>
            <table:table-row>
              <table:table-cell office:value-type="string">
                <text:p>0,006868</text:p>
              </table:table-cell>
              <table:table-cell office:value-type="float" office:value="0.0005354047">
                <text:p>0.0005354047</text:p>
              </table:table-cell>
            </table:table-row>
            <table:table-row>
              <table:table-cell office:value-type="string">
                <text:p>0,006864</text:p>
              </table:table-cell>
              <table:table-cell office:value-type="float" office:value="0.0005345214">
                <text:p>0.0005345214</text:p>
              </table:table-cell>
            </table:table-row>
            <table:table-row>
              <table:table-cell office:value-type="string">
                <text:p>0,00686</text:p>
              </table:table-cell>
              <table:table-cell office:value-type="float" office:value="0.0005336402">
                <text:p>0.0005336402</text:p>
              </table:table-cell>
            </table:table-row>
            <table:table-row>
              <table:table-cell office:value-type="string">
                <text:p>0,006857</text:p>
              </table:table-cell>
              <table:table-cell office:value-type="float" office:value="0.000532761">
                <text:p>0.000532761</text:p>
              </table:table-cell>
            </table:table-row>
            <table:table-row>
              <table:table-cell office:value-type="string">
                <text:p>0,006853</text:p>
              </table:table-cell>
              <table:table-cell office:value-type="float" office:value="0.0005318837">
                <text:p>0.0005318837</text:p>
              </table:table-cell>
            </table:table-row>
            <table:table-row>
              <table:table-cell office:value-type="string">
                <text:p>0,00685</text:p>
              </table:table-cell>
              <table:table-cell office:value-type="float" office:value="0.0005310085">
                <text:p>0.0005310085</text:p>
              </table:table-cell>
            </table:table-row>
            <table:table-row>
              <table:table-cell office:value-type="string">
                <text:p>0,006846</text:p>
              </table:table-cell>
              <table:table-cell office:value-type="float" office:value="0.0005301352">
                <text:p>0.0005301352</text:p>
              </table:table-cell>
            </table:table-row>
            <table:table-row>
              <table:table-cell office:value-type="string">
                <text:p>0,006842</text:p>
              </table:table-cell>
              <table:table-cell office:value-type="float" office:value="0.000529264">
                <text:p>0.000529264</text:p>
              </table:table-cell>
            </table:table-row>
            <table:table-row>
              <table:table-cell office:value-type="string">
                <text:p>0,006839</text:p>
              </table:table-cell>
              <table:table-cell office:value-type="float" office:value="0.0005283948">
                <text:p>0.0005283948</text:p>
              </table:table-cell>
            </table:table-row>
            <table:table-row>
              <table:table-cell office:value-type="string">
                <text:p>0,006835</text:p>
              </table:table-cell>
              <table:table-cell office:value-type="float" office:value="0.0005275276">
                <text:p>0.0005275276</text:p>
              </table:table-cell>
            </table:table-row>
            <table:table-row>
              <table:table-cell office:value-type="string">
                <text:p>0,006831</text:p>
              </table:table-cell>
              <table:table-cell office:value-type="float" office:value="0.0005266624">
                <text:p>0.0005266624</text:p>
              </table:table-cell>
            </table:table-row>
            <table:table-row>
              <table:table-cell office:value-type="string">
                <text:p>0,006828</text:p>
              </table:table-cell>
              <table:table-cell office:value-type="float" office:value="0.0005257993">
                <text:p>0.0005257993</text:p>
              </table:table-cell>
            </table:table-row>
            <table:table-row>
              <table:table-cell office:value-type="string">
                <text:p>0,006824</text:p>
              </table:table-cell>
              <table:table-cell office:value-type="float" office:value="0.0005249382">
                <text:p>0.0005249382</text:p>
              </table:table-cell>
            </table:table-row>
            <table:table-row>
              <table:table-cell office:value-type="string">
                <text:p>0,006821</text:p>
              </table:table-cell>
              <table:table-cell office:value-type="float" office:value="0.0005240789">
                <text:p>0.0005240789</text:p>
              </table:table-cell>
            </table:table-row>
            <table:table-row>
              <table:table-cell office:value-type="string">
                <text:p>0,006817</text:p>
              </table:table-cell>
              <table:table-cell office:value-type="float" office:value="0.0005232219">
                <text:p>0.0005232219</text:p>
              </table:table-cell>
            </table:table-row>
            <table:table-row>
              <table:table-cell office:value-type="string">
                <text:p>0,006813</text:p>
              </table:table-cell>
              <table:table-cell office:value-type="float" office:value="0.0005223667">
                <text:p>0.0005223667</text:p>
              </table:table-cell>
            </table:table-row>
            <table:table-row>
              <table:table-cell office:value-type="string">
                <text:p>0,00681</text:p>
              </table:table-cell>
              <table:table-cell office:value-type="float" office:value="0.0005215136">
                <text:p>0.0005215136</text:p>
              </table:table-cell>
            </table:table-row>
            <table:table-row>
              <table:table-cell office:value-type="string">
                <text:p>0,006806</text:p>
              </table:table-cell>
              <table:table-cell office:value-type="float" office:value="0.0005206624">
                <text:p>0.0005206624</text:p>
              </table:table-cell>
            </table:table-row>
            <table:table-row>
              <table:table-cell office:value-type="string">
                <text:p>0,006802</text:p>
              </table:table-cell>
              <table:table-cell office:value-type="float" office:value="0.0005198134">
                <text:p>0.0005198134</text:p>
              </table:table-cell>
            </table:table-row>
            <table:table-row>
              <table:table-cell office:value-type="string">
                <text:p>0,006799</text:p>
              </table:table-cell>
              <table:table-cell office:value-type="float" office:value="0.0005189662">
                <text:p>0.0005189662</text:p>
              </table:table-cell>
            </table:table-row>
            <table:table-row>
              <table:table-cell office:value-type="string">
                <text:p>0,006795</text:p>
              </table:table-cell>
              <table:table-cell office:value-type="float" office:value="0.0005181212">
                <text:p>0.0005181212</text:p>
              </table:table-cell>
            </table:table-row>
            <table:table-row>
              <table:table-cell office:value-type="string">
                <text:p>0,006791</text:p>
              </table:table-cell>
              <table:table-cell office:value-type="float" office:value="0.0005172781">
                <text:p>0.0005172781</text:p>
              </table:table-cell>
            </table:table-row>
            <table:table-row>
              <table:table-cell office:value-type="string">
                <text:p>0,006788</text:p>
              </table:table-cell>
              <table:table-cell office:value-type="float" office:value="0.0005164371">
                <text:p>0.0005164371</text:p>
              </table:table-cell>
            </table:table-row>
            <table:table-row>
              <table:table-cell office:value-type="string">
                <text:p>0,006784</text:p>
              </table:table-cell>
              <table:table-cell office:value-type="float" office:value="0.000515598">
                <text:p>0.000515598</text:p>
              </table:table-cell>
            </table:table-row>
            <table:table-row>
              <table:table-cell office:value-type="string">
                <text:p>0,006781</text:p>
              </table:table-cell>
              <table:table-cell office:value-type="float" office:value="0.000514761">
                <text:p>0.000514761</text:p>
              </table:table-cell>
            </table:table-row>
            <table:table-row>
              <table:table-cell office:value-type="string">
                <text:p>0,006777</text:p>
              </table:table-cell>
              <table:table-cell office:value-type="float" office:value="0.0005139259">
                <text:p>0.0005139259</text:p>
              </table:table-cell>
            </table:table-row>
            <table:table-row>
              <table:table-cell office:value-type="string">
                <text:p>0,006773</text:p>
              </table:table-cell>
              <table:table-cell office:value-type="float" office:value="0.0005130929">
                <text:p>0.0005130929</text:p>
              </table:table-cell>
            </table:table-row>
            <table:table-row>
              <table:table-cell office:value-type="string">
                <text:p>0,00677</text:p>
              </table:table-cell>
              <table:table-cell office:value-type="float" office:value="0.000512262">
                <text:p>0.000512262</text:p>
              </table:table-cell>
            </table:table-row>
            <table:table-row>
              <table:table-cell office:value-type="string">
                <text:p>0,006766</text:p>
              </table:table-cell>
              <table:table-cell office:value-type="float" office:value="0.0005114329">
                <text:p>0.0005114329</text:p>
              </table:table-cell>
            </table:table-row>
            <table:table-row>
              <table:table-cell office:value-type="string">
                <text:p>0,006762</text:p>
              </table:table-cell>
              <table:table-cell office:value-type="float" office:value="0.000510606">
                <text:p>0.000510606</text:p>
              </table:table-cell>
            </table:table-row>
            <table:table-row>
              <table:table-cell office:value-type="string">
                <text:p>0,006759</text:p>
              </table:table-cell>
              <table:table-cell office:value-type="float" office:value="0.000509781">
                <text:p>0.000509781</text:p>
              </table:table-cell>
            </table:table-row>
            <table:table-row>
              <table:table-cell office:value-type="string">
                <text:p>0,006755</text:p>
              </table:table-cell>
              <table:table-cell office:value-type="float" office:value="0.0005089581">
                <text:p>0.0005089581</text:p>
              </table:table-cell>
            </table:table-row>
            <table:table-row>
              <table:table-cell office:value-type="string">
                <text:p>0,006752</text:p>
              </table:table-cell>
              <table:table-cell office:value-type="float" office:value="0.000508137">
                <text:p>0.000508137</text:p>
              </table:table-cell>
            </table:table-row>
            <table:table-row>
              <table:table-cell office:value-type="string">
                <text:p>0,006748</text:p>
              </table:table-cell>
              <table:table-cell office:value-type="float" office:value="0.0005073182">
                <text:p>0.0005073182</text:p>
              </table:table-cell>
            </table:table-row>
            <table:table-row>
              <table:table-cell office:value-type="string">
                <text:p>0,006744</text:p>
              </table:table-cell>
              <table:table-cell office:value-type="float" office:value="0.0005065012">
                <text:p>0.0005065012</text:p>
              </table:table-cell>
            </table:table-row>
            <table:table-row>
              <table:table-cell office:value-type="string">
                <text:p>0,006741</text:p>
              </table:table-cell>
              <table:table-cell office:value-type="float" office:value="0.0005056861">
                <text:p>0.0005056861</text:p>
              </table:table-cell>
            </table:table-row>
            <table:table-row>
              <table:table-cell office:value-type="string">
                <text:p>0,006737</text:p>
              </table:table-cell>
              <table:table-cell office:value-type="float" office:value="0.0005048726">
                <text:p>0.0005048726</text:p>
              </table:table-cell>
            </table:table-row>
            <table:table-row>
              <table:table-cell office:value-type="string">
                <text:p>0,006733</text:p>
              </table:table-cell>
              <table:table-cell office:value-type="float" office:value="0.0005040611">
                <text:p>0.0005040611</text:p>
              </table:table-cell>
            </table:table-row>
            <table:table-row>
              <table:table-cell office:value-type="string">
                <text:p>0,00673</text:p>
              </table:table-cell>
              <table:table-cell office:value-type="float" office:value="0.0005032512">
                <text:p>0.0005032512</text:p>
              </table:table-cell>
            </table:table-row>
            <table:table-row>
              <table:table-cell office:value-type="string">
                <text:p>0,006726</text:p>
              </table:table-cell>
              <table:table-cell office:value-type="float" office:value="0.0005024433">
                <text:p>0.0005024433</text:p>
              </table:table-cell>
            </table:table-row>
            <table:table-row>
              <table:table-cell office:value-type="string">
                <text:p>0,006723</text:p>
              </table:table-cell>
              <table:table-cell office:value-type="float" office:value="0.000501637">
                <text:p>0.000501637</text:p>
              </table:table-cell>
            </table:table-row>
            <table:table-row>
              <table:table-cell office:value-type="string">
                <text:p>0,006719</text:p>
              </table:table-cell>
              <table:table-cell office:value-type="float" office:value="0.0005008323">
                <text:p>0.0005008323</text:p>
              </table:table-cell>
            </table:table-row>
            <table:table-row>
              <table:table-cell office:value-type="string">
                <text:p>0,006715</text:p>
              </table:table-cell>
              <table:table-cell office:value-type="float" office:value="0.0005000292">
                <text:p>0.0005000292</text:p>
              </table:table-cell>
            </table:table-row>
            <table:table-row>
              <table:table-cell office:value-type="string">
                <text:p>0,006712</text:p>
              </table:table-cell>
              <table:table-cell office:value-type="float" office:value="0.0004992276">
                <text:p>0.0004992276</text:p>
              </table:table-cell>
            </table:table-row>
            <table:table-row>
              <table:table-cell office:value-type="string">
                <text:p>0,006708</text:p>
              </table:table-cell>
              <table:table-cell office:value-type="float" office:value="0.0004984277">
                <text:p>0.0004984277</text:p>
              </table:table-cell>
            </table:table-row>
            <table:table-row>
              <table:table-cell office:value-type="string">
                <text:p>0,006704</text:p>
              </table:table-cell>
              <table:table-cell office:value-type="float" office:value="0.0004976294">
                <text:p>0.0004976294</text:p>
              </table:table-cell>
            </table:table-row>
            <table:table-row>
              <table:table-cell office:value-type="string">
                <text:p>0,006701</text:p>
              </table:table-cell>
              <table:table-cell office:value-type="float" office:value="0.0004968327">
                <text:p>0.0004968327</text:p>
              </table:table-cell>
            </table:table-row>
            <table:table-row>
              <table:table-cell office:value-type="string">
                <text:p>0,006697</text:p>
              </table:table-cell>
              <table:table-cell office:value-type="float" office:value="0.0004960375">
                <text:p>0.0004960375</text:p>
              </table:table-cell>
            </table:table-row>
            <table:table-row>
              <table:table-cell office:value-type="string">
                <text:p>0,006693</text:p>
              </table:table-cell>
              <table:table-cell office:value-type="float" office:value="0.000495244">
                <text:p>0.000495244</text:p>
              </table:table-cell>
            </table:table-row>
            <table:table-row>
              <table:table-cell office:value-type="string">
                <text:p>0,00669</text:p>
              </table:table-cell>
              <table:table-cell office:value-type="float" office:value="0.000494452">
                <text:p>0.000494452</text:p>
              </table:table-cell>
            </table:table-row>
            <table:table-row>
              <table:table-cell office:value-type="string">
                <text:p>0,006686</text:p>
              </table:table-cell>
              <table:table-cell office:value-type="float" office:value="0.0004936616">
                <text:p>0.0004936616</text:p>
              </table:table-cell>
            </table:table-row>
            <table:table-row>
              <table:table-cell office:value-type="string">
                <text:p>0,006683</text:p>
              </table:table-cell>
              <table:table-cell office:value-type="float" office:value="0.0004928728">
                <text:p>0.0004928728</text:p>
              </table:table-cell>
            </table:table-row>
            <table:table-row>
              <table:table-cell office:value-type="string">
                <text:p>0,006679</text:p>
              </table:table-cell>
              <table:table-cell office:value-type="float" office:value="0.0004920856">
                <text:p>0.0004920856</text:p>
              </table:table-cell>
            </table:table-row>
            <table:table-row>
              <table:table-cell office:value-type="string">
                <text:p>0,006675</text:p>
              </table:table-cell>
              <table:table-cell office:value-type="float" office:value="0.0004913">
                <text:p>0.0004913</text:p>
              </table:table-cell>
            </table:table-row>
            <table:table-row>
              <table:table-cell office:value-type="string">
                <text:p>0,006672</text:p>
              </table:table-cell>
              <table:table-cell office:value-type="float" office:value="0.0004905157">
                <text:p>0.0004905157</text:p>
              </table:table-cell>
            </table:table-row>
            <table:table-row>
              <table:table-cell office:value-type="string">
                <text:p>0,006668</text:p>
              </table:table-cell>
              <table:table-cell office:value-type="float" office:value="0.0004897328">
                <text:p>0.0004897328</text:p>
              </table:table-cell>
            </table:table-row>
            <table:table-row>
              <table:table-cell office:value-type="string">
                <text:p>0,006664</text:p>
              </table:table-cell>
              <table:table-cell office:value-type="float" office:value="0.000488951">
                <text:p>0.000488951</text:p>
              </table:table-cell>
            </table:table-row>
            <table:table-row>
              <table:table-cell office:value-type="string">
                <text:p>0,006661</text:p>
              </table:table-cell>
              <table:table-cell office:value-type="float" office:value="0.0004881707">
                <text:p>0.0004881707</text:p>
              </table:table-cell>
            </table:table-row>
            <table:table-row>
              <table:table-cell office:value-type="string">
                <text:p>0,006657</text:p>
              </table:table-cell>
              <table:table-cell office:value-type="float" office:value="0.0004873916">
                <text:p>0.0004873916</text:p>
              </table:table-cell>
            </table:table-row>
            <table:table-row>
              <table:table-cell office:value-type="string">
                <text:p>0,006654</text:p>
              </table:table-cell>
              <table:table-cell office:value-type="float" office:value="0.0004866138">
                <text:p>0.0004866138</text:p>
              </table:table-cell>
            </table:table-row>
            <table:table-row>
              <table:table-cell office:value-type="string">
                <text:p>0,00665</text:p>
              </table:table-cell>
              <table:table-cell office:value-type="float" office:value="0.0004858372">
                <text:p>0.0004858372</text:p>
              </table:table-cell>
            </table:table-row>
            <table:table-row>
              <table:table-cell office:value-type="string">
                <text:p>0,006646</text:p>
              </table:table-cell>
              <table:table-cell office:value-type="float" office:value="0.0004850621">
                <text:p>0.0004850621</text:p>
              </table:table-cell>
            </table:table-row>
            <table:table-row>
              <table:table-cell office:value-type="string">
                <text:p>0,006643</text:p>
              </table:table-cell>
              <table:table-cell office:value-type="float" office:value="0.0004842882">
                <text:p>0.0004842882</text:p>
              </table:table-cell>
            </table:table-row>
            <table:table-row>
              <table:table-cell office:value-type="string">
                <text:p>0,006639</text:p>
              </table:table-cell>
              <table:table-cell office:value-type="float" office:value="0.0004835156">
                <text:p>0.0004835156</text:p>
              </table:table-cell>
            </table:table-row>
            <table:table-row>
              <table:table-cell office:value-type="string">
                <text:p>0,006635</text:p>
              </table:table-cell>
              <table:table-cell office:value-type="float" office:value="0.0004827443">
                <text:p>0.0004827443</text:p>
              </table:table-cell>
            </table:table-row>
            <table:table-row>
              <table:table-cell office:value-type="string">
                <text:p>0,006632</text:p>
              </table:table-cell>
              <table:table-cell office:value-type="float" office:value="0.0004819743">
                <text:p>0.0004819743</text:p>
              </table:table-cell>
            </table:table-row>
            <table:table-row>
              <table:table-cell office:value-type="string">
                <text:p>0,006628</text:p>
              </table:table-cell>
              <table:table-cell office:value-type="float" office:value="0.0004812056">
                <text:p>0.0004812056</text:p>
              </table:table-cell>
            </table:table-row>
            <table:table-row>
              <table:table-cell office:value-type="string">
                <text:p>0,006624</text:p>
              </table:table-cell>
              <table:table-cell office:value-type="float" office:value="0.0004804382">
                <text:p>0.0004804382</text:p>
              </table:table-cell>
            </table:table-row>
            <table:table-row>
              <table:table-cell office:value-type="string">
                <text:p>0,006621</text:p>
              </table:table-cell>
              <table:table-cell office:value-type="float" office:value="0.0004796722">
                <text:p>0.0004796722</text:p>
              </table:table-cell>
            </table:table-row>
            <table:table-row>
              <table:table-cell office:value-type="string">
                <text:p>0,006617</text:p>
              </table:table-cell>
              <table:table-cell office:value-type="float" office:value="0.0004789074">
                <text:p>0.0004789074</text:p>
              </table:table-cell>
            </table:table-row>
            <table:table-row>
              <table:table-cell office:value-type="string">
                <text:p>0,006614</text:p>
              </table:table-cell>
              <table:table-cell office:value-type="float" office:value="0.0004781439">
                <text:p>0.0004781439</text:p>
              </table:table-cell>
            </table:table-row>
            <table:table-row>
              <table:table-cell office:value-type="string">
                <text:p>0,00661</text:p>
              </table:table-cell>
              <table:table-cell office:value-type="float" office:value="0.0004773816">
                <text:p>0.0004773816</text:p>
              </table:table-cell>
            </table:table-row>
            <table:table-row>
              <table:table-cell office:value-type="string">
                <text:p>0,006606</text:p>
              </table:table-cell>
              <table:table-cell office:value-type="float" office:value="0.0004766208">
                <text:p>0.0004766208</text:p>
              </table:table-cell>
            </table:table-row>
            <table:table-row>
              <table:table-cell office:value-type="string">
                <text:p>0,006603</text:p>
              </table:table-cell>
              <table:table-cell office:value-type="float" office:value="0.0004758611">
                <text:p>0.0004758611</text:p>
              </table:table-cell>
            </table:table-row>
            <table:table-row>
              <table:table-cell office:value-type="string">
                <text:p>0,006599</text:p>
              </table:table-cell>
              <table:table-cell office:value-type="float" office:value="0.0004751029">
                <text:p>0.0004751029</text:p>
              </table:table-cell>
            </table:table-row>
            <table:table-row>
              <table:table-cell office:value-type="string">
                <text:p>0,006595</text:p>
              </table:table-cell>
              <table:table-cell office:value-type="float" office:value="0.0004743459">
                <text:p>0.0004743459</text:p>
              </table:table-cell>
            </table:table-row>
            <table:table-row>
              <table:table-cell office:value-type="string">
                <text:p>0,006592</text:p>
              </table:table-cell>
              <table:table-cell office:value-type="float" office:value="0.0004735902">
                <text:p>0.0004735902</text:p>
              </table:table-cell>
            </table:table-row>
            <table:table-row>
              <table:table-cell office:value-type="string">
                <text:p>0,006588</text:p>
              </table:table-cell>
              <table:table-cell office:value-type="float" office:value="0.0004728357">
                <text:p>0.0004728357</text:p>
              </table:table-cell>
            </table:table-row>
            <table:table-row>
              <table:table-cell office:value-type="string">
                <text:p>0,006585</text:p>
              </table:table-cell>
              <table:table-cell office:value-type="float" office:value="0.0004720827">
                <text:p>0.0004720827</text:p>
              </table:table-cell>
            </table:table-row>
            <table:table-row>
              <table:table-cell office:value-type="string">
                <text:p>0,006581</text:p>
              </table:table-cell>
              <table:table-cell office:value-type="float" office:value="0.0004713309">
                <text:p>0.0004713309</text:p>
              </table:table-cell>
            </table:table-row>
            <table:table-row>
              <table:table-cell office:value-type="string">
                <text:p>0,006577</text:p>
              </table:table-cell>
              <table:table-cell office:value-type="float" office:value="0.0004705804">
                <text:p>0.0004705804</text:p>
              </table:table-cell>
            </table:table-row>
            <table:table-row>
              <table:table-cell office:value-type="string">
                <text:p>0,006574</text:p>
              </table:table-cell>
              <table:table-cell office:value-type="float" office:value="0.0004698311">
                <text:p>0.0004698311</text:p>
              </table:table-cell>
            </table:table-row>
            <table:table-row>
              <table:table-cell office:value-type="string">
                <text:p>0,00657</text:p>
              </table:table-cell>
              <table:table-cell office:value-type="float" office:value="0.0004690833">
                <text:p>0.0004690833</text:p>
              </table:table-cell>
            </table:table-row>
            <table:table-row>
              <table:table-cell office:value-type="string">
                <text:p>0,006566</text:p>
              </table:table-cell>
              <table:table-cell office:value-type="float" office:value="0.0004683367">
                <text:p>0.0004683367</text:p>
              </table:table-cell>
            </table:table-row>
            <table:table-row>
              <table:table-cell office:value-type="string">
                <text:p>0,006563</text:p>
              </table:table-cell>
              <table:table-cell office:value-type="float" office:value="0.0004675914">
                <text:p>0.0004675914</text:p>
              </table:table-cell>
            </table:table-row>
            <table:table-row>
              <table:table-cell office:value-type="string">
                <text:p>0,006559</text:p>
              </table:table-cell>
              <table:table-cell office:value-type="float" office:value="0.0004668474">
                <text:p>0.0004668474</text:p>
              </table:table-cell>
            </table:table-row>
            <table:table-row>
              <table:table-cell office:value-type="string">
                <text:p>0,006555</text:p>
              </table:table-cell>
              <table:table-cell office:value-type="float" office:value="0.0004661047">
                <text:p>0.0004661047</text:p>
              </table:table-cell>
            </table:table-row>
            <table:table-row>
              <table:table-cell office:value-type="string">
                <text:p>0,006552</text:p>
              </table:table-cell>
              <table:table-cell office:value-type="float" office:value="0.0004653633">
                <text:p>0.0004653633</text:p>
              </table:table-cell>
            </table:table-row>
            <table:table-row>
              <table:table-cell office:value-type="string">
                <text:p>0,006548</text:p>
              </table:table-cell>
              <table:table-cell office:value-type="float" office:value="0.0004646231">
                <text:p>0.0004646231</text:p>
              </table:table-cell>
            </table:table-row>
            <table:table-row>
              <table:table-cell office:value-type="string">
                <text:p>0,006545</text:p>
              </table:table-cell>
              <table:table-cell office:value-type="float" office:value="0.0004638844">
                <text:p>0.0004638844</text:p>
              </table:table-cell>
            </table:table-row>
            <table:table-row>
              <table:table-cell office:value-type="string">
                <text:p>0,006541</text:p>
              </table:table-cell>
              <table:table-cell office:value-type="float" office:value="0.0004631469">
                <text:p>0.0004631469</text:p>
              </table:table-cell>
            </table:table-row>
            <table:table-row>
              <table:table-cell office:value-type="string">
                <text:p>0,006537</text:p>
              </table:table-cell>
              <table:table-cell office:value-type="float" office:value="0.0004624107">
                <text:p>0.0004624107</text:p>
              </table:table-cell>
            </table:table-row>
            <table:table-row>
              <table:table-cell office:value-type="string">
                <text:p>0,006534</text:p>
              </table:table-cell>
              <table:table-cell office:value-type="float" office:value="0.0004616758">
                <text:p>0.0004616758</text:p>
              </table:table-cell>
            </table:table-row>
            <table:table-row>
              <table:table-cell office:value-type="string">
                <text:p>0,00653</text:p>
              </table:table-cell>
              <table:table-cell office:value-type="float" office:value="0.0004609422">
                <text:p>0.0004609422</text:p>
              </table:table-cell>
            </table:table-row>
            <table:table-row>
              <table:table-cell office:value-type="string">
                <text:p>0,006526</text:p>
              </table:table-cell>
              <table:table-cell office:value-type="float" office:value="0.0004602098">
                <text:p>0.0004602098</text:p>
              </table:table-cell>
            </table:table-row>
            <table:table-row>
              <table:table-cell office:value-type="string">
                <text:p>0,006523</text:p>
              </table:table-cell>
              <table:table-cell office:value-type="float" office:value="0.0004594789">
                <text:p>0.0004594789</text:p>
              </table:table-cell>
            </table:table-row>
            <table:table-row>
              <table:table-cell office:value-type="string">
                <text:p>0,006519</text:p>
              </table:table-cell>
              <table:table-cell office:value-type="float" office:value="0.0004587491">
                <text:p>0.0004587491</text:p>
              </table:table-cell>
            </table:table-row>
            <table:table-row>
              <table:table-cell office:value-type="string">
                <text:p>0,006516</text:p>
              </table:table-cell>
              <table:table-cell office:value-type="float" office:value="0.0004580206">
                <text:p>0.0004580206</text:p>
              </table:table-cell>
            </table:table-row>
            <table:table-row>
              <table:table-cell office:value-type="string">
                <text:p>0,006512</text:p>
              </table:table-cell>
              <table:table-cell office:value-type="float" office:value="0.0004572933">
                <text:p>0.0004572933</text:p>
              </table:table-cell>
            </table:table-row>
            <table:table-row>
              <table:table-cell office:value-type="string">
                <text:p>0,006508</text:p>
              </table:table-cell>
              <table:table-cell office:value-type="float" office:value="0.000456567">
                <text:p>0.000456567</text:p>
              </table:table-cell>
            </table:table-row>
            <table:table-row>
              <table:table-cell office:value-type="string">
                <text:p>0,006505</text:p>
              </table:table-cell>
              <table:table-cell office:value-type="float" office:value="0.000455842">
                <text:p>0.000455842</text:p>
              </table:table-cell>
            </table:table-row>
            <table:table-row>
              <table:table-cell office:value-type="string">
                <text:p>0,006501</text:p>
              </table:table-cell>
              <table:table-cell office:value-type="float" office:value="0.0004551181">
                <text:p>0.0004551181</text:p>
              </table:table-cell>
            </table:table-row>
            <table:table-row>
              <table:table-cell office:value-type="string">
                <text:p>0,006497</text:p>
              </table:table-cell>
              <table:table-cell office:value-type="float" office:value="0.0004543955">
                <text:p>0.0004543955</text:p>
              </table:table-cell>
            </table:table-row>
            <table:table-row>
              <table:table-cell office:value-type="string">
                <text:p>0,006494</text:p>
              </table:table-cell>
              <table:table-cell office:value-type="float" office:value="0.0004536739">
                <text:p>0.0004536739</text:p>
              </table:table-cell>
            </table:table-row>
            <table:table-row>
              <table:table-cell office:value-type="string">
                <text:p>0,00649</text:p>
              </table:table-cell>
              <table:table-cell office:value-type="float" office:value="0.0004529536">
                <text:p>0.0004529536</text:p>
              </table:table-cell>
            </table:table-row>
            <table:table-row>
              <table:table-cell office:value-type="string">
                <text:p>0,006486</text:p>
              </table:table-cell>
              <table:table-cell office:value-type="float" office:value="0.0004522344">
                <text:p>0.0004522344</text:p>
              </table:table-cell>
            </table:table-row>
            <table:table-row>
              <table:table-cell office:value-type="string">
                <text:p>0,006483</text:p>
              </table:table-cell>
              <table:table-cell office:value-type="float" office:value="0.0004515165">
                <text:p>0.0004515165</text:p>
              </table:table-cell>
            </table:table-row>
            <table:table-row>
              <table:table-cell office:value-type="string">
                <text:p>0,006479</text:p>
              </table:table-cell>
              <table:table-cell office:value-type="float" office:value="0.0004507997">
                <text:p>0.0004507997</text:p>
              </table:table-cell>
            </table:table-row>
            <table:table-row>
              <table:table-cell office:value-type="string">
                <text:p>0,006476</text:p>
              </table:table-cell>
              <table:table-cell office:value-type="float" office:value="0.0004500841">
                <text:p>0.0004500841</text:p>
              </table:table-cell>
            </table:table-row>
            <table:table-row>
              <table:table-cell office:value-type="string">
                <text:p>0,006472</text:p>
              </table:table-cell>
              <table:table-cell office:value-type="float" office:value="0.0004493696">
                <text:p>0.0004493696</text:p>
              </table:table-cell>
            </table:table-row>
            <table:table-row>
              <table:table-cell office:value-type="string">
                <text:p>0,006468</text:p>
              </table:table-cell>
              <table:table-cell office:value-type="float" office:value="0.0004486563">
                <text:p>0.0004486563</text:p>
              </table:table-cell>
            </table:table-row>
            <table:table-row>
              <table:table-cell office:value-type="string">
                <text:p>0,006465</text:p>
              </table:table-cell>
              <table:table-cell office:value-type="float" office:value="0.0004479442">
                <text:p>0.0004479442</text:p>
              </table:table-cell>
            </table:table-row>
            <table:table-row>
              <table:table-cell office:value-type="string">
                <text:p>0,006461</text:p>
              </table:table-cell>
              <table:table-cell office:value-type="float" office:value="0.0004472333">
                <text:p>0.0004472333</text:p>
              </table:table-cell>
            </table:table-row>
            <table:table-row>
              <table:table-cell office:value-type="string">
                <text:p>0,006457</text:p>
              </table:table-cell>
              <table:table-cell office:value-type="float" office:value="0.0004465235">
                <text:p>0.0004465235</text:p>
              </table:table-cell>
            </table:table-row>
            <table:table-row>
              <table:table-cell office:value-type="string">
                <text:p>0,006454</text:p>
              </table:table-cell>
              <table:table-cell office:value-type="float" office:value="0.0004458149">
                <text:p>0.0004458149</text:p>
              </table:table-cell>
            </table:table-row>
            <table:table-row>
              <table:table-cell office:value-type="string">
                <text:p>0,00645</text:p>
              </table:table-cell>
              <table:table-cell office:value-type="float" office:value="0.0004451076">
                <text:p>0.0004451076</text:p>
              </table:table-cell>
            </table:table-row>
            <table:table-row>
              <table:table-cell office:value-type="string">
                <text:p>0,006447</text:p>
              </table:table-cell>
              <table:table-cell office:value-type="float" office:value="0.0004444013">
                <text:p>0.0004444013</text:p>
              </table:table-cell>
            </table:table-row>
            <table:table-row>
              <table:table-cell office:value-type="string">
                <text:p>0,006443</text:p>
              </table:table-cell>
              <table:table-cell office:value-type="float" office:value="0.0004436962">
                <text:p>0.0004436962</text:p>
              </table:table-cell>
            </table:table-row>
            <table:table-row>
              <table:table-cell office:value-type="string">
                <text:p>0,006439</text:p>
              </table:table-cell>
              <table:table-cell office:value-type="float" office:value="0.0004429924">
                <text:p>0.0004429924</text:p>
              </table:table-cell>
            </table:table-row>
            <table:table-row>
              <table:table-cell office:value-type="string">
                <text:p>0,006436</text:p>
              </table:table-cell>
              <table:table-cell office:value-type="float" office:value="0.0004422897">
                <text:p>0.0004422897</text:p>
              </table:table-cell>
            </table:table-row>
            <table:table-row>
              <table:table-cell office:value-type="string">
                <text:p>0,006432</text:p>
              </table:table-cell>
              <table:table-cell office:value-type="float" office:value="0.000441588">
                <text:p>0.000441588</text:p>
              </table:table-cell>
            </table:table-row>
            <table:table-row>
              <table:table-cell office:value-type="string">
                <text:p>0,006428</text:p>
              </table:table-cell>
              <table:table-cell office:value-type="float" office:value="0.0004408878">
                <text:p>0.0004408878</text:p>
              </table:table-cell>
            </table:table-row>
            <table:table-row>
              <table:table-cell office:value-type="string">
                <text:p>0,006425</text:p>
              </table:table-cell>
              <table:table-cell office:value-type="float" office:value="0.0004401885">
                <text:p>0.0004401885</text:p>
              </table:table-cell>
            </table:table-row>
            <table:table-row>
              <table:table-cell office:value-type="string">
                <text:p>0,006421</text:p>
              </table:table-cell>
              <table:table-cell office:value-type="float" office:value="0.0004394906">
                <text:p>0.0004394906</text:p>
              </table:table-cell>
            </table:table-row>
            <table:table-row>
              <table:table-cell office:value-type="string">
                <text:p>0,006418</text:p>
              </table:table-cell>
              <table:table-cell office:value-type="float" office:value="0.0004387937">
                <text:p>0.0004387937</text:p>
              </table:table-cell>
            </table:table-row>
            <table:table-row>
              <table:table-cell office:value-type="string">
                <text:p>0,006414</text:p>
              </table:table-cell>
              <table:table-cell office:value-type="float" office:value="0.0004380981">
                <text:p>0.0004380981</text:p>
              </table:table-cell>
            </table:table-row>
            <table:table-row>
              <table:table-cell office:value-type="string">
                <text:p>0,00641</text:p>
              </table:table-cell>
              <table:table-cell office:value-type="float" office:value="0.0004374036">
                <text:p>0.0004374036</text:p>
              </table:table-cell>
            </table:table-row>
            <table:table-row>
              <table:table-cell office:value-type="string">
                <text:p>0,006407</text:p>
              </table:table-cell>
              <table:table-cell office:value-type="float" office:value="0.0004367103">
                <text:p>0.0004367103</text:p>
              </table:table-cell>
            </table:table-row>
            <table:table-row>
              <table:table-cell office:value-type="string">
                <text:p>0,006403</text:p>
              </table:table-cell>
              <table:table-cell office:value-type="float" office:value="0.0004360182">
                <text:p>0.0004360182</text:p>
              </table:table-cell>
            </table:table-row>
            <table:table-row>
              <table:table-cell office:value-type="string">
                <text:p>0,006399</text:p>
              </table:table-cell>
              <table:table-cell office:value-type="float" office:value="0.0004353272">
                <text:p>0.0004353272</text:p>
              </table:table-cell>
            </table:table-row>
            <table:table-row>
              <table:table-cell office:value-type="string">
                <text:p>0,006396</text:p>
              </table:table-cell>
              <table:table-cell office:value-type="float" office:value="0.0004346374">
                <text:p>0.0004346374</text:p>
              </table:table-cell>
            </table:table-row>
            <table:table-row>
              <table:table-cell office:value-type="string">
                <text:p>0,006392</text:p>
              </table:table-cell>
              <table:table-cell office:value-type="float" office:value="0.0004339488">
                <text:p>0.0004339488</text:p>
              </table:table-cell>
            </table:table-row>
            <table:table-row>
              <table:table-cell office:value-type="string">
                <text:p>0,006388</text:p>
              </table:table-cell>
              <table:table-cell office:value-type="float" office:value="0.0004332614">
                <text:p>0.0004332614</text:p>
              </table:table-cell>
            </table:table-row>
            <table:table-row>
              <table:table-cell office:value-type="string">
                <text:p>0,006385</text:p>
              </table:table-cell>
              <table:table-cell office:value-type="float" office:value="0.0004325751">
                <text:p>0.0004325751</text:p>
              </table:table-cell>
            </table:table-row>
            <table:table-row>
              <table:table-cell office:value-type="string">
                <text:p>0,006381</text:p>
              </table:table-cell>
              <table:table-cell office:value-type="float" office:value="0.00043189">
                <text:p>0.00043189</text:p>
              </table:table-cell>
            </table:table-row>
            <table:table-row>
              <table:table-cell office:value-type="string">
                <text:p>0,006378</text:p>
              </table:table-cell>
              <table:table-cell office:value-type="float" office:value="0.0004312061">
                <text:p>0.0004312061</text:p>
              </table:table-cell>
            </table:table-row>
            <table:table-row>
              <table:table-cell office:value-type="string">
                <text:p>0,006374</text:p>
              </table:table-cell>
              <table:table-cell office:value-type="float" office:value="0.0004305234">
                <text:p>0.0004305234</text:p>
              </table:table-cell>
            </table:table-row>
            <table:table-row>
              <table:table-cell office:value-type="string">
                <text:p>0,00637</text:p>
              </table:table-cell>
              <table:table-cell office:value-type="float" office:value="0.0004298418">
                <text:p>0.0004298418</text:p>
              </table:table-cell>
            </table:table-row>
            <table:table-row>
              <table:table-cell office:value-type="string">
                <text:p>0,006367</text:p>
              </table:table-cell>
              <table:table-cell office:value-type="float" office:value="0.0004291614">
                <text:p>0.0004291614</text:p>
              </table:table-cell>
            </table:table-row>
            <table:table-row>
              <table:table-cell office:value-type="string">
                <text:p>0,006363</text:p>
              </table:table-cell>
              <table:table-cell office:value-type="float" office:value="0.0004284822">
                <text:p>0.0004284822</text:p>
              </table:table-cell>
            </table:table-row>
            <table:table-row>
              <table:table-cell office:value-type="string">
                <text:p>0,006359</text:p>
              </table:table-cell>
              <table:table-cell office:value-type="float" office:value="0.0004278041">
                <text:p>0.0004278041</text:p>
              </table:table-cell>
            </table:table-row>
            <table:table-row>
              <table:table-cell office:value-type="string">
                <text:p>0,006356</text:p>
              </table:table-cell>
              <table:table-cell office:value-type="float" office:value="0.0004271273">
                <text:p>0.0004271273</text:p>
              </table:table-cell>
            </table:table-row>
            <table:table-row>
              <table:table-cell office:value-type="string">
                <text:p>0,006352</text:p>
              </table:table-cell>
              <table:table-cell office:value-type="float" office:value="0.0004264516">
                <text:p>0.0004264516</text:p>
              </table:table-cell>
            </table:table-row>
            <table:table-row>
              <table:table-cell office:value-type="string">
                <text:p>0,006349</text:p>
              </table:table-cell>
              <table:table-cell office:value-type="float" office:value="0.0004257771">
                <text:p>0.0004257771</text:p>
              </table:table-cell>
            </table:table-row>
            <table:table-row>
              <table:table-cell office:value-type="string">
                <text:p>0,006345</text:p>
              </table:table-cell>
              <table:table-cell office:value-type="float" office:value="0.0004251037">
                <text:p>0.0004251037</text:p>
              </table:table-cell>
            </table:table-row>
            <table:table-row>
              <table:table-cell office:value-type="string">
                <text:p>0,006341</text:p>
              </table:table-cell>
              <table:table-cell office:value-type="float" office:value="0.0004244316">
                <text:p>0.0004244316</text:p>
              </table:table-cell>
            </table:table-row>
            <table:table-row>
              <table:table-cell office:value-type="string">
                <text:p>0,006338</text:p>
              </table:table-cell>
              <table:table-cell office:value-type="float" office:value="0.0004237606">
                <text:p>0.0004237606</text:p>
              </table:table-cell>
            </table:table-row>
            <table:table-row>
              <table:table-cell office:value-type="string">
                <text:p>0,006334</text:p>
              </table:table-cell>
              <table:table-cell office:value-type="float" office:value="0.0004230908">
                <text:p>0.0004230908</text:p>
              </table:table-cell>
            </table:table-row>
            <table:table-row>
              <table:table-cell office:value-type="string">
                <text:p>0,00633</text:p>
              </table:table-cell>
              <table:table-cell office:value-type="float" office:value="0.0004224221">
                <text:p>0.0004224221</text:p>
              </table:table-cell>
            </table:table-row>
            <table:table-row>
              <table:table-cell office:value-type="string">
                <text:p>0,006327</text:p>
              </table:table-cell>
              <table:table-cell office:value-type="float" office:value="0.0004217547">
                <text:p>0.0004217547</text:p>
              </table:table-cell>
            </table:table-row>
            <table:table-row>
              <table:table-cell office:value-type="string">
                <text:p>0,006323</text:p>
              </table:table-cell>
              <table:table-cell office:value-type="float" office:value="0.0004210883">
                <text:p>0.0004210883</text:p>
              </table:table-cell>
            </table:table-row>
            <table:table-row>
              <table:table-cell office:value-type="string">
                <text:p>0,006319</text:p>
              </table:table-cell>
              <table:table-cell office:value-type="float" office:value="0.0004204233">
                <text:p>0.0004204233</text:p>
              </table:table-cell>
            </table:table-row>
            <table:table-row>
              <table:table-cell office:value-type="string">
                <text:p>0,006316</text:p>
              </table:table-cell>
              <table:table-cell office:value-type="float" office:value="0.0004197593">
                <text:p>0.0004197593</text:p>
              </table:table-cell>
            </table:table-row>
            <table:table-row>
              <table:table-cell office:value-type="string">
                <text:p>0,006312</text:p>
              </table:table-cell>
              <table:table-cell office:value-type="float" office:value="0.0004190966">
                <text:p>0.0004190966</text:p>
              </table:table-cell>
            </table:table-row>
            <table:table-row>
              <table:table-cell office:value-type="string">
                <text:p>0,006309</text:p>
              </table:table-cell>
              <table:table-cell office:value-type="float" office:value="0.000418435">
                <text:p>0.000418435</text:p>
              </table:table-cell>
            </table:table-row>
            <table:table-row>
              <table:table-cell office:value-type="string">
                <text:p>0,006305</text:p>
              </table:table-cell>
              <table:table-cell office:value-type="float" office:value="0.0004177746">
                <text:p>0.0004177746</text:p>
              </table:table-cell>
            </table:table-row>
            <table:table-row>
              <table:table-cell office:value-type="string">
                <text:p>0,006301</text:p>
              </table:table-cell>
              <table:table-cell office:value-type="float" office:value="0.0004171154">
                <text:p>0.0004171154</text:p>
              </table:table-cell>
            </table:table-row>
            <table:table-row>
              <table:table-cell office:value-type="string">
                <text:p>0,006298</text:p>
              </table:table-cell>
              <table:table-cell office:value-type="float" office:value="0.0004164573">
                <text:p>0.0004164573</text:p>
              </table:table-cell>
            </table:table-row>
            <table:table-row>
              <table:table-cell office:value-type="string">
                <text:p>0,006294</text:p>
              </table:table-cell>
              <table:table-cell office:value-type="float" office:value="0.0004158004">
                <text:p>0.0004158004</text:p>
              </table:table-cell>
            </table:table-row>
            <table:table-row>
              <table:table-cell office:value-type="string">
                <text:p>0,00629</text:p>
              </table:table-cell>
              <table:table-cell office:value-type="float" office:value="0.0004151446">
                <text:p>0.0004151446</text:p>
              </table:table-cell>
            </table:table-row>
            <table:table-row>
              <table:table-cell office:value-type="string">
                <text:p>0,006287</text:p>
              </table:table-cell>
              <table:table-cell office:value-type="float" office:value="0.0004144901">
                <text:p>0.0004144901</text:p>
              </table:table-cell>
            </table:table-row>
            <table:table-row>
              <table:table-cell office:value-type="string">
                <text:p>0,006283</text:p>
              </table:table-cell>
              <table:table-cell office:value-type="float" office:value="0.0004138367">
                <text:p>0.0004138367</text:p>
              </table:table-cell>
            </table:table-row>
            <table:table-row>
              <table:table-cell office:value-type="string">
                <text:p>0,00628</text:p>
              </table:table-cell>
              <table:table-cell office:value-type="float" office:value="0.0004131845">
                <text:p>0.0004131845</text:p>
              </table:table-cell>
            </table:table-row>
            <table:table-row>
              <table:table-cell office:value-type="string">
                <text:p>0,006276</text:p>
              </table:table-cell>
              <table:table-cell office:value-type="float" office:value="0.0004125335">
                <text:p>0.0004125335</text:p>
              </table:table-cell>
            </table:table-row>
            <table:table-row>
              <table:table-cell office:value-type="string">
                <text:p>0,006272</text:p>
              </table:table-cell>
              <table:table-cell office:value-type="float" office:value="0.0004118837">
                <text:p>0.0004118837</text:p>
              </table:table-cell>
            </table:table-row>
            <table:table-row>
              <table:table-cell office:value-type="string">
                <text:p>0,006269</text:p>
              </table:table-cell>
              <table:table-cell office:value-type="float" office:value="0.000411235">
                <text:p>0.000411235</text:p>
              </table:table-cell>
            </table:table-row>
            <table:table-row>
              <table:table-cell office:value-type="string">
                <text:p>0,006265</text:p>
              </table:table-cell>
              <table:table-cell office:value-type="float" office:value="0.0004105875">
                <text:p>0.0004105875</text:p>
              </table:table-cell>
            </table:table-row>
            <table:table-row>
              <table:table-cell office:value-type="string">
                <text:p>0,006261</text:p>
              </table:table-cell>
              <table:table-cell office:value-type="float" office:value="0.0004099411">
                <text:p>0.0004099411</text:p>
              </table:table-cell>
            </table:table-row>
            <table:table-row>
              <table:table-cell office:value-type="string">
                <text:p>0,006258</text:p>
              </table:table-cell>
              <table:table-cell office:value-type="float" office:value="0.000409296">
                <text:p>0.000409296</text:p>
              </table:table-cell>
            </table:table-row>
            <table:table-row>
              <table:table-cell office:value-type="string">
                <text:p>0,006254</text:p>
              </table:table-cell>
              <table:table-cell office:value-type="float" office:value="0.0004086521">
                <text:p>0.0004086521</text:p>
              </table:table-cell>
            </table:table-row>
            <table:table-row>
              <table:table-cell office:value-type="string">
                <text:p>0,00625</text:p>
              </table:table-cell>
              <table:table-cell office:value-type="float" office:value="0.0004080093">
                <text:p>0.0004080093</text:p>
              </table:table-cell>
            </table:table-row>
            <table:table-row>
              <table:table-cell office:value-type="string">
                <text:p>0,006247</text:p>
              </table:table-cell>
              <table:table-cell office:value-type="float" office:value="0.0004073677">
                <text:p>0.0004073677</text:p>
              </table:table-cell>
            </table:table-row>
            <table:table-row>
              <table:table-cell office:value-type="string">
                <text:p>0,006243</text:p>
              </table:table-cell>
              <table:table-cell office:value-type="float" office:value="0.0004067272">
                <text:p>0.0004067272</text:p>
              </table:table-cell>
            </table:table-row>
            <table:table-row>
              <table:table-cell office:value-type="string">
                <text:p>0,00624</text:p>
              </table:table-cell>
              <table:table-cell office:value-type="float" office:value="0.000406088">
                <text:p>0.000406088</text:p>
              </table:table-cell>
            </table:table-row>
            <table:table-row>
              <table:table-cell office:value-type="string">
                <text:p>0,006236</text:p>
              </table:table-cell>
              <table:table-cell office:value-type="float" office:value="0.0004054498">
                <text:p>0.0004054498</text:p>
              </table:table-cell>
            </table:table-row>
            <table:table-row>
              <table:table-cell office:value-type="string">
                <text:p>0,006232</text:p>
              </table:table-cell>
              <table:table-cell office:value-type="float" office:value="0.000404813">
                <text:p>0.000404813</text:p>
              </table:table-cell>
            </table:table-row>
            <table:table-row>
              <table:table-cell office:value-type="string">
                <text:p>0,006229</text:p>
              </table:table-cell>
              <table:table-cell office:value-type="float" office:value="0.0004041772">
                <text:p>0.0004041772</text:p>
              </table:table-cell>
            </table:table-row>
            <table:table-row>
              <table:table-cell office:value-type="string">
                <text:p>0,006225</text:p>
              </table:table-cell>
              <table:table-cell office:value-type="float" office:value="0.0004035426">
                <text:p>0.0004035426</text:p>
              </table:table-cell>
            </table:table-row>
            <table:table-row>
              <table:table-cell office:value-type="string">
                <text:p>0,006221</text:p>
              </table:table-cell>
              <table:table-cell office:value-type="float" office:value="0.0004029092">
                <text:p>0.0004029092</text:p>
              </table:table-cell>
            </table:table-row>
            <table:table-row>
              <table:table-cell office:value-type="string">
                <text:p>0,006218</text:p>
              </table:table-cell>
              <table:table-cell office:value-type="float" office:value="0.000402277">
                <text:p>0.000402277</text:p>
              </table:table-cell>
            </table:table-row>
            <table:table-row>
              <table:table-cell office:value-type="string">
                <text:p>0,006214</text:p>
              </table:table-cell>
              <table:table-cell office:value-type="float" office:value="0.0004016459">
                <text:p>0.0004016459</text:p>
              </table:table-cell>
            </table:table-row>
            <table:table-row>
              <table:table-cell office:value-type="string">
                <text:p>0,006211</text:p>
              </table:table-cell>
              <table:table-cell office:value-type="float" office:value="0.0004010161">
                <text:p>0.0004010161</text:p>
              </table:table-cell>
            </table:table-row>
            <table:table-row>
              <table:table-cell office:value-type="string">
                <text:p>0,006207</text:p>
              </table:table-cell>
              <table:table-cell office:value-type="float" office:value="0.0004003874">
                <text:p>0.0004003874</text:p>
              </table:table-cell>
            </table:table-row>
            <table:table-row>
              <table:table-cell office:value-type="string">
                <text:p>0,006203</text:p>
              </table:table-cell>
              <table:table-cell office:value-type="float" office:value="0.0003997598">
                <text:p>0.0003997598</text:p>
              </table:table-cell>
            </table:table-row>
            <table:table-row>
              <table:table-cell office:value-type="string">
                <text:p>0,0062</text:p>
              </table:table-cell>
              <table:table-cell office:value-type="float" office:value="0.0003991335">
                <text:p>0.0003991335</text:p>
              </table:table-cell>
            </table:table-row>
            <table:table-row>
              <table:table-cell office:value-type="string">
                <text:p>0,006196</text:p>
              </table:table-cell>
              <table:table-cell office:value-type="float" office:value="0.0003985083">
                <text:p>0.0003985083</text:p>
              </table:table-cell>
            </table:table-row>
            <table:table-row>
              <table:table-cell office:value-type="string">
                <text:p>0,006192</text:p>
              </table:table-cell>
              <table:table-cell office:value-type="float" office:value="0.0003978843">
                <text:p>0.0003978843</text:p>
              </table:table-cell>
            </table:table-row>
            <table:table-row>
              <table:table-cell office:value-type="string">
                <text:p>0,006189</text:p>
              </table:table-cell>
              <table:table-cell office:value-type="float" office:value="0.0003972615">
                <text:p>0.0003972615</text:p>
              </table:table-cell>
            </table:table-row>
            <table:table-row>
              <table:table-cell office:value-type="string">
                <text:p>0,006185</text:p>
              </table:table-cell>
              <table:table-cell office:value-type="float" office:value="0.0003966399">
                <text:p>0.0003966399</text:p>
              </table:table-cell>
            </table:table-row>
            <table:table-row>
              <table:table-cell office:value-type="string">
                <text:p>0,006181</text:p>
              </table:table-cell>
              <table:table-cell office:value-type="float" office:value="0.0003960193">
                <text:p>0.0003960193</text:p>
              </table:table-cell>
            </table:table-row>
            <table:table-row>
              <table:table-cell office:value-type="string">
                <text:p>0,006178</text:p>
              </table:table-cell>
              <table:table-cell office:value-type="float" office:value="0.0003954001">
                <text:p>0.0003954001</text:p>
              </table:table-cell>
            </table:table-row>
            <table:table-row>
              <table:table-cell office:value-type="string">
                <text:p>0,006174</text:p>
              </table:table-cell>
              <table:table-cell office:value-type="float" office:value="0.0003947819">
                <text:p>0.0003947819</text:p>
              </table:table-cell>
            </table:table-row>
            <table:table-row>
              <table:table-cell office:value-type="string">
                <text:p>0,006171</text:p>
              </table:table-cell>
              <table:table-cell office:value-type="float" office:value="0.000394165">
                <text:p>0.000394165</text:p>
              </table:table-cell>
            </table:table-row>
            <table:table-row>
              <table:table-cell office:value-type="string">
                <text:p>0,006167</text:p>
              </table:table-cell>
              <table:table-cell office:value-type="float" office:value="0.0003935492">
                <text:p>0.0003935492</text:p>
              </table:table-cell>
            </table:table-row>
            <table:table-row>
              <table:table-cell office:value-type="string">
                <text:p>0,006163</text:p>
              </table:table-cell>
              <table:table-cell office:value-type="float" office:value="0.0003929346">
                <text:p>0.0003929346</text:p>
              </table:table-cell>
            </table:table-row>
            <table:table-row>
              <table:table-cell office:value-type="string">
                <text:p>0,00616</text:p>
              </table:table-cell>
              <table:table-cell office:value-type="float" office:value="0.0003923212">
                <text:p>0.0003923212</text:p>
              </table:table-cell>
            </table:table-row>
            <table:table-row>
              <table:table-cell office:value-type="string">
                <text:p>0,006156</text:p>
              </table:table-cell>
              <table:table-cell office:value-type="float" office:value="0.0003917089">
                <text:p>0.0003917089</text:p>
              </table:table-cell>
            </table:table-row>
            <table:table-row>
              <table:table-cell office:value-type="string">
                <text:p>0,006152</text:p>
              </table:table-cell>
              <table:table-cell office:value-type="float" office:value="0.0003910978">
                <text:p>0.0003910978</text:p>
              </table:table-cell>
            </table:table-row>
            <table:table-row>
              <table:table-cell office:value-type="string">
                <text:p>0,006149</text:p>
              </table:table-cell>
              <table:table-cell office:value-type="float" office:value="0.0003904879">
                <text:p>0.0003904879</text:p>
              </table:table-cell>
            </table:table-row>
            <table:table-row>
              <table:table-cell office:value-type="string">
                <text:p>0,006145</text:p>
              </table:table-cell>
              <table:table-cell office:value-type="float" office:value="0.000389879">
                <text:p>0.000389879</text:p>
              </table:table-cell>
            </table:table-row>
            <table:table-row>
              <table:table-cell office:value-type="string">
                <text:p>0,006142</text:p>
              </table:table-cell>
              <table:table-cell office:value-type="float" office:value="0.0003892712">
                <text:p>0.0003892712</text:p>
              </table:table-cell>
            </table:table-row>
            <table:table-row>
              <table:table-cell office:value-type="string">
                <text:p>0,006138</text:p>
              </table:table-cell>
              <table:table-cell office:value-type="float" office:value="0.0003886645">
                <text:p>0.0003886645</text:p>
              </table:table-cell>
            </table:table-row>
            <table:table-row>
              <table:table-cell office:value-type="string">
                <text:p>0,006134</text:p>
              </table:table-cell>
              <table:table-cell office:value-type="float" office:value="0.0003880588">
                <text:p>0.0003880588</text:p>
              </table:table-cell>
            </table:table-row>
            <table:table-row>
              <table:table-cell office:value-type="string">
                <text:p>0,006131</text:p>
              </table:table-cell>
              <table:table-cell office:value-type="float" office:value="0.0003874542">
                <text:p>0.0003874542</text:p>
              </table:table-cell>
            </table:table-row>
            <table:table-row>
              <table:table-cell office:value-type="string">
                <text:p>0,006127</text:p>
              </table:table-cell>
              <table:table-cell office:value-type="float" office:value="0.0003868506">
                <text:p>0.0003868506</text:p>
              </table:table-cell>
            </table:table-row>
            <table:table-row>
              <table:table-cell office:value-type="string">
                <text:p>0,006123</text:p>
              </table:table-cell>
              <table:table-cell office:value-type="float" office:value="0.0003862482">
                <text:p>0.0003862482</text:p>
              </table:table-cell>
            </table:table-row>
            <table:table-row>
              <table:table-cell office:value-type="string">
                <text:p>0,00612</text:p>
              </table:table-cell>
              <table:table-cell office:value-type="float" office:value="0.0003856468">
                <text:p>0.0003856468</text:p>
              </table:table-cell>
            </table:table-row>
            <table:table-row>
              <table:table-cell office:value-type="string">
                <text:p>0,006116</text:p>
              </table:table-cell>
              <table:table-cell office:value-type="float" office:value="0.0003850466">
                <text:p>0.0003850466</text:p>
              </table:table-cell>
            </table:table-row>
            <table:table-row>
              <table:table-cell office:value-type="string">
                <text:p>0,006113</text:p>
              </table:table-cell>
              <table:table-cell office:value-type="float" office:value="0.0003844473">
                <text:p>0.0003844473</text:p>
              </table:table-cell>
            </table:table-row>
            <table:table-row>
              <table:table-cell office:value-type="string">
                <text:p>0,006109</text:p>
              </table:table-cell>
              <table:table-cell office:value-type="float" office:value="0.0003838491">
                <text:p>0.0003838491</text:p>
              </table:table-cell>
            </table:table-row>
            <table:table-row>
              <table:table-cell office:value-type="string">
                <text:p>0,006105</text:p>
              </table:table-cell>
              <table:table-cell office:value-type="float" office:value="0.000383252">
                <text:p>0.000383252</text:p>
              </table:table-cell>
            </table:table-row>
            <table:table-row>
              <table:table-cell office:value-type="string">
                <text:p>0,006102</text:p>
              </table:table-cell>
              <table:table-cell office:value-type="float" office:value="0.000382656">
                <text:p>0.000382656</text:p>
              </table:table-cell>
            </table:table-row>
            <table:table-row>
              <table:table-cell office:value-type="string">
                <text:p>0,006098</text:p>
              </table:table-cell>
              <table:table-cell office:value-type="float" office:value="0.0003820611">
                <text:p>0.0003820611</text:p>
              </table:table-cell>
            </table:table-row>
            <table:table-row>
              <table:table-cell office:value-type="string">
                <text:p>0,006094</text:p>
              </table:table-cell>
              <table:table-cell office:value-type="float" office:value="0.0003814671">
                <text:p>0.0003814671</text:p>
              </table:table-cell>
            </table:table-row>
            <table:table-row>
              <table:table-cell office:value-type="string">
                <text:p>0,006091</text:p>
              </table:table-cell>
              <table:table-cell office:value-type="float" office:value="0.0003808744">
                <text:p>0.0003808744</text:p>
              </table:table-cell>
            </table:table-row>
            <table:table-row>
              <table:table-cell office:value-type="string">
                <text:p>0,006087</text:p>
              </table:table-cell>
              <table:table-cell office:value-type="float" office:value="0.0003802826">
                <text:p>0.0003802826</text:p>
              </table:table-cell>
            </table:table-row>
            <table:table-row>
              <table:table-cell office:value-type="string">
                <text:p>0,006083</text:p>
              </table:table-cell>
              <table:table-cell office:value-type="float" office:value="0.0003796919">
                <text:p>0.0003796919</text:p>
              </table:table-cell>
            </table:table-row>
            <table:table-row>
              <table:table-cell office:value-type="string">
                <text:p>0,00608</text:p>
              </table:table-cell>
              <table:table-cell office:value-type="float" office:value="0.0003791023">
                <text:p>0.0003791023</text:p>
              </table:table-cell>
            </table:table-row>
            <table:table-row>
              <table:table-cell office:value-type="string">
                <text:p>0,006076</text:p>
              </table:table-cell>
              <table:table-cell office:value-type="float" office:value="0.0003785138">
                <text:p>0.0003785138</text:p>
              </table:table-cell>
            </table:table-row>
            <table:table-row>
              <table:table-cell office:value-type="string">
                <text:p>0,006073</text:p>
              </table:table-cell>
              <table:table-cell office:value-type="float" office:value="0.0003779263">
                <text:p>0.0003779263</text:p>
              </table:table-cell>
            </table:table-row>
            <table:table-row>
              <table:table-cell office:value-type="string">
                <text:p>0,006069</text:p>
              </table:table-cell>
              <table:table-cell office:value-type="float" office:value="0.0003773399">
                <text:p>0.0003773399</text:p>
              </table:table-cell>
            </table:table-row>
            <table:table-row>
              <table:table-cell office:value-type="string">
                <text:p>0,006065</text:p>
              </table:table-cell>
              <table:table-cell office:value-type="float" office:value="0.0003767546">
                <text:p>0.0003767546</text:p>
              </table:table-cell>
            </table:table-row>
            <table:table-row>
              <table:table-cell office:value-type="string">
                <text:p>0,006062</text:p>
              </table:table-cell>
              <table:table-cell office:value-type="float" office:value="0.0003761703">
                <text:p>0.0003761703</text:p>
              </table:table-cell>
            </table:table-row>
            <table:table-row>
              <table:table-cell office:value-type="string">
                <text:p>0,006058</text:p>
              </table:table-cell>
              <table:table-cell office:value-type="float" office:value="0.0003755871">
                <text:p>0.0003755871</text:p>
              </table:table-cell>
            </table:table-row>
            <table:table-row>
              <table:table-cell office:value-type="string">
                <text:p>0,006054</text:p>
              </table:table-cell>
              <table:table-cell office:value-type="float" office:value="0.000375005">
                <text:p>0.000375005</text:p>
              </table:table-cell>
            </table:table-row>
            <table:table-row>
              <table:table-cell office:value-type="string">
                <text:p>0,006051</text:p>
              </table:table-cell>
              <table:table-cell office:value-type="float" office:value="0.000374424">
                <text:p>0.000374424</text:p>
              </table:table-cell>
            </table:table-row>
            <table:table-row>
              <table:table-cell office:value-type="string">
                <text:p>0,006047</text:p>
              </table:table-cell>
              <table:table-cell office:value-type="float" office:value="0.000373844">
                <text:p>0.000373844</text:p>
              </table:table-cell>
            </table:table-row>
            <table:table-row>
              <table:table-cell office:value-type="string">
                <text:p>0,006044</text:p>
              </table:table-cell>
              <table:table-cell office:value-type="float" office:value="0.0003732652">
                <text:p>0.0003732652</text:p>
              </table:table-cell>
            </table:table-row>
            <table:table-row>
              <table:table-cell office:value-type="string">
                <text:p>0,00604</text:p>
              </table:table-cell>
              <table:table-cell office:value-type="float" office:value="0.0003726873">
                <text:p>0.0003726873</text:p>
              </table:table-cell>
            </table:table-row>
            <table:table-row>
              <table:table-cell office:value-type="string">
                <text:p>0,006036</text:p>
              </table:table-cell>
              <table:table-cell office:value-type="float" office:value="0.0003721105">
                <text:p>0.0003721105</text:p>
              </table:table-cell>
            </table:table-row>
            <table:table-row>
              <table:table-cell office:value-type="string">
                <text:p>0,006033</text:p>
              </table:table-cell>
              <table:table-cell office:value-type="float" office:value="0.0003715348">
                <text:p>0.0003715348</text:p>
              </table:table-cell>
            </table:table-row>
            <table:table-row>
              <table:table-cell office:value-type="string">
                <text:p>0,006029</text:p>
              </table:table-cell>
              <table:table-cell office:value-type="float" office:value="0.0003709602">
                <text:p>0.0003709602</text:p>
              </table:table-cell>
            </table:table-row>
            <table:table-row>
              <table:table-cell office:value-type="string">
                <text:p>0,006025</text:p>
              </table:table-cell>
              <table:table-cell office:value-type="float" office:value="0.0003703866">
                <text:p>0.0003703866</text:p>
              </table:table-cell>
            </table:table-row>
            <table:table-row>
              <table:table-cell office:value-type="string">
                <text:p>0,006022</text:p>
              </table:table-cell>
              <table:table-cell office:value-type="float" office:value="0.0003698141">
                <text:p>0.0003698141</text:p>
              </table:table-cell>
            </table:table-row>
            <table:table-row>
              <table:table-cell office:value-type="string">
                <text:p>0,006018</text:p>
              </table:table-cell>
              <table:table-cell office:value-type="float" office:value="0.0003692426">
                <text:p>0.0003692426</text:p>
              </table:table-cell>
            </table:table-row>
            <table:table-row>
              <table:table-cell office:value-type="string">
                <text:p>0,006014</text:p>
              </table:table-cell>
              <table:table-cell office:value-type="float" office:value="0.0003686723">
                <text:p>0.0003686723</text:p>
              </table:table-cell>
            </table:table-row>
            <table:table-row>
              <table:table-cell office:value-type="string">
                <text:p>0,006011</text:p>
              </table:table-cell>
              <table:table-cell office:value-type="float" office:value="0.0003681028">
                <text:p>0.0003681028</text:p>
              </table:table-cell>
            </table:table-row>
            <table:table-row>
              <table:table-cell office:value-type="string">
                <text:p>0,006007</text:p>
              </table:table-cell>
              <table:table-cell office:value-type="float" office:value="0.0003675345">
                <text:p>0.0003675345</text:p>
              </table:table-cell>
            </table:table-row>
            <table:table-row>
              <table:table-cell office:value-type="string">
                <text:p>0,006004</text:p>
              </table:table-cell>
              <table:table-cell office:value-type="float" office:value="0.0003669673">
                <text:p>0.0003669673</text:p>
              </table:table-cell>
            </table:table-row>
            <table:table-row>
              <table:table-cell office:value-type="string">
                <text:p>0,006</text:p>
              </table:table-cell>
              <table:table-cell office:value-type="float" office:value="0.000366401">
                <text:p>0.000366401</text:p>
              </table:table-cell>
            </table:table-row>
            <table:table-row>
              <table:table-cell office:value-type="string">
                <text:p>0,005996</text:p>
              </table:table-cell>
              <table:table-cell office:value-type="float" office:value="0.0003658358">
                <text:p>0.0003658358</text:p>
              </table:table-cell>
            </table:table-row>
            <table:table-row>
              <table:table-cell office:value-type="string">
                <text:p>0,005993</text:p>
              </table:table-cell>
              <table:table-cell office:value-type="float" office:value="0.0003652716">
                <text:p>0.0003652716</text:p>
              </table:table-cell>
            </table:table-row>
            <table:table-row>
              <table:table-cell office:value-type="string">
                <text:p>0,005989</text:p>
              </table:table-cell>
              <table:table-cell office:value-type="float" office:value="0.0003647085">
                <text:p>0.0003647085</text:p>
              </table:table-cell>
            </table:table-row>
            <table:table-row>
              <table:table-cell office:value-type="string">
                <text:p>0,005985</text:p>
              </table:table-cell>
              <table:table-cell office:value-type="float" office:value="0.0003641464">
                <text:p>0.0003641464</text:p>
              </table:table-cell>
            </table:table-row>
            <table:table-row>
              <table:table-cell office:value-type="string">
                <text:p>0,005982</text:p>
              </table:table-cell>
              <table:table-cell office:value-type="float" office:value="0.0003635853">
                <text:p>0.0003635853</text:p>
              </table:table-cell>
            </table:table-row>
            <table:table-row>
              <table:table-cell office:value-type="string">
                <text:p>0,005978</text:p>
              </table:table-cell>
              <table:table-cell office:value-type="float" office:value="0.0003630253">
                <text:p>0.0003630253</text:p>
              </table:table-cell>
            </table:table-row>
            <table:table-row>
              <table:table-cell office:value-type="string">
                <text:p>0,005975</text:p>
              </table:table-cell>
              <table:table-cell office:value-type="float" office:value="0.0003624664">
                <text:p>0.0003624664</text:p>
              </table:table-cell>
            </table:table-row>
            <table:table-row>
              <table:table-cell office:value-type="string">
                <text:p>0,005971</text:p>
              </table:table-cell>
              <table:table-cell office:value-type="float" office:value="0.0003619084">
                <text:p>0.0003619084</text:p>
              </table:table-cell>
            </table:table-row>
            <table:table-row>
              <table:table-cell office:value-type="string">
                <text:p>0,005967</text:p>
              </table:table-cell>
              <table:table-cell office:value-type="float" office:value="0.0003613515">
                <text:p>0.0003613515</text:p>
              </table:table-cell>
            </table:table-row>
            <table:table-row>
              <table:table-cell office:value-type="string">
                <text:p>0,005964</text:p>
              </table:table-cell>
              <table:table-cell office:value-type="float" office:value="0.0003607957">
                <text:p>0.0003607957</text:p>
              </table:table-cell>
            </table:table-row>
            <table:table-row>
              <table:table-cell office:value-type="string">
                <text:p>0,00596</text:p>
              </table:table-cell>
              <table:table-cell office:value-type="float" office:value="0.0003602409">
                <text:p>0.0003602409</text:p>
              </table:table-cell>
            </table:table-row>
            <table:table-row>
              <table:table-cell office:value-type="string">
                <text:p>0,005956</text:p>
              </table:table-cell>
              <table:table-cell office:value-type="float" office:value="0.0003596871">
                <text:p>0.0003596871</text:p>
              </table:table-cell>
            </table:table-row>
            <table:table-row>
              <table:table-cell office:value-type="string">
                <text:p>0,005953</text:p>
              </table:table-cell>
              <table:table-cell office:value-type="float" office:value="0.0003591344">
                <text:p>0.0003591344</text:p>
              </table:table-cell>
            </table:table-row>
            <table:table-row>
              <table:table-cell office:value-type="string">
                <text:p>0,005949</text:p>
              </table:table-cell>
              <table:table-cell office:value-type="float" office:value="0.0003585828">
                <text:p>0.0003585828</text:p>
              </table:table-cell>
            </table:table-row>
            <table:table-row>
              <table:table-cell office:value-type="string">
                <text:p>0,005945</text:p>
              </table:table-cell>
              <table:table-cell office:value-type="float" office:value="0.0003580321">
                <text:p>0.0003580321</text:p>
              </table:table-cell>
            </table:table-row>
            <table:table-row>
              <table:table-cell office:value-type="string">
                <text:p>0,005942</text:p>
              </table:table-cell>
              <table:table-cell office:value-type="float" office:value="0.0003574826">
                <text:p>0.0003574826</text:p>
              </table:table-cell>
            </table:table-row>
            <table:table-row>
              <table:table-cell office:value-type="string">
                <text:p>0,005938</text:p>
              </table:table-cell>
              <table:table-cell office:value-type="float" office:value="0.000356934">
                <text:p>0.000356934</text:p>
              </table:table-cell>
            </table:table-row>
            <table:table-row>
              <table:table-cell office:value-type="string">
                <text:p>0,005935</text:p>
              </table:table-cell>
              <table:table-cell office:value-type="float" office:value="0.0003563865">
                <text:p>0.0003563865</text:p>
              </table:table-cell>
            </table:table-row>
            <table:table-row>
              <table:table-cell office:value-type="string">
                <text:p>0,005931</text:p>
              </table:table-cell>
              <table:table-cell office:value-type="float" office:value="0.00035584">
                <text:p>0.00035584</text:p>
              </table:table-cell>
            </table:table-row>
            <table:table-row>
              <table:table-cell office:value-type="string">
                <text:p>0,005927</text:p>
              </table:table-cell>
              <table:table-cell office:value-type="float" office:value="0.0003552944">
                <text:p>0.0003552944</text:p>
              </table:table-cell>
            </table:table-row>
            <table:table-row>
              <table:table-cell office:value-type="string">
                <text:p>0,005924</text:p>
              </table:table-cell>
              <table:table-cell office:value-type="float" office:value="0.0003547498">
                <text:p>0.0003547498</text:p>
              </table:table-cell>
            </table:table-row>
            <table:table-row>
              <table:table-cell office:value-type="string">
                <text:p>0,00592</text:p>
              </table:table-cell>
              <table:table-cell office:value-type="float" office:value="0.0003542062">
                <text:p>0.0003542062</text:p>
              </table:table-cell>
            </table:table-row>
            <table:table-row>
              <table:table-cell office:value-type="string">
                <text:p>0,005916</text:p>
              </table:table-cell>
              <table:table-cell office:value-type="float" office:value="0.0003536634">
                <text:p>0.0003536634</text:p>
              </table:table-cell>
            </table:table-row>
            <table:table-row>
              <table:table-cell office:value-type="string">
                <text:p>0,005913</text:p>
              </table:table-cell>
              <table:table-cell office:value-type="float" office:value="0.0003531216">
                <text:p>0.0003531216</text:p>
              </table:table-cell>
            </table:table-row>
            <table:table-row>
              <table:table-cell office:value-type="string">
                <text:p>0,005909</text:p>
              </table:table-cell>
              <table:table-cell office:value-type="float" office:value="0.0003525808">
                <text:p>0.0003525808</text:p>
              </table:table-cell>
            </table:table-row>
            <table:table-row>
              <table:table-cell office:value-type="string">
                <text:p>0,005906</text:p>
              </table:table-cell>
              <table:table-cell office:value-type="float" office:value="0.0003520409">
                <text:p>0.0003520409</text:p>
              </table:table-cell>
            </table:table-row>
            <table:table-row>
              <table:table-cell office:value-type="string">
                <text:p>0,005902</text:p>
              </table:table-cell>
              <table:table-cell office:value-type="float" office:value="0.0003515019">
                <text:p>0.0003515019</text:p>
              </table:table-cell>
            </table:table-row>
            <table:table-row>
              <table:table-cell office:value-type="string">
                <text:p>0,005898</text:p>
              </table:table-cell>
              <table:table-cell office:value-type="float" office:value="0.0003509639">
                <text:p>0.0003509639</text:p>
              </table:table-cell>
            </table:table-row>
            <table:table-row>
              <table:table-cell office:value-type="string">
                <text:p>0,005895</text:p>
              </table:table-cell>
              <table:table-cell office:value-type="float" office:value="0.0003504269">
                <text:p>0.0003504269</text:p>
              </table:table-cell>
            </table:table-row>
            <table:table-row>
              <table:table-cell office:value-type="string">
                <text:p>0,005891</text:p>
              </table:table-cell>
              <table:table-cell office:value-type="float" office:value="0.0003498908">
                <text:p>0.0003498908</text:p>
              </table:table-cell>
            </table:table-row>
            <table:table-row>
              <table:table-cell office:value-type="string">
                <text:p>0,005887</text:p>
              </table:table-cell>
              <table:table-cell office:value-type="float" office:value="0.0003493556">
                <text:p>0.0003493556</text:p>
              </table:table-cell>
            </table:table-row>
            <table:table-row>
              <table:table-cell office:value-type="string">
                <text:p>0,005884</text:p>
              </table:table-cell>
              <table:table-cell office:value-type="float" office:value="0.0003488213">
                <text:p>0.0003488213</text:p>
              </table:table-cell>
            </table:table-row>
            <table:table-row>
              <table:table-cell office:value-type="string">
                <text:p>0,00588</text:p>
              </table:table-cell>
              <table:table-cell office:value-type="float" office:value="0.0003482881">
                <text:p>0.0003482881</text:p>
              </table:table-cell>
            </table:table-row>
            <table:table-row>
              <table:table-cell office:value-type="string">
                <text:p>0,005877</text:p>
              </table:table-cell>
              <table:table-cell office:value-type="float" office:value="0.0003477557">
                <text:p>0.0003477557</text:p>
              </table:table-cell>
            </table:table-row>
            <table:table-row>
              <table:table-cell office:value-type="string">
                <text:p>0,005873</text:p>
              </table:table-cell>
              <table:table-cell office:value-type="float" office:value="0.0003472243">
                <text:p>0.0003472243</text:p>
              </table:table-cell>
            </table:table-row>
            <table:table-row>
              <table:table-cell office:value-type="string">
                <text:p>0,005869</text:p>
              </table:table-cell>
              <table:table-cell office:value-type="float" office:value="0.0003466938">
                <text:p>0.0003466938</text:p>
              </table:table-cell>
            </table:table-row>
            <table:table-row>
              <table:table-cell office:value-type="string">
                <text:p>0,005866</text:p>
              </table:table-cell>
              <table:table-cell office:value-type="float" office:value="0.0003461643">
                <text:p>0.0003461643</text:p>
              </table:table-cell>
            </table:table-row>
            <table:table-row>
              <table:table-cell office:value-type="string">
                <text:p>0,005862</text:p>
              </table:table-cell>
              <table:table-cell office:value-type="float" office:value="0.0003456357">
                <text:p>0.0003456357</text:p>
              </table:table-cell>
            </table:table-row>
            <table:table-row>
              <table:table-cell office:value-type="string">
                <text:p>0,005858</text:p>
              </table:table-cell>
              <table:table-cell office:value-type="float" office:value="0.0003451081">
                <text:p>0.0003451081</text:p>
              </table:table-cell>
            </table:table-row>
            <table:table-row>
              <table:table-cell office:value-type="string">
                <text:p>0,005855</text:p>
              </table:table-cell>
              <table:table-cell office:value-type="float" office:value="0.0003445814">
                <text:p>0.0003445814</text:p>
              </table:table-cell>
            </table:table-row>
            <table:table-row>
              <table:table-cell office:value-type="string">
                <text:p>0,005851</text:p>
              </table:table-cell>
              <table:table-cell office:value-type="float" office:value="0.0003440557">
                <text:p>0.0003440557</text:p>
              </table:table-cell>
            </table:table-row>
            <table:table-row>
              <table:table-cell office:value-type="string">
                <text:p>0,005847</text:p>
              </table:table-cell>
              <table:table-cell office:value-type="float" office:value="0.0003435309">
                <text:p>0.0003435309</text:p>
              </table:table-cell>
            </table:table-row>
            <table:table-row>
              <table:table-cell office:value-type="string">
                <text:p>0,005844</text:p>
              </table:table-cell>
              <table:table-cell office:value-type="float" office:value="0.000343007">
                <text:p>0.000343007</text:p>
              </table:table-cell>
            </table:table-row>
            <table:table-row>
              <table:table-cell office:value-type="string">
                <text:p>0,00584</text:p>
              </table:table-cell>
              <table:table-cell office:value-type="float" office:value="0.0003424841">
                <text:p>0.0003424841</text:p>
              </table:table-cell>
            </table:table-row>
            <table:table-row>
              <table:table-cell office:value-type="string">
                <text:p>0,005837</text:p>
              </table:table-cell>
              <table:table-cell office:value-type="float" office:value="0.0003419621">
                <text:p>0.0003419621</text:p>
              </table:table-cell>
            </table:table-row>
            <table:table-row>
              <table:table-cell office:value-type="string">
                <text:p>0,005833</text:p>
              </table:table-cell>
              <table:table-cell office:value-type="float" office:value="0.0003414412">
                <text:p>0.0003414412</text:p>
              </table:table-cell>
            </table:table-row>
            <table:table-row>
              <table:table-cell office:value-type="string">
                <text:p>0,005829</text:p>
              </table:table-cell>
              <table:table-cell office:value-type="float" office:value="0.000340921">
                <text:p>0.000340921</text:p>
              </table:table-cell>
            </table:table-row>
            <table:table-row>
              <table:table-cell office:value-type="string">
                <text:p>0,005826</text:p>
              </table:table-cell>
              <table:table-cell office:value-type="float" office:value="0.0003404019">
                <text:p>0.0003404019</text:p>
              </table:table-cell>
            </table:table-row>
            <table:table-row>
              <table:table-cell office:value-type="string">
                <text:p>0,005822</text:p>
              </table:table-cell>
              <table:table-cell office:value-type="float" office:value="0.0003398837">
                <text:p>0.0003398837</text:p>
              </table:table-cell>
            </table:table-row>
            <table:table-row>
              <table:table-cell office:value-type="string">
                <text:p>0,005818</text:p>
              </table:table-cell>
              <table:table-cell office:value-type="float" office:value="0.0003393665">
                <text:p>0.0003393665</text:p>
              </table:table-cell>
            </table:table-row>
            <table:table-row>
              <table:table-cell office:value-type="string">
                <text:p>0,005815</text:p>
              </table:table-cell>
              <table:table-cell office:value-type="float" office:value="0.0003388501">
                <text:p>0.0003388501</text:p>
              </table:table-cell>
            </table:table-row>
            <table:table-row>
              <table:table-cell office:value-type="string">
                <text:p>0,005811</text:p>
              </table:table-cell>
              <table:table-cell office:value-type="float" office:value="0.0003383348">
                <text:p>0.0003383348</text:p>
              </table:table-cell>
            </table:table-row>
            <table:table-row>
              <table:table-cell office:value-type="string">
                <text:p>0,005808</text:p>
              </table:table-cell>
              <table:table-cell office:value-type="float" office:value="0.0003378203">
                <text:p>0.0003378203</text:p>
              </table:table-cell>
            </table:table-row>
            <table:table-row>
              <table:table-cell office:value-type="string">
                <text:p>0,005804</text:p>
              </table:table-cell>
              <table:table-cell office:value-type="float" office:value="0.0003373069">
                <text:p>0.0003373069</text:p>
              </table:table-cell>
            </table:table-row>
            <table:table-row>
              <table:table-cell office:value-type="string">
                <text:p>0,0058</text:p>
              </table:table-cell>
              <table:table-cell office:value-type="float" office:value="0.0003367943">
                <text:p>0.0003367943</text:p>
              </table:table-cell>
            </table:table-row>
            <table:table-row>
              <table:table-cell office:value-type="string">
                <text:p>0,005797</text:p>
              </table:table-cell>
              <table:table-cell office:value-type="float" office:value="0.0003362828">
                <text:p>0.0003362828</text:p>
              </table:table-cell>
            </table:table-row>
            <table:table-row>
              <table:table-cell office:value-type="string">
                <text:p>0,005793</text:p>
              </table:table-cell>
              <table:table-cell office:value-type="float" office:value="0.0003357722">
                <text:p>0.0003357722</text:p>
              </table:table-cell>
            </table:table-row>
            <table:table-row>
              <table:table-cell office:value-type="string">
                <text:p>0,005789</text:p>
              </table:table-cell>
              <table:table-cell office:value-type="float" office:value="0.0003352624">
                <text:p>0.0003352624</text:p>
              </table:table-cell>
            </table:table-row>
            <table:table-row>
              <table:table-cell office:value-type="string">
                <text:p>0,005786</text:p>
              </table:table-cell>
              <table:table-cell office:value-type="float" office:value="0.0003347537">
                <text:p>0.0003347537</text:p>
              </table:table-cell>
            </table:table-row>
            <table:table-row>
              <table:table-cell office:value-type="string">
                <text:p>0,005782</text:p>
              </table:table-cell>
              <table:table-cell office:value-type="float" office:value="0.0003342459">
                <text:p>0.0003342459</text:p>
              </table:table-cell>
            </table:table-row>
            <table:table-row>
              <table:table-cell office:value-type="string">
                <text:p>0,005778</text:p>
              </table:table-cell>
              <table:table-cell office:value-type="float" office:value="0.000333739">
                <text:p>0.000333739</text:p>
              </table:table-cell>
            </table:table-row>
            <table:table-row>
              <table:table-cell office:value-type="string">
                <text:p>0,005775</text:p>
              </table:table-cell>
              <table:table-cell office:value-type="float" office:value="0.0003332331">
                <text:p>0.0003332331</text:p>
              </table:table-cell>
            </table:table-row>
            <table:table-row>
              <table:table-cell office:value-type="string">
                <text:p>0,005771</text:p>
              </table:table-cell>
              <table:table-cell office:value-type="float" office:value="0.0003327281">
                <text:p>0.0003327281</text:p>
              </table:table-cell>
            </table:table-row>
            <table:table-row>
              <table:table-cell office:value-type="string">
                <text:p>0,005768</text:p>
              </table:table-cell>
              <table:table-cell office:value-type="float" office:value="0.000332224">
                <text:p>0.000332224</text:p>
              </table:table-cell>
            </table:table-row>
            <table:table-row>
              <table:table-cell office:value-type="string">
                <text:p>0,005764</text:p>
              </table:table-cell>
              <table:table-cell office:value-type="float" office:value="0.000331721">
                <text:p>0.000331721</text:p>
              </table:table-cell>
            </table:table-row>
            <table:table-row>
              <table:table-cell office:value-type="string">
                <text:p>0,00576</text:p>
              </table:table-cell>
              <table:table-cell office:value-type="float" office:value="0.0003312188">
                <text:p>0.0003312188</text:p>
              </table:table-cell>
            </table:table-row>
            <table:table-row>
              <table:table-cell office:value-type="string">
                <text:p>0,005757</text:p>
              </table:table-cell>
              <table:table-cell office:value-type="float" office:value="0.0003307176">
                <text:p>0.0003307176</text:p>
              </table:table-cell>
            </table:table-row>
            <table:table-row>
              <table:table-cell office:value-type="string">
                <text:p>0,005753</text:p>
              </table:table-cell>
              <table:table-cell office:value-type="float" office:value="0.0003302173">
                <text:p>0.0003302173</text:p>
              </table:table-cell>
            </table:table-row>
            <table:table-row>
              <table:table-cell office:value-type="string">
                <text:p>0,005749</text:p>
              </table:table-cell>
              <table:table-cell office:value-type="float" office:value="0.000329718">
                <text:p>0.000329718</text:p>
              </table:table-cell>
            </table:table-row>
            <table:table-row>
              <table:table-cell office:value-type="string">
                <text:p>0,005746</text:p>
              </table:table-cell>
              <table:table-cell office:value-type="float" office:value="0.0003292197">
                <text:p>0.0003292197</text:p>
              </table:table-cell>
            </table:table-row>
            <table:table-row>
              <table:table-cell office:value-type="string">
                <text:p>0,005742</text:p>
              </table:table-cell>
              <table:table-cell office:value-type="float" office:value="0.0003287222">
                <text:p>0.0003287222</text:p>
              </table:table-cell>
            </table:table-row>
            <table:table-row>
              <table:table-cell office:value-type="string">
                <text:p>0,005739</text:p>
              </table:table-cell>
              <table:table-cell office:value-type="float" office:value="0.0003282258">
                <text:p>0.0003282258</text:p>
              </table:table-cell>
            </table:table-row>
            <table:table-row>
              <table:table-cell office:value-type="string">
                <text:p>0,005735</text:p>
              </table:table-cell>
              <table:table-cell office:value-type="float" office:value="0.0003277302">
                <text:p>0.0003277302</text:p>
              </table:table-cell>
            </table:table-row>
            <table:table-row>
              <table:table-cell office:value-type="string">
                <text:p>0,005731</text:p>
              </table:table-cell>
              <table:table-cell office:value-type="float" office:value="0.0003272356">
                <text:p>0.0003272356</text:p>
              </table:table-cell>
            </table:table-row>
            <table:table-row>
              <table:table-cell office:value-type="string">
                <text:p>0,005728</text:p>
              </table:table-cell>
              <table:table-cell office:value-type="float" office:value="0.0003267419">
                <text:p>0.0003267419</text:p>
              </table:table-cell>
            </table:table-row>
            <table:table-row>
              <table:table-cell office:value-type="string">
                <text:p>0,005724</text:p>
              </table:table-cell>
              <table:table-cell office:value-type="float" office:value="0.0003262492">
                <text:p>0.0003262492</text:p>
              </table:table-cell>
            </table:table-row>
            <table:table-row>
              <table:table-cell office:value-type="string">
                <text:p>0,00572</text:p>
              </table:table-cell>
              <table:table-cell office:value-type="float" office:value="0.0003257574">
                <text:p>0.0003257574</text:p>
              </table:table-cell>
            </table:table-row>
            <table:table-row>
              <table:table-cell office:value-type="string">
                <text:p>0,005717</text:p>
              </table:table-cell>
              <table:table-cell office:value-type="float" office:value="0.0003252666">
                <text:p>0.0003252666</text:p>
              </table:table-cell>
            </table:table-row>
            <table:table-row>
              <table:table-cell office:value-type="string">
                <text:p>0,005713</text:p>
              </table:table-cell>
              <table:table-cell office:value-type="float" office:value="0.0003247767">
                <text:p>0.0003247767</text:p>
              </table:table-cell>
            </table:table-row>
            <table:table-row>
              <table:table-cell office:value-type="string">
                <text:p>0,005709</text:p>
              </table:table-cell>
              <table:table-cell office:value-type="float" office:value="0.0003242878">
                <text:p>0.0003242878</text:p>
              </table:table-cell>
            </table:table-row>
            <table:table-row>
              <table:table-cell office:value-type="string">
                <text:p>0,005706</text:p>
              </table:table-cell>
              <table:table-cell office:value-type="float" office:value="0.0003237998">
                <text:p>0.0003237998</text:p>
              </table:table-cell>
            </table:table-row>
            <table:table-row>
              <table:table-cell office:value-type="string">
                <text:p>0,005702</text:p>
              </table:table-cell>
              <table:table-cell office:value-type="float" office:value="0.0003233128">
                <text:p>0.0003233128</text:p>
              </table:table-cell>
            </table:table-row>
            <table:table-row>
              <table:table-cell office:value-type="string">
                <text:p>0,005699</text:p>
              </table:table-cell>
              <table:table-cell office:value-type="float" office:value="0.0003228266">
                <text:p>0.0003228266</text:p>
              </table:table-cell>
            </table:table-row>
            <table:table-row>
              <table:table-cell office:value-type="string">
                <text:p>0,005695</text:p>
              </table:table-cell>
              <table:table-cell office:value-type="float" office:value="0.0003223415">
                <text:p>0.0003223415</text:p>
              </table:table-cell>
            </table:table-row>
            <table:table-row>
              <table:table-cell office:value-type="string">
                <text:p>0,005691</text:p>
              </table:table-cell>
              <table:table-cell office:value-type="float" office:value="0.0003218573">
                <text:p>0.0003218573</text:p>
              </table:table-cell>
            </table:table-row>
            <table:table-row>
              <table:table-cell office:value-type="string">
                <text:p>0,005688</text:p>
              </table:table-cell>
              <table:table-cell office:value-type="float" office:value="0.000321374">
                <text:p>0.000321374</text:p>
              </table:table-cell>
            </table:table-row>
            <table:table-row>
              <table:table-cell office:value-type="string">
                <text:p>0,005684</text:p>
              </table:table-cell>
              <table:table-cell office:value-type="float" office:value="0.0003208917">
                <text:p>0.0003208917</text:p>
              </table:table-cell>
            </table:table-row>
            <table:table-row>
              <table:table-cell office:value-type="string">
                <text:p>0,00568</text:p>
              </table:table-cell>
              <table:table-cell office:value-type="float" office:value="0.0003204103">
                <text:p>0.0003204103</text:p>
              </table:table-cell>
            </table:table-row>
            <table:table-row>
              <table:table-cell office:value-type="string">
                <text:p>0,005677</text:p>
              </table:table-cell>
              <table:table-cell office:value-type="float" office:value="0.0003199298">
                <text:p>0.0003199298</text:p>
              </table:table-cell>
            </table:table-row>
            <table:table-row>
              <table:table-cell office:value-type="string">
                <text:p>0,005673</text:p>
              </table:table-cell>
              <table:table-cell office:value-type="float" office:value="0.0003194503">
                <text:p>0.0003194503</text:p>
              </table:table-cell>
            </table:table-row>
            <table:table-row>
              <table:table-cell office:value-type="string">
                <text:p>0,00567</text:p>
              </table:table-cell>
              <table:table-cell office:value-type="float" office:value="0.0003189718">
                <text:p>0.0003189718</text:p>
              </table:table-cell>
            </table:table-row>
            <table:table-row>
              <table:table-cell office:value-type="string">
                <text:p>0,005666</text:p>
              </table:table-cell>
              <table:table-cell office:value-type="float" office:value="0.0003184941">
                <text:p>0.0003184941</text:p>
              </table:table-cell>
            </table:table-row>
            <table:table-row>
              <table:table-cell office:value-type="string">
                <text:p>0,005662</text:p>
              </table:table-cell>
              <table:table-cell office:value-type="float" office:value="0.0003180175">
                <text:p>0.0003180175</text:p>
              </table:table-cell>
            </table:table-row>
            <table:table-row>
              <table:table-cell office:value-type="string">
                <text:p>0,005659</text:p>
              </table:table-cell>
              <table:table-cell office:value-type="float" office:value="0.0003175417">
                <text:p>0.0003175417</text:p>
              </table:table-cell>
            </table:table-row>
            <table:table-row>
              <table:table-cell office:value-type="string">
                <text:p>0,005655</text:p>
              </table:table-cell>
              <table:table-cell office:value-type="float" office:value="0.000317067">
                <text:p>0.000317067</text:p>
              </table:table-cell>
            </table:table-row>
            <table:table-row>
              <table:table-cell office:value-type="string">
                <text:p>0,005651</text:p>
              </table:table-cell>
              <table:table-cell office:value-type="float" office:value="0.0003165931">
                <text:p>0.0003165931</text:p>
              </table:table-cell>
            </table:table-row>
            <table:table-row>
              <table:table-cell office:value-type="string">
                <text:p>0,005648</text:p>
              </table:table-cell>
              <table:table-cell office:value-type="float" office:value="0.0003161202">
                <text:p>0.0003161202</text:p>
              </table:table-cell>
            </table:table-row>
            <table:table-row>
              <table:table-cell office:value-type="string">
                <text:p>0,005644</text:p>
              </table:table-cell>
              <table:table-cell office:value-type="float" office:value="0.0003156482">
                <text:p>0.0003156482</text:p>
              </table:table-cell>
            </table:table-row>
            <table:table-row>
              <table:table-cell office:value-type="string">
                <text:p>0,00564</text:p>
              </table:table-cell>
              <table:table-cell office:value-type="float" office:value="0.0003151773">
                <text:p>0.0003151773</text:p>
              </table:table-cell>
            </table:table-row>
            <table:table-row>
              <table:table-cell office:value-type="string">
                <text:p>0,005637</text:p>
              </table:table-cell>
              <table:table-cell office:value-type="float" office:value="0.0003147072">
                <text:p>0.0003147072</text:p>
              </table:table-cell>
            </table:table-row>
            <table:table-row>
              <table:table-cell office:value-type="string">
                <text:p>0,005633</text:p>
              </table:table-cell>
              <table:table-cell office:value-type="float" office:value="0.0003142381">
                <text:p>0.0003142381</text:p>
              </table:table-cell>
            </table:table-row>
            <table:table-row>
              <table:table-cell office:value-type="string">
                <text:p>0,00563</text:p>
              </table:table-cell>
              <table:table-cell office:value-type="float" office:value="0.0003137699">
                <text:p>0.0003137699</text:p>
              </table:table-cell>
            </table:table-row>
            <table:table-row>
              <table:table-cell office:value-type="string">
                <text:p>0,005626</text:p>
              </table:table-cell>
              <table:table-cell office:value-type="float" office:value="0.0003133027">
                <text:p>0.0003133027</text:p>
              </table:table-cell>
            </table:table-row>
            <table:table-row>
              <table:table-cell office:value-type="string">
                <text:p>0,005622</text:p>
              </table:table-cell>
              <table:table-cell office:value-type="float" office:value="0.0003128364">
                <text:p>0.0003128364</text:p>
              </table:table-cell>
            </table:table-row>
            <table:table-row>
              <table:table-cell office:value-type="string">
                <text:p>0,005619</text:p>
              </table:table-cell>
              <table:table-cell office:value-type="float" office:value="0.000312371">
                <text:p>0.000312371</text:p>
              </table:table-cell>
            </table:table-row>
            <table:table-row>
              <table:table-cell office:value-type="string">
                <text:p>0,005615</text:p>
              </table:table-cell>
              <table:table-cell office:value-type="float" office:value="0.0003119067">
                <text:p>0.0003119067</text:p>
              </table:table-cell>
            </table:table-row>
            <table:table-row>
              <table:table-cell office:value-type="string">
                <text:p>0,005611</text:p>
              </table:table-cell>
              <table:table-cell office:value-type="float" office:value="0.0003114432">
                <text:p>0.0003114432</text:p>
              </table:table-cell>
            </table:table-row>
            <table:table-row>
              <table:table-cell office:value-type="string">
                <text:p>0,005608</text:p>
              </table:table-cell>
              <table:table-cell office:value-type="float" office:value="0.0003109807">
                <text:p>0.0003109807</text:p>
              </table:table-cell>
            </table:table-row>
            <table:table-row>
              <table:table-cell office:value-type="string">
                <text:p>0,005604</text:p>
              </table:table-cell>
              <table:table-cell office:value-type="float" office:value="0.0003105191">
                <text:p>0.0003105191</text:p>
              </table:table-cell>
            </table:table-row>
            <table:table-row>
              <table:table-cell office:value-type="string">
                <text:p>0,005601</text:p>
              </table:table-cell>
              <table:table-cell office:value-type="float" office:value="0.0003100585">
                <text:p>0.0003100585</text:p>
              </table:table-cell>
            </table:table-row>
            <table:table-row>
              <table:table-cell office:value-type="string">
                <text:p>0,005597</text:p>
              </table:table-cell>
              <table:table-cell office:value-type="float" office:value="0.0003095987">
                <text:p>0.0003095987</text:p>
              </table:table-cell>
            </table:table-row>
            <table:table-row>
              <table:table-cell office:value-type="string">
                <text:p>0,005593</text:p>
              </table:table-cell>
              <table:table-cell office:value-type="float" office:value="0.00030914">
                <text:p>0.00030914</text:p>
              </table:table-cell>
            </table:table-row>
            <table:table-row>
              <table:table-cell office:value-type="string">
                <text:p>0,00559</text:p>
              </table:table-cell>
              <table:table-cell office:value-type="float" office:value="0.0003086823">
                <text:p>0.0003086823</text:p>
              </table:table-cell>
            </table:table-row>
            <table:table-row>
              <table:table-cell office:value-type="string">
                <text:p>0,005586</text:p>
              </table:table-cell>
              <table:table-cell office:value-type="float" office:value="0.0003082254">
                <text:p>0.0003082254</text:p>
              </table:table-cell>
            </table:table-row>
            <table:table-row>
              <table:table-cell office:value-type="string">
                <text:p>0,005582</text:p>
              </table:table-cell>
              <table:table-cell office:value-type="float" office:value="0.0003077695">
                <text:p>0.0003077695</text:p>
              </table:table-cell>
            </table:table-row>
            <table:table-row>
              <table:table-cell office:value-type="string">
                <text:p>0,005579</text:p>
              </table:table-cell>
              <table:table-cell office:value-type="float" office:value="0.0003073145">
                <text:p>0.0003073145</text:p>
              </table:table-cell>
            </table:table-row>
            <table:table-row>
              <table:table-cell office:value-type="string">
                <text:p>0,005575</text:p>
              </table:table-cell>
              <table:table-cell office:value-type="float" office:value="0.0003068605">
                <text:p>0.0003068605</text:p>
              </table:table-cell>
            </table:table-row>
            <table:table-row>
              <table:table-cell office:value-type="string">
                <text:p>0,005572</text:p>
              </table:table-cell>
              <table:table-cell office:value-type="float" office:value="0.0003064074">
                <text:p>0.0003064074</text:p>
              </table:table-cell>
            </table:table-row>
            <table:table-row>
              <table:table-cell office:value-type="string">
                <text:p>0,005568</text:p>
              </table:table-cell>
              <table:table-cell office:value-type="float" office:value="0.0003059553">
                <text:p>0.0003059553</text:p>
              </table:table-cell>
            </table:table-row>
            <table:table-row>
              <table:table-cell office:value-type="string">
                <text:p>0,005564</text:p>
              </table:table-cell>
              <table:table-cell office:value-type="float" office:value="0.0003055041">
                <text:p>0.0003055041</text:p>
              </table:table-cell>
            </table:table-row>
            <table:table-row>
              <table:table-cell office:value-type="string">
                <text:p>0,005561</text:p>
              </table:table-cell>
              <table:table-cell office:value-type="float" office:value="0.0003050539">
                <text:p>0.0003050539</text:p>
              </table:table-cell>
            </table:table-row>
            <table:table-row>
              <table:table-cell office:value-type="string">
                <text:p>0,005557</text:p>
              </table:table-cell>
              <table:table-cell office:value-type="float" office:value="0.0003046045">
                <text:p>0.0003046045</text:p>
              </table:table-cell>
            </table:table-row>
            <table:table-row>
              <table:table-cell office:value-type="string">
                <text:p>0,005553</text:p>
              </table:table-cell>
              <table:table-cell office:value-type="float" office:value="0.0003041562">
                <text:p>0.0003041562</text:p>
              </table:table-cell>
            </table:table-row>
            <table:table-row>
              <table:table-cell office:value-type="string">
                <text:p>0,00555</text:p>
              </table:table-cell>
              <table:table-cell office:value-type="float" office:value="0.0003037087">
                <text:p>0.0003037087</text:p>
              </table:table-cell>
            </table:table-row>
            <table:table-row>
              <table:table-cell office:value-type="string">
                <text:p>0,005546</text:p>
              </table:table-cell>
              <table:table-cell office:value-type="float" office:value="0.0003032623">
                <text:p>0.0003032623</text:p>
              </table:table-cell>
            </table:table-row>
            <table:table-row>
              <table:table-cell office:value-type="string">
                <text:p>0,005542</text:p>
              </table:table-cell>
              <table:table-cell office:value-type="float" office:value="0.0003028168">
                <text:p>0.0003028168</text:p>
              </table:table-cell>
            </table:table-row>
            <table:table-row>
              <table:table-cell office:value-type="string">
                <text:p>0,005539</text:p>
              </table:table-cell>
              <table:table-cell office:value-type="float" office:value="0.0003023722">
                <text:p>0.0003023722</text:p>
              </table:table-cell>
            </table:table-row>
            <table:table-row>
              <table:table-cell office:value-type="string">
                <text:p>0,005535</text:p>
              </table:table-cell>
              <table:table-cell office:value-type="float" office:value="0.0003019286">
                <text:p>0.0003019286</text:p>
              </table:table-cell>
            </table:table-row>
            <table:table-row>
              <table:table-cell office:value-type="string">
                <text:p>0,005532</text:p>
              </table:table-cell>
              <table:table-cell office:value-type="float" office:value="0.0003014858">
                <text:p>0.0003014858</text:p>
              </table:table-cell>
            </table:table-row>
            <table:table-row>
              <table:table-cell office:value-type="string">
                <text:p>0,005528</text:p>
              </table:table-cell>
              <table:table-cell office:value-type="float" office:value="0.0003010441">
                <text:p>0.0003010441</text:p>
              </table:table-cell>
            </table:table-row>
            <table:table-row>
              <table:table-cell office:value-type="string">
                <text:p>0,005524</text:p>
              </table:table-cell>
              <table:table-cell office:value-type="float" office:value="0.0003006033">
                <text:p>0.0003006033</text:p>
              </table:table-cell>
            </table:table-row>
            <table:table-row>
              <table:table-cell office:value-type="string">
                <text:p>0,005521</text:p>
              </table:table-cell>
              <table:table-cell office:value-type="float" office:value="0.0003001633">
                <text:p>0.0003001633</text:p>
              </table:table-cell>
            </table:table-row>
            <table:table-row>
              <table:table-cell office:value-type="string">
                <text:p>0,005517</text:p>
              </table:table-cell>
              <table:table-cell office:value-type="float" office:value="0.0002997242">
                <text:p>0.0002997242</text:p>
              </table:table-cell>
            </table:table-row>
            <table:table-row>
              <table:table-cell office:value-type="string">
                <text:p>0,005513</text:p>
              </table:table-cell>
              <table:table-cell office:value-type="float" office:value="0.000299286">
                <text:p>0.000299286</text:p>
              </table:table-cell>
            </table:table-row>
            <table:table-row>
              <table:table-cell office:value-type="string">
                <text:p>0,00551</text:p>
              </table:table-cell>
              <table:table-cell office:value-type="float" office:value="0.0002988486">
                <text:p>0.0002988486</text:p>
              </table:table-cell>
            </table:table-row>
            <table:table-row>
              <table:table-cell office:value-type="string">
                <text:p>0,005506</text:p>
              </table:table-cell>
              <table:table-cell office:value-type="float" office:value="0.0002984121">
                <text:p>0.0002984121</text:p>
              </table:table-cell>
            </table:table-row>
            <table:table-row>
              <table:table-cell office:value-type="string">
                <text:p>0,005503</text:p>
              </table:table-cell>
              <table:table-cell office:value-type="float" office:value="0.0002979764">
                <text:p>0.0002979764</text:p>
              </table:table-cell>
            </table:table-row>
            <table:table-row>
              <table:table-cell office:value-type="string">
                <text:p>0,005499</text:p>
              </table:table-cell>
              <table:table-cell office:value-type="float" office:value="0.0002975416">
                <text:p>0.0002975416</text:p>
              </table:table-cell>
            </table:table-row>
            <table:table-row>
              <table:table-cell office:value-type="string">
                <text:p>0,005495</text:p>
              </table:table-cell>
              <table:table-cell office:value-type="float" office:value="0.0002971075">
                <text:p>0.0002971075</text:p>
              </table:table-cell>
            </table:table-row>
            <table:table-row>
              <table:table-cell office:value-type="string">
                <text:p>0,005492</text:p>
              </table:table-cell>
              <table:table-cell office:value-type="float" office:value="0.0002966744">
                <text:p>0.0002966744</text:p>
              </table:table-cell>
            </table:table-row>
            <table:table-row>
              <table:table-cell office:value-type="string">
                <text:p>0,005488</text:p>
              </table:table-cell>
              <table:table-cell office:value-type="float" office:value="0.0002962421">
                <text:p>0.0002962421</text:p>
              </table:table-cell>
            </table:table-row>
            <table:table-row>
              <table:table-cell office:value-type="string">
                <text:p>0,005484</text:p>
              </table:table-cell>
              <table:table-cell office:value-type="float" office:value="0.0002958105">
                <text:p>0.0002958105</text:p>
              </table:table-cell>
            </table:table-row>
            <table:table-row>
              <table:table-cell office:value-type="string">
                <text:p>0,005481</text:p>
              </table:table-cell>
              <table:table-cell office:value-type="float" office:value="0.0002953798">
                <text:p>0.0002953798</text:p>
              </table:table-cell>
            </table:table-row>
            <table:table-row>
              <table:table-cell office:value-type="string">
                <text:p>0,005477</text:p>
              </table:table-cell>
              <table:table-cell office:value-type="float" office:value="0.00029495">
                <text:p>0.00029495</text:p>
              </table:table-cell>
            </table:table-row>
            <table:table-row>
              <table:table-cell office:value-type="string">
                <text:p>0,005473</text:p>
              </table:table-cell>
              <table:table-cell office:value-type="float" office:value="0.000294521">
                <text:p>0.000294521</text:p>
              </table:table-cell>
            </table:table-row>
            <table:table-row>
              <table:table-cell office:value-type="string">
                <text:p>0,00547</text:p>
              </table:table-cell>
              <table:table-cell office:value-type="float" office:value="0.0002940927">
                <text:p>0.0002940927</text:p>
              </table:table-cell>
            </table:table-row>
            <table:table-row>
              <table:table-cell office:value-type="string">
                <text:p>0,005466</text:p>
              </table:table-cell>
              <table:table-cell office:value-type="float" office:value="0.0002936654">
                <text:p>0.0002936654</text:p>
              </table:table-cell>
            </table:table-row>
            <table:table-row>
              <table:table-cell office:value-type="string">
                <text:p>0,005463</text:p>
              </table:table-cell>
              <table:table-cell office:value-type="float" office:value="0.0002932388">
                <text:p>0.0002932388</text:p>
              </table:table-cell>
            </table:table-row>
            <table:table-row>
              <table:table-cell office:value-type="string">
                <text:p>0,005459</text:p>
              </table:table-cell>
              <table:table-cell office:value-type="float" office:value="0.0002928132">
                <text:p>0.0002928132</text:p>
              </table:table-cell>
            </table:table-row>
            <table:table-row>
              <table:table-cell office:value-type="string">
                <text:p>0,005455</text:p>
              </table:table-cell>
              <table:table-cell office:value-type="float" office:value="0.0002923883">
                <text:p>0.0002923883</text:p>
              </table:table-cell>
            </table:table-row>
            <table:table-row>
              <table:table-cell office:value-type="string">
                <text:p>0,005452</text:p>
              </table:table-cell>
              <table:table-cell office:value-type="float" office:value="0.0002919643">
                <text:p>0.0002919643</text:p>
              </table:table-cell>
            </table:table-row>
            <table:table-row>
              <table:table-cell office:value-type="string">
                <text:p>0,005448</text:p>
              </table:table-cell>
              <table:table-cell office:value-type="float" office:value="0.000291541">
                <text:p>0.000291541</text:p>
              </table:table-cell>
            </table:table-row>
            <table:table-row>
              <table:table-cell office:value-type="string">
                <text:p>0,005444</text:p>
              </table:table-cell>
              <table:table-cell office:value-type="float" office:value="0.0002911186">
                <text:p>0.0002911186</text:p>
              </table:table-cell>
            </table:table-row>
            <table:table-row>
              <table:table-cell office:value-type="string">
                <text:p>0,005441</text:p>
              </table:table-cell>
              <table:table-cell office:value-type="float" office:value="0.0002906971">
                <text:p>0.0002906971</text:p>
              </table:table-cell>
            </table:table-row>
            <table:table-row>
              <table:table-cell office:value-type="string">
                <text:p>0,005437</text:p>
              </table:table-cell>
              <table:table-cell office:value-type="float" office:value="0.0002902764">
                <text:p>0.0002902764</text:p>
              </table:table-cell>
            </table:table-row>
            <table:table-row>
              <table:table-cell office:value-type="string">
                <text:p>0,005434</text:p>
              </table:table-cell>
              <table:table-cell office:value-type="float" office:value="0.0002898565">
                <text:p>0.0002898565</text:p>
              </table:table-cell>
            </table:table-row>
            <table:table-row>
              <table:table-cell office:value-type="string">
                <text:p>0,00543</text:p>
              </table:table-cell>
              <table:table-cell office:value-type="float" office:value="0.0002894374">
                <text:p>0.0002894374</text:p>
              </table:table-cell>
            </table:table-row>
            <table:table-row>
              <table:table-cell office:value-type="string">
                <text:p>0,005426</text:p>
              </table:table-cell>
              <table:table-cell office:value-type="float" office:value="0.0002890192">
                <text:p>0.0002890192</text:p>
              </table:table-cell>
            </table:table-row>
            <table:table-row>
              <table:table-cell office:value-type="string">
                <text:p>0,005423</text:p>
              </table:table-cell>
              <table:table-cell office:value-type="float" office:value="0.0002886018">
                <text:p>0.0002886018</text:p>
              </table:table-cell>
            </table:table-row>
            <table:table-row>
              <table:table-cell office:value-type="string">
                <text:p>0,005419</text:p>
              </table:table-cell>
              <table:table-cell office:value-type="float" office:value="0.0002881853">
                <text:p>0.0002881853</text:p>
              </table:table-cell>
            </table:table-row>
            <table:table-row>
              <table:table-cell office:value-type="string">
                <text:p>0,005415</text:p>
              </table:table-cell>
              <table:table-cell office:value-type="float" office:value="0.0002877695">
                <text:p>0.0002877695</text:p>
              </table:table-cell>
            </table:table-row>
            <table:table-row>
              <table:table-cell office:value-type="string">
                <text:p>0,005412</text:p>
              </table:table-cell>
              <table:table-cell office:value-type="float" office:value="0.0002873546">
                <text:p>0.0002873546</text:p>
              </table:table-cell>
            </table:table-row>
            <table:table-row>
              <table:table-cell office:value-type="string">
                <text:p>0,005408</text:p>
              </table:table-cell>
              <table:table-cell office:value-type="float" office:value="0.0002869405">
                <text:p>0.0002869405</text:p>
              </table:table-cell>
            </table:table-row>
            <table:table-row>
              <table:table-cell office:value-type="string">
                <text:p>0,005404</text:p>
              </table:table-cell>
              <table:table-cell office:value-type="float" office:value="0.0002865273">
                <text:p>0.0002865273</text:p>
              </table:table-cell>
            </table:table-row>
            <table:table-row>
              <table:table-cell office:value-type="string">
                <text:p>0,005401</text:p>
              </table:table-cell>
              <table:table-cell office:value-type="float" office:value="0.0002861149">
                <text:p>0.0002861149</text:p>
              </table:table-cell>
            </table:table-row>
            <table:table-row>
              <table:table-cell office:value-type="string">
                <text:p>0,005397</text:p>
              </table:table-cell>
              <table:table-cell office:value-type="float" office:value="0.0002857033">
                <text:p>0.0002857033</text:p>
              </table:table-cell>
            </table:table-row>
            <table:table-row>
              <table:table-cell office:value-type="string">
                <text:p>0,005394</text:p>
              </table:table-cell>
              <table:table-cell office:value-type="float" office:value="0.0002852925">
                <text:p>0.0002852925</text:p>
              </table:table-cell>
            </table:table-row>
            <table:table-row>
              <table:table-cell office:value-type="string">
                <text:p>0,00539</text:p>
              </table:table-cell>
              <table:table-cell office:value-type="float" office:value="0.0002848827">
                <text:p>0.0002848827</text:p>
              </table:table-cell>
            </table:table-row>
            <table:table-row>
              <table:table-cell office:value-type="string">
                <text:p>0,005386</text:p>
              </table:table-cell>
              <table:table-cell office:value-type="float" office:value="0.0002844735">
                <text:p>0.0002844735</text:p>
              </table:table-cell>
            </table:table-row>
            <table:table-row>
              <table:table-cell office:value-type="string">
                <text:p>0,005383</text:p>
              </table:table-cell>
              <table:table-cell office:value-type="float" office:value="0.0002840653">
                <text:p>0.0002840653</text:p>
              </table:table-cell>
            </table:table-row>
            <table:table-row>
              <table:table-cell office:value-type="string">
                <text:p>0,005379</text:p>
              </table:table-cell>
              <table:table-cell office:value-type="float" office:value="0.0002836579">
                <text:p>0.0002836579</text:p>
              </table:table-cell>
            </table:table-row>
            <table:table-row>
              <table:table-cell office:value-type="string">
                <text:p>0,005375</text:p>
              </table:table-cell>
              <table:table-cell office:value-type="float" office:value="0.0002832513">
                <text:p>0.0002832513</text:p>
              </table:table-cell>
            </table:table-row>
            <table:table-row>
              <table:table-cell office:value-type="string">
                <text:p>0,005372</text:p>
              </table:table-cell>
              <table:table-cell office:value-type="float" office:value="0.0002828456">
                <text:p>0.0002828456</text:p>
              </table:table-cell>
            </table:table-row>
            <table:table-row>
              <table:table-cell office:value-type="string">
                <text:p>0,005368</text:p>
              </table:table-cell>
              <table:table-cell office:value-type="float" office:value="0.0002824406">
                <text:p>0.0002824406</text:p>
              </table:table-cell>
            </table:table-row>
            <table:table-row>
              <table:table-cell office:value-type="string">
                <text:p>0,005365</text:p>
              </table:table-cell>
              <table:table-cell office:value-type="float" office:value="0.0002820365">
                <text:p>0.0002820365</text:p>
              </table:table-cell>
            </table:table-row>
            <table:table-row>
              <table:table-cell office:value-type="string">
                <text:p>0,005361</text:p>
              </table:table-cell>
              <table:table-cell office:value-type="float" office:value="0.0002816332">
                <text:p>0.0002816332</text:p>
              </table:table-cell>
            </table:table-row>
            <table:table-row>
              <table:table-cell office:value-type="string">
                <text:p>0,005357</text:p>
              </table:table-cell>
              <table:table-cell office:value-type="float" office:value="0.0002812308">
                <text:p>0.0002812308</text:p>
              </table:table-cell>
            </table:table-row>
            <table:table-row>
              <table:table-cell office:value-type="string">
                <text:p>0,005354</text:p>
              </table:table-cell>
              <table:table-cell office:value-type="float" office:value="0.0002808292">
                <text:p>0.0002808292</text:p>
              </table:table-cell>
            </table:table-row>
            <table:table-row>
              <table:table-cell office:value-type="string">
                <text:p>0,00535</text:p>
              </table:table-cell>
              <table:table-cell office:value-type="float" office:value="0.0002804284">
                <text:p>0.0002804284</text:p>
              </table:table-cell>
            </table:table-row>
            <table:table-row>
              <table:table-cell office:value-type="string">
                <text:p>0,005346</text:p>
              </table:table-cell>
              <table:table-cell office:value-type="float" office:value="0.0002800284">
                <text:p>0.0002800284</text:p>
              </table:table-cell>
            </table:table-row>
            <table:table-row>
              <table:table-cell office:value-type="string">
                <text:p>0,005343</text:p>
              </table:table-cell>
              <table:table-cell office:value-type="float" office:value="0.0002796294">
                <text:p>0.0002796294</text:p>
              </table:table-cell>
            </table:table-row>
            <table:table-row>
              <table:table-cell office:value-type="string">
                <text:p>0,005339</text:p>
              </table:table-cell>
              <table:table-cell office:value-type="float" office:value="0.000279231">
                <text:p>0.000279231</text:p>
              </table:table-cell>
            </table:table-row>
            <table:table-row>
              <table:table-cell office:value-type="string">
                <text:p>0,005335</text:p>
              </table:table-cell>
              <table:table-cell office:value-type="float" office:value="0.0002788336">
                <text:p>0.0002788336</text:p>
              </table:table-cell>
            </table:table-row>
            <table:table-row>
              <table:table-cell office:value-type="string">
                <text:p>0,005332</text:p>
              </table:table-cell>
              <table:table-cell office:value-type="float" office:value="0.000278437">
                <text:p>0.000278437</text:p>
              </table:table-cell>
            </table:table-row>
            <table:table-row>
              <table:table-cell office:value-type="string">
                <text:p>0,005328</text:p>
              </table:table-cell>
              <table:table-cell office:value-type="float" office:value="0.0002780412">
                <text:p>0.0002780412</text:p>
              </table:table-cell>
            </table:table-row>
            <table:table-row>
              <table:table-cell office:value-type="string">
                <text:p>0,005325</text:p>
              </table:table-cell>
              <table:table-cell office:value-type="float" office:value="0.0002776463">
                <text:p>0.0002776463</text:p>
              </table:table-cell>
            </table:table-row>
            <table:table-row>
              <table:table-cell office:value-type="string">
                <text:p>0,005321</text:p>
              </table:table-cell>
              <table:table-cell office:value-type="float" office:value="0.0002772521">
                <text:p>0.0002772521</text:p>
              </table:table-cell>
            </table:table-row>
            <table:table-row>
              <table:table-cell office:value-type="string">
                <text:p>0,005317</text:p>
              </table:table-cell>
              <table:table-cell office:value-type="float" office:value="0.0002768588">
                <text:p>0.0002768588</text:p>
              </table:table-cell>
            </table:table-row>
            <table:table-row>
              <table:table-cell office:value-type="string">
                <text:p>0,005314</text:p>
              </table:table-cell>
              <table:table-cell office:value-type="float" office:value="0.0002764663">
                <text:p>0.0002764663</text:p>
              </table:table-cell>
            </table:table-row>
            <table:table-row>
              <table:table-cell office:value-type="string">
                <text:p>0,00531</text:p>
              </table:table-cell>
              <table:table-cell office:value-type="float" office:value="0.0002760747">
                <text:p>0.0002760747</text:p>
              </table:table-cell>
            </table:table-row>
            <table:table-row>
              <table:table-cell office:value-type="string">
                <text:p>0,005306</text:p>
              </table:table-cell>
              <table:table-cell office:value-type="float" office:value="0.0002756839">
                <text:p>0.0002756839</text:p>
              </table:table-cell>
            </table:table-row>
            <table:table-row>
              <table:table-cell office:value-type="string">
                <text:p>0,005303</text:p>
              </table:table-cell>
              <table:table-cell office:value-type="float" office:value="0.0002752939">
                <text:p>0.0002752939</text:p>
              </table:table-cell>
            </table:table-row>
            <table:table-row>
              <table:table-cell office:value-type="string">
                <text:p>0,005299</text:p>
              </table:table-cell>
              <table:table-cell office:value-type="float" office:value="0.0002749047">
                <text:p>0.0002749047</text:p>
              </table:table-cell>
            </table:table-row>
            <table:table-row>
              <table:table-cell office:value-type="string">
                <text:p>0,005296</text:p>
              </table:table-cell>
              <table:table-cell office:value-type="float" office:value="0.0002745165">
                <text:p>0.0002745165</text:p>
              </table:table-cell>
            </table:table-row>
            <table:table-row>
              <table:table-cell office:value-type="string">
                <text:p>0,005292</text:p>
              </table:table-cell>
              <table:table-cell office:value-type="float" office:value="0.0002741289">
                <text:p>0.0002741289</text:p>
              </table:table-cell>
            </table:table-row>
            <table:table-row>
              <table:table-cell office:value-type="string">
                <text:p>0,005288</text:p>
              </table:table-cell>
              <table:table-cell office:value-type="float" office:value="0.0002737423">
                <text:p>0.0002737423</text:p>
              </table:table-cell>
            </table:table-row>
            <table:table-row>
              <table:table-cell office:value-type="string">
                <text:p>0,005285</text:p>
              </table:table-cell>
              <table:table-cell office:value-type="float" office:value="0.0002733565">
                <text:p>0.0002733565</text:p>
              </table:table-cell>
            </table:table-row>
            <table:table-row>
              <table:table-cell office:value-type="string">
                <text:p>0,005281</text:p>
              </table:table-cell>
              <table:table-cell office:value-type="float" office:value="0.0002729715">
                <text:p>0.0002729715</text:p>
              </table:table-cell>
            </table:table-row>
            <table:table-row>
              <table:table-cell office:value-type="string">
                <text:p>0,005277</text:p>
              </table:table-cell>
              <table:table-cell office:value-type="float" office:value="0.0002725874">
                <text:p>0.0002725874</text:p>
              </table:table-cell>
            </table:table-row>
            <table:table-row>
              <table:table-cell office:value-type="string">
                <text:p>0,005274</text:p>
              </table:table-cell>
              <table:table-cell office:value-type="float" office:value="0.000272204">
                <text:p>0.000272204</text:p>
              </table:table-cell>
            </table:table-row>
            <table:table-row>
              <table:table-cell office:value-type="string">
                <text:p>0,00527</text:p>
              </table:table-cell>
              <table:table-cell office:value-type="float" office:value="0.0002718215">
                <text:p>0.0002718215</text:p>
              </table:table-cell>
            </table:table-row>
            <table:table-row>
              <table:table-cell office:value-type="string">
                <text:p>0,005267</text:p>
              </table:table-cell>
              <table:table-cell office:value-type="float" office:value="0.0002714399">
                <text:p>0.0002714399</text:p>
              </table:table-cell>
            </table:table-row>
            <table:table-row>
              <table:table-cell office:value-type="string">
                <text:p>0,005263</text:p>
              </table:table-cell>
              <table:table-cell office:value-type="float" office:value="0.0002710591">
                <text:p>0.0002710591</text:p>
              </table:table-cell>
            </table:table-row>
            <table:table-row>
              <table:table-cell office:value-type="string">
                <text:p>0,005259</text:p>
              </table:table-cell>
              <table:table-cell office:value-type="float" office:value="0.000270679">
                <text:p>0.000270679</text:p>
              </table:table-cell>
            </table:table-row>
            <table:table-row>
              <table:table-cell office:value-type="string">
                <text:p>0,005256</text:p>
              </table:table-cell>
              <table:table-cell office:value-type="float" office:value="0.0002702999">
                <text:p>0.0002702999</text:p>
              </table:table-cell>
            </table:table-row>
            <table:table-row>
              <table:table-cell office:value-type="string">
                <text:p>0,005252</text:p>
              </table:table-cell>
              <table:table-cell office:value-type="float" office:value="0.0002699215">
                <text:p>0.0002699215</text:p>
              </table:table-cell>
            </table:table-row>
            <table:table-row>
              <table:table-cell office:value-type="string">
                <text:p>0,005248</text:p>
              </table:table-cell>
              <table:table-cell office:value-type="float" office:value="0.0002695441">
                <text:p>0.0002695441</text:p>
              </table:table-cell>
            </table:table-row>
            <table:table-row>
              <table:table-cell office:value-type="string">
                <text:p>0,005245</text:p>
              </table:table-cell>
              <table:table-cell office:value-type="float" office:value="0.0002691674">
                <text:p>0.0002691674</text:p>
              </table:table-cell>
            </table:table-row>
            <table:table-row>
              <table:table-cell office:value-type="string">
                <text:p>0,005241</text:p>
              </table:table-cell>
              <table:table-cell office:value-type="float" office:value="0.0002687916">
                <text:p>0.0002687916</text:p>
              </table:table-cell>
            </table:table-row>
            <table:table-row>
              <table:table-cell office:value-type="string">
                <text:p>0,005237</text:p>
              </table:table-cell>
              <table:table-cell office:value-type="float" office:value="0.0002684165">
                <text:p>0.0002684165</text:p>
              </table:table-cell>
            </table:table-row>
            <table:table-row>
              <table:table-cell office:value-type="string">
                <text:p>0,005234</text:p>
              </table:table-cell>
              <table:table-cell office:value-type="float" office:value="0.0002680424">
                <text:p>0.0002680424</text:p>
              </table:table-cell>
            </table:table-row>
            <table:table-row>
              <table:table-cell office:value-type="string">
                <text:p>0,00523</text:p>
              </table:table-cell>
              <table:table-cell office:value-type="float" office:value="0.0002676691">
                <text:p>0.0002676691</text:p>
              </table:table-cell>
            </table:table-row>
            <table:table-row>
              <table:table-cell office:value-type="string">
                <text:p>0,005227</text:p>
              </table:table-cell>
              <table:table-cell office:value-type="float" office:value="0.0002672966">
                <text:p>0.0002672966</text:p>
              </table:table-cell>
            </table:table-row>
            <table:table-row>
              <table:table-cell office:value-type="string">
                <text:p>0,005223</text:p>
              </table:table-cell>
              <table:table-cell office:value-type="float" office:value="0.0002669249">
                <text:p>0.0002669249</text:p>
              </table:table-cell>
            </table:table-row>
            <table:table-row>
              <table:table-cell office:value-type="string">
                <text:p>0,005219</text:p>
              </table:table-cell>
              <table:table-cell office:value-type="float" office:value="0.0002665541">
                <text:p>0.0002665541</text:p>
              </table:table-cell>
            </table:table-row>
            <table:table-row>
              <table:table-cell office:value-type="string">
                <text:p>0,005216</text:p>
              </table:table-cell>
              <table:table-cell office:value-type="float" office:value="0.0002661841">
                <text:p>0.0002661841</text:p>
              </table:table-cell>
            </table:table-row>
            <table:table-row>
              <table:table-cell office:value-type="string">
                <text:p>0,005212</text:p>
              </table:table-cell>
              <table:table-cell office:value-type="float" office:value="0.0002658149">
                <text:p>0.0002658149</text:p>
              </table:table-cell>
            </table:table-row>
            <table:table-row>
              <table:table-cell office:value-type="string">
                <text:p>0,005208</text:p>
              </table:table-cell>
              <table:table-cell office:value-type="float" office:value="0.0002654465">
                <text:p>0.0002654465</text:p>
              </table:table-cell>
            </table:table-row>
            <table:table-row>
              <table:table-cell office:value-type="string">
                <text:p>0,005205</text:p>
              </table:table-cell>
              <table:table-cell office:value-type="float" office:value="0.0002650788">
                <text:p>0.0002650788</text:p>
              </table:table-cell>
            </table:table-row>
            <table:table-row>
              <table:table-cell office:value-type="string">
                <text:p>0,005201</text:p>
              </table:table-cell>
              <table:table-cell office:value-type="float" office:value="0.000264712">
                <text:p>0.000264712</text:p>
              </table:table-cell>
            </table:table-row>
            <table:table-row>
              <table:table-cell office:value-type="string">
                <text:p>0,005198</text:p>
              </table:table-cell>
              <table:table-cell office:value-type="float" office:value="0.0002643459">
                <text:p>0.0002643459</text:p>
              </table:table-cell>
            </table:table-row>
            <table:table-row>
              <table:table-cell office:value-type="string">
                <text:p>0,005194</text:p>
              </table:table-cell>
              <table:table-cell office:value-type="float" office:value="0.0002639806">
                <text:p>0.0002639806</text:p>
              </table:table-cell>
            </table:table-row>
            <table:table-row>
              <table:table-cell office:value-type="string">
                <text:p>0,00519</text:p>
              </table:table-cell>
              <table:table-cell office:value-type="float" office:value="0.0002636161">
                <text:p>0.0002636161</text:p>
              </table:table-cell>
            </table:table-row>
            <table:table-row>
              <table:table-cell office:value-type="string">
                <text:p>0,005187</text:p>
              </table:table-cell>
              <table:table-cell office:value-type="float" office:value="0.0002632523">
                <text:p>0.0002632523</text:p>
              </table:table-cell>
            </table:table-row>
            <table:table-row>
              <table:table-cell office:value-type="string">
                <text:p>0,005183</text:p>
              </table:table-cell>
              <table:table-cell office:value-type="float" office:value="0.0002628893">
                <text:p>0.0002628893</text:p>
              </table:table-cell>
            </table:table-row>
            <table:table-row>
              <table:table-cell office:value-type="string">
                <text:p>0,005179</text:p>
              </table:table-cell>
              <table:table-cell office:value-type="float" office:value="0.0002625272">
                <text:p>0.0002625272</text:p>
              </table:table-cell>
            </table:table-row>
            <table:table-row>
              <table:table-cell office:value-type="string">
                <text:p>0,005176</text:p>
              </table:table-cell>
              <table:table-cell office:value-type="float" office:value="0.0002621658">
                <text:p>0.0002621658</text:p>
              </table:table-cell>
            </table:table-row>
            <table:table-row>
              <table:table-cell office:value-type="string">
                <text:p>0,005172</text:p>
              </table:table-cell>
              <table:table-cell office:value-type="float" office:value="0.0002618052">
                <text:p>0.0002618052</text:p>
              </table:table-cell>
            </table:table-row>
            <table:table-row>
              <table:table-cell office:value-type="string">
                <text:p>0,005168</text:p>
              </table:table-cell>
              <table:table-cell office:value-type="float" office:value="0.0002614453">
                <text:p>0.0002614453</text:p>
              </table:table-cell>
            </table:table-row>
            <table:table-row>
              <table:table-cell office:value-type="string">
                <text:p>0,005165</text:p>
              </table:table-cell>
              <table:table-cell office:value-type="float" office:value="0.0002610862">
                <text:p>0.0002610862</text:p>
              </table:table-cell>
            </table:table-row>
            <table:table-row>
              <table:table-cell office:value-type="string">
                <text:p>0,005161</text:p>
              </table:table-cell>
              <table:table-cell office:value-type="float" office:value="0.000260728">
                <text:p>0.000260728</text:p>
              </table:table-cell>
            </table:table-row>
            <table:table-row>
              <table:table-cell office:value-type="string">
                <text:p>0,005158</text:p>
              </table:table-cell>
              <table:table-cell office:value-type="float" office:value="0.0002603704">
                <text:p>0.0002603704</text:p>
              </table:table-cell>
            </table:table-row>
            <table:table-row>
              <table:table-cell office:value-type="string">
                <text:p>0,005154</text:p>
              </table:table-cell>
              <table:table-cell office:value-type="float" office:value="0.0002600138">
                <text:p>0.0002600138</text:p>
              </table:table-cell>
            </table:table-row>
            <table:table-row>
              <table:table-cell office:value-type="string">
                <text:p>0,00515</text:p>
              </table:table-cell>
              <table:table-cell office:value-type="float" office:value="0.0002596578">
                <text:p>0.0002596578</text:p>
              </table:table-cell>
            </table:table-row>
            <table:table-row>
              <table:table-cell office:value-type="string">
                <text:p>0,005147</text:p>
              </table:table-cell>
              <table:table-cell office:value-type="float" office:value="0.0002593026">
                <text:p>0.0002593026</text:p>
              </table:table-cell>
            </table:table-row>
            <table:table-row>
              <table:table-cell office:value-type="string">
                <text:p>0,005143</text:p>
              </table:table-cell>
              <table:table-cell office:value-type="float" office:value="0.0002589482">
                <text:p>0.0002589482</text:p>
              </table:table-cell>
            </table:table-row>
            <table:table-row>
              <table:table-cell office:value-type="string">
                <text:p>0,005139</text:p>
              </table:table-cell>
              <table:table-cell office:value-type="float" office:value="0.0002585946">
                <text:p>0.0002585946</text:p>
              </table:table-cell>
            </table:table-row>
            <table:table-row>
              <table:table-cell office:value-type="string">
                <text:p>0,005136</text:p>
              </table:table-cell>
              <table:table-cell office:value-type="float" office:value="0.0002582418">
                <text:p>0.0002582418</text:p>
              </table:table-cell>
            </table:table-row>
            <table:table-row>
              <table:table-cell office:value-type="string">
                <text:p>0,005132</text:p>
              </table:table-cell>
              <table:table-cell office:value-type="float" office:value="0.0002578898">
                <text:p>0.0002578898</text:p>
              </table:table-cell>
            </table:table-row>
            <table:table-row>
              <table:table-cell office:value-type="string">
                <text:p>0,005129</text:p>
              </table:table-cell>
              <table:table-cell office:value-type="float" office:value="0.0002575385">
                <text:p>0.0002575385</text:p>
              </table:table-cell>
            </table:table-row>
            <table:table-row>
              <table:table-cell office:value-type="string">
                <text:p>0,005125</text:p>
              </table:table-cell>
              <table:table-cell office:value-type="float" office:value="0.000257188">
                <text:p>0.000257188</text:p>
              </table:table-cell>
            </table:table-row>
            <table:table-row>
              <table:table-cell office:value-type="string">
                <text:p>0,005121</text:p>
              </table:table-cell>
              <table:table-cell office:value-type="float" office:value="0.0002568383">
                <text:p>0.0002568383</text:p>
              </table:table-cell>
            </table:table-row>
            <table:table-row>
              <table:table-cell office:value-type="string">
                <text:p>0,005118</text:p>
              </table:table-cell>
              <table:table-cell office:value-type="float" office:value="0.0002564893">
                <text:p>0.0002564893</text:p>
              </table:table-cell>
            </table:table-row>
            <table:table-row>
              <table:table-cell office:value-type="string">
                <text:p>0,005114</text:p>
              </table:table-cell>
              <table:table-cell office:value-type="float" office:value="0.000256141">
                <text:p>0.000256141</text:p>
              </table:table-cell>
            </table:table-row>
            <table:table-row>
              <table:table-cell office:value-type="string">
                <text:p>0,00511</text:p>
              </table:table-cell>
              <table:table-cell office:value-type="float" office:value="0.0002557935">
                <text:p>0.0002557935</text:p>
              </table:table-cell>
            </table:table-row>
            <table:table-row>
              <table:table-cell office:value-type="string">
                <text:p>0,005107</text:p>
              </table:table-cell>
              <table:table-cell office:value-type="float" office:value="0.0002554467">
                <text:p>0.0002554467</text:p>
              </table:table-cell>
            </table:table-row>
            <table:table-row>
              <table:table-cell office:value-type="string">
                <text:p>0,005103</text:p>
              </table:table-cell>
              <table:table-cell office:value-type="float" office:value="0.0002551006">
                <text:p>0.0002551006</text:p>
              </table:table-cell>
            </table:table-row>
            <table:table-row>
              <table:table-cell office:value-type="string">
                <text:p>0,005099</text:p>
              </table:table-cell>
              <table:table-cell office:value-type="float" office:value="0.0002547553">
                <text:p>0.0002547553</text:p>
              </table:table-cell>
            </table:table-row>
            <table:table-row>
              <table:table-cell office:value-type="string">
                <text:p>0,005096</text:p>
              </table:table-cell>
              <table:table-cell office:value-type="float" office:value="0.0002544106">
                <text:p>0.0002544106</text:p>
              </table:table-cell>
            </table:table-row>
            <table:table-row>
              <table:table-cell office:value-type="string">
                <text:p>0,005092</text:p>
              </table:table-cell>
              <table:table-cell office:value-type="float" office:value="0.0002540668">
                <text:p>0.0002540668</text:p>
              </table:table-cell>
            </table:table-row>
            <table:table-row>
              <table:table-cell office:value-type="string">
                <text:p>0,005089</text:p>
              </table:table-cell>
              <table:table-cell office:value-type="float" office:value="0.0002537236">
                <text:p>0.0002537236</text:p>
              </table:table-cell>
            </table:table-row>
            <table:table-row>
              <table:table-cell office:value-type="string">
                <text:p>0,005085</text:p>
              </table:table-cell>
              <table:table-cell office:value-type="float" office:value="0.0002533812">
                <text:p>0.0002533812</text:p>
              </table:table-cell>
            </table:table-row>
            <table:table-row>
              <table:table-cell office:value-type="string">
                <text:p>0,005081</text:p>
              </table:table-cell>
              <table:table-cell office:value-type="float" office:value="0.0002530395">
                <text:p>0.0002530395</text:p>
              </table:table-cell>
            </table:table-row>
            <table:table-row>
              <table:table-cell office:value-type="string">
                <text:p>0,005078</text:p>
              </table:table-cell>
              <table:table-cell office:value-type="float" office:value="0.0002526986">
                <text:p>0.0002526986</text:p>
              </table:table-cell>
            </table:table-row>
            <table:table-row>
              <table:table-cell office:value-type="string">
                <text:p>0,005074</text:p>
              </table:table-cell>
              <table:table-cell office:value-type="float" office:value="0.0002523584">
                <text:p>0.0002523584</text:p>
              </table:table-cell>
            </table:table-row>
            <table:table-row>
              <table:table-cell office:value-type="string">
                <text:p>0,00507</text:p>
              </table:table-cell>
              <table:table-cell office:value-type="float" office:value="0.0002520189">
                <text:p>0.0002520189</text:p>
              </table:table-cell>
            </table:table-row>
            <table:table-row>
              <table:table-cell office:value-type="string">
                <text:p>0,005067</text:p>
              </table:table-cell>
              <table:table-cell office:value-type="float" office:value="0.0002516802">
                <text:p>0.0002516802</text:p>
              </table:table-cell>
            </table:table-row>
            <table:table-row>
              <table:table-cell office:value-type="string">
                <text:p>0,005063</text:p>
              </table:table-cell>
              <table:table-cell office:value-type="float" office:value="0.0002513421">
                <text:p>0.0002513421</text:p>
              </table:table-cell>
            </table:table-row>
            <table:table-row>
              <table:table-cell office:value-type="string">
                <text:p>0,00506</text:p>
              </table:table-cell>
              <table:table-cell office:value-type="float" office:value="0.0002510049">
                <text:p>0.0002510049</text:p>
              </table:table-cell>
            </table:table-row>
            <table:table-row>
              <table:table-cell office:value-type="string">
                <text:p>0,005056</text:p>
              </table:table-cell>
              <table:table-cell office:value-type="float" office:value="0.0002506683">
                <text:p>0.0002506683</text:p>
              </table:table-cell>
            </table:table-row>
            <table:table-row>
              <table:table-cell office:value-type="string">
                <text:p>0,005052</text:p>
              </table:table-cell>
              <table:table-cell office:value-type="float" office:value="0.0002503325">
                <text:p>0.0002503325</text:p>
              </table:table-cell>
            </table:table-row>
            <table:table-row>
              <table:table-cell office:value-type="string">
                <text:p>0,005049</text:p>
              </table:table-cell>
              <table:table-cell office:value-type="float" office:value="0.0002499974">
                <text:p>0.0002499974</text:p>
              </table:table-cell>
            </table:table-row>
            <table:table-row>
              <table:table-cell office:value-type="string">
                <text:p>0,005045</text:p>
              </table:table-cell>
              <table:table-cell office:value-type="float" office:value="0.000249663">
                <text:p>0.000249663</text:p>
              </table:table-cell>
            </table:table-row>
            <table:table-row>
              <table:table-cell office:value-type="string">
                <text:p>0,005041</text:p>
              </table:table-cell>
              <table:table-cell office:value-type="float" office:value="0.0002493294">
                <text:p>0.0002493294</text:p>
              </table:table-cell>
            </table:table-row>
            <table:table-row>
              <table:table-cell office:value-type="string">
                <text:p>0,005038</text:p>
              </table:table-cell>
              <table:table-cell office:value-type="float" office:value="0.0002489965">
                <text:p>0.0002489965</text:p>
              </table:table-cell>
            </table:table-row>
            <table:table-row>
              <table:table-cell office:value-type="string">
                <text:p>0,005034</text:p>
              </table:table-cell>
              <table:table-cell office:value-type="float" office:value="0.0002486643">
                <text:p>0.0002486643</text:p>
              </table:table-cell>
            </table:table-row>
            <table:table-row>
              <table:table-cell office:value-type="string">
                <text:p>0,00503</text:p>
              </table:table-cell>
              <table:table-cell office:value-type="float" office:value="0.0002483329">
                <text:p>0.0002483329</text:p>
              </table:table-cell>
            </table:table-row>
            <table:table-row>
              <table:table-cell office:value-type="string">
                <text:p>0,005027</text:p>
              </table:table-cell>
              <table:table-cell office:value-type="float" office:value="0.0002480022">
                <text:p>0.0002480022</text:p>
              </table:table-cell>
            </table:table-row>
            <table:table-row>
              <table:table-cell office:value-type="string">
                <text:p>0,005023</text:p>
              </table:table-cell>
              <table:table-cell office:value-type="float" office:value="0.0002476723">
                <text:p>0.0002476723</text:p>
              </table:table-cell>
            </table:table-row>
            <table:table-row>
              <table:table-cell office:value-type="string">
                <text:p>0,00502</text:p>
              </table:table-cell>
              <table:table-cell office:value-type="float" office:value="0.0002473431">
                <text:p>0.0002473431</text:p>
              </table:table-cell>
            </table:table-row>
            <table:table-row>
              <table:table-cell office:value-type="string">
                <text:p>0,005016</text:p>
              </table:table-cell>
              <table:table-cell office:value-type="float" office:value="0.0002470145">
                <text:p>0.0002470145</text:p>
              </table:table-cell>
            </table:table-row>
            <table:table-row>
              <table:table-cell office:value-type="string">
                <text:p>0,005012</text:p>
              </table:table-cell>
              <table:table-cell office:value-type="float" office:value="0.0002466868">
                <text:p>0.0002466868</text:p>
              </table:table-cell>
            </table:table-row>
            <table:table-row>
              <table:table-cell office:value-type="string">
                <text:p>0,005009</text:p>
              </table:table-cell>
              <table:table-cell office:value-type="float" office:value="0.0002463597">
                <text:p>0.0002463597</text:p>
              </table:table-cell>
            </table:table-row>
            <table:table-row>
              <table:table-cell office:value-type="string">
                <text:p>0,005005</text:p>
              </table:table-cell>
              <table:table-cell office:value-type="float" office:value="0.0002460334">
                <text:p>0.0002460334</text:p>
              </table:table-cell>
            </table:table-row>
            <table:table-row>
              <table:table-cell office:value-type="string">
                <text:p>0,005001</text:p>
              </table:table-cell>
              <table:table-cell office:value-type="float" office:value="0.0002457078">
                <text:p>0.0002457078</text:p>
              </table:table-cell>
            </table:table-row>
            <table:table-row>
              <table:table-cell office:value-type="string">
                <text:p>0,004998</text:p>
              </table:table-cell>
              <table:table-cell office:value-type="float" office:value="0.0002453829">
                <text:p>0.0002453829</text:p>
              </table:table-cell>
            </table:table-row>
            <table:table-row>
              <table:table-cell office:value-type="string">
                <text:p>0,004994</text:p>
              </table:table-cell>
              <table:table-cell office:value-type="float" office:value="0.0002450586">
                <text:p>0.0002450586</text:p>
              </table:table-cell>
            </table:table-row>
            <table:table-row>
              <table:table-cell office:value-type="string">
                <text:p>0,004991</text:p>
              </table:table-cell>
              <table:table-cell office:value-type="float" office:value="0.0002447351">
                <text:p>0.0002447351</text:p>
              </table:table-cell>
            </table:table-row>
            <table:table-row>
              <table:table-cell office:value-type="string">
                <text:p>0,004987</text:p>
              </table:table-cell>
              <table:table-cell office:value-type="float" office:value="0.0002444122">
                <text:p>0.0002444122</text:p>
              </table:table-cell>
            </table:table-row>
            <table:table-row>
              <table:table-cell office:value-type="string">
                <text:p>0,004983</text:p>
              </table:table-cell>
              <table:table-cell office:value-type="float" office:value="0.00024409">
                <text:p>0.00024409</text:p>
              </table:table-cell>
            </table:table-row>
            <table:table-row>
              <table:table-cell office:value-type="string">
                <text:p>0,00498</text:p>
              </table:table-cell>
              <table:table-cell office:value-type="float" office:value="0.0002437683">
                <text:p>0.0002437683</text:p>
              </table:table-cell>
            </table:table-row>
            <table:table-row>
              <table:table-cell office:value-type="string">
                <text:p>0,004976</text:p>
              </table:table-cell>
              <table:table-cell office:value-type="float" office:value="0.0002434473">
                <text:p>0.0002434473</text:p>
              </table:table-cell>
            </table:table-row>
            <table:table-row>
              <table:table-cell office:value-type="string">
                <text:p>0,004972</text:p>
              </table:table-cell>
              <table:table-cell office:value-type="float" office:value="0.0002431269">
                <text:p>0.0002431269</text:p>
              </table:table-cell>
            </table:table-row>
            <table:table-row>
              <table:table-cell office:value-type="string">
                <text:p>0,004969</text:p>
              </table:table-cell>
              <table:table-cell office:value-type="float" office:value="0.0002428071">
                <text:p>0.0002428071</text:p>
              </table:table-cell>
            </table:table-row>
            <table:table-row>
              <table:table-cell office:value-type="string">
                <text:p>0,004965</text:p>
              </table:table-cell>
              <table:table-cell office:value-type="float" office:value="0.000242488">
                <text:p>0.000242488</text:p>
              </table:table-cell>
            </table:table-row>
            <table:table-row>
              <table:table-cell office:value-type="string">
                <text:p>0,004962</text:p>
              </table:table-cell>
              <table:table-cell office:value-type="float" office:value="0.0002421694">
                <text:p>0.0002421694</text:p>
              </table:table-cell>
            </table:table-row>
            <table:table-row>
              <table:table-cell office:value-type="string">
                <text:p>0,004958</text:p>
              </table:table-cell>
              <table:table-cell office:value-type="float" office:value="0.0002418514">
                <text:p>0.0002418514</text:p>
              </table:table-cell>
            </table:table-row>
            <table:table-row>
              <table:table-cell office:value-type="string">
                <text:p>0,004954</text:p>
              </table:table-cell>
              <table:table-cell office:value-type="float" office:value="0.0002415341">
                <text:p>0.0002415341</text:p>
              </table:table-cell>
            </table:table-row>
            <table:table-row>
              <table:table-cell office:value-type="string">
                <text:p>0,004951</text:p>
              </table:table-cell>
              <table:table-cell office:value-type="float" office:value="0.0002412174">
                <text:p>0.0002412174</text:p>
              </table:table-cell>
            </table:table-row>
            <table:table-row>
              <table:table-cell office:value-type="string">
                <text:p>0,004947</text:p>
              </table:table-cell>
              <table:table-cell office:value-type="float" office:value="0.0002409012">
                <text:p>0.0002409012</text:p>
              </table:table-cell>
            </table:table-row>
            <table:table-row>
              <table:table-cell office:value-type="string">
                <text:p>0,004943</text:p>
              </table:table-cell>
              <table:table-cell office:value-type="float" office:value="0.0002405857">
                <text:p>0.0002405857</text:p>
              </table:table-cell>
            </table:table-row>
            <table:table-row>
              <table:table-cell office:value-type="string">
                <text:p>0,00494</text:p>
              </table:table-cell>
              <table:table-cell office:value-type="float" office:value="0.0002402708">
                <text:p>0.0002402708</text:p>
              </table:table-cell>
            </table:table-row>
            <table:table-row>
              <table:table-cell office:value-type="string">
                <text:p>0,004936</text:p>
              </table:table-cell>
              <table:table-cell office:value-type="float" office:value="0.0002399566">
                <text:p>0.0002399566</text:p>
              </table:table-cell>
            </table:table-row>
            <table:table-row>
              <table:table-cell office:value-type="string">
                <text:p>0,004932</text:p>
              </table:table-cell>
              <table:table-cell office:value-type="float" office:value="0.0002396429">
                <text:p>0.0002396429</text:p>
              </table:table-cell>
            </table:table-row>
            <table:table-row>
              <table:table-cell office:value-type="string">
                <text:p>0,004929</text:p>
              </table:table-cell>
              <table:table-cell office:value-type="float" office:value="0.0002393299">
                <text:p>0.0002393299</text:p>
              </table:table-cell>
            </table:table-row>
            <table:table-row>
              <table:table-cell office:value-type="string">
                <text:p>0,004925</text:p>
              </table:table-cell>
              <table:table-cell office:value-type="float" office:value="0.0002390174">
                <text:p>0.0002390174</text:p>
              </table:table-cell>
            </table:table-row>
            <table:table-row>
              <table:table-cell office:value-type="string">
                <text:p>0,004922</text:p>
              </table:table-cell>
              <table:table-cell office:value-type="float" office:value="0.0002387056">
                <text:p>0.0002387056</text:p>
              </table:table-cell>
            </table:table-row>
            <table:table-row>
              <table:table-cell office:value-type="string">
                <text:p>0,004918</text:p>
              </table:table-cell>
              <table:table-cell office:value-type="float" office:value="0.0002383943">
                <text:p>0.0002383943</text:p>
              </table:table-cell>
            </table:table-row>
            <table:table-row>
              <table:table-cell office:value-type="string">
                <text:p>0,004914</text:p>
              </table:table-cell>
              <table:table-cell office:value-type="float" office:value="0.0002380834">
                <text:p>0.0002380834</text:p>
              </table:table-cell>
            </table:table-row>
            <table:table-row>
              <table:table-cell office:value-type="string">
                <text:p>0,004911</text:p>
              </table:table-cell>
              <table:table-cell office:value-type="float" office:value="0.000237773">
                <text:p>0.000237773</text:p>
              </table:table-cell>
            </table:table-row>
            <table:table-row>
              <table:table-cell office:value-type="string">
                <text:p>0,004907</text:p>
              </table:table-cell>
              <table:table-cell office:value-type="float" office:value="0.000237463">
                <text:p>0.000237463</text:p>
              </table:table-cell>
            </table:table-row>
            <table:table-row>
              <table:table-cell office:value-type="string">
                <text:p>0,004903</text:p>
              </table:table-cell>
              <table:table-cell office:value-type="float" office:value="0.0002371536">
                <text:p>0.0002371536</text:p>
              </table:table-cell>
            </table:table-row>
            <table:table-row>
              <table:table-cell office:value-type="string">
                <text:p>0,0049</text:p>
              </table:table-cell>
              <table:table-cell office:value-type="float" office:value="0.0002368445">
                <text:p>0.0002368445</text:p>
              </table:table-cell>
            </table:table-row>
            <table:table-row>
              <table:table-cell office:value-type="string">
                <text:p>0,004896</text:p>
              </table:table-cell>
              <table:table-cell office:value-type="float" office:value="0.000236536">
                <text:p>0.000236536</text:p>
              </table:table-cell>
            </table:table-row>
            <table:table-row>
              <table:table-cell office:value-type="string">
                <text:p>0,004893</text:p>
              </table:table-cell>
              <table:table-cell office:value-type="float" office:value="0.0002362279">
                <text:p>0.0002362279</text:p>
              </table:table-cell>
            </table:table-row>
            <table:table-row>
              <table:table-cell office:value-type="string">
                <text:p>0,004889</text:p>
              </table:table-cell>
              <table:table-cell office:value-type="float" office:value="0.0002359203">
                <text:p>0.0002359203</text:p>
              </table:table-cell>
            </table:table-row>
            <table:table-row>
              <table:table-cell office:value-type="string">
                <text:p>0,004885</text:p>
              </table:table-cell>
              <table:table-cell office:value-type="float" office:value="0.0002356131">
                <text:p>0.0002356131</text:p>
              </table:table-cell>
            </table:table-row>
            <table:table-row>
              <table:table-cell office:value-type="string">
                <text:p>0,004882</text:p>
              </table:table-cell>
              <table:table-cell office:value-type="float" office:value="0.0002353064">
                <text:p>0.0002353064</text:p>
              </table:table-cell>
            </table:table-row>
            <table:table-row>
              <table:table-cell office:value-type="string">
                <text:p>0,004878</text:p>
              </table:table-cell>
              <table:table-cell office:value-type="float" office:value="0.0002350001">
                <text:p>0.0002350001</text:p>
              </table:table-cell>
            </table:table-row>
            <table:table-row>
              <table:table-cell office:value-type="string">
                <text:p>0,004874</text:p>
              </table:table-cell>
              <table:table-cell office:value-type="float" office:value="0.0002346943">
                <text:p>0.0002346943</text:p>
              </table:table-cell>
            </table:table-row>
            <table:table-row>
              <table:table-cell office:value-type="string">
                <text:p>0,004871</text:p>
              </table:table-cell>
              <table:table-cell office:value-type="float" office:value="0.000234389">
                <text:p>0.000234389</text:p>
              </table:table-cell>
            </table:table-row>
            <table:table-row>
              <table:table-cell office:value-type="string">
                <text:p>0,004867</text:p>
              </table:table-cell>
              <table:table-cell office:value-type="float" office:value="0.0002340841">
                <text:p>0.0002340841</text:p>
              </table:table-cell>
            </table:table-row>
            <table:table-row>
              <table:table-cell office:value-type="string">
                <text:p>0,004863</text:p>
              </table:table-cell>
              <table:table-cell office:value-type="float" office:value="0.0002337797">
                <text:p>0.0002337797</text:p>
              </table:table-cell>
            </table:table-row>
            <table:table-row>
              <table:table-cell office:value-type="string">
                <text:p>0,00486</text:p>
              </table:table-cell>
              <table:table-cell office:value-type="float" office:value="0.0002334757">
                <text:p>0.0002334757</text:p>
              </table:table-cell>
            </table:table-row>
            <table:table-row>
              <table:table-cell office:value-type="string">
                <text:p>0,004856</text:p>
              </table:table-cell>
              <table:table-cell office:value-type="float" office:value="0.0002331723">
                <text:p>0.0002331723</text:p>
              </table:table-cell>
            </table:table-row>
            <table:table-row>
              <table:table-cell office:value-type="string">
                <text:p>0,004853</text:p>
              </table:table-cell>
              <table:table-cell office:value-type="float" office:value="0.0002328692">
                <text:p>0.0002328692</text:p>
              </table:table-cell>
            </table:table-row>
            <table:table-row>
              <table:table-cell office:value-type="string">
                <text:p>0,004849</text:p>
              </table:table-cell>
              <table:table-cell office:value-type="float" office:value="0.0002325667">
                <text:p>0.0002325667</text:p>
              </table:table-cell>
            </table:table-row>
            <table:table-row>
              <table:table-cell office:value-type="string">
                <text:p>0,004845</text:p>
              </table:table-cell>
              <table:table-cell office:value-type="float" office:value="0.0002322646">
                <text:p>0.0002322646</text:p>
              </table:table-cell>
            </table:table-row>
            <table:table-row>
              <table:table-cell office:value-type="string">
                <text:p>0,004842</text:p>
              </table:table-cell>
              <table:table-cell office:value-type="float" office:value="0.0002319629">
                <text:p>0.0002319629</text:p>
              </table:table-cell>
            </table:table-row>
            <table:table-row>
              <table:table-cell office:value-type="string">
                <text:p>0,004838</text:p>
              </table:table-cell>
              <table:table-cell office:value-type="float" office:value="0.0002316617">
                <text:p>0.0002316617</text:p>
              </table:table-cell>
            </table:table-row>
            <table:table-row>
              <table:table-cell office:value-type="string">
                <text:p>0,004834</text:p>
              </table:table-cell>
              <table:table-cell office:value-type="float" office:value="0.000231361">
                <text:p>0.000231361</text:p>
              </table:table-cell>
            </table:table-row>
            <table:table-row>
              <table:table-cell office:value-type="string">
                <text:p>0,004831</text:p>
              </table:table-cell>
              <table:table-cell office:value-type="float" office:value="0.0002310607">
                <text:p>0.0002310607</text:p>
              </table:table-cell>
            </table:table-row>
            <table:table-row>
              <table:table-cell office:value-type="string">
                <text:p>0,004827</text:p>
              </table:table-cell>
              <table:table-cell office:value-type="float" office:value="0.0002307609">
                <text:p>0.0002307609</text:p>
              </table:table-cell>
            </table:table-row>
            <table:table-row>
              <table:table-cell office:value-type="string">
                <text:p>0,004824</text:p>
              </table:table-cell>
              <table:table-cell office:value-type="float" office:value="0.0002304616">
                <text:p>0.0002304616</text:p>
              </table:table-cell>
            </table:table-row>
            <table:table-row>
              <table:table-cell office:value-type="string">
                <text:p>0,00482</text:p>
              </table:table-cell>
              <table:table-cell office:value-type="float" office:value="0.0002301627">
                <text:p>0.0002301627</text:p>
              </table:table-cell>
            </table:table-row>
            <table:table-row>
              <table:table-cell office:value-type="string">
                <text:p>0,004816</text:p>
              </table:table-cell>
              <table:table-cell office:value-type="float" office:value="0.0002298643">
                <text:p>0.0002298643</text:p>
              </table:table-cell>
            </table:table-row>
            <table:table-row>
              <table:table-cell office:value-type="string">
                <text:p>0,004813</text:p>
              </table:table-cell>
              <table:table-cell office:value-type="float" office:value="0.0002295663">
                <text:p>0.0002295663</text:p>
              </table:table-cell>
            </table:table-row>
            <table:table-row>
              <table:table-cell office:value-type="string">
                <text:p>0,004809</text:p>
              </table:table-cell>
              <table:table-cell office:value-type="float" office:value="0.0002292688">
                <text:p>0.0002292688</text:p>
              </table:table-cell>
            </table:table-row>
            <table:table-row>
              <table:table-cell office:value-type="string">
                <text:p>0,004805</text:p>
              </table:table-cell>
              <table:table-cell office:value-type="float" office:value="0.0002289718">
                <text:p>0.0002289718</text:p>
              </table:table-cell>
            </table:table-row>
            <table:table-row>
              <table:table-cell office:value-type="string">
                <text:p>0,004802</text:p>
              </table:table-cell>
              <table:table-cell office:value-type="float" office:value="0.0002286752">
                <text:p>0.0002286752</text:p>
              </table:table-cell>
            </table:table-row>
            <table:table-row>
              <table:table-cell office:value-type="string">
                <text:p>0,004798</text:p>
              </table:table-cell>
              <table:table-cell office:value-type="float" office:value="0.0002283791">
                <text:p>0.0002283791</text:p>
              </table:table-cell>
            </table:table-row>
            <table:table-row>
              <table:table-cell office:value-type="string">
                <text:p>0,004794</text:p>
              </table:table-cell>
              <table:table-cell office:value-type="float" office:value="0.0002280835">
                <text:p>0.0002280835</text:p>
              </table:table-cell>
            </table:table-row>
            <table:table-row>
              <table:table-cell office:value-type="string">
                <text:p>0,004791</text:p>
              </table:table-cell>
              <table:table-cell office:value-type="float" office:value="0.0002277882">
                <text:p>0.0002277882</text:p>
              </table:table-cell>
            </table:table-row>
            <table:table-row>
              <table:table-cell office:value-type="string">
                <text:p>0,004787</text:p>
              </table:table-cell>
              <table:table-cell office:value-type="float" office:value="0.0002274935">
                <text:p>0.0002274935</text:p>
              </table:table-cell>
            </table:table-row>
            <table:table-row>
              <table:table-cell office:value-type="string">
                <text:p>0,004784</text:p>
              </table:table-cell>
              <table:table-cell office:value-type="float" office:value="0.0002271992">
                <text:p>0.0002271992</text:p>
              </table:table-cell>
            </table:table-row>
            <table:table-row>
              <table:table-cell office:value-type="string">
                <text:p>0,00478</text:p>
              </table:table-cell>
              <table:table-cell office:value-type="float" office:value="0.0002269054">
                <text:p>0.0002269054</text:p>
              </table:table-cell>
            </table:table-row>
            <table:table-row>
              <table:table-cell office:value-type="string">
                <text:p>0,004776</text:p>
              </table:table-cell>
              <table:table-cell office:value-type="float" office:value="0.0002266121">
                <text:p>0.0002266121</text:p>
              </table:table-cell>
            </table:table-row>
            <table:table-row>
              <table:table-cell office:value-type="string">
                <text:p>0,004773</text:p>
              </table:table-cell>
              <table:table-cell office:value-type="float" office:value="0.0002263192">
                <text:p>0.0002263192</text:p>
              </table:table-cell>
            </table:table-row>
            <table:table-row>
              <table:table-cell office:value-type="string">
                <text:p>0,004769</text:p>
              </table:table-cell>
              <table:table-cell office:value-type="float" office:value="0.0002260267">
                <text:p>0.0002260267</text:p>
              </table:table-cell>
            </table:table-row>
            <table:table-row>
              <table:table-cell office:value-type="string">
                <text:p>0,004765</text:p>
              </table:table-cell>
              <table:table-cell office:value-type="float" office:value="0.0002257348">
                <text:p>0.0002257348</text:p>
              </table:table-cell>
            </table:table-row>
            <table:table-row>
              <table:table-cell office:value-type="string">
                <text:p>0,004762</text:p>
              </table:table-cell>
              <table:table-cell office:value-type="float" office:value="0.0002254433">
                <text:p>0.0002254433</text:p>
              </table:table-cell>
            </table:table-row>
            <table:table-row>
              <table:table-cell office:value-type="string">
                <text:p>0,004758</text:p>
              </table:table-cell>
              <table:table-cell office:value-type="float" office:value="0.0002251522">
                <text:p>0.0002251522</text:p>
              </table:table-cell>
            </table:table-row>
            <table:table-row>
              <table:table-cell office:value-type="string">
                <text:p>0,004755</text:p>
              </table:table-cell>
              <table:table-cell office:value-type="float" office:value="0.0002248617">
                <text:p>0.0002248617</text:p>
              </table:table-cell>
            </table:table-row>
            <table:table-row>
              <table:table-cell office:value-type="string">
                <text:p>0,004751</text:p>
              </table:table-cell>
              <table:table-cell office:value-type="float" office:value="0.0002245715">
                <text:p>0.0002245715</text:p>
              </table:table-cell>
            </table:table-row>
            <table:table-row>
              <table:table-cell office:value-type="string">
                <text:p>0,004747</text:p>
              </table:table-cell>
              <table:table-cell office:value-type="float" office:value="0.0002242819">
                <text:p>0.0002242819</text:p>
              </table:table-cell>
            </table:table-row>
            <table:table-row>
              <table:table-cell office:value-type="string">
                <text:p>0,004744</text:p>
              </table:table-cell>
              <table:table-cell office:value-type="float" office:value="0.0002239926">
                <text:p>0.0002239926</text:p>
              </table:table-cell>
            </table:table-row>
            <table:table-row>
              <table:table-cell office:value-type="string">
                <text:p>0,00474</text:p>
              </table:table-cell>
              <table:table-cell office:value-type="float" office:value="0.0002237039">
                <text:p>0.0002237039</text:p>
              </table:table-cell>
            </table:table-row>
            <table:table-row>
              <table:table-cell office:value-type="string">
                <text:p>0,004736</text:p>
              </table:table-cell>
              <table:table-cell office:value-type="float" office:value="0.0002234156">
                <text:p>0.0002234156</text:p>
              </table:table-cell>
            </table:table-row>
            <table:table-row>
              <table:table-cell office:value-type="string">
                <text:p>0,004733</text:p>
              </table:table-cell>
              <table:table-cell office:value-type="float" office:value="0.0002231278">
                <text:p>0.0002231278</text:p>
              </table:table-cell>
            </table:table-row>
            <table:table-row>
              <table:table-cell office:value-type="string">
                <text:p>0,004729</text:p>
              </table:table-cell>
              <table:table-cell office:value-type="float" office:value="0.0002228404">
                <text:p>0.0002228404</text:p>
              </table:table-cell>
            </table:table-row>
            <table:table-row>
              <table:table-cell office:value-type="string">
                <text:p>0,004725</text:p>
              </table:table-cell>
              <table:table-cell office:value-type="float" office:value="0.0002225536">
                <text:p>0.0002225536</text:p>
              </table:table-cell>
            </table:table-row>
            <table:table-row>
              <table:table-cell office:value-type="string">
                <text:p>0,004722</text:p>
              </table:table-cell>
              <table:table-cell office:value-type="float" office:value="0.0002222671">
                <text:p>0.0002222671</text:p>
              </table:table-cell>
            </table:table-row>
            <table:table-row>
              <table:table-cell office:value-type="string">
                <text:p>0,004718</text:p>
              </table:table-cell>
              <table:table-cell office:value-type="float" office:value="0.0002219811">
                <text:p>0.0002219811</text:p>
              </table:table-cell>
            </table:table-row>
            <table:table-row>
              <table:table-cell office:value-type="string">
                <text:p>0,004715</text:p>
              </table:table-cell>
              <table:table-cell office:value-type="float" office:value="0.0002216956">
                <text:p>0.0002216956</text:p>
              </table:table-cell>
            </table:table-row>
            <table:table-row>
              <table:table-cell office:value-type="string">
                <text:p>0,004711</text:p>
              </table:table-cell>
              <table:table-cell office:value-type="float" office:value="0.0002214106">
                <text:p>0.0002214106</text:p>
              </table:table-cell>
            </table:table-row>
            <table:table-row>
              <table:table-cell office:value-type="string">
                <text:p>0,004707</text:p>
              </table:table-cell>
              <table:table-cell office:value-type="float" office:value="0.000221126">
                <text:p>0.000221126</text:p>
              </table:table-cell>
            </table:table-row>
            <table:table-row>
              <table:table-cell office:value-type="string">
                <text:p>0,004704</text:p>
              </table:table-cell>
              <table:table-cell office:value-type="float" office:value="0.0002208418">
                <text:p>0.0002208418</text:p>
              </table:table-cell>
            </table:table-row>
            <table:table-row>
              <table:table-cell office:value-type="string">
                <text:p>0,0047</text:p>
              </table:table-cell>
              <table:table-cell office:value-type="float" office:value="0.0002205582">
                <text:p>0.0002205582</text:p>
              </table:table-cell>
            </table:table-row>
            <table:table-row>
              <table:table-cell office:value-type="string">
                <text:p>0,004696</text:p>
              </table:table-cell>
              <table:table-cell office:value-type="float" office:value="0.0002202749">
                <text:p>0.0002202749</text:p>
              </table:table-cell>
            </table:table-row>
            <table:table-row>
              <table:table-cell office:value-type="string">
                <text:p>0,004693</text:p>
              </table:table-cell>
              <table:table-cell office:value-type="float" office:value="0.0002199922">
                <text:p>0.0002199922</text:p>
              </table:table-cell>
            </table:table-row>
            <table:table-row>
              <table:table-cell office:value-type="string">
                <text:p>0,004689</text:p>
              </table:table-cell>
              <table:table-cell office:value-type="float" office:value="0.0002197099">
                <text:p>0.0002197099</text:p>
              </table:table-cell>
            </table:table-row>
            <table:table-row>
              <table:table-cell office:value-type="string">
                <text:p>0,004686</text:p>
              </table:table-cell>
              <table:table-cell office:value-type="float" office:value="0.0002194281">
                <text:p>0.0002194281</text:p>
              </table:table-cell>
            </table:table-row>
            <table:table-row>
              <table:table-cell office:value-type="string">
                <text:p>0,004682</text:p>
              </table:table-cell>
              <table:table-cell office:value-type="float" office:value="0.0002191467">
                <text:p>0.0002191467</text:p>
              </table:table-cell>
            </table:table-row>
            <table:table-row>
              <table:table-cell office:value-type="string">
                <text:p>0,004678</text:p>
              </table:table-cell>
              <table:table-cell office:value-type="float" office:value="0.0002188658">
                <text:p>0.0002188658</text:p>
              </table:table-cell>
            </table:table-row>
            <table:table-row>
              <table:table-cell office:value-type="string">
                <text:p>0,004675</text:p>
              </table:table-cell>
              <table:table-cell office:value-type="float" office:value="0.0002185853">
                <text:p>0.0002185853</text:p>
              </table:table-cell>
            </table:table-row>
            <table:table-row>
              <table:table-cell office:value-type="string">
                <text:p>0,004671</text:p>
              </table:table-cell>
              <table:table-cell office:value-type="float" office:value="0.0002183054">
                <text:p>0.0002183054</text:p>
              </table:table-cell>
            </table:table-row>
            <table:table-row>
              <table:table-cell office:value-type="string">
                <text:p>0,004667</text:p>
              </table:table-cell>
              <table:table-cell office:value-type="float" office:value="0.0002180259">
                <text:p>0.0002180259</text:p>
              </table:table-cell>
            </table:table-row>
            <table:table-row>
              <table:table-cell office:value-type="string">
                <text:p>0,004664</text:p>
              </table:table-cell>
              <table:table-cell office:value-type="float" office:value="0.0002177468">
                <text:p>0.0002177468</text:p>
              </table:table-cell>
            </table:table-row>
            <table:table-row>
              <table:table-cell office:value-type="string">
                <text:p>0,00466</text:p>
              </table:table-cell>
              <table:table-cell office:value-type="float" office:value="0.0002174682">
                <text:p>0.0002174682</text:p>
              </table:table-cell>
            </table:table-row>
            <table:table-row>
              <table:table-cell office:value-type="string">
                <text:p>0,004657</text:p>
              </table:table-cell>
              <table:table-cell office:value-type="float" office:value="0.0002171901">
                <text:p>0.0002171901</text:p>
              </table:table-cell>
            </table:table-row>
            <table:table-row>
              <table:table-cell office:value-type="string">
                <text:p>0,004653</text:p>
              </table:table-cell>
              <table:table-cell office:value-type="float" office:value="0.0002169125">
                <text:p>0.0002169125</text:p>
              </table:table-cell>
            </table:table-row>
            <table:table-row>
              <table:table-cell office:value-type="string">
                <text:p>0,004649</text:p>
              </table:table-cell>
              <table:table-cell office:value-type="float" office:value="0.0002166352">
                <text:p>0.0002166352</text:p>
              </table:table-cell>
            </table:table-row>
            <table:table-row>
              <table:table-cell office:value-type="string">
                <text:p>0,004646</text:p>
              </table:table-cell>
              <table:table-cell office:value-type="float" office:value="0.0002163585">
                <text:p>0.0002163585</text:p>
              </table:table-cell>
            </table:table-row>
            <table:table-row>
              <table:table-cell office:value-type="string">
                <text:p>0,004642</text:p>
              </table:table-cell>
              <table:table-cell office:value-type="float" office:value="0.0002160822">
                <text:p>0.0002160822</text:p>
              </table:table-cell>
            </table:table-row>
            <table:table-row>
              <table:table-cell office:value-type="string">
                <text:p>0,004638</text:p>
              </table:table-cell>
              <table:table-cell office:value-type="float" office:value="0.0002158064">
                <text:p>0.0002158064</text:p>
              </table:table-cell>
            </table:table-row>
            <table:table-row>
              <table:table-cell office:value-type="string">
                <text:p>0,004635</text:p>
              </table:table-cell>
              <table:table-cell office:value-type="float" office:value="0.0002155311">
                <text:p>0.0002155311</text:p>
              </table:table-cell>
            </table:table-row>
            <table:table-row>
              <table:table-cell office:value-type="string">
                <text:p>0,004631</text:p>
              </table:table-cell>
              <table:table-cell office:value-type="float" office:value="0.0002152562">
                <text:p>0.0002152562</text:p>
              </table:table-cell>
            </table:table-row>
            <table:table-row>
              <table:table-cell office:value-type="string">
                <text:p>0,004627</text:p>
              </table:table-cell>
              <table:table-cell office:value-type="float" office:value="0.0002149818">
                <text:p>0.0002149818</text:p>
              </table:table-cell>
            </table:table-row>
            <table:table-row>
              <table:table-cell office:value-type="string">
                <text:p>0,004624</text:p>
              </table:table-cell>
              <table:table-cell office:value-type="float" office:value="0.0002147078">
                <text:p>0.0002147078</text:p>
              </table:table-cell>
            </table:table-row>
            <table:table-row>
              <table:table-cell office:value-type="string">
                <text:p>0,00462</text:p>
              </table:table-cell>
              <table:table-cell office:value-type="float" office:value="0.0002144342">
                <text:p>0.0002144342</text:p>
              </table:table-cell>
            </table:table-row>
            <table:table-row>
              <table:table-cell office:value-type="string">
                <text:p>0,004617</text:p>
              </table:table-cell>
              <table:table-cell office:value-type="float" office:value="0.0002141611">
                <text:p>0.0002141611</text:p>
              </table:table-cell>
            </table:table-row>
            <table:table-row>
              <table:table-cell office:value-type="string">
                <text:p>0,004613</text:p>
              </table:table-cell>
              <table:table-cell office:value-type="float" office:value="0.0002138885">
                <text:p>0.0002138885</text:p>
              </table:table-cell>
            </table:table-row>
            <table:table-row>
              <table:table-cell office:value-type="string">
                <text:p>0,004609</text:p>
              </table:table-cell>
              <table:table-cell office:value-type="float" office:value="0.0002136162">
                <text:p>0.0002136162</text:p>
              </table:table-cell>
            </table:table-row>
            <table:table-row>
              <table:table-cell office:value-type="string">
                <text:p>0,004606</text:p>
              </table:table-cell>
              <table:table-cell office:value-type="float" office:value="0.0002133444">
                <text:p>0.0002133444</text:p>
              </table:table-cell>
            </table:table-row>
            <table:table-row>
              <table:table-cell office:value-type="string">
                <text:p>0,004602</text:p>
              </table:table-cell>
              <table:table-cell office:value-type="float" office:value="0.000213073">
                <text:p>0.000213073</text:p>
              </table:table-cell>
            </table:table-row>
            <table:table-row>
              <table:table-cell office:value-type="string">
                <text:p>0,004598</text:p>
              </table:table-cell>
              <table:table-cell office:value-type="float" office:value="0.0002128021">
                <text:p>0.0002128021</text:p>
              </table:table-cell>
            </table:table-row>
            <table:table-row>
              <table:table-cell office:value-type="string">
                <text:p>0,004595</text:p>
              </table:table-cell>
              <table:table-cell office:value-type="float" office:value="0.0002125316">
                <text:p>0.0002125316</text:p>
              </table:table-cell>
            </table:table-row>
            <table:table-row>
              <table:table-cell office:value-type="string">
                <text:p>0,004591</text:p>
              </table:table-cell>
              <table:table-cell office:value-type="float" office:value="0.0002122615">
                <text:p>0.0002122615</text:p>
              </table:table-cell>
            </table:table-row>
            <table:table-row>
              <table:table-cell office:value-type="string">
                <text:p>0,004588</text:p>
              </table:table-cell>
              <table:table-cell office:value-type="float" office:value="0.0002119919">
                <text:p>0.0002119919</text:p>
              </table:table-cell>
            </table:table-row>
            <table:table-row>
              <table:table-cell office:value-type="string">
                <text:p>0,004584</text:p>
              </table:table-cell>
              <table:table-cell office:value-type="float" office:value="0.0002117227">
                <text:p>0.0002117227</text:p>
              </table:table-cell>
            </table:table-row>
            <table:table-row>
              <table:table-cell office:value-type="string">
                <text:p>0,00458</text:p>
              </table:table-cell>
              <table:table-cell office:value-type="float" office:value="0.0002114539">
                <text:p>0.0002114539</text:p>
              </table:table-cell>
            </table:table-row>
            <table:table-row>
              <table:table-cell office:value-type="string">
                <text:p>0,004577</text:p>
              </table:table-cell>
              <table:table-cell office:value-type="float" office:value="0.0002111856">
                <text:p>0.0002111856</text:p>
              </table:table-cell>
            </table:table-row>
            <table:table-row>
              <table:table-cell office:value-type="string">
                <text:p>0,004573</text:p>
              </table:table-cell>
              <table:table-cell office:value-type="float" office:value="0.0002109176">
                <text:p>0.0002109176</text:p>
              </table:table-cell>
            </table:table-row>
            <table:table-row>
              <table:table-cell office:value-type="string">
                <text:p>0,004569</text:p>
              </table:table-cell>
              <table:table-cell office:value-type="float" office:value="0.0002106502">
                <text:p>0.0002106502</text:p>
              </table:table-cell>
            </table:table-row>
            <table:table-row>
              <table:table-cell office:value-type="string">
                <text:p>0,004566</text:p>
              </table:table-cell>
              <table:table-cell office:value-type="float" office:value="0.0002103831">
                <text:p>0.0002103831</text:p>
              </table:table-cell>
            </table:table-row>
            <table:table-row>
              <table:table-cell office:value-type="string">
                <text:p>0,004562</text:p>
              </table:table-cell>
              <table:table-cell office:value-type="float" office:value="0.0002101165">
                <text:p>0.0002101165</text:p>
              </table:table-cell>
            </table:table-row>
            <table:table-row>
              <table:table-cell office:value-type="string">
                <text:p>0,004558</text:p>
              </table:table-cell>
              <table:table-cell office:value-type="float" office:value="0.0002098504">
                <text:p>0.0002098504</text:p>
              </table:table-cell>
            </table:table-row>
            <table:table-row>
              <table:table-cell office:value-type="string">
                <text:p>0,004555</text:p>
              </table:table-cell>
              <table:table-cell office:value-type="float" office:value="0.0002095846">
                <text:p>0.0002095846</text:p>
              </table:table-cell>
            </table:table-row>
            <table:table-row>
              <table:table-cell office:value-type="string">
                <text:p>0,004551</text:p>
              </table:table-cell>
              <table:table-cell office:value-type="float" office:value="0.0002093193">
                <text:p>0.0002093193</text:p>
              </table:table-cell>
            </table:table-row>
            <table:table-row>
              <table:table-cell office:value-type="string">
                <text:p>0,004548</text:p>
              </table:table-cell>
              <table:table-cell office:value-type="float" office:value="0.0002090545">
                <text:p>0.0002090545</text:p>
              </table:table-cell>
            </table:table-row>
            <table:table-row>
              <table:table-cell office:value-type="string">
                <text:p>0,004544</text:p>
              </table:table-cell>
              <table:table-cell office:value-type="float" office:value="0.00020879">
                <text:p>0.00020879</text:p>
              </table:table-cell>
            </table:table-row>
            <table:table-row>
              <table:table-cell office:value-type="string">
                <text:p>0,00454</text:p>
              </table:table-cell>
              <table:table-cell office:value-type="float" office:value="0.000208526">
                <text:p>0.000208526</text:p>
              </table:table-cell>
            </table:table-row>
            <table:table-row>
              <table:table-cell office:value-type="string">
                <text:p>0,004537</text:p>
              </table:table-cell>
              <table:table-cell office:value-type="float" office:value="0.0002082625">
                <text:p>0.0002082625</text:p>
              </table:table-cell>
            </table:table-row>
            <table:table-row>
              <table:table-cell office:value-type="string">
                <text:p>0,004533</text:p>
              </table:table-cell>
              <table:table-cell office:value-type="float" office:value="0.0002079993">
                <text:p>0.0002079993</text:p>
              </table:table-cell>
            </table:table-row>
            <table:table-row>
              <table:table-cell office:value-type="string">
                <text:p>0,004529</text:p>
              </table:table-cell>
              <table:table-cell office:value-type="float" office:value="0.0002077366">
                <text:p>0.0002077366</text:p>
              </table:table-cell>
            </table:table-row>
            <table:table-row>
              <table:table-cell office:value-type="string">
                <text:p>0,004526</text:p>
              </table:table-cell>
              <table:table-cell office:value-type="float" office:value="0.0002074743">
                <text:p>0.0002074743</text:p>
              </table:table-cell>
            </table:table-row>
            <table:table-row>
              <table:table-cell office:value-type="string">
                <text:p>0,004522</text:p>
              </table:table-cell>
              <table:table-cell office:value-type="float" office:value="0.0002072125">
                <text:p>0.0002072125</text:p>
              </table:table-cell>
            </table:table-row>
            <table:table-row>
              <table:table-cell office:value-type="string">
                <text:p>0,004519</text:p>
              </table:table-cell>
              <table:table-cell office:value-type="float" office:value="0.0002069511">
                <text:p>0.0002069511</text:p>
              </table:table-cell>
            </table:table-row>
            <table:table-row>
              <table:table-cell office:value-type="string">
                <text:p>0,004515</text:p>
              </table:table-cell>
              <table:table-cell office:value-type="float" office:value="0.0002066902">
                <text:p>0.0002066902</text:p>
              </table:table-cell>
            </table:table-row>
            <table:table-row>
              <table:table-cell office:value-type="string">
                <text:p>0,004511</text:p>
              </table:table-cell>
              <table:table-cell office:value-type="float" office:value="0.0002064296">
                <text:p>0.0002064296</text:p>
              </table:table-cell>
            </table:table-row>
            <table:table-row>
              <table:table-cell office:value-type="string">
                <text:p>0,004508</text:p>
              </table:table-cell>
              <table:table-cell office:value-type="float" office:value="0.0002061695">
                <text:p>0.0002061695</text:p>
              </table:table-cell>
            </table:table-row>
            <table:table-row>
              <table:table-cell office:value-type="string">
                <text:p>0,004504</text:p>
              </table:table-cell>
              <table:table-cell office:value-type="float" office:value="0.0002059099">
                <text:p>0.0002059099</text:p>
              </table:table-cell>
            </table:table-row>
            <table:table-row>
              <table:table-cell office:value-type="string">
                <text:p>0,0045</text:p>
              </table:table-cell>
              <table:table-cell office:value-type="float" office:value="0.0002056506">
                <text:p>0.0002056506</text:p>
              </table:table-cell>
            </table:table-row>
            <table:table-row>
              <table:table-cell office:value-type="string">
                <text:p>0,004497</text:p>
              </table:table-cell>
              <table:table-cell office:value-type="float" office:value="0.0002053918">
                <text:p>0.0002053918</text:p>
              </table:table-cell>
            </table:table-row>
            <table:table-row>
              <table:table-cell office:value-type="string">
                <text:p>0,004493</text:p>
              </table:table-cell>
              <table:table-cell office:value-type="float" office:value="0.0002051335">
                <text:p>0.0002051335</text:p>
              </table:table-cell>
            </table:table-row>
            <table:table-row>
              <table:table-cell office:value-type="string">
                <text:p>0,004489</text:p>
              </table:table-cell>
              <table:table-cell office:value-type="float" office:value="0.0002048756">
                <text:p>0.0002048756</text:p>
              </table:table-cell>
            </table:table-row>
            <table:table-row>
              <table:table-cell office:value-type="string">
                <text:p>0,004486</text:p>
              </table:table-cell>
              <table:table-cell office:value-type="float" office:value="0.000204618">
                <text:p>0.000204618</text:p>
              </table:table-cell>
            </table:table-row>
            <table:table-row>
              <table:table-cell office:value-type="string">
                <text:p>0,004482</text:p>
              </table:table-cell>
              <table:table-cell office:value-type="float" office:value="0.000204361">
                <text:p>0.000204361</text:p>
              </table:table-cell>
            </table:table-row>
            <table:table-row>
              <table:table-cell office:value-type="string">
                <text:p>0,004479</text:p>
              </table:table-cell>
              <table:table-cell office:value-type="float" office:value="0.0002041043">
                <text:p>0.0002041043</text:p>
              </table:table-cell>
            </table:table-row>
            <table:table-row>
              <table:table-cell office:value-type="string">
                <text:p>0,004475</text:p>
              </table:table-cell>
              <table:table-cell office:value-type="float" office:value="0.0002038482">
                <text:p>0.0002038482</text:p>
              </table:table-cell>
            </table:table-row>
            <table:table-row>
              <table:table-cell office:value-type="string">
                <text:p>0,004471</text:p>
              </table:table-cell>
              <table:table-cell office:value-type="float" office:value="0.0002035924">
                <text:p>0.0002035924</text:p>
              </table:table-cell>
            </table:table-row>
            <table:table-row>
              <table:table-cell office:value-type="string">
                <text:p>0,004468</text:p>
              </table:table-cell>
              <table:table-cell office:value-type="float" office:value="0.0002033371">
                <text:p>0.0002033371</text:p>
              </table:table-cell>
            </table:table-row>
            <table:table-row>
              <table:table-cell office:value-type="string">
                <text:p>0,004464</text:p>
              </table:table-cell>
              <table:table-cell office:value-type="float" office:value="0.0002030822">
                <text:p>0.0002030822</text:p>
              </table:table-cell>
            </table:table-row>
            <table:table-row>
              <table:table-cell office:value-type="string">
                <text:p>0,00446</text:p>
              </table:table-cell>
              <table:table-cell office:value-type="float" office:value="0.0002028277">
                <text:p>0.0002028277</text:p>
              </table:table-cell>
            </table:table-row>
            <table:table-row>
              <table:table-cell office:value-type="string">
                <text:p>0,004457</text:p>
              </table:table-cell>
              <table:table-cell office:value-type="float" office:value="0.0002025737">
                <text:p>0.0002025737</text:p>
              </table:table-cell>
            </table:table-row>
            <table:table-row>
              <table:table-cell office:value-type="string">
                <text:p>0,004453</text:p>
              </table:table-cell>
              <table:table-cell office:value-type="float" office:value="0.0002023201">
                <text:p>0.0002023201</text:p>
              </table:table-cell>
            </table:table-row>
            <table:table-row>
              <table:table-cell office:value-type="string">
                <text:p>0,00445</text:p>
              </table:table-cell>
              <table:table-cell office:value-type="float" office:value="0.0002020669">
                <text:p>0.0002020669</text:p>
              </table:table-cell>
            </table:table-row>
            <table:table-row>
              <table:table-cell office:value-type="string">
                <text:p>0,004446</text:p>
              </table:table-cell>
              <table:table-cell office:value-type="float" office:value="0.0002018142">
                <text:p>0.0002018142</text:p>
              </table:table-cell>
            </table:table-row>
            <table:table-row>
              <table:table-cell office:value-type="string">
                <text:p>0,004442</text:p>
              </table:table-cell>
              <table:table-cell office:value-type="float" office:value="0.0002015619">
                <text:p>0.0002015619</text:p>
              </table:table-cell>
            </table:table-row>
            <table:table-row>
              <table:table-cell office:value-type="string">
                <text:p>0,004439</text:p>
              </table:table-cell>
              <table:table-cell office:value-type="float" office:value="0.00020131">
                <text:p>0.00020131</text:p>
              </table:table-cell>
            </table:table-row>
            <table:table-row>
              <table:table-cell office:value-type="string">
                <text:p>0,004435</text:p>
              </table:table-cell>
              <table:table-cell office:value-type="float" office:value="0.0002010586">
                <text:p>0.0002010586</text:p>
              </table:table-cell>
            </table:table-row>
            <table:table-row>
              <table:table-cell office:value-type="string">
                <text:p>0,004431</text:p>
              </table:table-cell>
              <table:table-cell office:value-type="float" office:value="0.0002008076">
                <text:p>0.0002008076</text:p>
              </table:table-cell>
            </table:table-row>
            <table:table-row>
              <table:table-cell office:value-type="string">
                <text:p>0,004428</text:p>
              </table:table-cell>
              <table:table-cell office:value-type="float" office:value="0.0002005571">
                <text:p>0.0002005571</text:p>
              </table:table-cell>
            </table:table-row>
            <table:table-row>
              <table:table-cell office:value-type="string">
                <text:p>0,004424</text:p>
              </table:table-cell>
              <table:table-cell office:value-type="float" office:value="0.0002003069">
                <text:p>0.0002003069</text:p>
              </table:table-cell>
            </table:table-row>
            <table:table-row>
              <table:table-cell office:value-type="string">
                <text:p>0,004421</text:p>
              </table:table-cell>
              <table:table-cell office:value-type="float" office:value="0.0002000573">
                <text:p>0.0002000573</text:p>
              </table:table-cell>
            </table:table-row>
            <table:table-row>
              <table:table-cell office:value-type="string">
                <text:p>0,004417</text:p>
              </table:table-cell>
              <table:table-cell office:value-type="float" office:value="0.000199808">
                <text:p>0.000199808</text:p>
              </table:table-cell>
            </table:table-row>
            <table:table-row>
              <table:table-cell office:value-type="string">
                <text:p>0,004413</text:p>
              </table:table-cell>
              <table:table-cell office:value-type="float" office:value="0.0001995592">
                <text:p>0.0001995592</text:p>
              </table:table-cell>
            </table:table-row>
            <table:table-row>
              <table:table-cell office:value-type="string">
                <text:p>0,00441</text:p>
              </table:table-cell>
              <table:table-cell office:value-type="float" office:value="0.0001993108">
                <text:p>0.0001993108</text:p>
              </table:table-cell>
            </table:table-row>
            <table:table-row>
              <table:table-cell office:value-type="string">
                <text:p>0,004406</text:p>
              </table:table-cell>
              <table:table-cell office:value-type="float" office:value="0.0001990628">
                <text:p>0.0001990628</text:p>
              </table:table-cell>
            </table:table-row>
            <table:table-row>
              <table:table-cell office:value-type="string">
                <text:p>0,004402</text:p>
              </table:table-cell>
              <table:table-cell office:value-type="float" office:value="0.0001988153">
                <text:p>0.0001988153</text:p>
              </table:table-cell>
            </table:table-row>
            <table:table-row>
              <table:table-cell office:value-type="string">
                <text:p>0,004399</text:p>
              </table:table-cell>
              <table:table-cell office:value-type="float" office:value="0.0001985682">
                <text:p>0.0001985682</text:p>
              </table:table-cell>
            </table:table-row>
            <table:table-row>
              <table:table-cell office:value-type="string">
                <text:p>0,004395</text:p>
              </table:table-cell>
              <table:table-cell office:value-type="float" office:value="0.0001983216">
                <text:p>0.0001983216</text:p>
              </table:table-cell>
            </table:table-row>
            <table:table-row>
              <table:table-cell office:value-type="string">
                <text:p>0,004391</text:p>
              </table:table-cell>
              <table:table-cell office:value-type="float" office:value="0.0001980753">
                <text:p>0.0001980753</text:p>
              </table:table-cell>
            </table:table-row>
            <table:table-row>
              <table:table-cell office:value-type="string">
                <text:p>0,004388</text:p>
              </table:table-cell>
              <table:table-cell office:value-type="float" office:value="0.0001978296">
                <text:p>0.0001978296</text:p>
              </table:table-cell>
            </table:table-row>
            <table:table-row>
              <table:table-cell office:value-type="string">
                <text:p>0,004384</text:p>
              </table:table-cell>
              <table:table-cell office:value-type="float" office:value="0.0001975842">
                <text:p>0.0001975842</text:p>
              </table:table-cell>
            </table:table-row>
            <table:table-row>
              <table:table-cell office:value-type="string">
                <text:p>0,004381</text:p>
              </table:table-cell>
              <table:table-cell office:value-type="float" office:value="0.0001973393">
                <text:p>0.0001973393</text:p>
              </table:table-cell>
            </table:table-row>
            <table:table-row>
              <table:table-cell office:value-type="string">
                <text:p>0,004377</text:p>
              </table:table-cell>
              <table:table-cell office:value-type="float" office:value="0.0001970948">
                <text:p>0.0001970948</text:p>
              </table:table-cell>
            </table:table-row>
            <table:table-row>
              <table:table-cell office:value-type="string">
                <text:p>0,004373</text:p>
              </table:table-cell>
              <table:table-cell office:value-type="float" office:value="0.0001968507">
                <text:p>0.0001968507</text:p>
              </table:table-cell>
            </table:table-row>
            <table:table-row>
              <table:table-cell office:value-type="string">
                <text:p>0,00437</text:p>
              </table:table-cell>
              <table:table-cell office:value-type="float" office:value="0.0001966071">
                <text:p>0.0001966071</text:p>
              </table:table-cell>
            </table:table-row>
            <table:table-row>
              <table:table-cell office:value-type="string">
                <text:p>0,004366</text:p>
              </table:table-cell>
              <table:table-cell office:value-type="float" office:value="0.0001963639">
                <text:p>0.0001963639</text:p>
              </table:table-cell>
            </table:table-row>
            <table:table-row>
              <table:table-cell office:value-type="string">
                <text:p>0,004362</text:p>
              </table:table-cell>
              <table:table-cell office:value-type="float" office:value="0.0001961211">
                <text:p>0.0001961211</text:p>
              </table:table-cell>
            </table:table-row>
            <table:table-row>
              <table:table-cell office:value-type="string">
                <text:p>0,004359</text:p>
              </table:table-cell>
              <table:table-cell office:value-type="float" office:value="0.0001958788">
                <text:p>0.0001958788</text:p>
              </table:table-cell>
            </table:table-row>
            <table:table-row>
              <table:table-cell office:value-type="string">
                <text:p>0,004355</text:p>
              </table:table-cell>
              <table:table-cell office:value-type="float" office:value="0.000195637">
                <text:p>0.000195637</text:p>
              </table:table-cell>
            </table:table-row>
            <table:table-row>
              <table:table-cell office:value-type="string">
                <text:p>0,004352</text:p>
              </table:table-cell>
              <table:table-cell office:value-type="float" office:value="0.0001953955">
                <text:p>0.0001953955</text:p>
              </table:table-cell>
            </table:table-row>
            <table:table-row>
              <table:table-cell office:value-type="string">
                <text:p>0,004348</text:p>
              </table:table-cell>
              <table:table-cell office:value-type="float" office:value="0.0001951544">
                <text:p>0.0001951544</text:p>
              </table:table-cell>
            </table:table-row>
            <table:table-row>
              <table:table-cell office:value-type="string">
                <text:p>0,004344</text:p>
              </table:table-cell>
              <table:table-cell office:value-type="float" office:value="0.0001949138">
                <text:p>0.0001949138</text:p>
              </table:table-cell>
            </table:table-row>
            <table:table-row>
              <table:table-cell office:value-type="string">
                <text:p>0,004341</text:p>
              </table:table-cell>
              <table:table-cell office:value-type="float" office:value="0.0001946736">
                <text:p>0.0001946736</text:p>
              </table:table-cell>
            </table:table-row>
            <table:table-row>
              <table:table-cell office:value-type="string">
                <text:p>0,004337</text:p>
              </table:table-cell>
              <table:table-cell office:value-type="float" office:value="0.0001944338">
                <text:p>0.0001944338</text:p>
              </table:table-cell>
            </table:table-row>
            <table:table-row>
              <table:table-cell office:value-type="string">
                <text:p>0,004333</text:p>
              </table:table-cell>
              <table:table-cell office:value-type="float" office:value="0.0001941945">
                <text:p>0.0001941945</text:p>
              </table:table-cell>
            </table:table-row>
            <table:table-row>
              <table:table-cell office:value-type="string">
                <text:p>0,00433</text:p>
              </table:table-cell>
              <table:table-cell office:value-type="float" office:value="0.0001939555">
                <text:p>0.0001939555</text:p>
              </table:table-cell>
            </table:table-row>
            <table:table-row>
              <table:table-cell office:value-type="string">
                <text:p>0,004326</text:p>
              </table:table-cell>
              <table:table-cell office:value-type="float" office:value="0.000193717">
                <text:p>0.000193717</text:p>
              </table:table-cell>
            </table:table-row>
            <table:table-row>
              <table:table-cell office:value-type="string">
                <text:p>0,004322</text:p>
              </table:table-cell>
              <table:table-cell office:value-type="float" office:value="0.0001934789">
                <text:p>0.0001934789</text:p>
              </table:table-cell>
            </table:table-row>
            <table:table-row>
              <table:table-cell office:value-type="string">
                <text:p>0,004319</text:p>
              </table:table-cell>
              <table:table-cell office:value-type="float" office:value="0.0001932413">
                <text:p>0.0001932413</text:p>
              </table:table-cell>
            </table:table-row>
            <table:table-row>
              <table:table-cell office:value-type="string">
                <text:p>0,004315</text:p>
              </table:table-cell>
              <table:table-cell office:value-type="float" office:value="0.000193004">
                <text:p>0.000193004</text:p>
              </table:table-cell>
            </table:table-row>
            <table:table-row>
              <table:table-cell office:value-type="string">
                <text:p>0,004312</text:p>
              </table:table-cell>
              <table:table-cell office:value-type="float" office:value="0.0001927672">
                <text:p>0.0001927672</text:p>
              </table:table-cell>
            </table:table-row>
            <table:table-row>
              <table:table-cell office:value-type="string">
                <text:p>0,004308</text:p>
              </table:table-cell>
              <table:table-cell office:value-type="float" office:value="0.0001925308">
                <text:p>0.0001925308</text:p>
              </table:table-cell>
            </table:table-row>
            <table:table-row>
              <table:table-cell office:value-type="string">
                <text:p>0,004304</text:p>
              </table:table-cell>
              <table:table-cell office:value-type="float" office:value="0.0001922948">
                <text:p>0.0001922948</text:p>
              </table:table-cell>
            </table:table-row>
            <table:table-row>
              <table:table-cell office:value-type="string">
                <text:p>0,004301</text:p>
              </table:table-cell>
              <table:table-cell office:value-type="float" office:value="0.0001920593">
                <text:p>0.0001920593</text:p>
              </table:table-cell>
            </table:table-row>
            <table:table-row>
              <table:table-cell office:value-type="string">
                <text:p>0,004297</text:p>
              </table:table-cell>
              <table:table-cell office:value-type="float" office:value="0.0001918241">
                <text:p>0.0001918241</text:p>
              </table:table-cell>
            </table:table-row>
            <table:table-row>
              <table:table-cell office:value-type="string">
                <text:p>0,004293</text:p>
              </table:table-cell>
              <table:table-cell office:value-type="float" office:value="0.0001915894">
                <text:p>0.0001915894</text:p>
              </table:table-cell>
            </table:table-row>
            <table:table-row>
              <table:table-cell office:value-type="string">
                <text:p>0,00429</text:p>
              </table:table-cell>
              <table:table-cell office:value-type="float" office:value="0.0001913551">
                <text:p>0.0001913551</text:p>
              </table:table-cell>
            </table:table-row>
            <table:table-row>
              <table:table-cell office:value-type="string">
                <text:p>0,004286</text:p>
              </table:table-cell>
              <table:table-cell office:value-type="float" office:value="0.0001911212">
                <text:p>0.0001911212</text:p>
              </table:table-cell>
            </table:table-row>
            <table:table-row>
              <table:table-cell office:value-type="string">
                <text:p>0,004283</text:p>
              </table:table-cell>
              <table:table-cell office:value-type="float" office:value="0.0001908878">
                <text:p>0.0001908878</text:p>
              </table:table-cell>
            </table:table-row>
            <table:table-row>
              <table:table-cell office:value-type="string">
                <text:p>0,004279</text:p>
              </table:table-cell>
              <table:table-cell office:value-type="float" office:value="0.0001906548">
                <text:p>0.0001906548</text:p>
              </table:table-cell>
            </table:table-row>
            <table:table-row>
              <table:table-cell office:value-type="string">
                <text:p>0,004275</text:p>
              </table:table-cell>
              <table:table-cell office:value-type="float" office:value="0.0001904221">
                <text:p>0.0001904221</text:p>
              </table:table-cell>
            </table:table-row>
            <table:table-row>
              <table:table-cell office:value-type="string">
                <text:p>0,004272</text:p>
              </table:table-cell>
              <table:table-cell office:value-type="float" office:value="0.00019019">
                <text:p>0.00019019</text:p>
              </table:table-cell>
            </table:table-row>
            <table:table-row>
              <table:table-cell office:value-type="string">
                <text:p>0,004268</text:p>
              </table:table-cell>
              <table:table-cell office:value-type="float" office:value="0.0001899582">
                <text:p>0.0001899582</text:p>
              </table:table-cell>
            </table:table-row>
            <table:table-row>
              <table:table-cell office:value-type="string">
                <text:p>0,004264</text:p>
              </table:table-cell>
              <table:table-cell office:value-type="float" office:value="0.0001897269">
                <text:p>0.0001897269</text:p>
              </table:table-cell>
            </table:table-row>
            <table:table-row>
              <table:table-cell office:value-type="string">
                <text:p>0,004261</text:p>
              </table:table-cell>
              <table:table-cell office:value-type="float" office:value="0.0001894959">
                <text:p>0.0001894959</text:p>
              </table:table-cell>
            </table:table-row>
            <table:table-row>
              <table:table-cell office:value-type="string">
                <text:p>0,004257</text:p>
              </table:table-cell>
              <table:table-cell office:value-type="float" office:value="0.0001892655">
                <text:p>0.0001892655</text:p>
              </table:table-cell>
            </table:table-row>
            <table:table-row>
              <table:table-cell office:value-type="string">
                <text:p>0,004253</text:p>
              </table:table-cell>
              <table:table-cell office:value-type="float" office:value="0.0001890354">
                <text:p>0.0001890354</text:p>
              </table:table-cell>
            </table:table-row>
            <table:table-row>
              <table:table-cell office:value-type="string">
                <text:p>0,00425</text:p>
              </table:table-cell>
              <table:table-cell office:value-type="float" office:value="0.0001888057">
                <text:p>0.0001888057</text:p>
              </table:table-cell>
            </table:table-row>
            <table:table-row>
              <table:table-cell office:value-type="string">
                <text:p>0,004246</text:p>
              </table:table-cell>
              <table:table-cell office:value-type="float" office:value="0.0001885765">
                <text:p>0.0001885765</text:p>
              </table:table-cell>
            </table:table-row>
            <table:table-row>
              <table:table-cell office:value-type="string">
                <text:p>0,004243</text:p>
              </table:table-cell>
              <table:table-cell office:value-type="float" office:value="0.0001883477">
                <text:p>0.0001883477</text:p>
              </table:table-cell>
            </table:table-row>
            <table:table-row>
              <table:table-cell office:value-type="string">
                <text:p>0,004239</text:p>
              </table:table-cell>
              <table:table-cell office:value-type="float" office:value="0.0001881193">
                <text:p>0.0001881193</text:p>
              </table:table-cell>
            </table:table-row>
            <table:table-row>
              <table:table-cell office:value-type="string">
                <text:p>0,004235</text:p>
              </table:table-cell>
              <table:table-cell office:value-type="float" office:value="0.0001878914">
                <text:p>0.0001878914</text:p>
              </table:table-cell>
            </table:table-row>
            <table:table-row>
              <table:table-cell office:value-type="string">
                <text:p>0,004232</text:p>
              </table:table-cell>
              <table:table-cell office:value-type="float" office:value="0.0001876638">
                <text:p>0.0001876638</text:p>
              </table:table-cell>
            </table:table-row>
            <table:table-row>
              <table:table-cell office:value-type="string">
                <text:p>0,004228</text:p>
              </table:table-cell>
              <table:table-cell office:value-type="float" office:value="0.0001874367">
                <text:p>0.0001874367</text:p>
              </table:table-cell>
            </table:table-row>
            <table:table-row>
              <table:table-cell office:value-type="string">
                <text:p>0,004224</text:p>
              </table:table-cell>
              <table:table-cell office:value-type="float" office:value="0.00018721">
                <text:p>0.00018721</text:p>
              </table:table-cell>
            </table:table-row>
            <table:table-row>
              <table:table-cell office:value-type="string">
                <text:p>0,004221</text:p>
              </table:table-cell>
              <table:table-cell office:value-type="float" office:value="0.0001869837">
                <text:p>0.0001869837</text:p>
              </table:table-cell>
            </table:table-row>
            <table:table-row>
              <table:table-cell office:value-type="string">
                <text:p>0,004217</text:p>
              </table:table-cell>
              <table:table-cell office:value-type="float" office:value="0.0001867579">
                <text:p>0.0001867579</text:p>
              </table:table-cell>
            </table:table-row>
            <table:table-row>
              <table:table-cell office:value-type="string">
                <text:p>0,004214</text:p>
              </table:table-cell>
              <table:table-cell office:value-type="float" office:value="0.0001865325">
                <text:p>0.0001865325</text:p>
              </table:table-cell>
            </table:table-row>
            <table:table-row>
              <table:table-cell office:value-type="string">
                <text:p>0,00421</text:p>
              </table:table-cell>
              <table:table-cell office:value-type="float" office:value="0.0001863075">
                <text:p>0.0001863075</text:p>
              </table:table-cell>
            </table:table-row>
            <table:table-row>
              <table:table-cell office:value-type="string">
                <text:p>0,004206</text:p>
              </table:table-cell>
              <table:table-cell office:value-type="float" office:value="0.0001860829">
                <text:p>0.0001860829</text:p>
              </table:table-cell>
            </table:table-row>
            <table:table-row>
              <table:table-cell office:value-type="string">
                <text:p>0,004203</text:p>
              </table:table-cell>
              <table:table-cell office:value-type="float" office:value="0.0001858587">
                <text:p>0.0001858587</text:p>
              </table:table-cell>
            </table:table-row>
            <table:table-row>
              <table:table-cell office:value-type="string">
                <text:p>0,004199</text:p>
              </table:table-cell>
              <table:table-cell office:value-type="float" office:value="0.000185635">
                <text:p>0.000185635</text:p>
              </table:table-cell>
            </table:table-row>
            <table:table-row>
              <table:table-cell office:value-type="string">
                <text:p>0,004195</text:p>
              </table:table-cell>
              <table:table-cell office:value-type="float" office:value="0.0001854117">
                <text:p>0.0001854117</text:p>
              </table:table-cell>
            </table:table-row>
            <table:table-row>
              <table:table-cell office:value-type="string">
                <text:p>0,004192</text:p>
              </table:table-cell>
              <table:table-cell office:value-type="float" office:value="0.0001851888">
                <text:p>0.0001851888</text:p>
              </table:table-cell>
            </table:table-row>
            <table:table-row>
              <table:table-cell office:value-type="string">
                <text:p>0,004188</text:p>
              </table:table-cell>
              <table:table-cell office:value-type="float" office:value="0.0001849664">
                <text:p>0.0001849664</text:p>
              </table:table-cell>
            </table:table-row>
            <table:table-row>
              <table:table-cell office:value-type="string">
                <text:p>0,004184</text:p>
              </table:table-cell>
              <table:table-cell office:value-type="float" office:value="0.0001847444">
                <text:p>0.0001847444</text:p>
              </table:table-cell>
            </table:table-row>
            <table:table-row>
              <table:table-cell office:value-type="string">
                <text:p>0,004181</text:p>
              </table:table-cell>
              <table:table-cell office:value-type="float" office:value="0.0001845228">
                <text:p>0.0001845228</text:p>
              </table:table-cell>
            </table:table-row>
            <table:table-row>
              <table:table-cell office:value-type="string">
                <text:p>0,004177</text:p>
              </table:table-cell>
              <table:table-cell office:value-type="float" office:value="0.0001843017">
                <text:p>0.0001843017</text:p>
              </table:table-cell>
            </table:table-row>
            <table:table-row>
              <table:table-cell office:value-type="string">
                <text:p>0,004174</text:p>
              </table:table-cell>
              <table:table-cell office:value-type="float" office:value="0.0001840809">
                <text:p>0.0001840809</text:p>
              </table:table-cell>
            </table:table-row>
            <table:table-row>
              <table:table-cell office:value-type="string">
                <text:p>0,00417</text:p>
              </table:table-cell>
              <table:table-cell office:value-type="float" office:value="0.0001838607">
                <text:p>0.0001838607</text:p>
              </table:table-cell>
            </table:table-row>
            <table:table-row>
              <table:table-cell office:value-type="string">
                <text:p>0,004166</text:p>
              </table:table-cell>
              <table:table-cell office:value-type="float" office:value="0.0001836408">
                <text:p>0.0001836408</text:p>
              </table:table-cell>
            </table:table-row>
            <table:table-row>
              <table:table-cell office:value-type="string">
                <text:p>0,004163</text:p>
              </table:table-cell>
              <table:table-cell office:value-type="float" office:value="0.0001834214">
                <text:p>0.0001834214</text:p>
              </table:table-cell>
            </table:table-row>
            <table:table-row>
              <table:table-cell office:value-type="string">
                <text:p>0,004159</text:p>
              </table:table-cell>
              <table:table-cell office:value-type="float" office:value="0.0001832024">
                <text:p>0.0001832024</text:p>
              </table:table-cell>
            </table:table-row>
            <table:table-row>
              <table:table-cell office:value-type="string">
                <text:p>0,004155</text:p>
              </table:table-cell>
              <table:table-cell office:value-type="float" office:value="0.0001829839">
                <text:p>0.0001829839</text:p>
              </table:table-cell>
            </table:table-row>
            <table:table-row>
              <table:table-cell office:value-type="string">
                <text:p>0,004152</text:p>
              </table:table-cell>
              <table:table-cell office:value-type="float" office:value="0.0001827657">
                <text:p>0.0001827657</text:p>
              </table:table-cell>
            </table:table-row>
            <table:table-row>
              <table:table-cell office:value-type="string">
                <text:p>0,004148</text:p>
              </table:table-cell>
              <table:table-cell office:value-type="float" office:value="0.0001825481">
                <text:p>0.0001825481</text:p>
              </table:table-cell>
            </table:table-row>
            <table:table-row>
              <table:table-cell office:value-type="string">
                <text:p>0,004145</text:p>
              </table:table-cell>
              <table:table-cell office:value-type="float" office:value="0.0001823308">
                <text:p>0.0001823308</text:p>
              </table:table-cell>
            </table:table-row>
            <table:table-row>
              <table:table-cell office:value-type="string">
                <text:p>0,004141</text:p>
              </table:table-cell>
              <table:table-cell office:value-type="float" office:value="0.000182114">
                <text:p>0.000182114</text:p>
              </table:table-cell>
            </table:table-row>
            <table:table-row>
              <table:table-cell office:value-type="string">
                <text:p>0,004137</text:p>
              </table:table-cell>
              <table:table-cell office:value-type="float" office:value="0.0001818976">
                <text:p>0.0001818976</text:p>
              </table:table-cell>
            </table:table-row>
            <table:table-row>
              <table:table-cell office:value-type="string">
                <text:p>0,004134</text:p>
              </table:table-cell>
              <table:table-cell office:value-type="float" office:value="0.0001816817">
                <text:p>0.0001816817</text:p>
              </table:table-cell>
            </table:table-row>
            <table:table-row>
              <table:table-cell office:value-type="string">
                <text:p>0,00413</text:p>
              </table:table-cell>
              <table:table-cell office:value-type="float" office:value="0.0001814661">
                <text:p>0.0001814661</text:p>
              </table:table-cell>
            </table:table-row>
            <table:table-row>
              <table:table-cell office:value-type="string">
                <text:p>0,004126</text:p>
              </table:table-cell>
              <table:table-cell office:value-type="float" office:value="0.000181251">
                <text:p>0.000181251</text:p>
              </table:table-cell>
            </table:table-row>
            <table:table-row>
              <table:table-cell office:value-type="string">
                <text:p>0,004123</text:p>
              </table:table-cell>
              <table:table-cell office:value-type="float" office:value="0.0001810364">
                <text:p>0.0001810364</text:p>
              </table:table-cell>
            </table:table-row>
            <table:table-row>
              <table:table-cell office:value-type="string">
                <text:p>0,004119</text:p>
              </table:table-cell>
              <table:table-cell office:value-type="float" office:value="0.0001808221">
                <text:p>0.0001808221</text:p>
              </table:table-cell>
            </table:table-row>
            <table:table-row>
              <table:table-cell office:value-type="string">
                <text:p>0,004116</text:p>
              </table:table-cell>
              <table:table-cell office:value-type="float" office:value="0.0001806084">
                <text:p>0.0001806084</text:p>
              </table:table-cell>
            </table:table-row>
            <table:table-row>
              <table:table-cell office:value-type="string">
                <text:p>0,004112</text:p>
              </table:table-cell>
              <table:table-cell office:value-type="float" office:value="0.000180395">
                <text:p>0.000180395</text:p>
              </table:table-cell>
            </table:table-row>
            <table:table-row>
              <table:table-cell office:value-type="string">
                <text:p>0,004108</text:p>
              </table:table-cell>
              <table:table-cell office:value-type="float" office:value="0.0001801821">
                <text:p>0.0001801821</text:p>
              </table:table-cell>
            </table:table-row>
            <table:table-row>
              <table:table-cell office:value-type="string">
                <text:p>0,004105</text:p>
              </table:table-cell>
              <table:table-cell office:value-type="float" office:value="0.0001799695">
                <text:p>0.0001799695</text:p>
              </table:table-cell>
            </table:table-row>
            <table:table-row>
              <table:table-cell office:value-type="string">
                <text:p>0,004101</text:p>
              </table:table-cell>
              <table:table-cell office:value-type="float" office:value="0.0001797575">
                <text:p>0.0001797575</text:p>
              </table:table-cell>
            </table:table-row>
            <table:table-row>
              <table:table-cell office:value-type="string">
                <text:p>0,004097</text:p>
              </table:table-cell>
              <table:table-cell office:value-type="float" office:value="0.0001795459">
                <text:p>0.0001795459</text:p>
              </table:table-cell>
            </table:table-row>
            <table:table-row>
              <table:table-cell office:value-type="string">
                <text:p>0,004094</text:p>
              </table:table-cell>
              <table:table-cell office:value-type="float" office:value="0.0001793346">
                <text:p>0.0001793346</text:p>
              </table:table-cell>
            </table:table-row>
            <table:table-row>
              <table:table-cell office:value-type="string">
                <text:p>0,00409</text:p>
              </table:table-cell>
              <table:table-cell office:value-type="float" office:value="0.0001791239">
                <text:p>0.0001791239</text:p>
              </table:table-cell>
            </table:table-row>
            <table:table-row>
              <table:table-cell office:value-type="string">
                <text:p>0,004086</text:p>
              </table:table-cell>
              <table:table-cell office:value-type="float" office:value="0.0001789135">
                <text:p>0.0001789135</text:p>
              </table:table-cell>
            </table:table-row>
            <table:table-row>
              <table:table-cell office:value-type="string">
                <text:p>0,004083</text:p>
              </table:table-cell>
              <table:table-cell office:value-type="float" office:value="0.0001787036">
                <text:p>0.0001787036</text:p>
              </table:table-cell>
            </table:table-row>
            <table:table-row>
              <table:table-cell office:value-type="string">
                <text:p>0,004079</text:p>
              </table:table-cell>
              <table:table-cell office:value-type="float" office:value="0.0001784941">
                <text:p>0.0001784941</text:p>
              </table:table-cell>
            </table:table-row>
            <table:table-row>
              <table:table-cell office:value-type="string">
                <text:p>0,004076</text:p>
              </table:table-cell>
              <table:table-cell office:value-type="float" office:value="0.0001782851">
                <text:p>0.0001782851</text:p>
              </table:table-cell>
            </table:table-row>
            <table:table-row>
              <table:table-cell office:value-type="string">
                <text:p>0,004072</text:p>
              </table:table-cell>
              <table:table-cell office:value-type="float" office:value="0.0001780765">
                <text:p>0.0001780765</text:p>
              </table:table-cell>
            </table:table-row>
            <table:table-row>
              <table:table-cell office:value-type="string">
                <text:p>0,004068</text:p>
              </table:table-cell>
              <table:table-cell office:value-type="float" office:value="0.0001778683">
                <text:p>0.0001778683</text:p>
              </table:table-cell>
            </table:table-row>
            <table:table-row>
              <table:table-cell office:value-type="string">
                <text:p>0,004065</text:p>
              </table:table-cell>
              <table:table-cell office:value-type="float" office:value="0.0001776606">
                <text:p>0.0001776606</text:p>
              </table:table-cell>
            </table:table-row>
            <table:table-row>
              <table:table-cell office:value-type="string">
                <text:p>0,004061</text:p>
              </table:table-cell>
              <table:table-cell office:value-type="float" office:value="0.0001774533">
                <text:p>0.0001774533</text:p>
              </table:table-cell>
            </table:table-row>
            <table:table-row>
              <table:table-cell office:value-type="string">
                <text:p>0,004057</text:p>
              </table:table-cell>
              <table:table-cell office:value-type="float" office:value="0.0001772464">
                <text:p>0.0001772464</text:p>
              </table:table-cell>
            </table:table-row>
            <table:table-row>
              <table:table-cell office:value-type="string">
                <text:p>0,004054</text:p>
              </table:table-cell>
              <table:table-cell office:value-type="float" office:value="0.0001770399">
                <text:p>0.0001770399</text:p>
              </table:table-cell>
            </table:table-row>
            <table:table-row>
              <table:table-cell office:value-type="string">
                <text:p>0,00405</text:p>
              </table:table-cell>
              <table:table-cell office:value-type="float" office:value="0.0001768339">
                <text:p>0.0001768339</text:p>
              </table:table-cell>
            </table:table-row>
            <table:table-row>
              <table:table-cell office:value-type="string">
                <text:p>0,004047</text:p>
              </table:table-cell>
              <table:table-cell office:value-type="float" office:value="0.0001766283">
                <text:p>0.0001766283</text:p>
              </table:table-cell>
            </table:table-row>
            <table:table-row>
              <table:table-cell office:value-type="string">
                <text:p>0,004043</text:p>
              </table:table-cell>
              <table:table-cell office:value-type="float" office:value="0.0001764232">
                <text:p>0.0001764232</text:p>
              </table:table-cell>
            </table:table-row>
            <table:table-row>
              <table:table-cell office:value-type="string">
                <text:p>0,004039</text:p>
              </table:table-cell>
              <table:table-cell office:value-type="float" office:value="0.0001762184">
                <text:p>0.0001762184</text:p>
              </table:table-cell>
            </table:table-row>
            <table:table-row>
              <table:table-cell office:value-type="string">
                <text:p>0,004036</text:p>
              </table:table-cell>
              <table:table-cell office:value-type="float" office:value="0.0001760141">
                <text:p>0.0001760141</text:p>
              </table:table-cell>
            </table:table-row>
            <table:table-row>
              <table:table-cell office:value-type="string">
                <text:p>0,004032</text:p>
              </table:table-cell>
              <table:table-cell office:value-type="float" office:value="0.0001758103">
                <text:p>0.0001758103</text:p>
              </table:table-cell>
            </table:table-row>
            <table:table-row>
              <table:table-cell office:value-type="string">
                <text:p>0,004028</text:p>
              </table:table-cell>
              <table:table-cell office:value-type="float" office:value="0.0001756068">
                <text:p>0.0001756068</text:p>
              </table:table-cell>
            </table:table-row>
            <table:table-row>
              <table:table-cell office:value-type="string">
                <text:p>0,004025</text:p>
              </table:table-cell>
              <table:table-cell office:value-type="float" office:value="0.0001754038">
                <text:p>0.0001754038</text:p>
              </table:table-cell>
            </table:table-row>
            <table:table-row>
              <table:table-cell office:value-type="string">
                <text:p>0,004021</text:p>
              </table:table-cell>
              <table:table-cell office:value-type="float" office:value="0.0001752013">
                <text:p>0.0001752013</text:p>
              </table:table-cell>
            </table:table-row>
            <table:table-row>
              <table:table-cell office:value-type="string">
                <text:p>0,004017</text:p>
              </table:table-cell>
              <table:table-cell office:value-type="float" office:value="0.0001749991">
                <text:p>0.0001749991</text:p>
              </table:table-cell>
            </table:table-row>
            <table:table-row>
              <table:table-cell office:value-type="string">
                <text:p>0,004014</text:p>
              </table:table-cell>
              <table:table-cell office:value-type="float" office:value="0.0001747974">
                <text:p>0.0001747974</text:p>
              </table:table-cell>
            </table:table-row>
            <table:table-row>
              <table:table-cell office:value-type="string">
                <text:p>0,00401</text:p>
              </table:table-cell>
              <table:table-cell office:value-type="float" office:value="0.0001745962">
                <text:p>0.0001745962</text:p>
              </table:table-cell>
            </table:table-row>
            <table:table-row>
              <table:table-cell office:value-type="string">
                <text:p>0,004007</text:p>
              </table:table-cell>
              <table:table-cell office:value-type="float" office:value="0.0001743953">
                <text:p>0.0001743953</text:p>
              </table:table-cell>
            </table:table-row>
            <table:table-row>
              <table:table-cell office:value-type="string">
                <text:p>0,004003</text:p>
              </table:table-cell>
              <table:table-cell office:value-type="float" office:value="0.0001741949">
                <text:p>0.0001741949</text:p>
              </table:table-cell>
            </table:table-row>
            <table:table-row>
              <table:table-cell office:value-type="string">
                <text:p>0,003999</text:p>
              </table:table-cell>
              <table:table-cell office:value-type="float" office:value="0.000173995">
                <text:p>0.000173995</text:p>
              </table:table-cell>
            </table:table-row>
            <table:table-row>
              <table:table-cell office:value-type="string">
                <text:p>0,003996</text:p>
              </table:table-cell>
              <table:table-cell office:value-type="float" office:value="0.0001737954">
                <text:p>0.0001737954</text:p>
              </table:table-cell>
            </table:table-row>
            <table:table-row>
              <table:table-cell office:value-type="string">
                <text:p>0,003992</text:p>
              </table:table-cell>
              <table:table-cell office:value-type="float" office:value="0.0001735963">
                <text:p>0.0001735963</text:p>
              </table:table-cell>
            </table:table-row>
            <table:table-row>
              <table:table-cell office:value-type="string">
                <text:p>0,003988</text:p>
              </table:table-cell>
              <table:table-cell office:value-type="float" office:value="0.0001733976">
                <text:p>0.0001733976</text:p>
              </table:table-cell>
            </table:table-row>
            <table:table-row>
              <table:table-cell office:value-type="string">
                <text:p>0,003985</text:p>
              </table:table-cell>
              <table:table-cell office:value-type="float" office:value="0.0001731994">
                <text:p>0.0001731994</text:p>
              </table:table-cell>
            </table:table-row>
            <table:table-row>
              <table:table-cell office:value-type="string">
                <text:p>0,003981</text:p>
              </table:table-cell>
              <table:table-cell office:value-type="float" office:value="0.0001730016">
                <text:p>0.0001730016</text:p>
              </table:table-cell>
            </table:table-row>
            <table:table-row>
              <table:table-cell office:value-type="string">
                <text:p>0,003978</text:p>
              </table:table-cell>
              <table:table-cell office:value-type="float" office:value="0.0001728042">
                <text:p>0.0001728042</text:p>
              </table:table-cell>
            </table:table-row>
            <table:table-row>
              <table:table-cell office:value-type="string">
                <text:p>0,003974</text:p>
              </table:table-cell>
              <table:table-cell office:value-type="float" office:value="0.0001726073">
                <text:p>0.0001726073</text:p>
              </table:table-cell>
            </table:table-row>
            <table:table-row>
              <table:table-cell office:value-type="string">
                <text:p>0,00397</text:p>
              </table:table-cell>
              <table:table-cell office:value-type="float" office:value="0.0001724107">
                <text:p>0.0001724107</text:p>
              </table:table-cell>
            </table:table-row>
            <table:table-row>
              <table:table-cell office:value-type="string">
                <text:p>0,003967</text:p>
              </table:table-cell>
              <table:table-cell office:value-type="float" office:value="0.0001722147">
                <text:p>0.0001722147</text:p>
              </table:table-cell>
            </table:table-row>
            <table:table-row>
              <table:table-cell office:value-type="string">
                <text:p>0,003963</text:p>
              </table:table-cell>
              <table:table-cell office:value-type="float" office:value="0.000172019">
                <text:p>0.000172019</text:p>
              </table:table-cell>
            </table:table-row>
            <table:table-row>
              <table:table-cell office:value-type="string">
                <text:p>0,003959</text:p>
              </table:table-cell>
              <table:table-cell office:value-type="float" office:value="0.0001718238">
                <text:p>0.0001718238</text:p>
              </table:table-cell>
            </table:table-row>
            <table:table-row>
              <table:table-cell office:value-type="string">
                <text:p>0,003956</text:p>
              </table:table-cell>
              <table:table-cell office:value-type="float" office:value="0.000171629">
                <text:p>0.000171629</text:p>
              </table:table-cell>
            </table:table-row>
            <table:table-row>
              <table:table-cell office:value-type="string">
                <text:p>0,003952</text:p>
              </table:table-cell>
              <table:table-cell office:value-type="float" office:value="0.0001714346">
                <text:p>0.0001714346</text:p>
              </table:table-cell>
            </table:table-row>
            <table:table-row>
              <table:table-cell office:value-type="string">
                <text:p>0,003948</text:p>
              </table:table-cell>
              <table:table-cell office:value-type="float" office:value="0.0001712407">
                <text:p>0.0001712407</text:p>
              </table:table-cell>
            </table:table-row>
            <table:table-row>
              <table:table-cell office:value-type="string">
                <text:p>0,003945</text:p>
              </table:table-cell>
              <table:table-cell office:value-type="float" office:value="0.0001710472">
                <text:p>0.0001710472</text:p>
              </table:table-cell>
            </table:table-row>
            <table:table-row>
              <table:table-cell office:value-type="string">
                <text:p>0,003941</text:p>
              </table:table-cell>
              <table:table-cell office:value-type="float" office:value="0.0001708542">
                <text:p>0.0001708542</text:p>
              </table:table-cell>
            </table:table-row>
            <table:table-row>
              <table:table-cell office:value-type="string">
                <text:p>0,003938</text:p>
              </table:table-cell>
              <table:table-cell office:value-type="float" office:value="0.0001706615">
                <text:p>0.0001706615</text:p>
              </table:table-cell>
            </table:table-row>
            <table:table-row>
              <table:table-cell office:value-type="string">
                <text:p>0,003934</text:p>
              </table:table-cell>
              <table:table-cell office:value-type="float" office:value="0.0001704693">
                <text:p>0.0001704693</text:p>
              </table:table-cell>
            </table:table-row>
            <table:table-row>
              <table:table-cell office:value-type="string">
                <text:p>0,00393</text:p>
              </table:table-cell>
              <table:table-cell office:value-type="float" office:value="0.0001702775">
                <text:p>0.0001702775</text:p>
              </table:table-cell>
            </table:table-row>
            <table:table-row>
              <table:table-cell office:value-type="string">
                <text:p>0,003927</text:p>
              </table:table-cell>
              <table:table-cell office:value-type="float" office:value="0.0001700862">
                <text:p>0.0001700862</text:p>
              </table:table-cell>
            </table:table-row>
            <table:table-row>
              <table:table-cell office:value-type="string">
                <text:p>0,003923</text:p>
              </table:table-cell>
              <table:table-cell office:value-type="float" office:value="0.0001698953">
                <text:p>0.0001698953</text:p>
              </table:table-cell>
            </table:table-row>
            <table:table-row>
              <table:table-cell office:value-type="string">
                <text:p>0,003919</text:p>
              </table:table-cell>
              <table:table-cell office:value-type="float" office:value="0.0001697049">
                <text:p>0.0001697049</text:p>
              </table:table-cell>
            </table:table-row>
            <table:table-row>
              <table:table-cell office:value-type="string">
                <text:p>0,003916</text:p>
              </table:table-cell>
              <table:table-cell office:value-type="float" office:value="0.0001695148">
                <text:p>0.0001695148</text:p>
              </table:table-cell>
            </table:table-row>
            <table:table-row>
              <table:table-cell office:value-type="string">
                <text:p>0,003912</text:p>
              </table:table-cell>
              <table:table-cell office:value-type="float" office:value="0.0001693252">
                <text:p>0.0001693252</text:p>
              </table:table-cell>
            </table:table-row>
            <table:table-row>
              <table:table-cell office:value-type="string">
                <text:p>0,003909</text:p>
              </table:table-cell>
              <table:table-cell office:value-type="float" office:value="0.000169136">
                <text:p>0.000169136</text:p>
              </table:table-cell>
            </table:table-row>
            <table:table-row>
              <table:table-cell office:value-type="string">
                <text:p>0,003905</text:p>
              </table:table-cell>
              <table:table-cell office:value-type="float" office:value="0.0001689472">
                <text:p>0.0001689472</text:p>
              </table:table-cell>
            </table:table-row>
            <table:table-row>
              <table:table-cell office:value-type="string">
                <text:p>0,003901</text:p>
              </table:table-cell>
              <table:table-cell office:value-type="float" office:value="0.0001687589">
                <text:p>0.0001687589</text:p>
              </table:table-cell>
            </table:table-row>
            <table:table-row>
              <table:table-cell office:value-type="string">
                <text:p>0,003898</text:p>
              </table:table-cell>
              <table:table-cell office:value-type="float" office:value="0.000168571">
                <text:p>0.000168571</text:p>
              </table:table-cell>
            </table:table-row>
            <table:table-row>
              <table:table-cell office:value-type="string">
                <text:p>0,003894</text:p>
              </table:table-cell>
              <table:table-cell office:value-type="float" office:value="0.0001683835">
                <text:p>0.0001683835</text:p>
              </table:table-cell>
            </table:table-row>
            <table:table-row>
              <table:table-cell office:value-type="string">
                <text:p>0,00389</text:p>
              </table:table-cell>
              <table:table-cell office:value-type="float" office:value="0.0001681964">
                <text:p>0.0001681964</text:p>
              </table:table-cell>
            </table:table-row>
            <table:table-row>
              <table:table-cell office:value-type="string">
                <text:p>0,003887</text:p>
              </table:table-cell>
              <table:table-cell office:value-type="float" office:value="0.0001680097">
                <text:p>0.0001680097</text:p>
              </table:table-cell>
            </table:table-row>
            <table:table-row>
              <table:table-cell office:value-type="string">
                <text:p>0,003883</text:p>
              </table:table-cell>
              <table:table-cell office:value-type="float" office:value="0.0001678235">
                <text:p>0.0001678235</text:p>
              </table:table-cell>
            </table:table-row>
            <table:table-row>
              <table:table-cell office:value-type="string">
                <text:p>0,003879</text:p>
              </table:table-cell>
              <table:table-cell office:value-type="float" office:value="0.0001676377">
                <text:p>0.0001676377</text:p>
              </table:table-cell>
            </table:table-row>
            <table:table-row>
              <table:table-cell office:value-type="string">
                <text:p>0,003876</text:p>
              </table:table-cell>
              <table:table-cell office:value-type="float" office:value="0.0001674523">
                <text:p>0.0001674523</text:p>
              </table:table-cell>
            </table:table-row>
            <table:table-row>
              <table:table-cell office:value-type="string">
                <text:p>0,003872</text:p>
              </table:table-cell>
              <table:table-cell office:value-type="float" office:value="0.0001672673">
                <text:p>0.0001672673</text:p>
              </table:table-cell>
            </table:table-row>
            <table:table-row>
              <table:table-cell office:value-type="string">
                <text:p>0,003869</text:p>
              </table:table-cell>
              <table:table-cell office:value-type="float" office:value="0.0001670827">
                <text:p>0.0001670827</text:p>
              </table:table-cell>
            </table:table-row>
            <table:table-row>
              <table:table-cell office:value-type="string">
                <text:p>0,003865</text:p>
              </table:table-cell>
              <table:table-cell office:value-type="float" office:value="0.0001668986">
                <text:p>0.0001668986</text:p>
              </table:table-cell>
            </table:table-row>
            <table:table-row>
              <table:table-cell office:value-type="string">
                <text:p>0,003861</text:p>
              </table:table-cell>
              <table:table-cell office:value-type="float" office:value="0.0001667149">
                <text:p>0.0001667149</text:p>
              </table:table-cell>
            </table:table-row>
            <table:table-row>
              <table:table-cell office:value-type="string">
                <text:p>0,003858</text:p>
              </table:table-cell>
              <table:table-cell office:value-type="float" office:value="0.0001665316">
                <text:p>0.0001665316</text:p>
              </table:table-cell>
            </table:table-row>
            <table:table-row>
              <table:table-cell office:value-type="string">
                <text:p>0,003854</text:p>
              </table:table-cell>
              <table:table-cell office:value-type="float" office:value="0.0001663487">
                <text:p>0.0001663487</text:p>
              </table:table-cell>
            </table:table-row>
            <table:table-row>
              <table:table-cell office:value-type="string">
                <text:p>0,00385</text:p>
              </table:table-cell>
              <table:table-cell office:value-type="float" office:value="0.0001661663">
                <text:p>0.0001661663</text:p>
              </table:table-cell>
            </table:table-row>
            <table:table-row>
              <table:table-cell office:value-type="string">
                <text:p>0,003847</text:p>
              </table:table-cell>
              <table:table-cell office:value-type="float" office:value="0.0001659843">
                <text:p>0.0001659843</text:p>
              </table:table-cell>
            </table:table-row>
            <table:table-row>
              <table:table-cell office:value-type="string">
                <text:p>0,003843</text:p>
              </table:table-cell>
              <table:table-cell office:value-type="float" office:value="0.0001658027">
                <text:p>0.0001658027</text:p>
              </table:table-cell>
            </table:table-row>
            <table:table-row>
              <table:table-cell office:value-type="string">
                <text:p>0,00384</text:p>
              </table:table-cell>
              <table:table-cell office:value-type="float" office:value="0.0001656215">
                <text:p>0.0001656215</text:p>
              </table:table-cell>
            </table:table-row>
            <table:table-row>
              <table:table-cell office:value-type="string">
                <text:p>0,003836</text:p>
              </table:table-cell>
              <table:table-cell office:value-type="float" office:value="0.0001654407">
                <text:p>0.0001654407</text:p>
              </table:table-cell>
            </table:table-row>
            <table:table-row>
              <table:table-cell office:value-type="string">
                <text:p>0,003832</text:p>
              </table:table-cell>
              <table:table-cell office:value-type="float" office:value="0.0001652604">
                <text:p>0.0001652604</text:p>
              </table:table-cell>
            </table:table-row>
            <table:table-row>
              <table:table-cell office:value-type="string">
                <text:p>0,003829</text:p>
              </table:table-cell>
              <table:table-cell office:value-type="float" office:value="0.0001650804">
                <text:p>0.0001650804</text:p>
              </table:table-cell>
            </table:table-row>
            <table:table-row>
              <table:table-cell office:value-type="string">
                <text:p>0,003825</text:p>
              </table:table-cell>
              <table:table-cell office:value-type="float" office:value="0.0001649009">
                <text:p>0.0001649009</text:p>
              </table:table-cell>
            </table:table-row>
            <table:table-row>
              <table:table-cell office:value-type="string">
                <text:p>0,003821</text:p>
              </table:table-cell>
              <table:table-cell office:value-type="float" office:value="0.0001647218">
                <text:p>0.0001647218</text:p>
              </table:table-cell>
            </table:table-row>
            <table:table-row>
              <table:table-cell office:value-type="string">
                <text:p>0,003818</text:p>
              </table:table-cell>
              <table:table-cell office:value-type="float" office:value="0.0001645431">
                <text:p>0.0001645431</text:p>
              </table:table-cell>
            </table:table-row>
            <table:table-row>
              <table:table-cell office:value-type="string">
                <text:p>0,003814</text:p>
              </table:table-cell>
              <table:table-cell office:value-type="float" office:value="0.0001643648">
                <text:p>0.0001643648</text:p>
              </table:table-cell>
            </table:table-row>
            <table:table-row>
              <table:table-cell office:value-type="string">
                <text:p>0,003811</text:p>
              </table:table-cell>
              <table:table-cell office:value-type="float" office:value="0.000164187">
                <text:p>0.000164187</text:p>
              </table:table-cell>
            </table:table-row>
            <table:table-row>
              <table:table-cell office:value-type="string">
                <text:p>0,003807</text:p>
              </table:table-cell>
              <table:table-cell office:value-type="float" office:value="0.0001640095">
                <text:p>0.0001640095</text:p>
              </table:table-cell>
            </table:table-row>
            <table:table-row>
              <table:table-cell office:value-type="string">
                <text:p>0,003803</text:p>
              </table:table-cell>
              <table:table-cell office:value-type="float" office:value="0.0001638325">
                <text:p>0.0001638325</text:p>
              </table:table-cell>
            </table:table-row>
            <table:table-row>
              <table:table-cell office:value-type="string">
                <text:p>0,0038</text:p>
              </table:table-cell>
              <table:table-cell office:value-type="float" office:value="0.0001636559">
                <text:p>0.0001636559</text:p>
              </table:table-cell>
            </table:table-row>
            <table:table-row>
              <table:table-cell office:value-type="string">
                <text:p>0,003796</text:p>
              </table:table-cell>
              <table:table-cell office:value-type="float" office:value="0.0001634797">
                <text:p>0.0001634797</text:p>
              </table:table-cell>
            </table:table-row>
            <table:table-row>
              <table:table-cell office:value-type="string">
                <text:p>0,003792</text:p>
              </table:table-cell>
              <table:table-cell office:value-type="float" office:value="0.0001633039">
                <text:p>0.0001633039</text:p>
              </table:table-cell>
            </table:table-row>
            <table:table-row>
              <table:table-cell office:value-type="string">
                <text:p>0,003789</text:p>
              </table:table-cell>
              <table:table-cell office:value-type="float" office:value="0.0001631285">
                <text:p>0.0001631285</text:p>
              </table:table-cell>
            </table:table-row>
            <table:table-row>
              <table:table-cell office:value-type="string">
                <text:p>0,003785</text:p>
              </table:table-cell>
              <table:table-cell office:value-type="float" office:value="0.0001629536">
                <text:p>0.0001629536</text:p>
              </table:table-cell>
            </table:table-row>
            <table:table-row>
              <table:table-cell office:value-type="string">
                <text:p>0,003781</text:p>
              </table:table-cell>
              <table:table-cell office:value-type="float" office:value="0.000162779">
                <text:p>0.000162779</text:p>
              </table:table-cell>
            </table:table-row>
            <table:table-row>
              <table:table-cell office:value-type="string">
                <text:p>0,003778</text:p>
              </table:table-cell>
              <table:table-cell office:value-type="float" office:value="0.0001626049">
                <text:p>0.0001626049</text:p>
              </table:table-cell>
            </table:table-row>
            <table:table-row>
              <table:table-cell office:value-type="string">
                <text:p>0,003774</text:p>
              </table:table-cell>
              <table:table-cell office:value-type="float" office:value="0.0001624312">
                <text:p>0.0001624312</text:p>
              </table:table-cell>
            </table:table-row>
            <table:table-row>
              <table:table-cell office:value-type="string">
                <text:p>0,003771</text:p>
              </table:table-cell>
              <table:table-cell office:value-type="float" office:value="0.000162258">
                <text:p>0.000162258</text:p>
              </table:table-cell>
            </table:table-row>
            <table:table-row>
              <table:table-cell office:value-type="string">
                <text:p>0,003767</text:p>
              </table:table-cell>
              <table:table-cell office:value-type="float" office:value="0.0001620851">
                <text:p>0.0001620851</text:p>
              </table:table-cell>
            </table:table-row>
            <table:table-row>
              <table:table-cell office:value-type="string">
                <text:p>0,003763</text:p>
              </table:table-cell>
              <table:table-cell office:value-type="float" office:value="0.0001619127">
                <text:p>0.0001619127</text:p>
              </table:table-cell>
            </table:table-row>
            <table:table-row>
              <table:table-cell office:value-type="string">
                <text:p>0,00376</text:p>
              </table:table-cell>
              <table:table-cell office:value-type="float" office:value="0.0001617407">
                <text:p>0.0001617407</text:p>
              </table:table-cell>
            </table:table-row>
            <table:table-row>
              <table:table-cell office:value-type="string">
                <text:p>0,003756</text:p>
              </table:table-cell>
              <table:table-cell office:value-type="float" office:value="0.0001615691">
                <text:p>0.0001615691</text:p>
              </table:table-cell>
            </table:table-row>
            <table:table-row>
              <table:table-cell office:value-type="string">
                <text:p>0,003752</text:p>
              </table:table-cell>
              <table:table-cell office:value-type="float" office:value="0.0001613979">
                <text:p>0.0001613979</text:p>
              </table:table-cell>
            </table:table-row>
            <table:table-row>
              <table:table-cell office:value-type="string">
                <text:p>0,003749</text:p>
              </table:table-cell>
              <table:table-cell office:value-type="float" office:value="0.0001612272">
                <text:p>0.0001612272</text:p>
              </table:table-cell>
            </table:table-row>
            <table:table-row>
              <table:table-cell office:value-type="string">
                <text:p>0,003745</text:p>
              </table:table-cell>
              <table:table-cell office:value-type="float" office:value="0.0001610568">
                <text:p>0.0001610568</text:p>
              </table:table-cell>
            </table:table-row>
            <table:table-row>
              <table:table-cell office:value-type="string">
                <text:p>0,003742</text:p>
              </table:table-cell>
              <table:table-cell office:value-type="float" office:value="0.0001608869">
                <text:p>0.0001608869</text:p>
              </table:table-cell>
            </table:table-row>
            <table:table-row>
              <table:table-cell office:value-type="string">
                <text:p>0,003738</text:p>
              </table:table-cell>
              <table:table-cell office:value-type="float" office:value="0.0001607174">
                <text:p>0.0001607174</text:p>
              </table:table-cell>
            </table:table-row>
            <table:table-row>
              <table:table-cell office:value-type="string">
                <text:p>0,003734</text:p>
              </table:table-cell>
              <table:table-cell office:value-type="float" office:value="0.0001605484">
                <text:p>0.0001605484</text:p>
              </table:table-cell>
            </table:table-row>
            <table:table-row>
              <table:table-cell office:value-type="string">
                <text:p>0,003731</text:p>
              </table:table-cell>
              <table:table-cell office:value-type="float" office:value="0.0001603797">
                <text:p>0.0001603797</text:p>
              </table:table-cell>
            </table:table-row>
            <table:table-row>
              <table:table-cell office:value-type="string">
                <text:p>0,003727</text:p>
              </table:table-cell>
              <table:table-cell office:value-type="float" office:value="0.0001602115">
                <text:p>0.0001602115</text:p>
              </table:table-cell>
            </table:table-row>
            <table:table-row>
              <table:table-cell office:value-type="string">
                <text:p>0,003723</text:p>
              </table:table-cell>
              <table:table-cell office:value-type="float" office:value="0.0001600437">
                <text:p>0.0001600437</text:p>
              </table:table-cell>
            </table:table-row>
            <table:table-row>
              <table:table-cell office:value-type="string">
                <text:p>0,00372</text:p>
              </table:table-cell>
              <table:table-cell office:value-type="float" office:value="0.0001598763">
                <text:p>0.0001598763</text:p>
              </table:table-cell>
            </table:table-row>
            <table:table-row>
              <table:table-cell office:value-type="string">
                <text:p>0,003716</text:p>
              </table:table-cell>
              <table:table-cell office:value-type="float" office:value="0.0001597093">
                <text:p>0.0001597093</text:p>
              </table:table-cell>
            </table:table-row>
            <table:table-row>
              <table:table-cell office:value-type="string">
                <text:p>0,003712</text:p>
              </table:table-cell>
              <table:table-cell office:value-type="float" office:value="0.0001595427">
                <text:p>0.0001595427</text:p>
              </table:table-cell>
            </table:table-row>
            <table:table-row>
              <table:table-cell office:value-type="string">
                <text:p>0,003709</text:p>
              </table:table-cell>
              <table:table-cell office:value-type="float" office:value="0.0001593766">
                <text:p>0.0001593766</text:p>
              </table:table-cell>
            </table:table-row>
            <table:table-row>
              <table:table-cell office:value-type="string">
                <text:p>0,003705</text:p>
              </table:table-cell>
              <table:table-cell office:value-type="float" office:value="0.0001592109">
                <text:p>0.0001592109</text:p>
              </table:table-cell>
            </table:table-row>
            <table:table-row>
              <table:table-cell office:value-type="string">
                <text:p>0,003702</text:p>
              </table:table-cell>
              <table:table-cell office:value-type="float" office:value="0.0001590456">
                <text:p>0.0001590456</text:p>
              </table:table-cell>
            </table:table-row>
            <table:table-row>
              <table:table-cell office:value-type="string">
                <text:p>0,003698</text:p>
              </table:table-cell>
              <table:table-cell office:value-type="float" office:value="0.0001588807">
                <text:p>0.0001588807</text:p>
              </table:table-cell>
            </table:table-row>
            <table:table-row>
              <table:table-cell office:value-type="string">
                <text:p>0,003694</text:p>
              </table:table-cell>
              <table:table-cell office:value-type="float" office:value="0.0001587163">
                <text:p>0.0001587163</text:p>
              </table:table-cell>
            </table:table-row>
            <table:table-row>
              <table:table-cell office:value-type="string">
                <text:p>0,003691</text:p>
              </table:table-cell>
              <table:table-cell office:value-type="float" office:value="0.0001585522">
                <text:p>0.0001585522</text:p>
              </table:table-cell>
            </table:table-row>
            <table:table-row>
              <table:table-cell office:value-type="string">
                <text:p>0,003687</text:p>
              </table:table-cell>
              <table:table-cell office:value-type="float" office:value="0.0001583886">
                <text:p>0.0001583886</text:p>
              </table:table-cell>
            </table:table-row>
            <table:table-row>
              <table:table-cell office:value-type="string">
                <text:p>0,003683</text:p>
              </table:table-cell>
              <table:table-cell office:value-type="float" office:value="0.0001582254">
                <text:p>0.0001582254</text:p>
              </table:table-cell>
            </table:table-row>
            <table:table-row>
              <table:table-cell office:value-type="string">
                <text:p>0,00368</text:p>
              </table:table-cell>
              <table:table-cell office:value-type="float" office:value="0.0001580626">
                <text:p>0.0001580626</text:p>
              </table:table-cell>
            </table:table-row>
            <table:table-row>
              <table:table-cell office:value-type="string">
                <text:p>0,003676</text:p>
              </table:table-cell>
              <table:table-cell office:value-type="float" office:value="0.0001579003">
                <text:p>0.0001579003</text:p>
              </table:table-cell>
            </table:table-row>
            <table:table-row>
              <table:table-cell office:value-type="string">
                <text:p>0,003673</text:p>
              </table:table-cell>
              <table:table-cell office:value-type="float" office:value="0.0001577383">
                <text:p>0.0001577383</text:p>
              </table:table-cell>
            </table:table-row>
            <table:table-row>
              <table:table-cell office:value-type="string">
                <text:p>0,003669</text:p>
              </table:table-cell>
              <table:table-cell office:value-type="float" office:value="0.0001575768">
                <text:p>0.0001575768</text:p>
              </table:table-cell>
            </table:table-row>
            <table:table-row>
              <table:table-cell office:value-type="string">
                <text:p>0,003665</text:p>
              </table:table-cell>
              <table:table-cell office:value-type="float" office:value="0.0001574157">
                <text:p>0.0001574157</text:p>
              </table:table-cell>
            </table:table-row>
            <table:table-row>
              <table:table-cell office:value-type="string">
                <text:p>0,003662</text:p>
              </table:table-cell>
              <table:table-cell office:value-type="float" office:value="0.000157255">
                <text:p>0.000157255</text:p>
              </table:table-cell>
            </table:table-row>
            <table:table-row>
              <table:table-cell office:value-type="string">
                <text:p>0,003658</text:p>
              </table:table-cell>
              <table:table-cell office:value-type="float" office:value="0.0001570948">
                <text:p>0.0001570948</text:p>
              </table:table-cell>
            </table:table-row>
            <table:table-row>
              <table:table-cell office:value-type="string">
                <text:p>0,003654</text:p>
              </table:table-cell>
              <table:table-cell office:value-type="float" office:value="0.0001569349">
                <text:p>0.0001569349</text:p>
              </table:table-cell>
            </table:table-row>
            <table:table-row>
              <table:table-cell office:value-type="string">
                <text:p>0,003651</text:p>
              </table:table-cell>
              <table:table-cell office:value-type="float" office:value="0.0001567755">
                <text:p>0.0001567755</text:p>
              </table:table-cell>
            </table:table-row>
            <table:table-row>
              <table:table-cell office:value-type="string">
                <text:p>0,003647</text:p>
              </table:table-cell>
              <table:table-cell office:value-type="float" office:value="0.0001566164">
                <text:p>0.0001566164</text:p>
              </table:table-cell>
            </table:table-row>
            <table:table-row>
              <table:table-cell office:value-type="string">
                <text:p>0,003643</text:p>
              </table:table-cell>
              <table:table-cell office:value-type="float" office:value="0.0001564578">
                <text:p>0.0001564578</text:p>
              </table:table-cell>
            </table:table-row>
            <table:table-row>
              <table:table-cell office:value-type="string">
                <text:p>0,00364</text:p>
              </table:table-cell>
              <table:table-cell office:value-type="float" office:value="0.0001562996">
                <text:p>0.0001562996</text:p>
              </table:table-cell>
            </table:table-row>
            <table:table-row>
              <table:table-cell office:value-type="string">
                <text:p>0,003636</text:p>
              </table:table-cell>
              <table:table-cell office:value-type="float" office:value="0.0001561419">
                <text:p>0.0001561419</text:p>
              </table:table-cell>
            </table:table-row>
            <table:table-row>
              <table:table-cell office:value-type="string">
                <text:p>0,003633</text:p>
              </table:table-cell>
              <table:table-cell office:value-type="float" office:value="0.0001559845">
                <text:p>0.0001559845</text:p>
              </table:table-cell>
            </table:table-row>
            <table:table-row>
              <table:table-cell office:value-type="string">
                <text:p>0,003629</text:p>
              </table:table-cell>
              <table:table-cell office:value-type="float" office:value="0.0001558275">
                <text:p>0.0001558275</text:p>
              </table:table-cell>
            </table:table-row>
            <table:table-row>
              <table:table-cell office:value-type="string">
                <text:p>0,003625</text:p>
              </table:table-cell>
              <table:table-cell office:value-type="float" office:value="0.000155671">
                <text:p>0.000155671</text:p>
              </table:table-cell>
            </table:table-row>
            <table:table-row>
              <table:table-cell office:value-type="string">
                <text:p>0,003622</text:p>
              </table:table-cell>
              <table:table-cell office:value-type="float" office:value="0.0001555149">
                <text:p>0.0001555149</text:p>
              </table:table-cell>
            </table:table-row>
            <table:table-row>
              <table:table-cell office:value-type="string">
                <text:p>0,003618</text:p>
              </table:table-cell>
              <table:table-cell office:value-type="float" office:value="0.0001553592">
                <text:p>0.0001553592</text:p>
              </table:table-cell>
            </table:table-row>
            <table:table-row>
              <table:table-cell office:value-type="string">
                <text:p>0,003614</text:p>
              </table:table-cell>
              <table:table-cell office:value-type="float" office:value="0.0001552039">
                <text:p>0.0001552039</text:p>
              </table:table-cell>
            </table:table-row>
            <table:table-row>
              <table:table-cell office:value-type="string">
                <text:p>0,003611</text:p>
              </table:table-cell>
              <table:table-cell office:value-type="float" office:value="0.0001550491">
                <text:p>0.0001550491</text:p>
              </table:table-cell>
            </table:table-row>
            <table:table-row>
              <table:table-cell office:value-type="string">
                <text:p>0,003607</text:p>
              </table:table-cell>
              <table:table-cell office:value-type="float" office:value="0.0001548946">
                <text:p>0.0001548946</text:p>
              </table:table-cell>
            </table:table-row>
            <table:table-row>
              <table:table-cell office:value-type="string">
                <text:p>0,003604</text:p>
              </table:table-cell>
              <table:table-cell office:value-type="float" office:value="0.0001547406">
                <text:p>0.0001547406</text:p>
              </table:table-cell>
            </table:table-row>
            <table:table-row>
              <table:table-cell office:value-type="string">
                <text:p>0,0036</text:p>
              </table:table-cell>
              <table:table-cell office:value-type="float" office:value="0.000154587">
                <text:p>0.000154587</text:p>
              </table:table-cell>
            </table:table-row>
            <table:table-row>
              <table:table-cell office:value-type="string">
                <text:p>0,003596</text:p>
              </table:table-cell>
              <table:table-cell office:value-type="float" office:value="0.0001544338">
                <text:p>0.0001544338</text:p>
              </table:table-cell>
            </table:table-row>
            <table:table-row>
              <table:table-cell office:value-type="string">
                <text:p>0,003593</text:p>
              </table:table-cell>
              <table:table-cell office:value-type="float" office:value="0.000154281">
                <text:p>0.000154281</text:p>
              </table:table-cell>
            </table:table-row>
            <table:table-row>
              <table:table-cell office:value-type="string">
                <text:p>0,003589</text:p>
              </table:table-cell>
              <table:table-cell office:value-type="float" office:value="0.0001541286">
                <text:p>0.0001541286</text:p>
              </table:table-cell>
            </table:table-row>
            <table:table-row>
              <table:table-cell office:value-type="string">
                <text:p>0,003585</text:p>
              </table:table-cell>
              <table:table-cell office:value-type="float" office:value="0.0001539767">
                <text:p>0.0001539767</text:p>
              </table:table-cell>
            </table:table-row>
            <table:table-row>
              <table:table-cell office:value-type="string">
                <text:p>0,003582</text:p>
              </table:table-cell>
              <table:table-cell office:value-type="float" office:value="0.0001538251">
                <text:p>0.0001538251</text:p>
              </table:table-cell>
            </table:table-row>
            <table:table-row>
              <table:table-cell office:value-type="string">
                <text:p>0,003578</text:p>
              </table:table-cell>
              <table:table-cell office:value-type="float" office:value="0.000153674">
                <text:p>0.000153674</text:p>
              </table:table-cell>
            </table:table-row>
            <table:table-row>
              <table:table-cell office:value-type="string">
                <text:p>0,003574</text:p>
              </table:table-cell>
              <table:table-cell office:value-type="float" office:value="0.0001535233">
                <text:p>0.0001535233</text:p>
              </table:table-cell>
            </table:table-row>
            <table:table-row>
              <table:table-cell office:value-type="string">
                <text:p>0,003571</text:p>
              </table:table-cell>
              <table:table-cell office:value-type="float" office:value="0.0001533731">
                <text:p>0.0001533731</text:p>
              </table:table-cell>
            </table:table-row>
            <table:table-row>
              <table:table-cell office:value-type="string">
                <text:p>0,003567</text:p>
              </table:table-cell>
              <table:table-cell office:value-type="float" office:value="0.0001532233">
                <text:p>0.0001532233</text:p>
              </table:table-cell>
            </table:table-row>
            <table:table-row>
              <table:table-cell office:value-type="string">
                <text:p>0,003564</text:p>
              </table:table-cell>
              <table:table-cell office:value-type="float" office:value="0.0001530739">
                <text:p>0.0001530739</text:p>
              </table:table-cell>
            </table:table-row>
            <table:table-row>
              <table:table-cell office:value-type="string">
                <text:p>0,00356</text:p>
              </table:table-cell>
              <table:table-cell office:value-type="float" office:value="0.000152925">
                <text:p>0.000152925</text:p>
              </table:table-cell>
            </table:table-row>
            <table:table-row>
              <table:table-cell office:value-type="string">
                <text:p>0,003556</text:p>
              </table:table-cell>
              <table:table-cell office:value-type="float" office:value="0.0001527765">
                <text:p>0.0001527765</text:p>
              </table:table-cell>
            </table:table-row>
            <table:table-row>
              <table:table-cell office:value-type="string">
                <text:p>0,003553</text:p>
              </table:table-cell>
              <table:table-cell office:value-type="float" office:value="0.0001526285">
                <text:p>0.0001526285</text:p>
              </table:table-cell>
            </table:table-row>
            <table:table-row>
              <table:table-cell office:value-type="string">
                <text:p>0,003549</text:p>
              </table:table-cell>
              <table:table-cell office:value-type="float" office:value="0.0001524809">
                <text:p>0.0001524809</text:p>
              </table:table-cell>
            </table:table-row>
            <table:table-row>
              <table:table-cell office:value-type="string">
                <text:p>0,003545</text:p>
              </table:table-cell>
              <table:table-cell office:value-type="float" office:value="0.0001523337">
                <text:p>0.0001523337</text:p>
              </table:table-cell>
            </table:table-row>
            <table:table-row>
              <table:table-cell office:value-type="string">
                <text:p>0,003542</text:p>
              </table:table-cell>
              <table:table-cell office:value-type="float" office:value="0.000152187">
                <text:p>0.000152187</text:p>
              </table:table-cell>
            </table:table-row>
            <table:table-row>
              <table:table-cell office:value-type="string">
                <text:p>0,003538</text:p>
              </table:table-cell>
              <table:table-cell office:value-type="float" office:value="0.0001520407">
                <text:p>0.0001520407</text:p>
              </table:table-cell>
            </table:table-row>
            <table:table-row>
              <table:table-cell office:value-type="string">
                <text:p>0,003535</text:p>
              </table:table-cell>
              <table:table-cell office:value-type="float" office:value="0.0001518949">
                <text:p>0.0001518949</text:p>
              </table:table-cell>
            </table:table-row>
            <table:table-row>
              <table:table-cell office:value-type="string">
                <text:p>0,003531</text:p>
              </table:table-cell>
              <table:table-cell office:value-type="float" office:value="0.0001517495">
                <text:p>0.0001517495</text:p>
              </table:table-cell>
            </table:table-row>
            <table:table-row>
              <table:table-cell office:value-type="string">
                <text:p>0,003527</text:p>
              </table:table-cell>
              <table:table-cell office:value-type="float" office:value="0.0001516046">
                <text:p>0.0001516046</text:p>
              </table:table-cell>
            </table:table-row>
            <table:table-row>
              <table:table-cell office:value-type="string">
                <text:p>0,003524</text:p>
              </table:table-cell>
              <table:table-cell office:value-type="float" office:value="0.00015146">
                <text:p>0.00015146</text:p>
              </table:table-cell>
            </table:table-row>
            <table:table-row>
              <table:table-cell office:value-type="string">
                <text:p>0,00352</text:p>
              </table:table-cell>
              <table:table-cell office:value-type="float" office:value="0.000151316">
                <text:p>0.000151316</text:p>
              </table:table-cell>
            </table:table-row>
            <table:table-row>
              <table:table-cell office:value-type="string">
                <text:p>0,003516</text:p>
              </table:table-cell>
              <table:table-cell office:value-type="float" office:value="0.0001511723">
                <text:p>0.0001511723</text:p>
              </table:table-cell>
            </table:table-row>
            <table:table-row>
              <table:table-cell office:value-type="string">
                <text:p>0,003513</text:p>
              </table:table-cell>
              <table:table-cell office:value-type="float" office:value="0.0001510292">
                <text:p>0.0001510292</text:p>
              </table:table-cell>
            </table:table-row>
            <table:table-row>
              <table:table-cell office:value-type="string">
                <text:p>0,003509</text:p>
              </table:table-cell>
              <table:table-cell office:value-type="float" office:value="0.0001508864">
                <text:p>0.0001508864</text:p>
              </table:table-cell>
            </table:table-row>
            <table:table-row>
              <table:table-cell office:value-type="string">
                <text:p>0,003506</text:p>
              </table:table-cell>
              <table:table-cell office:value-type="float" office:value="0.0001507441">
                <text:p>0.0001507441</text:p>
              </table:table-cell>
            </table:table-row>
            <table:table-row>
              <table:table-cell office:value-type="string">
                <text:p>0,003502</text:p>
              </table:table-cell>
              <table:table-cell office:value-type="float" office:value="0.0001506023">
                <text:p>0.0001506023</text:p>
              </table:table-cell>
            </table:table-row>
            <table:table-row>
              <table:table-cell office:value-type="string">
                <text:p>0,003498</text:p>
              </table:table-cell>
              <table:table-cell office:value-type="float" office:value="0.0001504608">
                <text:p>0.0001504608</text:p>
              </table:table-cell>
            </table:table-row>
            <table:table-row>
              <table:table-cell office:value-type="string">
                <text:p>0,003495</text:p>
              </table:table-cell>
              <table:table-cell office:value-type="float" office:value="0.0001503199">
                <text:p>0.0001503199</text:p>
              </table:table-cell>
            </table:table-row>
            <table:table-row>
              <table:table-cell office:value-type="string">
                <text:p>0,003491</text:p>
              </table:table-cell>
              <table:table-cell office:value-type="float" office:value="0.0001501793">
                <text:p>0.0001501793</text:p>
              </table:table-cell>
            </table:table-row>
            <table:table-row>
              <table:table-cell office:value-type="string">
                <text:p>0,003487</text:p>
              </table:table-cell>
              <table:table-cell office:value-type="float" office:value="0.0001500392">
                <text:p>0.0001500392</text:p>
              </table:table-cell>
            </table:table-row>
            <table:table-row>
              <table:table-cell office:value-type="string">
                <text:p>0,003484</text:p>
              </table:table-cell>
              <table:table-cell office:value-type="float" office:value="0.0001498996">
                <text:p>0.0001498996</text:p>
              </table:table-cell>
            </table:table-row>
            <table:table-row>
              <table:table-cell office:value-type="string">
                <text:p>0,00348</text:p>
              </table:table-cell>
              <table:table-cell office:value-type="float" office:value="0.0001497604">
                <text:p>0.0001497604</text:p>
              </table:table-cell>
            </table:table-row>
            <table:table-row>
              <table:table-cell office:value-type="string">
                <text:p>0,003476</text:p>
              </table:table-cell>
              <table:table-cell office:value-type="float" office:value="0.0001496216">
                <text:p>0.0001496216</text:p>
              </table:table-cell>
            </table:table-row>
            <table:table-row>
              <table:table-cell office:value-type="string">
                <text:p>0,003473</text:p>
              </table:table-cell>
              <table:table-cell office:value-type="float" office:value="0.0001494833">
                <text:p>0.0001494833</text:p>
              </table:table-cell>
            </table:table-row>
            <table:table-row>
              <table:table-cell office:value-type="string">
                <text:p>0,003469</text:p>
              </table:table-cell>
              <table:table-cell office:value-type="float" office:value="0.0001493454">
                <text:p>0.0001493454</text:p>
              </table:table-cell>
            </table:table-row>
            <table:table-row>
              <table:table-cell office:value-type="string">
                <text:p>0,003466</text:p>
              </table:table-cell>
              <table:table-cell office:value-type="float" office:value="0.0001492079">
                <text:p>0.0001492079</text:p>
              </table:table-cell>
            </table:table-row>
            <table:table-row>
              <table:table-cell office:value-type="string">
                <text:p>0,003462</text:p>
              </table:table-cell>
              <table:table-cell office:value-type="float" office:value="0.0001490709">
                <text:p>0.0001490709</text:p>
              </table:table-cell>
            </table:table-row>
            <table:table-row>
              <table:table-cell office:value-type="string">
                <text:p>0,003458</text:p>
              </table:table-cell>
              <table:table-cell office:value-type="float" office:value="0.0001489344">
                <text:p>0.0001489344</text:p>
              </table:table-cell>
            </table:table-row>
            <table:table-row>
              <table:table-cell office:value-type="string">
                <text:p>0,003455</text:p>
              </table:table-cell>
              <table:table-cell office:value-type="float" office:value="0.0001487983">
                <text:p>0.0001487983</text:p>
              </table:table-cell>
            </table:table-row>
            <table:table-row>
              <table:table-cell office:value-type="string">
                <text:p>0,003451</text:p>
              </table:table-cell>
              <table:table-cell office:value-type="float" office:value="0.0001486626">
                <text:p>0.0001486626</text:p>
              </table:table-cell>
            </table:table-row>
            <table:table-row>
              <table:table-cell office:value-type="string">
                <text:p>0,003447</text:p>
              </table:table-cell>
              <table:table-cell office:value-type="float" office:value="0.0001485273">
                <text:p>0.0001485273</text:p>
              </table:table-cell>
            </table:table-row>
            <table:table-row>
              <table:table-cell office:value-type="string">
                <text:p>0,003444</text:p>
              </table:table-cell>
              <table:table-cell office:value-type="float" office:value="0.0001483925">
                <text:p>0.0001483925</text:p>
              </table:table-cell>
            </table:table-row>
            <table:table-row>
              <table:table-cell office:value-type="string">
                <text:p>0,00344</text:p>
              </table:table-cell>
              <table:table-cell office:value-type="float" office:value="0.0001482582">
                <text:p>0.0001482582</text:p>
              </table:table-cell>
            </table:table-row>
            <table:table-row>
              <table:table-cell office:value-type="string">
                <text:p>0,003437</text:p>
              </table:table-cell>
              <table:table-cell office:value-type="float" office:value="0.0001481243">
                <text:p>0.0001481243</text:p>
              </table:table-cell>
            </table:table-row>
            <table:table-row>
              <table:table-cell office:value-type="string">
                <text:p>0,003433</text:p>
              </table:table-cell>
              <table:table-cell office:value-type="float" office:value="0.0001479908">
                <text:p>0.0001479908</text:p>
              </table:table-cell>
            </table:table-row>
            <table:table-row>
              <table:table-cell office:value-type="string">
                <text:p>0,003429</text:p>
              </table:table-cell>
              <table:table-cell office:value-type="float" office:value="0.0001478577">
                <text:p>0.0001478577</text:p>
              </table:table-cell>
            </table:table-row>
            <table:table-row>
              <table:table-cell office:value-type="string">
                <text:p>0,003426</text:p>
              </table:table-cell>
              <table:table-cell office:value-type="float" office:value="0.000147725">
                <text:p>0.000147725</text:p>
              </table:table-cell>
            </table:table-row>
            <table:table-row>
              <table:table-cell office:value-type="string">
                <text:p>0,003422</text:p>
              </table:table-cell>
              <table:table-cell office:value-type="float" office:value="0.0001475928">
                <text:p>0.0001475928</text:p>
              </table:table-cell>
            </table:table-row>
            <table:table-row>
              <table:table-cell office:value-type="string">
                <text:p>0,003418</text:p>
              </table:table-cell>
              <table:table-cell office:value-type="float" office:value="0.0001474609">
                <text:p>0.0001474609</text:p>
              </table:table-cell>
            </table:table-row>
            <table:table-row>
              <table:table-cell office:value-type="string">
                <text:p>0,003415</text:p>
              </table:table-cell>
              <table:table-cell office:value-type="float" office:value="0.0001473295">
                <text:p>0.0001473295</text:p>
              </table:table-cell>
            </table:table-row>
            <table:table-row>
              <table:table-cell office:value-type="string">
                <text:p>0,003411</text:p>
              </table:table-cell>
              <table:table-cell office:value-type="float" office:value="0.0001471985">
                <text:p>0.0001471985</text:p>
              </table:table-cell>
            </table:table-row>
            <table:table-row>
              <table:table-cell office:value-type="string">
                <text:p>0,003407</text:p>
              </table:table-cell>
              <table:table-cell office:value-type="float" office:value="0.0001470679">
                <text:p>0.0001470679</text:p>
              </table:table-cell>
            </table:table-row>
            <table:table-row>
              <table:table-cell office:value-type="string">
                <text:p>0,003404</text:p>
              </table:table-cell>
              <table:table-cell office:value-type="float" office:value="0.0001469377">
                <text:p>0.0001469377</text:p>
              </table:table-cell>
            </table:table-row>
            <table:table-row>
              <table:table-cell office:value-type="string">
                <text:p>0,0034</text:p>
              </table:table-cell>
              <table:table-cell office:value-type="float" office:value="0.0001468079">
                <text:p>0.0001468079</text:p>
              </table:table-cell>
            </table:table-row>
            <table:table-row>
              <table:table-cell office:value-type="string">
                <text:p>0,003397</text:p>
              </table:table-cell>
              <table:table-cell office:value-type="float" office:value="0.0001466785">
                <text:p>0.0001466785</text:p>
              </table:table-cell>
            </table:table-row>
            <table:table-row>
              <table:table-cell office:value-type="string">
                <text:p>0,003393</text:p>
              </table:table-cell>
              <table:table-cell office:value-type="float" office:value="0.0001465496">
                <text:p>0.0001465496</text:p>
              </table:table-cell>
            </table:table-row>
            <table:table-row>
              <table:table-cell office:value-type="string">
                <text:p>0,003389</text:p>
              </table:table-cell>
              <table:table-cell office:value-type="float" office:value="0.0001464211">
                <text:p>0.0001464211</text:p>
              </table:table-cell>
            </table:table-row>
            <table:table-row>
              <table:table-cell office:value-type="string">
                <text:p>0,003386</text:p>
              </table:table-cell>
              <table:table-cell office:value-type="float" office:value="0.000146293">
                <text:p>0.000146293</text:p>
              </table:table-cell>
            </table:table-row>
            <table:table-row>
              <table:table-cell office:value-type="string">
                <text:p>0,003382</text:p>
              </table:table-cell>
              <table:table-cell office:value-type="float" office:value="0.0001461653">
                <text:p>0.0001461653</text:p>
              </table:table-cell>
            </table:table-row>
            <table:table-row>
              <table:table-cell office:value-type="string">
                <text:p>0,003378</text:p>
              </table:table-cell>
              <table:table-cell office:value-type="float" office:value="0.0001460381">
                <text:p>0.0001460381</text:p>
              </table:table-cell>
            </table:table-row>
            <table:table-row>
              <table:table-cell office:value-type="string">
                <text:p>0,003375</text:p>
              </table:table-cell>
              <table:table-cell office:value-type="float" office:value="0.0001459112">
                <text:p>0.0001459112</text:p>
              </table:table-cell>
            </table:table-row>
            <table:table-row>
              <table:table-cell office:value-type="string">
                <text:p>0,003371</text:p>
              </table:table-cell>
              <table:table-cell office:value-type="float" office:value="0.0001457849">
                <text:p>0.0001457849</text:p>
              </table:table-cell>
            </table:table-row>
            <table:table-row>
              <table:table-cell office:value-type="string">
                <text:p>0,003368</text:p>
              </table:table-cell>
              <table:table-cell office:value-type="float" office:value="0.0001456589">
                <text:p>0.0001456589</text:p>
              </table:table-cell>
            </table:table-row>
            <table:table-row>
              <table:table-cell office:value-type="string">
                <text:p>0,003364</text:p>
              </table:table-cell>
              <table:table-cell office:value-type="float" office:value="0.0001455333">
                <text:p>0.0001455333</text:p>
              </table:table-cell>
            </table:table-row>
            <table:table-row>
              <table:table-cell office:value-type="string">
                <text:p>0,00336</text:p>
              </table:table-cell>
              <table:table-cell office:value-type="float" office:value="0.0001454082">
                <text:p>0.0001454082</text:p>
              </table:table-cell>
            </table:table-row>
            <table:table-row>
              <table:table-cell office:value-type="string">
                <text:p>0,003357</text:p>
              </table:table-cell>
              <table:table-cell office:value-type="float" office:value="0.0001452835">
                <text:p>0.0001452835</text:p>
              </table:table-cell>
            </table:table-row>
            <table:table-row>
              <table:table-cell office:value-type="string">
                <text:p>0,003353</text:p>
              </table:table-cell>
              <table:table-cell office:value-type="float" office:value="0.0001451591">
                <text:p>0.0001451591</text:p>
              </table:table-cell>
            </table:table-row>
            <table:table-row>
              <table:table-cell office:value-type="string">
                <text:p>0,003349</text:p>
              </table:table-cell>
              <table:table-cell office:value-type="float" office:value="0.0001450351">
                <text:p>0.0001450351</text:p>
              </table:table-cell>
            </table:table-row>
            <table:table-row>
              <table:table-cell office:value-type="string">
                <text:p>0,003346</text:p>
              </table:table-cell>
              <table:table-cell office:value-type="float" office:value="0.0001449115">
                <text:p>0.0001449115</text:p>
              </table:table-cell>
            </table:table-row>
            <table:table-row>
              <table:table-cell office:value-type="string">
                <text:p>0,003342</text:p>
              </table:table-cell>
              <table:table-cell office:value-type="float" office:value="0.0001447882">
                <text:p>0.0001447882</text:p>
              </table:table-cell>
            </table:table-row>
            <table:table-row>
              <table:table-cell office:value-type="string">
                <text:p>0,003338</text:p>
              </table:table-cell>
              <table:table-cell office:value-type="float" office:value="0.0001446653">
                <text:p>0.0001446653</text:p>
              </table:table-cell>
            </table:table-row>
            <table:table-row>
              <table:table-cell office:value-type="string">
                <text:p>0,003335</text:p>
              </table:table-cell>
              <table:table-cell office:value-type="float" office:value="0.0001445427">
                <text:p>0.0001445427</text:p>
              </table:table-cell>
            </table:table-row>
            <table:table-row>
              <table:table-cell office:value-type="string">
                <text:p>0,003331</text:p>
              </table:table-cell>
              <table:table-cell office:value-type="float" office:value="0.0001444205">
                <text:p>0.0001444205</text:p>
              </table:table-cell>
            </table:table-row>
            <table:table-row>
              <table:table-cell office:value-type="string">
                <text:p>0,003328</text:p>
              </table:table-cell>
              <table:table-cell office:value-type="float" office:value="0.0001442986">
                <text:p>0.0001442986</text:p>
              </table:table-cell>
            </table:table-row>
            <table:table-row>
              <table:table-cell office:value-type="string">
                <text:p>0,003324</text:p>
              </table:table-cell>
              <table:table-cell office:value-type="float" office:value="0.0001441771">
                <text:p>0.0001441771</text:p>
              </table:table-cell>
            </table:table-row>
            <table:table-row>
              <table:table-cell office:value-type="string">
                <text:p>0,00332</text:p>
              </table:table-cell>
              <table:table-cell office:value-type="float" office:value="0.000144056">
                <text:p>0.000144056</text:p>
              </table:table-cell>
            </table:table-row>
            <table:table-row>
              <table:table-cell office:value-type="string">
                <text:p>0,003317</text:p>
              </table:table-cell>
              <table:table-cell office:value-type="float" office:value="0.0001439352">
                <text:p>0.0001439352</text:p>
              </table:table-cell>
            </table:table-row>
            <table:table-row>
              <table:table-cell office:value-type="string">
                <text:p>0,003313</text:p>
              </table:table-cell>
              <table:table-cell office:value-type="float" office:value="0.0001438147">
                <text:p>0.0001438147</text:p>
              </table:table-cell>
            </table:table-row>
            <table:table-row>
              <table:table-cell office:value-type="string">
                <text:p>0,003309</text:p>
              </table:table-cell>
              <table:table-cell office:value-type="float" office:value="0.0001436947">
                <text:p>0.0001436947</text:p>
              </table:table-cell>
            </table:table-row>
            <table:table-row>
              <table:table-cell office:value-type="string">
                <text:p>0,003306</text:p>
              </table:table-cell>
              <table:table-cell office:value-type="float" office:value="0.0001435749">
                <text:p>0.0001435749</text:p>
              </table:table-cell>
            </table:table-row>
            <table:table-row>
              <table:table-cell office:value-type="string">
                <text:p>0,003302</text:p>
              </table:table-cell>
              <table:table-cell office:value-type="float" office:value="0.0001434556">
                <text:p>0.0001434556</text:p>
              </table:table-cell>
            </table:table-row>
            <table:table-row>
              <table:table-cell office:value-type="string">
                <text:p>0,003299</text:p>
              </table:table-cell>
              <table:table-cell office:value-type="float" office:value="0.0001433366">
                <text:p>0.0001433366</text:p>
              </table:table-cell>
            </table:table-row>
            <table:table-row>
              <table:table-cell office:value-type="string">
                <text:p>0,003295</text:p>
              </table:table-cell>
              <table:table-cell office:value-type="float" office:value="0.0001432179">
                <text:p>0.0001432179</text:p>
              </table:table-cell>
            </table:table-row>
            <table:table-row>
              <table:table-cell office:value-type="string">
                <text:p>0,003291</text:p>
              </table:table-cell>
              <table:table-cell office:value-type="float" office:value="0.0001430996">
                <text:p>0.0001430996</text:p>
              </table:table-cell>
            </table:table-row>
            <table:table-row>
              <table:table-cell office:value-type="string">
                <text:p>0,003288</text:p>
              </table:table-cell>
              <table:table-cell office:value-type="float" office:value="0.0001429817">
                <text:p>0.0001429817</text:p>
              </table:table-cell>
            </table:table-row>
            <table:table-row>
              <table:table-cell office:value-type="string">
                <text:p>0,003284</text:p>
              </table:table-cell>
              <table:table-cell office:value-type="float" office:value="0.0001428641">
                <text:p>0.0001428641</text:p>
              </table:table-cell>
            </table:table-row>
            <table:table-row>
              <table:table-cell office:value-type="string">
                <text:p>0,00328</text:p>
              </table:table-cell>
              <table:table-cell office:value-type="float" office:value="0.0001427469">
                <text:p>0.0001427469</text:p>
              </table:table-cell>
            </table:table-row>
            <table:table-row>
              <table:table-cell office:value-type="string">
                <text:p>0,003277</text:p>
              </table:table-cell>
              <table:table-cell office:value-type="float" office:value="0.00014263">
                <text:p>0.00014263</text:p>
              </table:table-cell>
            </table:table-row>
            <table:table-row>
              <table:table-cell office:value-type="string">
                <text:p>0,003273</text:p>
              </table:table-cell>
              <table:table-cell office:value-type="float" office:value="0.0001425135">
                <text:p>0.0001425135</text:p>
              </table:table-cell>
            </table:table-row>
            <table:table-row>
              <table:table-cell office:value-type="string">
                <text:p>0,003269</text:p>
              </table:table-cell>
              <table:table-cell office:value-type="float" office:value="0.0001423974">
                <text:p>0.0001423974</text:p>
              </table:table-cell>
            </table:table-row>
            <table:table-row>
              <table:table-cell office:value-type="string">
                <text:p>0,003266</text:p>
              </table:table-cell>
              <table:table-cell office:value-type="float" office:value="0.0001422816">
                <text:p>0.0001422816</text:p>
              </table:table-cell>
            </table:table-row>
            <table:table-row>
              <table:table-cell office:value-type="string">
                <text:p>0,003262</text:p>
              </table:table-cell>
              <table:table-cell office:value-type="float" office:value="0.0001421661">
                <text:p>0.0001421661</text:p>
              </table:table-cell>
            </table:table-row>
            <table:table-row>
              <table:table-cell office:value-type="string">
                <text:p>0,003259</text:p>
              </table:table-cell>
              <table:table-cell office:value-type="float" office:value="0.000142051">
                <text:p>0.000142051</text:p>
              </table:table-cell>
            </table:table-row>
            <table:table-row>
              <table:table-cell office:value-type="string">
                <text:p>0,003255</text:p>
              </table:table-cell>
              <table:table-cell office:value-type="float" office:value="0.0001419363">
                <text:p>0.0001419363</text:p>
              </table:table-cell>
            </table:table-row>
            <table:table-row>
              <table:table-cell office:value-type="string">
                <text:p>0,003251</text:p>
              </table:table-cell>
              <table:table-cell office:value-type="float" office:value="0.0001418219">
                <text:p>0.0001418219</text:p>
              </table:table-cell>
            </table:table-row>
            <table:table-row>
              <table:table-cell office:value-type="string">
                <text:p>0,003248</text:p>
              </table:table-cell>
              <table:table-cell office:value-type="float" office:value="0.0001417079">
                <text:p>0.0001417079</text:p>
              </table:table-cell>
            </table:table-row>
            <table:table-row>
              <table:table-cell office:value-type="string">
                <text:p>0,003244</text:p>
              </table:table-cell>
              <table:table-cell office:value-type="float" office:value="0.0001415943">
                <text:p>0.0001415943</text:p>
              </table:table-cell>
            </table:table-row>
            <table:table-row>
              <table:table-cell office:value-type="string">
                <text:p>0,00324</text:p>
              </table:table-cell>
              <table:table-cell office:value-type="float" office:value="0.000141481">
                <text:p>0.000141481</text:p>
              </table:table-cell>
            </table:table-row>
            <table:table-row>
              <table:table-cell office:value-type="string">
                <text:p>0,003237</text:p>
              </table:table-cell>
              <table:table-cell office:value-type="float" office:value="0.000141368">
                <text:p>0.000141368</text:p>
              </table:table-cell>
            </table:table-row>
            <table:table-row>
              <table:table-cell office:value-type="string">
                <text:p>0,003233</text:p>
              </table:table-cell>
              <table:table-cell office:value-type="float" office:value="0.0001412554">
                <text:p>0.0001412554</text:p>
              </table:table-cell>
            </table:table-row>
            <table:table-row>
              <table:table-cell office:value-type="string">
                <text:p>0,00323</text:p>
              </table:table-cell>
              <table:table-cell office:value-type="float" office:value="0.0001411432">
                <text:p>0.0001411432</text:p>
              </table:table-cell>
            </table:table-row>
            <table:table-row>
              <table:table-cell office:value-type="string">
                <text:p>0,003226</text:p>
              </table:table-cell>
              <table:table-cell office:value-type="float" office:value="0.0001410313">
                <text:p>0.0001410313</text:p>
              </table:table-cell>
            </table:table-row>
            <table:table-row>
              <table:table-cell office:value-type="string">
                <text:p>0,003222</text:p>
              </table:table-cell>
              <table:table-cell office:value-type="float" office:value="0.0001409198">
                <text:p>0.0001409198</text:p>
              </table:table-cell>
            </table:table-row>
            <table:table-row>
              <table:table-cell office:value-type="string">
                <text:p>0,003219</text:p>
              </table:table-cell>
              <table:table-cell office:value-type="float" office:value="0.0001408086">
                <text:p>0.0001408086</text:p>
              </table:table-cell>
            </table:table-row>
            <table:table-row>
              <table:table-cell office:value-type="string">
                <text:p>0,003215</text:p>
              </table:table-cell>
              <table:table-cell office:value-type="float" office:value="0.0001406978">
                <text:p>0.0001406978</text:p>
              </table:table-cell>
            </table:table-row>
            <table:table-row>
              <table:table-cell office:value-type="string">
                <text:p>0,003211</text:p>
              </table:table-cell>
              <table:table-cell office:value-type="float" office:value="0.0001405874">
                <text:p>0.0001405874</text:p>
              </table:table-cell>
            </table:table-row>
            <table:table-row>
              <table:table-cell office:value-type="string">
                <text:p>0,003208</text:p>
              </table:table-cell>
              <table:table-cell office:value-type="float" office:value="0.0001404773">
                <text:p>0.0001404773</text:p>
              </table:table-cell>
            </table:table-row>
            <table:table-row>
              <table:table-cell office:value-type="string">
                <text:p>0,003204</text:p>
              </table:table-cell>
              <table:table-cell office:value-type="float" office:value="0.0001403675">
                <text:p>0.0001403675</text:p>
              </table:table-cell>
            </table:table-row>
            <table:table-row>
              <table:table-cell office:value-type="string">
                <text:p>0,003201</text:p>
              </table:table-cell>
              <table:table-cell office:value-type="float" office:value="0.0001402581">
                <text:p>0.0001402581</text:p>
              </table:table-cell>
            </table:table-row>
            <table:table-row>
              <table:table-cell office:value-type="string">
                <text:p>0,003197</text:p>
              </table:table-cell>
              <table:table-cell office:value-type="float" office:value="0.0001401491">
                <text:p>0.0001401491</text:p>
              </table:table-cell>
            </table:table-row>
            <table:table-row>
              <table:table-cell office:value-type="string">
                <text:p>0,003193</text:p>
              </table:table-cell>
              <table:table-cell office:value-type="float" office:value="0.0001400405">
                <text:p>0.0001400405</text:p>
              </table:table-cell>
            </table:table-row>
            <table:table-row>
              <table:table-cell office:value-type="string">
                <text:p>0,00319</text:p>
              </table:table-cell>
              <table:table-cell office:value-type="float" office:value="0.0001399321">
                <text:p>0.0001399321</text:p>
              </table:table-cell>
            </table:table-row>
            <table:table-row>
              <table:table-cell office:value-type="string">
                <text:p>0,003186</text:p>
              </table:table-cell>
              <table:table-cell office:value-type="float" office:value="0.0001398242">
                <text:p>0.0001398242</text:p>
              </table:table-cell>
            </table:table-row>
            <table:table-row>
              <table:table-cell office:value-type="string">
                <text:p>0,003182</text:p>
              </table:table-cell>
              <table:table-cell office:value-type="float" office:value="0.0001397166">
                <text:p>0.0001397166</text:p>
              </table:table-cell>
            </table:table-row>
            <table:table-row>
              <table:table-cell office:value-type="string">
                <text:p>0,003179</text:p>
              </table:table-cell>
              <table:table-cell office:value-type="float" office:value="0.0001396093">
                <text:p>0.0001396093</text:p>
              </table:table-cell>
            </table:table-row>
            <table:table-row>
              <table:table-cell office:value-type="string">
                <text:p>0,003175</text:p>
              </table:table-cell>
              <table:table-cell office:value-type="float" office:value="0.0001395025">
                <text:p>0.0001395025</text:p>
              </table:table-cell>
            </table:table-row>
            <table:table-row>
              <table:table-cell office:value-type="string">
                <text:p>0,003171</text:p>
              </table:table-cell>
              <table:table-cell office:value-type="float" office:value="0.0001393959">
                <text:p>0.0001393959</text:p>
              </table:table-cell>
            </table:table-row>
            <table:table-row>
              <table:table-cell office:value-type="string">
                <text:p>0,003168</text:p>
              </table:table-cell>
              <table:table-cell office:value-type="float" office:value="0.0001392898">
                <text:p>0.0001392898</text:p>
              </table:table-cell>
            </table:table-row>
            <table:table-row>
              <table:table-cell office:value-type="string">
                <text:p>0,003164</text:p>
              </table:table-cell>
              <table:table-cell office:value-type="float" office:value="0.0001391839">
                <text:p>0.0001391839</text:p>
              </table:table-cell>
            </table:table-row>
            <table:table-row>
              <table:table-cell office:value-type="string">
                <text:p>0,003161</text:p>
              </table:table-cell>
              <table:table-cell office:value-type="float" office:value="0.0001390785">
                <text:p>0.0001390785</text:p>
              </table:table-cell>
            </table:table-row>
            <table:table-row>
              <table:table-cell office:value-type="string">
                <text:p>0,003157</text:p>
              </table:table-cell>
              <table:table-cell office:value-type="float" office:value="0.0001389734">
                <text:p>0.0001389734</text:p>
              </table:table-cell>
            </table:table-row>
            <table:table-row>
              <table:table-cell office:value-type="string">
                <text:p>0,003153</text:p>
              </table:table-cell>
              <table:table-cell office:value-type="float" office:value="0.0001388686">
                <text:p>0.0001388686</text:p>
              </table:table-cell>
            </table:table-row>
            <table:table-row>
              <table:table-cell office:value-type="string">
                <text:p>0,00315</text:p>
              </table:table-cell>
              <table:table-cell office:value-type="float" office:value="0.0001387642">
                <text:p>0.0001387642</text:p>
              </table:table-cell>
            </table:table-row>
            <table:table-row>
              <table:table-cell office:value-type="string">
                <text:p>0,003146</text:p>
              </table:table-cell>
              <table:table-cell office:value-type="float" office:value="0.0001386602">
                <text:p>0.0001386602</text:p>
              </table:table-cell>
            </table:table-row>
            <table:table-row>
              <table:table-cell office:value-type="string">
                <text:p>0,003142</text:p>
              </table:table-cell>
              <table:table-cell office:value-type="float" office:value="0.0001385565">
                <text:p>0.0001385565</text:p>
              </table:table-cell>
            </table:table-row>
            <table:table-row>
              <table:table-cell office:value-type="string">
                <text:p>0,003139</text:p>
              </table:table-cell>
              <table:table-cell office:value-type="float" office:value="0.0001384532">
                <text:p>0.0001384532</text:p>
              </table:table-cell>
            </table:table-row>
            <table:table-row>
              <table:table-cell office:value-type="string">
                <text:p>0,003135</text:p>
              </table:table-cell>
              <table:table-cell office:value-type="float" office:value="0.0001383502">
                <text:p>0.0001383502</text:p>
              </table:table-cell>
            </table:table-row>
            <table:table-row>
              <table:table-cell office:value-type="string">
                <text:p>0,003132</text:p>
              </table:table-cell>
              <table:table-cell office:value-type="float" office:value="0.0001382476">
                <text:p>0.0001382476</text:p>
              </table:table-cell>
            </table:table-row>
            <table:table-row>
              <table:table-cell office:value-type="string">
                <text:p>0,003128</text:p>
              </table:table-cell>
              <table:table-cell office:value-type="float" office:value="0.0001381454">
                <text:p>0.0001381454</text:p>
              </table:table-cell>
            </table:table-row>
            <table:table-row>
              <table:table-cell office:value-type="string">
                <text:p>0,003124</text:p>
              </table:table-cell>
              <table:table-cell office:value-type="float" office:value="0.0001380435">
                <text:p>0.0001380435</text:p>
              </table:table-cell>
            </table:table-row>
            <table:table-row>
              <table:table-cell office:value-type="string">
                <text:p>0,003121</text:p>
              </table:table-cell>
              <table:table-cell office:value-type="float" office:value="0.0001379419">
                <text:p>0.0001379419</text:p>
              </table:table-cell>
            </table:table-row>
            <table:table-row>
              <table:table-cell office:value-type="string">
                <text:p>0,003117</text:p>
              </table:table-cell>
              <table:table-cell office:value-type="float" office:value="0.0001378408">
                <text:p>0.0001378408</text:p>
              </table:table-cell>
            </table:table-row>
            <table:table-row>
              <table:table-cell office:value-type="string">
                <text:p>0,003113</text:p>
              </table:table-cell>
              <table:table-cell office:value-type="float" office:value="0.0001377399">
                <text:p>0.0001377399</text:p>
              </table:table-cell>
            </table:table-row>
            <table:table-row>
              <table:table-cell office:value-type="string">
                <text:p>0,00311</text:p>
              </table:table-cell>
              <table:table-cell office:value-type="float" office:value="0.0001376395">
                <text:p>0.0001376395</text:p>
              </table:table-cell>
            </table:table-row>
            <table:table-row>
              <table:table-cell office:value-type="string">
                <text:p>0,003106</text:p>
              </table:table-cell>
              <table:table-cell office:value-type="float" office:value="0.0001375394">
                <text:p>0.0001375394</text:p>
              </table:table-cell>
            </table:table-row>
            <table:table-row>
              <table:table-cell office:value-type="string">
                <text:p>0,003102</text:p>
              </table:table-cell>
              <table:table-cell office:value-type="float" office:value="0.0001374396">
                <text:p>0.0001374396</text:p>
              </table:table-cell>
            </table:table-row>
            <table:table-row>
              <table:table-cell office:value-type="string">
                <text:p>0,003099</text:p>
              </table:table-cell>
              <table:table-cell office:value-type="float" office:value="0.0001373402">
                <text:p>0.0001373402</text:p>
              </table:table-cell>
            </table:table-row>
            <table:table-row>
              <table:table-cell office:value-type="string">
                <text:p>0,003095</text:p>
              </table:table-cell>
              <table:table-cell office:value-type="float" office:value="0.0001372412">
                <text:p>0.0001372412</text:p>
              </table:table-cell>
            </table:table-row>
            <table:table-row>
              <table:table-cell office:value-type="string">
                <text:p>0,003092</text:p>
              </table:table-cell>
              <table:table-cell office:value-type="float" office:value="0.0001371425">
                <text:p>0.0001371425</text:p>
              </table:table-cell>
            </table:table-row>
            <table:table-row>
              <table:table-cell office:value-type="string">
                <text:p>0,003088</text:p>
              </table:table-cell>
              <table:table-cell office:value-type="float" office:value="0.0001370441">
                <text:p>0.0001370441</text:p>
              </table:table-cell>
            </table:table-row>
            <table:table-row>
              <table:table-cell office:value-type="string">
                <text:p>0,003084</text:p>
              </table:table-cell>
              <table:table-cell office:value-type="float" office:value="0.0001369462">
                <text:p>0.0001369462</text:p>
              </table:table-cell>
            </table:table-row>
            <table:table-row>
              <table:table-cell office:value-type="string">
                <text:p>0,003081</text:p>
              </table:table-cell>
              <table:table-cell office:value-type="float" office:value="0.0001368486">
                <text:p>0.0001368486</text:p>
              </table:table-cell>
            </table:table-row>
            <table:table-row>
              <table:table-cell office:value-type="string">
                <text:p>0,003077</text:p>
              </table:table-cell>
              <table:table-cell office:value-type="float" office:value="0.0001367513">
                <text:p>0.0001367513</text:p>
              </table:table-cell>
            </table:table-row>
            <table:table-row>
              <table:table-cell office:value-type="string">
                <text:p>0,003073</text:p>
              </table:table-cell>
              <table:table-cell office:value-type="float" office:value="0.0001366544">
                <text:p>0.0001366544</text:p>
              </table:table-cell>
            </table:table-row>
            <table:table-row>
              <table:table-cell office:value-type="string">
                <text:p>0,00307</text:p>
              </table:table-cell>
              <table:table-cell office:value-type="float" office:value="0.0001365578">
                <text:p>0.0001365578</text:p>
              </table:table-cell>
            </table:table-row>
            <table:table-row>
              <table:table-cell office:value-type="string">
                <text:p>0,003066</text:p>
              </table:table-cell>
              <table:table-cell office:value-type="float" office:value="0.0001364615">
                <text:p>0.0001364615</text:p>
              </table:table-cell>
            </table:table-row>
            <table:table-row>
              <table:table-cell office:value-type="string">
                <text:p>0,003063</text:p>
              </table:table-cell>
              <table:table-cell office:value-type="float" office:value="0.0001363655">
                <text:p>0.0001363655</text:p>
              </table:table-cell>
            </table:table-row>
            <table:table-row>
              <table:table-cell office:value-type="string">
                <text:p>0,003059</text:p>
              </table:table-cell>
              <table:table-cell office:value-type="float" office:value="0.0001362698">
                <text:p>0.0001362698</text:p>
              </table:table-cell>
            </table:table-row>
            <table:table-row>
              <table:table-cell office:value-type="string">
                <text:p>0,003055</text:p>
              </table:table-cell>
              <table:table-cell office:value-type="float" office:value="0.0001361745">
                <text:p>0.0001361745</text:p>
              </table:table-cell>
            </table:table-row>
            <table:table-row>
              <table:table-cell office:value-type="string">
                <text:p>0,003052</text:p>
              </table:table-cell>
              <table:table-cell office:value-type="float" office:value="0.0001360794">
                <text:p>0.0001360794</text:p>
              </table:table-cell>
            </table:table-row>
            <table:table-row>
              <table:table-cell office:value-type="string">
                <text:p>0,003048</text:p>
              </table:table-cell>
              <table:table-cell office:value-type="float" office:value="0.0001359847">
                <text:p>0.0001359847</text:p>
              </table:table-cell>
            </table:table-row>
            <table:table-row>
              <table:table-cell office:value-type="string">
                <text:p>0,003044</text:p>
              </table:table-cell>
              <table:table-cell office:value-type="float" office:value="0.0001358903">
                <text:p>0.0001358903</text:p>
              </table:table-cell>
            </table:table-row>
            <table:table-row>
              <table:table-cell office:value-type="string">
                <text:p>0,003041</text:p>
              </table:table-cell>
              <table:table-cell office:value-type="float" office:value="0.0001357962">
                <text:p>0.0001357962</text:p>
              </table:table-cell>
            </table:table-row>
            <table:table-row>
              <table:table-cell office:value-type="string">
                <text:p>0,003037</text:p>
              </table:table-cell>
              <table:table-cell office:value-type="float" office:value="0.0001357024">
                <text:p>0.0001357024</text:p>
              </table:table-cell>
            </table:table-row>
            <table:table-row>
              <table:table-cell office:value-type="string">
                <text:p>0,003033</text:p>
              </table:table-cell>
              <table:table-cell office:value-type="float" office:value="0.0001356089">
                <text:p>0.0001356089</text:p>
              </table:table-cell>
            </table:table-row>
            <table:table-row>
              <table:table-cell office:value-type="string">
                <text:p>0,00303</text:p>
              </table:table-cell>
              <table:table-cell office:value-type="float" office:value="0.0001355157">
                <text:p>0.0001355157</text:p>
              </table:table-cell>
            </table:table-row>
            <table:table-row>
              <table:table-cell office:value-type="string">
                <text:p>0,003026</text:p>
              </table:table-cell>
              <table:table-cell office:value-type="float" office:value="0.0001354228">
                <text:p>0.0001354228</text:p>
              </table:table-cell>
            </table:table-row>
            <table:table-row>
              <table:table-cell office:value-type="string">
                <text:p>0,003023</text:p>
              </table:table-cell>
              <table:table-cell office:value-type="float" office:value="0.0001353302">
                <text:p>0.0001353302</text:p>
              </table:table-cell>
            </table:table-row>
            <table:table-row>
              <table:table-cell office:value-type="string">
                <text:p>0,003019</text:p>
              </table:table-cell>
              <table:table-cell office:value-type="float" office:value="0.000135238">
                <text:p>0.000135238</text:p>
              </table:table-cell>
            </table:table-row>
            <table:table-row>
              <table:table-cell office:value-type="string">
                <text:p>0,003015</text:p>
              </table:table-cell>
              <table:table-cell office:value-type="float" office:value="0.000135146">
                <text:p>0.000135146</text:p>
              </table:table-cell>
            </table:table-row>
            <table:table-row>
              <table:table-cell office:value-type="string">
                <text:p>0,003012</text:p>
              </table:table-cell>
              <table:table-cell office:value-type="float" office:value="0.0001350543">
                <text:p>0.0001350543</text:p>
              </table:table-cell>
            </table:table-row>
            <table:table-row>
              <table:table-cell office:value-type="string">
                <text:p>0,003008</text:p>
              </table:table-cell>
              <table:table-cell office:value-type="float" office:value="0.0001349629">
                <text:p>0.0001349629</text:p>
              </table:table-cell>
            </table:table-row>
            <table:table-row>
              <table:table-cell office:value-type="string">
                <text:p>0,003004</text:p>
              </table:table-cell>
              <table:table-cell office:value-type="float" office:value="0.0001348719">
                <text:p>0.0001348719</text:p>
              </table:table-cell>
            </table:table-row>
            <table:table-row>
              <table:table-cell office:value-type="string">
                <text:p>0,003001</text:p>
              </table:table-cell>
              <table:table-cell office:value-type="float" office:value="0.000134781">
                <text:p>0.000134781</text:p>
              </table:table-cell>
            </table:table-row>
            <table:table-row>
              <table:table-cell office:value-type="string">
                <text:p>0,002997</text:p>
              </table:table-cell>
              <table:table-cell office:value-type="float" office:value="0.0001346905">
                <text:p>0.0001346905</text:p>
              </table:table-cell>
            </table:table-row>
            <table:table-row>
              <table:table-cell office:value-type="string">
                <text:p>0,002994</text:p>
              </table:table-cell>
              <table:table-cell office:value-type="float" office:value="0.0001346003">
                <text:p>0.0001346003</text:p>
              </table:table-cell>
            </table:table-row>
            <table:table-row>
              <table:table-cell office:value-type="string">
                <text:p>0,00299</text:p>
              </table:table-cell>
              <table:table-cell office:value-type="float" office:value="0.0001345104">
                <text:p>0.0001345104</text:p>
              </table:table-cell>
            </table:table-row>
            <table:table-row>
              <table:table-cell office:value-type="string">
                <text:p>0,002986</text:p>
              </table:table-cell>
              <table:table-cell office:value-type="float" office:value="0.0001344207">
                <text:p>0.0001344207</text:p>
              </table:table-cell>
            </table:table-row>
            <table:table-row>
              <table:table-cell office:value-type="string">
                <text:p>0,002983</text:p>
              </table:table-cell>
              <table:table-cell office:value-type="float" office:value="0.0001343313">
                <text:p>0.0001343313</text:p>
              </table:table-cell>
            </table:table-row>
            <table:table-row>
              <table:table-cell office:value-type="string">
                <text:p>0,002979</text:p>
              </table:table-cell>
              <table:table-cell office:value-type="float" office:value="0.0001342423">
                <text:p>0.0001342423</text:p>
              </table:table-cell>
            </table:table-row>
            <table:table-row>
              <table:table-cell office:value-type="string">
                <text:p>0,002975</text:p>
              </table:table-cell>
              <table:table-cell office:value-type="float" office:value="0.0001341535">
                <text:p>0.0001341535</text:p>
              </table:table-cell>
            </table:table-row>
            <table:table-row>
              <table:table-cell office:value-type="string">
                <text:p>0,002972</text:p>
              </table:table-cell>
              <table:table-cell office:value-type="float" office:value="0.000134065">
                <text:p>0.000134065</text:p>
              </table:table-cell>
            </table:table-row>
            <table:table-row>
              <table:table-cell office:value-type="string">
                <text:p>0,002968</text:p>
              </table:table-cell>
              <table:table-cell office:value-type="float" office:value="0.0001339768">
                <text:p>0.0001339768</text:p>
              </table:table-cell>
            </table:table-row>
            <table:table-row>
              <table:table-cell office:value-type="string">
                <text:p>0,002964</text:p>
              </table:table-cell>
              <table:table-cell office:value-type="float" office:value="0.0001338889">
                <text:p>0.0001338889</text:p>
              </table:table-cell>
            </table:table-row>
            <table:table-row>
              <table:table-cell office:value-type="string">
                <text:p>0,002961</text:p>
              </table:table-cell>
              <table:table-cell office:value-type="float" office:value="0.0001338012">
                <text:p>0.0001338012</text:p>
              </table:table-cell>
            </table:table-row>
            <table:table-row>
              <table:table-cell office:value-type="string">
                <text:p>0,002957</text:p>
              </table:table-cell>
              <table:table-cell office:value-type="float" office:value="0.0001337139">
                <text:p>0.0001337139</text:p>
              </table:table-cell>
            </table:table-row>
            <table:table-row>
              <table:table-cell office:value-type="string">
                <text:p>0,002954</text:p>
              </table:table-cell>
              <table:table-cell office:value-type="float" office:value="0.0001336269">
                <text:p>0.0001336269</text:p>
              </table:table-cell>
            </table:table-row>
            <table:table-row>
              <table:table-cell office:value-type="string">
                <text:p>0,00295</text:p>
              </table:table-cell>
              <table:table-cell office:value-type="float" office:value="0.0001335401">
                <text:p>0.0001335401</text:p>
              </table:table-cell>
            </table:table-row>
            <table:table-row>
              <table:table-cell office:value-type="string">
                <text:p>0,002946</text:p>
              </table:table-cell>
              <table:table-cell office:value-type="float" office:value="0.0001334536">
                <text:p>0.0001334536</text:p>
              </table:table-cell>
            </table:table-row>
            <table:table-row>
              <table:table-cell office:value-type="string">
                <text:p>0,002943</text:p>
              </table:table-cell>
              <table:table-cell office:value-type="float" office:value="0.0001333675">
                <text:p>0.0001333675</text:p>
              </table:table-cell>
            </table:table-row>
            <table:table-row>
              <table:table-cell office:value-type="string">
                <text:p>0,002939</text:p>
              </table:table-cell>
              <table:table-cell office:value-type="float" office:value="0.0001332816">
                <text:p>0.0001332816</text:p>
              </table:table-cell>
            </table:table-row>
            <table:table-row>
              <table:table-cell office:value-type="string">
                <text:p>0,002935</text:p>
              </table:table-cell>
              <table:table-cell office:value-type="float" office:value="0.000133196">
                <text:p>0.000133196</text:p>
              </table:table-cell>
            </table:table-row>
            <table:table-row>
              <table:table-cell office:value-type="string">
                <text:p>0,002932</text:p>
              </table:table-cell>
              <table:table-cell office:value-type="float" office:value="0.0001331107">
                <text:p>0.0001331107</text:p>
              </table:table-cell>
            </table:table-row>
            <table:table-row>
              <table:table-cell office:value-type="string">
                <text:p>0,002928</text:p>
              </table:table-cell>
              <table:table-cell office:value-type="float" office:value="0.0001330256">
                <text:p>0.0001330256</text:p>
              </table:table-cell>
            </table:table-row>
            <table:table-row>
              <table:table-cell office:value-type="string">
                <text:p>0,002925</text:p>
              </table:table-cell>
              <table:table-cell office:value-type="float" office:value="0.0001329409">
                <text:p>0.0001329409</text:p>
              </table:table-cell>
            </table:table-row>
            <table:table-row>
              <table:table-cell office:value-type="string">
                <text:p>0,002921</text:p>
              </table:table-cell>
              <table:table-cell office:value-type="float" office:value="0.0001328565">
                <text:p>0.0001328565</text:p>
              </table:table-cell>
            </table:table-row>
            <table:table-row>
              <table:table-cell office:value-type="string">
                <text:p>0,002917</text:p>
              </table:table-cell>
              <table:table-cell office:value-type="float" office:value="0.0001327723">
                <text:p>0.0001327723</text:p>
              </table:table-cell>
            </table:table-row>
            <table:table-row>
              <table:table-cell office:value-type="string">
                <text:p>0,002914</text:p>
              </table:table-cell>
              <table:table-cell office:value-type="float" office:value="0.0001326884">
                <text:p>0.0001326884</text:p>
              </table:table-cell>
            </table:table-row>
            <table:table-row>
              <table:table-cell office:value-type="string">
                <text:p>0,00291</text:p>
              </table:table-cell>
              <table:table-cell office:value-type="float" office:value="0.0001326049">
                <text:p>0.0001326049</text:p>
              </table:table-cell>
            </table:table-row>
            <table:table-row>
              <table:table-cell office:value-type="string">
                <text:p>0,002906</text:p>
              </table:table-cell>
              <table:table-cell office:value-type="float" office:value="0.0001325216">
                <text:p>0.0001325216</text:p>
              </table:table-cell>
            </table:table-row>
            <table:table-row>
              <table:table-cell office:value-type="string">
                <text:p>0,002903</text:p>
              </table:table-cell>
              <table:table-cell office:value-type="float" office:value="0.0001324386">
                <text:p>0.0001324386</text:p>
              </table:table-cell>
            </table:table-row>
            <table:table-row>
              <table:table-cell office:value-type="string">
                <text:p>0,002899</text:p>
              </table:table-cell>
              <table:table-cell office:value-type="float" office:value="0.0001323559">
                <text:p>0.0001323559</text:p>
              </table:table-cell>
            </table:table-row>
            <table:table-row>
              <table:table-cell office:value-type="string">
                <text:p>0,002895</text:p>
              </table:table-cell>
              <table:table-cell office:value-type="float" office:value="0.0001322734">
                <text:p>0.0001322734</text:p>
              </table:table-cell>
            </table:table-row>
            <table:table-row>
              <table:table-cell office:value-type="string">
                <text:p>0,002892</text:p>
              </table:table-cell>
              <table:table-cell office:value-type="float" office:value="0.0001321913">
                <text:p>0.0001321913</text:p>
              </table:table-cell>
            </table:table-row>
            <table:table-row>
              <table:table-cell office:value-type="string">
                <text:p>0,002888</text:p>
              </table:table-cell>
              <table:table-cell office:value-type="float" office:value="0.0001321095">
                <text:p>0.0001321095</text:p>
              </table:table-cell>
            </table:table-row>
            <table:table-row>
              <table:table-cell office:value-type="string">
                <text:p>0,002885</text:p>
              </table:table-cell>
              <table:table-cell office:value-type="float" office:value="0.0001320279">
                <text:p>0.0001320279</text:p>
              </table:table-cell>
            </table:table-row>
            <table:table-row>
              <table:table-cell office:value-type="string">
                <text:p>0,002881</text:p>
              </table:table-cell>
              <table:table-cell office:value-type="float" office:value="0.0001319467">
                <text:p>0.0001319467</text:p>
              </table:table-cell>
            </table:table-row>
            <table:table-row>
              <table:table-cell office:value-type="string">
                <text:p>0,002877</text:p>
              </table:table-cell>
              <table:table-cell office:value-type="float" office:value="0.0001318657">
                <text:p>0.0001318657</text:p>
              </table:table-cell>
            </table:table-row>
            <table:table-row>
              <table:table-cell office:value-type="string">
                <text:p>0,002874</text:p>
              </table:table-cell>
              <table:table-cell office:value-type="float" office:value="0.000131785">
                <text:p>0.000131785</text:p>
              </table:table-cell>
            </table:table-row>
            <table:table-row>
              <table:table-cell office:value-type="string">
                <text:p>0,00287</text:p>
              </table:table-cell>
              <table:table-cell office:value-type="float" office:value="0.0001317046">
                <text:p>0.0001317046</text:p>
              </table:table-cell>
            </table:table-row>
            <table:table-row>
              <table:table-cell office:value-type="string">
                <text:p>0,002866</text:p>
              </table:table-cell>
              <table:table-cell office:value-type="float" office:value="0.0001316245">
                <text:p>0.0001316245</text:p>
              </table:table-cell>
            </table:table-row>
            <table:table-row>
              <table:table-cell office:value-type="string">
                <text:p>0,002863</text:p>
              </table:table-cell>
              <table:table-cell office:value-type="float" office:value="0.0001315447">
                <text:p>0.0001315447</text:p>
              </table:table-cell>
            </table:table-row>
            <table:table-row>
              <table:table-cell office:value-type="string">
                <text:p>0,002859</text:p>
              </table:table-cell>
              <table:table-cell office:value-type="float" office:value="0.0001314652">
                <text:p>0.0001314652</text:p>
              </table:table-cell>
            </table:table-row>
            <table:table-row>
              <table:table-cell office:value-type="string">
                <text:p>0,002856</text:p>
              </table:table-cell>
              <table:table-cell office:value-type="float" office:value="0.0001313859">
                <text:p>0.0001313859</text:p>
              </table:table-cell>
            </table:table-row>
            <table:table-row>
              <table:table-cell office:value-type="string">
                <text:p>0,002852</text:p>
              </table:table-cell>
              <table:table-cell office:value-type="float" office:value="0.000131307">
                <text:p>0.000131307</text:p>
              </table:table-cell>
            </table:table-row>
            <table:table-row>
              <table:table-cell office:value-type="string">
                <text:p>0,002848</text:p>
              </table:table-cell>
              <table:table-cell office:value-type="float" office:value="0.0001312283">
                <text:p>0.0001312283</text:p>
              </table:table-cell>
            </table:table-row>
            <table:table-row>
              <table:table-cell office:value-type="string">
                <text:p>0,002845</text:p>
              </table:table-cell>
              <table:table-cell office:value-type="float" office:value="0.00013115">
                <text:p>0.00013115</text:p>
              </table:table-cell>
            </table:table-row>
            <table:table-row>
              <table:table-cell office:value-type="string">
                <text:p>0,002841</text:p>
              </table:table-cell>
              <table:table-cell office:value-type="float" office:value="0.0001310719">
                <text:p>0.0001310719</text:p>
              </table:table-cell>
            </table:table-row>
            <table:table-row>
              <table:table-cell office:value-type="string">
                <text:p>0,002837</text:p>
              </table:table-cell>
              <table:table-cell office:value-type="float" office:value="0.0001309941">
                <text:p>0.0001309941</text:p>
              </table:table-cell>
            </table:table-row>
            <table:table-row>
              <table:table-cell office:value-type="string">
                <text:p>0,002834</text:p>
              </table:table-cell>
              <table:table-cell office:value-type="float" office:value="0.0001309167">
                <text:p>0.0001309167</text:p>
              </table:table-cell>
            </table:table-row>
            <table:table-row>
              <table:table-cell office:value-type="string">
                <text:p>0,00283</text:p>
              </table:table-cell>
              <table:table-cell office:value-type="float" office:value="0.0001308395">
                <text:p>0.0001308395</text:p>
              </table:table-cell>
            </table:table-row>
            <table:table-row>
              <table:table-cell office:value-type="string">
                <text:p>0,002827</text:p>
              </table:table-cell>
              <table:table-cell office:value-type="float" office:value="0.0001307627">
                <text:p>0.0001307627</text:p>
              </table:table-cell>
            </table:table-row>
            <table:table-row>
              <table:table-cell office:value-type="string">
                <text:p>0,002823</text:p>
              </table:table-cell>
              <table:table-cell office:value-type="float" office:value="0.0001306861">
                <text:p>0.0001306861</text:p>
              </table:table-cell>
            </table:table-row>
            <table:table-row>
              <table:table-cell office:value-type="string">
                <text:p>0,002819</text:p>
              </table:table-cell>
              <table:table-cell office:value-type="float" office:value="0.0001306099">
                <text:p>0.0001306099</text:p>
              </table:table-cell>
            </table:table-row>
            <table:table-row>
              <table:table-cell office:value-type="string">
                <text:p>0,002816</text:p>
              </table:table-cell>
              <table:table-cell office:value-type="float" office:value="0.000130534">
                <text:p>0.000130534</text:p>
              </table:table-cell>
            </table:table-row>
            <table:table-row>
              <table:table-cell office:value-type="string">
                <text:p>0,002812</text:p>
              </table:table-cell>
              <table:table-cell office:value-type="float" office:value="0.0001304584">
                <text:p>0.0001304584</text:p>
              </table:table-cell>
            </table:table-row>
            <table:table-row>
              <table:table-cell office:value-type="string">
                <text:p>0,002808</text:p>
              </table:table-cell>
              <table:table-cell office:value-type="float" office:value="0.0001303831">
                <text:p>0.0001303831</text:p>
              </table:table-cell>
            </table:table-row>
            <table:table-row>
              <table:table-cell office:value-type="string">
                <text:p>0,002805</text:p>
              </table:table-cell>
              <table:table-cell office:value-type="float" office:value="0.0001303081">
                <text:p>0.0001303081</text:p>
              </table:table-cell>
            </table:table-row>
            <table:table-row>
              <table:table-cell office:value-type="string">
                <text:p>0,002801</text:p>
              </table:table-cell>
              <table:table-cell office:value-type="float" office:value="0.0001302334">
                <text:p>0.0001302334</text:p>
              </table:table-cell>
            </table:table-row>
            <table:table-row>
              <table:table-cell office:value-type="string">
                <text:p>0,002797</text:p>
              </table:table-cell>
              <table:table-cell office:value-type="float" office:value="0.000130159">
                <text:p>0.000130159</text:p>
              </table:table-cell>
            </table:table-row>
            <table:table-row>
              <table:table-cell office:value-type="string">
                <text:p>0,002794</text:p>
              </table:table-cell>
              <table:table-cell office:value-type="float" office:value="0.0001300849">
                <text:p>0.0001300849</text:p>
              </table:table-cell>
            </table:table-row>
            <table:table-row>
              <table:table-cell office:value-type="string">
                <text:p>0,00279</text:p>
              </table:table-cell>
              <table:table-cell office:value-type="float" office:value="0.0001300112">
                <text:p>0.0001300112</text:p>
              </table:table-cell>
            </table:table-row>
            <table:table-row>
              <table:table-cell office:value-type="string">
                <text:p>0,002787</text:p>
              </table:table-cell>
              <table:table-cell office:value-type="float" office:value="0.0001299377">
                <text:p>0.0001299377</text:p>
              </table:table-cell>
            </table:table-row>
            <table:table-row>
              <table:table-cell office:value-type="string">
                <text:p>0,002783</text:p>
              </table:table-cell>
              <table:table-cell office:value-type="float" office:value="0.0001298646">
                <text:p>0.0001298646</text:p>
              </table:table-cell>
            </table:table-row>
            <table:table-row>
              <table:table-cell office:value-type="string">
                <text:p>0,002779</text:p>
              </table:table-cell>
              <table:table-cell office:value-type="float" office:value="0.0001297918">
                <text:p>0.0001297918</text:p>
              </table:table-cell>
            </table:table-row>
            <table:table-row>
              <table:table-cell office:value-type="string">
                <text:p>0,002776</text:p>
              </table:table-cell>
              <table:table-cell office:value-type="float" office:value="0.0001297193">
                <text:p>0.0001297193</text:p>
              </table:table-cell>
            </table:table-row>
            <table:table-row>
              <table:table-cell office:value-type="string">
                <text:p>0,002772</text:p>
              </table:table-cell>
              <table:table-cell office:value-type="float" office:value="0.0001296471">
                <text:p>0.0001296471</text:p>
              </table:table-cell>
            </table:table-row>
            <table:table-row>
              <table:table-cell office:value-type="string">
                <text:p>0,002768</text:p>
              </table:table-cell>
              <table:table-cell office:value-type="float" office:value="0.0001295752">
                <text:p>0.0001295752</text:p>
              </table:table-cell>
            </table:table-row>
            <table:table-row>
              <table:table-cell office:value-type="string">
                <text:p>0,002765</text:p>
              </table:table-cell>
              <table:table-cell office:value-type="float" office:value="0.0001295036">
                <text:p>0.0001295036</text:p>
              </table:table-cell>
            </table:table-row>
            <table:table-row>
              <table:table-cell office:value-type="string">
                <text:p>0,002761</text:p>
              </table:table-cell>
              <table:table-cell office:value-type="float" office:value="0.0001294323">
                <text:p>0.0001294323</text:p>
              </table:table-cell>
            </table:table-row>
            <table:table-row>
              <table:table-cell office:value-type="string">
                <text:p>0,002758</text:p>
              </table:table-cell>
              <table:table-cell office:value-type="float" office:value="0.0001293614">
                <text:p>0.0001293614</text:p>
              </table:table-cell>
            </table:table-row>
            <table:table-row>
              <table:table-cell office:value-type="string">
                <text:p>0,002754</text:p>
              </table:table-cell>
              <table:table-cell office:value-type="float" office:value="0.0001292907">
                <text:p>0.0001292907</text:p>
              </table:table-cell>
            </table:table-row>
            <table:table-row>
              <table:table-cell office:value-type="string">
                <text:p>0,00275</text:p>
              </table:table-cell>
              <table:table-cell office:value-type="float" office:value="0.0001292204">
                <text:p>0.0001292204</text:p>
              </table:table-cell>
            </table:table-row>
            <table:table-row>
              <table:table-cell office:value-type="string">
                <text:p>0,002747</text:p>
              </table:table-cell>
              <table:table-cell office:value-type="float" office:value="0.0001291503">
                <text:p>0.0001291503</text:p>
              </table:table-cell>
            </table:table-row>
            <table:table-row>
              <table:table-cell office:value-type="string">
                <text:p>0,002743</text:p>
              </table:table-cell>
              <table:table-cell office:value-type="float" office:value="0.0001290806">
                <text:p>0.0001290806</text:p>
              </table:table-cell>
            </table:table-row>
            <table:table-row>
              <table:table-cell office:value-type="string">
                <text:p>0,002739</text:p>
              </table:table-cell>
              <table:table-cell office:value-type="float" office:value="0.0001290112">
                <text:p>0.0001290112</text:p>
              </table:table-cell>
            </table:table-row>
            <table:table-row>
              <table:table-cell office:value-type="string">
                <text:p>0,002736</text:p>
              </table:table-cell>
              <table:table-cell office:value-type="float" office:value="0.0001289421">
                <text:p>0.0001289421</text:p>
              </table:table-cell>
            </table:table-row>
            <table:table-row>
              <table:table-cell office:value-type="string">
                <text:p>0,002732</text:p>
              </table:table-cell>
              <table:table-cell office:value-type="float" office:value="0.0001288733">
                <text:p>0.0001288733</text:p>
              </table:table-cell>
            </table:table-row>
            <table:table-row>
              <table:table-cell office:value-type="string">
                <text:p>0,002728</text:p>
              </table:table-cell>
              <table:table-cell office:value-type="float" office:value="0.0001288048">
                <text:p>0.0001288048</text:p>
              </table:table-cell>
            </table:table-row>
            <table:table-row>
              <table:table-cell office:value-type="string">
                <text:p>0,002725</text:p>
              </table:table-cell>
              <table:table-cell office:value-type="float" office:value="0.0001287367">
                <text:p>0.0001287367</text:p>
              </table:table-cell>
            </table:table-row>
            <table:table-row>
              <table:table-cell office:value-type="string">
                <text:p>0,002721</text:p>
              </table:table-cell>
              <table:table-cell office:value-type="float" office:value="0.0001286689">
                <text:p>0.0001286689</text:p>
              </table:table-cell>
            </table:table-row>
            <table:table-row>
              <table:table-cell office:value-type="string">
                <text:p>0,002718</text:p>
              </table:table-cell>
              <table:table-cell office:value-type="float" office:value="0.0001286014">
                <text:p>0.0001286014</text:p>
              </table:table-cell>
            </table:table-row>
            <table:table-row>
              <table:table-cell office:value-type="string">
                <text:p>0,002714</text:p>
              </table:table-cell>
              <table:table-cell office:value-type="float" office:value="0.0001285342">
                <text:p>0.0001285342</text:p>
              </table:table-cell>
            </table:table-row>
            <table:table-row>
              <table:table-cell office:value-type="string">
                <text:p>0,00271</text:p>
              </table:table-cell>
              <table:table-cell office:value-type="float" office:value="0.0001284674">
                <text:p>0.0001284674</text:p>
              </table:table-cell>
            </table:table-row>
            <table:table-row>
              <table:table-cell office:value-type="string">
                <text:p>0,002707</text:p>
              </table:table-cell>
              <table:table-cell office:value-type="float" office:value="0.0001284008">
                <text:p>0.0001284008</text:p>
              </table:table-cell>
            </table:table-row>
            <table:table-row>
              <table:table-cell office:value-type="string">
                <text:p>0,002703</text:p>
              </table:table-cell>
              <table:table-cell office:value-type="float" office:value="0.0001283346">
                <text:p>0.0001283346</text:p>
              </table:table-cell>
            </table:table-row>
            <table:table-row>
              <table:table-cell office:value-type="string">
                <text:p>0,002699</text:p>
              </table:table-cell>
              <table:table-cell office:value-type="float" office:value="0.0001282687">
                <text:p>0.0001282687</text:p>
              </table:table-cell>
            </table:table-row>
            <table:table-row>
              <table:table-cell office:value-type="string">
                <text:p>0,002696</text:p>
              </table:table-cell>
              <table:table-cell office:value-type="float" office:value="0.0001282032">
                <text:p>0.0001282032</text:p>
              </table:table-cell>
            </table:table-row>
            <table:table-row>
              <table:table-cell office:value-type="string">
                <text:p>0,002692</text:p>
              </table:table-cell>
              <table:table-cell office:value-type="float" office:value="0.0001281379">
                <text:p>0.0001281379</text:p>
              </table:table-cell>
            </table:table-row>
            <table:table-row>
              <table:table-cell office:value-type="string">
                <text:p>0,002689</text:p>
              </table:table-cell>
              <table:table-cell office:value-type="float" office:value="0.000128073">
                <text:p>0.000128073</text:p>
              </table:table-cell>
            </table:table-row>
            <table:table-row>
              <table:table-cell office:value-type="string">
                <text:p>0,002685</text:p>
              </table:table-cell>
              <table:table-cell office:value-type="float" office:value="0.0001280084">
                <text:p>0.0001280084</text:p>
              </table:table-cell>
            </table:table-row>
            <table:table-row>
              <table:table-cell office:value-type="string">
                <text:p>0,002681</text:p>
              </table:table-cell>
              <table:table-cell office:value-type="float" office:value="0.000127944">
                <text:p>0.000127944</text:p>
              </table:table-cell>
            </table:table-row>
            <table:table-row>
              <table:table-cell office:value-type="string">
                <text:p>0,002678</text:p>
              </table:table-cell>
              <table:table-cell office:value-type="float" office:value="0.00012788">
                <text:p>0.00012788</text:p>
              </table:table-cell>
            </table:table-row>
            <table:table-row>
              <table:table-cell office:value-type="string">
                <text:p>0,002674</text:p>
              </table:table-cell>
              <table:table-cell office:value-type="float" office:value="0.0001278164">
                <text:p>0.0001278164</text:p>
              </table:table-cell>
            </table:table-row>
            <table:table-row>
              <table:table-cell office:value-type="string">
                <text:p>0,00267</text:p>
              </table:table-cell>
              <table:table-cell office:value-type="float" office:value="0.000127753">
                <text:p>0.000127753</text:p>
              </table:table-cell>
            </table:table-row>
            <table:table-row>
              <table:table-cell office:value-type="string">
                <text:p>0,002667</text:p>
              </table:table-cell>
              <table:table-cell office:value-type="float" office:value="0.00012769">
                <text:p>0.00012769</text:p>
              </table:table-cell>
            </table:table-row>
            <table:table-row>
              <table:table-cell office:value-type="string">
                <text:p>0,002663</text:p>
              </table:table-cell>
              <table:table-cell office:value-type="float" office:value="0.0001276272">
                <text:p>0.0001276272</text:p>
              </table:table-cell>
            </table:table-row>
            <table:table-row>
              <table:table-cell office:value-type="string">
                <text:p>0,002659</text:p>
              </table:table-cell>
              <table:table-cell office:value-type="float" office:value="0.0001275649">
                <text:p>0.0001275649</text:p>
              </table:table-cell>
            </table:table-row>
            <table:table-row>
              <table:table-cell office:value-type="string">
                <text:p>0,002656</text:p>
              </table:table-cell>
              <table:table-cell office:value-type="float" office:value="0.0001275028">
                <text:p>0.0001275028</text:p>
              </table:table-cell>
            </table:table-row>
            <table:table-row>
              <table:table-cell office:value-type="string">
                <text:p>0,002652</text:p>
              </table:table-cell>
              <table:table-cell office:value-type="float" office:value="0.0001274411">
                <text:p>0.0001274411</text:p>
              </table:table-cell>
            </table:table-row>
            <table:table-row>
              <table:table-cell office:value-type="string">
                <text:p>0,002649</text:p>
              </table:table-cell>
              <table:table-cell office:value-type="float" office:value="0.0001273796">
                <text:p>0.0001273796</text:p>
              </table:table-cell>
            </table:table-row>
            <table:table-row>
              <table:table-cell office:value-type="string">
                <text:p>0,002645</text:p>
              </table:table-cell>
              <table:table-cell office:value-type="float" office:value="0.0001273186">
                <text:p>0.0001273186</text:p>
              </table:table-cell>
            </table:table-row>
            <table:table-row>
              <table:table-cell office:value-type="string">
                <text:p>0,002641</text:p>
              </table:table-cell>
              <table:table-cell office:value-type="float" office:value="0.0001272578">
                <text:p>0.0001272578</text:p>
              </table:table-cell>
            </table:table-row>
            <table:table-row>
              <table:table-cell office:value-type="string">
                <text:p>0,002638</text:p>
              </table:table-cell>
              <table:table-cell office:value-type="float" office:value="0.0001271973">
                <text:p>0.0001271973</text:p>
              </table:table-cell>
            </table:table-row>
            <table:table-row>
              <table:table-cell office:value-type="string">
                <text:p>0,002634</text:p>
              </table:table-cell>
              <table:table-cell office:value-type="float" office:value="0.0001271372">
                <text:p>0.0001271372</text:p>
              </table:table-cell>
            </table:table-row>
            <table:table-row>
              <table:table-cell office:value-type="string">
                <text:p>0,00263</text:p>
              </table:table-cell>
              <table:table-cell office:value-type="float" office:value="0.0001270774">
                <text:p>0.0001270774</text:p>
              </table:table-cell>
            </table:table-row>
            <table:table-row>
              <table:table-cell office:value-type="string">
                <text:p>0,002627</text:p>
              </table:table-cell>
              <table:table-cell office:value-type="float" office:value="0.000127018">
                <text:p>0.000127018</text:p>
              </table:table-cell>
            </table:table-row>
            <table:table-row>
              <table:table-cell office:value-type="string">
                <text:p>0,002623</text:p>
              </table:table-cell>
              <table:table-cell office:value-type="float" office:value="0.0001269588">
                <text:p>0.0001269588</text:p>
              </table:table-cell>
            </table:table-row>
            <table:table-row>
              <table:table-cell office:value-type="string">
                <text:p>0,00262</text:p>
              </table:table-cell>
              <table:table-cell office:value-type="float" office:value="0.0001269">
                <text:p>0.0001269</text:p>
              </table:table-cell>
            </table:table-row>
            <table:table-row>
              <table:table-cell office:value-type="string">
                <text:p>0,002616</text:p>
              </table:table-cell>
              <table:table-cell office:value-type="float" office:value="0.0001268415">
                <text:p>0.0001268415</text:p>
              </table:table-cell>
            </table:table-row>
            <table:table-row>
              <table:table-cell office:value-type="string">
                <text:p>0,002612</text:p>
              </table:table-cell>
              <table:table-cell office:value-type="float" office:value="0.0001267833">
                <text:p>0.0001267833</text:p>
              </table:table-cell>
            </table:table-row>
            <table:table-row>
              <table:table-cell office:value-type="string">
                <text:p>0,002609</text:p>
              </table:table-cell>
              <table:table-cell office:value-type="float" office:value="0.0001267255">
                <text:p>0.0001267255</text:p>
              </table:table-cell>
            </table:table-row>
            <table:table-row>
              <table:table-cell office:value-type="string">
                <text:p>0,002605</text:p>
              </table:table-cell>
              <table:table-cell office:value-type="float" office:value="0.000126668">
                <text:p>0.000126668</text:p>
              </table:table-cell>
            </table:table-row>
            <table:table-row>
              <table:table-cell office:value-type="string">
                <text:p>0,002601</text:p>
              </table:table-cell>
              <table:table-cell office:value-type="float" office:value="0.0001266108">
                <text:p>0.0001266108</text:p>
              </table:table-cell>
            </table:table-row>
            <table:table-row>
              <table:table-cell office:value-type="string">
                <text:p>0,002598</text:p>
              </table:table-cell>
              <table:table-cell office:value-type="float" office:value="0.0001265539">
                <text:p>0.0001265539</text:p>
              </table:table-cell>
            </table:table-row>
            <table:table-row>
              <table:table-cell office:value-type="string">
                <text:p>0,002594</text:p>
              </table:table-cell>
              <table:table-cell office:value-type="float" office:value="0.0001264974">
                <text:p>0.0001264974</text:p>
              </table:table-cell>
            </table:table-row>
            <table:table-row>
              <table:table-cell office:value-type="string">
                <text:p>0,00259</text:p>
              </table:table-cell>
              <table:table-cell office:value-type="float" office:value="0.0001264411">
                <text:p>0.0001264411</text:p>
              </table:table-cell>
            </table:table-row>
            <table:table-row>
              <table:table-cell office:value-type="string">
                <text:p>0,002587</text:p>
              </table:table-cell>
              <table:table-cell office:value-type="float" office:value="0.0001263852">
                <text:p>0.0001263852</text:p>
              </table:table-cell>
            </table:table-row>
            <table:table-row>
              <table:table-cell office:value-type="string">
                <text:p>0,002583</text:p>
              </table:table-cell>
              <table:table-cell office:value-type="float" office:value="0.0001263297">
                <text:p>0.0001263297</text:p>
              </table:table-cell>
            </table:table-row>
            <table:table-row>
              <table:table-cell office:value-type="string">
                <text:p>0,00258</text:p>
              </table:table-cell>
              <table:table-cell office:value-type="float" office:value="0.0001262744">
                <text:p>0.0001262744</text:p>
              </table:table-cell>
            </table:table-row>
            <table:table-row>
              <table:table-cell office:value-type="string">
                <text:p>0,002576</text:p>
              </table:table-cell>
              <table:table-cell office:value-type="float" office:value="0.0001262195">
                <text:p>0.0001262195</text:p>
              </table:table-cell>
            </table:table-row>
            <table:table-row>
              <table:table-cell office:value-type="string">
                <text:p>0,002572</text:p>
              </table:table-cell>
              <table:table-cell office:value-type="float" office:value="0.0001261649">
                <text:p>0.0001261649</text:p>
              </table:table-cell>
            </table:table-row>
            <table:table-row>
              <table:table-cell office:value-type="string">
                <text:p>0,002569</text:p>
              </table:table-cell>
              <table:table-cell office:value-type="float" office:value="0.0001261106">
                <text:p>0.0001261106</text:p>
              </table:table-cell>
            </table:table-row>
            <table:table-row>
              <table:table-cell office:value-type="string">
                <text:p>0,002565</text:p>
              </table:table-cell>
              <table:table-cell office:value-type="float" office:value="0.0001260567">
                <text:p>0.0001260567</text:p>
              </table:table-cell>
            </table:table-row>
            <table:table-row>
              <table:table-cell office:value-type="string">
                <text:p>0,002561</text:p>
              </table:table-cell>
              <table:table-cell office:value-type="float" office:value="0.000126003">
                <text:p>0.000126003</text:p>
              </table:table-cell>
            </table:table-row>
            <table:table-row>
              <table:table-cell office:value-type="string">
                <text:p>0,002558</text:p>
              </table:table-cell>
              <table:table-cell office:value-type="float" office:value="0.0001259497">
                <text:p>0.0001259497</text:p>
              </table:table-cell>
            </table:table-row>
            <table:table-row>
              <table:table-cell office:value-type="string">
                <text:p>0,002554</text:p>
              </table:table-cell>
              <table:table-cell office:value-type="float" office:value="0.0001258968">
                <text:p>0.0001258968</text:p>
              </table:table-cell>
            </table:table-row>
            <table:table-row>
              <table:table-cell office:value-type="string">
                <text:p>0,002551</text:p>
              </table:table-cell>
              <table:table-cell office:value-type="float" office:value="0.0001258441">
                <text:p>0.0001258441</text:p>
              </table:table-cell>
            </table:table-row>
            <table:table-row>
              <table:table-cell office:value-type="string">
                <text:p>0,002547</text:p>
              </table:table-cell>
              <table:table-cell office:value-type="float" office:value="0.0001257918">
                <text:p>0.0001257918</text:p>
              </table:table-cell>
            </table:table-row>
            <table:table-row>
              <table:table-cell office:value-type="string">
                <text:p>0,002543</text:p>
              </table:table-cell>
              <table:table-cell office:value-type="float" office:value="0.0001257398">
                <text:p>0.0001257398</text:p>
              </table:table-cell>
            </table:table-row>
            <table:table-row>
              <table:table-cell office:value-type="string">
                <text:p>0,00254</text:p>
              </table:table-cell>
              <table:table-cell office:value-type="float" office:value="0.0001256881">
                <text:p>0.0001256881</text:p>
              </table:table-cell>
            </table:table-row>
            <table:table-row>
              <table:table-cell office:value-type="string">
                <text:p>0,002536</text:p>
              </table:table-cell>
              <table:table-cell office:value-type="float" office:value="0.0001256367">
                <text:p>0.0001256367</text:p>
              </table:table-cell>
            </table:table-row>
            <table:table-row>
              <table:table-cell office:value-type="string">
                <text:p>0,002532</text:p>
              </table:table-cell>
              <table:table-cell office:value-type="float" office:value="0.0001255857">
                <text:p>0.0001255857</text:p>
              </table:table-cell>
            </table:table-row>
            <table:table-row>
              <table:table-cell office:value-type="string">
                <text:p>0,002529</text:p>
              </table:table-cell>
              <table:table-cell office:value-type="float" office:value="0.000125535">
                <text:p>0.000125535</text:p>
              </table:table-cell>
            </table:table-row>
            <table:table-row>
              <table:table-cell office:value-type="string">
                <text:p>0,002525</text:p>
              </table:table-cell>
              <table:table-cell office:value-type="float" office:value="0.0001254846">
                <text:p>0.0001254846</text:p>
              </table:table-cell>
            </table:table-row>
            <table:table-row>
              <table:table-cell office:value-type="string">
                <text:p>0,002521</text:p>
              </table:table-cell>
              <table:table-cell office:value-type="float" office:value="0.0001254346">
                <text:p>0.0001254346</text:p>
              </table:table-cell>
            </table:table-row>
            <table:table-row>
              <table:table-cell office:value-type="string">
                <text:p>0,002518</text:p>
              </table:table-cell>
              <table:table-cell office:value-type="float" office:value="0.0001253849">
                <text:p>0.0001253849</text:p>
              </table:table-cell>
            </table:table-row>
            <table:table-row>
              <table:table-cell office:value-type="string">
                <text:p>0,002514</text:p>
              </table:table-cell>
              <table:table-cell office:value-type="float" office:value="0.0001253355">
                <text:p>0.0001253355</text:p>
              </table:table-cell>
            </table:table-row>
            <table:table-row>
              <table:table-cell office:value-type="string">
                <text:p>0,002511</text:p>
              </table:table-cell>
              <table:table-cell office:value-type="float" office:value="0.0001252864">
                <text:p>0.0001252864</text:p>
              </table:table-cell>
            </table:table-row>
            <table:table-row>
              <table:table-cell office:value-type="string">
                <text:p>0,002507</text:p>
              </table:table-cell>
              <table:table-cell office:value-type="float" office:value="0.0001252377">
                <text:p>0.0001252377</text:p>
              </table:table-cell>
            </table:table-row>
            <table:table-row>
              <table:table-cell office:value-type="string">
                <text:p>0,002503</text:p>
              </table:table-cell>
              <table:table-cell office:value-type="float" office:value="0.0001251893">
                <text:p>0.0001251893</text:p>
              </table:table-cell>
            </table:table-row>
            <table:table-row>
              <table:table-cell office:value-type="string">
                <text:p>0,0025</text:p>
              </table:table-cell>
              <table:table-cell office:value-type="float" office:value="0.0001251412">
                <text:p>0.0001251412</text:p>
              </table:table-cell>
            </table:table-row>
            <table:table-row>
              <table:table-cell office:value-type="string">
                <text:p>0,002496</text:p>
              </table:table-cell>
              <table:table-cell office:value-type="float" office:value="0.0001250934">
                <text:p>0.0001250934</text:p>
              </table:table-cell>
            </table:table-row>
            <table:table-row>
              <table:table-cell office:value-type="string">
                <text:p>0,002492</text:p>
              </table:table-cell>
              <table:table-cell office:value-type="float" office:value="0.0001250459">
                <text:p>0.0001250459</text:p>
              </table:table-cell>
            </table:table-row>
            <table:table-row>
              <table:table-cell office:value-type="string">
                <text:p>0,002489</text:p>
              </table:table-cell>
              <table:table-cell office:value-type="float" office:value="0.0001249987">
                <text:p>0.0001249987</text:p>
              </table:table-cell>
            </table:table-row>
            <table:table-row>
              <table:table-cell office:value-type="string">
                <text:p>0,002485</text:p>
              </table:table-cell>
              <table:table-cell office:value-type="float" office:value="0.0001249518">
                <text:p>0.0001249518</text:p>
              </table:table-cell>
            </table:table-row>
            <table:table-row>
              <table:table-cell office:value-type="string">
                <text:p>0,002482</text:p>
              </table:table-cell>
              <table:table-cell office:value-type="float" office:value="0.0001249052">
                <text:p>0.0001249052</text:p>
              </table:table-cell>
            </table:table-row>
            <table:table-row>
              <table:table-cell office:value-type="string">
                <text:p>0,002478</text:p>
              </table:table-cell>
              <table:table-cell office:value-type="float" office:value="0.0001248589">
                <text:p>0.0001248589</text:p>
              </table:table-cell>
            </table:table-row>
            <table:table-row>
              <table:table-cell office:value-type="string">
                <text:p>0,002474</text:p>
              </table:table-cell>
              <table:table-cell office:value-type="float" office:value="0.0001248129">
                <text:p>0.0001248129</text:p>
              </table:table-cell>
            </table:table-row>
            <table:table-row>
              <table:table-cell office:value-type="string">
                <text:p>0,002471</text:p>
              </table:table-cell>
              <table:table-cell office:value-type="float" office:value="0.0001247672">
                <text:p>0.0001247672</text:p>
              </table:table-cell>
            </table:table-row>
            <table:table-row>
              <table:table-cell office:value-type="string">
                <text:p>0,002467</text:p>
              </table:table-cell>
              <table:table-cell office:value-type="float" office:value="0.0001247218">
                <text:p>0.0001247218</text:p>
              </table:table-cell>
            </table:table-row>
            <table:table-row>
              <table:table-cell office:value-type="string">
                <text:p>0,002463</text:p>
              </table:table-cell>
              <table:table-cell office:value-type="float" office:value="0.0001246767">
                <text:p>0.0001246767</text:p>
              </table:table-cell>
            </table:table-row>
            <table:table-row>
              <table:table-cell office:value-type="string">
                <text:p>0,00246</text:p>
              </table:table-cell>
              <table:table-cell office:value-type="float" office:value="0.000124632">
                <text:p>0.000124632</text:p>
              </table:table-cell>
            </table:table-row>
            <table:table-row>
              <table:table-cell office:value-type="string">
                <text:p>0,002456</text:p>
              </table:table-cell>
              <table:table-cell office:value-type="float" office:value="0.0001245875">
                <text:p>0.0001245875</text:p>
              </table:table-cell>
            </table:table-row>
            <table:table-row>
              <table:table-cell office:value-type="string">
                <text:p>0,002453</text:p>
              </table:table-cell>
              <table:table-cell office:value-type="float" office:value="0.0001245433">
                <text:p>0.0001245433</text:p>
              </table:table-cell>
            </table:table-row>
            <table:table-row>
              <table:table-cell office:value-type="string">
                <text:p>0,002449</text:p>
              </table:table-cell>
              <table:table-cell office:value-type="float" office:value="0.0001244994">
                <text:p>0.0001244994</text:p>
              </table:table-cell>
            </table:table-row>
            <table:table-row>
              <table:table-cell office:value-type="string">
                <text:p>0,002445</text:p>
              </table:table-cell>
              <table:table-cell office:value-type="float" office:value="0.0001244558">
                <text:p>0.0001244558</text:p>
              </table:table-cell>
            </table:table-row>
            <table:table-row>
              <table:table-cell office:value-type="string">
                <text:p>0,002442</text:p>
              </table:table-cell>
              <table:table-cell office:value-type="float" office:value="0.0001244126">
                <text:p>0.0001244126</text:p>
              </table:table-cell>
            </table:table-row>
            <table:table-row>
              <table:table-cell office:value-type="string">
                <text:p>0,002438</text:p>
              </table:table-cell>
              <table:table-cell office:value-type="float" office:value="0.0001243696">
                <text:p>0.0001243696</text:p>
              </table:table-cell>
            </table:table-row>
            <table:table-row>
              <table:table-cell office:value-type="string">
                <text:p>0,002434</text:p>
              </table:table-cell>
              <table:table-cell office:value-type="float" office:value="0.0001243269">
                <text:p>0.0001243269</text:p>
              </table:table-cell>
            </table:table-row>
            <table:table-row>
              <table:table-cell office:value-type="string">
                <text:p>0,002431</text:p>
              </table:table-cell>
              <table:table-cell office:value-type="float" office:value="0.0001242846">
                <text:p>0.0001242846</text:p>
              </table:table-cell>
            </table:table-row>
            <table:table-row>
              <table:table-cell office:value-type="string">
                <text:p>0,002427</text:p>
              </table:table-cell>
              <table:table-cell office:value-type="float" office:value="0.0001242425">
                <text:p>0.0001242425</text:p>
              </table:table-cell>
            </table:table-row>
            <table:table-row>
              <table:table-cell office:value-type="string">
                <text:p>0,002423</text:p>
              </table:table-cell>
              <table:table-cell office:value-type="float" office:value="0.0001242007">
                <text:p>0.0001242007</text:p>
              </table:table-cell>
            </table:table-row>
            <table:table-row>
              <table:table-cell office:value-type="string">
                <text:p>0,00242</text:p>
              </table:table-cell>
              <table:table-cell office:value-type="float" office:value="0.0001241593">
                <text:p>0.0001241593</text:p>
              </table:table-cell>
            </table:table-row>
            <table:table-row>
              <table:table-cell office:value-type="string">
                <text:p>0,002416</text:p>
              </table:table-cell>
              <table:table-cell office:value-type="float" office:value="0.0001241181">
                <text:p>0.0001241181</text:p>
              </table:table-cell>
            </table:table-row>
            <table:table-row>
              <table:table-cell office:value-type="string">
                <text:p>0,002413</text:p>
              </table:table-cell>
              <table:table-cell office:value-type="float" office:value="0.0001240772">
                <text:p>0.0001240772</text:p>
              </table:table-cell>
            </table:table-row>
            <table:table-row>
              <table:table-cell office:value-type="string">
                <text:p>0,002409</text:p>
              </table:table-cell>
              <table:table-cell office:value-type="float" office:value="0.0001240367">
                <text:p>0.0001240367</text:p>
              </table:table-cell>
            </table:table-row>
            <table:table-row>
              <table:table-cell office:value-type="string">
                <text:p>0,002405</text:p>
              </table:table-cell>
              <table:table-cell office:value-type="float" office:value="0.0001239964">
                <text:p>0.0001239964</text:p>
              </table:table-cell>
            </table:table-row>
            <table:table-row>
              <table:table-cell office:value-type="string">
                <text:p>0,002402</text:p>
              </table:table-cell>
              <table:table-cell office:value-type="float" office:value="0.0001239565">
                <text:p>0.0001239565</text:p>
              </table:table-cell>
            </table:table-row>
            <table:table-row>
              <table:table-cell office:value-type="string">
                <text:p>0,002398</text:p>
              </table:table-cell>
              <table:table-cell office:value-type="float" office:value="0.0001239168">
                <text:p>0.0001239168</text:p>
              </table:table-cell>
            </table:table-row>
            <table:table-row>
              <table:table-cell office:value-type="string">
                <text:p>0,002394</text:p>
              </table:table-cell>
              <table:table-cell office:value-type="float" office:value="0.0001238775">
                <text:p>0.0001238775</text:p>
              </table:table-cell>
            </table:table-row>
            <table:table-row>
              <table:table-cell office:value-type="string">
                <text:p>0,002391</text:p>
              </table:table-cell>
              <table:table-cell office:value-type="float" office:value="0.0001238384">
                <text:p>0.0001238384</text:p>
              </table:table-cell>
            </table:table-row>
            <table:table-row>
              <table:table-cell office:value-type="string">
                <text:p>0,002387</text:p>
              </table:table-cell>
              <table:table-cell office:value-type="float" office:value="0.0001237997">
                <text:p>0.0001237997</text:p>
              </table:table-cell>
            </table:table-row>
            <table:table-row>
              <table:table-cell office:value-type="string">
                <text:p>0,002384</text:p>
              </table:table-cell>
              <table:table-cell office:value-type="float" office:value="0.0001237612">
                <text:p>0.0001237612</text:p>
              </table:table-cell>
            </table:table-row>
            <table:table-row>
              <table:table-cell office:value-type="string">
                <text:p>0,00238</text:p>
              </table:table-cell>
              <table:table-cell office:value-type="float" office:value="0.0001237231">
                <text:p>0.0001237231</text:p>
              </table:table-cell>
            </table:table-row>
            <table:table-row>
              <table:table-cell office:value-type="string">
                <text:p>0,002376</text:p>
              </table:table-cell>
              <table:table-cell office:value-type="float" office:value="0.0001236853">
                <text:p>0.0001236853</text:p>
              </table:table-cell>
            </table:table-row>
            <table:table-row>
              <table:table-cell office:value-type="string">
                <text:p>0,002373</text:p>
              </table:table-cell>
              <table:table-cell office:value-type="float" office:value="0.0001236477">
                <text:p>0.0001236477</text:p>
              </table:table-cell>
            </table:table-row>
            <table:table-row>
              <table:table-cell office:value-type="string">
                <text:p>0,002369</text:p>
              </table:table-cell>
              <table:table-cell office:value-type="float" office:value="0.0001236105">
                <text:p>0.0001236105</text:p>
              </table:table-cell>
            </table:table-row>
            <table:table-row>
              <table:table-cell office:value-type="string">
                <text:p>0,002365</text:p>
              </table:table-cell>
              <table:table-cell office:value-type="float" office:value="0.0001235735">
                <text:p>0.0001235735</text:p>
              </table:table-cell>
            </table:table-row>
            <table:table-row>
              <table:table-cell office:value-type="string">
                <text:p>0,002362</text:p>
              </table:table-cell>
              <table:table-cell office:value-type="float" office:value="0.0001235369">
                <text:p>0.0001235369</text:p>
              </table:table-cell>
            </table:table-row>
            <table:table-row>
              <table:table-cell office:value-type="string">
                <text:p>0,002358</text:p>
              </table:table-cell>
              <table:table-cell office:value-type="float" office:value="0.0001235006">
                <text:p>0.0001235006</text:p>
              </table:table-cell>
            </table:table-row>
            <table:table-row>
              <table:table-cell office:value-type="string">
                <text:p>0,002354</text:p>
              </table:table-cell>
              <table:table-cell office:value-type="float" office:value="0.0001234646">
                <text:p>0.0001234646</text:p>
              </table:table-cell>
            </table:table-row>
            <table:table-row>
              <table:table-cell office:value-type="string">
                <text:p>0,002351</text:p>
              </table:table-cell>
              <table:table-cell office:value-type="float" office:value="0.0001234288">
                <text:p>0.0001234288</text:p>
              </table:table-cell>
            </table:table-row>
            <table:table-row>
              <table:table-cell office:value-type="string">
                <text:p>0,002347</text:p>
              </table:table-cell>
              <table:table-cell office:value-type="float" office:value="0.0001233934">
                <text:p>0.0001233934</text:p>
              </table:table-cell>
            </table:table-row>
            <table:table-row>
              <table:table-cell office:value-type="string">
                <text:p>0,002344</text:p>
              </table:table-cell>
              <table:table-cell office:value-type="float" office:value="0.0001233583">
                <text:p>0.0001233583</text:p>
              </table:table-cell>
            </table:table-row>
            <table:table-row>
              <table:table-cell office:value-type="string">
                <text:p>0,00234</text:p>
              </table:table-cell>
              <table:table-cell office:value-type="float" office:value="0.0001233235">
                <text:p>0.0001233235</text:p>
              </table:table-cell>
            </table:table-row>
            <table:table-row>
              <table:table-cell office:value-type="string">
                <text:p>0,002336</text:p>
              </table:table-cell>
              <table:table-cell office:value-type="float" office:value="0.0001232889">
                <text:p>0.0001232889</text:p>
              </table:table-cell>
            </table:table-row>
            <table:table-row>
              <table:table-cell office:value-type="string">
                <text:p>0,002333</text:p>
              </table:table-cell>
              <table:table-cell office:value-type="float" office:value="0.0001232547">
                <text:p>0.0001232547</text:p>
              </table:table-cell>
            </table:table-row>
            <table:table-row>
              <table:table-cell office:value-type="string">
                <text:p>0,002329</text:p>
              </table:table-cell>
              <table:table-cell office:value-type="float" office:value="0.0001232208">
                <text:p>0.0001232208</text:p>
              </table:table-cell>
            </table:table-row>
            <table:table-row>
              <table:table-cell office:value-type="string">
                <text:p>0,002325</text:p>
              </table:table-cell>
              <table:table-cell office:value-type="float" office:value="0.0001231872">
                <text:p>0.0001231872</text:p>
              </table:table-cell>
            </table:table-row>
            <table:table-row>
              <table:table-cell office:value-type="string">
                <text:p>0,002322</text:p>
              </table:table-cell>
              <table:table-cell office:value-type="float" office:value="0.0001231539">
                <text:p>0.0001231539</text:p>
              </table:table-cell>
            </table:table-row>
            <table:table-row>
              <table:table-cell office:value-type="string">
                <text:p>0,002318</text:p>
              </table:table-cell>
              <table:table-cell office:value-type="float" office:value="0.0001231208">
                <text:p>0.0001231208</text:p>
              </table:table-cell>
            </table:table-row>
            <table:table-row>
              <table:table-cell office:value-type="string">
                <text:p>0,002315</text:p>
              </table:table-cell>
              <table:table-cell office:value-type="float" office:value="0.0001230881">
                <text:p>0.0001230881</text:p>
              </table:table-cell>
            </table:table-row>
            <table:table-row>
              <table:table-cell office:value-type="string">
                <text:p>0,002311</text:p>
              </table:table-cell>
              <table:table-cell office:value-type="float" office:value="0.0001230557">
                <text:p>0.0001230557</text:p>
              </table:table-cell>
            </table:table-row>
            <table:table-row>
              <table:table-cell office:value-type="string">
                <text:p>0,002307</text:p>
              </table:table-cell>
              <table:table-cell office:value-type="float" office:value="0.0001230236">
                <text:p>0.0001230236</text:p>
              </table:table-cell>
            </table:table-row>
            <table:table-row>
              <table:table-cell office:value-type="string">
                <text:p>0,002304</text:p>
              </table:table-cell>
              <table:table-cell office:value-type="float" office:value="0.0001229918">
                <text:p>0.0001229918</text:p>
              </table:table-cell>
            </table:table-row>
            <table:table-row>
              <table:table-cell office:value-type="string">
                <text:p>0,0023</text:p>
              </table:table-cell>
              <table:table-cell office:value-type="float" office:value="0.0001229602">
                <text:p>0.0001229602</text:p>
              </table:table-cell>
            </table:table-row>
            <table:table-row>
              <table:table-cell office:value-type="string">
                <text:p>0,002296</text:p>
              </table:table-cell>
              <table:table-cell office:value-type="float" office:value="0.000122929">
                <text:p>0.000122929</text:p>
              </table:table-cell>
            </table:table-row>
            <table:table-row>
              <table:table-cell office:value-type="string">
                <text:p>0,002293</text:p>
              </table:table-cell>
              <table:table-cell office:value-type="float" office:value="0.0001228981">
                <text:p>0.0001228981</text:p>
              </table:table-cell>
            </table:table-row>
            <table:table-row>
              <table:table-cell office:value-type="string">
                <text:p>0,002289</text:p>
              </table:table-cell>
              <table:table-cell office:value-type="float" office:value="0.0001228675">
                <text:p>0.0001228675</text:p>
              </table:table-cell>
            </table:table-row>
            <table:table-row>
              <table:table-cell office:value-type="string">
                <text:p>0,002285</text:p>
              </table:table-cell>
              <table:table-cell office:value-type="float" office:value="0.0001228372">
                <text:p>0.0001228372</text:p>
              </table:table-cell>
            </table:table-row>
            <table:table-row>
              <table:table-cell office:value-type="string">
                <text:p>0,002282</text:p>
              </table:table-cell>
              <table:table-cell office:value-type="float" office:value="0.0001228072">
                <text:p>0.0001228072</text:p>
              </table:table-cell>
            </table:table-row>
            <table:table-row>
              <table:table-cell office:value-type="string">
                <text:p>0,002278</text:p>
              </table:table-cell>
              <table:table-cell office:value-type="float" office:value="0.0001227775">
                <text:p>0.0001227775</text:p>
              </table:table-cell>
            </table:table-row>
            <table:table-row>
              <table:table-cell office:value-type="string">
                <text:p>0,002275</text:p>
              </table:table-cell>
              <table:table-cell office:value-type="float" office:value="0.000122748">
                <text:p>0.000122748</text:p>
              </table:table-cell>
            </table:table-row>
            <table:table-row>
              <table:table-cell office:value-type="string">
                <text:p>0,002271</text:p>
              </table:table-cell>
              <table:table-cell office:value-type="float" office:value="0.0001227189">
                <text:p>0.0001227189</text:p>
              </table:table-cell>
            </table:table-row>
            <table:table-row>
              <table:table-cell office:value-type="string">
                <text:p>0,002267</text:p>
              </table:table-cell>
              <table:table-cell office:value-type="float" office:value="0.0001226901">
                <text:p>0.0001226901</text:p>
              </table:table-cell>
            </table:table-row>
            <table:table-row>
              <table:table-cell office:value-type="string">
                <text:p>0,002264</text:p>
              </table:table-cell>
              <table:table-cell office:value-type="float" office:value="0.0001226616">
                <text:p>0.0001226616</text:p>
              </table:table-cell>
            </table:table-row>
            <table:table-row>
              <table:table-cell office:value-type="string">
                <text:p>0,00226</text:p>
              </table:table-cell>
              <table:table-cell office:value-type="float" office:value="0.0001226334">
                <text:p>0.0001226334</text:p>
              </table:table-cell>
            </table:table-row>
            <table:table-row>
              <table:table-cell office:value-type="string">
                <text:p>0,002256</text:p>
              </table:table-cell>
              <table:table-cell office:value-type="float" office:value="0.0001226056">
                <text:p>0.0001226056</text:p>
              </table:table-cell>
            </table:table-row>
            <table:table-row>
              <table:table-cell office:value-type="string">
                <text:p>0,002253</text:p>
              </table:table-cell>
              <table:table-cell office:value-type="float" office:value="0.000122578">
                <text:p>0.000122578</text:p>
              </table:table-cell>
            </table:table-row>
            <table:table-row>
              <table:table-cell office:value-type="string">
                <text:p>0,002249</text:p>
              </table:table-cell>
              <table:table-cell office:value-type="float" office:value="0.0001225508">
                <text:p>0.0001225508</text:p>
              </table:table-cell>
            </table:table-row>
            <table:table-row>
              <table:table-cell office:value-type="string">
                <text:p>0,002246</text:p>
              </table:table-cell>
              <table:table-cell office:value-type="float" office:value="0.0001225238">
                <text:p>0.0001225238</text:p>
              </table:table-cell>
            </table:table-row>
            <table:table-row>
              <table:table-cell office:value-type="string">
                <text:p>0,002242</text:p>
              </table:table-cell>
              <table:table-cell office:value-type="float" office:value="0.0001224972">
                <text:p>0.0001224972</text:p>
              </table:table-cell>
            </table:table-row>
            <table:table-row>
              <table:table-cell office:value-type="string">
                <text:p>0,002238</text:p>
              </table:table-cell>
              <table:table-cell office:value-type="float" office:value="0.0001224709">
                <text:p>0.0001224709</text:p>
              </table:table-cell>
            </table:table-row>
            <table:table-row>
              <table:table-cell office:value-type="string">
                <text:p>0,002235</text:p>
              </table:table-cell>
              <table:table-cell office:value-type="float" office:value="0.0001224449">
                <text:p>0.0001224449</text:p>
              </table:table-cell>
            </table:table-row>
            <table:table-row>
              <table:table-cell office:value-type="string">
                <text:p>0,002231</text:p>
              </table:table-cell>
              <table:table-cell office:value-type="float" office:value="0.0001224193">
                <text:p>0.0001224193</text:p>
              </table:table-cell>
            </table:table-row>
            <table:table-row>
              <table:table-cell office:value-type="string">
                <text:p>0,002227</text:p>
              </table:table-cell>
              <table:table-cell office:value-type="float" office:value="0.0001223939">
                <text:p>0.0001223939</text:p>
              </table:table-cell>
            </table:table-row>
            <table:table-row>
              <table:table-cell office:value-type="string">
                <text:p>0,002224</text:p>
              </table:table-cell>
              <table:table-cell office:value-type="float" office:value="0.0001223689">
                <text:p>0.0001223689</text:p>
              </table:table-cell>
            </table:table-row>
            <table:table-row>
              <table:table-cell office:value-type="string">
                <text:p>0,00222</text:p>
              </table:table-cell>
              <table:table-cell office:value-type="float" office:value="0.0001223442">
                <text:p>0.0001223442</text:p>
              </table:table-cell>
            </table:table-row>
            <table:table-row>
              <table:table-cell office:value-type="string">
                <text:p>0,002216</text:p>
              </table:table-cell>
              <table:table-cell office:value-type="float" office:value="0.0001223197">
                <text:p>0.0001223197</text:p>
              </table:table-cell>
            </table:table-row>
            <table:table-row>
              <table:table-cell office:value-type="string">
                <text:p>0,002213</text:p>
              </table:table-cell>
              <table:table-cell office:value-type="float" office:value="0.0001222956">
                <text:p>0.0001222956</text:p>
              </table:table-cell>
            </table:table-row>
            <table:table-row>
              <table:table-cell office:value-type="string">
                <text:p>0,002209</text:p>
              </table:table-cell>
              <table:table-cell office:value-type="float" office:value="0.0001222719">
                <text:p>0.0001222719</text:p>
              </table:table-cell>
            </table:table-row>
            <table:table-row>
              <table:table-cell office:value-type="string">
                <text:p>0,002206</text:p>
              </table:table-cell>
              <table:table-cell office:value-type="float" office:value="0.0001222485">
                <text:p>0.0001222485</text:p>
              </table:table-cell>
            </table:table-row>
            <table:table-row>
              <table:table-cell office:value-type="string">
                <text:p>0,002202</text:p>
              </table:table-cell>
              <table:table-cell office:value-type="float" office:value="0.0001222254">
                <text:p>0.0001222254</text:p>
              </table:table-cell>
            </table:table-row>
            <table:table-row>
              <table:table-cell office:value-type="string">
                <text:p>0,002198</text:p>
              </table:table-cell>
              <table:table-cell office:value-type="float" office:value="0.0001222027">
                <text:p>0.0001222027</text:p>
              </table:table-cell>
            </table:table-row>
            <table:table-row>
              <table:table-cell office:value-type="string">
                <text:p>0,002195</text:p>
              </table:table-cell>
              <table:table-cell office:value-type="float" office:value="0.0001221804">
                <text:p>0.0001221804</text:p>
              </table:table-cell>
            </table:table-row>
            <table:table-row>
              <table:table-cell office:value-type="string">
                <text:p>0,002191</text:p>
              </table:table-cell>
              <table:table-cell office:value-type="float" office:value="0.0001221584">
                <text:p>0.0001221584</text:p>
              </table:table-cell>
            </table:table-row>
            <table:table-row>
              <table:table-cell office:value-type="string">
                <text:p>0,002187</text:p>
              </table:table-cell>
              <table:table-cell office:value-type="float" office:value="0.0001221368">
                <text:p>0.0001221368</text:p>
              </table:table-cell>
            </table:table-row>
            <table:table-row>
              <table:table-cell office:value-type="string">
                <text:p>0,002184</text:p>
              </table:table-cell>
              <table:table-cell office:value-type="float" office:value="0.0001221155">
                <text:p>0.0001221155</text:p>
              </table:table-cell>
            </table:table-row>
            <table:table-row>
              <table:table-cell office:value-type="string">
                <text:p>0,00218</text:p>
              </table:table-cell>
              <table:table-cell office:value-type="float" office:value="0.0001220945">
                <text:p>0.0001220945</text:p>
              </table:table-cell>
            </table:table-row>
            <table:table-row>
              <table:table-cell office:value-type="string">
                <text:p>0,002177</text:p>
              </table:table-cell>
              <table:table-cell office:value-type="float" office:value="0.000122074">
                <text:p>0.000122074</text:p>
              </table:table-cell>
            </table:table-row>
            <table:table-row>
              <table:table-cell office:value-type="string">
                <text:p>0,002173</text:p>
              </table:table-cell>
              <table:table-cell office:value-type="float" office:value="0.0001220537">
                <text:p>0.0001220537</text:p>
              </table:table-cell>
            </table:table-row>
            <table:table-row>
              <table:table-cell office:value-type="string">
                <text:p>0,002169</text:p>
              </table:table-cell>
              <table:table-cell office:value-type="float" office:value="0.0001220339">
                <text:p>0.0001220339</text:p>
              </table:table-cell>
            </table:table-row>
            <table:table-row>
              <table:table-cell office:value-type="string">
                <text:p>0,002166</text:p>
              </table:table-cell>
              <table:table-cell office:value-type="float" office:value="0.0001220143">
                <text:p>0.0001220143</text:p>
              </table:table-cell>
            </table:table-row>
            <table:table-row>
              <table:table-cell office:value-type="string">
                <text:p>0,002162</text:p>
              </table:table-cell>
              <table:table-cell office:value-type="float" office:value="0.0001219952">
                <text:p>0.0001219952</text:p>
              </table:table-cell>
            </table:table-row>
            <table:table-row>
              <table:table-cell office:value-type="string">
                <text:p>0,002158</text:p>
              </table:table-cell>
              <table:table-cell office:value-type="float" office:value="0.0001219764">
                <text:p>0.0001219764</text:p>
              </table:table-cell>
            </table:table-row>
            <table:table-row>
              <table:table-cell office:value-type="string">
                <text:p>0,002155</text:p>
              </table:table-cell>
              <table:table-cell office:value-type="float" office:value="0.0001219579">
                <text:p>0.0001219579</text:p>
              </table:table-cell>
            </table:table-row>
            <table:table-row>
              <table:table-cell office:value-type="string">
                <text:p>0,002151</text:p>
              </table:table-cell>
              <table:table-cell office:value-type="float" office:value="0.0001219398">
                <text:p>0.0001219398</text:p>
              </table:table-cell>
            </table:table-row>
            <table:table-row>
              <table:table-cell office:value-type="string">
                <text:p>0,002147</text:p>
              </table:table-cell>
              <table:table-cell office:value-type="float" office:value="0.0001219221">
                <text:p>0.0001219221</text:p>
              </table:table-cell>
            </table:table-row>
            <table:table-row>
              <table:table-cell office:value-type="string">
                <text:p>0,002144</text:p>
              </table:table-cell>
              <table:table-cell office:value-type="float" office:value="0.0001219047">
                <text:p>0.0001219047</text:p>
              </table:table-cell>
            </table:table-row>
            <table:table-row>
              <table:table-cell office:value-type="string">
                <text:p>0,00214</text:p>
              </table:table-cell>
              <table:table-cell office:value-type="float" office:value="0.0001218876">
                <text:p>0.0001218876</text:p>
              </table:table-cell>
            </table:table-row>
            <table:table-row>
              <table:table-cell office:value-type="string">
                <text:p>0,002137</text:p>
              </table:table-cell>
              <table:table-cell office:value-type="float" office:value="0.0001218708">
                <text:p>0.0001218708</text:p>
              </table:table-cell>
            </table:table-row>
            <table:table-row>
              <table:table-cell office:value-type="string">
                <text:p>0,002133</text:p>
              </table:table-cell>
              <table:table-cell office:value-type="float" office:value="0.0001218544">
                <text:p>0.0001218544</text:p>
              </table:table-cell>
            </table:table-row>
            <table:table-row>
              <table:table-cell office:value-type="string">
                <text:p>0,002129</text:p>
              </table:table-cell>
              <table:table-cell office:value-type="float" office:value="0.0001218383">
                <text:p>0.0001218383</text:p>
              </table:table-cell>
            </table:table-row>
            <table:table-row>
              <table:table-cell office:value-type="string">
                <text:p>0,002126</text:p>
              </table:table-cell>
              <table:table-cell office:value-type="float" office:value="0.0001218225">
                <text:p>0.0001218225</text:p>
              </table:table-cell>
            </table:table-row>
            <table:table-row>
              <table:table-cell office:value-type="string">
                <text:p>0,002122</text:p>
              </table:table-cell>
              <table:table-cell office:value-type="float" office:value="0.000121807">
                <text:p>0.000121807</text:p>
              </table:table-cell>
            </table:table-row>
            <table:table-row>
              <table:table-cell office:value-type="string">
                <text:p>0,002118</text:p>
              </table:table-cell>
              <table:table-cell office:value-type="float" office:value="0.0001217919">
                <text:p>0.0001217919</text:p>
              </table:table-cell>
            </table:table-row>
            <table:table-row>
              <table:table-cell office:value-type="string">
                <text:p>0,002115</text:p>
              </table:table-cell>
              <table:table-cell office:value-type="float" office:value="0.000121777">
                <text:p>0.000121777</text:p>
              </table:table-cell>
            </table:table-row>
            <table:table-row>
              <table:table-cell office:value-type="string">
                <text:p>0,002111</text:p>
              </table:table-cell>
              <table:table-cell office:value-type="float" office:value="0.0001217626">
                <text:p>0.0001217626</text:p>
              </table:table-cell>
            </table:table-row>
            <table:table-row>
              <table:table-cell office:value-type="string">
                <text:p>0,002108</text:p>
              </table:table-cell>
              <table:table-cell office:value-type="float" office:value="0.0001217484">
                <text:p>0.0001217484</text:p>
              </table:table-cell>
            </table:table-row>
            <table:table-row>
              <table:table-cell office:value-type="string">
                <text:p>0,002104</text:p>
              </table:table-cell>
              <table:table-cell office:value-type="float" office:value="0.0001217345">
                <text:p>0.0001217345</text:p>
              </table:table-cell>
            </table:table-row>
            <table:table-row>
              <table:table-cell office:value-type="string">
                <text:p>0,0021</text:p>
              </table:table-cell>
              <table:table-cell office:value-type="float" office:value="0.000121721">
                <text:p>0.000121721</text:p>
              </table:table-cell>
            </table:table-row>
            <table:table-row>
              <table:table-cell office:value-type="string">
                <text:p>0,002097</text:p>
              </table:table-cell>
              <table:table-cell office:value-type="float" office:value="0.0001217077">
                <text:p>0.0001217077</text:p>
              </table:table-cell>
            </table:table-row>
            <table:table-row>
              <table:table-cell office:value-type="string">
                <text:p>0,002093</text:p>
              </table:table-cell>
              <table:table-cell office:value-type="float" office:value="0.0001216948">
                <text:p>0.0001216948</text:p>
              </table:table-cell>
            </table:table-row>
            <table:table-row>
              <table:table-cell office:value-type="string">
                <text:p>0,002089</text:p>
              </table:table-cell>
              <table:table-cell office:value-type="float" office:value="0.0001216822">
                <text:p>0.0001216822</text:p>
              </table:table-cell>
            </table:table-row>
            <table:table-row>
              <table:table-cell office:value-type="string">
                <text:p>0,002086</text:p>
              </table:table-cell>
              <table:table-cell office:value-type="float" office:value="0.0001216698">
                <text:p>0.0001216698</text:p>
              </table:table-cell>
            </table:table-row>
            <table:table-row>
              <table:table-cell office:value-type="string">
                <text:p>0,002082</text:p>
              </table:table-cell>
              <table:table-cell office:value-type="float" office:value="0.0001216578">
                <text:p>0.0001216578</text:p>
              </table:table-cell>
            </table:table-row>
            <table:table-row>
              <table:table-cell office:value-type="string">
                <text:p>0,002078</text:p>
              </table:table-cell>
              <table:table-cell office:value-type="float" office:value="0.0001216461">
                <text:p>0.0001216461</text:p>
              </table:table-cell>
            </table:table-row>
            <table:table-row>
              <table:table-cell office:value-type="string">
                <text:p>0,002075</text:p>
              </table:table-cell>
              <table:table-cell office:value-type="float" office:value="0.0001216346">
                <text:p>0.0001216346</text:p>
              </table:table-cell>
            </table:table-row>
            <table:table-row>
              <table:table-cell office:value-type="string">
                <text:p>0,002071</text:p>
              </table:table-cell>
              <table:table-cell office:value-type="float" office:value="0.0001216234">
                <text:p>0.0001216234</text:p>
              </table:table-cell>
            </table:table-row>
            <table:table-row>
              <table:table-cell office:value-type="string">
                <text:p>0,002068</text:p>
              </table:table-cell>
              <table:table-cell office:value-type="float" office:value="0.0001216125">
                <text:p>0.0001216125</text:p>
              </table:table-cell>
            </table:table-row>
            <table:table-row>
              <table:table-cell office:value-type="string">
                <text:p>0,002064</text:p>
              </table:table-cell>
              <table:table-cell office:value-type="float" office:value="0.0001216018">
                <text:p>0.0001216018</text:p>
              </table:table-cell>
            </table:table-row>
            <table:table-row>
              <table:table-cell office:value-type="string">
                <text:p>0,00206</text:p>
              </table:table-cell>
              <table:table-cell office:value-type="float" office:value="0.0001215915">
                <text:p>0.0001215915</text:p>
              </table:table-cell>
            </table:table-row>
            <table:table-row>
              <table:table-cell office:value-type="string">
                <text:p>0,002057</text:p>
              </table:table-cell>
              <table:table-cell office:value-type="float" office:value="0.0001215814">
                <text:p>0.0001215814</text:p>
              </table:table-cell>
            </table:table-row>
            <table:table-row>
              <table:table-cell office:value-type="string">
                <text:p>0,002053</text:p>
              </table:table-cell>
              <table:table-cell office:value-type="float" office:value="0.0001215716">
                <text:p>0.0001215716</text:p>
              </table:table-cell>
            </table:table-row>
            <table:table-row>
              <table:table-cell office:value-type="string">
                <text:p>0,002049</text:p>
              </table:table-cell>
              <table:table-cell office:value-type="float" office:value="0.0001215621">
                <text:p>0.0001215621</text:p>
              </table:table-cell>
            </table:table-row>
            <table:table-row>
              <table:table-cell office:value-type="string">
                <text:p>0,002046</text:p>
              </table:table-cell>
              <table:table-cell office:value-type="float" office:value="0.0001215529">
                <text:p>0.0001215529</text:p>
              </table:table-cell>
            </table:table-row>
            <table:table-row>
              <table:table-cell office:value-type="string">
                <text:p>0,002042</text:p>
              </table:table-cell>
              <table:table-cell office:value-type="float" office:value="0.0001215439">
                <text:p>0.0001215439</text:p>
              </table:table-cell>
            </table:table-row>
            <table:table-row>
              <table:table-cell office:value-type="string">
                <text:p>0,002039</text:p>
              </table:table-cell>
              <table:table-cell office:value-type="float" office:value="0.0001215352">
                <text:p>0.0001215352</text:p>
              </table:table-cell>
            </table:table-row>
            <table:table-row>
              <table:table-cell office:value-type="string">
                <text:p>0,002035</text:p>
              </table:table-cell>
              <table:table-cell office:value-type="float" office:value="0.0001215268">
                <text:p>0.0001215268</text:p>
              </table:table-cell>
            </table:table-row>
            <table:table-row>
              <table:table-cell office:value-type="string">
                <text:p>0,002031</text:p>
              </table:table-cell>
              <table:table-cell office:value-type="float" office:value="0.0001215187">
                <text:p>0.0001215187</text:p>
              </table:table-cell>
            </table:table-row>
            <table:table-row>
              <table:table-cell office:value-type="string">
                <text:p>0,002028</text:p>
              </table:table-cell>
              <table:table-cell office:value-type="float" office:value="0.0001215109">
                <text:p>0.0001215109</text:p>
              </table:table-cell>
            </table:table-row>
            <table:table-row>
              <table:table-cell office:value-type="string">
                <text:p>0,002024</text:p>
              </table:table-cell>
              <table:table-cell office:value-type="float" office:value="0.0001215033">
                <text:p>0.0001215033</text:p>
              </table:table-cell>
            </table:table-row>
            <table:table-row>
              <table:table-cell office:value-type="string">
                <text:p>0,00202</text:p>
              </table:table-cell>
              <table:table-cell office:value-type="float" office:value="0.0001214961">
                <text:p>0.0001214961</text:p>
              </table:table-cell>
            </table:table-row>
            <table:table-row>
              <table:table-cell office:value-type="string">
                <text:p>0,002017</text:p>
              </table:table-cell>
              <table:table-cell office:value-type="float" office:value="0.0001214891">
                <text:p>0.0001214891</text:p>
              </table:table-cell>
            </table:table-row>
            <table:table-row>
              <table:table-cell office:value-type="string">
                <text:p>0,002013</text:p>
              </table:table-cell>
              <table:table-cell office:value-type="float" office:value="0.0001214824">
                <text:p>0.0001214824</text:p>
              </table:table-cell>
            </table:table-row>
            <table:table-row>
              <table:table-cell office:value-type="string">
                <text:p>0,00201</text:p>
              </table:table-cell>
              <table:table-cell office:value-type="float" office:value="0.000121476">
                <text:p>0.000121476</text:p>
              </table:table-cell>
            </table:table-row>
            <table:table-row>
              <table:table-cell office:value-type="string">
                <text:p>0,002006</text:p>
              </table:table-cell>
              <table:table-cell office:value-type="float" office:value="0.0001214699">
                <text:p>0.0001214699</text:p>
              </table:table-cell>
            </table:table-row>
            <table:table-row>
              <table:table-cell office:value-type="string">
                <text:p>0,002002</text:p>
              </table:table-cell>
              <table:table-cell office:value-type="float" office:value="0.0001214642">
                <text:p>0.0001214642</text:p>
              </table:table-cell>
            </table:table-row>
            <table:table-row>
              <table:table-cell office:value-type="string">
                <text:p>0,001999</text:p>
              </table:table-cell>
              <table:table-cell office:value-type="float" office:value="0.0001214587">
                <text:p>0.0001214587</text:p>
              </table:table-cell>
            </table:table-row>
            <table:table-row>
              <table:table-cell office:value-type="string">
                <text:p>0,001995</text:p>
              </table:table-cell>
              <table:table-cell office:value-type="float" office:value="0.0001214535">
                <text:p>0.0001214535</text:p>
              </table:table-cell>
            </table:table-row>
            <table:table-row>
              <table:table-cell office:value-type="string">
                <text:p>0,001991</text:p>
              </table:table-cell>
              <table:table-cell office:value-type="float" office:value="0.0001214486">
                <text:p>0.0001214486</text:p>
              </table:table-cell>
            </table:table-row>
            <table:table-row>
              <table:table-cell office:value-type="string">
                <text:p>0,001988</text:p>
              </table:table-cell>
              <table:table-cell office:value-type="float" office:value="0.000121444">
                <text:p>0.000121444</text:p>
              </table:table-cell>
            </table:table-row>
            <table:table-row>
              <table:table-cell office:value-type="string">
                <text:p>0,001984</text:p>
              </table:table-cell>
              <table:table-cell office:value-type="float" office:value="0.0001214397">
                <text:p>0.0001214397</text:p>
              </table:table-cell>
            </table:table-row>
            <table:table-row>
              <table:table-cell office:value-type="string">
                <text:p>0,00198</text:p>
              </table:table-cell>
              <table:table-cell office:value-type="float" office:value="0.0001214358">
                <text:p>0.0001214358</text:p>
              </table:table-cell>
            </table:table-row>
            <table:table-row>
              <table:table-cell office:value-type="string">
                <text:p>0,001977</text:p>
              </table:table-cell>
              <table:table-cell office:value-type="float" office:value="0.0001214322">
                <text:p>0.0001214322</text:p>
              </table:table-cell>
            </table:table-row>
            <table:table-row>
              <table:table-cell office:value-type="string">
                <text:p>0,001973</text:p>
              </table:table-cell>
              <table:table-cell office:value-type="float" office:value="0.0001214288">
                <text:p>0.0001214288</text:p>
              </table:table-cell>
            </table:table-row>
            <table:table-row>
              <table:table-cell office:value-type="string">
                <text:p>0,00197</text:p>
              </table:table-cell>
              <table:table-cell office:value-type="float" office:value="0.0001214258">
                <text:p>0.0001214258</text:p>
              </table:table-cell>
            </table:table-row>
            <table:table-row>
              <table:table-cell office:value-type="string">
                <text:p>0,001966</text:p>
              </table:table-cell>
              <table:table-cell office:value-type="float" office:value="0.0001214231">
                <text:p>0.0001214231</text:p>
              </table:table-cell>
            </table:table-row>
            <table:table-row>
              <table:table-cell office:value-type="string">
                <text:p>0,001962</text:p>
              </table:table-cell>
              <table:table-cell office:value-type="float" office:value="0.0001214208">
                <text:p>0.0001214208</text:p>
              </table:table-cell>
            </table:table-row>
            <table:table-row>
              <table:table-cell office:value-type="string">
                <text:p>0,001959</text:p>
              </table:table-cell>
              <table:table-cell office:value-type="float" office:value="0.0001214187">
                <text:p>0.0001214187</text:p>
              </table:table-cell>
            </table:table-row>
            <table:table-row>
              <table:table-cell office:value-type="string">
                <text:p>0,001955</text:p>
              </table:table-cell>
              <table:table-cell office:value-type="float" office:value="0.000121417">
                <text:p>0.000121417</text:p>
              </table:table-cell>
            </table:table-row>
            <table:table-row>
              <table:table-cell office:value-type="string">
                <text:p>0,001951</text:p>
              </table:table-cell>
              <table:table-cell office:value-type="float" office:value="0.0001214156">
                <text:p>0.0001214156</text:p>
              </table:table-cell>
            </table:table-row>
            <table:table-row>
              <table:table-cell office:value-type="string">
                <text:p>0,001948</text:p>
              </table:table-cell>
              <table:table-cell office:value-type="float" office:value="0.0001214145">
                <text:p>0.0001214145</text:p>
              </table:table-cell>
            </table:table-row>
            <table:table-row>
              <table:table-cell office:value-type="string">
                <text:p>0,001944</text:p>
              </table:table-cell>
              <table:table-cell office:value-type="float" office:value="0.0001214137">
                <text:p>0.0001214137</text:p>
              </table:table-cell>
            </table:table-row>
            <table:table-row>
              <table:table-cell office:value-type="string">
                <text:p>0,001941</text:p>
              </table:table-cell>
              <table:table-cell office:value-type="float" office:value="0.0001214132">
                <text:p>0.0001214132</text:p>
              </table:table-cell>
            </table:table-row>
            <table:table-row>
              <table:table-cell office:value-type="string">
                <text:p>0,001937</text:p>
              </table:table-cell>
              <table:table-cell office:value-type="float" office:value="0.0001214131">
                <text:p>0.00012141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7.796cm" svg:height="4.266cm" chart:class="chart:line" chart:style-name="ch1">
        <chart:plot-area chart:style-name="ch2" chart:data-source-has-labels="both" svg:x="0.153cm" svg:y="0.084cm" svg:width="7.543cm" svg:height="4.005cm">
          <chart:axis chart:dimension="x" chart:name="primary-x" chart:style-name="ch3">
            <chart:categories table:cell-range-address="local-table.$A$2:.$A$51"/>
          </chart:axis>
          <chart:series chart:style-name="ch4" chart:values-cell-range-address="local-table.$B$2:.$B$51" chart:label-cell-address="local-table.$B$1" chart:class="chart:line">
            <chart:data-point chart:repeated="5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vns</text:p>
              </table:table-cell>
            </table:table-row>
          </table:table-header-rows>
          <table:table-rows>
            <table:table-row>
              <table:table-cell office:value-type="string">
                <text:p>0,009053</text:p>
              </table:table-cell>
              <table:table-cell office:value-type="float" office:value="0.05421">
                <text:p>0.05421</text:p>
              </table:table-cell>
            </table:table-row>
            <table:table-row>
              <table:table-cell office:value-type="string">
                <text:p>0,008908</text:p>
              </table:table-cell>
              <table:table-cell office:value-type="float" office:value="0.05421">
                <text:p>0.05421</text:p>
              </table:table-cell>
            </table:table-row>
            <table:table-row>
              <table:table-cell office:value-type="string">
                <text:p>0,008763</text:p>
              </table:table-cell>
              <table:table-cell office:value-type="float" office:value="0.05421">
                <text:p>0.05421</text:p>
              </table:table-cell>
            </table:table-row>
            <table:table-row>
              <table:table-cell office:value-type="string">
                <text:p>0,008618</text:p>
              </table:table-cell>
              <table:table-cell office:value-type="float" office:value="0.0507426">
                <text:p>0.0507426</text:p>
              </table:table-cell>
            </table:table-row>
            <table:table-row>
              <table:table-cell office:value-type="string">
                <text:p>0,008473</text:p>
              </table:table-cell>
              <table:table-cell office:value-type="float" office:value="0.0463458">
                <text:p>0.0463458</text:p>
              </table:table-cell>
            </table:table-row>
            <table:table-row>
              <table:table-cell office:value-type="string">
                <text:p>0,008327</text:p>
              </table:table-cell>
              <table:table-cell office:value-type="float" office:value="0.0424747">
                <text:p>0.0424747</text:p>
              </table:table-cell>
            </table:table-row>
            <table:table-row>
              <table:table-cell office:value-type="string">
                <text:p>0,008182</text:p>
              </table:table-cell>
              <table:table-cell office:value-type="float" office:value="0.0391288">
                <text:p>0.0391288</text:p>
              </table:table-cell>
            </table:table-row>
            <table:table-row>
              <table:table-cell office:value-type="string">
                <text:p>0,008037</text:p>
              </table:table-cell>
              <table:table-cell office:value-type="float" office:value="0.0363084">
                <text:p>0.0363084</text:p>
              </table:table-cell>
            </table:table-row>
            <table:table-row>
              <table:table-cell office:value-type="string">
                <text:p>0,007892</text:p>
              </table:table-cell>
              <table:table-cell office:value-type="float" office:value="0.0340136">
                <text:p>0.0340136</text:p>
              </table:table-cell>
            </table:table-row>
            <table:table-row>
              <table:table-cell office:value-type="string">
                <text:p>0,007747</text:p>
              </table:table-cell>
              <table:table-cell office:value-type="float" office:value="0.0322449">
                <text:p>0.0322449</text:p>
              </table:table-cell>
            </table:table-row>
            <table:table-row>
              <table:table-cell office:value-type="string">
                <text:p>0,007601</text:p>
              </table:table-cell>
              <table:table-cell office:value-type="float" office:value="0.0310022">
                <text:p>0.0310022</text:p>
              </table:table-cell>
            </table:table-row>
            <table:table-row>
              <table:table-cell office:value-type="string">
                <text:p>0,007456</text:p>
              </table:table-cell>
              <table:table-cell office:value-type="float" office:value="0.0302855">
                <text:p>0.0302855</text:p>
              </table:table-cell>
            </table:table-row>
            <table:table-row>
              <table:table-cell office:value-type="string">
                <text:p>0,007311</text:p>
              </table:table-cell>
              <table:table-cell office:value-type="float" office:value="0.0300948">
                <text:p>0.0300948</text:p>
              </table:table-cell>
            </table:table-row>
            <table:table-row>
              <table:table-cell office:value-type="string">
                <text:p>0,007166</text:p>
              </table:table-cell>
              <table:table-cell office:value-type="float" office:value="0.0304303">
                <text:p>0.0304303</text:p>
              </table:table-cell>
            </table:table-row>
            <table:table-row>
              <table:table-cell office:value-type="string">
                <text:p>0,00702</text:p>
              </table:table-cell>
              <table:table-cell office:value-type="float" office:value="0.0312918">
                <text:p>0.0312918</text:p>
              </table:table-cell>
            </table:table-row>
            <table:table-row>
              <table:table-cell office:value-type="string">
                <text:p>0,006875</text:p>
              </table:table-cell>
              <table:table-cell office:value-type="float" office:value="0.0291037">
                <text:p>0.0291037</text:p>
              </table:table-cell>
            </table:table-row>
            <table:table-row>
              <table:table-cell office:value-type="string">
                <text:p>0,00673</text:p>
              </table:table-cell>
              <table:table-cell office:value-type="float" office:value="0.0255028">
                <text:p>0.0255028</text:p>
              </table:table-cell>
            </table:table-row>
            <table:table-row>
              <table:table-cell office:value-type="string">
                <text:p>0,006585</text:p>
              </table:table-cell>
              <table:table-cell office:value-type="float" office:value="0.0292228">
                <text:p>0.0292228</text:p>
              </table:table-cell>
            </table:table-row>
            <table:table-row>
              <table:table-cell office:value-type="string">
                <text:p>0,006439</text:p>
              </table:table-cell>
              <table:table-cell office:value-type="float" office:value="0.0237074">
                <text:p>0.0237074</text:p>
              </table:table-cell>
            </table:table-row>
            <table:table-row>
              <table:table-cell office:value-type="string">
                <text:p>0,006294</text:p>
              </table:table-cell>
              <table:table-cell office:value-type="float" office:value="0.0251027">
                <text:p>0.0251027</text:p>
              </table:table-cell>
            </table:table-row>
            <table:table-row>
              <table:table-cell office:value-type="string">
                <text:p>0,006149</text:p>
              </table:table-cell>
              <table:table-cell office:value-type="float" office:value="0.0268791">
                <text:p>0.0268791</text:p>
              </table:table-cell>
            </table:table-row>
            <table:table-row>
              <table:table-cell office:value-type="string">
                <text:p>0,006004</text:p>
              </table:table-cell>
              <table:table-cell office:value-type="float" office:value="0.0228621">
                <text:p>0.0228621</text:p>
              </table:table-cell>
            </table:table-row>
            <table:table-row>
              <table:table-cell office:value-type="string">
                <text:p>0,005858</text:p>
              </table:table-cell>
              <table:table-cell office:value-type="float" office:value="0.0257192">
                <text:p>0.0257192</text:p>
              </table:table-cell>
            </table:table-row>
            <table:table-row>
              <table:table-cell office:value-type="string">
                <text:p>0,005713</text:p>
              </table:table-cell>
              <table:table-cell office:value-type="float" office:value="0.0211024">
                <text:p>0.0211024</text:p>
              </table:table-cell>
            </table:table-row>
            <table:table-row>
              <table:table-cell office:value-type="string">
                <text:p>0,005568</text:p>
              </table:table-cell>
              <table:table-cell office:value-type="float" office:value="0.0248815">
                <text:p>0.0248815</text:p>
              </table:table-cell>
            </table:table-row>
            <table:table-row>
              <table:table-cell office:value-type="string">
                <text:p>0,005423</text:p>
              </table:table-cell>
              <table:table-cell office:value-type="float" office:value="0.0230667">
                <text:p>0.0230667</text:p>
              </table:table-cell>
            </table:table-row>
            <table:table-row>
              <table:table-cell office:value-type="string">
                <text:p>0,005277</text:p>
              </table:table-cell>
              <table:table-cell office:value-type="float" office:value="0.0217685">
                <text:p>0.0217685</text:p>
              </table:table-cell>
            </table:table-row>
            <table:table-row>
              <table:table-cell office:value-type="string">
                <text:p>0,005132</text:p>
              </table:table-cell>
              <table:table-cell office:value-type="float" office:value="0.0240608">
                <text:p>0.0240608</text:p>
              </table:table-cell>
            </table:table-row>
            <table:table-row>
              <table:table-cell office:value-type="string">
                <text:p>0,004987</text:p>
              </table:table-cell>
              <table:table-cell office:value-type="float" office:value="0.0193017">
                <text:p>0.0193017</text:p>
              </table:table-cell>
            </table:table-row>
            <table:table-row>
              <table:table-cell office:value-type="string">
                <text:p>0,004842</text:p>
              </table:table-cell>
              <table:table-cell office:value-type="float" office:value="0.0239152">
                <text:p>0.0239152</text:p>
              </table:table-cell>
            </table:table-row>
            <table:table-row>
              <table:table-cell office:value-type="string">
                <text:p>0,004696</text:p>
              </table:table-cell>
              <table:table-cell office:value-type="float" office:value="0.0219527">
                <text:p>0.0219527</text:p>
              </table:table-cell>
            </table:table-row>
            <table:table-row>
              <table:table-cell office:value-type="string">
                <text:p>0,004551</text:p>
              </table:table-cell>
              <table:table-cell office:value-type="float" office:value="0.024121">
                <text:p>0.024121</text:p>
              </table:table-cell>
            </table:table-row>
            <table:table-row>
              <table:table-cell office:value-type="string">
                <text:p>0,004406</text:p>
              </table:table-cell>
              <table:table-cell office:value-type="float" office:value="0.0215096">
                <text:p>0.0215096</text:p>
              </table:table-cell>
            </table:table-row>
            <table:table-row>
              <table:table-cell office:value-type="string">
                <text:p>0,004261</text:p>
              </table:table-cell>
              <table:table-cell office:value-type="float" office:value="0.0199625">
                <text:p>0.0199625</text:p>
              </table:table-cell>
            </table:table-row>
            <table:table-row>
              <table:table-cell office:value-type="string">
                <text:p>0,004116</text:p>
              </table:table-cell>
              <table:table-cell office:value-type="float" office:value="0.02039">
                <text:p>0.02039</text:p>
              </table:table-cell>
            </table:table-row>
            <table:table-row>
              <table:table-cell office:value-type="string">
                <text:p>0,00397</text:p>
              </table:table-cell>
              <table:table-cell office:value-type="float" office:value="0.0220449">
                <text:p>0.0220449</text:p>
              </table:table-cell>
            </table:table-row>
            <table:table-row>
              <table:table-cell office:value-type="string">
                <text:p>0,003825</text:p>
              </table:table-cell>
              <table:table-cell office:value-type="float" office:value="0.0250765">
                <text:p>0.0250765</text:p>
              </table:table-cell>
            </table:table-row>
            <table:table-row>
              <table:table-cell office:value-type="string">
                <text:p>0,00368</text:p>
              </table:table-cell>
              <table:table-cell office:value-type="float" office:value="0.0220913">
                <text:p>0.0220913</text:p>
              </table:table-cell>
            </table:table-row>
            <table:table-row>
              <table:table-cell office:value-type="string">
                <text:p>0,003535</text:p>
              </table:table-cell>
              <table:table-cell office:value-type="float" office:value="0.0230848">
                <text:p>0.0230848</text:p>
              </table:table-cell>
            </table:table-row>
            <table:table-row>
              <table:table-cell office:value-type="string">
                <text:p>0,003389</text:p>
              </table:table-cell>
              <table:table-cell office:value-type="float" office:value="0.0232566">
                <text:p>0.0232566</text:p>
              </table:table-cell>
            </table:table-row>
            <table:table-row>
              <table:table-cell office:value-type="string">
                <text:p>0,003244</text:p>
              </table:table-cell>
              <table:table-cell office:value-type="float" office:value="0.025023">
                <text:p>0.025023</text:p>
              </table:table-cell>
            </table:table-row>
            <table:table-row>
              <table:table-cell office:value-type="string">
                <text:p>0,003099</text:p>
              </table:table-cell>
              <table:table-cell office:value-type="float" office:value="0.0274361">
                <text:p>0.0274361</text:p>
              </table:table-cell>
            </table:table-row>
            <table:table-row>
              <table:table-cell office:value-type="string">
                <text:p>0,002954</text:p>
              </table:table-cell>
              <table:table-cell office:value-type="float" office:value="0.0288947">
                <text:p>0.0288947</text:p>
              </table:table-cell>
            </table:table-row>
            <table:table-row>
              <table:table-cell office:value-type="string">
                <text:p>0,002808</text:p>
              </table:table-cell>
              <table:table-cell office:value-type="float" office:value="0.0189912">
                <text:p>0.0189912</text:p>
              </table:table-cell>
            </table:table-row>
            <table:table-row>
              <table:table-cell office:value-type="string">
                <text:p>0,002663</text:p>
              </table:table-cell>
              <table:table-cell office:value-type="float" office:value="0.027282">
                <text:p>0.027282</text:p>
              </table:table-cell>
            </table:table-row>
            <table:table-row>
              <table:table-cell office:value-type="string">
                <text:p>0,002518</text:p>
              </table:table-cell>
              <table:table-cell office:value-type="float" office:value="0.027282">
                <text:p>0.027282</text:p>
              </table:table-cell>
            </table:table-row>
            <table:table-row>
              <table:table-cell office:value-type="string">
                <text:p>0,002373</text:p>
              </table:table-cell>
              <table:table-cell office:value-type="float" office:value="0.03112">
                <text:p>0.03112</text:p>
              </table:table-cell>
            </table:table-row>
            <table:table-row>
              <table:table-cell office:value-type="string">
                <text:p>0,002227</text:p>
              </table:table-cell>
              <table:table-cell office:value-type="float" office:value="0.03112">
                <text:p>0.03112</text:p>
              </table:table-cell>
            </table:table-row>
            <table:table-row>
              <table:table-cell office:value-type="string">
                <text:p>0,002082</text:p>
              </table:table-cell>
              <table:table-cell office:value-type="float" office:value="0.027282">
                <text:p>0.027282</text:p>
              </table:table-cell>
            </table:table-row>
            <table:table-row>
              <table:table-cell office:value-type="string">
                <text:p>0,001937</text:p>
              </table:table-cell>
              <table:table-cell office:value-type="float" office:value="0.03112">
                <text:p>0.031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7.363cm" svg:height="3.993cm" chart:class="chart:line" chart:style-name="ch1">
        <chart:plot-area chart:style-name="ch2" chart:data-source-has-labels="both" svg:x="0.143cm" svg:y="0.078cm" svg:width="7.127cm" svg:height="3.751cm">
          <chart:axis chart:dimension="x" chart:name="primary-x" chart:style-name="ch3">
            <chart:categories table:cell-range-address="local-table.$A$2:.$A$51"/>
          </chart:axis>
          <chart:series chart:style-name="ch4" chart:values-cell-range-address="local-table.$B$2:.$B$51" chart:label-cell-address="local-table.$B$1" chart:class="chart:line">
            <chart:data-point chart:repeated="5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ecuit</text:p>
              </table:table-cell>
            </table:table-row>
          </table:table-header-rows>
          <table:table-rows>
            <table:table-row>
              <table:table-cell office:value-type="string">
                <text:p>0,009053</text:p>
              </table:table-cell>
              <table:table-cell office:value-type="float" office:value="0.05421">
                <text:p>0.05421</text:p>
              </table:table-cell>
            </table:table-row>
            <table:table-row>
              <table:table-cell office:value-type="string">
                <text:p>0,008908</text:p>
              </table:table-cell>
              <table:table-cell office:value-type="float" office:value="0.05421">
                <text:p>0.05421</text:p>
              </table:table-cell>
            </table:table-row>
            <table:table-row>
              <table:table-cell office:value-type="string">
                <text:p>0,008763</text:p>
              </table:table-cell>
              <table:table-cell office:value-type="float" office:value="0.05421">
                <text:p>0.05421</text:p>
              </table:table-cell>
            </table:table-row>
            <table:table-row>
              <table:table-cell office:value-type="string">
                <text:p>0,008618</text:p>
              </table:table-cell>
              <table:table-cell office:value-type="float" office:value="0.0507426">
                <text:p>0.0507426</text:p>
              </table:table-cell>
            </table:table-row>
            <table:table-row>
              <table:table-cell office:value-type="string">
                <text:p>0,008473</text:p>
              </table:table-cell>
              <table:table-cell office:value-type="float" office:value="0.0463458">
                <text:p>0.0463458</text:p>
              </table:table-cell>
            </table:table-row>
            <table:table-row>
              <table:table-cell office:value-type="string">
                <text:p>0,008327</text:p>
              </table:table-cell>
              <table:table-cell office:value-type="float" office:value="0.0424747">
                <text:p>0.0424747</text:p>
              </table:table-cell>
            </table:table-row>
            <table:table-row>
              <table:table-cell office:value-type="string">
                <text:p>0,008182</text:p>
              </table:table-cell>
              <table:table-cell office:value-type="float" office:value="0.0391288">
                <text:p>0.0391288</text:p>
              </table:table-cell>
            </table:table-row>
            <table:table-row>
              <table:table-cell office:value-type="string">
                <text:p>0,008037</text:p>
              </table:table-cell>
              <table:table-cell office:value-type="float" office:value="0.0422709">
                <text:p>0.0422709</text:p>
              </table:table-cell>
            </table:table-row>
            <table:table-row>
              <table:table-cell office:value-type="string">
                <text:p>0,007892</text:p>
              </table:table-cell>
              <table:table-cell office:value-type="float" office:value="0.0340136">
                <text:p>0.0340136</text:p>
              </table:table-cell>
            </table:table-row>
            <table:table-row>
              <table:table-cell office:value-type="string">
                <text:p>0,007747</text:p>
              </table:table-cell>
              <table:table-cell office:value-type="float" office:value="0.039017">
                <text:p>0.039017</text:p>
              </table:table-cell>
            </table:table-row>
            <table:table-row>
              <table:table-cell office:value-type="string">
                <text:p>0,007601</text:p>
              </table:table-cell>
              <table:table-cell office:value-type="float" office:value="0.0310022">
                <text:p>0.0310022</text:p>
              </table:table-cell>
            </table:table-row>
            <table:table-row>
              <table:table-cell office:value-type="string">
                <text:p>0,007456</text:p>
              </table:table-cell>
              <table:table-cell office:value-type="float" office:value="0.0302855">
                <text:p>0.0302855</text:p>
              </table:table-cell>
            </table:table-row>
            <table:table-row>
              <table:table-cell office:value-type="string">
                <text:p>0,007311</text:p>
              </table:table-cell>
              <table:table-cell office:value-type="float" office:value="0.0300948">
                <text:p>0.0300948</text:p>
              </table:table-cell>
            </table:table-row>
            <table:table-row>
              <table:table-cell office:value-type="string">
                <text:p>0,007166</text:p>
              </table:table-cell>
              <table:table-cell office:value-type="float" office:value="0.0304303">
                <text:p>0.0304303</text:p>
              </table:table-cell>
            </table:table-row>
            <table:table-row>
              <table:table-cell office:value-type="string">
                <text:p>0,00702</text:p>
              </table:table-cell>
              <table:table-cell office:value-type="float" office:value="0.0312918">
                <text:p>0.0312918</text:p>
              </table:table-cell>
            </table:table-row>
            <table:table-row>
              <table:table-cell office:value-type="string">
                <text:p>0,006875</text:p>
              </table:table-cell>
              <table:table-cell office:value-type="float" office:value="0.031188">
                <text:p>0.031188</text:p>
              </table:table-cell>
            </table:table-row>
            <table:table-row>
              <table:table-cell office:value-type="string">
                <text:p>0,00673</text:p>
              </table:table-cell>
              <table:table-cell office:value-type="float" office:value="0.0301651">
                <text:p>0.0301651</text:p>
              </table:table-cell>
            </table:table-row>
            <table:table-row>
              <table:table-cell office:value-type="string">
                <text:p>0,006585</text:p>
              </table:table-cell>
              <table:table-cell office:value-type="float" office:value="0.0292228">
                <text:p>0.0292228</text:p>
              </table:table-cell>
            </table:table-row>
            <table:table-row>
              <table:table-cell office:value-type="string">
                <text:p>0,006439</text:p>
              </table:table-cell>
              <table:table-cell office:value-type="float" office:value="0.028361">
                <text:p>0.028361</text:p>
              </table:table-cell>
            </table:table-row>
            <table:table-row>
              <table:table-cell office:value-type="string">
                <text:p>0,006294</text:p>
              </table:table-cell>
              <table:table-cell office:value-type="float" office:value="0.0275798">
                <text:p>0.0275798</text:p>
              </table:table-cell>
            </table:table-row>
            <table:table-row>
              <table:table-cell office:value-type="string">
                <text:p>0,006149</text:p>
              </table:table-cell>
              <table:table-cell office:value-type="float" office:value="0.0268791">
                <text:p>0.0268791</text:p>
              </table:table-cell>
            </table:table-row>
            <table:table-row>
              <table:table-cell office:value-type="string">
                <text:p>0,006004</text:p>
              </table:table-cell>
              <table:table-cell office:value-type="float" office:value="0.0262589">
                <text:p>0.0262589</text:p>
              </table:table-cell>
            </table:table-row>
            <table:table-row>
              <table:table-cell office:value-type="string">
                <text:p>0,005858</text:p>
              </table:table-cell>
              <table:table-cell office:value-type="float" office:value="0.0257192">
                <text:p>0.0257192</text:p>
              </table:table-cell>
            </table:table-row>
            <table:table-row>
              <table:table-cell office:value-type="string">
                <text:p>0,005713</text:p>
              </table:table-cell>
              <table:table-cell office:value-type="float" office:value="0.0254062">
                <text:p>0.0254062</text:p>
              </table:table-cell>
            </table:table-row>
            <table:table-row>
              <table:table-cell office:value-type="string">
                <text:p>0,005568</text:p>
              </table:table-cell>
              <table:table-cell office:value-type="float" office:value="0.0248815">
                <text:p>0.0248815</text:p>
              </table:table-cell>
            </table:table-row>
            <table:table-row>
              <table:table-cell office:value-type="string">
                <text:p>0,005423</text:p>
              </table:table-cell>
              <table:table-cell office:value-type="float" office:value="0.0245578">
                <text:p>0.0245578</text:p>
              </table:table-cell>
            </table:table-row>
            <table:table-row>
              <table:table-cell office:value-type="string">
                <text:p>0,005277</text:p>
              </table:table-cell>
              <table:table-cell office:value-type="float" office:value="0.0242654">
                <text:p>0.0242654</text:p>
              </table:table-cell>
            </table:table-row>
            <table:table-row>
              <table:table-cell office:value-type="string">
                <text:p>0,005132</text:p>
              </table:table-cell>
              <table:table-cell office:value-type="float" office:value="0.0240608">
                <text:p>0.0240608</text:p>
              </table:table-cell>
            </table:table-row>
            <table:table-row>
              <table:table-cell office:value-type="string">
                <text:p>0,004987</text:p>
              </table:table-cell>
              <table:table-cell office:value-type="float" office:value="0.0239441">
                <text:p>0.0239441</text:p>
              </table:table-cell>
            </table:table-row>
            <table:table-row>
              <table:table-cell office:value-type="string">
                <text:p>0,004842</text:p>
              </table:table-cell>
              <table:table-cell office:value-type="float" office:value="0.0239152">
                <text:p>0.0239152</text:p>
              </table:table-cell>
            </table:table-row>
            <table:table-row>
              <table:table-cell office:value-type="string">
                <text:p>0,004696</text:p>
              </table:table-cell>
              <table:table-cell office:value-type="float" office:value="0.0239742">
                <text:p>0.0239742</text:p>
              </table:table-cell>
            </table:table-row>
            <table:table-row>
              <table:table-cell office:value-type="string">
                <text:p>0,004551</text:p>
              </table:table-cell>
              <table:table-cell office:value-type="float" office:value="0.024121">
                <text:p>0.024121</text:p>
              </table:table-cell>
            </table:table-row>
            <table:table-row>
              <table:table-cell office:value-type="string">
                <text:p>0,004406</text:p>
              </table:table-cell>
              <table:table-cell office:value-type="float" office:value="0.0243557">
                <text:p>0.0243557</text:p>
              </table:table-cell>
            </table:table-row>
            <table:table-row>
              <table:table-cell office:value-type="string">
                <text:p>0,004261</text:p>
              </table:table-cell>
              <table:table-cell office:value-type="float" office:value="0.0246782">
                <text:p>0.0246782</text:p>
              </table:table-cell>
            </table:table-row>
            <table:table-row>
              <table:table-cell office:value-type="string">
                <text:p>0,004116</text:p>
              </table:table-cell>
              <table:table-cell office:value-type="float" office:value="0.0250886">
                <text:p>0.0250886</text:p>
              </table:table-cell>
            </table:table-row>
            <table:table-row>
              <table:table-cell office:value-type="string">
                <text:p>0,00397</text:p>
              </table:table-cell>
              <table:table-cell office:value-type="float" office:value="0.0255868">
                <text:p>0.0255868</text:p>
              </table:table-cell>
            </table:table-row>
            <table:table-row>
              <table:table-cell office:value-type="string">
                <text:p>0,003825</text:p>
              </table:table-cell>
              <table:table-cell office:value-type="float" office:value="0.0261729">
                <text:p>0.0261729</text:p>
              </table:table-cell>
            </table:table-row>
            <table:table-row>
              <table:table-cell office:value-type="string">
                <text:p>0,00368</text:p>
              </table:table-cell>
              <table:table-cell office:value-type="float" office:value="0.0268468">
                <text:p>0.0268468</text:p>
              </table:table-cell>
            </table:table-row>
            <table:table-row>
              <table:table-cell office:value-type="string">
                <text:p>0,003535</text:p>
              </table:table-cell>
              <table:table-cell office:value-type="float" office:value="0.0276086">
                <text:p>0.0276086</text:p>
              </table:table-cell>
            </table:table-row>
            <table:table-row>
              <table:table-cell office:value-type="string">
                <text:p>0,003389</text:p>
              </table:table-cell>
              <table:table-cell office:value-type="float" office:value="0.0284582">
                <text:p>0.0284582</text:p>
              </table:table-cell>
            </table:table-row>
            <table:table-row>
              <table:table-cell office:value-type="string">
                <text:p>0,003244</text:p>
              </table:table-cell>
              <table:table-cell office:value-type="float" office:value="0.0293957">
                <text:p>0.0293957</text:p>
              </table:table-cell>
            </table:table-row>
            <table:table-row>
              <table:table-cell office:value-type="string">
                <text:p>0,003099</text:p>
              </table:table-cell>
              <table:table-cell office:value-type="float" office:value="0.030421">
                <text:p>0.030421</text:p>
              </table:table-cell>
            </table:table-row>
            <table:table-row>
              <table:table-cell office:value-type="string">
                <text:p>0,002954</text:p>
              </table:table-cell>
              <table:table-cell office:value-type="float" office:value="0.0315343">
                <text:p>0.0315343</text:p>
              </table:table-cell>
            </table:table-row>
            <table:table-row>
              <table:table-cell office:value-type="string">
                <text:p>0,002808</text:p>
              </table:table-cell>
              <table:table-cell office:value-type="float" office:value="0.0327353">
                <text:p>0.0327353</text:p>
              </table:table-cell>
            </table:table-row>
            <table:table-row>
              <table:table-cell office:value-type="string">
                <text:p>0,002663</text:p>
              </table:table-cell>
              <table:table-cell office:value-type="float" office:value="0.0340243">
                <text:p>0.0340243</text:p>
              </table:table-cell>
            </table:table-row>
            <table:table-row>
              <table:table-cell office:value-type="string">
                <text:p>0,002518</text:p>
              </table:table-cell>
              <table:table-cell office:value-type="float" office:value="0.0354011">
                <text:p>0.0354011</text:p>
              </table:table-cell>
            </table:table-row>
            <table:table-row>
              <table:table-cell office:value-type="string">
                <text:p>0,002373</text:p>
              </table:table-cell>
              <table:table-cell office:value-type="float" office:value="0.0368657">
                <text:p>0.0368657</text:p>
              </table:table-cell>
            </table:table-row>
            <table:table-row>
              <table:table-cell office:value-type="string">
                <text:p>0,002227</text:p>
              </table:table-cell>
              <table:table-cell office:value-type="float" office:value="0.038051">
                <text:p>0.038051</text:p>
              </table:table-cell>
            </table:table-row>
            <table:table-row>
              <table:table-cell office:value-type="string">
                <text:p>0,002082</text:p>
              </table:table-cell>
              <table:table-cell office:value-type="float" office:value="0.038051">
                <text:p>0.038051</text:p>
              </table:table-cell>
            </table:table-row>
            <table:table-row>
              <table:table-cell office:value-type="string">
                <text:p>0,001937</text:p>
              </table:table-cell>
              <table:table-cell office:value-type="float" office:value="0.038051">
                <text:p>0.03805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8.33cm" svg:height="5.152cm" chart:class="chart:line" chart:style-name="ch1">
        <chart:plot-area chart:style-name="ch2" chart:data-source-has-labels="both" svg:x="0.163cm" svg:y="0.1cm" svg:width="8.161cm" svg:height="4.841cm">
          <chart:axis chart:dimension="x" chart:name="primary-x" chart:style-name="ch3">
            <chart:categories table:cell-range-address="local-table.$A$2:.$A$46"/>
          </chart:axis>
          <chart:series chart:style-name="ch4" chart:values-cell-range-address="local-table.$B$2:.$B$46" chart:label-cell-address="local-table.$B$1" chart:class="chart:line">
            <chart:data-point chart:repeated="45"/>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ecuit</text:p>
              </table:table-cell>
            </table:table-row>
          </table:table-header-rows>
          <table:table-rows>
            <table:table-row>
              <table:table-cell office:value-type="string">
                <text:p>0,003661</text:p>
              </table:table-cell>
              <table:table-cell office:value-type="float" office:value="0.031468">
                <text:p>0.031468</text:p>
              </table:table-cell>
            </table:table-row>
            <table:table-row>
              <table:table-cell office:value-type="string">
                <text:p>0,003583</text:p>
              </table:table-cell>
              <table:table-cell office:value-type="float" office:value="0.0292471">
                <text:p>0.0292471</text:p>
              </table:table-cell>
            </table:table-row>
            <table:table-row>
              <table:table-cell office:value-type="string">
                <text:p>0,003505</text:p>
              </table:table-cell>
              <table:table-cell office:value-type="float" office:value="0.0286758">
                <text:p>0.0286758</text:p>
              </table:table-cell>
            </table:table-row>
            <table:table-row>
              <table:table-cell office:value-type="string">
                <text:p>0,003427</text:p>
              </table:table-cell>
              <table:table-cell office:value-type="float" office:value="0.029757">
                <text:p>0.029757</text:p>
              </table:table-cell>
            </table:table-row>
            <table:table-row>
              <table:table-cell office:value-type="string">
                <text:p>0,003349</text:p>
              </table:table-cell>
              <table:table-cell office:value-type="float" office:value="0.0317351">
                <text:p>0.0317351</text:p>
              </table:table-cell>
            </table:table-row>
            <table:table-row>
              <table:table-cell office:value-type="string">
                <text:p>0,003193</text:p>
              </table:table-cell>
              <table:table-cell office:value-type="float" office:value="0.0306423">
                <text:p>0.0306423</text:p>
              </table:table-cell>
            </table:table-row>
            <table:table-row>
              <table:table-cell office:value-type="string">
                <text:p>0,003115</text:p>
              </table:table-cell>
              <table:table-cell office:value-type="float" office:value="0.0301315">
                <text:p>0.0301315</text:p>
              </table:table-cell>
            </table:table-row>
            <table:table-row>
              <table:table-cell office:value-type="string">
                <text:p>0,002959</text:p>
              </table:table-cell>
              <table:table-cell office:value-type="float" office:value="0.0291811">
                <text:p>0.0291811</text:p>
              </table:table-cell>
            </table:table-row>
            <table:table-row>
              <table:table-cell office:value-type="string">
                <text:p>0,002881</text:p>
              </table:table-cell>
              <table:table-cell office:value-type="float" office:value="0.0287414">
                <text:p>0.0287414</text:p>
              </table:table-cell>
            </table:table-row>
            <table:table-row>
              <table:table-cell office:value-type="string">
                <text:p>0,002803</text:p>
              </table:table-cell>
              <table:table-cell office:value-type="float" office:value="0.0283254">
                <text:p>0.0283254</text:p>
              </table:table-cell>
            </table:table-row>
            <table:table-row>
              <table:table-cell office:value-type="string">
                <text:p>0,002725</text:p>
              </table:table-cell>
              <table:table-cell office:value-type="float" office:value="0.0279331">
                <text:p>0.0279331</text:p>
              </table:table-cell>
            </table:table-row>
            <table:table-row>
              <table:table-cell office:value-type="string">
                <text:p>0,002647</text:p>
              </table:table-cell>
              <table:table-cell office:value-type="float" office:value="0.0275644">
                <text:p>0.0275644</text:p>
              </table:table-cell>
            </table:table-row>
            <table:table-row>
              <table:table-cell office:value-type="string">
                <text:p>0,002568</text:p>
              </table:table-cell>
              <table:table-cell office:value-type="float" office:value="0.0272195">
                <text:p>0.0272195</text:p>
              </table:table-cell>
            </table:table-row>
            <table:table-row>
              <table:table-cell office:value-type="string">
                <text:p>0,00249</text:p>
              </table:table-cell>
              <table:table-cell office:value-type="float" office:value="0.0268982">
                <text:p>0.0268982</text:p>
              </table:table-cell>
            </table:table-row>
            <table:table-row>
              <table:table-cell office:value-type="string">
                <text:p>0,002412</text:p>
              </table:table-cell>
              <table:table-cell office:value-type="float" office:value="0.0266006">
                <text:p>0.0266006</text:p>
              </table:table-cell>
            </table:table-row>
            <table:table-row>
              <table:table-cell office:value-type="string">
                <text:p>0,002334</text:p>
              </table:table-cell>
              <table:table-cell office:value-type="float" office:value="0.0263267">
                <text:p>0.0263267</text:p>
              </table:table-cell>
            </table:table-row>
            <table:table-row>
              <table:table-cell office:value-type="string">
                <text:p>0,002256</text:p>
              </table:table-cell>
              <table:table-cell office:value-type="float" office:value="0.0260765">
                <text:p>0.0260765</text:p>
              </table:table-cell>
            </table:table-row>
            <table:table-row>
              <table:table-cell office:value-type="string">
                <text:p>0,002178</text:p>
              </table:table-cell>
              <table:table-cell office:value-type="float" office:value="0.02585">
                <text:p>0.02585</text:p>
              </table:table-cell>
            </table:table-row>
            <table:table-row>
              <table:table-cell office:value-type="string">
                <text:p>0,0021</text:p>
              </table:table-cell>
              <table:table-cell office:value-type="float" office:value="0.0256472">
                <text:p>0.0256472</text:p>
              </table:table-cell>
            </table:table-row>
            <table:table-row>
              <table:table-cell office:value-type="string">
                <text:p>0,002022</text:p>
              </table:table-cell>
              <table:table-cell office:value-type="float" office:value="0.025468">
                <text:p>0.025468</text:p>
              </table:table-cell>
            </table:table-row>
            <table:table-row>
              <table:table-cell office:value-type="string">
                <text:p>0,001944</text:p>
              </table:table-cell>
              <table:table-cell office:value-type="float" office:value="0.0253126">
                <text:p>0.0253126</text:p>
              </table:table-cell>
            </table:table-row>
            <table:table-row>
              <table:table-cell office:value-type="string">
                <text:p>0,001866</text:p>
              </table:table-cell>
              <table:table-cell office:value-type="float" office:value="0.0251239">
                <text:p>0.0251239</text:p>
              </table:table-cell>
            </table:table-row>
            <table:table-row>
              <table:table-cell office:value-type="string">
                <text:p>0,001788</text:p>
              </table:table-cell>
              <table:table-cell office:value-type="float" office:value="0.0249607">
                <text:p>0.0249607</text:p>
              </table:table-cell>
            </table:table-row>
            <table:table-row>
              <table:table-cell office:value-type="string">
                <text:p>0,00171</text:p>
              </table:table-cell>
              <table:table-cell office:value-type="float" office:value="0.0248243">
                <text:p>0.0248243</text:p>
              </table:table-cell>
            </table:table-row>
            <table:table-row>
              <table:table-cell office:value-type="string">
                <text:p>0,001632</text:p>
              </table:table-cell>
              <table:table-cell office:value-type="float" office:value="0.0247145">
                <text:p>0.0247145</text:p>
              </table:table-cell>
            </table:table-row>
            <table:table-row>
              <table:table-cell office:value-type="string">
                <text:p>0,001554</text:p>
              </table:table-cell>
              <table:table-cell office:value-type="float" office:value="0.0248906">
                <text:p>0.0248906</text:p>
              </table:table-cell>
            </table:table-row>
            <table:table-row>
              <table:table-cell office:value-type="string">
                <text:p>0,001476</text:p>
              </table:table-cell>
              <table:table-cell office:value-type="float" office:value="0.0248772">
                <text:p>0.0248772</text:p>
              </table:table-cell>
            </table:table-row>
            <table:table-row>
              <table:table-cell office:value-type="string">
                <text:p>0,001398</text:p>
              </table:table-cell>
              <table:table-cell office:value-type="float" office:value="0.0248876">
                <text:p>0.0248876</text:p>
              </table:table-cell>
            </table:table-row>
            <table:table-row>
              <table:table-cell office:value-type="string">
                <text:p>0,00132</text:p>
              </table:table-cell>
              <table:table-cell office:value-type="float" office:value="0.0245428">
                <text:p>0.0245428</text:p>
              </table:table-cell>
            </table:table-row>
            <table:table-row>
              <table:table-cell office:value-type="string">
                <text:p>0,001242</text:p>
              </table:table-cell>
              <table:table-cell office:value-type="float" office:value="0.0245667">
                <text:p>0.0245667</text:p>
              </table:table-cell>
            </table:table-row>
            <table:table-row>
              <table:table-cell office:value-type="string">
                <text:p>0,001164</text:p>
              </table:table-cell>
              <table:table-cell office:value-type="float" office:value="0.0250607">
                <text:p>0.0250607</text:p>
              </table:table-cell>
            </table:table-row>
            <table:table-row>
              <table:table-cell office:value-type="string">
                <text:p>0,001085</text:p>
              </table:table-cell>
              <table:table-cell office:value-type="float" office:value="0.0246946">
                <text:p>0.0246946</text:p>
              </table:table-cell>
            </table:table-row>
            <table:table-row>
              <table:table-cell office:value-type="string">
                <text:p>0,001007</text:p>
              </table:table-cell>
              <table:table-cell office:value-type="float" office:value="0.0247987">
                <text:p>0.0247987</text:p>
              </table:table-cell>
            </table:table-row>
            <table:table-row>
              <table:table-cell office:value-type="string">
                <text:p>0,000929</text:p>
              </table:table-cell>
              <table:table-cell office:value-type="float" office:value="0.0254469">
                <text:p>0.0254469</text:p>
              </table:table-cell>
            </table:table-row>
            <table:table-row>
              <table:table-cell office:value-type="string">
                <text:p>0,000851</text:p>
              </table:table-cell>
              <table:table-cell office:value-type="float" office:value="0.025087">
                <text:p>0.025087</text:p>
              </table:table-cell>
            </table:table-row>
            <table:table-row>
              <table:table-cell office:value-type="string">
                <text:p>0,000773</text:p>
              </table:table-cell>
              <table:table-cell office:value-type="float" office:value="0.0252712">
                <text:p>0.0252712</text:p>
              </table:table-cell>
            </table:table-row>
            <table:table-row>
              <table:table-cell office:value-type="string">
                <text:p>0,000695</text:p>
              </table:table-cell>
              <table:table-cell office:value-type="float" office:value="0.0254821">
                <text:p>0.0254821</text:p>
              </table:table-cell>
            </table:table-row>
            <table:table-row>
              <table:table-cell office:value-type="string">
                <text:p>0,000617</text:p>
              </table:table-cell>
              <table:table-cell office:value-type="float" office:value="0.0262934">
                <text:p>0.0262934</text:p>
              </table:table-cell>
            </table:table-row>
            <table:table-row>
              <table:table-cell office:value-type="string">
                <text:p>0,000539</text:p>
              </table:table-cell>
              <table:table-cell office:value-type="float" office:value="0.0259842">
                <text:p>0.0259842</text:p>
              </table:table-cell>
            </table:table-row>
            <table:table-row>
              <table:table-cell office:value-type="string">
                <text:p>0,000461</text:p>
              </table:table-cell>
              <table:table-cell office:value-type="float" office:value="0.0262753">
                <text:p>0.0262753</text:p>
              </table:table-cell>
            </table:table-row>
            <table:table-row>
              <table:table-cell office:value-type="string">
                <text:p>0,000383</text:p>
              </table:table-cell>
              <table:table-cell office:value-type="float" office:value="0.0265932">
                <text:p>0.0265932</text:p>
              </table:table-cell>
            </table:table-row>
            <table:table-row>
              <table:table-cell office:value-type="string">
                <text:p>0,000305</text:p>
              </table:table-cell>
              <table:table-cell office:value-type="float" office:value="0.0275189">
                <text:p>0.0275189</text:p>
              </table:table-cell>
            </table:table-row>
            <table:table-row>
              <table:table-cell office:value-type="string">
                <text:p>0,000227</text:p>
              </table:table-cell>
              <table:table-cell office:value-type="float" office:value="0.027309">
                <text:p>0.027309</text:p>
              </table:table-cell>
            </table:table-row>
            <table:table-row>
              <table:table-cell office:value-type="string">
                <text:p>0,000149</text:p>
              </table:table-cell>
              <table:table-cell office:value-type="float" office:value="0.0277071">
                <text:p>0.0277071</text:p>
              </table:table-cell>
            </table:table-row>
            <table:table-row>
              <table:table-cell office:value-type="string">
                <text:p>0,000071</text:p>
              </table:table-cell>
              <table:table-cell office:value-type="float" office:value="0.0286867">
                <text:p>0.028686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9.418cm" svg:height="5.75cm" chart:class="chart:line" chart:style-name="ch1">
        <chart:plot-area chart:style-name="ch2" chart:data-source-has-labels="both" svg:x="0.187cm" svg:y="0.114cm" svg:width="8.97cm" svg:height="5.401cm">
          <chart:axis chart:dimension="x" chart:name="primary-x" chart:style-name="ch3">
            <chart:categories table:cell-range-address="local-table.$A$2:.$A$5"/>
          </chart:axis>
          <chart:series chart:style-name="ch4" chart:values-cell-range-address="local-table.$B$2:.$B$5" chart:label-cell-address="local-table.$B$1" chart:class="chart:line">
            <chart:data-point chart:repeated="4"/>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vns</text:p>
              </table:table-cell>
            </table:table-row>
          </table:table-header-rows>
          <table:table-rows>
            <table:table-row>
              <table:table-cell office:value-type="string">
                <text:p>0,003895</text:p>
              </table:table-cell>
              <table:table-cell office:value-type="float" office:value="0.040602">
                <text:p>0.040602</text:p>
              </table:table-cell>
            </table:table-row>
            <table:table-row>
              <table:table-cell office:value-type="string">
                <text:p>0,002647</text:p>
              </table:table-cell>
              <table:table-cell office:value-type="float" office:value="0.0253125">
                <text:p>0.0253125</text:p>
              </table:table-cell>
            </table:table-row>
            <table:table-row>
              <table:table-cell office:value-type="string">
                <text:p>0,002412</text:p>
              </table:table-cell>
              <table:table-cell office:value-type="float" office:value="0.0245618">
                <text:p>0.0245618</text:p>
              </table:table-cell>
            </table:table-row>
            <table:table-row>
              <table:table-cell office:value-type="string">
                <text:p>0,001788</text:p>
              </table:table-cell>
              <table:table-cell office:value-type="float" office:value="0.023555">
                <text:p>0.02355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